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settings.xml" manifest:media-type="text/xml"/>
  <manifest:file-entry manifest:full-path="Object 353/"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41/Configurations2/accelerator/current.xml" manifest:media-type=""/>
  <manifest:file-entry manifest:full-path="Object 241/Configurations2/" manifest:media-type="application/vnd.sun.xml.ui.configuration"/>
  <manifest:file-entry manifest:full-path="Object 241/content.xml" manifest:media-type="text/xml"/>
  <manifest:file-entry manifest:full-path="Object 241/settings.xml" manifest:media-type="text/xml"/>
  <manifest:file-entry manifest:full-path="Object 241/"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459"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479"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481"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8" manifest:media-type="application/x-openoffice-gdimetafile;windows_formatname=&quot;GDIMetaFile&quot;"/>
  <manifest:file-entry manifest:full-path="ObjectReplacements/Object 489"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468" manifest:media-type="application/x-openoffice-gdimetafile;windows_formatname=&quot;GDIMetaFile&quot;"/>
  <manifest:file-entry manifest:full-path="ObjectReplacements/Object 470" manifest:media-type="application/x-openoffice-gdimetafile;windows_formatname=&quot;GDIMetaFile&quot;"/>
  <manifest:file-entry manifest:full-path="ObjectReplacements/Object 469" manifest:media-type="application/x-openoffice-gdimetafile;windows_formatname=&quot;GDIMetaFile&quot;"/>
  <manifest:file-entry manifest:full-path="ObjectReplacements/Object 471" manifest:media-type="application/x-openoffice-gdimetafile;windows_formatname=&quot;GDIMetaFile&quot;"/>
  <manifest:file-entry manifest:full-path="ObjectReplacements/Object 472" manifest:media-type="application/x-openoffice-gdimetafile;windows_formatname=&quot;GDIMetaFile&quot;"/>
  <manifest:file-entry manifest:full-path="ObjectReplacements/Object 473" manifest:media-type="application/x-openoffice-gdimetafile;windows_formatname=&quot;GDIMetaFile&quot;"/>
  <manifest:file-entry manifest:full-path="ObjectReplacements/Object 474" manifest:media-type="application/x-openoffice-gdimetafile;windows_formatname=&quot;GDIMetaFile&quot;"/>
  <manifest:file-entry manifest:full-path="ObjectReplacements/Object 476" manifest:media-type="application/x-openoffice-gdimetafile;windows_formatname=&quot;GDIMetaFile&quot;"/>
  <manifest:file-entry manifest:full-path="ObjectReplacements/Object 475" manifest:media-type="application/x-openoffice-gdimetafile;windows_formatname=&quot;GDIMetaFile&quot;"/>
  <manifest:file-entry manifest:full-path="ObjectReplacements/Object 477"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504" manifest:media-type="application/x-openoffice-gdimetafile;windows_formatname=&quot;GDIMetaFile&quot;"/>
  <manifest:file-entry manifest:full-path="ObjectReplacements/Object 505"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510" manifest:media-type="application/x-openoffice-gdimetafile;windows_formatname=&quot;GDIMetaFile&quot;"/>
  <manifest:file-entry manifest:full-path="ObjectReplacements/Object 511"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519"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521" manifest:media-type="application/x-openoffice-gdimetafile;windows_formatname=&quot;GDIMetaFile&quot;"/>
  <manifest:file-entry manifest:full-path="ObjectReplacements/Object 522" manifest:media-type="application/x-openoffice-gdimetafile;windows_formatname=&quot;GDIMetaFile&quot;"/>
  <manifest:file-entry manifest:full-path="ObjectReplacements/Object 523" manifest:media-type="application/x-openoffice-gdimetafile;windows_formatname=&quot;GDIMetaFile&quot;"/>
  <manifest:file-entry manifest:full-path="ObjectReplacements/Object 524" manifest:media-type=""/>
  <manifest:file-entry manifest:full-path="ObjectReplacements/Object 525" manifest:media-type=""/>
  <manifest:file-entry manifest:full-path="ObjectReplacements/Object 526" manifest:media-type=""/>
  <manifest:file-entry manifest:full-path="ObjectReplacements/Object 527" manifest:media-type=""/>
  <manifest:file-entry manifest:full-path="ObjectReplacements/Object 528" manifest:media-type=""/>
  <manifest:file-entry manifest:full-path="ObjectReplacements/Object 529" manifest:media-type=""/>
  <manifest:file-entry manifest:full-path="ObjectReplacements/Object 530" manifest:media-type=""/>
  <manifest:file-entry manifest:full-path="Object 249/Configurations2/accelerator/current.xml" manifest:media-type=""/>
  <manifest:file-entry manifest:full-path="Object 249/Configurations2/" manifest:media-type="application/vnd.sun.xml.ui.configuration"/>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242/Configurations2/accelerator/current.xml" manifest:media-type=""/>
  <manifest:file-entry manifest:full-path="Object 242/Configurations2/" manifest:media-type="application/vnd.sun.xml.ui.configuration"/>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99/Configurations2/accelerator/current.xml" manifest:media-type=""/>
  <manifest:file-entry manifest:full-path="Object 299/Configurations2/" manifest:media-type="application/vnd.sun.xml.ui.configuration"/>
  <manifest:file-entry manifest:full-path="Object 299/content.xml" manifest:media-type="text/xml"/>
  <manifest:file-entry manifest:full-path="Object 299/settings.xml" manifest:media-type="text/xml"/>
  <manifest:file-entry manifest:full-path="Object 299/"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55/Configurations2/accelerator/current.xml" manifest:media-type=""/>
  <manifest:file-entry manifest:full-path="Object 355/Configurations2/" manifest:media-type="application/vnd.sun.xml.ui.configuration"/>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43/Configurations2/accelerator/current.xml" manifest:media-type=""/>
  <manifest:file-entry manifest:full-path="Object 243/Configurations2/" manifest:media-type="application/vnd.sun.xml.ui.configuration"/>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56/Configurations2/accelerator/current.xml" manifest:media-type=""/>
  <manifest:file-entry manifest:full-path="Object 356/Configurations2/" manifest:media-type="application/vnd.sun.xml.ui.configuration"/>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7/Configurations2/accelerator/current.xml" manifest:media-type=""/>
  <manifest:file-entry manifest:full-path="Object 357/Configurations2/" manifest:media-type="application/vnd.sun.xml.ui.configuration"/>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45/Configurations2/accelerator/current.xml" manifest:media-type=""/>
  <manifest:file-entry manifest:full-path="Object 245/Configurations2/" manifest:media-type="application/vnd.sun.xml.ui.configuration"/>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58/Configurations2/accelerator/current.xml" manifest:media-type=""/>
  <manifest:file-entry manifest:full-path="Object 358/Configurations2/" manifest:media-type="application/vnd.sun.xml.ui.configuration"/>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46/Configurations2/accelerator/current.xml" manifest:media-type=""/>
  <manifest:file-entry manifest:full-path="Object 246/Configurations2/" manifest:media-type="application/vnd.sun.xml.ui.configuration"/>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9/Configurations2/accelerator/current.xml" manifest:media-type=""/>
  <manifest:file-entry manifest:full-path="Object 359/Configurations2/" manifest:media-type="application/vnd.sun.xml.ui.configuration"/>
  <manifest:file-entry manifest:full-path="Object 359/settings.xml" manifest:media-type="text/xml"/>
  <manifest:file-entry manifest:full-path="Object 359/content.xml" manifest:media-type="text/xml"/>
  <manifest:file-entry manifest:full-path="Object 359/"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247/Configurations2/accelerator/current.xml" manifest:media-type=""/>
  <manifest:file-entry manifest:full-path="Object 247/Configurations2/" manifest:media-type="application/vnd.sun.xml.ui.configuration"/>
  <manifest:file-entry manifest:full-path="Object 247/content.xml" manifest:media-type="text/xml"/>
  <manifest:file-entry manifest:full-path="Object 247/settings.xml" manifest:media-type="text/xml"/>
  <manifest:file-entry manifest:full-path="Object 247/"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48/Configurations2/accelerator/current.xml" manifest:media-type=""/>
  <manifest:file-entry manifest:full-path="Object 248/Configurations2/" manifest:media-type="application/vnd.sun.xml.ui.configuration"/>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20/Configurations2/accelerator/current.xml" manifest:media-type=""/>
  <manifest:file-entry manifest:full-path="Object 220/Configurations2/" manifest:media-type="application/vnd.sun.xml.ui.configuration"/>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1/Configurations2/accelerator/current.xml" manifest:media-type=""/>
  <manifest:file-entry manifest:full-path="Object 221/Configurations2/" manifest:media-type="application/vnd.sun.xml.ui.configuration"/>
  <manifest:file-entry manifest:full-path="Object 221/settings.xml" manifest:media-type="text/xml"/>
  <manifest:file-entry manifest:full-path="Object 221/content.xml" manifest:media-type="text/xml"/>
  <manifest:file-entry manifest:full-path="Object 221/"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Configurations2/accelerator/current.xml" manifest:media-type=""/>
  <manifest:file-entry manifest:full-path="Object 223/Configurations2/" manifest:media-type="application/vnd.sun.xml.ui.configuration"/>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47/Configurations2/accelerator/current.xml" manifest:media-type=""/>
  <manifest:file-entry manifest:full-path="Object 447/Configurations2/" manifest:media-type="application/vnd.sun.xml.ui.configuration"/>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80/settings.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290/Configurations2/accelerator/current.xml" manifest:media-type=""/>
  <manifest:file-entry manifest:full-path="Object 290/Configurations2/" manifest:media-type="application/vnd.sun.xml.ui.configuration"/>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224/Configurations2/accelerator/current.xml" manifest:media-type=""/>
  <manifest:file-entry manifest:full-path="Object 224/Configurations2/" manifest:media-type="application/vnd.sun.xml.ui.configuration"/>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448/Configurations2/accelerator/current.xml" manifest:media-type=""/>
  <manifest:file-entry manifest:full-path="Object 448/Configurations2/" manifest:media-type="application/vnd.sun.xml.ui.configuration"/>
  <manifest:file-entry manifest:full-path="Object 448/content.xml" manifest:media-type="text/xml"/>
  <manifest:file-entry manifest:full-path="Object 448/settings.xml" manifest:media-type="text/xml"/>
  <manifest:file-entry manifest:full-path="Object 448/"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291/Configurations2/accelerator/current.xml" manifest:media-type=""/>
  <manifest:file-entry manifest:full-path="Object 291/Configurations2/" manifest:media-type="application/vnd.sun.xml.ui.configuration"/>
  <manifest:file-entry manifest:full-path="Object 291/content.xml" manifest:media-type="text/xml"/>
  <manifest:file-entry manifest:full-path="Object 291/settings.xml" manifest:media-type="text/xml"/>
  <manifest:file-entry manifest:full-path="Object 291/" manifest:version="1.2" manifest:media-type="application/vnd.oasis.opendocument.formula"/>
  <manifest:file-entry manifest:full-path="Object 225/Configurations2/accelerator/current.xml" manifest:media-type=""/>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449/Configurations2/accelerator/current.xml" manifest:media-type=""/>
  <manifest:file-entry manifest:full-path="Object 449/Configurations2/" manifest:media-type="application/vnd.sun.xml.ui.configuration"/>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292/Configurations2/accelerator/current.xml" manifest:media-type=""/>
  <manifest:file-entry manifest:full-path="Object 292/Configurations2/" manifest:media-type="application/vnd.sun.xml.ui.configuration"/>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226/content.xml" manifest:media-type="text/xml"/>
  <manifest:file-entry manifest:full-path="Object 226/Configurations2/accelerator/current.xml" manifest:media-type=""/>
  <manifest:file-entry manifest:full-path="Object 226/Configurations2/" manifest:media-type="application/vnd.sun.xml.ui.configuration"/>
  <manifest:file-entry manifest:full-path="Object 226/settings.xml" manifest:media-type="text/xml"/>
  <manifest:file-entry manifest:full-path="Object 226/"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27/Configurations2/accelerator/current.xml" manifest:media-type=""/>
  <manifest:file-entry manifest:full-path="Object 227/Configurations2/" manifest:media-type="application/vnd.sun.xml.ui.configuration"/>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settings.xml" manifest:media-type="text/xml"/>
  <manifest:file-entry manifest:full-path="Object 295/"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28/settings.xml" manifest:media-type="text/xml"/>
  <manifest:file-entry manifest:full-path="Object 228/Configurations2/accelerator/current.xml" manifest:media-type=""/>
  <manifest:file-entry manifest:full-path="Object 228/Configurations2/" manifest:media-type="application/vnd.sun.xml.ui.configuration"/>
  <manifest:file-entry manifest:full-path="Object 228/content.xml" manifest:media-type="text/xml"/>
  <manifest:file-entry manifest:full-path="Object 228/"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settings.xml" manifest:media-type="text/xml"/>
  <manifest:file-entry manifest:full-path="Object 296/"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29/Configurations2/accelerator/current.xml" manifest:media-type=""/>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287/Configurations2/accelerator/current.xml" manifest:media-type=""/>
  <manifest:file-entry manifest:full-path="Object 287/Configurations2/" manifest:media-type="application/vnd.sun.xml.ui.configuration"/>
  <manifest:file-entry manifest:full-path="Object 287/content.xml" manifest:media-type="text/xml"/>
  <manifest:file-entry manifest:full-path="Object 287/settings.xml" manifest:media-type="text/xml"/>
  <manifest:file-entry manifest:full-path="Object 287/"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30/Configurations2/accelerator/current.xml" manifest:media-type=""/>
  <manifest:file-entry manifest:full-path="Object 230/Configurations2/" manifest:media-type="application/vnd.sun.xml.ui.configuration"/>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figurations2/accelerator/current.xml" manifest:media-type=""/>
  <manifest:file-entry manifest:full-path="Object 231/Configurations2/" manifest:media-type="application/vnd.sun.xml.ui.configuration"/>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content.xml" manifest:media-type="text/xml"/>
  <manifest:file-entry manifest:full-path="Object 289/"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2/Configurations2/accelerator/current.xml" manifest:media-type=""/>
  <manifest:file-entry manifest:full-path="Object 232/Configurations2/" manifest:media-type="application/vnd.sun.xml.ui.configuration"/>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457/Configurations2/accelerator/current.xml" manifest:media-type=""/>
  <manifest:file-entry manifest:full-path="Object 457/Configurations2/" manifest:media-type="application/vnd.sun.xml.ui.configuration"/>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33/Configurations2/accelerator/current.xml" manifest:media-type=""/>
  <manifest:file-entry manifest:full-path="Object 233/Configurations2/" manifest:media-type="application/vnd.sun.xml.ui.configuration"/>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458/Configurations2/accelerator/current.xml" manifest:media-type=""/>
  <manifest:file-entry manifest:full-path="Object 458/Configurations2/" manifest:media-type="application/vnd.sun.xml.ui.configuration"/>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34/Configurations2/accelerator/current.xml" manifest:media-type=""/>
  <manifest:file-entry manifest:full-path="Object 234/Configurations2/" manifest:media-type="application/vnd.sun.xml.ui.configuration"/>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35/Configurations2/accelerator/current.xml" manifest:media-type=""/>
  <manifest:file-entry manifest:full-path="Object 235/Configurations2/" manifest:media-type="application/vnd.sun.xml.ui.configuration"/>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6/Configurations2/accelerator/current.xml" manifest:media-type=""/>
  <manifest:file-entry manifest:full-path="Object 236/Configurations2/" manifest:media-type="application/vnd.sun.xml.ui.configuration"/>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37/Configurations2/accelerator/current.xml" manifest:media-type=""/>
  <manifest:file-entry manifest:full-path="Object 237/Configurations2/" manifest:media-type="application/vnd.sun.xml.ui.configuration"/>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38/Configurations2/accelerator/current.xml" manifest:media-type=""/>
  <manifest:file-entry manifest:full-path="Object 238/Configurations2/" manifest:media-type="application/vnd.sun.xml.ui.configuration"/>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39/content.xml" manifest:media-type="text/xml"/>
  <manifest:file-entry manifest:full-path="Object 239/Configurations2/accelerator/current.xml" manifest:media-type=""/>
  <manifest:file-entry manifest:full-path="Object 239/Configurations2/" manifest:media-type="application/vnd.sun.xml.ui.configuration"/>
  <manifest:file-entry manifest:full-path="Object 239/settings.xml" manifest:media-type="text/xml"/>
  <manifest:file-entry manifest:full-path="Object 239/" manifest:version="1.2" manifest:media-type="application/vnd.oasis.opendocument.formula"/>
  <manifest:file-entry manifest:full-path="Object 118/content.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97/Configurations2/accelerator/current.xml" manifest:media-type=""/>
  <manifest:file-entry manifest:full-path="Object 297/Configurations2/" manifest:media-type="application/vnd.sun.xml.ui.configuration"/>
  <manifest:file-entry manifest:full-path="Object 297/content.xml" manifest:media-type="text/xml"/>
  <manifest:file-entry manifest:full-path="Object 297/settings.xml" manifest:media-type="text/xml"/>
  <manifest:file-entry manifest:full-path="Object 297/"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07/content.xml" manifest:media-type="text/xml"/>
  <manifest:file-entry manifest:full-path="Object 407/Configurations2/accelerator/current.xml" manifest:media-type=""/>
  <manifest:file-entry manifest:full-path="Object 407/Configurations2/" manifest:media-type="application/vnd.sun.xml.ui.configuration"/>
  <manifest:file-entry manifest:full-path="Object 407/settings.xml" manifest:media-type="text/xml"/>
  <manifest:file-entry manifest:full-path="Object 407/" manifest:version="1.2" manifest:media-type="application/vnd.oasis.opendocument.formula"/>
  <manifest:file-entry manifest:full-path="Object 250/Configurations2/accelerator/current.xml" manifest:media-type=""/>
  <manifest:file-entry manifest:full-path="Object 250/Configurations2/" manifest:media-type="application/vnd.sun.xml.ui.configuration"/>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08/Configurations2/accelerator/current.xml" manifest:media-type=""/>
  <manifest:file-entry manifest:full-path="Object 408/Configurations2/" manifest:media-type="application/vnd.sun.xml.ui.configuration"/>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251/Configurations2/accelerator/current.xml" manifest:media-type=""/>
  <manifest:file-entry manifest:full-path="Object 251/Configurations2/" manifest:media-type="application/vnd.sun.xml.ui.configuration"/>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09/Configurations2/accelerator/current.xml" manifest:media-type=""/>
  <manifest:file-entry manifest:full-path="Object 409/Configurations2/" manifest:media-type="application/vnd.sun.xml.ui.configuration"/>
  <manifest:file-entry manifest:full-path="Object 409/settings.xml" manifest:media-type="text/xml"/>
  <manifest:file-entry manifest:full-path="Object 409/content.xml" manifest:media-type="text/xml"/>
  <manifest:file-entry manifest:full-path="Object 409/" manifest:version="1.2" manifest:media-type="application/vnd.oasis.opendocument.formula"/>
  <manifest:file-entry manifest:full-path="Object 252/Configurations2/accelerator/current.xml" manifest:media-type=""/>
  <manifest:file-entry manifest:full-path="Object 252/Configurations2/" manifest:media-type="application/vnd.sun.xml.ui.configuration"/>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253/content.xml" manifest:media-type="text/xml"/>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54/Configurations2/accelerator/current.xml" manifest:media-type=""/>
  <manifest:file-entry manifest:full-path="Object 254/Configurations2/" manifest:media-type="application/vnd.sun.xml.ui.configuration"/>
  <manifest:file-entry manifest:full-path="Object 254/settings.xml" manifest:media-type="text/xml"/>
  <manifest:file-entry manifest:full-path="Object 254/content.xml" manifest:media-type="text/xml"/>
  <manifest:file-entry manifest:full-path="Object 254/"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content.xml" manifest:media-type="text/xml"/>
  <manifest:file-entry manifest:full-path="Object 255/content.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settings.xml" manifest:media-type="text/xml"/>
  <manifest:file-entry manifest:full-path="Object 25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57/Configurations2/accelerator/current.xml" manifest:media-type=""/>
  <manifest:file-entry manifest:full-path="Object 257/Configurations2/" manifest:media-type="application/vnd.sun.xml.ui.configuration"/>
  <manifest:file-entry manifest:full-path="Object 257/content.xml" manifest:media-type="text/xml"/>
  <manifest:file-entry manifest:full-path="Object 257/settings.xml" manifest:media-type="text/xml"/>
  <manifest:file-entry manifest:full-path="Object 257/" manifest:version="1.2" manifest:media-type="application/vnd.oasis.opendocument.formula"/>
  <manifest:file-entry manifest:full-path="Object 102/settings.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file-entry manifest:full-path="Object 393/Configurations2/accelerator/current.xml" manifest:media-type=""/>
  <manifest:file-entry manifest:full-path="Object 393/Configurations2/" manifest:media-type="application/vnd.sun.xml.ui.configuration"/>
  <manifest:file-entry manifest:full-path="Object 393/content.xml" manifest:media-type="text/xml"/>
  <manifest:file-entry manifest:full-path="Object 393/settings.xml" manifest:media-type="text/xml"/>
  <manifest:file-entry manifest:full-path="Object 393/"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settings.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content.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content.xml" manifest:media-type="text/xml"/>
  <manifest:file-entry manifest:full-path="Object 145/Configurations2/accelerator/current.xml" manifest:media-type=""/>
  <manifest:file-entry manifest:full-path="Object 145/Configurations2/" manifest:media-type="application/vnd.sun.xml.ui.configuration"/>
  <manifest:file-entry manifest:full-path="Object 145/settings.xml" manifest:media-type="text/xml"/>
  <manifest:file-entry manifest:full-path="Object 145/"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tent.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settings.xml" manifest:media-type="text/xml"/>
  <manifest:file-entry manifest:full-path="Object 148/"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307/Configurations2/accelerator/current.xml" manifest:media-type=""/>
  <manifest:file-entry manifest:full-path="Object 307/Configurations2/" manifest:media-type="application/vnd.sun.xml.ui.configuration"/>
  <manifest:file-entry manifest:full-path="Object 307/settings.xml" manifest:media-type="text/xml"/>
  <manifest:file-entry manifest:full-path="Object 307/content.xml" manifest:media-type="text/xml"/>
  <manifest:file-entry manifest:full-path="Object 307/"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308/Configurations2/accelerator/current.xml" manifest:media-type=""/>
  <manifest:file-entry manifest:full-path="Object 308/Configurations2/" manifest:media-type="application/vnd.sun.xml.ui.configuration"/>
  <manifest:file-entry manifest:full-path="Object 308/settings.xml" manifest:media-type="text/xml"/>
  <manifest:file-entry manifest:full-path="Object 308/content.xml" manifest:media-type="text/xml"/>
  <manifest:file-entry manifest:full-path="Object 308/"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309/Configurations2/accelerator/current.xml" manifest:media-type=""/>
  <manifest:file-entry manifest:full-path="Object 309/Configurations2/" manifest:media-type="application/vnd.sun.xml.ui.configuration"/>
  <manifest:file-entry manifest:full-path="Object 309/settings.xml" manifest:media-type="text/xml"/>
  <manifest:file-entry manifest:full-path="Object 309/content.xml" manifest:media-type="text/xml"/>
  <manifest:file-entry manifest:full-path="Object 309/" manifest:version="1.2" manifest:media-type="application/vnd.oasis.opendocument.formula"/>
  <manifest:file-entry manifest:full-path="Object 153/settings.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74/Configurations2/accelerator/current.xml" manifest:media-type=""/>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5/Configurations2/accelerator/current.xml" manifest:media-type=""/>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7/Configurations2/accelerator/current.xml" manifest:media-type=""/>
  <manifest:file-entry manifest:full-path="Object 177/Configurations2/" manifest:media-type="application/vnd.sun.xml.ui.configuration"/>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8/content.xml" manifest:media-type="text/xml"/>
  <manifest:file-entry manifest:full-path="Object 178/Configurations2/accelerator/current.xml" manifest:media-type=""/>
  <manifest:file-entry manifest:full-path="Object 178/Configurations2/" manifest:media-type="application/vnd.sun.xml.ui.configuration"/>
  <manifest:file-entry manifest:full-path="Object 178/settings.xml" manifest:media-type="text/xml"/>
  <manifest:file-entry manifest:full-path="Object 178/" manifest:version="1.2" manifest:media-type="application/vnd.oasis.opendocument.formula"/>
  <manifest:file-entry manifest:full-path="Object 179/Configurations2/accelerator/current.xml" manifest:media-type=""/>
  <manifest:file-entry manifest:full-path="Object 179/Configurations2/" manifest:media-type="application/vnd.sun.xml.ui.configuration"/>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80/Configurations2/accelerator/current.xml" manifest:media-type=""/>
  <manifest:file-entry manifest:full-path="Object 180/Configurations2/" manifest:media-type="application/vnd.sun.xml.ui.configuration"/>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337/content.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settings.xml" manifest:media-type="text/xml"/>
  <manifest:file-entry manifest:full-path="Object 337/" manifest:version="1.2" manifest:media-type="application/vnd.oasis.opendocument.formula"/>
  <manifest:file-entry manifest:full-path="Object 181/content.xml" manifest:media-type="text/xml"/>
  <manifest:file-entry manifest:full-path="Object 181/Configurations2/accelerator/current.xml" manifest:media-type=""/>
  <manifest:file-entry manifest:full-path="Object 181/Configurations2/" manifest:media-type="application/vnd.sun.xml.ui.configuration"/>
  <manifest:file-entry manifest:full-path="Object 181/settings.xml" manifest:media-type="text/xml"/>
  <manifest:file-entry manifest:full-path="Object 181/" manifest:version="1.2" manifest:media-type="application/vnd.oasis.opendocument.formula"/>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182/Configurations2/accelerator/current.xml" manifest:media-type=""/>
  <manifest:file-entry manifest:full-path="Object 182/Configurations2/" manifest:media-type="application/vnd.sun.xml.ui.configuration"/>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339/settings.xml" manifest:media-type="text/xml"/>
  <manifest:file-entry manifest:full-path="Object 339/Configurations2/accelerator/current.xml" manifest:media-type=""/>
  <manifest:file-entry manifest:full-path="Object 339/Configurations2/" manifest:media-type="application/vnd.sun.xml.ui.configuration"/>
  <manifest:file-entry manifest:full-path="Object 339/content.xml" manifest:media-type="text/xml"/>
  <manifest:file-entry manifest:full-path="Object 339/" manifest:version="1.2" manifest:media-type="application/vnd.oasis.opendocument.formula"/>
  <manifest:file-entry manifest:full-path="Object 183/Configurations2/accelerator/current.xml" manifest:media-type=""/>
  <manifest:file-entry manifest:full-path="Object 183/Configurations2/" manifest:media-type="application/vnd.sun.xml.ui.configuration"/>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209/Configurations2/accelerator/current.xml" manifest:media-type=""/>
  <manifest:file-entry manifest:full-path="Object 209/Configurations2/" manifest:media-type="application/vnd.sun.xml.ui.configuration"/>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210/Configurations2/accelerator/current.xml" manifest:media-type=""/>
  <manifest:file-entry manifest:full-path="Object 210/Configurations2/" manifest:media-type="application/vnd.sun.xml.ui.configuration"/>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211/Configurations2/accelerator/current.xml" manifest:media-type=""/>
  <manifest:file-entry manifest:full-path="Object 211/Configurations2/" manifest:media-type="application/vnd.sun.xml.ui.configuration"/>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figurations2/accelerator/current.xml" manifest:media-type=""/>
  <manifest:file-entry manifest:full-path="Object 212/Configurations2/" manifest:media-type="application/vnd.sun.xml.ui.configuration"/>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214/settings.xml" manifest:media-type="text/xml"/>
  <manifest:file-entry manifest:full-path="Object 214/Configurations2/accelerator/current.xml" manifest:media-type=""/>
  <manifest:file-entry manifest:full-path="Object 214/Configurations2/" manifest:media-type="application/vnd.sun.xml.ui.configuration"/>
  <manifest:file-entry manifest:full-path="Object 214/content.xml" manifest:media-type="text/xml"/>
  <manifest:file-entry manifest:full-path="Object 214/"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content.xml" manifest:media-type="text/xml"/>
  <manifest:file-entry manifest:full-path="Object 286/"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settings.xml" manifest:media-type="text/xml"/>
  <manifest:file-entry manifest:full-path="Object 258/" manifest:version="1.2" manifest:media-type="application/vnd.oasis.opendocument.formula"/>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259/Configurations2/accelerator/current.xml" manifest:media-type=""/>
  <manifest:file-entry manifest:full-path="Object 259/Configurations2/" manifest:media-type="application/vnd.sun.xml.ui.configuration"/>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18/Configurations2/accelerator/current.xml" manifest:media-type=""/>
  <manifest:file-entry manifest:full-path="Object 418/Configurations2/" manifest:media-type="application/vnd.sun.xml.ui.configuration"/>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262/Configurations2/accelerator/current.xml" manifest:media-type=""/>
  <manifest:file-entry manifest:full-path="Object 262/Configurations2/" manifest:media-type="application/vnd.sun.xml.ui.configuration"/>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419/Configurations2/accelerator/current.xml" manifest:media-type=""/>
  <manifest:file-entry manifest:full-path="Object 419/Configurations2/" manifest:media-type="application/vnd.sun.xml.ui.configuration"/>
  <manifest:file-entry manifest:full-path="Object 419/settings.xml" manifest:media-type="text/xml"/>
  <manifest:file-entry manifest:full-path="Object 419/content.xml" manifest:media-type="text/xml"/>
  <manifest:file-entry manifest:full-path="Object 419/"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version="1.2" manifest:media-type="application/vnd.oasis.opendocument.formula"/>
  <manifest:file-entry manifest:full-path="Object 260/Configurations2/accelerator/current.xml" manifest:media-type=""/>
  <manifest:file-entry manifest:full-path="Object 260/Configurations2/" manifest:media-type="application/vnd.sun.xml.ui.configuration"/>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17/content.xml" manifest:media-type="text/xml"/>
  <manifest:file-entry manifest:full-path="Object 417/Configurations2/accelerator/current.xml" manifest:media-type=""/>
  <manifest:file-entry manifest:full-path="Object 417/Configurations2/" manifest:media-type="application/vnd.sun.xml.ui.configuration"/>
  <manifest:file-entry manifest:full-path="Object 417/settings.xml" manifest:media-type="text/xml"/>
  <manifest:file-entry manifest:full-path="Object 417/"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66/Configurations2/accelerator/current.xml" manifest:media-type=""/>
  <manifest:file-entry manifest:full-path="Object 266/Configurations2/" manifest:media-type="application/vnd.sun.xml.ui.configuration"/>
  <manifest:file-entry manifest:full-path="Object 266/settings.xml" manifest:media-type="text/xml"/>
  <manifest:file-entry manifest:full-path="Object 266/content.xml" manifest:media-type="text/xml"/>
  <manifest:file-entry manifest:full-path="Object 266/" manifest:version="1.2" manifest:media-type="application/vnd.oasis.opendocument.formula"/>
  <manifest:file-entry manifest:full-path="Object 218/Configurations2/accelerator/current.xml" manifest:media-type=""/>
  <manifest:file-entry manifest:full-path="Object 218/Configurations2/" manifest:media-type="application/vnd.sun.xml.ui.configuration"/>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219/Configurations2/accelerator/current.xml" manifest:media-type=""/>
  <manifest:file-entry manifest:full-path="Object 219/Configurations2/" manifest:media-type="application/vnd.sun.xml.ui.configuration"/>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67/Configurations2/accelerator/current.xml" manifest:media-type=""/>
  <manifest:file-entry manifest:full-path="Object 267/Configurations2/" manifest:media-type="application/vnd.sun.xml.ui.configuration"/>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68/Configurations2/accelerator/current.xml" manifest:media-type=""/>
  <manifest:file-entry manifest:full-path="Object 268/Configurations2/" manifest:media-type="application/vnd.sun.xml.ui.configuration"/>
  <manifest:file-entry manifest:full-path="Object 268/settings.xml" manifest:media-type="text/xml"/>
  <manifest:file-entry manifest:full-path="Object 268/content.xml" manifest:media-type="text/xml"/>
  <manifest:file-entry manifest:full-path="Object 268/"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content.xml" manifest:media-type="text/xml"/>
  <manifest:file-entry manifest:full-path="Object 269/" manifest:version="1.2" manifest:media-type="application/vnd.oasis.opendocument.formula"/>
  <manifest:file-entry manifest:full-path="Object 270/Configurations2/accelerator/current.xml" manifest:media-type=""/>
  <manifest:file-entry manifest:full-path="Object 270/Configurations2/" manifest:media-type="application/vnd.sun.xml.ui.configuration"/>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 manifest:version="1.2" manifest:media-type="application/vnd.oasis.opendocument.formula"/>
  <manifest:file-entry manifest:full-path="Object 427/Configurations2/accelerator/current.xml" manifest:media-type=""/>
  <manifest:file-entry manifest:full-path="Object 427/Configurations2/" manifest:media-type="application/vnd.sun.xml.ui.configuration"/>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201/Configurations2/accelerator/current.xml" manifest:media-type=""/>
  <manifest:file-entry manifest:full-path="Object 201/Configurations2/" manifest:media-type="application/vnd.sun.xml.ui.configuration"/>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92/Configurations2/accelerator/current.xml" manifest:media-type=""/>
  <manifest:file-entry manifest:full-path="Object 492/Configurations2/" manifest:media-type="application/vnd.sun.xml.ui.configuration"/>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271/Configurations2/accelerator/current.xml" manifest:media-type=""/>
  <manifest:file-entry manifest:full-path="Object 271/Configurations2/" manifest:media-type="application/vnd.sun.xml.ui.configuration"/>
  <manifest:file-entry manifest:full-path="Object 271/content.xml" manifest:media-type="text/xml"/>
  <manifest:file-entry manifest:full-path="Object 271/settings.xml" manifest:media-type="text/xml"/>
  <manifest:file-entry manifest:full-path="Object 271/"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428/Configurations2/accelerator/current.xml" manifest:media-type=""/>
  <manifest:file-entry manifest:full-path="Object 428/Configurations2/" manifest:media-type="application/vnd.sun.xml.ui.configuration"/>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272/Configurations2/accelerator/current.xml" manifest:media-type=""/>
  <manifest:file-entry manifest:full-path="Object 272/Configurations2/" manifest:media-type="application/vnd.sun.xml.ui.configuration"/>
  <manifest:file-entry manifest:full-path="Object 272/content.xml" manifest:media-type="text/xml"/>
  <manifest:file-entry manifest:full-path="Object 272/settings.xml" manifest:media-type="text/xml"/>
  <manifest:file-entry manifest:full-path="Object 272/"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73/Configurations2/accelerator/current.xml" manifest:media-type=""/>
  <manifest:file-entry manifest:full-path="Object 273/Configurations2/" manifest:media-type="application/vnd.sun.xml.ui.configuration"/>
  <manifest:file-entry manifest:full-path="Object 273/content.xml" manifest:media-type="text/xml"/>
  <manifest:file-entry manifest:full-path="Object 273/settings.xml" manifest:media-type="text/xml"/>
  <manifest:file-entry manifest:full-path="Object 273/"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274/content.xml" manifest:media-type="text/xml"/>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75/Configurations2/accelerator/current.xml" manifest:media-type=""/>
  <manifest:file-entry manifest:full-path="Object 275/Configurations2/" manifest:media-type="application/vnd.sun.xml.ui.configuration"/>
  <manifest:file-entry manifest:full-path="Object 275/content.xml" manifest:media-type="text/xml"/>
  <manifest:file-entry manifest:full-path="Object 275/settings.xml" manifest:media-type="text/xml"/>
  <manifest:file-entry manifest:full-path="Object 27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76/Configurations2/accelerator/current.xml" manifest:media-type=""/>
  <manifest:file-entry manifest:full-path="Object 276/Configurations2/" manifest:media-type="application/vnd.sun.xml.ui.configuration"/>
  <manifest:file-entry manifest:full-path="Object 276/settings.xml" manifest:media-type="text/xml"/>
  <manifest:file-entry manifest:full-path="Object 276/content.xml" manifest:media-type="text/xml"/>
  <manifest:file-entry manifest:full-path="Object 27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content.xml" manifest:media-type="text/xml"/>
  <manifest:file-entry manifest:full-path="Object 277/settings.xml" manifest:media-type="text/xml"/>
  <manifest:file-entry manifest:full-path="Object 277/" manifest:version="1.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settings.xml" manifest:media-type="text/xml"/>
  <manifest:file-entry manifest:full-path="Object 278/content.xml" manifest:media-type="text/xml"/>
  <manifest:file-entry manifest:full-path="Object 278/" manifest:version="1.2" manifest:media-type="application/vnd.oasis.opendocument.formula"/>
  <manifest:file-entry manifest:full-path="Object 205/Configurations2/accelerator/current.xml" manifest:media-type=""/>
  <manifest:file-entry manifest:full-path="Object 205/Configurations2/" manifest:media-type="application/vnd.sun.xml.ui.configuration"/>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496/Configurations2/accelerator/current.xml" manifest:media-type=""/>
  <manifest:file-entry manifest:full-path="Object 496/Configurations2/" manifest:media-type="application/vnd.sun.xml.ui.configuration"/>
  <manifest:file-entry manifest:full-path="Object 496/content.xml" manifest:media-type="text/xml"/>
  <manifest:file-entry manifest:full-path="Object 496/settings.xml" manifest:media-type="text/xml"/>
  <manifest:file-entry manifest:full-path="Object 496/" manifest:version="1.2" manifest:media-type="application/vnd.oasis.opendocument.formula"/>
  <manifest:file-entry manifest:full-path="Object 206/Configurations2/accelerator/current.xml" manifest:media-type=""/>
  <manifest:file-entry manifest:full-path="Object 206/Configurations2/" manifest:media-type="application/vnd.sun.xml.ui.configuration"/>
  <manifest:file-entry manifest:full-path="Object 206/content.xml" manifest:media-type="text/xml"/>
  <manifest:file-entry manifest:full-path="Object 206/settings.xml" manifest:media-type="text/xml"/>
  <manifest:file-entry manifest:full-path="Object 206/" manifest:version="1.2" manifest:media-type="application/vnd.oasis.opendocument.formula"/>
  <manifest:file-entry manifest:full-path="Object 497/content.xml" manifest:media-type="text/xml"/>
  <manifest:file-entry manifest:full-path="Object 497/Configurations2/accelerator/current.xml" manifest:media-type=""/>
  <manifest:file-entry manifest:full-path="Object 497/Configurations2/" manifest:media-type="application/vnd.sun.xml.ui.configuration"/>
  <manifest:file-entry manifest:full-path="Object 497/settings.xml" manifest:media-type="text/xml"/>
  <manifest:file-entry manifest:full-path="Object 497/" manifest:version="1.2" manifest:media-type="application/vnd.oasis.opendocument.formula"/>
  <manifest:file-entry manifest:full-path="Object 207/Configurations2/accelerator/current.xml" manifest:media-type=""/>
  <manifest:file-entry manifest:full-path="Object 207/Configurations2/" manifest:media-type="application/vnd.sun.xml.ui.configuration"/>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498/Configurations2/accelerator/current.xml" manifest:media-type=""/>
  <manifest:file-entry manifest:full-path="Object 498/Configurations2/" manifest:media-type="application/vnd.sun.xml.ui.configuration"/>
  <manifest:file-entry manifest:full-path="Object 498/content.xml" manifest:media-type="text/xml"/>
  <manifest:file-entry manifest:full-path="Object 498/settings.xml" manifest:media-type="text/xml"/>
  <manifest:file-entry manifest:full-path="Object 498/" manifest:version="1.2" manifest:media-type="application/vnd.oasis.opendocument.formula"/>
  <manifest:file-entry manifest:full-path="Object 208/settings.xml" manifest:media-type="text/xml"/>
  <manifest:file-entry manifest:full-path="Object 208/Configurations2/accelerator/current.xml" manifest:media-type=""/>
  <manifest:file-entry manifest:full-path="Object 208/Configurations2/" manifest:media-type="application/vnd.sun.xml.ui.configuration"/>
  <manifest:file-entry manifest:full-path="Object 208/content.xml" manifest:media-type="text/xml"/>
  <manifest:file-entry manifest:full-path="Object 208/" manifest:version="1.2" manifest:media-type="application/vnd.oasis.opendocument.formula"/>
  <manifest:file-entry manifest:full-path="Object 499/Configurations2/accelerator/current.xml" manifest:media-type=""/>
  <manifest:file-entry manifest:full-path="Object 499/Configurations2/" manifest:media-type="application/vnd.sun.xml.ui.configuration"/>
  <manifest:file-entry manifest:full-path="Object 499/settings.xml" manifest:media-type="text/xml"/>
  <manifest:file-entry manifest:full-path="Object 499/content.xml" manifest:media-type="text/xml"/>
  <manifest:file-entry manifest:full-path="Object 499/" manifest:version="1.2" manifest:media-type="application/vnd.oasis.opendocument.formula"/>
  <manifest:file-entry manifest:full-path="Object 202/Configurations2/accelerator/current.xml" manifest:media-type=""/>
  <manifest:file-entry manifest:full-path="Object 202/Configurations2/" manifest:media-type="application/vnd.sun.xml.ui.configuration"/>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493/Configurations2/accelerator/current.xml" manifest:media-type=""/>
  <manifest:file-entry manifest:full-path="Object 493/Configurations2/" manifest:media-type="application/vnd.sun.xml.ui.configuration"/>
  <manifest:file-entry manifest:full-path="Object 493/content.xml" manifest:media-type="text/xml"/>
  <manifest:file-entry manifest:full-path="Object 493/settings.xml" manifest:media-type="text/xml"/>
  <manifest:file-entry manifest:full-path="Object 493/" manifest:version="1.2" manifest:media-type="application/vnd.oasis.opendocument.formula"/>
  <manifest:file-entry manifest:full-path="Object 204/Configurations2/accelerator/current.xml" manifest:media-type=""/>
  <manifest:file-entry manifest:full-path="Object 204/Configurations2/" manifest:media-type="application/vnd.sun.xml.ui.configuration"/>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495/Configurations2/accelerator/current.xml" manifest:media-type=""/>
  <manifest:file-entry manifest:full-path="Object 495/Configurations2/" manifest:media-type="application/vnd.sun.xml.ui.configuration"/>
  <manifest:file-entry manifest:full-path="Object 495/content.xml" manifest:media-type="text/xml"/>
  <manifest:file-entry manifest:full-path="Object 495/settings.xml" manifest:media-type="text/xml"/>
  <manifest:file-entry manifest:full-path="Object 495/" manifest:version="1.2" manifest:media-type="application/vnd.oasis.opendocument.formula"/>
  <manifest:file-entry manifest:full-path="Object 203/Configurations2/accelerator/current.xml" manifest:media-type=""/>
  <manifest:file-entry manifest:full-path="Object 203/Configurations2/" manifest:media-type="application/vnd.sun.xml.ui.configuration"/>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494/Configurations2/accelerator/current.xml" manifest:media-type=""/>
  <manifest:file-entry manifest:full-path="Object 494/Configurations2/" manifest:media-type="application/vnd.sun.xml.ui.configuration"/>
  <manifest:file-entry manifest:full-path="Object 494/settings.xml" manifest:media-type="text/xml"/>
  <manifest:file-entry manifest:full-path="Object 494/content.xml" manifest:media-type="text/xml"/>
  <manifest:file-entry manifest:full-path="Object 494/" manifest:version="1.2" manifest:media-type="application/vnd.oasis.opendocument.formula"/>
  <manifest:file-entry manifest:full-path="Object 200/Configurations2/accelerator/current.xml" manifest:media-type=""/>
  <manifest:file-entry manifest:full-path="Object 200/Configurations2/" manifest:media-type="application/vnd.sun.xml.ui.configuration"/>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491/Configurations2/accelerator/current.xml" manifest:media-type=""/>
  <manifest:file-entry manifest:full-path="Object 491/Configurations2/" manifest:media-type="application/vnd.sun.xml.ui.configuration"/>
  <manifest:file-entry manifest:full-path="Object 491/settings.xml" manifest:media-type="text/xml"/>
  <manifest:file-entry manifest:full-path="Object 491/content.xml" manifest:media-type="text/xml"/>
  <manifest:file-entry manifest:full-path="Object 491/"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283/Configurations2/accelerator/current.xml" manifest:media-type=""/>
  <manifest:file-entry manifest:full-path="Object 283/Configurations2/" manifest:media-type="application/vnd.sun.xml.ui.configuration"/>
  <manifest:file-entry manifest:full-path="Object 283/content.xml" manifest:media-type="text/xml"/>
  <manifest:file-entry manifest:full-path="Object 283/settings.xml" manifest:media-type="text/xml"/>
  <manifest:file-entry manifest:full-path="Object 283/"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284/Configurations2/accelerator/current.xml" manifest:media-type=""/>
  <manifest:file-entry manifest:full-path="Object 284/Configurations2/" manifest:media-type="application/vnd.sun.xml.ui.configuration"/>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459/Configurations2/accelerator/current.xml" manifest:media-type=""/>
  <manifest:file-entry manifest:full-path="Object 459/Configurations2/" manifest:media-type="application/vnd.sun.xml.ui.configuration"/>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settings.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99/settings.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391/Configurations2/accelerator/current.xml" manifest:media-type=""/>
  <manifest:file-entry manifest:full-path="Object 391/Configurations2/" manifest:media-type="application/vnd.sun.xml.ui.configuration"/>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394/content.xml" manifest:media-type="text/xml"/>
  <manifest:file-entry manifest:full-path="Object 394/Configurations2/accelerator/current.xml" manifest:media-type=""/>
  <manifest:file-entry manifest:full-path="Object 394/Configurations2/" manifest:media-type="application/vnd.sun.xml.ui.configuration"/>
  <manifest:file-entry manifest:full-path="Object 394/settings.xml" manifest:media-type="text/xml"/>
  <manifest:file-entry manifest:full-path="Object 394/"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395/Configurations2/accelerator/current.xml" manifest:media-type=""/>
  <manifest:file-entry manifest:full-path="Object 395/Configurations2/" manifest:media-type="application/vnd.sun.xml.ui.configuration"/>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96/Configurations2/accelerator/current.xml" manifest:media-type=""/>
  <manifest:file-entry manifest:full-path="Object 396/Configurations2/" manifest:media-type="application/vnd.sun.xml.ui.configuration"/>
  <manifest:file-entry manifest:full-path="Object 396/content.xml" manifest:media-type="text/xml"/>
  <manifest:file-entry manifest:full-path="Object 396/settings.xml" manifest:media-type="text/xml"/>
  <manifest:file-entry manifest:full-path="Object 396/"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01/settings.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 manifest:version="1.2" manifest:media-type="application/vnd.oasis.opendocument.formula"/>
  <manifest:file-entry manifest:full-path="Object 392/Configurations2/accelerator/current.xml" manifest:media-type=""/>
  <manifest:file-entry manifest:full-path="Object 392/Configurations2/" manifest:media-type="application/vnd.sun.xml.ui.configuration"/>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397/Configurations2/accelerator/current.xml" manifest:media-type=""/>
  <manifest:file-entry manifest:full-path="Object 397/Configurations2/" manifest:media-type="application/vnd.sun.xml.ui.configuration"/>
  <manifest:file-entry manifest:full-path="Object 397/settings.xml" manifest:media-type="text/xml"/>
  <manifest:file-entry manifest:full-path="Object 397/content.xml" manifest:media-type="text/xml"/>
  <manifest:file-entry manifest:full-path="Object 397/"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398/Configurations2/accelerator/current.xml" manifest:media-type=""/>
  <manifest:file-entry manifest:full-path="Object 398/Configurations2/" manifest:media-type="application/vnd.sun.xml.ui.configuration"/>
  <manifest:file-entry manifest:full-path="Object 398/settings.xml" manifest:media-type="text/xml"/>
  <manifest:file-entry manifest:full-path="Object 398/content.xml" manifest:media-type="text/xml"/>
  <manifest:file-entry manifest:full-path="Object 398/"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399/Configurations2/accelerator/current.xml" manifest:media-type=""/>
  <manifest:file-entry manifest:full-path="Object 399/Configurations2/" manifest:media-type="application/vnd.sun.xml.ui.configuration"/>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15/settings.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content.xml" manifest:media-type="text/xml"/>
  <manifest:file-entry manifest:full-path="Object 281/settings.xml" manifest:media-type="text/xml"/>
  <manifest:file-entry manifest:full-path="Object 281/"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438/content.xml" manifest:media-type="text/xml"/>
  <manifest:file-entry manifest:full-path="Object 438/Configurations2/accelerator/current.xml" manifest:media-type=""/>
  <manifest:file-entry manifest:full-path="Object 438/Configurations2/" manifest:media-type="application/vnd.sun.xml.ui.configuration"/>
  <manifest:file-entry manifest:full-path="Object 438/settings.xml" manifest:media-type="text/xml"/>
  <manifest:file-entry manifest:full-path="Object 438/"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content.xml" manifest:media-type="text/xml"/>
  <manifest:file-entry manifest:full-path="Object 264/" manifest:version="1.2" manifest:media-type="application/vnd.oasis.opendocument.formula"/>
  <manifest:file-entry manifest:full-path="Object 280/Configurations2/accelerator/current.xml" manifest:media-type=""/>
  <manifest:file-entry manifest:full-path="Object 280/Configurations2/" manifest:media-type="application/vnd.sun.xml.ui.configuration"/>
  <manifest:file-entry manifest:full-path="Object 280/content.xml" manifest:media-type="text/xml"/>
  <manifest:file-entry manifest:full-path="Object 280/settings.xml" manifest:media-type="text/xml"/>
  <manifest:file-entry manifest:full-path="Object 280/" manifest:version="1.2" manifest:media-type="application/vnd.oasis.opendocument.formula"/>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437/Configurations2/accelerator/current.xml" manifest:media-type=""/>
  <manifest:file-entry manifest:full-path="Object 437/Configurations2/" manifest:media-type="application/vnd.sun.xml.ui.configuration"/>
  <manifest:file-entry manifest:full-path="Object 437/content.xml" manifest:media-type="text/xml"/>
  <manifest:file-entry manifest:full-path="Object 437/settings.xml" manifest:media-type="text/xml"/>
  <manifest:file-entry manifest:full-path="Object 437/" manifest:version="1.2" manifest:media-type="application/vnd.oasis.opendocument.formula"/>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265/settings.xml" manifest:media-type="text/xml"/>
  <manifest:file-entry manifest:full-path="Object 265/Configurations2/accelerator/current.xml" manifest:media-type=""/>
  <manifest:file-entry manifest:full-path="Object 265/Configurations2/" manifest:media-type="application/vnd.sun.xml.ui.configuration"/>
  <manifest:file-entry manifest:full-path="Object 265/content.xml" manifest:media-type="text/xml"/>
  <manifest:file-entry manifest:full-path="Object 265/"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79/Configurations2/accelerator/current.xml" manifest:media-type=""/>
  <manifest:file-entry manifest:full-path="Object 279/Configurations2/" manifest:media-type="application/vnd.sun.xml.ui.configuration"/>
  <manifest:file-entry manifest:full-path="Object 279/content.xml" manifest:media-type="text/xml"/>
  <manifest:file-entry manifest:full-path="Object 279/settings.xml" manifest:media-type="text/xml"/>
  <manifest:file-entry manifest:full-path="Object 279/" manifest:version="1.2"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version="1.2" manifest:media-type="application/vnd.oasis.opendocument.formula"/>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439/Configurations2/accelerator/current.xml" manifest:media-type=""/>
  <manifest:file-entry manifest:full-path="Object 439/Configurations2/" manifest:media-type="application/vnd.sun.xml.ui.configuration"/>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143/content.xml" manifest:media-type="text/xml"/>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Thumbnails/thumbnail.png" manifest:media-type="image/png"/>
  <manifest:file-entry manifest:full-path="Object 156/Configurations2/accelerator/current.xml" manifest:media-type=""/>
  <manifest:file-entry manifest:full-path="Object 156/Configurations2/" manifest:media-type="application/vnd.sun.xml.ui.configuration"/>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318/content.xml" manifest:media-type="text/xml"/>
  <manifest:file-entry manifest:full-path="Object 318/Configurations2/accelerator/current.xml" manifest:media-type=""/>
  <manifest:file-entry manifest:full-path="Object 318/Configurations2/" manifest:media-type="application/vnd.sun.xml.ui.configuration"/>
  <manifest:file-entry manifest:full-path="Object 318/settings.xml" manifest:media-type="text/xml"/>
  <manifest:file-entry manifest:full-path="Object 318/"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319/Configurations2/accelerator/current.xml" manifest:media-type=""/>
  <manifest:file-entry manifest:full-path="Object 319/Configurations2/" manifest:media-type="application/vnd.sun.xml.ui.configuration"/>
  <manifest:file-entry manifest:full-path="Object 319/content.xml" manifest:media-type="text/xml"/>
  <manifest:file-entry manifest:full-path="Object 319/settings.xml" manifest:media-type="text/xml"/>
  <manifest:file-entry manifest:full-path="Object 319/"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5/Configurations2/accelerator/current.xml" manifest:media-type=""/>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 manifest:version="1.2" manifest:media-type="application/vnd.oasis.opendocument.formula"/>
  <manifest:file-entry manifest:full-path="Object 168/Configurations2/accelerator/current.xml" manifest:media-type=""/>
  <manifest:file-entry manifest:full-path="Object 168/Configurations2/" manifest:media-type="application/vnd.sun.xml.ui.configuration"/>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84/Configurations2/accelerator/current.xml" manifest:media-type=""/>
  <manifest:file-entry manifest:full-path="Object 184/Configurations2/" manifest:media-type="application/vnd.sun.xml.ui.configuration"/>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6/Configurations2/accelerator/current.xml" manifest:media-type=""/>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 manifest:version="1.2" manifest:media-type="application/vnd.oasis.opendocument.formula"/>
  <manifest:file-entry manifest:full-path="Object 329/settings.xml" manifest:media-type="text/xml"/>
  <manifest:file-entry manifest:full-path="Object 329/Configurations2/accelerator/current.xml" manifest:media-type=""/>
  <manifest:file-entry manifest:full-path="Object 329/Configurations2/" manifest:media-type="application/vnd.sun.xml.ui.configuration"/>
  <manifest:file-entry manifest:full-path="Object 329/content.xml" manifest:media-type="text/xml"/>
  <manifest:file-entry manifest:full-path="Object 329/" manifest:version="1.2" manifest:media-type="application/vnd.oasis.opendocument.formula"/>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0/Configurations2/accelerator/current.xml" manifest:media-type=""/>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327/content.xml" manifest:media-type="text/xml"/>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 manifest:version="1.2" manifest:media-type="application/vnd.oasis.opendocument.formula"/>
  <manifest:file-entry manifest:full-path="Object 185/settings.xml" manifest:media-type="text/xml"/>
  <manifest:file-entry manifest:full-path="Object 185/Configurations2/accelerator/current.xml" manifest:media-type=""/>
  <manifest:file-entry manifest:full-path="Object 185/Configurations2/" manifest:media-type="application/vnd.sun.xml.ui.configuration"/>
  <manifest:file-entry manifest:full-path="Object 185/content.xml" manifest:media-type="text/xml"/>
  <manifest:file-entry manifest:full-path="Object 185/" manifest:version="1.2" manifest:media-type="application/vnd.oasis.opendocument.formula"/>
  <manifest:file-entry manifest:full-path="Object 186/content.xml" manifest:media-type="text/xml"/>
  <manifest:file-entry manifest:full-path="Object 186/Configurations2/accelerator/current.xml" manifest:media-type=""/>
  <manifest:file-entry manifest:full-path="Object 186/Configurations2/" manifest:media-type="application/vnd.sun.xml.ui.configuration"/>
  <manifest:file-entry manifest:full-path="Object 186/settings.xml" manifest:media-type="text/xml"/>
  <manifest:file-entry manifest:full-path="Object 186/" manifest:version="1.2" manifest:media-type="application/vnd.oasis.opendocument.formula"/>
  <manifest:file-entry manifest:full-path="Object 187/Configurations2/accelerator/current.xml" manifest:media-type=""/>
  <manifest:file-entry manifest:full-path="Object 187/Configurations2/" manifest:media-type="application/vnd.sun.xml.ui.configuration"/>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8/Configurations2/accelerator/current.xml" manifest:media-type=""/>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Configurations2/accelerator/current.xml" manifest:media-type=""/>
  <manifest:file-entry manifest:full-path="Object 189/Configurations2/" manifest:media-type="application/vnd.sun.xml.ui.configuration"/>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191/Configurations2/accelerator/current.xml" manifest:media-type=""/>
  <manifest:file-entry manifest:full-path="Object 191/Configurations2/" manifest:media-type="application/vnd.sun.xml.ui.configuration"/>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348/content.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settings.xml" manifest:media-type="text/xml"/>
  <manifest:file-entry manifest:full-path="Object 348/" manifest:version="1.2" manifest:media-type="application/vnd.oasis.opendocument.formula"/>
  <manifest:file-entry manifest:full-path="Object 192/Configurations2/accelerator/current.xml" manifest:media-type=""/>
  <manifest:file-entry manifest:full-path="Object 192/Configurations2/" manifest:media-type="application/vnd.sun.xml.ui.configuration"/>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93/Configurations2/accelerator/current.xml" manifest:media-type=""/>
  <manifest:file-entry manifest:full-path="Object 193/Configurations2/" manifest:media-type="application/vnd.sun.xml.ui.configuration"/>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4/content.xml" manifest:media-type="text/xml"/>
  <manifest:file-entry manifest:full-path="Object 194/Configurations2/accelerator/current.xml" manifest:media-type=""/>
  <manifest:file-entry manifest:full-path="Object 194/Configurations2/" manifest:media-type="application/vnd.sun.xml.ui.configuration"/>
  <manifest:file-entry manifest:full-path="Object 194/settings.xml" manifest:media-type="text/xml"/>
  <manifest:file-entry manifest:full-path="Object 194/" manifest:version="1.2" manifest:media-type="application/vnd.oasis.opendocument.formula"/>
  <manifest:file-entry manifest:full-path="Object 195/content.xml" manifest:media-type="text/xml"/>
  <manifest:file-entry manifest:full-path="Object 195/Configurations2/accelerator/current.xml" manifest:media-type=""/>
  <manifest:file-entry manifest:full-path="Object 195/Configurations2/" manifest:media-type="application/vnd.sun.xml.ui.configuration"/>
  <manifest:file-entry manifest:full-path="Object 195/settings.xml" manifest:media-type="text/xml"/>
  <manifest:file-entry manifest:full-path="Object 195/" manifest:version="1.2" manifest:media-type="application/vnd.oasis.opendocument.formula"/>
  <manifest:file-entry manifest:full-path="Object 196/Configurations2/accelerator/current.xml" manifest:media-type=""/>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216/Configurations2/accelerator/current.xml" manifest:media-type=""/>
  <manifest:file-entry manifest:full-path="Object 216/Configurations2/" manifest:media-type="application/vnd.sun.xml.ui.configuration"/>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71/content.xml" manifest:media-type="text/xml"/>
  <manifest:file-entry manifest:full-path="Object 171/Configurations2/accelerator/current.xml" manifest:media-type=""/>
  <manifest:file-entry manifest:full-path="Object 171/Configurations2/" manifest:media-type="application/vnd.sun.xml.ui.configuration"/>
  <manifest:file-entry manifest:full-path="Object 171/settings.xml" manifest:media-type="text/xml"/>
  <manifest:file-entry manifest:full-path="Object 171/" manifest:version="1.2"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198/settings.xml" manifest:media-type="text/xml"/>
  <manifest:file-entry manifest:full-path="Object 198/Configurations2/accelerator/current.xml" manifest:media-type=""/>
  <manifest:file-entry manifest:full-path="Object 198/Configurations2/" manifest:media-type="application/vnd.sun.xml.ui.configuration"/>
  <manifest:file-entry manifest:full-path="Object 198/content.xml" manifest:media-type="text/xml"/>
  <manifest:file-entry manifest:full-path="Object 198/" manifest:version="1.2" manifest:media-type="application/vnd.oasis.opendocument.formula"/>
  <manifest:file-entry manifest:full-path="Object 199/Configurations2/accelerator/current.xml" manifest:media-type=""/>
  <manifest:file-entry manifest:full-path="Object 199/Configurations2/" manifest:media-type="application/vnd.sun.xml.ui.configuration"/>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15/Configurations2/accelerator/current.xml" manifest:media-type=""/>
  <manifest:file-entry manifest:full-path="Object 215/Configurations2/" manifest:media-type="application/vnd.sun.xml.ui.configuration"/>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197/content.xml" manifest:media-type="text/xml"/>
  <manifest:file-entry manifest:full-path="Object 197/Configurations2/accelerator/current.xml" manifest:media-type=""/>
  <manifest:file-entry manifest:full-path="Object 197/Configurations2/" manifest:media-type="application/vnd.sun.xml.ui.configuration"/>
  <manifest:file-entry manifest:full-path="Object 197/settings.xml" manifest:media-type="text/xml"/>
  <manifest:file-entry manifest:full-path="Object 197/" manifest:version="1.2" manifest:media-type="application/vnd.oasis.opendocument.formula"/>
  <manifest:file-entry manifest:full-path="Object 217/content.xml" manifest:media-type="text/xml"/>
  <manifest:file-entry manifest:full-path="Object 217/Configurations2/accelerator/current.xml" manifest:media-type=""/>
  <manifest:file-entry manifest:full-path="Object 217/Configurations2/" manifest:media-type="application/vnd.sun.xml.ui.configuration"/>
  <manifest:file-entry manifest:full-path="Object 217/settings.xml" manifest:media-type="text/xml"/>
  <manifest:file-entry manifest:full-path="Object 217/"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508/content.xml" manifest:media-type="text/xml"/>
  <manifest:file-entry manifest:full-path="Object 508/Configurations2/accelerator/current.xml" manifest:media-type=""/>
  <manifest:file-entry manifest:full-path="Object 508/Configurations2/" manifest:media-type="application/vnd.sun.xml.ui.configuration"/>
  <manifest:file-entry manifest:full-path="Object 508/settings.xml" manifest:media-type="text/xml"/>
  <manifest:file-entry manifest:full-path="Object 508/" manifest:version="1.2" manifest:media-type="application/vnd.oasis.opendocument.formula"/>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content.xml" manifest:media-type="text/xml"/>
  <manifest:file-entry manifest:full-path="Object 305/" manifest:version="1.2" manifest:media-type="application/vnd.oasis.opendocument.formula"/>
  <manifest:file-entry manifest:full-path="Object 306/content.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settings.xml" manifest:media-type="text/xml"/>
  <manifest:file-entry manifest:full-path="Object 306/" manifest:version="1.2" manifest:media-type="application/vnd.oasis.opendocument.formula"/>
  <manifest:file-entry manifest:full-path="Object 361/Configurations2/accelerator/current.xml" manifest:media-type=""/>
  <manifest:file-entry manifest:full-path="Object 361/Configurations2/" manifest:media-type="application/vnd.sun.xml.ui.configuration"/>
  <manifest:file-entry manifest:full-path="Object 361/content.xml" manifest:media-type="text/xml"/>
  <manifest:file-entry manifest:full-path="Object 361/settings.xml" manifest:media-type="text/xml"/>
  <manifest:file-entry manifest:full-path="Object 361/" manifest:version="1.2" manifest:media-type="application/vnd.oasis.opendocument.formula"/>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content.xml" manifest:media-type="text/xml"/>
  <manifest:file-entry manifest:full-path="Object 369/"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364/Configurations2/accelerator/current.xml" manifest:media-type=""/>
  <manifest:file-entry manifest:full-path="Object 364/Configurations2/" manifest:media-type="application/vnd.sun.xml.ui.configuration"/>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tent.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settings.xml" manifest:media-type="text/xml"/>
  <manifest:file-entry manifest:full-path="Object 365/" manifest:version="1.2" manifest:media-type="application/vnd.oasis.opendocument.formula"/>
  <manifest:file-entry manifest:full-path="Object 366/Configurations2/accelerator/current.xml" manifest:media-type=""/>
  <manifest:file-entry manifest:full-path="Object 366/Configurations2/" manifest:media-type="application/vnd.sun.xml.ui.configuration"/>
  <manifest:file-entry manifest:full-path="Object 366/content.xml" manifest:media-type="text/xml"/>
  <manifest:file-entry manifest:full-path="Object 366/settings.xml" manifest:media-type="text/xml"/>
  <manifest:file-entry manifest:full-path="Object 366/" manifest:version="1.2" manifest:media-type="application/vnd.oasis.opendocument.formula"/>
  <manifest:file-entry manifest:full-path="Object 367/Configurations2/accelerator/current.xml" manifest:media-type=""/>
  <manifest:file-entry manifest:full-path="Object 367/Configurations2/" manifest:media-type="application/vnd.sun.xml.ui.configuration"/>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368/content.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settings.xml" manifest:media-type="text/xml"/>
  <manifest:file-entry manifest:full-path="Object 368/" manifest:version="1.2" manifest:media-type="application/vnd.oasis.opendocument.formula"/>
  <manifest:file-entry manifest:full-path="Object 360/settings.xml" manifest:media-type="text/xml"/>
  <manifest:file-entry manifest:full-path="Object 360/Configurations2/accelerator/current.xml" manifest:media-type=""/>
  <manifest:file-entry manifest:full-path="Object 360/Configurations2/" manifest:media-type="application/vnd.sun.xml.ui.configuration"/>
  <manifest:file-entry manifest:full-path="Object 360/content.xml" manifest:media-type="text/xml"/>
  <manifest:file-entry manifest:full-path="Object 360/" manifest:version="1.2" manifest:media-type="application/vnd.oasis.opendocument.formula"/>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content.xml" manifest:media-type="text/xml"/>
  <manifest:file-entry manifest:full-path="Object 300/" manifest:version="1.2" manifest:media-type="application/vnd.oasis.opendocument.formula"/>
  <manifest:file-entry manifest:full-path="Object 301/Configurations2/accelerator/current.xml" manifest:media-type=""/>
  <manifest:file-entry manifest:full-path="Object 301/Configurations2/" manifest:media-type="application/vnd.sun.xml.ui.configuration"/>
  <manifest:file-entry manifest:full-path="Object 301/content.xml" manifest:media-type="text/xml"/>
  <manifest:file-entry manifest:full-path="Object 301/settings.xml" manifest:media-type="text/xml"/>
  <manifest:file-entry manifest:full-path="Object 301/" manifest:version="1.2" manifest:media-type="application/vnd.oasis.opendocument.formula"/>
  <manifest:file-entry manifest:full-path="Object 302/Configurations2/accelerator/current.xml" manifest:media-type=""/>
  <manifest:file-entry manifest:full-path="Object 302/Configurations2/" manifest:media-type="application/vnd.sun.xml.ui.configuration"/>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Configurations2/accelerator/current.xml" manifest:media-type=""/>
  <manifest:file-entry manifest:full-path="Object 303/Configurations2/" manifest:media-type="application/vnd.sun.xml.ui.configuration"/>
  <manifest:file-entry manifest:full-path="Object 303/settings.xml" manifest:media-type="text/xml"/>
  <manifest:file-entry manifest:full-path="Object 303/content.xml" manifest:media-type="text/xml"/>
  <manifest:file-entry manifest:full-path="Object 303/" manifest:version="1.2" manifest:media-type="application/vnd.oasis.opendocument.formula"/>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settings.xml" manifest:media-type="text/xml"/>
  <manifest:file-entry manifest:full-path="Object 304/" manifest:version="1.2" manifest:media-type="application/vnd.oasis.opendocument.formula"/>
  <manifest:file-entry manifest:full-path="Object 310/Configurations2/accelerator/current.xml" manifest:media-type=""/>
  <manifest:file-entry manifest:full-path="Object 310/Configurations2/" manifest:media-type="application/vnd.sun.xml.ui.configuration"/>
  <manifest:file-entry manifest:full-path="Object 310/settings.xml" manifest:media-type="text/xml"/>
  <manifest:file-entry manifest:full-path="Object 310/content.xml" manifest:media-type="text/xml"/>
  <manifest:file-entry manifest:full-path="Object 310/" manifest:version="1.2" manifest:media-type="application/vnd.oasis.opendocument.formula"/>
  <manifest:file-entry manifest:full-path="Object 311/Configurations2/accelerator/current.xml" manifest:media-type=""/>
  <manifest:file-entry manifest:full-path="Object 311/Configurations2/" manifest:media-type="application/vnd.sun.xml.ui.configuration"/>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settings.xml" manifest:media-type="text/xml"/>
  <manifest:file-entry manifest:full-path="Object 312/content.xml" manifest:media-type="text/xml"/>
  <manifest:file-entry manifest:full-path="Object 312/" manifest:version="1.2" manifest:media-type="application/vnd.oasis.opendocument.formula"/>
  <manifest:file-entry manifest:full-path="Object 313/Configurations2/accelerator/current.xml" manifest:media-type=""/>
  <manifest:file-entry manifest:full-path="Object 313/Configurations2/" manifest:media-type="application/vnd.sun.xml.ui.configuration"/>
  <manifest:file-entry manifest:full-path="Object 313/content.xml" manifest:media-type="text/xml"/>
  <manifest:file-entry manifest:full-path="Object 313/settings.xml" manifest:media-type="text/xml"/>
  <manifest:file-entry manifest:full-path="Object 313/" manifest:version="1.2" manifest:media-type="application/vnd.oasis.opendocument.formula"/>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settings.xml" manifest:media-type="text/xml"/>
  <manifest:file-entry manifest:full-path="Object 314/" manifest:version="1.2" manifest:media-type="application/vnd.oasis.opendocument.formula"/>
  <manifest:file-entry manifest:full-path="Object 320/Configurations2/accelerator/current.xml" manifest:media-type=""/>
  <manifest:file-entry manifest:full-path="Object 320/Configurations2/" manifest:media-type="application/vnd.sun.xml.ui.configuration"/>
  <manifest:file-entry manifest:full-path="Object 320/settings.xml" manifest:media-type="text/xml"/>
  <manifest:file-entry manifest:full-path="Object 320/content.xml" manifest:media-type="text/xml"/>
  <manifest:file-entry manifest:full-path="Object 320/" manifest:version="1.2" manifest:media-type="application/vnd.oasis.opendocument.formula"/>
  <manifest:file-entry manifest:full-path="Object 321/Configurations2/accelerator/current.xml" manifest:media-type=""/>
  <manifest:file-entry manifest:full-path="Object 321/Configurations2/" manifest:media-type="application/vnd.sun.xml.ui.configuration"/>
  <manifest:file-entry manifest:full-path="Object 321/settings.xml" manifest:media-type="text/xml"/>
  <manifest:file-entry manifest:full-path="Object 321/content.xml" manifest:media-type="text/xml"/>
  <manifest:file-entry manifest:full-path="Object 321/" manifest:version="1.2" manifest:media-type="application/vnd.oasis.opendocument.formula"/>
  <manifest:file-entry manifest:full-path="Object 322/Configurations2/accelerator/current.xml" manifest:media-type=""/>
  <manifest:file-entry manifest:full-path="Object 322/Configurations2/" manifest:media-type="application/vnd.sun.xml.ui.configuration"/>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323/Configurations2/accelerator/current.xml" manifest:media-type=""/>
  <manifest:file-entry manifest:full-path="Object 323/Configurations2/" manifest:media-type="application/vnd.sun.xml.ui.configuration"/>
  <manifest:file-entry manifest:full-path="Object 323/settings.xml" manifest:media-type="text/xml"/>
  <manifest:file-entry manifest:full-path="Object 323/content.xml" manifest:media-type="text/xml"/>
  <manifest:file-entry manifest:full-path="Object 323/" manifest:version="1.2" manifest:media-type="application/vnd.oasis.opendocument.formula"/>
  <manifest:file-entry manifest:full-path="Object 324/Configurations2/accelerator/current.xml" manifest:media-type=""/>
  <manifest:file-entry manifest:full-path="Object 324/Configurations2/" manifest:media-type="application/vnd.sun.xml.ui.configuration"/>
  <manifest:file-entry manifest:full-path="Object 324/content.xml" manifest:media-type="text/xml"/>
  <manifest:file-entry manifest:full-path="Object 324/settings.xml" manifest:media-type="text/xml"/>
  <manifest:file-entry manifest:full-path="Object 324/" manifest:version="1.2" manifest:media-type="application/vnd.oasis.opendocument.formula"/>
  <manifest:file-entry manifest:full-path="Object 325/Configurations2/accelerator/current.xml" manifest:media-type=""/>
  <manifest:file-entry manifest:full-path="Object 325/Configurations2/" manifest:media-type="application/vnd.sun.xml.ui.configuration"/>
  <manifest:file-entry manifest:full-path="Object 325/settings.xml" manifest:media-type="text/xml"/>
  <manifest:file-entry manifest:full-path="Object 325/content.xml" manifest:media-type="text/xml"/>
  <manifest:file-entry manifest:full-path="Object 325/" manifest:version="1.2" manifest:media-type="application/vnd.oasis.opendocument.formula"/>
  <manifest:file-entry manifest:full-path="Object 326/Configurations2/accelerator/current.xml" manifest:media-type=""/>
  <manifest:file-entry manifest:full-path="Object 326/Configurations2/" manifest:media-type="application/vnd.sun.xml.ui.configuration"/>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settings.xml" manifest:media-type="text/xml"/>
  <manifest:file-entry manifest:full-path="Object 316/" manifest:version="1.2" manifest:media-type="application/vnd.oasis.opendocument.formula"/>
  <manifest:file-entry manifest:full-path="Object 330/Configurations2/accelerator/current.xml" manifest:media-type=""/>
  <manifest:file-entry manifest:full-path="Object 330/Configurations2/" manifest:media-type="application/vnd.sun.xml.ui.configuration"/>
  <manifest:file-entry manifest:full-path="Object 330/content.xml" manifest:media-type="text/xml"/>
  <manifest:file-entry manifest:full-path="Object 330/settings.xml" manifest:media-type="text/xml"/>
  <manifest:file-entry manifest:full-path="Object 330/" manifest:version="1.2" manifest:media-type="application/vnd.oasis.opendocument.formula"/>
  <manifest:file-entry manifest:full-path="Object 315/Configurations2/accelerator/current.xml" manifest:media-type=""/>
  <manifest:file-entry manifest:full-path="Object 315/Configurations2/" manifest:media-type="application/vnd.sun.xml.ui.configuration"/>
  <manifest:file-entry manifest:full-path="Object 315/settings.xml" manifest:media-type="text/xml"/>
  <manifest:file-entry manifest:full-path="Object 315/content.xml" manifest:media-type="text/xml"/>
  <manifest:file-entry manifest:full-path="Object 315/" manifest:version="1.2" manifest:media-type="application/vnd.oasis.opendocument.formula"/>
  <manifest:file-entry manifest:full-path="Object 332/Configurations2/accelerator/current.xml" manifest:media-type=""/>
  <manifest:file-entry manifest:full-path="Object 332/Configurations2/" manifest:media-type="application/vnd.sun.xml.ui.configuration"/>
  <manifest:file-entry manifest:full-path="Object 332/content.xml" manifest:media-type="text/xml"/>
  <manifest:file-entry manifest:full-path="Object 332/settings.xml" manifest:media-type="text/xml"/>
  <manifest:file-entry manifest:full-path="Object 332/" manifest:version="1.2" manifest:media-type="application/vnd.oasis.opendocument.formula"/>
  <manifest:file-entry manifest:full-path="Object 331/Configurations2/accelerator/current.xml" manifest:media-type=""/>
  <manifest:file-entry manifest:full-path="Object 331/Configurations2/" manifest:media-type="application/vnd.sun.xml.ui.configuration"/>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36/Configurations2/accelerator/current.xml" manifest:media-type=""/>
  <manifest:file-entry manifest:full-path="Object 336/Configurations2/" manifest:media-type="application/vnd.sun.xml.ui.configuration"/>
  <manifest:file-entry manifest:full-path="Object 336/settings.xml" manifest:media-type="text/xml"/>
  <manifest:file-entry manifest:full-path="Object 336/content.xml" manifest:media-type="text/xml"/>
  <manifest:file-entry manifest:full-path="Object 336/" manifest:version="1.2" manifest:media-type="application/vnd.oasis.opendocument.formula"/>
  <manifest:file-entry manifest:full-path="Object 334/Configurations2/accelerator/current.xml" manifest:media-type=""/>
  <manifest:file-entry manifest:full-path="Object 334/Configurations2/" manifest:media-type="application/vnd.sun.xml.ui.configuration"/>
  <manifest:file-entry manifest:full-path="Object 334/content.xml" manifest:media-type="text/xml"/>
  <manifest:file-entry manifest:full-path="Object 334/settings.xml" manifest:media-type="text/xml"/>
  <manifest:file-entry manifest:full-path="Object 334/" manifest:version="1.2" manifest:media-type="application/vnd.oasis.opendocument.formula"/>
  <manifest:file-entry manifest:full-path="Object 333/Configurations2/accelerator/current.xml" manifest:media-type=""/>
  <manifest:file-entry manifest:full-path="Object 333/Configurations2/" manifest:media-type="application/vnd.sun.xml.ui.configuration"/>
  <manifest:file-entry manifest:full-path="Object 333/settings.xml" manifest:media-type="text/xml"/>
  <manifest:file-entry manifest:full-path="Object 333/content.xml" manifest:media-type="text/xml"/>
  <manifest:file-entry manifest:full-path="Object 333/" manifest:version="1.2" manifest:media-type="application/vnd.oasis.opendocument.formula"/>
  <manifest:file-entry manifest:full-path="Object 335/content.xml" manifest:media-type="text/xml"/>
  <manifest:file-entry manifest:full-path="Object 335/Configurations2/accelerator/current.xml" manifest:media-type=""/>
  <manifest:file-entry manifest:full-path="Object 335/Configurations2/" manifest:media-type="application/vnd.sun.xml.ui.configuration"/>
  <manifest:file-entry manifest:full-path="Object 335/settings.xml" manifest:media-type="text/xml"/>
  <manifest:file-entry manifest:full-path="Object 335/"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0/Configurations2/accelerator/current.xml" manifest:media-type=""/>
  <manifest:file-entry manifest:full-path="Object 340/Configurations2/" manifest:media-type="application/vnd.sun.xml.ui.configuration"/>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344/Configurations2/accelerator/current.xml" manifest:media-type=""/>
  <manifest:file-entry manifest:full-path="Object 344/Configurations2/" manifest:media-type="application/vnd.sun.xml.ui.configuration"/>
  <manifest:file-entry manifest:full-path="Object 344/settings.xml" manifest:media-type="text/xml"/>
  <manifest:file-entry manifest:full-path="Object 344/content.xml" manifest:media-type="text/xml"/>
  <manifest:file-entry manifest:full-path="Object 344/" manifest:version="1.2" manifest:media-type="application/vnd.oasis.opendocument.formula"/>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settings.xml" manifest:media-type="text/xml"/>
  <manifest:file-entry manifest:full-path="Object 345/" manifest:version="1.2" manifest:media-type="application/vnd.oasis.opendocument.formula"/>
  <manifest:file-entry manifest:full-path="Object 346/Configurations2/accelerator/current.xml" manifest:media-type=""/>
  <manifest:file-entry manifest:full-path="Object 346/Configurations2/" manifest:media-type="application/vnd.sun.xml.ui.configuration"/>
  <manifest:file-entry manifest:full-path="Object 346/content.xml" manifest:media-type="text/xml"/>
  <manifest:file-entry manifest:full-path="Object 346/settings.xml" manifest:media-type="text/xml"/>
  <manifest:file-entry manifest:full-path="Object 346/"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509/Configurations2/accelerator/current.xml" manifest:media-type=""/>
  <manifest:file-entry manifest:full-path="Object 509/Configurations2/" manifest:media-type="application/vnd.sun.xml.ui.configuration"/>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343/content.xml" manifest:media-type="text/xml"/>
  <manifest:file-entry manifest:full-path="Object 343/Configurations2/accelerator/current.xml" manifest:media-type=""/>
  <manifest:file-entry manifest:full-path="Object 343/Configurations2/" manifest:media-type="application/vnd.sun.xml.ui.configuration"/>
  <manifest:file-entry manifest:full-path="Object 343/settings.xml" manifest:media-type="text/xml"/>
  <manifest:file-entry manifest:full-path="Object 34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Configurations2/accelerator/current.xml" manifest:media-type=""/>
  <manifest:file-entry manifest:full-path="Object 372/Configurations2/" manifest:media-type="application/vnd.sun.xml.ui.configuration"/>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settings.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settings.xml" manifest:media-type="text/xml"/>
  <manifest:file-entry manifest:full-path="Object 375/content.xml" manifest:media-type="text/xml"/>
  <manifest:file-entry manifest:full-path="Object 375/" manifest:version="1.2" manifest:media-type="application/vnd.oasis.opendocument.formula"/>
  <manifest:file-entry manifest:full-path="Object 377/Configurations2/accelerator/current.xml" manifest:media-type=""/>
  <manifest:file-entry manifest:full-path="Object 377/Configurations2/" manifest:media-type="application/vnd.sun.xml.ui.configuration"/>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373/Configurations2/accelerator/current.xml" manifest:media-type=""/>
  <manifest:file-entry manifest:full-path="Object 373/Configurations2/" manifest:media-type="application/vnd.sun.xml.ui.configuration"/>
  <manifest:file-entry manifest:full-path="Object 373/content.xml" manifest:media-type="text/xml"/>
  <manifest:file-entry manifest:full-path="Object 373/settings.xml" manifest:media-type="text/xml"/>
  <manifest:file-entry manifest:full-path="Object 373/" manifest:version="1.2" manifest:media-type="application/vnd.oasis.opendocument.formula"/>
  <manifest:file-entry manifest:full-path="Object 376/Configurations2/accelerator/current.xml" manifest:media-type=""/>
  <manifest:file-entry manifest:full-path="Object 376/Configurations2/" manifest:media-type="application/vnd.sun.xml.ui.configuration"/>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378/Configurations2/accelerator/current.xml" manifest:media-type=""/>
  <manifest:file-entry manifest:full-path="Object 378/Configurations2/" manifest:media-type="application/vnd.sun.xml.ui.configuration"/>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379/Configurations2/accelerator/current.xml" manifest:media-type=""/>
  <manifest:file-entry manifest:full-path="Object 379/Configurations2/" manifest:media-type="application/vnd.sun.xml.ui.configuration"/>
  <manifest:file-entry manifest:full-path="Object 379/settings.xml" manifest:media-type="text/xml"/>
  <manifest:file-entry manifest:full-path="Object 379/content.xml" manifest:media-type="text/xml"/>
  <manifest:file-entry manifest:full-path="Object 379/" manifest:version="1.2" manifest:media-type="application/vnd.oasis.opendocument.formula"/>
  <manifest:file-entry manifest:full-path="Object 380/content.xml" manifest:media-type="text/xml"/>
  <manifest:file-entry manifest:full-path="Object 380/Configurations2/accelerator/current.xml" manifest:media-type=""/>
  <manifest:file-entry manifest:full-path="Object 380/Configurations2/" manifest:media-type="application/vnd.sun.xml.ui.configuration"/>
  <manifest:file-entry manifest:full-path="Object 380/settings.xml" manifest:media-type="text/xml"/>
  <manifest:file-entry manifest:full-path="Object 380/" manifest:version="1.2" manifest:media-type="application/vnd.oasis.opendocument.formula"/>
  <manifest:file-entry manifest:full-path="Object 390/Configurations2/accelerator/current.xml" manifest:media-type=""/>
  <manifest:file-entry manifest:full-path="Object 390/Configurations2/" manifest:media-type="application/vnd.sun.xml.ui.configuration"/>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382/Configurations2/accelerator/current.xml" manifest:media-type=""/>
  <manifest:file-entry manifest:full-path="Object 382/Configurations2/" manifest:media-type="application/vnd.sun.xml.ui.configuration"/>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81/Configurations2/accelerator/current.xml" manifest:media-type=""/>
  <manifest:file-entry manifest:full-path="Object 381/Configurations2/" manifest:media-type="application/vnd.sun.xml.ui.configuration"/>
  <manifest:file-entry manifest:full-path="Object 381/content.xml" manifest:media-type="text/xml"/>
  <manifest:file-entry manifest:full-path="Object 381/settings.xml" manifest:media-type="text/xml"/>
  <manifest:file-entry manifest:full-path="Object 381/" manifest:version="1.2" manifest:media-type="application/vnd.oasis.opendocument.formula"/>
  <manifest:file-entry manifest:full-path="Object 383/Configurations2/accelerator/current.xml" manifest:media-type=""/>
  <manifest:file-entry manifest:full-path="Object 383/Configurations2/" manifest:media-type="application/vnd.sun.xml.ui.configuration"/>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384/Configurations2/accelerator/current.xml" manifest:media-type=""/>
  <manifest:file-entry manifest:full-path="Object 384/Configurations2/" manifest:media-type="application/vnd.sun.xml.ui.configuration"/>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385/settings.xml" manifest:media-type="text/xml"/>
  <manifest:file-entry manifest:full-path="Object 385/Configurations2/accelerator/current.xml" manifest:media-type=""/>
  <manifest:file-entry manifest:full-path="Object 385/Configurations2/" manifest:media-type="application/vnd.sun.xml.ui.configuration"/>
  <manifest:file-entry manifest:full-path="Object 385/content.xml" manifest:media-type="text/xml"/>
  <manifest:file-entry manifest:full-path="Object 385/" manifest:version="1.2" manifest:media-type="application/vnd.oasis.opendocument.formula"/>
  <manifest:file-entry manifest:full-path="Object 386/settings.xml" manifest:media-type="text/xml"/>
  <manifest:file-entry manifest:full-path="Object 386/Configurations2/accelerator/current.xml" manifest:media-type=""/>
  <manifest:file-entry manifest:full-path="Object 386/Configurations2/" manifest:media-type="application/vnd.sun.xml.ui.configuration"/>
  <manifest:file-entry manifest:full-path="Object 386/content.xml" manifest:media-type="text/xml"/>
  <manifest:file-entry manifest:full-path="Object 386/" manifest:version="1.2" manifest:media-type="application/vnd.oasis.opendocument.formula"/>
  <manifest:file-entry manifest:full-path="Object 387/settings.xml" manifest:media-type="text/xml"/>
  <manifest:file-entry manifest:full-path="Object 387/content.xml" manifest:media-type="text/xml"/>
  <manifest:file-entry manifest:full-path="Object 387/Configurations2/accelerator/current.xml" manifest:media-type=""/>
  <manifest:file-entry manifest:full-path="Object 387/Configurations2/" manifest:media-type="application/vnd.sun.xml.ui.configuration"/>
  <manifest:file-entry manifest:full-path="Object 387/" manifest:version="1.2" manifest:media-type="application/vnd.oasis.opendocument.formula"/>
  <manifest:file-entry manifest:full-path="Object 388/Configurations2/accelerator/current.xml" manifest:media-type=""/>
  <manifest:file-entry manifest:full-path="Object 388/Configurations2/" manifest:media-type="application/vnd.sun.xml.ui.configuration"/>
  <manifest:file-entry manifest:full-path="Object 388/settings.xml" manifest:media-type="text/xml"/>
  <manifest:file-entry manifest:full-path="Object 388/content.xml" manifest:media-type="text/xml"/>
  <manifest:file-entry manifest:full-path="Object 388/" manifest:version="1.2" manifest:media-type="application/vnd.oasis.opendocument.formula"/>
  <manifest:file-entry manifest:full-path="Object 389/Configurations2/accelerator/current.xml" manifest:media-type=""/>
  <manifest:file-entry manifest:full-path="Object 389/Configurations2/" manifest:media-type="application/vnd.sun.xml.ui.configuration"/>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400/Configurations2/accelerator/current.xml" manifest:media-type=""/>
  <manifest:file-entry manifest:full-path="Object 400/Configurations2/" manifest:media-type="application/vnd.sun.xml.ui.configuration"/>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402/content.xml" manifest:media-type="text/xml"/>
  <manifest:file-entry manifest:full-path="Object 402/settings.xml" manifest:media-type="text/xml"/>
  <manifest:file-entry manifest:full-path="Object 402/Configurations2/accelerator/current.xml" manifest:media-type=""/>
  <manifest:file-entry manifest:full-path="Object 402/Configurations2/" manifest:media-type="application/vnd.sun.xml.ui.configuration"/>
  <manifest:file-entry manifest:full-path="Object 402/" manifest:version="1.2" manifest:media-type="application/vnd.oasis.opendocument.formula"/>
  <manifest:file-entry manifest:full-path="Object 401/settings.xml" manifest:media-type="text/xml"/>
  <manifest:file-entry manifest:full-path="Object 401/Configurations2/accelerator/current.xml" manifest:media-type=""/>
  <manifest:file-entry manifest:full-path="Object 401/Configurations2/" manifest:media-type="application/vnd.sun.xml.ui.configuration"/>
  <manifest:file-entry manifest:full-path="Object 401/content.xml" manifest:media-type="text/xml"/>
  <manifest:file-entry manifest:full-path="Object 401/" manifest:version="1.2" manifest:media-type="application/vnd.oasis.opendocument.formula"/>
  <manifest:file-entry manifest:full-path="Object 403/Configurations2/accelerator/current.xml" manifest:media-type=""/>
  <manifest:file-entry manifest:full-path="Object 403/Configurations2/" manifest:media-type="application/vnd.sun.xml.ui.configuration"/>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404/content.xml" manifest:media-type="text/xml"/>
  <manifest:file-entry manifest:full-path="Object 404/Configurations2/accelerator/current.xml" manifest:media-type=""/>
  <manifest:file-entry manifest:full-path="Object 404/Configurations2/" manifest:media-type="application/vnd.sun.xml.ui.configuration"/>
  <manifest:file-entry manifest:full-path="Object 404/settings.xml" manifest:media-type="text/xml"/>
  <manifest:file-entry manifest:full-path="Object 404/" manifest:version="1.2" manifest:media-type="application/vnd.oasis.opendocument.formula"/>
  <manifest:file-entry manifest:full-path="Object 406/content.xml" manifest:media-type="text/xml"/>
  <manifest:file-entry manifest:full-path="Object 406/Configurations2/accelerator/current.xml" manifest:media-type=""/>
  <manifest:file-entry manifest:full-path="Object 406/Configurations2/" manifest:media-type="application/vnd.sun.xml.ui.configuration"/>
  <manifest:file-entry manifest:full-path="Object 406/settings.xml" manifest:media-type="text/xml"/>
  <manifest:file-entry manifest:full-path="Object 406/" manifest:version="1.2" manifest:media-type="application/vnd.oasis.opendocument.formula"/>
  <manifest:file-entry manifest:full-path="Object 405/Configurations2/accelerator/current.xml" manifest:media-type=""/>
  <manifest:file-entry manifest:full-path="Object 405/Configurations2/" manifest:media-type="application/vnd.sun.xml.ui.configuration"/>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20/content.xml" manifest:media-type="text/xml"/>
  <manifest:file-entry manifest:full-path="Object 420/Configurations2/accelerator/current.xml" manifest:media-type=""/>
  <manifest:file-entry manifest:full-path="Object 420/Configurations2/" manifest:media-type="application/vnd.sun.xml.ui.configuration"/>
  <manifest:file-entry manifest:full-path="Object 420/settings.xml" manifest:media-type="text/xml"/>
  <manifest:file-entry manifest:full-path="Object 420/" manifest:version="1.2" manifest:media-type="application/vnd.oasis.opendocument.formula"/>
  <manifest:file-entry manifest:full-path="Object 421/Configurations2/accelerator/current.xml" manifest:media-type=""/>
  <manifest:file-entry manifest:full-path="Object 421/Configurations2/" manifest:media-type="application/vnd.sun.xml.ui.configuration"/>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422/content.xml" manifest:media-type="text/xml"/>
  <manifest:file-entry manifest:full-path="Object 422/Configurations2/accelerator/current.xml" manifest:media-type=""/>
  <manifest:file-entry manifest:full-path="Object 422/Configurations2/" manifest:media-type="application/vnd.sun.xml.ui.configuration"/>
  <manifest:file-entry manifest:full-path="Object 422/settings.xml" manifest:media-type="text/xml"/>
  <manifest:file-entry manifest:full-path="Object 422/" manifest:version="1.2"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507/Configurations2/accelerator/current.xml" manifest:media-type=""/>
  <manifest:file-entry manifest:full-path="Object 507/Configurations2/" manifest:media-type="application/vnd.sun.xml.ui.configuration"/>
  <manifest:file-entry manifest:full-path="Object 507/content.xml" manifest:media-type="text/xml"/>
  <manifest:file-entry manifest:full-path="Object 507/settings.xml" manifest:media-type="text/xml"/>
  <manifest:file-entry manifest:full-path="Object 507/" manifest:version="1.2" manifest:media-type="application/vnd.oasis.opendocument.formula"/>
  <manifest:file-entry manifest:full-path="Object 411/Configurations2/accelerator/current.xml" manifest:media-type=""/>
  <manifest:file-entry manifest:full-path="Object 411/Configurations2/" manifest:media-type="application/vnd.sun.xml.ui.configuration"/>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410/Configurations2/accelerator/current.xml" manifest:media-type=""/>
  <manifest:file-entry manifest:full-path="Object 410/Configurations2/" manifest:media-type="application/vnd.sun.xml.ui.configuration"/>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412/content.xml" manifest:media-type="text/xml"/>
  <manifest:file-entry manifest:full-path="Object 412/Configurations2/accelerator/current.xml" manifest:media-type=""/>
  <manifest:file-entry manifest:full-path="Object 412/Configurations2/" manifest:media-type="application/vnd.sun.xml.ui.configuration"/>
  <manifest:file-entry manifest:full-path="Object 412/settings.xml" manifest:media-type="text/xml"/>
  <manifest:file-entry manifest:full-path="Object 412/" manifest:version="1.2" manifest:media-type="application/vnd.oasis.opendocument.formula"/>
  <manifest:file-entry manifest:full-path="Object 413/Configurations2/accelerator/current.xml" manifest:media-type=""/>
  <manifest:file-entry manifest:full-path="Object 413/Configurations2/" manifest:media-type="application/vnd.sun.xml.ui.configuration"/>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14/content.xml" manifest:media-type="text/xml"/>
  <manifest:file-entry manifest:full-path="Object 414/Configurations2/accelerator/current.xml" manifest:media-type=""/>
  <manifest:file-entry manifest:full-path="Object 414/Configurations2/" manifest:media-type="application/vnd.sun.xml.ui.configuration"/>
  <manifest:file-entry manifest:full-path="Object 414/settings.xml" manifest:media-type="text/xml"/>
  <manifest:file-entry manifest:full-path="Object 414/" manifest:version="1.2" manifest:media-type="application/vnd.oasis.opendocument.formula"/>
  <manifest:file-entry manifest:full-path="Object 415/Configurations2/accelerator/current.xml" manifest:media-type=""/>
  <manifest:file-entry manifest:full-path="Object 415/Configurations2/" manifest:media-type="application/vnd.sun.xml.ui.configuration"/>
  <manifest:file-entry manifest:full-path="Object 415/content.xml" manifest:media-type="text/xml"/>
  <manifest:file-entry manifest:full-path="Object 415/settings.xml" manifest:media-type="text/xml"/>
  <manifest:file-entry manifest:full-path="Object 415/" manifest:version="1.2" manifest:media-type="application/vnd.oasis.opendocument.formula"/>
  <manifest:file-entry manifest:full-path="Object 416/content.xml" manifest:media-type="text/xml"/>
  <manifest:file-entry manifest:full-path="Object 416/Configurations2/accelerator/current.xml" manifest:media-type=""/>
  <manifest:file-entry manifest:full-path="Object 416/Configurations2/" manifest:media-type="application/vnd.sun.xml.ui.configuration"/>
  <manifest:file-entry manifest:full-path="Object 416/settings.xml" manifest:media-type="text/xml"/>
  <manifest:file-entry manifest:full-path="Object 416/" manifest:version="1.2" manifest:media-type="application/vnd.oasis.opendocument.formula"/>
  <manifest:file-entry manifest:full-path="Object 423/Configurations2/accelerator/current.xml" manifest:media-type=""/>
  <manifest:file-entry manifest:full-path="Object 423/Configurations2/" manifest:media-type="application/vnd.sun.xml.ui.configuration"/>
  <manifest:file-entry manifest:full-path="Object 423/settings.xml" manifest:media-type="text/xml"/>
  <manifest:file-entry manifest:full-path="Object 423/content.xml" manifest:media-type="text/xml"/>
  <manifest:file-entry manifest:full-path="Object 423/" manifest:version="1.2" manifest:media-type="application/vnd.oasis.opendocument.formula"/>
  <manifest:file-entry manifest:full-path="Object 430/Configurations2/accelerator/current.xml" manifest:media-type=""/>
  <manifest:file-entry manifest:full-path="Object 430/Configurations2/" manifest:media-type="application/vnd.sun.xml.ui.configuration"/>
  <manifest:file-entry manifest:full-path="Object 430/content.xml" manifest:media-type="text/xml"/>
  <manifest:file-entry manifest:full-path="Object 430/settings.xml" manifest:media-type="text/xml"/>
  <manifest:file-entry manifest:full-path="Object 430/" manifest:version="1.2" manifest:media-type="application/vnd.oasis.opendocument.formula"/>
  <manifest:file-entry manifest:full-path="Object 441/Configurations2/accelerator/current.xml" manifest:media-type=""/>
  <manifest:file-entry manifest:full-path="Object 441/Configurations2/" manifest:media-type="application/vnd.sun.xml.ui.configuration"/>
  <manifest:file-entry manifest:full-path="Object 441/content.xml" manifest:media-type="text/xml"/>
  <manifest:file-entry manifest:full-path="Object 441/settings.xml" manifest:media-type="text/xml"/>
  <manifest:file-entry manifest:full-path="Object 441/" manifest:version="1.2" manifest:media-type="application/vnd.oasis.opendocument.formula"/>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432/Configurations2/accelerator/current.xml" manifest:media-type=""/>
  <manifest:file-entry manifest:full-path="Object 432/Configurations2/" manifest:media-type="application/vnd.sun.xml.ui.configuration"/>
  <manifest:file-entry manifest:full-path="Object 432/content.xml" manifest:media-type="text/xml"/>
  <manifest:file-entry manifest:full-path="Object 432/settings.xml" manifest:media-type="text/xml"/>
  <manifest:file-entry manifest:full-path="Object 432/" manifest:version="1.2" manifest:media-type="application/vnd.oasis.opendocument.formula"/>
  <manifest:file-entry manifest:full-path="Object 433/Configurations2/accelerator/current.xml" manifest:media-type=""/>
  <manifest:file-entry manifest:full-path="Object 433/Configurations2/" manifest:media-type="application/vnd.sun.xml.ui.configuration"/>
  <manifest:file-entry manifest:full-path="Object 433/content.xml" manifest:media-type="text/xml"/>
  <manifest:file-entry manifest:full-path="Object 433/settings.xml" manifest:media-type="text/xml"/>
  <manifest:file-entry manifest:full-path="Object 433/" manifest:version="1.2" manifest:media-type="application/vnd.oasis.opendocument.formula"/>
  <manifest:file-entry manifest:full-path="Object 434/Configurations2/accelerator/current.xml" manifest:media-type=""/>
  <manifest:file-entry manifest:full-path="Object 434/Configurations2/" manifest:media-type="application/vnd.sun.xml.ui.configuration"/>
  <manifest:file-entry manifest:full-path="Object 434/settings.xml" manifest:media-type="text/xml"/>
  <manifest:file-entry manifest:full-path="Object 434/content.xml" manifest:media-type="text/xml"/>
  <manifest:file-entry manifest:full-path="Object 434/" manifest:version="1.2" manifest:media-type="application/vnd.oasis.opendocument.formula"/>
  <manifest:file-entry manifest:full-path="Object 435/settings.xml" manifest:media-type="text/xml"/>
  <manifest:file-entry manifest:full-path="Object 435/Configurations2/accelerator/current.xml" manifest:media-type=""/>
  <manifest:file-entry manifest:full-path="Object 435/Configurations2/" manifest:media-type="application/vnd.sun.xml.ui.configuration"/>
  <manifest:file-entry manifest:full-path="Object 435/content.xml" manifest:media-type="text/xml"/>
  <manifest:file-entry manifest:full-path="Object 435/" manifest:version="1.2" manifest:media-type="application/vnd.oasis.opendocument.formula"/>
  <manifest:file-entry manifest:full-path="Object 436/Configurations2/accelerator/current.xml" manifest:media-type=""/>
  <manifest:file-entry manifest:full-path="Object 436/Configurations2/" manifest:media-type="application/vnd.sun.xml.ui.configuration"/>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443/Configurations2/accelerator/current.xml" manifest:media-type=""/>
  <manifest:file-entry manifest:full-path="Object 443/Configurations2/" manifest:media-type="application/vnd.sun.xml.ui.configuration"/>
  <manifest:file-entry manifest:full-path="Object 443/settings.xml" manifest:media-type="text/xml"/>
  <manifest:file-entry manifest:full-path="Object 443/content.xml" manifest:media-type="text/xml"/>
  <manifest:file-entry manifest:full-path="Object 443/" manifest:version="1.2" manifest:media-type="application/vnd.oasis.opendocument.formula"/>
  <manifest:file-entry manifest:full-path="Object 442/Configurations2/accelerator/current.xml" manifest:media-type=""/>
  <manifest:file-entry manifest:full-path="Object 442/Configurations2/" manifest:media-type="application/vnd.sun.xml.ui.configuration"/>
  <manifest:file-entry manifest:full-path="Object 442/content.xml" manifest:media-type="text/xml"/>
  <manifest:file-entry manifest:full-path="Object 442/settings.xml" manifest:media-type="text/xml"/>
  <manifest:file-entry manifest:full-path="Object 442/" manifest:version="1.2" manifest:media-type="application/vnd.oasis.opendocument.formula"/>
  <manifest:file-entry manifest:full-path="Object 444/Configurations2/accelerator/current.xml" manifest:media-type=""/>
  <manifest:file-entry manifest:full-path="Object 444/Configurations2/" manifest:media-type="application/vnd.sun.xml.ui.configuration"/>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45/Configurations2/accelerator/current.xml" manifest:media-type=""/>
  <manifest:file-entry manifest:full-path="Object 445/Configurations2/" manifest:media-type="application/vnd.sun.xml.ui.configuration"/>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446/Configurations2/accelerator/current.xml" manifest:media-type=""/>
  <manifest:file-entry manifest:full-path="Object 446/Configurations2/" manifest:media-type="application/vnd.sun.xml.ui.configuration"/>
  <manifest:file-entry manifest:full-path="Object 446/content.xml" manifest:media-type="text/xml"/>
  <manifest:file-entry manifest:full-path="Object 446/settings.xml" manifest:media-type="text/xml"/>
  <manifest:file-entry manifest:full-path="Object 446/" manifest:version="1.2" manifest:media-type="application/vnd.oasis.opendocument.formula"/>
  <manifest:file-entry manifest:full-path="layout-cache" manifest:media-type="application/binary"/>
  <manifest:file-entry manifest:full-path="Object 424/Configurations2/accelerator/current.xml" manifest:media-type=""/>
  <manifest:file-entry manifest:full-path="Object 424/Configurations2/" manifest:media-type="application/vnd.sun.xml.ui.configuration"/>
  <manifest:file-entry manifest:full-path="Object 424/settings.xml" manifest:media-type="text/xml"/>
  <manifest:file-entry manifest:full-path="Object 424/content.xml" manifest:media-type="text/xml"/>
  <manifest:file-entry manifest:full-path="Object 424/" manifest:version="1.2" manifest:media-type="application/vnd.oasis.opendocument.formula"/>
  <manifest:file-entry manifest:full-path="Object 450/Configurations2/accelerator/current.xml" manifest:media-type=""/>
  <manifest:file-entry manifest:full-path="Object 450/Configurations2/" manifest:media-type="application/vnd.sun.xml.ui.configuration"/>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460/Configurations2/accelerator/current.xml" manifest:media-type=""/>
  <manifest:file-entry manifest:full-path="Object 460/Configurations2/" manifest:media-type="application/vnd.sun.xml.ui.configuration"/>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478/Configurations2/accelerator/current.xml" manifest:media-type=""/>
  <manifest:file-entry manifest:full-path="Object 478/Configurations2/" manifest:media-type="application/vnd.sun.xml.ui.configuration"/>
  <manifest:file-entry manifest:full-path="Object 478/content.xml" manifest:media-type="text/xml"/>
  <manifest:file-entry manifest:full-path="Object 478/settings.xml" manifest:media-type="text/xml"/>
  <manifest:file-entry manifest:full-path="Object 478/" manifest:version="1.2" manifest:media-type="application/vnd.oasis.opendocument.formula"/>
  <manifest:file-entry manifest:full-path="Object 479/Configurations2/accelerator/current.xml" manifest:media-type=""/>
  <manifest:file-entry manifest:full-path="Object 479/Configurations2/" manifest:media-type="application/vnd.sun.xml.ui.configuration"/>
  <manifest:file-entry manifest:full-path="Object 479/content.xml" manifest:media-type="text/xml"/>
  <manifest:file-entry manifest:full-path="Object 479/settings.xml" manifest:media-type="text/xml"/>
  <manifest:file-entry manifest:full-path="Object 479/" manifest:version="1.2" manifest:media-type="application/vnd.oasis.opendocument.formula"/>
  <manifest:file-entry manifest:full-path="Object 480/Configurations2/accelerator/current.xml" manifest:media-type=""/>
  <manifest:file-entry manifest:full-path="Object 480/Configurations2/" manifest:media-type="application/vnd.sun.xml.ui.configuration"/>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481/Configurations2/accelerator/current.xml" manifest:media-type=""/>
  <manifest:file-entry manifest:full-path="Object 481/Configurations2/" manifest:media-type="application/vnd.sun.xml.ui.configuration"/>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482/Configurations2/accelerator/current.xml" manifest:media-type=""/>
  <manifest:file-entry manifest:full-path="Object 482/Configurations2/" manifest:media-type="application/vnd.sun.xml.ui.configuration"/>
  <manifest:file-entry manifest:full-path="Object 482/content.xml" manifest:media-type="text/xml"/>
  <manifest:file-entry manifest:full-path="Object 482/settings.xml" manifest:media-type="text/xml"/>
  <manifest:file-entry manifest:full-path="Object 482/" manifest:version="1.2" manifest:media-type="application/vnd.oasis.opendocument.formula"/>
  <manifest:file-entry manifest:full-path="Object 483/content.xml" manifest:media-type="text/xml"/>
  <manifest:file-entry manifest:full-path="Object 483/Configurations2/accelerator/current.xml" manifest:media-type=""/>
  <manifest:file-entry manifest:full-path="Object 483/Configurations2/" manifest:media-type="application/vnd.sun.xml.ui.configuration"/>
  <manifest:file-entry manifest:full-path="Object 483/settings.xml" manifest:media-type="text/xml"/>
  <manifest:file-entry manifest:full-path="Object 483/" manifest:version="1.2" manifest:media-type="application/vnd.oasis.opendocument.formula"/>
  <manifest:file-entry manifest:full-path="Object 484/Configurations2/accelerator/current.xml" manifest:media-type=""/>
  <manifest:file-entry manifest:full-path="Object 484/Configurations2/" manifest:media-type="application/vnd.sun.xml.ui.configuration"/>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485/Configurations2/accelerator/current.xml" manifest:media-type=""/>
  <manifest:file-entry manifest:full-path="Object 485/Configurations2/" manifest:media-type="application/vnd.sun.xml.ui.configuration"/>
  <manifest:file-entry manifest:full-path="Object 485/settings.xml" manifest:media-type="text/xml"/>
  <manifest:file-entry manifest:full-path="Object 485/content.xml" manifest:media-type="text/xml"/>
  <manifest:file-entry manifest:full-path="Object 485/" manifest:version="1.2" manifest:media-type="application/vnd.oasis.opendocument.formula"/>
  <manifest:file-entry manifest:full-path="Object 486/Configurations2/accelerator/current.xml" manifest:media-type=""/>
  <manifest:file-entry manifest:full-path="Object 486/Configurations2/" manifest:media-type="application/vnd.sun.xml.ui.configuration"/>
  <manifest:file-entry manifest:full-path="Object 486/settings.xml" manifest:media-type="text/xml"/>
  <manifest:file-entry manifest:full-path="Object 486/content.xml" manifest:media-type="text/xml"/>
  <manifest:file-entry manifest:full-path="Object 486/" manifest:version="1.2" manifest:media-type="application/vnd.oasis.opendocument.formula"/>
  <manifest:file-entry manifest:full-path="Object 487/Configurations2/accelerator/current.xml" manifest:media-type=""/>
  <manifest:file-entry manifest:full-path="Object 487/Configurations2/" manifest:media-type="application/vnd.sun.xml.ui.configuration"/>
  <manifest:file-entry manifest:full-path="Object 487/content.xml" manifest:media-type="text/xml"/>
  <manifest:file-entry manifest:full-path="Object 487/settings.xml" manifest:media-type="text/xml"/>
  <manifest:file-entry manifest:full-path="Object 487/" manifest:version="1.2" manifest:media-type="application/vnd.oasis.opendocument.formula"/>
  <manifest:file-entry manifest:full-path="Object 488/Configurations2/accelerator/current.xml" manifest:media-type=""/>
  <manifest:file-entry manifest:full-path="Object 488/Configurations2/" manifest:media-type="application/vnd.sun.xml.ui.configuration"/>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489/Configurations2/accelerator/current.xml" manifest:media-type=""/>
  <manifest:file-entry manifest:full-path="Object 489/Configurations2/" manifest:media-type="application/vnd.sun.xml.ui.configuration"/>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490/Configurations2/accelerator/current.xml" manifest:media-type=""/>
  <manifest:file-entry manifest:full-path="Object 490/Configurations2/" manifest:media-type="application/vnd.sun.xml.ui.configuration"/>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169/content.xml" manifest:media-type="text/xml"/>
  <manifest:file-entry manifest:full-path="Object 169/Configurations2/accelerator/current.xml" manifest:media-type=""/>
  <manifest:file-entry manifest:full-path="Object 169/Configurations2/" manifest:media-type="application/vnd.sun.xml.ui.configuration"/>
  <manifest:file-entry manifest:full-path="Object 169/settings.xml" manifest:media-type="text/xml"/>
  <manifest:file-entry manifest:full-path="Object 169/"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426/Configurations2/accelerator/current.xml" manifest:media-type=""/>
  <manifest:file-entry manifest:full-path="Object 426/Configurations2/" manifest:media-type="application/vnd.sun.xml.ui.configuration"/>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440/Configurations2/accelerator/current.xml" manifest:media-type=""/>
  <manifest:file-entry manifest:full-path="Object 440/Configurations2/" manifest:media-type="application/vnd.sun.xml.ui.configuration"/>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451/content.xml" manifest:media-type="text/xml"/>
  <manifest:file-entry manifest:full-path="Object 451/Configurations2/accelerator/current.xml" manifest:media-type=""/>
  <manifest:file-entry manifest:full-path="Object 451/Configurations2/" manifest:media-type="application/vnd.sun.xml.ui.configuration"/>
  <manifest:file-entry manifest:full-path="Object 451/settings.xml" manifest:media-type="text/xml"/>
  <manifest:file-entry manifest:full-path="Object 451/" manifest:version="1.2" manifest:media-type="application/vnd.oasis.opendocument.formula"/>
  <manifest:file-entry manifest:full-path="Object 453/Configurations2/accelerator/current.xml" manifest:media-type=""/>
  <manifest:file-entry manifest:full-path="Object 453/Configurations2/" manifest:media-type="application/vnd.sun.xml.ui.configuration"/>
  <manifest:file-entry manifest:full-path="Object 453/settings.xml" manifest:media-type="text/xml"/>
  <manifest:file-entry manifest:full-path="Object 453/content.xml" manifest:media-type="text/xml"/>
  <manifest:file-entry manifest:full-path="Object 453/" manifest:version="1.2" manifest:media-type="application/vnd.oasis.opendocument.formula"/>
  <manifest:file-entry manifest:full-path="Object 454/Configurations2/accelerator/current.xml" manifest:media-type=""/>
  <manifest:file-entry manifest:full-path="Object 454/Configurations2/" manifest:media-type="application/vnd.sun.xml.ui.configuration"/>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452/content.xml" manifest:media-type="text/xml"/>
  <manifest:file-entry manifest:full-path="Object 452/Configurations2/accelerator/current.xml" manifest:media-type=""/>
  <manifest:file-entry manifest:full-path="Object 452/Configurations2/" manifest:media-type="application/vnd.sun.xml.ui.configuration"/>
  <manifest:file-entry manifest:full-path="Object 452/settings.xml" manifest:media-type="text/xml"/>
  <manifest:file-entry manifest:full-path="Object 452/" manifest:version="1.2" manifest:media-type="application/vnd.oasis.opendocument.formula"/>
  <manifest:file-entry manifest:full-path="Object 455/Configurations2/accelerator/current.xml" manifest:media-type=""/>
  <manifest:file-entry manifest:full-path="Object 455/Configurations2/" manifest:media-type="application/vnd.sun.xml.ui.configuration"/>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456/Configurations2/accelerator/current.xml" manifest:media-type=""/>
  <manifest:file-entry manifest:full-path="Object 456/Configurations2/" manifest:media-type="application/vnd.sun.xml.ui.configuration"/>
  <manifest:file-entry manifest:full-path="Object 456/settings.xml" manifest:media-type="text/xml"/>
  <manifest:file-entry manifest:full-path="Object 456/content.xml" manifest:media-type="text/xml"/>
  <manifest:file-entry manifest:full-path="Object 456/" manifest:version="1.2" manifest:media-type="application/vnd.oasis.opendocument.formula"/>
  <manifest:file-entry manifest:full-path="Object 461/Configurations2/accelerator/current.xml" manifest:media-type=""/>
  <manifest:file-entry manifest:full-path="Object 461/Configurations2/" manifest:media-type="application/vnd.sun.xml.ui.configuration"/>
  <manifest:file-entry manifest:full-path="Object 461/settings.xml" manifest:media-type="text/xml"/>
  <manifest:file-entry manifest:full-path="Object 461/content.xml" manifest:media-type="text/xml"/>
  <manifest:file-entry manifest:full-path="Object 461/" manifest:version="1.2" manifest:media-type="application/vnd.oasis.opendocument.formula"/>
  <manifest:file-entry manifest:full-path="Object 462/Configurations2/accelerator/current.xml" manifest:media-type=""/>
  <manifest:file-entry manifest:full-path="Object 462/Configurations2/" manifest:media-type="application/vnd.sun.xml.ui.configuration"/>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463/Configurations2/accelerator/current.xml" manifest:media-type=""/>
  <manifest:file-entry manifest:full-path="Object 463/Configurations2/" manifest:media-type="application/vnd.sun.xml.ui.configuration"/>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464/Configurations2/accelerator/current.xml" manifest:media-type=""/>
  <manifest:file-entry manifest:full-path="Object 464/Configurations2/" manifest:media-type="application/vnd.sun.xml.ui.configuration"/>
  <manifest:file-entry manifest:full-path="Object 464/content.xml" manifest:media-type="text/xml"/>
  <manifest:file-entry manifest:full-path="Object 464/settings.xml" manifest:media-type="text/xml"/>
  <manifest:file-entry manifest:full-path="Object 464/" manifest:version="1.2" manifest:media-type="application/vnd.oasis.opendocument.formula"/>
  <manifest:file-entry manifest:full-path="Object 465/Configurations2/accelerator/current.xml" manifest:media-type=""/>
  <manifest:file-entry manifest:full-path="Object 465/Configurations2/" manifest:media-type="application/vnd.sun.xml.ui.configuration"/>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66/Configurations2/accelerator/current.xml" manifest:media-type=""/>
  <manifest:file-entry manifest:full-path="Object 466/Configurations2/" manifest:media-type="application/vnd.sun.xml.ui.configuration"/>
  <manifest:file-entry manifest:full-path="Object 466/settings.xml" manifest:media-type="text/xml"/>
  <manifest:file-entry manifest:full-path="Object 466/content.xml" manifest:media-type="text/xml"/>
  <manifest:file-entry manifest:full-path="Object 466/" manifest:version="1.2" manifest:media-type="application/vnd.oasis.opendocument.formula"/>
  <manifest:file-entry manifest:full-path="Object 467/Configurations2/accelerator/current.xml" manifest:media-type=""/>
  <manifest:file-entry manifest:full-path="Object 467/Configurations2/" manifest:media-type="application/vnd.sun.xml.ui.configuration"/>
  <manifest:file-entry manifest:full-path="Object 467/content.xml" manifest:media-type="text/xml"/>
  <manifest:file-entry manifest:full-path="Object 467/settings.xml" manifest:media-type="text/xml"/>
  <manifest:file-entry manifest:full-path="Object 467/" manifest:version="1.2" manifest:media-type="application/vnd.oasis.opendocument.formula"/>
  <manifest:file-entry manifest:full-path="Object 468/Configurations2/accelerator/current.xml" manifest:media-type=""/>
  <manifest:file-entry manifest:full-path="Object 468/Configurations2/" manifest:media-type="application/vnd.sun.xml.ui.configuration"/>
  <manifest:file-entry manifest:full-path="Object 468/settings.xml" manifest:media-type="text/xml"/>
  <manifest:file-entry manifest:full-path="Object 468/content.xml" manifest:media-type="text/xml"/>
  <manifest:file-entry manifest:full-path="Object 468/" manifest:version="1.2" manifest:media-type="application/vnd.oasis.opendocument.formula"/>
  <manifest:file-entry manifest:full-path="Object 470/Configurations2/accelerator/current.xml" manifest:media-type=""/>
  <manifest:file-entry manifest:full-path="Object 470/Configurations2/" manifest:media-type="application/vnd.sun.xml.ui.configuration"/>
  <manifest:file-entry manifest:full-path="Object 470/content.xml" manifest:media-type="text/xml"/>
  <manifest:file-entry manifest:full-path="Object 470/settings.xml" manifest:media-type="text/xml"/>
  <manifest:file-entry manifest:full-path="Object 470/" manifest:version="1.2" manifest:media-type="application/vnd.oasis.opendocument.formula"/>
  <manifest:file-entry manifest:full-path="Object 469/Configurations2/accelerator/current.xml" manifest:media-type=""/>
  <manifest:file-entry manifest:full-path="Object 469/Configurations2/" manifest:media-type="application/vnd.sun.xml.ui.configuration"/>
  <manifest:file-entry manifest:full-path="Object 469/content.xml" manifest:media-type="text/xml"/>
  <manifest:file-entry manifest:full-path="Object 469/settings.xml" manifest:media-type="text/xml"/>
  <manifest:file-entry manifest:full-path="Object 469/" manifest:version="1.2" manifest:media-type="application/vnd.oasis.opendocument.formula"/>
  <manifest:file-entry manifest:full-path="Object 471/Configurations2/accelerator/current.xml" manifest:media-type=""/>
  <manifest:file-entry manifest:full-path="Object 471/Configurations2/" manifest:media-type="application/vnd.sun.xml.ui.configuration"/>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472/Configurations2/accelerator/current.xml" manifest:media-type=""/>
  <manifest:file-entry manifest:full-path="Object 472/Configurations2/" manifest:media-type="application/vnd.sun.xml.ui.configuration"/>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473/Configurations2/accelerator/current.xml" manifest:media-type=""/>
  <manifest:file-entry manifest:full-path="Object 473/Configurations2/" manifest:media-type="application/vnd.sun.xml.ui.configuration"/>
  <manifest:file-entry manifest:full-path="Object 473/content.xml" manifest:media-type="text/xml"/>
  <manifest:file-entry manifest:full-path="Object 473/settings.xml" manifest:media-type="text/xml"/>
  <manifest:file-entry manifest:full-path="Object 473/" manifest:version="1.2" manifest:media-type="application/vnd.oasis.opendocument.formula"/>
  <manifest:file-entry manifest:full-path="Object 474/Configurations2/accelerator/current.xml" manifest:media-type=""/>
  <manifest:file-entry manifest:full-path="Object 474/Configurations2/" manifest:media-type="application/vnd.sun.xml.ui.configuration"/>
  <manifest:file-entry manifest:full-path="Object 474/settings.xml" manifest:media-type="text/xml"/>
  <manifest:file-entry manifest:full-path="Object 474/content.xml" manifest:media-type="text/xml"/>
  <manifest:file-entry manifest:full-path="Object 474/" manifest:version="1.2" manifest:media-type="application/vnd.oasis.opendocument.formula"/>
  <manifest:file-entry manifest:full-path="Object 476/Configurations2/accelerator/current.xml" manifest:media-type=""/>
  <manifest:file-entry manifest:full-path="Object 476/Configurations2/" manifest:media-type="application/vnd.sun.xml.ui.configuration"/>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475/Configurations2/accelerator/current.xml" manifest:media-type=""/>
  <manifest:file-entry manifest:full-path="Object 475/Configurations2/" manifest:media-type="application/vnd.sun.xml.ui.configuration"/>
  <manifest:file-entry manifest:full-path="Object 475/content.xml" manifest:media-type="text/xml"/>
  <manifest:file-entry manifest:full-path="Object 475/settings.xml" manifest:media-type="text/xml"/>
  <manifest:file-entry manifest:full-path="Object 475/" manifest:version="1.2" manifest:media-type="application/vnd.oasis.opendocument.formula"/>
  <manifest:file-entry manifest:full-path="Object 477/Configurations2/accelerator/current.xml" manifest:media-type=""/>
  <manifest:file-entry manifest:full-path="Object 477/Configurations2/" manifest:media-type="application/vnd.sun.xml.ui.configuration"/>
  <manifest:file-entry manifest:full-path="Object 477/content.xml" manifest:media-type="text/xml"/>
  <manifest:file-entry manifest:full-path="Object 477/settings.xml" manifest:media-type="text/xml"/>
  <manifest:file-entry manifest:full-path="Object 477/" manifest:version="1.2" manifest:media-type="application/vnd.oasis.opendocument.formula"/>
  <manifest:file-entry manifest:full-path="Object 501/Configurations2/accelerator/current.xml" manifest:media-type=""/>
  <manifest:file-entry manifest:full-path="Object 501/Configurations2/" manifest:media-type="application/vnd.sun.xml.ui.configuration"/>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500/Configurations2/accelerator/current.xml" manifest:media-type=""/>
  <manifest:file-entry manifest:full-path="Object 500/Configurations2/" manifest:media-type="application/vnd.sun.xml.ui.configuration"/>
  <manifest:file-entry manifest:full-path="Object 500/settings.xml" manifest:media-type="text/xml"/>
  <manifest:file-entry manifest:full-path="Object 500/content.xml" manifest:media-type="text/xml"/>
  <manifest:file-entry manifest:full-path="Object 500/" manifest:version="1.2" manifest:media-type="application/vnd.oasis.opendocument.formula"/>
  <manifest:file-entry manifest:full-path="Object 502/Configurations2/accelerator/current.xml" manifest:media-type=""/>
  <manifest:file-entry manifest:full-path="Object 502/Configurations2/" manifest:media-type="application/vnd.sun.xml.ui.configuration"/>
  <manifest:file-entry manifest:full-path="Object 502/settings.xml" manifest:media-type="text/xml"/>
  <manifest:file-entry manifest:full-path="Object 502/content.xml" manifest:media-type="text/xml"/>
  <manifest:file-entry manifest:full-path="Object 502/" manifest:version="1.2" manifest:media-type="application/vnd.oasis.opendocument.formula"/>
  <manifest:file-entry manifest:full-path="Object 503/content.xml" manifest:media-type="text/xml"/>
  <manifest:file-entry manifest:full-path="Object 503/Configurations2/accelerator/current.xml" manifest:media-type=""/>
  <manifest:file-entry manifest:full-path="Object 503/Configurations2/" manifest:media-type="application/vnd.sun.xml.ui.configuration"/>
  <manifest:file-entry manifest:full-path="Object 503/settings.xml" manifest:media-type="text/xml"/>
  <manifest:file-entry manifest:full-path="Object 503/" manifest:version="1.2" manifest:media-type="application/vnd.oasis.opendocument.formula"/>
  <manifest:file-entry manifest:full-path="Object 504/Configurations2/accelerator/current.xml" manifest:media-type=""/>
  <manifest:file-entry manifest:full-path="Object 504/Configurations2/" manifest:media-type="application/vnd.sun.xml.ui.configuration"/>
  <manifest:file-entry manifest:full-path="Object 504/settings.xml" manifest:media-type="text/xml"/>
  <manifest:file-entry manifest:full-path="Object 504/content.xml" manifest:media-type="text/xml"/>
  <manifest:file-entry manifest:full-path="Object 504/" manifest:version="1.2" manifest:media-type="application/vnd.oasis.opendocument.formula"/>
  <manifest:file-entry manifest:full-path="Object 505/Configurations2/accelerator/current.xml" manifest:media-type=""/>
  <manifest:file-entry manifest:full-path="Object 505/Configurations2/" manifest:media-type="application/vnd.sun.xml.ui.configuration"/>
  <manifest:file-entry manifest:full-path="Object 505/settings.xml" manifest:media-type="text/xml"/>
  <manifest:file-entry manifest:full-path="Object 505/content.xml" manifest:media-type="text/xml"/>
  <manifest:file-entry manifest:full-path="Object 505/" manifest:version="1.2" manifest:media-type="application/vnd.oasis.opendocument.formula"/>
  <manifest:file-entry manifest:full-path="Object 506/Configurations2/accelerator/current.xml" manifest:media-type=""/>
  <manifest:file-entry manifest:full-path="Object 506/Configurations2/" manifest:media-type="application/vnd.sun.xml.ui.configuration"/>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510/Configurations2/accelerator/current.xml" manifest:media-type=""/>
  <manifest:file-entry manifest:full-path="Object 510/Configurations2/" manifest:media-type="application/vnd.sun.xml.ui.configuration"/>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511/Configurations2/accelerator/current.xml" manifest:media-type=""/>
  <manifest:file-entry manifest:full-path="Object 511/Configurations2/" manifest:media-type="application/vnd.sun.xml.ui.configuration"/>
  <manifest:file-entry manifest:full-path="Object 511/settings.xml" manifest:media-type="text/xml"/>
  <manifest:file-entry manifest:full-path="Object 511/content.xml" manifest:media-type="text/xml"/>
  <manifest:file-entry manifest:full-path="Object 511/" manifest:version="1.2" manifest:media-type="application/vnd.oasis.opendocument.formula"/>
  <manifest:file-entry manifest:full-path="Object 512/Configurations2/accelerator/current.xml" manifest:media-type=""/>
  <manifest:file-entry manifest:full-path="Object 512/Configurations2/" manifest:media-type="application/vnd.sun.xml.ui.configuration"/>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513/Configurations2/accelerator/current.xml" manifest:media-type=""/>
  <manifest:file-entry manifest:full-path="Object 513/Configurations2/" manifest:media-type="application/vnd.sun.xml.ui.configuration"/>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5/content.xml" manifest:media-type="text/xml"/>
  <manifest:file-entry manifest:full-path="Object 515/Configurations2/accelerator/current.xml" manifest:media-type=""/>
  <manifest:file-entry manifest:full-path="Object 515/Configurations2/" manifest:media-type="application/vnd.sun.xml.ui.configuration"/>
  <manifest:file-entry manifest:full-path="Object 515/settings.xml" manifest:media-type="text/xml"/>
  <manifest:file-entry manifest:full-path="Object 515/" manifest:version="1.2" manifest:media-type="application/vnd.oasis.opendocument.formula"/>
  <manifest:file-entry manifest:full-path="Object 514/Configurations2/accelerator/current.xml" manifest:media-type=""/>
  <manifest:file-entry manifest:full-path="Object 514/Configurations2/" manifest:media-type="application/vnd.sun.xml.ui.configuration"/>
  <manifest:file-entry manifest:full-path="Object 514/content.xml" manifest:media-type="text/xml"/>
  <manifest:file-entry manifest:full-path="Object 514/settings.xml" manifest:media-type="text/xml"/>
  <manifest:file-entry manifest:full-path="Object 514/" manifest:version="1.2" manifest:media-type="application/vnd.oasis.opendocument.formula"/>
  <manifest:file-entry manifest:full-path="Object 516/Configurations2/accelerator/current.xml" manifest:media-type=""/>
  <manifest:file-entry manifest:full-path="Object 516/Configurations2/" manifest:media-type="application/vnd.sun.xml.ui.configuration"/>
  <manifest:file-entry manifest:full-path="Object 516/content.xml" manifest:media-type="text/xml"/>
  <manifest:file-entry manifest:full-path="Object 516/settings.xml" manifest:media-type="text/xml"/>
  <manifest:file-entry manifest:full-path="Object 516/" manifest:version="1.2" manifest:media-type="application/vnd.oasis.opendocument.formula"/>
  <manifest:file-entry manifest:full-path="Object 517/content.xml" manifest:media-type="text/xml"/>
  <manifest:file-entry manifest:full-path="Object 517/Configurations2/accelerator/current.xml" manifest:media-type=""/>
  <manifest:file-entry manifest:full-path="Object 517/Configurations2/" manifest:media-type="application/vnd.sun.xml.ui.configuration"/>
  <manifest:file-entry manifest:full-path="Object 517/settings.xml" manifest:media-type="text/xml"/>
  <manifest:file-entry manifest:full-path="Object 517/" manifest:version="1.2" manifest:media-type="application/vnd.oasis.opendocument.formula"/>
  <manifest:file-entry manifest:full-path="Object 518/Configurations2/accelerator/current.xml" manifest:media-type=""/>
  <manifest:file-entry manifest:full-path="Object 518/Configurations2/" manifest:media-type="application/vnd.sun.xml.ui.configuration"/>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519/Configurations2/accelerator/current.xml" manifest:media-type=""/>
  <manifest:file-entry manifest:full-path="Object 519/Configurations2/" manifest:media-type="application/vnd.sun.xml.ui.configuration"/>
  <manifest:file-entry manifest:full-path="Object 519/content.xml" manifest:media-type="text/xml"/>
  <manifest:file-entry manifest:full-path="Object 519/settings.xml" manifest:media-type="text/xml"/>
  <manifest:file-entry manifest:full-path="Object 519/" manifest:version="1.2" manifest:media-type="application/vnd.oasis.opendocument.formula"/>
  <manifest:file-entry manifest:full-path="Object 520/Configurations2/accelerator/current.xml" manifest:media-type=""/>
  <manifest:file-entry manifest:full-path="Object 520/Configurations2/" manifest:media-type="application/vnd.sun.xml.ui.configuration"/>
  <manifest:file-entry manifest:full-path="Object 520/content.xml" manifest:media-type="text/xml"/>
  <manifest:file-entry manifest:full-path="Object 520/settings.xml" manifest:media-type="text/xml"/>
  <manifest:file-entry manifest:full-path="Object 520/" manifest:version="1.2" manifest:media-type="application/vnd.oasis.opendocument.formula"/>
  <manifest:file-entry manifest:full-path="Object 521/Configurations2/accelerator/current.xml" manifest:media-type=""/>
  <manifest:file-entry manifest:full-path="Object 521/Configurations2/" manifest:media-type="application/vnd.sun.xml.ui.configuration"/>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522/Configurations2/accelerator/current.xml" manifest:media-type=""/>
  <manifest:file-entry manifest:full-path="Object 522/Configurations2/" manifest:media-type="application/vnd.sun.xml.ui.configuration"/>
  <manifest:file-entry manifest:full-path="Object 522/settings.xml" manifest:media-type="text/xml"/>
  <manifest:file-entry manifest:full-path="Object 522/content.xml" manifest:media-type="text/xml"/>
  <manifest:file-entry manifest:full-path="Object 522/" manifest:version="1.2" manifest:media-type="application/vnd.oasis.opendocument.formula"/>
  <manifest:file-entry manifest:full-path="Object 523/Configurations2/accelerator/current.xml" manifest:media-type=""/>
  <manifest:file-entry manifest:full-path="Object 523/Configurations2/" manifest:media-type="application/vnd.sun.xml.ui.configuration"/>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524/Configurations2/accelerator/current.xml" manifest:media-type=""/>
  <manifest:file-entry manifest:full-path="Object 524/Configurations2/" manifest:media-type="application/vnd.sun.xml.ui.configuration"/>
  <manifest:file-entry manifest:full-path="Object 524/content.xml" manifest:media-type="text/xml"/>
  <manifest:file-entry manifest:full-path="Object 524/settings.xml" manifest:media-type="text/xml"/>
  <manifest:file-entry manifest:full-path="Object 524/" manifest:version="1.2" manifest:media-type="application/vnd.oasis.opendocument.formula"/>
  <manifest:file-entry manifest:full-path="Object 525/Configurations2/accelerator/current.xml" manifest:media-type=""/>
  <manifest:file-entry manifest:full-path="Object 525/Configurations2/" manifest:media-type="application/vnd.sun.xml.ui.configuration"/>
  <manifest:file-entry manifest:full-path="Object 525/settings.xml" manifest:media-type="text/xml"/>
  <manifest:file-entry manifest:full-path="Object 525/content.xml" manifest:media-type="text/xml"/>
  <manifest:file-entry manifest:full-path="Object 525/" manifest:version="1.2" manifest:media-type="application/vnd.oasis.opendocument.formula"/>
  <manifest:file-entry manifest:full-path="Object 526/Configurations2/accelerator/current.xml" manifest:media-type=""/>
  <manifest:file-entry manifest:full-path="Object 526/Configurations2/" manifest:media-type="application/vnd.sun.xml.ui.configuration"/>
  <manifest:file-entry manifest:full-path="Object 526/content.xml" manifest:media-type="text/xml"/>
  <manifest:file-entry manifest:full-path="Object 526/settings.xml" manifest:media-type="text/xml"/>
  <manifest:file-entry manifest:full-path="Object 526/" manifest:version="1.2" manifest:media-type="application/vnd.oasis.opendocument.formula"/>
  <manifest:file-entry manifest:full-path="Object 527/Configurations2/accelerator/current.xml" manifest:media-type=""/>
  <manifest:file-entry manifest:full-path="Object 527/Configurations2/" manifest:media-type="application/vnd.sun.xml.ui.configuration"/>
  <manifest:file-entry manifest:full-path="Object 527/content.xml" manifest:media-type="text/xml"/>
  <manifest:file-entry manifest:full-path="Object 527/settings.xml" manifest:media-type="text/xml"/>
  <manifest:file-entry manifest:full-path="Object 527/" manifest:version="1.2" manifest:media-type="application/vnd.oasis.opendocument.formula"/>
  <manifest:file-entry manifest:full-path="Object 528/Configurations2/accelerator/current.xml" manifest:media-type=""/>
  <manifest:file-entry manifest:full-path="Object 528/Configurations2/" manifest:media-type="application/vnd.sun.xml.ui.configuration"/>
  <manifest:file-entry manifest:full-path="Object 528/content.xml" manifest:media-type="text/xml"/>
  <manifest:file-entry manifest:full-path="Object 528/settings.xml" manifest:media-type="text/xml"/>
  <manifest:file-entry manifest:full-path="Object 528/" manifest:version="1.2" manifest:media-type="application/vnd.oasis.opendocument.formula"/>
  <manifest:file-entry manifest:full-path="Object 529/Configurations2/accelerator/current.xml" manifest:media-type=""/>
  <manifest:file-entry manifest:full-path="Object 529/Configurations2/" manifest:media-type="application/vnd.sun.xml.ui.configuration"/>
  <manifest:file-entry manifest:full-path="Object 529/content.xml" manifest:media-type="text/xml"/>
  <manifest:file-entry manifest:full-path="Object 529/settings.xml" manifest:media-type="text/xml"/>
  <manifest:file-entry manifest:full-path="Object 529/" manifest:version="1.2" manifest:media-type="application/vnd.oasis.opendocument.formula"/>
  <manifest:file-entry manifest:full-path="Object 530/content.xml" manifest:media-type="text/xml"/>
  <manifest:file-entry manifest:full-path="Object 530/Configurations2/accelerator/current.xml" manifest:media-type=""/>
  <manifest:file-entry manifest:full-path="Object 530/Configurations2/" manifest:media-type="application/vnd.sun.xml.ui.configuration"/>
  <manifest:file-entry manifest:full-path="Object 530/settings.xml" manifest:media-type="text/xml"/>
  <manifest:file-entry manifest:full-path="Object 53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parajita" svg:font-family="Aparajita" style:font-adornments="Bol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1b6236" style:font-name-asian="Courier New" style:font-size-asian="10.5pt" style:font-style-asian="normal" style:font-weight-asian="normal" style:font-name-complex="Courier New" style:font-size-complex="10.5pt" style:font-style-complex="normal" style:font-weight-complex="normal"/>
    </style:style>
    <style:style style:name="P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209b07" style:font-name-asian="Courier New" style:font-size-asian="10.5pt" style:font-style-asian="normal" style:font-weight-asian="normal" style:font-name-complex="Courier New" style:font-size-complex="10.5pt" style:font-style-complex="normal" style:font-weight-complex="normal"/>
    </style:style>
    <style:style style:name="P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20c5ec" style:font-name-asian="Courier New" style:font-size-asian="10.5pt" style:font-style-asian="normal" style:font-weight-asian="normal" style:font-name-complex="Courier New" style:font-size-complex="10.5pt" style:font-style-complex="normal" style:font-weight-complex="normal"/>
    </style:style>
    <style:style style:name="P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214761" style:font-name-asian="Courier New" style:font-size-asian="10.5pt" style:font-style-asian="normal" style:font-weight-asian="normal" style:font-name-complex="Courier New" style:font-size-complex="10.5pt" style:font-style-complex="normal" style:font-weight-complex="normal"/>
    </style:style>
    <style:style style:name="P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21ea8c" style:font-name-asian="Courier New" style:font-size-asian="10.5pt" style:font-style-asian="normal" style:font-weight-asian="normal" style:font-name-complex="Courier New" style:font-size-complex="10.5pt" style:font-style-complex="normal" style:font-weight-complex="normal"/>
    </style:style>
    <style:style style:name="P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2f6aa7" style:font-name-asian="Courier New" style:font-size-asian="10.5pt" style:font-style-asian="normal" style:font-weight-asian="normal" style:font-name-complex="Courier New" style:font-size-complex="10.5pt" style:font-style-complex="normal" style:font-weight-complex="normal"/>
    </style:style>
    <style:style style:name="P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2fe5a5" style:font-name-asian="Courier New" style:font-size-asian="10.5pt" style:font-style-asian="normal" style:font-weight-asian="normal" style:font-name-complex="Courier New" style:font-size-complex="10.5pt" style:font-style-complex="normal" style:font-weight-complex="normal"/>
    </style:style>
    <style:style style:name="P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31260c" style:font-name-asian="Courier New" style:font-size-asian="10.5pt" style:font-style-asian="normal" style:font-weight-asian="normal" style:font-name-complex="Courier New" style:font-size-complex="10.5pt" style:font-style-complex="normal" style:font-weight-complex="normal"/>
    </style:style>
    <style:style style:name="P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326ffc" style:font-name-asian="Courier New" style:font-size-asian="10.5pt" style:font-style-asian="normal" style:font-weight-asian="normal" style:font-name-complex="Courier New" style:font-size-complex="10.5pt" style:font-style-complex="normal" style:font-weight-complex="normal"/>
    </style:style>
    <style:style style:name="P1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3642a1" style:font-name-asian="Courier New" style:font-size-asian="10.5pt" style:font-style-asian="normal" style:font-weight-asian="normal" style:font-name-complex="Courier New" style:font-size-complex="10.5pt" style:font-style-complex="normal" style:font-weight-complex="normal"/>
    </style:style>
    <style:style style:name="P1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3af687" style:font-name-asian="Courier New" style:font-size-asian="10.5pt" style:font-style-asian="normal" style:font-weight-asian="normal" style:font-name-complex="Courier New" style:font-size-complex="10.5pt" style:font-style-complex="normal" style:font-weight-complex="normal"/>
    </style:style>
    <style:style style:name="P1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3c30fe" style:font-name-asian="Courier New" style:font-size-asian="10.5pt" style:font-style-asian="normal" style:font-weight-asian="normal" style:font-name-complex="Courier New" style:font-size-complex="10.5pt" style:font-style-complex="normal" style:font-weight-complex="normal"/>
    </style:style>
    <style:style style:name="P1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4096f0" style:font-name-asian="Courier New" style:font-size-asian="10.5pt" style:font-style-asian="normal" style:font-weight-asian="normal" style:font-name-complex="Courier New" style:font-size-complex="10.5pt" style:font-style-complex="normal" style:font-weight-complex="normal"/>
    </style:style>
    <style:style style:name="P1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42ec77" style:font-name-asian="Courier New" style:font-size-asian="10.5pt" style:font-style-asian="normal" style:font-weight-asian="normal" style:font-name-complex="Courier New" style:font-size-complex="10.5pt" style:font-style-complex="normal" style:font-weight-complex="normal"/>
    </style:style>
    <style:style style:name="P1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42fddb" style:font-name-asian="Courier New" style:font-size-asian="10.5pt" style:font-style-asian="normal" style:font-weight-asian="normal" style:font-name-complex="Courier New" style:font-size-complex="10.5pt" style:font-style-complex="normal" style:font-weight-complex="normal"/>
    </style:style>
    <style:style style:name="P1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444745" style:font-name-asian="Courier New" style:font-size-asian="10.5pt" style:font-style-asian="normal" style:font-weight-asian="normal" style:font-name-complex="Courier New" style:font-size-complex="10.5pt" style:font-style-complex="normal" style:font-weight-complex="normal"/>
    </style:style>
    <style:style style:name="P1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4a0ec1" style:font-name-asian="Courier New" style:font-size-asian="10.5pt" style:font-style-asian="normal" style:font-weight-asian="normal" style:font-name-complex="Courier New" style:font-size-complex="10.5pt" style:font-style-complex="normal" style:font-weight-complex="normal"/>
    </style:style>
    <style:style style:name="P1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4b9dab" style:font-name-asian="Courier New" style:font-size-asian="10.5pt" style:font-style-asian="normal" style:font-weight-asian="normal" style:font-name-complex="Courier New" style:font-size-complex="10.5pt" style:font-style-complex="normal" style:font-weight-complex="normal"/>
    </style:style>
    <style:style style:name="P1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4cd4a7" style:font-name-asian="Courier New" style:font-size-asian="10.5pt" style:font-style-asian="normal" style:font-weight-asian="normal" style:font-name-complex="Courier New" style:font-size-complex="10.5pt" style:font-style-complex="normal" style:font-weight-complex="normal"/>
    </style:style>
    <style:style style:name="P2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4ef99a" style:font-name-asian="Courier New" style:font-size-asian="10.5pt" style:font-style-asian="normal" style:font-weight-asian="normal" style:font-name-complex="Courier New" style:font-size-complex="10.5pt" style:font-style-complex="normal" style:font-weight-complex="normal"/>
    </style:style>
    <style:style style:name="P2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504148" style:font-name-asian="Courier New" style:font-size-asian="10.5pt" style:font-style-asian="normal" style:font-weight-asian="normal" style:font-name-complex="Courier New" style:font-size-complex="10.5pt" style:font-style-complex="normal" style:font-weight-complex="normal"/>
    </style:style>
    <style:style style:name="P2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9bbba8" style:font-name-asian="Courier New" style:font-size-asian="10.5pt" style:font-style-asian="normal" style:font-weight-asian="normal" style:font-name-complex="Courier New" style:font-size-complex="10.5pt" style:font-style-complex="normal" style:font-weight-complex="normal"/>
    </style:style>
    <style:style style:name="P2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9dc022" style:font-name-asian="Courier New" style:font-size-asian="10.5pt" style:font-style-asian="normal" style:font-weight-asian="normal" style:font-name-complex="Courier New" style:font-size-complex="10.5pt" style:font-style-complex="normal" style:font-weight-complex="normal"/>
    </style:style>
    <style:style style:name="P2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9f5c6f" style:font-name-asian="Courier New" style:font-size-asian="10.5pt" style:font-style-asian="normal" style:font-weight-asian="normal" style:font-name-complex="Courier New" style:font-size-complex="10.5pt" style:font-style-complex="normal" style:font-weight-complex="normal"/>
    </style:style>
    <style:style style:name="P2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a03615" style:font-name-asian="Courier New" style:font-size-asian="10.5pt" style:font-style-asian="normal" style:font-weight-asian="normal" style:font-name-complex="Courier New" style:font-size-complex="10.5pt" style:font-style-complex="normal" style:font-weight-complex="normal"/>
    </style:style>
    <style:style style:name="P2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a152f1" style:font-name-asian="Courier New" style:font-size-asian="10.5pt" style:font-style-asian="normal" style:font-weight-asian="normal" style:font-name-complex="Courier New" style:font-size-complex="10.5pt" style:font-style-complex="normal" style:font-weight-complex="normal"/>
    </style:style>
    <style:style style:name="P2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a27695" style:font-name-asian="Courier New" style:font-size-asian="10.5pt" style:font-style-asian="normal" style:font-weight-asian="normal" style:font-name-complex="Courier New" style:font-size-complex="10.5pt" style:font-style-complex="normal" style:font-weight-complex="normal"/>
    </style:style>
    <style:style style:name="P2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a31fb4" style:font-name-asian="Courier New" style:font-size-asian="10.5pt" style:font-style-asian="normal" style:font-weight-asian="normal" style:font-name-complex="Courier New" style:font-size-complex="10.5pt" style:font-style-complex="normal" style:font-weight-complex="normal"/>
    </style:style>
    <style:style style:name="P2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a58453" style:font-name-asian="Courier New" style:font-size-asian="10.5pt" style:font-style-asian="normal" style:font-weight-asian="normal" style:font-name-complex="Courier New" style:font-size-complex="10.5pt" style:font-style-complex="normal" style:font-weight-complex="normal"/>
    </style:style>
    <style:style style:name="P3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abdc96" style:font-name-asian="Courier New" style:font-size-asian="10.5pt" style:font-style-asian="normal" style:font-weight-asian="normal" style:font-name-complex="Courier New" style:font-size-complex="10.5pt" style:font-style-complex="normal" style:font-weight-complex="normal"/>
    </style:style>
    <style:style style:name="P3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b20d97" style:font-name-asian="Courier New" style:font-size-asian="10.5pt" style:font-style-asian="normal" style:font-weight-asian="normal" style:font-name-complex="Courier New" style:font-size-complex="10.5pt" style:font-style-complex="normal" style:font-weight-complex="normal"/>
    </style:style>
    <style:style style:name="P3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b4baf9" style:font-name-asian="Courier New" style:font-size-asian="10.5pt" style:font-style-asian="normal" style:font-weight-asian="normal" style:font-name-complex="Courier New" style:font-size-complex="10.5pt" style:font-style-complex="normal" style:font-weight-complex="normal"/>
    </style:style>
    <style:style style:name="P3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b75e2c" style:font-name-asian="Courier New" style:font-size-asian="10.5pt" style:font-style-asian="normal" style:font-weight-asian="normal" style:font-name-complex="Courier New" style:font-size-complex="10.5pt" style:font-style-complex="normal" style:font-weight-complex="normal"/>
    </style:style>
    <style:style style:name="P3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c78e8a" style:font-name-asian="Courier New" style:font-size-asian="10.5pt" style:font-style-asian="normal" style:font-weight-asian="normal" style:font-name-complex="Courier New" style:font-size-complex="10.5pt" style:font-style-complex="normal" style:font-weight-complex="normal"/>
    </style:style>
    <style:style style:name="P3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ca373f" style:font-name-asian="Courier New" style:font-size-asian="10.5pt" style:font-style-asian="normal" style:font-weight-asian="normal" style:font-name-complex="Courier New" style:font-size-complex="10.5pt" style:font-style-complex="normal" style:font-weight-complex="normal"/>
    </style:style>
    <style:style style:name="P3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cb26c6" style:font-name-asian="Courier New" style:font-size-asian="10.5pt" style:font-style-asian="normal" style:font-weight-asian="normal" style:font-name-complex="Courier New" style:font-size-complex="10.5pt" style:font-style-complex="normal" style:font-weight-complex="normal"/>
    </style:style>
    <style:style style:name="P3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cb4999" style:font-name-asian="Courier New" style:font-size-asian="10.5pt" style:font-style-asian="normal" style:font-weight-asian="normal" style:font-name-complex="Courier New" style:font-size-complex="10.5pt" style:font-style-complex="normal" style:font-weight-complex="normal"/>
    </style:style>
    <style:style style:name="P3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cb5413" style:font-name-asian="Courier New" style:font-size-asian="10.5pt" style:font-style-asian="normal" style:font-weight-asian="normal" style:font-name-complex="Courier New" style:font-size-complex="10.5pt" style:font-style-complex="normal" style:font-weight-complex="normal"/>
    </style:style>
    <style:style style:name="P3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cc7c31" style:font-name-asian="Courier New" style:font-size-asian="10.5pt" style:font-style-asian="normal" style:font-weight-asian="normal" style:font-name-complex="Courier New" style:font-size-complex="10.5pt" style:font-style-complex="normal" style:font-weight-complex="normal"/>
    </style:style>
    <style:style style:name="P4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cd33b0" style:font-name-asian="Courier New" style:font-size-asian="10.5pt" style:font-style-asian="normal" style:font-weight-asian="normal" style:font-name-complex="Courier New" style:font-size-complex="10.5pt" style:font-style-complex="normal" style:font-weight-complex="normal"/>
    </style:style>
    <style:style style:name="P4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d187aa" style:font-name-asian="Courier New" style:font-size-asian="10.5pt" style:font-style-asian="normal" style:font-weight-asian="normal" style:font-name-complex="Courier New" style:font-size-complex="10.5pt" style:font-style-complex="normal" style:font-weight-complex="normal"/>
    </style:style>
    <style:style style:name="P4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d35ff8" style:font-name-asian="Courier New" style:font-size-asian="10.5pt" style:font-style-asian="normal" style:font-weight-asian="normal" style:font-name-complex="Courier New" style:font-size-complex="10.5pt" style:font-style-complex="normal" style:font-weight-complex="normal"/>
    </style:style>
    <style:style style:name="P4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d4aff4" style:font-name-asian="Courier New" style:font-size-asian="10.5pt" style:font-style-asian="normal" style:font-weight-asian="normal" style:font-name-complex="Courier New" style:font-size-complex="10.5pt" style:font-style-complex="normal" style:font-weight-complex="normal"/>
    </style:style>
    <style:style style:name="P4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d65a9c" style:font-name-asian="Courier New" style:font-size-asian="10.5pt" style:font-style-asian="normal" style:font-weight-asian="normal" style:font-name-complex="Courier New" style:font-size-complex="10.5pt" style:font-style-complex="normal" style:font-weight-complex="normal"/>
    </style:style>
    <style:style style:name="P4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d8184e" style:font-name-asian="Courier New" style:font-size-asian="10.5pt" style:font-style-asian="normal" style:font-weight-asian="normal" style:font-name-complex="Courier New" style:font-size-complex="10.5pt" style:font-style-complex="normal" style:font-weight-complex="normal"/>
    </style:style>
    <style:style style:name="P4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d9d87f" style:font-name-asian="Courier New" style:font-size-asian="10.5pt" style:font-style-asian="normal" style:font-weight-asian="normal" style:font-name-complex="Courier New" style:font-size-complex="10.5pt" style:font-style-complex="normal" style:font-weight-complex="normal"/>
    </style:style>
    <style:style style:name="P4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dbedbd" style:font-name-asian="Courier New" style:font-size-asian="10.5pt" style:font-style-asian="normal" style:font-weight-asian="normal" style:font-name-complex="Courier New" style:font-size-complex="10.5pt" style:font-style-complex="normal" style:font-weight-complex="normal"/>
    </style:style>
    <style:style style:name="P4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e014b6" style:font-name-asian="Courier New" style:font-size-asian="10.5pt" style:font-style-asian="normal" style:font-weight-asian="normal" style:font-name-complex="Courier New" style:font-size-complex="10.5pt" style:font-style-complex="normal" style:font-weight-complex="normal"/>
    </style:style>
    <style:style style:name="P4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e0478b" style:font-name-asian="Courier New" style:font-size-asian="10.5pt" style:font-style-asian="normal" style:font-weight-asian="normal" style:font-name-complex="Courier New" style:font-size-complex="10.5pt" style:font-style-complex="normal" style:font-weight-complex="normal"/>
    </style:style>
    <style:style style:name="P5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e656e8" style:font-name-asian="Courier New" style:font-size-asian="10.5pt" style:font-style-asian="normal" style:font-weight-asian="normal" style:font-name-complex="Courier New" style:font-size-complex="10.5pt" style:font-style-complex="normal" style:font-weight-complex="normal"/>
    </style:style>
    <style:style style:name="P5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e8a0c2" style:font-name-asian="Courier New" style:font-size-asian="10.5pt" style:font-style-asian="normal" style:font-weight-asian="normal" style:font-name-complex="Courier New" style:font-size-complex="10.5pt" style:font-style-complex="normal" style:font-weight-complex="normal"/>
    </style:style>
    <style:style style:name="P5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ea38b3" style:font-name-asian="Courier New" style:font-size-asian="10.5pt" style:font-style-asian="normal" style:font-weight-asian="normal" style:font-name-complex="Courier New" style:font-size-complex="10.5pt" style:font-style-complex="normal" style:font-weight-complex="normal"/>
    </style:style>
    <style:style style:name="P5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f00f3c" style:font-name-asian="Courier New" style:font-size-asian="10.5pt" style:font-style-asian="normal" style:font-weight-asian="normal" style:font-name-complex="Courier New" style:font-size-complex="10.5pt" style:font-style-complex="normal" style:font-weight-complex="normal"/>
    </style:style>
    <style:style style:name="P5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f19fa9" style:font-name-asian="Courier New" style:font-size-asian="10.5pt" style:font-style-asian="normal" style:font-weight-asian="normal" style:font-name-complex="Courier New" style:font-size-complex="10.5pt" style:font-style-complex="normal" style:font-weight-complex="normal"/>
    </style:style>
    <style:style style:name="P5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f379b1" style:font-name-asian="Courier New" style:font-size-asian="10.5pt" style:font-style-asian="normal" style:font-weight-asian="normal" style:font-name-complex="Courier New" style:font-size-complex="10.5pt" style:font-style-complex="normal" style:font-weight-complex="normal"/>
    </style:style>
    <style:style style:name="P5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0163a1" style:font-name-asian="Courier New" style:font-size-asian="10.5pt" style:font-style-asian="normal" style:font-weight-asian="normal" style:font-name-complex="Courier New" style:font-size-complex="10.5pt" style:font-style-complex="normal" style:font-weight-complex="normal"/>
    </style:style>
    <style:style style:name="P5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03fb25" style:font-name-asian="Courier New" style:font-size-asian="10.5pt" style:font-style-asian="normal" style:font-weight-asian="normal" style:font-name-complex="Courier New" style:font-size-complex="10.5pt" style:font-style-complex="normal" style:font-weight-complex="normal"/>
    </style:style>
    <style:style style:name="P5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077909" style:font-name-asian="Courier New" style:font-size-asian="10.5pt" style:font-style-asian="normal" style:font-weight-asian="normal" style:font-name-complex="Courier New" style:font-size-complex="10.5pt" style:font-style-complex="normal" style:font-weight-complex="normal"/>
    </style:style>
    <style:style style:name="P5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0eec86" style:font-name-asian="Courier New" style:font-size-asian="10.5pt" style:font-style-asian="normal" style:font-weight-asian="normal" style:font-name-complex="Courier New" style:font-size-complex="10.5pt" style:font-style-complex="normal" style:font-weight-complex="normal"/>
    </style:style>
    <style:style style:name="P6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0f710f" style:font-name-asian="Courier New" style:font-size-asian="10.5pt" style:font-style-asian="normal" style:font-weight-asian="normal" style:font-name-complex="Courier New" style:font-size-complex="10.5pt" style:font-style-complex="normal" style:font-weight-complex="normal"/>
    </style:style>
    <style:style style:name="P6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10d563" style:font-name-asian="Courier New" style:font-size-asian="10.5pt" style:font-style-asian="normal" style:font-weight-asian="normal" style:font-name-complex="Courier New" style:font-size-complex="10.5pt" style:font-style-complex="normal" style:font-weight-complex="normal"/>
    </style:style>
    <style:style style:name="P6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129d1e" style:font-name-asian="Courier New" style:font-size-asian="10.5pt" style:font-style-asian="normal" style:font-weight-asian="normal" style:font-name-complex="Courier New" style:font-size-complex="10.5pt" style:font-style-complex="normal" style:font-weight-complex="normal"/>
    </style:style>
    <style:style style:name="P6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15eb9e" style:font-name-asian="Courier New" style:font-size-asian="10.5pt" style:font-style-asian="normal" style:font-weight-asian="normal" style:font-name-complex="Courier New" style:font-size-complex="10.5pt" style:font-style-complex="normal" style:font-weight-complex="normal"/>
    </style:style>
    <style:style style:name="P6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23a6b3" style:font-name-asian="Courier New" style:font-size-asian="10.5pt" style:font-style-asian="normal" style:font-weight-asian="normal" style:font-name-complex="Courier New" style:font-size-complex="10.5pt" style:font-style-complex="normal" style:font-weight-complex="normal"/>
    </style:style>
    <style:style style:name="P6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3796a6" style:font-name-asian="Courier New" style:font-size-asian="10.5pt" style:font-style-asian="normal" style:font-weight-asian="normal" style:font-name-complex="Courier New" style:font-size-complex="10.5pt" style:font-style-complex="normal" style:font-weight-complex="normal"/>
    </style:style>
    <style:style style:name="P6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38d2cb" style:font-name-asian="Courier New" style:font-size-asian="10.5pt" style:font-style-asian="normal" style:font-weight-asian="normal" style:font-name-complex="Courier New" style:font-size-complex="10.5pt" style:font-style-complex="normal" style:font-weight-complex="normal"/>
    </style:style>
    <style:style style:name="P6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3aba87" style:font-name-asian="Courier New" style:font-size-asian="10.5pt" style:font-style-asian="normal" style:font-weight-asian="normal" style:font-name-complex="Courier New" style:font-size-complex="10.5pt" style:font-style-complex="normal" style:font-weight-complex="normal"/>
    </style:style>
    <style:style style:name="P6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524bfa" style:font-name-asian="Courier New" style:font-size-asian="10.5pt" style:font-style-asian="normal" style:font-weight-asian="normal" style:font-name-complex="Courier New" style:font-size-complex="10.5pt" style:font-style-complex="normal" style:font-weight-complex="normal"/>
    </style:style>
    <style:style style:name="P6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53a0d6" style:font-name-asian="Courier New" style:font-size-asian="10.5pt" style:font-style-asian="normal" style:font-weight-asian="normal" style:font-name-complex="Courier New" style:font-size-complex="10.5pt" style:font-style-complex="normal" style:font-weight-complex="normal"/>
    </style:style>
    <style:style style:name="P7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5538ce" style:font-name-asian="Courier New" style:font-size-asian="10.5pt" style:font-style-asian="normal" style:font-weight-asian="normal" style:font-name-complex="Courier New" style:font-size-complex="10.5pt" style:font-style-complex="normal" style:font-weight-complex="normal"/>
    </style:style>
    <style:style style:name="P7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6b7422" style:font-name-asian="Courier New" style:font-size-asian="10.5pt" style:font-style-asian="normal" style:font-weight-asian="normal" style:font-name-complex="Courier New" style:font-size-complex="10.5pt" style:font-style-complex="normal" style:font-weight-complex="normal"/>
    </style:style>
    <style:style style:name="P7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6e03f9" style:font-name-asian="Courier New" style:font-size-asian="10.5pt" style:font-style-asian="normal" style:font-weight-asian="normal" style:font-name-complex="Courier New" style:font-size-complex="10.5pt" style:font-style-complex="normal" style:font-weight-complex="normal"/>
    </style:style>
    <style:style style:name="P7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805984" style:font-name-asian="Courier New" style:font-size-asian="10.5pt" style:font-style-asian="normal" style:font-weight-asian="normal" style:font-name-complex="Courier New" style:font-size-complex="10.5pt" style:font-style-complex="normal" style:font-weight-complex="normal"/>
    </style:style>
    <style:style style:name="P7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817982" style:font-name-asian="Courier New" style:font-size-asian="10.5pt" style:font-style-asian="normal" style:font-weight-asian="normal" style:font-name-complex="Courier New" style:font-size-complex="10.5pt" style:font-style-complex="normal" style:font-weight-complex="normal"/>
    </style:style>
    <style:style style:name="P7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818c9d" style:font-name-asian="Courier New" style:font-size-asian="10.5pt" style:font-style-asian="normal" style:font-weight-asian="normal" style:font-name-complex="Courier New" style:font-size-complex="10.5pt" style:font-style-complex="normal" style:font-weight-complex="normal"/>
    </style:style>
    <style:style style:name="P7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829505" style:font-name-asian="Courier New" style:font-size-asian="10.5pt" style:font-style-asian="normal" style:font-weight-asian="normal" style:font-name-complex="Courier New" style:font-size-complex="10.5pt" style:font-style-complex="normal" style:font-weight-complex="normal"/>
    </style:style>
    <style:style style:name="P7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841a28" style:font-name-asian="Courier New" style:font-size-asian="10.5pt" style:font-style-asian="normal" style:font-weight-asian="normal" style:font-name-complex="Courier New" style:font-size-complex="10.5pt" style:font-style-complex="normal" style:font-weight-complex="normal"/>
    </style:style>
    <style:style style:name="P7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858aac" style:font-name-asian="Courier New" style:font-size-asian="10.5pt" style:font-style-asian="normal" style:font-weight-asian="normal" style:font-name-complex="Courier New" style:font-size-complex="10.5pt" style:font-style-complex="normal" style:font-weight-complex="normal"/>
    </style:style>
    <style:style style:name="P7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892cbb" style:font-name-asian="Courier New" style:font-size-asian="10.5pt" style:font-style-asian="normal" style:font-weight-asian="normal" style:font-name-complex="Courier New" style:font-size-complex="10.5pt" style:font-style-complex="normal" style:font-weight-complex="normal"/>
    </style:style>
    <style:style style:name="P8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8a24e2" style:font-name-asian="Courier New" style:font-size-asian="10.5pt" style:font-style-asian="normal" style:font-weight-asian="normal" style:font-name-complex="Courier New" style:font-size-complex="10.5pt" style:font-style-complex="normal" style:font-weight-complex="normal"/>
    </style:style>
    <style:style style:name="P8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8d0281" style:font-name-asian="Courier New" style:font-size-asian="10.5pt" style:font-style-asian="normal" style:font-weight-asian="normal" style:font-name-complex="Courier New" style:font-size-complex="10.5pt" style:font-style-complex="normal" style:font-weight-complex="normal"/>
    </style:style>
    <style:style style:name="P8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8f38ac" style:font-name-asian="Courier New" style:font-size-asian="10.5pt" style:font-style-asian="normal" style:font-weight-asian="normal" style:font-name-complex="Courier New" style:font-size-complex="10.5pt" style:font-style-complex="normal" style:font-weight-complex="normal"/>
    </style:style>
    <style:style style:name="P8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a91fcb" style:font-name-asian="Courier New" style:font-size-asian="10.5pt" style:font-style-asian="normal" style:font-weight-asian="normal" style:font-name-complex="Courier New" style:font-size-complex="10.5pt" style:font-style-complex="normal" style:font-weight-complex="normal"/>
    </style:style>
    <style:style style:name="P8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aab8dd" style:font-name-asian="Courier New" style:font-size-asian="10.5pt" style:font-style-asian="normal" style:font-weight-asian="normal" style:font-name-complex="Courier New" style:font-size-complex="10.5pt" style:font-style-complex="normal" style:font-weight-complex="normal"/>
    </style:style>
    <style:style style:name="P8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b61908" style:font-name-asian="Courier New" style:font-size-asian="10.5pt" style:font-style-asian="normal" style:font-weight-asian="normal" style:font-name-complex="Courier New" style:font-size-complex="10.5pt" style:font-style-complex="normal" style:font-weight-complex="normal"/>
    </style:style>
    <style:style style:name="P8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b7aff7" style:font-name-asian="Courier New" style:font-size-asian="10.5pt" style:font-style-asian="normal" style:font-weight-asian="normal" style:font-name-complex="Courier New" style:font-size-complex="10.5pt" style:font-style-complex="normal" style:font-weight-complex="normal"/>
    </style:style>
    <style:style style:name="P8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b85c40" style:font-name-asian="Courier New" style:font-size-asian="10.5pt" style:font-style-asian="normal" style:font-weight-asian="normal" style:font-name-complex="Courier New" style:font-size-complex="10.5pt" style:font-style-complex="normal" style:font-weight-complex="normal"/>
    </style:style>
    <style:style style:name="P8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bbd2ae" style:font-name-asian="Courier New" style:font-size-asian="10.5pt" style:font-style-asian="normal" style:font-weight-asian="normal" style:font-name-complex="Courier New" style:font-size-complex="10.5pt" style:font-style-complex="normal" style:font-weight-complex="normal"/>
    </style:style>
    <style:style style:name="P8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bec27e" style:font-name-asian="Courier New" style:font-size-asian="10.5pt" style:font-style-asian="normal" style:font-weight-asian="normal" style:font-name-complex="Courier New" style:font-size-complex="10.5pt" style:font-style-complex="normal" style:font-weight-complex="normal"/>
    </style:style>
    <style:style style:name="P9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bf2dac" style:font-name-asian="Courier New" style:font-size-asian="10.5pt" style:font-style-asian="normal" style:font-weight-asian="normal" style:font-name-complex="Courier New" style:font-size-complex="10.5pt" style:font-style-complex="normal" style:font-weight-complex="normal"/>
    </style:style>
    <style:style style:name="P9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bffdc0" style:font-name-asian="Courier New" style:font-size-asian="10.5pt" style:font-style-asian="normal" style:font-weight-asian="normal" style:font-name-complex="Courier New" style:font-size-complex="10.5pt" style:font-style-complex="normal" style:font-weight-complex="normal"/>
    </style:style>
    <style:style style:name="P9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c2aa9a" style:font-name-asian="Courier New" style:font-size-asian="10.5pt" style:font-style-asian="normal" style:font-weight-asian="normal" style:font-name-complex="Courier New" style:font-size-complex="10.5pt" style:font-style-complex="normal" style:font-weight-complex="normal"/>
    </style:style>
    <style:style style:name="P9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c43e75" style:font-name-asian="Courier New" style:font-size-asian="10.5pt" style:font-style-asian="normal" style:font-weight-asian="normal" style:font-name-complex="Courier New" style:font-size-complex="10.5pt" style:font-style-complex="normal" style:font-weight-complex="normal"/>
    </style:style>
    <style:style style:name="P9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c9e15e" style:font-name-asian="Courier New" style:font-size-asian="10.5pt" style:font-style-asian="normal" style:font-weight-asian="normal" style:font-name-complex="Courier New" style:font-size-complex="10.5pt" style:font-style-complex="normal" style:font-weight-complex="normal"/>
    </style:style>
    <style:style style:name="P9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cad9c4" style:font-name-asian="Courier New" style:font-size-asian="10.5pt" style:font-style-asian="normal" style:font-weight-asian="normal" style:font-name-complex="Courier New" style:font-size-complex="10.5pt" style:font-style-complex="normal" style:font-weight-complex="normal"/>
    </style:style>
    <style:style style:name="P9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ccf163" style:font-name-asian="Courier New" style:font-size-asian="10.5pt" style:font-style-asian="normal" style:font-weight-asian="normal" style:font-name-complex="Courier New" style:font-size-complex="10.5pt" style:font-style-complex="normal" style:font-weight-complex="normal"/>
    </style:style>
    <style:style style:name="P9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cf83f4" style:font-name-asian="Courier New" style:font-size-asian="10.5pt" style:font-style-asian="normal" style:font-weight-asian="normal" style:font-name-complex="Courier New" style:font-size-complex="10.5pt" style:font-style-complex="normal" style:font-weight-complex="normal"/>
    </style:style>
    <style:style style:name="P9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d6aba2" style:font-name-asian="Courier New" style:font-size-asian="10.5pt" style:font-style-asian="normal" style:font-weight-asian="normal" style:font-name-complex="Courier New" style:font-size-complex="10.5pt" style:font-style-complex="normal" style:font-weight-complex="normal"/>
    </style:style>
    <style:style style:name="P9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d89e6c" style:font-name-asian="Courier New" style:font-size-asian="10.5pt" style:font-style-asian="normal" style:font-weight-asian="normal" style:font-name-complex="Courier New" style:font-size-complex="10.5pt" style:font-style-complex="normal" style:font-weight-complex="normal"/>
    </style:style>
    <style:style style:name="P10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d950e3" style:font-name-asian="Courier New" style:font-size-asian="10.5pt" style:font-style-asian="normal" style:font-weight-asian="normal" style:font-name-complex="Courier New" style:font-size-complex="10.5pt" style:font-style-complex="normal" style:font-weight-complex="normal"/>
    </style:style>
    <style:style style:name="P10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dad5c0" style:font-name-asian="Courier New" style:font-size-asian="10.5pt" style:font-style-asian="normal" style:font-weight-asian="normal" style:font-name-complex="Courier New" style:font-size-complex="10.5pt" style:font-style-complex="normal" style:font-weight-complex="normal"/>
    </style:style>
    <style:style style:name="P10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e2c571" style:font-name-asian="Courier New" style:font-size-asian="10.5pt" style:font-style-asian="normal" style:font-weight-asian="normal" style:font-name-complex="Courier New" style:font-size-complex="10.5pt" style:font-style-complex="normal" style:font-weight-complex="normal"/>
    </style:style>
    <style:style style:name="P10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e37d97" style:font-name-asian="Courier New" style:font-size-asian="10.5pt" style:font-style-asian="normal" style:font-weight-asian="normal" style:font-name-complex="Courier New" style:font-size-complex="10.5pt" style:font-style-complex="normal" style:font-weight-complex="normal"/>
    </style:style>
    <style:style style:name="P10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e4ed3a" style:font-name-asian="Courier New" style:font-size-asian="10.5pt" style:font-style-asian="normal" style:font-weight-asian="normal" style:font-name-complex="Courier New" style:font-size-complex="10.5pt" style:font-style-complex="normal" style:font-weight-complex="normal"/>
    </style:style>
    <style:style style:name="P10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e65558" style:font-name-asian="Courier New" style:font-size-asian="10.5pt" style:font-style-asian="normal" style:font-weight-asian="normal" style:font-name-complex="Courier New" style:font-size-complex="10.5pt" style:font-style-complex="normal" style:font-weight-complex="normal"/>
    </style:style>
    <style:style style:name="P10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e73488" style:font-name-asian="Courier New" style:font-size-asian="10.5pt" style:font-style-asian="normal" style:font-weight-asian="normal" style:font-name-complex="Courier New" style:font-size-complex="10.5pt" style:font-style-complex="normal" style:font-weight-complex="normal"/>
    </style:style>
    <style:style style:name="P10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e8f0ac" style:font-name-asian="Courier New" style:font-size-asian="10.5pt" style:font-style-asian="normal" style:font-weight-asian="normal" style:font-name-complex="Courier New" style:font-size-complex="10.5pt" style:font-style-complex="normal" style:font-weight-complex="normal"/>
    </style:style>
    <style:style style:name="P10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eb1827" style:font-name-asian="Courier New" style:font-size-asian="10.5pt" style:font-style-asian="normal" style:font-weight-asian="normal" style:font-name-complex="Courier New" style:font-size-complex="10.5pt" style:font-style-complex="normal" style:font-weight-complex="normal"/>
    </style:style>
    <style:style style:name="P10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ef8745" style:font-name-asian="Courier New" style:font-size-asian="10.5pt" style:font-style-asian="normal" style:font-weight-asian="normal" style:font-name-complex="Courier New" style:font-size-complex="10.5pt" style:font-style-complex="normal" style:font-weight-complex="normal"/>
    </style:style>
    <style:style style:name="P11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f160f7" style:font-name-asian="Courier New" style:font-size-asian="10.5pt" style:font-style-asian="normal" style:font-weight-asian="normal" style:font-name-complex="Courier New" style:font-size-complex="10.5pt" style:font-style-complex="normal" style:font-weight-complex="normal"/>
    </style:style>
    <style:style style:name="P11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f52132" style:font-name-asian="Courier New" style:font-size-asian="10.5pt" style:font-style-asian="normal" style:font-weight-asian="normal" style:font-name-complex="Courier New" style:font-size-complex="10.5pt" style:font-style-complex="normal" style:font-weight-complex="normal"/>
    </style:style>
    <style:style style:name="P11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f8cd0d" style:font-name-asian="Courier New" style:font-size-asian="10.5pt" style:font-style-asian="normal" style:font-weight-asian="normal" style:font-name-complex="Courier New" style:font-size-complex="10.5pt" style:font-style-complex="normal" style:font-weight-complex="normal"/>
    </style:style>
    <style:style style:name="P11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fa1fd0" style:font-name-asian="Courier New" style:font-size-asian="10.5pt" style:font-style-asian="normal" style:font-weight-asian="normal" style:font-name-complex="Courier New" style:font-size-complex="10.5pt" style:font-style-complex="normal" style:font-weight-complex="normal"/>
    </style:style>
    <style:style style:name="P11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fd3389" style:font-name-asian="Courier New" style:font-size-asian="10.5pt" style:font-style-asian="normal" style:font-weight-asian="normal" style:font-name-complex="Courier New" style:font-size-complex="10.5pt" style:font-style-complex="normal" style:font-weight-complex="normal"/>
    </style:style>
    <style:style style:name="P11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fd384d" style:font-name-asian="Courier New" style:font-size-asian="10.5pt" style:font-style-asian="normal" style:font-weight-asian="normal" style:font-name-complex="Courier New" style:font-size-complex="10.5pt" style:font-style-complex="normal" style:font-weight-complex="normal"/>
    </style:style>
    <style:style style:name="P11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077aea" style:font-name-asian="Courier New" style:font-size-asian="10.5pt" style:font-style-asian="normal" style:font-weight-asian="normal" style:font-name-complex="Courier New" style:font-size-complex="10.5pt" style:font-style-complex="normal" style:font-weight-complex="normal"/>
    </style:style>
    <style:style style:name="P11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090c9d" style:font-name-asian="Courier New" style:font-size-asian="10.5pt" style:font-style-asian="normal" style:font-weight-asian="normal" style:font-name-complex="Courier New" style:font-size-complex="10.5pt" style:font-style-complex="normal" style:font-weight-complex="normal"/>
    </style:style>
    <style:style style:name="P11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0b0b31" style:font-name-asian="Courier New" style:font-size-asian="10.5pt" style:font-style-asian="normal" style:font-weight-asian="normal" style:font-name-complex="Courier New" style:font-size-complex="10.5pt" style:font-style-complex="normal" style:font-weight-complex="normal"/>
    </style:style>
    <style:style style:name="P11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1061b7" style:font-name-asian="Courier New" style:font-size-asian="10.5pt" style:font-style-asian="normal" style:font-weight-asian="normal" style:font-name-complex="Courier New" style:font-size-complex="10.5pt" style:font-style-complex="normal" style:font-weight-complex="normal"/>
    </style:style>
    <style:style style:name="P12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169db4" style:font-name-asian="Courier New" style:font-size-asian="10.5pt" style:font-style-asian="normal" style:font-weight-asian="normal" style:font-name-complex="Courier New" style:font-size-complex="10.5pt" style:font-style-complex="normal" style:font-weight-complex="normal"/>
    </style:style>
    <style:style style:name="P12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1ca68d" style:font-name-asian="Courier New" style:font-size-asian="10.5pt" style:font-style-asian="normal" style:font-weight-asian="normal" style:font-name-complex="Courier New" style:font-size-complex="10.5pt" style:font-style-complex="normal" style:font-weight-complex="normal"/>
    </style:style>
    <style:style style:name="P12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1d8cea" style:font-name-asian="Courier New" style:font-size-asian="10.5pt" style:font-style-asian="normal" style:font-weight-asian="normal" style:font-name-complex="Courier New" style:font-size-complex="10.5pt" style:font-style-complex="normal" style:font-weight-complex="normal"/>
    </style:style>
    <style:style style:name="P12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1f11ab" style:font-name-asian="Courier New" style:font-size-asian="10.5pt" style:font-style-asian="normal" style:font-weight-asian="normal" style:font-name-complex="Courier New" style:font-size-complex="10.5pt" style:font-style-complex="normal" style:font-weight-complex="normal"/>
    </style:style>
    <style:style style:name="P12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2099a2" style:font-name-asian="Courier New" style:font-size-asian="10.5pt" style:font-style-asian="normal" style:font-weight-asian="normal" style:font-name-complex="Courier New" style:font-size-complex="10.5pt" style:font-style-complex="normal" style:font-weight-complex="normal"/>
    </style:style>
    <style:style style:name="P12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2326fe" style:font-name-asian="Courier New" style:font-size-asian="10.5pt" style:font-style-asian="normal" style:font-weight-asian="normal" style:font-name-complex="Courier New" style:font-size-complex="10.5pt" style:font-style-complex="normal" style:font-weight-complex="normal"/>
    </style:style>
    <style:style style:name="P12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24ed5d" style:font-name-asian="Courier New" style:font-size-asian="10.5pt" style:font-style-asian="normal" style:font-weight-asian="normal" style:font-name-complex="Courier New" style:font-size-complex="10.5pt" style:font-style-complex="normal" style:font-weight-complex="normal"/>
    </style:style>
    <style:style style:name="P12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25a720" style:font-name-asian="Courier New" style:font-size-asian="10.5pt" style:font-style-asian="normal" style:font-weight-asian="normal" style:font-name-complex="Courier New" style:font-size-complex="10.5pt" style:font-style-complex="normal" style:font-weight-complex="normal"/>
    </style:style>
    <style:style style:name="P12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26d65d" style:font-name-asian="Courier New" style:font-size-asian="10.5pt" style:font-style-asian="normal" style:font-weight-asian="normal" style:font-name-complex="Courier New" style:font-size-complex="10.5pt" style:font-style-complex="normal" style:font-weight-complex="normal"/>
    </style:style>
    <style:style style:name="P12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28c2cb" style:font-name-asian="Courier New" style:font-size-asian="10.5pt" style:font-style-asian="normal" style:font-weight-asian="normal" style:font-name-complex="Courier New" style:font-size-complex="10.5pt" style:font-style-complex="normal" style:font-weight-complex="normal"/>
    </style:style>
    <style:style style:name="P13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29bd9b" style:font-name-asian="Courier New" style:font-size-asian="10.5pt" style:font-style-asian="normal" style:font-weight-asian="normal" style:font-name-complex="Courier New" style:font-size-complex="10.5pt" style:font-style-complex="normal" style:font-weight-complex="normal"/>
    </style:style>
    <style:style style:name="P13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335a10" style:font-name-asian="Courier New" style:font-size-asian="10.5pt" style:font-style-asian="normal" style:font-weight-asian="normal" style:font-name-complex="Courier New" style:font-size-complex="10.5pt" style:font-style-complex="normal" style:font-weight-complex="normal"/>
    </style:style>
    <style:style style:name="P13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363ff7" style:font-name-asian="Courier New" style:font-size-asian="10.5pt" style:font-style-asian="normal" style:font-weight-asian="normal" style:font-name-complex="Courier New" style:font-size-complex="10.5pt" style:font-style-complex="normal" style:font-weight-complex="normal"/>
    </style:style>
    <style:style style:name="P13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37b8bb" style:font-name-asian="Courier New" style:font-size-asian="10.5pt" style:font-style-asian="normal" style:font-weight-asian="normal" style:font-name-complex="Courier New" style:font-size-complex="10.5pt" style:font-style-complex="normal" style:font-weight-complex="normal"/>
    </style:style>
    <style:style style:name="P13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39ae1d" style:font-name-asian="Courier New" style:font-size-asian="10.5pt" style:font-style-asian="normal" style:font-weight-asian="normal" style:font-name-complex="Courier New" style:font-size-complex="10.5pt" style:font-style-complex="normal" style:font-weight-complex="normal"/>
    </style:style>
    <style:style style:name="P13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3b0735" style:font-name-asian="Courier New" style:font-size-asian="10.5pt" style:font-style-asian="normal" style:font-weight-asian="normal" style:font-name-complex="Courier New" style:font-size-complex="10.5pt" style:font-style-complex="normal" style:font-weight-complex="normal"/>
    </style:style>
    <style:style style:name="P13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456e2e" style:font-name-asian="Courier New" style:font-size-asian="10.5pt" style:font-style-asian="normal" style:font-weight-asian="normal" style:font-name-complex="Courier New" style:font-size-complex="10.5pt" style:font-style-complex="normal" style:font-weight-complex="normal"/>
    </style:style>
    <style:style style:name="P13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45c9ea" style:font-name-asian="Courier New" style:font-size-asian="10.5pt" style:font-style-asian="normal" style:font-weight-asian="normal" style:font-name-complex="Courier New" style:font-size-complex="10.5pt" style:font-style-complex="normal" style:font-weight-complex="normal"/>
    </style:style>
    <style:style style:name="P13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46c01b" style:font-name-asian="Courier New" style:font-size-asian="10.5pt" style:font-style-asian="normal" style:font-weight-asian="normal" style:font-name-complex="Courier New" style:font-size-complex="10.5pt" style:font-style-complex="normal" style:font-weight-complex="normal"/>
    </style:style>
    <style:style style:name="P13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49de07" style:font-name-asian="Courier New" style:font-size-asian="10.5pt" style:font-style-asian="normal" style:font-weight-asian="normal" style:font-name-complex="Courier New" style:font-size-complex="10.5pt" style:font-style-complex="normal" style:font-weight-complex="normal"/>
    </style:style>
    <style:style style:name="P14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4a848f" style:font-name-asian="Courier New" style:font-size-asian="10.5pt" style:font-style-asian="normal" style:font-weight-asian="normal" style:font-name-complex="Courier New" style:font-size-complex="10.5pt" style:font-style-complex="normal" style:font-weight-complex="normal"/>
    </style:style>
    <style:style style:name="P14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a01655" style:font-name-asian="Courier New" style:font-size-asian="10.5pt" style:font-style-asian="normal" style:font-weight-asian="normal" style:font-name-complex="Courier New" style:font-size-complex="10.5pt" style:font-style-complex="normal" style:font-weight-complex="normal"/>
    </style:style>
    <style:style style:name="P14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4c577a" style:font-name-asian="Courier New" style:font-size-asian="10.5pt" style:font-style-asian="normal" style:font-weight-asian="normal" style:font-name-complex="Courier New" style:font-size-complex="10.5pt" style:font-style-complex="normal" style:font-weight-complex="normal"/>
    </style:style>
    <style:style style:name="P14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4e11d0" style:font-name-asian="Courier New" style:font-size-asian="10.5pt" style:font-style-asian="normal" style:font-weight-asian="normal" style:font-name-complex="Courier New" style:font-size-complex="10.5pt" style:font-style-complex="normal" style:font-weight-complex="normal"/>
    </style:style>
    <style:style style:name="P14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4f3733" style:font-name-asian="Courier New" style:font-size-asian="10.5pt" style:font-style-asian="normal" style:font-weight-asian="normal" style:font-name-complex="Courier New" style:font-size-complex="10.5pt" style:font-style-complex="normal" style:font-weight-complex="normal"/>
    </style:style>
    <style:style style:name="P14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514d35" style:font-name-asian="Courier New" style:font-size-asian="10.5pt" style:font-style-asian="normal" style:font-weight-asian="normal" style:font-name-complex="Courier New" style:font-size-complex="10.5pt" style:font-style-complex="normal" style:font-weight-complex="normal"/>
    </style:style>
    <style:style style:name="P14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54961b" style:font-name-asian="Courier New" style:font-size-asian="10.5pt" style:font-style-asian="normal" style:font-weight-asian="normal" style:font-name-complex="Courier New" style:font-size-complex="10.5pt" style:font-style-complex="normal" style:font-weight-complex="normal"/>
    </style:style>
    <style:style style:name="P14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5c5da6" style:font-name-asian="Courier New" style:font-size-asian="10.5pt" style:font-style-asian="normal" style:font-weight-asian="normal" style:font-name-complex="Courier New" style:font-size-complex="10.5pt" style:font-style-complex="normal" style:font-weight-complex="normal"/>
    </style:style>
    <style:style style:name="P14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5d4b6d" style:font-name-asian="Courier New" style:font-size-asian="10.5pt" style:font-style-asian="normal" style:font-weight-asian="normal" style:font-name-complex="Courier New" style:font-size-complex="10.5pt" style:font-style-complex="normal" style:font-weight-complex="normal"/>
    </style:style>
    <style:style style:name="P14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5dad40" style:font-name-asian="Courier New" style:font-size-asian="10.5pt" style:font-style-asian="normal" style:font-weight-asian="normal" style:font-name-complex="Courier New" style:font-size-complex="10.5pt" style:font-style-complex="normal" style:font-weight-complex="normal"/>
    </style:style>
    <style:style style:name="P15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5e8592" style:font-name-asian="Courier New" style:font-size-asian="10.5pt" style:font-style-asian="normal" style:font-weight-asian="normal" style:font-name-complex="Courier New" style:font-size-complex="10.5pt" style:font-style-complex="normal" style:font-weight-complex="normal"/>
    </style:style>
    <style:style style:name="P15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6043ca" style:font-name-asian="Courier New" style:font-size-asian="10.5pt" style:font-style-asian="normal" style:font-weight-asian="normal" style:font-name-complex="Courier New" style:font-size-complex="10.5pt" style:font-style-complex="normal" style:font-weight-complex="normal"/>
    </style:style>
    <style:style style:name="P15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62cede" style:font-name-asian="Courier New" style:font-size-asian="10.5pt" style:font-style-asian="normal" style:font-weight-asian="normal" style:font-name-complex="Courier New" style:font-size-complex="10.5pt" style:font-style-complex="normal" style:font-weight-complex="normal"/>
    </style:style>
    <style:style style:name="P15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6d0c65" style:font-name-asian="Courier New" style:font-size-asian="10.5pt" style:font-style-asian="normal" style:font-weight-asian="normal" style:font-name-complex="Courier New" style:font-size-complex="10.5pt" style:font-style-complex="normal" style:font-weight-complex="normal"/>
    </style:style>
    <style:style style:name="P15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6d5697" style:font-name-asian="Courier New" style:font-size-asian="10.5pt" style:font-style-asian="normal" style:font-weight-asian="normal" style:font-name-complex="Courier New" style:font-size-complex="10.5pt" style:font-style-complex="normal" style:font-weight-complex="normal"/>
    </style:style>
    <style:style style:name="P15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6da807" style:font-name-asian="Courier New" style:font-size-asian="10.5pt" style:font-style-asian="normal" style:font-weight-asian="normal" style:font-name-complex="Courier New" style:font-size-complex="10.5pt" style:font-style-complex="normal" style:font-weight-complex="normal"/>
    </style:style>
    <style:style style:name="P15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702577" style:font-name-asian="Courier New" style:font-size-asian="10.5pt" style:font-style-asian="normal" style:font-weight-asian="normal" style:font-name-complex="Courier New" style:font-size-complex="10.5pt" style:font-style-complex="normal" style:font-weight-complex="normal"/>
    </style:style>
    <style:style style:name="P15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ecc5a1" style:font-name-asian="Courier New" style:font-size-asian="10.5pt" style:font-style-asian="normal" style:font-weight-asian="normal" style:font-name-complex="Courier New" style:font-size-complex="10.5pt" style:font-style-complex="normal" style:font-weight-complex="normal"/>
    </style:style>
    <style:style style:name="P15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7204a5" style:font-name-asian="Courier New" style:font-size-asian="10.5pt" style:font-style-asian="normal" style:font-weight-asian="normal" style:font-name-complex="Courier New" style:font-size-complex="10.5pt" style:font-style-complex="normal" style:font-weight-complex="normal"/>
    </style:style>
    <style:style style:name="P15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776806" style:font-name-asian="Courier New" style:font-size-asian="10.5pt" style:font-style-asian="normal" style:font-weight-asian="normal" style:font-name-complex="Courier New" style:font-size-complex="10.5pt" style:font-style-complex="normal" style:font-weight-complex="normal"/>
    </style:style>
    <style:style style:name="P16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782fd8" style:font-name-asian="Courier New" style:font-size-asian="10.5pt" style:font-style-asian="normal" style:font-weight-asian="normal" style:font-name-complex="Courier New" style:font-size-complex="10.5pt" style:font-style-complex="normal" style:font-weight-complex="normal"/>
    </style:style>
    <style:style style:name="P16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7d6cd5" style:font-name-asian="Courier New" style:font-size-asian="10.5pt" style:font-style-asian="normal" style:font-weight-asian="normal" style:font-name-complex="Courier New" style:font-size-complex="10.5pt" style:font-style-complex="normal" style:font-weight-complex="normal"/>
    </style:style>
    <style:style style:name="P16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7ecf19" style:font-name-asian="Courier New" style:font-size-asian="10.5pt" style:font-style-asian="normal" style:font-weight-asian="normal" style:font-name-complex="Courier New" style:font-size-complex="10.5pt" style:font-style-complex="normal" style:font-weight-complex="normal"/>
    </style:style>
    <style:style style:name="P16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028a2d" style:font-name-asian="Courier New" style:font-size-asian="10.5pt" style:font-style-asian="normal" style:font-weight-asian="normal" style:font-name-complex="Courier New" style:font-size-complex="10.5pt" style:font-style-complex="normal" style:font-weight-complex="normal"/>
    </style:style>
    <style:style style:name="P16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84971c" style:font-name-asian="Courier New" style:font-size-asian="10.5pt" style:font-style-asian="normal" style:font-weight-asian="normal" style:font-name-complex="Courier New" style:font-size-complex="10.5pt" style:font-style-complex="normal" style:font-weight-complex="normal"/>
    </style:style>
    <style:style style:name="P16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8711fe" style:font-name-asian="Courier New" style:font-size-asian="10.5pt" style:font-style-asian="normal" style:font-weight-asian="normal" style:font-name-complex="Courier New" style:font-size-complex="10.5pt" style:font-style-complex="normal" style:font-weight-complex="normal"/>
    </style:style>
    <style:style style:name="P16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875ff8" style:font-name-asian="Courier New" style:font-size-asian="10.5pt" style:font-style-asian="normal" style:font-weight-asian="normal" style:font-name-complex="Courier New" style:font-size-complex="10.5pt" style:font-style-complex="normal" style:font-weight-complex="normal"/>
    </style:style>
    <style:style style:name="P16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89d501" style:font-name-asian="Courier New" style:font-size-asian="10.5pt" style:font-style-asian="normal" style:font-weight-asian="normal" style:font-name-complex="Courier New" style:font-size-complex="10.5pt" style:font-style-complex="normal" style:font-weight-complex="normal"/>
    </style:style>
    <style:style style:name="P16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90c50a" style:font-name-asian="Courier New" style:font-size-asian="10.5pt" style:font-style-asian="normal" style:font-weight-asian="normal" style:font-name-complex="Courier New" style:font-size-complex="10.5pt" style:font-style-complex="normal" style:font-weight-complex="normal"/>
    </style:style>
    <style:style style:name="P16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947c67" style:font-name-asian="Courier New" style:font-size-asian="10.5pt" style:font-style-asian="normal" style:font-weight-asian="normal" style:font-name-complex="Courier New" style:font-size-complex="10.5pt" style:font-style-complex="normal" style:font-weight-complex="normal"/>
    </style:style>
    <style:style style:name="P17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95b0f9" style:font-name-asian="Courier New" style:font-size-asian="10.5pt" style:font-style-asian="normal" style:font-weight-asian="normal" style:font-name-complex="Courier New" style:font-size-complex="10.5pt" style:font-style-complex="normal" style:font-weight-complex="normal"/>
    </style:style>
    <style:style style:name="P17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990d13" style:font-name-asian="Courier New" style:font-size-asian="10.5pt" style:font-style-asian="normal" style:font-weight-asian="normal" style:font-name-complex="Courier New" style:font-size-complex="10.5pt" style:font-style-complex="normal" style:font-weight-complex="normal"/>
    </style:style>
    <style:style style:name="P17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99c4af" style:font-name-asian="Courier New" style:font-size-asian="10.5pt" style:font-style-asian="normal" style:font-weight-asian="normal" style:font-name-complex="Courier New" style:font-size-complex="10.5pt" style:font-style-complex="normal" style:font-weight-complex="normal"/>
    </style:style>
    <style:style style:name="P17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9ab77b" style:font-name-asian="Courier New" style:font-size-asian="10.5pt" style:font-style-asian="normal" style:font-weight-asian="normal" style:font-name-complex="Courier New" style:font-size-complex="10.5pt" style:font-style-complex="normal" style:font-weight-complex="normal"/>
    </style:style>
    <style:style style:name="P17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9c793e" style:font-name-asian="Courier New" style:font-size-asian="10.5pt" style:font-style-asian="normal" style:font-weight-asian="normal" style:font-name-complex="Courier New" style:font-size-complex="10.5pt" style:font-style-complex="normal" style:font-weight-complex="normal"/>
    </style:style>
    <style:style style:name="P17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9dfb14" style:font-name-asian="Courier New" style:font-size-asian="10.5pt" style:font-style-asian="normal" style:font-weight-asian="normal" style:font-name-complex="Courier New" style:font-size-complex="10.5pt" style:font-style-complex="normal" style:font-weight-complex="normal"/>
    </style:style>
    <style:style style:name="P17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a06226" style:font-name-asian="Courier New" style:font-size-asian="10.5pt" style:font-style-asian="normal" style:font-weight-asian="normal" style:font-name-complex="Courier New" style:font-size-complex="10.5pt" style:font-style-complex="normal" style:font-weight-complex="normal"/>
    </style:style>
    <style:style style:name="P17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a16171" style:font-name-asian="Courier New" style:font-size-asian="10.5pt" style:font-style-asian="normal" style:font-weight-asian="normal" style:font-name-complex="Courier New" style:font-size-complex="10.5pt" style:font-style-complex="normal" style:font-weight-complex="normal"/>
    </style:style>
    <style:style style:name="P17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b14fda" style:font-name-asian="Courier New" style:font-size-asian="10.5pt" style:font-style-asian="normal" style:font-weight-asian="normal" style:font-name-complex="Courier New" style:font-size-complex="10.5pt" style:font-style-complex="normal" style:font-weight-complex="normal"/>
    </style:style>
    <style:style style:name="P17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ae64fd" style:font-name-asian="Courier New" style:font-size-asian="10.5pt" style:font-style-asian="normal" style:font-weight-asian="normal" style:font-name-complex="Courier New" style:font-size-complex="10.5pt" style:font-style-complex="normal" style:font-weight-complex="normal"/>
    </style:style>
    <style:style style:name="P18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b521af" style:font-name-asian="Courier New" style:font-size-asian="10.5pt" style:font-style-asian="normal" style:font-weight-asian="normal" style:font-name-complex="Courier New" style:font-size-complex="10.5pt" style:font-style-complex="normal" style:font-weight-complex="normal"/>
    </style:style>
    <style:style style:name="P18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b64fdb" style:font-name-asian="Courier New" style:font-size-asian="10.5pt" style:font-style-asian="normal" style:font-weight-asian="normal" style:font-name-complex="Courier New" style:font-size-complex="10.5pt" style:font-style-complex="normal" style:font-weight-complex="normal"/>
    </style:style>
    <style:style style:name="P18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b7d429" style:font-name-asian="Courier New" style:font-size-asian="10.5pt" style:font-style-asian="normal" style:font-weight-asian="normal" style:font-name-complex="Courier New" style:font-size-complex="10.5pt" style:font-style-complex="normal" style:font-weight-complex="normal"/>
    </style:style>
    <style:style style:name="P18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bfb111" style:font-name-asian="Courier New" style:font-size-asian="10.5pt" style:font-style-asian="normal" style:font-weight-asian="normal" style:font-name-complex="Courier New" style:font-size-complex="10.5pt" style:font-style-complex="normal" style:font-weight-complex="normal"/>
    </style:style>
    <style:style style:name="P18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c2e98f" style:font-name-asian="Courier New" style:font-size-asian="10.5pt" style:font-style-asian="normal" style:font-weight-asian="normal" style:font-name-complex="Courier New" style:font-size-complex="10.5pt" style:font-style-complex="normal" style:font-weight-complex="normal"/>
    </style:style>
    <style:style style:name="P18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c39107" style:font-name-asian="Courier New" style:font-size-asian="10.5pt" style:font-style-asian="normal" style:font-weight-asian="normal" style:font-name-complex="Courier New" style:font-size-complex="10.5pt" style:font-style-complex="normal" style:font-weight-complex="normal"/>
    </style:style>
    <style:style style:name="P18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c696b9" style:font-name-asian="Courier New" style:font-size-asian="10.5pt" style:font-style-asian="normal" style:font-weight-asian="normal" style:font-name-complex="Courier New" style:font-size-complex="10.5pt" style:font-style-complex="normal" style:font-weight-complex="normal"/>
    </style:style>
    <style:style style:name="P18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c6e79f" style:font-name-asian="Courier New" style:font-size-asian="10.5pt" style:font-style-asian="normal" style:font-weight-asian="normal" style:font-name-complex="Courier New" style:font-size-complex="10.5pt" style:font-style-complex="normal" style:font-weight-complex="normal"/>
    </style:style>
    <style:style style:name="P18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c77900" style:font-name-asian="Courier New" style:font-size-asian="10.5pt" style:font-style-asian="normal" style:font-weight-asian="normal" style:font-name-complex="Courier New" style:font-size-complex="10.5pt" style:font-style-complex="normal" style:font-weight-complex="normal"/>
    </style:style>
    <style:style style:name="P18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c82ce7" style:font-name-asian="Courier New" style:font-size-asian="10.5pt" style:font-style-asian="normal" style:font-weight-asian="normal" style:font-name-complex="Courier New" style:font-size-complex="10.5pt" style:font-style-complex="normal" style:font-weight-complex="normal"/>
    </style:style>
    <style:style style:name="P19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cba16b" style:font-name-asian="Courier New" style:font-size-asian="10.5pt" style:font-style-asian="normal" style:font-weight-asian="normal" style:font-name-complex="Courier New" style:font-size-complex="10.5pt" style:font-style-complex="normal" style:font-weight-complex="normal"/>
    </style:style>
    <style:style style:name="P19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ce905e" style:font-name-asian="Courier New" style:font-size-asian="10.5pt" style:font-style-asian="normal" style:font-weight-asian="normal" style:font-name-complex="Courier New" style:font-size-complex="10.5pt" style:font-style-complex="normal" style:font-weight-complex="normal"/>
    </style:style>
    <style:style style:name="P19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d02a37" style:font-name-asian="Courier New" style:font-size-asian="10.5pt" style:font-style-asian="normal" style:font-weight-asian="normal" style:font-name-complex="Courier New" style:font-size-complex="10.5pt" style:font-style-complex="normal" style:font-weight-complex="normal"/>
    </style:style>
    <style:style style:name="P19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d153fa" style:font-name-asian="Courier New" style:font-size-asian="10.5pt" style:font-style-asian="normal" style:font-weight-asian="normal" style:font-name-complex="Courier New" style:font-size-complex="10.5pt" style:font-style-complex="normal" style:font-weight-complex="normal"/>
    </style:style>
    <style:style style:name="P19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d23492" style:font-name-asian="Courier New" style:font-size-asian="10.5pt" style:font-style-asian="normal" style:font-weight-asian="normal" style:font-name-complex="Courier New" style:font-size-complex="10.5pt" style:font-style-complex="normal" style:font-weight-complex="normal"/>
    </style:style>
    <style:style style:name="P19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d57163" style:font-name-asian="Courier New" style:font-size-asian="10.5pt" style:font-style-asian="normal" style:font-weight-asian="normal" style:font-name-complex="Courier New" style:font-size-complex="10.5pt" style:font-style-complex="normal" style:font-weight-complex="normal"/>
    </style:style>
    <style:style style:name="P19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d6a81a" style:font-name-asian="Courier New" style:font-size-asian="10.5pt" style:font-style-asian="normal" style:font-weight-asian="normal" style:font-name-complex="Courier New" style:font-size-complex="10.5pt" style:font-style-complex="normal" style:font-weight-complex="normal"/>
    </style:style>
    <style:style style:name="P19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d74a73" style:font-name-asian="Courier New" style:font-size-asian="10.5pt" style:font-style-asian="normal" style:font-weight-asian="normal" style:font-name-complex="Courier New" style:font-size-complex="10.5pt" style:font-style-complex="normal" style:font-weight-complex="normal"/>
    </style:style>
    <style:style style:name="P19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d7c098" style:font-name-asian="Courier New" style:font-size-asian="10.5pt" style:font-style-asian="normal" style:font-weight-asian="normal" style:font-name-complex="Courier New" style:font-size-complex="10.5pt" style:font-style-complex="normal" style:font-weight-complex="normal"/>
    </style:style>
    <style:style style:name="P19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d96503" style:font-name-asian="Courier New" style:font-size-asian="10.5pt" style:font-style-asian="normal" style:font-weight-asian="normal" style:font-name-complex="Courier New" style:font-size-complex="10.5pt" style:font-style-complex="normal" style:font-weight-complex="normal"/>
    </style:style>
    <style:style style:name="P20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dc2cbd" style:font-name-asian="Courier New" style:font-size-asian="10.5pt" style:font-style-asian="normal" style:font-weight-asian="normal" style:font-name-complex="Courier New" style:font-size-complex="10.5pt" style:font-style-complex="normal" style:font-weight-complex="normal"/>
    </style:style>
    <style:style style:name="P20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dd65f5" style:font-name-asian="Courier New" style:font-size-asian="10.5pt" style:font-style-asian="normal" style:font-weight-asian="normal" style:font-name-complex="Courier New" style:font-size-complex="10.5pt" style:font-style-complex="normal" style:font-weight-complex="normal"/>
    </style:style>
    <style:style style:name="P20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ddcf8c" style:font-name-asian="Courier New" style:font-size-asian="10.5pt" style:font-style-asian="normal" style:font-weight-asian="normal" style:font-name-complex="Courier New" style:font-size-complex="10.5pt" style:font-style-complex="normal" style:font-weight-complex="normal"/>
    </style:style>
    <style:style style:name="P20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ddf8a4" style:font-name-asian="Courier New" style:font-size-asian="10.5pt" style:font-style-asian="normal" style:font-weight-asian="normal" style:font-name-complex="Courier New" style:font-size-complex="10.5pt" style:font-style-complex="normal" style:font-weight-complex="normal"/>
    </style:style>
    <style:style style:name="P20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df6bfb" style:font-name-asian="Courier New" style:font-size-asian="10.5pt" style:font-style-asian="normal" style:font-weight-asian="normal" style:font-name-complex="Courier New" style:font-size-complex="10.5pt" style:font-style-complex="normal" style:font-weight-complex="normal"/>
    </style:style>
    <style:style style:name="P20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e0d435" style:font-name-asian="Courier New" style:font-size-asian="10.5pt" style:font-style-asian="normal" style:font-weight-asian="normal" style:font-name-complex="Courier New" style:font-size-complex="10.5pt" style:font-style-complex="normal" style:font-weight-complex="normal"/>
    </style:style>
    <style:style style:name="P20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e24ea6" style:font-name-asian="Courier New" style:font-size-asian="10.5pt" style:font-style-asian="normal" style:font-weight-asian="normal" style:font-name-complex="Courier New" style:font-size-complex="10.5pt" style:font-style-complex="normal" style:font-weight-complex="normal"/>
    </style:style>
    <style:style style:name="P20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e52843" style:font-name-asian="Courier New" style:font-size-asian="10.5pt" style:font-style-asian="normal" style:font-weight-asian="normal" style:font-name-complex="Courier New" style:font-size-complex="10.5pt" style:font-style-complex="normal" style:font-weight-complex="normal"/>
    </style:style>
    <style:style style:name="P20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eca503" style:font-name-asian="Courier New" style:font-size-asian="10.5pt" style:font-style-asian="normal" style:font-weight-asian="normal" style:font-name-complex="Courier New" style:font-size-complex="10.5pt" style:font-style-complex="normal" style:font-weight-complex="normal"/>
    </style:style>
    <style:style style:name="P20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ee3ea6" style:font-name-asian="Courier New" style:font-size-asian="10.5pt" style:font-style-asian="normal" style:font-weight-asian="normal" style:font-name-complex="Courier New" style:font-size-complex="10.5pt" style:font-style-complex="normal" style:font-weight-complex="normal"/>
    </style:style>
    <style:style style:name="P21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f177f2" style:font-name-asian="Courier New" style:font-size-asian="10.5pt" style:font-style-asian="normal" style:font-weight-asian="normal" style:font-name-complex="Courier New" style:font-size-complex="10.5pt" style:font-style-complex="normal" style:font-weight-complex="normal"/>
    </style:style>
    <style:style style:name="P21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f37e5b" style:font-name-asian="Courier New" style:font-size-asian="10.5pt" style:font-style-asian="normal" style:font-weight-asian="normal" style:font-name-complex="Courier New" style:font-size-complex="10.5pt" style:font-style-complex="normal" style:font-weight-complex="normal"/>
    </style:style>
    <style:style style:name="P21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f87900" style:font-name-asian="Courier New" style:font-size-asian="10.5pt" style:font-style-asian="normal" style:font-weight-asian="normal" style:font-name-complex="Courier New" style:font-size-complex="10.5pt" style:font-style-complex="normal" style:font-weight-complex="normal"/>
    </style:style>
    <style:style style:name="P21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fa45c6" style:font-name-asian="Courier New" style:font-size-asian="10.5pt" style:font-style-asian="normal" style:font-weight-asian="normal" style:font-name-complex="Courier New" style:font-size-complex="10.5pt" style:font-style-complex="normal" style:font-weight-complex="normal"/>
    </style:style>
    <style:style style:name="P21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faba2b" style:font-name-asian="Courier New" style:font-size-asian="10.5pt" style:font-style-asian="normal" style:font-weight-asian="normal" style:font-name-complex="Courier New" style:font-size-complex="10.5pt" style:font-style-complex="normal" style:font-weight-complex="normal"/>
    </style:style>
    <style:style style:name="P21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fe0c55" style:font-name-asian="Courier New" style:font-size-asian="10.5pt" style:font-style-asian="normal" style:font-weight-asian="normal" style:font-name-complex="Courier New" style:font-size-complex="10.5pt" style:font-style-complex="normal" style:font-weight-complex="normal"/>
    </style:style>
    <style:style style:name="P21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014b08" style:font-name-asian="Courier New" style:font-size-asian="10.5pt" style:font-style-asian="normal" style:font-weight-asian="normal" style:font-name-complex="Courier New" style:font-size-complex="10.5pt" style:font-style-complex="normal" style:font-weight-complex="normal"/>
    </style:style>
    <style:style style:name="P21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03e359" style:font-name-asian="Courier New" style:font-size-asian="10.5pt" style:font-style-asian="normal" style:font-weight-asian="normal" style:font-name-complex="Courier New" style:font-size-complex="10.5pt" style:font-style-complex="normal" style:font-weight-complex="normal"/>
    </style:style>
    <style:style style:name="P21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04f070" style:font-name-asian="Courier New" style:font-size-asian="10.5pt" style:font-style-asian="normal" style:font-weight-asian="normal" style:font-name-complex="Courier New" style:font-size-complex="10.5pt" style:font-style-complex="normal" style:font-weight-complex="normal"/>
    </style:style>
    <style:style style:name="P21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215cd6" style:font-name-asian="Courier New" style:font-size-asian="10.5pt" style:font-style-asian="normal" style:font-weight-asian="normal" style:font-name-complex="Courier New" style:font-size-complex="10.5pt" style:font-style-complex="normal" style:font-weight-complex="normal"/>
    </style:style>
    <style:style style:name="P22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09c8a2" style:font-name-asian="Courier New" style:font-size-asian="10.5pt" style:font-style-asian="normal" style:font-weight-asian="normal" style:font-name-complex="Courier New" style:font-size-complex="10.5pt" style:font-style-complex="normal" style:font-weight-complex="normal"/>
    </style:style>
    <style:style style:name="P22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057320" style:font-name-asian="Courier New" style:font-size-asian="10.5pt" style:font-style-asian="normal" style:font-weight-asian="normal" style:font-name-complex="Courier New" style:font-size-complex="10.5pt" style:font-style-complex="normal" style:font-weight-complex="normal"/>
    </style:style>
    <style:style style:name="P22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518339" style:font-name-asian="Courier New" style:font-size-asian="10.5pt" style:font-style-asian="normal" style:font-weight-asian="normal" style:font-name-complex="Courier New" style:font-size-complex="10.5pt" style:font-style-complex="normal" style:font-weight-complex="normal"/>
    </style:style>
    <style:style style:name="P22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8b2bbc" style:font-name-asian="Courier New" style:font-size-asian="10.5pt" style:font-style-asian="normal" style:font-weight-asian="normal" style:font-name-complex="Courier New" style:font-size-complex="10.5pt" style:font-style-complex="normal" style:font-weight-complex="normal"/>
    </style:style>
    <style:style style:name="P22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9766a6" style:font-name-asian="Courier New" style:font-size-asian="10.5pt" style:font-style-asian="normal" style:font-weight-asian="normal" style:font-name-complex="Courier New" style:font-size-complex="10.5pt" style:font-style-complex="normal" style:font-weight-complex="normal"/>
    </style:style>
    <style:style style:name="P22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ed9f83" style:font-name-asian="Courier New" style:font-size-asian="10.5pt" style:font-style-asian="normal" style:font-weight-asian="normal" style:font-name-complex="Courier New" style:font-size-complex="10.5pt" style:font-style-complex="normal" style:font-weight-complex="normal"/>
    </style:style>
    <style:style style:name="P22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f11d6c" style:font-name-asian="Courier New" style:font-size-asian="10.5pt" style:font-style-asian="normal" style:font-weight-asian="normal" style:font-name-complex="Courier New" style:font-size-complex="10.5pt" style:font-style-complex="normal" style:font-weight-complex="normal"/>
    </style:style>
    <style:style style:name="P22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f66693" style:font-name-asian="Courier New" style:font-size-asian="10.5pt" style:font-style-asian="normal" style:font-weight-asian="normal" style:font-name-complex="Courier New" style:font-size-complex="10.5pt" style:font-style-complex="normal" style:font-weight-complex="normal"/>
    </style:style>
    <style:style style:name="P22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1061f1" style:font-name-asian="Courier New" style:font-size-asian="10.5pt" style:font-style-asian="normal" style:font-weight-asian="normal" style:font-name-complex="Courier New" style:font-size-complex="10.5pt" style:font-style-complex="normal" style:font-weight-complex="normal"/>
    </style:style>
    <style:style style:name="P22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9ec3a7" style:font-name-asian="Courier New" style:font-size-asian="10.5pt" style:font-style-asian="normal" style:font-weight-asian="normal" style:font-name-complex="Courier New" style:font-size-complex="10.5pt" style:font-style-complex="normal" style:font-weight-complex="normal"/>
    </style:style>
    <style:style style:name="P23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b1101d" style:font-name-asian="Courier New" style:font-size-asian="10.5pt" style:font-style-asian="normal" style:font-weight-asian="normal" style:font-name-complex="Courier New" style:font-size-complex="10.5pt" style:font-style-complex="normal" style:font-weight-complex="normal"/>
    </style:style>
    <style:style style:name="P23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156b28" style:font-name-asian="Courier New" style:font-size-asian="10.5pt" style:font-style-asian="normal" style:font-weight-asian="normal" style:font-name-complex="Courier New" style:font-size-complex="10.5pt" style:font-style-complex="normal" style:font-weight-complex="normal"/>
    </style:style>
    <style:style style:name="P23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15efb9" style:font-name-asian="Courier New" style:font-size-asian="10.5pt" style:font-style-asian="normal" style:font-weight-asian="normal" style:font-name-complex="Courier New" style:font-size-complex="10.5pt" style:font-style-complex="normal" style:font-weight-complex="normal"/>
    </style:style>
    <style:style style:name="P23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1b7677" style:font-name-asian="Courier New" style:font-size-asian="10.5pt" style:font-style-asian="normal" style:font-weight-asian="normal" style:font-name-complex="Courier New" style:font-size-complex="10.5pt" style:font-style-complex="normal" style:font-weight-complex="normal"/>
    </style:style>
    <style:style style:name="P23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1ca8a5" style:font-name-asian="Courier New" style:font-size-asian="10.5pt" style:font-style-asian="normal" style:font-weight-asian="normal" style:font-name-complex="Courier New" style:font-size-complex="10.5pt" style:font-style-complex="normal" style:font-weight-complex="normal"/>
    </style:style>
    <style:style style:name="P23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1f41bb" style:font-name-asian="Courier New" style:font-size-asian="10.5pt" style:font-style-asian="normal" style:font-weight-asian="normal" style:font-name-complex="Courier New" style:font-size-complex="10.5pt" style:font-style-complex="normal" style:font-weight-complex="normal"/>
    </style:style>
    <style:style style:name="P23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1f95ae" style:font-name-asian="Courier New" style:font-size-asian="10.5pt" style:font-style-asian="normal" style:font-weight-asian="normal" style:font-name-complex="Courier New" style:font-size-complex="10.5pt" style:font-style-complex="normal" style:font-weight-complex="normal"/>
    </style:style>
    <style:style style:name="P23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1fd9ac" style:font-name-asian="Courier New" style:font-size-asian="10.5pt" style:font-style-asian="normal" style:font-weight-asian="normal" style:font-name-complex="Courier New" style:font-size-complex="10.5pt" style:font-style-complex="normal" style:font-weight-complex="normal"/>
    </style:style>
    <style:style style:name="P23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2144aa" style:font-name-asian="Courier New" style:font-size-asian="10.5pt" style:font-style-asian="normal" style:font-weight-asian="normal" style:font-name-complex="Courier New" style:font-size-complex="10.5pt" style:font-style-complex="normal" style:font-weight-complex="normal"/>
    </style:style>
    <style:style style:name="P23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2159c5" style:font-name-asian="Courier New" style:font-size-asian="10.5pt" style:font-style-asian="normal" style:font-weight-asian="normal" style:font-name-complex="Courier New" style:font-size-complex="10.5pt" style:font-style-complex="normal" style:font-weight-complex="normal"/>
    </style:style>
    <style:style style:name="P24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3027ee" style:font-name-asian="Courier New" style:font-size-asian="10.5pt" style:font-style-asian="normal" style:font-weight-asian="normal" style:font-name-complex="Courier New" style:font-size-complex="10.5pt" style:font-style-complex="normal" style:font-weight-complex="normal"/>
    </style:style>
    <style:style style:name="P24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37801a" style:font-name-asian="Courier New" style:font-size-asian="10.5pt" style:font-style-asian="normal" style:font-weight-asian="normal" style:font-name-complex="Courier New" style:font-size-complex="10.5pt" style:font-style-complex="normal" style:font-weight-complex="normal"/>
    </style:style>
    <style:style style:name="P24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37ee92" style:font-name-asian="Courier New" style:font-size-asian="10.5pt" style:font-style-asian="normal" style:font-weight-asian="normal" style:font-name-complex="Courier New" style:font-size-complex="10.5pt" style:font-style-complex="normal" style:font-weight-complex="normal"/>
    </style:style>
    <style:style style:name="P24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39d4cd" style:font-name-asian="Courier New" style:font-size-asian="10.5pt" style:font-style-asian="normal" style:font-weight-asian="normal" style:font-name-complex="Courier New" style:font-size-complex="10.5pt" style:font-style-complex="normal" style:font-weight-complex="normal"/>
    </style:style>
    <style:style style:name="P24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3a06dc" style:font-name-asian="Courier New" style:font-size-asian="10.5pt" style:font-style-asian="normal" style:font-weight-asian="normal" style:font-name-complex="Courier New" style:font-size-complex="10.5pt" style:font-style-complex="normal" style:font-weight-complex="normal"/>
    </style:style>
    <style:style style:name="P245" style:family="paragraph" style:parent-style-name="Table_20_Contents">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1b6236" style:font-name-asian="Courier New" style:font-size-asian="10.5pt" style:font-style-asian="normal" style:font-weight-asian="normal" style:font-name-complex="Courier New" style:font-size-complex="10.5pt" style:font-style-complex="normal" style:font-weight-complex="normal"/>
    </style:style>
    <style:style style:name="P246" style:family="paragraph" style:parent-style-name="Table_20_Contents">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4096f0" style:font-name-asian="Courier New" style:font-size-asian="10.5pt" style:font-style-asian="normal" style:font-weight-asian="normal" style:font-name-complex="Courier New" style:font-size-complex="10.5pt" style:font-style-complex="normal" style:font-weight-complex="normal"/>
    </style:style>
    <style:style style:name="P247" style:family="paragraph" style:parent-style-name="Table_20_Contents">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a31fb4" style:font-name-asian="Courier New" style:font-size-asian="10.5pt" style:font-style-asian="normal" style:font-weight-asian="normal" style:font-name-complex="Courier New" style:font-size-complex="10.5pt" style:font-style-complex="normal" style:font-weight-complex="normal"/>
    </style:style>
    <style:style style:name="P248" style:family="paragraph" style:parent-style-name="Table_20_Contents">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a400a0" style:font-name-asian="Courier New" style:font-size-asian="10.5pt" style:font-style-asian="normal" style:font-weight-asian="normal" style:font-name-complex="Courier New" style:font-size-complex="10.5pt" style:font-style-complex="normal" style:font-weight-complex="normal"/>
    </style:style>
    <style:style style:name="P249" style:family="paragraph" style:parent-style-name="Table_20_Contents">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a58453" style:font-name-asian="Courier New" style:font-size-asian="10.5pt" style:font-style-asian="normal" style:font-weight-asian="normal" style:font-name-complex="Courier New" style:font-size-complex="10.5pt" style:font-style-complex="normal" style:font-weight-complex="normal"/>
    </style:style>
    <style:style style:name="P250" style:family="paragraph" style:parent-style-name="Table_20_Contents">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a6bb11" style:font-name-asian="Courier New" style:font-size-asian="10.5pt" style:font-style-asian="normal" style:font-weight-asian="normal" style:font-name-complex="Courier New" style:font-size-complex="10.5pt" style:font-style-complex="normal" style:font-weight-complex="normal"/>
    </style:style>
    <style:style style:name="P251" style:family="paragraph" style:parent-style-name="Table_20_Contents">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a6c266" style:font-name-asian="Courier New" style:font-size-asian="10.5pt" style:font-style-asian="normal" style:font-weight-asian="normal" style:font-name-complex="Courier New" style:font-size-complex="10.5pt" style:font-style-complex="normal" style:font-weight-complex="normal"/>
    </style:style>
    <style:style style:name="P252" style:family="paragraph" style:parent-style-name="Table_20_Contents">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a7fbcf" style:font-name-asian="Courier New" style:font-size-asian="10.5pt" style:font-style-asian="normal" style:font-weight-asian="normal" style:font-name-complex="Courier New" style:font-size-complex="10.5pt" style:font-style-complex="normal" style:font-weight-complex="normal"/>
    </style:style>
    <style:style style:name="P253" style:family="paragraph" style:parent-style-name="Table_20_Contents">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a88680" style:font-name-asian="Courier New" style:font-size-asian="10.5pt" style:font-style-asian="normal" style:font-weight-asian="normal" style:font-name-complex="Courier New" style:font-size-complex="10.5pt" style:font-style-complex="normal" style:font-weight-complex="normal"/>
    </style:style>
    <style:style style:name="P254" style:family="paragraph" style:parent-style-name="Table_20_Contents">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aa2478" style:font-name-asian="Courier New" style:font-size-asian="10.5pt" style:font-style-asian="normal" style:font-weight-asian="normal" style:font-name-complex="Courier New" style:font-size-complex="10.5pt" style:font-style-complex="normal" style:font-weight-complex="normal"/>
    </style:style>
    <style:style style:name="P255" style:family="paragraph" style:parent-style-name="Table_20_Contents">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b28a3b" style:font-name-asian="Courier New" style:font-size-asian="10.5pt" style:font-style-asian="normal" style:font-weight-asian="normal" style:font-name-complex="Courier New" style:font-size-complex="10.5pt" style:font-style-complex="normal" style:font-weight-complex="normal"/>
    </style:style>
    <style:style style:name="P256" style:family="paragraph" style:parent-style-name="Table_20_Contents">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b4baf9" style:font-name-asian="Courier New" style:font-size-asian="10.5pt" style:font-style-asian="normal" style:font-weight-asian="normal" style:font-name-complex="Courier New" style:font-size-complex="10.5pt" style:font-style-complex="normal" style:font-weight-complex="normal"/>
    </style:style>
    <style:style style:name="P257" style:family="paragraph" style:parent-style-name="Table_20_Contents">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1061f1" style:font-name-asian="Courier New" style:font-size-asian="10.5pt" style:font-style-asian="normal" style:font-weight-asian="normal" style:font-name-complex="Courier New" style:font-size-complex="10.5pt" style:font-style-complex="normal" style:font-weight-complex="normal"/>
    </style:style>
    <style:style style:name="P25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bee55" officeooo:paragraph-rsid="001b6236" style:font-name-asian="Courier New" style:font-size-asian="10pt" style:font-style-asian="normal" style:font-weight-asian="normal" style:font-name-complex="Courier New" style:font-size-complex="10pt" style:font-style-complex="normal" style:font-weight-complex="normal"/>
    </style:style>
    <style:style style:name="P259" style:family="paragraph" style:parent-style-name="Table_20_Contents">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abdc96" style:font-name-asian="Courier New" style:font-size-asian="10.5pt" style:font-style-asian="normal" style:font-weight-asian="normal" style:font-name-complex="Courier New" style:font-size-complex="10.5pt" style:font-style-complex="normal" style:font-weight-complex="normal"/>
    </style:style>
    <style:style style:name="P260" style:family="paragraph" style:parent-style-name="Table_20_Contents">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15eb9e" style:font-name-asian="Courier New" style:font-size-asian="10.5pt" style:font-style-asian="normal" style:font-weight-asian="normal" style:font-name-complex="Courier New" style:font-size-complex="10.5pt" style:font-style-complex="normal" style:font-weight-complex="normal"/>
    </style:style>
    <style:style style:name="P261" style:family="paragraph" style:parent-style-name="Table_20_Contents">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805984" style:font-name-asian="Courier New" style:font-size-asian="10.5pt" style:font-style-asian="normal" style:font-weight-asian="normal" style:font-name-complex="Courier New" style:font-size-complex="10.5pt" style:font-style-complex="normal" style:font-weight-complex="normal"/>
    </style:style>
    <style:style style:name="P262" style:family="paragraph" style:parent-style-name="Table_20_Contents">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817982" style:font-name-asian="Courier New" style:font-size-asian="10.5pt" style:font-style-asian="normal" style:font-weight-asian="normal" style:font-name-complex="Courier New" style:font-size-complex="10.5pt" style:font-style-complex="normal" style:font-weight-complex="normal"/>
    </style:style>
    <style:style style:name="P263" style:family="paragraph" style:parent-style-name="Table_20_Contents">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bf2dac" style:font-name-asian="Courier New" style:font-size-asian="10.5pt" style:font-style-asian="normal" style:font-weight-asian="normal" style:font-name-complex="Courier New" style:font-size-complex="10.5pt" style:font-style-complex="normal" style:font-weight-complex="normal"/>
    </style:style>
    <style:style style:name="P264" style:family="paragraph" style:parent-style-name="Table_20_Contents">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d950e3" style:font-name-asian="Courier New" style:font-size-asian="10.5pt" style:font-style-asian="normal" style:font-weight-asian="normal" style:font-name-complex="Courier New" style:font-size-complex="10.5pt" style:font-style-complex="normal" style:font-weight-complex="normal"/>
    </style:style>
    <style:style style:name="P265" style:family="paragraph" style:parent-style-name="Table_20_Contents">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7d6cd5" style:font-name-asian="Courier New" style:font-size-asian="10.5pt" style:font-style-asian="normal" style:font-weight-asian="normal" style:font-name-complex="Courier New" style:font-size-complex="10.5pt" style:font-style-complex="normal" style:font-weight-complex="normal"/>
    </style:style>
    <style:style style:name="P266" style:family="paragraph" style:parent-style-name="Table_20_Contents">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8a24e2" style:font-name-asian="Courier New" style:font-size-asian="10.5pt" style:font-style-asian="normal" style:font-weight-asian="normal" style:font-name-complex="Courier New" style:font-size-complex="10.5pt" style:font-style-complex="normal" style:font-weight-complex="normal"/>
    </style:style>
    <style:style style:name="P267" style:family="paragraph" style:parent-style-name="Table_20_Contents">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e2c571" style:font-name-asian="Courier New" style:font-size-asian="10.5pt" style:font-style-asian="normal" style:font-weight-asian="normal" style:font-name-complex="Courier New" style:font-size-complex="10.5pt" style:font-style-complex="normal" style:font-weight-complex="normal"/>
    </style:style>
    <style:style style:name="P268" style:family="paragraph" style:parent-style-name="Table_20_Contents">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fa45c6" style:font-name-asian="Courier New" style:font-size-asian="10.5pt" style:font-style-asian="normal" style:font-weight-asian="normal" style:font-name-complex="Courier New" style:font-size-complex="10.5pt" style:font-style-complex="normal" style:font-weight-complex="normal"/>
    </style:style>
    <style:style style:name="P269" style:family="paragraph" style:parent-style-name="Table_20_Contents">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1fd9ac" style:font-name-asian="Courier New" style:font-size-asian="10.5pt" style:font-style-asian="normal" style:font-weight-asian="normal" style:font-name-complex="Courier New" style:font-size-complex="10.5pt" style:font-style-complex="normal" style:font-weight-complex="normal"/>
    </style:style>
    <style:style style:name="P270" style:family="paragraph" style:parent-style-name="Table_20_Contents">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3027ee" style:font-name-asian="Courier New" style:font-size-asian="10.5pt" style:font-style-asian="normal" style:font-weight-asian="normal" style:font-name-complex="Courier New" style:font-size-complex="10.5pt" style:font-style-complex="normal" style:font-weight-complex="normal"/>
    </style:style>
    <style:style style:name="P271" style:family="paragraph" style:parent-style-name="Table_20_Contents">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3227db" style:font-name-asian="Courier New" style:font-size-asian="10.5pt" style:font-style-asian="normal" style:font-weight-asian="normal" style:font-name-complex="Courier New" style:font-size-complex="10.5pt" style:font-style-complex="normal" style:font-weight-complex="normal"/>
    </style:style>
    <style:style style:name="P272" style:family="paragraph" style:parent-style-name="Table_20_Contents">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37801a" style:font-name-asian="Courier New" style:font-size-asian="10.5pt" style:font-style-asian="normal" style:font-weight-asian="normal" style:font-name-complex="Courier New" style:font-size-complex="10.5pt" style:font-style-complex="normal" style:font-weight-complex="normal"/>
    </style:style>
    <style:style style:name="P273" style:family="paragraph" style:parent-style-name="Table_20_Contents">
      <style:paragraph-properties fo:text-align="start"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a31fb4" style:font-name-asian="Courier New" style:font-size-asian="10.5pt" style:font-style-asian="normal" style:font-weight-asian="normal" style:font-name-complex="Courier New" style:font-size-complex="10.5pt" style:font-style-complex="normal" style:font-weight-complex="normal"/>
    </style:style>
    <style:style style:name="P274" style:family="paragraph" style:parent-style-name="Table_20_Contents">
      <style:paragraph-properties fo:text-align="center" style:justify-single-word="false" fo:break-before="page" fo:padding="0.0291in" fo:border-left="none" fo:border-right="none" fo:border-top="none" fo:border-bottom="0.99pt solid #000000" style:text-autospace="none" style:join-border="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524bfa" style:font-name-asian="Courier New" style:font-size-asian="10.5pt" style:font-style-asian="normal" style:font-weight-asian="normal" style:font-name-complex="Courier New" style:font-size-complex="10.5pt" style:font-style-complex="normal" style:font-weight-complex="normal"/>
    </style:style>
    <style:style style:name="P275" style:family="paragraph" style:parent-style-name="Table_20_Contents">
      <style:paragraph-properties fo:text-align="center" style:justify-single-word="false" fo:break-before="page" fo:padding="0.0291in" fo:border-left="none" fo:border-right="none" fo:border-top="none" fo:border-bottom="0.99pt solid #000000" style:text-autospace="none" style:join-border="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b4baf9" style:font-name-asian="Courier New" style:font-size-asian="10.5pt" style:font-style-asian="normal" style:font-weight-asian="normal" style:font-name-complex="Courier New" style:font-size-complex="10.5pt" style:font-style-complex="normal" style:font-weight-complex="normal"/>
    </style:style>
    <style:style style:name="P276" style:family="paragraph" style:parent-style-name="Table_20_Contents">
      <style:paragraph-properties fo:text-align="center" style:justify-single-word="false" fo:break-before="page" fo:padding="0.0291in" fo:border-left="none" fo:border-right="none" fo:border-top="none" fo:border-bottom="0.99pt solid #000000" style:text-autospace="none" style:join-border="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a152f1" style:font-name-asian="Courier New" style:font-size-asian="10.5pt" style:font-style-asian="normal" style:font-weight-asian="normal" style:font-name-complex="Courier New" style:font-size-complex="10.5pt" style:font-style-complex="normal" style:font-weight-complex="normal"/>
    </style:style>
    <style:style style:name="P277" style:family="paragraph" style:parent-style-name="Table_20_Contents">
      <style:paragraph-properties fo:text-align="center" style:justify-single-word="false" fo:break-before="page" fo:padding="0.0291in" fo:border-left="none" fo:border-right="none" fo:border-top="none" fo:border-bottom="0.99pt solid #000000" style:text-autospace="none" style:join-border="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45c9ea" style:font-name-asian="Courier New" style:font-size-asian="10.5pt" style:font-style-asian="normal" style:font-weight-asian="normal" style:font-name-complex="Courier New" style:font-size-complex="10.5pt" style:font-style-complex="normal" style:font-weight-complex="normal"/>
    </style:style>
    <style:style style:name="P278" style:family="paragraph" style:parent-style-name="Table_20_Contents">
      <style:paragraph-properties fo:text-align="center" style:justify-single-word="false" fo:break-before="page" fo:padding="0.0291in" fo:border-left="none" fo:border-right="none" fo:border-top="none" fo:border-bottom="0.99pt solid #000000" style:text-autospace="none" style:join-border="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8711fe" style:font-name-asian="Courier New" style:font-size-asian="10.5pt" style:font-style-asian="normal" style:font-weight-asian="normal" style:font-name-complex="Courier New" style:font-size-complex="10.5pt" style:font-style-complex="normal" style:font-weight-complex="normal"/>
    </style:style>
    <style:style style:name="P279" style:family="paragraph" style:parent-style-name="Table_20_Contents">
      <style:paragraph-properties fo:text-align="center" style:justify-single-word="false" fo:break-before="page" fo:padding="0.0291in" fo:border-left="none" fo:border-right="none" fo:border-top="none" fo:border-bottom="0.99pt solid #000000" style:text-autospace="none" style:join-border="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b521af" style:font-name-asian="Courier New" style:font-size-asian="10.5pt" style:font-style-asian="normal" style:font-weight-asian="normal" style:font-name-complex="Courier New" style:font-size-complex="10.5pt" style:font-style-complex="normal" style:font-weight-complex="normal"/>
    </style:style>
    <style:style style:name="P280" style:family="paragraph" style:parent-style-name="Table_20_Contents">
      <style:paragraph-properties fo:text-align="center" style:justify-single-word="false" fo:break-before="page" fo:padding="0.0291in" fo:border-left="none" fo:border-right="none" fo:border-top="none" fo:border-bottom="0.99pt solid #000000" style:text-autospace="none" style:join-border="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1b6236" style:font-name-asian="Courier New" style:font-size-asian="10.5pt" style:font-style-asian="normal" style:font-weight-asian="normal" style:font-name-complex="Courier New" style:font-size-complex="10.5pt" style:font-style-complex="normal" style:font-weight-complex="normal"/>
    </style:style>
    <style:style style:name="P281" style:family="paragraph" style:parent-style-name="Table_20_Contents">
      <style:paragraph-properties fo:text-align="center" style:justify-single-word="false" fo:break-before="page" fo:padding="0.0291in" fo:border-left="none" fo:border-right="none" fo:border-top="none" fo:border-bottom="0.99pt solid #000000" style:text-autospace="none" style:join-border="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156b28" style:font-name-asian="Courier New" style:font-size-asian="10.5pt" style:font-style-asian="normal" style:font-weight-asian="normal" style:font-name-complex="Courier New" style:font-size-complex="10.5pt" style:font-style-complex="normal" style:font-weight-complex="normal"/>
    </style:style>
    <style:style style:name="P282" style:family="paragraph" style:parent-style-name="Table">
      <style:paragraph-properties fo:text-align="center" style:justify-single-word="false" fo:break-before="page" fo:padding="0.0291in" fo:border-left="none" fo:border-right="none" fo:border-top="none" fo:border-bottom="0.99pt solid #000000" style:text-autospace="none" style:join-border="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09c8a2" style:font-name-asian="Courier New" style:font-size-asian="10.5pt" style:font-style-asian="normal" style:font-weight-asian="normal" style:font-name-complex="Courier New" style:font-size-complex="10.5pt" style:font-style-complex="normal" style:font-weight-complex="normal"/>
    </style:style>
    <style:style style:name="P283" style:family="paragraph" style:parent-style-name="Table_20_Contents">
      <style:paragraph-properties fo:text-align="center" style:justify-single-word="false" fo:break-before="page" fo:padding="0.0291in" fo:border-left="none" fo:border-right="none" fo:border-top="none" fo:border-bottom="0.06pt solid #000000" style:text-autospace="none" style:join-border="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ccf163" style:font-name-asian="Courier New" style:font-size-asian="10.5pt" style:font-style-asian="normal" style:font-weight-asian="normal" style:font-name-complex="Courier New" style:font-size-complex="10.5pt" style:font-style-complex="normal" style:font-weight-complex="normal"/>
    </style:style>
    <style:style style:name="P284" style:family="paragraph" style:parent-style-name="Table">
      <style:paragraph-properties fo:text-align="center" style:justify-single-word="false" fo:break-before="page"/>
      <style:text-properties officeooo:paragraph-rsid="031061f1"/>
    </style:style>
    <style:style style:name="P285" style:family="paragraph" style:parent-style-name="Table">
      <style:paragraph-properties fo:text-align="center" style:justify-single-word="false" fo:break-before="pag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style:font-name-asian="Courier New" style:font-size-asian="10.5pt" style:font-style-asian="normal" style:font-weight-asian="normal" style:font-name-complex="Courier New" style:font-size-complex="10.5pt" style:font-style-complex="normal" style:font-weight-complex="normal"/>
    </style:style>
    <style:style style:name="P28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2b521af" style:font-name-asian="Courier New" style:font-size-asian="10.5pt" style:font-style-asian="normal" style:font-weight-asian="normal" style:font-name-complex="Courier New" style:font-size-complex="10.5pt" style:font-style-complex="normal" style:font-weight-complex="normal"/>
    </style:style>
    <style:style style:name="P28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2b7d429" style:font-name-asian="Courier New" style:font-size-asian="10.5pt" style:font-style-asian="normal" style:font-weight-asian="normal" style:font-name-complex="Courier New" style:font-size-complex="10.5pt" style:font-style-complex="normal" style:font-weight-complex="normal"/>
    </style:style>
    <style:style style:name="P288"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2be20e7" style:font-name-asian="Courier New" style:font-size-asian="10.5pt" style:font-style-asian="normal" style:font-weight-asian="normal" style:font-name-complex="Courier New" style:font-size-complex="10.5pt" style:font-style-complex="normal" style:font-weight-complex="normal"/>
    </style:style>
    <style:style style:name="P289"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31061f1" style:font-name-asian="Courier New" style:font-size-asian="10.5pt" style:font-style-asian="normal" style:font-weight-asian="normal" style:font-name-complex="Courier New" style:font-size-complex="10.5pt" style:font-style-complex="normal" style:font-weight-complex="normal"/>
    </style:style>
    <style:style style:name="P290"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31061f1" style:font-name-asian="Courier New" style:font-size-asian="10pt" style:font-style-asian="normal" style:font-weight-asian="normal" style:font-name-complex="Courier New" style:font-size-complex="10pt" style:font-style-complex="normal" style:font-weight-complex="normal"/>
    </style:style>
    <style:style style:name="P291" style:family="paragraph" style:parent-style-name="Table_20_Contents">
      <style:paragraph-properties fo:text-align="center" style:justify-single-word="false" fo:padding="0.0291in" fo:border-left="none" fo:border-right="none" fo:border-top="none" fo:border-bottom="0.99pt solid #000000" style:text-autospace="none" style:join-border="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8ba282" style:font-name-asian="Courier New" style:font-size-asian="10.5pt" style:font-style-asian="normal" style:font-weight-asian="normal" style:font-name-complex="Courier New" style:font-size-complex="10.5pt" style:font-style-complex="normal" style:font-weight-complex="normal"/>
    </style:style>
    <style:style style:name="P292" style:family="paragraph" style:parent-style-name="Table_20_Contents">
      <style:paragraph-properties fo:text-align="center" style:justify-single-word="false" fo:padding="0.0291in" fo:border-left="none" fo:border-right="none" fo:border-top="none" fo:border-bottom="0.99pt solid #000000" style:text-autospace="none" style:join-border="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e2c571" style:font-name-asian="Courier New" style:font-size-asian="10.5pt" style:font-style-asian="normal" style:font-weight-asian="normal" style:font-name-complex="Courier New" style:font-size-complex="10.5pt" style:font-style-complex="normal" style:font-weight-complex="normal"/>
    </style:style>
    <style:style style:name="P293" style:family="paragraph" style:parent-style-name="Table_20_Contents">
      <style:paragraph-properties fo:text-align="center" style:justify-single-word="false" fo:padding="0.0291in" fo:border-left="none" fo:border-right="none" fo:border-top="none" fo:border-bottom="0.99pt solid #000000" style:text-autospace="none" style:join-border="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fa45c6" style:font-name-asian="Courier New" style:font-size-asian="10.5pt" style:font-style-asian="normal" style:font-weight-asian="normal" style:font-name-complex="Courier New" style:font-size-complex="10.5pt" style:font-style-complex="normal" style:font-weight-complex="normal"/>
    </style:style>
    <style:style style:name="P294" style:family="paragraph" style:parent-style-name="Table">
      <style:paragraph-properties fo:text-align="center" style:justify-single-word="false" fo:padding="0.0291in" fo:border-left="none" fo:border-right="none" fo:border-top="none" fo:border-bottom="0.99pt solid #000000" style:text-autospace="none" style:join-border="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088a61" style:font-name-asian="Courier New" style:font-size-asian="10.5pt" style:font-style-asian="normal" style:font-weight-asian="normal" style:font-name-complex="Courier New" style:font-size-complex="10.5pt" style:font-style-complex="normal" style:font-weight-complex="normal"/>
    </style:style>
    <style:style style:name="P295" style:family="paragraph" style:parent-style-name="Table">
      <style:paragraph-properties fo:text-align="center" style:justify-single-word="false" fo:padding="0.0291in" fo:border-left="none" fo:border-right="none" fo:border-top="none" fo:border-bottom="0.99pt solid #000000" style:join-border="false"/>
      <style:text-properties officeooo:paragraph-rsid="031061f1"/>
    </style:style>
    <style:style style:name="P296" style:family="paragraph" style:parent-style-name="Table">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09c8a2" style:font-name-asian="Courier New" style:font-size-asian="10.5pt" style:font-style-asian="normal" style:font-weight-asian="normal" style:font-name-complex="Courier New" style:font-size-complex="10.5pt" style:font-style-complex="normal" style:font-weight-complex="normal"/>
    </style:style>
    <style:style style:name="P297" style:family="paragraph" style:parent-style-name="Table">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088a61" style:font-name-asian="Courier New" style:font-size-asian="10.5pt" style:font-style-asian="normal" style:font-weight-asian="normal" style:font-name-complex="Courier New" style:font-size-complex="10.5pt" style:font-style-complex="normal" style:font-weight-complex="normal"/>
    </style:style>
    <style:style style:name="P298" style:family="paragraph" style:parent-style-name="Table">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1061f1" style:font-name-asian="Courier New" style:font-size-asian="10.5pt" style:font-style-asian="normal" style:font-weight-asian="normal" style:font-name-complex="Courier New" style:font-size-complex="10.5pt" style:font-style-complex="normal" style:font-weight-complex="normal"/>
    </style:style>
    <style:style style:name="P299" style:family="paragraph" style:parent-style-name="Table">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121538" style:font-name-asian="Courier New" style:font-size-asian="10.5pt" style:font-style-asian="normal" style:font-weight-asian="normal" style:font-name-complex="Courier New" style:font-size-complex="10.5pt" style:font-style-complex="normal" style:font-weight-complex="normal"/>
    </style:style>
    <style:style style:name="P300" style:family="paragraph" style:parent-style-name="Table">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132fc2" style:font-name-asian="Courier New" style:font-size-asian="10.5pt" style:font-style-asian="normal" style:font-weight-asian="normal" style:font-name-complex="Courier New" style:font-size-complex="10.5pt" style:font-style-complex="normal" style:font-weight-complex="normal"/>
    </style:style>
    <style:style style:name="P301" style:family="paragraph" style:parent-style-name="Table">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13d9ac" style:font-name-asian="Courier New" style:font-size-asian="10.5pt" style:font-style-asian="normal" style:font-weight-asian="normal" style:font-name-complex="Courier New" style:font-size-complex="10.5pt" style:font-style-complex="normal" style:font-weight-complex="normal"/>
    </style:style>
    <style:style style:name="P302" style:family="paragraph" style:parent-style-name="Table">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13f6e6" style:font-name-asian="Courier New" style:font-size-asian="10.5pt" style:font-style-asian="normal" style:font-weight-asian="normal" style:font-name-complex="Courier New" style:font-size-complex="10.5pt" style:font-style-complex="normal" style:font-weight-complex="normal"/>
    </style:style>
    <style:style style:name="P303" style:family="paragraph" style:parent-style-name="Table">
      <style:paragraph-properties fo:text-align="center" style:justify-single-word="false"/>
      <style:text-properties officeooo:paragraph-rsid="031061f1"/>
    </style:style>
    <style:style style:name="T1" style:family="text">
      <style:text-properties style:font-name="Times New Roman" fo:font-size="10pt" style:font-name-asian="Courier New" style:font-size-asian="10pt" style:font-name-complex="Courier New" style:font-size-complex="10pt"/>
    </style:style>
    <style:style style:name="T2" style:family="text">
      <style:text-properties style:font-name="Times New Roman" fo:font-size="10pt" officeooo:rsid="01edad3c" style:font-name-asian="Courier New" style:font-size-asian="10pt" style:font-name-complex="Courier New" style:font-size-complex="10pt"/>
    </style:style>
    <style:style style:name="T3" style:family="text">
      <style:text-properties style:font-name="Times New Roman" fo:font-size="10pt" officeooo:rsid="01ee24b9" style:font-name-asian="Courier New" style:font-size-asian="10pt" style:font-name-complex="Courier New" style:font-size-complex="10pt"/>
    </style:style>
    <style:style style:name="T4" style:family="text">
      <style:text-properties style:font-name="Times New Roman" fo:font-size="10pt" officeooo:rsid="014c2f59" style:font-name-asian="Courier New" style:font-size-asian="10pt" style:font-name-complex="Courier New" style:font-size-complex="10pt"/>
    </style:style>
    <style:style style:name="T5" style:family="text">
      <style:text-properties style:font-name="Times New Roman" fo:font-size="10pt" officeooo:rsid="014f0804" style:font-name-asian="Courier New" style:font-size-asian="10pt" style:font-name-complex="Courier New" style:font-size-complex="10pt"/>
    </style:style>
    <style:style style:name="T6" style:family="text">
      <style:text-properties style:font-name="Times New Roman" fo:font-size="10pt" officeooo:rsid="0176bc0e" style:font-name-asian="Courier New" style:font-size-asian="10pt" style:font-name-complex="Courier New" style:font-size-complex="10pt"/>
    </style:style>
    <style:style style:name="T7" style:family="text">
      <style:text-properties style:font-name="Times New Roman" fo:font-size="10pt" officeooo:rsid="0177902c" style:font-name-asian="Courier New" style:font-size-asian="10pt" style:font-name-complex="Courier New" style:font-size-complex="10pt"/>
    </style:style>
    <style:style style:name="T8" style:family="text">
      <style:text-properties style:font-name="Times New Roman" fo:font-size="10pt" officeooo:rsid="01525f62" style:font-name-asian="Courier New" style:font-size-asian="10pt" style:font-name-complex="Courier New" style:font-size-complex="10pt"/>
    </style:style>
    <style:style style:name="T9" style:family="text">
      <style:text-properties style:font-name="Times New Roman" fo:font-size="10pt" officeooo:rsid="015337eb" style:font-name-asian="Courier New" style:font-size-asian="10pt" style:font-name-complex="Courier New" style:font-size-complex="10pt"/>
    </style:style>
    <style:style style:name="T10" style:family="text">
      <style:text-properties style:font-name="Times New Roman" fo:font-size="10pt" officeooo:rsid="0165e8a0" style:font-name-asian="Courier New" style:font-size-asian="10pt" style:font-name-complex="Courier New" style:font-size-complex="10pt"/>
    </style:style>
    <style:style style:name="T11" style:family="text">
      <style:text-properties style:font-name="Times New Roman" fo:font-size="10pt" officeooo:rsid="0163c4c8" style:font-name-asian="Courier New" style:font-size-asian="10pt" style:font-name-complex="Courier New" style:font-size-complex="10pt"/>
    </style:style>
    <style:style style:name="T12" style:family="text">
      <style:text-properties style:font-name="Times New Roman" fo:font-size="10pt" officeooo:rsid="015d39fc" style:font-name-asian="Courier New" style:font-size-asian="10pt" style:font-name-complex="Courier New" style:font-size-complex="10pt"/>
    </style:style>
    <style:style style:name="T13" style:family="text">
      <style:text-properties style:font-name="Times New Roman" fo:font-size="10pt" officeooo:rsid="01549f3d" style:font-name-asian="Courier New" style:font-size-asian="10pt" style:font-name-complex="Courier New" style:font-size-complex="10pt"/>
    </style:style>
    <style:style style:name="T14" style:family="text">
      <style:text-properties style:font-name="Times New Roman" fo:font-size="10pt" officeooo:rsid="01574dbb" style:font-name-asian="Courier New" style:font-size-asian="10pt" style:font-name-complex="Courier New" style:font-size-complex="10pt"/>
    </style:style>
    <style:style style:name="T15" style:family="text">
      <style:text-properties style:font-name="Times New Roman" fo:font-size="10pt" officeooo:rsid="01875168" style:font-name-asian="Courier New" style:font-size-asian="10pt" style:font-name-complex="Courier New" style:font-size-complex="10pt"/>
    </style:style>
    <style:style style:name="T16" style:family="text">
      <style:text-properties style:font-name="Times New Roman" fo:font-size="10pt" officeooo:rsid="015848cd" style:font-name-asian="Courier New" style:font-size-asian="10pt" style:font-name-complex="Courier New" style:font-size-complex="10pt"/>
    </style:style>
    <style:style style:name="T17" style:family="text">
      <style:text-properties style:font-name="Times New Roman" fo:font-size="10pt" officeooo:rsid="015bdc57" style:font-name-asian="Courier New" style:font-size-asian="10pt" style:font-name-complex="Courier New" style:font-size-complex="10pt"/>
    </style:style>
    <style:style style:name="T18" style:family="text">
      <style:text-properties style:font-name="Times New Roman" fo:font-size="10pt" officeooo:rsid="015c3732" style:font-name-asian="Courier New" style:font-size-asian="10pt" style:font-name-complex="Courier New" style:font-size-complex="10pt"/>
    </style:style>
    <style:style style:name="T19" style:family="text">
      <style:text-properties style:font-name="Times New Roman" fo:font-size="10pt" officeooo:rsid="015d9af7" style:font-name-asian="Courier New" style:font-size-asian="10pt" style:font-name-complex="Courier New" style:font-size-complex="10pt"/>
    </style:style>
    <style:style style:name="T20" style:family="text">
      <style:text-properties style:font-name="Times New Roman" fo:font-size="10pt" officeooo:rsid="0162f654" style:font-name-asian="Courier New" style:font-size-asian="10pt" style:font-name-complex="Courier New" style:font-size-complex="10pt"/>
    </style:style>
    <style:style style:name="T21" style:family="text">
      <style:text-properties style:font-name="Times New Roman" fo:font-size="10pt" officeooo:rsid="017991fe" style:font-name-asian="Courier New" style:font-size-asian="10pt" style:font-name-complex="Courier New" style:font-size-complex="10pt"/>
    </style:style>
    <style:style style:name="T22" style:family="text">
      <style:text-properties style:font-name="Times New Roman" fo:font-size="10pt" officeooo:rsid="01a7a2cd" style:font-name-asian="Courier New" style:font-size-asian="10pt" style:font-name-complex="Courier New" style:font-size-complex="10pt"/>
    </style:style>
    <style:style style:name="T23" style:family="text">
      <style:text-properties style:font-name="Times New Roman" fo:font-size="10pt" officeooo:rsid="015ef579" style:font-name-asian="Courier New" style:font-size-asian="10pt" style:font-name-complex="Courier New" style:font-size-complex="10pt"/>
    </style:style>
    <style:style style:name="T24" style:family="text">
      <style:text-properties style:font-name="Times New Roman" fo:font-size="10pt" officeooo:rsid="0187de83" style:font-name-asian="Courier New" style:font-size-asian="10pt" style:font-name-complex="Courier New" style:font-size-complex="10pt"/>
    </style:style>
    <style:style style:name="T25" style:family="text">
      <style:text-properties style:font-name="Times New Roman" fo:font-size="10pt" officeooo:rsid="01684696" style:font-name-asian="Courier New" style:font-size-asian="10pt" style:font-name-complex="Courier New" style:font-size-complex="10pt"/>
    </style:style>
    <style:style style:name="T26" style:family="text">
      <style:text-properties style:font-name="Times New Roman" fo:font-size="10pt" officeooo:rsid="016eed02" style:font-name-asian="Courier New" style:font-size-asian="10pt" style:font-name-complex="Courier New" style:font-size-complex="10pt"/>
    </style:style>
    <style:style style:name="T27" style:family="text">
      <style:text-properties style:font-name="Times New Roman" fo:font-size="10pt" officeooo:rsid="016d02b6" style:font-name-asian="Courier New" style:font-size-asian="10pt" style:font-name-complex="Courier New" style:font-size-complex="10pt"/>
    </style:style>
    <style:style style:name="T28" style:family="text">
      <style:text-properties style:font-name="Times New Roman" fo:font-size="10pt" officeooo:rsid="017016dc" style:font-name-asian="Courier New" style:font-size-asian="10pt" style:font-name-complex="Courier New" style:font-size-complex="10pt"/>
    </style:style>
    <style:style style:name="T29" style:family="text">
      <style:text-properties style:font-name="Times New Roman" fo:font-size="10pt" officeooo:rsid="01966bb1" style:font-name-asian="Courier New" style:font-size-asian="10pt" style:font-name-complex="Courier New" style:font-size-complex="10pt"/>
    </style:style>
    <style:style style:name="T30" style:family="text">
      <style:text-properties style:font-name="Times New Roman" fo:font-size="10pt" officeooo:rsid="0171cef2" style:font-name-asian="Courier New" style:font-size-asian="10pt" style:font-name-complex="Courier New" style:font-size-complex="10pt"/>
    </style:style>
    <style:style style:name="T31" style:family="text">
      <style:text-properties style:font-name="Times New Roman" fo:font-size="10pt" officeooo:rsid="0181c1c4" style:font-name-asian="Courier New" style:font-size-asian="10pt" style:font-name-complex="Courier New" style:font-size-complex="10pt"/>
    </style:style>
    <style:style style:name="T32" style:family="text">
      <style:text-properties style:font-name="Times New Roman" fo:font-size="10pt" officeooo:rsid="01aedf52" style:font-name-asian="Courier New" style:font-size-asian="10pt" style:font-name-complex="Courier New" style:font-size-complex="10pt"/>
    </style:style>
    <style:style style:name="T33" style:family="text">
      <style:text-properties style:font-name="Times New Roman" fo:font-size="10pt" officeooo:rsid="01bb6379" style:font-name-asian="Courier New" style:font-size-asian="10pt" style:font-name-complex="Courier New" style:font-size-complex="10pt"/>
    </style:style>
    <style:style style:name="T34" style:family="text">
      <style:text-properties style:font-name="Times New Roman" fo:font-size="10pt" officeooo:rsid="0189b281" style:font-name-asian="Courier New" style:font-size-asian="10pt" style:font-name-complex="Courier New" style:font-size-complex="10pt"/>
    </style:style>
    <style:style style:name="T35" style:family="text">
      <style:text-properties style:font-name="Times New Roman" fo:font-size="10pt" officeooo:rsid="0189cd59" style:font-name-asian="Courier New" style:font-size-asian="10pt" style:font-name-complex="Courier New" style:font-size-complex="10pt"/>
    </style:style>
    <style:style style:name="T36" style:family="text">
      <style:text-properties style:font-name="Times New Roman" fo:font-size="10pt" officeooo:rsid="018af028" style:font-name-asian="Courier New" style:font-size-asian="10pt" style:font-name-complex="Courier New" style:font-size-complex="10pt"/>
    </style:style>
    <style:style style:name="T37" style:family="text">
      <style:text-properties style:font-name="Times New Roman" fo:font-size="10pt" officeooo:rsid="018cf990" style:font-name-asian="Courier New" style:font-size-asian="10pt" style:font-name-complex="Courier New" style:font-size-complex="10pt"/>
    </style:style>
    <style:style style:name="T38" style:family="text">
      <style:text-properties style:font-name="Times New Roman" fo:font-size="10pt" officeooo:rsid="019480d6" style:font-name-asian="Courier New" style:font-size-asian="10pt" style:font-name-complex="Courier New" style:font-size-complex="10pt"/>
    </style:style>
    <style:style style:name="T39" style:family="text">
      <style:text-properties style:font-name="Times New Roman" fo:font-size="10pt" officeooo:rsid="01b068ec" style:font-name-asian="Courier New" style:font-size-asian="10pt" style:font-name-complex="Courier New" style:font-size-complex="10pt"/>
    </style:style>
    <style:style style:name="T40" style:family="text">
      <style:text-properties style:font-name="Times New Roman" fo:font-size="10pt" officeooo:rsid="01b8a837" style:font-name-asian="Courier New" style:font-size-asian="10pt" style:font-name-complex="Courier New" style:font-size-complex="10pt"/>
    </style:style>
    <style:style style:name="T41" style:family="text">
      <style:text-properties style:font-name="Times New Roman" fo:font-size="10pt" officeooo:rsid="01b0cf4b" style:font-name-asian="Courier New" style:font-size-asian="10pt" style:font-name-complex="Courier New" style:font-size-complex="10pt"/>
    </style:style>
    <style:style style:name="T42" style:family="text">
      <style:text-properties style:font-name="Times New Roman" fo:font-size="10pt" officeooo:rsid="01b1e012" style:font-name-asian="Courier New" style:font-size-asian="10pt" style:font-name-complex="Courier New" style:font-size-complex="10pt"/>
    </style:style>
    <style:style style:name="T43" style:family="text">
      <style:text-properties style:font-name="Times New Roman" fo:font-size="10pt" officeooo:rsid="01b99f13" style:font-name-asian="Courier New" style:font-size-asian="10pt" style:font-name-complex="Courier New" style:font-size-complex="10pt"/>
    </style:style>
    <style:style style:name="T44" style:family="text">
      <style:text-properties style:font-name="Times New Roman" fo:font-size="10pt" officeooo:rsid="01b40060" style:font-name-asian="Courier New" style:font-size-asian="10pt" style:font-name-complex="Courier New" style:font-size-complex="10pt"/>
    </style:style>
    <style:style style:name="T45" style:family="text">
      <style:text-properties style:font-name="Times New Roman" fo:font-size="10pt" officeooo:rsid="01c561be" style:font-name-asian="Courier New" style:font-size-asian="10pt" style:font-name-complex="Courier New" style:font-size-complex="10pt"/>
    </style:style>
    <style:style style:name="T46" style:family="text">
      <style:text-properties style:font-name="Times New Roman" fo:font-size="10pt" officeooo:rsid="01c1cf6b" style:font-name-asian="Courier New" style:font-size-asian="10pt" style:font-name-complex="Courier New" style:font-size-complex="10pt"/>
    </style:style>
    <style:style style:name="T47" style:family="text">
      <style:text-properties style:font-name="Times New Roman" fo:font-size="10pt" officeooo:rsid="01c231ad" style:font-name-asian="Courier New" style:font-size-asian="10pt" style:font-name-complex="Courier New" style:font-size-complex="10pt"/>
    </style:style>
    <style:style style:name="T48" style:family="text">
      <style:text-properties style:font-name="Times New Roman" fo:font-size="10pt" officeooo:rsid="01c9f339" style:font-name-asian="Courier New" style:font-size-asian="10pt" style:font-name-complex="Courier New" style:font-size-complex="10pt"/>
    </style:style>
    <style:style style:name="T49" style:family="text">
      <style:text-properties style:font-name="Times New Roman" fo:font-size="10pt" officeooo:rsid="01c89faf" style:font-name-asian="Courier New" style:font-size-asian="10pt" style:font-name-complex="Courier New" style:font-size-complex="10pt"/>
    </style:style>
    <style:style style:name="T50" style:family="text">
      <style:text-properties style:font-name="Times New Roman" fo:font-size="10pt" officeooo:rsid="01dcd98b" style:font-name-asian="Courier New" style:font-size-asian="10pt" style:font-name-complex="Courier New" style:font-size-complex="10pt"/>
    </style:style>
    <style:style style:name="T51" style:family="text">
      <style:text-properties style:font-name="Times New Roman" fo:font-size="10pt" officeooo:rsid="01d2eba5" style:font-name-asian="Courier New" style:font-size-asian="10pt" style:font-name-complex="Courier New" style:font-size-complex="10pt"/>
    </style:style>
    <style:style style:name="T52" style:family="text">
      <style:text-properties style:font-name="Times New Roman" fo:font-size="10pt" officeooo:rsid="01ce427d" style:font-name-asian="Courier New" style:font-size-asian="10pt" style:font-name-complex="Courier New" style:font-size-complex="10pt"/>
    </style:style>
    <style:style style:name="T53" style:family="text">
      <style:text-properties style:font-name="Times New Roman" fo:font-size="10pt" officeooo:rsid="01caf825" style:font-name-asian="Courier New" style:font-size-asian="10pt" style:font-name-complex="Courier New" style:font-size-complex="10pt"/>
    </style:style>
    <style:style style:name="T54" style:family="text">
      <style:text-properties style:font-name="Times New Roman" fo:font-size="10pt" officeooo:rsid="01cc8182" style:font-name-asian="Courier New" style:font-size-asian="10pt" style:font-name-complex="Courier New" style:font-size-complex="10pt"/>
    </style:style>
    <style:style style:name="T55" style:family="text">
      <style:text-properties style:font-name="Times New Roman" fo:font-size="10pt" officeooo:rsid="01ed1431" style:font-name-asian="Courier New" style:font-size-asian="10pt" style:font-name-complex="Courier New" style:font-size-complex="10pt"/>
    </style:style>
    <style:style style:name="T56" style:family="text">
      <style:text-properties style:font-name="Times New Roman" fo:font-size="10pt" officeooo:rsid="01db024d" style:font-name-asian="Courier New" style:font-size-asian="10pt" style:font-name-complex="Courier New" style:font-size-complex="10pt"/>
    </style:style>
    <style:style style:name="T57" style:family="text">
      <style:text-properties style:font-name="Times New Roman" fo:font-size="10pt" officeooo:rsid="01de242a" style:font-name-asian="Courier New" style:font-size-asian="10pt" style:font-name-complex="Courier New" style:font-size-complex="10pt"/>
    </style:style>
    <style:style style:name="T58" style:family="text">
      <style:text-properties style:font-name="Times New Roman" fo:font-size="10pt" officeooo:rsid="01e07570" style:font-name-asian="Courier New" style:font-size-asian="10pt" style:font-name-complex="Courier New" style:font-size-complex="10pt"/>
    </style:style>
    <style:style style:name="T59" style:family="text">
      <style:text-properties style:font-name="Times New Roman" fo:font-size="10pt" officeooo:rsid="01dfbef7" style:font-name-asian="Courier New" style:font-size-asian="10pt" style:font-name-complex="Courier New" style:font-size-complex="10pt"/>
    </style:style>
    <style:style style:name="T60" style:family="text">
      <style:text-properties style:font-name="Times New Roman" fo:font-size="10pt" officeooo:rsid="01e1eb44" style:font-name-asian="Courier New" style:font-size-asian="10pt" style:font-name-complex="Courier New" style:font-size-complex="10pt"/>
    </style:style>
    <style:style style:name="T61" style:family="text">
      <style:text-properties style:font-name="Times New Roman" fo:font-size="10pt" officeooo:rsid="01d1c0e5" style:font-name-asian="Courier New" style:font-size-asian="10pt" style:font-name-complex="Courier New" style:font-size-complex="10pt"/>
    </style:style>
    <style:style style:name="T62" style:family="text">
      <style:text-properties style:font-name="Times New Roman" fo:font-size="10pt" officeooo:rsid="01d2044d" style:font-name-asian="Courier New" style:font-size-asian="10pt" style:font-name-complex="Courier New" style:font-size-complex="10pt"/>
    </style:style>
    <style:style style:name="T63" style:family="text">
      <style:text-properties style:font-name="Times New Roman" fo:font-size="10pt" officeooo:rsid="001f41a5" style:font-name-asian="Courier New" style:font-size-asian="10pt" style:font-name-complex="Courier New" style:font-size-complex="10pt"/>
    </style:style>
    <style:style style:name="T64" style:family="text">
      <style:text-properties style:font-name="Times New Roman" fo:font-size="10pt" officeooo:rsid="0020c5ec" style:font-name-asian="Courier New" style:font-size-asian="10pt" style:font-name-complex="Courier New" style:font-size-complex="10pt"/>
    </style:style>
    <style:style style:name="T65" style:family="text">
      <style:text-properties style:font-name="Times New Roman" fo:font-size="10pt" officeooo:rsid="0021ea8c" style:font-name-asian="Courier New" style:font-size-asian="10pt" style:font-name-complex="Courier New" style:font-size-complex="10pt"/>
    </style:style>
    <style:style style:name="T66" style:family="text">
      <style:text-properties style:font-name="Times New Roman" fo:font-size="10pt" officeooo:rsid="002f6aa7" style:font-name-asian="Courier New" style:font-size-asian="10pt" style:font-name-complex="Courier New" style:font-size-complex="10pt"/>
    </style:style>
    <style:style style:name="T67" style:family="text">
      <style:text-properties style:font-name="Times New Roman" fo:font-size="10pt" officeooo:rsid="0031260c" style:font-name-asian="Courier New" style:font-size-asian="10pt" style:font-name-complex="Courier New" style:font-size-complex="10pt"/>
    </style:style>
    <style:style style:name="T68" style:family="text">
      <style:text-properties style:font-name="Times New Roman" fo:font-size="10pt" officeooo:rsid="003af687" style:font-name-asian="Courier New" style:font-size-asian="10pt" style:font-name-complex="Courier New" style:font-size-complex="10pt"/>
    </style:style>
    <style:style style:name="T69" style:family="text">
      <style:text-properties style:font-name="Times New Roman" fo:font-size="10pt" officeooo:rsid="003c30fe" style:font-name-asian="Courier New" style:font-size-asian="10pt" style:font-name-complex="Courier New" style:font-size-complex="10pt"/>
    </style:style>
    <style:style style:name="T70" style:family="text">
      <style:text-properties style:font-name="Times New Roman" fo:font-size="10pt" officeooo:rsid="004096f0" style:font-name-asian="Courier New" style:font-size-asian="10pt" style:font-name-complex="Courier New" style:font-size-complex="10pt"/>
    </style:style>
    <style:style style:name="T71" style:family="text">
      <style:text-properties style:font-name="Times New Roman" fo:font-size="10pt" officeooo:rsid="0040ec92" style:font-name-asian="Courier New" style:font-size-asian="10pt" style:font-name-complex="Courier New" style:font-size-complex="10pt"/>
    </style:style>
    <style:style style:name="T72" style:family="text">
      <style:text-properties style:font-name="Times New Roman" fo:font-size="10pt" officeooo:rsid="0042fddb" style:font-name-asian="Courier New" style:font-size-asian="10pt" style:font-name-complex="Courier New" style:font-size-complex="10pt"/>
    </style:style>
    <style:style style:name="T73" style:family="text">
      <style:text-properties style:font-name="Times New Roman" fo:font-size="10pt" officeooo:rsid="00444745" style:font-name-asian="Courier New" style:font-size-asian="10pt" style:font-name-complex="Courier New" style:font-size-complex="10pt"/>
    </style:style>
    <style:style style:name="T74" style:family="text">
      <style:text-properties style:font-name="Times New Roman" fo:font-size="10pt" officeooo:rsid="0045cb53" style:font-name-asian="Courier New" style:font-size-asian="10pt" style:font-name-complex="Courier New" style:font-size-complex="10pt"/>
    </style:style>
    <style:style style:name="T75" style:family="text">
      <style:text-properties style:font-name="Times New Roman" fo:font-size="10pt" officeooo:rsid="004cd4a7" style:font-name-asian="Courier New" style:font-size-asian="10pt" style:font-name-complex="Courier New" style:font-size-complex="10pt"/>
    </style:style>
    <style:style style:name="T76" style:family="text">
      <style:text-properties style:font-name="Times New Roman" fo:font-size="10pt" officeooo:rsid="004ef99a" style:font-name-asian="Courier New" style:font-size-asian="10pt" style:font-name-complex="Courier New" style:font-size-complex="10pt"/>
    </style:style>
    <style:style style:name="T77" style:family="text">
      <style:text-properties style:font-name="Times New Roman" fo:font-size="10pt" officeooo:rsid="00504148" style:font-name-asian="Courier New" style:font-size-asian="10pt" style:font-name-complex="Courier New" style:font-size-complex="10pt"/>
    </style:style>
    <style:style style:name="T78" style:family="text">
      <style:text-properties style:font-name="Times New Roman" fo:font-size="10pt" officeooo:rsid="00518339" style:font-name-asian="Courier New" style:font-size-asian="10pt" style:font-name-complex="Courier New" style:font-size-complex="10pt"/>
    </style:style>
    <style:style style:name="T79" style:family="text">
      <style:text-properties style:font-name="Times New Roman" fo:font-size="10pt" officeooo:rsid="00552852" style:font-name-asian="Courier New" style:font-size-asian="10pt" style:font-name-complex="Courier New" style:font-size-complex="10pt"/>
    </style:style>
    <style:style style:name="T80" style:family="text">
      <style:text-properties style:font-name="Times New Roman" fo:font-size="10pt" officeooo:rsid="0074f03c" style:font-name-asian="Courier New" style:font-size-asian="10pt" style:font-name-complex="Courier New" style:font-size-complex="10pt"/>
    </style:style>
    <style:style style:name="T81" style:family="text">
      <style:text-properties style:font-name="Times New Roman" fo:font-size="10pt" officeooo:rsid="007623f8" style:font-name-asian="Courier New" style:font-size-asian="10pt" style:font-name-complex="Courier New" style:font-size-complex="10pt"/>
    </style:style>
    <style:style style:name="T82" style:family="text">
      <style:text-properties style:font-name="Times New Roman" fo:font-size="10pt" officeooo:rsid="007e9ac4" style:font-name-asian="Courier New" style:font-size-asian="10pt" style:font-name-complex="Courier New" style:font-size-complex="10pt"/>
    </style:style>
    <style:style style:name="T83" style:family="text">
      <style:text-properties style:font-name="Times New Roman" fo:font-size="10pt" officeooo:rsid="0082c5ce" style:font-name-asian="Courier New" style:font-size-asian="10pt" style:font-name-complex="Courier New" style:font-size-complex="10pt"/>
    </style:style>
    <style:style style:name="T84" style:family="text">
      <style:text-properties style:font-name="Times New Roman" fo:font-size="10pt" officeooo:rsid="0083f914" style:font-name-asian="Courier New" style:font-size-asian="10pt" style:font-name-complex="Courier New" style:font-size-complex="10pt"/>
    </style:style>
    <style:style style:name="T85" style:family="text">
      <style:text-properties style:font-name="Times New Roman" fo:font-size="10pt" officeooo:rsid="008b7d89" style:font-name-asian="Courier New" style:font-size-asian="10pt" style:font-name-complex="Courier New" style:font-size-complex="10pt"/>
    </style:style>
    <style:style style:name="T86" style:family="text">
      <style:text-properties style:font-name="Times New Roman" fo:font-size="10pt" officeooo:rsid="008ca6f7" style:font-name-asian="Courier New" style:font-size-asian="10pt" style:font-name-complex="Courier New" style:font-size-complex="10pt"/>
    </style:style>
    <style:style style:name="T87" style:family="text">
      <style:text-properties style:font-name="Times New Roman" fo:font-size="10pt" officeooo:rsid="008ca989" style:font-name-asian="Courier New" style:font-size-asian="10pt" style:font-name-complex="Courier New" style:font-size-complex="10pt"/>
    </style:style>
    <style:style style:name="T88" style:family="text">
      <style:text-properties style:font-name="Times New Roman" fo:font-size="10pt" officeooo:rsid="0098f381" style:font-name-asian="Courier New" style:font-size-asian="10pt" style:font-name-complex="Courier New" style:font-size-complex="10pt"/>
    </style:style>
    <style:style style:name="T89" style:family="text">
      <style:text-properties style:font-name="Times New Roman" fo:font-size="10pt" officeooo:rsid="003bee55" style:font-name-asian="Courier New" style:font-size-asian="10pt" style:font-name-complex="Courier New" style:font-size-complex="10pt"/>
    </style:style>
    <style:style style:name="T90" style:family="text">
      <style:text-properties style:font-name="Times New Roman" fo:font-size="10pt" officeooo:rsid="009a2ede" style:font-name-asian="Courier New" style:font-size-asian="10pt" style:font-name-complex="Courier New" style:font-size-complex="10pt"/>
    </style:style>
    <style:style style:name="T91" style:family="text">
      <style:text-properties style:font-name="Times New Roman" fo:font-size="10pt" officeooo:rsid="009bbba8" style:font-name-asian="Courier New" style:font-size-asian="10pt" style:font-name-complex="Courier New" style:font-size-complex="10pt"/>
    </style:style>
    <style:style style:name="T92" style:family="text">
      <style:text-properties style:font-name="Times New Roman" fo:font-size="10pt" officeooo:rsid="009dc022" style:font-name-asian="Courier New" style:font-size-asian="10pt" style:font-name-complex="Courier New" style:font-size-complex="10pt"/>
    </style:style>
    <style:style style:name="T93" style:family="text">
      <style:text-properties style:font-name="Times New Roman" fo:font-size="10pt" officeooo:rsid="00a03615" style:font-name-asian="Courier New" style:font-size-asian="10pt" style:font-name-complex="Courier New" style:font-size-complex="10pt"/>
    </style:style>
    <style:style style:name="T94" style:family="text">
      <style:text-properties style:font-name="Times New Roman" fo:font-size="10pt" officeooo:rsid="00a152f1" style:font-name-asian="Courier New" style:font-size-asian="10pt" style:font-name-complex="Courier New" style:font-size-complex="10pt"/>
    </style:style>
    <style:style style:name="T95" style:family="text">
      <style:text-properties style:font-name="Times New Roman" fo:font-size="10pt" officeooo:rsid="00a27695" style:font-name-asian="Courier New" style:font-size-asian="10pt" style:font-name-complex="Courier New" style:font-size-complex="10pt"/>
    </style:style>
    <style:style style:name="T96" style:family="text">
      <style:text-properties style:font-name="Times New Roman" fo:font-size="10pt" officeooo:rsid="00a31fb4" style:font-name-asian="Courier New" style:font-size-asian="10pt" style:font-name-complex="Courier New" style:font-size-complex="10pt"/>
    </style:style>
    <style:style style:name="T97" style:family="text">
      <style:text-properties style:font-name="Times New Roman" fo:font-size="10pt" officeooo:rsid="00a400a0" style:font-name-asian="Courier New" style:font-size-asian="10pt" style:font-name-complex="Courier New" style:font-size-complex="10pt"/>
    </style:style>
    <style:style style:name="T98" style:family="text">
      <style:text-properties style:font-name="Times New Roman" fo:font-size="10pt" officeooo:rsid="00a58453" style:font-name-asian="Courier New" style:font-size-asian="10pt" style:font-name-complex="Courier New" style:font-size-complex="10pt"/>
    </style:style>
    <style:style style:name="T99" style:family="text">
      <style:text-properties style:font-name="Times New Roman" fo:font-size="10pt" officeooo:rsid="00a6bb11" style:font-name-asian="Courier New" style:font-size-asian="10pt" style:font-name-complex="Courier New" style:font-size-complex="10pt"/>
    </style:style>
    <style:style style:name="T100" style:family="text">
      <style:text-properties style:font-name="Times New Roman" fo:font-size="10pt" officeooo:rsid="00a6c266" style:font-name-asian="Courier New" style:font-size-asian="10pt" style:font-name-complex="Courier New" style:font-size-complex="10pt"/>
    </style:style>
    <style:style style:name="T101" style:family="text">
      <style:text-properties style:font-name="Times New Roman" fo:font-size="10pt" officeooo:rsid="00a7fbcf" style:font-name-asian="Courier New" style:font-size-asian="10pt" style:font-name-complex="Courier New" style:font-size-complex="10pt"/>
    </style:style>
    <style:style style:name="T102" style:family="text">
      <style:text-properties style:font-name="Times New Roman" fo:font-size="10pt" officeooo:rsid="00a88680" style:font-name-asian="Courier New" style:font-size-asian="10pt" style:font-name-complex="Courier New" style:font-size-complex="10pt"/>
    </style:style>
    <style:style style:name="T103" style:family="text">
      <style:text-properties style:font-name="Times New Roman" fo:font-size="10pt" officeooo:rsid="00aa2478" style:font-name-asian="Courier New" style:font-size-asian="10pt" style:font-name-complex="Courier New" style:font-size-complex="10pt"/>
    </style:style>
    <style:style style:name="T104" style:family="text">
      <style:text-properties style:font-name="Times New Roman" fo:font-size="10pt" officeooo:rsid="00ad92d3" style:font-name-asian="Courier New" style:font-size-asian="10pt" style:font-name-complex="Courier New" style:font-size-complex="10pt"/>
    </style:style>
    <style:style style:name="T105" style:family="text">
      <style:text-properties style:font-name="Times New Roman" fo:font-size="10pt" officeooo:rsid="00afa687" style:font-name-asian="Courier New" style:font-size-asian="10pt" style:font-name-complex="Courier New" style:font-size-complex="10pt"/>
    </style:style>
    <style:style style:name="T106" style:family="text">
      <style:text-properties style:font-name="Times New Roman" fo:font-size="10pt" officeooo:rsid="00b021d8" style:font-name-asian="Courier New" style:font-size-asian="10pt" style:font-name-complex="Courier New" style:font-size-complex="10pt"/>
    </style:style>
    <style:style style:name="T107" style:family="text">
      <style:text-properties style:font-name="Times New Roman" fo:font-size="10pt" officeooo:rsid="00b28a3b" style:font-name-asian="Courier New" style:font-size-asian="10pt" style:font-name-complex="Courier New" style:font-size-complex="10pt"/>
    </style:style>
    <style:style style:name="T108" style:family="text">
      <style:text-properties style:font-name="Times New Roman" fo:font-size="10pt" officeooo:rsid="00b4baf9" style:font-name-asian="Courier New" style:font-size-asian="10pt" style:font-name-complex="Courier New" style:font-size-complex="10pt"/>
    </style:style>
    <style:style style:name="T109" style:family="text">
      <style:text-properties style:font-name="Times New Roman" fo:font-size="10pt" officeooo:rsid="00b5d633" style:font-name-asian="Courier New" style:font-size-asian="10pt" style:font-name-complex="Courier New" style:font-size-complex="10pt"/>
    </style:style>
    <style:style style:name="T110" style:family="text">
      <style:text-properties style:font-name="Times New Roman" fo:font-size="10pt" officeooo:rsid="00b6ebcb" style:font-name-asian="Courier New" style:font-size-asian="10pt" style:font-name-complex="Courier New" style:font-size-complex="10pt"/>
    </style:style>
    <style:style style:name="T111" style:family="text">
      <style:text-properties style:font-name="Times New Roman" fo:font-size="10pt" officeooo:rsid="00b75e2c" style:font-name-asian="Courier New" style:font-size-asian="10pt" style:font-name-complex="Courier New" style:font-size-complex="10pt"/>
    </style:style>
    <style:style style:name="T112" style:family="text">
      <style:text-properties style:font-name="Times New Roman" fo:font-size="10pt" officeooo:rsid="00b8ab3c" style:font-name-asian="Courier New" style:font-size-asian="10pt" style:font-name-complex="Courier New" style:font-size-complex="10pt"/>
    </style:style>
    <style:style style:name="T113" style:family="text">
      <style:text-properties style:font-name="Times New Roman" fo:font-size="10pt" officeooo:rsid="00bbac99" style:font-name-asian="Courier New" style:font-size-asian="10pt" style:font-name-complex="Courier New" style:font-size-complex="10pt"/>
    </style:style>
    <style:style style:name="T114" style:family="text">
      <style:text-properties style:font-name="Times New Roman" fo:font-size="10pt" officeooo:rsid="00bc86a0" style:font-name-asian="Courier New" style:font-size-asian="10pt" style:font-name-complex="Courier New" style:font-size-complex="10pt"/>
    </style:style>
    <style:style style:name="T115" style:family="text">
      <style:text-properties style:font-name="Times New Roman" fo:font-size="10pt" officeooo:rsid="00cc7c31" style:font-name-asian="Courier New" style:font-size-asian="10pt" style:font-name-complex="Courier New" style:font-size-complex="10pt"/>
    </style:style>
    <style:style style:name="T116" style:family="text">
      <style:text-properties style:font-name="Times New Roman" fo:font-size="10pt" officeooo:rsid="00cd33b0" style:font-name-asian="Courier New" style:font-size-asian="10pt" style:font-name-complex="Courier New" style:font-size-complex="10pt"/>
    </style:style>
    <style:style style:name="T117" style:family="text">
      <style:text-properties style:font-name="Times New Roman" fo:font-size="10pt" officeooo:rsid="00d187aa" style:font-name-asian="Courier New" style:font-size-asian="10pt" style:font-name-complex="Courier New" style:font-size-complex="10pt"/>
    </style:style>
    <style:style style:name="T118" style:family="text">
      <style:text-properties style:font-name="Times New Roman" fo:font-size="10pt" officeooo:rsid="00d35ff8" style:font-name-asian="Courier New" style:font-size-asian="10pt" style:font-name-complex="Courier New" style:font-size-complex="10pt"/>
    </style:style>
    <style:style style:name="T119" style:family="text">
      <style:text-properties style:font-name="Times New Roman" fo:font-size="10pt" officeooo:rsid="00d3d657" style:font-name-asian="Courier New" style:font-size-asian="10pt" style:font-name-complex="Courier New" style:font-size-complex="10pt"/>
    </style:style>
    <style:style style:name="T120" style:family="text">
      <style:text-properties style:font-name="Times New Roman" fo:font-size="10pt" officeooo:rsid="00d4aff4" style:font-name-asian="Courier New" style:font-size-asian="10pt" style:font-name-complex="Courier New" style:font-size-complex="10pt"/>
    </style:style>
    <style:style style:name="T121" style:family="text">
      <style:text-properties style:font-name="Times New Roman" fo:font-size="10pt" officeooo:rsid="00d61388" style:font-name-asian="Courier New" style:font-size-asian="10pt" style:font-name-complex="Courier New" style:font-size-complex="10pt"/>
    </style:style>
    <style:style style:name="T122" style:family="text">
      <style:text-properties style:font-name="Times New Roman" fo:font-size="10pt" officeooo:rsid="00d7ee03" style:font-name-asian="Courier New" style:font-size-asian="10pt" style:font-name-complex="Courier New" style:font-size-complex="10pt"/>
    </style:style>
    <style:style style:name="T123" style:family="text">
      <style:text-properties style:font-name="Times New Roman" fo:font-size="10pt" officeooo:rsid="00d8184e" style:font-name-asian="Courier New" style:font-size-asian="10pt" style:font-name-complex="Courier New" style:font-size-complex="10pt"/>
    </style:style>
    <style:style style:name="T124" style:family="text">
      <style:text-properties style:font-name="Times New Roman" fo:font-size="10pt" officeooo:rsid="00e8a0c2" style:font-name-asian="Courier New" style:font-size-asian="10pt" style:font-name-complex="Courier New" style:font-size-complex="10pt"/>
    </style:style>
    <style:style style:name="T125" style:family="text">
      <style:text-properties style:font-name="Times New Roman" fo:font-size="10pt" officeooo:rsid="00f00f3c" style:font-name-asian="Courier New" style:font-size-asian="10pt" style:font-name-complex="Courier New" style:font-size-complex="10pt"/>
    </style:style>
    <style:style style:name="T126" style:family="text">
      <style:text-properties style:font-name="Times New Roman" fo:font-size="10pt" officeooo:rsid="00f19fa9" style:font-name-asian="Courier New" style:font-size-asian="10pt" style:font-name-complex="Courier New" style:font-size-complex="10pt"/>
    </style:style>
    <style:style style:name="T127" style:family="text">
      <style:text-properties style:font-name="Times New Roman" fo:font-size="10pt" officeooo:rsid="00f379b1" style:font-name-asian="Courier New" style:font-size-asian="10pt" style:font-name-complex="Courier New" style:font-size-complex="10pt"/>
    </style:style>
    <style:style style:name="T128" style:family="text">
      <style:text-properties style:font-name="Times New Roman" fo:font-size="10pt" officeooo:rsid="00fc38cc" style:font-name-asian="Courier New" style:font-size-asian="10pt" style:font-name-complex="Courier New" style:font-size-complex="10pt"/>
    </style:style>
    <style:style style:name="T129" style:family="text">
      <style:text-properties style:font-name="Times New Roman" fo:font-size="10pt" officeooo:rsid="00fe242e" style:font-name-asian="Courier New" style:font-size-asian="10pt" style:font-name-complex="Courier New" style:font-size-complex="10pt"/>
    </style:style>
    <style:style style:name="T130" style:family="text">
      <style:text-properties style:font-name="Times New Roman" fo:font-size="10pt" officeooo:rsid="01002c18" style:font-name-asian="Courier New" style:font-size-asian="10pt" style:font-name-complex="Courier New" style:font-size-complex="10pt"/>
    </style:style>
    <style:style style:name="T131" style:family="text">
      <style:text-properties style:font-name="Times New Roman" fo:font-size="10pt" officeooo:rsid="010163a1" style:font-name-asian="Courier New" style:font-size-asian="10pt" style:font-name-complex="Courier New" style:font-size-complex="10pt"/>
    </style:style>
    <style:style style:name="T132" style:family="text">
      <style:text-properties style:font-name="Times New Roman" fo:font-size="10pt" officeooo:rsid="0103fb25" style:font-name-asian="Courier New" style:font-size-asian="10pt" style:font-name-complex="Courier New" style:font-size-complex="10pt"/>
    </style:style>
    <style:style style:name="T133" style:family="text">
      <style:text-properties style:font-name="Times New Roman" fo:font-size="10pt" officeooo:rsid="01077909" style:font-name-asian="Courier New" style:font-size-asian="10pt" style:font-name-complex="Courier New" style:font-size-complex="10pt"/>
    </style:style>
    <style:style style:name="T134" style:family="text">
      <style:text-properties style:font-name="Times New Roman" fo:font-size="10pt" officeooo:rsid="0109249e" style:font-name-asian="Courier New" style:font-size-asian="10pt" style:font-name-complex="Courier New" style:font-size-complex="10pt"/>
    </style:style>
    <style:style style:name="T135" style:family="text">
      <style:text-properties style:font-name="Times New Roman" fo:font-size="10pt" officeooo:rsid="010dc719" style:font-name-asian="Courier New" style:font-size-asian="10pt" style:font-name-complex="Courier New" style:font-size-complex="10pt"/>
    </style:style>
    <style:style style:name="T136" style:family="text">
      <style:text-properties style:font-name="Times New Roman" fo:font-size="10pt" officeooo:rsid="0110d563" style:font-name-asian="Courier New" style:font-size-asian="10pt" style:font-name-complex="Courier New" style:font-size-complex="10pt"/>
    </style:style>
    <style:style style:name="T137" style:family="text">
      <style:text-properties style:font-name="Times New Roman" fo:font-size="10pt" officeooo:rsid="013796a6" style:font-name-asian="Courier New" style:font-size-asian="10pt" style:font-name-complex="Courier New" style:font-size-complex="10pt"/>
    </style:style>
    <style:style style:name="T138" style:family="text">
      <style:text-properties style:font-name="Times New Roman" fo:font-size="10pt" officeooo:rsid="0138d2cb" style:font-name-asian="Courier New" style:font-size-asian="10pt" style:font-name-complex="Courier New" style:font-size-complex="10pt"/>
    </style:style>
    <style:style style:name="T139" style:family="text">
      <style:text-properties style:font-name="Times New Roman" fo:font-size="10pt" officeooo:rsid="013aba87" style:font-name-asian="Courier New" style:font-size-asian="10pt" style:font-name-complex="Courier New" style:font-size-complex="10pt"/>
    </style:style>
    <style:style style:name="T140" style:family="text">
      <style:text-properties style:font-name="Times New Roman" fo:font-size="10pt" officeooo:rsid="013ae8c6" style:font-name-asian="Courier New" style:font-size-asian="10pt" style:font-name-complex="Courier New" style:font-size-complex="10pt"/>
    </style:style>
    <style:style style:name="T141" style:family="text">
      <style:text-properties style:font-name="Times New Roman" fo:font-size="10pt" officeooo:rsid="013c13c5" style:font-name-asian="Courier New" style:font-size-asian="10pt" style:font-name-complex="Courier New" style:font-size-complex="10pt"/>
    </style:style>
    <style:style style:name="T142" style:family="text">
      <style:text-properties style:font-name="Times New Roman" fo:font-size="10pt" officeooo:rsid="013c7ea6" style:font-name-asian="Courier New" style:font-size-asian="10pt" style:font-name-complex="Courier New" style:font-size-complex="10pt"/>
    </style:style>
    <style:style style:name="T143" style:family="text">
      <style:text-properties style:font-name="Times New Roman" fo:font-size="10pt" officeooo:rsid="016e03f9" style:font-name-asian="Courier New" style:font-size-asian="10pt" style:font-name-complex="Courier New" style:font-size-complex="10pt"/>
    </style:style>
    <style:style style:name="T144" style:family="text">
      <style:text-properties style:font-name="Times New Roman" fo:font-size="10pt" officeooo:rsid="01892cbb" style:font-name-asian="Courier New" style:font-size-asian="10pt" style:font-name-complex="Courier New" style:font-size-complex="10pt"/>
    </style:style>
    <style:style style:name="T145" style:family="text">
      <style:text-properties style:font-name="Times New Roman" fo:font-size="10pt" officeooo:rsid="018a24e2" style:font-name-asian="Courier New" style:font-size-asian="10pt" style:font-name-complex="Courier New" style:font-size-complex="10pt"/>
    </style:style>
    <style:style style:name="T146" style:family="text">
      <style:text-properties style:font-name="Times New Roman" fo:font-size="10pt" officeooo:rsid="018ce019" style:font-name-asian="Courier New" style:font-size-asian="10pt" style:font-name-complex="Courier New" style:font-size-complex="10pt"/>
    </style:style>
    <style:style style:name="T147" style:family="text">
      <style:text-properties style:font-name="Times New Roman" fo:font-size="10pt" officeooo:rsid="018d0281" style:font-name-asian="Courier New" style:font-size-asian="10pt" style:font-name-complex="Courier New" style:font-size-complex="10pt"/>
    </style:style>
    <style:style style:name="T148" style:family="text">
      <style:text-properties style:font-name="Times New Roman" fo:font-size="10pt" officeooo:rsid="018e0bf3" style:font-name-asian="Courier New" style:font-size-asian="10pt" style:font-name-complex="Courier New" style:font-size-complex="10pt"/>
    </style:style>
    <style:style style:name="T149" style:family="text">
      <style:text-properties style:font-name="Times New Roman" fo:font-size="10pt" officeooo:rsid="019ec3a7" style:font-name-asian="Courier New" style:font-size-asian="10pt" style:font-name-complex="Courier New" style:font-size-complex="10pt"/>
    </style:style>
    <style:style style:name="T150" style:family="text">
      <style:text-properties style:font-name="Times New Roman" fo:font-size="10pt" officeooo:rsid="01b61908" style:font-name-asian="Courier New" style:font-size-asian="10pt" style:font-name-complex="Courier New" style:font-size-complex="10pt"/>
    </style:style>
    <style:style style:name="T151" style:family="text">
      <style:text-properties style:font-name="Times New Roman" fo:font-size="10pt" officeooo:rsid="01b85c40" style:font-name-asian="Courier New" style:font-size-asian="10pt" style:font-name-complex="Courier New" style:font-size-complex="10pt"/>
    </style:style>
    <style:style style:name="T152" style:family="text">
      <style:text-properties style:font-name="Times New Roman" fo:font-size="10pt" officeooo:rsid="01c43e75" style:font-name-asian="Courier New" style:font-size-asian="10pt" style:font-name-complex="Courier New" style:font-size-complex="10pt"/>
    </style:style>
    <style:style style:name="T153" style:family="text">
      <style:text-properties style:font-name="Times New Roman" fo:font-size="10pt" officeooo:rsid="01c7814d" style:font-name-asian="Courier New" style:font-size-asian="10pt" style:font-name-complex="Courier New" style:font-size-complex="10pt"/>
    </style:style>
    <style:style style:name="T154" style:family="text">
      <style:text-properties style:font-name="Times New Roman" fo:font-size="10pt" officeooo:rsid="01c97399" style:font-name-asian="Courier New" style:font-size-asian="10pt" style:font-name-complex="Courier New" style:font-size-complex="10pt"/>
    </style:style>
    <style:style style:name="T155" style:family="text">
      <style:text-properties style:font-name="Times New Roman" fo:font-size="10pt" officeooo:rsid="01cad9c4" style:font-name-asian="Courier New" style:font-size-asian="10pt" style:font-name-complex="Courier New" style:font-size-complex="10pt"/>
    </style:style>
    <style:style style:name="T156" style:family="text">
      <style:text-properties style:font-name="Times New Roman" fo:font-size="10pt" officeooo:rsid="01e73488" style:font-name-asian="Courier New" style:font-size-asian="10pt" style:font-name-complex="Courier New" style:font-size-complex="10pt"/>
    </style:style>
    <style:style style:name="T157" style:family="text">
      <style:text-properties style:font-name="Times New Roman" fo:font-size="10pt" officeooo:rsid="02077aea" style:font-name-asian="Courier New" style:font-size-asian="10pt" style:font-name-complex="Courier New" style:font-size-complex="10pt"/>
    </style:style>
    <style:style style:name="T158" style:family="text">
      <style:text-properties style:font-name="Times New Roman" fo:font-size="10pt" officeooo:rsid="020cca13" style:font-name-asian="Courier New" style:font-size-asian="10pt" style:font-name-complex="Courier New" style:font-size-complex="10pt"/>
    </style:style>
    <style:style style:name="T159" style:family="text">
      <style:text-properties style:font-name="Times New Roman" fo:font-size="10pt" officeooo:rsid="021ca68d" style:font-name-asian="Courier New" style:font-size-asian="10pt" style:font-name-complex="Courier New" style:font-size-complex="10pt"/>
    </style:style>
    <style:style style:name="T160" style:family="text">
      <style:text-properties style:font-name="Times New Roman" fo:font-size="10pt" officeooo:rsid="02335a10" style:font-name-asian="Courier New" style:font-size-asian="10pt" style:font-name-complex="Courier New" style:font-size-complex="10pt"/>
    </style:style>
    <style:style style:name="T161" style:family="text">
      <style:text-properties style:font-name="Times New Roman" fo:font-size="10pt" officeooo:rsid="0237b8bb" style:font-name-asian="Courier New" style:font-size-asian="10pt" style:font-name-complex="Courier New" style:font-size-complex="10pt"/>
    </style:style>
    <style:style style:name="T162" style:family="text">
      <style:text-properties style:font-name="Times New Roman" fo:font-size="10pt" officeooo:rsid="02456e2e" style:font-name-asian="Courier New" style:font-size-asian="10pt" style:font-name-complex="Courier New" style:font-size-complex="10pt"/>
    </style:style>
    <style:style style:name="T163" style:family="text">
      <style:text-properties style:font-name="Times New Roman" fo:font-size="10pt" officeooo:rsid="024a848f" style:font-name-asian="Courier New" style:font-size-asian="10pt" style:font-name-complex="Courier New" style:font-size-complex="10pt"/>
    </style:style>
    <style:style style:name="T164" style:family="text">
      <style:text-properties style:font-name="Times New Roman" fo:font-size="10pt" officeooo:rsid="024e11d0" style:font-name-asian="Courier New" style:font-size-asian="10pt" style:font-name-complex="Courier New" style:font-size-complex="10pt"/>
    </style:style>
    <style:style style:name="T165" style:family="text">
      <style:text-properties style:font-name="Times New Roman" fo:font-size="10pt" officeooo:rsid="0254961b" style:font-name-asian="Courier New" style:font-size-asian="10pt" style:font-name-complex="Courier New" style:font-size-complex="10pt"/>
    </style:style>
    <style:style style:name="T166" style:family="text">
      <style:text-properties style:font-name="Times New Roman" fo:font-size="10pt" officeooo:rsid="025632c5" style:font-name-asian="Courier New" style:font-size-asian="10pt" style:font-name-complex="Courier New" style:font-size-complex="10pt"/>
    </style:style>
    <style:style style:name="T167" style:family="text">
      <style:text-properties style:font-name="Times New Roman" fo:font-size="10pt" officeooo:rsid="02581173" style:font-name-asian="Courier New" style:font-size-asian="10pt" style:font-name-complex="Courier New" style:font-size-complex="10pt"/>
    </style:style>
    <style:style style:name="T168" style:family="text">
      <style:text-properties style:font-name="Times New Roman" fo:font-size="10pt" officeooo:rsid="02595e40" style:font-name-asian="Courier New" style:font-size-asian="10pt" style:font-name-complex="Courier New" style:font-size-complex="10pt"/>
    </style:style>
    <style:style style:name="T169" style:family="text">
      <style:text-properties style:font-name="Times New Roman" fo:font-size="10pt" officeooo:rsid="025d4b6d" style:font-name-asian="Courier New" style:font-size-asian="10pt" style:font-name-complex="Courier New" style:font-size-complex="10pt"/>
    </style:style>
    <style:style style:name="T170" style:family="text">
      <style:text-properties style:font-name="Times New Roman" fo:font-size="10pt" officeooo:rsid="025e8592" style:font-name-asian="Courier New" style:font-size-asian="10pt" style:font-name-complex="Courier New" style:font-size-complex="10pt"/>
    </style:style>
    <style:style style:name="T171" style:family="text">
      <style:text-properties style:font-name="Times New Roman" fo:font-size="10pt" officeooo:rsid="02702577" style:font-name-asian="Courier New" style:font-size-asian="10pt" style:font-name-complex="Courier New" style:font-size-complex="10pt"/>
    </style:style>
    <style:style style:name="T172" style:family="text">
      <style:text-properties style:font-name="Times New Roman" fo:font-size="10pt" officeooo:rsid="0279258a" style:font-name-asian="Courier New" style:font-size-asian="10pt" style:font-name-complex="Courier New" style:font-size-complex="10pt"/>
    </style:style>
    <style:style style:name="T173" style:family="text">
      <style:text-properties style:font-name="Times New Roman" fo:font-size="10pt" officeooo:rsid="027a9524" style:font-name-asian="Courier New" style:font-size-asian="10pt" style:font-name-complex="Courier New" style:font-size-complex="10pt"/>
    </style:style>
    <style:style style:name="T174" style:family="text">
      <style:text-properties style:font-name="Times New Roman" fo:font-size="10pt" officeooo:rsid="0284971c" style:font-name-asian="Courier New" style:font-size-asian="10pt" style:font-name-complex="Courier New" style:font-size-complex="10pt"/>
    </style:style>
    <style:style style:name="T175" style:family="text">
      <style:text-properties style:font-name="Times New Roman" fo:font-size="10pt" officeooo:rsid="028711fe" style:font-name-asian="Courier New" style:font-size-asian="10pt" style:font-name-complex="Courier New" style:font-size-complex="10pt"/>
    </style:style>
    <style:style style:name="T176" style:family="text">
      <style:text-properties style:font-name="Times New Roman" fo:font-size="10pt" officeooo:rsid="0289d501" style:font-name-asian="Courier New" style:font-size-asian="10pt" style:font-name-complex="Courier New" style:font-size-complex="10pt"/>
    </style:style>
    <style:style style:name="T177" style:family="text">
      <style:text-properties style:font-name="Times New Roman" fo:font-size="10pt" officeooo:rsid="0292f1e6" style:font-name-asian="Courier New" style:font-size-asian="10pt" style:font-name-complex="Courier New" style:font-size-complex="10pt"/>
    </style:style>
    <style:style style:name="T178" style:family="text">
      <style:text-properties style:font-name="Times New Roman" fo:font-size="10pt" officeooo:rsid="029766a6" style:font-name-asian="Courier New" style:font-size-asian="10pt" style:font-name-complex="Courier New" style:font-size-complex="10pt"/>
    </style:style>
    <style:style style:name="T179" style:family="text">
      <style:text-properties style:font-name="Times New Roman" fo:font-size="10pt" officeooo:rsid="02990d13" style:font-name-asian="Courier New" style:font-size-asian="10pt" style:font-name-complex="Courier New" style:font-size-complex="10pt"/>
    </style:style>
    <style:style style:name="T180" style:family="text">
      <style:text-properties style:font-name="Times New Roman" fo:font-size="10pt" officeooo:rsid="0299c4af" style:font-name-asian="Courier New" style:font-size-asian="10pt" style:font-name-complex="Courier New" style:font-size-complex="10pt"/>
    </style:style>
    <style:style style:name="T181" style:family="text">
      <style:text-properties style:font-name="Times New Roman" fo:font-size="10pt" officeooo:rsid="029dfb14" style:font-name-asian="Courier New" style:font-size-asian="10pt" style:font-name-complex="Courier New" style:font-size-complex="10pt"/>
    </style:style>
    <style:style style:name="T182" style:family="text">
      <style:text-properties style:font-name="Times New Roman" fo:font-size="10pt" officeooo:rsid="02a06226" style:font-name-asian="Courier New" style:font-size-asian="10pt" style:font-name-complex="Courier New" style:font-size-complex="10pt"/>
    </style:style>
    <style:style style:name="T183" style:family="text">
      <style:text-properties style:font-name="Times New Roman" fo:font-size="10pt" officeooo:rsid="02a16171" style:font-name-asian="Courier New" style:font-size-asian="10pt" style:font-name-complex="Courier New" style:font-size-complex="10pt"/>
    </style:style>
    <style:style style:name="T184" style:family="text">
      <style:text-properties style:font-name="Times New Roman" fo:font-size="10pt" officeooo:rsid="02ae64fd" style:font-name-asian="Courier New" style:font-size-asian="10pt" style:font-name-complex="Courier New" style:font-size-complex="10pt"/>
    </style:style>
    <style:style style:name="T185" style:family="text">
      <style:text-properties style:font-name="Times New Roman" fo:font-size="10pt" officeooo:rsid="02b521af" style:font-name-asian="Courier New" style:font-size-asian="10pt" style:font-name-complex="Courier New" style:font-size-complex="10pt"/>
    </style:style>
    <style:style style:name="T186" style:family="text">
      <style:text-properties style:font-name="Times New Roman" fo:font-size="10pt" officeooo:rsid="005a182b" style:font-name-asian="Courier New" style:font-size-asian="10pt" style:font-name-complex="Courier New" style:font-size-complex="10pt"/>
    </style:style>
    <style:style style:name="T187" style:family="text">
      <style:text-properties style:font-name="Times New Roman" fo:font-size="10pt" officeooo:rsid="02be20e7" style:font-name-asian="Courier New" style:font-size-asian="10pt" style:font-name-complex="Courier New" style:font-size-complex="10pt"/>
    </style:style>
    <style:style style:name="T188" style:family="text">
      <style:text-properties style:font-name="Times New Roman" fo:font-size="10pt" officeooo:rsid="02bfb111" style:font-name-asian="Courier New" style:font-size-asian="10pt" style:font-name-complex="Courier New" style:font-size-complex="10pt"/>
    </style:style>
    <style:style style:name="T189" style:family="text">
      <style:text-properties style:font-name="Times New Roman" fo:font-size="10pt" officeooo:rsid="02c2e98f" style:font-name-asian="Courier New" style:font-size-asian="10pt" style:font-name-complex="Courier New" style:font-size-complex="10pt"/>
    </style:style>
    <style:style style:name="T190" style:family="text">
      <style:text-properties style:font-name="Times New Roman" fo:font-size="10pt" officeooo:rsid="02cba16b" style:font-name-asian="Courier New" style:font-size-asian="10pt" style:font-name-complex="Courier New" style:font-size-complex="10pt"/>
    </style:style>
    <style:style style:name="T191" style:family="text">
      <style:text-properties style:font-name="Times New Roman" fo:font-size="10pt" officeooo:rsid="02d7c098" style:font-name-asian="Courier New" style:font-size-asian="10pt" style:font-name-complex="Courier New" style:font-size-complex="10pt"/>
    </style:style>
    <style:style style:name="T192" style:family="text">
      <style:text-properties style:font-name="Times New Roman" fo:font-size="10pt" officeooo:rsid="02dd65f5" style:font-name-asian="Courier New" style:font-size-asian="10pt" style:font-name-complex="Courier New" style:font-size-complex="10pt"/>
    </style:style>
    <style:style style:name="T193" style:family="text">
      <style:text-properties style:font-name="Times New Roman" fo:font-size="10pt" officeooo:rsid="02f87900" style:font-name-asian="Courier New" style:font-size-asian="10pt" style:font-name-complex="Courier New" style:font-size-complex="10pt"/>
    </style:style>
    <style:style style:name="T194" style:family="text">
      <style:text-properties style:font-name="Times New Roman" fo:font-size="10pt" officeooo:rsid="02fa45c6" style:font-name-asian="Courier New" style:font-size-asian="10pt" style:font-name-complex="Courier New" style:font-size-complex="10pt"/>
    </style:style>
    <style:style style:name="T195" style:family="text">
      <style:text-properties style:font-name="Times New Roman" fo:font-size="10pt" officeooo:rsid="02faba2b" style:font-name-asian="Courier New" style:font-size-asian="10pt" style:font-name-complex="Courier New" style:font-size-complex="10pt"/>
    </style:style>
    <style:style style:name="T196" style:family="text">
      <style:text-properties style:font-name="Times New Roman" fo:font-size="10pt" officeooo:rsid="02fe0c55" style:font-name-asian="Courier New" style:font-size-asian="10pt" style:font-name-complex="Courier New" style:font-size-complex="10pt"/>
    </style:style>
    <style:style style:name="T197" style:family="text">
      <style:text-properties style:font-name="Times New Roman" fo:font-size="10pt" officeooo:rsid="03014b08" style:font-name-asian="Courier New" style:font-size-asian="10pt" style:font-name-complex="Courier New" style:font-size-complex="10pt"/>
    </style:style>
    <style:style style:name="T198" style:family="text">
      <style:text-properties style:font-name="Times New Roman" fo:font-size="10pt" officeooo:rsid="0302ccc8" style:font-name-asian="Courier New" style:font-size-asian="10pt" style:font-name-complex="Courier New" style:font-size-complex="10pt"/>
    </style:style>
    <style:style style:name="T199" style:family="text">
      <style:text-properties style:font-name="Times New Roman" fo:font-size="10pt" officeooo:rsid="031b7677" style:font-name-asian="Courier New" style:font-size-asian="10pt" style:font-name-complex="Courier New" style:font-size-complex="10pt"/>
    </style:style>
    <style:style style:name="T200" style:family="text">
      <style:text-properties style:font-name="Times New Roman" fo:font-size="10pt" officeooo:rsid="031ca8a5" style:font-name-asian="Courier New" style:font-size-asian="10pt" style:font-name-complex="Courier New" style:font-size-complex="10pt"/>
    </style:style>
    <style:style style:name="T201" style:family="text">
      <style:text-properties style:font-name="Times New Roman" fo:font-size="10pt" officeooo:rsid="031f41bb" style:font-name-asian="Courier New" style:font-size-asian="10pt" style:font-name-complex="Courier New" style:font-size-complex="10pt"/>
    </style:style>
    <style:style style:name="T202" style:family="text">
      <style:text-properties style:font-name="Times New Roman" fo:font-size="10pt" officeooo:rsid="031f95ae" style:font-name-asian="Courier New" style:font-size-asian="10pt" style:font-name-complex="Courier New" style:font-size-complex="10pt"/>
    </style:style>
    <style:style style:name="T203" style:family="text">
      <style:text-properties style:font-name="Times New Roman" fo:font-size="10pt" officeooo:rsid="0334c646" style:font-name-asian="Courier New" style:font-size-asian="10pt" style:font-name-complex="Courier New" style:font-size-complex="10pt"/>
    </style:style>
    <style:style style:name="T204" style:family="text">
      <style:text-properties style:font-name="Times New Roman" fo:font-size="10pt" officeooo:rsid="0010d3e8" style:font-name-asian="Courier New" style:font-size-asian="10pt" style:font-name-complex="Courier New" style:font-size-complex="10pt"/>
    </style:style>
    <style:style style:name="T205" style:family="text">
      <style:text-properties style:font-name="Times New Roman" fo:font-size="10pt" officeooo:rsid="00126ae7" style:font-name-asian="Courier New" style:font-size-asian="10pt" style:font-name-complex="Courier New" style:font-size-complex="10pt"/>
    </style:style>
    <style:style style:name="T206" style:family="text">
      <style:text-properties style:font-name="Times New Roman" fo:font-size="10pt" officeooo:rsid="0337ee92" style:font-name-asian="Courier New" style:font-size-asian="10pt" style:font-name-complex="Courier New" style:font-size-complex="10pt"/>
    </style:style>
    <style:style style:name="T207" style:family="text">
      <style:text-properties style:font-name="Times New Roman" fo:font-size="10pt" officeooo:rsid="0339d4cd" style:font-name-asian="Courier New" style:font-size-asian="10pt" style:font-name-complex="Courier New" style:font-size-complex="10pt"/>
    </style:style>
    <style:style style:name="T208" style:family="text">
      <style:text-properties style:font-name="Times New Roman" fo:font-size="10pt" officeooo:rsid="033a06dc" style:font-name-asian="Courier New" style:font-size-asian="10pt" style:font-name-complex="Courier New" style:font-size-complex="10pt"/>
    </style:style>
    <style:style style:name="T209" style:family="text">
      <style:text-properties style:font-name="Times New Roman" fo:font-size="10pt" fo:font-style="italic" officeooo:rsid="00a31fb4" style:font-name-asian="Courier New" style:font-size-asian="10pt" style:font-style-asian="italic" style:font-name-complex="Courier New" style:font-size-complex="10pt" style:font-style-complex="italic"/>
    </style:style>
    <style:style style:name="T210" style:family="text">
      <style:text-properties style:font-name="Times New Roman" style:font-name-asian="Courier New" style:font-name-complex="Courier New"/>
    </style:style>
    <style:style style:name="T211" style:family="text">
      <style:text-properties style:font-name="Times New Roman" officeooo:rsid="01498623" style:font-name-asian="Courier New" style:font-name-complex="Courier New"/>
    </style:style>
    <style:style style:name="T212" style:family="text">
      <style:text-properties style:font-name="Times New Roman" officeooo:rsid="00696ba5" style:font-name-asian="Courier New" style:font-name-complex="Courier New"/>
    </style:style>
    <style:style style:name="T213" style:family="text">
      <style:text-properties style:font-name="Times New Roman" officeooo:rsid="00955620" style:font-name-asian="Courier New" style:font-name-complex="Courier New"/>
    </style:style>
    <style:style style:name="T214"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style:font-name-asian="Courier New" style:font-size-asian="10.5pt" style:font-style-asian="normal" style:font-weight-asian="normal" style:font-name-complex="Courier New" style:font-size-complex="10.5pt" style:font-style-complex="normal" style:font-weight-complex="normal"/>
    </style:style>
    <style:style style:name="T215" style:family="text">
      <style:text-properties fo:color="#800000" style:font-name="Times New Roman" fo:font-size="10pt" officeooo:rsid="0306987e" style:font-name-asian="Courier New" style:font-size-asian="10pt" style:font-name-complex="Courier New" style:font-size-complex="10pt"/>
    </style:style>
    <style:style style:name="T216" style:family="text">
      <style:text-properties fo:color="#800000" style:font-name="Aparajita" fo:font-size="10pt" style:font-name-asian="Courier New" style:font-size-asian="10pt" style:font-name-complex="Courier New" style:font-size-complex="10pt"/>
    </style:style>
    <style:style style:name="T217" style:family="text">
      <style:text-properties fo:color="#800000" style:font-name="Aparajita" fo:font-size="10pt" officeooo:rsid="0306987e" style:font-name-asian="Courier New" style:font-size-asian="10pt" style:font-name-complex="Courier New" style:font-size-complex="10pt"/>
    </style:style>
    <style:style style:name="T218" style:family="text">
      <style:text-properties fo:color="#800000" style:font-name="Aparajita" fo:font-size="10pt" officeooo:rsid="0306a0ae" style:font-name-asian="Courier New" style:font-size-asian="10pt" style:font-name-complex="Courier New" style:font-size-complex="10pt"/>
    </style:style>
    <style:style style:name="T219" style:family="text">
      <style:text-properties fo:color="#800000" style:font-name="Aparajita" fo:font-size="10pt" officeooo:rsid="030825f5" style:font-name-asian="Courier New" style:font-size-asian="10pt" style:font-name-complex="Courier New" style:font-size-complex="10pt"/>
    </style:style>
    <style:style style:name="T220" style:family="text">
      <style:text-properties fo:color="#800000" style:font-name="Aparajita" fo:font-size="10pt" officeooo:rsid="03088a61" style:font-name-asian="Courier New" style:font-size-asian="10pt" style:font-name-complex="Courier New" style:font-size-complex="10pt"/>
    </style:style>
    <style:style style:name="T221" style:family="text">
      <style:text-properties fo:color="#800000" style:font-name="Aparajita" fo:font-size="10pt" officeooo:rsid="0309c8a2" style:font-name-asian="Courier New" style:font-size-asian="10pt" style:font-name-complex="Courier New" style:font-size-complex="10pt"/>
    </style:style>
    <style:style style:name="T222" style:family="text">
      <style:text-properties fo:color="#800000" style:font-name="Aparajita" fo:font-size="10pt" officeooo:rsid="03121538" style:font-name-asian="Courier New" style:font-size-asian="10pt" style:font-name-complex="Courier New" style:font-size-complex="10pt"/>
    </style:style>
    <style:style style:name="T223" style:family="text">
      <style:text-properties fo:color="#800000" style:font-name="Aparajita" fo:font-size="10pt" officeooo:rsid="03132fc2" style:font-name-asian="Courier New" style:font-size-asian="10pt" style:font-name-complex="Courier New" style:font-size-complex="10pt"/>
    </style:style>
    <style:style style:name="T224" style:family="text">
      <style:text-properties fo:color="#800000" style:font-name="Aparajita" fo:font-size="10pt" officeooo:rsid="0313d9ac" style:font-name-asian="Courier New" style:font-size-asian="10pt" style:font-name-complex="Courier New" style:font-size-complex="10pt"/>
    </style:style>
    <style:style style:name="T225" style:family="text">
      <style:text-properties fo:color="#800000" style:font-name="Aparajita" fo:font-size="10pt" officeooo:rsid="0313f6e6" style:font-name-asian="Courier New" style:font-size-asian="10pt" style:font-name-complex="Courier New" style:font-size-complex="10pt"/>
    </style:style>
    <style:style style:name="fr1" style:family="graphic" style:parent-style-name="Formula">
      <style:graphic-properties fo:margin-left="0in" fo:margin-right="0in" style:wrap="parallel" style:number-wrapped-paragraphs="no-limit" style:wrap-contour="false" style:vertical-pos="from-top" style:horizontal-pos="from-left" style:horizontal-rel="paragraph-content" fo:padding="0in" fo:border="none" style:shadow="none" draw:shadow-opacity="100%" draw:ole-draw-aspect="1"/>
    </style:style>
    <style:style style:name="fr2" style:family="graphic" style:parent-style-name="Formula">
      <style:graphic-properties fo:margin-left="0in" fo:margin-right="0in" style:wrap="parallel" style:number-wrapped-paragraphs="no-limit" style:wrap-contour="false" style:vertical-pos="from-top" style:horizontal-pos="from-left" style:horizontal-rel="paragraph-content" fo:padding="0.0201in" fo:border="0.06pt solid #000000" style:shadow="none" draw:shadow-opacity="100%" draw:ole-draw-aspect="1"/>
    </style:style>
    <style:style style:name="fr3"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5"/>
      <text:p text:style-name="P294"/>
      <text:p text:style-name="P297"><text:span text:style-name="MathematicaFormatStandardForm"><text:span text:style-name="T217">[</text:span></text:span><text:span text:style-name="MathematicaFormatStandardForm"><text:span text:style-name="T220">This is the starting point of trying to generalize the eta function</text:span></text:span><text:span text:style-name="MathematicaFormatStandardForm"><text:span text:style-name="T217">]</text:span></text:span></text:p>
      <text:p text:style-name="P1"><text:span text:style-name="MathematicaFormatStandardForm"><text:span text:style-name="T210"/></text:span></text:p>
      <text:p text:style-name="P1"><text:span text:style-name="MathematicaFormatStandardForm"><text:span text:style-name="T210"><draw:frame draw:style-name="fr1" draw:name="Object281" text:anchor-type="as-char" svg:y="-0.1437in" svg:width="1.3673in" svg:height="0.1945in" draw:z-index="0"><draw:object xlink:href="./Object 1" xlink:type="simple" xlink:show="embed" xlink:actuate="onLoad"/><draw:image xlink:href="./ObjectReplacements/Object 1" xlink:type="simple" xlink:show="embed" xlink:actuate="onLoad"/><svg:desc>formula</svg:desc></draw:frame></text:span></text:span></text:p>
      <text:p text:style-name="P1"><text:span text:style-name="MathematicaFormatStandardForm"><text:span text:style-name="T210"/></text:span></text:p>
      <text:p text:style-name="P1"><text:span text:style-name="MathematicaFormatStandardForm"><text:span text:style-name="T4">If re(s) &gt; 0, then</text:span></text:span></text:p>
      <text:p text:style-name="P1"><text:span text:style-name="MathematicaFormatStandardForm"><text:span text:style-name="T4"/></text:span></text:p>
      <text:p text:style-name="P1"><text:span text:style-name="MathematicaFormatStandardForm"><text:span text:style-name="T210"><draw:frame draw:style-name="fr1" draw:name="Object282" text:anchor-type="as-char" svg:y="-0.1437in" svg:width="2.0453in" svg:height="0.3882in" draw:z-index="1"><draw:object xlink:href="./Object 2" xlink:type="simple" xlink:show="embed" xlink:actuate="onLoad"/><draw:image xlink:href="./ObjectReplacements/Object 2" xlink:type="simple" xlink:show="embed" xlink:actuate="onLoad"/><svg:desc>formula</svg:desc></draw:frame></text:span></text:span></text:p>
      <text:p text:style-name="P1"><text:span text:style-name="MathematicaFormatStandardForm"><text:span text:style-name="T210"/></text:span></text:p>
      <text:p text:style-name="P245"><text:span text:style-name="MathematicaFormatStandardForm"><text:span text:style-name="T5"><text:tab/></text:span></text:span><text:span text:style-name="MathematicaFormatStandardForm"><text:span text:style-name="T6">Given</text:span></text:span><text:span text:style-name="MathematicaFormatStandardForm"><text:span text:style-name="T1"><draw:frame draw:style-name="fr1" draw:name="Object305" text:anchor-type="as-char" svg:y="-0.1437in" svg:width="0.3071in" svg:height="0.1945in" draw:z-index="2"><draw:object xlink:href="./Object 3" xlink:type="simple" xlink:show="embed" xlink:actuate="onLoad"/><draw:image xlink:href="./ObjectReplacements/Object 3" xlink:type="simple" xlink:show="embed" xlink:actuate="onLoad"/><svg:desc>formula</svg:desc></draw:frame></text:span></text:span><text:span text:style-name="MathematicaFormatStandardForm"><text:span text:style-name="T1">, </text:span></text:span><text:span text:style-name="MathematicaFormatStandardForm"><text:span text:style-name="T6">the generalized Harmonic Number, this is</text:span></text:span></text:p>
      <text:p text:style-name="P1"><text:span text:style-name="MathematicaFormatStandardForm"><text:span text:style-name="T210"/></text:span></text:p>
      <text:p text:style-name="P1"><text:span text:style-name="MathematicaFormatStandardForm"><text:span text:style-name="T210"><draw:frame draw:style-name="fr1" draw:name="Object304" text:anchor-type="as-char" svg:y="-0.1437in" svg:width="1.5339in" svg:height="0.2984in" draw:z-index="3"><draw:object xlink:href="./Object 4" xlink:type="simple" xlink:show="embed" xlink:actuate="onLoad"/><draw:image xlink:href="./ObjectReplacements/Object 4" xlink:type="simple" xlink:show="embed" xlink:actuate="onLoad"/><svg:desc>formula</svg:desc></draw:frame></text:span></text:span></text:p>
      <text:p text:style-name="P1"><text:span text:style-name="MathematicaFormatStandardForm"><text:span text:style-name="T210"/></text:span></text:p>
      <text:p text:style-name="P1"><text:span text:style-name="MathematicaFormatStandardForm"><text:span text:style-name="T211">…</text:span></text:span></text:p>
      <text:p text:style-name="P245"><text:span text:style-name="MathematicaFormatStandardForm"><text:span text:style-name="T7"/></text:span></text:p>
      <text:p text:style-name="P245"><text:span text:style-name="MathematicaFormatStandardForm"><text:span text:style-name="T7">Note that </text:span></text:span><text:span text:style-name="MathematicaFormatStandardForm"><text:span text:style-name="T1"><draw:frame draw:style-name="fr1" draw:name="Object288" text:anchor-type="as-char" svg:y="-0.1437in" svg:width="1.3866in" svg:height="0.1752in" draw:z-index="4"><draw:object xlink:href="./Object 5" xlink:type="simple" xlink:show="embed" xlink:actuate="onLoad"/><draw:image xlink:href="./ObjectReplacements/Object 5" xlink:type="simple" xlink:show="embed" xlink:actuate="onLoad"/><svg:desc>formula</svg:desc></draw:frame></text:span></text:span><text:span text:style-name="MathematicaFormatStandardForm"><text:span text:style-name="T1">, </text:span></text:span><text:span text:style-name="MathematicaFormatStandardForm"><text:span text:style-name="T7">which is important.</text:span></text:span></text:p>
      <text:p text:style-name="P245"><text:span text:style-name="MathematicaFormatStandardForm"><text:span text:style-name="T5"/></text:span></text:p>
      <text:p text:style-name="P245"><text:span text:style-name="MathematicaFormatStandardForm"><text:span text:style-name="T5"><text:tab/></text:span></text:span><text:span text:style-name="MathematicaFormatStandardForm"><text:span text:style-name="T8">Thus, we are interested in cases where</text:span></text:span><text:span text:style-name="MathematicaFormatStandardForm"><text:span text:style-name="T1"><draw:frame draw:style-name="fr1" draw:name="Object284" text:anchor-type="as-char" svg:y="-0.1626in" svg:width="0.7839in" svg:height="0.2866in" draw:z-index="5"><draw:object xlink:href="./Object 6" xlink:type="simple" xlink:show="embed" xlink:actuate="onLoad"/><draw:image xlink:href="./ObjectReplacements/Object 6" xlink:type="simple" xlink:show="embed" xlink:actuate="onLoad"/><svg:desc>formula</svg:desc></draw:frame></text:span></text:span><text:span text:style-name="MathematicaFormatStandardForm"><text:span text:style-name="T1">. <text:s/></text:span></text:span><text:span text:style-name="MathematicaFormatStandardForm"><text:span text:style-name="T8">Right? <text:s/></text:span></text:span><text:span text:style-name="MathematicaFormatStandardForm"><text:span text:style-name="T9">So,</text:span></text:span></text:p>
      <text:p text:style-name="P245"><text:span text:style-name="MathematicaFormatStandardForm"><text:span text:style-name="T9"/></text:span></text:p>
      <text:p text:style-name="P1"><text:span text:style-name="MathematicaFormatStandardForm"><text:span text:style-name="T210"><draw:frame draw:style-name="fr1" draw:name="Object283" text:anchor-type="as-char" svg:y="-0.1626in" svg:width="2.5665in" svg:height="0.4071in" draw:z-index="6"><draw:object xlink:href="./Object 7" xlink:type="simple" xlink:show="embed" xlink:actuate="onLoad"/><draw:image xlink:href="./ObjectReplacements/Object 7" xlink:type="simple" xlink:show="embed" xlink:actuate="onLoad"/><svg:desc>formula</svg:desc></draw:frame></text:span></text:span></text:p>
      <text:p text:style-name="P1"><text:span text:style-name="MathematicaFormatStandardForm"><text:span text:style-name="T210"/></text:span></text:p>
      <text:p text:style-name="P1"><text:span text:style-name="MathematicaFormatStandardForm"><text:span text:style-name="T210"><draw:frame draw:style-name="fr1" draw:name="Object285" text:anchor-type="as-char" svg:y="-0.1626in" svg:width="2.0937in" svg:height="0.4071in" draw:z-index="7"><draw:object xlink:href="./Object 8" xlink:type="simple" xlink:show="embed" xlink:actuate="onLoad"/><draw:image xlink:href="./ObjectReplacements/Object 8" xlink:type="simple" xlink:show="embed" xlink:actuate="onLoad"/><svg:desc>formula</svg:desc></draw:frame></text:span></text:span></text:p>
      <text:p text:style-name="P1"><text:span text:style-name="MathematicaFormatStandardForm"><text:span text:style-name="T210"/></text:span></text:p>
      <text:p text:style-name="P245"><text:span text:style-name="MathematicaFormatStandardForm"><text:span text:style-name="T5"><text:tab/></text:span></text:span><text:span text:style-name="MathematicaFormatStandardForm"><text:span text:style-name="T9">Mathematica claims this is</text:span></text:span></text:p>
      <text:p text:style-name="P245"><text:span text:style-name="MathematicaFormatStandardForm"><text:span text:style-name="T9"/></text:span></text:p>
      <text:p text:style-name="P1"><text:span text:style-name="MathematicaFormatStandardForm"><text:span text:style-name="T210"><draw:frame draw:style-name="fr1" draw:name="Object286" text:anchor-type="as-char" svg:y="-0.2043in" svg:width="3.1244in" svg:height="0.3583in" draw:z-index="8"><draw:object xlink:href="./Object 9" xlink:type="simple" xlink:show="embed" xlink:actuate="onLoad"/><draw:image xlink:href="./ObjectReplacements/Object 9" xlink:type="simple" xlink:show="embed" xlink:actuate="onLoad"/><svg:desc>formula</svg:desc></draw:frame></text:span></text:span></text:p>
      <text:p text:style-name="P1"><text:span text:style-name="MathematicaFormatStandardForm"><text:span text:style-name="T210"/></text:span></text:p>
      <text:p text:style-name="P1"><text:span text:style-name="MathematicaFormatStandardForm"><text:span text:style-name="T210"><draw:frame draw:style-name="fr1" draw:name="Object293" text:anchor-type="as-char" svg:y="-0.1626in" svg:width="2.8965in" svg:height="0.2866in" draw:z-index="9"><draw:object xlink:href="./Object 10" xlink:type="simple" xlink:show="embed" xlink:actuate="onLoad"/><draw:image xlink:href="./ObjectReplacements/Object 10" xlink:type="simple" xlink:show="embed" xlink:actuate="onLoad"/><svg:desc>formula</svg:desc></draw:frame></text:span></text:span></text:p>
      <text:p text:style-name="P1"><text:span text:style-name="MathematicaFormatStandardForm"><text:span text:style-name="T210"/></text:span></text:p>
      <text:p text:style-name="P245"><text:span text:style-name="MathematicaFormatStandardForm"><text:span text:style-name="T10">(</text:span></text:span><text:span text:style-name="MathematicaFormatStandardForm"><text:span text:style-name="T11">Which is</text:span></text:span></text:p>
      <text:p text:style-name="P1"><text:span text:style-name="MathematicaFormatStandardForm"><text:span text:style-name="T210"><draw:frame draw:style-name="fr1" draw:name="Object295" text:anchor-type="as-char" svg:y="-0.1626in" svg:width="1.5193in" svg:height="0.2866in" draw:z-index="10"><draw:object xlink:href="./Object 11" xlink:type="simple" xlink:show="embed" xlink:actuate="onLoad"/><draw:image xlink:href="./ObjectReplacements/Object 11" xlink:type="simple" xlink:show="embed" xlink:actuate="onLoad"/><svg:desc>formula</svg:desc></draw:frame></text:span></text:span></text:p>
      <text:p text:style-name="P245"><text:span text:style-name="MathematicaFormatStandardForm"><text:span text:style-name="T11">and</text:span></text:span></text:p>
      <text:p text:style-name="P1"><text:span text:style-name="MathematicaFormatStandardForm"><text:span text:style-name="T210"><draw:frame draw:style-name="fr1" draw:name="Object296" text:anchor-type="as-char" svg:y="-0.1626in" svg:width="1.5634in" svg:height="0.2866in" draw:z-index="11"><draw:object xlink:href="./Object 12" xlink:type="simple" xlink:show="embed" xlink:actuate="onLoad"/><draw:image xlink:href="./ObjectReplacements/Object 12" xlink:type="simple" xlink:show="embed" xlink:actuate="onLoad"/><svg:desc>formula</svg:desc></draw:frame></text:span></text:span></text:p>
      <text:p text:style-name="P245"><text:span text:style-name="MathematicaFormatStandardForm"><text:span text:style-name="T10">)</text:span></text:span></text:p>
      <text:p text:style-name="P1"><text:span text:style-name="MathematicaFormatStandardForm"><text:span text:style-name="T210"/></text:span></text:p>
      <text:p text:style-name="P245"><text:span text:style-name="MathematicaFormatStandardForm"><text:span text:style-name="T9">And empirical tests seem to b</text:span></text:span><text:span text:style-name="MathematicaFormatStandardForm"><text:span text:style-name="T12">ack</text:span></text:span><text:span text:style-name="MathematicaFormatStandardForm"><text:span text:style-name="T9"> this up. <text:s/>Notab</text:span></text:span><text:span text:style-name="MathematicaFormatStandardForm"><text:span text:style-name="T13">ly, the two terms in the addition are not zero – they just happen to be opposites at zeta zeros.</text:span></text:span></text:p>
      <text:p text:style-name="P245"><text:span text:style-name="MathematicaFormatStandardForm"><text:span text:style-name="T13"/></text:span></text:p>
      <text:p text:style-name="P245"><text:span text:style-name="MathematicaFormatStandardForm"><text:span text:style-name="T14"><text:tab/>Now,</text:span></text:span></text:p>
      <text:p text:style-name="P1"><text:span text:style-name="MathematicaFormatStandardForm"><text:span text:style-name="T210"><draw:frame draw:style-name="fr1" draw:name="Object287" text:anchor-type="as-char" svg:y="-0.2339in" svg:width="0.7465in" svg:height="0.378in" draw:z-index="12"><draw:object xlink:href="./Object 13" xlink:type="simple" xlink:show="embed" xlink:actuate="onLoad"/><draw:image xlink:href="./ObjectReplacements/Object 13" xlink:type="simple" xlink:show="embed" xlink:actuate="onLoad"/><svg:desc>formula</svg:desc></draw:frame></text:span></text:span></text:p>
      <text:p text:style-name="P1"><text:soft-page-break/><text:span text:style-name="MathematicaFormatStandardForm"><text:span text:style-name="T210"/></text:span></text:p>
      <text:p text:style-name="P245"><text:span text:style-name="MathematicaFormatStandardForm"><text:span text:style-name="T14"><text:tab/>and, when re(s)&gt;1, </text:span></text:span><text:span text:style-name="MathematicaFormatStandardForm"><text:span text:style-name="T15">if a is an integer</text:span></text:span></text:p>
      <text:p text:style-name="P1"><text:span text:style-name="MathematicaFormatStandardForm"><text:span text:style-name="T210"><draw:frame draw:style-name="fr1" draw:name="Object289" text:anchor-type="as-char" svg:y="-0.2043in" svg:width="0.9283in" svg:height="0.348in" draw:z-index="13"><draw:object xlink:href="./Object 14" xlink:type="simple" xlink:show="embed" xlink:actuate="onLoad"/><draw:image xlink:href="./ObjectReplacements/Object 14" xlink:type="simple" xlink:show="embed" xlink:actuate="onLoad"/><svg:desc>formula</svg:desc></draw:frame></text:span></text:span></text:p>
      <text:p text:style-name="P1"><text:span text:style-name="MathematicaFormatStandardForm"><text:span text:style-name="T210"/></text:span></text:p>
      <text:p text:style-name="P245"><text:span text:style-name="MathematicaFormatStandardForm"><text:span text:style-name="T14"><text:tab/></text:span></text:span><text:span text:style-name="MathematicaFormatStandardForm"><text:span text:style-name="T16">So</text:span></text:span></text:p>
      <text:p text:style-name="P1"><text:span text:style-name="MathematicaFormatStandardForm"><text:span text:style-name="T210"><draw:frame draw:style-name="fr1" draw:name="Object290" text:anchor-type="as-char" svg:y="-0.3382in" svg:width="3.5602in" svg:height="0.6563in" draw:z-index="14"><draw:object xlink:href="./Object 15" xlink:type="simple" xlink:show="embed" xlink:actuate="onLoad"/><draw:image xlink:href="./ObjectReplacements/Object 15" xlink:type="simple" xlink:show="embed" xlink:actuate="onLoad"/><svg:desc>formula</svg:desc></draw:frame></text:span></text:span></text:p>
      <text:p text:style-name="P1"><text:span text:style-name="MathematicaFormatStandardForm"><text:span text:style-name="T210"><draw:frame draw:style-name="fr1" draw:name="Object291" text:anchor-type="as-char" svg:y="-0.3382in" svg:width="3.5016in" svg:height="0.4866in" draw:z-index="15"><draw:object xlink:href="./Object 16" xlink:type="simple" xlink:show="embed" xlink:actuate="onLoad"/><draw:image xlink:href="./ObjectReplacements/Object 16" xlink:type="simple" xlink:show="embed" xlink:actuate="onLoad"/><svg:desc>formula</svg:desc></draw:frame></text:span></text:span></text:p>
      <text:p text:style-name="P245"><text:span text:style-name="MathematicaFormatStandardForm"><text:span text:style-name="T14"/></text:span></text:p>
      <text:p text:style-name="P245"><text:span text:style-name="MathematicaFormatStandardForm"><text:span text:style-name="T14"><text:tab/></text:span></text:span><text:span text:style-name="MathematicaFormatStandardForm"><text:span text:style-name="T16">S</text:span></text:span><text:span text:style-name="MathematicaFormatStandardForm"><text:span text:style-name="T17">uppose x=</text:span></text:span><text:span text:style-name="MathematicaFormatStandardForm"><text:span text:style-name="T18">1. <text:s/></text:span></text:span><text:span text:style-name="MathematicaFormatStandardForm"><text:span text:style-name="T19">Then</text:span></text:span></text:p>
      <text:p text:style-name="P245"><text:span text:style-name="MathematicaFormatStandardForm"><text:span text:style-name="T19"/></text:span></text:p>
      <text:p text:style-name="P1"><text:span text:style-name="MathematicaFormatStandardForm"><text:span text:style-name="T210"><draw:frame draw:style-name="fr1" draw:name="Object294" text:anchor-type="as-char" svg:y="-0.2339in" svg:width="2.9409in" svg:height="0.378in" draw:z-index="16"><draw:object xlink:href="./Object 17" xlink:type="simple" xlink:show="embed" xlink:actuate="onLoad"/><draw:image xlink:href="./ObjectReplacements/Object 17" xlink:type="simple" xlink:show="embed" xlink:actuate="onLoad"/><svg:desc>formula</svg:desc></draw:frame></text:span></text:span></text:p>
      <text:p text:style-name="P1"><text:span text:style-name="MathematicaFormatStandardForm"><text:span text:style-name="T210"/></text:span></text:p>
      <text:p text:style-name="P245"><text:span text:style-name="MathematicaFormatStandardForm"><text:span text:style-name="T20"><text:tab/>So then we want to find these zeros:</text:span></text:span></text:p>
      <text:p text:style-name="P245"><text:span text:style-name="MathematicaFormatStandardForm"><text:span text:style-name="T20"/></text:span></text:p>
      <text:p text:style-name="P1"><text:span text:style-name="MathematicaFormatStandardForm"><text:span text:style-name="T210"><draw:frame draw:style-name="fr2" draw:name="Object292" text:anchor-type="as-char" svg:y="-0.2547in" svg:width="2.3043in" svg:height="0.4193in" draw:z-index="17"><draw:object xlink:href="./Object 18" xlink:type="simple" xlink:show="embed" xlink:actuate="onLoad"/><draw:image xlink:href="./ObjectReplacements/Object 18" xlink:type="simple" xlink:show="embed" xlink:actuate="onLoad"/><svg:desc>formula</svg:desc></draw:frame></text:span></text:span></text:p>
      <text:p text:style-name="P245"><text:span text:style-name="MathematicaFormatStandardForm"><text:span text:style-name="T21"><text:tab/>which is</text:span></text:span></text:p>
      <text:p text:style-name="P1"><text:span text:style-name="MathematicaFormatStandardForm"><text:span text:style-name="T22"/></text:span></text:p>
      <text:p text:style-name="P1"><text:span text:style-name="MathematicaFormatStandardForm"><text:span text:style-name="T210"><draw:frame draw:style-name="fr1" draw:name="Object280" text:anchor-type="as-char" svg:y="-0.1437in" svg:width="2.6453in" svg:height="0.2661in" draw:z-index="18"><draw:object xlink:href="./Object 19" xlink:type="simple" xlink:show="embed" xlink:actuate="onLoad"/><draw:image xlink:href="./ObjectReplacements/Object 19" xlink:type="simple" xlink:show="embed" xlink:actuate="onLoad"/><svg:desc>formula</svg:desc></draw:frame></text:span></text:span></text:p>
      <text:p text:style-name="P1"><text:span text:style-name="MathematicaFormatStandardForm"><text:span text:style-name="T210"/></text:span></text:p>
      <text:p text:style-name="P245"><text:span text:style-name="MathematicaFormatStandardForm"><text:span text:style-name="T14"><text:tab/><text:tab/></text:span></text:span><text:span text:style-name="MathematicaFormatStandardForm"><text:span text:style-name="T23">A bit of further investigation suggests subsequent derivatives also have these zeros. <text:s/></text:span></text:span><text:span text:style-name="MathematicaFormatStandardForm"><text:span text:style-name="T24">Check below for more!</text:span></text:span></text:p>
      <text:p text:style-name="P245"><text:span text:style-name="MathematicaFormatStandardForm"><text:span text:style-name="T1"/></text:span></text:p>
      <text:p text:style-name="P1"><text:span text:style-name="MathematicaFormatStandardForm"><text:span text:style-name="T1">…</text:span></text:span></text:p>
      <text:p text:style-name="P1"><text:span text:style-name="MathematicaFormatStandardForm"><text:span text:style-name="T1"/></text:span></text:p>
      <text:p text:style-name="P245"><text:span text:style-name="MathematicaFormatStandardForm"><text:span text:style-name="T23"><text:tab/></text:span></text:span><text:span text:style-name="MathematicaFormatStandardForm"><text:span text:style-name="T25">I need to understand the derivation of the derivative better. <text:s/>Mathematica says before simplifying that</text:span></text:span></text:p>
      <text:p text:style-name="P1"><text:span text:style-name="MathematicaFormatStandardForm"><text:span text:style-name="T1"/></text:span></text:p>
      <text:p text:style-name="P1"><text:span text:style-name="MathematicaFormatStandardForm"><text:span text:style-name="T1"><draw:frame draw:style-name="fr1" draw:name="Object297" text:anchor-type="as-char" svg:y="-0.1626in" svg:width="4.5744in" svg:height="0.3173in" draw:z-index="19"><draw:object xlink:href="./Object 20" xlink:type="simple" xlink:show="embed" xlink:actuate="onLoad"/><draw:image xlink:href="./ObjectReplacements/Object 20"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1"><draw:frame draw:style-name="fr1" draw:name="Object299" text:anchor-type="as-char" svg:y="-0.1626in" svg:width="4.0457in" svg:height="0.2866in" draw:z-index="20"><draw:object xlink:href="./Object 21" xlink:type="simple" xlink:show="embed" xlink:actuate="onLoad"/><draw:image xlink:href="./ObjectReplacements/Object 21"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1">...</text:span></text:span></text:p>
      <text:p text:style-name="P1"><text:span text:style-name="MathematicaFormatStandardForm"><text:span text:style-name="T1"/></text:span></text:p>
      <text:p text:style-name="P1"><text:span text:style-name="MathematicaFormatStandardForm"><text:span text:style-name="T26">So, IF re(s) &gt; 0,</text:span></text:span></text:p>
      <text:p text:style-name="P1"><text:span text:style-name="MathematicaFormatStandardForm"><text:span text:style-name="T1"/></text:span></text:p>
      <text:p text:style-name="P1"><text:span text:style-name="MathematicaFormatStandardForm"><text:span text:style-name="T1"><draw:frame draw:style-name="fr1" draw:name="Object298" text:anchor-type="as-char" svg:y="-0.2043in" svg:width="2.4953in" svg:height="0.3283in" draw:z-index="21"><draw:object xlink:href="./Object 22" xlink:type="simple" xlink:show="embed" xlink:actuate="onLoad"/><draw:image xlink:href="./ObjectReplacements/Object 22"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27">which is the same thing as</text:span></text:span></text:p>
      <text:p text:style-name="P1"><text:span text:style-name="MathematicaFormatStandardForm"><text:span text:style-name="T27"/></text:span></text:p>
      <text:p text:style-name="P1"><text:span text:style-name="MathematicaFormatStandardForm"><text:span text:style-name="T1"><draw:frame draw:style-name="fr2" draw:name="Object300" text:anchor-type="as-char" svg:y="-0.2547in" svg:width="2.3409in" svg:height="0.4193in" draw:z-index="22"><draw:object xlink:href="./Object 23" xlink:type="simple" xlink:show="embed" xlink:actuate="onLoad"/><draw:image xlink:href="./ObjectReplacements/Object 23"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1">…</text:span></text:span></text:p>
      <text:p text:style-name="P1"><text:span text:style-name="MathematicaFormatStandardForm"><text:span text:style-name="T1"/></text:span></text:p>
      <text:p text:style-name="P1"><text:span text:style-name="MathematicaFormatStandardForm"><text:span text:style-name="T28">Ah ha! <text:s/>Taking multiple derivatives pushes the Re(s) line </text:span></text:span><text:span text:style-name="MathematicaFormatStandardForm"><text:span text:style-name="T29">left</text:span></text:span><text:span text:style-name="MathematicaFormatStandardForm"><text:span text:style-name="T28"> by 1 each time. <text:s/></text:span></text:span><text:span text:style-name="MathematicaFormatStandardForm"><text:span text:style-name="T30">WRITE THOSE DOWN.</text:span></text:span></text:p>
      <text:p text:style-name="P1"><text:soft-page-break/><text:span text:style-name="MathematicaFormatStandardForm"><text:span text:style-name="T30"/></text:span></text:p>
      <text:p text:style-name="P1"><text:span text:style-name="MathematicaFormatStandardForm"><text:span text:style-name="T1">…</text:span></text:span></text:p>
      <text:p text:style-name="P1"><text:span text:style-name="MathematicaFormatStandardForm"><text:span text:style-name="T1"/></text:span></text:p>
      <text:p text:style-name="P245"><text:span text:style-name="MathematicaFormatStandardForm"><text:span text:style-name="T30"><text:tab/>Generalizes to the hurwitz zeta function, too:</text:span></text:span></text:p>
      <text:p text:style-name="P1"><text:span text:style-name="MathematicaFormatStandardForm"><text:span text:style-name="T30"/></text:span></text:p>
      <text:p text:style-name="P1"><text:span text:style-name="MathematicaFormatStandardForm"><text:span text:style-name="T210"><draw:frame draw:style-name="fr1" draw:name="Object301" text:anchor-type="as-char" svg:y="-0.1626in" svg:width="2.3929in" svg:height="0.2866in" draw:z-index="23"><draw:object xlink:href="./Object 24" xlink:type="simple" xlink:show="embed" xlink:actuate="onLoad"/><draw:image xlink:href="./ObjectReplacements/Object 24" xlink:type="simple" xlink:show="embed" xlink:actuate="onLoad"/><svg:desc>formula</svg:desc></draw:frame></text:span></text:span></text:p>
      <text:p text:style-name="P1"><text:span text:style-name="MathematicaFormatStandardForm"><text:span text:style-name="T210"/></text:span></text:p>
      <text:p text:style-name="P1"><text:span text:style-name="MathematicaFormatStandardForm"><text:span text:style-name="T210"><draw:frame draw:style-name="fr1" draw:name="Object302" text:anchor-type="as-char" svg:y="-0.1626in" svg:width="6.0492in" svg:height="0.4071in" draw:z-index="24"><draw:object xlink:href="./Object 25" xlink:type="simple" xlink:show="embed" xlink:actuate="onLoad"/><draw:image xlink:href="./ObjectReplacements/Object 25" xlink:type="simple" xlink:show="embed" xlink:actuate="onLoad"/><svg:desc>formula</svg:desc></draw:frame></text:span></text:span></text:p>
      <text:p text:style-name="P1"><text:span text:style-name="MathematicaFormatStandardForm"><text:span text:style-name="T210"/></text:span></text:p>
      <text:p text:style-name="P1"><text:span text:style-name="MathematicaFormatStandardForm"><text:span text:style-name="T210"><draw:frame draw:style-name="fr1" draw:name="Object303" text:anchor-type="as-char" svg:y="-0.2043in" svg:width="3.6339in" svg:height="0.3283in" draw:z-index="25"><draw:object xlink:href="./Object 26" xlink:type="simple" xlink:show="embed" xlink:actuate="onLoad"/><draw:image xlink:href="./ObjectReplacements/Object 26" xlink:type="simple" xlink:show="embed" xlink:actuate="onLoad"/><svg:desc>formula</svg:desc></draw:frame></text:span></text:span></text:p>
      <text:p text:style-name="P1"><text:span text:style-name="MathematicaFormatStandardForm"><text:span text:style-name="T210"/></text:span></text:p>
      <text:p text:style-name="P1"><text:span text:style-name="MathematicaFormatStandardForm"><text:span text:style-name="T1">…</text:span></text:span></text:p>
      <text:p text:style-name="P1"><text:span text:style-name="MathematicaFormatStandardForm"><text:span text:style-name="T210"/></text:span></text:p>
      <text:p text:style-name="P1"><text:span text:style-name="MathematicaFormatStandardForm"><text:span text:style-name="T31">So, about that derivative…</text:span></text:span></text:p>
      <text:p text:style-name="P1"><text:span text:style-name="MathematicaFormatStandardForm"><text:span text:style-name="T31"/></text:span></text:p>
      <text:p text:style-name="P1"><text:span text:style-name="MathematicaFormatStandardForm"><text:span text:style-name="T1"/></text:span></text:p>
      <text:p text:style-name="P1"><text:span text:style-name="MathematicaFormatStandardForm"><text:span text:style-name="T1"><draw:frame draw:style-name="fr1" draw:name="Object315" text:anchor-type="as-char" svg:y="-0.2339in" svg:width="3.2654in" svg:height="0.378in" draw:z-index="26"><draw:object xlink:href="./Object 27" xlink:type="simple" xlink:show="embed" xlink:actuate="onLoad"/><draw:image xlink:href="./ObjectReplacements/Object 27"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32">Or something like this. <text:s/>For what it's wor</text:span></text:span><text:span text:style-name="MathematicaFormatStandardForm"><text:span text:style-name="T33">th</text:span></text:span><text:span text:style-name="MathematicaFormatStandardForm"><text:span text:style-name="T32">.</text:span></text:span></text:p>
      <text:p text:style-name="P1"><text:span text:style-name="MathematicaFormatStandardForm"><text:span text:style-name="T34"/></text:span></text:p>
      <text:p text:style-name="P1"><text:span text:style-name="MathematicaFormatStandardForm"><text:span text:style-name="T34">…</text:span></text:span></text:p>
      <text:p text:style-name="P1"><text:span text:style-name="MathematicaFormatStandardForm"><text:span text:style-name="T34"/></text:span></text:p>
      <text:p text:style-name="P1"><text:span text:style-name="MathematicaFormatStandardForm"><text:span text:style-name="T35">If t=2, this is</text:span></text:span></text:p>
      <text:p text:style-name="P1"><text:span text:style-name="MathematicaFormatStandardForm"><text:span text:style-name="T35"/></text:span></text:p>
      <text:p text:style-name="P1"><text:span text:style-name="MathematicaFormatStandardForm"><text:span text:style-name="T1"><draw:frame draw:style-name="fr1" draw:name="Object319" text:anchor-type="as-char" svg:y="-0.2339in" svg:width="3.7327in" svg:height="0.378in" draw:z-index="27"><draw:object xlink:href="./Object 28" xlink:type="simple" xlink:show="embed" xlink:actuate="onLoad"/><draw:image xlink:href="./ObjectReplacements/Object 28"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36">If s=0, then this simplifies to</text:span></text:span></text:p>
      <text:p text:style-name="P1"><text:span text:style-name="MathematicaFormatStandardForm"><text:span text:style-name="T36"/></text:span></text:p>
      <text:p text:style-name="P1"><text:span text:style-name="MathematicaFormatStandardForm"><text:span text:style-name="T1"><draw:frame draw:style-name="fr1" draw:name="Object320" text:anchor-type="as-char" svg:y="-0.2339in" svg:width="3.0165in" svg:height="0.378in" draw:z-index="28"><draw:object xlink:href="./Object 29" xlink:type="simple" xlink:show="embed" xlink:actuate="onLoad"/><draw:image xlink:href="./ObjectReplacements/Object 29"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1"><draw:frame draw:style-name="fr1" draw:name="Object312" text:anchor-type="as-char" svg:y="-0.2339in" svg:width="1.5575in" svg:height="0.378in" draw:z-index="29"><draw:object xlink:href="./Object 30" xlink:type="simple" xlink:show="embed" xlink:actuate="onLoad"/><draw:image xlink:href="./ObjectReplacements/Object 30"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1"><draw:frame draw:style-name="fr1" draw:name="Object313" text:anchor-type="as-char" svg:y="-0.2339in" svg:width="1.4689in" svg:height="0.378in" draw:z-index="30"><draw:object xlink:href="./Object 31" xlink:type="simple" xlink:show="embed" xlink:actuate="onLoad"/><draw:image xlink:href="./ObjectReplacements/Object 31"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1"/></text:span></text:p>
      <text:p text:style-name="P1"><text:span text:style-name="MathematicaFormatStandardForm"><text:span text:style-name="T1"/></text:span></text:p>
      <text:p text:style-name="P1"><text:span text:style-name="MathematicaFormatStandardForm"><text:span text:style-name="T1">...</text:span></text:span></text:p>
      <text:p text:style-name="P1"><text:span text:style-name="MathematicaFormatStandardForm"><text:span text:style-name="T1"/></text:span></text:p>
      <text:p text:style-name="P1"><text:span text:style-name="MathematicaFormatStandardForm"><text:span text:style-name="T1"><draw:frame draw:style-name="fr1" draw:name="Object321" text:anchor-type="as-char" svg:y="-0.2339in" svg:width="5.2882in" svg:height="0.378in" draw:z-index="31"><draw:object xlink:href="./Object 32" xlink:type="simple" xlink:show="embed" xlink:actuate="onLoad"/><draw:image xlink:href="./ObjectReplacements/Object 32"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36">If s=-</text:span></text:span><text:span text:style-name="MathematicaFormatStandardForm"><text:span text:style-name="T37">1</text:span></text:span><text:span text:style-name="MathematicaFormatStandardForm"><text:span text:style-name="T36">, then this simplifies to</text:span></text:span></text:p>
      <text:p text:style-name="P1"><text:span text:style-name="MathematicaFormatStandardForm"><text:span text:style-name="T1"/></text:span></text:p>
      <text:p text:style-name="P1"><text:span text:style-name="MathematicaFormatStandardForm"><text:span text:style-name="T1"><draw:frame draw:style-name="fr1" draw:name="Object322" text:anchor-type="as-char" svg:y="-0.2228in" svg:width="2.8181in" svg:height="0.3665in" draw:z-index="32"><draw:object xlink:href="./Object 33" xlink:type="simple" xlink:show="embed" xlink:actuate="onLoad"/><draw:image xlink:href="./ObjectReplacements/Object 33"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37">How does this connect with the known zeta identities more generally?</text:span></text:span></text:p>
      <text:p text:style-name="P1"><text:soft-page-break/><text:span text:style-name="MathematicaFormatStandardForm"><text:span text:style-name="T1"/></text:span></text:p>
      <text:p text:style-name="P1"><text:span text:style-name="MathematicaFormatStandardForm"><text:span text:style-name="T1"/></text:span></text:p>
      <text:p text:style-name="P1"><text:span text:style-name="MathematicaFormatStandardForm"><text:span text:style-name="T1">…..</text:span></text:span></text:p>
      <text:p text:style-name="P1"><text:span text:style-name="MathematicaFormatStandardForm"><text:span text:style-name="T1"/></text:span></text:p>
      <text:p text:style-name="P1"><text:span text:style-name="MathematicaFormatStandardForm"><text:span text:style-name="T210"><draw:frame draw:style-name="fr2" draw:name="Object316" text:anchor-type="as-char" svg:y="-0.2339in" svg:width="2.3043in" svg:height="0.4193in" draw:z-index="33"><draw:object xlink:href="./Object 34" xlink:type="simple" xlink:show="embed" xlink:actuate="onLoad"/><draw:image xlink:href="./ObjectReplacements/Object 34" xlink:type="simple" xlink:show="embed" xlink:actuate="onLoad"/><svg:desc>formula</svg:desc></draw:frame></text:span></text:span></text:p>
      <text:p text:style-name="P1"><text:span text:style-name="MathematicaFormatStandardForm"><text:span text:style-name="T210"/></text:span></text:p>
      <text:p text:style-name="P1"><text:span text:style-name="MathematicaFormatStandardForm"><text:span text:style-name="T210"><draw:frame draw:style-name="fr1" draw:name="Object323" text:anchor-type="as-char" svg:y="-0.2339in" svg:width="2.9075in" svg:height="0.378in" draw:z-index="34"><draw:object xlink:href="./Object 35" xlink:type="simple" xlink:show="embed" xlink:actuate="onLoad"/><draw:image xlink:href="./ObjectReplacements/Object 35" xlink:type="simple" xlink:show="embed" xlink:actuate="onLoad"/><svg:desc>formula</svg:desc></draw:frame></text:span></text:span></text:p>
      <text:p text:style-name="P1"><text:span text:style-name="MathematicaFormatStandardForm"><text:span text:style-name="T210"/></text:span></text:p>
      <text:p text:style-name="P245"><text:span text:style-name="MathematicaFormatStandardForm"><text:span text:style-name="T34"><text:tab/>Now, because of the reflection formula, it needs to be the case that if</text:span></text:span><text:span text:style-name="MathematicaFormatStandardForm"><text:span text:style-name="T34"><draw:frame draw:style-name="fr1" draw:name="Object317" text:anchor-type="as-char" svg:y="-0.1244in" svg:width="0.5201in" svg:height="0.1591in" draw:z-index="35"><draw:object xlink:href="./Object 36" xlink:type="simple" xlink:show="embed" xlink:actuate="onLoad"/><draw:image xlink:href="./ObjectReplacements/Object 36" xlink:type="simple" xlink:show="embed" xlink:actuate="onLoad"/><svg:desc>formula</svg:desc></draw:frame></text:span></text:span><text:span text:style-name="MathematicaFormatStandardForm"><text:span text:style-name="T34">, that</text:span></text:span><text:span text:style-name="MathematicaFormatStandardForm"><text:span text:style-name="T34"><draw:frame draw:style-name="fr1" draw:name="Object318" text:anchor-type="as-char" svg:y="-0.1244in" svg:width="0.7063in" svg:height="0.1591in" draw:z-index="36"><draw:object xlink:href="./Object 37" xlink:type="simple" xlink:show="embed" xlink:actuate="onLoad"/><draw:image xlink:href="./ObjectReplacements/Object 37" xlink:type="simple" xlink:show="embed" xlink:actuate="onLoad"/><svg:desc>formula</svg:desc></draw:frame></text:span></text:span><text:span text:style-name="MathematicaFormatStandardForm"><text:span text:style-name="T34">. <text:s/>And their complex conjugates need to be 0 as well. <text:s/>So if we sum all of them in this formula, the answer still must equal 0.</text:span></text:span></text:p>
      <text:p text:style-name="P245"><text:span text:style-name="MathematicaFormatStandardForm"><text:span text:style-name="T34"/></text:span></text:p>
      <text:p text:style-name="P1"><text:span text:style-name="MathematicaFormatStandardForm"><text:span text:style-name="T210"><draw:frame draw:style-name="fr1" draw:name="Object324" text:anchor-type="as-char" svg:y="-0.1244in" svg:width="1.4846in" svg:height="0.1591in" draw:z-index="37"><draw:object xlink:href="./Object 38" xlink:type="simple" xlink:show="embed" xlink:actuate="onLoad"/><draw:image xlink:href="./ObjectReplacements/Object 38" xlink:type="simple" xlink:show="embed" xlink:actuate="onLoad"/><svg:desc>formula</svg:desc></draw:frame></text:span></text:span></text:p>
      <text:p text:style-name="P245"><text:span text:style-name="MathematicaFormatStandardForm"><text:span text:style-name="T34"/></text:span></text:p>
      <text:p text:style-name="P1"><text:span text:style-name="MathematicaFormatStandardForm"><text:span text:style-name="T1">…..</text:span></text:span></text:p>
      <text:p text:style-name="P1"><text:span text:style-name="MathematicaFormatStandardForm"><text:span text:style-name="T1"/></text:span></text:p>
      <text:p text:style-name="P1"><text:span text:style-name="MathematicaFormatStandardForm"><text:span text:style-name="T38">What about reflection formula?</text:span></text:span></text:p>
      <text:p text:style-name="P1"><text:span text:style-name="MathematicaFormatStandardForm"><text:span text:style-name="T38"/></text:span></text:p>
      <text:p text:style-name="P1"><text:span text:style-name="MathematicaFormatStandardForm"><text:span text:style-name="T210"><draw:frame draw:style-name="fr1" draw:name="Object325" text:anchor-type="as-char" svg:y="-0.2043in" svg:width="2.211in" svg:height="0.3283in" draw:z-index="38"><draw:object xlink:href="./Object 39" xlink:type="simple" xlink:show="embed" xlink:actuate="onLoad"/><draw:image xlink:href="./ObjectReplacements/Object 39" xlink:type="simple" xlink:show="embed" xlink:actuate="onLoad"/><svg:desc>formula</svg:desc></draw:frame></text:span></text:span></text:p>
      <text:p text:style-name="P1"><text:span text:style-name="MathematicaFormatStandardForm"><text:span text:style-name="T39"/></text:span></text:p>
      <text:p text:style-name="P1"><text:span text:style-name="MathematicaFormatStandardForm"><text:span text:style-name="T39">…</text:span></text:span></text:p>
      <text:p text:style-name="P1"><text:span text:style-name="MathematicaFormatStandardForm"><text:span text:style-name="T39"/></text:span></text:p>
      <text:p text:style-name="P1"><text:span text:style-name="MathematicaFormatStandardForm"><text:span text:style-name="T40">T</text:span></text:span><text:span text:style-name="MathematicaFormatStandardForm"><text:span text:style-name="T39">he hurwitz zeta fn, </text:span></text:span><text:span text:style-name="MathematicaFormatStandardForm"><text:span text:style-name="T40">for re(s) &gt; 0</text:span></text:span></text:p>
      <text:p text:style-name="P1"><text:span text:style-name="MathematicaFormatStandardForm"><text:span text:style-name="T1"/></text:span></text:p>
      <text:p text:style-name="P1"><text:span text:style-name="MathematicaFormatStandardForm"><text:span text:style-name="T210"><draw:frame draw:style-name="fr1" draw:name="Object309" text:anchor-type="as-char" svg:y="-0.2339in" svg:width="3.622in" svg:height="0.3827in" draw:z-index="39"><draw:object xlink:href="./Object 40" xlink:type="simple" xlink:show="embed" xlink:actuate="onLoad"/><draw:image xlink:href="./ObjectReplacements/Object 40"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40">or</text:span></text:span></text:p>
      <text:p text:style-name="P1"><text:span text:style-name="MathematicaFormatStandardForm"><text:span text:style-name="T1"/></text:span></text:p>
      <text:p text:style-name="P1"><text:span text:style-name="MathematicaFormatStandardForm"><text:span text:style-name="T210"><draw:frame draw:style-name="fr1" draw:name="Object306" text:anchor-type="as-char" svg:y="-0.2339in" svg:width="2.6854in" svg:height="0.3827in" draw:z-index="40"><draw:object xlink:href="./Object 41" xlink:type="simple" xlink:show="embed" xlink:actuate="onLoad"/><draw:image xlink:href="./ObjectReplacements/Object 41" xlink:type="simple" xlink:show="embed" xlink:actuate="onLoad"/><svg:desc>formula</svg:desc></draw:frame></text:span></text:span></text:p>
      <text:p text:style-name="P1"><text:span text:style-name="MathematicaFormatStandardForm"><text:span text:style-name="T210"/></text:span></text:p>
      <text:p text:style-name="P1"><text:span text:style-name="MathematicaFormatStandardForm"><text:span text:style-name="T41">or, </text:span></text:span><text:span text:style-name="MathematicaFormatStandardForm"><text:span text:style-name="T42">if y is a positive integer,</text:span></text:span></text:p>
      <text:p text:style-name="P1"><text:span text:style-name="MathematicaFormatStandardForm"><text:span text:style-name="T41"/></text:span></text:p>
      <text:p text:style-name="P1"><text:span text:style-name="MathematicaFormatStandardForm"><text:span text:style-name="T40">or</text:span></text:span></text:p>
      <text:p text:style-name="P1"><text:span text:style-name="MathematicaFormatStandardForm"><text:span text:style-name="T40"/></text:span></text:p>
      <text:p text:style-name="P1"><text:span text:style-name="MathematicaFormatStandardForm"><text:span text:style-name="T210"><draw:frame draw:style-name="fr1" draw:name="Object310" text:anchor-type="as-char" svg:y="-0.2339in" svg:width="2.8181in" svg:height="0.378in" draw:z-index="41"><draw:object xlink:href="./Object 42" xlink:type="simple" xlink:show="embed" xlink:actuate="onLoad"/><draw:image xlink:href="./ObjectReplacements/Object 42" xlink:type="simple" xlink:show="embed" xlink:actuate="onLoad"/><svg:desc>formula</svg:desc></draw:frame></text:span></text:span></text:p>
      <text:p text:style-name="P1"><text:span text:style-name="MathematicaFormatStandardForm"><text:span text:style-name="T41"/></text:span></text:p>
      <text:p text:style-name="P1"><text:span text:style-name="MathematicaFormatStandardForm"><text:span text:style-name="T1"><draw:frame draw:style-name="fr2" draw:name="Object274" text:anchor-type="as-char" svg:y="-0.2547in" svg:width="2.2909in" svg:height="0.4193in" draw:z-index="42"><draw:object xlink:href="./Object 43" xlink:type="simple" xlink:show="embed" xlink:actuate="onLoad"/><draw:image xlink:href="./ObjectReplacements/Object 43"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1">…</text:span></text:span></text:p>
      <text:p text:style-name="P1"><text:span text:style-name="MathematicaFormatStandardForm"><text:span text:style-name="T1"/></text:span></text:p>
      <text:p text:style-name="P1"><text:span text:style-name="MathematicaFormatStandardForm"><text:span text:style-name="T43">GOOD. <text:s/>Now, verify that multiple derivative formula...</text:span></text:span></text:p>
      <text:p text:style-name="P1"><text:span text:style-name="MathematicaFormatStandardForm"><text:span text:style-name="T1"/></text:span></text:p>
      <text:p text:style-name="P1"><text:span text:style-name="MathematicaFormatStandardForm"><text:span text:style-name="T44"/></text:span></text:p>
      <text:p text:style-name="P1"><text:span text:style-name="MathematicaFormatStandardForm"><text:span text:style-name="T1"><draw:frame draw:style-name="fr1" draw:name="Object275" text:anchor-type="as-char" svg:y="-0.2339in" svg:width="3.7437in" svg:height="0.3752in" draw:z-index="43"><draw:object xlink:href="./Object 44" xlink:type="simple" xlink:show="embed" xlink:actuate="onLoad"/><draw:image xlink:href="./ObjectReplacements/Object 44"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1"><draw:frame draw:style-name="fr1" draw:name="Object311" text:anchor-type="as-char" svg:y="-0.2339in" svg:width="3.6598in" svg:height="0.3752in" draw:z-index="44"><draw:object xlink:href="./Object 45" xlink:type="simple" xlink:show="embed" xlink:actuate="onLoad"/><draw:image xlink:href="./ObjectReplacements/Object 45" xlink:type="simple" xlink:show="embed" xlink:actuate="onLoad"/><svg:desc>formula</svg:desc></draw:frame></text:span></text:span></text:p>
      <text:p text:style-name="P1"><text:soft-page-break/><text:span text:style-name="MathematicaFormatStandardForm"><text:span text:style-name="T1"/></text:span></text:p>
      <text:p text:style-name="P1"><text:span text:style-name="MathematicaFormatStandardForm"><text:span text:style-name="T1"><draw:frame draw:style-name="fr1" draw:name="Object307" text:anchor-type="as-char" svg:y="-0.2339in" svg:width="2.7417in" svg:height="0.3752in" draw:z-index="45"><draw:object xlink:href="./Object 46" xlink:type="simple" xlink:show="embed" xlink:actuate="onLoad"/><draw:image xlink:href="./ObjectReplacements/Object 46" xlink:type="simple" xlink:show="embed" xlink:actuate="onLoad"/><svg:desc>formula</svg:desc></draw:frame></text:span></text:span></text:p>
      <text:p text:style-name="P1"><text:span text:style-name="MathematicaFormatStandardForm"><text:span text:style-name="T44"/></text:span></text:p>
      <text:p text:style-name="P1"><text:span text:style-name="MathematicaFormatStandardForm"><text:span text:style-name="T1"><draw:frame draw:style-name="fr1" draw:name="Object308" text:anchor-type="as-char" svg:y="-0.2339in" svg:width="3.7327in" svg:height="0.378in" draw:z-index="46"><draw:object xlink:href="./Object 47" xlink:type="simple" xlink:show="embed" xlink:actuate="onLoad"/><draw:image xlink:href="./ObjectReplacements/Object 47"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1">….</text:span></text:span></text:p>
      <text:p text:style-name="P284"/>
      <text:p text:style-name="P295"><text:span text:style-name="MathematicaFormatStandardForm"><text:span text:style-name="T217"/></text:span></text:p>
      <text:p text:style-name="P303"><text:span text:style-name="MathematicaFormatStandardForm"><text:span text:style-name="T217">[Here I'm trying to show that the dirichlet eta function can be written as</text:span></text:span><text:span text:style-name="MathematicaFormatStandardForm"><text:span text:style-name="T216"><draw:frame draw:style-name="fr1" draw:name="Object506" text:anchor-type="as-char" svg:y="-0.2252in" svg:width="3.6917in" svg:height="0.352in" draw:z-index="118"><draw:object xlink:href="./Object 77" xlink:type="simple" xlink:show="embed" xlink:actuate="onLoad"/><draw:image xlink:href="./ObjectReplacements/Object 77" xlink:type="simple" xlink:show="embed" xlink:actuate="onLoad"/><svg:desc>formula</svg:desc></draw:frame></text:span></text:span><text:span text:style-name="MathematicaFormatStandardForm"><text:span text:style-name="T217">]</text:span></text:span></text:p>
      <text:p text:style-name="P257"><text:span text:style-name="MathematicaFormatStandardForm"><text:span text:style-name="T113"/></text:span></text:p>
      <text:p text:style-name="P257"><text:span text:style-name="MathematicaFormatStandardForm"><text:span text:style-name="T113">Start with the following very well known definition for the dirichlet eta function:</text:span></text:span></text:p>
      <text:p text:style-name="P228"><text:span text:style-name="MathematicaFormatStandardForm"><text:span text:style-name="T1"/></text:span></text:p>
      <text:p text:style-name="P228"><text:span text:style-name="MathematicaFormatStandardForm"><text:span text:style-name="T1"><draw:frame draw:style-name="fr1" draw:name="Object106" text:anchor-type="as-char" svg:y="-0.228in" svg:width="1.5909in" svg:height="0.3717in" draw:z-index="119"><draw:object xlink:href="./Object 78" xlink:type="simple" xlink:show="embed" xlink:actuate="onLoad"/><draw:image xlink:href="./ObjectReplacements/Object 78" xlink:type="simple" xlink:show="embed" xlink:actuate="onLoad"/><svg:desc>formula</svg:desc></draw:frame></text:span></text:span></text:p>
      <text:p text:style-name="P257"><text:span text:style-name="MathematicaFormatStandardForm"><text:span text:style-name="T113"/></text:span></text:p>
      <text:p text:style-name="P257"><text:span text:style-name="MathematicaFormatStandardForm"><text:span text:style-name="T113">Re-index the summation so we are counting pairs of terms.</text:span></text:span></text:p>
      <text:p text:style-name="P228"><text:span text:style-name="MathematicaFormatStandardForm"><text:span text:style-name="T1"/></text:span></text:p>
      <text:p text:style-name="P228"><text:span text:style-name="MathematicaFormatStandardForm"><text:span text:style-name="T1"><draw:frame draw:style-name="fr1" draw:name="Object107" text:anchor-type="as-char" svg:y="-0.228in" svg:width="2.9256in" svg:height="0.3764in" draw:z-index="120"><draw:object xlink:href="./Object 79" xlink:type="simple" xlink:show="embed" xlink:actuate="onLoad"/><draw:image xlink:href="./ObjectReplacements/Object 79" xlink:type="simple" xlink:show="embed" xlink:actuate="onLoad"/><svg:desc>formula</svg:desc></draw:frame></text:span></text:span></text:p>
      <text:p text:style-name="P228"><text:span text:style-name="MathematicaFormatStandardForm"><text:span text:style-name="T1"/></text:span></text:p>
      <text:p text:style-name="P257"><text:span text:style-name="MathematicaFormatStandardForm"><text:span text:style-name="T113">Change the infinite sum into an explicit limit.</text:span></text:span></text:p>
      <text:p text:style-name="P228"><text:span text:style-name="MathematicaFormatStandardForm"><text:span text:style-name="T1"/></text:span></text:p>
      <text:p text:style-name="P228"><text:span text:style-name="MathematicaFormatStandardForm"><text:span text:style-name="T1"><draw:frame draw:style-name="fr1" draw:name="Object52" text:anchor-type="as-char" svg:y="-0.2043in" svg:width="2.9898in" svg:height="0.352in" draw:z-index="121"><draw:object xlink:href="./Object 80" xlink:type="simple" xlink:show="embed" xlink:actuate="onLoad"/><draw:image xlink:href="./ObjectReplacements/Object 80" xlink:type="simple" xlink:show="embed" xlink:actuate="onLoad"/><svg:desc>formula</svg:desc></draw:frame></text:span></text:span></text:p>
      <text:p text:style-name="P257"><text:span text:style-name="MathematicaFormatStandardForm"><text:span text:style-name="T113"/></text:span></text:p>
      <text:p text:style-name="P257"><text:span text:style-name="MathematicaFormatStandardForm"><text:span text:style-name="T113">Use the fact that</text:span></text:span><text:span text:style-name="MathematicaFormatStandardForm"><text:span text:style-name="T1"><draw:frame draw:style-name="fr1" draw:name="Object108" text:anchor-type="as-char" svg:y="-0.2043in" svg:width="1.3992in" svg:height="0.352in" draw:z-index="122"><draw:object xlink:href="./Object 81" xlink:type="simple" xlink:show="embed" xlink:actuate="onLoad"/><draw:image xlink:href="./ObjectReplacements/Object 81" xlink:type="simple" xlink:show="embed" xlink:actuate="onLoad"/><svg:desc>formula</svg:desc></draw:frame></text:span></text:span><text:span text:style-name="MathematicaFormatStandardForm"><text:span text:style-name="T113">to rewrite our sum as</text:span></text:span></text:p>
      <text:p text:style-name="P257"><text:span text:style-name="MathematicaFormatStandardForm"><text:span text:style-name="T113"/></text:span></text:p>
      <text:p text:style-name="P228"><text:span text:style-name="MathematicaFormatStandardForm"><text:span text:style-name="T1"><draw:frame draw:style-name="fr1" draw:name="Object59" text:anchor-type="as-char" svg:y="-0.2043in" svg:width="3.4102in" svg:height="0.352in" draw:z-index="123"><draw:object xlink:href="./Object 82" xlink:type="simple" xlink:show="embed" xlink:actuate="onLoad"/><draw:image xlink:href="./ObjectReplacements/Object 82" xlink:type="simple" xlink:show="embed" xlink:actuate="onLoad"/><svg:desc>formula</svg:desc></draw:frame></text:span></text:span></text:p>
      <text:p text:style-name="P228"><text:span text:style-name="MathematicaFormatStandardForm"><text:span text:style-name="T1"/></text:span></text:p>
      <text:p text:style-name="P257"><text:span text:style-name="MathematicaFormatStandardForm"><text:span text:style-name="T113">Hopefully it is clear that</text:span></text:span><text:span text:style-name="MathematicaFormatStandardForm"><text:span text:style-name="T1"><draw:frame draw:style-name="fr1" draw:name="Object109" text:anchor-type="as-char" svg:y="-0.2043in" svg:width="1.3098in" svg:height="0.352in" draw:z-index="124"><draw:object xlink:href="./Object 83" xlink:type="simple" xlink:show="embed" xlink:actuate="onLoad"/><draw:image xlink:href="./ObjectReplacements/Object 83" xlink:type="simple" xlink:show="embed" xlink:actuate="onLoad"/><svg:desc>formula</svg:desc></draw:frame></text:span></text:span><text:span text:style-name="MathematicaFormatStandardForm"><text:span text:style-name="T113">is the same thing as</text:span></text:span><text:span text:style-name="MathematicaFormatStandardForm"><text:span text:style-name="T1"><draw:frame draw:style-name="fr1" draw:name="Object110" text:anchor-type="as-char" svg:y="-0.2043in" svg:width="0.572in" svg:height="0.348in" draw:z-index="125"><draw:object xlink:href="./Object 84" xlink:type="simple" xlink:show="embed" xlink:actuate="onLoad"/><draw:image xlink:href="./ObjectReplacements/Object 84" xlink:type="simple" xlink:show="embed" xlink:actuate="onLoad"/><svg:desc>formula</svg:desc></draw:frame></text:span></text:span><text:span text:style-name="MathematicaFormatStandardForm"><text:span text:style-name="T1">. <text:s/></text:span></text:span><text:span text:style-name="MathematicaFormatStandardForm"><text:span text:style-name="T114">So split our sum into two sums as</text:span></text:span></text:p>
      <text:p text:style-name="P257"><text:span text:style-name="MathematicaFormatStandardForm"><text:span text:style-name="T1"/></text:span></text:p>
      <text:p text:style-name="P228"><text:span text:style-name="MathematicaFormatStandardForm"><text:span text:style-name="T1"><draw:frame draw:style-name="fr1" draw:name="Object54" text:anchor-type="as-char" svg:y="-0.2043in" svg:width="3.0654in" svg:height="0.352in" draw:z-index="126"><draw:object xlink:href="./Object 85" xlink:type="simple" xlink:show="embed" xlink:actuate="onLoad"/><draw:image xlink:href="./ObjectReplacements/Object 85" xlink:type="simple" xlink:show="embed" xlink:actuate="onLoad"/><svg:desc>formula</svg:desc></draw:frame></text:span></text:span></text:p>
      <text:p text:style-name="P228"><text:span text:style-name="MathematicaFormatStandardForm"><text:span text:style-name="T1"/></text:span></text:p>
      <text:p text:style-name="P257"><text:span text:style-name="MathematicaFormatStandardForm"><text:span text:style-name="T114">The second sum can have a factor of </text:span></text:span><text:span text:style-name="MathematicaFormatStandardForm"><text:span text:style-name="T1"><draw:frame draw:style-name="fr1" draw:name="Object60" text:anchor-type="as-char" svg:y="-0.1437in" svg:width="0.3035in" svg:height="0.1736in" draw:z-index="127"><draw:object xlink:href="./Object 86" xlink:type="simple" xlink:show="embed" xlink:actuate="onLoad"/><draw:image xlink:href="./ObjectReplacements/Object 86" xlink:type="simple" xlink:show="embed" xlink:actuate="onLoad"/><svg:desc>formula</svg:desc></draw:frame></text:span></text:span><text:span text:style-name="MathematicaFormatStandardForm"><text:span text:style-name="T114">extracted, so do that.</text:span></text:span></text:p>
      <text:p text:style-name="P228"><text:span text:style-name="MathematicaFormatStandardForm"><text:span text:style-name="T1"/></text:span></text:p>
      <text:p text:style-name="P228"><text:span text:style-name="MathematicaFormatStandardForm"><text:span text:style-name="T1"><draw:frame draw:style-name="fr1" draw:name="Object55" text:anchor-type="as-char" svg:y="-0.2043in" svg:width="3.1201in" svg:height="0.348in" draw:z-index="128"><draw:object xlink:href="./Object 87" xlink:type="simple" xlink:show="embed" xlink:actuate="onLoad"/><draw:image xlink:href="./ObjectReplacements/Object 87" xlink:type="simple" xlink:show="embed" xlink:actuate="onLoad"/><svg:desc>formula</svg:desc></draw:frame></text:span></text:span></text:p>
      <text:p text:style-name="P228"><text:span text:style-name="MathematicaFormatStandardForm"><text:span text:style-name="T1"/></text:span></text:p>
      <text:p text:style-name="P257"><text:span text:style-name="MathematicaFormatStandardForm"><text:span text:style-name="T114">In general, it is the case that</text:span></text:span><text:span text:style-name="MathematicaFormatStandardForm"><text:span text:style-name="T114"><draw:frame draw:style-name="fr1" draw:name="Object112" text:anchor-type="as-char" svg:y="-0.2339in" svg:width="1.3744in" svg:height="0.3827in" draw:z-index="129"><draw:object xlink:href="./Object 88" xlink:type="simple" xlink:show="embed" xlink:actuate="onLoad"/><draw:image xlink:href="./ObjectReplacements/Object 88" xlink:type="simple" xlink:show="embed" xlink:actuate="onLoad"/><svg:desc>formula</svg:desc></draw:frame></text:span></text:span><text:span text:style-name="MathematicaFormatStandardForm"><text:span text:style-name="T114">, which finally leaves us with</text:span></text:span></text:p>
      <text:p text:style-name="P228"><text:span text:style-name="MathematicaFormatStandardForm"><text:span text:style-name="T1"/></text:span></text:p>
      <text:p text:style-name="P228"><text:span text:style-name="MathematicaFormatStandardForm"><text:span text:style-name="T1"><draw:frame draw:style-name="fr2" draw:name="Object58" text:anchor-type="as-char" svg:y="-0.2252in" svg:width="3.7335in" svg:height="0.3937in" draw:z-index="130"><draw:object xlink:href="./Object 89" xlink:type="simple" xlink:show="embed" xlink:actuate="onLoad"/><draw:image xlink:href="./ObjectReplacements/Object 89"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1">...</text:span></text:span></text:p>
      <text:p text:style-name="P298"><text:span text:style-name="MathematicaFormatStandardForm"><text:span text:style-name="T217">[</text:span></text:span><text:span text:style-name="MathematicaFormatStandardForm"><text:span text:style-name="T218">Same thing for 3</text:span></text:span><text:span text:style-name="MathematicaFormatStandardForm"><text:span text:style-name="T217">]</text:span></text:span></text:p>
      <text:p text:style-name="P228"><text:span text:style-name="MathematicaFormatStandardForm"><text:span text:style-name="T1"/></text:span></text:p>
      <text:p text:style-name="P228"><text:span text:style-name="MathematicaFormatStandardForm"><text:span text:style-name="T1"><draw:frame draw:style-name="fr1" draw:name="Object65" text:anchor-type="as-char" svg:y="-0.2043in" svg:width="3.2362in" svg:height="0.352in" draw:z-index="131"><draw:object xlink:href="./Object 90" xlink:type="simple" xlink:show="embed" xlink:actuate="onLoad"/><draw:image xlink:href="./ObjectReplacements/Object 90" xlink:type="simple" xlink:show="embed" xlink:actuate="onLoad"/><svg:desc>formula</svg:desc></draw:frame></text:span></text:span></text:p>
      <text:p text:style-name="P228"><text:span text:style-name="MathematicaFormatStandardForm"><text:span text:style-name="T1"/></text:span></text:p>
      <text:p text:style-name="P228"><text:soft-page-break/><text:span text:style-name="MathematicaFormatStandardForm"><text:span text:style-name="T1"><draw:frame draw:style-name="fr1" draw:name="Object66" text:anchor-type="as-char" svg:y="-0.2043in" svg:width="3.1102in" svg:height="0.348in" draw:z-index="132"><draw:object xlink:href="./Object 91" xlink:type="simple" xlink:show="embed" xlink:actuate="onLoad"/><draw:image xlink:href="./ObjectReplacements/Object 91"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1"><draw:frame draw:style-name="fr1" draw:name="Object61" text:anchor-type="as-char" svg:y="-0.1839in" svg:width="3.778in" svg:height="0.3252in" draw:z-index="133"><draw:object xlink:href="./Object 102" xlink:type="simple" xlink:show="embed" xlink:actuate="onLoad"/><draw:image xlink:href="./ObjectReplacements/Object 102" xlink:type="simple" xlink:show="embed" xlink:actuate="onLoad"/><svg:desc>formula</svg:desc></draw:frame></text:span></text:span></text:p>
      <text:p text:style-name="P228"><text:span text:style-name="MathematicaFormatStandardForm"><text:span text:style-name="T1"/></text:span></text:p>
      <text:p text:style-name="P257"><text:span text:style-name="MathematicaFormatStandardForm"><text:span text:style-name="T83"><text:tab/>Okay. <text:s/>This should be obvious for integers at the very least. <text:s/></text:span></text:span><text:span text:style-name="MathematicaFormatStandardForm"><text:span text:style-name="T84">And it lines up with the numerators for rational fractions. <text:s/></text:span></text:span><text:span text:style-name="MathematicaFormatStandardForm"><text:span text:style-name="T86">But m</text:span></text:span><text:span text:style-name="MathematicaFormatStandardForm"><text:span text:style-name="T85">ake that more explicit </text:span></text:span><text:span text:style-name="MathematicaFormatStandardForm"><text:span text:style-name="T86">though.</text:span></text:span></text:p>
      <text:p text:style-name="P298"><text:span text:style-name="MathematicaFormatStandardForm"><text:span text:style-name="T215"/></text:span></text:p>
      <text:p text:style-name="P298"><text:span text:style-name="MathematicaFormatStandardForm"><text:span text:style-name="T217">[Now I'm showing it can be generalized to some rational fraction x. <text:s/>I want to take its derivative.]</text:span></text:span></text:p>
      <text:p text:style-name="P228"><text:span text:style-name="MathematicaFormatStandardForm"><text:span text:style-name="T1"/></text:span></text:p>
      <text:p text:style-name="P228"><text:span text:style-name="MathematicaFormatStandardForm"><text:span text:style-name="T1"><draw:frame draw:style-name="fr1" draw:name="Object56" text:anchor-type="as-char" svg:y="-0.2043in" svg:width="3.1311in" svg:height="0.348in" draw:z-index="134"><draw:object xlink:href="./Object 117" xlink:type="simple" xlink:show="embed" xlink:actuate="onLoad"/><draw:image xlink:href="./ObjectReplacements/Object 117"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1"><draw:frame draw:style-name="fr1" draw:name="Object57" text:anchor-type="as-char" svg:y="-0.1839in" svg:width="3.8327in" svg:height="0.3252in" draw:z-index="135"><draw:object xlink:href="./Object 118" xlink:type="simple" xlink:show="embed" xlink:actuate="onLoad"/><draw:image xlink:href="./ObjectReplacements/Object 118"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210"><draw:frame draw:style-name="fr1" draw:name="Object68" text:anchor-type="as-char" svg:y="-0.2339in" svg:width="3.8339in" svg:height="0.3752in" draw:z-index="136"><draw:object xlink:href="./Object 119" xlink:type="simple" xlink:show="embed" xlink:actuate="onLoad"/><draw:image xlink:href="./ObjectReplacements/Object 119" xlink:type="simple" xlink:show="embed" xlink:actuate="onLoad"/><svg:desc>formula</svg:desc></draw:frame></text:span></text:span></text:p>
      <text:p text:style-name="P228"><text:span text:style-name="MathematicaFormatStandardForm"><text:span text:style-name="T210"/></text:span></text:p>
      <text:p text:style-name="P228"><text:span text:style-name="MathematicaFormatStandardForm"><text:span text:style-name="T87">Write down multi derivative here</text:span></text:span></text:p>
      <text:p text:style-name="P228"><text:span text:style-name="MathematicaFormatStandardForm"><text:span text:style-name="T87"/></text:span></text:p>
      <text:p text:style-name="P228"><text:span text:style-name="MathematicaFormatStandardForm"><text:span text:style-name="T87">…</text:span></text:span></text:p>
      <text:p text:style-name="P228"><text:span text:style-name="MathematicaFormatStandardForm"><text:span text:style-name="T87"/></text:span></text:p>
      <text:p text:style-name="P228"><text:span text:style-name="MathematicaFormatStandardForm"><text:span text:style-name="T1"><draw:frame draw:style-name="fr1" draw:name="Object111" text:anchor-type="as-char" svg:y="-0.1437in" svg:width="2.5752in" svg:height="0.2661in" draw:z-index="137"><draw:object xlink:href="./Object 120" xlink:type="simple" xlink:show="embed" xlink:actuate="onLoad"/><draw:image xlink:href="./ObjectReplacements/Object 120"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1"><draw:frame draw:style-name="fr1" draw:name="Object113" text:anchor-type="as-char" svg:y="-0.1437in" svg:width="2.5516in" svg:height="0.2984in" draw:z-index="138"><draw:object xlink:href="./Object 121" xlink:type="simple" xlink:show="embed" xlink:actuate="onLoad"/><draw:image xlink:href="./ObjectReplacements/Object 121"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1"><draw:frame draw:style-name="fr1" draw:name="Object114" text:anchor-type="as-char" svg:y="-0.2437in" svg:width="1.5744in" svg:height="0.3689in" draw:z-index="139"><draw:object xlink:href="./Object 122" xlink:type="simple" xlink:show="embed" xlink:actuate="onLoad"/><draw:image xlink:href="./ObjectReplacements/Object 122"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1"><draw:frame draw:style-name="fr1" draw:name="Object115" text:anchor-type="as-char" svg:y="-0.2437in" svg:width="2.1236in" svg:height="0.3874in" draw:z-index="141"><draw:object xlink:href="./Object 123" xlink:type="simple" xlink:show="embed" xlink:actuate="onLoad"/><draw:image xlink:href="./ObjectReplacements/Object 123"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1">…</text:span></text:span></text:p>
      <text:p text:style-name="P228"><text:span text:style-name="MathematicaFormatStandardForm"><text:span text:style-name="T1"/></text:span></text:p>
      <text:p text:style-name="P228"><text:span text:style-name="MathematicaFormatStandardForm"><text:span text:style-name="T1"><draw:frame draw:style-name="fr1" draw:name="Object51" text:anchor-type="as-char" svg:y="-0.1437in" svg:width="2.5752in" svg:height="0.2661in" draw:z-index="142"><draw:object xlink:href="./Object 124" xlink:type="simple" xlink:show="embed" xlink:actuate="onLoad"/><draw:image xlink:href="./ObjectReplacements/Object 124"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1"><draw:frame draw:style-name="fr1" draw:name="Object141" text:anchor-type="as-char" svg:y="-0.1437in" svg:width="1.3563in" svg:height="0.1945in" draw:z-index="143"><draw:object xlink:href="./Object 125" xlink:type="simple" xlink:show="embed" xlink:actuate="onLoad"/><draw:image xlink:href="./ObjectReplacements/Object 125"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1"><draw:frame draw:style-name="fr1" draw:name="Object142" text:anchor-type="as-char" svg:y="-0.1437in" svg:width="4.2744in" svg:height="0.2661in" draw:z-index="144"><draw:object xlink:href="./Object 126" xlink:type="simple" xlink:show="embed" xlink:actuate="onLoad"/><draw:image xlink:href="./ObjectReplacements/Object 126"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1"><draw:frame draw:style-name="fr1" draw:name="Object143" text:anchor-type="as-char" svg:y="-0.1437in" svg:width="4.2189in" svg:height="0.2661in" draw:z-index="145"><draw:object xlink:href="./Object 127" xlink:type="simple" xlink:show="embed" xlink:actuate="onLoad"/><draw:image xlink:href="./ObjectReplacements/Object 127"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130">So the trick here is to make clear that the sum on the right DOES converge for re(s)&gt;0, even though it individually only converges for re(s)&gt;1</text:span></text:span></text:p>
      <text:p text:style-name="P228"><text:span text:style-name="MathematicaFormatStandardForm"><text:span text:style-name="T130"/></text:span></text:p>
      <text:p text:style-name="P228"><text:span text:style-name="MathematicaFormatStandardForm"><text:span text:style-name="T1"><draw:frame draw:style-name="fr1" draw:name="Object144" text:anchor-type="as-char" svg:y="-0.2339in" svg:width="4.1583in" svg:height="0.3752in" draw:z-index="146"><draw:object xlink:href="./Object 128" xlink:type="simple" xlink:show="embed" xlink:actuate="onLoad"/><draw:image xlink:href="./ObjectReplacements/Object 128" xlink:type="simple" xlink:show="embed" xlink:actuate="onLoad"/><svg:desc>formula</svg:desc></draw:frame></text:span></text:span></text:p>
      <text:p text:style-name="P228"><text:span text:style-name="MathematicaFormatStandardForm"><text:span text:style-name="T1"/></text:span></text:p>
      <text:p text:style-name="P228"><text:soft-page-break/><text:span text:style-name="MathematicaFormatStandardForm"><text:span text:style-name="T128">If re(s)&gt;0,</text:span></text:span></text:p>
      <text:p text:style-name="P228"><text:span text:style-name="MathematicaFormatStandardForm"><text:span text:style-name="T128"/></text:span></text:p>
      <text:p text:style-name="P228"><text:span text:style-name="MathematicaFormatStandardForm"><text:span text:style-name="T1"><draw:frame draw:style-name="fr1" draw:name="Object145" text:anchor-type="as-char" svg:y="-0.1437in" svg:width="1.8681in" svg:height="0.2661in" draw:z-index="147"><draw:object xlink:href="./Object 129" xlink:type="simple" xlink:show="embed" xlink:actuate="onLoad"/><draw:image xlink:href="./ObjectReplacements/Object 129"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129">because, for re(s)&gt;0,</text:span></text:span></text:p>
      <text:p text:style-name="P228"><text:span text:style-name="MathematicaFormatStandardForm"><text:span text:style-name="T129"/></text:span></text:p>
      <text:p text:style-name="P228"><text:span text:style-name="MathematicaFormatStandardForm"><text:span text:style-name="T1"><draw:frame draw:style-name="fr1" draw:name="Object146" text:anchor-type="as-char" svg:y="-0.1437in" svg:width="0.6783in" svg:height="0.2661in" draw:z-index="148"><draw:object xlink:href="./Object 130" xlink:type="simple" xlink:show="embed" xlink:actuate="onLoad"/><draw:image xlink:href="./ObjectReplacements/Object 130"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1">…</text:span></text:span></text:p>
      <text:p text:style-name="P228"><text:span text:style-name="MathematicaFormatStandardForm"><text:span text:style-name="T1"/></text:span></text:p>
      <text:p text:style-name="P289"><text:span text:style-name="MathematicaFormatStandardForm"><text:span text:style-name="T210"><draw:frame draw:style-name="fr3" draw:name="Object575" text:anchor-type="as-char" svg:y="-0.2043in" svg:width="2.4598in" svg:height="0.3583in" draw:z-index="152"><draw:object xlink:href="./Object 131" xlink:type="simple" xlink:show="embed" xlink:actuate="onLoad"/><draw:image xlink:href="./ObjectReplacements/Object 131" xlink:type="simple" xlink:show="embed" xlink:actuate="onLoad"/><svg:desc>formula</svg:desc></draw:frame></text:span></text:span></text:p>
      <text:p text:style-name="P290"/>
      <text:p text:style-name="P290"><text:span text:style-name="MathematicaFormatStandardForm"><text:span text:style-name="T210"><draw:frame draw:style-name="fr3" draw:name="Object63" text:anchor-type="as-char" svg:y="-0.2339in" svg:width="2.3898in" svg:height="0.389in" draw:z-index="153"><draw:object xlink:href="./Object 132" xlink:type="simple" xlink:show="embed" xlink:actuate="onLoad"/><draw:image xlink:href="./ObjectReplacements/Object 132" xlink:type="simple" xlink:show="embed" xlink:actuate="onLoad"/><svg:desc>formula</svg:desc></draw:frame></text:span></text:span></text:p>
      <text:p text:style-name="P290"><text:span text:style-name="MathematicaFormatStandardForm"><text:span text:style-name="T210"/></text:span></text:p>
      <text:p text:style-name="P290"><text:span text:style-name="MathematicaFormatStandardForm"><text:span text:style-name="T210"><draw:frame draw:style-name="fr3" draw:name="Object62" text:anchor-type="as-char" svg:y="-0.2339in" svg:width="2.9917in" svg:height="0.389in" draw:z-index="154"><draw:object xlink:href="./Object 133" xlink:type="simple" xlink:show="embed" xlink:actuate="onLoad"/><draw:image xlink:href="./ObjectReplacements/Object 133" xlink:type="simple" xlink:show="embed" xlink:actuate="onLoad"/><svg:desc>formula</svg:desc></draw:frame></text:span></text:span></text:p>
      <text:p text:style-name="P290"><text:span text:style-name="MathematicaFormatStandardForm"><text:span text:style-name="T210"/></text:span></text:p>
      <text:p text:style-name="P290"><text:span text:style-name="MathematicaFormatStandardForm"><text:span text:style-name="T210"><draw:frame draw:style-name="fr3" draw:name="Object64" text:anchor-type="as-char" svg:y="-0.2339in" svg:width="4.3453in" svg:height="0.3752in" draw:z-index="190"><draw:object xlink:href="./Object 134" xlink:type="simple" xlink:show="embed" xlink:actuate="onLoad"/><draw:image xlink:href="./ObjectReplacements/Object 134" xlink:type="simple" xlink:show="embed" xlink:actuate="onLoad"/><svg:desc>formula</svg:desc></draw:frame></text:span></text:span></text:p>
      <text:p text:style-name="P290"><text:span text:style-name="MathematicaFormatStandardForm"><text:span text:style-name="T210"/></text:span></text:p>
      <text:p text:style-name="P290"><text:span text:style-name="MathematicaFormatStandardForm"><text:span text:style-name="T210"><draw:frame draw:style-name="fr3" draw:name="Object69" text:anchor-type="as-char" svg:y="-0.2339in" svg:width="4.3374in" svg:height="0.3752in" draw:z-index="192"><draw:object xlink:href="./Object 135" xlink:type="simple" xlink:show="embed" xlink:actuate="onLoad"/><draw:image xlink:href="./ObjectReplacements/Object 135" xlink:type="simple" xlink:show="embed" xlink:actuate="onLoad"/><svg:desc>formula</svg:desc></draw:frame></text:span></text:span></text:p>
      <text:p text:style-name="P290"><text:span text:style-name="MathematicaFormatStandardForm"><text:span text:style-name="T210"/></text:span></text:p>
      <text:p text:style-name="P290"><text:span text:style-name="MathematicaFormatStandardForm"><text:span text:style-name="T210"><draw:frame draw:style-name="fr3" draw:name="Object70" text:anchor-type="as-char" svg:y="-0.2339in" svg:width="4.1547in" svg:height="0.3752in" draw:z-index="193"><draw:object xlink:href="./Object 136" xlink:type="simple" xlink:show="embed" xlink:actuate="onLoad"/><draw:image xlink:href="./ObjectReplacements/Object 136" xlink:type="simple" xlink:show="embed" xlink:actuate="onLoad"/><svg:desc>formula</svg:desc></draw:frame></text:span></text:span></text:p>
      <text:p text:style-name="P290"><text:span text:style-name="MathematicaFormatStandardForm"><text:span text:style-name="T210"/></text:span></text:p>
      <text:p text:style-name="P290"><text:span text:style-name="MathematicaFormatStandardForm"><text:span text:style-name="T210"><draw:frame draw:style-name="fr3" draw:name="Object71" text:anchor-type="as-char" svg:y="-0.2339in" svg:width="3.4484in" svg:height="0.3752in" draw:z-index="195"><draw:object xlink:href="./Object 137" xlink:type="simple" xlink:show="embed" xlink:actuate="onLoad"/><draw:image xlink:href="./ObjectReplacements/Object 137" xlink:type="simple" xlink:show="embed" xlink:actuate="onLoad"/><svg:desc>formula</svg:desc></draw:frame></text:span></text:span></text:p>
      <text:p text:style-name="P290"><text:span text:style-name="MathematicaFormatStandardForm"><text:span text:style-name="T210"/></text:span></text:p>
      <text:p text:style-name="P290"><text:span text:style-name="MathematicaFormatStandardForm"><text:span text:style-name="T210"><draw:frame draw:style-name="fr3" draw:name="Object72" text:anchor-type="as-char" svg:y="-0.2339in" svg:width="3.6839in" svg:height="0.3752in" draw:z-index="198"><draw:object xlink:href="./Object 138" xlink:type="simple" xlink:show="embed" xlink:actuate="onLoad"/><draw:image xlink:href="./ObjectReplacements/Object 138" xlink:type="simple" xlink:show="embed" xlink:actuate="onLoad"/><svg:desc>formula</svg:desc></draw:frame></text:span></text:span></text:p>
      <text:p text:style-name="P290"><text:span text:style-name="MathematicaFormatStandardForm"><text:span text:style-name="T210"/></text:span></text:p>
      <text:p text:style-name="P290"><text:span text:style-name="MathematicaFormatStandardForm"><text:span text:style-name="T213">Now reindex:</text:span></text:span></text:p>
      <text:p text:style-name="P290"><text:span text:style-name="MathematicaFormatStandardForm"><text:span text:style-name="T210"/></text:span></text:p>
      <text:p text:style-name="P290"><text:span text:style-name="MathematicaFormatStandardForm"><text:span text:style-name="T210"><draw:frame draw:style-name="fr3" draw:name="Object74" text:anchor-type="as-char" svg:y="-0.2228in" svg:width="2.9063in" svg:height="0.3638in" draw:z-index="199"><draw:object xlink:href="./Object 139" xlink:type="simple" xlink:show="embed" xlink:actuate="onLoad"/><draw:image xlink:href="./ObjectReplacements/Object 139" xlink:type="simple" xlink:show="embed" xlink:actuate="onLoad"/><svg:desc>formula</svg:desc></draw:frame></text:span></text:span></text:p>
      <text:p text:style-name="P290"><text:span text:style-name="MathematicaFormatStandardForm"><text:span text:style-name="T1"/></text:span></text:p>
      <text:p text:style-name="P228"><text:span text:style-name="MathematicaFormatStandardForm"><text:span text:style-name="T1"><draw:frame draw:style-name="fr1" draw:name="Object73" text:anchor-type="as-char" svg:y="-0.2228in" svg:width="4.7335in" svg:height="0.3638in" draw:z-index="200"><draw:object xlink:href="./Object 140" xlink:type="simple" xlink:show="embed" xlink:actuate="onLoad"/><draw:image xlink:href="./ObjectReplacements/Object 140" xlink:type="simple" xlink:show="embed" xlink:actuate="onLoad"/><svg:desc>formula</svg:desc></draw:frame></text:span></text:span></text:p>
      <text:p text:style-name="P228"><text:span text:style-name="MathematicaFormatStandardForm"><text:span text:style-name="T89"/></text:span></text:p>
      <text:p text:style-name="P228"><text:span text:style-name="MathematicaFormatStandardForm"><text:span text:style-name="T88">But! <text:s/>I want </text:span></text:span><text:span text:style-name="MathematicaFormatStandardForm"><text:span text:style-name="T90">show that </text:span></text:span><text:span text:style-name="MathematicaFormatStandardForm"><text:span text:style-name="T88">this </text:span></text:span><text:span text:style-name="MathematicaFormatStandardForm"><text:span text:style-name="T90">is equal to</text:span></text:span></text:p>
      <text:p text:style-name="P228"><text:span text:style-name="MathematicaFormatStandardForm"><text:span text:style-name="T88"/></text:span></text:p>
      <text:p text:style-name="P228"><text:span text:style-name="MathematicaFormatStandardForm"><text:span text:style-name="T1"><draw:frame draw:style-name="fr1" draw:name="Object75" text:anchor-type="as-char" svg:y="-0.2228in" svg:width="4.1047in" svg:height="0.3638in" draw:z-index="201"><draw:object xlink:href="./Object 141" xlink:type="simple" xlink:show="embed" xlink:actuate="onLoad"/><draw:image xlink:href="./ObjectReplacements/Object 141"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90">Easily done. <text:s/>Take the second equation, change its limiting variable to m,</text:span></text:span></text:p>
      <text:p text:style-name="P228"><text:span text:style-name="MathematicaFormatStandardForm"><text:span text:style-name="T90"/></text:span></text:p>
      <text:p text:style-name="P228"><text:span text:style-name="MathematicaFormatStandardForm"><text:span text:style-name="T1"><draw:frame draw:style-name="fr1" draw:name="Object76" text:anchor-type="as-char" svg:y="-0.2228in" svg:width="4.161in" svg:height="0.3638in" draw:z-index="204"><draw:object xlink:href="./Object 142" xlink:type="simple" xlink:show="embed" xlink:actuate="onLoad"/><draw:image xlink:href="./ObjectReplacements/Object 142"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90">And now suppose that m = n * b</text:span></text:span></text:p>
      <text:p text:style-name="P228"><text:soft-page-break/><text:span text:style-name="MathematicaFormatStandardForm"><text:span text:style-name="T90"/></text:span></text:p>
      <text:p text:style-name="P228"><text:span text:style-name="MathematicaFormatStandardForm"><text:span text:style-name="T1"><draw:frame draw:style-name="fr1" draw:name="Object77" text:anchor-type="as-char" svg:y="-0.2228in" svg:width="4.2937in" svg:height="0.3638in" draw:z-index="205"><draw:object xlink:href="./Object 144" xlink:type="simple" xlink:show="embed" xlink:actuate="onLoad"/><draw:image xlink:href="./ObjectReplacements/Object 144"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90">which is, as desired,</text:span></text:span></text:p>
      <text:p text:style-name="P228"><text:span text:style-name="MathematicaFormatStandardForm"><text:span text:style-name="T1"/></text:span></text:p>
      <text:p text:style-name="P228"><text:span text:style-name="MathematicaFormatStandardForm"><text:span text:style-name="T1"><draw:frame draw:style-name="fr1" draw:name="Object78" text:anchor-type="as-char" svg:y="-0.2228in" svg:width="4.7701in" svg:height="0.3638in" draw:z-index="206"><draw:object xlink:href="./Object 145" xlink:type="simple" xlink:show="embed" xlink:actuate="onLoad"/><draw:image xlink:href="./ObjectReplacements/Object 145"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1">…</text:span></text:span></text:p>
      <text:p text:style-name="P228"><text:span text:style-name="MathematicaFormatStandardForm"><text:span text:style-name="T1"/></text:span></text:p>
      <text:p text:style-name="P228"><text:span text:style-name="MathematicaFormatStandardForm"><text:span text:style-name="T1"><draw:frame draw:style-name="fr1" draw:name="Object1" text:anchor-type="as-char" svg:y="-0.228in" svg:width="2.1217in" svg:height="0.3717in" draw:z-index="210"><draw:object xlink:href="./Object 146" xlink:type="simple" xlink:show="embed" xlink:actuate="onLoad"/><draw:image xlink:href="./ObjectReplacements/Object 146"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1"><draw:frame draw:style-name="fr1" draw:name="Object5" text:anchor-type="as-char" svg:y="-0.2339in" svg:width="2.3571in" svg:height="0.378in" draw:z-index="211"><draw:object xlink:href="./Object 147" xlink:type="simple" xlink:show="embed" xlink:actuate="onLoad"/><draw:image xlink:href="./ObjectReplacements/Object 147"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81">Suppose that n is a positive even integer.</text:span></text:span></text:p>
      <text:p text:style-name="P228"><text:span text:style-name="MathematicaFormatStandardForm"><text:span text:style-name="T1"/></text:span></text:p>
      <text:p text:style-name="P228"><text:span text:style-name="MathematicaFormatStandardForm"><text:span text:style-name="T1"><draw:frame draw:style-name="fr1" draw:name="Object2" text:anchor-type="as-char" svg:y="-0.2043in" svg:width="3.0654in" svg:height="0.352in" draw:z-index="219"><draw:object xlink:href="./Object 148" xlink:type="simple" xlink:show="embed" xlink:actuate="onLoad"/><draw:image xlink:href="./ObjectReplacements/Object 148"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1"><draw:frame draw:style-name="fr1" draw:name="Object3" text:anchor-type="as-char" svg:y="-0.2043in" svg:width="3.1201in" svg:height="0.348in" draw:z-index="220"><draw:object xlink:href="./Object 149" xlink:type="simple" xlink:show="embed" xlink:actuate="onLoad"/><draw:image xlink:href="./ObjectReplacements/Object 149"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80">This will be equal to the previous term if n is a positive even integer.</text:span></text:span></text:p>
      <text:p text:style-name="P228"><text:span text:style-name="MathematicaFormatStandardForm"><text:span text:style-name="T1"/></text:span></text:p>
      <text:p text:style-name="P228"><text:span text:style-name="MathematicaFormatStandardForm"><text:span text:style-name="T1"><draw:frame draw:style-name="fr1" draw:name="Object4" text:anchor-type="as-char" svg:y="-0.2043in" svg:width="4.4839in" svg:height="0.352in" draw:z-index="233"><draw:object xlink:href="./Object 150" xlink:type="simple" xlink:show="embed" xlink:actuate="onLoad"/><draw:image xlink:href="./ObjectReplacements/Object 150"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210"><draw:frame draw:style-name="fr1" draw:name="Object6" text:anchor-type="as-char" svg:y="-0.2043in" svg:width="4.2118in" svg:height="0.352in" draw:z-index="235"><draw:object xlink:href="./Object 151" xlink:type="simple" xlink:show="embed" xlink:actuate="onLoad"/><draw:image xlink:href="./ObjectReplacements/Object 151" xlink:type="simple" xlink:show="embed" xlink:actuate="onLoad"/><svg:desc>formula</svg:desc></draw:frame></text:span></text:span></text:p>
      <text:p text:style-name="P228"><text:span text:style-name="MathematicaFormatStandardForm"><text:span text:style-name="T210"/></text:span></text:p>
      <text:p text:style-name="P228"><text:span text:style-name="MathematicaFormatStandardForm"><text:span text:style-name="T82">Now suppose that n is divisible by some positive real x.</text:span></text:span></text:p>
      <text:p text:style-name="P228"><text:span text:style-name="MathematicaFormatStandardForm"><text:span text:style-name="T210"/></text:span></text:p>
      <text:p text:style-name="P228"><text:span text:style-name="MathematicaFormatStandardForm"><text:span text:style-name="T210"><draw:frame draw:style-name="fr1" draw:name="Object7" text:anchor-type="as-char" svg:y="-0.2043in" svg:width="4.2252in" svg:height="0.352in" draw:z-index="237"><draw:object xlink:href="./Object 152" xlink:type="simple" xlink:show="embed" xlink:actuate="onLoad"/><draw:image xlink:href="./ObjectReplacements/Object 152" xlink:type="simple" xlink:show="embed" xlink:actuate="onLoad"/><svg:desc>formula</svg:desc></draw:frame></text:span></text:span></text:p>
      <text:p text:style-name="P228"><text:span text:style-name="MathematicaFormatStandardForm"><text:span text:style-name="T210"/></text:span></text:p>
      <text:p text:style-name="P228"><text:span text:style-name="MathematicaFormatStandardForm"><text:span text:style-name="T210"><draw:frame draw:style-name="fr1" draw:name="Object8" text:anchor-type="as-char" svg:y="-0.2228in" svg:width="4.0008in" svg:height="0.3717in" draw:z-index="239"><draw:object xlink:href="./Object 153" xlink:type="simple" xlink:show="embed" xlink:actuate="onLoad"/><draw:image xlink:href="./ObjectReplacements/Object 153" xlink:type="simple" xlink:show="embed" xlink:actuate="onLoad"/><svg:desc>formula</svg:desc></draw:frame></text:span></text:span></text:p>
      <text:p text:style-name="P228"><text:span text:style-name="MathematicaFormatStandardForm"><text:span text:style-name="T210"/></text:span></text:p>
      <text:p text:style-name="P228"><text:span text:style-name="MathematicaFormatStandardForm"><text:span text:style-name="T210"><draw:frame draw:style-name="fr1" draw:name="Object9" text:anchor-type="as-char" svg:y="-0.2228in" svg:width="4.4181in" svg:height="0.3717in" draw:z-index="244"><draw:object xlink:href="./Object 154" xlink:type="simple" xlink:show="embed" xlink:actuate="onLoad"/><draw:image xlink:href="./ObjectReplacements/Object 154" xlink:type="simple" xlink:show="embed" xlink:actuate="onLoad"/><svg:desc>formula</svg:desc></draw:frame></text:span></text:span></text:p>
      <text:p text:style-name="P228"><text:span text:style-name="MathematicaFormatStandardForm"><text:span text:style-name="T210"/></text:span></text:p>
      <text:p text:style-name="P228"><text:span text:style-name="MathematicaFormatStandardForm"><text:span text:style-name="T210"><draw:frame draw:style-name="fr1" draw:name="Object10" text:anchor-type="as-char" svg:y="-0.2228in" svg:width="3.4709in" svg:height="0.3717in" draw:z-index="245"><draw:object xlink:href="./Object 174" xlink:type="simple" xlink:show="embed" xlink:actuate="onLoad"/><draw:image xlink:href="./ObjectReplacements/Object 174" xlink:type="simple" xlink:show="embed" xlink:actuate="onLoad"/><svg:desc>formula</svg:desc></draw:frame></text:span></text:span></text:p>
      <text:p text:style-name="P228"><text:span text:style-name="MathematicaFormatStandardForm"><text:span text:style-name="T210"/></text:span></text:p>
      <text:p text:style-name="P228"><text:span text:style-name="MathematicaFormatStandardForm"><text:span text:style-name="T210"><draw:frame draw:style-name="fr1" draw:name="Object11" text:anchor-type="as-char" svg:y="-0.2043in" svg:width="3.9311in" svg:height="0.352in" draw:z-index="248"><draw:object xlink:href="./Object 175" xlink:type="simple" xlink:show="embed" xlink:actuate="onLoad"/><draw:image xlink:href="./ObjectReplacements/Object 175" xlink:type="simple" xlink:show="embed" xlink:actuate="onLoad"/><svg:desc>formula</svg:desc></draw:frame></text:span></text:span></text:p>
      <text:p text:style-name="P228"><text:span text:style-name="MathematicaFormatStandardForm"><text:span text:style-name="T210"/></text:span></text:p>
      <text:p text:style-name="P228"><text:span text:style-name="MathematicaFormatStandardForm"><text:span text:style-name="T210"><draw:frame draw:style-name="fr1" draw:name="Object12" text:anchor-type="as-char" svg:y="-0.2043in" svg:width="4.398in" svg:height="0.352in" draw:z-index="249"><draw:object xlink:href="./Object 176" xlink:type="simple" xlink:show="embed" xlink:actuate="onLoad"/><draw:image xlink:href="./ObjectReplacements/Object 176" xlink:type="simple" xlink:show="embed" xlink:actuate="onLoad"/><svg:desc>formula</svg:desc></draw:frame></text:span></text:span></text:p>
      <text:p text:style-name="P228"><text:span text:style-name="MathematicaFormatStandardForm"><text:span text:style-name="T210"/></text:span></text:p>
      <text:p text:style-name="P228"><text:soft-page-break/><text:span text:style-name="MathematicaFormatStandardForm"><text:span text:style-name="T210"><draw:frame draw:style-name="fr1" draw:name="Object13" text:anchor-type="as-char" svg:y="-0.2043in" svg:width="3.3835in" svg:height="0.352in" draw:z-index="250"><draw:object xlink:href="./Object 177" xlink:type="simple" xlink:show="embed" xlink:actuate="onLoad"/><draw:image xlink:href="./ObjectReplacements/Object 177" xlink:type="simple" xlink:show="embed" xlink:actuate="onLoad"/><svg:desc>formula</svg:desc></draw:frame></text:span></text:span></text:p>
      <text:p text:style-name="P228"><text:span text:style-name="MathematicaFormatStandardForm"><text:span text:style-name="T210"/></text:span></text:p>
      <text:p text:style-name="P228"><text:span text:style-name="MathematicaFormatStandardForm"><text:span text:style-name="T210"><draw:frame draw:style-name="fr1" draw:name="Object14" text:anchor-type="as-char" svg:y="-0.2043in" svg:width="3.2819in" svg:height="0.352in" draw:z-index="251"><draw:object xlink:href="./Object 178" xlink:type="simple" xlink:show="embed" xlink:actuate="onLoad"/><draw:image xlink:href="./ObjectReplacements/Object 178" xlink:type="simple" xlink:show="embed" xlink:actuate="onLoad"/><svg:desc>formula</svg:desc></draw:frame></text:span></text:span></text:p>
      <text:p text:style-name="P228"><text:span text:style-name="MathematicaFormatStandardForm"><text:span text:style-name="T210"/></text:span></text:p>
      <text:p text:style-name="P228"><text:span text:style-name="MathematicaFormatStandardForm"><text:span text:style-name="T210"><draw:frame draw:style-name="fr1" draw:name="Object15" text:anchor-type="as-char" svg:y="-0.2339in" svg:width="3.2445in" svg:height="0.3827in" draw:z-index="256"><draw:object xlink:href="./Object 179" xlink:type="simple" xlink:show="embed" xlink:actuate="onLoad"/><draw:image xlink:href="./ObjectReplacements/Object 179" xlink:type="simple" xlink:show="embed" xlink:actuate="onLoad"/><svg:desc>formula</svg:desc></draw:frame></text:span></text:span></text:p>
      <text:p text:style-name="P228"><text:span text:style-name="MathematicaFormatStandardForm"><text:span text:style-name="T210"/></text:span></text:p>
      <text:p text:style-name="P228"><text:span text:style-name="MathematicaFormatStandardForm"><text:span text:style-name="T210"><draw:frame draw:style-name="fr1" draw:name="Object45" text:anchor-type="as-char" svg:y="-0.2339in" svg:width="3.0811in" svg:height="0.378in" draw:z-index="257"><draw:object xlink:href="./Object 180" xlink:type="simple" xlink:show="embed" xlink:actuate="onLoad"/><draw:image xlink:href="./ObjectReplacements/Object 180" xlink:type="simple" xlink:show="embed" xlink:actuate="onLoad"/><svg:desc>formula</svg:desc></draw:frame></text:span></text:span></text:p>
      <text:p text:style-name="P298"/>
      <text:p text:style-name="P298"><text:span text:style-name="MathematicaFormatStandardForm"><text:span text:style-name="T217">[</text:span></text:span><text:span text:style-name="MathematicaFormatStandardForm"><text:span text:style-name="T219">This is the formula that results from that derivative</text:span></text:span><text:span text:style-name="MathematicaFormatStandardForm"><text:span text:style-name="T217">]</text:span></text:span></text:p>
      <text:p text:style-name="P228"><text:span text:style-name="MathematicaFormatStandardForm"><text:span text:style-name="T210"/></text:span></text:p>
      <text:p text:style-name="P228"><text:span text:style-name="MathematicaFormatStandardForm"><text:span text:style-name="T210"><draw:frame draw:style-name="fr2" draw:name="Object27" text:anchor-type="as-char" svg:y="-0.2547in" svg:width="2.9618in" svg:height="0.4193in" draw:z-index="258"><draw:object xlink:href="./Object 181" xlink:type="simple" xlink:show="embed" xlink:actuate="onLoad"/><draw:image xlink:href="./ObjectReplacements/Object 181" xlink:type="simple" xlink:show="embed" xlink:actuate="onLoad"/><svg:desc>formula</svg:desc></draw:frame></text:span></text:span></text:p>
      <text:p text:style-name="P228"><text:span text:style-name="MathematicaFormatStandardForm"><text:span text:style-name="T210"/></text:span></text:p>
      <text:p text:style-name="P228"><text:span text:style-name="MathematicaFormatStandardForm"><text:span text:style-name="T210"><draw:frame draw:style-name="fr2" draw:name="Object44" text:anchor-type="as-char" svg:y="-0.2547in" svg:width="3.2866in" svg:height="0.4193in" draw:z-index="259"><draw:object xlink:href="./Object 182" xlink:type="simple" xlink:show="embed" xlink:actuate="onLoad"/><draw:image xlink:href="./ObjectReplacements/Object 182" xlink:type="simple" xlink:show="embed" xlink:actuate="onLoad"/><svg:desc>formula</svg:desc></draw:frame></text:span></text:span></text:p>
      <text:p text:style-name="P228"><text:span text:style-name="MathematicaFormatStandardForm"><text:span text:style-name="T210"/></text:span></text:p>
      <text:p text:style-name="P298"><text:span text:style-name="MathematicaFormatStandardForm"><text:span text:style-name="T217">[</text:span></text:span><text:span text:style-name="MathematicaFormatStandardForm"><text:span text:style-name="T219">And from the other derivative</text:span></text:span><text:span text:style-name="MathematicaFormatStandardForm"><text:span text:style-name="T217">]</text:span></text:span></text:p>
      <text:p text:style-name="P228"><text:span text:style-name="MathematicaFormatStandardForm"><text:span text:style-name="T210"/></text:span></text:p>
      <text:p text:style-name="P228"><text:span text:style-name="MathematicaFormatStandardForm"><text:span text:style-name="T1"><draw:frame draw:style-name="fr1" draw:name="Object46" text:anchor-type="as-char" svg:y="-0.2339in" svg:width="3.4445in" svg:height="0.378in" draw:z-index="260"><draw:object xlink:href="./Object 183" xlink:type="simple" xlink:show="embed" xlink:actuate="onLoad"/><draw:image xlink:href="./ObjectReplacements/Object 183"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1"><draw:frame draw:style-name="fr2" draw:name="Object47" text:anchor-type="as-char" svg:y="-0.2547in" svg:width="4.5846in" svg:height="0.4193in" draw:z-index="261"><draw:object xlink:href="./Object 209" xlink:type="simple" xlink:show="embed" xlink:actuate="onLoad"/><draw:image xlink:href="./ObjectReplacements/Object 209"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1"><draw:frame draw:style-name="fr1" draw:name="Object50" text:anchor-type="as-char" svg:y="-0.2339in" svg:width="3.9244in" svg:height="0.378in" draw:z-index="262"><draw:object xlink:href="./Object 210" xlink:type="simple" xlink:show="embed" xlink:actuate="onLoad"/><draw:image xlink:href="./ObjectReplacements/Object 210" xlink:type="simple" xlink:show="embed" xlink:actuate="onLoad"/><svg:desc>formula</svg:desc></draw:frame></text:span></text:span></text:p>
      <text:p text:style-name="P228"><text:span text:style-name="MathematicaFormatStandardForm"><text:span text:style-name="T210"/></text:span></text:p>
      <text:p text:style-name="P298"><text:span text:style-name="MathematicaFormatStandardForm"><text:span text:style-name="T217">[Here, </text:span></text:span><text:span text:style-name="MathematicaFormatStandardForm"><text:span text:style-name="T219">as a note, is the euler macluarin summation formula and some variants</text:span></text:span><text:span text:style-name="MathematicaFormatStandardForm"><text:span text:style-name="T217">]</text:span></text:span></text:p>
      <text:p text:style-name="P228"><text:span text:style-name="MathematicaFormatStandardForm"><text:span text:style-name="T210"/></text:span></text:p>
      <text:p text:style-name="P228"><text:span text:style-name="MathematicaFormatStandardForm"><text:span text:style-name="T1"><draw:frame draw:style-name="fr1" draw:name="Object49" text:anchor-type="as-char" svg:y="-0.2366in" svg:width="2.6909in" svg:height="0.3772in" draw:z-index="263"><draw:object xlink:href="./Object 211" xlink:type="simple" xlink:show="embed" xlink:actuate="onLoad"/><draw:image xlink:href="./ObjectReplacements/Object 211" xlink:type="simple" xlink:show="embed" xlink:actuate="onLoad"/><svg:desc>formula</svg:desc></draw:frame></text:span></text:span><text:span text:style-name="MathematicaFormatStandardForm"><text:span text:style-name="T1">…?</text:span></text:span></text:p>
      <text:p text:style-name="P228"><text:span text:style-name="MathematicaFormatStandardForm"><text:span text:style-name="T1"/></text:span></text:p>
      <text:p text:style-name="P228"><text:span text:style-name="MathematicaFormatStandardForm"><text:span text:style-name="T1"><draw:frame draw:style-name="fr1" draw:name="Object48" text:anchor-type="as-char" svg:y="-0.2339in" svg:width="3.7929in" svg:height="0.3752in" draw:z-index="264"><draw:object xlink:href="./Object 212" xlink:type="simple" xlink:show="embed" xlink:actuate="onLoad"/><draw:image xlink:href="./ObjectReplacements/Object 212" xlink:type="simple" xlink:show="embed" xlink:actuate="onLoad"/><svg:desc>formula</svg:desc></draw:frame></text:span></text:span></text:p>
      <text:p text:style-name="P228"><text:span text:style-name="MathematicaFormatStandardForm"><text:span text:style-name="T210"/></text:span></text:p>
      <text:p text:style-name="P228"><text:span text:style-name="MathematicaFormatStandardForm"><text:span text:style-name="T1"><draw:frame draw:style-name="fr1" draw:name="Object42" text:anchor-type="as-char" svg:y="-0.2339in" svg:width="2.0618in" svg:height="0.3752in" draw:z-index="265"><draw:object xlink:href="./Object 213" xlink:type="simple" xlink:show="embed" xlink:actuate="onLoad"/><draw:image xlink:href="./ObjectReplacements/Object 213"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1"><draw:frame draw:style-name="fr1" draw:name="Object43" text:anchor-type="as-char" svg:y="-0.1437in" svg:width="1.9083in" svg:height="0.1783in" draw:z-index="266"><draw:object xlink:href="./Object 214" xlink:type="simple" xlink:show="embed" xlink:actuate="onLoad"/><draw:image xlink:href="./ObjectReplacements/Object 214"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79">particularly as n gets bigger.</text:span></text:span></text:p>
      <text:p text:style-name="P228"><text:span text:style-name="MathematicaFormatStandardForm"><text:span text:style-name="T212">Note: </text:span></text:span><text:span text:style-name="MathematicaFormatStandardForm"><text:span text:style-name="T1"><draw:frame draw:style-name="fr1" draw:name="Object53" text:anchor-type="as-char" svg:y="-0.2043in" svg:width="1.0283in" svg:height="0.3445in" draw:z-index="267"><draw:object xlink:href="./Object 76" xlink:type="simple" xlink:show="embed" xlink:actuate="onLoad"/><draw:image xlink:href="./ObjectReplacements/Object 76" xlink:type="simple" xlink:show="embed" xlink:actuate="onLoad"/><svg:desc>formula</svg:desc></draw:frame></text:span></text:span></text:p>
      <text:p text:style-name="P280"><text:span text:style-name="MathematicaFormatStandardForm"><text:span text:style-name="T45"/></text:span></text:p>
      <text:p text:style-name="P1"><text:span text:style-name="MathematicaFormatStandardForm"><text:span text:style-name="T45"/></text:span></text:p>
      <text:p text:style-name="P1"><text:span text:style-name="MathematicaFormatStandardForm"><text:span text:style-name="T45"/></text:span></text:p>
      <text:p text:style-name="P299"><text:span text:style-name="MathematicaFormatStandardForm"><text:span text:style-name="T217">[</text:span></text:span><text:span text:style-name="MathematicaFormatStandardForm"><text:span text:style-name="T222">So now I take the identity from the derivative of the generalized eta function and I try to generalize it.</text:span></text:span><text:span text:style-name="MathematicaFormatStandardForm"><text:span text:style-name="T217">]</text:span></text:span></text:p>
      <text:p text:style-name="P1"><text:span text:style-name="MathematicaFormatStandardForm"><text:span text:style-name="T45"/></text:span></text:p>
      <text:p text:style-name="P1"><text:span text:style-name="MathematicaFormatStandardForm"><text:span text:style-name="T45">Okay. <text:s/></text:span></text:span><text:span text:style-name="MathematicaFormatStandardForm"><text:span text:style-name="T63">New claim.</text:span></text:span></text:p>
      <text:p text:style-name="P1"><text:span text:style-name="MathematicaFormatStandardForm"><text:span text:style-name="T46"/></text:span></text:p>
      <text:p text:style-name="P1"><text:span text:style-name="MathematicaFormatStandardForm"><text:span text:style-name="T1"><draw:frame draw:style-name="fr2" draw:name="Object314" text:anchor-type="as-char" svg:y="-0.1646in" svg:width="2.7354in" svg:height="0.3075in" draw:z-index="47"><draw:object xlink:href="./Object 48" xlink:type="simple" xlink:show="embed" xlink:actuate="onLoad"/><draw:image xlink:href="./ObjectReplacements/Object 48"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47">which is</text:span></text:span></text:p>
      <text:p text:style-name="P1"><text:span text:style-name="MathematicaFormatStandardForm"><text:span text:style-name="T46"/></text:span></text:p>
      <text:p text:style-name="P1"><text:span text:style-name="MathematicaFormatStandardForm"><text:span text:style-name="T1"><draw:frame draw:style-name="fr2" draw:name="Object326" text:anchor-type="as-char" svg:y="-0.2547in" svg:width="3.622in" svg:height="0.4193in" draw:z-index="48"><draw:object xlink:href="./Object 49" xlink:type="simple" xlink:show="embed" xlink:actuate="onLoad"/><draw:image xlink:href="./ObjectReplacements/Object 49" xlink:type="simple" xlink:show="embed" xlink:actuate="onLoad"/><svg:desc>formula</svg:desc></draw:frame></text:span></text:span></text:p>
      <text:p text:style-name="P1"><text:span text:style-name="MathematicaFormatStandardForm"><text:span text:style-name="T45"/></text:span></text:p>
      <text:p text:style-name="P1"><text:span text:style-name="MathematicaFormatStandardForm"><text:span text:style-name="T48">W</text:span></text:span><text:span text:style-name="MathematicaFormatStandardForm"><text:span text:style-name="T49">ith 2 very special cases:</text:span></text:span></text:p>
      <text:p text:style-name="P1"><text:span text:style-name="MathematicaFormatStandardForm"><text:span text:style-name="T49"/></text:span></text:p>
      <text:p text:style-name="P1"><text:span text:style-name="MathematicaFormatStandardForm"><text:span text:style-name="T49">if x = 1, we get that original form,</text:span></text:span></text:p>
      <text:p text:style-name="P1"><text:span text:style-name="MathematicaFormatStandardForm"><text:span text:style-name="T49"/></text:span></text:p>
      <text:p text:style-name="P1"><text:span text:style-name="MathematicaFormatStandardForm"><text:span text:style-name="T1"><draw:frame draw:style-name="fr2" draw:name="Object329" text:anchor-type="as-char" svg:y="-0.2547in" svg:width="3.2in" svg:height="0.4193in" draw:z-index="49"><draw:object xlink:href="./Object 51" xlink:type="simple" xlink:show="embed" xlink:actuate="onLoad"/><draw:image xlink:href="./ObjectReplacements/Object 51"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49">and if x = 1 – 2 s,</text:span></text:span></text:p>
      <text:p text:style-name="P1"><text:span text:style-name="MathematicaFormatStandardForm"><text:span text:style-name="T49"/></text:span></text:p>
      <text:p text:style-name="P1"><text:span text:style-name="MathematicaFormatStandardForm"><text:span text:style-name="T1"><draw:frame draw:style-name="fr2" draw:name="Object330" text:anchor-type="as-char" svg:y="-0.2547in" svg:width="3.3717in" svg:height="0.4193in" draw:z-index="50"><draw:object xlink:href="./Object 52" xlink:type="simple" xlink:show="embed" xlink:actuate="onLoad"/><draw:image xlink:href="./ObjectReplacements/Object 52"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50">which means (plus might be minus in there)</text:span></text:span></text:p>
      <text:p text:style-name="P1"><text:span text:style-name="MathematicaFormatStandardForm"><text:span text:style-name="T1"/></text:span></text:p>
      <text:p text:style-name="P22"><text:span text:style-name="MathematicaFormatStandardForm"><text:span text:style-name="T1"><draw:frame draw:style-name="fr2" draw:name="Object79" text:anchor-type="as-char" svg:y="-0.2547in" svg:width="3.3717in" svg:height="0.4193in" draw:z-index="268"><draw:object xlink:href="./Object 53" xlink:type="simple" xlink:show="embed" xlink:actuate="onLoad"/><draw:image xlink:href="./ObjectReplacements/Object 53" xlink:type="simple" xlink:show="embed" xlink:actuate="onLoad"/><svg:desc>formula</svg:desc></draw:frame></text:span></text:span></text:p>
      <text:p text:style-name="P1"><text:span text:style-name="MathematicaFormatStandardForm"><text:span text:style-name="T1"/></text:span></text:p>
      <text:p text:style-name="P299"><text:span text:style-name="MathematicaFormatStandardForm"><text:span text:style-name="T217">[</text:span></text:span><text:span text:style-name="MathematicaFormatStandardForm"><text:span text:style-name="T220">This is the </text:span></text:span><text:span text:style-name="MathematicaFormatStandardForm"><text:span text:style-name="T222">main idea right here</text:span></text:span><text:span text:style-name="MathematicaFormatStandardForm"><text:span text:style-name="T217">]</text:span></text:span></text:p>
      <text:p text:style-name="P22"><text:span text:style-name="MathematicaFormatStandardForm"><text:span text:style-name="T91">So, if zeta(s) = 0, the following must be true:</text:span></text:span></text:p>
      <text:p text:style-name="P22"><text:span text:style-name="MathematicaFormatStandardForm"><text:span text:style-name="T91"/></text:span></text:p>
      <text:p text:style-name="P22"><text:span text:style-name="MathematicaFormatStandardForm"><text:span text:style-name="T1"><draw:frame draw:style-name="fr2" draw:name="Object67" text:anchor-type="as-char" svg:y="-0.2547in" svg:width="2.3846in" svg:height="0.4193in" draw:z-index="269"><draw:object xlink:href="./Object 50" xlink:type="simple" xlink:show="embed" xlink:actuate="onLoad"/><draw:image xlink:href="./ObjectReplacements/Object 50"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51">A</text:span></text:span><text:span text:style-name="MathematicaFormatStandardForm"><text:span text:style-name="T52">lso interesting if s is one zeta zero, and x is the difference between it and another zeta zero</text:span></text:span></text:p>
      <text:p text:style-name="P1"><text:span text:style-name="MathematicaFormatStandardForm"><text:span text:style-name="T1"/></text:span></text:p>
      <text:p text:style-name="P1"><text:span text:style-name="MathematicaFormatStandardForm"><text:span text:style-name="T53">AND ALSO</text:span></text:span></text:p>
      <text:p text:style-name="P1"><text:span text:style-name="MathematicaFormatStandardForm"><text:span text:style-name="T53"/></text:span></text:p>
      <text:p text:style-name="P1"><text:span text:style-name="MathematicaFormatStandardForm"><text:span text:style-name="T1"><draw:frame draw:style-name="fr2" draw:name="Object328" text:anchor-type="as-char" svg:y="-0.2291in" svg:width="1.6819in" svg:height="0.3984in" draw:z-index="51"><draw:object xlink:href="./Object 56" xlink:type="simple" xlink:show="embed" xlink:actuate="onLoad"/><draw:image xlink:href="./ObjectReplacements/Object 56" xlink:type="simple" xlink:show="embed" xlink:actuate="onLoad"/><svg:desc>formula</svg:desc></draw:frame></text:span></text:span></text:p>
      <text:p text:style-name="P1"><text:span text:style-name="MathematicaFormatStandardForm"><text:span text:style-name="T1"/></text:span></text:p>
      <text:p text:style-name="P260"><text:span text:style-name="MathematicaFormatStandardForm"><text:span text:style-name="T210"><draw:frame draw:style-name="fr1" draw:name="Object156" text:anchor-type="as-char" svg:y="-0.2339in" svg:width="1.3047in" svg:height="0.378in" draw:z-index="272"><draw:object xlink:href="./Object 224" xlink:type="simple" xlink:show="embed" xlink:actuate="onLoad"/><draw:image xlink:href="./ObjectReplacements/Object 224" xlink:type="simple" xlink:show="embed" xlink:actuate="onLoad"/><svg:desc>formula</svg:desc></draw:frame></text:span></text:span></text:p>
      <text:p text:style-name="P63"><text:span text:style-name="MathematicaFormatStandardForm"><text:span text:style-name="T1"/></text:span></text:p>
      <text:p text:style-name="P63"><text:span text:style-name="MathematicaFormatStandardForm"><text:span text:style-name="T210"><draw:frame draw:style-name="fr1" draw:name="Object155" text:anchor-type="as-char" svg:y="-0.2134in" svg:width="3.2453in" svg:height="0.378in" draw:z-index="273"><draw:object xlink:href="./Object 225" xlink:type="simple" xlink:show="embed" xlink:actuate="onLoad"/><draw:image xlink:href="./ObjectReplacements/Object 225" xlink:type="simple" xlink:show="embed" xlink:actuate="onLoad"/><svg:desc>formula</svg:desc></draw:frame></text:span></text:span></text:p>
      <text:p text:style-name="P63"><text:span text:style-name="MathematicaFormatStandardForm"><text:span text:style-name="T210"/></text:span></text:p>
      <text:p text:style-name="P63"><text:span text:style-name="MathematicaFormatStandardForm"><text:span text:style-name="T210"><draw:frame draw:style-name="fr2" draw:name="Object157" text:anchor-type="as-char" svg:y="-0.2547in" svg:width="4.1307in" svg:height="0.4244in" draw:z-index="274"><draw:object xlink:href="./Object 223" xlink:type="simple" xlink:show="embed" xlink:actuate="onLoad"/><draw:image xlink:href="./ObjectReplacements/Object 223" xlink:type="simple" xlink:show="embed" xlink:actuate="onLoad"/><svg:desc>formula</svg:desc></draw:frame></text:span></text:span></text:p>
      <text:p text:style-name="P63"><text:span text:style-name="MathematicaFormatStandardForm"><text:span text:style-name="T1"/></text:span></text:p>
      <text:p text:style-name="P63"><text:span text:style-name="MathematicaFormatStandardForm"><text:span text:style-name="T1">…</text:span></text:span></text:p>
      <text:p text:style-name="P61"><text:span text:style-name="MathematicaFormatStandardForm"><text:span text:style-name="T1"/></text:span></text:p>
      <text:p text:style-name="P61"><text:span text:style-name="MathematicaFormatStandardForm"><text:span text:style-name="T1"><draw:frame draw:style-name="fr2" draw:name="Object150" text:anchor-type="as-char" svg:y="-0.1646in" svg:width="2.7354in" svg:height="0.3075in" draw:z-index="275"><draw:object xlink:href="./Object 218" xlink:type="simple" xlink:show="embed" xlink:actuate="onLoad"/><draw:image xlink:href="./ObjectReplacements/Object 218" xlink:type="simple" xlink:show="embed" xlink:actuate="onLoad"/><svg:desc>formula</svg:desc></draw:frame></text:span></text:span></text:p>
      <text:p text:style-name="P61"><text:span text:style-name="MathematicaFormatStandardForm"><text:span text:style-name="T136"/></text:span></text:p>
      <text:p text:style-name="P61"><text:span text:style-name="MathematicaFormatStandardForm"><text:span text:style-name="T136">If this is true, then the derivative with respect to x needs to be 0.</text:span></text:span></text:p>
      <text:p text:style-name="P61"><text:span text:style-name="MathematicaFormatStandardForm"><text:span text:style-name="T1"/></text:span></text:p>
      <text:p text:style-name="P61"><text:span text:style-name="MathematicaFormatStandardForm"><text:span text:style-name="T136">So what is the derivative here?</text:span></text:span></text:p>
      <text:p text:style-name="P61"><text:span text:style-name="MathematicaFormatStandardForm"><text:span text:style-name="T136"/></text:span></text:p>
      <text:p text:style-name="P61"><text:span text:style-name="MathematicaFormatStandardForm"><text:span text:style-name="T1"><draw:frame draw:style-name="fr1" draw:name="Object151" text:anchor-type="as-char" svg:y="-0.2339in" svg:width="3.3807in" svg:height="0.3752in" draw:z-index="289"><draw:object xlink:href="./Object 219" xlink:type="simple" xlink:show="embed" xlink:actuate="onLoad"/><draw:image xlink:href="./ObjectReplacements/Object 219" xlink:type="simple" xlink:show="embed" xlink:actuate="onLoad"/><svg:desc>formula</svg:desc></draw:frame></text:span></text:span></text:p>
      <text:p text:style-name="P61"><text:span text:style-name="MathematicaFormatStandardForm"><text:span text:style-name="T1"/></text:span></text:p>
      <text:p text:style-name="P61"><text:span text:style-name="MathematicaFormatStandardForm"><text:span text:style-name="T1"><draw:frame draw:style-name="fr1" draw:name="Object152" text:anchor-type="as-char" svg:y="-0.2339in" svg:width="2.5583in" svg:height="0.3752in" draw:z-index="290"><draw:object xlink:href="./Object 220" xlink:type="simple" xlink:show="embed" xlink:actuate="onLoad"/><draw:image xlink:href="./ObjectReplacements/Object 220" xlink:type="simple" xlink:show="embed" xlink:actuate="onLoad"/><svg:desc>formula</svg:desc></draw:frame></text:span></text:span></text:p>
      <text:p text:style-name="P61"><text:span text:style-name="MathematicaFormatStandardForm"><text:span text:style-name="T1"/></text:span></text:p>
      <text:p text:style-name="P62"><text:span text:style-name="MathematicaFormatStandardForm"><text:span text:style-name="T210"/></text:span></text:p>
      <text:p text:style-name="P280"><text:span text:style-name="MathematicaFormatStandardForm"><text:span text:style-name="T54"/></text:span></text:p>
      <text:p text:style-name="P1"><text:span text:style-name="MathematicaFormatStandardForm"><text:span text:style-name="T54"/></text:span></text:p>
      <text:p text:style-name="P299"><text:span text:style-name="MathematicaFormatStandardForm"><text:span text:style-name="T217">[</text:span></text:span><text:span text:style-name="MathematicaFormatStandardForm"><text:span text:style-name="T222">And now generalize the identity from the previous section even more</text:span></text:span><text:span text:style-name="MathematicaFormatStandardForm"><text:span text:style-name="T217">]</text:span></text:span></text:p>
      <text:p text:style-name="P1"><text:span text:style-name="MathematicaFormatStandardForm"><text:span text:style-name="T54">Can generalize to </text:span></text:span><text:span text:style-name="MathematicaFormatStandardForm"><text:span text:style-name="T55">this? <text:s/>Need much better verification / proof.</text:span></text:span></text:p>
      <text:p text:style-name="P1"><text:span text:style-name="MathematicaFormatStandardForm"><text:span text:style-name="T54"/></text:span></text:p>
      <text:p text:style-name="P1"><text:span text:style-name="MathematicaFormatStandardForm"><text:span text:style-name="T1"><draw:frame draw:style-name="fr2" draw:name="Object331" text:anchor-type="as-char" svg:y="-0.2547in" svg:width="4.3484in" svg:height="0.4193in" draw:z-index="52"><draw:object xlink:href="./Object 57" xlink:type="simple" xlink:show="embed" xlink:actuate="onLoad"/><draw:image xlink:href="./ObjectReplacements/Object 57"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56">so</text:span></text:span></text:p>
      <text:p text:style-name="P1"><text:span text:style-name="MathematicaFormatStandardForm"><text:span text:style-name="T56"/></text:span></text:p>
      <text:p text:style-name="P1"><text:span text:style-name="MathematicaFormatStandardForm"><text:span text:style-name="T1"><draw:frame draw:style-name="fr2" draw:name="Object337" text:anchor-type="as-char" svg:y="-0.2547in" svg:width="3.3311in" svg:height="0.4244in" draw:z-index="53"><draw:object xlink:href="./Object 58" xlink:type="simple" xlink:show="embed" xlink:actuate="onLoad"/><draw:image xlink:href="./ObjectReplacements/Object 58"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56">If y = 0,</text:span></text:span></text:p>
      <text:p text:style-name="P1"><text:span text:style-name="MathematicaFormatStandardForm"><text:span text:style-name="T1"/></text:span></text:p>
      <text:p text:style-name="P1"><text:span text:style-name="MathematicaFormatStandardForm"><text:span text:style-name="T1"><draw:frame draw:style-name="fr2" draw:name="Object338" text:anchor-type="as-char" svg:y="-0.2547in" svg:width="2.9366in" svg:height="0.4193in" draw:z-index="54"><draw:object xlink:href="./Object 59" xlink:type="simple" xlink:show="embed" xlink:actuate="onLoad"/><draw:image xlink:href="./ObjectReplacements/Object 59"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57">Suppose </text:span></text:span><text:span text:style-name="MathematicaFormatStandardForm"><text:span text:style-name="T58">lim </text:span></text:span><text:span text:style-name="MathematicaFormatStandardForm"><text:span text:style-name="T57">x=1-s. <text:s/>Is this right?</text:span></text:span><text:span text:style-name="MathematicaFormatStandardForm"><text:span text:style-name="T59"> Is there some way to make sense of this?</text:span></text:span></text:p>
      <text:p text:style-name="P1"><text:span text:style-name="MathematicaFormatStandardForm"><text:span text:style-name="T57"/></text:span></text:p>
      <text:p text:style-name="P1"><text:span text:style-name="MathematicaFormatStandardForm"><text:span text:style-name="T1"><draw:frame draw:style-name="fr2" draw:name="Object344" text:anchor-type="as-char" svg:y="-0.2547in" svg:width="2.2189in" svg:height="0.4193in" draw:z-index="55"><draw:object xlink:href="./Object 60" xlink:type="simple" xlink:show="embed" xlink:actuate="onLoad"/><draw:image xlink:href="./ObjectReplacements/Object 60" xlink:type="simple" xlink:show="embed" xlink:actuate="onLoad"/><svg:desc>formula</svg:desc></draw:frame></text:span></text:span></text:p>
      <text:p text:style-name="P1"><text:span text:style-name="MathematicaFormatStandardForm"><text:span text:style-name="T1"/></text:span></text:p>
      <text:p text:style-name="P50"><text:span text:style-name="MathematicaFormatStandardForm"><text:span text:style-name="T1"><draw:frame draw:style-name="fr2" draw:name="Object133" text:anchor-type="as-char" svg:y="-0.2547in" svg:width="1.9752in" svg:height="0.4193in" draw:z-index="292"><draw:object xlink:href="./Object 201" xlink:type="simple" xlink:show="embed" xlink:actuate="onLoad"/><draw:image xlink:href="./ObjectReplacements/Object 201"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60">If x = 0</text:span></text:span></text:p>
      <text:p text:style-name="P1"><text:span text:style-name="MathematicaFormatStandardForm"><text:span text:style-name="T60"/></text:span></text:p>
      <text:p text:style-name="P1"><text:span text:style-name="MathematicaFormatStandardForm"><text:span text:style-name="T1"><draw:frame draw:style-name="fr2" draw:name="Object345" text:anchor-type="as-char" svg:y="-0.2547in" svg:width="3.0528in" svg:height="0.4244in" draw:z-index="56"><draw:object xlink:href="./Object 61" xlink:type="simple" xlink:show="embed" xlink:actuate="onLoad"/><draw:image xlink:href="./ObjectReplacements/Object 61"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53">AND ALSO</text:span></text:span></text:p>
      <text:p text:style-name="P1"><text:span text:style-name="MathematicaFormatStandardForm"><text:span text:style-name="T53"/></text:span></text:p>
      <text:p text:style-name="P1"><text:span text:style-name="MathematicaFormatStandardForm"><text:span text:style-name="T1"><draw:frame draw:style-name="fr2" draw:name="Object332" text:anchor-type="as-char" svg:y="-0.2291in" svg:width="1.8252in" svg:height="0.3791in" draw:z-index="57"><draw:object xlink:href="./Object 62" xlink:type="simple" xlink:show="embed" xlink:actuate="onLoad"/><draw:image xlink:href="./ObjectReplacements/Object 62" xlink:type="simple" xlink:show="embed" xlink:actuate="onLoad"/><svg:desc>formula</svg:desc></draw:frame></text:span></text:span></text:p>
      <text:p text:style-name="P258"/>
      <text:p text:style-name="P1"><text:span text:style-name="MathematicaFormatStandardForm"><text:span text:style-name="T1">…</text:span></text:span></text:p>
      <text:p text:style-name="P1"><text:span text:style-name="MathematicaFormatStandardForm"><text:span text:style-name="T1"/></text:span></text:p>
      <text:p text:style-name="P299"><text:span text:style-name="MathematicaFormatStandardForm"><text:span text:style-name="T217">[</text:span></text:span><text:span text:style-name="MathematicaFormatStandardForm"><text:span text:style-name="T222">And now the identity that leads to all the trig stuff gets introduced.</text:span></text:span><text:span text:style-name="MathematicaFormatStandardForm"><text:span text:style-name="T217">]</text:span></text:span></text:p>
      <text:p text:style-name="P1"><text:span text:style-name="MathematicaFormatStandardForm"><text:span text:style-name="T1"/></text:span></text:p>
      <text:p text:style-name="P1"><text:span text:style-name="MathematicaFormatStandardForm"><text:span text:style-name="T1"><draw:frame draw:style-name="fr2" draw:name="Object333" text:anchor-type="as-char" svg:y="-0.2547in" svg:width="4.4638in" svg:height="0.5138in" draw:z-index="58"><draw:object xlink:href="./Object 63" xlink:type="simple" xlink:show="embed" xlink:actuate="onLoad"/><draw:image xlink:href="./ObjectReplacements/Object 63" xlink:type="simple" xlink:show="embed" xlink:actuate="onLoad"/><svg:desc>formula</svg:desc></draw:frame></text:span></text:span></text:p>
      <text:p text:style-name="P1"><text:span text:style-name="MathematicaFormatStandardForm"><text:span text:style-name="T53"/></text:span></text:p>
      <text:p text:style-name="P1"><text:span text:style-name="MathematicaFormatStandardForm"><text:span text:style-name="T1">…</text:span></text:span></text:p>
      <text:p text:style-name="P1"><text:span text:style-name="MathematicaFormatStandardForm"><text:span text:style-name="T1"/></text:span></text:p>
      <text:p text:style-name="P1"><text:span text:style-name="MathematicaFormatStandardForm"><text:span text:style-name="T61">For zeta(1/2-x) (and thus zeta(1/2+x)) to be 0, the following must be true:</text:span></text:span></text:p>
      <text:p text:style-name="P1"><text:span text:style-name="MathematicaFormatStandardForm"><text:span text:style-name="T61"/></text:span></text:p>
      <text:p text:style-name="P1"><text:span text:style-name="MathematicaFormatStandardForm"><text:span text:style-name="T1"><draw:frame draw:style-name="fr2" draw:name="Object334" text:anchor-type="as-char" svg:y="-0.2547in" svg:width="3.4862in" svg:height="0.5138in" draw:z-index="59"><draw:object xlink:href="./Object 64" xlink:type="simple" xlink:show="embed" xlink:actuate="onLoad"/><draw:image xlink:href="./ObjectReplacements/Object 64" xlink:type="simple" xlink:show="embed" xlink:actuate="onLoad"/><svg:desc>formula</svg:desc></draw:frame></text:span></text:span></text:p>
      <text:p text:style-name="P1"><text:soft-page-break/><text:span text:style-name="MathematicaFormatStandardForm"><text:span text:style-name="T1"/></text:span></text:p>
      <text:p text:style-name="P1"><text:span text:style-name="MathematicaFormatStandardForm"><text:span text:style-name="T62"/></text:span></text:p>
      <text:p text:style-name="P1"><text:span text:style-name="MathematicaFormatStandardForm"><text:span text:style-name="T1"/></text:span></text:p>
      <text:p text:style-name="P1"><text:span text:style-name="MathematicaFormatStandardForm"><text:span text:style-name="T1">...</text:span></text:span></text:p>
      <text:p text:style-name="P1"><text:span text:style-name="MathematicaFormatStandardForm"><text:span text:style-name="T1"/></text:span></text:p>
      <text:p text:style-name="P1"><text:span text:style-name="MathematicaFormatStandardForm"><text:span text:style-name="T1"><draw:frame draw:style-name="fr1" draw:name="Object339" text:anchor-type="as-char" svg:y="-0.378in" svg:width="2.3291in" svg:height="0.6161in" draw:z-index="60"><draw:object xlink:href="./Object 65" xlink:type="simple" xlink:show="embed" xlink:actuate="onLoad"/><draw:image xlink:href="./ObjectReplacements/Object 65"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1"><draw:frame draw:style-name="fr1" draw:name="Object340" text:anchor-type="as-char" svg:y="-0.378in" svg:width="2.0508in" svg:height="0.6161in" draw:z-index="61"><draw:object xlink:href="./Object 66" xlink:type="simple" xlink:show="embed" xlink:actuate="onLoad"/><draw:image xlink:href="./ObjectReplacements/Object 66"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1"><draw:frame draw:style-name="fr1" draw:name="Object341" text:anchor-type="as-char" svg:y="-0.378in" svg:width="2.3862in" svg:height="0.6161in" draw:z-index="62"><draw:object xlink:href="./Object 67" xlink:type="simple" xlink:show="embed" xlink:actuate="onLoad"/><draw:image xlink:href="./ObjectReplacements/Object 67"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1"><draw:frame draw:style-name="fr2" draw:name="Object342" text:anchor-type="as-char" svg:y="-0.2583in" svg:width="2.5854in" svg:height="0.4201in" draw:z-index="63"><draw:object xlink:href="./Object 68" xlink:type="simple" xlink:show="embed" xlink:actuate="onLoad"/><draw:image xlink:href="./ObjectReplacements/Object 68"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1">...</text:span></text:span></text:p>
      <text:p text:style-name="P1"><text:span text:style-name="MathematicaFormatStandardForm"><text:span text:style-name="T1"/></text:span></text:p>
      <text:p text:style-name="P53"><text:span text:style-name="MathematicaFormatStandardForm"><text:span text:style-name="T125">if lim s → 1 and x = (zeta zero - 1)</text:span></text:span></text:p>
      <text:p text:style-name="P53"><text:span text:style-name="MathematicaFormatStandardForm"><text:span text:style-name="T125"/></text:span></text:p>
      <text:p text:style-name="P53"><text:span text:style-name="MathematicaFormatStandardForm"><text:span text:style-name="T1"><draw:frame draw:style-name="fr2" draw:name="Object137" text:anchor-type="as-char" svg:y="-0.2547in" svg:width="2.9366in" svg:height="0.4193in" draw:z-index="293"><draw:object xlink:href="./Object 205" xlink:type="simple" xlink:show="embed" xlink:actuate="onLoad"/><draw:image xlink:href="./ObjectReplacements/Object 205" xlink:type="simple" xlink:show="embed" xlink:actuate="onLoad"/><svg:desc>formula</svg:desc></draw:frame></text:span></text:span></text:p>
      <text:p text:style-name="P53"><text:span text:style-name="MathematicaFormatStandardForm"><text:span text:style-name="T1"/></text:span></text:p>
      <text:p text:style-name="P53"><text:span text:style-name="MathematicaFormatStandardForm"><text:span text:style-name="T1"><draw:frame draw:style-name="fr2" draw:name="Object138" text:anchor-type="as-char" svg:y="-0.2547in" svg:width="3.1083in" svg:height="0.4193in" draw:z-index="301"><draw:object xlink:href="./Object 206" xlink:type="simple" xlink:show="embed" xlink:actuate="onLoad"/><draw:image xlink:href="./ObjectReplacements/Object 206" xlink:type="simple" xlink:show="embed" xlink:actuate="onLoad"/><svg:desc>formula</svg:desc></draw:frame></text:span></text:span></text:p>
      <text:p text:style-name="P53"><text:span text:style-name="MathematicaFormatStandardForm"><text:span text:style-name="T1"/></text:span></text:p>
      <text:p text:style-name="P54"><text:span text:style-name="MathematicaFormatStandardForm"><text:span text:style-name="T126">So, for x to be a zeta zero, the following must be true…?</text:span></text:span></text:p>
      <text:p text:style-name="P53"><text:span text:style-name="MathematicaFormatStandardForm"><text:span text:style-name="T1"/></text:span></text:p>
      <text:p text:style-name="P54"><text:span text:style-name="MathematicaFormatStandardForm"><text:span text:style-name="T1"><draw:frame draw:style-name="fr2" draw:name="Object139" text:anchor-type="as-char" svg:y="-0.2547in" svg:width="1.5583in" svg:height="0.4193in" draw:z-index="306"><draw:object xlink:href="./Object 207" xlink:type="simple" xlink:show="embed" xlink:actuate="onLoad"/><draw:image xlink:href="./ObjectReplacements/Object 207" xlink:type="simple" xlink:show="embed" xlink:actuate="onLoad"/><svg:desc>formula</svg:desc></draw:frame></text:span></text:span></text:p>
      <text:p text:style-name="P54"><text:span text:style-name="MathematicaFormatStandardForm"><text:span text:style-name="T1"/></text:span></text:p>
      <text:p text:style-name="P55"><text:span text:style-name="MathematicaFormatStandardForm"><text:span text:style-name="T127">which is this again… <text:s/>hmm.</text:span></text:span></text:p>
      <text:p text:style-name="P55"><text:span text:style-name="MathematicaFormatStandardForm"><text:span text:style-name="T127"/></text:span></text:p>
      <text:p text:style-name="P55"><text:span text:style-name="MathematicaFormatStandardForm"><text:span text:style-name="T1"><draw:frame draw:style-name="fr2" draw:name="Object140" text:anchor-type="as-char" svg:y="-0.2547in" svg:width="1.0992in" svg:height="0.4193in" draw:z-index="308"><draw:object xlink:href="./Object 208" xlink:type="simple" xlink:show="embed" xlink:actuate="onLoad"/><draw:image xlink:href="./ObjectReplacements/Object 208"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1">…</text:span></text:span></text:p>
      <text:p text:style-name="P1"><text:span text:style-name="MathematicaFormatStandardForm"><text:span text:style-name="T1"/></text:span></text:p>
      <text:p text:style-name="P51"><text:span text:style-name="MathematicaFormatStandardForm"><text:span text:style-name="T56">If y = 0,</text:span></text:span></text:p>
      <text:p text:style-name="P51"><text:span text:style-name="MathematicaFormatStandardForm"><text:span text:style-name="T1"/></text:span></text:p>
      <text:p text:style-name="P51"><text:span text:style-name="MathematicaFormatStandardForm"><text:span text:style-name="T1"><draw:frame draw:style-name="fr2" draw:name="Object134" text:anchor-type="as-char" svg:y="-0.2547in" svg:width="2.9161in" svg:height="0.4193in" draw:z-index="312"><draw:object xlink:href="./Object 202" xlink:type="simple" xlink:show="embed" xlink:actuate="onLoad"/><draw:image xlink:href="./ObjectReplacements/Object 202" xlink:type="simple" xlink:show="embed" xlink:actuate="onLoad"/><svg:desc>formula</svg:desc></draw:frame></text:span></text:span></text:p>
      <text:p text:style-name="P51"><text:span text:style-name="MathematicaFormatStandardForm"><text:span text:style-name="T1"/></text:span></text:p>
      <text:p text:style-name="P51"><text:span text:style-name="MathematicaFormatStandardForm"><text:span text:style-name="T1"><draw:frame draw:style-name="fr1" draw:name="Object136" text:anchor-type="as-char" svg:y="-0.2339in" svg:width="3.5925in" svg:height="0.378in" draw:z-index="314"><draw:object xlink:href="./Object 204" xlink:type="simple" xlink:show="embed" xlink:actuate="onLoad"/><draw:image xlink:href="./ObjectReplacements/Object 204" xlink:type="simple" xlink:show="embed" xlink:actuate="onLoad"/><svg:desc>formula</svg:desc></draw:frame></text:span></text:span></text:p>
      <text:p text:style-name="P51"><text:span text:style-name="MathematicaFormatStandardForm"><text:span text:style-name="T124"/></text:span></text:p>
      <text:p text:style-name="P51"><text:span text:style-name="MathematicaFormatStandardForm"><text:span text:style-name="T57">Suppose </text:span></text:span><text:span text:style-name="MathematicaFormatStandardForm"><text:span text:style-name="T58">lim </text:span></text:span><text:span text:style-name="MathematicaFormatStandardForm"><text:span text:style-name="T57">x=1-s. <text:s/>Is this right?</text:span></text:span><text:span text:style-name="MathematicaFormatStandardForm"><text:span text:style-name="T59"> Is there some way to make sense of this?</text:span></text:span></text:p>
      <text:p text:style-name="P51"><text:span text:style-name="MathematicaFormatStandardForm"><text:span text:style-name="T57"/></text:span></text:p>
      <text:p text:style-name="P52"><text:soft-page-break/><text:span text:style-name="MathematicaFormatStandardForm"><text:span text:style-name="T1"><draw:frame draw:style-name="fr1" draw:name="Object135" text:anchor-type="as-char" svg:y="-0.2547in" svg:width="2.8744in" svg:height="0.378in" draw:z-index="317"><draw:object xlink:href="./Object 203" xlink:type="simple" xlink:show="embed" xlink:actuate="onLoad"/><draw:image xlink:href="./ObjectReplacements/Object 203" xlink:type="simple" xlink:show="embed" xlink:actuate="onLoad"/><svg:desc>formula</svg:desc></draw:frame></text:span></text:span></text:p>
      <text:p text:style-name="P51"><text:span text:style-name="MathematicaFormatStandardForm"><text:span text:style-name="T1"/></text:span></text:p>
      <text:p text:style-name="P51"><text:span text:style-name="MathematicaFormatStandardForm"><text:span text:style-name="T1">…</text:span></text:span></text:p>
      <text:p text:style-name="P51"><text:span text:style-name="MathematicaFormatStandardForm"><text:span text:style-name="T1"/></text:span></text:p>
      <text:p text:style-name="P51"><text:span text:style-name="MathematicaFormatStandardForm"><text:span text:style-name="T1"><draw:frame draw:style-name="fr2" draw:name="Object132" text:anchor-type="as-char" svg:y="-0.2547in" svg:width="1.4457in" svg:height="0.4193in" draw:z-index="328"><draw:object xlink:href="./Object 200" xlink:type="simple" xlink:show="embed" xlink:actuate="onLoad"/><draw:image xlink:href="./ObjectReplacements/Object 200" xlink:type="simple" xlink:show="embed" xlink:actuate="onLoad"/><svg:desc>formula</svg:desc></draw:frame></text:span></text:span></text:p>
      <text:p text:style-name="P51"><text:span text:style-name="MathematicaFormatStandardForm"><text:span text:style-name="T1"/></text:span></text:p>
      <text:p text:style-name="P71"><text:span text:style-name="MathematicaFormatStandardForm"><text:span text:style-name="T1"/></text:span></text:p>
      <text:p text:style-name="P71"/>
      <text:p text:style-name="P282"><text:span text:style-name="MathematicaFormatStandardForm"><text:span text:style-name="T217"/></text:span></text:p>
      <text:p text:style-name="P296"><text:span text:style-name="MathematicaFormatStandardForm"><text:span text:style-name="T217">[Here </text:span></text:span><text:span text:style-name="MathematicaFormatStandardForm"><text:span text:style-name="T221">I rederive the euler maclaurin summation formula through brute force</text:span></text:span><text:span text:style-name="MathematicaFormatStandardForm"><text:span text:style-name="T217">]</text:span></text:span></text:p>
      <text:p text:style-name="P1"><text:span text:style-name="MathematicaFormatStandardForm"><text:span text:style-name="T2"/></text:span></text:p>
      <text:p text:style-name="P1"><text:span text:style-name="MathematicaFormatStandardForm"><text:span text:style-name="T2">Here is what I think I'm seeing:</text:span></text:span></text:p>
      <text:p text:style-name="P1"><text:span text:style-name="MathematicaFormatStandardForm"><text:span text:style-name="T2"/></text:span></text:p>
      <text:p text:style-name="P1"><text:span text:style-name="MathematicaFormatStandardForm"><text:span text:style-name="T1"><draw:frame draw:style-name="fr1" draw:name="Object350" text:anchor-type="as-char" svg:y="-0.2339in" svg:width="2.0752in" svg:height="0.3752in" draw:z-index="64"><draw:object xlink:href="./Object 73" xlink:type="simple" xlink:show="embed" xlink:actuate="onLoad"/><draw:image xlink:href="./ObjectReplacements/Object 73"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1"><draw:frame draw:style-name="fr1" draw:name="Object351" text:anchor-type="as-char" svg:y="-0.2043in" svg:width="1.8484in" svg:height="0.3283in" draw:z-index="65"><draw:object xlink:href="./Object 74" xlink:type="simple" xlink:show="embed" xlink:actuate="onLoad"/><draw:image xlink:href="./ObjectReplacements/Object 74"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1"><draw:frame draw:style-name="fr1" draw:name="Object352" text:anchor-type="as-char" svg:y="-0.2339in" svg:width="1.5929in" svg:height="0.3827in" draw:z-index="66"><draw:object xlink:href="./Object 75" xlink:type="simple" xlink:show="embed" xlink:actuate="onLoad"/><draw:image xlink:href="./ObjectReplacements/Object 75"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2">Like, very, very close… up to a point. <text:s/>But why? <text:s/></text:span></text:span><text:span text:style-name="MathematicaFormatStandardForm"><text:span text:style-name="T3">Can it be exact?</text:span></text:span></text:p>
      <text:p text:style-name="P1"><text:span text:style-name="MathematicaFormatStandardForm"><text:span text:style-name="T3"/></text:span></text:p>
      <text:p text:style-name="P1"><text:span text:style-name="MathematicaFormatStandardForm"><text:span text:style-name="T3">…</text:span></text:span></text:p>
      <text:p text:style-name="P1"><text:span text:style-name="MathematicaFormatStandardForm"><text:span text:style-name="T3"/></text:span></text:p>
      <text:p text:style-name="P2"><text:span text:style-name="MathematicaFormatStandardForm"><text:span text:style-name="T1"><draw:frame draw:style-name="fr1" draw:name="Object17" text:anchor-type="as-char" svg:y="-0.1437in" svg:width="1.1693in" svg:height="0.1783in" draw:z-index="67"><draw:object xlink:href="./Object 92" xlink:type="simple" xlink:show="embed" xlink:actuate="onLoad"/><draw:image xlink:href="./ObjectReplacements/Object 92" xlink:type="simple" xlink:show="embed" xlink:actuate="onLoad"/><svg:desc>formula</svg:desc></draw:frame></text:span></text:span></text:p>
      <text:p text:style-name="P2"><text:span text:style-name="MathematicaFormatStandardForm"><text:span text:style-name="T1"/></text:span></text:p>
      <text:p text:style-name="P2"><text:span text:style-name="MathematicaFormatStandardForm"><text:span text:style-name="T1"><draw:frame draw:style-name="fr1" draw:name="Object18" text:anchor-type="as-char" svg:y="-0.2228in" svg:width="1.0354in" svg:height="0.3638in" draw:z-index="68"><draw:object xlink:href="./Object 93" xlink:type="simple" xlink:show="embed" xlink:actuate="onLoad"/><draw:image xlink:href="./ObjectReplacements/Object 93" xlink:type="simple" xlink:show="embed" xlink:actuate="onLoad"/><svg:desc>formula</svg:desc></draw:frame></text:span></text:span></text:p>
      <text:p text:style-name="P2"><text:span text:style-name="MathematicaFormatStandardForm"><text:span text:style-name="T1"/></text:span></text:p>
      <text:p text:style-name="P2"><text:span text:style-name="MathematicaFormatStandardForm"><text:span text:style-name="T1"><draw:frame draw:style-name="fr1" draw:name="Object19" text:anchor-type="as-char" svg:y="-0.2339in" svg:width="1.461in" svg:height="0.3752in" draw:z-index="69"><draw:object xlink:href="./Object 94" xlink:type="simple" xlink:show="embed" xlink:actuate="onLoad"/><draw:image xlink:href="./ObjectReplacements/Object 94" xlink:type="simple" xlink:show="embed" xlink:actuate="onLoad"/><svg:desc>formula</svg:desc></draw:frame></text:span></text:span></text:p>
      <text:p text:style-name="P2"><text:span text:style-name="MathematicaFormatStandardForm"><text:span text:style-name="T1"/></text:span></text:p>
      <text:p text:style-name="P2"><text:span text:style-name="MathematicaFormatStandardForm"><text:span text:style-name="T1">...</text:span></text:span></text:p>
      <text:p text:style-name="P2"><text:span text:style-name="MathematicaFormatStandardForm"><text:span text:style-name="T1"/></text:span></text:p>
      <text:p text:style-name="P2"><text:span text:style-name="MathematicaFormatStandardForm"><text:span text:style-name="T1"><draw:frame draw:style-name="fr1" draw:name="Object20" text:anchor-type="as-char" svg:y="-0.2339in" svg:width="0.9492in" svg:height="0.3752in" draw:z-index="70"><draw:object xlink:href="./Object 95" xlink:type="simple" xlink:show="embed" xlink:actuate="onLoad"/><draw:image xlink:href="./ObjectReplacements/Object 95" xlink:type="simple" xlink:show="embed" xlink:actuate="onLoad"/><svg:desc>formula</svg:desc></draw:frame></text:span></text:span></text:p>
      <text:p text:style-name="P2"><text:span text:style-name="MathematicaFormatStandardForm"><text:span text:style-name="T1"/></text:span></text:p>
      <text:p text:style-name="P3"><text:span text:style-name="MathematicaFormatStandardForm"><text:span text:style-name="T1"><draw:frame draw:style-name="fr1" draw:name="Object21" text:anchor-type="as-char" svg:y="-0.2339in" svg:width="1.4839in" svg:height="0.3752in" draw:z-index="71"><draw:object xlink:href="./Object 96" xlink:type="simple" xlink:show="embed" xlink:actuate="onLoad"/><draw:image xlink:href="./ObjectReplacements/Object 96" xlink:type="simple" xlink:show="embed" xlink:actuate="onLoad"/><svg:desc>formula</svg:desc></draw:frame></text:span></text:span></text:p>
      <text:p text:style-name="P3"><text:span text:style-name="MathematicaFormatStandardForm"><text:span text:style-name="T1"><draw:frame draw:style-name="fr1" draw:name="Object22" text:anchor-type="as-char" svg:y="-0.2339in" svg:width="1.0898in" svg:height="0.3752in" draw:z-index="72"><draw:object xlink:href="./Object 97" xlink:type="simple" xlink:show="embed" xlink:actuate="onLoad"/><draw:image xlink:href="./ObjectReplacements/Object 97" xlink:type="simple" xlink:show="embed" xlink:actuate="onLoad"/><svg:desc>formula</svg:desc></draw:frame></text:span></text:span></text:p>
      <text:p text:style-name="P3"><text:span text:style-name="MathematicaFormatStandardForm"><text:span text:style-name="T64">etc...</text:span></text:span></text:p>
      <text:p text:style-name="P2"><text:span text:style-name="MathematicaFormatStandardForm"><text:span text:style-name="T1"/></text:span></text:p>
      <text:p text:style-name="P3"><text:span text:style-name="MathematicaFormatStandardForm"><text:span text:style-name="T1">…</text:span></text:span></text:p>
      <text:p text:style-name="P4"><text:span text:style-name="MathematicaFormatStandardForm"><text:span text:style-name="T1"/></text:span></text:p>
      <text:p text:style-name="P5"><text:span text:style-name="MathematicaFormatStandardForm"><text:span text:style-name="T65">Bah.</text:span></text:span></text:p>
      <text:p text:style-name="P4"><text:span text:style-name="MathematicaFormatStandardForm"><text:span text:style-name="T1"/></text:span></text:p>
      <text:p text:style-name="P4"><text:span text:style-name="MathematicaFormatStandardForm"><text:span text:style-name="T1"><draw:frame draw:style-name="fr1" draw:name="Object23" text:anchor-type="as-char" svg:y="-0.1437in" svg:width="1.6925in" svg:height="0.2661in" draw:z-index="73"><draw:object xlink:href="./Object 98" xlink:type="simple" xlink:show="embed" xlink:actuate="onLoad"/><draw:image xlink:href="./ObjectReplacements/Object 98" xlink:type="simple" xlink:show="embed" xlink:actuate="onLoad"/><svg:desc>formula</svg:desc></draw:frame></text:span></text:span></text:p>
      <text:p text:style-name="P4"><text:span text:style-name="MathematicaFormatStandardForm"><text:span text:style-name="T1"/></text:span></text:p>
      <text:p text:style-name="P4"><text:span text:style-name="MathematicaFormatStandardForm"><text:span text:style-name="T1"><draw:frame draw:style-name="fr2" draw:name="Object24" text:anchor-type="as-char" svg:y="-0.2547in" svg:width="1.9929in" svg:height="0.4165in" draw:z-index="74"><draw:object xlink:href="./Object 99" xlink:type="simple" xlink:show="embed" xlink:actuate="onLoad"/><draw:image xlink:href="./ObjectReplacements/Object 99" xlink:type="simple" xlink:show="embed" xlink:actuate="onLoad"/><svg:desc>formula</svg:desc></draw:frame></text:span></text:span></text:p>
      <text:p text:style-name="P4"><text:span text:style-name="MathematicaFormatStandardForm"><text:span text:style-name="T1"/></text:span></text:p>
      <text:p text:style-name="P11"><text:span text:style-name="MathematicaFormatStandardForm"><text:span text:style-name="T68">(</text:span></text:span><text:span text:style-name="MathematicaFormatStandardForm"><text:span text:style-name="T69">for re(s)&lt;1, </text:span></text:span></text:p>
      <text:p text:style-name="P11"><text:span text:style-name="MathematicaFormatStandardForm"><text:span text:style-name="T69"/></text:span></text:p>
      <text:p text:style-name="P12"><text:span text:style-name="MathematicaFormatStandardForm"><text:span text:style-name="T1"><draw:frame draw:style-name="fr1" draw:name="Object34" text:anchor-type="as-char" svg:y="-0.2339in" svg:width="1.8043in" svg:height="0.3752in" draw:z-index="329"><draw:object xlink:href="./Object 109" xlink:type="simple" xlink:show="embed" xlink:actuate="onLoad"/><draw:image xlink:href="./ObjectReplacements/Object 109" xlink:type="simple" xlink:show="embed" xlink:actuate="onLoad"/><svg:desc>formula</svg:desc></draw:frame></text:span></text:span></text:p>
      <text:p text:style-name="P12"><text:span text:style-name="MathematicaFormatStandardForm"><text:span text:style-name="T69"/></text:span></text:p>
      <text:p text:style-name="P12"><text:span text:style-name="MathematicaFormatStandardForm"><text:span text:style-name="T69">but not so for re(s)&gt;1)</text:span></text:span></text:p>
      <text:p text:style-name="P4"><text:soft-page-break/><text:span text:style-name="MathematicaFormatStandardForm"><text:span text:style-name="T1"/></text:span></text:p>
      <text:p text:style-name="P5"><text:span text:style-name="MathematicaFormatStandardForm"><text:span text:style-name="T65">and for re(s)&gt;0,</text:span></text:span></text:p>
      <text:p text:style-name="P4"><text:span text:style-name="MathematicaFormatStandardForm"><text:span text:style-name="T1"/></text:span></text:p>
      <text:p text:style-name="P219"><text:span text:style-name="MathematicaFormatStandardForm"><text:span text:style-name="T1"><draw:frame draw:style-name="fr2" draw:name="Object25" text:anchor-type="as-char" svg:y="-0.2547in" svg:width="1.4783in" svg:height="0.4165in" draw:z-index="75"><draw:object xlink:href="./Object 100" xlink:type="simple" xlink:show="embed" xlink:actuate="onLoad"/><draw:image xlink:href="./ObjectReplacements/Object 100" xlink:type="simple" xlink:show="embed" xlink:actuate="onLoad"/><svg:desc>formula</svg:desc></draw:frame></text:span></text:span></text:p>
      <text:p text:style-name="P219"><text:span text:style-name="MathematicaFormatStandardForm"><text:span text:style-name="T1"/></text:span></text:p>
      <text:p text:style-name="P220"><text:span text:style-name="MathematicaFormatStandardForm"><text:span text:style-name="T1">…</text:span></text:span></text:p>
      <text:p text:style-name="P220"><text:span text:style-name="MathematicaFormatStandardForm"><text:span text:style-name="T1"/></text:span></text:p>
      <text:p text:style-name="P220"><text:span text:style-name="MathematicaFormatStandardForm"><text:span text:style-name="T1"><draw:frame draw:style-name="fr1" draw:name="Object28" text:anchor-type="as-char" svg:y="-0.2339in" svg:width="3.2654in" svg:height="0.378in" draw:z-index="330"><draw:object xlink:href="./Object 103" xlink:type="simple" xlink:show="embed" xlink:actuate="onLoad"/><draw:image xlink:href="./ObjectReplacements/Object 103" xlink:type="simple" xlink:show="embed" xlink:actuate="onLoad"/><svg:desc>formula</svg:desc></draw:frame></text:span></text:span></text:p>
      <text:p text:style-name="P6"><text:span text:style-name="MathematicaFormatStandardForm"><text:span text:style-name="T66"/></text:span></text:p>
      <text:p text:style-name="P6"><text:span text:style-name="MathematicaFormatStandardForm"><text:span text:style-name="T1"><draw:frame draw:style-name="fr1" draw:name="Object29" text:anchor-type="as-char" svg:y="-0.2339in" svg:width="2.6252in" svg:height="0.378in" draw:z-index="76"><draw:object xlink:href="./Object 104" xlink:type="simple" xlink:show="embed" xlink:actuate="onLoad"/><draw:image xlink:href="./ObjectReplacements/Object 104" xlink:type="simple" xlink:show="embed" xlink:actuate="onLoad"/><svg:desc>formula</svg:desc></draw:frame></text:span></text:span></text:p>
      <text:p text:style-name="P6"><text:span text:style-name="MathematicaFormatStandardForm"><text:span text:style-name="T1"/></text:span></text:p>
      <text:p text:style-name="P6"><text:span text:style-name="MathematicaFormatStandardForm"><text:span text:style-name="T1"/></text:span></text:p>
      <text:p text:style-name="P7"><text:span text:style-name="MathematicaFormatStandardForm"><text:span text:style-name="T1"><draw:frame draw:style-name="fr2" draw:name="Object30" text:anchor-type="as-char" svg:y="-0.2547in" svg:width="1.4783in" svg:height="0.4165in" draw:z-index="77"><draw:object xlink:href="./Object 105" xlink:type="simple" xlink:show="embed" xlink:actuate="onLoad"/><draw:image xlink:href="./ObjectReplacements/Object 105" xlink:type="simple" xlink:show="embed" xlink:actuate="onLoad"/><svg:desc>formula</svg:desc></draw:frame></text:span></text:span></text:p>
      <text:p text:style-name="P7"><text:span text:style-name="MathematicaFormatStandardForm"><text:span text:style-name="T1"/></text:span></text:p>
      <text:p text:style-name="P8"><text:span text:style-name="MathematicaFormatStandardForm"><text:span text:style-name="T67"/></text:span></text:p>
      <text:p text:style-name="P9"><text:span text:style-name="MathematicaFormatStandardForm"><text:span text:style-name="T1">...</text:span></text:span></text:p>
      <text:p text:style-name="P9"><text:span text:style-name="MathematicaFormatStandardForm"><text:span text:style-name="T1"/></text:span></text:p>
      <text:p text:style-name="P9"><text:span text:style-name="MathematicaFormatStandardForm"><text:span text:style-name="T1"><draw:frame draw:style-name="fr1" draw:name="Object35" text:anchor-type="as-char" svg:y="-0.2339in" svg:width="3.5819in" svg:height="0.378in" draw:z-index="78"><draw:object xlink:href="./Object 110" xlink:type="simple" xlink:show="embed" xlink:actuate="onLoad"/><draw:image xlink:href="./ObjectReplacements/Object 110" xlink:type="simple" xlink:show="embed" xlink:actuate="onLoad"/><svg:desc>formula</svg:desc></draw:frame></text:span></text:span></text:p>
      <text:p text:style-name="P9"><text:span text:style-name="MathematicaFormatStandardForm"><text:span text:style-name="T1"/></text:span></text:p>
      <text:p text:style-name="P10"><text:span text:style-name="MathematicaFormatStandardForm"><text:span text:style-name="T1">…</text:span></text:span></text:p>
      <text:p text:style-name="P10"><text:span text:style-name="MathematicaFormatStandardForm"><text:span text:style-name="T1"/></text:span></text:p>
      <text:p text:style-name="P13"><text:span text:style-name="MathematicaFormatStandardForm"><text:span text:style-name="T70">Look at this again:</text:span></text:span></text:p>
      <text:p text:style-name="P13"><text:span text:style-name="MathematicaFormatStandardForm"><text:span text:style-name="T70"/></text:span></text:p>
      <text:p text:style-name="P13"><text:span text:style-name="MathematicaFormatStandardForm"><text:span text:style-name="T1"><draw:frame draw:style-name="fr2" draw:name="Object26" text:anchor-type="as-char" svg:y="-0.2547in" svg:width="1.9929in" svg:height="0.4165in" draw:z-index="79"><draw:object xlink:href="./Object 101" xlink:type="simple" xlink:show="embed" xlink:actuate="onLoad"/><draw:image xlink:href="./ObjectReplacements/Object 101" xlink:type="simple" xlink:show="embed" xlink:actuate="onLoad"/><svg:desc>formula</svg:desc></draw:frame></text:span></text:span></text:p>
      <text:p text:style-name="P13"><text:span text:style-name="MathematicaFormatStandardForm"><text:span text:style-name="T1"/></text:span></text:p>
      <text:p text:style-name="P246"><text:span text:style-name="MathematicaFormatStandardForm"><text:span text:style-name="T70"><text:tab/>It was trivial to see that in the cases of s integers less than 0, why the limit was 1. <text:s/>But the bernoulli polynomials fail horribly for non integers (to say nothing of s&gt;1 too, or complex s).</text:span></text:span></text:p>
      <text:p text:style-name="P246"><text:span text:style-name="MathematicaFormatStandardForm"><text:span text:style-name="T70"><text:tab/>This is REALLY REALLY similar to the issues with </text:span></text:span><text:span text:style-name="MathematicaFormatStandardForm"><text:span text:style-name="T1"><draw:frame draw:style-name="fr1" draw:name="Object31" text:anchor-type="as-char" svg:y="-0.2339in" svg:width="1.089in" svg:height="0.3752in" draw:z-index="80"><draw:object xlink:href="./Object 106" xlink:type="simple" xlink:show="embed" xlink:actuate="onLoad"/><draw:image xlink:href="./ObjectReplacements/Object 106" xlink:type="simple" xlink:show="embed" xlink:actuate="onLoad"/><svg:desc>formula</svg:desc></draw:frame></text:span></text:span><text:span text:style-name="MathematicaFormatStandardForm"><text:span text:style-name="T70">only converging when s is an integer &lt; 0. <text:s/>But there was that alternative identity,</text:span></text:span><text:span text:style-name="MathematicaFormatStandardForm"><text:span text:style-name="T1"><draw:frame draw:style-name="fr1" draw:name="Object32" text:anchor-type="as-char" svg:y="-0.1839in" svg:width="1.2047in" svg:height="0.3252in" draw:z-index="81"><draw:object xlink:href="./Object 107" xlink:type="simple" xlink:show="embed" xlink:actuate="onLoad"/><draw:image xlink:href="./ObjectReplacements/Object 107" xlink:type="simple" xlink:show="embed" xlink:actuate="onLoad"/><svg:desc>formula</svg:desc></draw:frame></text:span></text:span><text:span text:style-name="MathematicaFormatStandardForm"><text:span text:style-name="T1">, </text:span></text:span><text:span text:style-name="MathematicaFormatStandardForm"><text:span text:style-name="T71">which is valid for any s.</text:span></text:span></text:p>
      <text:p text:style-name="P14"><text:span text:style-name="MathematicaFormatStandardForm"><text:span text:style-name="T1">...</text:span></text:span></text:p>
      <text:p text:style-name="P14"><text:span text:style-name="MathematicaFormatStandardForm"><text:span text:style-name="T1"/></text:span></text:p>
      <text:p text:style-name="P14"><text:span text:style-name="MathematicaFormatStandardForm"><text:span text:style-name="T1"><draw:frame draw:style-name="fr1" draw:name="Object33" text:anchor-type="as-char" svg:y="-0.1839in" svg:width="1.5063in" svg:height="0.3252in" draw:z-index="82"><draw:object xlink:href="./Object 108" xlink:type="simple" xlink:show="embed" xlink:actuate="onLoad"/><draw:image xlink:href="./ObjectReplacements/Object 108" xlink:type="simple" xlink:show="embed" xlink:actuate="onLoad"/><svg:desc>formula</svg:desc></draw:frame></text:span></text:span></text:p>
      <text:p text:style-name="P14"><text:span text:style-name="MathematicaFormatStandardForm"><text:span text:style-name="T1"/></text:span></text:p>
      <text:p text:style-name="P15"><text:span text:style-name="MathematicaFormatStandardForm"><text:span text:style-name="T72">(for what range? There is some fixed limit here, anyway. <text:s/>And yet it seems to work sometimes.)</text:span></text:span></text:p>
      <text:p text:style-name="P15"><text:span text:style-name="MathematicaFormatStandardForm"><text:span text:style-name="T72"/></text:span></text:p>
      <text:p text:style-name="P15"><text:span text:style-name="MathematicaFormatStandardForm"><text:span text:style-name="T1"><draw:frame draw:style-name="fr1" draw:name="Object36" text:anchor-type="as-char" svg:y="-0.1839in" svg:width="1.5063in" svg:height="0.3252in" draw:z-index="83"><draw:object xlink:href="./Object 111" xlink:type="simple" xlink:show="embed" xlink:actuate="onLoad"/><draw:image xlink:href="./ObjectReplacements/Object 111" xlink:type="simple" xlink:show="embed" xlink:actuate="onLoad"/><svg:desc>formula</svg:desc></draw:frame></text:span></text:span></text:p>
      <text:p text:style-name="P15"><text:span text:style-name="MathematicaFormatStandardForm"><text:span text:style-name="T1"/></text:span></text:p>
      <text:p text:style-name="P15"><text:span text:style-name="MathematicaFormatStandardForm"><text:span text:style-name="T1">…</text:span></text:span></text:p>
      <text:p text:style-name="P15"><text:span text:style-name="MathematicaFormatStandardForm"><text:span text:style-name="T1"/></text:span></text:p>
      <text:p text:style-name="P15"><text:span text:style-name="MathematicaFormatStandardForm"><text:span text:style-name="T1"><draw:frame draw:style-name="fr1" draw:name="Object37" text:anchor-type="as-char" svg:y="-0.1839in" svg:width="1.5374in" svg:height="0.3252in" draw:z-index="84"><draw:object xlink:href="./Object 112" xlink:type="simple" xlink:show="embed" xlink:actuate="onLoad"/><draw:image xlink:href="./ObjectReplacements/Object 112" xlink:type="simple" xlink:show="embed" xlink:actuate="onLoad"/><svg:desc>formula</svg:desc></draw:frame></text:span></text:span></text:p>
      <text:p text:style-name="P15"><text:span text:style-name="MathematicaFormatStandardForm"><text:span text:style-name="T1"/></text:span></text:p>
      <text:p text:style-name="P15"><text:span text:style-name="MathematicaFormatStandardForm"><text:span text:style-name="T72">(Again, for some range.)</text:span></text:span></text:p>
      <text:p text:style-name="P15"><text:span text:style-name="MathematicaFormatStandardForm"><text:span text:style-name="T72"/></text:span></text:p>
      <text:p text:style-name="P47"><text:soft-page-break/><text:span text:style-name="MathematicaFormatStandardForm"><text:span text:style-name="T1"><draw:frame draw:style-name="fr1" draw:name="Object38" text:anchor-type="as-char" svg:y="-0.1839in" svg:width="1.4752in" svg:height="0.3252in" draw:z-index="331"><draw:object xlink:href="./Object 113" xlink:type="simple" xlink:show="embed" xlink:actuate="onLoad"/><draw:image xlink:href="./ObjectReplacements/Object 113" xlink:type="simple" xlink:show="embed" xlink:actuate="onLoad"/><svg:desc>formula</svg:desc></draw:frame></text:span></text:span></text:p>
      <text:p text:style-name="P47"><text:span text:style-name="MathematicaFormatStandardForm"><text:span text:style-name="T73"/></text:span></text:p>
      <text:p text:style-name="P47"><text:span text:style-name="MathematicaFormatStandardForm"><text:span text:style-name="T73">...</text:span></text:span></text:p>
      <text:p text:style-name="P16"><text:span text:style-name="MathematicaFormatStandardForm"><text:span text:style-name="T73"/></text:span></text:p>
      <text:p text:style-name="P16"><text:span text:style-name="MathematicaFormatStandardForm"><text:span text:style-name="T73">Alright. <text:s/>Let's give this a go. <text:s/></text:span></text:span><text:span text:style-name="MathematicaFormatStandardForm"><text:span text:style-name="T74">We are looking at something in the ballpark of</text:span></text:span></text:p>
      <text:p text:style-name="P16"><text:span text:style-name="MathematicaFormatStandardForm"><text:span text:style-name="T73"/></text:span></text:p>
      <text:p text:style-name="P16"><text:span text:style-name="MathematicaFormatStandardForm"><text:span text:style-name="T1"><draw:frame draw:style-name="fr1" draw:name="Object39" text:anchor-type="as-char" svg:y="-0.2339in" svg:width="2.2953in" svg:height="0.3752in" draw:z-index="85"><draw:object xlink:href="./Object 114" xlink:type="simple" xlink:show="embed" xlink:actuate="onLoad"/><draw:image xlink:href="./ObjectReplacements/Object 114" xlink:type="simple" xlink:show="embed" xlink:actuate="onLoad"/><svg:desc>formula</svg:desc></draw:frame></text:span></text:span></text:p>
      <text:p text:style-name="P16"><text:span text:style-name="MathematicaFormatStandardForm"><text:span text:style-name="T1"/></text:span></text:p>
      <text:p text:style-name="P17"><text:span text:style-name="MathematicaFormatStandardForm"><text:span text:style-name="T1"><draw:frame draw:style-name="fr1" draw:name="Object40" text:anchor-type="as-char" svg:y="-0.2366in" svg:width="2.5917in" svg:height="0.3772in" draw:z-index="86"><draw:object xlink:href="./Object 115" xlink:type="simple" xlink:show="embed" xlink:actuate="onLoad"/><draw:image xlink:href="./ObjectReplacements/Object 115" xlink:type="simple" xlink:show="embed" xlink:actuate="onLoad"/><svg:desc>formula</svg:desc></draw:frame></text:span></text:span></text:p>
      <text:p text:style-name="P17"><text:span text:style-name="MathematicaFormatStandardForm"><text:span text:style-name="T1"/></text:span></text:p>
      <text:p text:style-name="P18"><text:span text:style-name="MathematicaFormatStandardForm"><text:span text:style-name="T1"><draw:frame draw:style-name="fr1" draw:name="Object41" text:anchor-type="as-char" svg:y="-0.2339in" svg:width="3.7083in" svg:height="0.3752in" draw:z-index="87"><draw:object xlink:href="./Object 116" xlink:type="simple" xlink:show="embed" xlink:actuate="onLoad"/><draw:image xlink:href="./ObjectReplacements/Object 116" xlink:type="simple" xlink:show="embed" xlink:actuate="onLoad"/><svg:desc>formula</svg:desc></draw:frame></text:span></text:span></text:p>
      <text:p text:style-name="P18"><text:span text:style-name="MathematicaFormatStandardForm"><text:span text:style-name="T1"/></text:span></text:p>
      <text:p text:style-name="P20"><text:span text:style-name="MathematicaFormatStandardForm"><text:span text:style-name="T76">But what is the relationship between this and the Euler Maclaurin Summation formula?</text:span></text:span></text:p>
      <text:p text:style-name="P19"><text:span text:style-name="MathematicaFormatStandardForm"><text:span text:style-name="T75"/></text:span></text:p>
      <text:p text:style-name="P19"><text:span text:style-name="MathematicaFormatStandardForm"><text:span text:style-name="T75">…</text:span></text:span></text:p>
      <text:p text:style-name="P19"><text:span text:style-name="MathematicaFormatStandardForm"><text:span text:style-name="T75"/></text:span></text:p>
      <text:p text:style-name="P21"><text:span text:style-name="MathematicaFormatStandardForm"><text:span text:style-name="T77">I MUST be missing something here.</text:span></text:span></text:p>
      <text:p text:style-name="P21"><text:span text:style-name="MathematicaFormatStandardForm"><text:span text:style-name="T77"/></text:span></text:p>
      <text:p text:style-name="P222"><text:span text:style-name="MathematicaFormatStandardForm"><text:span text:style-name="T78">Sigh. <text:s/>And indeed I am. <text:s/>This is known.</text:span></text:span></text:p>
      <text:p text:style-name="P276"><text:span text:style-name="MathematicaFormatStandardForm"><text:span text:style-name="T94"/></text:span></text:p>
      <text:p text:style-name="P26"><text:span text:style-name="MathematicaFormatStandardForm"><text:span text:style-name="T94"/></text:span></text:p>
      <text:p text:style-name="P26"><text:span text:style-name="MathematicaFormatStandardForm"><text:span text:style-name="T94"/></text:span></text:p>
      <text:p text:style-name="P300"><text:span text:style-name="MathematicaFormatStandardForm"><text:span text:style-name="T217">[</text:span></text:span><text:span text:style-name="MathematicaFormatStandardForm"><text:span text:style-name="T223">Here I draw out some of the conclusions of that one symmetric identity</text:span></text:span><text:span text:style-name="MathematicaFormatStandardForm"><text:span text:style-name="T217">]</text:span></text:span></text:p>
      <text:p text:style-name="P26"><text:span text:style-name="MathematicaFormatStandardForm"><text:span text:style-name="T94"/></text:span></text:p>
      <text:p text:style-name="P26"><text:span text:style-name="MathematicaFormatStandardForm"><text:span text:style-name="T94">Drawing from</text:span></text:span></text:p>
      <text:p text:style-name="P26"><text:span text:style-name="MathematicaFormatStandardForm"><text:span text:style-name="T94"/></text:span></text:p>
      <text:p text:style-name="P26"><text:span text:style-name="MathematicaFormatStandardForm"><text:span text:style-name="T1"><draw:frame draw:style-name="fr2" draw:name="Object84" text:anchor-type="as-char" svg:y="-0.2547in" svg:width="4.3484in" svg:height="0.4193in" draw:z-index="332"><draw:object xlink:href="./Object 71" xlink:type="simple" xlink:show="embed" xlink:actuate="onLoad"/><draw:image xlink:href="./ObjectReplacements/Object 71" xlink:type="simple" xlink:show="embed" xlink:actuate="onLoad"/><svg:desc>formula</svg:desc></draw:frame></text:span></text:span></text:p>
      <text:p text:style-name="P26"><text:span text:style-name="MathematicaFormatStandardForm"><text:span text:style-name="T1"/></text:span></text:p>
      <text:p text:style-name="P26"><text:span text:style-name="MathematicaFormatStandardForm"><text:span text:style-name="T1">...</text:span></text:span></text:p>
      <text:p text:style-name="P23"><text:span text:style-name="MathematicaFormatStandardForm"><text:span text:style-name="T1"/></text:span></text:p>
      <text:p text:style-name="P23"><text:span text:style-name="MathematicaFormatStandardForm"><text:span text:style-name="T1"><draw:frame draw:style-name="fr2" draw:name="Object80" text:anchor-type="as-char" svg:y="-0.2547in" svg:width="2.3846in" svg:height="0.4193in" draw:z-index="88"><draw:object xlink:href="./Object 54" xlink:type="simple" xlink:show="embed" xlink:actuate="onLoad"/><draw:image xlink:href="./ObjectReplacements/Object 54" xlink:type="simple" xlink:show="embed" xlink:actuate="onLoad"/><svg:desc>formula</svg:desc></draw:frame></text:span></text:span></text:p>
      <text:p text:style-name="P23"><text:span text:style-name="MathematicaFormatStandardForm"><text:span text:style-name="T1"/></text:span></text:p>
      <text:p text:style-name="P24"><text:span text:style-name="MathematicaFormatStandardForm"><text:span text:style-name="T1"><draw:frame draw:style-name="fr2" draw:name="Object83" text:anchor-type="as-char" svg:y="-0.2583in" svg:width="2.6575in" svg:height="0.4228in" draw:z-index="333"><draw:object xlink:href="./Object 70" xlink:type="simple" xlink:show="embed" xlink:actuate="onLoad"/><draw:image xlink:href="./ObjectReplacements/Object 70" xlink:type="simple" xlink:show="embed" xlink:actuate="onLoad"/><svg:desc>formula</svg:desc></draw:frame></text:span></text:span></text:p>
      <text:p text:style-name="P23"><text:span text:style-name="MathematicaFormatStandardForm"><text:span text:style-name="T1"/></text:span></text:p>
      <text:p text:style-name="P23"><text:span text:style-name="MathematicaFormatStandardForm"><text:span text:style-name="T1"><draw:frame draw:style-name="fr2" draw:name="Object81" text:anchor-type="as-char" svg:y="-0.2583in" svg:width="2.5854in" svg:height="0.4201in" draw:z-index="89"><draw:object xlink:href="./Object 55" xlink:type="simple" xlink:show="embed" xlink:actuate="onLoad"/><draw:image xlink:href="./ObjectReplacements/Object 55" xlink:type="simple" xlink:show="embed" xlink:actuate="onLoad"/><svg:desc>formula</svg:desc></draw:frame></text:span></text:span></text:p>
      <text:p text:style-name="P23"><text:span text:style-name="MathematicaFormatStandardForm"><text:span text:style-name="T1"/></text:span></text:p>
      <text:p text:style-name="P23"><text:span text:style-name="MathematicaFormatStandardForm"><text:span text:style-name="T92">Are these actually interesting? <text:s/>Are they in any sense more interesting than</text:span></text:span></text:p>
      <text:p text:style-name="P23"><text:span text:style-name="MathematicaFormatStandardForm"><text:span text:style-name="T92"/></text:span></text:p>
      <text:p text:style-name="P23"><text:span text:style-name="MathematicaFormatStandardForm"><text:span text:style-name="T1"><draw:frame draw:style-name="fr1" draw:name="Object82" text:anchor-type="as-char" svg:y="-0.2339in" svg:width="1.6535in" svg:height="0.378in" draw:z-index="90"><draw:object xlink:href="./Object 69" xlink:type="simple" xlink:show="embed" xlink:actuate="onLoad"/><draw:image xlink:href="./ObjectReplacements/Object 69" xlink:type="simple" xlink:show="embed" xlink:actuate="onLoad"/><svg:desc>formula</svg:desc></draw:frame></text:span></text:span></text:p>
      <text:p text:style-name="P23"><text:span text:style-name="MathematicaFormatStandardForm"><text:span text:style-name="T1"/></text:span></text:p>
      <text:p text:style-name="P25"><text:span text:style-name="MathematicaFormatStandardForm"><text:span text:style-name="T93">Maybe yes, in that the alternating series is more difficult to reason about?</text:span></text:span></text:p>
      <text:p text:style-name="P25"><text:span text:style-name="MathematicaFormatStandardForm"><text:span text:style-name="T93"/></text:span></text:p>
      <text:p text:style-name="P25"><text:span text:style-name="MathematicaFormatStandardForm"><text:span text:style-name="T93">…</text:span></text:span></text:p>
      <text:p text:style-name="P25"><text:span text:style-name="MathematicaFormatStandardForm"><text:span text:style-name="T93"/></text:span></text:p>
      <text:p text:style-name="P27"><text:span text:style-name="MathematicaFormatStandardForm"><text:span text:style-name="T1"><draw:frame draw:style-name="fr2" draw:name="Object85" text:anchor-type="as-char" svg:y="-0.2583in" svg:width="2.5854in" svg:height="0.4201in" draw:z-index="91"><draw:object xlink:href="./Object 72" xlink:type="simple" xlink:show="embed" xlink:actuate="onLoad"/><draw:image xlink:href="./ObjectReplacements/Object 72" xlink:type="simple" xlink:show="embed" xlink:actuate="onLoad"/><svg:desc>formula</svg:desc></draw:frame></text:span></text:span></text:p>
      <text:p text:style-name="P27"><text:span text:style-name="MathematicaFormatStandardForm"><text:span text:style-name="T1"/></text:span></text:p>
      <text:p text:style-name="P27"><text:span text:style-name="MathematicaFormatStandardForm"><text:span text:style-name="T95">For this one: </text:span></text:span></text:p>
      <text:p text:style-name="P27"><text:span text:style-name="MathematicaFormatStandardForm"><text:span text:style-name="T95"/></text:span></text:p>
      <text:p text:style-name="P27"><text:span text:style-name="MathematicaFormatStandardForm"><text:span text:style-name="T95">IF re(x)=0, then the real part of this limit is 0. <text:s/>Either the imaginary part converges to 0, or it doesn't converge, and the curve bounding it on either side grows.</text:span></text:span></text:p>
      <text:p text:style-name="P27"><text:span text:style-name="MathematicaFormatStandardForm"><text:span text:style-name="T95"/></text:span></text:p>
      <text:p text:style-name="P27"><text:span text:style-name="MathematicaFormatStandardForm"><text:span text:style-name="T95">If re(x) &lt;&gt; 0, then real part doesn't converge. <text:s/>I don't think the imaginary part converges either, but it's hard to tell.</text:span></text:span></text:p>
      <text:p text:style-name="P27"><text:span text:style-name="MathematicaFormatStandardForm"><text:span text:style-name="T95"/></text:span></text:p>
      <text:p text:style-name="P27"><text:span text:style-name="MathematicaFormatStandardForm"><text:span text:style-name="T95">This can be rewritten as</text:span></text:span></text:p>
      <text:p text:style-name="P27"><text:span text:style-name="MathematicaFormatStandardForm"><text:span text:style-name="T95"/></text:span></text:p>
      <text:p text:style-name="P27"><text:span text:style-name="MathematicaFormatStandardForm"><text:span text:style-name="T1"><draw:frame draw:style-name="fr2" draw:name="Object86" text:anchor-type="as-char" svg:y="-0.2583in" svg:width="2.3154in" svg:height="0.4043in" draw:z-index="92"><draw:object xlink:href="./Object 143" xlink:type="simple" xlink:show="embed" xlink:actuate="onLoad"/><draw:image xlink:href="./ObjectReplacements/Object 143" xlink:type="simple" xlink:show="embed" xlink:actuate="onLoad"/><svg:desc>formula</svg:desc></draw:frame></text:span></text:span></text:p>
      <text:p text:style-name="P27"><text:span text:style-name="MathematicaFormatStandardForm"><text:span text:style-name="T1"/></text:span></text:p>
      <text:p text:style-name="P136"><text:span text:style-name="MathematicaFormatStandardForm"><text:span text:style-name="T162">or</text:span></text:span></text:p>
      <text:p text:style-name="P27"><text:span text:style-name="MathematicaFormatStandardForm"><text:span text:style-name="T1"/></text:span></text:p>
      <text:p text:style-name="P136"><text:span text:style-name="MathematicaFormatStandardForm"><text:span text:style-name="T1"><draw:frame draw:style-name="fr2" draw:name="Object207" text:anchor-type="as-char" svg:y="-0.2583in" svg:width="2.0228in" svg:height="0.4016in" draw:z-index="337"><draw:object xlink:href="./Object 275" xlink:type="simple" xlink:show="embed" xlink:actuate="onLoad"/><draw:image xlink:href="./ObjectReplacements/Object 275" xlink:type="simple" xlink:show="embed" xlink:actuate="onLoad"/><svg:desc>formula</svg:desc></draw:frame></text:span></text:span></text:p>
      <text:p text:style-name="P273"><text:span text:style-name="MathematicaFormatStandardForm"><text:span text:style-name="T96"><text:tab/>Here is the chain of thought.</text:span></text:span></text:p>
      <text:p text:style-name="P247"><text:span text:style-name="MathematicaFormatStandardForm"><text:span text:style-name="T96"/></text:span></text:p>
      <text:p text:style-name="P247"><text:span text:style-name="MathematicaFormatStandardForm"><text:span text:style-name="T96"><text:tab/>Start with this identity which, </text:span></text:span><text:span text:style-name="MathematicaFormatStandardForm"><text:span text:style-name="T105">if it is true,</text:span></text:span><text:span text:style-name="MathematicaFormatStandardForm"><text:span text:style-name="T96"> is just true for any zeta(s), for re(s)&gt;0 (?), </text:span></text:span><text:span text:style-name="MathematicaFormatStandardForm"><text:span text:style-name="T97">and s+x &gt; 0, and s+y &gt; 0.</text:span></text:span></text:p>
      <text:p text:style-name="P247"><text:span text:style-name="MathematicaFormatStandardForm"><text:span text:style-name="T96"/></text:span></text:p>
      <text:p text:style-name="P28"><text:span text:style-name="MathematicaFormatStandardForm"><text:span text:style-name="T1"><draw:frame draw:style-name="fr2" draw:name="Object87" text:anchor-type="as-char" svg:y="-0.1646in" svg:width="4.1465in" svg:height="0.3075in" draw:z-index="93"><draw:object xlink:href="./Object 155" xlink:type="simple" xlink:show="embed" xlink:actuate="onLoad"/><draw:image xlink:href="./ObjectReplacements/Object 155" xlink:type="simple" xlink:show="embed" xlink:actuate="onLoad"/><svg:desc>formula</svg:desc></draw:frame></text:span></text:span></text:p>
      <text:p text:style-name="P28"><text:span text:style-name="MathematicaFormatStandardForm"><text:span text:style-name="T1"/></text:span></text:p>
      <text:p text:style-name="P248"><text:span text:style-name="MathematicaFormatStandardForm"><text:span text:style-name="T96"><text:tab/>Because of the reflection formula, </text:span></text:span><text:span text:style-name="MathematicaFormatStandardForm"><text:span text:style-name="T97">nontrivial </text:span></text:span><text:span text:style-name="MathematicaFormatStandardForm"><text:span text:style-name="T96">zeta zeros </text:span></text:span><text:span text:style-name="MathematicaFormatStandardForm"><text:span text:style-name="T97">in the critical strip </text:span></text:span><text:span text:style-name="MathematicaFormatStandardForm"><text:span text:style-name="T96">have to come in pairs of (½-x) and (1/2-x) <text:s/></text:span></text:span><text:span text:style-name="MathematicaFormatStandardForm"><text:span text:style-name="T97">So let's</text:span></text:span><text:span text:style-name="MathematicaFormatStandardForm"><text:span text:style-name="T96"> let </text:span></text:span><text:span text:style-name="MathematicaFormatStandardForm"><text:span text:style-name="T209">s</text:span></text:span><text:span text:style-name="MathematicaFormatStandardForm"><text:span text:style-name="T96"> be ½, and </text:span></text:span><text:span text:style-name="MathematicaFormatStandardForm"><text:span text:style-name="T209">y</text:span></text:span><text:span text:style-name="MathematicaFormatStandardForm"><text:span text:style-name="T96"> be </text:span></text:span><text:span text:style-name="MathematicaFormatStandardForm"><text:span text:style-name="T209">-x. <text:s/></text:span></text:span><text:span text:style-name="MathematicaFormatStandardForm"><text:span text:style-name="T98">The following is still a true statement for any 0 &lt; re(x) &lt; ½.</text:span></text:span></text:p>
      <text:p text:style-name="P28"><text:span text:style-name="MathematicaFormatStandardForm"><text:span text:style-name="T96"/></text:span></text:p>
      <text:p text:style-name="P28"><text:span text:style-name="MathematicaFormatStandardForm"><text:span text:style-name="T1"><draw:frame draw:style-name="fr2" draw:name="Object88" text:anchor-type="as-char" svg:y="-0.2583in" svg:width="4.2626in" svg:height="0.4043in" draw:z-index="94"><draw:object xlink:href="./Object 156" xlink:type="simple" xlink:show="embed" xlink:actuate="onLoad"/><draw:image xlink:href="./ObjectReplacements/Object 156" xlink:type="simple" xlink:show="embed" xlink:actuate="onLoad"/><svg:desc>formula</svg:desc></draw:frame></text:span></text:span></text:p>
      <text:p text:style-name="P28"><text:span text:style-name="MathematicaFormatStandardForm"><text:span text:style-name="T1"/></text:span></text:p>
      <text:p text:style-name="P249"><text:span text:style-name="MathematicaFormatStandardForm"><text:span text:style-name="T98"><text:tab/>Now, IF</text:span></text:span><text:span text:style-name="MathematicaFormatStandardForm"><text:span text:style-name="T1"><draw:frame draw:style-name="fr1" draw:name="Object89" text:anchor-type="as-char" svg:y="-0.2043in" svg:width="0.752in" svg:height="0.3283in" draw:z-index="95"><draw:object xlink:href="./Object 157" xlink:type="simple" xlink:show="embed" xlink:actuate="onLoad"/><draw:image xlink:href="./ObjectReplacements/Object 157" xlink:type="simple" xlink:show="embed" xlink:actuate="onLoad"/><svg:desc>formula</svg:desc></draw:frame></text:span></text:span><text:span text:style-name="MathematicaFormatStandardForm"><text:span text:style-name="T98">(and thus</text:span></text:span><text:span text:style-name="MathematicaFormatStandardForm"><text:span text:style-name="T1"><draw:frame draw:style-name="fr1" draw:name="Object90" text:anchor-type="as-char" svg:y="-0.2043in" svg:width="0.7311in" svg:height="0.3283in" draw:z-index="96"><draw:object xlink:href="./Object 158" xlink:type="simple" xlink:show="embed" xlink:actuate="onLoad"/><draw:image xlink:href="./ObjectReplacements/Object 158" xlink:type="simple" xlink:show="embed" xlink:actuate="onLoad"/><svg:desc>formula</svg:desc></draw:frame></text:span></text:span><text:span text:style-name="MathematicaFormatStandardForm"><text:span text:style-name="T98">), the following will thus HAVE to be true</text:span></text:span></text:p>
      <text:p text:style-name="P249"><text:span text:style-name="MathematicaFormatStandardForm"><text:span text:style-name="T98"/></text:span></text:p>
      <text:p text:style-name="P29"><text:span text:style-name="MathematicaFormatStandardForm"><text:span text:style-name="T1"><draw:frame draw:style-name="fr1" draw:name="Object91" text:anchor-type="as-char" svg:y="-0.2374in" svg:width="3.2429in" svg:height="0.3626in" draw:z-index="97"><draw:object xlink:href="./Object 159" xlink:type="simple" xlink:show="embed" xlink:actuate="onLoad"/><draw:image xlink:href="./ObjectReplacements/Object 159" xlink:type="simple" xlink:show="embed" xlink:actuate="onLoad"/><svg:desc>formula</svg:desc></draw:frame></text:span></text:span></text:p>
      <text:p text:style-name="P29"><text:span text:style-name="MathematicaFormatStandardForm"><text:span text:style-name="T1"/></text:span></text:p>
      <text:p text:style-name="P249"><text:span text:style-name="MathematicaFormatStandardForm"><text:span text:style-name="T98">which is </text:span></text:span><text:span text:style-name="MathematicaFormatStandardForm"><text:span text:style-name="T106">to say</text:span></text:span></text:p>
      <text:p text:style-name="P249"><text:span text:style-name="MathematicaFormatStandardForm"><text:span text:style-name="T98"/></text:span></text:p>
      <text:p text:style-name="P29"><text:span text:style-name="MathematicaFormatStandardForm"><text:span text:style-name="T1"><draw:frame draw:style-name="fr2" draw:name="Object92" text:anchor-type="as-char" svg:y="-0.2583in" svg:width="2.8252in" svg:height="0.4043in" draw:z-index="98"><draw:object xlink:href="./Object 160" xlink:type="simple" xlink:show="embed" xlink:actuate="onLoad"/><draw:image xlink:href="./ObjectReplacements/Object 160" xlink:type="simple" xlink:show="embed" xlink:actuate="onLoad"/><svg:desc>formula</svg:desc></draw:frame></text:span></text:span></text:p>
      <text:p text:style-name="P29"><text:span text:style-name="MathematicaFormatStandardForm"><text:span text:style-name="T1"/></text:span></text:p>
      <text:p text:style-name="P249"><text:span text:style-name="MathematicaFormatStandardForm"><text:span text:style-name="T98">in order for the original identity to remain satisfied. <text:s/>And conversely, if there is no way for this equation to be satisfied with certain values of x, then there is no way for the zeta function to have zeros for those values of x either. <text:s/></text:span></text:span><text:span text:style-name="MathematicaFormatStandardForm"><text:span text:style-name="T99">It is not the case that if this identity is satisfied for some value of x, the zeta function will have a corresponding zero. <text:s/>It is necessary but not sufficient.</text:span></text:span></text:p>
      <text:p text:style-name="P249"><text:span text:style-name="MathematicaFormatStandardForm"><text:span text:style-name="T98"/></text:span></text:p>
      <text:p text:style-name="P249"><text:span text:style-name="MathematicaFormatStandardForm"><text:span text:style-name="T98"><text:tab/></text:span></text:span><text:span text:style-name="MathematicaFormatStandardForm"><text:span text:style-name="T99">Some observations:</text:span></text:span></text:p>
      <text:p text:style-name="P249"><text:span text:style-name="MathematicaFormatStandardForm"><text:span text:style-name="T99"/></text:span></text:p>
      <text:p text:style-name="P250"><text:span text:style-name="MathematicaFormatStandardForm"><text:span text:style-name="T99">If re(s)=0, then the real part of the limit will always be 0. <text:s/>This makes satisfying the equation much simpler.</text:span></text:span></text:p>
      <text:p text:style-name="P250"><text:span text:style-name="MathematicaFormatStandardForm"><text:span text:style-name="T99"/></text:span></text:p>
      <text:p text:style-name="P251"><text:span text:style-name="MathematicaFormatStandardForm"><text:span text:style-name="T100">This thing is worth graphing.</text:span></text:span></text:p>
      <text:p text:style-name="P251"><text:span text:style-name="MathematicaFormatStandardForm"><text:span text:style-name="T101"/></text:span></text:p>
      <text:p text:style-name="P252"><text:span text:style-name="MathematicaFormatStandardForm"><text:span text:style-name="T101">My intuition is that there is some way these waves are fundamentally in the same phase with each other such that they can never equal 0 at the same time, similar to sin(x)+cos(x) = 0.</text:span></text:span></text:p>
      <text:p text:style-name="P252"><text:span text:style-name="MathematicaFormatStandardForm"><text:span text:style-name="T101"/></text:span></text:p>
      <text:p text:style-name="P253"><text:span text:style-name="MathematicaFormatStandardForm"><text:span text:style-name="T102">So what causes the shapes?</text:span></text:span></text:p>
      <text:p text:style-name="P253"><text:span text:style-name="MathematicaFormatStandardForm"><text:span text:style-name="T102"/></text:span></text:p>
      <text:p text:style-name="P254"><text:span text:style-name="MathematicaFormatStandardForm"><text:span text:style-name="T103">This equation is actually really interesting because the contours bounding the waves are clearly visible regardless of the value of x – and the shapes are visible for both real and imaginary graphs.</text:span></text:span></text:p>
      <text:p text:style-name="P254"><text:span text:style-name="MathematicaFormatStandardForm"><text:span text:style-name="T103"/></text:span></text:p>
      <text:p text:style-name="P255"><text:span text:style-name="MathematicaFormatStandardForm"><text:span text:style-name="T107">IF re(s)=0, then the values of of the imaginary part of the limit seem to be bound by fixed sized curves, no matter how big n gets. <text:s/>It's the same curves.</text:span></text:span></text:p>
      <text:p text:style-name="P255"><text:span text:style-name="MathematicaFormatStandardForm"><text:span text:style-name="T107"/></text:span></text:p>
      <text:p text:style-name="P255"><text:span text:style-name="MathematicaFormatStandardForm"><text:span text:style-name="T107">If re(s) &lt;&gt; 0, the the values of both the imaginary and real parts of the limit seem to be bound by the same curves, but the curves scale out bigger and bigger as n gets bigger.</text:span></text:span></text:p>
      <text:p text:style-name="P255"><text:span text:style-name="MathematicaFormatStandardForm"><text:span text:style-name="T107"/></text:span></text:p>
      <text:p text:style-name="P255"><text:span text:style-name="MathematicaFormatStandardForm"><text:span text:style-name="T107">As re(s) gets bigger, the pinched parts get looser and looser, as well as the bounding curve getting much bigger more generally.</text:span></text:span></text:p>
      <text:p text:style-name="P259"><text:span text:style-name="MathematicaFormatStandardForm"><text:span text:style-name="T1"><draw:frame draw:style-name="fr2" draw:name="Object93" text:anchor-type="as-char" svg:y="-0.2583in" svg:width="3.0035in" svg:height="0.4043in" draw:z-index="99"><draw:object xlink:href="./Object 161" xlink:type="simple" xlink:show="embed" xlink:actuate="onLoad"/><draw:image xlink:href="./ObjectReplacements/Object 161" xlink:type="simple" xlink:show="embed" xlink:actuate="onLoad"/><svg:desc>formula</svg:desc></draw:frame></text:span></text:span></text:p>
      <text:p text:style-name="P30"><text:span text:style-name="MathematicaFormatStandardForm"><text:span text:style-name="T1"/></text:span></text:p>
      <text:p text:style-name="P30"><text:span text:style-name="MathematicaFormatStandardForm"><text:span text:style-name="T1"><draw:frame draw:style-name="fr2" draw:name="Object94" text:anchor-type="as-char" svg:y="-0.2583in" svg:width="3.1563in" svg:height="0.4043in" draw:z-index="100"><draw:object xlink:href="./Object 162" xlink:type="simple" xlink:show="embed" xlink:actuate="onLoad"/><draw:image xlink:href="./ObjectReplacements/Object 162" xlink:type="simple" xlink:show="embed" xlink:actuate="onLoad"/><svg:desc>formula</svg:desc></draw:frame></text:span></text:span></text:p>
      <text:p text:style-name="P30"><text:span text:style-name="MathematicaFormatStandardForm"><text:span text:style-name="T1"/></text:span></text:p>
      <text:p text:style-name="P30"><text:span text:style-name="MathematicaFormatStandardForm"><text:span text:style-name="T1">…</text:span></text:span></text:p>
      <text:p text:style-name="P30"><text:span text:style-name="MathematicaFormatStandardForm"><text:span text:style-name="T104"/></text:span></text:p>
      <text:p text:style-name="P31"><text:span text:style-name="MathematicaFormatStandardForm"><text:span text:style-name="T1"><draw:frame draw:style-name="fr2" draw:name="Object96" text:anchor-type="as-char" svg:y="-0.2583in" svg:width="2.9165in" svg:height="0.4201in" draw:z-index="101"><draw:object xlink:href="./Object 164" xlink:type="simple" xlink:show="embed" xlink:actuate="onLoad"/><draw:image xlink:href="./ObjectReplacements/Object 164" xlink:type="simple" xlink:show="embed" xlink:actuate="onLoad"/><svg:desc>formula</svg:desc></draw:frame></text:span></text:span></text:p>
      <text:p text:style-name="P275"><text:span text:style-name="MathematicaFormatStandardForm"><text:span text:style-name="T108"/></text:span></text:p>
      <text:p text:style-name="P32"><text:span text:style-name="MathematicaFormatStandardForm"><text:span text:style-name="T108"/></text:span></text:p>
      <text:p text:style-name="P32"><text:span text:style-name="MathematicaFormatStandardForm"><text:span text:style-name="T108"/></text:span></text:p>
      <text:p text:style-name="P301"><text:span text:style-name="MathematicaFormatStandardForm"><text:span text:style-name="T217">[</text:span></text:span><text:span text:style-name="MathematicaFormatStandardForm"><text:span text:style-name="T224">Now I take a leap and finally express that symmetric identity in terms of trig functions</text:span></text:span><text:span text:style-name="MathematicaFormatStandardForm"><text:span text:style-name="T217">]</text:span></text:span></text:p>
      <text:p text:style-name="P32"><text:span text:style-name="MathematicaFormatStandardForm"><text:span text:style-name="T108"/></text:span></text:p>
      <text:p text:style-name="P32"><text:span text:style-name="MathematicaFormatStandardForm"><text:span text:style-name="T108">So here's an interesting question. <text:s/>For re(x)=0, in this equation,</text:span></text:span></text:p>
      <text:p text:style-name="P32"><text:span text:style-name="MathematicaFormatStandardForm"><text:span text:style-name="T108"/></text:span></text:p>
      <text:p text:style-name="P32"><text:span text:style-name="MathematicaFormatStandardForm"><text:span text:style-name="T1"><draw:frame draw:style-name="fr2" draw:name="Object97" text:anchor-type="as-char" svg:y="-0.2583in" svg:width="2.6382in" svg:height="0.4043in" draw:z-index="102"><draw:object xlink:href="./Object 165" xlink:type="simple" xlink:show="embed" xlink:actuate="onLoad"/><draw:image xlink:href="./ObjectReplacements/Object 165" xlink:type="simple" xlink:show="embed" xlink:actuate="onLoad"/><svg:desc>formula</svg:desc></draw:frame></text:span></text:span></text:p>
      <text:p text:style-name="P32"><text:span text:style-name="MathematicaFormatStandardForm"><text:span text:style-name="T1"/></text:span></text:p>
      <text:p text:style-name="P256"><text:span text:style-name="MathematicaFormatStandardForm"><text:span text:style-name="T108">the harmonic number terms are complex conjugates. <text:s/>They have the same magnitudes and their real parts are identical. Their complex parts have opposite signs.</text:span></text:span></text:p>
      <text:p text:style-name="P256"><text:span text:style-name="MathematicaFormatStandardForm"><text:span text:style-name="T108"><text:tab/></text:span></text:span><text:span text:style-name="MathematicaFormatStandardForm"><text:span text:style-name="T109">So what, exactly, makes them = 0?</text:span></text:span></text:p>
      <text:p text:style-name="P256"><text:span text:style-name="MathematicaFormatStandardForm"><text:span text:style-name="T110"/></text:span></text:p>
      <text:p text:style-name="P33"><text:span text:style-name="MathematicaFormatStandardForm"><text:span text:style-name="T111">At the zeroes, </text:span></text:span></text:p>
      <text:p text:style-name="P33"><text:span text:style-name="MathematicaFormatStandardForm"><text:span text:style-name="T111"/></text:span></text:p>
      <text:p text:style-name="P33"><text:span text:style-name="MathematicaFormatStandardForm"><text:span text:style-name="T1"><draw:frame draw:style-name="fr1" draw:name="Object99" text:anchor-type="as-char" svg:y="-0.2165in" svg:width="1.6866in" svg:height="0.3583in" draw:z-index="103"><draw:object xlink:href="./Object 167" xlink:type="simple" xlink:show="embed" xlink:actuate="onLoad"/><draw:image xlink:href="./ObjectReplacements/Object 167" xlink:type="simple" xlink:show="embed" xlink:actuate="onLoad"/><svg:desc>formula</svg:desc></draw:frame></text:span></text:span></text:p>
      <text:p text:style-name="P33"><text:span text:style-name="MathematicaFormatStandardForm"><text:span text:style-name="T111">and</text:span></text:span></text:p>
      <text:p text:style-name="P33"><text:span text:style-name="MathematicaFormatStandardForm"><text:span text:style-name="T1"><draw:frame draw:style-name="fr1" draw:name="Object100" text:anchor-type="as-char" svg:y="-0.2374in" svg:width="1.5626in" svg:height="0.3626in" draw:z-index="104"><draw:object xlink:href="./Object 168" xlink:type="simple" xlink:show="embed" xlink:actuate="onLoad"/><draw:image xlink:href="./ObjectReplacements/Object 168" xlink:type="simple" xlink:show="embed" xlink:actuate="onLoad"/><svg:desc>formula</svg:desc></draw:frame></text:span></text:span></text:p>
      <text:p text:style-name="P33"><text:span text:style-name="MathematicaFormatStandardForm"><text:span text:style-name="T1">…</text:span></text:span></text:p>
      <text:p text:style-name="P33"><text:span text:style-name="MathematicaFormatStandardForm"><text:span text:style-name="T1"/></text:span></text:p>
      <text:p text:style-name="P34"><text:span text:style-name="MathematicaFormatStandardForm"><text:span text:style-name="T1"><draw:frame draw:style-name="fr1" draw:name="Object116" text:anchor-type="as-char" svg:y="-0.2339in" svg:width="1.4193in" svg:height="0.3752in" draw:z-index="105"><draw:object xlink:href="./Object 184" xlink:type="simple" xlink:show="embed" xlink:actuate="onLoad"/><draw:image xlink:href="./ObjectReplacements/Object 184" xlink:type="simple" xlink:show="embed" xlink:actuate="onLoad"/><svg:desc>formula</svg:desc></draw:frame></text:span></text:span></text:p>
      <text:p text:style-name="P34"><text:span text:style-name="MathematicaFormatStandardForm"><text:span text:style-name="T1"/></text:span></text:p>
      <text:p text:style-name="P48"><text:span text:style-name="MathematicaFormatStandardForm"><text:span text:style-name="T1"><draw:frame draw:style-name="fr1" draw:name="Object95" text:anchor-type="as-char" svg:y="-0.2374in" svg:width="1.8819in" svg:height="0.3783in" draw:z-index="346"><draw:object xlink:href="./Object 163" xlink:type="simple" xlink:show="embed" xlink:actuate="onLoad"/><draw:image xlink:href="./ObjectReplacements/Object 163" xlink:type="simple" xlink:show="embed" xlink:actuate="onLoad"/><svg:desc>formula</svg:desc></draw:frame></text:span></text:span></text:p>
      <text:p text:style-name="P48"><text:span text:style-name="MathematicaFormatStandardForm"><text:span text:style-name="T1"><draw:frame draw:style-name="fr1" draw:name="Object98" text:anchor-type="as-char" svg:y="-0.2374in" svg:width="1.8465in" svg:height="0.3783in" draw:z-index="350"><draw:object xlink:href="./Object 166" xlink:type="simple" xlink:show="embed" xlink:actuate="onLoad"/><draw:image xlink:href="./ObjectReplacements/Object 166" xlink:type="simple" xlink:show="embed" xlink:actuate="onLoad"/><svg:desc>formula</svg:desc></draw:frame></text:span></text:span></text:p>
      <text:p text:style-name="P49"><text:span text:style-name="MathematicaFormatStandardForm"><text:span text:style-name="T1"><draw:frame draw:style-name="fr1" draw:name="Object104" text:anchor-type="as-char" svg:y="-0.2374in" svg:width="3.7917in" svg:height="0.3783in" draw:z-index="352"><draw:object xlink:href="./Object 172" xlink:type="simple" xlink:show="embed" xlink:actuate="onLoad"/><draw:image xlink:href="./ObjectReplacements/Object 172" xlink:type="simple" xlink:show="embed" xlink:actuate="onLoad"/><svg:desc>formula</svg:desc></draw:frame></text:span></text:span></text:p>
      <text:p text:style-name="P49"><text:span text:style-name="MathematicaFormatStandardForm"><text:span text:style-name="T1"><draw:frame draw:style-name="fr1" draw:name="Object105" text:anchor-type="as-char" svg:y="-0.2374in" svg:width="2.4429in" svg:height="0.3783in" draw:z-index="358"><draw:object xlink:href="./Object 173" xlink:type="simple" xlink:show="embed" xlink:actuate="onLoad"/><draw:image xlink:href="./ObjectReplacements/Object 173" xlink:type="simple" xlink:show="embed" xlink:actuate="onLoad"/><svg:desc>formula</svg:desc></draw:frame></text:span></text:span></text:p>
      <text:p text:style-name="P178"><text:span text:style-name="MathematicaFormatStandardForm"><text:span text:style-name="T1"><draw:frame draw:style-name="fr1" draw:name="Object102" text:anchor-type="as-char" svg:y="-0.2043in" svg:width="3.1217in" svg:height="0.3283in" draw:z-index="370"><draw:object xlink:href="./Object 170" xlink:type="simple" xlink:show="embed" xlink:actuate="onLoad"/><draw:image xlink:href="./ObjectReplacements/Object 170" xlink:type="simple" xlink:show="embed" xlink:actuate="onLoad"/><svg:desc>formula</svg:desc></draw:frame></text:span></text:span></text:p>
      <text:p text:style-name="P34"><text:span text:style-name="MathematicaFormatStandardForm"><text:span text:style-name="T1"/></text:span></text:p>
      <text:p text:style-name="P34"><text:span text:style-name="MathematicaFormatStandardForm"><text:span text:style-name="T1"><draw:frame draw:style-name="fr2" draw:name="Object117" text:anchor-type="as-char" svg:y="-0.2583in" svg:width="3.8717in" svg:height="0.4201in" draw:z-index="106"><draw:object xlink:href="./Object 185" xlink:type="simple" xlink:show="embed" xlink:actuate="onLoad"/><draw:image xlink:href="./ObjectReplacements/Object 185" xlink:type="simple" xlink:show="embed" xlink:actuate="onLoad"/><svg:desc>formula</svg:desc></draw:frame></text:span></text:span></text:p>
      <text:p text:style-name="P34"><text:span text:style-name="MathematicaFormatStandardForm"><text:span text:style-name="T1"/></text:span></text:p>
      <text:p text:style-name="P34"><text:span text:style-name="MathematicaFormatStandardForm"><text:span text:style-name="T1"><draw:frame draw:style-name="fr2" draw:name="Object118" text:anchor-type="as-char" svg:y="-0.2547in" svg:width="3.7083in" svg:height="0.4165in" draw:z-index="107"><draw:object xlink:href="./Object 186" xlink:type="simple" xlink:show="embed" xlink:actuate="onLoad"/><draw:image xlink:href="./ObjectReplacements/Object 186" xlink:type="simple" xlink:show="embed" xlink:actuate="onLoad"/><svg:desc>formula</svg:desc></draw:frame></text:span></text:span></text:p>
      <text:p text:style-name="P34"><text:span text:style-name="MathematicaFormatStandardForm"><text:span text:style-name="T1"/></text:span></text:p>
      <text:p text:style-name="P35"><text:span text:style-name="MathematicaFormatStandardForm"><text:span text:style-name="T1"><draw:frame draw:style-name="fr2" draw:name="Object119" text:anchor-type="as-char" svg:y="-0.2547in" svg:width="3.1047in" svg:height="0.4165in" draw:z-index="108"><draw:object xlink:href="./Object 187" xlink:type="simple" xlink:show="embed" xlink:actuate="onLoad"/><draw:image xlink:href="./ObjectReplacements/Object 187" xlink:type="simple" xlink:show="embed" xlink:actuate="onLoad"/><svg:desc>formula</svg:desc></draw:frame></text:span></text:span></text:p>
      <text:p text:style-name="P35"><text:span text:style-name="MathematicaFormatStandardForm"><text:span text:style-name="T1"/></text:span></text:p>
      <text:p text:style-name="P36"><text:span text:style-name="MathematicaFormatStandardForm"><text:span text:style-name="T1"><draw:frame draw:style-name="fr2" draw:name="Object120" text:anchor-type="as-char" svg:y="-0.2547in" svg:width="2.5937in" svg:height="0.4165in" draw:z-index="109"><draw:object xlink:href="./Object 188" xlink:type="simple" xlink:show="embed" xlink:actuate="onLoad"/><draw:image xlink:href="./ObjectReplacements/Object 188" xlink:type="simple" xlink:show="embed" xlink:actuate="onLoad"/><svg:desc>formula</svg:desc></draw:frame></text:span></text:span></text:p>
      <text:p text:style-name="P36"><text:span text:style-name="MathematicaFormatStandardForm"><text:span text:style-name="T1"/></text:span></text:p>
      <text:p text:style-name="P37"><text:span text:style-name="MathematicaFormatStandardForm"><text:span text:style-name="T1"><draw:frame draw:style-name="fr2" draw:name="Object121" text:anchor-type="as-char" svg:y="-0.2547in" svg:width="2.3717in" svg:height="0.4165in" draw:z-index="110"><draw:object xlink:href="./Object 189" xlink:type="simple" xlink:show="embed" xlink:actuate="onLoad"/><draw:image xlink:href="./ObjectReplacements/Object 189" xlink:type="simple" xlink:show="embed" xlink:actuate="onLoad"/><svg:desc>formula</svg:desc></draw:frame></text:span></text:span></text:p>
      <text:p text:style-name="P37"><text:soft-page-break/><text:span text:style-name="MathematicaFormatStandardForm"><text:span text:style-name="T1"/></text:span></text:p>
      <text:p text:style-name="P37"><text:span text:style-name="MathematicaFormatStandardForm"><text:span text:style-name="T1"><draw:frame draw:style-name="fr2" draw:name="Object122" text:anchor-type="as-char" svg:y="-0.2547in" svg:width="2.6811in" svg:height="0.4165in" draw:z-index="111"><draw:object xlink:href="./Object 190" xlink:type="simple" xlink:show="embed" xlink:actuate="onLoad"/><draw:image xlink:href="./ObjectReplacements/Object 190" xlink:type="simple" xlink:show="embed" xlink:actuate="onLoad"/><svg:desc>formula</svg:desc></draw:frame></text:span></text:span></text:p>
      <text:p text:style-name="P37"><text:span text:style-name="MathematicaFormatStandardForm"><text:span text:style-name="T1"/></text:span></text:p>
      <text:p text:style-name="P37"><text:span text:style-name="MathematicaFormatStandardForm"><text:span text:style-name="T1">…</text:span></text:span></text:p>
      <text:p text:style-name="P37"><text:span text:style-name="MathematicaFormatStandardForm"><text:span text:style-name="T1"/></text:span></text:p>
      <text:p text:style-name="P38"><text:span text:style-name="MathematicaFormatStandardForm"><text:span text:style-name="T1"><draw:frame draw:style-name="fr1" draw:name="Object123" text:anchor-type="as-char" svg:y="-0.2374in" svg:width="2.4346in" svg:height="0.3783in" draw:z-index="112"><draw:object xlink:href="./Object 191" xlink:type="simple" xlink:show="embed" xlink:actuate="onLoad"/><draw:image xlink:href="./ObjectReplacements/Object 191" xlink:type="simple" xlink:show="embed" xlink:actuate="onLoad"/><svg:desc>formula</svg:desc></draw:frame></text:span></text:span></text:p>
      <text:p text:style-name="P38"><text:span text:style-name="MathematicaFormatStandardForm"><text:span text:style-name="T1"/></text:span></text:p>
      <text:p text:style-name="P38"><text:span text:style-name="MathematicaFormatStandardForm"><text:span text:style-name="T1"><draw:frame draw:style-name="fr1" draw:name="Object124" text:anchor-type="as-char" svg:y="-0.2374in" svg:width="2.8035in" svg:height="0.3783in" draw:z-index="113"><draw:object xlink:href="./Object 192" xlink:type="simple" xlink:show="embed" xlink:actuate="onLoad"/><draw:image xlink:href="./ObjectReplacements/Object 192" xlink:type="simple" xlink:show="embed" xlink:actuate="onLoad"/><svg:desc>formula</svg:desc></draw:frame></text:span></text:span></text:p>
      <text:p text:style-name="P38"><text:span text:style-name="MathematicaFormatStandardForm"><text:span text:style-name="T1"/></text:span></text:p>
      <text:p text:style-name="P39"><text:span text:style-name="MathematicaFormatStandardForm"><text:span text:style-name="T1"><draw:frame draw:style-name="fr1" draw:name="Object125" text:anchor-type="as-char" svg:y="-0.2339in" svg:width="3.2047in" svg:height="0.3752in" draw:z-index="114"><draw:object xlink:href="./Object 193" xlink:type="simple" xlink:show="embed" xlink:actuate="onLoad"/><draw:image xlink:href="./ObjectReplacements/Object 193" xlink:type="simple" xlink:show="embed" xlink:actuate="onLoad"/><svg:desc>formula</svg:desc></draw:frame></text:span></text:span></text:p>
      <text:p text:style-name="P39"><text:span text:style-name="MathematicaFormatStandardForm"><text:span text:style-name="T115"/></text:span></text:p>
      <text:p text:style-name="P39"><text:span text:style-name="MathematicaFormatStandardForm"><text:span text:style-name="T1"><draw:frame draw:style-name="fr2" draw:name="Object126" text:anchor-type="as-char" svg:y="-0.2547in" svg:width="2.7173in" svg:height="0.4165in" draw:z-index="318"><draw:object xlink:href="./Object 194" xlink:type="simple" xlink:show="embed" xlink:actuate="onLoad"/><draw:image xlink:href="./ObjectReplacements/Object 194" xlink:type="simple" xlink:show="embed" xlink:actuate="onLoad"/><svg:desc>formula</svg:desc></draw:frame></text:span></text:span></text:p>
      <text:p text:style-name="P39"><text:span text:style-name="MathematicaFormatStandardForm"><text:span text:style-name="T1"/></text:span></text:p>
      <text:p text:style-name="P40"><text:span text:style-name="MathematicaFormatStandardForm"><text:span text:style-name="T116">Can swap. <text:s/>If x is a real value of the imaginary part of zeta zeros, then the following converges to 0</text:span></text:span></text:p>
      <text:p text:style-name="P40"><text:span text:style-name="MathematicaFormatStandardForm"><text:span text:style-name="T116"/></text:span></text:p>
      <text:p text:style-name="P44"><text:span text:style-name="MathematicaFormatStandardForm"><text:span text:style-name="T1"><draw:frame draw:style-name="fr2" draw:name="Object127" text:anchor-type="as-char" svg:y="-0.2547in" svg:width="2.5752in" svg:height="0.4165in" draw:z-index="373"><draw:object xlink:href="./Object 195" xlink:type="simple" xlink:show="embed" xlink:actuate="onLoad"/><draw:image xlink:href="./ObjectReplacements/Object 195" xlink:type="simple" xlink:show="embed" xlink:actuate="onLoad"/><svg:desc>formula</svg:desc></draw:frame></text:span></text:span></text:p>
      <text:p text:style-name="P44"><text:span text:style-name="MathematicaFormatStandardForm"><text:span text:style-name="T112"/></text:span></text:p>
      <text:p text:style-name="P44"><text:span text:style-name="MathematicaFormatStandardForm"><text:span text:style-name="T1">…</text:span></text:span></text:p>
      <text:p text:style-name="P44"><text:span text:style-name="MathematicaFormatStandardForm"><text:span text:style-name="T117"/></text:span></text:p>
      <text:p text:style-name="P44"><text:span text:style-name="MathematicaFormatStandardForm"><text:span text:style-name="T117">Okay. <text:s/>Here is an analysis kind of question. <text:s/>Take</text:span></text:span></text:p>
      <text:p text:style-name="P41"><text:span text:style-name="MathematicaFormatStandardForm"><text:span text:style-name="T117"/></text:span></text:p>
      <text:p text:style-name="P41"><text:span text:style-name="MathematicaFormatStandardForm"><text:span text:style-name="T1"><draw:frame draw:style-name="fr1" draw:name="Object128" text:anchor-type="as-char" svg:y="-0.2339in" svg:width="1.1744in" svg:height="0.3752in" draw:z-index="115"><draw:object xlink:href="./Object 196" xlink:type="simple" xlink:show="embed" xlink:actuate="onLoad"/><draw:image xlink:href="./ObjectReplacements/Object 196" xlink:type="simple" xlink:show="embed" xlink:actuate="onLoad"/><svg:desc>formula</svg:desc></draw:frame></text:span></text:span></text:p>
      <text:p text:style-name="P41"><text:span text:style-name="MathematicaFormatStandardForm"><text:span text:style-name="T117"/></text:span></text:p>
      <text:p text:style-name="P41"><text:span text:style-name="MathematicaFormatStandardForm"><text:span text:style-name="T117">If you graph it over the range k = 1 to n, it's basically the same a growing wave, and it's essentially the same wave as n gets bigger (other than, kind of, eliminating discretizing artifacts in the very early terms). <text:s/>The main thing that changes is the line that it oscillates around, which drifts around UNLESS x is the imaginary part of zeta zeros.</text:span></text:span></text:p>
      <text:p text:style-name="P41"><text:span text:style-name="MathematicaFormatStandardForm"><text:span text:style-name="T117"/></text:span></text:p>
      <text:p text:style-name="P57"><text:span text:style-name="MathematicaFormatStandardForm"><text:span text:style-name="T132">Actually, it even stays centered on zero if we add an offset into the sine wave like this:</text:span></text:span></text:p>
      <text:p text:style-name="P41"><text:span text:style-name="MathematicaFormatStandardForm"><text:span text:style-name="T117"/></text:span></text:p>
      <text:p text:style-name="P57"><text:span text:style-name="MathematicaFormatStandardForm"><text:span text:style-name="T1"><draw:frame draw:style-name="fr1" draw:name="Object148" text:anchor-type="as-char" svg:y="-0.2339in" svg:width="1.3744in" svg:height="0.3752in" draw:z-index="311"><draw:object xlink:href="./Object 216" xlink:type="simple" xlink:show="embed" xlink:actuate="onLoad"/><draw:image xlink:href="./ObjectReplacements/Object 216" xlink:type="simple" xlink:show="embed" xlink:actuate="onLoad"/><svg:desc>formula</svg:desc></draw:frame></text:span></text:span></text:p>
      <text:p text:style-name="P57"><text:span text:style-name="MathematicaFormatStandardForm"><text:span text:style-name="T1"/></text:span></text:p>
      <text:p text:style-name="P57"><text:span text:style-name="MathematicaFormatStandardForm"><text:span text:style-name="T1">…</text:span></text:span></text:p>
      <text:p text:style-name="P57"><text:span text:style-name="MathematicaFormatStandardForm"><text:span text:style-name="T1"/></text:span></text:p>
      <text:p text:style-name="P42"><text:span text:style-name="MathematicaFormatStandardForm"><text:span text:style-name="T121">Another one</text:span></text:span><text:span text:style-name="MathematicaFormatStandardForm"><text:span text:style-name="T118">:</text:span></text:span></text:p>
      <text:p text:style-name="P42"><text:span text:style-name="MathematicaFormatStandardForm"><text:span text:style-name="T118"/></text:span></text:p>
      <text:p text:style-name="P45"><text:span text:style-name="MathematicaFormatStandardForm"><text:span text:style-name="T122">Can rewrite </text:span></text:span><text:span text:style-name="MathematicaFormatStandardForm"><text:span text:style-name="T123">earlier identity as</text:span></text:span></text:p>
      <text:p text:style-name="P45"><text:span text:style-name="MathematicaFormatStandardForm"><text:span text:style-name="T122"/></text:span></text:p>
      <text:p text:style-name="P45"><text:span text:style-name="MathematicaFormatStandardForm"><text:span text:style-name="T1"><draw:frame draw:style-name="fr2" draw:name="Object103" text:anchor-type="as-char" svg:y="-0.4256in" svg:width="3.4957in" svg:height="0.798in" draw:z-index="376"><draw:object xlink:href="./Object 171" xlink:type="simple" xlink:show="embed" xlink:actuate="onLoad"/><draw:image xlink:href="./ObjectReplacements/Object 171" xlink:type="simple" xlink:show="embed" xlink:actuate="onLoad"/><svg:desc>formula</svg:desc></draw:frame></text:span></text:span></text:p>
      <text:p text:style-name="P45"><text:span text:style-name="MathematicaFormatStandardForm"><text:span text:style-name="T214"/></text:span></text:p>
      <text:p text:style-name="P45"><text:span text:style-name="MathematicaFormatStandardForm"><text:span text:style-name="T123">The key part here where the zeta zeros show up is</text:span></text:span></text:p>
      <text:p text:style-name="P42"><text:span text:style-name="MathematicaFormatStandardForm"><text:span text:style-name="T118"/></text:span></text:p>
      <text:p text:style-name="P42"><text:soft-page-break/><text:span text:style-name="MathematicaFormatStandardForm"><text:span text:style-name="T1"><draw:frame draw:style-name="fr1" draw:name="Object130" text:anchor-type="as-char" svg:y="-0.2339in" svg:width="1.1465in" svg:height="0.3752in" draw:z-index="116"><draw:object xlink:href="./Object 198" xlink:type="simple" xlink:show="embed" xlink:actuate="onLoad"/><draw:image xlink:href="./ObjectReplacements/Object 198" xlink:type="simple" xlink:show="embed" xlink:actuate="onLoad"/><svg:desc>formula</svg:desc></draw:frame></text:span></text:span></text:p>
      <text:p text:style-name="P43"><text:span text:style-name="MathematicaFormatStandardForm"><text:span text:style-name="T120">and</text:span></text:span></text:p>
      <text:p text:style-name="P43"><text:span text:style-name="MathematicaFormatStandardForm"><text:span text:style-name="T1"><draw:frame draw:style-name="fr1" draw:name="Object131" text:anchor-type="as-char" svg:y="-0.2339in" svg:width="1.1681in" svg:height="0.3752in" draw:z-index="117"><draw:object xlink:href="./Object 199" xlink:type="simple" xlink:show="embed" xlink:actuate="onLoad"/><draw:image xlink:href="./ObjectReplacements/Object 199" xlink:type="simple" xlink:show="embed" xlink:actuate="onLoad"/><svg:desc>formula</svg:desc></draw:frame></text:span></text:span></text:p>
      <text:p text:style-name="P42"><text:span text:style-name="MathematicaFormatStandardForm"><text:span text:style-name="T1"/></text:span></text:p>
      <text:p text:style-name="P46"><text:span text:style-name="MathematicaFormatStandardForm"><text:span text:style-name="T119">Th</text:span></text:span><text:span text:style-name="MathematicaFormatStandardForm"><text:span text:style-name="T120">e</text:span></text:span><text:span text:style-name="MathematicaFormatStandardForm"><text:span text:style-name="T119">s</text:span></text:span><text:span text:style-name="MathematicaFormatStandardForm"><text:span text:style-name="T120">e</text:span></text:span><text:span text:style-name="MathematicaFormatStandardForm"><text:span text:style-name="T119"> wave</text:span></text:span><text:span text:style-name="MathematicaFormatStandardForm"><text:span text:style-name="T120">s</text:span></text:span><text:span text:style-name="MathematicaFormatStandardForm"><text:span text:style-name="T119"> </text:span></text:span><text:span text:style-name="MathematicaFormatStandardForm"><text:span text:style-name="T120">are</text:span></text:span><text:span text:style-name="MathematicaFormatStandardForm"><text:span text:style-name="T119"> centered on 0 at zeta zeros.</text:span></text:span></text:p>
      <text:p text:style-name="P46"><text:span text:style-name="MathematicaFormatStandardForm"><text:span text:style-name="T1"/></text:span></text:p>
      <text:p text:style-name="P56"><text:span text:style-name="MathematicaFormatStandardForm"><text:span text:style-name="T131">Actually, it's </text:span></text:span><text:span text:style-name="MathematicaFormatStandardForm"><text:span text:style-name="T134">much </text:span></text:span><text:span text:style-name="MathematicaFormatStandardForm"><text:span text:style-name="T131">more interesting than that. <text:s/>For any real C,</text:span></text:span></text:p>
      <text:p text:style-name="P56"><text:span text:style-name="MathematicaFormatStandardForm"><text:span text:style-name="T131"/></text:span></text:p>
      <text:p text:style-name="P56"><text:span text:style-name="MathematicaFormatStandardForm"><text:span text:style-name="T1"><draw:frame draw:style-name="fr2" draw:name="Object147" text:anchor-type="as-char" svg:y="-0.2547in" svg:width="1.3882in" svg:height="0.4165in" draw:z-index="140"><draw:object xlink:href="./Object 215" xlink:type="simple" xlink:show="embed" xlink:actuate="onLoad"/><draw:image xlink:href="./ObjectReplacements/Object 215" xlink:type="simple" xlink:show="embed" xlink:actuate="onLoad"/><svg:desc>formula</svg:desc></draw:frame></text:span></text:span></text:p>
      <text:p text:style-name="P56"><text:span text:style-name="MathematicaFormatStandardForm"><text:span text:style-name="T131"/></text:span></text:p>
      <text:p text:style-name="P56"><text:span text:style-name="MathematicaFormatStandardForm"><text:span text:style-name="T131">is centered on 0. <text:s/>(Which the cos version is just one special version of)</text:span></text:span></text:p>
      <text:p text:style-name="P56"><text:span text:style-name="MathematicaFormatStandardForm"><text:span text:style-name="T131"/></text:span></text:p>
      <text:p text:style-name="P72"><text:span text:style-name="MathematicaFormatStandardForm"><text:span text:style-name="T143">OR</text:span></text:span></text:p>
      <text:p text:style-name="P72"><text:span text:style-name="MathematicaFormatStandardForm"><text:span text:style-name="T143"/></text:span></text:p>
      <text:p text:style-name="P72"><text:span text:style-name="MathematicaFormatStandardForm"><text:span text:style-name="T1"><draw:frame draw:style-name="fr2" draw:name="Object129" text:anchor-type="as-char" svg:y="-0.2547in" svg:width="1.4319in" svg:height="0.4165in" draw:z-index="149"><draw:object xlink:href="./Object 197" xlink:type="simple" xlink:show="embed" xlink:actuate="onLoad"/><draw:image xlink:href="./ObjectReplacements/Object 197" xlink:type="simple" xlink:show="embed" xlink:actuate="onLoad"/><svg:desc>formula</svg:desc></draw:frame></text:span></text:span></text:p>
      <text:p text:style-name="P56"><text:span text:style-name="MathematicaFormatStandardForm"><text:span text:style-name="T131"/></text:span></text:p>
      <text:p text:style-name="P58"><text:span text:style-name="MathematicaFormatStandardForm"><text:span text:style-name="T133">Now. <text:s/>This is REALLY similar to being a fourier series.</text:span></text:span></text:p>
      <text:p text:style-name="P58"><text:span text:style-name="MathematicaFormatStandardForm"><text:span text:style-name="T133"/></text:span></text:p>
      <text:p text:style-name="P58"><text:span text:style-name="MathematicaFormatStandardForm"><text:span text:style-name="T133">…</text:span></text:span></text:p>
      <text:p text:style-name="P58"><text:span text:style-name="MathematicaFormatStandardForm"><text:span text:style-name="T133"/></text:span></text:p>
      <text:p text:style-name="P60"><text:span text:style-name="MathematicaFormatStandardForm"><text:span text:style-name="T1"><draw:frame draw:style-name="fr2" draw:name="Object149" text:anchor-type="as-char" svg:y="-0.4256in" svg:width="3.9866in" svg:height="0.798in" draw:z-index="377"><draw:object xlink:href="./Object 217" xlink:type="simple" xlink:show="embed" xlink:actuate="onLoad"/><draw:image xlink:href="./ObjectReplacements/Object 217" xlink:type="simple" xlink:show="embed" xlink:actuate="onLoad"/><svg:desc>formula</svg:desc></draw:frame></text:span></text:span></text:p>
      <text:p text:style-name="P59"><text:span text:style-name="MathematicaFormatStandardForm"><text:span text:style-name="T1"/></text:span></text:p>
      <text:p text:style-name="P59"><text:span text:style-name="MathematicaFormatStandardForm"><text:span text:style-name="T135">at zeta zeros.</text:span></text:span></text:p>
      <text:p text:style-name="P59"><text:span text:style-name="MathematicaFormatStandardForm"><text:span text:style-name="T214"/></text:span></text:p>
      <text:p text:style-name="P59"><text:span text:style-name="MathematicaFormatStandardForm"><text:span text:style-name="T210">…</text:span></text:span></text:p>
      <text:p text:style-name="P65"><text:span text:style-name="MathematicaFormatStandardForm"><text:span text:style-name="T135"/></text:span></text:p>
      <text:p text:style-name="P65"><text:span text:style-name="MathematicaFormatStandardForm"><text:span text:style-name="T137">Actually, looks like this property is shared by</text:span></text:span></text:p>
      <text:p text:style-name="P65"><text:span text:style-name="MathematicaFormatStandardForm"><text:span text:style-name="T137"/></text:span></text:p>
      <text:p text:style-name="P65"><text:span text:style-name="MathematicaFormatStandardForm"><text:span text:style-name="T1"><draw:frame draw:style-name="fr2" draw:name="Object185" text:anchor-type="as-char" svg:y="-0.2547in" svg:width="1.7126in" svg:height="0.4165in" draw:z-index="383"><draw:object xlink:href="./Object 253" xlink:type="simple" xlink:show="embed" xlink:actuate="onLoad"/><draw:image xlink:href="./ObjectReplacements/Object 253" xlink:type="simple" xlink:show="embed" xlink:actuate="onLoad"/><svg:desc>formula</svg:desc></draw:frame></text:span></text:span></text:p>
      <text:p text:style-name="P65"><text:span text:style-name="MathematicaFormatStandardForm"><text:span text:style-name="T1"/></text:span></text:p>
      <text:p text:style-name="P66"><text:span text:style-name="MathematicaFormatStandardForm"><text:span text:style-name="T138">Is this right? <text:s/></text:span></text:span><text:span text:style-name="MathematicaFormatStandardForm"><text:span text:style-name="T139">And</text:span></text:span></text:p>
      <text:p text:style-name="P66"><text:span text:style-name="MathematicaFormatStandardForm"><text:span text:style-name="T139"/></text:span></text:p>
      <text:p text:style-name="P67"><text:span text:style-name="MathematicaFormatStandardForm"><text:span text:style-name="T1"><draw:frame draw:style-name="fr2" draw:name="Object186" text:anchor-type="as-char" svg:y="-0.2339in" svg:width="1.7126in" svg:height="0.4165in" draw:z-index="399"><draw:object xlink:href="./Object 254" xlink:type="simple" xlink:show="embed" xlink:actuate="onLoad"/><draw:image xlink:href="./ObjectReplacements/Object 254" xlink:type="simple" xlink:show="embed" xlink:actuate="onLoad"/><svg:desc>formula</svg:desc></draw:frame></text:span></text:span><text:span text:style-name="MathematicaFormatStandardForm"><text:span text:style-name="T139">where j is only odd values. <text:s/>Or even. <text:s/></text:span></text:span><text:span text:style-name="MathematicaFormatStandardForm"><text:span text:style-name="T140">And if j is rescaled </text:span></text:span><text:span text:style-name="MathematicaFormatStandardForm"><text:span text:style-name="T141">by a real </text:span></text:span><text:span text:style-name="MathematicaFormatStandardForm"><text:span text:style-name="T142">both inside the sine and outside it.</text:span></text:span></text:p>
      <text:p text:style-name="P221"><text:span text:style-name="MathematicaFormatStandardForm"><text:span text:style-name="T1"/></text:span></text:p>
      <text:p text:style-name="P221"><text:span text:style-name="MathematicaFormatStandardForm"><text:span text:style-name="T1">…</text:span></text:span></text:p>
      <text:p text:style-name="P64"><text:span text:style-name="MathematicaFormatStandardForm"><text:span text:style-name="T1"/></text:span></text:p>
      <text:p text:style-name="P64"><text:span text:style-name="MathematicaFormatStandardForm"><text:span text:style-name="T1"><draw:frame draw:style-name="fr2" draw:name="Object179" text:anchor-type="as-char" svg:y="-0.2547in" svg:width="2.5752in" svg:height="0.4165in" draw:z-index="150"><draw:object xlink:href="./Object 247" xlink:type="simple" xlink:show="embed" xlink:actuate="onLoad"/><draw:image xlink:href="./ObjectReplacements/Object 247" xlink:type="simple" xlink:show="embed" xlink:actuate="onLoad"/><svg:desc>formula</svg:desc></draw:frame></text:span></text:span></text:p>
      <text:p text:style-name="P64"><text:span text:style-name="MathematicaFormatStandardForm"><text:span text:style-name="T1"/></text:span></text:p>
      <text:p text:style-name="P64"><text:soft-page-break/><text:span text:style-name="MathematicaFormatStandardForm"><text:span text:style-name="T1"><draw:frame draw:style-name="fr2" draw:name="Object180" text:anchor-type="as-char" svg:y="-0.4256in" svg:width="5.7134in" svg:height="0.798in" draw:z-index="151"><draw:object xlink:href="./Object 248" xlink:type="simple" xlink:show="embed" xlink:actuate="onLoad"/><draw:image xlink:href="./ObjectReplacements/Object 248" xlink:type="simple" xlink:show="embed" xlink:actuate="onLoad"/><svg:desc>formula</svg:desc></draw:frame></text:span></text:span></text:p>
      <text:p text:style-name="P64"><text:span text:style-name="MathematicaFormatStandardForm"><text:span text:style-name="T1"/></text:span></text:p>
      <text:p text:style-name="P64"><text:span text:style-name="MathematicaFormatStandardForm"><text:span text:style-name="T1">…</text:span></text:span></text:p>
      <text:p text:style-name="P64"><text:span text:style-name="MathematicaFormatStandardForm"><text:span text:style-name="T1"/></text:span></text:p>
      <text:p text:style-name="P274"/>
      <text:p text:style-name="P68"/>
      <text:p text:style-name="P302"><text:span text:style-name="MathematicaFormatStandardForm"><text:span text:style-name="T217">[</text:span></text:span><text:span text:style-name="MathematicaFormatStandardForm"><text:span text:style-name="T225">trying to see how eta fits in with what I was just doing</text:span></text:span><text:span text:style-name="MathematicaFormatStandardForm"><text:span text:style-name="T217">]</text:span></text:span></text:p>
      <text:p text:style-name="P68"/>
      <text:p text:style-name="P68"><draw:frame draw:style-name="fr1" draw:name="Object166" text:anchor-type="as-char" svg:y="-0.228in" svg:width="1.6874in" svg:height="0.3717in" draw:z-index="155"><draw:object xlink:href="./Object 234" xlink:type="simple" xlink:show="embed" xlink:actuate="onLoad"/><draw:image xlink:href="./ObjectReplacements/Object 234" xlink:type="simple" xlink:show="embed" xlink:actuate="onLoad"/><svg:desc>formula</svg:desc></draw:frame></text:p>
      <text:p text:style-name="P68"><text:span text:style-name="MathematicaFormatStandardForm"><text:span text:style-name="T1"/></text:span></text:p>
      <text:p text:style-name="P68"><text:span text:style-name="MathematicaFormatStandardForm"><text:span text:style-name="T1"><draw:frame draw:style-name="fr1" draw:name="Object167" text:anchor-type="as-char" svg:y="-0.2374in" svg:width="1.9228in" svg:height="0.4756in" draw:z-index="156"><draw:object xlink:href="./Object 235" xlink:type="simple" xlink:show="embed" xlink:actuate="onLoad"/><draw:image xlink:href="./ObjectReplacements/Object 235" xlink:type="simple" xlink:show="embed" xlink:actuate="onLoad"/><svg:desc>formula</svg:desc></draw:frame></text:span></text:span></text:p>
      <text:p text:style-name="P68"><text:span text:style-name="MathematicaFormatStandardForm"><text:span text:style-name="T1"/></text:span></text:p>
      <text:p text:style-name="P68"><text:span text:style-name="MathematicaFormatStandardForm"><text:span text:style-name="T1"><draw:frame draw:style-name="fr1" draw:name="Object168" text:anchor-type="as-char" svg:y="-0.2374in" svg:width="2.1563in" svg:height="0.3811in" draw:z-index="157"><draw:object xlink:href="./Object 236" xlink:type="simple" xlink:show="embed" xlink:actuate="onLoad"/><draw:image xlink:href="./ObjectReplacements/Object 236" xlink:type="simple" xlink:show="embed" xlink:actuate="onLoad"/><svg:desc>formula</svg:desc></draw:frame></text:span></text:span></text:p>
      <text:p text:style-name="P68"><text:span text:style-name="MathematicaFormatStandardForm"><text:span text:style-name="T1"/></text:span></text:p>
      <text:p text:style-name="P69"><text:span text:style-name="MathematicaFormatStandardForm"><text:span text:style-name="T1"><draw:frame draw:style-name="fr1" draw:name="Object169" text:anchor-type="as-char" svg:y="-0.2374in" svg:width="2.1654in" svg:height="0.3811in" draw:z-index="158"><draw:object xlink:href="./Object 237" xlink:type="simple" xlink:show="embed" xlink:actuate="onLoad"/><draw:image xlink:href="./ObjectReplacements/Object 237" xlink:type="simple" xlink:show="embed" xlink:actuate="onLoad"/><svg:desc>formula</svg:desc></draw:frame></text:span></text:span></text:p>
      <text:p text:style-name="P68"><text:span text:style-name="MathematicaFormatStandardForm"><text:span text:style-name="T1"/></text:span></text:p>
      <text:p text:style-name="P69"><text:span text:style-name="MathematicaFormatStandardForm"><text:span text:style-name="T1"><draw:frame draw:style-name="fr1" draw:name="Object170" text:anchor-type="as-char" svg:y="-0.2374in" svg:width="4.0665in" svg:height="0.3811in" draw:z-index="159"><draw:object xlink:href="./Object 238" xlink:type="simple" xlink:show="embed" xlink:actuate="onLoad"/><draw:image xlink:href="./ObjectReplacements/Object 238" xlink:type="simple" xlink:show="embed" xlink:actuate="onLoad"/><svg:desc>formula</svg:desc></draw:frame></text:span></text:span></text:p>
      <text:p text:style-name="P69"><text:span text:style-name="MathematicaFormatStandardForm"><text:span text:style-name="T1"/></text:span></text:p>
      <text:p text:style-name="P69"><text:span text:style-name="MathematicaFormatStandardForm"><text:span text:style-name="T1"><draw:frame draw:style-name="fr1" draw:name="Object171" text:anchor-type="as-char" svg:y="-0.2374in" svg:width="3.8193in" svg:height="0.3783in" draw:z-index="160"><draw:object xlink:href="./Object 239" xlink:type="simple" xlink:show="embed" xlink:actuate="onLoad"/><draw:image xlink:href="./ObjectReplacements/Object 239" xlink:type="simple" xlink:show="embed" xlink:actuate="onLoad"/><svg:desc>formula</svg:desc></draw:frame></text:span></text:span></text:p>
      <text:p text:style-name="P69"><text:span text:style-name="MathematicaFormatStandardForm"><text:span text:style-name="T1"/></text:span></text:p>
      <text:p text:style-name="P69"><text:span text:style-name="MathematicaFormatStandardForm"><text:span text:style-name="T1"><draw:frame draw:style-name="fr1" draw:name="Object172" text:anchor-type="as-char" svg:y="-0.2374in" svg:width="4.1492in" svg:height="0.3783in" draw:z-index="161"><draw:object xlink:href="./Object 240" xlink:type="simple" xlink:show="embed" xlink:actuate="onLoad"/><draw:image xlink:href="./ObjectReplacements/Object 240" xlink:type="simple" xlink:show="embed" xlink:actuate="onLoad"/><svg:desc>formula</svg:desc></draw:frame></text:span></text:span></text:p>
      <text:p text:style-name="P69"><text:span text:style-name="MathematicaFormatStandardForm"><text:span text:style-name="T1"/></text:span></text:p>
      <text:p text:style-name="P69"><text:span text:style-name="MathematicaFormatStandardForm"><text:span text:style-name="T1"><draw:frame draw:style-name="fr1" draw:name="Object173" text:anchor-type="as-char" svg:y="-0.2374in" svg:width="4.1236in" svg:height="0.3783in" draw:z-index="162"><draw:object xlink:href="./Object 241" xlink:type="simple" xlink:show="embed" xlink:actuate="onLoad"/><draw:image xlink:href="./ObjectReplacements/Object 241" xlink:type="simple" xlink:show="embed" xlink:actuate="onLoad"/><svg:desc>formula</svg:desc></draw:frame></text:span></text:span></text:p>
      <text:p text:style-name="P69"><text:span text:style-name="MathematicaFormatStandardForm"><text:span text:style-name="T1"/></text:span></text:p>
      <text:p text:style-name="P69"><text:span text:style-name="MathematicaFormatStandardForm"><text:span text:style-name="T1"><draw:frame draw:style-name="fr1" draw:name="Object174" text:anchor-type="as-char" svg:y="-0.2374in" svg:width="3.9638in" svg:height="0.3783in" draw:z-index="163"><draw:object xlink:href="./Object 242" xlink:type="simple" xlink:show="embed" xlink:actuate="onLoad"/><draw:image xlink:href="./ObjectReplacements/Object 242" xlink:type="simple" xlink:show="embed" xlink:actuate="onLoad"/><svg:desc>formula</svg:desc></draw:frame></text:span></text:span></text:p>
      <text:p text:style-name="P69"><text:span text:style-name="MathematicaFormatStandardForm"><text:span text:style-name="T1"/></text:span></text:p>
      <text:p text:style-name="P69"><text:span text:style-name="MathematicaFormatStandardForm"><text:span text:style-name="T1">…</text:span></text:span></text:p>
      <text:p text:style-name="P69"><text:span text:style-name="MathematicaFormatStandardForm"><text:span text:style-name="T1"/></text:span></text:p>
      <text:p text:style-name="P70"><text:span text:style-name="MathematicaFormatStandardForm"><text:span text:style-name="T1"><draw:frame draw:style-name="fr1" draw:name="Object175" text:anchor-type="as-char" svg:y="-0.2374in" svg:width="4.0917in" svg:height="0.3783in" draw:z-index="164"><draw:object xlink:href="./Object 243" xlink:type="simple" xlink:show="embed" xlink:actuate="onLoad"/><draw:image xlink:href="./ObjectReplacements/Object 243" xlink:type="simple" xlink:show="embed" xlink:actuate="onLoad"/><svg:desc>formula</svg:desc></draw:frame></text:span></text:span></text:p>
      <text:p text:style-name="P70"><text:span text:style-name="MathematicaFormatStandardForm"><text:span text:style-name="T1"/></text:span></text:p>
      <text:p text:style-name="P70"><text:span text:style-name="MathematicaFormatStandardForm"><text:span text:style-name="T1"><draw:frame draw:style-name="fr1" draw:name="Object176" text:anchor-type="as-char" svg:y="-0.2374in" svg:width="3.552in" svg:height="0.3783in" draw:z-index="165"><draw:object xlink:href="./Object 244" xlink:type="simple" xlink:show="embed" xlink:actuate="onLoad"/><draw:image xlink:href="./ObjectReplacements/Object 244" xlink:type="simple" xlink:show="embed" xlink:actuate="onLoad"/><svg:desc>formula</svg:desc></draw:frame></text:span></text:span></text:p>
      <text:p text:style-name="P70"><text:span text:style-name="MathematicaFormatStandardForm"><text:span text:style-name="T1"/></text:span></text:p>
      <text:p text:style-name="P70"><text:span text:style-name="MathematicaFormatStandardForm"><text:span text:style-name="T1"><draw:frame draw:style-name="fr1" draw:name="Object187" text:anchor-type="as-char" svg:y="-0.2374in" svg:width="3.6492in" svg:height="0.3783in" draw:z-index="166"><draw:object xlink:href="./Object 255" xlink:type="simple" xlink:show="embed" xlink:actuate="onLoad"/><draw:image xlink:href="./ObjectReplacements/Object 255" xlink:type="simple" xlink:show="embed" xlink:actuate="onLoad"/><svg:desc>formula</svg:desc></draw:frame></text:span></text:span></text:p>
      <text:p text:style-name="P70"><text:span text:style-name="MathematicaFormatStandardForm"><text:span text:style-name="T1"/></text:span></text:p>
      <text:p text:style-name="P70"><text:span text:style-name="MathematicaFormatStandardForm"><text:span text:style-name="T1">...</text:span></text:span></text:p>
      <text:p text:style-name="P261"><text:span text:style-name="MathematicaFormatStandardForm"><text:span text:style-name="T1"><draw:frame draw:style-name="fr2" draw:name="Object160" text:anchor-type="as-char" svg:y="-0.2583in" svg:width="2.8252in" svg:height="0.4043in" draw:z-index="167"><draw:object xlink:href="./Object 228" xlink:type="simple" xlink:show="embed" xlink:actuate="onLoad"/><draw:image xlink:href="./ObjectReplacements/Object 228" xlink:type="simple" xlink:show="embed" xlink:actuate="onLoad"/><svg:desc>formula</svg:desc></draw:frame></text:span></text:span></text:p>
      <text:p text:style-name="P73"><text:span text:style-name="MathematicaFormatStandardForm"><text:span text:style-name="T1"/></text:span></text:p>
      <text:p text:style-name="P73"><text:span text:style-name="MathematicaFormatStandardForm"><text:span text:style-name="T1"><draw:frame draw:style-name="fr1" draw:name="Object163" text:anchor-type="as-char" svg:y="-0.2583in" svg:width="2.7835in" svg:height="0.3626in" draw:z-index="168"><draw:object xlink:href="./Object 231" xlink:type="simple" xlink:show="embed" xlink:actuate="onLoad"/><draw:image xlink:href="./ObjectReplacements/Object 231" xlink:type="simple" xlink:show="embed" xlink:actuate="onLoad"/><svg:desc>formula</svg:desc></draw:frame></text:span></text:span></text:p>
      <text:p text:style-name="P73"><text:span text:style-name="MathematicaFormatStandardForm"><text:span text:style-name="T1"/></text:span></text:p>
      <text:p text:style-name="P73"><text:span text:style-name="MathematicaFormatStandardForm"><text:span text:style-name="T1"><draw:frame draw:style-name="fr1" draw:name="Object164" text:anchor-type="as-char" svg:y="-0.2374in" svg:width="2.5602in" svg:height="0.3626in" draw:z-index="169"><draw:object xlink:href="./Object 232" xlink:type="simple" xlink:show="embed" xlink:actuate="onLoad"/><draw:image xlink:href="./ObjectReplacements/Object 232" xlink:type="simple" xlink:show="embed" xlink:actuate="onLoad"/><svg:desc>formula</svg:desc></draw:frame></text:span></text:span></text:p>
      <text:p text:style-name="P73"><text:span text:style-name="MathematicaFormatStandardForm"><text:span text:style-name="T1"/></text:span></text:p>
      <text:p text:style-name="P73"><text:span text:style-name="MathematicaFormatStandardForm"><text:span text:style-name="T1"><draw:frame draw:style-name="fr1" draw:name="Object165" text:anchor-type="as-char" svg:y="-0.2374in" svg:width="3.4882in" svg:height="0.3626in" draw:z-index="170"><draw:object xlink:href="./Object 233" xlink:type="simple" xlink:show="embed" xlink:actuate="onLoad"/><draw:image xlink:href="./ObjectReplacements/Object 233" xlink:type="simple" xlink:show="embed" xlink:actuate="onLoad"/><svg:desc>formula</svg:desc></draw:frame></text:span></text:span></text:p>
      <text:p text:style-name="P262"><text:span text:style-name="MathematicaFormatStandardForm"><text:span text:style-name="T1"><draw:frame draw:style-name="fr2" draw:name="Object188" text:anchor-type="as-char" svg:y="-0.2583in" svg:width="2.8252in" svg:height="0.4043in" draw:z-index="171"><draw:object xlink:href="./Object 256" xlink:type="simple" xlink:show="embed" xlink:actuate="onLoad"/><draw:image xlink:href="./ObjectReplacements/Object 256" xlink:type="simple" xlink:show="embed" xlink:actuate="onLoad"/><svg:desc>formula</svg:desc></draw:frame></text:span></text:span></text:p>
      <text:p text:style-name="P74"><text:span text:style-name="MathematicaFormatStandardForm"><text:span text:style-name="T1"/></text:span></text:p>
      <text:p text:style-name="P74"><text:span text:style-name="MathematicaFormatStandardForm"><text:span text:style-name="T1"><draw:frame draw:style-name="fr1" draw:name="Object189" text:anchor-type="as-char" svg:y="-0.2583in" svg:width="2.7835in" svg:height="0.3626in" draw:z-index="172"><draw:object xlink:href="./Object 257" xlink:type="simple" xlink:show="embed" xlink:actuate="onLoad"/><draw:image xlink:href="./ObjectReplacements/Object 257" xlink:type="simple" xlink:show="embed" xlink:actuate="onLoad"/><svg:desc>formula</svg:desc></draw:frame></text:span></text:span></text:p>
      <text:p text:style-name="P74"><text:span text:style-name="MathematicaFormatStandardForm"><text:span text:style-name="T1"/></text:span></text:p>
      <text:p text:style-name="P74"><text:span text:style-name="MathematicaFormatStandardForm"><text:span text:style-name="T1"><draw:frame draw:style-name="fr1" draw:name="Object190" text:anchor-type="as-char" svg:y="-0.2043in" svg:width="2.8161in" svg:height="0.3283in" draw:z-index="173"><draw:object xlink:href="./Object 258" xlink:type="simple" xlink:show="embed" xlink:actuate="onLoad"/><draw:image xlink:href="./ObjectReplacements/Object 258" xlink:type="simple" xlink:show="embed" xlink:actuate="onLoad"/><svg:desc>formula</svg:desc></draw:frame></text:span></text:span></text:p>
      <text:p text:style-name="P74"><text:span text:style-name="MathematicaFormatStandardForm"><text:span text:style-name="T1"/></text:span></text:p>
      <text:p text:style-name="P74"><text:span text:style-name="MathematicaFormatStandardForm"><text:span text:style-name="T1">…</text:span></text:span></text:p>
      <text:p text:style-name="P74"><text:span text:style-name="MathematicaFormatStandardForm"><text:span text:style-name="T1"/></text:span></text:p>
      <text:p text:style-name="P75"><text:span text:style-name="MathematicaFormatStandardForm"><text:span text:style-name="T1"><draw:frame draw:style-name="fr1" draw:name="Object191" text:anchor-type="as-char" svg:y="-0.2374in" svg:width="2.4992in" svg:height="0.3626in" draw:z-index="174"><draw:object xlink:href="./Object 259" xlink:type="simple" xlink:show="embed" xlink:actuate="onLoad"/><draw:image xlink:href="./ObjectReplacements/Object 259" xlink:type="simple" xlink:show="embed" xlink:actuate="onLoad"/><svg:desc>formula</svg:desc></draw:frame></text:span></text:span></text:p>
      <text:p text:style-name="P75"><text:span text:style-name="MathematicaFormatStandardForm"><text:span text:style-name="T1"/></text:span></text:p>
      <text:p text:style-name="P75"><text:span text:style-name="MathematicaFormatStandardForm"><text:span text:style-name="T1"><draw:frame draw:style-name="fr1" draw:name="Object192" text:anchor-type="as-char" svg:y="-0.2374in" svg:width="2.7783in" svg:height="0.3626in" draw:z-index="175"><draw:object xlink:href="./Object 260" xlink:type="simple" xlink:show="embed" xlink:actuate="onLoad"/><draw:image xlink:href="./ObjectReplacements/Object 260" xlink:type="simple" xlink:show="embed" xlink:actuate="onLoad"/><svg:desc>formula</svg:desc></draw:frame></text:span></text:span></text:p>
      <text:p text:style-name="P75"><text:span text:style-name="MathematicaFormatStandardForm"><text:span text:style-name="T1"/></text:span></text:p>
      <text:p text:style-name="P75"><text:span text:style-name="MathematicaFormatStandardForm"><text:span text:style-name="T1">…</text:span></text:span></text:p>
      <text:p text:style-name="P75"><text:span text:style-name="MathematicaFormatStandardForm"><text:span text:style-name="T1"/></text:span></text:p>
      <text:p text:style-name="P76"><text:span text:style-name="MathematicaFormatStandardForm"><text:span text:style-name="T1"><draw:frame draw:style-name="fr1" draw:name="Object193" text:anchor-type="as-char" svg:y="-0.2374in" svg:width="1.8193in" svg:height="0.3626in" draw:z-index="176"><draw:object xlink:href="./Object 261" xlink:type="simple" xlink:show="embed" xlink:actuate="onLoad"/><draw:image xlink:href="./ObjectReplacements/Object 261" xlink:type="simple" xlink:show="embed" xlink:actuate="onLoad"/><svg:desc>formula</svg:desc></draw:frame></text:span></text:span></text:p>
      <text:p text:style-name="P76"><text:span text:style-name="MathematicaFormatStandardForm"><text:span text:style-name="T1"/></text:span></text:p>
      <text:p text:style-name="P76"><text:span text:style-name="MathematicaFormatStandardForm"><text:span text:style-name="T1"><draw:frame draw:style-name="fr1" draw:name="Object194" text:anchor-type="as-char" svg:y="-0.2339in" svg:width="2.6547in" svg:height="0.3752in" draw:z-index="177"><draw:object xlink:href="./Object 262" xlink:type="simple" xlink:show="embed" xlink:actuate="onLoad"/><draw:image xlink:href="./ObjectReplacements/Object 262" xlink:type="simple" xlink:show="embed" xlink:actuate="onLoad"/><svg:desc>formula</svg:desc></draw:frame></text:span></text:span></text:p>
      <text:p text:style-name="P76"><text:span text:style-name="MathematicaFormatStandardForm"><text:span text:style-name="T1"/></text:span></text:p>
      <text:p text:style-name="P77"><text:span text:style-name="MathematicaFormatStandardForm"><text:span text:style-name="T1">…</text:span></text:span></text:p>
      <text:p text:style-name="P77"><text:span text:style-name="MathematicaFormatStandardForm"><text:span text:style-name="T1"/></text:span></text:p>
      <text:p text:style-name="P77"><text:span text:style-name="MathematicaFormatStandardForm"><text:span text:style-name="T1"><draw:frame draw:style-name="fr2" draw:name="Object195" text:anchor-type="as-char" svg:y="-0.2583in" svg:width="2.3484in" svg:height="0.4016in" draw:z-index="178"><draw:object xlink:href="./Object 263" xlink:type="simple" xlink:show="embed" xlink:actuate="onLoad"/><draw:image xlink:href="./ObjectReplacements/Object 263" xlink:type="simple" xlink:show="embed" xlink:actuate="onLoad"/><svg:desc>formula</svg:desc></draw:frame></text:span></text:span></text:p>
      <text:p text:style-name="P77"><text:span text:style-name="MathematicaFormatStandardForm"><text:span text:style-name="T1"/></text:span></text:p>
      <text:p text:style-name="P78"><text:span text:style-name="MathematicaFormatStandardForm"><text:span text:style-name="T1"><draw:frame draw:style-name="fr2" draw:name="Object196" text:anchor-type="as-char" svg:y="-0.2583in" svg:width="2.55in" svg:height="0.4228in" draw:z-index="179"><draw:object xlink:href="./Object 264" xlink:type="simple" xlink:show="embed" xlink:actuate="onLoad"/><draw:image xlink:href="./ObjectReplacements/Object 264" xlink:type="simple" xlink:show="embed" xlink:actuate="onLoad"/><svg:desc>formula</svg:desc></draw:frame></text:span></text:span></text:p>
      <text:p text:style-name="P78"><text:span text:style-name="MathematicaFormatStandardForm"><text:span text:style-name="T1"/></text:span></text:p>
      <text:p text:style-name="P79"><text:span text:style-name="MathematicaFormatStandardForm"><text:span text:style-name="T1"><draw:frame draw:style-name="fr1" draw:name="Object197" text:anchor-type="as-char" svg:y="-0.2374in" svg:width="1.7681in" svg:height="0.3811in" draw:z-index="180"><draw:object xlink:href="./Object 265" xlink:type="simple" xlink:show="embed" xlink:actuate="onLoad"/><draw:image xlink:href="./ObjectReplacements/Object 265" xlink:type="simple" xlink:show="embed" xlink:actuate="onLoad"/><svg:desc>formula</svg:desc></draw:frame></text:span></text:span><text:span text:style-name="MathematicaFormatStandardForm"><text:span text:style-name="T144">at zeta zeros.</text:span></text:span></text:p>
      <text:p text:style-name="P79"><text:span text:style-name="MathematicaFormatStandardForm"><text:span text:style-name="T144"/></text:span></text:p>
      <text:p text:style-name="P79"><text:span text:style-name="MathematicaFormatStandardForm"><text:span text:style-name="T144">…</text:span></text:span></text:p>
      <text:p text:style-name="P79"><text:span text:style-name="MathematicaFormatStandardForm"><text:span text:style-name="T144"/></text:span></text:p>
      <text:p text:style-name="P80"><text:span text:style-name="MathematicaFormatStandardForm"><text:span text:style-name="T1"><draw:frame draw:style-name="fr1" draw:name="Object198" text:anchor-type="as-char" svg:y="-0.2339in" svg:width="0.4075in" svg:height="0.378in" draw:z-index="181"><draw:object xlink:href="./Object 266" xlink:type="simple" xlink:show="embed" xlink:actuate="onLoad"/><draw:image xlink:href="./ObjectReplacements/Object 266" xlink:type="simple" xlink:show="embed" xlink:actuate="onLoad"/><svg:desc>formula</svg:desc></draw:frame></text:span></text:span></text:p>
      <text:p text:style-name="P80"><text:span text:style-name="MathematicaFormatStandardForm"><text:span text:style-name="T1"/></text:span></text:p>
      <text:p text:style-name="P80"><text:span text:style-name="MathematicaFormatStandardForm"><text:span text:style-name="T145">has both real and imaginary parts centered on 0 at the zeta zeros. <text:s/>It looks pretty much like the sine case. <text:s/></text:span></text:span><text:span text:style-name="MathematicaFormatStandardForm"><text:span text:style-name="T146">Actually, zeta is pretty much the center of the wave.</text:span></text:span></text:p>
      <text:p text:style-name="P80"><text:span text:style-name="MathematicaFormatStandardForm"><text:span text:style-name="T145"/></text:span></text:p>
      <text:p text:style-name="P80"><text:span text:style-name="MathematicaFormatStandardForm"><text:span text:style-name="T145"/></text:span></text:p>
      <text:p text:style-name="P266"/>
      <text:p text:style-name="P291"/>
      <text:p text:style-name="P81"><text:span text:style-name="MathematicaFormatStandardForm"><text:span text:style-name="T147"/></text:span></text:p>
      <text:p text:style-name="P81"><text:span text:style-name="MathematicaFormatStandardForm"><text:span text:style-name="T147"/></text:span></text:p>
      <text:p text:style-name="P81"><text:span text:style-name="MathematicaFormatStandardForm"><text:span text:style-name="T147">Ah ha! <text:s/>Here we go!</text:span></text:span></text:p>
      <text:p text:style-name="P81"><text:span text:style-name="MathematicaFormatStandardForm"><text:span text:style-name="T147"/></text:span></text:p>
      <text:p text:style-name="P81"><text:span text:style-name="MathematicaFormatStandardForm"><text:span text:style-name="T1"><draw:frame draw:style-name="fr2" draw:name="Object199" text:anchor-type="as-char" svg:y="-0.2646in" svg:width="3.0161in" svg:height="0.5839in" draw:z-index="182"><draw:object xlink:href="./Object 267" xlink:type="simple" xlink:show="embed" xlink:actuate="onLoad"/><draw:image xlink:href="./ObjectReplacements/Object 267" xlink:type="simple" xlink:show="embed" xlink:actuate="onLoad"/><svg:desc>formula</svg:desc></draw:frame></text:span></text:span></text:p>
      <text:p text:style-name="P81"><text:span text:style-name="MathematicaFormatStandardForm"><text:span text:style-name="T1"/></text:span></text:p>
      <text:p text:style-name="P81"><text:span text:style-name="MathematicaFormatStandardForm"><text:span text:style-name="T147">Valid for all s </text:span></text:span><text:span text:style-name="MathematicaFormatStandardForm"><text:span text:style-name="T148">except s=1</text:span></text:span><text:span text:style-name="MathematicaFormatStandardForm"><text:span text:style-name="T147">, (but limits need to be taken at certain special values because of the denominator, </text:span></text:span><text:span text:style-name="MathematicaFormatStandardForm"><text:span text:style-name="T172">namely, ½, 0, and negative odd integers</text:span></text:span><text:span text:style-name="MathematicaFormatStandardForm"><text:span text:style-name="T147">). <text:s/></text:span></text:span><text:span text:style-name="MathematicaFormatStandardForm"><text:span text:style-name="T172">Also, convergence on the critical line is sort of conditional convergence, because it's broken up intermittently by asymptotes. <text:s/></text:span></text:span><text:span text:style-name="MathematicaFormatStandardForm"><text:span text:style-name="T173">But it does converge, by some useful metric.</text:span></text:span></text:p>
      <text:p text:style-name="P81"><text:span text:style-name="MathematicaFormatStandardForm"><text:span text:style-name="T147"/></text:span></text:p>
      <text:p text:style-name="P81"><text:span text:style-name="MathematicaFormatStandardForm"><text:span text:style-name="T147">…</text:span></text:span></text:p>
      <text:p text:style-name="P81"><text:span text:style-name="MathematicaFormatStandardForm"><text:span text:style-name="T147"/></text:span></text:p>
      <text:p text:style-name="P82"><text:span text:style-name="MathematicaFormatStandardForm"><text:span text:style-name="T1"><draw:frame draw:style-name="fr1" draw:name="Object200" text:anchor-type="as-char" svg:y="-0.2374in" svg:width="4.0362in" svg:height="0.3626in" draw:z-index="183"><draw:object xlink:href="./Object 268" xlink:type="simple" xlink:show="embed" xlink:actuate="onLoad"/><draw:image xlink:href="./ObjectReplacements/Object 268" xlink:type="simple" xlink:show="embed" xlink:actuate="onLoad"/><svg:desc>formula</svg:desc></draw:frame></text:span></text:span></text:p>
      <text:p text:style-name="P82"><text:span text:style-name="MathematicaFormatStandardForm"><text:span text:style-name="T1"/></text:span></text:p>
      <text:p text:style-name="P82"><text:span text:style-name="MathematicaFormatStandardForm"><text:span text:style-name="T1"><draw:frame draw:style-name="fr1" draw:name="Object201" text:anchor-type="as-char" svg:y="-0.378in" svg:width="3.3465in" svg:height="0.6764in" draw:z-index="184"><draw:object xlink:href="./Object 269" xlink:type="simple" xlink:show="embed" xlink:actuate="onLoad"/><draw:image xlink:href="./ObjectReplacements/Object 269" xlink:type="simple" xlink:show="embed" xlink:actuate="onLoad"/><svg:desc>formula</svg:desc></draw:frame></text:span></text:span></text:p>
      <text:p text:style-name="P82"><text:span text:style-name="MathematicaFormatStandardForm"><text:span text:style-name="T1"/></text:span></text:p>
      <text:p text:style-name="P82"><text:span text:style-name="MathematicaFormatStandardForm"><text:span text:style-name="T1"><draw:frame draw:style-name="fr1" draw:name="Object202" text:anchor-type="as-char" svg:y="-0.2374in" svg:width="3.2689in" svg:height="0.3626in" draw:z-index="185"><draw:object xlink:href="./Object 270" xlink:type="simple" xlink:show="embed" xlink:actuate="onLoad"/><draw:image xlink:href="./ObjectReplacements/Object 270" xlink:type="simple" xlink:show="embed" xlink:actuate="onLoad"/><svg:desc>formula</svg:desc></draw:frame></text:span></text:span></text:p>
      <text:p text:style-name="P82"><text:span text:style-name="MathematicaFormatStandardForm"><text:span text:style-name="T1"/></text:span></text:p>
      <text:p text:style-name="P82"><text:span text:style-name="MathematicaFormatStandardForm"><text:span text:style-name="T1">...</text:span></text:span></text:p>
      <text:p text:style-name="P82"><text:span text:style-name="MathematicaFormatStandardForm"><text:span text:style-name="T1"/></text:span></text:p>
      <text:p text:style-name="P82"><text:span text:style-name="MathematicaFormatStandardForm"><text:span text:style-name="T1"><draw:frame draw:style-name="fr1" draw:name="Object203" text:anchor-type="as-char" svg:y="-0.2043in" svg:width="2.211in" svg:height="0.3283in" draw:z-index="186"><draw:object xlink:href="./Object 271" xlink:type="simple" xlink:show="embed" xlink:actuate="onLoad"/><draw:image xlink:href="./ObjectReplacements/Object 271" xlink:type="simple" xlink:show="embed" xlink:actuate="onLoad"/><svg:desc>formula</svg:desc></draw:frame></text:span></text:span></text:p>
      <text:p text:style-name="P82"><text:span text:style-name="MathematicaFormatStandardForm"><text:span text:style-name="T1"/></text:span></text:p>
      <text:p text:style-name="P82"><text:span text:style-name="MathematicaFormatStandardForm"><text:span text:style-name="T1"/></text:span></text:p>
      <text:p text:style-name="P82"><text:span text:style-name="MathematicaFormatStandardForm"><text:span text:style-name="T1">…</text:span></text:span></text:p>
      <text:p text:style-name="P82"><text:span text:style-name="MathematicaFormatStandardForm"><text:span text:style-name="T1"/></text:span></text:p>
      <text:p text:style-name="P141"><text:span text:style-name="MathematicaFormatStandardForm"><text:span text:style-name="T1"><draw:frame draw:style-name="fr2" draw:name="Object208" text:anchor-type="as-char" svg:y="-0.2252in" svg:width="5.6244in" svg:height="0.5437in" draw:z-index="187"><draw:object xlink:href="./Object 276" xlink:type="simple" xlink:show="embed" xlink:actuate="onLoad"/><draw:image xlink:href="./ObjectReplacements/Object 276" xlink:type="simple" xlink:show="embed" xlink:actuate="onLoad"/><svg:desc>formula</svg:desc></draw:frame></text:span></text:span></text:p>
      <text:p text:style-name="P229"><text:span text:style-name="MathematicaFormatStandardForm"><text:span text:style-name="T149"/></text:span></text:p>
      <text:p text:style-name="P229"><text:span text:style-name="MathematicaFormatStandardForm"><text:span text:style-name="T149">…</text:span></text:span></text:p>
      <text:p text:style-name="P83"><text:span text:style-name="MathematicaFormatStandardForm"><text:span text:style-name="T149"/></text:span></text:p>
      <text:p text:style-name="P83"><text:span text:style-name="MathematicaFormatStandardForm"><text:span text:style-name="T1"><draw:frame draw:style-name="fr1" draw:name="Object212" text:anchor-type="as-char" svg:y="-0.2252in" svg:width="5.5827in" svg:height="0.502in" draw:z-index="188"><draw:object xlink:href="./Object 280" xlink:type="simple" xlink:show="embed" xlink:actuate="onLoad"/><draw:image xlink:href="./ObjectReplacements/Object 280" xlink:type="simple" xlink:show="embed" xlink:actuate="onLoad"/><svg:desc>formula</svg:desc></draw:frame></text:span></text:span></text:p>
      <text:p text:style-name="P83"><text:span text:style-name="MathematicaFormatStandardForm"><text:span text:style-name="T1"/></text:span></text:p>
      <text:p text:style-name="P83"><text:span text:style-name="MathematicaFormatStandardForm"><text:span text:style-name="T1"><draw:frame draw:style-name="fr1" draw:name="Object214" text:anchor-type="as-char" svg:y="-0.2043in" svg:width="1.5429in" svg:height="0.3283in" draw:z-index="207"><draw:object xlink:href="./Object 282" xlink:type="simple" xlink:show="embed" xlink:actuate="onLoad"/><draw:image xlink:href="./ObjectReplacements/Object 282" xlink:type="simple" xlink:show="embed" xlink:actuate="onLoad"/><svg:desc>formula</svg:desc></draw:frame></text:span></text:span></text:p>
      <text:p text:style-name="P84"><text:span text:style-name="MathematicaFormatStandardForm"><text:span text:style-name="T1"><draw:frame draw:style-name="fr1" draw:name="Object216" text:anchor-type="as-char" svg:y="-0.2228in" svg:width="0.7563in" svg:height="0.348in" draw:z-index="221"><draw:object xlink:href="./Object 284" xlink:type="simple" xlink:show="embed" xlink:actuate="onLoad"/><draw:image xlink:href="./ObjectReplacements/Object 284" xlink:type="simple" xlink:show="embed" xlink:actuate="onLoad"/><svg:desc>formula</svg:desc></draw:frame></text:span></text:span></text:p>
      <text:p text:style-name="P84"><text:span text:style-name="MathematicaFormatStandardForm"><text:span text:style-name="T1"><draw:frame draw:style-name="fr1" draw:name="Object217" text:anchor-type="as-char" svg:y="-0.1437in" svg:width="0.7339in" svg:height="0.1945in" draw:z-index="241"><draw:object xlink:href="./Object 285" xlink:type="simple" xlink:show="embed" xlink:actuate="onLoad"/><draw:image xlink:href="./ObjectReplacements/Object 285" xlink:type="simple" xlink:show="embed" xlink:actuate="onLoad"/><svg:desc>formula</svg:desc></draw:frame></text:span></text:span></text:p>
      <text:p text:style-name="P84"><text:span text:style-name="MathematicaFormatStandardForm"><text:span text:style-name="T1"><draw:frame draw:style-name="fr1" draw:name="Object218" text:anchor-type="as-char" svg:y="-0.1437in" svg:width="0.8661in" svg:height="0.1945in" draw:z-index="393"><draw:object xlink:href="./Object 286" xlink:type="simple" xlink:show="embed" xlink:actuate="onLoad"/><draw:image xlink:href="./ObjectReplacements/Object 286" xlink:type="simple" xlink:show="embed" xlink:actuate="onLoad"/><svg:desc>formula</svg:desc></draw:frame></text:span></text:span></text:p>
      <text:p text:style-name="P83"><text:span text:style-name="MathematicaFormatStandardForm"><text:span text:style-name="T1"/></text:span></text:p>
      <text:p text:style-name="P83"><text:span text:style-name="MathematicaFormatStandardForm"><text:span text:style-name="T1"><draw:frame draw:style-name="fr1" draw:name="Object213" text:anchor-type="as-char" svg:y="-0.2043in" svg:width="3.2126in" svg:height="0.502in" draw:z-index="189"><draw:object xlink:href="./Object 281" xlink:type="simple" xlink:show="embed" xlink:actuate="onLoad"/><draw:image xlink:href="./ObjectReplacements/Object 281" xlink:type="simple" xlink:show="embed" xlink:actuate="onLoad"/><svg:desc>formula</svg:desc></draw:frame></text:span></text:span></text:p>
      <text:p text:style-name="P83"><text:soft-page-break/><text:span text:style-name="MathematicaFormatStandardForm"><text:span text:style-name="T1"/></text:span></text:p>
      <text:p text:style-name="P84"><text:span text:style-name="MathematicaFormatStandardForm"><text:span text:style-name="T1"><draw:frame draw:style-name="fr1" draw:name="Object215" text:anchor-type="as-char" svg:y="-0.2043in" svg:width="1.6917in" svg:height="0.502in" draw:z-index="191"><draw:object xlink:href="./Object 283" xlink:type="simple" xlink:show="embed" xlink:actuate="onLoad"/><draw:image xlink:href="./ObjectReplacements/Object 283" xlink:type="simple" xlink:show="embed" xlink:actuate="onLoad"/><svg:desc>formula</svg:desc></draw:frame></text:span></text:span></text:p>
      <text:p text:style-name="P84"><text:span text:style-name="MathematicaFormatStandardForm"><text:span text:style-name="T1"/></text:span></text:p>
      <text:p text:style-name="P89"><text:span text:style-name="MathematicaFormatStandardForm"><text:span text:style-name="T1"><draw:frame draw:style-name="fr1" draw:name="Object223" text:anchor-type="as-char" svg:y="-0.2043in" svg:width="1.8965in" svg:height="0.3283in" draw:z-index="253"><draw:object xlink:href="./Object 291" xlink:type="simple" xlink:show="embed" xlink:actuate="onLoad"/><draw:image xlink:href="./ObjectReplacements/Object 291" xlink:type="simple" xlink:show="embed" xlink:actuate="onLoad"/><svg:desc>formula</svg:desc></draw:frame></text:span></text:span></text:p>
      <text:p text:style-name="P89"><text:span text:style-name="MathematicaFormatStandardForm"><text:span text:style-name="T1"/></text:span></text:p>
      <text:p text:style-name="P89"><text:span text:style-name="MathematicaFormatStandardForm"><text:span text:style-name="T1"><draw:frame draw:style-name="fr1" draw:name="Object226" text:anchor-type="as-char" svg:y="-0.2043in" svg:width="1.8173in" svg:height="0.3283in" draw:z-index="254"><draw:object xlink:href="./Object 294" xlink:type="simple" xlink:show="embed" xlink:actuate="onLoad"/><draw:image xlink:href="./ObjectReplacements/Object 294" xlink:type="simple" xlink:show="embed" xlink:actuate="onLoad"/><svg:desc>formula</svg:desc></draw:frame></text:span></text:span></text:p>
      <text:p text:style-name="P84"><text:span text:style-name="MathematicaFormatStandardForm"><text:span text:style-name="T1"/></text:span></text:p>
      <text:p text:style-name="P89"><text:span text:style-name="MathematicaFormatStandardForm"><text:span text:style-name="T1"><draw:frame draw:style-name="fr1" draw:name="Object227" text:anchor-type="as-char" svg:y="-0.2083in" svg:width="1.928in" svg:height="0.3335in" draw:z-index="255"><draw:object xlink:href="./Object 295" xlink:type="simple" xlink:show="embed" xlink:actuate="onLoad"/><draw:image xlink:href="./ObjectReplacements/Object 295" xlink:type="simple" xlink:show="embed" xlink:actuate="onLoad"/><svg:desc>formula</svg:desc></draw:frame></text:span></text:span></text:p>
      <text:p text:style-name="P84"><text:span text:style-name="MathematicaFormatStandardForm"><text:span text:style-name="T1"/></text:span></text:p>
      <text:p text:style-name="P84"><text:span text:style-name="MathematicaFormatStandardForm"><text:span text:style-name="T1">…</text:span></text:span></text:p>
      <text:p text:style-name="P84"><text:span text:style-name="MathematicaFormatStandardForm"><text:span text:style-name="T1"/></text:span></text:p>
      <text:p text:style-name="P86"><text:span text:style-name="MathematicaFormatStandardForm"><text:span text:style-name="T1"><draw:frame draw:style-name="fr1" draw:name="Object222" text:anchor-type="as-char" svg:y="-0.2339in" svg:width="6.2291in" svg:height="0.378in" draw:z-index="402"><draw:object xlink:href="./Object 290" xlink:type="simple" xlink:show="embed" xlink:actuate="onLoad"/><draw:image xlink:href="./ObjectReplacements/Object 290" xlink:type="simple" xlink:show="embed" xlink:actuate="onLoad"/><svg:desc>formula</svg:desc></draw:frame></text:span></text:span></text:p>
      <text:p text:style-name="P86"><text:span text:style-name="MathematicaFormatStandardForm"><text:span text:style-name="T1"/></text:span></text:p>
      <text:p text:style-name="P86"><text:span text:style-name="MathematicaFormatStandardForm"><text:span text:style-name="T1">…</text:span></text:span></text:p>
      <text:p text:style-name="P86"><text:span text:style-name="MathematicaFormatStandardForm"><text:span text:style-name="T1"/></text:span></text:p>
      <text:p text:style-name="P230"><text:span text:style-name="MathematicaFormatStandardForm"><text:span text:style-name="T1"/></text:span></text:p>
      <text:p text:style-name="P230"><text:span text:style-name="MathematicaFormatStandardForm"><text:span text:style-name="T1"/></text:span></text:p>
      <text:p text:style-name="P85"><text:span text:style-name="MathematicaFormatStandardForm"><text:span text:style-name="T1"><draw:frame draw:style-name="fr2" draw:name="Object219" text:anchor-type="as-char" svg:y="-0.1646in" svg:width="2.2374in" svg:height="0.3075in" draw:z-index="194"><draw:object xlink:href="./Object 287" xlink:type="simple" xlink:show="embed" xlink:actuate="onLoad"/><draw:image xlink:href="./ObjectReplacements/Object 287" xlink:type="simple" xlink:show="embed" xlink:actuate="onLoad"/><svg:desc>formula</svg:desc></draw:frame></text:span></text:span><text:span text:style-name="MathematicaFormatStandardForm"><text:span text:style-name="T150">if at zeta zero. <text:s/></text:span></text:span><text:span text:style-name="MathematicaFormatStandardForm"><text:span text:style-name="T153">Doesn't converge otherwise… </text:span></text:span><text:span text:style-name="MathematicaFormatStandardForm"><text:span text:style-name="T154">Right?</text:span></text:span></text:p>
      <text:p text:style-name="P85"><text:span text:style-name="MathematicaFormatStandardForm"><text:span text:style-name="T154"/></text:span></text:p>
      <text:p text:style-name="P116"><text:span text:style-name="MathematicaFormatStandardForm"><text:span text:style-name="T157">And </text:span></text:span><text:span text:style-name="MathematicaFormatStandardForm"><text:span text:style-name="T1"><draw:frame draw:style-name="fr2" draw:name="Object347" text:anchor-type="as-char" svg:y="-0.2437in" svg:width="1.911in" svg:height="0.3898in" draw:z-index="270"><draw:object xlink:href="./Object 351" xlink:type="simple" xlink:show="embed" xlink:actuate="onLoad"/><draw:image xlink:href="./ObjectReplacements/Object 351" xlink:type="simple" xlink:show="embed" xlink:actuate="onLoad"/><svg:desc>formula</svg:desc></draw:frame></text:span></text:span></text:p>
      <text:p text:style-name="P116"><text:span text:style-name="MathematicaFormatStandardForm"><text:span text:style-name="T1"/></text:span></text:p>
      <text:p text:style-name="P118"><text:span text:style-name="MathematicaFormatStandardForm"><text:span text:style-name="T157">And </text:span></text:span><text:span text:style-name="MathematicaFormatStandardForm"><text:span text:style-name="T1"><draw:frame draw:style-name="fr2" draw:name="Object356" text:anchor-type="as-char" svg:y="-0.2366in" svg:width="2.3791in" svg:height="0.3937in" draw:z-index="313"><draw:object xlink:href="./Object 357" xlink:type="simple" xlink:show="embed" xlink:actuate="onLoad"/><draw:image xlink:href="./ObjectReplacements/Object 357" xlink:type="simple" xlink:show="embed" xlink:actuate="onLoad"/><svg:desc>formula</svg:desc></draw:frame></text:span></text:span><text:span text:style-name="MathematicaFormatStandardForm"><text:span text:style-name="T1"> </text:span></text:span><text:span text:style-name="MathematicaFormatStandardForm"><text:span text:style-name="T158">(converges to values EXTREMELY close. <text:s/>How close?)</text:span></text:span></text:p>
      <text:p text:style-name="P85"><text:span text:style-name="MathematicaFormatStandardForm"><text:span text:style-name="T150"/></text:span></text:p>
      <text:p text:style-name="P93"><text:span text:style-name="MathematicaFormatStandardForm"><text:span text:style-name="T152">compare to</text:span></text:span></text:p>
      <text:p text:style-name="P85"><text:span text:style-name="MathematicaFormatStandardForm"><text:span text:style-name="T150"/></text:span></text:p>
      <text:p text:style-name="P92"><text:span text:style-name="MathematicaFormatStandardForm"><text:span text:style-name="T1"><draw:frame draw:style-name="fr2" draw:name="Object237" text:anchor-type="as-char" svg:y="-0.2646in" svg:width="2.1898in" svg:height="0.4346in" draw:z-index="316"><draw:object xlink:href="./Object 305" xlink:type="simple" xlink:show="embed" xlink:actuate="onLoad"/><draw:image xlink:href="./ObjectReplacements/Object 305" xlink:type="simple" xlink:show="embed" xlink:actuate="onLoad"/><svg:desc>formula</svg:desc></draw:frame></text:span></text:span><text:span text:style-name="MathematicaFormatStandardForm"><text:span text:style-name="T152">(if re(s) is between 0 and 1)</text:span></text:span></text:p>
      <text:p text:style-name="P85"><text:span text:style-name="MathematicaFormatStandardForm"><text:span text:style-name="T150"/></text:span></text:p>
      <text:p text:style-name="P85"><text:span text:style-name="MathematicaFormatStandardForm"><text:span text:style-name="T150">…</text:span></text:span></text:p>
      <text:p text:style-name="P87"><text:span text:style-name="MathematicaFormatStandardForm"><text:span text:style-name="T150"/></text:span></text:p>
      <text:p text:style-name="P87"><text:span text:style-name="MathematicaFormatStandardForm"><text:span text:style-name="T151">If x is the imaginary part of zeta zeros, then</text:span></text:span></text:p>
      <text:p text:style-name="P87"><text:span text:style-name="MathematicaFormatStandardForm"><text:span text:style-name="T150"/></text:span></text:p>
      <text:p text:style-name="P88"><text:span text:style-name="MathematicaFormatStandardForm"><text:span text:style-name="T1"><draw:frame draw:style-name="fr2" draw:name="Object220" text:anchor-type="as-char" svg:y="-0.2583in" svg:width="2.8138in" svg:height="0.4043in" draw:z-index="401"><draw:object xlink:href="./Object 288" xlink:type="simple" xlink:show="embed" xlink:actuate="onLoad"/><draw:image xlink:href="./ObjectReplacements/Object 288" xlink:type="simple" xlink:show="embed" xlink:actuate="onLoad"/><svg:desc>formula</svg:desc></draw:frame></text:span></text:span></text:p>
      <text:p text:style-name="P87"><text:span text:style-name="MathematicaFormatStandardForm"><text:span text:style-name="T150"/></text:span></text:p>
      <text:p text:style-name="P87"><text:span text:style-name="MathematicaFormatStandardForm"><text:span text:style-name="T1"><draw:frame draw:style-name="fr2" draw:name="Object224" text:anchor-type="as-char" svg:y="-0.2547in" svg:width="2.7866in" svg:height="0.4165in" draw:z-index="196"><draw:object xlink:href="./Object 292" xlink:type="simple" xlink:show="embed" xlink:actuate="onLoad"/><draw:image xlink:href="./ObjectReplacements/Object 292" xlink:type="simple" xlink:show="embed" xlink:actuate="onLoad"/><svg:desc>formula</svg:desc></draw:frame></text:span></text:span></text:p>
      <text:p text:style-name="P87"><text:span text:style-name="MathematicaFormatStandardForm"><text:span text:style-name="T1"/></text:span></text:p>
      <text:p text:style-name="P87"><text:span text:style-name="MathematicaFormatStandardForm"><text:span text:style-name="T1"><draw:frame draw:style-name="fr2" draw:name="Object225" text:anchor-type="as-char" svg:y="-0.4256in" svg:width="3.6756in" svg:height="0.798in" draw:z-index="197"><draw:object xlink:href="./Object 293" xlink:type="simple" xlink:show="embed" xlink:actuate="onLoad"/><draw:image xlink:href="./ObjectReplacements/Object 293" xlink:type="simple" xlink:show="embed" xlink:actuate="onLoad"/><svg:desc>formula</svg:desc></draw:frame></text:span></text:span></text:p>
      <text:p text:style-name="P87"><text:span text:style-name="MathematicaFormatStandardForm"><text:span text:style-name="T1"/></text:span></text:p>
      <text:p text:style-name="P87"><text:span text:style-name="MathematicaFormatStandardForm"><text:span text:style-name="T1">…</text:span></text:span></text:p>
      <text:p text:style-name="P87"><text:span text:style-name="MathematicaFormatStandardForm"><text:span text:style-name="T1"/></text:span></text:p>
      <text:p text:style-name="P95"><text:soft-page-break/><text:span text:style-name="MathematicaFormatStandardForm"><text:span text:style-name="T155">At zeta zeros,</text:span></text:span></text:p>
      <text:p text:style-name="P87"><text:span text:style-name="MathematicaFormatStandardForm"><text:span text:style-name="T1"/></text:span></text:p>
      <text:p text:style-name="P94"><text:span text:style-name="MathematicaFormatStandardForm"><text:span text:style-name="T1"><draw:frame draw:style-name="fr2" draw:name="Object238" text:anchor-type="as-char" svg:y="-0.2252in" svg:width="1.8543in" svg:height="0.3701in" draw:z-index="334"><draw:object xlink:href="./Object 306" xlink:type="simple" xlink:show="embed" xlink:actuate="onLoad"/><draw:image xlink:href="./ObjectReplacements/Object 306" xlink:type="simple" xlink:show="embed" xlink:actuate="onLoad"/><svg:desc>formula</svg:desc></draw:frame></text:span></text:span></text:p>
      <text:p text:style-name="P94"><text:span text:style-name="MathematicaFormatStandardForm"><text:span text:style-name="T1"/></text:span></text:p>
      <text:p text:style-name="P119"><text:span text:style-name="MathematicaFormatStandardForm"><text:span text:style-name="T1"><draw:frame draw:style-name="fr2" draw:name="Object357" text:anchor-type="as-char" svg:y="-0.2583in" svg:width="3.6307in" svg:height="0.4209in" draw:z-index="403"><draw:object xlink:href="./Object 358" xlink:type="simple" xlink:show="embed" xlink:actuate="onLoad"/><draw:image xlink:href="./ObjectReplacements/Object 358" xlink:type="simple" xlink:show="embed" xlink:actuate="onLoad"/><svg:desc>formula</svg:desc></draw:frame></text:span></text:span></text:p>
      <text:p text:style-name="P119"><text:span text:style-name="MathematicaFormatStandardForm"><text:span text:style-name="T1"/></text:span></text:p>
      <text:p text:style-name="P120"><text:span text:style-name="MathematicaFormatStandardForm"><text:span text:style-name="T1"><draw:frame draw:style-name="fr2" draw:name="Object239" text:anchor-type="as-char" svg:y="-0.2437in" svg:width="1.6453in" svg:height="0.3937in" draw:z-index="404"><draw:object xlink:href="./Object 307" xlink:type="simple" xlink:show="embed" xlink:actuate="onLoad"/><draw:image xlink:href="./ObjectReplacements/Object 307" xlink:type="simple" xlink:show="embed" xlink:actuate="onLoad"/><svg:desc>formula</svg:desc></draw:frame></text:span></text:span></text:p>
      <text:p text:style-name="P120"><text:span text:style-name="MathematicaFormatStandardForm"><text:span text:style-name="T1"/></text:span></text:p>
      <text:p text:style-name="P121"><text:span text:style-name="MathematicaFormatStandardForm"><text:span text:style-name="T1"><draw:frame draw:style-name="fr2" draw:name="Object358" text:anchor-type="as-char" svg:y="-0.2437in" svg:width="1.2736in" svg:height="0.3898in" draw:z-index="406"><draw:object xlink:href="./Object 359" xlink:type="simple" xlink:show="embed" xlink:actuate="onLoad"/><draw:image xlink:href="./ObjectReplacements/Object 359" xlink:type="simple" xlink:show="embed" xlink:actuate="onLoad"/><svg:desc>formula</svg:desc></draw:frame></text:span></text:span></text:p>
      <text:p text:style-name="P121"><text:span text:style-name="MathematicaFormatStandardForm"><text:span text:style-name="T1"/></text:span></text:p>
      <text:p text:style-name="P121"><text:span text:style-name="MathematicaFormatStandardForm"><text:span text:style-name="T159">Hrm. <text:s/>Right back to the Euler Maclaurin Summation Formula it would seem.</text:span></text:span></text:p>
      <text:p text:style-name="P121"><text:span text:style-name="MathematicaFormatStandardForm"><text:span text:style-name="T159"/></text:span></text:p>
      <text:p text:style-name="P122"><text:span text:style-name="MathematicaFormatStandardForm"><text:span text:style-name="T1"><draw:frame draw:style-name="fr1" draw:name="Object360" text:anchor-type="as-char" svg:y="-0.2339in" svg:width="2.3071in" svg:height="0.3752in" draw:z-index="407"><draw:object xlink:href="./Object 361" xlink:type="simple" xlink:show="embed" xlink:actuate="onLoad"/><draw:image xlink:href="./ObjectReplacements/Object 361" xlink:type="simple" xlink:show="embed" xlink:actuate="onLoad"/><svg:desc>formula</svg:desc></draw:frame></text:span></text:span></text:p>
      <text:p text:style-name="P122"><text:span text:style-name="MathematicaFormatStandardForm"><text:span text:style-name="T1"/></text:span></text:p>
      <text:p text:style-name="P123"><text:span text:style-name="MathematicaFormatStandardForm"><text:span text:style-name="T1"><draw:frame draw:style-name="fr1" draw:name="Object362" text:anchor-type="as-char" svg:y="-0.2339in" svg:width="3.6689in" svg:height="0.3752in" draw:z-index="408"><draw:object xlink:href="./Object 363" xlink:type="simple" xlink:show="embed" xlink:actuate="onLoad"/><draw:image xlink:href="./ObjectReplacements/Object 363" xlink:type="simple" xlink:show="embed" xlink:actuate="onLoad"/><svg:desc>formula</svg:desc></draw:frame></text:span></text:span></text:p>
      <text:p text:style-name="P123"><text:span text:style-name="MathematicaFormatStandardForm"><text:span text:style-name="T1"/></text:span></text:p>
      <text:p text:style-name="P125"><text:span text:style-name="MathematicaFormatStandardForm"><text:span text:style-name="T1"><draw:frame draw:style-name="fr2" draw:name="Object369" text:anchor-type="as-char" svg:y="-0.2252in" svg:width="1.8543in" svg:height="0.3701in" draw:z-index="410"><draw:object xlink:href="./Object 370" xlink:type="simple" xlink:show="embed" xlink:actuate="onLoad"/><draw:image xlink:href="./ObjectReplacements/Object 370" xlink:type="simple" xlink:show="embed" xlink:actuate="onLoad"/><svg:desc>formula</svg:desc></draw:frame></text:span></text:span></text:p>
      <text:p text:style-name="P125"><text:span text:style-name="MathematicaFormatStandardForm"><text:span text:style-name="T1"/></text:span></text:p>
      <text:p text:style-name="P125"><text:span text:style-name="MathematicaFormatStandardForm"><text:span text:style-name="T1"><draw:frame draw:style-name="fr1" draw:name="Object368" text:anchor-type="as-char" svg:y="-0.228in" svg:width="3.1862in" svg:height="0.352in" draw:z-index="412"><draw:object xlink:href="./Object 369" xlink:type="simple" xlink:show="embed" xlink:actuate="onLoad"/><draw:image xlink:href="./ObjectReplacements/Object 369" xlink:type="simple" xlink:show="embed" xlink:actuate="onLoad"/><svg:desc>formula</svg:desc></draw:frame></text:span></text:span></text:p>
      <text:p text:style-name="P123"><text:span text:style-name="MathematicaFormatStandardForm"><text:span text:style-name="T1"/></text:span></text:p>
      <text:p text:style-name="P123"><text:span text:style-name="MathematicaFormatStandardForm"><text:span text:style-name="T1">...</text:span></text:span></text:p>
      <text:p text:style-name="P123"><text:span text:style-name="MathematicaFormatStandardForm"><text:span text:style-name="T1"/></text:span></text:p>
      <text:p text:style-name="P124"><text:span text:style-name="MathematicaFormatStandardForm"><text:span text:style-name="T1"><draw:frame draw:style-name="fr1" draw:name="Object361" text:anchor-type="as-char" svg:y="-0.2374in" svg:width="1.9571in" svg:height="0.3626in" draw:z-index="413"><draw:object xlink:href="./Object 362" xlink:type="simple" xlink:show="embed" xlink:actuate="onLoad"/><draw:image xlink:href="./ObjectReplacements/Object 362" xlink:type="simple" xlink:show="embed" xlink:actuate="onLoad"/><svg:desc>formula</svg:desc></draw:frame></text:span></text:span><text:span text:style-name="MathematicaFormatStandardForm"><text:span text:style-name="T1"><text:tab/><text:tab/></text:span></text:span><text:span text:style-name="MathematicaFormatStandardForm"><text:span text:style-name="T1"><draw:frame draw:style-name="fr1" draw:name="Object363" text:anchor-type="as-char" svg:y="-0.2228in" svg:width="0.6138in" svg:height="0.348in" draw:z-index="414"><draw:object xlink:href="./Object 364" xlink:type="simple" xlink:show="embed" xlink:actuate="onLoad"/><draw:image xlink:href="./ObjectReplacements/Object 364" xlink:type="simple" xlink:show="embed" xlink:actuate="onLoad"/><svg:desc>formula</svg:desc></draw:frame></text:span></text:span></text:p>
      <text:p text:style-name="P124"><text:span text:style-name="MathematicaFormatStandardForm"><text:span text:style-name="T1"/></text:span></text:p>
      <text:p text:style-name="P124"><text:span text:style-name="MathematicaFormatStandardForm"><text:span text:style-name="T1"><draw:frame draw:style-name="fr1" draw:name="Object364" text:anchor-type="as-char" svg:y="-0.2339in" svg:width="2.3874in" svg:height="0.3752in" draw:z-index="416"><draw:object xlink:href="./Object 365" xlink:type="simple" xlink:show="embed" xlink:actuate="onLoad"/><draw:image xlink:href="./ObjectReplacements/Object 365" xlink:type="simple" xlink:show="embed" xlink:actuate="onLoad"/><svg:desc>formula</svg:desc></draw:frame></text:span></text:span></text:p>
      <text:p text:style-name="P124"><text:span text:style-name="MathematicaFormatStandardForm"><text:span text:style-name="T1"/></text:span></text:p>
      <text:p text:style-name="P124"><text:span text:style-name="MathematicaFormatStandardForm"><text:span text:style-name="T1"><draw:frame draw:style-name="fr1" draw:name="Object365" text:anchor-type="as-char" svg:y="-0.1244in" svg:width="1.4118in" svg:height="0.2465in" draw:z-index="420"><draw:object xlink:href="./Object 366" xlink:type="simple" xlink:show="embed" xlink:actuate="onLoad"/><draw:image xlink:href="./ObjectReplacements/Object 366" xlink:type="simple" xlink:show="embed" xlink:actuate="onLoad"/><svg:desc>formula</svg:desc></draw:frame></text:span></text:span></text:p>
      <text:p text:style-name="P124"><text:span text:style-name="MathematicaFormatStandardForm"><text:span text:style-name="T1"/></text:span></text:p>
      <text:p text:style-name="P124"><text:span text:style-name="MathematicaFormatStandardForm"><text:span text:style-name="T1"><draw:frame draw:style-name="fr1" draw:name="Object366" text:anchor-type="as-char" svg:y="-0.1244in" svg:width="1.8201in" svg:height="0.2465in" draw:z-index="424"><draw:object xlink:href="./Object 367" xlink:type="simple" xlink:show="embed" xlink:actuate="onLoad"/><draw:image xlink:href="./ObjectReplacements/Object 367" xlink:type="simple" xlink:show="embed" xlink:actuate="onLoad"/><svg:desc>formula</svg:desc></draw:frame></text:span></text:span></text:p>
      <text:p text:style-name="P124"><text:span text:style-name="MathematicaFormatStandardForm"><text:span text:style-name="T1"/></text:span></text:p>
      <text:p text:style-name="P124"><text:span text:style-name="MathematicaFormatStandardForm"><text:span text:style-name="T1"><draw:frame draw:style-name="fr1" draw:name="Object367" text:anchor-type="as-char" svg:y="-0.2437in" svg:width="2.1035in" svg:height="0.3728in" draw:z-index="430"><draw:object xlink:href="./Object 368" xlink:type="simple" xlink:show="embed" xlink:actuate="onLoad"/><draw:image xlink:href="./ObjectReplacements/Object 368" xlink:type="simple" xlink:show="embed" xlink:actuate="onLoad"/><svg:desc>formula</svg:desc></draw:frame></text:span></text:span></text:p>
      <text:p text:style-name="P124"><text:span text:style-name="MathematicaFormatStandardForm"><text:span text:style-name="T1"/></text:span></text:p>
      <text:p text:style-name="P124"><text:span text:style-name="MathematicaFormatStandardForm"><text:span text:style-name="T1"><draw:frame draw:style-name="fr1" draw:name="Object359" text:anchor-type="as-char" svg:y="-0.2437in" svg:width="1.9807in" svg:height="0.552in" draw:z-index="432"><draw:object xlink:href="./Object 360" xlink:type="simple" xlink:show="embed" xlink:actuate="onLoad"/><draw:image xlink:href="./ObjectReplacements/Object 360" xlink:type="simple" xlink:show="embed" xlink:actuate="onLoad"/><svg:desc>formula</svg:desc></draw:frame></text:span></text:span></text:p>
      <text:p text:style-name="P263"><text:span text:style-name="MathematicaFormatStandardForm"><text:span text:style-name="T1"><draw:frame draw:style-name="fr1" draw:name="Object228" text:anchor-type="as-char" svg:y="-0.2437in" svg:width="2.9744in" svg:height="0.5425in" draw:z-index="202"><draw:object xlink:href="./Object 296" xlink:type="simple" xlink:show="embed" xlink:actuate="onLoad"/><draw:image xlink:href="./ObjectReplacements/Object 296" xlink:type="simple" xlink:show="embed" xlink:actuate="onLoad"/><svg:desc>formula</svg:desc></draw:frame></text:span></text:span></text:p>
      <text:p text:style-name="P90"><text:span text:style-name="MathematicaFormatStandardForm"><text:span text:style-name="T1"/></text:span></text:p>
      <text:p text:style-name="P90"><text:span text:style-name="MathematicaFormatStandardForm"><text:span text:style-name="T1"><draw:frame draw:style-name="fr1" draw:name="Object231" text:anchor-type="as-char" svg:y="-0.2374in" svg:width="1.8075in" svg:height="0.3626in" draw:z-index="433"><draw:object xlink:href="./Object 299" xlink:type="simple" xlink:show="embed" xlink:actuate="onLoad"/><draw:image xlink:href="./ObjectReplacements/Object 299" xlink:type="simple" xlink:show="embed" xlink:actuate="onLoad"/><svg:desc>formula</svg:desc></draw:frame></text:span></text:span></text:p>
      <text:p text:style-name="P90"><text:span text:style-name="MathematicaFormatStandardForm"><text:span text:style-name="T1"><draw:frame draw:style-name="fr1" draw:name="Object232" text:anchor-type="as-char" svg:y="-0.2374in" svg:width="1.6984in" svg:height="0.3626in" draw:z-index="434"><draw:object xlink:href="./Object 300" xlink:type="simple" xlink:show="embed" xlink:actuate="onLoad"/><draw:image xlink:href="./ObjectReplacements/Object 300" xlink:type="simple" xlink:show="embed" xlink:actuate="onLoad"/><svg:desc>formula</svg:desc></draw:frame></text:span></text:span></text:p>
      <text:p text:style-name="P90"><text:span text:style-name="MathematicaFormatStandardForm"><text:span text:style-name="T1"><draw:frame draw:style-name="fr1" draw:name="Object233" text:anchor-type="as-char" svg:y="-0.2374in" svg:width="1.6984in" svg:height="0.3626in" draw:z-index="435"><draw:object xlink:href="./Object 301" xlink:type="simple" xlink:show="embed" xlink:actuate="onLoad"/><draw:image xlink:href="./ObjectReplacements/Object 301" xlink:type="simple" xlink:show="embed" xlink:actuate="onLoad"/><svg:desc>formula</svg:desc></draw:frame></text:span></text:span></text:p>
      <text:p text:style-name="P90"><text:span text:style-name="MathematicaFormatStandardForm"><text:span text:style-name="T1"/></text:span></text:p>
      <text:p text:style-name="P90"><text:span text:style-name="MathematicaFormatStandardForm"><text:span text:style-name="T1"><draw:frame draw:style-name="fr1" draw:name="Object230" text:anchor-type="as-char" svg:y="-0.2043in" svg:width="1.4839in" svg:height="0.3283in" draw:z-index="436"><draw:object xlink:href="./Object 298" xlink:type="simple" xlink:show="embed" xlink:actuate="onLoad"/><draw:image xlink:href="./ObjectReplacements/Object 298" xlink:type="simple" xlink:show="embed" xlink:actuate="onLoad"/><svg:desc>formula</svg:desc></draw:frame></text:span></text:span></text:p>
      <text:p text:style-name="P90"><text:span text:style-name="MathematicaFormatStandardForm"><text:span text:style-name="T1"/></text:span></text:p>
      <text:p text:style-name="P90"><text:span text:style-name="MathematicaFormatStandardForm"><text:span text:style-name="T1"><draw:frame draw:style-name="fr1" draw:name="Object229" text:anchor-type="as-char" svg:y="-0.2646in" svg:width="2.9744in" svg:height="0.5425in" draw:z-index="203"><draw:object xlink:href="./Object 297" xlink:type="simple" xlink:show="embed" xlink:actuate="onLoad"/><draw:image xlink:href="./ObjectReplacements/Object 297" xlink:type="simple" xlink:show="embed" xlink:actuate="onLoad"/><svg:desc>formula</svg:desc></draw:frame></text:span></text:span></text:p>
      <text:p text:style-name="P90"><text:span text:style-name="MathematicaFormatStandardForm"><text:span text:style-name="T1"/></text:span></text:p>
      <text:p text:style-name="P90"><text:span text:style-name="MathematicaFormatStandardForm"><text:span text:style-name="T1"><draw:frame draw:style-name="fr1" draw:name="Object234" text:anchor-type="as-char" svg:y="-0.2646in" svg:width="2.9744in" svg:height="0.5425in" draw:z-index="208"><draw:object xlink:href="./Object 302" xlink:type="simple" xlink:show="embed" xlink:actuate="onLoad"/><draw:image xlink:href="./ObjectReplacements/Object 302" xlink:type="simple" xlink:show="embed" xlink:actuate="onLoad"/><svg:desc>formula</svg:desc></draw:frame></text:span></text:span></text:p>
      <text:p text:style-name="P90"><text:span text:style-name="MathematicaFormatStandardForm"><text:span text:style-name="T1"/></text:span></text:p>
      <text:p text:style-name="P90"><text:span text:style-name="MathematicaFormatStandardForm"><text:span text:style-name="T1"/></text:span></text:p>
      <text:p text:style-name="P91"><text:span text:style-name="MathematicaFormatStandardForm"><text:span text:style-name="T1"><draw:frame draw:style-name="fr1" draw:name="Object235" text:anchor-type="as-char" svg:y="-0.322in" svg:width="1.2492in" svg:height="0.6201in" draw:z-index="209"><draw:object xlink:href="./Object 303" xlink:type="simple" xlink:show="embed" xlink:actuate="onLoad"/><draw:image xlink:href="./ObjectReplacements/Object 303" xlink:type="simple" xlink:show="embed" xlink:actuate="onLoad"/><svg:desc>formula</svg:desc></draw:frame></text:span></text:span></text:p>
      <text:p text:style-name="P91"><text:span text:style-name="MathematicaFormatStandardForm"><text:span text:style-name="T1"/></text:span></text:p>
      <text:p text:style-name="P98"><text:span text:style-name="MathematicaFormatStandardForm"><text:span text:style-name="T1"><draw:frame draw:style-name="fr1" draw:name="Object236" text:anchor-type="as-char" svg:y="-0.378in" svg:width="1.2772in" svg:height="0.6764in" draw:z-index="437"><draw:object xlink:href="./Object 304" xlink:type="simple" xlink:show="embed" xlink:actuate="onLoad"/><draw:image xlink:href="./ObjectReplacements/Object 304" xlink:type="simple" xlink:show="embed" xlink:actuate="onLoad"/><svg:desc>formula</svg:desc></draw:frame></text:span></text:span></text:p>
      <text:p text:style-name="P98"><text:span text:style-name="MathematicaFormatStandardForm"><text:span text:style-name="T1"/></text:span></text:p>
      <text:p text:style-name="P99"><text:span text:style-name="MathematicaFormatStandardForm"><text:span text:style-name="T1"><draw:frame draw:style-name="fr1" draw:name="Object249" text:anchor-type="as-char" svg:y="-0.2374in" svg:width="2.0307in" svg:height="0.3626in" draw:z-index="439"><draw:object xlink:href="./Object 317" xlink:type="simple" xlink:show="embed" xlink:actuate="onLoad"/><draw:image xlink:href="./ObjectReplacements/Object 317" xlink:type="simple" xlink:show="embed" xlink:actuate="onLoad"/><svg:desc>formula</svg:desc></draw:frame></text:span></text:span></text:p>
      <text:p text:style-name="P99"><text:span text:style-name="MathematicaFormatStandardForm"><text:span text:style-name="T1"/></text:span></text:p>
      <text:p text:style-name="P99"><text:span text:style-name="MathematicaFormatStandardForm"><text:span text:style-name="T1"><draw:frame draw:style-name="fr1" draw:name="Object250" text:anchor-type="as-char" svg:y="-0.378in" svg:width="1.6335in" svg:height="0.6764in" draw:z-index="440"><draw:object xlink:href="./Object 318" xlink:type="simple" xlink:show="embed" xlink:actuate="onLoad"/><draw:image xlink:href="./ObjectReplacements/Object 318" xlink:type="simple" xlink:show="embed" xlink:actuate="onLoad"/><svg:desc>formula</svg:desc></draw:frame></text:span></text:span></text:p>
      <text:p text:style-name="P283"><text:span text:style-name="MathematicaFormatStandardForm"><text:span text:style-name="T1"/></text:span></text:p>
      <text:p text:style-name="P96"><text:span text:style-name="MathematicaFormatStandardForm"><text:span text:style-name="T1"/></text:span></text:p>
      <text:p text:style-name="P96"><text:span text:style-name="MathematicaFormatStandardForm"><text:span text:style-name="T1"/></text:span></text:p>
      <text:p text:style-name="P96"><text:span text:style-name="MathematicaFormatStandardForm"><text:span text:style-name="T1"/></text:span></text:p>
      <text:p text:style-name="P96"><text:span text:style-name="MathematicaFormatStandardForm"><text:span text:style-name="T1"><draw:frame draw:style-name="fr2" draw:name="Object240" text:anchor-type="as-char" svg:y="-0.2756in" svg:width="3.622in" svg:height="0.4193in" draw:z-index="212"><draw:object xlink:href="./Object 308" xlink:type="simple" xlink:show="embed" xlink:actuate="onLoad"/><draw:image xlink:href="./ObjectReplacements/Object 308" xlink:type="simple" xlink:show="embed" xlink:actuate="onLoad"/><svg:desc>formula</svg:desc></draw:frame></text:span></text:span></text:p>
      <text:p text:style-name="P96"><text:span text:style-name="MathematicaFormatStandardForm"><text:span text:style-name="T1"/></text:span></text:p>
      <text:p text:style-name="P96"><text:span text:style-name="MathematicaFormatStandardForm"><text:span text:style-name="T1"><draw:frame draw:style-name="fr1" draw:name="Object241" text:anchor-type="as-char" svg:y="-0.2339in" svg:width="1.8689in" svg:height="0.3957in" draw:z-index="213"><draw:object xlink:href="./Object 309" xlink:type="simple" xlink:show="embed" xlink:actuate="onLoad"/><draw:image xlink:href="./ObjectReplacements/Object 309" xlink:type="simple" xlink:show="embed" xlink:actuate="onLoad"/><svg:desc>formula</svg:desc></draw:frame></text:span></text:span></text:p>
      <text:p text:style-name="P96"><text:span text:style-name="MathematicaFormatStandardForm"><text:span text:style-name="T1"/></text:span></text:p>
      <text:p text:style-name="P96"><text:span text:style-name="MathematicaFormatStandardForm"><text:span text:style-name="T1"><draw:frame draw:style-name="fr1" draw:name="Object242" text:anchor-type="as-char" svg:y="-0.2339in" svg:width="1.8902in" svg:height="0.3957in" draw:z-index="214"><draw:object xlink:href="./Object 310" xlink:type="simple" xlink:show="embed" xlink:actuate="onLoad"/><draw:image xlink:href="./ObjectReplacements/Object 310" xlink:type="simple" xlink:show="embed" xlink:actuate="onLoad"/><svg:desc>formula</svg:desc></draw:frame></text:span></text:span></text:p>
      <text:p text:style-name="P96"><text:span text:style-name="MathematicaFormatStandardForm"><text:span text:style-name="T1"/></text:span></text:p>
      <text:p text:style-name="P96"><text:span text:style-name="MathematicaFormatStandardForm"><text:span text:style-name="T1"><draw:frame draw:style-name="fr1" draw:name="Object243" text:anchor-type="as-char" svg:y="-0.2228in" svg:width="4.3736in" svg:height="0.3846in" draw:z-index="215"><draw:object xlink:href="./Object 311" xlink:type="simple" xlink:show="embed" xlink:actuate="onLoad"/><draw:image xlink:href="./ObjectReplacements/Object 311" xlink:type="simple" xlink:show="embed" xlink:actuate="onLoad"/><svg:desc>formula</svg:desc></draw:frame></text:span></text:span></text:p>
      <text:p text:style-name="P96"><text:span text:style-name="MathematicaFormatStandardForm"><text:span text:style-name="T1"/></text:span></text:p>
      <text:p text:style-name="P96"><text:span text:style-name="MathematicaFormatStandardForm"><text:span text:style-name="T1"><draw:frame draw:style-name="fr1" draw:name="Object244" text:anchor-type="as-char" svg:y="-0.2043in" svg:width="3.9083in" svg:height="0.3654in" draw:z-index="216"><draw:object xlink:href="./Object 312" xlink:type="simple" xlink:show="embed" xlink:actuate="onLoad"/><draw:image xlink:href="./ObjectReplacements/Object 312" xlink:type="simple" xlink:show="embed" xlink:actuate="onLoad"/><svg:desc>formula</svg:desc></draw:frame></text:span></text:span></text:p>
      <text:p text:style-name="P96"><text:span text:style-name="MathematicaFormatStandardForm"><text:span text:style-name="T1"/></text:span></text:p>
      <text:p text:style-name="P96"><text:span text:style-name="MathematicaFormatStandardForm"><text:span text:style-name="T1"><draw:frame draw:style-name="fr1" draw:name="Object245" text:anchor-type="as-char" svg:y="-0.2043in" svg:width="3.3272in" svg:height="0.3654in" draw:z-index="217"><draw:object xlink:href="./Object 313" xlink:type="simple" xlink:show="embed" xlink:actuate="onLoad"/><draw:image xlink:href="./ObjectReplacements/Object 313" xlink:type="simple" xlink:show="embed" xlink:actuate="onLoad"/><svg:desc>formula</svg:desc></draw:frame></text:span></text:span></text:p>
      <text:p text:style-name="P96"><text:span text:style-name="MathematicaFormatStandardForm"><text:span text:style-name="T1"/></text:span></text:p>
      <text:p text:style-name="P97"><text:span text:style-name="MathematicaFormatStandardForm"><text:span text:style-name="T1"><draw:frame draw:style-name="fr2" draw:name="Object246" text:anchor-type="as-char" svg:y="-0.4181in" svg:width="2.95in" svg:height="0.6in" draw:z-index="218"><draw:object xlink:href="./Object 314" xlink:type="simple" xlink:show="embed" xlink:actuate="onLoad"/><draw:image xlink:href="./ObjectReplacements/Object 314" xlink:type="simple" xlink:show="embed" xlink:actuate="onLoad"/><svg:desc>formula</svg:desc></draw:frame></text:span></text:span></text:p>
      <text:p text:style-name="P97"><text:span text:style-name="MathematicaFormatStandardForm"><text:span text:style-name="T1"/></text:span></text:p>
      <text:p text:style-name="P97"><text:span text:style-name="MathematicaFormatStandardForm"><text:span text:style-name="T1"/></text:span></text:p>
      <text:p text:style-name="P97"><text:span text:style-name="MathematicaFormatStandardForm"><text:span text:style-name="T1">…….</text:span></text:span></text:p>
      <text:p text:style-name="P97"><text:span text:style-name="MathematicaFormatStandardForm"><text:span text:style-name="T1"/></text:span></text:p>
      <text:p text:style-name="P163"><text:span text:style-name="MathematicaFormatStandardForm"><text:span text:style-name="T1"><draw:frame draw:style-name="fr1" draw:name="Object343" text:anchor-type="as-char" svg:y="-0.2228in" svg:width="2.9209in" svg:height="0.348in" draw:z-index="441"><draw:object xlink:href="./Object 349" xlink:type="simple" xlink:show="embed" xlink:actuate="onLoad"/><draw:image xlink:href="./ObjectReplacements/Object 349" xlink:type="simple" xlink:show="embed" xlink:actuate="onLoad"/><svg:desc>formula</svg:desc></draw:frame></text:span></text:span></text:p>
      <text:p text:style-name="P163"><text:span text:style-name="MathematicaFormatStandardForm"><text:span text:style-name="T1"/></text:span></text:p>
      <text:p text:style-name="P164"><text:span text:style-name="MathematicaFormatStandardForm"><text:span text:style-name="T174">But not that interesting, because everything converges to 0 at n^(s-1). <text:s/>The interesting range is n^(s-1/2) through n^(s).</text:span></text:span></text:p>
      <text:p text:style-name="P97"><text:span text:style-name="MathematicaFormatStandardForm"><text:span text:style-name="T1"/></text:span></text:p>
      <text:p text:style-name="P97"><text:span text:style-name="MathematicaFormatStandardForm"><text:span text:style-name="T1"/></text:span></text:p>
      <text:p text:style-name="P264"><text:span text:style-name="MathematicaFormatStandardForm"><text:span text:style-name="T1"><draw:frame draw:style-name="fr1" draw:name="Object251" text:anchor-type="as-char" svg:y="-0.2547in" svg:width="4.3071in" svg:height="0.378in" draw:z-index="222"><draw:object xlink:href="./Object 319" xlink:type="simple" xlink:show="embed" xlink:actuate="onLoad"/><draw:image xlink:href="./ObjectReplacements/Object 319" xlink:type="simple" xlink:show="embed" xlink:actuate="onLoad"/><svg:desc>formula</svg:desc></draw:frame></text:span></text:span></text:p>
      <text:p text:style-name="P100"><text:span text:style-name="MathematicaFormatStandardForm"><text:span text:style-name="T1"/></text:span></text:p>
      <text:p text:style-name="P100"><text:span text:style-name="MathematicaFormatStandardForm"><text:span text:style-name="T1"><draw:frame draw:style-name="fr1" draw:name="Object252" text:anchor-type="as-char" svg:y="-0.2339in" svg:width="3.5071in" svg:height="0.378in" draw:z-index="223"><draw:object xlink:href="./Object 320" xlink:type="simple" xlink:show="embed" xlink:actuate="onLoad"/><draw:image xlink:href="./ObjectReplacements/Object 320" xlink:type="simple" xlink:show="embed" xlink:actuate="onLoad"/><svg:desc>formula</svg:desc></draw:frame></text:span></text:span></text:p>
      <text:p text:style-name="P100"><text:span text:style-name="MathematicaFormatStandardForm"><text:span text:style-name="T1"/></text:span></text:p>
      <text:p text:style-name="P100"><text:span text:style-name="MathematicaFormatStandardForm"><text:span text:style-name="T1"><draw:frame draw:style-name="fr1" draw:name="Object253" text:anchor-type="as-char" svg:y="-0.2339in" svg:width="4.061in" svg:height="0.378in" draw:z-index="224"><draw:object xlink:href="./Object 321" xlink:type="simple" xlink:show="embed" xlink:actuate="onLoad"/><draw:image xlink:href="./ObjectReplacements/Object 321" xlink:type="simple" xlink:show="embed" xlink:actuate="onLoad"/><svg:desc>formula</svg:desc></draw:frame></text:span></text:span></text:p>
      <text:p text:style-name="P100"><text:span text:style-name="MathematicaFormatStandardForm"><text:span text:style-name="T1"/></text:span></text:p>
      <text:p text:style-name="P100"><text:span text:style-name="MathematicaFormatStandardForm"><text:span text:style-name="T1"><draw:frame draw:style-name="fr1" draw:name="Object254" text:anchor-type="as-char" svg:y="-0.2339in" svg:width="3.9992in" svg:height="0.3827in" draw:z-index="225"><draw:object xlink:href="./Object 322" xlink:type="simple" xlink:show="embed" xlink:actuate="onLoad"/><draw:image xlink:href="./ObjectReplacements/Object 322" xlink:type="simple" xlink:show="embed" xlink:actuate="onLoad"/><svg:desc>formula</svg:desc></draw:frame></text:span></text:span></text:p>
      <text:p text:style-name="P100"><text:span text:style-name="MathematicaFormatStandardForm"><text:span text:style-name="T1"/></text:span></text:p>
      <text:p text:style-name="P101"><text:span text:style-name="MathematicaFormatStandardForm"><text:span text:style-name="T1"><draw:frame draw:style-name="fr1" draw:name="Object255" text:anchor-type="as-char" svg:y="-0.2339in" svg:width="2.9193in" svg:height="0.3827in" draw:z-index="226"><draw:object xlink:href="./Object 323" xlink:type="simple" xlink:show="embed" xlink:actuate="onLoad"/><draw:image xlink:href="./ObjectReplacements/Object 323" xlink:type="simple" xlink:show="embed" xlink:actuate="onLoad"/><svg:desc>formula</svg:desc></draw:frame></text:span></text:span></text:p>
      <text:p text:style-name="P101"><text:span text:style-name="MathematicaFormatStandardForm"><text:span text:style-name="T1"/></text:span></text:p>
      <text:p text:style-name="P101"><text:span text:style-name="MathematicaFormatStandardForm"><text:span text:style-name="T1"><draw:frame draw:style-name="fr1" draw:name="Object256" text:anchor-type="as-char" svg:y="-0.2339in" svg:width="2.1362in" svg:height="0.378in" draw:z-index="227"><draw:object xlink:href="./Object 324" xlink:type="simple" xlink:show="embed" xlink:actuate="onLoad"/><draw:image xlink:href="./ObjectReplacements/Object 324" xlink:type="simple" xlink:show="embed" xlink:actuate="onLoad"/><svg:desc>formula</svg:desc></draw:frame></text:span></text:span></text:p>
      <text:p text:style-name="P101"><text:span text:style-name="MathematicaFormatStandardForm"><text:span text:style-name="T1"/></text:span></text:p>
      <text:p text:style-name="P101"><text:span text:style-name="MathematicaFormatStandardForm"><text:span text:style-name="T1"><draw:frame draw:style-name="fr1" draw:name="Object257" text:anchor-type="as-char" svg:y="-0.2339in" svg:width="3.4138in" svg:height="0.3827in" draw:z-index="228"><draw:object xlink:href="./Object 325" xlink:type="simple" xlink:show="embed" xlink:actuate="onLoad"/><draw:image xlink:href="./ObjectReplacements/Object 325" xlink:type="simple" xlink:show="embed" xlink:actuate="onLoad"/><svg:desc>formula</svg:desc></draw:frame></text:span></text:span></text:p>
      <text:p text:style-name="P101"><text:span text:style-name="MathematicaFormatStandardForm"><text:span text:style-name="T1"/></text:span></text:p>
      <text:p text:style-name="P101"><text:span text:style-name="MathematicaFormatStandardForm"><text:span text:style-name="T1"><draw:frame draw:style-name="fr1" draw:name="Object258" text:anchor-type="as-char" svg:y="-0.2339in" svg:width="2.2252in" svg:height="0.378in" draw:z-index="229"><draw:object xlink:href="./Object 326" xlink:type="simple" xlink:show="embed" xlink:actuate="onLoad"/><draw:image xlink:href="./ObjectReplacements/Object 326" xlink:type="simple" xlink:show="embed" xlink:actuate="onLoad"/><svg:desc>formula</svg:desc></draw:frame></text:span></text:span></text:p>
      <text:p text:style-name="P101"><text:span text:style-name="MathematicaFormatStandardForm"><text:span text:style-name="T1"/></text:span></text:p>
      <text:p text:style-name="P101"><text:span text:style-name="MathematicaFormatStandardForm"><text:span text:style-name="T1"><draw:frame draw:style-name="fr1" draw:name="Object259" text:anchor-type="as-char" svg:y="-0.2339in" svg:width="1.4043in" svg:height="0.378in" draw:z-index="230"><draw:object xlink:href="./Object 327" xlink:type="simple" xlink:show="embed" xlink:actuate="onLoad"/><draw:image xlink:href="./ObjectReplacements/Object 327" xlink:type="simple" xlink:show="embed" xlink:actuate="onLoad"/><svg:desc>formula</svg:desc></draw:frame></text:span></text:span></text:p>
      <text:p text:style-name="P101"><text:span text:style-name="MathematicaFormatStandardForm"><text:span text:style-name="T1"/></text:span></text:p>
      <text:p text:style-name="P101"><text:span text:style-name="MathematicaFormatStandardForm"><text:span text:style-name="T1">...</text:span></text:span></text:p>
      <text:p text:style-name="P267"><text:span text:style-name="MathematicaFormatStandardForm"><text:span text:style-name="T1"/></text:span></text:p>
      <text:p text:style-name="P292"><text:span text:style-name="MathematicaFormatStandardForm"><text:span text:style-name="T1"/></text:span></text:p>
      <text:p text:style-name="P102"><text:span text:style-name="MathematicaFormatStandardForm"><text:span text:style-name="T1"/></text:span></text:p>
      <text:p text:style-name="P102"><text:span text:style-name="MathematicaFormatStandardForm"><text:span text:style-name="T1"/></text:span></text:p>
      <text:p text:style-name="P102"><text:span text:style-name="MathematicaFormatStandardForm"><text:span text:style-name="T1"><draw:frame draw:style-name="fr1" draw:name="Object248" text:anchor-type="as-char" svg:y="-0.228in" svg:width="3.7673in" svg:height="0.5602in" draw:z-index="231"><draw:object xlink:href="./Object 316" xlink:type="simple" xlink:show="embed" xlink:actuate="onLoad"/><draw:image xlink:href="./ObjectReplacements/Object 316" xlink:type="simple" xlink:show="embed" xlink:actuate="onLoad"/><svg:desc>formula</svg:desc></draw:frame></text:span></text:span></text:p>
      <text:p text:style-name="P102"><text:span text:style-name="MathematicaFormatStandardForm"><text:span text:style-name="T1"/></text:span></text:p>
      <text:p text:style-name="P104"><text:span text:style-name="MathematicaFormatStandardForm"><text:span text:style-name="T1"><draw:frame draw:style-name="fr1" draw:name="Object261" text:anchor-type="as-char" svg:y="-0.1244in" svg:width="1.2835in" svg:height="0.1591in" draw:z-index="443"><draw:object xlink:href="./Object 329" xlink:type="simple" xlink:show="embed" xlink:actuate="onLoad"/><draw:image xlink:href="./ObjectReplacements/Object 329" xlink:type="simple" xlink:show="embed" xlink:actuate="onLoad"/><svg:desc>formula</svg:desc></draw:frame></text:span></text:span></text:p>
      <text:p text:style-name="P102"><text:span text:style-name="MathematicaFormatStandardForm"><text:span text:style-name="T1"/></text:span></text:p>
      <text:p text:style-name="P103"><text:span text:style-name="MathematicaFormatStandardForm"><text:span text:style-name="T1"><draw:frame draw:style-name="fr1" draw:name="Object260" text:anchor-type="as-char" svg:y="-0.2374in" svg:width="2.7299in" svg:height="0.3626in" draw:z-index="232"><draw:object xlink:href="./Object 328" xlink:type="simple" xlink:show="embed" xlink:actuate="onLoad"/><draw:image xlink:href="./ObjectReplacements/Object 328" xlink:type="simple" xlink:show="embed" xlink:actuate="onLoad"/><svg:desc>formula</svg:desc></draw:frame></text:span></text:span></text:p>
      <text:p text:style-name="P105"/>
      <text:p text:style-name="P106"><text:span text:style-name="MathematicaFormatStandardForm"><text:span text:style-name="T156">………..</text:span></text:span></text:p>
      <text:p text:style-name="P106"><text:span text:style-name="MathematicaFormatStandardForm"><text:span text:style-name="T156"/></text:span></text:p>
      <text:p text:style-name="P105"><text:span text:style-name="MathematicaFormatStandardForm"><text:span text:style-name="T1"/></text:span></text:p>
      <text:p text:style-name="P105"><text:span text:style-name="MathematicaFormatStandardForm"><text:span text:style-name="T1"><draw:frame draw:style-name="fr1" draw:name="Object262" text:anchor-type="as-char" svg:y="-0.2374in" svg:width="1.9571in" svg:height="0.3626in" draw:z-index="431"><draw:object xlink:href="./Object 330" xlink:type="simple" xlink:show="embed" xlink:actuate="onLoad"/><draw:image xlink:href="./ObjectReplacements/Object 330" xlink:type="simple" xlink:show="embed" xlink:actuate="onLoad"/><svg:desc>formula</svg:desc></draw:frame></text:span></text:span></text:p>
      <text:p text:style-name="P105"><text:span text:style-name="MathematicaFormatStandardForm"><text:span text:style-name="T1"/></text:span></text:p>
      <text:p text:style-name="P105"><text:span text:style-name="MathematicaFormatStandardForm"><text:span text:style-name="T1"><draw:frame draw:style-name="fr1" draw:name="Object247" text:anchor-type="as-char" svg:y="-0.3972in" svg:width="2.0898in" svg:height="0.7193in" draw:z-index="234"><draw:object xlink:href="./Object 315" xlink:type="simple" xlink:show="embed" xlink:actuate="onLoad"/><draw:image xlink:href="./ObjectReplacements/Object 315" xlink:type="simple" xlink:show="embed" xlink:actuate="onLoad"/><svg:desc>formula</svg:desc></draw:frame></text:span></text:span></text:p>
      <text:p text:style-name="P105"><text:span text:style-name="MathematicaFormatStandardForm"><text:span text:style-name="T1"/></text:span></text:p>
      <text:p text:style-name="P107"><text:span text:style-name="MathematicaFormatStandardForm"><text:span text:style-name="T1"><draw:frame draw:style-name="fr1" draw:name="Object264" text:anchor-type="as-char" svg:y="-0.1244in" svg:width="1.2835in" svg:height="0.1591in" draw:z-index="422"><draw:object xlink:href="./Object 332" xlink:type="simple" xlink:show="embed" xlink:actuate="onLoad"/><draw:image xlink:href="./ObjectReplacements/Object 332" xlink:type="simple" xlink:show="embed" xlink:actuate="onLoad"/><svg:desc>formula</svg:desc></draw:frame></text:span></text:span></text:p>
      <text:p text:style-name="P105"><text:span text:style-name="MathematicaFormatStandardForm"><text:span text:style-name="T1"/></text:span></text:p>
      <text:p text:style-name="P105"><text:span text:style-name="MathematicaFormatStandardForm"><text:span text:style-name="T1"><draw:frame draw:style-name="fr1" draw:name="Object263" text:anchor-type="as-char" svg:y="-0.1244in" svg:width="2.3665in" svg:height="0.1591in" draw:z-index="236"><draw:object xlink:href="./Object 331" xlink:type="simple" xlink:show="embed" xlink:actuate="onLoad"/><draw:image xlink:href="./ObjectReplacements/Object 331" xlink:type="simple" xlink:show="embed" xlink:actuate="onLoad"/><svg:desc>formula</svg:desc></draw:frame></text:span></text:span></text:p>
      <text:p text:style-name="P105"><text:span text:style-name="MathematicaFormatStandardForm"><text:span text:style-name="T1"/></text:span></text:p>
      <text:p text:style-name="P157"><text:span text:style-name="MathematicaFormatStandardForm"><text:span text:style-name="T1"><draw:frame draw:style-name="fr1" draw:name="Object268" text:anchor-type="as-char" svg:y="-0.1244in" svg:width="2.9244in" svg:height="0.1591in" draw:z-index="445"><draw:object xlink:href="./Object 336" xlink:type="simple" xlink:show="embed" xlink:actuate="onLoad"/><draw:image xlink:href="./ObjectReplacements/Object 336" xlink:type="simple" xlink:show="embed" xlink:actuate="onLoad"/><svg:desc>formula</svg:desc></draw:frame></text:span></text:span></text:p>
      <text:p text:style-name="P157"><text:span text:style-name="MathematicaFormatStandardForm"><text:span text:style-name="T1"/></text:span></text:p>
      <text:p text:style-name="P158"><text:span text:style-name="MathematicaFormatStandardForm"><text:span text:style-name="T1"><draw:frame draw:style-name="fr1" draw:name="Object407" text:anchor-type="as-char" svg:y="-0.2083in" svg:width="1.4134in" svg:height="0.3374in" draw:z-index="446"><draw:object xlink:href="./Object 408" xlink:type="simple" xlink:show="embed" xlink:actuate="onLoad"/><draw:image xlink:href="./ObjectReplacements/Object 408" xlink:type="simple" xlink:show="embed" xlink:actuate="onLoad"/><svg:desc>formula</svg:desc></draw:frame></text:span></text:span></text:p>
      <text:p text:style-name="P105"><text:span text:style-name="MathematicaFormatStandardForm"><text:span text:style-name="T1"/></text:span></text:p>
      <text:p text:style-name="P105"><text:span text:style-name="MathematicaFormatStandardForm"><text:span text:style-name="T1"/></text:span></text:p>
      <text:p text:style-name="P108"><text:span text:style-name="MathematicaFormatStandardForm"><text:span text:style-name="T1"><draw:frame draw:style-name="fr1" draw:name="Object266" text:anchor-type="as-char" svg:y="-0.4181in" svg:width="2.0193in" svg:height="0.7362in" draw:z-index="449"><draw:object xlink:href="./Object 334" xlink:type="simple" xlink:show="embed" xlink:actuate="onLoad"/><draw:image xlink:href="./ObjectReplacements/Object 334" xlink:type="simple" xlink:show="embed" xlink:actuate="onLoad"/><svg:desc>formula</svg:desc></draw:frame></text:span></text:span></text:p>
      <text:p text:style-name="P105"><text:span text:style-name="MathematicaFormatStandardForm"><text:span text:style-name="T1"/></text:span></text:p>
      <text:p text:style-name="P108"><text:span text:style-name="MathematicaFormatStandardForm"><text:span text:style-name="T1"><draw:frame draw:style-name="fr1" draw:name="Object265" text:anchor-type="as-char" svg:y="-0.4181in" svg:width="1.8717in" svg:height="0.7402in" draw:z-index="238"><draw:object xlink:href="./Object 333" xlink:type="simple" xlink:show="embed" xlink:actuate="onLoad"/><draw:image xlink:href="./ObjectReplacements/Object 333" xlink:type="simple" xlink:show="embed" xlink:actuate="onLoad"/><svg:desc>formula</svg:desc></draw:frame></text:span></text:span></text:p>
      <text:p text:style-name="P108"><text:span text:style-name="MathematicaFormatStandardForm"><text:span text:style-name="T1"/></text:span></text:p>
      <text:p text:style-name="P108"><text:span text:style-name="MathematicaFormatStandardForm"><text:span text:style-name="T1"><draw:frame draw:style-name="fr1" draw:name="Object267" text:anchor-type="as-char" svg:y="-0.3972in" svg:width="2.0654in" svg:height="1.0437in" draw:z-index="240"><draw:object xlink:href="./Object 335" xlink:type="simple" xlink:show="embed" xlink:actuate="onLoad"/><draw:image xlink:href="./ObjectReplacements/Object 335" xlink:type="simple" xlink:show="embed" xlink:actuate="onLoad"/><svg:desc>formula</svg:desc></draw:frame></text:span></text:span></text:p>
      <text:p text:style-name="P108"><text:span text:style-name="MathematicaFormatStandardForm"><text:span text:style-name="T1"/></text:span></text:p>
      <text:p text:style-name="P109"><text:span text:style-name="MathematicaFormatStandardForm"><text:span text:style-name="T1"><draw:frame draw:style-name="fr1" draw:name="Object269" text:anchor-type="as-char" svg:y="-0.228in" svg:width="4.3217in" svg:height="0.3571in" draw:z-index="242"><draw:object xlink:href="./Object 337" xlink:type="simple" xlink:show="embed" xlink:actuate="onLoad"/><draw:image xlink:href="./ObjectReplacements/Object 337" xlink:type="simple" xlink:show="embed" xlink:actuate="onLoad"/><svg:desc>formula</svg:desc></draw:frame></text:span></text:span></text:p>
      <text:p text:style-name="P109"><text:span text:style-name="MathematicaFormatStandardForm"><text:span text:style-name="T1"/></text:span></text:p>
      <text:p text:style-name="P115"><text:soft-page-break/><text:span text:style-name="MathematicaFormatStandardForm"><text:span text:style-name="T1"><draw:frame draw:style-name="fr1" draw:name="Object335" text:anchor-type="as-char" svg:y="-0.3972in" svg:width="4.9571in" svg:height="0.6957in" draw:z-index="405"><draw:object xlink:href="./Object 347" xlink:type="simple" xlink:show="embed" xlink:actuate="onLoad"/><draw:image xlink:href="./ObjectReplacements/Object 347" xlink:type="simple" xlink:show="embed" xlink:actuate="onLoad"/><svg:desc>formula</svg:desc></draw:frame></text:span></text:span></text:p>
      <text:p text:style-name="P115"><text:span text:style-name="MathematicaFormatStandardForm"><text:span text:style-name="T1"/></text:span></text:p>
      <text:p text:style-name="P115"><text:span text:style-name="MathematicaFormatStandardForm"><text:span text:style-name="T1">…</text:span></text:span></text:p>
      <text:p text:style-name="P115"><text:span text:style-name="MathematicaFormatStandardForm"><text:span text:style-name="T1"/></text:span></text:p>
      <text:p text:style-name="P115"><text:span text:style-name="MathematicaFormatStandardForm"><text:span text:style-name="T1"/></text:span></text:p>
      <text:p text:style-name="P161"><text:span text:style-name="MathematicaFormatStandardForm"><text:span text:style-name="T1"><draw:frame draw:style-name="fr1" draw:name="Object273" text:anchor-type="as-char" svg:y="-0.2374in" svg:width="1.9571in" svg:height="0.3626in" draw:z-index="450"><draw:object xlink:href="./Object 341" xlink:type="simple" xlink:show="embed" xlink:actuate="onLoad"/><draw:image xlink:href="./ObjectReplacements/Object 341" xlink:type="simple" xlink:show="embed" xlink:actuate="onLoad"/><svg:desc>formula</svg:desc></draw:frame></text:span></text:span><text:span text:style-name="MathematicaFormatStandardForm"><text:span text:style-name="T1"><text:tab/><text:tab/></text:span></text:span><text:span text:style-name="MathematicaFormatStandardForm"><text:span text:style-name="T1"><draw:frame draw:style-name="fr1" draw:name="Object276" text:anchor-type="as-char" svg:y="-0.2228in" svg:width="0.6138in" svg:height="0.348in" draw:z-index="451"><draw:object xlink:href="./Object 342" xlink:type="simple" xlink:show="embed" xlink:actuate="onLoad"/><draw:image xlink:href="./ObjectReplacements/Object 342" xlink:type="simple" xlink:show="embed" xlink:actuate="onLoad"/><svg:desc>formula</svg:desc></draw:frame></text:span></text:span></text:p>
      <text:p text:style-name="P110"><text:span text:style-name="MathematicaFormatStandardForm"><text:span text:style-name="T1"/></text:span></text:p>
      <text:p text:style-name="P111"><text:span text:style-name="MathematicaFormatStandardForm"><text:span text:style-name="T1"><draw:frame draw:style-name="fr1" draw:name="Object272" text:anchor-type="as-char" svg:y="-0.2339in" svg:width="2.3874in" svg:height="0.3752in" draw:z-index="291"><draw:object xlink:href="./Object 340" xlink:type="simple" xlink:show="embed" xlink:actuate="onLoad"/><draw:image xlink:href="./ObjectReplacements/Object 340" xlink:type="simple" xlink:show="embed" xlink:actuate="onLoad"/><svg:desc>formula</svg:desc></draw:frame></text:span></text:span></text:p>
      <text:p text:style-name="P110"><text:span text:style-name="MathematicaFormatStandardForm"><text:span text:style-name="T1"/></text:span></text:p>
      <text:p text:style-name="P110"><text:span text:style-name="MathematicaFormatStandardForm"><text:span text:style-name="T1"><draw:frame draw:style-name="fr1" draw:name="Object278" text:anchor-type="as-char" svg:y="-0.1244in" svg:width="1.4118in" svg:height="0.2465in" draw:z-index="243"><draw:object xlink:href="./Object 344" xlink:type="simple" xlink:show="embed" xlink:actuate="onLoad"/><draw:image xlink:href="./ObjectReplacements/Object 344" xlink:type="simple" xlink:show="embed" xlink:actuate="onLoad"/><svg:desc>formula</svg:desc></draw:frame></text:span></text:span></text:p>
      <text:p text:style-name="P110"><text:span text:style-name="MathematicaFormatStandardForm"><text:span text:style-name="T1"/></text:span></text:p>
      <text:p text:style-name="P113"><text:span text:style-name="MathematicaFormatStandardForm"><text:span text:style-name="T1"><draw:frame draw:style-name="fr1" draw:name="Object279" text:anchor-type="as-char" svg:y="-0.1244in" svg:width="1.8201in" svg:height="0.2465in" draw:z-index="444"><draw:object xlink:href="./Object 345" xlink:type="simple" xlink:show="embed" xlink:actuate="onLoad"/><draw:image xlink:href="./ObjectReplacements/Object 345" xlink:type="simple" xlink:show="embed" xlink:actuate="onLoad"/><svg:desc>formula</svg:desc></draw:frame></text:span></text:span></text:p>
      <text:p text:style-name="P113"><text:span text:style-name="MathematicaFormatStandardForm"><text:span text:style-name="T1"/></text:span></text:p>
      <text:p text:style-name="P114"><text:span text:style-name="MathematicaFormatStandardForm"><text:span text:style-name="T1"><draw:frame draw:style-name="fr1" draw:name="Object327" text:anchor-type="as-char" svg:y="-0.2437in" svg:width="2.1035in" svg:height="0.3728in" draw:z-index="448"><draw:object xlink:href="./Object 346" xlink:type="simple" xlink:show="embed" xlink:actuate="onLoad"/><draw:image xlink:href="./ObjectReplacements/Object 346" xlink:type="simple" xlink:show="embed" xlink:actuate="onLoad"/><svg:desc>formula</svg:desc></draw:frame></text:span></text:span></text:p>
      <text:p text:style-name="P114"><text:span text:style-name="MathematicaFormatStandardForm"><text:span text:style-name="T1"/></text:span></text:p>
      <text:p text:style-name="P117"><text:span text:style-name="MathematicaFormatStandardForm"><text:span text:style-name="T1"><draw:frame draw:style-name="fr1" draw:name="Object348" text:anchor-type="as-char" svg:y="-0.2437in" svg:width="1.9807in" svg:height="0.552in" draw:z-index="452"><draw:object xlink:href="./Object 352" xlink:type="simple" xlink:show="embed" xlink:actuate="onLoad"/><draw:image xlink:href="./ObjectReplacements/Object 352" xlink:type="simple" xlink:show="embed" xlink:actuate="onLoad"/><svg:desc>formula</svg:desc></draw:frame></text:span></text:span></text:p>
      <text:p text:style-name="P113"><text:span text:style-name="MathematicaFormatStandardForm"><text:span text:style-name="T1"/></text:span></text:p>
      <text:p text:style-name="P113"><text:span text:style-name="MathematicaFormatStandardForm"><text:span text:style-name="T1">...</text:span></text:span></text:p>
      <text:p text:style-name="P113"><text:span text:style-name="MathematicaFormatStandardForm"><text:span text:style-name="T1"/></text:span></text:p>
      <text:p text:style-name="P113"><text:span text:style-name="MathematicaFormatStandardForm"><text:span text:style-name="T1"><draw:frame draw:style-name="fr1" draw:name="Object270" text:anchor-type="as-char" svg:y="-0.3972in" svg:width="2.1398in" svg:height="1.0437in" draw:z-index="277"><draw:object xlink:href="./Object 338" xlink:type="simple" xlink:show="embed" xlink:actuate="onLoad"/><draw:image xlink:href="./ObjectReplacements/Object 338" xlink:type="simple" xlink:show="embed" xlink:actuate="onLoad"/><svg:desc>formula</svg:desc></draw:frame></text:span></text:span></text:p>
      <text:p text:style-name="P112"><text:span text:style-name="MathematicaFormatStandardForm"><text:span text:style-name="T1"/></text:span></text:p>
      <text:p text:style-name="P112"><text:span text:style-name="MathematicaFormatStandardForm"><text:span text:style-name="T1"><draw:frame draw:style-name="fr1" draw:name="Object271" text:anchor-type="as-char" svg:y="-0.3972in" svg:width="2.2071in" svg:height="1.0437in" draw:z-index="246"><draw:object xlink:href="./Object 339" xlink:type="simple" xlink:show="embed" xlink:actuate="onLoad"/><draw:image xlink:href="./ObjectReplacements/Object 339" xlink:type="simple" xlink:show="embed" xlink:actuate="onLoad"/><svg:desc>formula</svg:desc></draw:frame></text:span></text:span></text:p>
      <text:p text:style-name="P112"><text:span text:style-name="MathematicaFormatStandardForm"><text:span text:style-name="T1"/></text:span></text:p>
      <text:p text:style-name="P112"><text:span text:style-name="MathematicaFormatStandardForm"><text:span text:style-name="T1"><draw:frame draw:style-name="fr1" draw:name="Object277" text:anchor-type="as-char" svg:y="-0.378in" svg:width="2.1181in" svg:height="1.0244in" draw:z-index="247"><draw:object xlink:href="./Object 343" xlink:type="simple" xlink:show="embed" xlink:actuate="onLoad"/><draw:image xlink:href="./ObjectReplacements/Object 343" xlink:type="simple" xlink:show="embed" xlink:actuate="onLoad"/><svg:desc>formula</svg:desc></draw:frame></text:span></text:span></text:p>
      <text:p text:style-name="P112"><text:span text:style-name="MathematicaFormatStandardForm"><text:span text:style-name="T1"/></text:span></text:p>
      <text:p text:style-name="P112"><text:span text:style-name="MathematicaFormatStandardForm"><text:span text:style-name="T1">…</text:span></text:span></text:p>
      <text:p text:style-name="P112"><text:span text:style-name="MathematicaFormatStandardForm"><text:span text:style-name="T1"/></text:span></text:p>
      <text:p text:style-name="P115"><text:soft-page-break/><text:span text:style-name="MathematicaFormatStandardForm"><text:span text:style-name="T1"><draw:frame draw:style-name="fr1" draw:name="Object336" text:anchor-type="as-char" svg:y="-0.2339in" svg:width="4.7689in" svg:height="0.8807in" draw:z-index="252"><draw:object xlink:href="./Object 348" xlink:type="simple" xlink:show="embed" xlink:actuate="onLoad"/><draw:image xlink:href="./ObjectReplacements/Object 348" xlink:type="simple" xlink:show="embed" xlink:actuate="onLoad"/><svg:desc>formula</svg:desc></draw:frame></text:span></text:span></text:p>
      <text:p text:style-name="P115"><text:span text:style-name="MathematicaFormatStandardForm"><text:span text:style-name="T1"/></text:span></text:p>
      <text:p text:style-name="P115"><text:span text:style-name="MathematicaFormatStandardForm"><text:span text:style-name="T1">…</text:span></text:span></text:p>
      <text:p text:style-name="P127"><text:span text:style-name="MathematicaFormatStandardForm"><text:span text:style-name="T1"/></text:span></text:p>
      <text:p text:style-name="P127"><text:span text:style-name="MathematicaFormatStandardForm"><text:span text:style-name="T1"><draw:frame draw:style-name="fr1" draw:name="Object373" text:anchor-type="as-char" svg:y="-0.2339in" svg:width="2.3071in" svg:height="0.3752in" draw:z-index="409"><draw:object xlink:href="./Object 374" xlink:type="simple" xlink:show="embed" xlink:actuate="onLoad"/><draw:image xlink:href="./ObjectReplacements/Object 374" xlink:type="simple" xlink:show="embed" xlink:actuate="onLoad"/><svg:desc>formula</svg:desc></draw:frame></text:span></text:span></text:p>
      <text:p text:style-name="P127"><text:span text:style-name="MathematicaFormatStandardForm"><text:span text:style-name="T1"/></text:span></text:p>
      <text:p text:style-name="P127"><text:span text:style-name="MathematicaFormatStandardForm"><text:span text:style-name="T1"><draw:frame draw:style-name="fr1" draw:name="Object370" text:anchor-type="as-char" svg:y="-0.228in" svg:width="3.1862in" svg:height="0.352in" draw:z-index="453"><draw:object xlink:href="./Object 371" xlink:type="simple" xlink:show="embed" xlink:actuate="onLoad"/><draw:image xlink:href="./ObjectReplacements/Object 371" xlink:type="simple" xlink:show="embed" xlink:actuate="onLoad"/><svg:desc>formula</svg:desc></draw:frame></text:span></text:span></text:p>
      <text:p text:style-name="P126"><text:span text:style-name="MathematicaFormatStandardForm"><text:span text:style-name="T1"/></text:span></text:p>
      <text:p text:style-name="P126"><text:span text:style-name="MathematicaFormatStandardForm"><text:span text:style-name="T1">...</text:span></text:span></text:p>
      <text:p text:style-name="P126"><text:span text:style-name="MathematicaFormatStandardForm"><text:span text:style-name="T1"/></text:span></text:p>
      <text:p text:style-name="P126"><text:span text:style-name="MathematicaFormatStandardForm"><text:span text:style-name="T1"><draw:frame draw:style-name="fr1" draw:name="Object371" text:anchor-type="as-char" svg:y="-0.3972in" svg:width="2.0654in" svg:height="1.0437in" draw:z-index="454"><draw:object xlink:href="./Object 372" xlink:type="simple" xlink:show="embed" xlink:actuate="onLoad"/><draw:image xlink:href="./ObjectReplacements/Object 372" xlink:type="simple" xlink:show="embed" xlink:actuate="onLoad"/><svg:desc>formula</svg:desc></draw:frame></text:span></text:span></text:p>
      <text:p text:style-name="P128"><text:span text:style-name="MathematicaFormatStandardForm"><text:span text:style-name="T1"/></text:span></text:p>
      <text:p text:style-name="P128"><text:span text:style-name="MathematicaFormatStandardForm"><text:span text:style-name="T1"><draw:frame draw:style-name="fr1" draw:name="Object374" text:anchor-type="as-char" svg:y="-0.2228in" svg:width="2.0728in" svg:height="0.3638in" draw:z-index="455"><draw:object xlink:href="./Object 375" xlink:type="simple" xlink:show="embed" xlink:actuate="onLoad"/><draw:image xlink:href="./ObjectReplacements/Object 375" xlink:type="simple" xlink:show="embed" xlink:actuate="onLoad"/><svg:desc>formula</svg:desc></draw:frame></text:span></text:span><text:span text:style-name="MathematicaFormatStandardForm"><text:span text:style-name="T1">!!!</text:span></text:span></text:p>
      <text:p text:style-name="P128"><text:span text:style-name="MathematicaFormatStandardForm"><text:span text:style-name="T1"/></text:span></text:p>
      <text:p text:style-name="P129"><text:span text:style-name="MathematicaFormatStandardForm"><text:span text:style-name="T1"><draw:frame draw:style-name="fr1" draw:name="Object376" text:anchor-type="as-char" svg:y="-0.2043in" svg:width="1.9035in" svg:height="0.5189in" draw:z-index="456"><draw:object xlink:href="./Object 377" xlink:type="simple" xlink:show="embed" xlink:actuate="onLoad"/><draw:image xlink:href="./ObjectReplacements/Object 377" xlink:type="simple" xlink:show="embed" xlink:actuate="onLoad"/><svg:desc>formula</svg:desc></draw:frame></text:span></text:span></text:p>
      <text:p text:style-name="P128"><text:span text:style-name="MathematicaFormatStandardForm"><text:span text:style-name="T1"/></text:span></text:p>
      <text:p text:style-name="P126"><text:span text:style-name="MathematicaFormatStandardForm"><text:span text:style-name="T1"/></text:span></text:p>
      <text:p text:style-name="P126"><text:span text:style-name="MathematicaFormatStandardForm"><text:span text:style-name="T1"><draw:frame draw:style-name="fr1" draw:name="Object372" text:anchor-type="as-char" svg:y="-0.2437in" svg:width="2.3839in" svg:height="0.8902in" draw:z-index="271"><draw:object xlink:href="./Object 373" xlink:type="simple" xlink:show="embed" xlink:actuate="onLoad"/><draw:image xlink:href="./ObjectReplacements/Object 373" xlink:type="simple" xlink:show="embed" xlink:actuate="onLoad"/><svg:desc>formula</svg:desc></draw:frame></text:span></text:span></text:p>
      <text:p text:style-name="P126"><text:span text:style-name="MathematicaFormatStandardForm"><text:span text:style-name="T1"/></text:span></text:p>
      <text:p text:style-name="P128"><text:span text:style-name="MathematicaFormatStandardForm"><text:span text:style-name="T1"><draw:frame draw:style-name="fr2" draw:name="Object375" text:anchor-type="as-char" svg:y="-0.4181in" svg:width="4.7008in" svg:height="0.7374in" draw:z-index="276"><draw:object xlink:href="./Object 376" xlink:type="simple" xlink:show="embed" xlink:actuate="onLoad"/><draw:image xlink:href="./ObjectReplacements/Object 376" xlink:type="simple" xlink:show="embed" xlink:actuate="onLoad"/><svg:desc>formula</svg:desc></draw:frame></text:span></text:span></text:p>
      <text:p text:style-name="P126"><text:span text:style-name="MathematicaFormatStandardForm"><text:span text:style-name="T1"/></text:span></text:p>
      <text:p text:style-name="P129"><text:span text:style-name="MathematicaFormatStandardForm"><text:span text:style-name="T1"><draw:frame draw:style-name="fr1" draw:name="Object377" text:anchor-type="as-char" svg:y="-0.3937in" svg:width="2.4972in" svg:height="0.7083in" draw:z-index="278"><draw:object xlink:href="./Object 378" xlink:type="simple" xlink:show="embed" xlink:actuate="onLoad"/><draw:image xlink:href="./ObjectReplacements/Object 378" xlink:type="simple" xlink:show="embed" xlink:actuate="onLoad"/><svg:desc>formula</svg:desc></draw:frame></text:span></text:span></text:p>
      <text:p text:style-name="P129"><text:span text:style-name="MathematicaFormatStandardForm"><text:span text:style-name="T1"/></text:span></text:p>
      <text:p text:style-name="P129"><text:span text:style-name="MathematicaFormatStandardForm"><text:span text:style-name="T1"><draw:frame draw:style-name="fr1" draw:name="Object378" text:anchor-type="as-char" svg:y="-0.3744in" svg:width="1.9209in" svg:height="0.6693in" draw:z-index="279"><draw:object xlink:href="./Object 379" xlink:type="simple" xlink:show="embed" xlink:actuate="onLoad"/><draw:image xlink:href="./ObjectReplacements/Object 379" xlink:type="simple" xlink:show="embed" xlink:actuate="onLoad"/><svg:desc>formula</svg:desc></draw:frame></text:span></text:span></text:p>
      <text:p text:style-name="P129"><text:span text:style-name="MathematicaFormatStandardForm"><text:span text:style-name="T1"/></text:span></text:p>
      <text:p text:style-name="P130"><text:soft-page-break/><text:span text:style-name="MathematicaFormatStandardForm"><text:span text:style-name="T1"><draw:frame draw:style-name="fr2" draw:name="Object379" text:anchor-type="as-char" svg:y="-0.4181in" svg:width="4.4339in" svg:height="0.7374in" draw:z-index="280"><draw:object xlink:href="./Object 380" xlink:type="simple" xlink:show="embed" xlink:actuate="onLoad"/><draw:image xlink:href="./ObjectReplacements/Object 380" xlink:type="simple" xlink:show="embed" xlink:actuate="onLoad"/><svg:desc>formula</svg:desc></draw:frame></text:span></text:span></text:p>
      <text:p text:style-name="P130"><text:span text:style-name="MathematicaFormatStandardForm"><text:span text:style-name="T1"/></text:span></text:p>
      <text:p text:style-name="P134"><text:span text:style-name="MathematicaFormatStandardForm"><text:span text:style-name="T1"><text:tab/></text:span></text:span></text:p>
      <text:p text:style-name="P135"><text:span text:style-name="MathematicaFormatStandardForm"><text:span text:style-name="T1"><draw:frame draw:style-name="fr1" draw:name="Object389" text:anchor-type="as-char" svg:y="-0.2437in" svg:width="2.339in" svg:height="0.3728in" draw:z-index="457"><draw:object xlink:href="./Object 390" xlink:type="simple" xlink:show="embed" xlink:actuate="onLoad"/><draw:image xlink:href="./ObjectReplacements/Object 390" xlink:type="simple" xlink:show="embed" xlink:actuate="onLoad"/><svg:desc>formula</svg:desc></draw:frame></text:span></text:span><text:span text:style-name="MathematicaFormatStandardForm"><text:span text:style-name="T1"><text:tab/></text:span></text:span><text:span text:style-name="MathematicaFormatStandardForm"><text:span text:style-name="T1"><draw:frame draw:style-name="fr1" draw:name="Object390" text:anchor-type="as-char" svg:y="-0.3173in" svg:width="0.8925in" svg:height="0.6161in" draw:z-index="459"><draw:object xlink:href="./Object 391" xlink:type="simple" xlink:show="embed" xlink:actuate="onLoad"/><draw:image xlink:href="./ObjectReplacements/Object 391" xlink:type="simple" xlink:show="embed" xlink:actuate="onLoad"/><svg:desc>formula</svg:desc></draw:frame></text:span></text:span></text:p>
      <text:p text:style-name="P134"><text:span text:style-name="MathematicaFormatStandardForm"><text:span text:style-name="T1"/></text:span></text:p>
      <text:p text:style-name="P134"><text:span text:style-name="MathematicaFormatStandardForm"><text:span text:style-name="T1"><draw:frame draw:style-name="fr2" draw:name="Object392" text:anchor-type="as-char" svg:y="-0.3382in" svg:width="5.0992in" svg:height="0.6575in" draw:z-index="460"><draw:object xlink:href="./Object 393" xlink:type="simple" xlink:show="embed" xlink:actuate="onLoad"/><draw:image xlink:href="./ObjectReplacements/Object 393" xlink:type="simple" xlink:show="embed" xlink:actuate="onLoad"/><svg:desc>formula</svg:desc></draw:frame></text:span></text:span></text:p>
      <text:p text:style-name="P134"><text:span text:style-name="MathematicaFormatStandardForm"><text:span text:style-name="T1"/></text:span></text:p>
      <text:p text:style-name="P134"><text:span text:style-name="MathematicaFormatStandardForm"><text:span text:style-name="T1">...</text:span></text:span></text:p>
      <text:p text:style-name="P134"><text:span text:style-name="MathematicaFormatStandardForm"><text:span text:style-name="T1"/></text:span></text:p>
      <text:p text:style-name="P134"><text:span text:style-name="MathematicaFormatStandardForm"><text:span text:style-name="T1"><draw:frame draw:style-name="fr1" draw:name="Object381" text:anchor-type="as-char" svg:y="-0.3744in" svg:width="1.9209in" svg:height="0.6693in" draw:z-index="461"><draw:object xlink:href="./Object 382" xlink:type="simple" xlink:show="embed" xlink:actuate="onLoad"/><draw:image xlink:href="./ObjectReplacements/Object 382" xlink:type="simple" xlink:show="embed" xlink:actuate="onLoad"/><svg:desc>formula</svg:desc></draw:frame></text:span></text:span></text:p>
      <text:p text:style-name="P131"><text:span text:style-name="MathematicaFormatStandardForm"><text:span text:style-name="T1"/></text:span></text:p>
      <text:p text:style-name="P131"><text:span text:style-name="MathematicaFormatStandardForm"><text:span text:style-name="T1"/></text:span></text:p>
      <text:p text:style-name="P131"><text:span text:style-name="MathematicaFormatStandardForm"><text:span text:style-name="T1"/></text:span></text:p>
      <text:p text:style-name="P131"><text:span text:style-name="MathematicaFormatStandardForm"><text:span text:style-name="T160">For any n:</text:span></text:span></text:p>
      <text:p text:style-name="P131"><text:span text:style-name="MathematicaFormatStandardForm"><text:span text:style-name="T1"/></text:span></text:p>
      <text:p text:style-name="P131"><text:span text:style-name="MathematicaFormatStandardForm"><text:span text:style-name="T1"><draw:frame draw:style-name="fr2" draw:name="Object380" text:anchor-type="as-char" svg:y="-0.4181in" svg:width="4.328in" svg:height="0.7374in" draw:z-index="281"><draw:object xlink:href="./Object 381" xlink:type="simple" xlink:show="embed" xlink:actuate="onLoad"/><draw:image xlink:href="./ObjectReplacements/Object 381" xlink:type="simple" xlink:show="embed" xlink:actuate="onLoad"/><svg:desc>formula</svg:desc></draw:frame></text:span></text:span></text:p>
      <text:p text:style-name="P131"><text:span text:style-name="MathematicaFormatStandardForm"><text:span text:style-name="T1"/></text:span></text:p>
      <text:p text:style-name="P132"><text:span text:style-name="MathematicaFormatStandardForm"><text:span text:style-name="T1"><draw:frame draw:style-name="fr1" draw:name="Object382" text:anchor-type="as-char" svg:y="-0.3972in" svg:width="4.789in" svg:height="0.6957in" draw:z-index="282"><draw:object xlink:href="./Object 383" xlink:type="simple" xlink:show="embed" xlink:actuate="onLoad"/><draw:image xlink:href="./ObjectReplacements/Object 383" xlink:type="simple" xlink:show="embed" xlink:actuate="onLoad"/><svg:desc>formula</svg:desc></draw:frame></text:span></text:span></text:p>
      <text:p text:style-name="P132"><text:span text:style-name="MathematicaFormatStandardForm"><text:span text:style-name="T1"/></text:span></text:p>
      <text:p text:style-name="P132"><text:span text:style-name="MathematicaFormatStandardForm"><text:span text:style-name="T1"><draw:frame draw:style-name="fr1" draw:name="Object383" text:anchor-type="as-char" svg:y="-0.228in" svg:width="2.998in" svg:height="0.3571in" draw:z-index="283"><draw:object xlink:href="./Object 384" xlink:type="simple" xlink:show="embed" xlink:actuate="onLoad"/><draw:image xlink:href="./ObjectReplacements/Object 384" xlink:type="simple" xlink:show="embed" xlink:actuate="onLoad"/><svg:desc>formula</svg:desc></draw:frame></text:span></text:span></text:p>
      <text:p text:style-name="P132"><text:span text:style-name="MathematicaFormatStandardForm"><text:span text:style-name="T1"/></text:span></text:p>
      <text:p text:style-name="P132"><text:span text:style-name="MathematicaFormatStandardForm"><text:span text:style-name="T1"><draw:frame draw:style-name="fr1" draw:name="Object384" text:anchor-type="as-char" svg:y="-0.228in" svg:width="3.0035in" svg:height="0.3571in" draw:z-index="284"><draw:object xlink:href="./Object 385" xlink:type="simple" xlink:show="embed" xlink:actuate="onLoad"/><draw:image xlink:href="./ObjectReplacements/Object 385" xlink:type="simple" xlink:show="embed" xlink:actuate="onLoad"/><svg:desc>formula</svg:desc></draw:frame></text:span></text:span></text:p>
      <text:p text:style-name="P132"><text:span text:style-name="MathematicaFormatStandardForm"><text:span text:style-name="T1"/></text:span></text:p>
      <text:p text:style-name="P132"><text:span text:style-name="MathematicaFormatStandardForm"><text:span text:style-name="T1"><draw:frame draw:style-name="fr1" draw:name="Object385" text:anchor-type="as-char" svg:y="-0.228in" svg:width="2.9161in" svg:height="0.3571in" draw:z-index="285"><draw:object xlink:href="./Object 386" xlink:type="simple" xlink:show="embed" xlink:actuate="onLoad"/><draw:image xlink:href="./ObjectReplacements/Object 386" xlink:type="simple" xlink:show="embed" xlink:actuate="onLoad"/><svg:desc>formula</svg:desc></draw:frame></text:span></text:span></text:p>
      <text:p text:style-name="P132"><text:span text:style-name="MathematicaFormatStandardForm"><text:span text:style-name="T1"/></text:span></text:p>
      <text:p text:style-name="P132"><text:span text:style-name="MathematicaFormatStandardForm"><text:span text:style-name="T1"><draw:frame draw:style-name="fr1" draw:name="Object386" text:anchor-type="as-char" svg:y="-0.228in" svg:width="2.1102in" svg:height="0.5547in" draw:z-index="286"><draw:object xlink:href="./Object 387" xlink:type="simple" xlink:show="embed" xlink:actuate="onLoad"/><draw:image xlink:href="./ObjectReplacements/Object 387" xlink:type="simple" xlink:show="embed" xlink:actuate="onLoad"/><svg:desc>formula</svg:desc></draw:frame></text:span></text:span></text:p>
      <text:p text:style-name="P132"><text:span text:style-name="MathematicaFormatStandardForm"><text:span text:style-name="T1"/></text:span></text:p>
      <text:p text:style-name="P133"><text:span text:style-name="MathematicaFormatStandardForm"><text:span text:style-name="T161">Meanwhile, if n exceeds a threshold proportional to Im(s),</text:span></text:span></text:p>
      <text:p text:style-name="P133"><text:span text:style-name="MathematicaFormatStandardForm"><text:span text:style-name="T161"/></text:span></text:p>
      <text:p text:style-name="P133"><text:soft-page-break/><text:span text:style-name="MathematicaFormatStandardForm"><text:span text:style-name="T1"><draw:frame draw:style-name="fr2" draw:name="Object387" text:anchor-type="as-char" svg:y="-0.4181in" svg:width="4.4409in" svg:height="0.7374in" draw:z-index="287"><draw:object xlink:href="./Object 388" xlink:type="simple" xlink:show="embed" xlink:actuate="onLoad"/><draw:image xlink:href="./ObjectReplacements/Object 388" xlink:type="simple" xlink:show="embed" xlink:actuate="onLoad"/><svg:desc>formula</svg:desc></draw:frame></text:span></text:span></text:p>
      <text:p text:style-name="P133"><text:span text:style-name="MathematicaFormatStandardForm"><text:span text:style-name="T1"/></text:span></text:p>
      <text:p text:style-name="P133"><text:span text:style-name="MathematicaFormatStandardForm"><text:span text:style-name="T1"><draw:frame draw:style-name="fr1" draw:name="Object388" text:anchor-type="as-char" svg:y="-0.228in" svg:width="2.8756in" svg:height="0.3571in" draw:z-index="288"><draw:object xlink:href="./Object 389" xlink:type="simple" xlink:show="embed" xlink:actuate="onLoad"/><draw:image xlink:href="./ObjectReplacements/Object 389" xlink:type="simple" xlink:show="embed" xlink:actuate="onLoad"/><svg:desc>formula</svg:desc></draw:frame></text:span></text:span></text:p>
      <text:p text:style-name="P277"><text:span text:style-name="MathematicaFormatStandardForm"><text:span text:style-name="T1"/></text:span></text:p>
      <text:p text:style-name="P137"><text:span text:style-name="MathematicaFormatStandardForm"><text:span text:style-name="T1"/></text:span></text:p>
      <text:p text:style-name="P137"><text:span text:style-name="MathematicaFormatStandardForm"><text:span text:style-name="T1"/></text:span></text:p>
      <text:p text:style-name="P137"><text:span text:style-name="MathematicaFormatStandardForm"><text:span text:style-name="T1"><draw:frame draw:style-name="fr2" draw:name="Object204" text:anchor-type="as-char" svg:y="-0.2583in" svg:width="2.0228in" svg:height="0.4016in" draw:z-index="294"><draw:object xlink:href="./Object 272" xlink:type="simple" xlink:show="embed" xlink:actuate="onLoad"/><draw:image xlink:href="./ObjectReplacements/Object 272" xlink:type="simple" xlink:show="embed" xlink:actuate="onLoad"/><svg:desc>formula</svg:desc></draw:frame></text:span></text:span></text:p>
      <text:p text:style-name="P137"><text:span text:style-name="MathematicaFormatStandardForm"><text:span text:style-name="T1"/></text:span></text:p>
      <text:p text:style-name="P137"><text:span text:style-name="MathematicaFormatStandardForm"><text:span text:style-name="T1"><draw:frame draw:style-name="fr1" draw:name="Object205" text:anchor-type="as-char" svg:y="-0.2339in" svg:width="2.1846in" svg:height="0.3752in" draw:z-index="295"><draw:object xlink:href="./Object 273" xlink:type="simple" xlink:show="embed" xlink:actuate="onLoad"/><draw:image xlink:href="./ObjectReplacements/Object 273" xlink:type="simple" xlink:show="embed" xlink:actuate="onLoad"/><svg:desc>formula</svg:desc></draw:frame></text:span></text:span></text:p>
      <text:p text:style-name="P137"><text:span text:style-name="MathematicaFormatStandardForm"><text:span text:style-name="T1"/></text:span></text:p>
      <text:p text:style-name="P138"><text:span text:style-name="MathematicaFormatStandardForm"><text:span text:style-name="T1"><draw:frame draw:style-name="fr2" draw:name="Object206" text:anchor-type="as-char" svg:y="-0.2547in" svg:width="1.9429in" svg:height="0.4165in" draw:z-index="296"><draw:object xlink:href="./Object 274" xlink:type="simple" xlink:show="embed" xlink:actuate="onLoad"/><draw:image xlink:href="./ObjectReplacements/Object 274" xlink:type="simple" xlink:show="embed" xlink:actuate="onLoad"/><svg:desc>formula</svg:desc></draw:frame></text:span></text:span></text:p>
      <text:p text:style-name="P138"><text:span text:style-name="MathematicaFormatStandardForm"><text:span text:style-name="T1"/></text:span></text:p>
      <text:p text:style-name="P139"><text:span text:style-name="MathematicaFormatStandardForm"><text:span text:style-name="T1"><draw:frame draw:style-name="fr2" draw:name="Object209" text:anchor-type="as-char" svg:y="-0.2547in" svg:width="3.5839in" svg:height="0.4165in" draw:z-index="297"><draw:object xlink:href="./Object 277" xlink:type="simple" xlink:show="embed" xlink:actuate="onLoad"/><draw:image xlink:href="./ObjectReplacements/Object 277" xlink:type="simple" xlink:show="embed" xlink:actuate="onLoad"/><svg:desc>formula</svg:desc></draw:frame></text:span></text:span></text:p>
      <text:p text:style-name="P139"><text:span text:style-name="MathematicaFormatStandardForm"><text:span text:style-name="T1"/></text:span></text:p>
      <text:p text:style-name="P140"><text:span text:style-name="MathematicaFormatStandardForm"><text:span text:style-name="T163">This one is particularly interesting BECAUSE it converges to 0 at zeta 0s, and doesn't converge anywhere else, at all.</text:span></text:span></text:p>
      <text:p text:style-name="P140"><text:span text:style-name="MathematicaFormatStandardForm"><text:span text:style-name="T163"/></text:span></text:p>
      <text:p text:style-name="P143"><text:span text:style-name="MathematicaFormatStandardForm"><text:span text:style-name="T164">So go back and look at this:</text:span></text:span></text:p>
      <text:p text:style-name="P140"><text:span text:style-name="MathematicaFormatStandardForm"><text:span text:style-name="T163"/></text:span></text:p>
      <text:p text:style-name="P142"><text:span text:style-name="MathematicaFormatStandardForm"><text:span text:style-name="T1"><draw:frame draw:style-name="fr1" draw:name="Object210" text:anchor-type="as-char" svg:y="-0.2646in" svg:width="2.9744in" svg:height="0.5425in" draw:z-index="298"><draw:object xlink:href="./Object 278" xlink:type="simple" xlink:show="embed" xlink:actuate="onLoad"/><draw:image xlink:href="./ObjectReplacements/Object 278" xlink:type="simple" xlink:show="embed" xlink:actuate="onLoad"/><svg:desc>formula</svg:desc></draw:frame></text:span></text:span><text:span text:style-name="MathematicaFormatStandardForm"><text:span text:style-name="T1"><text:tab/></text:span></text:span></text:p>
      <text:p text:style-name="P142"><text:span text:style-name="MathematicaFormatStandardForm"><text:span text:style-name="T1"/></text:span></text:p>
      <text:p text:style-name="P147"><text:span text:style-name="MathematicaFormatStandardForm"><text:span text:style-name="T1"><draw:frame draw:style-name="fr1" draw:name="Object211" text:anchor-type="as-char" svg:y="-0.2437in" svg:width="3.0339in" svg:height="0.5425in" draw:z-index="462"><draw:object xlink:href="./Object 279" xlink:type="simple" xlink:show="embed" xlink:actuate="onLoad"/><draw:image xlink:href="./ObjectReplacements/Object 279" xlink:type="simple" xlink:show="embed" xlink:actuate="onLoad"/><svg:desc>formula</svg:desc></draw:frame></text:span></text:span></text:p>
      <text:p text:style-name="P142"><text:span text:style-name="MathematicaFormatStandardForm"><text:span text:style-name="T1"/></text:span></text:p>
      <text:p text:style-name="P144"><text:span text:style-name="MathematicaFormatStandardForm"><text:span text:style-name="T1"><draw:frame draw:style-name="fr1" draw:name="Object391" text:anchor-type="as-char" svg:y="-0.3382in" svg:width="3.2181in" svg:height="0.6701in" draw:z-index="299"><draw:object xlink:href="./Object 392" xlink:type="simple" xlink:show="embed" xlink:actuate="onLoad"/><draw:image xlink:href="./ObjectReplacements/Object 392" xlink:type="simple" xlink:show="embed" xlink:actuate="onLoad"/><svg:desc>formula</svg:desc></draw:frame></text:span></text:span></text:p>
      <text:p text:style-name="P144"><text:span text:style-name="MathematicaFormatStandardForm"><text:span text:style-name="T1"/></text:span></text:p>
      <text:p text:style-name="P161"><text:span text:style-name="MathematicaFormatStandardForm"><text:span text:style-name="T1"><draw:frame draw:style-name="fr1" draw:name="Object394" text:anchor-type="as-char" svg:y="-0.2374in" svg:width="1.9571in" svg:height="0.3626in" draw:z-index="463"><draw:object xlink:href="./Object 395" xlink:type="simple" xlink:show="embed" xlink:actuate="onLoad"/><draw:image xlink:href="./ObjectReplacements/Object 395" xlink:type="simple" xlink:show="embed" xlink:actuate="onLoad"/><svg:desc>formula</svg:desc></draw:frame></text:span></text:span></text:p>
      <text:p text:style-name="P145"><text:span text:style-name="MathematicaFormatStandardForm"><text:span text:style-name="T1"/></text:span></text:p>
      <text:p text:style-name="P145"><text:span text:style-name="MathematicaFormatStandardForm"><text:span text:style-name="T1"><draw:frame draw:style-name="fr1" draw:name="Object393" text:anchor-type="as-char" svg:y="-0.3382in" svg:width="2.5272in" svg:height="0.5807in" draw:z-index="300"><draw:object xlink:href="./Object 394" xlink:type="simple" xlink:show="embed" xlink:actuate="onLoad"/><draw:image xlink:href="./ObjectReplacements/Object 394" xlink:type="simple" xlink:show="embed" xlink:actuate="onLoad"/><svg:desc>formula</svg:desc></draw:frame></text:span></text:span></text:p>
      <text:p text:style-name="P145"><text:span text:style-name="MathematicaFormatStandardForm"><text:span text:style-name="T1"/></text:span></text:p>
      <text:p text:style-name="P146"><text:span text:style-name="MathematicaFormatStandardForm"><text:span text:style-name="T165">Actually, it looks like the above could be multiplied through by n^0 through &lt; n^1/2 and would still retain the property of zeta zeros converging to 0 and everything else diverging. <text:s/></text:span></text:span><text:span text:style-name="MathematicaFormatStandardForm"><text:span text:style-name="T166">But the above is particularly neat because values on the line .5 + t i keep stay bounded. <text:s/>Everything else grows without limit. <text:s/></text:span></text:span><text:span text:style-name="MathematicaFormatStandardForm"><text:span text:style-name="T167">At n^1/2, zeta zeros converge to their imaginary portions, more or less. <text:s/></text:span></text:span><text:span text:style-name="MathematicaFormatStandardForm"><text:span text:style-name="T168">Go past n^1/2, and nothing converges.</text:span></text:span></text:p>
      <text:p text:style-name="P146"><text:span text:style-name="MathematicaFormatStandardForm"><text:span text:style-name="T168"/></text:span></text:p>
      <text:p text:style-name="P148"><text:span text:style-name="MathematicaFormatStandardForm"><text:span text:style-name="T169">BUT BUT BUT</text:span></text:span></text:p>
      <text:p text:style-name="P148"><text:span text:style-name="MathematicaFormatStandardForm"><text:span text:style-name="T169"/></text:span></text:p>
      <text:p text:style-name="P148"><text:span text:style-name="MathematicaFormatStandardForm"><text:span text:style-name="T169">What happens when we bring in</text:span></text:span></text:p>
      <text:p text:style-name="P148"><text:span text:style-name="MathematicaFormatStandardForm"><text:span text:style-name="T169"/></text:span></text:p>
      <text:p text:style-name="P148"><text:span text:style-name="MathematicaFormatStandardForm"><text:span text:style-name="T1"><draw:frame draw:style-name="fr1" draw:name="Object395" text:anchor-type="as-char" svg:y="-0.3173in" svg:width="1.9035in" svg:height="0.6319in" draw:z-index="302"><draw:object xlink:href="./Object 396" xlink:type="simple" xlink:show="embed" xlink:actuate="onLoad"/><draw:image xlink:href="./ObjectReplacements/Object 396" xlink:type="simple" xlink:show="embed" xlink:actuate="onLoad"/><svg:desc>formula</svg:desc></draw:frame></text:span></text:span></text:p>
      <text:p text:style-name="P148"><text:span text:style-name="MathematicaFormatStandardForm"><text:span text:style-name="T1"/></text:span></text:p>
      <text:p text:style-name="P149"><text:soft-page-break/><text:span text:style-name="MathematicaFormatStandardForm"><text:span text:style-name="T1"><draw:frame draw:style-name="fr1" draw:name="Object396" text:anchor-type="as-char" svg:y="-0.2437in" svg:width="2.9693in" svg:height="0.5425in" draw:z-index="303"><draw:object xlink:href="./Object 397" xlink:type="simple" xlink:show="embed" xlink:actuate="onLoad"/><draw:image xlink:href="./ObjectReplacements/Object 397" xlink:type="simple" xlink:show="embed" xlink:actuate="onLoad"/><svg:desc>formula</svg:desc></draw:frame></text:span></text:span></text:p>
      <text:p text:style-name="P149"><text:span text:style-name="MathematicaFormatStandardForm"><text:span text:style-name="T1"/></text:span></text:p>
      <text:p text:style-name="P150"><text:span text:style-name="MathematicaFormatStandardForm"><text:span text:style-name="T170">In this case, what is noteworthy is that</text:span></text:span><text:span text:style-name="MathematicaFormatStandardForm"><text:span text:style-name="T1"><draw:frame draw:style-name="fr1" draw:name="Object397" text:anchor-type="as-char" svg:y="-0.1437in" svg:width="0.6283in" svg:height="0.1945in" draw:z-index="304"><draw:object xlink:href="./Object 398" xlink:type="simple" xlink:show="embed" xlink:actuate="onLoad"/><draw:image xlink:href="./ObjectReplacements/Object 398" xlink:type="simple" xlink:show="embed" xlink:actuate="onLoad"/><svg:desc>formula</svg:desc></draw:frame></text:span></text:span><text:span text:style-name="MathematicaFormatStandardForm"><text:span text:style-name="T170">has an imaginary component of 0 at the zeta zeros. <text:s/>So it would appear that the n^(1/2) component could maybe get as big as desired.</text:span></text:span></text:p>
      <text:p text:style-name="P148"><text:span text:style-name="MathematicaFormatStandardForm"><text:span text:style-name="T169"/></text:span></text:p>
      <text:p text:style-name="P148"><text:span text:style-name="MathematicaFormatStandardForm"><text:span text:style-name="T169"/></text:span></text:p>
      <text:p text:style-name="P151"><text:span text:style-name="MathematicaFormatStandardForm"><text:span text:style-name="T1"><draw:frame draw:style-name="fr1" draw:name="Object399" text:anchor-type="as-char" svg:y="-0.2339in" svg:width="2.2453in" svg:height="0.378in" draw:z-index="464"><draw:object xlink:href="./Object 400" xlink:type="simple" xlink:show="embed" xlink:actuate="onLoad"/><draw:image xlink:href="./ObjectReplacements/Object 400" xlink:type="simple" xlink:show="embed" xlink:actuate="onLoad"/><svg:desc>formula</svg:desc></draw:frame></text:span></text:span></text:p>
      <text:p text:style-name="P151"><text:span text:style-name="MathematicaFormatStandardForm"><text:span text:style-name="T1"/></text:span></text:p>
      <text:p text:style-name="P151"><text:span text:style-name="MathematicaFormatStandardForm"><text:span text:style-name="T1"><draw:frame draw:style-name="fr1" draw:name="Object398" text:anchor-type="as-char" svg:y="-0.2437in" svg:width="2.9693in" svg:height="0.5425in" draw:z-index="305"><draw:object xlink:href="./Object 399" xlink:type="simple" xlink:show="embed" xlink:actuate="onLoad"/><draw:image xlink:href="./ObjectReplacements/Object 399" xlink:type="simple" xlink:show="embed" xlink:actuate="onLoad"/><svg:desc>formula</svg:desc></draw:frame></text:span></text:span></text:p>
      <text:p text:style-name="P151"><text:span text:style-name="MathematicaFormatStandardForm"><text:span text:style-name="T1"/></text:span></text:p>
      <text:p text:style-name="P161"><text:span text:style-name="MathematicaFormatStandardForm"><text:span text:style-name="T1"><draw:frame draw:style-name="fr1" draw:name="Object401" text:anchor-type="as-char" svg:y="-0.2374in" svg:width="1.9571in" svg:height="0.3626in" draw:z-index="458"><draw:object xlink:href="./Object 402" xlink:type="simple" xlink:show="embed" xlink:actuate="onLoad"/><draw:image xlink:href="./ObjectReplacements/Object 402" xlink:type="simple" xlink:show="embed" xlink:actuate="onLoad"/><svg:desc>formula</svg:desc></draw:frame></text:span></text:span></text:p>
      <text:p text:style-name="P152"><text:span text:style-name="MathematicaFormatStandardForm"><text:span text:style-name="T1"/></text:span></text:p>
      <text:p text:style-name="P152"><text:span text:style-name="MathematicaFormatStandardForm"><text:span text:style-name="T1"><draw:frame draw:style-name="fr1" draw:name="Object400" text:anchor-type="as-char" svg:y="-0.2437in" svg:width="2.1862in" svg:height="0.552in" draw:z-index="465"><draw:object xlink:href="./Object 401" xlink:type="simple" xlink:show="embed" xlink:actuate="onLoad"/><draw:image xlink:href="./ObjectReplacements/Object 401" xlink:type="simple" xlink:show="embed" xlink:actuate="onLoad"/><svg:desc>formula</svg:desc></draw:frame></text:span></text:span></text:p>
      <text:p text:style-name="P152"><text:span text:style-name="MathematicaFormatStandardForm"><text:span text:style-name="T1"/></text:span></text:p>
      <text:p text:style-name="P152"><text:span text:style-name="MathematicaFormatStandardForm"><text:span text:style-name="T1"><draw:frame draw:style-name="fr1" draw:name="Object402" text:anchor-type="as-char" svg:y="-0.2437in" svg:width="2.3083in" svg:height="0.3728in" draw:z-index="307"><draw:object xlink:href="./Object 403" xlink:type="simple" xlink:show="embed" xlink:actuate="onLoad"/><draw:image xlink:href="./ObjectReplacements/Object 403" xlink:type="simple" xlink:show="embed" xlink:actuate="onLoad"/><svg:desc>formula</svg:desc></draw:frame></text:span></text:span></text:p>
      <text:p text:style-name="P152"><text:span text:style-name="MathematicaFormatStandardForm"><text:span text:style-name="T1"/></text:span></text:p>
      <text:p text:style-name="P153"><text:span text:style-name="MathematicaFormatStandardForm"><text:span text:style-name="T1"><draw:frame draw:style-name="fr1" draw:name="Object403" text:anchor-type="as-char" svg:y="-0.2339in" svg:width="4.3307in" svg:height="0.378in" draw:z-index="309"><draw:object xlink:href="./Object 404" xlink:type="simple" xlink:show="embed" xlink:actuate="onLoad"/><draw:image xlink:href="./ObjectReplacements/Object 404" xlink:type="simple" xlink:show="embed" xlink:actuate="onLoad"/><svg:desc>formula</svg:desc></draw:frame></text:span></text:span></text:p>
      <text:p text:style-name="P153"><text:span text:style-name="MathematicaFormatStandardForm"><text:span text:style-name="T1"/></text:span></text:p>
      <text:p text:style-name="P153"><text:span text:style-name="MathematicaFormatStandardForm"><text:span text:style-name="T1"/></text:span></text:p>
      <text:p text:style-name="P153"><text:span text:style-name="MathematicaFormatStandardForm"><text:span text:style-name="T1">…</text:span></text:span></text:p>
      <text:p text:style-name="P153"><text:span text:style-name="MathematicaFormatStandardForm"><text:span text:style-name="T1"/></text:span></text:p>
      <text:p text:style-name="P155"><text:span text:style-name="MathematicaFormatStandardForm"><text:span text:style-name="T1"/></text:span></text:p>
      <text:p text:style-name="P155"><text:span text:style-name="MathematicaFormatStandardForm"><text:span text:style-name="T1"><draw:frame draw:style-name="fr1" draw:name="Object406" text:anchor-type="as-char" svg:y="-0.2043in" svg:width="1.7299in" svg:height="0.3283in" draw:z-index="369"><draw:object xlink:href="./Object 407" xlink:type="simple" xlink:show="embed" xlink:actuate="onLoad"/><draw:image xlink:href="./ObjectReplacements/Object 407" xlink:type="simple" xlink:show="embed" xlink:actuate="onLoad"/><svg:desc>formula</svg:desc></draw:frame></text:span></text:span></text:p>
      <text:p text:style-name="P154"><text:span text:style-name="MathematicaFormatStandardForm"><text:span text:style-name="T1"/></text:span></text:p>
      <text:p text:style-name="P156"><text:span text:style-name="MathematicaFormatStandardForm"><text:span text:style-name="T1"><draw:frame draw:style-name="fr1" draw:name="Object405" text:anchor-type="as-char" svg:y="-0.4244in" svg:width="2.1744in" svg:height="0.7693in" draw:z-index="447"><draw:object xlink:href="./Object 406" xlink:type="simple" xlink:show="embed" xlink:actuate="onLoad"/><draw:image xlink:href="./ObjectReplacements/Object 406" xlink:type="simple" xlink:show="embed" xlink:actuate="onLoad"/><svg:desc>formula</svg:desc></draw:frame></text:span></text:span></text:p>
      <text:p text:style-name="P156"><text:span text:style-name="MathematicaFormatStandardForm"><text:span text:style-name="T171"/></text:span></text:p>
      <text:p text:style-name="P156"><text:span text:style-name="MathematicaFormatStandardForm"><text:span text:style-name="T171">Say, for example, for a=1,b=1,c=1/2,d=0</text:span></text:span></text:p>
      <text:p text:style-name="P156"><text:span text:style-name="MathematicaFormatStandardForm"><text:span text:style-name="T171"/></text:span></text:p>
      <text:p text:style-name="P156"><text:span text:style-name="MathematicaFormatStandardForm"><text:span text:style-name="T1"><draw:frame draw:style-name="fr1" draw:name="Object408" text:anchor-type="as-char" svg:y="-0.2043in" svg:width="1.0728in" svg:height="0.3283in" draw:z-index="466"><draw:object xlink:href="./Object 409" xlink:type="simple" xlink:show="embed" xlink:actuate="onLoad"/><draw:image xlink:href="./ObjectReplacements/Object 409" xlink:type="simple" xlink:show="embed" xlink:actuate="onLoad"/><svg:desc>formula</svg:desc></draw:frame></text:span></text:span></text:p>
      <text:p text:style-name="P154"><text:span text:style-name="MathematicaFormatStandardForm"><text:span text:style-name="T1"/></text:span></text:p>
      <text:p text:style-name="P154"><text:span text:style-name="MathematicaFormatStandardForm"><text:span text:style-name="T1"><draw:frame draw:style-name="fr1" draw:name="Object404" text:anchor-type="as-char" svg:y="-0.2339in" svg:width="2.8555in" svg:height="0.5425in" draw:z-index="310"><draw:object xlink:href="./Object 405" xlink:type="simple" xlink:show="embed" xlink:actuate="onLoad"/><draw:image xlink:href="./ObjectReplacements/Object 405" xlink:type="simple" xlink:show="embed" xlink:actuate="onLoad"/><svg:desc>formula</svg:desc></draw:frame></text:span></text:span></text:p>
      <text:p text:style-name="P265"><text:span text:style-name="MathematicaFormatStandardForm"><text:span text:style-name="T1"><draw:frame draw:style-name="fr1" draw:name="Object349" text:anchor-type="as-char" svg:y="-0.2374in" svg:width="1.9571in" svg:height="0.3626in" draw:z-index="467"><draw:object xlink:href="./Object 353" xlink:type="simple" xlink:show="embed" xlink:actuate="onLoad"/><draw:image xlink:href="./ObjectReplacements/Object 353" xlink:type="simple" xlink:show="embed" xlink:actuate="onLoad"/><svg:desc>formula</svg:desc></draw:frame></text:span></text:span><text:span text:style-name="MathematicaFormatStandardForm"><text:span text:style-name="T1"><text:tab/><text:tab/></text:span></text:span><text:span text:style-name="MathematicaFormatStandardForm"><text:span text:style-name="T1"><draw:frame draw:style-name="fr1" draw:name="Object353" text:anchor-type="as-char" svg:y="-0.2228in" svg:width="0.6138in" svg:height="0.348in" draw:z-index="468"><draw:object xlink:href="./Object 354" xlink:type="simple" xlink:show="embed" xlink:actuate="onLoad"/><draw:image xlink:href="./ObjectReplacements/Object 354" xlink:type="simple" xlink:show="embed" xlink:actuate="onLoad"/><svg:desc>formula</svg:desc></draw:frame></text:span></text:span></text:p>
      <text:p text:style-name="P159"><text:span text:style-name="MathematicaFormatStandardForm"><text:span text:style-name="T1"/></text:span></text:p>
      <text:p text:style-name="P159"><text:span text:style-name="MathematicaFormatStandardForm"><text:span text:style-name="T1"><draw:frame draw:style-name="fr1" draw:name="Object354" text:anchor-type="as-char" svg:y="-0.228in" svg:width="2.2571in" svg:height="0.3571in" draw:z-index="469"><draw:object xlink:href="./Object 355" xlink:type="simple" xlink:show="embed" xlink:actuate="onLoad"/><draw:image xlink:href="./ObjectReplacements/Object 355" xlink:type="simple" xlink:show="embed" xlink:actuate="onLoad"/><svg:desc>formula</svg:desc></draw:frame></text:span></text:span></text:p>
      <text:p text:style-name="P162"><text:span text:style-name="MathematicaFormatStandardForm"><text:span text:style-name="T1"><draw:frame draw:style-name="fr1" draw:name="Object419" text:anchor-type="as-char" svg:y="-0.2437in" svg:width="2.0783in" svg:height="0.3728in" draw:z-index="470"><draw:object xlink:href="./Object 420" xlink:type="simple" xlink:show="embed" xlink:actuate="onLoad"/><draw:image xlink:href="./ObjectReplacements/Object 420" xlink:type="simple" xlink:show="embed" xlink:actuate="onLoad"/><svg:desc>formula</svg:desc></draw:frame></text:span></text:span></text:p>
      <text:p text:style-name="P159"/>
      <text:p text:style-name="P162"><draw:frame draw:style-name="fr1" draw:name="Object420" text:anchor-type="as-char" svg:y="-0.2437in" svg:width="2.339in" svg:height="0.3728in" draw:z-index="471"><draw:object xlink:href="./Object 421" xlink:type="simple" xlink:show="embed" xlink:actuate="onLoad"/><draw:image xlink:href="./ObjectReplacements/Object 421" xlink:type="simple" xlink:show="embed" xlink:actuate="onLoad"/><svg:desc>formula</svg:desc></draw:frame></text:p>
      <text:p text:style-name="P162"><text:span text:style-name="MathematicaFormatStandardForm"><text:span text:style-name="T1"/></text:span></text:p>
      <text:p text:style-name="P162"><text:span text:style-name="MathematicaFormatStandardForm"><text:span text:style-name="T1"><draw:frame draw:style-name="fr1" draw:name="Object421" text:anchor-type="as-char" svg:y="-0.2339in" svg:width="2.522in" svg:height="0.3752in" draw:z-index="472"><draw:object xlink:href="./Object 422" xlink:type="simple" xlink:show="embed" xlink:actuate="onLoad"/><draw:image xlink:href="./ObjectReplacements/Object 422" xlink:type="simple" xlink:show="embed" xlink:actuate="onLoad"/><svg:desc>formula</svg:desc></draw:frame></text:span></text:span></text:p>
      <text:p text:style-name="P159"/>
      <text:p text:style-name="P159"><text:span text:style-name="MathematicaFormatStandardForm"><text:span text:style-name="T1"><draw:frame draw:style-name="fr1" draw:name="Object355" text:anchor-type="as-char" svg:y="-0.1244in" svg:width="1.4118in" svg:height="0.2465in" draw:z-index="473"><draw:object xlink:href="./Object 356" xlink:type="simple" xlink:show="embed" xlink:actuate="onLoad"/><draw:image xlink:href="./ObjectReplacements/Object 356" xlink:type="simple" xlink:show="embed" xlink:actuate="onLoad"/><svg:desc>formula</svg:desc></draw:frame></text:span></text:span></text:p>
      <text:p text:style-name="P159"><text:span text:style-name="MathematicaFormatStandardForm"><text:span text:style-name="T1"/></text:span></text:p>
      <text:p text:style-name="P159"><text:span text:style-name="MathematicaFormatStandardForm"><text:span text:style-name="T1"><draw:frame draw:style-name="fr1" draw:name="Object346" text:anchor-type="as-char" svg:y="-0.1244in" svg:width="1.8201in" svg:height="0.2465in" draw:z-index="315"><draw:object xlink:href="./Object 350" xlink:type="simple" xlink:show="embed" xlink:actuate="onLoad"/><draw:image xlink:href="./ObjectReplacements/Object 350" xlink:type="simple" xlink:show="embed" xlink:actuate="onLoad"/><svg:desc>formula</svg:desc></draw:frame></text:span></text:span></text:p>
      <text:p text:style-name="P159"><text:span text:style-name="MathematicaFormatStandardForm"><text:span text:style-name="T1"/></text:span></text:p>
      <text:p text:style-name="P159"><text:span text:style-name="MathematicaFormatStandardForm"><text:span text:style-name="T1">…</text:span></text:span></text:p>
      <text:p text:style-name="P159"><text:span text:style-name="MathematicaFormatStandardForm"><text:span text:style-name="T1"/></text:span></text:p>
      <text:p text:style-name="P159"><text:span text:style-name="MathematicaFormatStandardForm"><text:span text:style-name="T1"><draw:frame draw:style-name="fr1" draw:name="Object410" text:anchor-type="as-char" svg:y="-0.1244in" svg:width="1.2319in" svg:height="0.2465in" draw:z-index="319"><draw:object xlink:href="./Object 411" xlink:type="simple" xlink:show="embed" xlink:actuate="onLoad"/><draw:image xlink:href="./ObjectReplacements/Object 411" xlink:type="simple" xlink:show="embed" xlink:actuate="onLoad"/><svg:desc>formula</svg:desc></draw:frame></text:span></text:span></text:p>
      <text:p text:style-name="P159"><text:span text:style-name="MathematicaFormatStandardForm"><text:span text:style-name="T1"/></text:span></text:p>
      <text:p text:style-name="P159"><text:span text:style-name="MathematicaFormatStandardForm"><text:span text:style-name="T1"><draw:frame draw:style-name="fr1" draw:name="Object409" text:anchor-type="as-char" svg:y="-0.1244in" svg:width="1.1693in" svg:height="0.2465in" draw:z-index="320"><draw:object xlink:href="./Object 410" xlink:type="simple" xlink:show="embed" xlink:actuate="onLoad"/><draw:image xlink:href="./ObjectReplacements/Object 410" xlink:type="simple" xlink:show="embed" xlink:actuate="onLoad"/><svg:desc>formula</svg:desc></draw:frame></text:span></text:span></text:p>
      <text:p text:style-name="P159"><text:span text:style-name="MathematicaFormatStandardForm"><text:span text:style-name="T1"/></text:span></text:p>
      <text:p text:style-name="P160"><text:span text:style-name="MathematicaFormatStandardForm"><text:span text:style-name="T1"><draw:frame draw:style-name="fr1" draw:name="Object411" text:anchor-type="as-char" svg:y="-0.228in" svg:width="4.3161in" svg:height="0.3571in" draw:z-index="321"><draw:object xlink:href="./Object 412" xlink:type="simple" xlink:show="embed" xlink:actuate="onLoad"/><draw:image xlink:href="./ObjectReplacements/Object 412" xlink:type="simple" xlink:show="embed" xlink:actuate="onLoad"/><svg:desc>formula</svg:desc></draw:frame></text:span></text:span></text:p>
      <text:p text:style-name="P160"><text:span text:style-name="MathematicaFormatStandardForm"><text:span text:style-name="T1"/></text:span></text:p>
      <text:p text:style-name="P160"><text:span text:style-name="MathematicaFormatStandardForm"><text:span text:style-name="T1"><draw:frame draw:style-name="fr1" draw:name="Object412" text:anchor-type="as-char" svg:y="-0.2043in" svg:width="3.9772in" svg:height="0.5118in" draw:z-index="322"><draw:object xlink:href="./Object 413" xlink:type="simple" xlink:show="embed" xlink:actuate="onLoad"/><draw:image xlink:href="./ObjectReplacements/Object 413" xlink:type="simple" xlink:show="embed" xlink:actuate="onLoad"/><svg:desc>formula</svg:desc></draw:frame></text:span></text:span></text:p>
      <text:p text:style-name="P160"><text:span text:style-name="MathematicaFormatStandardForm"><text:span text:style-name="T1"/></text:span></text:p>
      <text:p text:style-name="P160"><text:span text:style-name="MathematicaFormatStandardForm"><text:span text:style-name="T1"><draw:frame draw:style-name="fr1" draw:name="Object413" text:anchor-type="as-char" svg:y="-0.3874in" svg:width="2.5382in" svg:height="0.6953in" draw:z-index="323"><draw:object xlink:href="./Object 414" xlink:type="simple" xlink:show="embed" xlink:actuate="onLoad"/><draw:image xlink:href="./ObjectReplacements/Object 414" xlink:type="simple" xlink:show="embed" xlink:actuate="onLoad"/><svg:desc>formula</svg:desc></draw:frame></text:span></text:span></text:p>
      <text:p text:style-name="P160"><text:span text:style-name="MathematicaFormatStandardForm"><text:span text:style-name="T1"/></text:span></text:p>
      <text:p text:style-name="P160"><text:span text:style-name="MathematicaFormatStandardForm"><text:span text:style-name="T1"><draw:frame draw:style-name="fr1" draw:name="Object414" text:anchor-type="as-char" svg:y="-0.3874in" svg:width="2.8866in" svg:height="0.6953in" draw:z-index="324"><draw:object xlink:href="./Object 415" xlink:type="simple" xlink:show="embed" xlink:actuate="onLoad"/><draw:image xlink:href="./ObjectReplacements/Object 415" xlink:type="simple" xlink:show="embed" xlink:actuate="onLoad"/><svg:desc>formula</svg:desc></draw:frame></text:span></text:span></text:p>
      <text:p text:style-name="P160"><text:span text:style-name="MathematicaFormatStandardForm"><text:span text:style-name="T1"/></text:span></text:p>
      <text:p text:style-name="P160"><text:span text:style-name="MathematicaFormatStandardForm"><text:span text:style-name="T1"><draw:frame draw:style-name="fr1" draw:name="Object416" text:anchor-type="as-char" svg:y="-0.2083in" svg:width="3.3665in" svg:height="0.3374in" draw:z-index="325"><draw:object xlink:href="./Object 417" xlink:type="simple" xlink:show="embed" xlink:actuate="onLoad"/><draw:image xlink:href="./ObjectReplacements/Object 417" xlink:type="simple" xlink:show="embed" xlink:actuate="onLoad"/><svg:desc>formula</svg:desc></draw:frame></text:span></text:span></text:p>
      <text:p text:style-name="P160"><text:span text:style-name="MathematicaFormatStandardForm"><text:span text:style-name="T1"/></text:span></text:p>
      <text:p text:style-name="P160"><text:span text:style-name="MathematicaFormatStandardForm"><text:span text:style-name="T1"><draw:frame draw:style-name="fr1" draw:name="Object417" text:anchor-type="as-char" svg:y="-0.2083in" svg:width="3.2638in" svg:height="0.3374in" draw:z-index="326"><draw:object xlink:href="./Object 418" xlink:type="simple" xlink:show="embed" xlink:actuate="onLoad"/><draw:image xlink:href="./ObjectReplacements/Object 418" xlink:type="simple" xlink:show="embed" xlink:actuate="onLoad"/><svg:desc>formula</svg:desc></draw:frame></text:span></text:span></text:p>
      <text:p text:style-name="P160"><text:span text:style-name="MathematicaFormatStandardForm"><text:span text:style-name="T1"/></text:span></text:p>
      <text:p text:style-name="P160"><text:span text:style-name="MathematicaFormatStandardForm"><text:span text:style-name="T1"><draw:frame draw:style-name="fr1" draw:name="Object418" text:anchor-type="as-char" svg:y="-0.2083in" svg:width="1.5299in" svg:height="0.3374in" draw:z-index="327"><draw:object xlink:href="./Object 419" xlink:type="simple" xlink:show="embed" xlink:actuate="onLoad"/><draw:image xlink:href="./ObjectReplacements/Object 419" xlink:type="simple" xlink:show="embed" xlink:actuate="onLoad"/><svg:desc>formula</svg:desc></draw:frame></text:span></text:span></text:p>
      <text:p text:style-name="P278"><text:span text:style-name="MathematicaFormatStandardForm"><text:span text:style-name="T175"/></text:span></text:p>
      <text:p text:style-name="P165"><text:span text:style-name="MathematicaFormatStandardForm"><text:span text:style-name="T175"/></text:span></text:p>
      <text:p text:style-name="P165"><text:span text:style-name="MathematicaFormatStandardForm"><text:span text:style-name="T175"/></text:span></text:p>
      <text:p text:style-name="P165"><text:span text:style-name="MathematicaFormatStandardForm"><text:span text:style-name="T175">NEW! <text:s/>Improved! <text:s/>Exciting!</text:span></text:span></text:p>
      <text:p text:style-name="P165"><text:span text:style-name="MathematicaFormatStandardForm"><text:span text:style-name="T175"/></text:span></text:p>
      <text:p text:style-name="P165"><text:span text:style-name="MathematicaFormatStandardForm"><text:span text:style-name="T1"><draw:frame draw:style-name="fr1" draw:name="Object415" text:anchor-type="as-char" svg:y="-0.2437in" svg:width="2.228in" svg:height="0.3728in" draw:z-index="335"><draw:object xlink:href="./Object 416" xlink:type="simple" xlink:show="embed" xlink:actuate="onLoad"/><draw:image xlink:href="./ObjectReplacements/Object 416" xlink:type="simple" xlink:show="embed" xlink:actuate="onLoad"/><svg:desc>formula</svg:desc></draw:frame></text:span></text:span><text:span text:style-name="MathematicaFormatStandardForm"><text:span text:style-name="T175">If re(s)&gt; .5, otherwise = zeta(1-s)</text:span></text:span></text:p>
      <text:p text:style-name="P165"><text:span text:style-name="MathematicaFormatStandardForm"><text:span text:style-name="T175"/></text:span></text:p>
      <text:p text:style-name="P167"><text:span text:style-name="MathematicaFormatStandardForm"><text:span text:style-name="T176">and an inverse,</text:span></text:span></text:p>
      <text:p text:style-name="P167"><text:span text:style-name="MathematicaFormatStandardForm"><text:span text:style-name="T176"/></text:span></text:p>
      <text:p text:style-name="P167"><text:span text:style-name="MathematicaFormatStandardForm"><text:span text:style-name="T1"><draw:frame draw:style-name="fr1" draw:name="Object427" text:anchor-type="as-char" svg:y="-0.2437in" svg:width="2.6547in" svg:height="0.552in" draw:z-index="474"><draw:object xlink:href="./Object 428" xlink:type="simple" xlink:show="embed" xlink:actuate="onLoad"/><draw:image xlink:href="./ObjectReplacements/Object 428" xlink:type="simple" xlink:show="embed" xlink:actuate="onLoad"/><svg:desc>formula</svg:desc></draw:frame></text:span></text:span><text:span text:style-name="MathematicaFormatStandardForm"><text:span text:style-name="T175">If re(s)</text:span></text:span><text:span text:style-name="MathematicaFormatStandardForm"><text:span text:style-name="T176">&lt;</text:span></text:span><text:span text:style-name="MathematicaFormatStandardForm"><text:span text:style-name="T175"> .5, otherwise = zeta(1-s)</text:span></text:span></text:p>
      <text:p text:style-name="P167"><text:span text:style-name="MathematicaFormatStandardForm"><text:span text:style-name="T176"/></text:span></text:p>
      <text:p text:style-name="P167"><text:span text:style-name="MathematicaFormatStandardForm"><text:span text:style-name="T176">...</text:span></text:span></text:p>
      <text:p text:style-name="P165"><text:span text:style-name="MathematicaFormatStandardForm"><text:span text:style-name="T175"/></text:span></text:p>
      <text:p text:style-name="P166"><text:span text:style-name="MathematicaFormatStandardForm"><text:span text:style-name="T1"><draw:frame draw:style-name="fr1" draw:name="Object422" text:anchor-type="as-char" svg:y="-0.2437in" svg:width="2.1862in" svg:height="0.552in" draw:z-index="336"><draw:object xlink:href="./Object 423" xlink:type="simple" xlink:show="embed" xlink:actuate="onLoad"/><draw:image xlink:href="./ObjectReplacements/Object 423" xlink:type="simple" xlink:show="embed" xlink:actuate="onLoad"/><svg:desc>formula</svg:desc></draw:frame></text:span></text:span></text:p>
      <text:p text:style-name="P166"><text:span text:style-name="MathematicaFormatStandardForm"><text:span text:style-name="T1"/></text:span></text:p>
      <text:p text:style-name="P223"><text:span text:style-name="MathematicaFormatStandardForm"><text:span text:style-name="T1"><draw:frame draw:style-name="fr1" draw:name="Object428" text:anchor-type="as-char" svg:y="-0.2083in" svg:width="1.4134in" svg:height="0.3374in" draw:z-index="338"><draw:object xlink:href="./Object 429" xlink:type="simple" xlink:show="embed" xlink:actuate="onLoad"/><draw:image xlink:href="./ObjectReplacements/Object 429" xlink:type="simple" xlink:show="embed" xlink:actuate="onLoad"/><svg:desc>formula</svg:desc></draw:frame></text:span></text:span></text:p>
      <text:p text:style-name="P223"><text:span text:style-name="MathematicaFormatStandardForm"><text:span text:style-name="T1"/></text:span></text:p>
      <text:p text:style-name="P223"><text:span text:style-name="MathematicaFormatStandardForm"><text:span text:style-name="T1">…</text:span></text:span></text:p>
      <text:p text:style-name="P168"><text:span text:style-name="MathematicaFormatStandardForm"><text:span text:style-name="T1"/></text:span></text:p>
      <text:p text:style-name="P168"><text:span text:style-name="MathematicaFormatStandardForm"><text:span text:style-name="T1"><draw:frame draw:style-name="fr1" draw:name="Object426" text:anchor-type="as-char" svg:y="-0.2437in" svg:width="2.228in" svg:height="0.3728in" draw:z-index="339"><draw:object xlink:href="./Object 427" xlink:type="simple" xlink:show="embed" xlink:actuate="onLoad"/><draw:image xlink:href="./ObjectReplacements/Object 427" xlink:type="simple" xlink:show="embed" xlink:actuate="onLoad"/><svg:desc>formula</svg:desc></draw:frame></text:span></text:span></text:p>
      <text:p text:style-name="P168"><text:span text:style-name="MathematicaFormatStandardForm"><text:span text:style-name="T1"/></text:span></text:p>
      <text:p text:style-name="P168"><text:span text:style-name="MathematicaFormatStandardForm"><text:span text:style-name="T1"><draw:frame draw:style-name="fr1" draw:name="Object429" text:anchor-type="as-char" svg:y="-0.2437in" svg:width="2.2665in" svg:height="0.3925in" draw:z-index="340"><draw:object xlink:href="./Object 430" xlink:type="simple" xlink:show="embed" xlink:actuate="onLoad"/><draw:image xlink:href="./ObjectReplacements/Object 430" xlink:type="simple" xlink:show="embed" xlink:actuate="onLoad"/><svg:desc>formula</svg:desc></draw:frame></text:span></text:span></text:p>
      <text:p text:style-name="P168"><text:span text:style-name="MathematicaFormatStandardForm"><text:span text:style-name="T1"/></text:span></text:p>
      <text:p text:style-name="P174"><text:span text:style-name="MathematicaFormatStandardForm"><text:span text:style-name="T1"><draw:frame draw:style-name="fr1" draw:name="Object440" text:anchor-type="as-char" svg:y="-0.2437in" svg:width="2.2665in" svg:height="0.3925in" draw:z-index="475"><draw:object xlink:href="./Object 441" xlink:type="simple" xlink:show="embed" xlink:actuate="onLoad"/><draw:image xlink:href="./ObjectReplacements/Object 441" xlink:type="simple" xlink:show="embed" xlink:actuate="onLoad"/><svg:desc>formula</svg:desc></draw:frame></text:span></text:span></text:p>
      <text:p text:style-name="P168"><text:span text:style-name="MathematicaFormatStandardForm"><text:span text:style-name="T1"/></text:span></text:p>
      <text:p text:style-name="P168"><text:span text:style-name="MathematicaFormatStandardForm"><text:span text:style-name="T1"><draw:frame draw:style-name="fr1" draw:name="Object430" text:anchor-type="as-char" svg:y="-0.4118in" svg:width="3.2425in" svg:height="0.7437in" draw:z-index="341"><draw:object xlink:href="./Object 431" xlink:type="simple" xlink:show="embed" xlink:actuate="onLoad"/><draw:image xlink:href="./ObjectReplacements/Object 431" xlink:type="simple" xlink:show="embed" xlink:actuate="onLoad"/><svg:desc>formula</svg:desc></draw:frame></text:span></text:span></text:p>
      <text:p text:style-name="P168"><text:span text:style-name="MathematicaFormatStandardForm"><text:span text:style-name="T1"/></text:span></text:p>
      <text:p text:style-name="P168"><text:span text:style-name="MathematicaFormatStandardForm"><text:span text:style-name="T1"><draw:frame draw:style-name="fr1" draw:name="Object431" text:anchor-type="as-char" svg:y="-0.4118in" svg:width="3.1126in" svg:height="0.7437in" draw:z-index="342"><draw:object xlink:href="./Object 432" xlink:type="simple" xlink:show="embed" xlink:actuate="onLoad"/><draw:image xlink:href="./ObjectReplacements/Object 432" xlink:type="simple" xlink:show="embed" xlink:actuate="onLoad"/><svg:desc>formula</svg:desc></draw:frame></text:span></text:span></text:p>
      <text:p text:style-name="P168"><text:span text:style-name="MathematicaFormatStandardForm"><text:span text:style-name="T1"/></text:span></text:p>
      <text:p text:style-name="P168"><text:span text:style-name="MathematicaFormatStandardForm"><text:span text:style-name="T1"><draw:frame draw:style-name="fr1" draw:name="Object432" text:anchor-type="as-char" svg:y="-0.3972in" svg:width="2.7508in" svg:height="0.6957in" draw:z-index="343"><draw:object xlink:href="./Object 433" xlink:type="simple" xlink:show="embed" xlink:actuate="onLoad"/><draw:image xlink:href="./ObjectReplacements/Object 433" xlink:type="simple" xlink:show="embed" xlink:actuate="onLoad"/><svg:desc>formula</svg:desc></draw:frame></text:span></text:span></text:p>
      <text:p text:style-name="P168"><text:span text:style-name="MathematicaFormatStandardForm"><text:span text:style-name="T1"/></text:span></text:p>
      <text:p text:style-name="P168"><text:span text:style-name="MathematicaFormatStandardForm"><text:span text:style-name="T1"><draw:frame draw:style-name="fr2" draw:name="Object433" text:anchor-type="as-char" svg:y="-0.3984in" svg:width="3.1909in" svg:height="0.5602in" draw:z-index="344"><draw:object xlink:href="./Object 434" xlink:type="simple" xlink:show="embed" xlink:actuate="onLoad"/><draw:image xlink:href="./ObjectReplacements/Object 434" xlink:type="simple" xlink:show="embed" xlink:actuate="onLoad"/><svg:desc>formula</svg:desc></draw:frame></text:span></text:span><text:span text:style-name="MathematicaFormatStandardForm"><text:span text:style-name="T177">for re(s) &gt; </text:span></text:span><text:span text:style-name="MathematicaFormatStandardForm"><text:span text:style-name="T180">0</text:span></text:span></text:p>
      <text:p text:style-name="P168"><text:span text:style-name="MathematicaFormatStandardForm"><text:span text:style-name="T177"/></text:span></text:p>
      <text:p text:style-name="P169"><text:soft-page-break/><text:span text:style-name="MathematicaFormatStandardForm"><text:span text:style-name="T1"><draw:frame draw:style-name="fr1" draw:name="Object162" text:anchor-type="as-char" svg:y="-0.378in" svg:width="3.002in" svg:height="0.5189in" draw:z-index="476"><draw:object xlink:href="./Object 230" xlink:type="simple" xlink:show="embed" xlink:actuate="onLoad"/><draw:image xlink:href="./ObjectReplacements/Object 230" xlink:type="simple" xlink:show="embed" xlink:actuate="onLoad"/><svg:desc>formula</svg:desc></draw:frame></text:span></text:span><text:span text:style-name="MathematicaFormatStandardForm"><text:span text:style-name="T177">for </text:span></text:span><text:span text:style-name="MathematicaFormatStandardForm"><text:span text:style-name="T179">im</text:span></text:span><text:span text:style-name="MathematicaFormatStandardForm"><text:span text:style-name="T177">(</text:span></text:span><text:span text:style-name="MathematicaFormatStandardForm"><text:span text:style-name="T179">t</text:span></text:span><text:span text:style-name="MathematicaFormatStandardForm"><text:span text:style-name="T177">) &gt; </text:span></text:span><text:span text:style-name="MathematicaFormatStandardForm"><text:span text:style-name="T179">0</text:span></text:span></text:p>
      <text:p text:style-name="P168"><text:span text:style-name="MathematicaFormatStandardForm"><text:span text:style-name="T177"/></text:span></text:p>
      <text:p text:style-name="P170"><text:span text:style-name="MathematicaFormatStandardForm"><text:span text:style-name="T1"><draw:frame draw:style-name="fr1" draw:name="Object161" text:anchor-type="as-char" svg:y="-0.4047in" svg:width="3.8839in" svg:height="0.7563in" draw:z-index="345"><draw:object xlink:href="./Object 229" xlink:type="simple" xlink:show="embed" xlink:actuate="onLoad"/><draw:image xlink:href="./ObjectReplacements/Object 229" xlink:type="simple" xlink:show="embed" xlink:actuate="onLoad"/><svg:desc>formula</svg:desc></draw:frame></text:span></text:span><text:span text:style-name="MathematicaFormatStandardForm"><text:span text:style-name="T179">im</text:span></text:span><text:span text:style-name="MathematicaFormatStandardForm"><text:span text:style-name="T177">(</text:span></text:span><text:span text:style-name="MathematicaFormatStandardForm"><text:span text:style-name="T179">t</text:span></text:span><text:span text:style-name="MathematicaFormatStandardForm"><text:span text:style-name="T177">) &gt; </text:span></text:span><text:span text:style-name="MathematicaFormatStandardForm"><text:span text:style-name="T179">0</text:span></text:span></text:p>
      <text:p text:style-name="P169"><text:span text:style-name="MathematicaFormatStandardForm"><text:span text:style-name="T1"/></text:span></text:p>
      <text:p text:style-name="P171"><text:span text:style-name="MathematicaFormatStandardForm"><text:span text:style-name="T1"><draw:frame draw:style-name="fr1" draw:name="Object434" text:anchor-type="as-char" svg:y="-0.2339in" svg:width="5.0492in" svg:height="0.3752in" draw:z-index="347"><draw:object xlink:href="./Object 435" xlink:type="simple" xlink:show="embed" xlink:actuate="onLoad"/><draw:image xlink:href="./ObjectReplacements/Object 435" xlink:type="simple" xlink:show="embed" xlink:actuate="onLoad"/><svg:desc>formula</svg:desc></draw:frame></text:span></text:span><text:span text:style-name="MathematicaFormatStandardForm"><text:span text:style-name="T179">im</text:span></text:span><text:span text:style-name="MathematicaFormatStandardForm"><text:span text:style-name="T177">(</text:span></text:span><text:span text:style-name="MathematicaFormatStandardForm"><text:span text:style-name="T179">t</text:span></text:span><text:span text:style-name="MathematicaFormatStandardForm"><text:span text:style-name="T177">) &gt; </text:span></text:span><text:span text:style-name="MathematicaFormatStandardForm"><text:span text:style-name="T179">0</text:span></text:span></text:p>
      <text:p text:style-name="P170"><text:span text:style-name="MathematicaFormatStandardForm"><text:span text:style-name="T177"/></text:span></text:p>
      <text:p text:style-name="P224"><text:span text:style-name="MathematicaFormatStandardForm"><text:span text:style-name="T1"><draw:frame draw:style-name="fr2" draw:name="Object435" text:anchor-type="as-char" svg:y="-0.3984in" svg:width="7.339in" svg:height="0.7181in" draw:z-index="348"><draw:object xlink:href="./Object 436" xlink:type="simple" xlink:show="embed" xlink:actuate="onLoad"/><draw:image xlink:href="./ObjectReplacements/Object 436" xlink:type="simple" xlink:show="embed" xlink:actuate="onLoad"/><svg:desc>formula</svg:desc></draw:frame></text:span></text:span><text:span text:style-name="MathematicaFormatStandardForm"><text:span text:style-name="T177">for re(s) </text:span></text:span><text:span text:style-name="MathematicaFormatStandardForm"><text:span text:style-name="T178">&lt; </text:span></text:span><text:span text:style-name="MathematicaFormatStandardForm"><text:span text:style-name="T179">0</text:span></text:span></text:p>
      <text:p text:style-name="P224"><text:span text:style-name="MathematicaFormatStandardForm"><text:span text:style-name="T179"/></text:span></text:p>
      <text:p text:style-name="P224"><text:span text:style-name="MathematicaFormatStandardForm"><text:span text:style-name="T179">…</text:span></text:span></text:p>
      <text:p text:style-name="P224"><text:span text:style-name="MathematicaFormatStandardForm"><text:span text:style-name="T179"/></text:span></text:p>
      <text:p text:style-name="P172"><text:span text:style-name="MathematicaFormatStandardForm"><text:span text:style-name="T1"><draw:frame draw:style-name="fr2" draw:name="Object436" text:anchor-type="as-char" svg:y="-0.3984in" svg:width="3.2189in" svg:height="0.7181in" draw:z-index="349"><draw:object xlink:href="./Object 437" xlink:type="simple" xlink:show="embed" xlink:actuate="onLoad"/><draw:image xlink:href="./ObjectReplacements/Object 437" xlink:type="simple" xlink:show="embed" xlink:actuate="onLoad"/><svg:desc>formula</svg:desc></draw:frame></text:span></text:span></text:p>
      <text:p text:style-name="P172"><text:span text:style-name="MathematicaFormatStandardForm"><text:span text:style-name="T180"/></text:span></text:p>
      <text:p text:style-name="P173"><text:span text:style-name="MathematicaFormatStandardForm"><text:span text:style-name="T177">for re(s) &gt; </text:span></text:span><text:span text:style-name="MathematicaFormatStandardForm"><text:span text:style-name="T180">0</text:span></text:span></text:p>
      <text:p text:style-name="P172"><text:span text:style-name="MathematicaFormatStandardForm"><text:span text:style-name="T1"/></text:span></text:p>
      <text:p text:style-name="P172"><text:span text:style-name="MathematicaFormatStandardForm"><text:span text:style-name="T1">…</text:span></text:span></text:p>
      <text:p text:style-name="P172"><text:span text:style-name="MathematicaFormatStandardForm"><text:span text:style-name="T1"/></text:span></text:p>
      <text:p text:style-name="P174"><text:span text:style-name="MathematicaFormatStandardForm"><text:span text:style-name="T1"><draw:frame draw:style-name="fr1" draw:name="Object442" text:anchor-type="as-char" svg:y="-0.2437in" svg:width="2.2665in" svg:height="0.3925in" draw:z-index="477"><draw:object xlink:href="./Object 443" xlink:type="simple" xlink:show="embed" xlink:actuate="onLoad"/><draw:image xlink:href="./ObjectReplacements/Object 443" xlink:type="simple" xlink:show="embed" xlink:actuate="onLoad"/><svg:desc>formula</svg:desc></draw:frame></text:span></text:span></text:p>
      <text:p text:style-name="P174"><text:span text:style-name="MathematicaFormatStandardForm"><text:span text:style-name="T1"/></text:span></text:p>
      <text:p text:style-name="P174"><text:span text:style-name="MathematicaFormatStandardForm"><text:span text:style-name="T1"><draw:frame draw:style-name="fr1" draw:name="Object441" text:anchor-type="as-char" svg:y="-0.2043in" svg:width="3.0307in" svg:height="0.502in" draw:z-index="351"><draw:object xlink:href="./Object 442" xlink:type="simple" xlink:show="embed" xlink:actuate="onLoad"/><draw:image xlink:href="./ObjectReplacements/Object 442" xlink:type="simple" xlink:show="embed" xlink:actuate="onLoad"/><svg:desc>formula</svg:desc></draw:frame></text:span></text:span></text:p>
      <text:p text:style-name="P174"><text:span text:style-name="MathematicaFormatStandardForm"><text:span text:style-name="T1"/></text:span></text:p>
      <text:p text:style-name="P174"><text:span text:style-name="MathematicaFormatStandardForm"><text:span text:style-name="T1"><draw:frame draw:style-name="fr1" draw:name="Object443" text:anchor-type="as-char" svg:y="-0.2339in" svg:width="3.0516in" svg:height="0.5327in" draw:z-index="353"><draw:object xlink:href="./Object 444" xlink:type="simple" xlink:show="embed" xlink:actuate="onLoad"/><draw:image xlink:href="./ObjectReplacements/Object 444" xlink:type="simple" xlink:show="embed" xlink:actuate="onLoad"/><svg:desc>formula</svg:desc></draw:frame></text:span></text:span></text:p>
      <text:p text:style-name="P174"><text:span text:style-name="MathematicaFormatStandardForm"><text:span text:style-name="T1"/></text:span></text:p>
      <text:p text:style-name="P174"><text:span text:style-name="MathematicaFormatStandardForm"><text:span text:style-name="T1">…</text:span></text:span></text:p>
      <text:p text:style-name="P176"><text:span text:style-name="MathematicaFormatStandardForm"><text:span text:style-name="T182"/></text:span></text:p>
      <text:p text:style-name="P176"><text:span text:style-name="MathematicaFormatStandardForm"><text:span text:style-name="T182">Incorrect negative sign in here somewhere :/</text:span></text:span></text:p>
      <text:p text:style-name="P174"><text:span text:style-name="MathematicaFormatStandardForm"><text:span text:style-name="T1"/></text:span></text:p>
      <text:p text:style-name="P175"><text:span text:style-name="MathematicaFormatStandardForm"><text:span text:style-name="T1"><draw:frame draw:style-name="fr1" draw:name="Object444" text:anchor-type="as-char" svg:y="-0.2339in" svg:width="5.0492in" svg:height="0.3752in" draw:z-index="354"><draw:object xlink:href="./Object 445" xlink:type="simple" xlink:show="embed" xlink:actuate="onLoad"/><draw:image xlink:href="./ObjectReplacements/Object 445" xlink:type="simple" xlink:show="embed" xlink:actuate="onLoad"/><svg:desc>formula</svg:desc></draw:frame></text:span></text:span><text:span text:style-name="MathematicaFormatStandardForm"><text:span text:style-name="T179">im</text:span></text:span><text:span text:style-name="MathematicaFormatStandardForm"><text:span text:style-name="T177">(</text:span></text:span><text:span text:style-name="MathematicaFormatStandardForm"><text:span text:style-name="T179">t</text:span></text:span><text:span text:style-name="MathematicaFormatStandardForm"><text:span text:style-name="T177">) &gt; </text:span></text:span><text:span text:style-name="MathematicaFormatStandardForm"><text:span text:style-name="T179">0</text:span></text:span></text:p>
      <text:p text:style-name="P175"><text:span text:style-name="MathematicaFormatStandardForm"><text:span text:style-name="T179"/></text:span></text:p>
      <text:p text:style-name="P175"><text:span text:style-name="MathematicaFormatStandardForm"><text:span text:style-name="T1"><draw:frame draw:style-name="fr1" draw:name="Object445" text:anchor-type="as-char" svg:y="-0.572in" svg:width="3.6138in" svg:height="1.0902in" draw:z-index="355"><draw:object xlink:href="./Object 446" xlink:type="simple" xlink:show="embed" xlink:actuate="onLoad"/><draw:image xlink:href="./ObjectReplacements/Object 446" xlink:type="simple" xlink:show="embed" xlink:actuate="onLoad"/><svg:desc>formula</svg:desc></draw:frame></text:span></text:span></text:p>
      <text:p text:style-name="P175"><text:span text:style-name="MathematicaFormatStandardForm"><text:span text:style-name="T179"/></text:span></text:p>
      <text:p text:style-name="P175"><text:soft-page-break/><text:span text:style-name="MathematicaFormatStandardForm"><text:span text:style-name="T179">fo</text:span></text:span><text:span text:style-name="MathematicaFormatStandardForm"><text:span text:style-name="T181">r </text:span></text:span><text:span text:style-name="MathematicaFormatStandardForm"><text:span text:style-name="T179">im</text:span></text:span><text:span text:style-name="MathematicaFormatStandardForm"><text:span text:style-name="T177">(</text:span></text:span><text:span text:style-name="MathematicaFormatStandardForm"><text:span text:style-name="T179">t</text:span></text:span><text:span text:style-name="MathematicaFormatStandardForm"><text:span text:style-name="T177">) &gt; </text:span></text:span><text:span text:style-name="MathematicaFormatStandardForm"><text:span text:style-name="T179">0</text:span></text:span></text:p>
      <text:p text:style-name="P175"><text:span text:style-name="MathematicaFormatStandardForm"><text:span text:style-name="T179"/></text:span></text:p>
      <text:p text:style-name="P177"><text:span text:style-name="MathematicaFormatStandardForm"><text:span text:style-name="T1"><draw:frame draw:style-name="fr1" draw:name="Object446" text:anchor-type="as-char" svg:y="-0.378in" svg:width="5.3146in" svg:height="0.6764in" draw:z-index="356"><draw:object xlink:href="./Object 447" xlink:type="simple" xlink:show="embed" xlink:actuate="onLoad"/><draw:image xlink:href="./ObjectReplacements/Object 447" xlink:type="simple" xlink:show="embed" xlink:actuate="onLoad"/><svg:desc>formula</svg:desc></draw:frame></text:span></text:span><text:span text:style-name="MathematicaFormatStandardForm"><text:span text:style-name="T183">re</text:span></text:span><text:span text:style-name="MathematicaFormatStandardForm"><text:span text:style-name="T177">(</text:span></text:span><text:span text:style-name="MathematicaFormatStandardForm"><text:span text:style-name="T183">s</text:span></text:span><text:span text:style-name="MathematicaFormatStandardForm"><text:span text:style-name="T177">) &gt; </text:span></text:span><text:span text:style-name="MathematicaFormatStandardForm"><text:span text:style-name="T179">0</text:span></text:span></text:p>
      <text:p text:style-name="P177"><text:span text:style-name="MathematicaFormatStandardForm"><text:span text:style-name="T179"/></text:span></text:p>
      <text:p text:style-name="P179"><text:span text:style-name="MathematicaFormatStandardForm"><text:span text:style-name="T1"><draw:frame draw:style-name="fr2" draw:name="Object423" text:anchor-type="as-char" svg:y="-0.3984in" svg:width="4.8563in" svg:height="0.7181in" draw:z-index="357"><draw:object xlink:href="./Object 424" xlink:type="simple" xlink:show="embed" xlink:actuate="onLoad"/><draw:image xlink:href="./ObjectReplacements/Object 424" xlink:type="simple" xlink:show="embed" xlink:actuate="onLoad"/><svg:desc>formula</svg:desc></draw:frame></text:span></text:span><text:span text:style-name="MathematicaFormatStandardForm"><text:span text:style-name="T183">re</text:span></text:span><text:span text:style-name="MathematicaFormatStandardForm"><text:span text:style-name="T177">(</text:span></text:span><text:span text:style-name="MathematicaFormatStandardForm"><text:span text:style-name="T184">t</text:span></text:span><text:span text:style-name="MathematicaFormatStandardForm"><text:span text:style-name="T177">) &gt; </text:span></text:span><text:span text:style-name="MathematicaFormatStandardForm"><text:span text:style-name="T179">0</text:span></text:span></text:p>
      <text:p text:style-name="P179"><text:span text:style-name="MathematicaFormatStandardForm"><text:span text:style-name="T179"/></text:span></text:p>
      <text:p text:style-name="P186"><text:span text:style-name="MathematicaFormatStandardForm"><text:span text:style-name="T1"><draw:frame draw:style-name="fr1" draw:name="Object449" text:anchor-type="as-char" svg:y="-0.378in" svg:width="4.4929in" svg:height="0.6764in" draw:z-index="478"><draw:object xlink:href="./Object 450" xlink:type="simple" xlink:show="embed" xlink:actuate="onLoad"/><draw:image xlink:href="./ObjectReplacements/Object 450" xlink:type="simple" xlink:show="embed" xlink:actuate="onLoad"/><svg:desc>formula</svg:desc></draw:frame></text:span></text:span><text:span text:style-name="MathematicaFormatStandardForm"><text:span text:style-name="T183">re</text:span></text:span><text:span text:style-name="MathematicaFormatStandardForm"><text:span text:style-name="T177">(</text:span></text:span><text:span text:style-name="MathematicaFormatStandardForm"><text:span text:style-name="T184">t</text:span></text:span><text:span text:style-name="MathematicaFormatStandardForm"><text:span text:style-name="T177">) &gt; </text:span></text:span><text:span text:style-name="MathematicaFormatStandardForm"><text:span text:style-name="T179">0</text:span></text:span></text:p>
      <text:p text:style-name="P186"><text:span text:style-name="MathematicaFormatStandardForm"><text:span text:style-name="T179"/></text:span></text:p>
      <text:p text:style-name="P192"><text:span text:style-name="MathematicaFormatStandardForm"><text:span text:style-name="T1"><draw:frame draw:style-name="fr2" draw:name="Object459" text:anchor-type="as-char" svg:y="-0.2547in" svg:width="4.1516in" svg:height="0.4165in" draw:z-index="480"><draw:object xlink:href="./Object 460" xlink:type="simple" xlink:show="embed" xlink:actuate="onLoad"/><draw:image xlink:href="./ObjectReplacements/Object 460" xlink:type="simple" xlink:show="embed" xlink:actuate="onLoad"/><svg:desc>formula</svg:desc></draw:frame></text:span></text:span><text:span text:style-name="MathematicaFormatStandardForm"><text:span text:style-name="T183">re</text:span></text:span><text:span text:style-name="MathematicaFormatStandardForm"><text:span text:style-name="T177">(</text:span></text:span><text:span text:style-name="MathematicaFormatStandardForm"><text:span text:style-name="T184">t</text:span></text:span><text:span text:style-name="MathematicaFormatStandardForm"><text:span text:style-name="T177">) &gt; </text:span></text:span><text:span text:style-name="MathematicaFormatStandardForm"><text:span text:style-name="T179">0</text:span></text:span></text:p>
      <text:p text:style-name="P192"><text:span text:style-name="MathematicaFormatStandardForm"><text:span text:style-name="T179"/></text:span></text:p>
      <text:p text:style-name="P201"><text:span text:style-name="MathematicaFormatStandardForm"><text:span text:style-name="T192">And at the imaginary parts of zeta zeros</text:span></text:span></text:p>
      <text:p text:style-name="P192"><text:span text:style-name="MathematicaFormatStandardForm"><text:span text:style-name="T179"/></text:span></text:p>
      <text:p text:style-name="P201"><text:span text:style-name="MathematicaFormatStandardForm"><text:span text:style-name="T1"><draw:frame draw:style-name="fr2" draw:name="Object477" text:anchor-type="as-char" svg:y="-0.2547in" svg:width="4.9571in" svg:height="0.4165in" draw:z-index="481"><draw:object xlink:href="./Object 478" xlink:type="simple" xlink:show="embed" xlink:actuate="onLoad"/><draw:image xlink:href="./ObjectReplacements/Object 478" xlink:type="simple" xlink:show="embed" xlink:actuate="onLoad"/><svg:desc>formula</svg:desc></draw:frame></text:span></text:span></text:p>
      <text:p text:style-name="P201"><text:span text:style-name="MathematicaFormatStandardForm"><text:span text:style-name="T1"/></text:span></text:p>
      <text:p text:style-name="P203"><text:span text:style-name="MathematicaFormatStandardForm"><text:span text:style-name="T1"><draw:frame draw:style-name="fr2" draw:name="Object478" text:anchor-type="as-char" svg:y="-0.2547in" svg:width="4.898in" svg:height="0.4165in" draw:z-index="482"><draw:object xlink:href="./Object 479" xlink:type="simple" xlink:show="embed" xlink:actuate="onLoad"/><draw:image xlink:href="./ObjectReplacements/Object 479" xlink:type="simple" xlink:show="embed" xlink:actuate="onLoad"/><svg:desc>formula</svg:desc></draw:frame></text:span></text:span></text:p>
      <text:p text:style-name="P201"><text:span text:style-name="MathematicaFormatStandardForm"><text:span text:style-name="T1"/></text:span></text:p>
      <text:p text:style-name="P204"><text:span text:style-name="MathematicaFormatStandardForm"><text:span text:style-name="T1"><draw:frame draw:style-name="fr1" draw:name="Object479" text:anchor-type="as-char" svg:y="-0.2547in" svg:width="4.9154in" svg:height="0.3752in" draw:z-index="483"><draw:object xlink:href="./Object 480" xlink:type="simple" xlink:show="embed" xlink:actuate="onLoad"/><draw:image xlink:href="./ObjectReplacements/Object 480" xlink:type="simple" xlink:show="embed" xlink:actuate="onLoad"/><svg:desc>formula</svg:desc></draw:frame></text:span></text:span></text:p>
      <text:p text:style-name="P204"><text:span text:style-name="MathematicaFormatStandardForm"><text:span text:style-name="T1"/></text:span></text:p>
      <text:p text:style-name="P205"><text:span text:style-name="MathematicaFormatStandardForm"><text:span text:style-name="T1"><draw:frame draw:style-name="fr2" draw:name="Object480" text:anchor-type="as-char" svg:y="-0.3984in" svg:width="2.0429in" svg:height="0.5602in" draw:z-index="484"><draw:object xlink:href="./Object 481" xlink:type="simple" xlink:show="embed" xlink:actuate="onLoad"/><draw:image xlink:href="./ObjectReplacements/Object 481" xlink:type="simple" xlink:show="embed" xlink:actuate="onLoad"/><svg:desc>formula</svg:desc></draw:frame></text:span></text:span></text:p>
      <text:p text:style-name="P205"><text:span text:style-name="MathematicaFormatStandardForm"><text:span text:style-name="T1"/></text:span></text:p>
      <text:p text:style-name="P205"><text:span text:style-name="MathematicaFormatStandardForm"><text:span text:style-name="T1"><draw:frame draw:style-name="fr2" draw:name="Object481" text:anchor-type="as-char" svg:y="-0.3984in" svg:width="2.7252in" svg:height="0.5681in" draw:z-index="485"><draw:object xlink:href="./Object 482" xlink:type="simple" xlink:show="embed" xlink:actuate="onLoad"/><draw:image xlink:href="./ObjectReplacements/Object 482" xlink:type="simple" xlink:show="embed" xlink:actuate="onLoad"/><svg:desc>formula</svg:desc></draw:frame></text:span></text:span><text:span text:style-name="MathematicaFormatStandardForm"><text:span text:style-name="T183">re</text:span></text:span><text:span text:style-name="MathematicaFormatStandardForm"><text:span text:style-name="T177">(</text:span></text:span><text:span text:style-name="MathematicaFormatStandardForm"><text:span text:style-name="T184">t</text:span></text:span><text:span text:style-name="MathematicaFormatStandardForm"><text:span text:style-name="T177">) &gt; </text:span></text:span><text:span text:style-name="MathematicaFormatStandardForm"><text:span text:style-name="T179">0</text:span></text:span></text:p>
      <text:p text:style-name="P202"><text:span text:style-name="MathematicaFormatStandardForm"><text:span text:style-name="T1"/></text:span></text:p>
      <text:p text:style-name="P212"><text:span text:style-name="MathematicaFormatStandardForm"><text:span text:style-name="T1"><draw:frame draw:style-name="fr2" draw:name="Object496" text:anchor-type="as-char" svg:y="-0.3984in" svg:width="3.9453in" svg:height="1.0661in" draw:z-index="486"><draw:object xlink:href="./Object 497" xlink:type="simple" xlink:show="embed" xlink:actuate="onLoad"/><draw:image xlink:href="./ObjectReplacements/Object 497" xlink:type="simple" xlink:show="embed" xlink:actuate="onLoad"/><svg:desc>formula</svg:desc></draw:frame></text:span></text:span><text:span text:style-name="MathematicaFormatStandardForm"><text:span text:style-name="T183">re</text:span></text:span><text:span text:style-name="MathematicaFormatStandardForm"><text:span text:style-name="T177">(</text:span></text:span><text:span text:style-name="MathematicaFormatStandardForm"><text:span text:style-name="T184">t</text:span></text:span><text:span text:style-name="MathematicaFormatStandardForm"><text:span text:style-name="T177">) </text:span></text:span><text:span text:style-name="MathematicaFormatStandardForm"><text:span text:style-name="T193">&lt;</text:span></text:span><text:span text:style-name="MathematicaFormatStandardForm"><text:span text:style-name="T177"> </text:span></text:span><text:span text:style-name="MathematicaFormatStandardForm"><text:span text:style-name="T179">0</text:span></text:span></text:p>
      <text:p text:style-name="P202"><text:span text:style-name="MathematicaFormatStandardForm"><text:span text:style-name="T1"/></text:span></text:p>
      <text:p text:style-name="P206"><text:span text:style-name="MathematicaFormatStandardForm"><text:span text:style-name="T1"><draw:frame draw:style-name="fr1" draw:name="Object482" text:anchor-type="as-char" svg:y="-0.378in" svg:width="2.0016in" svg:height="0.5189in" draw:z-index="487"><draw:object xlink:href="./Object 483" xlink:type="simple" xlink:show="embed" xlink:actuate="onLoad"/><draw:image xlink:href="./ObjectReplacements/Object 483" xlink:type="simple" xlink:show="embed" xlink:actuate="onLoad"/><svg:desc>formula</svg:desc></draw:frame></text:span></text:span></text:p>
      <text:p text:style-name="P206"><text:span text:style-name="MathematicaFormatStandardForm"><text:span text:style-name="T1"/></text:span></text:p>
      <text:p text:style-name="P207"><text:span text:style-name="MathematicaFormatStandardForm"><text:span text:style-name="T1"><draw:frame draw:style-name="fr1" draw:name="Object483" text:anchor-type="as-char" svg:y="-0.2339in" svg:width="2.2071in" svg:height="0.3752in" draw:z-index="488"><draw:object xlink:href="./Object 484" xlink:type="simple" xlink:show="embed" xlink:actuate="onLoad"/><draw:image xlink:href="./ObjectReplacements/Object 484" xlink:type="simple" xlink:show="embed" xlink:actuate="onLoad"/><svg:desc>formula</svg:desc></draw:frame></text:span></text:span></text:p>
      <text:p text:style-name="P207"><text:span text:style-name="MathematicaFormatStandardForm"><text:span text:style-name="T1"/></text:span></text:p>
      <text:p text:style-name="P207"><text:soft-page-break/><text:span text:style-name="MathematicaFormatStandardForm"><text:span text:style-name="T1"><draw:frame draw:style-name="fr1" draw:name="Object484" text:anchor-type="as-char" svg:y="-0.2339in" svg:width="2.3091in" svg:height="0.3752in" draw:z-index="489"><draw:object xlink:href="./Object 485" xlink:type="simple" xlink:show="embed" xlink:actuate="onLoad"/><draw:image xlink:href="./ObjectReplacements/Object 485" xlink:type="simple" xlink:show="embed" xlink:actuate="onLoad"/><svg:desc>formula</svg:desc></draw:frame></text:span></text:span></text:p>
      <text:p text:style-name="P207"><text:span text:style-name="MathematicaFormatStandardForm"><text:span text:style-name="T1"/></text:span></text:p>
      <text:p text:style-name="P207"><text:span text:style-name="MathematicaFormatStandardForm"><text:span text:style-name="T1">…</text:span></text:span></text:p>
      <text:p text:style-name="P207"><text:span text:style-name="MathematicaFormatStandardForm"><text:span text:style-name="T1"/></text:span></text:p>
      <text:p text:style-name="P208"><text:span text:style-name="MathematicaFormatStandardForm"><text:span text:style-name="T1"><draw:frame draw:style-name="fr1" draw:name="Object485" text:anchor-type="as-char" svg:y="-0.2374in" svg:width="2.8902in" svg:height="0.3783in" draw:z-index="490"><draw:object xlink:href="./Object 486" xlink:type="simple" xlink:show="embed" xlink:actuate="onLoad"/><draw:image xlink:href="./ObjectReplacements/Object 486" xlink:type="simple" xlink:show="embed" xlink:actuate="onLoad"/><svg:desc>formula</svg:desc></draw:frame></text:span></text:span></text:p>
      <text:p text:style-name="P208"><text:span text:style-name="MathematicaFormatStandardForm"><text:span text:style-name="T1"/></text:span></text:p>
      <text:p text:style-name="P208"><text:span text:style-name="MathematicaFormatStandardForm"><text:span text:style-name="T1"><draw:frame draw:style-name="fr1" draw:name="Object486" text:anchor-type="as-char" svg:y="-0.2374in" svg:width="3.1866in" svg:height="0.3783in" draw:z-index="491"><draw:object xlink:href="./Object 487" xlink:type="simple" xlink:show="embed" xlink:actuate="onLoad"/><draw:image xlink:href="./ObjectReplacements/Object 487" xlink:type="simple" xlink:show="embed" xlink:actuate="onLoad"/><svg:desc>formula</svg:desc></draw:frame></text:span></text:span></text:p>
      <text:p text:style-name="P208"><text:span text:style-name="MathematicaFormatStandardForm"><text:span text:style-name="T1"/></text:span></text:p>
      <text:p text:style-name="P208"><text:span text:style-name="MathematicaFormatStandardForm"><text:span text:style-name="T1"><draw:frame draw:style-name="fr1" draw:name="Object487" text:anchor-type="as-char" svg:y="-0.2339in" svg:width="2.9547in" svg:height="0.3752in" draw:z-index="492"><draw:object xlink:href="./Object 488" xlink:type="simple" xlink:show="embed" xlink:actuate="onLoad"/><draw:image xlink:href="./ObjectReplacements/Object 488" xlink:type="simple" xlink:show="embed" xlink:actuate="onLoad"/><svg:desc>formula</svg:desc></draw:frame></text:span></text:span></text:p>
      <text:p text:style-name="P208"><text:span text:style-name="MathematicaFormatStandardForm"><text:span text:style-name="T1"/></text:span></text:p>
      <text:p text:style-name="P208"><text:span text:style-name="MathematicaFormatStandardForm"><text:span text:style-name="T1"><draw:frame draw:style-name="fr1" draw:name="Object488" text:anchor-type="as-char" svg:y="-0.2339in" svg:width="3.6535in" svg:height="0.3752in" draw:z-index="493"><draw:object xlink:href="./Object 489" xlink:type="simple" xlink:show="embed" xlink:actuate="onLoad"/><draw:image xlink:href="./ObjectReplacements/Object 489" xlink:type="simple" xlink:show="embed" xlink:actuate="onLoad"/><svg:desc>formula</svg:desc></draw:frame></text:span></text:span></text:p>
      <text:p text:style-name="P208"><text:span text:style-name="MathematicaFormatStandardForm"><text:span text:style-name="T1"/></text:span></text:p>
      <text:p text:style-name="P208"><text:span text:style-name="MathematicaFormatStandardForm"><text:span text:style-name="T1"><draw:frame draw:style-name="fr1" draw:name="Object489" text:anchor-type="as-char" svg:y="-0.2374in" svg:width="3.2402in" svg:height="0.3783in" draw:z-index="494"><draw:object xlink:href="./Object 490" xlink:type="simple" xlink:show="embed" xlink:actuate="onLoad"/><draw:image xlink:href="./ObjectReplacements/Object 490" xlink:type="simple" xlink:show="embed" xlink:actuate="onLoad"/><svg:desc>formula</svg:desc></draw:frame></text:span></text:span></text:p>
      <text:p text:style-name="P208"><text:span text:style-name="MathematicaFormatStandardForm"><text:span text:style-name="T1"/></text:span></text:p>
      <text:p text:style-name="P208"><text:span text:style-name="MathematicaFormatStandardForm"><text:span text:style-name="T1"><draw:frame draw:style-name="fr1" draw:name="Object490" text:anchor-type="as-char" svg:y="-0.2374in" svg:width="2.9736in" svg:height="0.3626in" draw:z-index="495"><draw:object xlink:href="./Object 491" xlink:type="simple" xlink:show="embed" xlink:actuate="onLoad"/><draw:image xlink:href="./ObjectReplacements/Object 491" xlink:type="simple" xlink:show="embed" xlink:actuate="onLoad"/><svg:desc>formula</svg:desc></draw:frame></text:span></text:span></text:p>
      <text:p text:style-name="P208"><text:span text:style-name="MathematicaFormatStandardForm"><text:span text:style-name="T1"/></text:span></text:p>
      <text:p text:style-name="P209"><text:span text:style-name="MathematicaFormatStandardForm"><text:span text:style-name="T1"><draw:frame draw:style-name="fr1" draw:name="Object493" text:anchor-type="as-char" svg:y="-0.3382in" svg:width="3.1228in" svg:height="0.6701in" draw:z-index="496"><draw:object xlink:href="./Object 494" xlink:type="simple" xlink:show="embed" xlink:actuate="onLoad"/><draw:image xlink:href="./ObjectReplacements/Object 494" xlink:type="simple" xlink:show="embed" xlink:actuate="onLoad"/><svg:desc>formula</svg:desc></draw:frame></text:span></text:span></text:p>
      <text:p text:style-name="P279"><text:span text:style-name="MathematicaFormatStandardForm"><text:span text:style-name="T185"/></text:span></text:p>
      <text:p text:style-name="P180"><text:span text:style-name="MathematicaFormatStandardForm"><text:span text:style-name="T185"/></text:span></text:p>
      <text:p text:style-name="P180"><text:span text:style-name="MathematicaFormatStandardForm"><text:span text:style-name="T185"/></text:span></text:p>
      <text:p text:style-name="P180"><text:span text:style-name="MathematicaFormatStandardForm"><text:span text:style-name="T185">How this actually works:</text:span></text:span></text:p>
      <text:p text:style-name="P180"><text:span text:style-name="MathematicaFormatStandardForm"><text:span text:style-name="T1"/></text:span></text:p>
      <text:p text:style-name="P286"><text:span text:style-name="MathematicaFormatStandardForm"><text:span text:style-name="T186"><draw:frame draw:style-name="fr1" draw:name="Object153" text:anchor-type="as-char" svg:y="-0.5252in" svg:width="4.0929in" svg:height="1.0055in" draw:z-index="359"><draw:object xlink:href="./Object 221" xlink:type="simple" xlink:show="embed" xlink:actuate="onLoad"/><draw:image xlink:href="./ObjectReplacements/Object 221" xlink:type="simple" xlink:show="embed" xlink:actuate="onLoad"/><svg:desc>formula</svg:desc></draw:frame></text:span></text:span></text:p>
      <text:p text:style-name="P180"><text:span text:style-name="MathematicaFormatStandardForm"><text:span text:style-name="T1"/></text:span></text:p>
      <text:p text:style-name="P181"><text:span text:style-name="MathematicaFormatStandardForm"><text:span text:style-name="T1"/></text:span></text:p>
      <text:p text:style-name="P181"><text:span text:style-name="MathematicaFormatStandardForm"><text:span text:style-name="T1"><draw:frame draw:style-name="fr1" draw:name="Object101" text:anchor-type="as-char" svg:y="-0.2437in" svg:width="2.1984in" svg:height="0.3728in" draw:z-index="360"><draw:object xlink:href="./Object 169" xlink:type="simple" xlink:show="embed" xlink:actuate="onLoad"/><draw:image xlink:href="./ObjectReplacements/Object 169" xlink:type="simple" xlink:show="embed" xlink:actuate="onLoad"/><svg:desc>formula</svg:desc></draw:frame></text:span></text:span></text:p>
      <text:p text:style-name="P181"><text:span text:style-name="MathematicaFormatStandardForm"><text:span text:style-name="T1"/></text:span></text:p>
      <text:p text:style-name="P181"><text:span text:style-name="MathematicaFormatStandardForm"><text:span text:style-name="T1"><draw:frame draw:style-name="fr1" draw:name="Object154" text:anchor-type="as-char" svg:y="-0.2083in" svg:width="4.0598in" svg:height="0.3374in" draw:z-index="361"><draw:object xlink:href="./Object 222" xlink:type="simple" xlink:show="embed" xlink:actuate="onLoad"/><draw:image xlink:href="./ObjectReplacements/Object 222" xlink:type="simple" xlink:show="embed" xlink:actuate="onLoad"/><svg:desc>formula</svg:desc></draw:frame></text:span></text:span></text:p>
      <text:p text:style-name="P181"><text:span text:style-name="MathematicaFormatStandardForm"><text:span text:style-name="T1"/></text:span></text:p>
      <text:p text:style-name="P181"><text:span text:style-name="MathematicaFormatStandardForm"><text:span text:style-name="T1"><draw:frame draw:style-name="fr1" draw:name="Object158" text:anchor-type="as-char" svg:y="-0.2083in" svg:width="4.6953in" svg:height="0.3374in" draw:z-index="362"><draw:object xlink:href="./Object 226" xlink:type="simple" xlink:show="embed" xlink:actuate="onLoad"/><draw:image xlink:href="./ObjectReplacements/Object 226" xlink:type="simple" xlink:show="embed" xlink:actuate="onLoad"/><svg:desc>formula</svg:desc></draw:frame></text:span></text:span></text:p>
      <text:p text:style-name="P181"><text:span text:style-name="MathematicaFormatStandardForm"><text:span text:style-name="T1"/></text:span></text:p>
      <text:p text:style-name="P181"><text:span text:style-name="MathematicaFormatStandardForm"><text:span text:style-name="T1"><draw:frame draw:style-name="fr1" draw:name="Object159" text:anchor-type="as-char" svg:y="-0.2083in" svg:width="2.3264in" svg:height="0.3374in" draw:z-index="363"><draw:object xlink:href="./Object 227" xlink:type="simple" xlink:show="embed" xlink:actuate="onLoad"/><draw:image xlink:href="./ObjectReplacements/Object 227" xlink:type="simple" xlink:show="embed" xlink:actuate="onLoad"/><svg:desc>formula</svg:desc></draw:frame></text:span></text:span></text:p>
      <text:p text:style-name="P181"><text:span text:style-name="MathematicaFormatStandardForm"><text:span text:style-name="T1"/></text:span></text:p>
      <text:p text:style-name="P181"><text:span text:style-name="MathematicaFormatStandardForm"><text:span text:style-name="T1">…</text:span></text:span></text:p>
      <text:p text:style-name="P181"><text:span text:style-name="MathematicaFormatStandardForm"><text:span text:style-name="T1"/></text:span></text:p>
      <text:p text:style-name="P182"><text:span text:style-name="MathematicaFormatStandardForm"><text:span text:style-name="T1"><draw:frame draw:style-name="fr1" draw:name="Object177" text:anchor-type="as-char" svg:y="-0.2437in" svg:width="2.1429in" svg:height="0.3728in" draw:z-index="364"><draw:object xlink:href="./Object 245" xlink:type="simple" xlink:show="embed" xlink:actuate="onLoad"/><draw:image xlink:href="./ObjectReplacements/Object 245" xlink:type="simple" xlink:show="embed" xlink:actuate="onLoad"/><svg:desc>formula</svg:desc></draw:frame></text:span></text:span></text:p>
      <text:p text:style-name="P182"><text:span text:style-name="MathematicaFormatStandardForm"><text:span text:style-name="T1"/></text:span></text:p>
      <text:p text:style-name="P183"><text:span text:style-name="MathematicaFormatStandardForm"><text:span text:style-name="T188">If re(s) &gt; re(t)</text:span></text:span></text:p>
      <text:p text:style-name="P183"><text:span text:style-name="MathematicaFormatStandardForm"><text:span text:style-name="T188"/></text:span></text:p>
      <text:p text:style-name="P184"><text:span text:style-name="MathematicaFormatStandardForm"><text:span text:style-name="T189">or even, i</text:span></text:span><text:span text:style-name="MathematicaFormatStandardForm"><text:span text:style-name="T188">f re(s) &gt; re(t),</text:span></text:span></text:p>
      <text:p text:style-name="P184"><text:span text:style-name="MathematicaFormatStandardForm"><text:span text:style-name="T189"/></text:span></text:p>
      <text:p text:style-name="P183"><text:span text:style-name="MathematicaFormatStandardForm"><text:span text:style-name="T1"><draw:frame draw:style-name="fr1" draw:name="Object447" text:anchor-type="as-char" svg:y="-0.2437in" svg:width="2.1429in" svg:height="0.3728in" draw:z-index="497"><draw:object xlink:href="./Object 448" xlink:type="simple" xlink:show="embed" xlink:actuate="onLoad"/><draw:image xlink:href="./ObjectReplacements/Object 448" xlink:type="simple" xlink:show="embed" xlink:actuate="onLoad"/><svg:desc>formula</svg:desc></draw:frame></text:span></text:span></text:p>
      <text:p text:style-name="P182"><text:span text:style-name="MathematicaFormatStandardForm"><text:span text:style-name="T1"/></text:span></text:p>
      <text:p text:style-name="P184"><text:span text:style-name="MathematicaFormatStandardForm"><text:span text:style-name="T1"><draw:frame draw:style-name="fr1" draw:name="Object438" text:anchor-type="as-char" svg:y="-0.2083in" svg:width="1.8402in" svg:height="0.3374in" draw:z-index="498"><draw:object xlink:href="./Object 439" xlink:type="simple" xlink:show="embed" xlink:actuate="onLoad"/><draw:image xlink:href="./ObjectReplacements/Object 439" xlink:type="simple" xlink:show="embed" xlink:actuate="onLoad"/><svg:desc>formula</svg:desc></draw:frame></text:span></text:span></text:p>
      <text:p text:style-name="P182"><text:span text:style-name="MathematicaFormatStandardForm"><text:span text:style-name="T1"/></text:span></text:p>
      <text:p text:style-name="P182"><text:span text:style-name="MathematicaFormatStandardForm"><text:span text:style-name="T1"><draw:frame draw:style-name="fr1" draw:name="Object178" text:anchor-type="as-char" svg:y="-0.2437in" svg:width="2.528in" svg:height="0.3925in" draw:z-index="365"><draw:object xlink:href="./Object 246" xlink:type="simple" xlink:show="embed" xlink:actuate="onLoad"/><draw:image xlink:href="./ObjectReplacements/Object 246" xlink:type="simple" xlink:show="embed" xlink:actuate="onLoad"/><svg:desc>formula</svg:desc></draw:frame></text:span></text:span></text:p>
      <text:p text:style-name="P182"><text:span text:style-name="MathematicaFormatStandardForm"><text:span text:style-name="T1"/></text:span></text:p>
      <text:p text:style-name="P182"><text:span text:style-name="MathematicaFormatStandardForm"><text:span text:style-name="T1"><draw:frame draw:style-name="fr1" draw:name="Object424" text:anchor-type="as-char" svg:y="-0.2437in" svg:width="3.2118in" svg:height="0.3925in" draw:z-index="366"><draw:object xlink:href="./Object 425" xlink:type="simple" xlink:show="embed" xlink:actuate="onLoad"/><draw:image xlink:href="./ObjectReplacements/Object 425" xlink:type="simple" xlink:show="embed" xlink:actuate="onLoad"/><svg:desc>formula</svg:desc></draw:frame></text:span></text:span></text:p>
      <text:p text:style-name="P182"><text:span text:style-name="MathematicaFormatStandardForm"><text:span text:style-name="T1"/></text:span></text:p>
      <text:p text:style-name="P182"><text:span text:style-name="MathematicaFormatStandardForm"><text:span text:style-name="T1"><draw:frame draw:style-name="fr1" draw:name="Object425" text:anchor-type="as-char" svg:y="-0.2043in" svg:width="2.9866in" svg:height="0.502in" draw:z-index="367"><draw:object xlink:href="./Object 426" xlink:type="simple" xlink:show="embed" xlink:actuate="onLoad"/><draw:image xlink:href="./ObjectReplacements/Object 426" xlink:type="simple" xlink:show="embed" xlink:actuate="onLoad"/><svg:desc>formula</svg:desc></draw:frame></text:span></text:span></text:p>
      <text:p text:style-name="P182"><text:span text:style-name="MathematicaFormatStandardForm"><text:span text:style-name="T1"/></text:span></text:p>
      <text:p text:style-name="P287"><text:span text:style-name="MathematicaFormatStandardForm"><text:span text:style-name="T1"><draw:frame draw:style-name="fr1" draw:name="Object437" text:anchor-type="as-char" svg:y="-0.4398in" svg:width="3.0807in" svg:height="0.8374in" draw:z-index="368"><draw:object xlink:href="./Object 438" xlink:type="simple" xlink:show="embed" xlink:actuate="onLoad"/><draw:image xlink:href="./ObjectReplacements/Object 438" xlink:type="simple" xlink:show="embed" xlink:actuate="onLoad"/><svg:desc>formula</svg:desc></draw:frame></text:span></text:span></text:p>
      <text:p text:style-name="P287"><text:soft-page-break/><text:span text:style-name="MathematicaFormatStandardForm"><text:span text:style-name="T1"/></text:span></text:p>
      <text:p text:style-name="P288"><text:span text:style-name="MathematicaFormatStandardForm"><text:span text:style-name="T187">But either re(s) or re(t) needs to be &gt; 0.</text:span></text:span></text:p>
      <text:p text:style-name="P288"><text:span text:style-name="MathematicaFormatStandardForm"><text:span text:style-name="T187"/></text:span></text:p>
      <text:p text:style-name="P288"><text:span text:style-name="MathematicaFormatStandardForm"><text:span text:style-name="T187">…</text:span></text:span></text:p>
      <text:p text:style-name="P288"><text:span text:style-name="MathematicaFormatStandardForm"><text:span text:style-name="T187"/></text:span></text:p>
      <text:p text:style-name="P185"><text:span text:style-name="MathematicaFormatStandardForm"><text:span text:style-name="T187"/></text:span></text:p>
      <text:p text:style-name="P185"><text:span text:style-name="MathematicaFormatStandardForm"><text:span text:style-name="T1"><draw:frame draw:style-name="fr1" draw:name="Object439" text:anchor-type="as-char" svg:y="-0.2437in" svg:width="2.1862in" svg:height="0.4866in" draw:z-index="371"><draw:object xlink:href="./Object 440" xlink:type="simple" xlink:show="embed" xlink:actuate="onLoad"/><draw:image xlink:href="./ObjectReplacements/Object 440" xlink:type="simple" xlink:show="embed" xlink:actuate="onLoad"/><svg:desc>formula</svg:desc></draw:frame></text:span></text:span></text:p>
      <text:p text:style-name="P185"><text:span text:style-name="MathematicaFormatStandardForm"><text:span text:style-name="T89"/></text:span></text:p>
      <text:p text:style-name="P185"><text:span text:style-name="MathematicaFormatStandardForm"><text:span text:style-name="T1"><draw:frame draw:style-name="fr1" draw:name="Object448" text:anchor-type="as-char" svg:y="-0.2339in" svg:width="3.5772in" svg:height="0.5327in" draw:z-index="372"><draw:object xlink:href="./Object 449" xlink:type="simple" xlink:show="embed" xlink:actuate="onLoad"/><draw:image xlink:href="./ObjectReplacements/Object 449" xlink:type="simple" xlink:show="embed" xlink:actuate="onLoad"/><svg:desc>formula</svg:desc></draw:frame></text:span></text:span><text:span text:style-name="MathematicaFormatStandardForm"><text:span text:style-name="T177">for re(s) &gt; </text:span></text:span><text:span text:style-name="MathematicaFormatStandardForm"><text:span text:style-name="T180">0</text:span></text:span></text:p>
      <text:p text:style-name="P185"><text:span text:style-name="MathematicaFormatStandardForm"><text:span text:style-name="T180"/></text:span></text:p>
      <text:p text:style-name="P185"><text:span text:style-name="MathematicaFormatStandardForm"><text:span text:style-name="T180">….</text:span></text:span></text:p>
      <text:p text:style-name="P185"><text:span text:style-name="MathematicaFormatStandardForm"><text:span text:style-name="T180"/></text:span></text:p>
      <text:p text:style-name="P187"><text:span text:style-name="MathematicaFormatStandardForm"><text:span text:style-name="T180"/></text:span></text:p>
      <text:p text:style-name="P187"><text:span text:style-name="MathematicaFormatStandardForm"><text:span text:style-name="T1"><draw:frame draw:style-name="fr1" draw:name="Object450" text:anchor-type="as-char" svg:y="-0.2339in" svg:width="2.3929in" svg:height="0.3752in" draw:z-index="374"><draw:object xlink:href="./Object 451" xlink:type="simple" xlink:show="embed" xlink:actuate="onLoad"/><draw:image xlink:href="./ObjectReplacements/Object 451" xlink:type="simple" xlink:show="embed" xlink:actuate="onLoad"/><svg:desc>formula</svg:desc></draw:frame></text:span></text:span></text:p>
      <text:p text:style-name="P187"><text:span text:style-name="MathematicaFormatStandardForm"><text:span text:style-name="T1"/></text:span></text:p>
      <text:p text:style-name="P188"><text:span text:style-name="MathematicaFormatStandardForm"><text:span text:style-name="T1"><draw:frame draw:style-name="fr1" draw:name="Object452" text:anchor-type="as-char" svg:y="-0.2374in" svg:width="2.8398in" svg:height="0.3626in" draw:z-index="499"><draw:object xlink:href="./Object 453" xlink:type="simple" xlink:show="embed" xlink:actuate="onLoad"/><draw:image xlink:href="./ObjectReplacements/Object 453" xlink:type="simple" xlink:show="embed" xlink:actuate="onLoad"/><svg:desc>formula</svg:desc></draw:frame></text:span></text:span></text:p>
      <text:p text:style-name="P188"><text:span text:style-name="MathematicaFormatStandardForm"><text:span text:style-name="T150"/></text:span></text:p>
      <text:p text:style-name="P188"><text:span text:style-name="MathematicaFormatStandardForm"><text:span text:style-name="T1"><draw:frame draw:style-name="fr1" draw:name="Object453" text:anchor-type="as-char" svg:y="-0.2547in" svg:width="2.7453in" svg:height="0.3752in" draw:z-index="500"><draw:object xlink:href="./Object 454" xlink:type="simple" xlink:show="embed" xlink:actuate="onLoad"/><draw:image xlink:href="./ObjectReplacements/Object 454" xlink:type="simple" xlink:show="embed" xlink:actuate="onLoad"/><svg:desc>formula</svg:desc></draw:frame></text:span></text:span></text:p>
      <text:p text:style-name="P188"><text:span text:style-name="MathematicaFormatStandardForm"><text:span text:style-name="T1"/></text:span></text:p>
      <text:p text:style-name="P188"><text:span text:style-name="MathematicaFormatStandardForm"><text:span text:style-name="T1"><draw:frame draw:style-name="fr1" draw:name="Object451" text:anchor-type="as-char" svg:y="-0.4047in" svg:width="3.4909in" svg:height="0.7563in" draw:z-index="375"><draw:object xlink:href="./Object 452" xlink:type="simple" xlink:show="embed" xlink:actuate="onLoad"/><draw:image xlink:href="./ObjectReplacements/Object 452" xlink:type="simple" xlink:show="embed" xlink:actuate="onLoad"/><svg:desc>formula</svg:desc></draw:frame></text:span></text:span></text:p>
      <text:p text:style-name="P188"><text:span text:style-name="MathematicaFormatStandardForm"><text:span text:style-name="T1"/></text:span></text:p>
      <text:p text:style-name="P188"><text:span text:style-name="MathematicaFormatStandardForm"><text:span text:style-name="T1">…</text:span></text:span></text:p>
      <text:p text:style-name="P188"><text:span text:style-name="MathematicaFormatStandardForm"><text:span text:style-name="T1"/></text:span></text:p>
      <text:p text:style-name="P189"><text:span text:style-name="MathematicaFormatStandardForm"><text:span text:style-name="T1"><draw:frame draw:style-name="fr1" draw:name="Object454" text:anchor-type="as-char" svg:y="-0.2437in" svg:width="2.9744in" svg:height="0.5425in" draw:z-index="378"><draw:object xlink:href="./Object 455" xlink:type="simple" xlink:show="embed" xlink:actuate="onLoad"/><draw:image xlink:href="./ObjectReplacements/Object 455" xlink:type="simple" xlink:show="embed" xlink:actuate="onLoad"/><svg:desc>formula</svg:desc></draw:frame></text:span></text:span></text:p>
      <text:p text:style-name="P189"><text:span text:style-name="MathematicaFormatStandardForm"><text:span text:style-name="T1"/></text:span></text:p>
      <text:p text:style-name="P189"><text:span text:style-name="MathematicaFormatStandardForm"><text:span text:style-name="T1"><draw:frame draw:style-name="fr1" draw:name="Object455" text:anchor-type="as-char" svg:y="-0.4118in" svg:width="5.5728in" svg:height="0.8839in" draw:z-index="379"><draw:object xlink:href="./Object 456" xlink:type="simple" xlink:show="embed" xlink:actuate="onLoad"/><draw:image xlink:href="./ObjectReplacements/Object 456" xlink:type="simple" xlink:show="embed" xlink:actuate="onLoad"/><svg:desc>formula</svg:desc></draw:frame></text:span></text:span></text:p>
      <text:p text:style-name="P189"><text:span text:style-name="MathematicaFormatStandardForm"><text:span text:style-name="T1"/></text:span></text:p>
      <text:p text:style-name="P189"><text:span text:style-name="MathematicaFormatStandardForm"><text:span text:style-name="T1"><draw:frame draw:style-name="fr1" draw:name="Object456" text:anchor-type="as-char" svg:y="-0.4118in" svg:width="4.778in" svg:height="0.7437in" draw:z-index="380"><draw:object xlink:href="./Object 457" xlink:type="simple" xlink:show="embed" xlink:actuate="onLoad"/><draw:image xlink:href="./ObjectReplacements/Object 457" xlink:type="simple" xlink:show="embed" xlink:actuate="onLoad"/><svg:desc>formula</svg:desc></draw:frame></text:span></text:span></text:p>
      <text:p text:style-name="P189"><text:span text:style-name="MathematicaFormatStandardForm"><text:span text:style-name="T1"/></text:span></text:p>
      <text:p text:style-name="P189"><text:span text:style-name="MathematicaFormatStandardForm"><text:span text:style-name="T1"/></text:span></text:p>
      <text:p text:style-name="P189"><text:span text:style-name="MathematicaFormatStandardForm"><text:span text:style-name="T1"/></text:span></text:p>
      <text:p text:style-name="P190"><text:span text:style-name="MathematicaFormatStandardForm"><text:span text:style-name="T190">sb</text:span></text:span></text:p>
      <text:p text:style-name="P190"><text:span text:style-name="MathematicaFormatStandardForm"><text:span text:style-name="T190"/></text:span></text:p>
      <text:p text:style-name="P190"><text:span text:style-name="MathematicaFormatStandardForm"><text:span text:style-name="T190">$$f(n,x)=\sum_{j = 1}^n ({1 \over 2} i + x) \cdot ({n \over j})^{{1 \over 2} + x i }-({1 \over 2} i - x)\cdot ({n \over j})^{{1 \over 2} - x i}</text:span></text:span></text:p>
      <text:p text:style-name="P190"><text:span text:style-name="MathematicaFormatStandardForm"><text:span text:style-name="T190">$$</text:span></text:span></text:p>
      <text:p text:style-name="P190"><text:soft-page-break/><text:span text:style-name="MathematicaFormatStandardForm"><text:span text:style-name="T190"/></text:span></text:p>
      <text:p text:style-name="P190"><text:span text:style-name="MathematicaFormatStandardForm"><text:span text:style-name="T190">asb</text:span></text:span></text:p>
      <text:p text:style-name="P190"><text:span text:style-name="MathematicaFormatStandardForm"><text:span text:style-name="T190"/></text:span></text:p>
      <text:p text:style-name="P190"><text:span text:style-name="MathematicaFormatStandardForm"><text:span text:style-name="T190">$$f(n,x) = \sqrt n(2 x \sin(x \log n)+\cos(x \log n))\sum_{j=1}^n {{1 \over \sqrt j}\cdot \sin x \log j)} \\</text:span></text:span></text:p>
      <text:p text:style-name="P190"><text:span text:style-name="MathematicaFormatStandardForm"><text:span text:style-name="T190">+\sqrt n(2 x \cos x \log n)-\sin x \log n))\sum_{j=1}^n {{1 \over \sqrt j}\cdot \cos(x \log j)}$$</text:span></text:span></text:p>
      <text:p text:style-name="P190"><text:span text:style-name="MathematicaFormatStandardForm"><text:span text:style-name="T190"/></text:span></text:p>
      <text:p text:style-name="P190"><text:span text:style-name="MathematicaFormatStandardForm"><text:span text:style-name="T190">asb</text:span></text:span></text:p>
      <text:p text:style-name="P190"><text:span text:style-name="MathematicaFormatStandardForm"><text:span text:style-name="T190"/></text:span></text:p>
      <text:p text:style-name="P190"><text:span text:style-name="MathematicaFormatStandardForm"><text:span text:style-name="T190">$$\lim_{n \rightarrow \infty} f(n,s + t i)$$</text:span></text:span></text:p>
      <text:p text:style-name="P190"><text:span text:style-name="MathematicaFormatStandardForm"><text:span text:style-name="T190"/></text:span></text:p>
      <text:p text:style-name="P190"><text:span text:style-name="MathematicaFormatStandardForm"><text:span text:style-name="T190">...</text:span></text:span></text:p>
      <text:p text:style-name="P190"><text:span text:style-name="MathematicaFormatStandardForm"><text:span text:style-name="T190"/></text:span></text:p>
      <text:p text:style-name="P190"><text:span text:style-name="MathematicaFormatStandardForm"><text:span text:style-name="T190">$$\zeta((x-{1 \over 2})i) = \lim_{n \rightarrow \infty} {f(n,x)\over{}}$$</text:span></text:span></text:p>
      <text:p text:style-name="P190"><text:span text:style-name="MathematicaFormatStandardForm"><text:span text:style-name="T190"/></text:span></text:p>
      <text:p text:style-name="P190"><text:span text:style-name="MathematicaFormatStandardForm"><text:span text:style-name="T190">…</text:span></text:span></text:p>
      <text:p text:style-name="P190"><text:span text:style-name="MathematicaFormatStandardForm"><text:span text:style-name="T190"/></text:span></text:p>
      <text:p text:style-name="P191"><text:span text:style-name="MathematicaFormatStandardForm"><text:span text:style-name="T1"><draw:frame draw:style-name="fr1" draw:name="Object457" text:anchor-type="as-char" svg:y="-0.4256in" svg:width="3.9453in" svg:height="0.7563in" draw:z-index="381"><draw:object xlink:href="./Object 458" xlink:type="simple" xlink:show="embed" xlink:actuate="onLoad"/><draw:image xlink:href="./ObjectReplacements/Object 458" xlink:type="simple" xlink:show="embed" xlink:actuate="onLoad"/><svg:desc>formula</svg:desc></draw:frame></text:span></text:span></text:p>
      <text:p text:style-name="P191"><text:span text:style-name="MathematicaFormatStandardForm"><text:span text:style-name="T1"/></text:span></text:p>
      <text:p text:style-name="P191"><text:span text:style-name="MathematicaFormatStandardForm"><text:span text:style-name="T1"><draw:frame draw:style-name="fr1" draw:name="Object458" text:anchor-type="as-char" svg:y="-0.2339in" svg:width="5.1008in" svg:height="0.3752in" draw:z-index="382"><draw:object xlink:href="./Object 459" xlink:type="simple" xlink:show="embed" xlink:actuate="onLoad"/><draw:image xlink:href="./ObjectReplacements/Object 459" xlink:type="simple" xlink:show="embed" xlink:actuate="onLoad"/><svg:desc>formula</svg:desc></draw:frame></text:span></text:span></text:p>
      <text:p text:style-name="P191"><text:span text:style-name="MathematicaFormatStandardForm"><text:span text:style-name="T1"/></text:span></text:p>
      <text:p text:style-name="P191"><text:span text:style-name="MathematicaFormatStandardForm"><text:span text:style-name="T1">…</text:span></text:span></text:p>
      <text:p text:style-name="P191"><text:span text:style-name="MathematicaFormatStandardForm"><text:span text:style-name="T1"/></text:span></text:p>
      <text:p text:style-name="P193"><text:span text:style-name="MathematicaFormatStandardForm"><text:span text:style-name="T1"><draw:frame draw:style-name="fr1" draw:name="Object460" text:anchor-type="as-char" svg:y="-0.2339in" svg:width="1.852in" svg:height="0.3752in" draw:z-index="384"><draw:object xlink:href="./Object 461" xlink:type="simple" xlink:show="embed" xlink:actuate="onLoad"/><draw:image xlink:href="./ObjectReplacements/Object 461" xlink:type="simple" xlink:show="embed" xlink:actuate="onLoad"/><svg:desc>formula</svg:desc></draw:frame></text:span></text:span></text:p>
      <text:p text:style-name="P193"><text:span text:style-name="MathematicaFormatStandardForm"><text:span text:style-name="T1"/></text:span></text:p>
      <text:p text:style-name="P193"><text:span text:style-name="MathematicaFormatStandardForm"><text:span text:style-name="T1"><draw:frame draw:style-name="fr1" draw:name="Object461" text:anchor-type="as-char" svg:y="-0.2339in" svg:width="1.6398in" svg:height="0.3752in" draw:z-index="385"><draw:object xlink:href="./Object 462" xlink:type="simple" xlink:show="embed" xlink:actuate="onLoad"/><draw:image xlink:href="./ObjectReplacements/Object 462" xlink:type="simple" xlink:show="embed" xlink:actuate="onLoad"/><svg:desc>formula</svg:desc></draw:frame></text:span></text:span></text:p>
      <text:p text:style-name="P193"><text:span text:style-name="MathematicaFormatStandardForm"><text:span text:style-name="T1"/></text:span></text:p>
      <text:p text:style-name="P193"><text:span text:style-name="MathematicaFormatStandardForm"><text:span text:style-name="T1"><draw:frame draw:style-name="fr1" draw:name="Object462" text:anchor-type="as-char" svg:y="-0.2339in" svg:width="1.7972in" svg:height="0.3752in" draw:z-index="386"><draw:object xlink:href="./Object 463" xlink:type="simple" xlink:show="embed" xlink:actuate="onLoad"/><draw:image xlink:href="./ObjectReplacements/Object 463" xlink:type="simple" xlink:show="embed" xlink:actuate="onLoad"/><svg:desc>formula</svg:desc></draw:frame></text:span></text:span></text:p>
      <text:p text:style-name="P193"><text:span text:style-name="MathematicaFormatStandardForm"><text:span text:style-name="T1"/></text:span></text:p>
      <text:p text:style-name="P193"><text:span text:style-name="MathematicaFormatStandardForm"><text:span text:style-name="T1"><draw:frame draw:style-name="fr1" draw:name="Object463" text:anchor-type="as-char" svg:y="-0.2374in" svg:width="2.4799in" svg:height="0.3783in" draw:z-index="387"><draw:object xlink:href="./Object 464" xlink:type="simple" xlink:show="embed" xlink:actuate="onLoad"/><draw:image xlink:href="./ObjectReplacements/Object 464" xlink:type="simple" xlink:show="embed" xlink:actuate="onLoad"/><svg:desc>formula</svg:desc></draw:frame></text:span></text:span></text:p>
      <text:p text:style-name="P193"><text:span text:style-name="MathematicaFormatStandardForm"><text:span text:style-name="T1"/></text:span></text:p>
      <text:p text:style-name="P194"><text:span text:style-name="MathematicaFormatStandardForm"><text:span text:style-name="T1"><draw:frame draw:style-name="fr1" draw:name="Object464" text:anchor-type="as-char" svg:y="-0.3972in" svg:width="2.3598in" svg:height="0.6957in" draw:z-index="388"><draw:object xlink:href="./Object 465" xlink:type="simple" xlink:show="embed" xlink:actuate="onLoad"/><draw:image xlink:href="./ObjectReplacements/Object 465" xlink:type="simple" xlink:show="embed" xlink:actuate="onLoad"/><svg:desc>formula</svg:desc></draw:frame></text:span></text:span></text:p>
      <text:p text:style-name="P194"><text:span text:style-name="MathematicaFormatStandardForm"><text:span text:style-name="T1"/></text:span></text:p>
      <text:p text:style-name="P194"><text:span text:style-name="MathematicaFormatStandardForm"><text:span text:style-name="T1"><draw:frame draw:style-name="fr1" draw:name="Object465" text:anchor-type="as-char" svg:y="-0.3972in" svg:width="2.5457in" svg:height="0.6957in" draw:z-index="389"><draw:object xlink:href="./Object 466" xlink:type="simple" xlink:show="embed" xlink:actuate="onLoad"/><draw:image xlink:href="./ObjectReplacements/Object 466" xlink:type="simple" xlink:show="embed" xlink:actuate="onLoad"/><svg:desc>formula</svg:desc></draw:frame></text:span></text:span></text:p>
      <text:p text:style-name="P194"><text:span text:style-name="MathematicaFormatStandardForm"><text:span text:style-name="T1"/></text:span></text:p>
      <text:p text:style-name="P194"><text:span text:style-name="MathematicaFormatStandardForm"><text:span text:style-name="T1"><draw:frame draw:style-name="fr1" draw:name="Object466" text:anchor-type="as-char" svg:y="-0.3972in" svg:width="2.622in" svg:height="0.6957in" draw:z-index="390"><draw:object xlink:href="./Object 467" xlink:type="simple" xlink:show="embed" xlink:actuate="onLoad"/><draw:image xlink:href="./ObjectReplacements/Object 467" xlink:type="simple" xlink:show="embed" xlink:actuate="onLoad"/><svg:desc>formula</svg:desc></draw:frame></text:span></text:span></text:p>
      <text:p text:style-name="P194"><text:span text:style-name="MathematicaFormatStandardForm"><text:span text:style-name="T1"/></text:span></text:p>
      <text:p text:style-name="P195"><text:soft-page-break/><text:span text:style-name="MathematicaFormatStandardForm"><text:span text:style-name="T1"><draw:frame draw:style-name="fr1" draw:name="Object467" text:anchor-type="as-char" svg:y="-0.3972in" svg:width="3.3134in" svg:height="0.6957in" draw:z-index="391"><draw:object xlink:href="./Object 468" xlink:type="simple" xlink:show="embed" xlink:actuate="onLoad"/><draw:image xlink:href="./ObjectReplacements/Object 468" xlink:type="simple" xlink:show="embed" xlink:actuate="onLoad"/><svg:desc>formula</svg:desc></draw:frame></text:span></text:span></text:p>
      <text:p text:style-name="P195"><text:span text:style-name="MathematicaFormatStandardForm"><text:span text:style-name="T1"/></text:span></text:p>
      <text:p text:style-name="P196"><text:span text:style-name="MathematicaFormatStandardForm"><text:span text:style-name="T1"><draw:frame draw:style-name="fr1" draw:name="Object469" text:anchor-type="as-char" svg:y="-0.3972in" svg:width="3.2492in" svg:height="0.6957in" draw:z-index="479"><draw:object xlink:href="./Object 470" xlink:type="simple" xlink:show="embed" xlink:actuate="onLoad"/><draw:image xlink:href="./ObjectReplacements/Object 470" xlink:type="simple" xlink:show="embed" xlink:actuate="onLoad"/><svg:desc>formula</svg:desc></draw:frame></text:span></text:span></text:p>
      <text:p text:style-name="P195"><text:span text:style-name="MathematicaFormatStandardForm"><text:span text:style-name="T1"/></text:span></text:p>
      <text:p text:style-name="P195"><text:span text:style-name="MathematicaFormatStandardForm"><text:span text:style-name="T1"><draw:frame draw:style-name="fr1" draw:name="Object468" text:anchor-type="as-char" svg:y="-0.3972in" svg:width="5.1783in" svg:height="0.6957in" draw:z-index="392"><draw:object xlink:href="./Object 469" xlink:type="simple" xlink:show="embed" xlink:actuate="onLoad"/><draw:image xlink:href="./ObjectReplacements/Object 469" xlink:type="simple" xlink:show="embed" xlink:actuate="onLoad"/><svg:desc>formula</svg:desc></draw:frame></text:span></text:span></text:p>
      <text:p text:style-name="P193"><text:span text:style-name="MathematicaFormatStandardForm"><text:span text:style-name="T1"/></text:span></text:p>
      <text:p text:style-name="P196"><text:span text:style-name="MathematicaFormatStandardForm"><text:span text:style-name="T1"><draw:frame draw:style-name="fr1" draw:name="Object470" text:anchor-type="as-char" svg:y="-0.3972in" svg:width="6.1535in" svg:height="0.6957in" draw:z-index="394"><draw:object xlink:href="./Object 471" xlink:type="simple" xlink:show="embed" xlink:actuate="onLoad"/><draw:image xlink:href="./ObjectReplacements/Object 471" xlink:type="simple" xlink:show="embed" xlink:actuate="onLoad"/><svg:desc>formula</svg:desc></draw:frame></text:span></text:span></text:p>
      <text:p text:style-name="P196"><text:span text:style-name="MathematicaFormatStandardForm"><text:span text:style-name="T1"/></text:span></text:p>
      <text:p text:style-name="P197"><text:span text:style-name="MathematicaFormatStandardForm"><text:span text:style-name="T1"><draw:frame draw:style-name="fr1" draw:name="Object471" text:anchor-type="as-char" svg:y="-0.7236in" svg:width="4.8244in" svg:height="1.398in" draw:z-index="395"><draw:object xlink:href="./Object 472" xlink:type="simple" xlink:show="embed" xlink:actuate="onLoad"/><draw:image xlink:href="./ObjectReplacements/Object 472" xlink:type="simple" xlink:show="embed" xlink:actuate="onLoad"/><svg:desc>formula</svg:desc></draw:frame></text:span></text:span></text:p>
      <text:p text:style-name="P197"><text:span text:style-name="MathematicaFormatStandardForm"><text:span text:style-name="T1"/></text:span></text:p>
      <text:p text:style-name="P197"><text:span text:style-name="MathematicaFormatStandardForm"><text:span text:style-name="T1"><draw:frame draw:style-name="fr1" draw:name="Object472" text:anchor-type="as-char" svg:y="-0.7236in" svg:width="3.9866in" svg:height="1.398in" draw:z-index="396"><draw:object xlink:href="./Object 473" xlink:type="simple" xlink:show="embed" xlink:actuate="onLoad"/><draw:image xlink:href="./ObjectReplacements/Object 473" xlink:type="simple" xlink:show="embed" xlink:actuate="onLoad"/><svg:desc>formula</svg:desc></draw:frame></text:span></text:span></text:p>
      <text:p text:style-name="P197"><text:span text:style-name="MathematicaFormatStandardForm"><text:span text:style-name="T1"/></text:span></text:p>
      <text:p text:style-name="P198"><text:span text:style-name="MathematicaFormatStandardForm"><text:span text:style-name="T191">IF s = 0,</text:span></text:span></text:p>
      <text:p text:style-name="P198"><text:span text:style-name="MathematicaFormatStandardForm"><text:span text:style-name="T191"/></text:span></text:p>
      <text:p text:style-name="P198"><text:span text:style-name="MathematicaFormatStandardForm"><text:span text:style-name="T1"><draw:frame draw:style-name="fr1" draw:name="Object473" text:anchor-type="as-char" svg:y="-0.7236in" svg:width="3.0602in" svg:height="1.398in" draw:z-index="397"><draw:object xlink:href="./Object 474" xlink:type="simple" xlink:show="embed" xlink:actuate="onLoad"/><draw:image xlink:href="./ObjectReplacements/Object 474" xlink:type="simple" xlink:show="embed" xlink:actuate="onLoad"/><svg:desc>formula</svg:desc></draw:frame></text:span></text:span></text:p>
      <text:p text:style-name="P198"><text:span text:style-name="MathematicaFormatStandardForm"><text:span text:style-name="T1"/></text:span></text:p>
      <text:p text:style-name="P199"><text:span text:style-name="MathematicaFormatStandardForm"><text:span text:style-name="T1"><draw:frame draw:style-name="fr1" draw:name="Object475" text:anchor-type="as-char" svg:y="-0.3972in" svg:width="1.402in" svg:height="0.6957in" draw:z-index="411"><draw:object xlink:href="./Object 476" xlink:type="simple" xlink:show="embed" xlink:actuate="onLoad"/><draw:image xlink:href="./ObjectReplacements/Object 476" xlink:type="simple" xlink:show="embed" xlink:actuate="onLoad"/><svg:desc>formula</svg:desc></draw:frame></text:span></text:span></text:p>
      <text:p text:style-name="P198"><text:span text:style-name="MathematicaFormatStandardForm"><text:span text:style-name="T1"/></text:span></text:p>
      <text:p text:style-name="P199"><text:soft-page-break/><text:span text:style-name="MathematicaFormatStandardForm"><text:span text:style-name="T1"><draw:frame draw:style-name="fr1" draw:name="Object474" text:anchor-type="as-char" svg:y="-0.2339in" svg:width="3.8209in" svg:height="0.3752in" draw:z-index="398"><draw:object xlink:href="./Object 475" xlink:type="simple" xlink:show="embed" xlink:actuate="onLoad"/><draw:image xlink:href="./ObjectReplacements/Object 475" xlink:type="simple" xlink:show="embed" xlink:actuate="onLoad"/><svg:desc>formula</svg:desc></draw:frame></text:span></text:span></text:p>
      <text:p text:style-name="P199"><text:span text:style-name="MathematicaFormatStandardForm"><text:span text:style-name="T1"/></text:span></text:p>
      <text:p text:style-name="P200"><text:span text:style-name="MathematicaFormatStandardForm"><text:span text:style-name="T191">IF s = 0,</text:span></text:span></text:p>
      <text:p text:style-name="P200"><text:span text:style-name="MathematicaFormatStandardForm"><text:span text:style-name="T191"/></text:span></text:p>
      <text:p text:style-name="P200"><text:span text:style-name="MathematicaFormatStandardForm"><text:span text:style-name="T1"><draw:frame draw:style-name="fr1" draw:name="Object476" text:anchor-type="as-char" svg:y="-0.2339in" svg:width="4.1118in" svg:height="0.3752in" draw:z-index="400"><draw:object xlink:href="./Object 477" xlink:type="simple" xlink:show="embed" xlink:actuate="onLoad"/><draw:image xlink:href="./ObjectReplacements/Object 477" xlink:type="simple" xlink:show="embed" xlink:actuate="onLoad"/><svg:desc>formula</svg:desc></draw:frame></text:span></text:span></text:p>
      <text:p text:style-name="P200"><text:span text:style-name="MathematicaFormatStandardForm"><text:span text:style-name="T1"/></text:span></text:p>
      <text:p text:style-name="P200"><text:span text:style-name="MathematicaFormatStandardForm"><text:span text:style-name="T1">…</text:span></text:span></text:p>
      <text:p text:style-name="P200"><text:span text:style-name="MathematicaFormatStandardForm"><text:span text:style-name="T1"/></text:span></text:p>
      <text:p text:style-name="P225"><text:span text:style-name="MathematicaFormatStandardForm"><text:span text:style-name="T1"><draw:frame draw:style-name="fr1" draw:name="Object491" text:anchor-type="as-char" svg:y="-0.2374in" svg:width="2.9736in" svg:height="0.3626in" draw:z-index="415"><draw:object xlink:href="./Object 492" xlink:type="simple" xlink:show="embed" xlink:actuate="onLoad"/><draw:image xlink:href="./ObjectReplacements/Object 492" xlink:type="simple" xlink:show="embed" xlink:actuate="onLoad"/><svg:desc>formula</svg:desc></draw:frame></text:span></text:span></text:p>
      <text:p text:style-name="P225"><text:span text:style-name="MathematicaFormatStandardForm"><text:span text:style-name="T1"/></text:span></text:p>
      <text:p text:style-name="P225"><text:span text:style-name="MathematicaFormatStandardForm"><text:span text:style-name="T1">…</text:span></text:span></text:p>
      <text:p text:style-name="P225"><text:span text:style-name="MathematicaFormatStandardForm"><text:span text:style-name="T1"/></text:span></text:p>
      <text:p text:style-name="P226"><text:span text:style-name="MathematicaFormatStandardForm"><text:span text:style-name="T1"><draw:frame draw:style-name="fr1" draw:name="Object492" text:anchor-type="as-char" svg:y="-0.378in" svg:width="2.0228in" svg:height="0.5189in" draw:z-index="417"><draw:object xlink:href="./Object 493" xlink:type="simple" xlink:show="embed" xlink:actuate="onLoad"/><draw:image xlink:href="./ObjectReplacements/Object 493" xlink:type="simple" xlink:show="embed" xlink:actuate="onLoad"/><svg:desc>formula</svg:desc></draw:frame></text:span></text:span></text:p>
      <text:p text:style-name="P210"><text:span text:style-name="MathematicaFormatStandardForm"><text:span text:style-name="T1"/></text:span></text:p>
      <text:p text:style-name="P210"><text:span text:style-name="MathematicaFormatStandardForm"><text:span text:style-name="T1"><draw:frame draw:style-name="fr2" draw:name="Object494" text:anchor-type="as-char" svg:y="-0.3984in" svg:width="2.0252in" svg:height="0.5602in" draw:z-index="418"><draw:object xlink:href="./Object 495" xlink:type="simple" xlink:show="embed" xlink:actuate="onLoad"/><draw:image xlink:href="./ObjectReplacements/Object 495" xlink:type="simple" xlink:show="embed" xlink:actuate="onLoad"/><svg:desc>formula</svg:desc></draw:frame></text:span></text:span></text:p>
      <text:p text:style-name="P210"><text:span text:style-name="MathematicaFormatStandardForm"><text:span text:style-name="T1"/></text:span></text:p>
      <text:p text:style-name="P211"><text:span text:style-name="MathematicaFormatStandardForm"><text:span text:style-name="T1"><draw:frame draw:style-name="fr1" draw:name="Object495" text:anchor-type="as-char" svg:y="-0.2339in" svg:width="4.1098in" svg:height="0.3752in" draw:z-index="419"><draw:object xlink:href="./Object 496" xlink:type="simple" xlink:show="embed" xlink:actuate="onLoad"/><draw:image xlink:href="./ObjectReplacements/Object 496" xlink:type="simple" xlink:show="embed" xlink:actuate="onLoad"/><svg:desc>formula</svg:desc></draw:frame></text:span></text:span><text:span text:style-name="MathematicaFormatStandardForm"><text:span text:style-name="T183">re</text:span></text:span><text:span text:style-name="MathematicaFormatStandardForm"><text:span text:style-name="T177">(</text:span></text:span><text:span text:style-name="MathematicaFormatStandardForm"><text:span text:style-name="T184">t</text:span></text:span><text:span text:style-name="MathematicaFormatStandardForm"><text:span text:style-name="T177">) &gt; </text:span></text:span><text:span text:style-name="MathematicaFormatStandardForm"><text:span text:style-name="T179">0</text:span></text:span></text:p>
      <text:p text:style-name="P211"><text:span text:style-name="MathematicaFormatStandardForm"><text:span text:style-name="T179"/></text:span></text:p>
      <text:p text:style-name="P227"><text:span text:style-name="MathematicaFormatStandardForm"><text:span text:style-name="T1">…</text:span></text:span></text:p>
      <text:p text:style-name="P227"><text:span text:style-name="MathematicaFormatStandardForm"><text:span text:style-name="T1"/></text:span></text:p>
      <text:p text:style-name="P213"><text:span text:style-name="MathematicaFormatStandardForm"><text:span text:style-name="T1"/></text:span></text:p>
      <text:p text:style-name="P268"><text:span text:style-name="MathematicaFormatStandardForm"><text:span text:style-name="T1"/></text:span></text:p>
      <text:p text:style-name="P293"><text:span text:style-name="MathematicaFormatStandardForm"><text:span text:style-name="T1"/></text:span></text:p>
      <text:p text:style-name="P213"><text:span text:style-name="MathematicaFormatStandardForm"><text:span text:style-name="T1"/></text:span></text:p>
      <text:p text:style-name="P213"><text:span text:style-name="MathematicaFormatStandardForm"><text:span text:style-name="T1"/></text:span></text:p>
      <text:p text:style-name="P213"><text:span text:style-name="MathematicaFormatStandardForm"><text:span text:style-name="T1"><draw:frame draw:style-name="fr1" draw:name="Object498" text:anchor-type="as-char" svg:y="-0.2374in" svg:width="5.6799in" svg:height="0.3626in" draw:z-index="438"><draw:object xlink:href="./Object 499" xlink:type="simple" xlink:show="embed" xlink:actuate="onLoad"/><draw:image xlink:href="./ObjectReplacements/Object 499" xlink:type="simple" xlink:show="embed" xlink:actuate="onLoad"/><svg:desc>formula</svg:desc></draw:frame></text:span></text:span><text:span text:style-name="MathematicaFormatStandardForm"><text:span text:style-name="T194">for re(t)&gt;0</text:span></text:span></text:p>
      <text:p text:style-name="P213"><text:span text:style-name="MathematicaFormatStandardForm"><text:span text:style-name="T1"/></text:span></text:p>
      <text:p text:style-name="P213"><text:span text:style-name="MathematicaFormatStandardForm"><text:span text:style-name="T1"/></text:span></text:p>
      <text:p text:style-name="P213"><text:span text:style-name="MathematicaFormatStandardForm"><text:span text:style-name="T1"><draw:frame draw:style-name="fr2" draw:name="Object497" text:anchor-type="as-char" svg:y="-0.2583in" svg:width="3.0181in" svg:height="0.4043in" draw:z-index="421"><draw:object xlink:href="./Object 498" xlink:type="simple" xlink:show="embed" xlink:actuate="onLoad"/><draw:image xlink:href="./ObjectReplacements/Object 498" xlink:type="simple" xlink:show="embed" xlink:actuate="onLoad"/><svg:desc>formula</svg:desc></draw:frame></text:span></text:span><text:span text:style-name="MathematicaFormatStandardForm"><text:span text:style-name="T194">at zeta zeros-</text:span></text:span><text:span text:style-name="MathematicaFormatStandardForm"><text:span text:style-name="T195">1/2</text:span></text:span></text:p>
      <text:p text:style-name="P215"><text:span text:style-name="MathematicaFormatStandardForm"><text:span text:style-name="T196">which is</text:span></text:span></text:p>
      <text:p text:style-name="P215"><text:span text:style-name="MathematicaFormatStandardForm"><text:span text:style-name="T1"><draw:frame draw:style-name="fr1" draw:name="Object500" text:anchor-type="as-char" svg:y="-0.2374in" svg:width="1.8835in" svg:height="0.8839in" draw:z-index="442"><draw:object xlink:href="./Object 501" xlink:type="simple" xlink:show="embed" xlink:actuate="onLoad"/><draw:image xlink:href="./ObjectReplacements/Object 501" xlink:type="simple" xlink:show="embed" xlink:actuate="onLoad"/><svg:desc>formula</svg:desc></draw:frame></text:span></text:span><text:span text:style-name="MathematicaFormatStandardForm"><text:span text:style-name="T194">at zeta zeros-</text:span></text:span><text:span text:style-name="MathematicaFormatStandardForm"><text:span text:style-name="T195">1/2</text:span></text:span></text:p>
      <text:p text:style-name="P213"><text:span text:style-name="MathematicaFormatStandardForm"><text:span text:style-name="T195"/></text:span></text:p>
      <text:p text:style-name="P214"><text:span text:style-name="MathematicaFormatStandardForm"><text:span text:style-name="T1"><draw:frame draw:style-name="fr1" draw:name="Object499" text:anchor-type="as-char" svg:y="-0.3972in" svg:width="1.6673in" svg:height="0.6957in" draw:z-index="423"><draw:object xlink:href="./Object 500" xlink:type="simple" xlink:show="embed" xlink:actuate="onLoad"/><draw:image xlink:href="./ObjectReplacements/Object 500" xlink:type="simple" xlink:show="embed" xlink:actuate="onLoad"/><svg:desc>formula</svg:desc></draw:frame></text:span></text:span><text:span text:style-name="MathematicaFormatStandardForm"><text:span text:style-name="T194">at zeta zeros – </text:span></text:span><text:span text:style-name="MathematicaFormatStandardForm"><text:span text:style-name="T196">½</text:span></text:span></text:p>
      <text:p text:style-name="P214"><text:span text:style-name="MathematicaFormatStandardForm"><text:span text:style-name="T196"/></text:span></text:p>
      <text:p text:style-name="P214"><text:span text:style-name="MathematicaFormatStandardForm"><text:span text:style-name="T196">…</text:span></text:span></text:p>
      <text:p text:style-name="P216"><text:span text:style-name="MathematicaFormatStandardForm"><text:span text:style-name="T196"/></text:span></text:p>
      <text:p text:style-name="P216"><text:span text:style-name="MathematicaFormatStandardForm"><text:span text:style-name="T1"><draw:frame draw:style-name="fr1" draw:name="Object501" text:anchor-type="as-char" svg:y="-0.2043in" svg:width="6.2654in" svg:height="0.3283in" draw:z-index="425"><draw:object xlink:href="./Object 502" xlink:type="simple" xlink:show="embed" xlink:actuate="onLoad"/><draw:image xlink:href="./ObjectReplacements/Object 502" xlink:type="simple" xlink:show="embed" xlink:actuate="onLoad"/><svg:desc>formula</svg:desc></draw:frame></text:span></text:span><text:span text:style-name="MathematicaFormatStandardForm"><text:span text:style-name="T194">for re(</text:span></text:span><text:span text:style-name="MathematicaFormatStandardForm"><text:span text:style-name="T198">s</text:span></text:span><text:span text:style-name="MathematicaFormatStandardForm"><text:span text:style-name="T194">)&gt;</text:span></text:span><text:span text:style-name="MathematicaFormatStandardForm"><text:span text:style-name="T197">1/2</text:span></text:span></text:p>
      <text:p text:style-name="P216"><text:span text:style-name="MathematicaFormatStandardForm"><text:span text:style-name="T197"/></text:span></text:p>
      <text:p text:style-name="P216"><text:span text:style-name="MathematicaFormatStandardForm"><text:span text:style-name="T197">…</text:span></text:span></text:p>
      <text:p text:style-name="P216"><text:span text:style-name="MathematicaFormatStandardForm"><text:span text:style-name="T197"/></text:span></text:p>
      <text:p text:style-name="P217"><text:span text:style-name="MathematicaFormatStandardForm"><text:span text:style-name="T1"><draw:frame draw:style-name="fr1" draw:name="Object502" text:anchor-type="as-char" svg:y="-0.3972in" svg:width="1.6673in" svg:height="0.6957in" draw:z-index="426"><draw:object xlink:href="./Object 503" xlink:type="simple" xlink:show="embed" xlink:actuate="onLoad"/><draw:image xlink:href="./ObjectReplacements/Object 503" xlink:type="simple" xlink:show="embed" xlink:actuate="onLoad"/><svg:desc>formula</svg:desc></draw:frame></text:span></text:span><text:span text:style-name="MathematicaFormatStandardForm"><text:span text:style-name="T194">at zeta zeros – </text:span></text:span><text:span text:style-name="MathematicaFormatStandardForm"><text:span text:style-name="T196">½</text:span></text:span></text:p>
      <text:p text:style-name="P217"><text:span text:style-name="MathematicaFormatStandardForm"><text:span text:style-name="T196"/></text:span></text:p>
      <text:p text:style-name="P217"><text:span text:style-name="MathematicaFormatStandardForm"><text:span text:style-name="T1"><draw:frame draw:style-name="fr1" draw:name="Object503" text:anchor-type="as-char" svg:y="-0.7453in" svg:width="2.5425in" svg:height="1.411in" draw:z-index="427"><draw:object xlink:href="./Object 504" xlink:type="simple" xlink:show="embed" xlink:actuate="onLoad"/><draw:image xlink:href="./ObjectReplacements/Object 504" xlink:type="simple" xlink:show="embed" xlink:actuate="onLoad"/><svg:desc>formula</svg:desc></draw:frame></text:span></text:span><text:span text:style-name="MathematicaFormatStandardForm"><text:span text:style-name="T194">at zeta zeros – </text:span></text:span><text:span text:style-name="MathematicaFormatStandardForm"><text:span text:style-name="T196">½</text:span></text:span></text:p>
      <text:p text:style-name="P217"><text:span text:style-name="MathematicaFormatStandardForm"><text:span text:style-name="T196"/></text:span></text:p>
      <text:p text:style-name="P217"><text:span text:style-name="MathematicaFormatStandardForm"><text:span text:style-name="T196">…</text:span></text:span></text:p>
      <text:p text:style-name="P217"><text:span text:style-name="MathematicaFormatStandardForm"><text:span text:style-name="T196"/></text:span></text:p>
      <text:p text:style-name="P218"><text:span text:style-name="MathematicaFormatStandardForm"><text:span text:style-name="T1"><draw:frame draw:style-name="fr1" draw:name="Object504" text:anchor-type="as-char" svg:y="-0.2374in" svg:width="1.8835in" svg:height="0.8839in" draw:z-index="428"><draw:object xlink:href="./Object 505" xlink:type="simple" xlink:show="embed" xlink:actuate="onLoad"/><draw:image xlink:href="./ObjectReplacements/Object 505" xlink:type="simple" xlink:show="embed" xlink:actuate="onLoad"/><svg:desc>formula</svg:desc></draw:frame></text:span></text:span><text:span text:style-name="MathematicaFormatStandardForm"><text:span text:style-name="T194">at zeta zeros-</text:span></text:span><text:span text:style-name="MathematicaFormatStandardForm"><text:span text:style-name="T195">1/2</text:span></text:span></text:p>
      <text:p text:style-name="P218"><text:span text:style-name="MathematicaFormatStandardForm"><text:span text:style-name="T195"/></text:span></text:p>
      <text:p text:style-name="P218"><text:soft-page-break/><text:span text:style-name="MathematicaFormatStandardForm"><text:span text:style-name="T1"><draw:frame draw:style-name="fr1" draw:name="Object505" text:anchor-type="as-char" svg:y="-0.3972in" svg:width="1.6673in" svg:height="0.6957in" draw:z-index="429"><draw:object xlink:href="./Object 506" xlink:type="simple" xlink:show="embed" xlink:actuate="onLoad"/><draw:image xlink:href="./ObjectReplacements/Object 506" xlink:type="simple" xlink:show="embed" xlink:actuate="onLoad"/><svg:desc>formula</svg:desc></draw:frame></text:span></text:span><text:span text:style-name="MathematicaFormatStandardForm"><text:span text:style-name="T194">at zeta zeros – </text:span></text:span><text:span text:style-name="MathematicaFormatStandardForm"><text:span text:style-name="T196">½</text:span></text:span></text:p>
      <text:p text:style-name="P218"><text:span text:style-name="MathematicaFormatStandardForm"><text:span text:style-name="T1"/></text:span></text:p>
      <text:p text:style-name="P281"><text:span text:style-name="MathematicaFormatStandardForm"><text:span text:style-name="T1"/></text:span></text:p>
      <text:p text:style-name="P231"><text:span text:style-name="MathematicaFormatStandardForm"><text:span text:style-name="T1"/></text:span></text:p>
      <text:p text:style-name="P231"><text:span text:style-name="MathematicaFormatStandardForm"><text:span text:style-name="T1"/></text:span></text:p>
      <text:p text:style-name="P231"><text:span text:style-name="MathematicaFormatStandardForm"><text:span text:style-name="T1"><draw:frame draw:style-name="fr1" draw:name="Object16" text:anchor-type="as-char" svg:y="-0.3173in" svg:width="4.572in" svg:height="0.6161in" draw:z-index="501"><draw:object xlink:href="./Object 249" xlink:type="simple" xlink:show="embed" xlink:actuate="onLoad"/><draw:image xlink:href="./ObjectReplacements/Object 249" xlink:type="simple" xlink:show="embed" xlink:actuate="onLoad"/><svg:desc>formula</svg:desc></draw:frame></text:span></text:span></text:p>
      <text:p text:style-name="P232"><text:span text:style-name="MathematicaFormatStandardForm"><text:span text:style-name="T1"/></text:span></text:p>
      <text:p text:style-name="P232"><text:span text:style-name="MathematicaFormatStandardForm"><text:span text:style-name="T1"><draw:frame draw:style-name="fr1" draw:name="Object181" text:anchor-type="as-char" svg:y="-0.2228in" svg:width="2.8307in" svg:height="0.3638in" draw:z-index="502"><draw:object xlink:href="./Object 250" xlink:type="simple" xlink:show="embed" xlink:actuate="onLoad"/><draw:image xlink:href="./ObjectReplacements/Object 250" xlink:type="simple" xlink:show="embed" xlink:actuate="onLoad"/><svg:desc>formula</svg:desc></draw:frame></text:span></text:span></text:p>
      <text:p text:style-name="P232"><text:span text:style-name="MathematicaFormatStandardForm"><text:span text:style-name="T1"/></text:span></text:p>
      <text:p text:style-name="P233"><text:span text:style-name="MathematicaFormatStandardForm"><text:span text:style-name="T199">which is quite similar to</text:span></text:span></text:p>
      <text:p text:style-name="P233"><text:span text:style-name="MathematicaFormatStandardForm"><text:span text:style-name="T199"/></text:span></text:p>
      <text:p text:style-name="P233"><text:span text:style-name="MathematicaFormatStandardForm"><text:span text:style-name="T1"><draw:frame draw:style-name="fr1" draw:name="Object182" text:anchor-type="as-char" svg:y="-0.2339in" svg:width="2.7181in" svg:height="0.3752in" draw:z-index="503"><draw:object xlink:href="./Object 251" xlink:type="simple" xlink:show="embed" xlink:actuate="onLoad"/><draw:image xlink:href="./ObjectReplacements/Object 251" xlink:type="simple" xlink:show="embed" xlink:actuate="onLoad"/><svg:desc>formula</svg:desc></draw:frame></text:span></text:span></text:p>
      <text:p text:style-name="P233"><text:span text:style-name="MathematicaFormatStandardForm"><text:span text:style-name="T1"/></text:span></text:p>
      <text:p text:style-name="P234"><text:span text:style-name="MathematicaFormatStandardForm"><text:span text:style-name="T200">which then became</text:span></text:span></text:p>
      <text:p text:style-name="P234"><text:span text:style-name="MathematicaFormatStandardForm"><text:span text:style-name="T200"/></text:span></text:p>
      <text:p text:style-name="P235"><text:span text:style-name="MathematicaFormatStandardForm"><text:span text:style-name="T1"><draw:frame draw:style-name="fr1" draw:name="Object184" text:anchor-type="as-char" svg:y="-0.4256in" svg:width="3.4543in" svg:height="0.7563in" draw:z-index="505"><draw:object xlink:href="./Object 289" xlink:type="simple" xlink:show="embed" xlink:actuate="onLoad"/><draw:image xlink:href="./ObjectReplacements/Object 289" xlink:type="simple" xlink:show="embed" xlink:actuate="onLoad"/><svg:desc>formula</svg:desc></draw:frame></text:span></text:span></text:p>
      <text:p text:style-name="P235"><text:span text:style-name="MathematicaFormatStandardForm"><text:span text:style-name="T1"/></text:span></text:p>
      <text:p text:style-name="P235"><text:span text:style-name="MathematicaFormatStandardForm"><text:span text:style-name="T201">and</text:span></text:span></text:p>
      <text:p text:style-name="P234"><text:span text:style-name="MathematicaFormatStandardForm"><text:span text:style-name="T200"/></text:span></text:p>
      <text:p text:style-name="P234"><text:span text:style-name="MathematicaFormatStandardForm"><text:span text:style-name="T1"><draw:frame draw:style-name="fr1" draw:name="Object183" text:anchor-type="as-char" svg:y="-0.2339in" svg:width="4.2547in" svg:height="0.3752in" draw:z-index="504"><draw:object xlink:href="./Object 252" xlink:type="simple" xlink:show="embed" xlink:actuate="onLoad"/><draw:image xlink:href="./ObjectReplacements/Object 252" xlink:type="simple" xlink:show="embed" xlink:actuate="onLoad"/><svg:desc>formula</svg:desc></draw:frame></text:span></text:span></text:p>
      <text:p text:style-name="P234"><text:span text:style-name="MathematicaFormatStandardForm"><text:span text:style-name="T1"/></text:span></text:p>
      <text:p text:style-name="P234"><text:span text:style-name="MathematicaFormatStandardForm"><text:span text:style-name="T1">…</text:span></text:span></text:p>
      <text:p text:style-name="P234"><text:span text:style-name="MathematicaFormatStandardForm"><text:span text:style-name="T1"/></text:span></text:p>
      <text:p text:style-name="P236"><text:span text:style-name="MathematicaFormatStandardForm"><text:span text:style-name="T202">also is</text:span></text:span></text:p>
      <text:p text:style-name="P236"><text:span text:style-name="MathematicaFormatStandardForm"><text:span text:style-name="T202"/></text:span></text:p>
      <text:p text:style-name="P236"><text:span text:style-name="MathematicaFormatStandardForm"><text:span text:style-name="T1"><draw:frame draw:style-name="fr1" draw:name="Object221" text:anchor-type="as-char" svg:y="-0.1425in" svg:width="2.9953in" svg:height="0.2827in" draw:z-index="506"><draw:object xlink:href="./Object 507" xlink:type="simple" xlink:show="embed" xlink:actuate="onLoad"/><draw:image xlink:href="./ObjectReplacements/Object 507" xlink:type="simple" xlink:show="embed" xlink:actuate="onLoad"/><svg:desc>formula</svg:desc></draw:frame></text:span></text:span></text:p>
      <text:p text:style-name="P269"><text:span text:style-name="MathematicaFormatStandardForm"><text:span text:style-name="T1"><draw:frame draw:style-name="fr1" draw:name="Object507" text:anchor-type="as-char" svg:y="-0.2437in" svg:width="2.1984in" svg:height="0.3728in" draw:z-index="507"><draw:object xlink:href="./Object 508" xlink:type="simple" xlink:show="embed" xlink:actuate="onLoad"/><draw:image xlink:href="./ObjectReplacements/Object 508" xlink:type="simple" xlink:show="embed" xlink:actuate="onLoad"/><svg:desc>formula</svg:desc></draw:frame></text:span></text:span></text:p>
      <text:p text:style-name="P237"><text:span text:style-name="MathematicaFormatStandardForm"><text:span text:style-name="T1"/></text:span></text:p>
      <text:p text:style-name="P237"><text:span text:style-name="MathematicaFormatStandardForm"><text:span text:style-name="T1"><draw:frame draw:style-name="fr1" draw:name="Object508" text:anchor-type="as-char" svg:y="-0.2437in" svg:width="2.2937in" svg:height="0.3925in" draw:z-index="508"><draw:object xlink:href="./Object 509" xlink:type="simple" xlink:show="embed" xlink:actuate="onLoad"/><draw:image xlink:href="./ObjectReplacements/Object 509" xlink:type="simple" xlink:show="embed" xlink:actuate="onLoad"/><svg:desc>formula</svg:desc></draw:frame></text:span></text:span></text:p>
      <text:p text:style-name="P237"><text:span text:style-name="MathematicaFormatStandardForm"><text:span text:style-name="T1"/></text:span></text:p>
      <text:p text:style-name="P237"><text:span text:style-name="MathematicaFormatStandardForm"><text:span text:style-name="T1"><draw:frame draw:style-name="fr1" draw:name="Object509" text:anchor-type="as-char" svg:y="-0.4118in" svg:width="2.8925in" svg:height="0.7437in" draw:z-index="509"><draw:object xlink:href="./Object 510" xlink:type="simple" xlink:show="embed" xlink:actuate="onLoad"/><draw:image xlink:href="./ObjectReplacements/Object 510" xlink:type="simple" xlink:show="embed" xlink:actuate="onLoad"/><svg:desc>formula</svg:desc></draw:frame></text:span></text:span></text:p>
      <text:p text:style-name="P237"><text:span text:style-name="MathematicaFormatStandardForm"><text:span text:style-name="T1"/></text:span></text:p>
      <text:p text:style-name="P237"><text:span text:style-name="MathematicaFormatStandardForm"><text:span text:style-name="T1"/></text:span></text:p>
      <text:p text:style-name="P237"><text:span text:style-name="MathematicaFormatStandardForm"><text:span text:style-name="T1"><draw:frame draw:style-name="fr1" draw:name="Object510" text:anchor-type="as-char" svg:y="-0.4118in" svg:width="3.0898in" svg:height="0.7437in" draw:z-index="510"><draw:object xlink:href="./Object 511" xlink:type="simple" xlink:show="embed" xlink:actuate="onLoad"/><draw:image xlink:href="./ObjectReplacements/Object 511" xlink:type="simple" xlink:show="embed" xlink:actuate="onLoad"/><svg:desc>formula</svg:desc></draw:frame></text:span></text:span></text:p>
      <text:p text:style-name="P237"><text:span text:style-name="MathematicaFormatStandardForm"><text:span text:style-name="T1"/></text:span></text:p>
      <text:p text:style-name="P237"><text:span text:style-name="MathematicaFormatStandardForm"><text:span text:style-name="T1"/></text:span></text:p>
      <text:p text:style-name="P237"><text:span text:style-name="MathematicaFormatStandardForm"><text:span text:style-name="T1"><draw:frame draw:style-name="fr1" draw:name="Object511" text:anchor-type="as-char" svg:y="-0.3972in" svg:width="2.5661in" svg:height="0.7299in" draw:z-index="511"><draw:object xlink:href="./Object 512" xlink:type="simple" xlink:show="embed" xlink:actuate="onLoad"/><draw:image xlink:href="./ObjectReplacements/Object 512" xlink:type="simple" xlink:show="embed" xlink:actuate="onLoad"/><svg:desc>formula</svg:desc></draw:frame></text:span></text:span></text:p>
      <text:p text:style-name="P237"><text:span text:style-name="MathematicaFormatStandardForm"><text:span text:style-name="T1"/></text:span></text:p>
      <text:p text:style-name="P237"><text:span text:style-name="MathematicaFormatStandardForm"><text:span text:style-name="T1"><draw:frame draw:style-name="fr1" draw:name="Object512" text:anchor-type="as-char" svg:y="-0.3972in" svg:width="2.5244in" svg:height="0.6957in" draw:z-index="512"><draw:object xlink:href="./Object 513" xlink:type="simple" xlink:show="embed" xlink:actuate="onLoad"/><draw:image xlink:href="./ObjectReplacements/Object 513" xlink:type="simple" xlink:show="embed" xlink:actuate="onLoad"/><svg:desc>formula</svg:desc></draw:frame></text:span></text:span></text:p>
      <text:p text:style-name="P237"><text:span text:style-name="MathematicaFormatStandardForm"><text:span text:style-name="T1"/></text:span></text:p>
      <text:p text:style-name="P237"><text:span text:style-name="MathematicaFormatStandardForm"><text:span text:style-name="T1"><draw:frame draw:style-name="fr1" draw:name="Object514" text:anchor-type="as-char" svg:y="-0.3972in" svg:width="0.9756in" svg:height="0.6957in" draw:z-index="514"><draw:object xlink:href="./Object 515" xlink:type="simple" xlink:show="embed" xlink:actuate="onLoad"/><draw:image xlink:href="./ObjectReplacements/Object 515" xlink:type="simple" xlink:show="embed" xlink:actuate="onLoad"/><svg:desc>formula</svg:desc></draw:frame></text:span></text:span></text:p>
      <text:p text:style-name="P237"><text:span text:style-name="MathematicaFormatStandardForm"><text:span text:style-name="T1"/></text:span></text:p>
      <text:p text:style-name="P237"><text:span text:style-name="MathematicaFormatStandardForm"><text:span text:style-name="T1"><draw:frame draw:style-name="fr1" draw:name="Object513" text:anchor-type="as-char" svg:y="-0.3972in" svg:width="2.3957in" svg:height="0.5457in" draw:z-index="513"><draw:object xlink:href="./Object 514" xlink:type="simple" xlink:show="embed" xlink:actuate="onLoad"/><draw:image xlink:href="./ObjectReplacements/Object 514" xlink:type="simple" xlink:show="embed" xlink:actuate="onLoad"/><svg:desc>formula</svg:desc></draw:frame></text:span></text:span></text:p>
      <text:p text:style-name="P237"><text:span text:style-name="MathematicaFormatStandardForm"><text:span text:style-name="T1"/></text:span></text:p>
      <text:p text:style-name="P238"><text:span text:style-name="MathematicaFormatStandardForm"><text:span text:style-name="T1"><draw:frame draw:style-name="fr1" draw:name="Object515" text:anchor-type="as-char" svg:y="-0.1244in" svg:width="1.3429in" svg:height="0.1591in" draw:z-index="515"><draw:object xlink:href="./Object 516" xlink:type="simple" xlink:show="embed" xlink:actuate="onLoad"/><draw:image xlink:href="./ObjectReplacements/Object 516" xlink:type="simple" xlink:show="embed" xlink:actuate="onLoad"/><svg:desc>formula</svg:desc></draw:frame></text:span></text:span></text:p>
      <text:p text:style-name="P238"><text:span text:style-name="MathematicaFormatStandardForm"><text:span text:style-name="T1"/></text:span></text:p>
      <text:p text:style-name="P238"><text:span text:style-name="MathematicaFormatStandardForm"><text:span text:style-name="T1"><draw:frame draw:style-name="fr1" draw:name="Object516" text:anchor-type="as-char" svg:y="-0.378in" svg:width="2.839in" svg:height="0.5189in" draw:z-index="516"><draw:object xlink:href="./Object 517" xlink:type="simple" xlink:show="embed" xlink:actuate="onLoad"/><draw:image xlink:href="./ObjectReplacements/Object 517" xlink:type="simple" xlink:show="embed" xlink:actuate="onLoad"/><svg:desc>formula</svg:desc></draw:frame></text:span></text:span></text:p>
      <text:p text:style-name="P238"><text:span text:style-name="MathematicaFormatStandardForm"><text:span text:style-name="T1"/></text:span></text:p>
      <text:p text:style-name="P239"><text:span text:style-name="MathematicaFormatStandardForm"><text:span text:style-name="T1"><draw:frame draw:style-name="fr1" draw:name="Object517" text:anchor-type="as-char" svg:y="-0.2339in" svg:width="5.9008in" svg:height="0.3752in" draw:z-index="517"><draw:object xlink:href="./Object 518" xlink:type="simple" xlink:show="embed" xlink:actuate="onLoad"/><draw:image xlink:href="./ObjectReplacements/Object 518" xlink:type="simple" xlink:show="embed" xlink:actuate="onLoad"/><svg:desc>formula</svg:desc></draw:frame></text:span></text:span></text:p>
      <text:p text:style-name="P239"><text:span text:style-name="MathematicaFormatStandardForm"><text:span text:style-name="T1"/></text:span></text:p>
      <text:p text:style-name="P239"><text:span text:style-name="MathematicaFormatStandardForm"><text:span text:style-name="T1"><draw:frame draw:style-name="fr1" draw:name="Object518" text:anchor-type="as-char" svg:y="-0.2339in" svg:width="4.4909in" svg:height="0.3752in" draw:z-index="518"><draw:object xlink:href="./Object 519" xlink:type="simple" xlink:show="embed" xlink:actuate="onLoad"/><draw:image xlink:href="./ObjectReplacements/Object 519" xlink:type="simple" xlink:show="embed" xlink:actuate="onLoad"/><svg:desc>formula</svg:desc></draw:frame></text:span></text:span></text:p>
      <text:p text:style-name="P239"><text:span text:style-name="MathematicaFormatStandardForm"><text:span text:style-name="T1"/></text:span></text:p>
      <text:p text:style-name="P239"><text:span text:style-name="MathematicaFormatStandardForm"><text:span text:style-name="T1"><draw:frame draw:style-name="fr2" draw:name="Object519" text:anchor-type="as-char" svg:y="-0.2547in" svg:width="4.4874in" svg:height="0.4165in" draw:z-index="519"><draw:object xlink:href="./Object 520" xlink:type="simple" xlink:show="embed" xlink:actuate="onLoad"/><draw:image xlink:href="./ObjectReplacements/Object 520" xlink:type="simple" xlink:show="embed" xlink:actuate="onLoad"/><svg:desc>formula</svg:desc></draw:frame></text:span></text:span></text:p>
      <text:p text:style-name="P270"><text:span text:style-name="MathematicaFormatStandardForm"><text:span text:style-name="T1"><draw:frame draw:style-name="fr1" draw:name="Object520" text:anchor-type="as-char" svg:y="-0.2437in" svg:width="2.1429in" svg:height="0.3728in" draw:z-index="520"><draw:object xlink:href="./Object 521" xlink:type="simple" xlink:show="embed" xlink:actuate="onLoad"/><draw:image xlink:href="./ObjectReplacements/Object 521" xlink:type="simple" xlink:show="embed" xlink:actuate="onLoad"/><svg:desc>formula</svg:desc></draw:frame></text:span></text:span></text:p>
      <text:p text:style-name="P240"><text:span text:style-name="MathematicaFormatStandardForm"><text:span text:style-name="T1"/></text:span></text:p>
      <text:p text:style-name="P240"><text:span text:style-name="MathematicaFormatStandardForm"><text:span text:style-name="T1"><draw:frame draw:style-name="fr1" draw:name="Object521" text:anchor-type="as-char" svg:y="-0.3972in" svg:width="1.8791in" svg:height="0.7154in" draw:z-index="521"><draw:object xlink:href="./Object 522" xlink:type="simple" xlink:show="embed" xlink:actuate="onLoad"/><draw:image xlink:href="./ObjectReplacements/Object 522" xlink:type="simple" xlink:show="embed" xlink:actuate="onLoad"/><svg:desc>formula</svg:desc></draw:frame></text:span></text:span></text:p>
      <text:p text:style-name="P271"><text:span text:style-name="MathematicaFormatStandardForm"><text:span text:style-name="T1"><draw:frame draw:style-name="fr1" draw:name="Object522" text:anchor-type="as-char" svg:y="-0.2043in" svg:width="3.3575in" svg:height="0.3283in" draw:z-index="522"><draw:object xlink:href="./Object 523" xlink:type="simple" xlink:show="embed" xlink:actuate="onLoad"/><draw:image xlink:href="./ObjectReplacements/Object 523" xlink:type="simple" xlink:show="embed" xlink:actuate="onLoad"/><svg:desc>formula</svg:desc></draw:frame></text:span></text:span></text:p>
      <text:p text:style-name="P272"><text:span text:style-name="MathematicaFormatStandardForm"><text:span text:style-name="T203">Another one! <text:s/>For Re(s) &gt; 0</text:span></text:span></text:p>
      <text:p text:style-name="P241"><text:span text:style-name="MathematicaFormatStandardForm"><text:span text:style-name="T1"/></text:span></text:p>
      <text:p text:style-name="P241"><text:span text:style-name="MathematicaFormatStandardForm"><text:span text:style-name="T1"><draw:frame draw:style-name="fr2" draw:name="Object523" text:anchor-type="as-char" svg:y="-0.2547in" svg:width="2.5925in" svg:height="0.4165in" draw:z-index="523"><draw:object xlink:href="./Object 524" xlink:type="simple" xlink:show="embed" xlink:actuate="onLoad"/><draw:image xlink:href="./ObjectReplacements/Object 524" xlink:type="simple" xlink:show="embed" xlink:actuate="onLoad"/><svg:desc>formula</svg:desc></draw:frame></text:span></text:span></text:p>
      <text:p text:style-name="P241"><text:span text:style-name="MathematicaFormatStandardForm"><text:span text:style-name="T1"/></text:span></text:p>
      <text:p text:style-name="P241"><text:span text:style-name="MathematicaFormatStandardForm"><text:span text:style-name="T1"><draw:frame draw:style-name="fr2" draw:name="Object524" text:anchor-type="as-char" svg:y="-0.4453in" svg:width="1.9161in" svg:height="0.6146in" draw:z-index="524"><draw:object xlink:href="./Object 525" xlink:type="simple" xlink:show="embed" xlink:actuate="onLoad"/><draw:image xlink:href="./ObjectReplacements/Object 525" xlink:type="simple" xlink:show="embed" xlink:actuate="onLoad"/><svg:desc>formula</svg:desc></draw:frame></text:span></text:span></text:p>
      <text:p text:style-name="P241"><text:span text:style-name="MathematicaFormatStandardForm"><text:span text:style-name="T1"/></text:span></text:p>
      <text:p text:style-name="P241"><text:span text:style-name="MathematicaFormatStandardForm"><text:span text:style-name="T204">Okay. <text:s/>So here's yet another useful variant. <text:s/>For</text:span></text:span></text:p>
      <text:p text:style-name="P241"><text:span text:style-name="MathematicaFormatStandardForm"><text:span text:style-name="T204"/></text:span></text:p>
      <text:p text:style-name="P241"><text:span text:style-name="MathematicaFormatStandardForm"><text:span text:style-name="T1"><draw:frame draw:style-name="fr2" draw:name="Object525" text:anchor-type="as-char" svg:y="-0.2547in" svg:width="1.9429in" svg:height="0.4165in" draw:z-index="525"><draw:object xlink:href="./Object 526" xlink:type="simple" xlink:show="embed" xlink:actuate="onLoad"/><draw:image xlink:href="./ObjectReplacements/Object 526" xlink:type="simple" xlink:show="embed" xlink:actuate="onLoad"/><svg:desc>formula</svg:desc></draw:frame></text:span></text:span><text:span text:style-name="MathematicaFormatStandardForm"><text:span text:style-name="T1"> </text:span></text:span><text:span text:style-name="MathematicaFormatStandardForm"><text:span text:style-name="T205">which is </text:span></text:span><text:span text:style-name="MathematicaFormatStandardForm"><text:span text:style-name="T205"><draw:frame draw:style-name="fr2" draw:name="Object526" text:anchor-type="as-char" svg:y="-0.4453in" svg:width="1.6102in" svg:height="0.8291in" draw:z-index="526"><draw:object xlink:href="./Object 527" xlink:type="simple" xlink:show="embed" xlink:actuate="onLoad"/><draw:image xlink:href="./ObjectReplacements/Object 527" xlink:type="simple" xlink:show="embed" xlink:actuate="onLoad"/><svg:desc>formula</svg:desc></draw:frame></text:span></text:span></text:p>
      <text:p text:style-name="P241"><text:span text:style-name="MathematicaFormatStandardForm"><text:span text:style-name="T1"/></text:span></text:p>
      <text:p text:style-name="P241"><text:span text:style-name="MathematicaFormatStandardForm"><text:span text:style-name="T204">if s is a zeta zero, </text:span></text:span></text:p>
      <text:p text:style-name="P241"><text:span text:style-name="MathematicaFormatStandardForm"><text:span text:style-name="T204"/></text:span></text:p>
      <text:p text:style-name="P241"><text:span text:style-name="MathematicaFormatStandardForm"><text:span text:style-name="T1"><draw:frame draw:style-name="fr2" draw:name="Object527" text:anchor-type="as-char" svg:y="-0.1453in" svg:width="1.0618in" svg:height="0.2882in" draw:z-index="527"><draw:object xlink:href="./Object 528" xlink:type="simple" xlink:show="embed" xlink:actuate="onLoad"/><draw:image xlink:href="./ObjectReplacements/Object 528" xlink:type="simple" xlink:show="embed" xlink:actuate="onLoad"/><svg:desc>formula</svg:desc></draw:frame></text:span></text:span></text:p>
      <text:p text:style-name="P241"><text:span text:style-name="MathematicaFormatStandardForm"><text:span text:style-name="T1"/></text:span></text:p>
      <text:p text:style-name="P241"><text:span text:style-name="MathematicaFormatStandardForm"><text:span text:style-name="T204">Otherwise seems not to converge (?) </text:span></text:span><text:span text:style-name="MathematicaFormatStandardForm"><text:span text:style-name="T206">if re(s) &gt;= 0</text:span></text:span></text:p>
      <text:p text:style-name="P241"><text:span text:style-name="MathematicaFormatStandardForm"><text:span text:style-name="T206"/></text:span></text:p>
      <text:p text:style-name="P242"><text:span text:style-name="MathematicaFormatStandardForm"><text:span text:style-name="T206">The -1 in the denominator makes this seem more interesting / complex than it is. <text:s/>For any limit we care about, it disappears, simplifying all this to the familiar</text:span></text:span></text:p>
      <text:p text:style-name="P242"><text:span text:style-name="MathematicaFormatStandardForm"><text:span text:style-name="T206"/></text:span></text:p>
      <text:p text:style-name="P242"><text:span text:style-name="MathematicaFormatStandardForm"><text:span text:style-name="T1"><draw:frame draw:style-name="fr2" draw:name="Object528" text:anchor-type="as-char" svg:y="-0.2646in" svg:width="1.0272in" svg:height="0.4346in" draw:z-index="528"><draw:object xlink:href="./Object 529" xlink:type="simple" xlink:show="embed" xlink:actuate="onLoad"/><draw:image xlink:href="./ObjectReplacements/Object 529" xlink:type="simple" xlink:show="embed" xlink:actuate="onLoad"/><svg:desc>formula</svg:desc></draw:frame></text:span></text:span></text:p>
      <text:p text:style-name="P242"><text:span text:style-name="MathematicaFormatStandardForm"><text:span text:style-name="T1"/></text:span></text:p>
      <text:p text:style-name="P242"><text:span text:style-name="MathematicaFormatStandardForm"><text:span text:style-name="T1">…</text:span></text:span></text:p>
      <text:p text:style-name="P242"><text:span text:style-name="MathematicaFormatStandardForm"><text:span text:style-name="T1"/></text:span></text:p>
      <text:p text:style-name="P243"><text:span text:style-name="MathematicaFormatStandardForm"><text:span text:style-name="T207">This is just back to the euler macluarin series again, </text:span></text:span><text:span text:style-name="MathematicaFormatStandardForm"><text:span text:style-name="T208">in disguise.</text:span></text:span></text:p>
      <text:p text:style-name="P243"><text:span text:style-name="MathematicaFormatStandardForm"><text:span text:style-name="T207"/></text:span></text:p>
      <text:p text:style-name="P244"><text:span text:style-name="MathematicaFormatStandardForm"><text:span text:style-name="T1"><draw:frame draw:style-name="fr1" draw:name="Object529" text:anchor-type="as-char" svg:y="-0.2339in" svg:width="3.7929in" svg:height="0.3752in" draw:z-index="529"><draw:object xlink:href="./Object 530" xlink:type="simple" xlink:show="embed" xlink:actuate="onLoad"/><draw:image xlink:href="./ObjectReplacements/Object 530" xlink:type="simple" xlink:show="embed" xlink:actuate="onLoad"/><svg:desc>formula</svg:desc></draw:fr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parajita" svg:font-family="Aparajita" style:font-adornments="Bol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3_20_Cont." style:display-name="Numbering 3 Cont." style:family="paragraph" style:parent-style-name="List" style:class="list">
      <style:paragraph-properties fo:margin-left="0.75in" fo:margin-right="0in" fo:margin-top="0in" fo:margin-bottom="0.0835in" loext:contextual-spacing="false" fo:text-indent="0in" style:auto-text-indent="false"/>
    </style:style>
    <style:style style:name="Numbering_20_3_20_End" style:display-name="Numbering 3 End" style:family="paragraph" style:parent-style-name="List" style:next-style-name="Numbering_20_3"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loext: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Numbering_20_4_20_Cont." style:display-name="Numbering 4 Cont." style:family="paragraph" style:parent-style-name="List" style:class="list">
      <style:paragraph-properties fo:margin-left="1in" fo:margin-right="0in" fo:margin-top="0in" fo:margin-bottom="0.0835in" loext:contextual-spacing="false" fo:text-indent="0in" style:auto-text-indent="false"/>
    </style:style>
    <style:style style:name="Numbering_20_4_20_End" style:display-name="Numbering 4 End" style:family="paragraph" style:parent-style-name="List" style:next-style-name="Numbering_20_4" style:class="list">
      <style:paragraph-properties fo:margin-left="1in" fo:margin-right="0in" fo:margin-top="0in" fo:margin-bottom="0.1665in" loext:contextual-spacing="false" fo:text-indent="-0.25in" style:auto-text-indent="false"/>
    </style:style>
    <style:style style:name="Numbering_20_4_20_Start" style:display-name="Numbering 4 Start" style:family="paragraph" style:parent-style-name="List" style:next-style-name="Numbering_20_4" style:class="list">
      <style:paragraph-properties fo:margin-left="1in" fo:margin-right="0in" fo:margin-top="0.1665in" fo:margin-bottom="0.083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Numbering_20_5_20_Cont." style:display-name="Numbering 5 Cont." style:family="paragraph" style:parent-style-name="List" style:class="list">
      <style:paragraph-properties fo:margin-left="1.25in" fo:margin-right="0in" fo:margin-top="0in" fo:margin-bottom="0.0835in" loext:contextual-spacing="false" fo:text-indent="0in" style:auto-text-indent="false"/>
    </style:style>
    <style:style style:name="Numbering_20_5_20_End" style:display-name="Numbering 5 End" style:family="paragraph" style:parent-style-name="List" style:next-style-name="Numbering_20_5" style:class="list">
      <style:paragraph-properties fo:margin-left="1.25in" fo:margin-right="0in" fo:margin-top="0in" fo:margin-bottom="0.1665in" loext:contextual-spacing="false" fo:text-indent="-0.25in" style:auto-text-indent="false"/>
    </style:style>
    <style:style style:name="Numbering_20_5_20_Start" style:display-name="Numbering 5 Start" style:family="paragraph" style:parent-style-name="List" style:next-style-name="Numbering_20_5" style:class="list">
      <style:paragraph-properties fo:margin-left="1.25in" fo:margin-right="0in" fo:margin-top="0.1665in" fo:margin-bottom="0.0835in" loext:contextual-spacing="false" fo:text-indent="-0.25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List_20_4_20_Start" style:display-name="List 4 Start" style:family="paragraph" style:parent-style-name="List" style:next-style-name="List_20_4" style:class="list">
      <style:paragraph-properties fo:margin-left="1in" fo:margin-right="0in" fo:margin-top="0.1665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_20_5_20_Cont." style:display-name="List 5 Cont." style:family="paragraph" style:parent-style-name="List" style:class="list">
      <style:paragraph-properties fo:margin-left="1.25in" fo:margin-right="0in" fo:margin-top="0in" fo:margin-bottom="0.0835in" loext:contextual-spacing="false" fo:text-indent="0in" style:auto-text-indent="false"/>
    </style:style>
    <style:style style:name="List_20_5_20_End" style:display-name="List 5 End" style:family="paragraph" style:parent-style-name="List" style:next-style-name="List_20_5" style:class="list">
      <style:paragraph-properties fo:margin-left="1.25in" fo:margin-right="0in" fo:margin-top="0in" fo:margin-bottom="0.1665in" loext:contextual-spacing="false" fo:text-indent="-0.25in" style:auto-text-indent="false"/>
    </style:style>
    <style:style style:name="List_20_5_20_Start" style:display-name="List 5 Start" style:family="paragraph" style:parent-style-name="List" style:next-style-name="List_20_5" style:class="list">
      <style:paragraph-properties fo:margin-left="1.25in" fo:margin-right="0in" fo:margin-top="0.1665in" fo:margin-bottom="0.0835in" loext:contextual-spacing="false" fo:text-indent="-0.25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loext:contextual-spacing="false" fo:text-indent="-0.25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3_20_Cont." style:display-name="List 3 Cont." style:family="paragraph" style:parent-style-name="List" style:class="list">
      <style:paragraph-properties fo:margin-left="0.75in" fo:margin-right="0in" fo:margin-top="0in" fo:margin-bottom="0.0835in" loext:contextual-spacing="false" fo:text-indent="0in" style:auto-text-indent="false"/>
    </style:style>
    <style:style style:name="List_20_3_20_End" style:display-name="List 3 End" style:family="paragraph" style:parent-style-name="List" style:next-style-name="List_20_3" style:class="list">
      <style:paragraph-properties fo:margin-left="0.75in" fo:margin-right="0in" fo:margin-top="0in" fo:margin-bottom="0.1665in" loext:contextual-spacing="false" fo:text-indent="-0.25in" style:auto-text-indent="false"/>
    </style:style>
    <style:style style:name="List_20_3_20_Start" style:display-name="List 3 Start" style:family="paragraph" style:parent-style-name="List" style:next-style-name="List_20_3" style:class="list">
      <style:paragraph-properties fo:margin-left="0.75in" fo:margin-right="0in" fo:margin-top="0.1665in" fo:margin-bottom="0.0835in" loext:contextual-spacing="false" fo:text-indent="-0.25in" style:auto-text-indent="false"/>
    </style:style>
    <style:style style:name="List_20_4_20_Cont." style:display-name="List 4 Cont." style:family="paragraph" style:parent-style-name="List" style:class="list">
      <style:paragraph-properties fo:margin-left="1in" fo:margin-right="0in" fo:margin-top="0in" fo:margin-bottom="0.0835in" loext:contextual-spacing="false" fo:text-indent="0in" style:auto-text-indent="false"/>
    </style:style>
    <style:style style:name="List_20_4_20_End" style:display-name="List 4 End" style:family="paragraph" style:parent-style-name="List" style:next-style-name="List_20_4" style:class="list">
      <style:paragraph-properties fo:margin-left="1in" fo:margin-right="0in" fo:margin-top="0in" fo:margin-bottom="0.1665in" loext:contextual-spacing="false" fo:text-indent="-0.25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MathematicaFormatStandardForm" style:family="text">
      <style:text-properties style:font-name="Courier" fo:font-family="Courier" style:font-family-generic="modern" style:font-pitch="fixed" style:font-name-asian="Courier" style:font-family-asian="Courier" style:font-family-generic-asian="modern" style:font-pitch-asian="fixed" style:font-name-complex="Courier" style:font-family-complex="Courier" style:font-family-generic-complex="modern" style:font-pitch-complex="fixed"/>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5T09:32:31.073000000</meta:creation-date>
    <dc:date>2017-01-07T21:12:45.277000000</dc:date>
    <meta:editing-duration>P27DT15H42M37S</meta:editing-duration>
    <meta:editing-cycles>638</meta:editing-cycles>
    <meta:generator>LibreOffice/5.0.0.5$Windows_x86 LibreOffice_project/1b1a90865e348b492231e1c451437d7a15bb262b</meta:generator>
    <meta:document-statistic meta:table-count="0" meta:image-count="0" meta:object-count="530" meta:page-count="58" meta:paragraph-count="805" meta:word-count="2453" meta:character-count="12599" meta:non-whitespace-character-count="10358"/>
  </office:meta>
</office:document-meta>
</file>

<file path=Object 1/content.xml><?xml version="1.0" encoding="utf-8"?>
<math xmlns="http://www.w3.org/1998/Math/MathML" display="block">
  <semantics>
    <mrow>
      <msub>
        <mi mathvariant="normal">η</mi>
        <mi>x</mi>
      </msub>
      <mrow>
        <mrow>
          <mo fence="true" stretchy="false">(</mo>
          <mrow>
            <mi>s</mi>
          </mrow>
          <mo fence="true" stretchy="false">)</mo>
        </mrow>
        <mo stretchy="false">=</mo>
        <mi mathvariant="normal">ζ</mi>
      </mrow>
      <mrow>
        <mrow>
          <mo fence="true" stretchy="false">(</mo>
          <mrow>
            <mi>s</mi>
          </mrow>
          <mo fence="true" stretchy="false">)</mo>
        </mrow>
        <mo stretchy="false">−</mo>
        <msup>
          <mi>x</mi>
          <mrow>
            <mn>1</mn>
            <mo stretchy="false">−</mo>
            <mi>s</mi>
          </mrow>
        </msup>
      </mrow>
      <mi mathvariant="normal">ζ</mi>
      <mrow>
        <mo fence="true" stretchy="false">(</mo>
        <mrow>
          <mi>s</mi>
        </mrow>
        <mo fence="true" stretchy="false">)</mo>
      </mrow>
    </mrow>
    <annotation encoding="StarMath 5.0">%eta_x( s ) = %zeta( s )-x^{1-s}%zeta( s )</annotation>
  </semantics>
</math>
</file>

<file path=Object 10/content.xml><?xml version="1.0" encoding="utf-8"?>
<math xmlns="http://www.w3.org/1998/Math/MathML" display="block">
  <semantics>
    <mrow>
      <mrow>
        <munder>
          <mi>lim</mi>
          <mrow>
            <mi>x</mi>
            <mo stretchy="false">→</mo>
            <mn>1</mn>
          </mrow>
        </munder>
        <mrow/>
      </mrow>
      <mfrac>
        <mo stretchy="false">∂</mo>
        <mrow>
          <mo stretchy="false">∂</mo>
          <mi>x</mi>
        </mrow>
      </mfrac>
      <msub>
        <mi mathvariant="normal">η</mi>
        <mi>x</mi>
      </msub>
      <mrow>
        <mrow>
          <mo fence="true" stretchy="false">(</mo>
          <mrow>
            <mi>s</mi>
          </mrow>
          <mo fence="true" stretchy="false">)</mo>
        </mrow>
        <mo stretchy="false">=</mo>
        <mrow>
          <munder>
            <mi>lim</mi>
            <mrow>
              <mi>n</mi>
              <mo stretchy="false">→</mo>
              <mi mathvariant="normal">∞</mi>
            </mrow>
          </munder>
          <mrow/>
        </mrow>
      </mrow>
      <mrow>
        <mo fence="true" stretchy="false">(</mo>
        <mrow>
          <mrow>
            <mrow>
              <mo fence="true" stretchy="false">(</mo>
              <mrow>
                <mrow>
                  <mi>s</mi>
                  <mo stretchy="false">−</mo>
                  <mn>1</mn>
                </mrow>
              </mrow>
              <mo fence="true" stretchy="false">)</mo>
            </mrow>
            <mrow>
              <msubsup>
                <mi>H</mi>
                <mi>n</mi>
                <mrow>
                  <mo fence="true" stretchy="false">(</mo>
                  <mrow>
                    <mi>s</mi>
                  </mrow>
                  <mo fence="true" stretchy="false">)</mo>
                </mrow>
              </msubsup>
              <mo stretchy="false">+</mo>
              <mrow>
                <mi>n</mi>
                <mo stretchy="false">⋅</mo>
                <mi>s</mi>
                <mo stretchy="false">⋅</mo>
                <mrow>
                  <mi mathvariant="normal">ζ</mi>
                  <mrow>
                    <mo fence="true" stretchy="false">(</mo>
                    <mrow>
                      <mrow>
                        <mrow>
                          <mi>s</mi>
                          <mo stretchy="false">+</mo>
                          <mn>1,</mn>
                        </mrow>
                        <mrow>
                          <mi>n</mi>
                          <mo stretchy="false">+</mo>
                          <mn>1</mn>
                        </mrow>
                      </mrow>
                    </mrow>
                    <mo fence="true" stretchy="false">)</mo>
                  </mrow>
                </mrow>
              </mrow>
            </mrow>
          </mrow>
        </mrow>
        <mo fence="true" stretchy="false">)</mo>
      </mrow>
    </mrow>
    <annotation encoding="StarMath 5.0">lim from {x rightarrow 1}{}{{partial}over{partial x}} %eta_x( s ) = lim from {n rightarrow infinity}{} {((s-1) H^(s)_{n}+n cdot s cdot {%zeta(s+1,n+1 )})}</annotation>
  </semantics>
</math>
</file>

<file path=Object 100/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underover>
            <mo stretchy="false">∑</mo>
            <mrow>
              <mi>j</mi>
              <mo stretchy="false">=</mo>
              <mn>1</mn>
            </mrow>
            <mi>n</mi>
          </munderover>
          <msup>
            <mi>j</mi>
            <mrow>
              <mo stretchy="false">−</mo>
              <mi>s</mi>
            </mrow>
          </msup>
        </mrow>
        <mo stretchy="false">−</mo>
        <mfrac>
          <msup>
            <mi>n</mi>
            <mrow>
              <mn>1</mn>
              <mo stretchy="false">−</mo>
              <mi>s</mi>
            </mrow>
          </msup>
          <mrow>
            <mn>1</mn>
            <mo stretchy="false">−</mo>
            <mi>s</mi>
          </mrow>
        </mfrac>
      </mrow>
    </mrow>
    <annotation encoding="StarMath 5.0">%zeta( s ) =  lim from {n rightarrow infinity}{}  sum from j = 1 to n j^-s -  n^{1-s} over { {1-s} }</annotation>
  </semantics>
</math>
</file>

<file path=Object 101/content.xml><?xml version="1.0" encoding="utf-8"?>
<math xmlns="http://www.w3.org/1998/Math/MathML" display="block">
  <semantics>
    <mrow>
      <mrow>
        <munder>
          <mi>lim</mi>
          <mrow>
            <mi>n</mi>
            <mo stretchy="false">→</mo>
            <mi mathvariant="normal">∞</mi>
          </mrow>
        </munder>
        <mrow/>
      </mrow>
      <mrow>
        <mo fence="true" stretchy="false">(</mo>
        <mrow>
          <mrow>
            <mi>s</mi>
            <mo stretchy="false">−</mo>
            <mn>1</mn>
          </mrow>
        </mrow>
        <mo fence="true" stretchy="false">)</mo>
      </mrow>
      <mrow>
        <mrow>
          <msup>
            <mi>n</mi>
            <mrow>
              <mi>s</mi>
              <mo stretchy="false">−</mo>
              <mn>1</mn>
            </mrow>
          </msup>
          <mo stretchy="false">⋅</mo>
          <mrow>
            <mo fence="true" stretchy="false">(</mo>
            <mrow>
              <mrow>
                <mi mathvariant="normal">ζ</mi>
                <mrow>
                  <mrow>
                    <mo fence="true" stretchy="false">(</mo>
                    <mrow>
                      <mi>s</mi>
                    </mrow>
                    <mo fence="true" stretchy="false">)</mo>
                  </mrow>
                  <mo stretchy="false">−</mo>
                  <mrow>
                    <munderover>
                      <mo stretchy="false">∑</mo>
                      <mrow>
                        <mi>j</mi>
                        <mo stretchy="false">=</mo>
                        <mn>1</mn>
                      </mrow>
                      <mi>n</mi>
                    </munderover>
                    <msup>
                      <mi>j</mi>
                      <mrow>
                        <mo stretchy="false">−</mo>
                        <mi>s</mi>
                      </mrow>
                    </msup>
                  </mrow>
                </mrow>
              </mrow>
            </mrow>
            <mo fence="true" stretchy="false">)</mo>
          </mrow>
        </mrow>
        <mo stretchy="false">=</mo>
        <mn>1</mn>
      </mrow>
    </mrow>
    <annotation encoding="StarMath 5.0">lim from {n rightarrow infinity}{}(s-1)n^{s-1} cdot( %zeta( s ) - sum from j = 1 to n j^-s) = 1</annotation>
  </semantics>
</math>
</file>

<file path=Object 102/content.xml><?xml version="1.0" encoding="utf-8"?>
<math xmlns="http://www.w3.org/1998/Math/MathML" display="block">
  <semantics>
    <mrow>
      <mrow>
        <mo fence="true" stretchy="false">(</mo>
        <mrow>
          <mrow>
            <mn>1</mn>
            <mo stretchy="false">−</mo>
            <msup>
              <mn>3</mn>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underover>
                <mo stretchy="false">∑</mo>
                <mrow>
                  <mi>j</mi>
                  <mo stretchy="false">=</mo>
                  <mn>1</mn>
                </mrow>
                <mi mathvariant="normal">∞</mi>
              </munderover>
              <mrow>
                <mo fence="true" stretchy="false">(</mo>
                <mrow>
                  <mrow>
                    <msup>
                      <mi>j</mi>
                      <mrow>
                        <mo stretchy="false">−</mo>
                        <mi>s</mi>
                      </mrow>
                    </msup>
                    <mo stretchy="false">−</mo>
                    <msup>
                      <mrow>
                        <mo fence="true" stretchy="false">(</mo>
                        <mrow>
                          <mrow>
                            <mrow>
                              <mi>j</mi>
                              <mo stretchy="false">+</mo>
                              <mn>3</mn>
                            </mrow>
                            <mi>n</mi>
                          </mrow>
                        </mrow>
                        <mo fence="true" stretchy="false">)</mo>
                      </mrow>
                      <mrow>
                        <mo stretchy="false">−</mo>
                        <mi>s</mi>
                      </mrow>
                    </msup>
                  </mrow>
                </mrow>
                <mo fence="true" stretchy="false">)</mo>
              </mrow>
            </mrow>
            <mo stretchy="false">−</mo>
            <mrow>
              <msup>
                <mn>3</mn>
                <mrow>
                  <mn>1</mn>
                  <mo stretchy="false">−</mo>
                  <mi>s</mi>
                </mrow>
              </msup>
              <mo stretchy="false">⋅</mo>
              <mrow>
                <munder>
                  <mo stretchy="false">∑</mo>
                  <mrow>
                    <mn>1</mn>
                    <mo stretchy="false">≤</mo>
                    <mi>j</mi>
                    <mo stretchy="false">≤</mo>
                    <mi>n</mi>
                  </mrow>
                </munder>
                <msup>
                  <mi>j</mi>
                  <mrow>
                    <mo stretchy="false">−</mo>
                    <mi>s</mi>
                  </mrow>
                </msup>
              </mrow>
            </mrow>
          </mrow>
        </mrow>
        <mo fence="true" stretchy="false">)</mo>
      </mrow>
      <mi>,</mi>
      <mi mathvariant="normal">ℜ</mi>
      <mrow>
        <mrow>
          <mo fence="true" stretchy="false">(</mo>
          <mrow>
            <mi>s</mi>
          </mrow>
          <mo fence="true" stretchy="false">)</mo>
        </mrow>
        <mo stretchy="false">&gt;</mo>
        <mn>0</mn>
      </mrow>
    </mrow>
    <annotation encoding="StarMath 5.0">(1-3^{ 1-s })%zeta( s ) = 

lim from {n rightarrow infinity}{}
(  
sum from j = 1 to infinity ({j^-s} - {( j+3 n )^-s})

- 

3^{1-s} cdot sum from {1 &lt;= j &lt;= n} { j^-s }), re( s )&gt;0</annotation>
  </semantics>
</math>
</file>

<file path=Object 103/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underover>
            <mo stretchy="false">∑</mo>
            <mrow>
              <mi>j</mi>
              <mo stretchy="false">=</mo>
              <mn>1</mn>
            </mrow>
            <mi>n</mi>
          </munderover>
          <mfrac>
            <mn>1</mn>
            <msup>
              <mi>j</mi>
              <mi>s</mi>
            </msup>
          </mfrac>
        </mrow>
        <mo stretchy="false">−</mo>
        <mrow>
          <mrow>
            <munderover>
              <mo stretchy="false">∑</mo>
              <mrow>
                <mi>k</mi>
                <mo stretchy="false">=</mo>
                <mn>1</mn>
              </mrow>
              <mi>t</mi>
            </munderover>
            <msup>
              <mrow>
                <mo fence="true" stretchy="false">(</mo>
                <mrow>
                  <mrow>
                    <mo stretchy="false">−</mo>
                    <mn>1</mn>
                  </mrow>
                </mrow>
                <mo fence="true" stretchy="false">)</mo>
              </mrow>
              <mi>k</mi>
            </msup>
          </mrow>
          <mo stretchy="false">⋅</mo>
          <mrow>
            <mo fence="true" stretchy="false">(</mo>
            <mrow>
              <mtable>
                <mtr>
                  <mtd>
                    <mi>t</mi>
                  </mtd>
                </mtr>
                <mtr>
                  <mtd>
                    <mi>k</mi>
                  </mtd>
                </mtr>
              </mtable>
            </mrow>
            <mo fence="true" stretchy="false">)</mo>
          </mrow>
          <mo stretchy="false">⋅</mo>
          <mfrac>
            <mrow>
              <mi>s</mi>
              <mo stretchy="false">−</mo>
              <mn>1</mn>
              <mo stretchy="false">+</mo>
              <mi>k</mi>
            </mrow>
            <mrow>
              <mi>s</mi>
              <mo stretchy="false">−</mo>
              <mn>1</mn>
            </mrow>
          </mfrac>
          <mo stretchy="false">⋅</mo>
          <mrow>
            <msup>
              <mi>n</mi>
              <mi>k</mi>
            </msup>
            <mi mathvariant="normal">ζ</mi>
            <mrow>
              <mo fence="true" stretchy="false">(</mo>
              <mrow>
                <mrow>
                  <mrow>
                    <mi>s</mi>
                    <mo stretchy="false">+</mo>
                    <mi>k</mi>
                  </mrow>
                  <mi>,</mi>
                  <mrow>
                    <mn>1</mn>
                    <mo stretchy="false">+</mo>
                    <mi>n</mi>
                  </mrow>
                </mrow>
              </mrow>
              <mo fence="true" stretchy="false">)</mo>
            </mrow>
          </mrow>
        </mrow>
      </mrow>
    </mrow>
    <annotation encoding="StarMath 5.0">%zeta( s )

=

lim from {n rightarrow infinity}{}

sum from j = 1 to n {1 over j^s}

-

sum from k = 1 to t (-1)^k cdot ( binom{t}{k} ) cdot { {s-1+k}over{s-1} cdot {n^k %zeta(s+k,1+n)}}</annotation>
  </semantics>
</math>
</file>

<file path=Object 104/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underover>
            <mo stretchy="false">∑</mo>
            <mrow>
              <mi>j</mi>
              <mo stretchy="false">=</mo>
              <mn>1</mn>
            </mrow>
            <mi>n</mi>
          </munderover>
          <mfrac>
            <mn>1</mn>
            <msup>
              <mi>j</mi>
              <mi>s</mi>
            </msup>
          </mfrac>
        </mrow>
        <mo stretchy="false">−</mo>
        <mrow>
          <mfrac>
            <mi>s</mi>
            <mrow>
              <mi>s</mi>
              <mo stretchy="false">−</mo>
              <mn>1</mn>
            </mrow>
          </mfrac>
          <mo stretchy="false">⋅</mo>
          <mi>n</mi>
          <mo stretchy="false">⋅</mo>
          <mrow>
            <mo fence="true" stretchy="false">(</mo>
            <mrow>
              <mrow>
                <mi mathvariant="normal">ζ</mi>
                <mrow>
                  <mrow>
                    <mo fence="true" stretchy="false">(</mo>
                    <mrow>
                      <mrow>
                        <mn>1</mn>
                        <mo stretchy="false">+</mo>
                        <mi>s</mi>
                      </mrow>
                    </mrow>
                    <mo fence="true" stretchy="false">)</mo>
                  </mrow>
                  <mo stretchy="false">−</mo>
                  <mrow>
                    <munderover>
                      <mo stretchy="false">∑</mo>
                      <mrow>
                        <mi>j</mi>
                        <mo stretchy="false">=</mo>
                        <mn>1</mn>
                      </mrow>
                      <mi>n</mi>
                    </munderover>
                    <mfrac>
                      <mn>1</mn>
                      <msup>
                        <mi>j</mi>
                        <mrow>
                          <mn>1</mn>
                          <mo stretchy="false">+</mo>
                          <mi>s</mi>
                        </mrow>
                      </msup>
                    </mfrac>
                  </mrow>
                </mrow>
              </mrow>
            </mrow>
            <mo fence="true" stretchy="false">)</mo>
          </mrow>
        </mrow>
      </mrow>
    </mrow>
    <annotation encoding="StarMath 5.0">%zeta( s )

=

lim from {n rightarrow infinity}{}

sum from j = 1 to n {1 over j^s}

-

s over {s-1} cdot n cdot(%zeta(1+s)-sum from j = 1 to n {1 over {j^{1+s}}})</annotation>
  </semantics>
</math>
</file>

<file path=Object 105/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underover>
            <mo stretchy="false">∑</mo>
            <mrow>
              <mi>j</mi>
              <mo stretchy="false">=</mo>
              <mn>1</mn>
            </mrow>
            <mi>n</mi>
          </munderover>
          <msup>
            <mi>j</mi>
            <mrow>
              <mo stretchy="false">−</mo>
              <mi>s</mi>
            </mrow>
          </msup>
        </mrow>
        <mo stretchy="false">−</mo>
        <mfrac>
          <msup>
            <mi>n</mi>
            <mrow>
              <mn>1</mn>
              <mo stretchy="false">−</mo>
              <mi>s</mi>
            </mrow>
          </msup>
          <mrow>
            <mn>1</mn>
            <mo stretchy="false">−</mo>
            <mi>s</mi>
          </mrow>
        </mfrac>
      </mrow>
    </mrow>
    <annotation encoding="StarMath 5.0">%zeta( s ) =  lim from {n rightarrow infinity}{}  sum from j = 1 to n j^-s -  n^{1-s} over { {1-s} }</annotation>
  </semantics>
</math>
</file>

<file path=Object 106/content.xml><?xml version="1.0" encoding="utf-8"?>
<math xmlns="http://www.w3.org/1998/Math/MathML" display="block">
  <semantics>
    <mrow>
      <mrow>
        <msup>
          <mi>x</mi>
          <mi>s</mi>
        </msup>
        <mo stretchy="false">=</mo>
        <mrow>
          <munderover>
            <mo stretchy="false">∑</mo>
            <mrow>
              <mi>j</mi>
              <mo stretchy="false">=</mo>
              <mn>0</mn>
            </mrow>
            <mi>s</mi>
          </munderover>
          <mrow>
            <mo fence="true" stretchy="false">(</mo>
            <mrow>
              <mtable>
                <mtr>
                  <mtd>
                    <mi>s</mi>
                  </mtd>
                </mtr>
                <mtr>
                  <mtd>
                    <mi>j</mi>
                  </mtd>
                </mtr>
              </mtable>
            </mrow>
            <mo fence="true" stretchy="false">)</mo>
          </mrow>
        </mrow>
      </mrow>
      <msup>
        <mrow>
          <mo fence="true" stretchy="false">(</mo>
          <mrow>
            <mrow>
              <mi>x</mi>
              <mo stretchy="false">−</mo>
              <mn>1</mn>
            </mrow>
          </mrow>
          <mo fence="true" stretchy="false">)</mo>
        </mrow>
        <mi>j</mi>
      </msup>
    </mrow>
    <annotation encoding="StarMath 5.0">x^s = sum from j = 0 to s ( binom{s}{j} )( x-1 )^j</annotation>
  </semantics>
</math>
</file>

<file path=Object 107/content.xml><?xml version="1.0" encoding="utf-8"?>
<math xmlns="http://www.w3.org/1998/Math/MathML" display="block">
  <semantics>
    <mrow>
      <mrow>
        <msup>
          <mi>x</mi>
          <mi>z</mi>
        </msup>
        <mo stretchy="false">=</mo>
        <mrow>
          <munderover>
            <mo stretchy="false">∑</mo>
            <mrow>
              <mi>j</mi>
              <mo stretchy="false">=</mo>
              <mn>0</mn>
            </mrow>
            <mi mathvariant="normal">∞</mi>
          </munderover>
          <mrow>
            <mo fence="true" stretchy="false">(</mo>
            <mrow>
              <mtable>
                <mtr>
                  <mtd>
                    <mi>z</mi>
                  </mtd>
                </mtr>
                <mtr>
                  <mtd>
                    <mi>j</mi>
                  </mtd>
                </mtr>
              </mtable>
            </mrow>
            <mo fence="true" stretchy="false">)</mo>
          </mrow>
        </mrow>
      </mrow>
      <msup>
        <mrow>
          <mo fence="true" stretchy="false">(</mo>
          <mrow>
            <mrow>
              <mi>x</mi>
              <mo stretchy="false">−</mo>
              <mn>1</mn>
            </mrow>
          </mrow>
          <mo fence="true" stretchy="false">)</mo>
        </mrow>
        <mrow>
          <mi>z</mi>
          <mo stretchy="false">−</mo>
          <mi>j</mi>
        </mrow>
      </msup>
    </mrow>
    <annotation encoding="StarMath 5.0">x^z = sum from j = 0 to Infinity ( binom{z}{j} )( x-1 )^{z-j}</annotation>
  </semantics>
</math>
</file>

<file path=Object 108/content.xml><?xml version="1.0" encoding="utf-8"?>
<math xmlns="http://www.w3.org/1998/Math/MathML" display="block">
  <semantics>
    <mrow>
      <mi mathvariant="normal">ζ</mi>
      <mrow>
        <mrow>
          <mo fence="true" stretchy="false">(</mo>
          <mrow>
            <mi>s</mi>
          </mrow>
          <mo fence="true" stretchy="false">)</mo>
        </mrow>
        <mo stretchy="false">=</mo>
        <mrow>
          <mn>1</mn>
          <mo stretchy="false">+</mo>
          <mrow>
            <munderover>
              <mo stretchy="false">∑</mo>
              <mrow>
                <mi>k</mi>
                <mo stretchy="false">=</mo>
                <mn>0</mn>
              </mrow>
              <mi mathvariant="normal">∞</mi>
            </munderover>
            <mrow>
              <mo fence="true" stretchy="false">(</mo>
              <mrow>
                <mtable>
                  <mtr>
                    <mtd>
                      <mrow>
                        <mo stretchy="false">−</mo>
                        <mi>s</mi>
                      </mrow>
                    </mtd>
                  </mtr>
                  <mtr>
                    <mtd>
                      <mi>k</mi>
                    </mtd>
                  </mtr>
                </mtable>
              </mrow>
              <mo fence="true" stretchy="false">)</mo>
            </mrow>
          </mrow>
        </mrow>
      </mrow>
      <mi mathvariant="normal">ζ</mi>
      <mrow>
        <mo fence="true" stretchy="false">(</mo>
        <mrow>
          <mrow>
            <mi>s</mi>
            <mo stretchy="false">+</mo>
            <mi>k</mi>
          </mrow>
        </mrow>
        <mo fence="true" stretchy="false">)</mo>
      </mrow>
    </mrow>
    <annotation encoding="StarMath 5.0">%zeta( s ) = 1 + sum from k = 0 to infinity ( binom{-s}{k} )%zeta( s+k ) </annotation>
  </semantics>
</math>
</file>

<file path=Object 109/content.xml><?xml version="1.0" encoding="utf-8"?>
<math xmlns="http://www.w3.org/1998/Math/MathML" display="block">
  <semantics>
    <mrow>
      <mrow>
        <munder>
          <mi>lim</mi>
          <mrow>
            <mi>n</mi>
            <mo stretchy="false">→</mo>
            <mi mathvariant="normal">∞</mi>
          </mrow>
        </munder>
        <mrow/>
      </mrow>
      <mrow>
        <mo fence="true" stretchy="false">(</mo>
        <mrow>
          <mrow>
            <mi>s</mi>
            <mo stretchy="false">−</mo>
            <mn>1</mn>
          </mrow>
        </mrow>
        <mo fence="true" stretchy="false">)</mo>
      </mrow>
      <mrow>
        <mrow>
          <msup>
            <mi>n</mi>
            <mrow>
              <mi>s</mi>
              <mo stretchy="false">−</mo>
              <mn>1</mn>
            </mrow>
          </msup>
          <mo stretchy="false">⋅</mo>
          <mrow>
            <mo fence="true" stretchy="false">(</mo>
            <mrow>
              <mrow>
                <mi>C</mi>
                <mo stretchy="false">−</mo>
                <mrow>
                  <munderover>
                    <mo stretchy="false">∑</mo>
                    <mrow>
                      <mi>j</mi>
                      <mo stretchy="false">=</mo>
                      <mn>1</mn>
                    </mrow>
                    <mi>n</mi>
                  </munderover>
                  <msup>
                    <mi>j</mi>
                    <mrow>
                      <mo stretchy="false">−</mo>
                      <mi>s</mi>
                    </mrow>
                  </msup>
                </mrow>
              </mrow>
            </mrow>
            <mo fence="true" stretchy="false">)</mo>
          </mrow>
        </mrow>
        <mo stretchy="false">=</mo>
        <mn>1</mn>
      </mrow>
    </mrow>
    <annotation encoding="StarMath 5.0">lim from {n rightarrow infinity}{}(s-1)n^{s-1} cdot( C - sum from j = 1 to n j^-s) = 1</annotation>
  </semantics>
</math>
</file>

<file path=Object 11/content.xml><?xml version="1.0" encoding="utf-8"?>
<math xmlns="http://www.w3.org/1998/Math/MathML" display="block">
  <semantics>
    <mrow>
      <mfrac>
        <mo stretchy="false">∂</mo>
        <mrow>
          <mo stretchy="false">∂</mo>
          <mi>x</mi>
        </mrow>
      </mfrac>
      <msub>
        <mi mathvariant="normal">η</mi>
        <mi>x</mi>
      </msub>
      <mrow>
        <mrow>
          <mo fence="true" stretchy="false">(</mo>
          <mrow>
            <mi>s</mi>
          </mrow>
          <mo fence="true" stretchy="false">)</mo>
        </mrow>
        <mo stretchy="false">=</mo>
        <mrow>
          <mo fence="true" stretchy="false">(</mo>
          <mrow>
            <mrow>
              <mi>s</mi>
              <mo stretchy="false">−</mo>
              <mn>1</mn>
            </mrow>
          </mrow>
          <mo fence="true" stretchy="false">)</mo>
        </mrow>
      </mrow>
      <msup>
        <mi>x</mi>
        <mrow>
          <mo stretchy="false">−</mo>
          <mi>s</mi>
        </mrow>
      </msup>
      <mi mathvariant="normal">ζ</mi>
      <mrow>
        <mo fence="true" stretchy="false">(</mo>
        <mrow>
          <mi>s</mi>
        </mrow>
        <mo fence="true" stretchy="false">)</mo>
      </mrow>
    </mrow>
    <annotation encoding="StarMath 5.0"> { {partial}over{partial x} }%eta_x( s ) =  ( s-1 )x^-s %zeta( s )</annotation>
  </semantics>
</math>
</file>

<file path=Object 110/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underover>
            <mo stretchy="false">∑</mo>
            <mrow>
              <mi>j</mi>
              <mo stretchy="false">=</mo>
              <mn>1</mn>
            </mrow>
            <mi>n</mi>
          </munderover>
          <mfrac>
            <mn>1</mn>
            <msup>
              <mi>j</mi>
              <mi>s</mi>
            </msup>
          </mfrac>
        </mrow>
        <mo stretchy="false">−</mo>
        <mrow>
          <mrow>
            <munderover>
              <mo stretchy="false">∑</mo>
              <mrow>
                <mi>k</mi>
                <mo stretchy="false">=</mo>
                <mn>1</mn>
              </mrow>
              <mi>t</mi>
            </munderover>
            <msup>
              <mrow>
                <mo fence="true" stretchy="false">(</mo>
                <mrow>
                  <mrow>
                    <mo stretchy="false">−</mo>
                    <mn>1</mn>
                  </mrow>
                </mrow>
                <mo fence="true" stretchy="false">)</mo>
              </mrow>
              <mi>k</mi>
            </msup>
          </mrow>
          <mo stretchy="false">⋅</mo>
          <mrow>
            <mo fence="true" stretchy="false">(</mo>
            <mrow>
              <mtable>
                <mtr>
                  <mtd>
                    <mi>t</mi>
                  </mtd>
                </mtr>
                <mtr>
                  <mtd>
                    <mi>k</mi>
                  </mtd>
                </mtr>
              </mtable>
            </mrow>
            <mo fence="true" stretchy="false">)</mo>
          </mrow>
          <mo stretchy="false">⋅</mo>
          <mfrac>
            <msup>
              <mi>n</mi>
              <mi>k</mi>
            </msup>
            <mrow>
              <mi>s</mi>
              <mo stretchy="false">−</mo>
              <mn>1</mn>
            </mrow>
          </mfrac>
          <mo stretchy="false">⋅</mo>
          <mrow>
            <mrow>
              <mo fence="true" stretchy="false">(</mo>
              <mrow>
                <mrow>
                  <mi>s</mi>
                  <mo stretchy="false">−</mo>
                  <mn>1</mn>
                  <mo stretchy="false">+</mo>
                  <mi>k</mi>
                </mrow>
              </mrow>
              <mo fence="true" stretchy="false">)</mo>
            </mrow>
            <mrow>
              <mo fence="true" stretchy="false">(</mo>
              <mrow>
                <mrow>
                  <mi mathvariant="normal">ζ</mi>
                  <mrow>
                    <mo fence="true" stretchy="false">(</mo>
                    <mrow>
                      <mrow>
                        <mrow>
                          <mi>s</mi>
                          <mo stretchy="false">+</mo>
                          <mi>k</mi>
                        </mrow>
                        <mi>,</mi>
                        <mrow>
                          <mi>n</mi>
                          <mo stretchy="false">+</mo>
                          <mn>1</mn>
                        </mrow>
                      </mrow>
                    </mrow>
                    <mo fence="true" stretchy="false">)</mo>
                  </mrow>
                </mrow>
              </mrow>
              <mo fence="true" stretchy="false">)</mo>
            </mrow>
          </mrow>
        </mrow>
      </mrow>
    </mrow>
    <annotation encoding="StarMath 5.0">%zeta( s )

=

lim from {n rightarrow infinity}{}

sum from j = 1 to n {1 over j^s}

-

sum from k = 1 to t (-1)^k cdot ( binom{t}{k} ) cdot { n^k over{s-1} cdot {({s-1+k}) (%zeta(s+k,n+1))}}</annotation>
  </semantics>
</math>
</file>

<file path=Object 111/content.xml><?xml version="1.0" encoding="utf-8"?>
<math xmlns="http://www.w3.org/1998/Math/MathML" display="block">
  <semantics>
    <mrow>
      <mi mathvariant="normal">ζ</mi>
      <mrow>
        <mrow>
          <mo fence="true" stretchy="false">(</mo>
          <mrow>
            <mi>s</mi>
          </mrow>
          <mo fence="true" stretchy="false">)</mo>
        </mrow>
        <mo stretchy="false">=</mo>
        <mrow>
          <mn>1</mn>
          <mo stretchy="false">+</mo>
          <mrow>
            <munderover>
              <mo stretchy="false">∑</mo>
              <mrow>
                <mi>k</mi>
                <mo stretchy="false">=</mo>
                <mn>0</mn>
              </mrow>
              <mi mathvariant="normal">∞</mi>
            </munderover>
            <mrow>
              <mo fence="true" stretchy="false">(</mo>
              <mrow>
                <mtable>
                  <mtr>
                    <mtd>
                      <mrow>
                        <mo stretchy="false">−</mo>
                        <mi>s</mi>
                      </mrow>
                    </mtd>
                  </mtr>
                  <mtr>
                    <mtd>
                      <mi>k</mi>
                    </mtd>
                  </mtr>
                </mtable>
              </mrow>
              <mo fence="true" stretchy="false">)</mo>
            </mrow>
          </mrow>
        </mrow>
      </mrow>
      <mi mathvariant="normal">ζ</mi>
      <mrow>
        <mo fence="true" stretchy="false">(</mo>
        <mrow>
          <mrow>
            <mi>s</mi>
            <mo stretchy="false">+</mo>
            <mi>k</mi>
          </mrow>
        </mrow>
        <mo fence="true" stretchy="false">)</mo>
      </mrow>
    </mrow>
    <annotation encoding="StarMath 5.0">%zeta( s ) = 1 + sum from k = 0 to infinity ( binom{-s}{k} )%zeta( s+k ) </annotation>
  </semantics>
</math>
</file>

<file path=Object 112/content.xml><?xml version="1.0" encoding="utf-8"?>
<math xmlns="http://www.w3.org/1998/Math/MathML" display="block">
  <semantics>
    <mrow>
      <mrow>
        <msub>
          <mi>H</mi>
          <mrow>
            <mi>n</mi>
            <mi>,</mi>
            <mi>s</mi>
          </mrow>
        </msub>
        <mo stretchy="false">=</mo>
        <mrow>
          <mn>1</mn>
          <mo stretchy="false">+</mo>
          <mrow>
            <munderover>
              <mo stretchy="false">∑</mo>
              <mrow>
                <mi>k</mi>
                <mo stretchy="false">=</mo>
                <mn>0</mn>
              </mrow>
              <mi mathvariant="normal">∞</mi>
            </munderover>
            <mrow>
              <mo fence="true" stretchy="false">(</mo>
              <mrow>
                <mtable>
                  <mtr>
                    <mtd>
                      <mrow>
                        <mo stretchy="false">−</mo>
                        <mi>s</mi>
                      </mrow>
                    </mtd>
                  </mtr>
                  <mtr>
                    <mtd>
                      <mi>k</mi>
                    </mtd>
                  </mtr>
                </mtable>
              </mrow>
              <mo fence="true" stretchy="false">)</mo>
            </mrow>
          </mrow>
        </mrow>
      </mrow>
      <msub>
        <mi>H</mi>
        <mrow>
          <mrow>
            <mi>n</mi>
            <mo stretchy="false">−</mo>
            <mn>1,</mn>
          </mrow>
          <mrow>
            <mi>s</mi>
            <mo stretchy="false">+</mo>
            <mi>k</mi>
          </mrow>
        </mrow>
      </msub>
    </mrow>
    <annotation encoding="StarMath 5.0">H_{n,s} = 1 + sum from k = 0 to infinity ( binom{-s}{k} )H_{ n-1,s+k } </annotation>
  </semantics>
</math>
</file>

<file path=Object 113/content.xml><?xml version="1.0" encoding="utf-8"?>
<math xmlns="http://www.w3.org/1998/Math/MathML" display="block">
  <semantics>
    <mrow>
      <mrow>
        <mrow>
          <msup>
            <mi>n</mi>
            <mrow>
              <mo stretchy="false">−</mo>
              <mi>s</mi>
            </mrow>
          </msup>
          <mo stretchy="false">−</mo>
          <mn>1</mn>
        </mrow>
        <mo stretchy="false">=</mo>
        <mrow>
          <munderover>
            <mo stretchy="false">∑</mo>
            <mrow>
              <mi>k</mi>
              <mo stretchy="false">=</mo>
              <mn>1</mn>
            </mrow>
            <mi mathvariant="normal">∞</mi>
          </munderover>
          <mrow>
            <mo fence="true" stretchy="false">(</mo>
            <mrow>
              <mtable>
                <mtr>
                  <mtd>
                    <mrow>
                      <mo stretchy="false">−</mo>
                      <mi>s</mi>
                    </mrow>
                  </mtd>
                </mtr>
                <mtr>
                  <mtd>
                    <mi>k</mi>
                  </mtd>
                </mtr>
              </mtable>
            </mrow>
            <mo fence="true" stretchy="false">)</mo>
          </mrow>
        </mrow>
      </mrow>
      <msub>
        <mi>H</mi>
        <mrow>
          <mrow>
            <mi>n</mi>
            <mo stretchy="false">−</mo>
            <mn>1,</mn>
          </mrow>
          <mrow>
            <mi>s</mi>
            <mo stretchy="false">+</mo>
            <mi>k</mi>
          </mrow>
        </mrow>
      </msub>
    </mrow>
    <annotation encoding="StarMath 5.0">n^-s - 1 = sum from k = 1 to infinity ( binom{-s}{k} )H_{ n-1,s+k } </annotation>
  </semantics>
</math>
</file>

<file path=Object 114/content.xml><?xml version="1.0" encoding="utf-8"?>
<math xmlns="http://www.w3.org/1998/Math/MathML" display="block">
  <semantics>
    <mrow>
      <mrow>
        <mrow>
          <munderover>
            <mo stretchy="false">∑</mo>
            <mrow>
              <mi>j</mi>
              <mo stretchy="false">=</mo>
              <mn>1</mn>
            </mrow>
            <mi>n</mi>
          </munderover>
          <msup>
            <mi>j</mi>
            <mrow>
              <mo stretchy="false">−</mo>
              <mi>s</mi>
            </mrow>
          </msup>
        </mrow>
        <mo stretchy="false">=</mo>
        <mi mathvariant="normal">ζ</mi>
      </mrow>
      <mrow>
        <mrow>
          <mo fence="true" stretchy="false">(</mo>
          <mrow>
            <mi>s</mi>
          </mrow>
          <mo fence="true" stretchy="false">)</mo>
        </mrow>
        <mo stretchy="false">+</mo>
        <mfrac>
          <mn>1</mn>
          <mrow>
            <mn>1</mn>
            <mo stretchy="false">−</mo>
            <mi>s</mi>
          </mrow>
        </mfrac>
      </mrow>
      <mrow>
        <mrow>
          <munderover>
            <mo stretchy="false">∑</mo>
            <mrow>
              <mi>k</mi>
              <mo stretchy="false">=</mo>
              <mn>0</mn>
            </mrow>
            <mi mathvariant="normal">∞</mi>
          </munderover>
          <mrow>
            <mo fence="true" stretchy="false">(</mo>
            <mrow>
              <mtable>
                <mtr>
                  <mtd>
                    <mrow>
                      <mn>1</mn>
                      <mo stretchy="false">−</mo>
                      <mi>s</mi>
                    </mrow>
                  </mtd>
                </mtr>
                <mtr>
                  <mtd>
                    <mi>k</mi>
                  </mtd>
                </mtr>
              </mtable>
            </mrow>
            <mo fence="true" stretchy="false">)</mo>
          </mrow>
        </mrow>
        <mo stretchy="false">⋅</mo>
        <msub>
          <mi>B</mi>
          <mi>k</mi>
        </msub>
        <mo stretchy="false">⋅</mo>
        <msup>
          <mi>n</mi>
          <mrow>
            <mi>s</mi>
            <mo stretchy="false">−</mo>
            <mi>k</mi>
            <mo stretchy="false">+</mo>
            <mn>1</mn>
          </mrow>
        </msup>
      </mrow>
    </mrow>
    <annotation encoding="StarMath 5.0">sum from j = 1 to n j^-s = %zeta( s ) + 1 over {1-s} sum from k = 0 to infinity ( binom{1-s}{k} ) cdot B_k cdot n^{ s-k+1 }</annotation>
  </semantics>
</math>
</file>

<file path=Object 115/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underover>
            <mo stretchy="false">∑</mo>
            <mrow>
              <mi>j</mi>
              <mo stretchy="false">=</mo>
              <mn>1</mn>
            </mrow>
            <mi>n</mi>
          </munderover>
          <msup>
            <mi>j</mi>
            <mrow>
              <mo stretchy="false">−</mo>
              <mi>s</mi>
            </mrow>
          </msup>
        </mrow>
        <mo stretchy="false">−</mo>
        <mfrac>
          <mn>1</mn>
          <mrow>
            <mn>1</mn>
            <mo stretchy="false">−</mo>
            <mi>s</mi>
          </mrow>
        </mfrac>
      </mrow>
      <mrow>
        <mrow>
          <munderover>
            <mo stretchy="false">∑</mo>
            <mrow>
              <mi>k</mi>
              <mo stretchy="false">=</mo>
              <mn>0</mn>
            </mrow>
            <mrow>
              <mo fence="true" stretchy="false">⌊</mo>
              <mrow>
                <mrow>
                  <mn>1</mn>
                  <mo stretchy="false">−</mo>
                  <mi>s</mi>
                </mrow>
              </mrow>
              <mo fence="true" stretchy="false">⌋</mo>
            </mrow>
          </munderover>
          <mrow>
            <mo fence="true" stretchy="false">(</mo>
            <mrow>
              <mtable>
                <mtr>
                  <mtd>
                    <mrow>
                      <mn>1</mn>
                      <mo stretchy="false">−</mo>
                      <mi>s</mi>
                    </mrow>
                  </mtd>
                </mtr>
                <mtr>
                  <mtd>
                    <mi>k</mi>
                  </mtd>
                </mtr>
              </mtable>
            </mrow>
            <mo fence="true" stretchy="false">)</mo>
          </mrow>
        </mrow>
        <mo stretchy="false">⋅</mo>
        <msub>
          <mi>B</mi>
          <mi>k</mi>
        </msub>
        <mo stretchy="false">⋅</mo>
        <msup>
          <mi>n</mi>
          <mrow>
            <mi>s</mi>
            <mo stretchy="false">−</mo>
            <mi>k</mi>
            <mo stretchy="false">+</mo>
            <mn>1</mn>
          </mrow>
        </msup>
      </mrow>
    </mrow>
    <annotation encoding="StarMath 5.0">%zeta( s ) = lim from {n rightarrow infinity}{} sum from j = 1 to n j^-s - 1 over {1-s} sum from k = 0 to lfloor 1-s rfloor ( binom{1-s}{k} ) cdot B_k cdot n^{ s-k+1 }</annotation>
  </semantics>
</math>
</file>

<file path=Object 116/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underover>
            <mo stretchy="false">∑</mo>
            <mrow>
              <mi>j</mi>
              <mo stretchy="false">=</mo>
              <mn>1</mn>
            </mrow>
            <mi>n</mi>
          </munderover>
          <msup>
            <mi>j</mi>
            <mrow>
              <mo stretchy="false">−</mo>
              <mi>s</mi>
            </mrow>
          </msup>
        </mrow>
        <mo stretchy="false">−</mo>
        <mfrac>
          <msup>
            <mi>n</mi>
            <mrow>
              <mn>1</mn>
              <mo stretchy="false">−</mo>
              <mi>s</mi>
            </mrow>
          </msup>
          <mrow>
            <mn>1</mn>
            <mo stretchy="false">−</mo>
            <mi>s</mi>
          </mrow>
        </mfrac>
        <mo stretchy="false">−</mo>
        <mfrac>
          <msup>
            <mi>n</mi>
            <mrow>
              <mo stretchy="false">−</mo>
              <mi>s</mi>
            </mrow>
          </msup>
          <mn>2</mn>
        </mfrac>
        <mo stretchy="false">+</mo>
        <mfrac>
          <mrow>
            <msup>
              <mi>n</mi>
              <mrow>
                <mrow>
                  <mo stretchy="false">−</mo>
                  <mi>s</mi>
                </mrow>
                <mo stretchy="false">−</mo>
                <mn>1</mn>
              </mrow>
            </msup>
            <mo stretchy="false">⋅</mo>
            <mi>s</mi>
          </mrow>
          <mn>12</mn>
        </mfrac>
        <mo stretchy="false">−</mo>
        <mfrac>
          <mrow>
            <mrow>
              <msup>
                <mi>n</mi>
                <mrow>
                  <mrow>
                    <mo stretchy="false">−</mo>
                    <mi>s</mi>
                  </mrow>
                  <mo stretchy="false">−</mo>
                  <mn>3</mn>
                </mrow>
              </msup>
              <mo stretchy="false">⋅</mo>
              <mi>s</mi>
            </mrow>
            <mrow>
              <mo fence="true" stretchy="false">(</mo>
              <mrow>
                <mrow>
                  <mi>s</mi>
                  <mo stretchy="false">+</mo>
                  <mn>1</mn>
                </mrow>
              </mrow>
              <mo fence="true" stretchy="false">)</mo>
            </mrow>
            <mrow>
              <mo fence="true" stretchy="false">(</mo>
              <mrow>
                <mrow>
                  <mi>s</mi>
                  <mo stretchy="false">+</mo>
                  <mn>2</mn>
                </mrow>
              </mrow>
              <mo fence="true" stretchy="false">)</mo>
            </mrow>
          </mrow>
          <mn>720</mn>
        </mfrac>
        <mo stretchy="false">+</mo>
        <mn>..</mn>
      </mrow>
      <mi>.</mi>
    </mrow>
    <annotation encoding="StarMath 5.0">%zeta( s ) = lim from {n rightarrow infinity}{} sum from j = 1 to n j^-s - { n^{1-s}}over{1-s}-{ {n^-s}over{2} }+{{n^{-s-1} cdot s} over 12}-{{n^{-s-3} cdot s(s+1)(s+2)} over 720}+...</annotation>
  </semantics>
</math>
</file>

<file path=Object 117/content.xml><?xml version="1.0" encoding="utf-8"?>
<math xmlns="http://www.w3.org/1998/Math/MathML" display="block">
  <semantics>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row>
                <munder>
                  <mo stretchy="false">∑</mo>
                  <mrow>
                    <mrow>
                      <mn>1</mn>
                      <mo stretchy="false">≤</mo>
                      <mi>j</mi>
                      <mo stretchy="false">≤</mo>
                      <mi>x</mi>
                    </mrow>
                    <mi>n</mi>
                  </mrow>
                </munder>
                <mfrac>
                  <mn>1</mn>
                  <msup>
                    <mi>j</mi>
                    <mi>s</mi>
                  </msup>
                </mfrac>
              </mrow>
              <mo stretchy="false">−</mo>
              <msup>
                <mi>x</mi>
                <mrow>
                  <mn>1</mn>
                  <mo stretchy="false">−</mo>
                  <mi>s</mi>
                </mrow>
              </msup>
            </mrow>
            <mrow>
              <munder>
                <mo stretchy="false">∑</mo>
                <mrow>
                  <mn>1</mn>
                  <mo stretchy="false">≤</mo>
                  <mi>j</mi>
                  <mo stretchy="false">≤</mo>
                  <mi>n</mi>
                </mrow>
              </munder>
              <mfrac>
                <mn>1</mn>
                <msup>
                  <mi>j</mi>
                  <mi>s</mi>
                </msup>
              </mfrac>
            </mrow>
          </mrow>
        </mrow>
        <mo fence="true" stretchy="false">)</mo>
      </mrow>
      <mi>,</mi>
      <mi mathvariant="normal">ℜ</mi>
      <mrow>
        <mrow>
          <mo fence="true" stretchy="false">(</mo>
          <mrow>
            <mi>s</mi>
          </mrow>
          <mo fence="true" stretchy="false">)</mo>
        </mrow>
        <mo stretchy="false">&gt;</mo>
        <mn>0</mn>
      </mrow>
    </mrow>
    <annotation encoding="StarMath 5.0">(1-x^{ 1-s })%zeta( s ) = 

lim from {n rightarrow infinity}{}

(sum from {1 &lt;= j &lt;= x n} { 1 over j^s } 

- 

x^{1-s}sum from {1 &lt;= j &lt;= n} { 1 over j^s }), re( s )&gt;0</annotation>
  </semantics>
</math>
</file>

<file path=Object 118/content.xml><?xml version="1.0" encoding="utf-8"?>
<math xmlns="http://www.w3.org/1998/Math/MathML" display="block">
  <semantics>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underover>
                <mo stretchy="false">∑</mo>
                <mrow>
                  <mi>j</mi>
                  <mo stretchy="false">=</mo>
                  <mn>1</mn>
                </mrow>
                <mi mathvariant="normal">∞</mi>
              </munderover>
              <mrow>
                <mo fence="true" stretchy="false">(</mo>
                <mrow>
                  <mrow>
                    <msup>
                      <mi>j</mi>
                      <mrow>
                        <mo stretchy="false">−</mo>
                        <mi>s</mi>
                      </mrow>
                    </msup>
                    <mo stretchy="false">−</mo>
                    <msup>
                      <mrow>
                        <mo fence="true" stretchy="false">(</mo>
                        <mrow>
                          <mrow>
                            <mi>j</mi>
                            <mo stretchy="false">+</mo>
                            <mrow>
                              <mi>x</mi>
                              <mo stretchy="false">⋅</mo>
                              <mi>n</mi>
                            </mrow>
                          </mrow>
                        </mrow>
                        <mo fence="true" stretchy="false">)</mo>
                      </mrow>
                      <mrow>
                        <mo stretchy="false">−</mo>
                        <mi>s</mi>
                      </mrow>
                    </msup>
                  </mrow>
                </mrow>
                <mo fence="true" stretchy="false">)</mo>
              </mrow>
            </mrow>
            <mo stretchy="false">−</mo>
            <mrow>
              <msup>
                <mi>x</mi>
                <mrow>
                  <mn>1</mn>
                  <mo stretchy="false">−</mo>
                  <mi>s</mi>
                </mrow>
              </msup>
              <mo stretchy="false">⋅</mo>
              <mrow>
                <munder>
                  <mo stretchy="false">∑</mo>
                  <mrow>
                    <mn>1</mn>
                    <mo stretchy="false">≤</mo>
                    <mi>j</mi>
                    <mo stretchy="false">≤</mo>
                    <mi>n</mi>
                  </mrow>
                </munder>
                <msup>
                  <mi>j</mi>
                  <mrow>
                    <mo stretchy="false">−</mo>
                    <mi>s</mi>
                  </mrow>
                </msup>
              </mrow>
            </mrow>
          </mrow>
        </mrow>
        <mo fence="true" stretchy="false">)</mo>
      </mrow>
      <mi>,</mi>
      <mi mathvariant="normal">ℜ</mi>
      <mrow>
        <mrow>
          <mo fence="true" stretchy="false">(</mo>
          <mrow>
            <mi>s</mi>
          </mrow>
          <mo fence="true" stretchy="false">)</mo>
        </mrow>
        <mo stretchy="false">&gt;</mo>
        <mn>0</mn>
      </mrow>
    </mrow>
    <annotation encoding="StarMath 5.0">(1-x^{ 1-s })%zeta( s ) = 

lim from {n rightarrow infinity}{}
(  
sum from j = 1 to infinity ({j^-s} - {( j+x cdot n )^-s})

- 

x^{1-s} cdot sum from {1 &lt;= j &lt;= n} { j^-s }), re( s )&gt;0</annotation>
  </semantics>
</math>
</file>

<file path=Object 119/content.xml><?xml version="1.0" encoding="utf-8"?>
<math xmlns="http://www.w3.org/1998/Math/MathML" display="block">
  <semantics>
    <mrow>
      <mrow>
        <mo fence="true" stretchy="false">(</mo>
        <mrow>
          <mrow>
            <mi>s</mi>
            <mo stretchy="false">−</mo>
            <mn>1</mn>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row>
                <mi>n</mi>
                <mo stretchy="false">⋅</mo>
                <mi>s</mi>
                <mo stretchy="false">⋅</mo>
                <mrow>
                  <mo fence="true" stretchy="false">(</mo>
                  <mrow>
                    <mrow>
                      <mi mathvariant="normal">ζ</mi>
                      <mrow>
                        <mrow>
                          <mo fence="true" stretchy="false">(</mo>
                          <mrow>
                            <mrow>
                              <mi>s</mi>
                              <mo stretchy="false">+</mo>
                              <mn>1</mn>
                            </mrow>
                          </mrow>
                          <mo fence="true" stretchy="false">)</mo>
                        </mrow>
                        <mo stretchy="false">−</mo>
                        <mrow>
                          <munderover>
                            <mo stretchy="false">∑</mo>
                            <mrow>
                              <mi>j</mi>
                              <mo stretchy="false">=</mo>
                              <mn>1</mn>
                            </mrow>
                            <mi>n</mi>
                          </munderover>
                          <msup>
                            <mi>j</mi>
                            <mrow>
                              <mrow>
                                <mo stretchy="false">−</mo>
                                <mi>s</mi>
                              </mrow>
                              <mo stretchy="false">−</mo>
                              <mn>1</mn>
                            </mrow>
                          </msup>
                        </mrow>
                      </mrow>
                    </mrow>
                  </mrow>
                  <mo fence="true" stretchy="false">)</mo>
                </mrow>
              </mrow>
              <mo stretchy="false">−</mo>
              <mrow>
                <mo fence="true" stretchy="false">(</mo>
                <mrow>
                  <mrow>
                    <mn>1</mn>
                    <mo stretchy="false">−</mo>
                    <mi>s</mi>
                  </mrow>
                </mrow>
                <mo fence="true" stretchy="false">)</mo>
              </mrow>
            </mrow>
            <mrow>
              <munderover>
                <mo stretchy="false">∑</mo>
                <mrow>
                  <mi>j</mi>
                  <mo stretchy="false">=</mo>
                  <mn>1</mn>
                </mrow>
                <mi>n</mi>
              </munderover>
              <msup>
                <mi>j</mi>
                <mrow>
                  <mo stretchy="false">−</mo>
                  <mi>s</mi>
                </mrow>
              </msup>
            </mrow>
          </mrow>
        </mrow>
        <mo fence="true" stretchy="false">)</mo>
      </mrow>
      <mi>,</mi>
      <mi mathvariant="normal">ℜ</mi>
      <mrow>
        <mrow>
          <mo fence="true" stretchy="false">(</mo>
          <mrow>
            <mi>s</mi>
          </mrow>
          <mo fence="true" stretchy="false">)</mo>
        </mrow>
        <mo stretchy="false">&gt;</mo>
        <mn>0</mn>
      </mrow>
    </mrow>
    <annotation encoding="StarMath 5.0">(s-1)%zeta( s ) = 

lim from {n rightarrow infinity}{}


( 

n cdot s cdot( %zeta(s+1) - sum from j = 1 to n j^{-s-1} )

- 

( 1-s ) sum from j = 1 to n j^-s

), re( s )&gt;0</annotation>
  </semantics>
</math>
</file>

<file path=Object 12/content.xml><?xml version="1.0" encoding="utf-8"?>
<math xmlns="http://www.w3.org/1998/Math/MathML" display="block">
  <semantics>
    <mrow>
      <mrow>
        <munder>
          <mi>lim</mi>
          <mrow>
            <mi>x</mi>
            <mo stretchy="false">→</mo>
            <mn>1</mn>
          </mrow>
        </munder>
        <mrow/>
      </mrow>
      <mfrac>
        <mo stretchy="false">∂</mo>
        <mrow>
          <mo stretchy="false">∂</mo>
          <mi>x</mi>
        </mrow>
      </mfrac>
      <msub>
        <mi mathvariant="normal">η</mi>
        <mi>x</mi>
      </msub>
      <mrow>
        <mrow>
          <mo fence="true" stretchy="false">(</mo>
          <mrow>
            <mi>s</mi>
          </mrow>
          <mo fence="true" stretchy="false">)</mo>
        </mrow>
        <mo stretchy="false">=</mo>
        <mrow>
          <mo fence="true" stretchy="false">(</mo>
          <mrow>
            <mrow>
              <mi>s</mi>
              <mo stretchy="false">−</mo>
              <mn>1</mn>
            </mrow>
          </mrow>
          <mo fence="true" stretchy="false">)</mo>
        </mrow>
      </mrow>
      <mi mathvariant="normal">ζ</mi>
      <mrow>
        <mo fence="true" stretchy="false">(</mo>
        <mrow>
          <mi>s</mi>
        </mrow>
        <mo fence="true" stretchy="false">)</mo>
      </mrow>
    </mrow>
    <annotation encoding="StarMath 5.0">lim from {x rightarrow 1 }{ } { {partial}over{partial x} }%eta_x( s ) = ( s-1 )%zeta( s )</annotation>
  </semantics>
</math>
</file>

<file path=Object 120/content.xml><?xml version="1.0" encoding="utf-8"?>
<math xmlns="http://www.w3.org/1998/Math/MathML" display="block">
  <semantics>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subsup>
          <mi>H</mi>
          <mrow>
            <mi>x</mi>
            <mo stretchy="false">⋅</mo>
            <mi>n</mi>
          </mrow>
          <mrow>
            <mo fence="true" stretchy="false">(</mo>
            <mrow>
              <mi>s</mi>
            </mrow>
            <mo fence="true" stretchy="false">)</mo>
          </mrow>
        </msubsup>
        <mo stretchy="false">−</mo>
        <msup>
          <mi>x</mi>
          <mrow>
            <mn>1</mn>
            <mo stretchy="false">−</mo>
            <mi>s</mi>
          </mrow>
        </msup>
      </mrow>
      <msubsup>
        <mi>H</mi>
        <mi>n</mi>
        <mrow>
          <mo fence="true" stretchy="false">(</mo>
          <mrow>
            <mi>s</mi>
          </mrow>
          <mo fence="true" stretchy="false">)</mo>
        </mrow>
      </msubsup>
      <mi>,</mi>
      <mi mathvariant="normal">ℜ</mi>
      <mrow>
        <mrow>
          <mo fence="true" stretchy="false">(</mo>
          <mrow>
            <mi>s</mi>
          </mrow>
          <mo fence="true" stretchy="false">)</mo>
        </mrow>
        <mo stretchy="false">&gt;</mo>
        <mn>0</mn>
      </mrow>
    </mrow>
    <annotation encoding="StarMath 5.0">(1-x^{ 1-s })%zeta( s ) = 

lim from {n rightarrow infinity}{}

H^(s)_{ x cdot n }

- 

x^{1-s} H^(s)_{n}, re( s )&gt;0</annotation>
  </semantics>
</math>
</file>

<file path=Object 121/content.xml><?xml version="1.0" encoding="utf-8"?>
<math xmlns="http://www.w3.org/1998/Math/MathML" display="block">
  <semantics>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subsup>
          <mi>H</mi>
          <mi>n</mi>
          <mrow>
            <mo fence="true" stretchy="false">(</mo>
            <mrow>
              <mi>s</mi>
            </mrow>
            <mo fence="true" stretchy="false">)</mo>
          </mrow>
        </msubsup>
        <mo stretchy="false">−</mo>
        <msup>
          <mi>x</mi>
          <mrow>
            <mn>1</mn>
            <mo stretchy="false">−</mo>
            <mi>s</mi>
          </mrow>
        </msup>
      </mrow>
      <msubsup>
        <mi>H</mi>
        <mfrac>
          <mi>n</mi>
          <mi>x</mi>
        </mfrac>
        <mrow>
          <mo fence="true" stretchy="false">(</mo>
          <mrow>
            <mi>s</mi>
          </mrow>
          <mo fence="true" stretchy="false">)</mo>
        </mrow>
      </msubsup>
      <mi>,</mi>
      <mi mathvariant="normal">ℜ</mi>
      <mrow>
        <mrow>
          <mo fence="true" stretchy="false">(</mo>
          <mrow>
            <mi>s</mi>
          </mrow>
          <mo fence="true" stretchy="false">)</mo>
        </mrow>
        <mo stretchy="false">&gt;</mo>
        <mn>0</mn>
      </mrow>
    </mrow>
    <annotation encoding="StarMath 5.0">(1-x^{ 1-s })%zeta( s ) = 

lim from {n rightarrow infinity}{}

H^(s)_{ n }

- 

x^{1-s} H^(s)_{n over x}, re( s )&gt;0</annotation>
  </semantics>
</math>
</file>

<file path=Object 122/content.xml><?xml version="1.0" encoding="utf-8"?>
<math xmlns="http://www.w3.org/1998/Math/MathML" display="block">
  <semantics>
    <mrow>
      <mrow>
        <mfrac>
          <mrow>
            <mo stretchy="false">∂</mo>
            <msubsup>
              <mi>H</mi>
              <mi>z</mi>
              <mrow>
                <mo fence="true" stretchy="false">(</mo>
                <mrow>
                  <mi>s</mi>
                </mrow>
                <mo fence="true" stretchy="false">)</mo>
              </mrow>
            </msubsup>
          </mrow>
          <mrow>
            <mo stretchy="false">∂</mo>
            <mi>z</mi>
          </mrow>
        </mfrac>
        <mo stretchy="false">=</mo>
        <mi>s</mi>
      </mrow>
      <mrow>
        <mo fence="true" stretchy="false">(</mo>
        <mrow>
          <mrow>
            <mi mathvariant="normal">ζ</mi>
            <mrow>
              <mrow>
                <mo fence="true" stretchy="false">(</mo>
                <mrow>
                  <mrow>
                    <mi>s</mi>
                    <mo stretchy="false">+</mo>
                    <mn>1</mn>
                  </mrow>
                </mrow>
                <mo fence="true" stretchy="false">)</mo>
              </mrow>
              <mo stretchy="false">−</mo>
              <msubsup>
                <mi>H</mi>
                <mi>z</mi>
                <mrow>
                  <mo fence="true" stretchy="false">(</mo>
                  <mrow>
                    <mrow>
                      <mi>s</mi>
                      <mo stretchy="false">+</mo>
                      <mn>1</mn>
                    </mrow>
                  </mrow>
                  <mo fence="true" stretchy="false">)</mo>
                </mrow>
              </msubsup>
            </mrow>
          </mrow>
        </mrow>
        <mo fence="true" stretchy="false">)</mo>
      </mrow>
    </mrow>
    <annotation encoding="StarMath 5.0">{partial H^(s)_{ z }} over { partial z } = s( %zeta(s+1 )-H^( s+1 )_z)
</annotation>
  </semantics>
</math>
</file>

<file path=Object 123/content.xml><?xml version="1.0" encoding="utf-8"?>
<math xmlns="http://www.w3.org/1998/Math/MathML" display="block">
  <semantics>
    <mrow>
      <mrow>
        <mfrac>
          <mrow>
            <msup>
              <mo stretchy="false">∂</mo>
              <mi>n</mi>
            </msup>
            <msubsup>
              <mi>H</mi>
              <mi>z</mi>
              <mrow>
                <mo fence="true" stretchy="false">(</mo>
                <mrow>
                  <mi>s</mi>
                </mrow>
                <mo fence="true" stretchy="false">)</mo>
              </mrow>
            </msubsup>
          </mrow>
          <mrow>
            <msup>
              <mo stretchy="false">∂</mo>
              <mi>n</mi>
            </msup>
            <mi>z</mi>
          </mrow>
        </mfrac>
        <mo stretchy="false">=</mo>
        <mrow>
          <msup>
            <mrow>
              <mo fence="true" stretchy="false">(</mo>
              <mrow>
                <mrow>
                  <mo stretchy="false">−</mo>
                  <mn>1</mn>
                </mrow>
              </mrow>
              <mo fence="true" stretchy="false">)</mo>
            </mrow>
            <mi>n</mi>
          </msup>
          <mo stretchy="false">⋅</mo>
          <msub>
            <mrow>
              <mo fence="true" stretchy="false">(</mo>
              <mrow>
                <mi>s</mi>
              </mrow>
              <mo fence="true" stretchy="false">)</mo>
            </mrow>
            <mi>n</mi>
          </msub>
        </mrow>
      </mrow>
      <mrow>
        <mo fence="true" stretchy="false">(</mo>
        <mrow>
          <mrow>
            <mrow>
              <msubsup>
                <mi>H</mi>
                <mi>z</mi>
                <mrow>
                  <mo fence="true" stretchy="false">(</mo>
                  <mrow>
                    <mrow>
                      <mi>s</mi>
                      <mo stretchy="false">+</mo>
                      <mi>n</mi>
                    </mrow>
                  </mrow>
                  <mo fence="true" stretchy="false">)</mo>
                </mrow>
              </msubsup>
              <mo stretchy="false">−</mo>
              <mi mathvariant="normal">ζ</mi>
            </mrow>
            <mrow>
              <mo fence="true" stretchy="false">(</mo>
              <mrow>
                <mrow>
                  <mi>s</mi>
                  <mo stretchy="false">+</mo>
                  <mi>n</mi>
                </mrow>
              </mrow>
              <mo fence="true" stretchy="false">)</mo>
            </mrow>
          </mrow>
        </mrow>
        <mo fence="true" stretchy="false">)</mo>
      </mrow>
    </mrow>
    <annotation encoding="StarMath 5.0">{partial^n H^(s)_{ z }} over { partial^n z } =  (-1)^n cdot (s)_n ( H^( s+n )_z - %zeta(s+n ))
</annotation>
  </semantics>
</math>
</file>

<file path=Object 124/content.xml><?xml version="1.0" encoding="utf-8"?>
<math xmlns="http://www.w3.org/1998/Math/MathML" display="block">
  <semantics>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subsup>
          <mi>H</mi>
          <mrow>
            <mi>x</mi>
            <mo stretchy="false">⋅</mo>
            <mi>n</mi>
          </mrow>
          <mrow>
            <mo fence="true" stretchy="false">(</mo>
            <mrow>
              <mi>s</mi>
            </mrow>
            <mo fence="true" stretchy="false">)</mo>
          </mrow>
        </msubsup>
        <mo stretchy="false">−</mo>
        <msup>
          <mi>x</mi>
          <mrow>
            <mn>1</mn>
            <mo stretchy="false">−</mo>
            <mi>s</mi>
          </mrow>
        </msup>
      </mrow>
      <msubsup>
        <mi>H</mi>
        <mi>n</mi>
        <mrow>
          <mo fence="true" stretchy="false">(</mo>
          <mrow>
            <mi>s</mi>
          </mrow>
          <mo fence="true" stretchy="false">)</mo>
        </mrow>
      </msubsup>
      <mi>,</mi>
      <mi mathvariant="normal">ℜ</mi>
      <mrow>
        <mrow>
          <mo fence="true" stretchy="false">(</mo>
          <mrow>
            <mi>s</mi>
          </mrow>
          <mo fence="true" stretchy="false">)</mo>
        </mrow>
        <mo stretchy="false">&gt;</mo>
        <mn>0</mn>
      </mrow>
    </mrow>
    <annotation encoding="StarMath 5.0">(1-x^{ 1-s })%zeta( s ) = 

lim from {n rightarrow infinity}{}

H^(s)_{ x cdot n }

- 

x^{1-s} H^(s)_{n}, re( s )&gt;0</annotation>
  </semantics>
</math>
</file>

<file path=Object 125/content.xml><?xml version="1.0" encoding="utf-8"?>
<math xmlns="http://www.w3.org/1998/Math/MathML" display="block">
  <semantics>
    <mrow>
      <mrow>
        <msubsup>
          <mi>H</mi>
          <mi>n</mi>
          <mrow>
            <mo fence="true" stretchy="false">(</mo>
            <mrow>
              <mi>s</mi>
            </mrow>
            <mo fence="true" stretchy="false">)</mo>
          </mrow>
        </msubsup>
        <mo stretchy="false">=</mo>
        <mi mathvariant="normal">ζ</mi>
      </mrow>
      <mrow>
        <mrow>
          <mo fence="true" stretchy="false">(</mo>
          <mrow>
            <mi>s</mi>
          </mrow>
          <mo fence="true" stretchy="false">)</mo>
        </mrow>
        <mo stretchy="false">−</mo>
        <mi mathvariant="normal">ζ</mi>
      </mrow>
      <mrow>
        <mo fence="true" stretchy="false">(</mo>
        <mrow>
          <mrow>
            <mi>s</mi>
            <mi>,</mi>
            <mrow>
              <mi>n</mi>
              <mo stretchy="false">+</mo>
              <mn>1</mn>
            </mrow>
          </mrow>
        </mrow>
        <mo fence="true" stretchy="false">)</mo>
      </mrow>
    </mrow>
    <annotation encoding="StarMath 5.0">H^(s)_{ n } = %zeta( s )-%zeta( s,n+1 )</annotation>
  </semantics>
</math>
</file>

<file path=Object 126/content.xml><?xml version="1.0" encoding="utf-8"?>
<math xmlns="http://www.w3.org/1998/Math/MathML" display="block">
  <semantics>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row>
          <mo fence="true" stretchy="false">(</mo>
          <mrow>
            <mrow>
              <mi mathvariant="normal">ζ</mi>
              <mrow>
                <mrow>
                  <mo fence="true" stretchy="false">(</mo>
                  <mrow>
                    <mi>s</mi>
                  </mrow>
                  <mo fence="true" stretchy="false">)</mo>
                </mrow>
                <mo stretchy="false">−</mo>
                <mi mathvariant="normal">ζ</mi>
              </mrow>
              <mrow>
                <mo fence="true" stretchy="false">(</mo>
                <mrow>
                  <mrow>
                    <mi>s</mi>
                    <mi>,</mi>
                    <mi>n</mi>
                    <mrow>
                      <mi>x</mi>
                      <mo stretchy="false">+</mo>
                      <mn>1</mn>
                    </mrow>
                  </mrow>
                </mrow>
                <mo fence="true" stretchy="false">)</mo>
              </mrow>
            </mrow>
          </mrow>
          <mo fence="true" stretchy="false">)</mo>
        </mrow>
        <mo stretchy="false">−</mo>
        <mrow>
          <msup>
            <mi>x</mi>
            <mrow>
              <mn>1</mn>
              <mo stretchy="false">−</mo>
              <mi>s</mi>
            </mrow>
          </msup>
          <mo stretchy="false">⋅</mo>
          <mrow>
            <mo fence="true" stretchy="false">(</mo>
            <mrow>
              <mrow>
                <mi mathvariant="normal">ζ</mi>
                <mrow>
                  <mrow>
                    <mo fence="true" stretchy="false">(</mo>
                    <mrow>
                      <mi>s</mi>
                    </mrow>
                    <mo fence="true" stretchy="false">)</mo>
                  </mrow>
                  <mo stretchy="false">−</mo>
                  <mi mathvariant="normal">ζ</mi>
                </mrow>
                <mrow>
                  <mo fence="true" stretchy="false">(</mo>
                  <mrow>
                    <mrow>
                      <mi>s</mi>
                      <mi>,</mi>
                      <mrow>
                        <mi>n</mi>
                        <mo stretchy="false">+</mo>
                        <mn>1</mn>
                      </mrow>
                    </mrow>
                  </mrow>
                  <mo fence="true" stretchy="false">)</mo>
                </mrow>
              </mrow>
            </mrow>
            <mo fence="true" stretchy="false">)</mo>
          </mrow>
        </mrow>
      </mrow>
      <mi>,</mi>
      <mi mathvariant="normal">ℜ</mi>
      <mrow>
        <mrow>
          <mo fence="true" stretchy="false">(</mo>
          <mrow>
            <mi>s</mi>
          </mrow>
          <mo fence="true" stretchy="false">)</mo>
        </mrow>
        <mo stretchy="false">&gt;</mo>
        <mn>0</mn>
      </mrow>
    </mrow>
    <annotation encoding="StarMath 5.0">(1-x^{ 1-s })%zeta( s ) = 

lim from {n rightarrow infinity}{}

(%zeta( s )-%zeta( s,n x+1 ))

- 

x^{1-s} cdot (%zeta( s )-%zeta( s,n+1 )), re( s )&gt;0</annotation>
  </semantics>
</math>
</file>

<file path=Object 127/content.xml><?xml version="1.0" encoding="utf-8"?>
<math xmlns="http://www.w3.org/1998/Math/MathML" display="block">
  <semantics>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row>
          <msup>
            <mi>x</mi>
            <mrow>
              <mn>1</mn>
              <mo stretchy="false">−</mo>
              <mi>s</mi>
            </mrow>
          </msup>
          <mo stretchy="false">⋅</mo>
          <mi mathvariant="normal">ζ</mi>
        </mrow>
      </mrow>
      <mrow>
        <mrow>
          <mo fence="true" stretchy="false">(</mo>
          <mrow>
            <mrow>
              <mi>s</mi>
              <mi>,</mi>
              <mrow>
                <mi>n</mi>
                <mo stretchy="false">+</mo>
                <mn>1</mn>
              </mrow>
            </mrow>
          </mrow>
          <mo fence="true" stretchy="false">)</mo>
        </mrow>
        <mo stretchy="false">−</mo>
        <mi mathvariant="normal">ζ</mi>
      </mrow>
      <mrow>
        <mo fence="true" stretchy="false">(</mo>
        <mrow>
          <mrow>
            <mi>s</mi>
            <mi>,</mi>
            <mi>n</mi>
            <mrow>
              <mi>x</mi>
              <mo stretchy="false">+</mo>
              <mn>1</mn>
            </mrow>
          </mrow>
        </mrow>
        <mo fence="true" stretchy="false">)</mo>
      </mrow>
      <mi>,</mi>
      <mi mathvariant="normal">ℜ</mi>
      <mrow>
        <mrow>
          <mo fence="true" stretchy="false">(</mo>
          <mrow>
            <mi>s</mi>
          </mrow>
          <mo fence="true" stretchy="false">)</mo>
        </mrow>
        <mo stretchy="false">&gt;</mo>
        <mn>0</mn>
      </mrow>
    </mrow>
    <annotation encoding="StarMath 5.0">(1-x^{ 1-s })%zeta( s ) = 

lim from {n rightarrow infinity}{}

( 1-x^{1-s} )%zeta( s )

+

x^{1-s} cdot %zeta( s,n+1 ) - %zeta( s,n x+1 )

 

, re( s )&gt;0</annotation>
  </semantics>
</math>
</file>

<file path=Object 128/content.xml><?xml version="1.0" encoding="utf-8"?>
<math xmlns="http://www.w3.org/1998/Math/MathML" display="block">
  <semantics>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row>
          <munderover>
            <mo stretchy="false">∑</mo>
            <mrow>
              <mi>j</mi>
              <mo stretchy="false">=</mo>
              <mn>1</mn>
            </mrow>
            <mi>n</mi>
          </munderover>
          <mrow>
            <mrow>
              <msup>
                <mi>x</mi>
                <mrow>
                  <mn>1</mn>
                  <mo stretchy="false">−</mo>
                  <mi>s</mi>
                </mrow>
              </msup>
              <mo stretchy="false">⋅</mo>
              <msup>
                <mrow>
                  <mo fence="true" stretchy="false">(</mo>
                  <mrow>
                    <mrow>
                      <mi>j</mi>
                      <mo stretchy="false">+</mo>
                      <mi>n</mi>
                    </mrow>
                  </mrow>
                  <mo fence="true" stretchy="false">)</mo>
                </mrow>
                <mrow>
                  <mo stretchy="false">−</mo>
                  <mi>s</mi>
                </mrow>
              </msup>
            </mrow>
            <mo stretchy="false">−</mo>
            <msup>
              <mrow>
                <mo fence="true" stretchy="false">(</mo>
                <mrow>
                  <mrow>
                    <mrow>
                      <mi>j</mi>
                      <mo stretchy="false">+</mo>
                      <mi>n</mi>
                    </mrow>
                    <mi>x</mi>
                  </mrow>
                </mrow>
                <mo fence="true" stretchy="false">)</mo>
              </mrow>
              <mrow>
                <mo stretchy="false">−</mo>
                <mi>s</mi>
              </mrow>
            </msup>
          </mrow>
        </mrow>
      </mrow>
      <mi>,</mi>
      <mi mathvariant="normal">ℜ</mi>
      <mrow>
        <mrow>
          <mo fence="true" stretchy="false">(</mo>
          <mrow>
            <mi>s</mi>
          </mrow>
          <mo fence="true" stretchy="false">)</mo>
        </mrow>
        <mo stretchy="false">&gt;</mo>
        <mn>0</mn>
      </mrow>
    </mrow>
    <annotation encoding="StarMath 5.0">(1-x^{ 1-s })%zeta( s ) = 

lim from {n rightarrow infinity}{}

( 1-x^{1-s} )%zeta( s )

+

sum from j = 1 to n { x^{1-s} cdot (j+n)^-s - (j+n x)^-s }

, re( s )&gt;0</annotation>
  </semantics>
</math>
</file>

<file path=Object 129/content.xml><?xml version="1.0" encoding="utf-8"?>
<math xmlns="http://www.w3.org/1998/Math/MathML" display="block">
  <semantics>
    <mrow>
      <mrow>
        <munder>
          <mi>lim</mi>
          <mrow>
            <mi>n</mi>
            <mo stretchy="false">→</mo>
            <mi mathvariant="normal">∞</mi>
          </mrow>
        </munder>
        <mrow/>
      </mrow>
      <mrow>
        <mrow>
          <mrow>
            <msup>
              <mi>x</mi>
              <mrow>
                <mn>1</mn>
                <mo stretchy="false">−</mo>
                <mi>s</mi>
              </mrow>
            </msup>
            <mo stretchy="false">⋅</mo>
            <msup>
              <mrow>
                <mo fence="true" stretchy="false">(</mo>
                <mrow>
                  <mrow>
                    <mi>j</mi>
                    <mo stretchy="false">+</mo>
                    <mi>n</mi>
                  </mrow>
                </mrow>
                <mo fence="true" stretchy="false">)</mo>
              </mrow>
              <mrow>
                <mo stretchy="false">−</mo>
                <mi>s</mi>
              </mrow>
            </msup>
          </mrow>
          <mo stretchy="false">−</mo>
          <msup>
            <mrow>
              <mo fence="true" stretchy="false">(</mo>
              <mrow>
                <mrow>
                  <mrow>
                    <mi>j</mi>
                    <mo stretchy="false">+</mo>
                    <mi>n</mi>
                  </mrow>
                  <mi>x</mi>
                </mrow>
              </mrow>
              <mo fence="true" stretchy="false">)</mo>
            </mrow>
            <mrow>
              <mo stretchy="false">−</mo>
              <mi>s</mi>
            </mrow>
          </msup>
        </mrow>
        <mo stretchy="false">=</mo>
        <mn>0</mn>
      </mrow>
    </mrow>
    <annotation encoding="StarMath 5.0">lim from {n rightarrow infinity}{}

{ x^{1-s} cdot (j+n)^-s - (j+n x)^-s }

= 0</annotation>
  </semantics>
</math>
</file>

<file path=Object 13/content.xml><?xml version="1.0" encoding="utf-8"?>
<math xmlns="http://www.w3.org/1998/Math/MathML" display="block">
  <semantics>
    <mrow>
      <msubsup>
        <mi>H</mi>
        <mi>n</mi>
        <mrow>
          <mo fence="true" stretchy="false">(</mo>
          <mrow>
            <mi>s</mi>
          </mrow>
          <mo fence="true" stretchy="false">)</mo>
        </mrow>
      </msubsup>
      <mo stretchy="false">=</mo>
      <mrow>
        <munderover>
          <mo stretchy="false">∑</mo>
          <mrow>
            <mi>j</mi>
            <mo stretchy="false">=</mo>
            <mn>1</mn>
          </mrow>
          <mi>n</mi>
        </munderover>
        <mfrac>
          <mn>1</mn>
          <msup>
            <mi>j</mi>
            <mi>s</mi>
          </msup>
        </mfrac>
      </mrow>
    </mrow>
    <annotation encoding="StarMath 5.0">H^(s)_{ n } = sum from j = 1 to n {1 over j^s}</annotation>
  </semantics>
</math>
</file>

<file path=Object 130/content.xml><?xml version="1.0" encoding="utf-8"?>
<math xmlns="http://www.w3.org/1998/Math/MathML" display="block">
  <semantics>
    <mrow>
      <mrow>
        <munder>
          <mi>lim</mi>
          <mrow>
            <mi>n</mi>
            <mo stretchy="false">→</mo>
            <mi mathvariant="normal">∞</mi>
          </mrow>
        </munder>
        <mrow/>
      </mrow>
      <mrow>
        <msup>
          <mi>n</mi>
          <mrow>
            <mo stretchy="false">−</mo>
            <mi>s</mi>
          </mrow>
        </msup>
        <mo stretchy="false">=</mo>
        <mn>0</mn>
      </mrow>
    </mrow>
    <annotation encoding="StarMath 5.0">lim from {n rightarrow infinity}{}

n^-s

= 0</annotation>
  </semantics>
</math>
</file>

<file path=Object 131/content.xml><?xml version="1.0" encoding="utf-8"?>
<math xmlns="http://www.w3.org/1998/Math/MathML" display="block">
  <semantics>
    <mrow>
      <msub>
        <mi mathvariant="normal">α</mi>
        <mfrac>
          <mi>a</mi>
          <mi>b</mi>
        </mfrac>
      </msub>
      <mrow>
        <mrow>
          <mo fence="true" stretchy="false">(</mo>
          <mrow>
            <mi>n</mi>
          </mrow>
          <mo fence="true" stretchy="false">)</mo>
        </mrow>
        <mo stretchy="false">=</mo>
        <mrow>
          <mrow>
            <mi>b</mi>
            <mo stretchy="false">⋅</mo>
            <mrow>
              <mo fence="true" stretchy="false">(</mo>
              <mrow>
                <mrow>
                  <mrow>
                    <mo fence="true" stretchy="false">⌊</mo>
                    <mrow>
                      <mfrac>
                        <mi>n</mi>
                        <mi>b</mi>
                      </mfrac>
                    </mrow>
                    <mo fence="true" stretchy="false">⌋</mo>
                  </mrow>
                  <mo stretchy="false">−</mo>
                  <mrow>
                    <mo fence="true" stretchy="false">⌊</mo>
                    <mrow>
                      <mfrac>
                        <mrow>
                          <mi>n</mi>
                          <mo stretchy="false">−</mo>
                          <mn>1</mn>
                        </mrow>
                        <mi>b</mi>
                      </mfrac>
                    </mrow>
                    <mo fence="true" stretchy="false">⌋</mo>
                  </mrow>
                </mrow>
              </mrow>
              <mo fence="true" stretchy="false">)</mo>
            </mrow>
          </mrow>
          <mo stretchy="false">−</mo>
          <mrow>
            <mi>a</mi>
            <mo stretchy="false">⋅</mo>
            <mrow>
              <mo fence="true" stretchy="false">(</mo>
              <mrow>
                <mrow>
                  <mrow>
                    <mo fence="true" stretchy="false">⌊</mo>
                    <mrow>
                      <mfrac>
                        <mi>n</mi>
                        <mi>a</mi>
                      </mfrac>
                    </mrow>
                    <mo fence="true" stretchy="false">⌋</mo>
                  </mrow>
                  <mo stretchy="false">−</mo>
                  <mrow>
                    <mo fence="true" stretchy="false">⌊</mo>
                    <mrow>
                      <mfrac>
                        <mrow>
                          <mi>n</mi>
                          <mo stretchy="false">−</mo>
                          <mn>1</mn>
                        </mrow>
                        <mi>a</mi>
                      </mfrac>
                    </mrow>
                    <mo fence="true" stretchy="false">⌋</mo>
                  </mrow>
                </mrow>
              </mrow>
              <mo fence="true" stretchy="false">)</mo>
            </mrow>
          </mrow>
        </mrow>
      </mrow>
    </mrow>
    <annotation encoding="StarMath 5.0">%alpha_{a over b}(n) = b cdot (lfloor n over b rfloor - lfloor {n - 1} over b rfloor )-a cdot (lfloor n over a rfloor - lfloor {n - 1} over a rfloor )</annotation>
  </semantics>
</math>
</file>

<file path=Object 132/content.xml><?xml version="1.0" encoding="utf-8"?>
<math xmlns="http://www.w3.org/1998/Math/MathML" display="block">
  <semantics>
    <mrow>
      <mrow>
        <mo fence="true" stretchy="false">(</mo>
        <mrow>
          <mrow>
            <mn>1</mn>
            <mo stretchy="false">−</mo>
            <msup>
              <mrow>
                <mo fence="true" stretchy="false">(</mo>
                <mrow>
                  <mfrac>
                    <mi>a</mi>
                    <mi>b</mi>
                  </mfrac>
                </mrow>
                <mo fence="true" stretchy="false">)</mo>
              </mrow>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underover>
          <mo stretchy="false">∑</mo>
          <mrow>
            <mi>j</mi>
            <mo stretchy="false">=</mo>
            <mn>1</mn>
          </mrow>
          <mrow>
            <mi>b</mi>
            <mo stretchy="false">⋅</mo>
            <mi>n</mi>
          </mrow>
        </munderover>
        <msup>
          <mi>b</mi>
          <mrow>
            <mo stretchy="false">−</mo>
            <mn>1</mn>
          </mrow>
        </msup>
      </mrow>
      <msub>
        <mi mathvariant="normal">α</mi>
        <mfrac>
          <mi>a</mi>
          <mi>b</mi>
        </mfrac>
      </msub>
      <mrow>
        <mrow>
          <mo fence="true" stretchy="false">(</mo>
          <mrow>
            <mi>j</mi>
          </mrow>
          <mo fence="true" stretchy="false">)</mo>
        </mrow>
        <mo stretchy="false">⋅</mo>
        <msup>
          <mrow>
            <mo fence="true" stretchy="false">(</mo>
            <mrow>
              <mfrac>
                <mi>j</mi>
                <mi>b</mi>
              </mfrac>
            </mrow>
            <mo fence="true" stretchy="false">)</mo>
          </mrow>
          <mrow>
            <mo stretchy="false">−</mo>
            <mi>s</mi>
          </mrow>
        </msup>
      </mrow>
    </mrow>
    <annotation encoding="StarMath 5.0">(1-(a over b)^{1-s})%zeta(s) = lim from {n rightarrow infinity}{} sum from j = 1 to {b cdot n} b^-1  %alpha_{a over b}(j) cdot ( j over b )^-s</annotation>
  </semantics>
</math>
</file>

<file path=Object 133/content.xml><?xml version="1.0" encoding="utf-8"?>
<math xmlns="http://www.w3.org/1998/Math/MathML" display="block">
  <semantics>
    <mrow>
      <mrow>
        <mo fence="true" stretchy="false">(</mo>
        <mrow>
          <mrow>
            <mn>1</mn>
            <mo stretchy="false">−</mo>
            <msup>
              <mrow>
                <mo fence="true" stretchy="false">(</mo>
                <mrow>
                  <mfrac>
                    <mi>a</mi>
                    <mi>b</mi>
                  </mfrac>
                </mrow>
                <mo fence="true" stretchy="false">)</mo>
              </mrow>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underover>
          <mo stretchy="false">∑</mo>
          <mrow>
            <mi>k</mi>
            <mo stretchy="false">=</mo>
            <mn>1</mn>
          </mrow>
          <mi>n</mi>
        </munderover>
        <mrow>
          <munderover>
            <mo stretchy="false">∑</mo>
            <mrow>
              <mi>j</mi>
              <mo stretchy="false">=</mo>
              <mn>1</mn>
            </mrow>
            <mrow>
              <mi>a</mi>
              <mo stretchy="false">⋅</mo>
              <mi>b</mi>
            </mrow>
          </munderover>
          <msup>
            <mi>b</mi>
            <mrow>
              <mo stretchy="false">−</mo>
              <mn>1</mn>
            </mrow>
          </msup>
        </mrow>
      </mrow>
      <msub>
        <mi mathvariant="normal">α</mi>
        <mfrac>
          <mi>a</mi>
          <mi>b</mi>
        </mfrac>
      </msub>
      <mrow>
        <mrow>
          <mo fence="true" stretchy="false">(</mo>
          <mrow>
            <mi>j</mi>
          </mrow>
          <mo fence="true" stretchy="false">)</mo>
        </mrow>
        <mo stretchy="false">⋅</mo>
        <msup>
          <mrow>
            <mo fence="true" stretchy="false">(</mo>
            <mrow>
              <mfrac>
                <mrow>
                  <mrow>
                    <mi>a</mi>
                    <mo stretchy="false">⋅</mo>
                    <mi>b</mi>
                    <mo stretchy="false">⋅</mo>
                    <mi>k</mi>
                  </mrow>
                  <mo stretchy="false">+</mo>
                  <mi>j</mi>
                </mrow>
                <mi>b</mi>
              </mfrac>
            </mrow>
            <mo fence="true" stretchy="false">)</mo>
          </mrow>
          <mrow>
            <mo stretchy="false">−</mo>
            <mi>s</mi>
          </mrow>
        </msup>
      </mrow>
    </mrow>
    <annotation encoding="StarMath 5.0">(1-(a over b)^{1-s})%zeta(s) = lim from {n rightarrow infinity}{} sum from k = 1 to n sum from j = 1 to {a cdot b} b^-1  %alpha_{a over b}(j) cdot ( {a cdot b cdot k + j} over b )^-s</annotation>
  </semantics>
</math>
</file>

<file path=Object 134/content.xml><?xml version="1.0" encoding="utf-8"?>
<math xmlns="http://www.w3.org/1998/Math/MathML" display="block">
  <semantics>
    <mrow>
      <mrow>
        <mo fence="true" stretchy="false">(</mo>
        <mrow>
          <mrow>
            <mn>1</mn>
            <mo stretchy="false">−</mo>
            <msup>
              <mrow>
                <mo fence="true" stretchy="false">(</mo>
                <mrow>
                  <mfrac>
                    <mi>a</mi>
                    <mi>b</mi>
                  </mfrac>
                </mrow>
                <mo fence="true" stretchy="false">)</mo>
              </mrow>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row>
          <msup>
            <mi>b</mi>
            <mrow>
              <mo stretchy="false">−</mo>
              <mn>1</mn>
            </mrow>
          </msup>
          <mo stretchy="false">⋅</mo>
          <mrow>
            <munderover>
              <mo stretchy="false">∑</mo>
              <mrow>
                <mi>k</mi>
                <mo stretchy="false">=</mo>
                <mn>1</mn>
              </mrow>
              <mi>n</mi>
            </munderover>
            <mrow>
              <mo fence="true" stretchy="false">(</mo>
              <mrow>
                <mrow>
                  <mrow>
                    <mo stretchy="false">−</mo>
                    <mi>a</mi>
                  </mrow>
                  <mrow>
                    <munderover>
                      <mo stretchy="false">∑</mo>
                      <mrow>
                        <mi>j</mi>
                        <mo stretchy="false">=</mo>
                        <mn>1</mn>
                      </mrow>
                      <mi>b</mi>
                    </munderover>
                    <msup>
                      <mrow>
                        <mo fence="true" stretchy="false">(</mo>
                        <mrow>
                          <mfrac>
                            <mrow>
                              <mrow>
                                <mi>a</mi>
                                <mo stretchy="false">⋅</mo>
                                <mi>b</mi>
                                <mo stretchy="false">⋅</mo>
                                <mi>k</mi>
                              </mrow>
                              <mo stretchy="false">+</mo>
                              <mrow>
                                <mi>a</mi>
                                <mo stretchy="false">⋅</mo>
                                <mi>j</mi>
                              </mrow>
                            </mrow>
                            <mi>b</mi>
                          </mfrac>
                        </mrow>
                        <mo fence="true" stretchy="false">)</mo>
                      </mrow>
                      <mrow>
                        <mo stretchy="false">−</mo>
                        <mi>s</mi>
                      </mrow>
                    </msup>
                  </mrow>
                </mrow>
              </mrow>
              <mo fence="true" stretchy="false">)</mo>
            </mrow>
          </mrow>
        </mrow>
        <mo stretchy="false">+</mo>
        <mrow>
          <mo fence="true" stretchy="false">(</mo>
          <mrow>
            <mrow>
              <mi>b</mi>
              <mrow>
                <munderover>
                  <mo stretchy="false">∑</mo>
                  <mrow>
                    <mi>j</mi>
                    <mo stretchy="false">=</mo>
                    <mn>1</mn>
                  </mrow>
                  <mi>a</mi>
                </munderover>
                <msup>
                  <mrow>
                    <mo fence="true" stretchy="false">(</mo>
                    <mrow>
                      <mfrac>
                        <mrow>
                          <mrow>
                            <mi>a</mi>
                            <mo stretchy="false">⋅</mo>
                            <mi>b</mi>
                            <mo stretchy="false">⋅</mo>
                            <mi>k</mi>
                          </mrow>
                          <mo stretchy="false">+</mo>
                          <mrow>
                            <mi>b</mi>
                            <mo stretchy="false">⋅</mo>
                            <mi>j</mi>
                          </mrow>
                        </mrow>
                        <mi>b</mi>
                      </mfrac>
                    </mrow>
                    <mo fence="true" stretchy="false">)</mo>
                  </mrow>
                  <mrow>
                    <mo stretchy="false">−</mo>
                    <mi>s</mi>
                  </mrow>
                </msup>
              </mrow>
            </mrow>
          </mrow>
          <mo fence="true" stretchy="false">)</mo>
        </mrow>
      </mrow>
    </mrow>
    <annotation encoding="StarMath 5.0">(1-(a over b)^{1-s})%zeta(s) = lim from {n rightarrow infinity}{} b^-1 cdot sum from k = 1 to n 

(-a sum from j = 1 to b ({a cdot b cdot k + a cdot j} over b)^-s)

+

(b sum from j = 1 to a ({a cdot b cdot k + b cdot j} over b)^-s)</annotation>
  </semantics>
</math>
</file>

<file path=Object 135/content.xml><?xml version="1.0" encoding="utf-8"?>
<math xmlns="http://www.w3.org/1998/Math/MathML" display="block">
  <semantics>
    <mrow>
      <mrow>
        <mo fence="true" stretchy="false">(</mo>
        <mrow>
          <mrow>
            <mn>1</mn>
            <mo stretchy="false">−</mo>
            <msup>
              <mrow>
                <mo fence="true" stretchy="false">(</mo>
                <mrow>
                  <mfrac>
                    <mi>a</mi>
                    <mi>b</mi>
                  </mfrac>
                </mrow>
                <mo fence="true" stretchy="false">)</mo>
              </mrow>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row>
          <msup>
            <mi>b</mi>
            <mrow>
              <mi>s</mi>
              <mo stretchy="false">−</mo>
              <mn>1</mn>
            </mrow>
          </msup>
          <mo stretchy="false">⋅</mo>
          <mrow>
            <munderover>
              <mo stretchy="false">∑</mo>
              <mrow>
                <mi>k</mi>
                <mo stretchy="false">=</mo>
                <mn>1</mn>
              </mrow>
              <mi>n</mi>
            </munderover>
            <mrow>
              <mo fence="true" stretchy="false">(</mo>
              <mrow>
                <mrow>
                  <mrow>
                    <mo stretchy="false">−</mo>
                    <mi>a</mi>
                  </mrow>
                  <mrow>
                    <munderover>
                      <mo stretchy="false">∑</mo>
                      <mrow>
                        <mi>j</mi>
                        <mo stretchy="false">=</mo>
                        <mn>1</mn>
                      </mrow>
                      <mi>b</mi>
                    </munderover>
                    <msup>
                      <mrow>
                        <mo fence="true" stretchy="false">(</mo>
                        <mrow>
                          <mrow>
                            <mrow>
                              <mi>a</mi>
                              <mo stretchy="false">⋅</mo>
                              <mi>b</mi>
                              <mo stretchy="false">⋅</mo>
                              <mi>k</mi>
                            </mrow>
                            <mo stretchy="false">+</mo>
                            <mrow>
                              <mi>a</mi>
                              <mo stretchy="false">⋅</mo>
                              <mi>j</mi>
                            </mrow>
                          </mrow>
                        </mrow>
                        <mo fence="true" stretchy="false">)</mo>
                      </mrow>
                      <mrow>
                        <mo stretchy="false">−</mo>
                        <mi>s</mi>
                      </mrow>
                    </msup>
                  </mrow>
                </mrow>
              </mrow>
              <mo fence="true" stretchy="false">)</mo>
            </mrow>
          </mrow>
        </mrow>
        <mo stretchy="false">+</mo>
        <mrow>
          <mo fence="true" stretchy="false">(</mo>
          <mrow>
            <mrow>
              <mi>b</mi>
              <mrow>
                <munderover>
                  <mo stretchy="false">∑</mo>
                  <mrow>
                    <mi>j</mi>
                    <mo stretchy="false">=</mo>
                    <mn>1</mn>
                  </mrow>
                  <mi>a</mi>
                </munderover>
                <msup>
                  <mrow>
                    <mo fence="true" stretchy="false">(</mo>
                    <mrow>
                      <mrow>
                        <mrow>
                          <mi>a</mi>
                          <mo stretchy="false">⋅</mo>
                          <mi>b</mi>
                          <mo stretchy="false">⋅</mo>
                          <mi>k</mi>
                        </mrow>
                        <mo stretchy="false">+</mo>
                        <mrow>
                          <mi>b</mi>
                          <mo stretchy="false">⋅</mo>
                          <mi>j</mi>
                        </mrow>
                      </mrow>
                    </mrow>
                    <mo fence="true" stretchy="false">)</mo>
                  </mrow>
                  <mrow>
                    <mo stretchy="false">−</mo>
                    <mi>s</mi>
                  </mrow>
                </msup>
              </mrow>
            </mrow>
          </mrow>
          <mo fence="true" stretchy="false">)</mo>
        </mrow>
      </mrow>
    </mrow>
    <annotation encoding="StarMath 5.0">(1-(a over b)^{1-s})%zeta(s) = lim from {n rightarrow infinity}{} b^{s-1} cdot sum from k = 1 to n 

(-a sum from j = 1 to b ({a cdot b cdot k + a cdot j})^-s)

+

(b sum from j = 1 to a ({a cdot b cdot k + b cdot j})^-s)</annotation>
  </semantics>
</math>
</file>

<file path=Object 136/content.xml><?xml version="1.0" encoding="utf-8"?>
<math xmlns="http://www.w3.org/1998/Math/MathML" display="block">
  <semantics>
    <mrow>
      <mrow>
        <mo fence="true" stretchy="false">(</mo>
        <mrow>
          <mrow>
            <mn>1</mn>
            <mo stretchy="false">−</mo>
            <msup>
              <mrow>
                <mo fence="true" stretchy="false">(</mo>
                <mrow>
                  <mfrac>
                    <mi>a</mi>
                    <mi>b</mi>
                  </mfrac>
                </mrow>
                <mo fence="true" stretchy="false">)</mo>
              </mrow>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row>
          <msup>
            <mi>b</mi>
            <mrow>
              <mi>s</mi>
              <mo stretchy="false">−</mo>
              <mn>1</mn>
            </mrow>
          </msup>
          <mo stretchy="false">⋅</mo>
          <mrow>
            <munderover>
              <mo stretchy="false">∑</mo>
              <mrow>
                <mi>k</mi>
                <mo stretchy="false">=</mo>
                <mn>1</mn>
              </mrow>
              <mi>n</mi>
            </munderover>
            <mrow>
              <mo fence="true" stretchy="false">(</mo>
              <mrow>
                <mrow>
                  <mrow>
                    <mo stretchy="false">−</mo>
                    <msup>
                      <mi>a</mi>
                      <mrow>
                        <mn>1</mn>
                        <mo stretchy="false">−</mo>
                        <mi>s</mi>
                      </mrow>
                    </msup>
                  </mrow>
                  <mrow>
                    <munderover>
                      <mo stretchy="false">∑</mo>
                      <mrow>
                        <mi>j</mi>
                        <mo stretchy="false">=</mo>
                        <mn>1</mn>
                      </mrow>
                      <mi>b</mi>
                    </munderover>
                    <msup>
                      <mrow>
                        <mo fence="true" stretchy="false">(</mo>
                        <mrow>
                          <mrow>
                            <mrow>
                              <mi>b</mi>
                              <mo stretchy="false">⋅</mo>
                              <mi>k</mi>
                            </mrow>
                            <mo stretchy="false">+</mo>
                            <mi>j</mi>
                          </mrow>
                        </mrow>
                        <mo fence="true" stretchy="false">)</mo>
                      </mrow>
                      <mrow>
                        <mo stretchy="false">−</mo>
                        <mi>s</mi>
                      </mrow>
                    </msup>
                  </mrow>
                </mrow>
              </mrow>
              <mo fence="true" stretchy="false">)</mo>
            </mrow>
          </mrow>
        </mrow>
        <mo stretchy="false">+</mo>
        <mrow>
          <mo fence="true" stretchy="false">(</mo>
          <mrow>
            <mrow>
              <msup>
                <mi>b</mi>
                <mrow>
                  <mn>1</mn>
                  <mo stretchy="false">−</mo>
                  <mi>s</mi>
                </mrow>
              </msup>
              <mrow>
                <munderover>
                  <mo stretchy="false">∑</mo>
                  <mrow>
                    <mi>j</mi>
                    <mo stretchy="false">=</mo>
                    <mn>1</mn>
                  </mrow>
                  <mi>a</mi>
                </munderover>
                <msup>
                  <mrow>
                    <mo fence="true" stretchy="false">(</mo>
                    <mrow>
                      <mrow>
                        <mrow>
                          <mi>a</mi>
                          <mo stretchy="false">⋅</mo>
                          <mi>k</mi>
                        </mrow>
                        <mo stretchy="false">+</mo>
                        <mi>j</mi>
                      </mrow>
                    </mrow>
                    <mo fence="true" stretchy="false">)</mo>
                  </mrow>
                  <mrow>
                    <mo stretchy="false">−</mo>
                    <mi>s</mi>
                  </mrow>
                </msup>
              </mrow>
            </mrow>
          </mrow>
          <mo fence="true" stretchy="false">)</mo>
        </mrow>
      </mrow>
    </mrow>
    <annotation encoding="StarMath 5.0">(1-(a over b)^{1-s})%zeta(s) = lim from {n rightarrow infinity}{} b^{s-1} cdot sum from k = 1 to n 

(-a^{1-s} sum from j = 1 to b ({b cdot k + j})^-s)

+

(b^{1-s} sum from j = 1 to a ({a cdot k + j})^-s)</annotation>
  </semantics>
</math>
</file>

<file path=Object 137/content.xml><?xml version="1.0" encoding="utf-8"?>
<math xmlns="http://www.w3.org/1998/Math/MathML" display="block">
  <semantics>
    <mrow>
      <mrow>
        <mo fence="true" stretchy="false">(</mo>
        <mrow>
          <mrow>
            <mn>1</mn>
            <mo stretchy="false">−</mo>
            <msup>
              <mrow>
                <mo fence="true" stretchy="false">(</mo>
                <mrow>
                  <mfrac>
                    <mi>a</mi>
                    <mi>b</mi>
                  </mfrac>
                </mrow>
                <mo fence="true" stretchy="false">)</mo>
              </mrow>
              <mrow>
                <mn>1</mn>
                <mo stretchy="false">−</mo>
                <mi>s</mi>
              </mrow>
            </msup>
          </mrow>
        </mrow>
        <mo fence="true" stretchy="false">)</mo>
      </mrow>
      <mi mathvariant="normal">ζ</mi>
      <mrow>
        <mrow>
          <mo fence="true" stretchy="false">(</mo>
          <mrow>
            <mi>s</mi>
          </mrow>
          <mo fence="true" stretchy="false">)</mo>
        </mrow>
        <mo stretchy="false">=</mo>
        <mrow>
          <mrow>
            <munderover>
              <mo stretchy="false">∑</mo>
              <mrow>
                <mi>n</mi>
                <mo stretchy="false">=</mo>
                <mn>0</mn>
              </mrow>
              <mi mathvariant="normal">∞</mi>
            </munderover>
            <mrow>
              <mo fence="true" stretchy="false">(</mo>
              <mrow>
                <mrow>
                  <munderover>
                    <mo stretchy="false">∑</mo>
                    <mrow>
                      <mi>j</mi>
                      <mo stretchy="false">=</mo>
                      <mn>1</mn>
                    </mrow>
                    <mi>a</mi>
                  </munderover>
                  <msup>
                    <mrow>
                      <mo fence="true" stretchy="false">(</mo>
                      <mrow>
                        <mrow>
                          <mrow>
                            <mi>a</mi>
                            <mo stretchy="false">⋅</mo>
                            <mi>n</mi>
                          </mrow>
                          <mo stretchy="false">+</mo>
                          <mi>j</mi>
                        </mrow>
                      </mrow>
                      <mo fence="true" stretchy="false">)</mo>
                    </mrow>
                    <mrow>
                      <mo stretchy="false">−</mo>
                      <mi>s</mi>
                    </mrow>
                  </msup>
                </mrow>
              </mrow>
              <mo fence="true" stretchy="false">)</mo>
            </mrow>
          </mrow>
          <mo stretchy="false">−</mo>
          <mrow>
            <mo fence="true" stretchy="false">(</mo>
            <mrow>
              <mrow>
                <msup>
                  <mrow>
                    <mo fence="true" stretchy="false">(</mo>
                    <mrow>
                      <mfrac>
                        <mi>a</mi>
                        <mi>b</mi>
                      </mfrac>
                    </mrow>
                    <mo fence="true" stretchy="false">)</mo>
                  </mrow>
                  <mrow>
                    <mn>1</mn>
                    <mo stretchy="false">−</mo>
                    <mi>s</mi>
                  </mrow>
                </msup>
                <mrow>
                  <munderover>
                    <mo stretchy="false">∑</mo>
                    <mrow>
                      <mi>j</mi>
                      <mo stretchy="false">=</mo>
                      <mn>1</mn>
                    </mrow>
                    <mi>b</mi>
                  </munderover>
                  <msup>
                    <mrow>
                      <mo fence="true" stretchy="false">(</mo>
                      <mrow>
                        <mrow>
                          <mrow>
                            <mi>b</mi>
                            <mo stretchy="false">⋅</mo>
                            <mi>n</mi>
                          </mrow>
                          <mo stretchy="false">+</mo>
                          <mi>j</mi>
                        </mrow>
                      </mrow>
                      <mo fence="true" stretchy="false">)</mo>
                    </mrow>
                    <mrow>
                      <mo stretchy="false">−</mo>
                      <mi>s</mi>
                    </mrow>
                  </msup>
                </mrow>
              </mrow>
            </mrow>
            <mo fence="true" stretchy="false">)</mo>
          </mrow>
        </mrow>
      </mrow>
    </mrow>
    <annotation encoding="StarMath 5.0">(1-(a over b)^{1-s})%zeta(s) = 

sum from n = 0 to infinity 

(sum from j = 1 to a ({a cdot n + j})^-s)

-((a over b)^{1-s} sum from j = 1 to b ({b cdot n + j})^-s)</annotation>
  </semantics>
</math>
</file>

<file path=Object 138/content.xml><?xml version="1.0" encoding="utf-8"?>
<math xmlns="http://www.w3.org/1998/Math/MathML" display="block">
  <semantics>
    <mrow>
      <mrow>
        <mo fence="true" stretchy="false">(</mo>
        <mrow>
          <mrow>
            <mn>1</mn>
            <mo stretchy="false">−</mo>
            <msup>
              <mrow>
                <mo fence="true" stretchy="false">(</mo>
                <mrow>
                  <mfrac>
                    <mi>a</mi>
                    <mi>b</mi>
                  </mfrac>
                </mrow>
                <mo fence="true" stretchy="false">)</mo>
              </mrow>
              <mrow>
                <mn>1</mn>
                <mo stretchy="false">−</mo>
                <mi>s</mi>
              </mrow>
            </msup>
          </mrow>
        </mrow>
        <mo fence="true" stretchy="false">)</mo>
      </mrow>
      <mi mathvariant="normal">ζ</mi>
      <mrow>
        <mrow>
          <mo fence="true" stretchy="false">(</mo>
          <mrow>
            <mi>s</mi>
          </mrow>
          <mo fence="true" stretchy="false">)</mo>
        </mrow>
        <mo stretchy="false">=</mo>
        <mrow>
          <munder>
            <mi>lim</mi>
            <mrow>
              <mi>t</mi>
              <mo stretchy="false">→</mo>
              <mi mathvariant="normal">∞</mi>
            </mrow>
          </munder>
          <mrow/>
        </mrow>
      </mrow>
      <mrow>
        <mrow>
          <munderover>
            <mo stretchy="false">∑</mo>
            <mrow>
              <mi>n</mi>
              <mo stretchy="false">=</mo>
              <mn>0</mn>
            </mrow>
            <mi>t</mi>
          </munderover>
          <mrow>
            <mo fence="true" stretchy="false">(</mo>
            <mrow>
              <mrow>
                <munderover>
                  <mo stretchy="false">∑</mo>
                  <mrow>
                    <mi>j</mi>
                    <mo stretchy="false">=</mo>
                    <mn>1</mn>
                  </mrow>
                  <mi>a</mi>
                </munderover>
                <msup>
                  <mrow>
                    <mo fence="true" stretchy="false">(</mo>
                    <mrow>
                      <mrow>
                        <mrow>
                          <mi>a</mi>
                          <mo stretchy="false">⋅</mo>
                          <mi>n</mi>
                        </mrow>
                        <mo stretchy="false">+</mo>
                        <mi>j</mi>
                      </mrow>
                    </mrow>
                    <mo fence="true" stretchy="false">)</mo>
                  </mrow>
                  <mrow>
                    <mo stretchy="false">−</mo>
                    <mi>s</mi>
                  </mrow>
                </msup>
              </mrow>
            </mrow>
            <mo fence="true" stretchy="false">)</mo>
          </mrow>
        </mrow>
        <mo stretchy="false">−</mo>
        <mrow>
          <mo fence="true" stretchy="false">(</mo>
          <mrow>
            <mrow>
              <msup>
                <mrow>
                  <mo fence="true" stretchy="false">(</mo>
                  <mrow>
                    <mfrac>
                      <mi>a</mi>
                      <mi>b</mi>
                    </mfrac>
                  </mrow>
                  <mo fence="true" stretchy="false">)</mo>
                </mrow>
                <mrow>
                  <mn>1</mn>
                  <mo stretchy="false">−</mo>
                  <mi>s</mi>
                </mrow>
              </msup>
              <mrow>
                <munderover>
                  <mo stretchy="false">∑</mo>
                  <mrow>
                    <mi>j</mi>
                    <mo stretchy="false">=</mo>
                    <mn>1</mn>
                  </mrow>
                  <mi>b</mi>
                </munderover>
                <msup>
                  <mrow>
                    <mo fence="true" stretchy="false">(</mo>
                    <mrow>
                      <mrow>
                        <mrow>
                          <mi>b</mi>
                          <mo stretchy="false">⋅</mo>
                          <mi>n</mi>
                        </mrow>
                        <mo stretchy="false">+</mo>
                        <mi>j</mi>
                      </mrow>
                    </mrow>
                    <mo fence="true" stretchy="false">)</mo>
                  </mrow>
                  <mrow>
                    <mo stretchy="false">−</mo>
                    <mi>s</mi>
                  </mrow>
                </msup>
              </mrow>
            </mrow>
          </mrow>
          <mo fence="true" stretchy="false">)</mo>
        </mrow>
      </mrow>
    </mrow>
    <annotation encoding="StarMath 5.0">(1-(a over b)^{1-s})%zeta(s) = 

lim from {t rightarrow infinity}{  }

sum from n = 0 to t

(sum from j = 1 to a ({a cdot n + j})^-s)

-((a over b)^{1-s} sum from j = 1 to b ({b cdot n + j})^-s)</annotation>
  </semantics>
</math>
</file>

<file path=Object 139/content.xml><?xml version="1.0" encoding="utf-8"?>
<math xmlns="http://www.w3.org/1998/Math/MathML" display="block">
  <semantics>
    <mrow>
      <mrow>
        <mo fence="true" stretchy="false">(</mo>
        <mrow>
          <mrow>
            <mn>1</mn>
            <mo stretchy="false">−</mo>
            <msup>
              <mrow>
                <mo fence="true" stretchy="false">(</mo>
                <mrow>
                  <mfrac>
                    <mi>a</mi>
                    <mi>b</mi>
                  </mfrac>
                </mrow>
                <mo fence="true" stretchy="false">)</mo>
              </mrow>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row>
          <munder>
            <mo stretchy="false">∑</mo>
            <mrow>
              <mn>1</mn>
              <mo stretchy="false">≤</mo>
              <mi>j</mi>
              <mo stretchy="false">≤</mo>
              <mrow>
                <mi>a</mi>
                <mo stretchy="false">⋅</mo>
                <mi>n</mi>
              </mrow>
            </mrow>
          </munder>
          <msup>
            <mi>j</mi>
            <mrow>
              <mo stretchy="false">−</mo>
              <mi>s</mi>
            </mrow>
          </msup>
        </mrow>
        <mo stretchy="false">−</mo>
        <msup>
          <mrow>
            <mo fence="true" stretchy="false">(</mo>
            <mrow>
              <mfrac>
                <mi>a</mi>
                <mi>b</mi>
              </mfrac>
            </mrow>
            <mo fence="true" stretchy="false">)</mo>
          </mrow>
          <mrow>
            <mn>1</mn>
            <mo stretchy="false">−</mo>
            <mi>s</mi>
          </mrow>
        </msup>
      </mrow>
      <mrow>
        <munder>
          <mo stretchy="false">∑</mo>
          <mrow>
            <mn>1</mn>
            <mo stretchy="false">≤</mo>
            <mi>j</mi>
            <mo stretchy="false">≤</mo>
            <mrow>
              <mi>b</mi>
              <mo stretchy="false">⋅</mo>
              <mi>n</mi>
            </mrow>
          </mrow>
        </munder>
        <msup>
          <mi>j</mi>
          <mrow>
            <mo stretchy="false">−</mo>
            <mi>s</mi>
          </mrow>
        </msup>
      </mrow>
    </mrow>
    <annotation encoding="StarMath 5.0">(1-(a over b)^{1-s})%zeta(s) = 

lim from {n rightarrow infinity}{  }

sum from {1 &lt;= j &lt;= {a cdot n}} j^-s

-(a over b)^{1-s} sum from {1 &lt;= j &lt;= b cdot n} j^-s</annotation>
  </semantics>
</math>
</file>

<file path=Object 14/content.xml><?xml version="1.0" encoding="utf-8"?>
<math xmlns="http://www.w3.org/1998/Math/MathML" display="block">
  <semantics>
    <mrow>
      <mi mathvariant="normal">ζ</mi>
      <mrow>
        <mrow>
          <mo fence="true" stretchy="false">(</mo>
          <mrow>
            <mrow>
              <mi>s</mi>
              <mi>,</mi>
              <mi>a</mi>
            </mrow>
          </mrow>
          <mo fence="true" stretchy="false">)</mo>
        </mrow>
        <mo stretchy="false">=</mo>
        <mrow>
          <munder>
            <mo stretchy="false">∑</mo>
            <mrow>
              <mi>j</mi>
              <mo stretchy="false">=</mo>
              <mi>a</mi>
            </mrow>
          </munder>
          <mfrac>
            <mn>1</mn>
            <msup>
              <mi>j</mi>
              <mi>s</mi>
            </msup>
          </mfrac>
        </mrow>
      </mrow>
    </mrow>
    <annotation encoding="StarMath 5.0">%zeta( s,a ) = sum from j = a { 1 over{j^s }}</annotation>
  </semantics>
</math>
</file>

<file path=Object 140/content.xml><?xml version="1.0" encoding="utf-8"?>
<math xmlns="http://www.w3.org/1998/Math/MathML" display="block">
  <semantics>
    <mrow>
      <mrow>
        <mo fence="true" stretchy="false">(</mo>
        <mrow>
          <mrow>
            <mn>1</mn>
            <mo stretchy="false">−</mo>
            <msup>
              <mrow>
                <mo fence="true" stretchy="false">(</mo>
                <mrow>
                  <mfrac>
                    <mi>a</mi>
                    <mi>b</mi>
                  </mfrac>
                </mrow>
                <mo fence="true" stretchy="false">)</mo>
              </mrow>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underover>
                <mo stretchy="false">∑</mo>
                <mrow>
                  <mi>j</mi>
                  <mo stretchy="false">=</mo>
                  <mn>1</mn>
                </mrow>
                <mi mathvariant="normal">∞</mi>
              </munderover>
              <mrow>
                <mo fence="true" stretchy="false">(</mo>
                <mrow>
                  <mrow>
                    <msup>
                      <mi>j</mi>
                      <mrow>
                        <mo stretchy="false">−</mo>
                        <mi>s</mi>
                      </mrow>
                    </msup>
                    <mo stretchy="false">−</mo>
                    <msup>
                      <mrow>
                        <mo fence="true" stretchy="false">(</mo>
                        <mrow>
                          <mrow>
                            <mi>j</mi>
                            <mo stretchy="false">+</mo>
                            <mrow>
                              <mi>a</mi>
                              <mo stretchy="false">⋅</mo>
                              <mi>n</mi>
                            </mrow>
                          </mrow>
                        </mrow>
                        <mo fence="true" stretchy="false">)</mo>
                      </mrow>
                      <mrow>
                        <mo stretchy="false">−</mo>
                        <mi>s</mi>
                      </mrow>
                    </msup>
                  </mrow>
                </mrow>
                <mo fence="true" stretchy="false">)</mo>
              </mrow>
            </mrow>
            <mo stretchy="false">−</mo>
            <mrow>
              <msup>
                <mrow>
                  <mo fence="true" stretchy="false">(</mo>
                  <mrow>
                    <mfrac>
                      <mi>a</mi>
                      <mi>b</mi>
                    </mfrac>
                  </mrow>
                  <mo fence="true" stretchy="false">)</mo>
                </mrow>
                <mrow>
                  <mn>1</mn>
                  <mo stretchy="false">−</mo>
                  <mi>s</mi>
                </mrow>
              </msup>
              <mo stretchy="false">⋅</mo>
              <mrow>
                <mo fence="true" stretchy="false">(</mo>
                <mrow>
                  <mrow>
                    <munderover>
                      <mo stretchy="false">∑</mo>
                      <mrow>
                        <mi>j</mi>
                        <mo stretchy="false">=</mo>
                        <mn>1</mn>
                      </mrow>
                      <mi mathvariant="normal">∞</mi>
                    </munderover>
                    <mrow>
                      <msup>
                        <mi>j</mi>
                        <mrow>
                          <mo stretchy="false">−</mo>
                          <mi>s</mi>
                        </mrow>
                      </msup>
                      <mo stretchy="false">−</mo>
                      <msup>
                        <mrow>
                          <mo fence="true" stretchy="false">(</mo>
                          <mrow>
                            <mrow>
                              <mi>j</mi>
                              <mo stretchy="false">+</mo>
                              <mrow>
                                <mi>b</mi>
                                <mo stretchy="false">⋅</mo>
                                <mi>n</mi>
                              </mrow>
                            </mrow>
                          </mrow>
                          <mo fence="true" stretchy="false">)</mo>
                        </mrow>
                        <mrow>
                          <mo stretchy="false">−</mo>
                          <mi>s</mi>
                        </mrow>
                      </msup>
                    </mrow>
                  </mrow>
                </mrow>
                <mo fence="true" stretchy="false">)</mo>
              </mrow>
            </mrow>
          </mrow>
        </mrow>
        <mo fence="true" stretchy="false">)</mo>
      </mrow>
      <mi>,</mi>
      <mi mathvariant="normal">ℜ</mi>
      <mrow>
        <mrow>
          <mo fence="true" stretchy="false">(</mo>
          <mrow>
            <mi>s</mi>
          </mrow>
          <mo fence="true" stretchy="false">)</mo>
        </mrow>
        <mo stretchy="false">&gt;</mo>
        <mn>0</mn>
      </mrow>
    </mrow>
    <annotation encoding="StarMath 5.0">(1-(a over b)^{ 1-s })%zeta( s ) = 

lim from {n rightarrow infinity}{}
(  
sum from j = 1 to infinity ({j^-s} - {( j+a cdot n )^-s})

- 

(a over b)^{1-s} cdot( sum from j = 1 to infinity { j^-s - (j+b cdot n)^-s })), re( s )&gt;0</annotation>
  </semantics>
</math>
</file>

<file path=Object 141/content.xml><?xml version="1.0" encoding="utf-8"?>
<math xmlns="http://www.w3.org/1998/Math/MathML" display="block">
  <semantics>
    <mrow>
      <mrow>
        <mo fence="true" stretchy="false">(</mo>
        <mrow>
          <mrow>
            <mn>1</mn>
            <mo stretchy="false">−</mo>
            <msup>
              <mrow>
                <mo fence="true" stretchy="false">(</mo>
                <mrow>
                  <mfrac>
                    <mi>a</mi>
                    <mi>b</mi>
                  </mfrac>
                </mrow>
                <mo fence="true" stretchy="false">)</mo>
              </mrow>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underover>
                <mo stretchy="false">∑</mo>
                <mrow>
                  <mi>j</mi>
                  <mo stretchy="false">=</mo>
                  <mn>1</mn>
                </mrow>
                <mi mathvariant="normal">∞</mi>
              </munderover>
              <mrow>
                <mo fence="true" stretchy="false">(</mo>
                <mrow>
                  <mrow>
                    <msup>
                      <mi>j</mi>
                      <mrow>
                        <mo stretchy="false">−</mo>
                        <mi>s</mi>
                      </mrow>
                    </msup>
                    <mo stretchy="false">−</mo>
                    <msup>
                      <mrow>
                        <mo fence="true" stretchy="false">(</mo>
                        <mrow>
                          <mrow>
                            <mi>j</mi>
                            <mo stretchy="false">+</mo>
                            <mrow>
                              <mfrac>
                                <mi>a</mi>
                                <mi>b</mi>
                              </mfrac>
                              <mo stretchy="false">⋅</mo>
                              <mi>n</mi>
                            </mrow>
                          </mrow>
                        </mrow>
                        <mo fence="true" stretchy="false">)</mo>
                      </mrow>
                      <mrow>
                        <mo stretchy="false">−</mo>
                        <mi>s</mi>
                      </mrow>
                    </msup>
                  </mrow>
                </mrow>
                <mo fence="true" stretchy="false">)</mo>
              </mrow>
            </mrow>
            <mo stretchy="false">−</mo>
            <mrow>
              <msup>
                <mrow>
                  <mo fence="true" stretchy="false">(</mo>
                  <mrow>
                    <mfrac>
                      <mi>a</mi>
                      <mi>b</mi>
                    </mfrac>
                  </mrow>
                  <mo fence="true" stretchy="false">)</mo>
                </mrow>
                <mrow>
                  <mn>1</mn>
                  <mo stretchy="false">−</mo>
                  <mi>s</mi>
                </mrow>
              </msup>
              <mo stretchy="false">⋅</mo>
              <mrow>
                <munder>
                  <mo stretchy="false">∑</mo>
                  <mrow>
                    <mn>1</mn>
                    <mo stretchy="false">≤</mo>
                    <mi>j</mi>
                    <mo stretchy="false">≤</mo>
                    <mi>n</mi>
                  </mrow>
                </munder>
                <msup>
                  <mi>j</mi>
                  <mrow>
                    <mo stretchy="false">−</mo>
                    <mi>s</mi>
                  </mrow>
                </msup>
              </mrow>
            </mrow>
          </mrow>
        </mrow>
        <mo fence="true" stretchy="false">)</mo>
      </mrow>
      <mi>,</mi>
      <mi mathvariant="normal">ℜ</mi>
      <mrow>
        <mrow>
          <mo fence="true" stretchy="false">(</mo>
          <mrow>
            <mi>s</mi>
          </mrow>
          <mo fence="true" stretchy="false">)</mo>
        </mrow>
        <mo stretchy="false">&gt;</mo>
        <mn>0</mn>
      </mrow>
    </mrow>
    <annotation encoding="StarMath 5.0">(1-(a over b)^{ 1-s })%zeta( s ) = 

lim from {n rightarrow infinity}{}
(  
sum from j = 1 to infinity ({j^-s} - {( j+{a over b} cdot n )^-s})

- 

(a over b)^{1-s} cdot sum from {1 &lt;= j &lt;= n} { j^-s }), re( s )&gt;0</annotation>
  </semantics>
</math>
</file>

<file path=Object 142/content.xml><?xml version="1.0" encoding="utf-8"?>
<math xmlns="http://www.w3.org/1998/Math/MathML" display="block">
  <semantics>
    <mrow>
      <mrow>
        <mo fence="true" stretchy="false">(</mo>
        <mrow>
          <mrow>
            <mn>1</mn>
            <mo stretchy="false">−</mo>
            <msup>
              <mrow>
                <mo fence="true" stretchy="false">(</mo>
                <mrow>
                  <mfrac>
                    <mi>a</mi>
                    <mi>b</mi>
                  </mfrac>
                </mrow>
                <mo fence="true" stretchy="false">)</mo>
              </mrow>
              <mrow>
                <mn>1</mn>
                <mo stretchy="false">−</mo>
                <mi>s</mi>
              </mrow>
            </msup>
          </mrow>
        </mrow>
        <mo fence="true" stretchy="false">)</mo>
      </mrow>
      <mi mathvariant="normal">ζ</mi>
      <mrow>
        <mrow>
          <mo fence="true" stretchy="false">(</mo>
          <mrow>
            <mi>s</mi>
          </mrow>
          <mo fence="true" stretchy="false">)</mo>
        </mrow>
        <mo stretchy="false">=</mo>
        <mrow>
          <munder>
            <mi>lim</mi>
            <mrow>
              <mi>m</mi>
              <mo stretchy="false">→</mo>
              <mi mathvariant="normal">∞</mi>
            </mrow>
          </munder>
          <mrow/>
        </mrow>
      </mrow>
      <mrow>
        <mo fence="true" stretchy="false">(</mo>
        <mrow>
          <mrow>
            <mrow>
              <munderover>
                <mo stretchy="false">∑</mo>
                <mrow>
                  <mi>j</mi>
                  <mo stretchy="false">=</mo>
                  <mn>1</mn>
                </mrow>
                <mi mathvariant="normal">∞</mi>
              </munderover>
              <mrow>
                <mo fence="true" stretchy="false">(</mo>
                <mrow>
                  <mrow>
                    <msup>
                      <mi>j</mi>
                      <mrow>
                        <mo stretchy="false">−</mo>
                        <mi>s</mi>
                      </mrow>
                    </msup>
                    <mo stretchy="false">−</mo>
                    <msup>
                      <mrow>
                        <mo fence="true" stretchy="false">(</mo>
                        <mrow>
                          <mrow>
                            <mi>j</mi>
                            <mo stretchy="false">+</mo>
                            <mrow>
                              <mfrac>
                                <mi>a</mi>
                                <mi>b</mi>
                              </mfrac>
                              <mo stretchy="false">⋅</mo>
                              <mi>m</mi>
                            </mrow>
                          </mrow>
                        </mrow>
                        <mo fence="true" stretchy="false">)</mo>
                      </mrow>
                      <mrow>
                        <mo stretchy="false">−</mo>
                        <mi>s</mi>
                      </mrow>
                    </msup>
                  </mrow>
                </mrow>
                <mo fence="true" stretchy="false">)</mo>
              </mrow>
            </mrow>
            <mo stretchy="false">−</mo>
            <mrow>
              <msup>
                <mrow>
                  <mo fence="true" stretchy="false">(</mo>
                  <mrow>
                    <mfrac>
                      <mi>a</mi>
                      <mi>b</mi>
                    </mfrac>
                  </mrow>
                  <mo fence="true" stretchy="false">)</mo>
                </mrow>
                <mrow>
                  <mn>1</mn>
                  <mo stretchy="false">−</mo>
                  <mi>s</mi>
                </mrow>
              </msup>
              <mo stretchy="false">⋅</mo>
              <mrow>
                <munder>
                  <mo stretchy="false">∑</mo>
                  <mrow>
                    <mn>1</mn>
                    <mo stretchy="false">≤</mo>
                    <mi>j</mi>
                    <mo stretchy="false">≤</mo>
                    <mi>m</mi>
                  </mrow>
                </munder>
                <msup>
                  <mi>j</mi>
                  <mrow>
                    <mo stretchy="false">−</mo>
                    <mi>s</mi>
                  </mrow>
                </msup>
              </mrow>
            </mrow>
          </mrow>
        </mrow>
        <mo fence="true" stretchy="false">)</mo>
      </mrow>
      <mi>,</mi>
      <mi mathvariant="normal">ℜ</mi>
      <mrow>
        <mrow>
          <mo fence="true" stretchy="false">(</mo>
          <mrow>
            <mi>s</mi>
          </mrow>
          <mo fence="true" stretchy="false">)</mo>
        </mrow>
        <mo stretchy="false">&gt;</mo>
        <mn>0</mn>
      </mrow>
    </mrow>
    <annotation encoding="StarMath 5.0">(1-(a over b)^{ 1-s })%zeta( s ) = 

lim from {m rightarrow infinity}{}
(  
sum from j = 1 to infinity ({j^-s} - {( j+{a over b} cdot m )^-s})

- 

(a over b)^{1-s} cdot sum from {1 &lt;= j &lt;= m} { j^-s }), re( s )&gt;0</annotation>
  </semantics>
</math>
</file>

<file path=Object 143/content.xml><?xml version="1.0" encoding="utf-8"?>
<math xmlns="http://www.w3.org/1998/Math/MathML" display="block">
  <semantics>
    <mrow>
      <mrow>
        <munder>
          <mi>lim</mi>
          <mrow>
            <mi>n</mi>
            <mo stretchy="false">→</mo>
            <mi mathvariant="normal">∞</mi>
          </mrow>
        </munder>
        <mrow/>
      </mrow>
      <mrow>
        <mo fence="true" stretchy="false">(</mo>
        <mrow>
          <mrow>
            <mfrac>
              <mn>1</mn>
              <mn>2</mn>
            </mfrac>
            <mo stretchy="false">+</mo>
            <mi>x</mi>
          </mrow>
        </mrow>
        <mo fence="true" stretchy="false">)</mo>
      </mrow>
      <msup>
        <mi>n</mi>
        <mrow>
          <mo stretchy="false">−</mo>
          <mi>x</mi>
        </mrow>
      </msup>
      <mrow>
        <msubsup>
          <mi>H</mi>
          <mi>n</mi>
          <mrow>
            <mo fence="true" stretchy="false">(</mo>
            <mrow>
              <mrow>
                <mfrac>
                  <mn>1</mn>
                  <mn>2</mn>
                </mfrac>
                <mo stretchy="false">−</mo>
                <mi>x</mi>
              </mrow>
            </mrow>
            <mo fence="true" stretchy="false">)</mo>
          </mrow>
        </msubsup>
        <mo stretchy="false">−</mo>
        <mrow>
          <mo fence="true" stretchy="false">(</mo>
          <mrow>
            <mrow>
              <mfrac>
                <mn>1</mn>
                <mn>2</mn>
              </mfrac>
              <mo stretchy="false">−</mo>
              <mi>x</mi>
            </mrow>
          </mrow>
          <mo fence="true" stretchy="false">)</mo>
        </mrow>
      </mrow>
      <msup>
        <mi>n</mi>
        <mi>x</mi>
      </msup>
      <msubsup>
        <mi>H</mi>
        <mi>n</mi>
        <mrow>
          <mo fence="true" stretchy="false">(</mo>
          <mrow>
            <mrow>
              <mfrac>
                <mn>1</mn>
                <mn>2</mn>
              </mfrac>
              <mo stretchy="false">+</mo>
              <mi>x</mi>
            </mrow>
          </mrow>
          <mo fence="true" stretchy="false">)</mo>
        </mrow>
      </msubsup>
    </mrow>
    <annotation encoding="StarMath 5.0">lim from {n rightarrow infinity }{ }( 1 over 2+x )n^-x H^(1 over 2 -x)_{ n }-( 1 over 2-x )n^x H^(1 over 2 +x)_{ n }
</annotation>
  </semantics>
</math>
</file>

<file path=Object 144/content.xml><?xml version="1.0" encoding="utf-8"?>
<math xmlns="http://www.w3.org/1998/Math/MathML" display="block">
  <semantics>
    <mrow>
      <mrow>
        <mo fence="true" stretchy="false">(</mo>
        <mrow>
          <mrow>
            <mn>1</mn>
            <mo stretchy="false">−</mo>
            <msup>
              <mrow>
                <mo fence="true" stretchy="false">(</mo>
                <mrow>
                  <mfrac>
                    <mi>a</mi>
                    <mi>b</mi>
                  </mfrac>
                </mrow>
                <mo fence="true" stretchy="false">)</mo>
              </mrow>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underover>
                <mo stretchy="false">∑</mo>
                <mrow>
                  <mi>j</mi>
                  <mo stretchy="false">=</mo>
                  <mn>1</mn>
                </mrow>
                <mi mathvariant="normal">∞</mi>
              </munderover>
              <mrow>
                <mo fence="true" stretchy="false">(</mo>
                <mrow>
                  <mrow>
                    <msup>
                      <mi>j</mi>
                      <mrow>
                        <mo stretchy="false">−</mo>
                        <mi>s</mi>
                      </mrow>
                    </msup>
                    <mo stretchy="false">−</mo>
                    <msup>
                      <mrow>
                        <mo fence="true" stretchy="false">(</mo>
                        <mrow>
                          <mrow>
                            <mi>j</mi>
                            <mo stretchy="false">+</mo>
                            <mrow>
                              <mfrac>
                                <mi>a</mi>
                                <mi>b</mi>
                              </mfrac>
                              <mo stretchy="false">⋅</mo>
                              <mi>n</mi>
                              <mo stretchy="false">⋅</mo>
                              <mi>b</mi>
                            </mrow>
                          </mrow>
                        </mrow>
                        <mo fence="true" stretchy="false">)</mo>
                      </mrow>
                      <mrow>
                        <mo stretchy="false">−</mo>
                        <mi>s</mi>
                      </mrow>
                    </msup>
                  </mrow>
                </mrow>
                <mo fence="true" stretchy="false">)</mo>
              </mrow>
            </mrow>
            <mo stretchy="false">−</mo>
            <mrow>
              <msup>
                <mrow>
                  <mo fence="true" stretchy="false">(</mo>
                  <mrow>
                    <mfrac>
                      <mi>a</mi>
                      <mi>b</mi>
                    </mfrac>
                  </mrow>
                  <mo fence="true" stretchy="false">)</mo>
                </mrow>
                <mrow>
                  <mn>1</mn>
                  <mo stretchy="false">−</mo>
                  <mi>s</mi>
                </mrow>
              </msup>
              <mo stretchy="false">⋅</mo>
              <mrow>
                <munder>
                  <mo stretchy="false">∑</mo>
                  <mrow>
                    <mn>1</mn>
                    <mo stretchy="false">≤</mo>
                    <mi>j</mi>
                    <mo stretchy="false">≤</mo>
                    <mrow>
                      <mi>n</mi>
                      <mo stretchy="false">⋅</mo>
                      <mi>b</mi>
                    </mrow>
                  </mrow>
                </munder>
                <msup>
                  <mi>j</mi>
                  <mrow>
                    <mo stretchy="false">−</mo>
                    <mi>s</mi>
                  </mrow>
                </msup>
              </mrow>
            </mrow>
          </mrow>
        </mrow>
        <mo fence="true" stretchy="false">)</mo>
      </mrow>
      <mi>,</mi>
      <mi mathvariant="normal">ℜ</mi>
      <mrow>
        <mrow>
          <mo fence="true" stretchy="false">(</mo>
          <mrow>
            <mi>s</mi>
          </mrow>
          <mo fence="true" stretchy="false">)</mo>
        </mrow>
        <mo stretchy="false">&gt;</mo>
        <mn>0</mn>
      </mrow>
    </mrow>
    <annotation encoding="StarMath 5.0">(1-(a over b)^{ 1-s })%zeta( s ) = 

lim from {n rightarrow infinity}{}
(  
sum from j = 1 to infinity ({j^-s} - {( j+{a over b} cdot {n cdot b} )^-s})

- 

(a over b)^{1-s} cdot sum from {1 &lt;= j &lt;= {n cdot b}} { j^-s }), re( s )&gt;0</annotation>
  </semantics>
</math>
</file>

<file path=Object 145/content.xml><?xml version="1.0" encoding="utf-8"?>
<math xmlns="http://www.w3.org/1998/Math/MathML" display="block">
  <semantics>
    <mrow>
      <mrow>
        <mo fence="true" stretchy="false">(</mo>
        <mrow>
          <mrow>
            <mn>1</mn>
            <mo stretchy="false">−</mo>
            <msup>
              <mrow>
                <mo fence="true" stretchy="false">(</mo>
                <mrow>
                  <mfrac>
                    <mi>a</mi>
                    <mi>b</mi>
                  </mfrac>
                </mrow>
                <mo fence="true" stretchy="false">)</mo>
              </mrow>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underover>
                <mo stretchy="false">∑</mo>
                <mrow>
                  <mi>j</mi>
                  <mo stretchy="false">=</mo>
                  <mn>1</mn>
                </mrow>
                <mi mathvariant="normal">∞</mi>
              </munderover>
              <mrow>
                <mo fence="true" stretchy="false">(</mo>
                <mrow>
                  <mrow>
                    <msup>
                      <mi>j</mi>
                      <mrow>
                        <mo stretchy="false">−</mo>
                        <mi>s</mi>
                      </mrow>
                    </msup>
                    <mo stretchy="false">−</mo>
                    <msup>
                      <mrow>
                        <mo fence="true" stretchy="false">(</mo>
                        <mrow>
                          <mrow>
                            <mi>j</mi>
                            <mo stretchy="false">+</mo>
                            <mrow>
                              <mi>a</mi>
                              <mo stretchy="false">⋅</mo>
                              <mi>n</mi>
                            </mrow>
                          </mrow>
                        </mrow>
                        <mo fence="true" stretchy="false">)</mo>
                      </mrow>
                      <mrow>
                        <mo stretchy="false">−</mo>
                        <mi>s</mi>
                      </mrow>
                    </msup>
                  </mrow>
                </mrow>
                <mo fence="true" stretchy="false">)</mo>
              </mrow>
            </mrow>
            <mo stretchy="false">−</mo>
            <mrow>
              <msup>
                <mrow>
                  <mo fence="true" stretchy="false">(</mo>
                  <mrow>
                    <mfrac>
                      <mi>a</mi>
                      <mi>b</mi>
                    </mfrac>
                  </mrow>
                  <mo fence="true" stretchy="false">)</mo>
                </mrow>
                <mrow>
                  <mn>1</mn>
                  <mo stretchy="false">−</mo>
                  <mi>s</mi>
                </mrow>
              </msup>
              <mo stretchy="false">⋅</mo>
              <mrow>
                <munder>
                  <mo stretchy="false">∑</mo>
                  <mrow>
                    <mn>1</mn>
                    <mo stretchy="false">≤</mo>
                    <mi>j</mi>
                    <mo stretchy="false">≤</mo>
                    <mi mathvariant="normal">∞</mi>
                  </mrow>
                </munder>
                <msup>
                  <mi>j</mi>
                  <mrow>
                    <mo stretchy="false">−</mo>
                    <mi>s</mi>
                  </mrow>
                </msup>
              </mrow>
            </mrow>
            <mo stretchy="false">−</mo>
            <msup>
              <mrow>
                <mo fence="true" stretchy="false">(</mo>
                <mrow>
                  <mrow>
                    <mi>j</mi>
                    <mo stretchy="false">+</mo>
                    <mrow>
                      <mi>b</mi>
                      <mo stretchy="false">⋅</mo>
                      <mi>n</mi>
                    </mrow>
                  </mrow>
                </mrow>
                <mo fence="true" stretchy="false">)</mo>
              </mrow>
              <mrow>
                <mo stretchy="false">−</mo>
                <mi>s</mi>
              </mrow>
            </msup>
          </mrow>
        </mrow>
        <mo fence="true" stretchy="false">)</mo>
      </mrow>
      <mi>,</mi>
      <mi mathvariant="normal">ℜ</mi>
      <mrow>
        <mrow>
          <mo fence="true" stretchy="false">(</mo>
          <mrow>
            <mi>s</mi>
          </mrow>
          <mo fence="true" stretchy="false">)</mo>
        </mrow>
        <mo stretchy="false">&gt;</mo>
        <mn>0</mn>
      </mrow>
    </mrow>
    <annotation encoding="StarMath 5.0">(1-(a over b)^{ 1-s })%zeta( s ) = 

lim from {n rightarrow infinity}{}
(  
sum from j = 1 to infinity ({j^-s} - {( j+{a} cdot {n} )^-s})

- 

(a over b)^{1-s} cdot sum from {1 &lt;= j &lt;= infinity} { j^-s }-(j+b cdot n)^-s), re( s )&gt;0</annotation>
  </semantics>
</math>
</file>

<file path=Object 146/content.xml><?xml version="1.0" encoding="utf-8"?>
<math xmlns="http://www.w3.org/1998/Math/MathML" display="block">
  <semantics>
    <mrow>
      <mrow>
        <mo fence="true" stretchy="false">(</mo>
        <mrow>
          <mrow>
            <mn>1</mn>
            <mo stretchy="false">−</mo>
            <msup>
              <mn>2</mn>
              <mrow>
                <mn>1</mn>
                <mo stretchy="false">−</mo>
                <mi>s</mi>
              </mrow>
            </msup>
          </mrow>
        </mrow>
        <mo fence="true" stretchy="false">)</mo>
      </mrow>
      <mi mathvariant="normal">ζ</mi>
      <mrow>
        <mrow>
          <mo fence="true" stretchy="false">(</mo>
          <mrow>
            <mi>s</mi>
          </mrow>
          <mo fence="true" stretchy="false">)</mo>
        </mrow>
        <mo stretchy="false">=</mo>
        <mrow>
          <munderover>
            <mo stretchy="false">∑</mo>
            <mrow>
              <mi>j</mi>
              <mo stretchy="false">=</mo>
              <mn>1</mn>
            </mrow>
            <mi mathvariant="normal">∞</mi>
          </munderover>
          <mfrac>
            <msup>
              <mrow>
                <mo fence="true" stretchy="false">(</mo>
                <mrow>
                  <mrow>
                    <mo stretchy="false">−</mo>
                    <mn>1</mn>
                  </mrow>
                </mrow>
                <mo fence="true" stretchy="false">)</mo>
              </mrow>
              <mrow>
                <mi>j</mi>
                <mo stretchy="false">+</mo>
                <mn>1</mn>
              </mrow>
            </msup>
            <msup>
              <mi>j</mi>
              <mi>s</mi>
            </msup>
          </mfrac>
        </mrow>
      </mrow>
      <mi>,</mi>
      <mi mathvariant="normal">ℜ</mi>
      <mrow>
        <mrow>
          <mo fence="true" stretchy="false">(</mo>
          <mrow>
            <mi>s</mi>
          </mrow>
          <mo fence="true" stretchy="false">)</mo>
        </mrow>
        <mo stretchy="false">&gt;</mo>
        <mn>0</mn>
      </mrow>
    </mrow>
    <annotation encoding="StarMath 5.0">(1-2^{ 1-s })%zeta( s ) = sum from j = 1 to infinity { (-1)^{j+1} over j^s }, re( s )&gt;0</annotation>
  </semantics>
</math>
</file>

<file path=Object 147/content.xml><?xml version="1.0" encoding="utf-8"?>
<math xmlns="http://www.w3.org/1998/Math/MathML" display="block">
  <semantics>
    <mrow>
      <mrow>
        <mo fence="true" stretchy="false">(</mo>
        <mrow>
          <mrow>
            <mn>1</mn>
            <mo stretchy="false">−</mo>
            <msup>
              <mn>2</mn>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underover>
          <mo stretchy="false">∑</mo>
          <mrow>
            <mi>j</mi>
            <mo stretchy="false">=</mo>
            <mn>1</mn>
          </mrow>
          <mi>n</mi>
        </munderover>
        <mfrac>
          <msup>
            <mrow>
              <mo fence="true" stretchy="false">(</mo>
              <mrow>
                <mrow>
                  <mo stretchy="false">−</mo>
                  <mn>1</mn>
                </mrow>
              </mrow>
              <mo fence="true" stretchy="false">)</mo>
            </mrow>
            <mrow>
              <mi>j</mi>
              <mo stretchy="false">+</mo>
              <mn>1</mn>
            </mrow>
          </msup>
          <msup>
            <mi>j</mi>
            <mi>s</mi>
          </msup>
        </mfrac>
      </mrow>
      <mi>,</mi>
      <mi mathvariant="normal">ℜ</mi>
      <mrow>
        <mrow>
          <mo fence="true" stretchy="false">(</mo>
          <mrow>
            <mi>s</mi>
          </mrow>
          <mo fence="true" stretchy="false">)</mo>
        </mrow>
        <mo stretchy="false">&gt;</mo>
        <mn>0</mn>
      </mrow>
    </mrow>
    <annotation encoding="StarMath 5.0">(1-2^{ 1-s })%zeta( s ) = lim from {n rightarrow infinity}{} sum from j = 1 to n { (-1)^{j+1} over j^s }, re( s )&gt;0</annotation>
  </semantics>
</math>
</file>

<file path=Object 148/content.xml><?xml version="1.0" encoding="utf-8"?>
<math xmlns="http://www.w3.org/1998/Math/MathML" display="block">
  <semantics>
    <mrow>
      <mrow>
        <mo fence="true" stretchy="false">(</mo>
        <mrow>
          <mrow>
            <mn>1</mn>
            <mo stretchy="false">−</mo>
            <msup>
              <mn>2</mn>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under>
                <mo stretchy="false">∑</mo>
                <mrow>
                  <mn>1</mn>
                  <mo stretchy="false">≤</mo>
                  <mi>j</mi>
                  <mo stretchy="false">≤</mo>
                  <mi>n</mi>
                </mrow>
              </munder>
              <mfrac>
                <mn>1</mn>
                <msup>
                  <mi>j</mi>
                  <mi>s</mi>
                </msup>
              </mfrac>
            </mrow>
            <mo stretchy="false">−</mo>
            <mrow>
              <munder>
                <mo stretchy="false">∑</mo>
                <mrow>
                  <mrow>
                    <mn>1</mn>
                    <mo stretchy="false">≤</mo>
                    <mn>2</mn>
                  </mrow>
                  <mrow>
                    <mi>j</mi>
                    <mo stretchy="false">≤</mo>
                    <mi>n</mi>
                  </mrow>
                </mrow>
              </munder>
              <mfrac>
                <mn>2</mn>
                <msup>
                  <mrow>
                    <mo fence="true" stretchy="false">(</mo>
                    <mrow>
                      <mrow>
                        <mn>2</mn>
                        <mi>j</mi>
                      </mrow>
                    </mrow>
                    <mo fence="true" stretchy="false">)</mo>
                  </mrow>
                  <mi>s</mi>
                </msup>
              </mfrac>
            </mrow>
          </mrow>
        </mrow>
        <mo fence="true" stretchy="false">)</mo>
      </mrow>
      <mi>,</mi>
      <mi mathvariant="normal">ℜ</mi>
      <mrow>
        <mrow>
          <mo fence="true" stretchy="false">(</mo>
          <mrow>
            <mi>s</mi>
          </mrow>
          <mo fence="true" stretchy="false">)</mo>
        </mrow>
        <mo stretchy="false">&gt;</mo>
        <mn>0</mn>
      </mrow>
    </mrow>
    <annotation encoding="StarMath 5.0">(1-2^{ 1-s })%zeta( s ) =  lim from {n rightarrow infinity}{}( sum from {1 &lt;= j &lt;= n} { 1 over j^s } - sum from {1 &lt;= 2 j &lt;= n} { 2 over (2j)^s }), re( s )&gt;0</annotation>
  </semantics>
</math>
</file>

<file path=Object 149/content.xml><?xml version="1.0" encoding="utf-8"?>
<math xmlns="http://www.w3.org/1998/Math/MathML" display="block">
  <semantics>
    <mrow>
      <mrow>
        <mo fence="true" stretchy="false">(</mo>
        <mrow>
          <mrow>
            <mn>1</mn>
            <mo stretchy="false">−</mo>
            <msup>
              <mn>2</mn>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row>
                <munder>
                  <mo stretchy="false">∑</mo>
                  <mrow>
                    <mn>1</mn>
                    <mo stretchy="false">≤</mo>
                    <mi>j</mi>
                    <mo stretchy="false">≤</mo>
                    <mi>n</mi>
                  </mrow>
                </munder>
                <mfrac>
                  <mn>1</mn>
                  <msup>
                    <mi>j</mi>
                    <mi>s</mi>
                  </msup>
                </mfrac>
              </mrow>
              <mo stretchy="false">−</mo>
              <msup>
                <mn>2</mn>
                <mrow>
                  <mn>1</mn>
                  <mo stretchy="false">−</mo>
                  <mi>s</mi>
                </mrow>
              </msup>
            </mrow>
            <mrow>
              <munder>
                <mo stretchy="false">∑</mo>
                <mrow>
                  <mrow>
                    <mn>1</mn>
                    <mo stretchy="false">≤</mo>
                    <mn>2</mn>
                  </mrow>
                  <mrow>
                    <mi>j</mi>
                    <mo stretchy="false">≤</mo>
                    <mi>n</mi>
                  </mrow>
                </mrow>
              </munder>
              <mfrac>
                <mn>1</mn>
                <msup>
                  <mi>j</mi>
                  <mi>s</mi>
                </msup>
              </mfrac>
            </mrow>
          </mrow>
        </mrow>
        <mo fence="true" stretchy="false">)</mo>
      </mrow>
      <mi>,</mi>
      <mi mathvariant="normal">ℜ</mi>
      <mrow>
        <mrow>
          <mo fence="true" stretchy="false">(</mo>
          <mrow>
            <mi>s</mi>
          </mrow>
          <mo fence="true" stretchy="false">)</mo>
        </mrow>
        <mo stretchy="false">&gt;</mo>
        <mn>0</mn>
      </mrow>
    </mrow>
    <annotation encoding="StarMath 5.0">(1-2^{ 1-s })%zeta( s ) = 

lim from {n rightarrow infinity}{}

(sum from {1 &lt;= j &lt;= n} { 1 over j^s } 

- 

2^{1-s}sum from {1 &lt;= 2 j &lt;= n} { 1 over j^s }), re( s )&gt;0</annotation>
  </semantics>
</math>
</file>

<file path=Object 15/content.xml><?xml version="1.0" encoding="utf-8"?>
<math xmlns="http://www.w3.org/1998/Math/MathML" display="block">
  <semantics>
    <mrow>
      <mfrac>
        <mo stretchy="false">∂</mo>
        <mrow>
          <mo stretchy="false">∂</mo>
          <mi>x</mi>
        </mrow>
      </mfrac>
      <msub>
        <mi mathvariant="normal">η</mi>
        <mi>x</mi>
      </msub>
      <mrow>
        <mrow>
          <mo fence="true" stretchy="false">(</mo>
          <mrow>
            <mi>s</mi>
          </mrow>
          <mo fence="true" stretchy="false">)</mo>
        </mrow>
        <mo stretchy="false">=</mo>
        <mrow>
          <munder>
            <mi>lim</mi>
            <mrow>
              <mi>n</mi>
              <mo stretchy="false">→</mo>
              <mi mathvariant="normal">∞</mi>
            </mrow>
          </munder>
          <mrow/>
        </mrow>
      </mrow>
      <msup>
        <mi>x</mi>
        <mrow>
          <mrow>
            <mo stretchy="false">−</mo>
            <mi>s</mi>
          </mrow>
          <mo stretchy="false">−</mo>
          <mn>1</mn>
        </mrow>
      </msup>
      <mrow>
        <mo fence="true" stretchy="false">(</mo>
        <mrow>
          <mrow>
            <mrow>
              <mo fence="true" stretchy="false">(</mo>
              <mrow>
                <mrow>
                  <mi>s</mi>
                  <mo stretchy="false">−</mo>
                  <mn>1</mn>
                </mrow>
              </mrow>
              <mo fence="true" stretchy="false">)</mo>
            </mrow>
            <mrow>
              <mrow>
                <mi>x</mi>
                <mo stretchy="false">⋅</mo>
                <mrow>
                  <mo fence="true" stretchy="false">(</mo>
                  <mrow>
                    <mrow>
                      <munderover>
                        <mo stretchy="false">∑</mo>
                        <mrow>
                          <mi>j</mi>
                          <mo stretchy="false">=</mo>
                          <mn>1</mn>
                        </mrow>
                        <mfrac>
                          <mi>n</mi>
                          <mi>x</mi>
                        </mfrac>
                      </munderover>
                      <mfrac>
                        <mn>1</mn>
                        <msup>
                          <mi>j</mi>
                          <mi>s</mi>
                        </msup>
                      </mfrac>
                    </mrow>
                  </mrow>
                  <mo fence="true" stretchy="false">)</mo>
                </mrow>
              </mrow>
              <mo stretchy="false">+</mo>
              <mrow>
                <mi>n</mi>
                <mo stretchy="false">⋅</mo>
                <mi>s</mi>
                <mo stretchy="false">⋅</mo>
                <mrow>
                  <mo fence="true" stretchy="false">(</mo>
                  <mrow>
                    <mrow>
                      <munder>
                        <mo stretchy="false">∑</mo>
                        <mrow>
                          <mi>j</mi>
                          <mo stretchy="false">=</mo>
                          <mn>0</mn>
                        </mrow>
                      </munder>
                      <mfrac>
                        <mn>1</mn>
                        <msup>
                          <mrow>
                            <mo fence="true" stretchy="false">(</mo>
                            <mrow>
                              <mrow>
                                <mi>j</mi>
                                <mo stretchy="false">+</mo>
                                <mfrac>
                                  <mi>n</mi>
                                  <mi>x</mi>
                                </mfrac>
                                <mo stretchy="false">+</mo>
                                <mn>1</mn>
                              </mrow>
                            </mrow>
                            <mo fence="true" stretchy="false">)</mo>
                          </mrow>
                          <mrow>
                            <mi>s</mi>
                            <mo stretchy="false">+</mo>
                            <mn>1</mn>
                          </mrow>
                        </msup>
                      </mfrac>
                    </mrow>
                  </mrow>
                  <mo fence="true" stretchy="false">)</mo>
                </mrow>
              </mrow>
            </mrow>
          </mrow>
        </mrow>
        <mo fence="true" stretchy="false">)</mo>
      </mrow>
    </mrow>
    <annotation encoding="StarMath 5.0">{{partial}over{partial x}} %eta_x( s ) = 

lim from {n rightarrow infinity}{} 

x^{-s-1}{((s-1)x cdot (sum from j = 1 to {n over x}{1 over j^s})

+

n cdot s cdot (sum from j=0 {1 over (j+{n over x} +1)^{s+1}}))}</annotation>
  </semantics>
</math>
</file>

<file path=Object 150/content.xml><?xml version="1.0" encoding="utf-8"?>
<math xmlns="http://www.w3.org/1998/Math/MathML" display="block">
  <semantics>
    <mrow>
      <mrow>
        <mo fence="true" stretchy="false">(</mo>
        <mrow>
          <mrow>
            <mn>1</mn>
            <mo stretchy="false">−</mo>
            <msup>
              <mn>2</mn>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row>
                <munderover>
                  <mo stretchy="false">∑</mo>
                  <mrow>
                    <mi>j</mi>
                    <mo stretchy="false">=</mo>
                    <mn>1</mn>
                  </mrow>
                  <mi mathvariant="normal">∞</mi>
                </munderover>
                <mfrac>
                  <mn>1</mn>
                  <msup>
                    <mi>j</mi>
                    <mi>s</mi>
                  </msup>
                </mfrac>
              </mrow>
              <mo stretchy="false">−</mo>
              <mrow>
                <munderover>
                  <mo stretchy="false">∑</mo>
                  <mrow>
                    <mi>j</mi>
                    <mo stretchy="false">=</mo>
                    <mn>1</mn>
                  </mrow>
                  <mi mathvariant="normal">∞</mi>
                </munderover>
                <mfrac>
                  <mn>1</mn>
                  <msup>
                    <mrow>
                      <mo fence="true" stretchy="false">(</mo>
                      <mrow>
                        <mrow>
                          <mi>j</mi>
                          <mo stretchy="false">+</mo>
                          <mi>n</mi>
                        </mrow>
                      </mrow>
                      <mo fence="true" stretchy="false">)</mo>
                    </mrow>
                    <mi>s</mi>
                  </msup>
                </mfrac>
              </mrow>
              <mo stretchy="false">−</mo>
              <msup>
                <mn>2</mn>
                <mrow>
                  <mn>1</mn>
                  <mo stretchy="false">−</mo>
                  <mi>s</mi>
                </mrow>
              </msup>
            </mrow>
            <mrow>
              <mo fence="true" stretchy="false">(</mo>
              <mrow>
                <mrow>
                  <mrow>
                    <munderover>
                      <mo stretchy="false">∑</mo>
                      <mrow>
                        <mi>j</mi>
                        <mo stretchy="false">=</mo>
                        <mn>1</mn>
                      </mrow>
                      <mi mathvariant="normal">∞</mi>
                    </munderover>
                    <mfrac>
                      <mn>1</mn>
                      <msup>
                        <mi>j</mi>
                        <mi>s</mi>
                      </msup>
                    </mfrac>
                  </mrow>
                  <mo stretchy="false">−</mo>
                  <mrow>
                    <munderover>
                      <mo stretchy="false">∑</mo>
                      <mrow>
                        <mi>j</mi>
                        <mo stretchy="false">=</mo>
                        <mn>1</mn>
                      </mrow>
                      <mi mathvariant="normal">∞</mi>
                    </munderover>
                    <mfrac>
                      <mn>1</mn>
                      <msup>
                        <mrow>
                          <mo fence="true" stretchy="false">(</mo>
                          <mrow>
                            <mrow>
                              <mi>j</mi>
                              <mo stretchy="false">+</mo>
                              <mrow>
                                <mi>n</mi>
                                <mo stretchy="false">/</mo>
                                <mn>2</mn>
                              </mrow>
                            </mrow>
                          </mrow>
                          <mo fence="true" stretchy="false">)</mo>
                        </mrow>
                        <mi>s</mi>
                      </msup>
                    </mfrac>
                  </mrow>
                </mrow>
              </mrow>
              <mo fence="true" stretchy="false">)</mo>
            </mrow>
          </mrow>
        </mrow>
        <mo fence="true" stretchy="false">)</mo>
      </mrow>
      <mi>,</mi>
      <mi mathvariant="normal">ℜ</mi>
      <mrow>
        <mrow>
          <mo fence="true" stretchy="false">(</mo>
          <mrow>
            <mi>s</mi>
          </mrow>
          <mo fence="true" stretchy="false">)</mo>
        </mrow>
        <mo stretchy="false">&gt;</mo>
        <mn>0</mn>
      </mrow>
    </mrow>
    <annotation encoding="StarMath 5.0">(1-2^{ 1-s })%zeta( s ) = 

lim from {n rightarrow infinity}{}

({sum from j = 1 to infinity { 1 over j^s } - sum from j= 1 to infinity {1 over {(j+n)^s}}}

- 

2^{1-s}( sum from j = 1 to infinity { 1 over j^s } - sum from j = 1 to infinity {1 over (j+n / 2)^s} )), re( s )&gt;0</annotation>
  </semantics>
</math>
</file>

<file path=Object 151/content.xml><?xml version="1.0" encoding="utf-8"?>
<math xmlns="http://www.w3.org/1998/Math/MathML" display="block">
  <semantics>
    <mrow>
      <mrow>
        <mo fence="true" stretchy="false">(</mo>
        <mrow>
          <mrow>
            <mn>1</mn>
            <mo stretchy="false">−</mo>
            <msup>
              <mn>2</mn>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row>
                <munderover>
                  <mo stretchy="false">∑</mo>
                  <mrow>
                    <mi>j</mi>
                    <mo stretchy="false">=</mo>
                    <mn>1</mn>
                  </mrow>
                  <mi mathvariant="normal">∞</mi>
                </munderover>
                <mrow>
                  <mo fence="true" stretchy="false">(</mo>
                  <mrow>
                    <mrow>
                      <mfrac>
                        <mn>1</mn>
                        <msup>
                          <mi>j</mi>
                          <mi>s</mi>
                        </msup>
                      </mfrac>
                      <mo stretchy="false">−</mo>
                      <mfrac>
                        <mn>1</mn>
                        <msup>
                          <mrow>
                            <mo fence="true" stretchy="false">(</mo>
                            <mrow>
                              <mrow>
                                <mi>j</mi>
                                <mo stretchy="false">+</mo>
                                <mi>n</mi>
                              </mrow>
                            </mrow>
                            <mo fence="true" stretchy="false">)</mo>
                          </mrow>
                          <mi>s</mi>
                        </msup>
                      </mfrac>
                    </mrow>
                  </mrow>
                  <mo fence="true" stretchy="false">)</mo>
                </mrow>
              </mrow>
              <mo stretchy="false">−</mo>
              <msup>
                <mn>2</mn>
                <mrow>
                  <mn>1</mn>
                  <mo stretchy="false">−</mo>
                  <mi>s</mi>
                </mrow>
              </msup>
            </mrow>
            <mrow>
              <mo fence="true" stretchy="false">(</mo>
              <mrow>
                <mrow>
                  <mrow>
                    <munderover>
                      <mo stretchy="false">∑</mo>
                      <mrow>
                        <mi>j</mi>
                        <mo stretchy="false">=</mo>
                        <mn>1</mn>
                      </mrow>
                      <mi mathvariant="normal">∞</mi>
                    </munderover>
                    <mfrac>
                      <mn>1</mn>
                      <msup>
                        <mi>j</mi>
                        <mi>s</mi>
                      </msup>
                    </mfrac>
                  </mrow>
                  <mo stretchy="false">−</mo>
                  <mfrac>
                    <mn>1</mn>
                    <msup>
                      <mrow>
                        <mo fence="true" stretchy="false">(</mo>
                        <mrow>
                          <mrow>
                            <mi>j</mi>
                            <mo stretchy="false">+</mo>
                            <mrow>
                              <mi>n</mi>
                              <mo stretchy="false">/</mo>
                              <mn>2</mn>
                            </mrow>
                          </mrow>
                        </mrow>
                        <mo fence="true" stretchy="false">)</mo>
                      </mrow>
                      <mi>s</mi>
                    </msup>
                  </mfrac>
                </mrow>
              </mrow>
              <mo fence="true" stretchy="false">)</mo>
            </mrow>
          </mrow>
        </mrow>
        <mo fence="true" stretchy="false">)</mo>
      </mrow>
      <mi>,</mi>
      <mi mathvariant="normal">ℜ</mi>
      <mrow>
        <mrow>
          <mo fence="true" stretchy="false">(</mo>
          <mrow>
            <mi>s</mi>
          </mrow>
          <mo fence="true" stretchy="false">)</mo>
        </mrow>
        <mo stretchy="false">&gt;</mo>
        <mn>0</mn>
      </mrow>
    </mrow>
    <annotation encoding="StarMath 5.0">(1-2^{ 1-s })%zeta( s ) = 

lim from {n rightarrow infinity}{}

(sum from j = 1 to infinity ({ 1 over j^s - 1 over {(j+n)^s} } )

- 

2^{1-s}( sum from j = 1 to infinity { 1 over j^s } - {1 over (j+n / 2)^s} )), re( s )&gt;0</annotation>
  </semantics>
</math>
</file>

<file path=Object 152/content.xml><?xml version="1.0" encoding="utf-8"?>
<math xmlns="http://www.w3.org/1998/Math/MathML" display="block">
  <semantics>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row>
                <munderover>
                  <mo stretchy="false">∑</mo>
                  <mrow>
                    <mi>j</mi>
                    <mo stretchy="false">=</mo>
                    <mn>1</mn>
                  </mrow>
                  <mi mathvariant="normal">∞</mi>
                </munderover>
                <mrow>
                  <mo fence="true" stretchy="false">(</mo>
                  <mrow>
                    <mrow>
                      <mfrac>
                        <mn>1</mn>
                        <msup>
                          <mi>j</mi>
                          <mi>s</mi>
                        </msup>
                      </mfrac>
                      <mo stretchy="false">−</mo>
                      <mfrac>
                        <mn>1</mn>
                        <msup>
                          <mrow>
                            <mo fence="true" stretchy="false">(</mo>
                            <mrow>
                              <mrow>
                                <mi>j</mi>
                                <mo stretchy="false">+</mo>
                                <mi>n</mi>
                              </mrow>
                            </mrow>
                            <mo fence="true" stretchy="false">)</mo>
                          </mrow>
                          <mi>s</mi>
                        </msup>
                      </mfrac>
                    </mrow>
                  </mrow>
                  <mo fence="true" stretchy="false">)</mo>
                </mrow>
              </mrow>
              <mo stretchy="false">−</mo>
              <msup>
                <mi>x</mi>
                <mrow>
                  <mn>1</mn>
                  <mo stretchy="false">−</mo>
                  <mi>s</mi>
                </mrow>
              </msup>
            </mrow>
            <mrow>
              <mo fence="true" stretchy="false">(</mo>
              <mrow>
                <mrow>
                  <mrow>
                    <munderover>
                      <mo stretchy="false">∑</mo>
                      <mrow>
                        <mi>j</mi>
                        <mo stretchy="false">=</mo>
                        <mn>1</mn>
                      </mrow>
                      <mi mathvariant="normal">∞</mi>
                    </munderover>
                    <mfrac>
                      <mn>1</mn>
                      <msup>
                        <mi>j</mi>
                        <mi>s</mi>
                      </msup>
                    </mfrac>
                  </mrow>
                  <mo stretchy="false">−</mo>
                  <mfrac>
                    <mn>1</mn>
                    <msup>
                      <mrow>
                        <mo fence="true" stretchy="false">(</mo>
                        <mrow>
                          <mrow>
                            <mi>j</mi>
                            <mo stretchy="false">+</mo>
                            <mrow>
                              <mi>n</mi>
                              <mo stretchy="false">/</mo>
                              <mi>x</mi>
                            </mrow>
                          </mrow>
                        </mrow>
                        <mo fence="true" stretchy="false">)</mo>
                      </mrow>
                      <mi>s</mi>
                    </msup>
                  </mfrac>
                </mrow>
              </mrow>
              <mo fence="true" stretchy="false">)</mo>
            </mrow>
          </mrow>
        </mrow>
        <mo fence="true" stretchy="false">)</mo>
      </mrow>
      <mi>,</mi>
      <mi mathvariant="normal">ℜ</mi>
      <mrow>
        <mrow>
          <mo fence="true" stretchy="false">(</mo>
          <mrow>
            <mi>s</mi>
          </mrow>
          <mo fence="true" stretchy="false">)</mo>
        </mrow>
        <mo stretchy="false">&gt;</mo>
        <mn>0</mn>
      </mrow>
    </mrow>
    <annotation encoding="StarMath 5.0">(1-x^{ 1-s })%zeta( s ) = 

lim from {n rightarrow infinity}{}

(sum from j = 1 to infinity ({ 1 over j^s - 1 over {(j+n)^s} } )

- 

x^{1-s}( sum from j = 1 to infinity { 1 over j^s } - {1 over (j+n / x)^s} )), re( s )&gt;0</annotation>
  </semantics>
</math>
</file>

<file path=Object 153/content.xml><?xml version="1.0" encoding="utf-8"?>
<math xmlns="http://www.w3.org/1998/Math/MathML" display="block">
  <semantics>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underover>
                <mo stretchy="false">∑</mo>
                <mrow>
                  <mi>j</mi>
                  <mo stretchy="false">=</mo>
                  <mn>1</mn>
                </mrow>
                <mi mathvariant="normal">∞</mi>
              </munderover>
              <mrow>
                <mo fence="true" stretchy="false">(</mo>
                <mrow>
                  <mrow>
                    <mfrac>
                      <mn>1</mn>
                      <msup>
                        <mi>j</mi>
                        <mi>s</mi>
                      </msup>
                    </mfrac>
                    <mo stretchy="false">−</mo>
                    <mfrac>
                      <mn>1</mn>
                      <msup>
                        <mrow>
                          <mo fence="true" stretchy="false">(</mo>
                          <mrow>
                            <mrow>
                              <mi>j</mi>
                              <mo stretchy="false">+</mo>
                              <mi>n</mi>
                            </mrow>
                          </mrow>
                          <mo fence="true" stretchy="false">)</mo>
                        </mrow>
                        <mi>s</mi>
                      </msup>
                    </mfrac>
                  </mrow>
                </mrow>
                <mo fence="true" stretchy="false">)</mo>
              </mrow>
            </mrow>
            <mo stretchy="false">−</mo>
            <mrow>
              <munderover>
                <mo stretchy="false">∑</mo>
                <mrow>
                  <mi>j</mi>
                  <mo stretchy="false">=</mo>
                  <mn>1</mn>
                </mrow>
                <mi mathvariant="normal">∞</mi>
              </munderover>
              <mfrac>
                <msup>
                  <mi>x</mi>
                  <mrow>
                    <mn>1</mn>
                    <mo stretchy="false">−</mo>
                    <mi>s</mi>
                  </mrow>
                </msup>
                <msup>
                  <mi>j</mi>
                  <mi>s</mi>
                </msup>
              </mfrac>
            </mrow>
            <mo stretchy="false">−</mo>
            <mfrac>
              <msup>
                <mi>x</mi>
                <mrow>
                  <mn>1</mn>
                  <mo stretchy="false">−</mo>
                  <mi>s</mi>
                </mrow>
              </msup>
              <msup>
                <mrow>
                  <mo fence="true" stretchy="false">(</mo>
                  <mrow>
                    <mrow>
                      <mi>j</mi>
                      <mo stretchy="false">+</mo>
                      <mrow>
                        <mi>n</mi>
                        <mo stretchy="false">/</mo>
                        <mi>x</mi>
                      </mrow>
                    </mrow>
                  </mrow>
                  <mo fence="true" stretchy="false">)</mo>
                </mrow>
                <mi>s</mi>
              </msup>
            </mfrac>
          </mrow>
        </mrow>
        <mo fence="true" stretchy="false">)</mo>
      </mrow>
      <mi>,</mi>
      <mi mathvariant="normal">ℜ</mi>
      <mrow>
        <mrow>
          <mo fence="true" stretchy="false">(</mo>
          <mrow>
            <mi>s</mi>
          </mrow>
          <mo fence="true" stretchy="false">)</mo>
        </mrow>
        <mo stretchy="false">&gt;</mo>
        <mn>0</mn>
      </mrow>
    </mrow>
    <annotation encoding="StarMath 5.0">(1-x^{ 1-s })%zeta( s ) = 

lim from {n rightarrow infinity}{}

(sum from j = 1 to infinity ({ 1 over j^s - 1 over {(j+n)^s} } )

- 

sum from j = 1 to infinity { x^{1-s} over j^s } - {x^{1-s} over (j+n / x)^s}), re( s )&gt;0</annotation>
  </semantics>
</math>
</file>

<file path=Object 154/content.xml><?xml version="1.0" encoding="utf-8"?>
<math xmlns="http://www.w3.org/1998/Math/MathML" display="block">
  <semantics>
    <mrow>
      <mfrac>
        <mo stretchy="false">∂</mo>
        <mrow>
          <mo stretchy="false">∂</mo>
          <mi>x</mi>
        </mrow>
      </mfrac>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frac>
              <mo stretchy="false">∂</mo>
              <mrow>
                <mo stretchy="false">∂</mo>
                <mi>x</mi>
              </mrow>
            </mfrac>
            <mrow>
              <mrow>
                <munderover>
                  <mo stretchy="false">∑</mo>
                  <mrow>
                    <mi>j</mi>
                    <mo stretchy="false">=</mo>
                    <mn>1</mn>
                  </mrow>
                  <mi mathvariant="normal">∞</mi>
                </munderover>
                <mrow>
                  <mo fence="true" stretchy="false">(</mo>
                  <mrow>
                    <mrow>
                      <mfrac>
                        <mn>1</mn>
                        <msup>
                          <mi>j</mi>
                          <mi>s</mi>
                        </msup>
                      </mfrac>
                      <mo stretchy="false">−</mo>
                      <mfrac>
                        <mn>1</mn>
                        <msup>
                          <mrow>
                            <mo fence="true" stretchy="false">(</mo>
                            <mrow>
                              <mrow>
                                <mi>j</mi>
                                <mo stretchy="false">+</mo>
                                <mi>n</mi>
                              </mrow>
                            </mrow>
                            <mo fence="true" stretchy="false">)</mo>
                          </mrow>
                          <mi>s</mi>
                        </msup>
                      </mfrac>
                    </mrow>
                  </mrow>
                  <mo fence="true" stretchy="false">)</mo>
                </mrow>
              </mrow>
              <mo stretchy="false">−</mo>
              <mrow>
                <munderover>
                  <mo stretchy="false">∑</mo>
                  <mrow>
                    <mi>j</mi>
                    <mo stretchy="false">=</mo>
                    <mn>1</mn>
                  </mrow>
                  <mi mathvariant="normal">∞</mi>
                </munderover>
                <mfrac>
                  <msup>
                    <mi>x</mi>
                    <mrow>
                      <mn>1</mn>
                      <mo stretchy="false">−</mo>
                      <mi>s</mi>
                    </mrow>
                  </msup>
                  <msup>
                    <mi>j</mi>
                    <mi>s</mi>
                  </msup>
                </mfrac>
              </mrow>
              <mo stretchy="false">−</mo>
              <mfrac>
                <msup>
                  <mi>x</mi>
                  <mrow>
                    <mn>1</mn>
                    <mo stretchy="false">−</mo>
                    <mi>s</mi>
                  </mrow>
                </msup>
                <msup>
                  <mrow>
                    <mo fence="true" stretchy="false">(</mo>
                    <mrow>
                      <mrow>
                        <mi>j</mi>
                        <mo stretchy="false">+</mo>
                        <mrow>
                          <mi>n</mi>
                          <mo stretchy="false">/</mo>
                          <mi>x</mi>
                        </mrow>
                      </mrow>
                    </mrow>
                    <mo fence="true" stretchy="false">)</mo>
                  </mrow>
                  <mi>s</mi>
                </msup>
              </mfrac>
            </mrow>
          </mrow>
        </mrow>
        <mo fence="true" stretchy="false">)</mo>
      </mrow>
      <mi>,</mi>
      <mi mathvariant="normal">ℜ</mi>
      <mrow>
        <mrow>
          <mo fence="true" stretchy="false">(</mo>
          <mrow>
            <mi>s</mi>
          </mrow>
          <mo fence="true" stretchy="false">)</mo>
        </mrow>
        <mo stretchy="false">&gt;</mo>
        <mn>0</mn>
      </mrow>
    </mrow>
    <annotation encoding="StarMath 5.0">partial over{ partial x} (1-x^{ 1-s })%zeta( s ) = 

lim from {n rightarrow infinity}{}

(partial over{ partial x}

sum from j = 1 to infinity ({ 1 over j^s - 1 over {(j+n)^s} } )

- 

sum from j = 1 to infinity { x^{1-s} over j^s } - {x^{1-s} over (j+n / x)^s}), re( s )&gt;0</annotation>
  </semantics>
</math>
</file>

<file path=Object 155/content.xml><?xml version="1.0" encoding="utf-8"?>
<math xmlns="http://www.w3.org/1998/Math/MathML" display="block">
  <semantics>
    <mrow>
      <mrow>
        <munder>
          <mi>lim</mi>
          <mrow>
            <mi>n</mi>
            <mo stretchy="false">→</mo>
            <mi mathvariant="normal">∞</mi>
          </mrow>
        </munder>
        <mrow/>
      </mrow>
      <mrow>
        <mo fence="true" stretchy="false">(</mo>
        <mrow>
          <mrow>
            <mi>s</mi>
            <mo stretchy="false">−</mo>
            <mn>1</mn>
            <mo stretchy="false">+</mo>
            <mi>y</mi>
          </mrow>
        </mrow>
        <mo fence="true" stretchy="false">)</mo>
      </mrow>
      <mrow>
        <mo fence="true" stretchy="false">(</mo>
        <mrow>
          <msup>
            <mi>n</mi>
            <mi>y</mi>
          </msup>
        </mrow>
        <mo fence="true" stretchy="false">)</mo>
      </mrow>
      <mrow>
        <mrow>
          <mo fence="true" stretchy="false">(</mo>
          <mrow>
            <mrow>
              <mi mathvariant="normal">ζ</mi>
              <mrow>
                <mrow>
                  <mo fence="true" stretchy="false">(</mo>
                  <mrow>
                    <mrow>
                      <mi>s</mi>
                      <mo stretchy="false">+</mo>
                      <mi>y</mi>
                    </mrow>
                  </mrow>
                  <mo fence="true" stretchy="false">)</mo>
                </mrow>
                <mo stretchy="false">−</mo>
                <msubsup>
                  <mi>H</mi>
                  <mi>n</mi>
                  <mrow>
                    <mo fence="true" stretchy="false">(</mo>
                    <mrow>
                      <mrow>
                        <mi>s</mi>
                        <mo stretchy="false">+</mo>
                        <mi>y</mi>
                      </mrow>
                    </mrow>
                    <mo fence="true" stretchy="false">)</mo>
                  </mrow>
                </msubsup>
              </mrow>
            </mrow>
          </mrow>
          <mo fence="true" stretchy="false">)</mo>
        </mrow>
        <mo stretchy="false">−</mo>
        <mrow>
          <mo fence="true" stretchy="false">(</mo>
          <mrow>
            <mrow>
              <mi>s</mi>
              <mo stretchy="false">−</mo>
              <mn>1</mn>
              <mo stretchy="false">+</mo>
              <mi>x</mi>
            </mrow>
          </mrow>
          <mo fence="true" stretchy="false">)</mo>
        </mrow>
      </mrow>
      <mrow>
        <mo fence="true" stretchy="false">(</mo>
        <mrow>
          <msup>
            <mi>n</mi>
            <mi>x</mi>
          </msup>
        </mrow>
        <mo fence="true" stretchy="false">)</mo>
      </mrow>
      <mrow>
        <mrow>
          <mo fence="true" stretchy="false">(</mo>
          <mrow>
            <mrow>
              <mi mathvariant="normal">ζ</mi>
              <mrow>
                <mrow>
                  <mo fence="true" stretchy="false">(</mo>
                  <mrow>
                    <mrow>
                      <mi>s</mi>
                      <mo stretchy="false">+</mo>
                      <mi>x</mi>
                    </mrow>
                  </mrow>
                  <mo fence="true" stretchy="false">)</mo>
                </mrow>
                <mo stretchy="false">−</mo>
                <msubsup>
                  <mi>H</mi>
                  <mi>n</mi>
                  <mrow>
                    <mo fence="true" stretchy="false">(</mo>
                    <mrow>
                      <mrow>
                        <mi>s</mi>
                        <mo stretchy="false">+</mo>
                        <mi>x</mi>
                      </mrow>
                    </mrow>
                    <mo fence="true" stretchy="false">)</mo>
                  </mrow>
                </msubsup>
              </mrow>
            </mrow>
          </mrow>
          <mo fence="true" stretchy="false">)</mo>
        </mrow>
        <mo stretchy="false">=</mo>
        <mn>0</mn>
      </mrow>
    </mrow>
    <annotation encoding="StarMath 5.0">lim from {n rightarrow infinity }{ }(s-1+y)(n^y)(%zeta( s+y ) - H^(s+y)_{n})-(s-1+x)( n^x)(%zeta( s+x )-H^(s+x)_{n}) = 0</annotation>
  </semantics>
</math>
</file>

<file path=Object 156/content.xml><?xml version="1.0" encoding="utf-8"?>
<math xmlns="http://www.w3.org/1998/Math/MathML" display="block">
  <semantics>
    <mrow>
      <mrow>
        <munder>
          <mi>lim</mi>
          <mrow>
            <mi>n</mi>
            <mo stretchy="false">→</mo>
            <mi mathvariant="normal">∞</mi>
          </mrow>
        </munder>
        <mrow/>
      </mrow>
      <mrow>
        <mo fence="true" stretchy="false">(</mo>
        <mrow>
          <mrow>
            <mrow>
              <mo stretchy="false">−</mo>
              <mfrac>
                <mn>1</mn>
                <mn>2</mn>
              </mfrac>
            </mrow>
            <mo stretchy="false">−</mo>
            <mi>x</mi>
          </mrow>
        </mrow>
        <mo fence="true" stretchy="false">)</mo>
      </mrow>
      <mrow>
        <mo fence="true" stretchy="false">(</mo>
        <mrow>
          <msup>
            <mi>n</mi>
            <mrow>
              <mo stretchy="false">−</mo>
              <mi>x</mi>
            </mrow>
          </msup>
        </mrow>
        <mo fence="true" stretchy="false">)</mo>
      </mrow>
      <mrow>
        <mrow>
          <mo fence="true" stretchy="false">(</mo>
          <mrow>
            <mrow>
              <mi mathvariant="normal">ζ</mi>
              <mrow>
                <mrow>
                  <mo fence="true" stretchy="false">(</mo>
                  <mrow>
                    <mrow>
                      <mfrac>
                        <mn>1</mn>
                        <mn>2</mn>
                      </mfrac>
                      <mo stretchy="false">−</mo>
                      <mi>x</mi>
                    </mrow>
                  </mrow>
                  <mo fence="true" stretchy="false">)</mo>
                </mrow>
                <mo stretchy="false">−</mo>
                <msubsup>
                  <mi>H</mi>
                  <mi>n</mi>
                  <mrow>
                    <mo fence="true" stretchy="false">(</mo>
                    <mrow>
                      <mrow>
                        <mfrac>
                          <mn>1</mn>
                          <mn>2</mn>
                        </mfrac>
                        <mo stretchy="false">−</mo>
                        <mi>x</mi>
                      </mrow>
                    </mrow>
                    <mo fence="true" stretchy="false">)</mo>
                  </mrow>
                </msubsup>
              </mrow>
            </mrow>
          </mrow>
          <mo fence="true" stretchy="false">)</mo>
        </mrow>
        <mo stretchy="false">−</mo>
        <mrow>
          <mo fence="true" stretchy="false">(</mo>
          <mrow>
            <mrow>
              <mrow>
                <mo stretchy="false">−</mo>
                <mfrac>
                  <mn>1</mn>
                  <mn>2</mn>
                </mfrac>
              </mrow>
              <mo stretchy="false">+</mo>
              <mi>x</mi>
            </mrow>
          </mrow>
          <mo fence="true" stretchy="false">)</mo>
        </mrow>
      </mrow>
      <mrow>
        <mo fence="true" stretchy="false">(</mo>
        <mrow>
          <msup>
            <mi>n</mi>
            <mi>x</mi>
          </msup>
        </mrow>
        <mo fence="true" stretchy="false">)</mo>
      </mrow>
      <mrow>
        <mrow>
          <mo fence="true" stretchy="false">(</mo>
          <mrow>
            <mrow>
              <mi mathvariant="normal">ζ</mi>
              <mrow>
                <mrow>
                  <mo fence="true" stretchy="false">(</mo>
                  <mrow>
                    <mrow>
                      <mfrac>
                        <mn>1</mn>
                        <mn>2</mn>
                      </mfrac>
                      <mo stretchy="false">+</mo>
                      <mi>x</mi>
                    </mrow>
                  </mrow>
                  <mo fence="true" stretchy="false">)</mo>
                </mrow>
                <mo stretchy="false">−</mo>
                <msubsup>
                  <mi>H</mi>
                  <mi>n</mi>
                  <mrow>
                    <mo fence="true" stretchy="false">(</mo>
                    <mrow>
                      <mrow>
                        <mfrac>
                          <mn>1</mn>
                          <mn>2</mn>
                        </mfrac>
                        <mo stretchy="false">+</mo>
                        <mi>x</mi>
                      </mrow>
                    </mrow>
                    <mo fence="true" stretchy="false">)</mo>
                  </mrow>
                </msubsup>
              </mrow>
            </mrow>
          </mrow>
          <mo fence="true" stretchy="false">)</mo>
        </mrow>
        <mo stretchy="false">=</mo>
        <mn>0</mn>
      </mrow>
    </mrow>
    <annotation encoding="StarMath 5.0">lim from {n rightarrow infinity }{ }(-{1 over 2}-x)(n^-x)(%zeta( 1 over 2-x ) - H^(1 over 2-x)_{n})-(-{1 over 2}+x)( n^x)(%zeta( 1 over 2+x )-H^(1 over 2+x)_{n}) = 0</annotation>
  </semantics>
</math>
</file>

<file path=Object 157/content.xml><?xml version="1.0" encoding="utf-8"?>
<math xmlns="http://www.w3.org/1998/Math/MathML" display="block">
  <semantics>
    <mrow>
      <mi mathvariant="normal">ζ</mi>
      <mrow>
        <mrow>
          <mo fence="true" stretchy="false">(</mo>
          <mrow>
            <mrow>
              <mfrac>
                <mn>1</mn>
                <mn>2</mn>
              </mfrac>
              <mo stretchy="false">−</mo>
              <mi>x</mi>
            </mrow>
          </mrow>
          <mo fence="true" stretchy="false">)</mo>
        </mrow>
        <mo stretchy="false">=</mo>
        <mn>0</mn>
      </mrow>
    </mrow>
    <annotation encoding="StarMath 5.0">%zeta( 1 over 2 - x ) = 0</annotation>
  </semantics>
</math>
</file>

<file path=Object 158/content.xml><?xml version="1.0" encoding="utf-8"?>
<math xmlns="http://www.w3.org/1998/Math/MathML" display="block">
  <semantics>
    <mrow>
      <mi mathvariant="normal">ζ</mi>
      <mrow>
        <mrow>
          <mo fence="true" stretchy="false">(</mo>
          <mrow>
            <mrow>
              <mfrac>
                <mn>1</mn>
                <mn>2</mn>
              </mfrac>
              <mo stretchy="false">+</mo>
              <mi>x</mi>
            </mrow>
          </mrow>
          <mo fence="true" stretchy="false">)</mo>
        </mrow>
        <mo stretchy="false">=</mo>
        <mn>0</mn>
      </mrow>
    </mrow>
    <annotation encoding="StarMath 5.0">%zeta( 1 over 2 + x ) = 0</annotation>
  </semantics>
</math>
</file>

<file path=Object 159/content.xml><?xml version="1.0" encoding="utf-8"?>
<math xmlns="http://www.w3.org/1998/Math/MathML" display="block">
  <semantics>
    <mrow>
      <mrow>
        <munder>
          <mi>lim</mi>
          <mrow>
            <mi>n</mi>
            <mo stretchy="false">→</mo>
            <mi mathvariant="normal">∞</mi>
          </mrow>
        </munder>
        <mrow/>
      </mrow>
      <mrow>
        <mo fence="true" stretchy="false">(</mo>
        <mrow>
          <mrow>
            <mrow>
              <mo stretchy="false">−</mo>
              <mfrac>
                <mn>1</mn>
                <mn>2</mn>
              </mfrac>
            </mrow>
            <mo stretchy="false">−</mo>
            <mi>x</mi>
          </mrow>
        </mrow>
        <mo fence="true" stretchy="false">)</mo>
      </mrow>
      <mrow>
        <mo fence="true" stretchy="false">(</mo>
        <mrow>
          <msup>
            <mi>n</mi>
            <mrow>
              <mo stretchy="false">−</mo>
              <mi>x</mi>
            </mrow>
          </msup>
        </mrow>
        <mo fence="true" stretchy="false">)</mo>
      </mrow>
      <mrow>
        <mrow>
          <mo fence="true" stretchy="false">(</mo>
          <mrow>
            <mrow>
              <mo stretchy="false">−</mo>
              <msubsup>
                <mi>H</mi>
                <mi>n</mi>
                <mrow>
                  <mo fence="true" stretchy="false">(</mo>
                  <mrow>
                    <mrow>
                      <mfrac>
                        <mn>1</mn>
                        <mn>2</mn>
                      </mfrac>
                      <mo stretchy="false">−</mo>
                      <mi>x</mi>
                    </mrow>
                  </mrow>
                  <mo fence="true" stretchy="false">)</mo>
                </mrow>
              </msubsup>
            </mrow>
          </mrow>
          <mo fence="true" stretchy="false">)</mo>
        </mrow>
        <mo stretchy="false">−</mo>
        <mrow>
          <mo fence="true" stretchy="false">(</mo>
          <mrow>
            <mrow>
              <mrow>
                <mo stretchy="false">−</mo>
                <mfrac>
                  <mn>1</mn>
                  <mn>2</mn>
                </mfrac>
              </mrow>
              <mo stretchy="false">+</mo>
              <mi>x</mi>
            </mrow>
          </mrow>
          <mo fence="true" stretchy="false">)</mo>
        </mrow>
      </mrow>
      <mrow>
        <mo fence="true" stretchy="false">(</mo>
        <mrow>
          <msup>
            <mi>n</mi>
            <mi>x</mi>
          </msup>
        </mrow>
        <mo fence="true" stretchy="false">)</mo>
      </mrow>
      <mrow>
        <mrow>
          <mo fence="true" stretchy="false">(</mo>
          <mrow>
            <mrow>
              <mo stretchy="false">−</mo>
              <msubsup>
                <mi>H</mi>
                <mi>n</mi>
                <mrow>
                  <mo fence="true" stretchy="false">(</mo>
                  <mrow>
                    <mrow>
                      <mfrac>
                        <mn>1</mn>
                        <mn>2</mn>
                      </mfrac>
                      <mo stretchy="false">+</mo>
                      <mi>x</mi>
                    </mrow>
                  </mrow>
                  <mo fence="true" stretchy="false">)</mo>
                </mrow>
              </msubsup>
            </mrow>
          </mrow>
          <mo fence="true" stretchy="false">)</mo>
        </mrow>
        <mo stretchy="false">=</mo>
        <mn>0</mn>
      </mrow>
    </mrow>
    <annotation encoding="StarMath 5.0">lim from {n rightarrow infinity }{ }(-{1 over 2}-x)(n^-x)(- H^(1 over 2-x)_{n})-(-{1 over 2}+x)( n^x)(-H^(1 over 2+x)_{n}) = 0</annotation>
  </semantics>
</math>
</file>

<file path=Object 16/content.xml><?xml version="1.0" encoding="utf-8"?>
<math xmlns="http://www.w3.org/1998/Math/MathML" display="block">
  <semantics>
    <mrow>
      <mfrac>
        <mo stretchy="false">∂</mo>
        <mrow>
          <mo stretchy="false">∂</mo>
          <mi>x</mi>
        </mrow>
      </mfrac>
      <msub>
        <mi mathvariant="normal">η</mi>
        <mi>x</mi>
      </msub>
      <mrow>
        <mrow>
          <mo fence="true" stretchy="false">(</mo>
          <mrow>
            <mi>s</mi>
          </mrow>
          <mo fence="true" stretchy="false">)</mo>
        </mrow>
        <mo stretchy="false">=</mo>
        <mrow>
          <munder>
            <mi>lim</mi>
            <mrow>
              <mi>n</mi>
              <mo stretchy="false">→</mo>
              <mi mathvariant="normal">∞</mi>
            </mrow>
          </munder>
          <mrow/>
        </mrow>
      </mrow>
      <msup>
        <mi>x</mi>
        <mrow>
          <mrow>
            <mo stretchy="false">−</mo>
            <mi>s</mi>
          </mrow>
          <mo stretchy="false">−</mo>
          <mn>1</mn>
        </mrow>
      </msup>
      <mrow>
        <mo fence="true" stretchy="false">(</mo>
        <mrow>
          <mrow>
            <mrow>
              <mo fence="true" stretchy="false">(</mo>
              <mrow>
                <mrow>
                  <mi>s</mi>
                  <mo stretchy="false">−</mo>
                  <mn>1</mn>
                </mrow>
              </mrow>
              <mo fence="true" stretchy="false">)</mo>
            </mrow>
            <mrow>
              <mrow>
                <mi>x</mi>
                <mo stretchy="false">⋅</mo>
                <mrow>
                  <mo fence="true" stretchy="false">(</mo>
                  <mrow>
                    <mrow>
                      <munderover>
                        <mo stretchy="false">∑</mo>
                        <mrow>
                          <mi>j</mi>
                          <mo stretchy="false">=</mo>
                          <mn>1</mn>
                        </mrow>
                        <mfrac>
                          <mi>n</mi>
                          <mi>x</mi>
                        </mfrac>
                      </munderover>
                      <mfrac>
                        <mn>1</mn>
                        <msup>
                          <mi>j</mi>
                          <mi>s</mi>
                        </msup>
                      </mfrac>
                    </mrow>
                  </mrow>
                  <mo fence="true" stretchy="false">)</mo>
                </mrow>
              </mrow>
              <mo stretchy="false">+</mo>
              <mrow>
                <mi>n</mi>
                <mo stretchy="false">⋅</mo>
                <mi>s</mi>
                <mo stretchy="false">⋅</mo>
                <mrow>
                  <mo fence="true" stretchy="false">(</mo>
                  <mrow>
                    <mrow>
                      <munder>
                        <mo stretchy="false">∑</mo>
                        <mrow>
                          <mi>j</mi>
                          <mo stretchy="false">=</mo>
                          <mn>1</mn>
                        </mrow>
                      </munder>
                      <mfrac>
                        <mn>1</mn>
                        <msup>
                          <mrow>
                            <mo fence="true" stretchy="false">(</mo>
                            <mrow>
                              <mrow>
                                <mi>j</mi>
                                <mo stretchy="false">+</mo>
                                <mrow>
                                  <mi>n</mi>
                                  <mo stretchy="false">/</mo>
                                  <mi>x</mi>
                                </mrow>
                              </mrow>
                            </mrow>
                            <mo fence="true" stretchy="false">)</mo>
                          </mrow>
                          <mrow>
                            <mi>s</mi>
                            <mo stretchy="false">+</mo>
                            <mn>1</mn>
                          </mrow>
                        </msup>
                      </mfrac>
                    </mrow>
                  </mrow>
                  <mo fence="true" stretchy="false">)</mo>
                </mrow>
              </mrow>
            </mrow>
          </mrow>
        </mrow>
        <mo fence="true" stretchy="false">)</mo>
      </mrow>
    </mrow>
    <annotation encoding="StarMath 5.0">{{partial}over{partial x}} %eta_x( s ) = 

lim from {n rightarrow infinity}{} 

x^{-s-1}{((s-1)x cdot (sum from j = 1 to {n over x}{1 over j^s})

+

n cdot s cdot (sum from j=1 {1 over (j+{n / x})^{s+1}}))}</annotation>
  </semantics>
</math>
</file>

<file path=Object 160/content.xml><?xml version="1.0" encoding="utf-8"?>
<math xmlns="http://www.w3.org/1998/Math/MathML" display="block">
  <semantics>
    <mrow>
      <mrow>
        <munder>
          <mi>lim</mi>
          <mrow>
            <mi>n</mi>
            <mo stretchy="false">→</mo>
            <mi mathvariant="normal">∞</mi>
          </mrow>
        </munder>
        <mrow/>
      </mrow>
      <mrow>
        <mrow>
          <mrow>
            <mrow>
              <mo fence="true" stretchy="false">(</mo>
              <mrow>
                <mrow>
                  <mrow>
                    <mo stretchy="false">−</mo>
                    <mfrac>
                      <mn>1</mn>
                      <mn>2</mn>
                    </mfrac>
                  </mrow>
                  <mo stretchy="false">−</mo>
                  <mi>x</mi>
                </mrow>
              </mrow>
              <mo fence="true" stretchy="false">)</mo>
            </mrow>
            <mo stretchy="false">⋅</mo>
            <msup>
              <mi>n</mi>
              <mrow>
                <mo stretchy="false">−</mo>
                <mi>x</mi>
              </mrow>
            </msup>
            <mo stretchy="false">⋅</mo>
            <msubsup>
              <mi>H</mi>
              <mi>n</mi>
              <mrow>
                <mo fence="true" stretchy="false">(</mo>
                <mrow>
                  <mrow>
                    <mfrac>
                      <mn>1</mn>
                      <mn>2</mn>
                    </mfrac>
                    <mo stretchy="false">−</mo>
                    <mi>x</mi>
                  </mrow>
                </mrow>
                <mo fence="true" stretchy="false">)</mo>
              </mrow>
            </msubsup>
          </mrow>
          <mo stretchy="false">−</mo>
          <mrow>
            <mrow>
              <mo fence="true" stretchy="false">(</mo>
              <mrow>
                <mrow>
                  <mrow>
                    <mo stretchy="false">−</mo>
                    <mfrac>
                      <mn>1</mn>
                      <mn>2</mn>
                    </mfrac>
                  </mrow>
                  <mo stretchy="false">+</mo>
                  <mi>x</mi>
                </mrow>
              </mrow>
              <mo fence="true" stretchy="false">)</mo>
            </mrow>
            <mo stretchy="false">⋅</mo>
            <msup>
              <mi>n</mi>
              <mi>x</mi>
            </msup>
            <mo stretchy="false">⋅</mo>
            <msubsup>
              <mi>H</mi>
              <mi>n</mi>
              <mrow>
                <mo fence="true" stretchy="false">(</mo>
                <mrow>
                  <mrow>
                    <mfrac>
                      <mn>1</mn>
                      <mn>2</mn>
                    </mfrac>
                    <mo stretchy="false">+</mo>
                    <mi>x</mi>
                  </mrow>
                </mrow>
                <mo fence="true" stretchy="false">)</mo>
              </mrow>
            </msubsup>
          </mrow>
        </mrow>
        <mo stretchy="false">=</mo>
        <mn>0</mn>
      </mrow>
    </mrow>
    <annotation encoding="StarMath 5.0">lim from {n rightarrow infinity }{ }(-{1 over 2}-x) cdot n^-x cdot H^(1 over 2-x)_{n}-(-{1 over 2}+x)cdot n^x cdot H^(1 over 2+x)_{n} = 0</annotation>
  </semantics>
</math>
</file>

<file path=Object 161/content.xml><?xml version="1.0" encoding="utf-8"?>
<math xmlns="http://www.w3.org/1998/Math/MathML" display="block">
  <semantics>
    <mrow>
      <mrow>
        <munder>
          <mi>lim</mi>
          <mrow>
            <mi>n</mi>
            <mo stretchy="false">→</mo>
            <mi mathvariant="normal">∞</mi>
          </mrow>
        </munder>
        <mrow/>
      </mrow>
      <mrow>
        <mrow>
          <mrow>
            <mo fence="true" stretchy="false">(</mo>
            <mrow>
              <mrow>
                <mrow>
                  <mo stretchy="false">−</mo>
                  <mfrac>
                    <mn>1</mn>
                    <mn>2</mn>
                  </mfrac>
                </mrow>
                <mo stretchy="false">−</mo>
                <mi>x</mi>
              </mrow>
            </mrow>
            <mo fence="true" stretchy="false">)</mo>
          </mrow>
          <mo stretchy="false">⋅</mo>
          <msup>
            <mi>e</mi>
            <mrow>
              <mrow>
                <mo stretchy="false">−</mo>
                <mi>x</mi>
              </mrow>
              <mi>log</mi>
              <mi>n</mi>
            </mrow>
          </msup>
          <mo stretchy="false">⋅</mo>
          <msubsup>
            <mi>H</mi>
            <mi>n</mi>
            <mrow>
              <mo fence="true" stretchy="false">(</mo>
              <mrow>
                <mrow>
                  <mfrac>
                    <mn>1</mn>
                    <mn>2</mn>
                  </mfrac>
                  <mo stretchy="false">−</mo>
                  <mi>x</mi>
                </mrow>
              </mrow>
              <mo fence="true" stretchy="false">)</mo>
            </mrow>
          </msubsup>
        </mrow>
        <mo stretchy="false">−</mo>
        <mrow>
          <mrow>
            <mo fence="true" stretchy="false">(</mo>
            <mrow>
              <mrow>
                <mrow>
                  <mo stretchy="false">−</mo>
                  <mfrac>
                    <mn>1</mn>
                    <mn>2</mn>
                  </mfrac>
                </mrow>
                <mo stretchy="false">+</mo>
                <mi>x</mi>
              </mrow>
            </mrow>
            <mo fence="true" stretchy="false">)</mo>
          </mrow>
          <mo stretchy="false">⋅</mo>
          <msup>
            <mi>e</mi>
            <mrow>
              <mi>x</mi>
              <mi>log</mi>
              <mi>n</mi>
            </mrow>
          </msup>
          <mo stretchy="false">⋅</mo>
          <msubsup>
            <mi>H</mi>
            <mi>n</mi>
            <mrow>
              <mo fence="true" stretchy="false">(</mo>
              <mrow>
                <mrow>
                  <mi>,</mi>
                  <mrow>
                    <mfrac>
                      <mn>1</mn>
                      <mn>2</mn>
                    </mfrac>
                    <mo stretchy="false">+</mo>
                    <mi>x</mi>
                  </mrow>
                </mrow>
              </mrow>
              <mo fence="true" stretchy="false">)</mo>
            </mrow>
          </msubsup>
        </mrow>
      </mrow>
    </mrow>
    <annotation encoding="StarMath 5.0">lim from {n rightarrow infinity }{ }(-{1 over 2}-x) cdot e^{-x log n} cdot H^(1 over 2-x)_{n}-(-{1 over 2}+x)cdot e^{x log n} cdot H^(,1 over 2+x)_{n}</annotation>
  </semantics>
</math>
</file>

<file path=Object 162/content.xml><?xml version="1.0" encoding="utf-8"?>
<math xmlns="http://www.w3.org/1998/Math/MathML" display="block">
  <semantics>
    <mrow>
      <mrow>
        <munder>
          <mi>lim</mi>
          <mrow>
            <mi>n</mi>
            <mo stretchy="false">→</mo>
            <mi mathvariant="normal">∞</mi>
          </mrow>
        </munder>
        <mrow/>
      </mrow>
      <mrow>
        <mrow>
          <mrow>
            <mrow>
              <mo fence="true" stretchy="false">(</mo>
              <mrow>
                <mrow>
                  <mrow>
                    <mo stretchy="false">−</mo>
                    <mfrac>
                      <mn>1</mn>
                      <mn>2</mn>
                    </mfrac>
                  </mrow>
                  <mo stretchy="false">−</mo>
                  <mi>x</mi>
                </mrow>
              </mrow>
              <mo fence="true" stretchy="false">)</mo>
            </mrow>
            <mo stretchy="false">⋅</mo>
            <msup>
              <mi>e</mi>
              <mrow>
                <mrow>
                  <mo stretchy="false">−</mo>
                  <mi>x</mi>
                </mrow>
                <mi>log</mi>
                <mi>n</mi>
              </mrow>
            </msup>
            <mo stretchy="false">⋅</mo>
            <msubsup>
              <mi>H</mi>
              <mi>n</mi>
              <mrow>
                <mo fence="true" stretchy="false">(</mo>
                <mrow>
                  <mrow>
                    <mfrac>
                      <mn>1</mn>
                      <mn>2</mn>
                    </mfrac>
                    <mo stretchy="false">−</mo>
                    <mi>x</mi>
                  </mrow>
                </mrow>
                <mo fence="true" stretchy="false">)</mo>
              </mrow>
            </msubsup>
          </mrow>
          <mo stretchy="false">−</mo>
          <mrow>
            <mrow>
              <mo fence="true" stretchy="false">(</mo>
              <mrow>
                <mrow>
                  <mrow>
                    <mo stretchy="false">−</mo>
                    <mfrac>
                      <mn>1</mn>
                      <mn>2</mn>
                    </mfrac>
                  </mrow>
                  <mo stretchy="false">+</mo>
                  <mi>x</mi>
                </mrow>
              </mrow>
              <mo fence="true" stretchy="false">)</mo>
            </mrow>
            <mo stretchy="false">⋅</mo>
            <msup>
              <mi>e</mi>
              <mrow>
                <mi>x</mi>
                <mi>log</mi>
                <mi>n</mi>
              </mrow>
            </msup>
            <mo stretchy="false">⋅</mo>
            <msubsup>
              <mi>H</mi>
              <mi>n</mi>
              <mrow>
                <mo fence="true" stretchy="false">(</mo>
                <mrow>
                  <mrow>
                    <mfrac>
                      <mn>1</mn>
                      <mn>2</mn>
                    </mfrac>
                    <mo stretchy="false">+</mo>
                    <mi>x</mi>
                  </mrow>
                </mrow>
                <mo fence="true" stretchy="false">)</mo>
              </mrow>
            </msubsup>
          </mrow>
        </mrow>
        <mo stretchy="false">=</mo>
        <mn>0</mn>
      </mrow>
    </mrow>
    <annotation encoding="StarMath 5.0">lim from {n rightarrow infinity }{ }(-{1 over 2}-x) cdot e^{-x log n} cdot H^(1 over 2-x)_{n}-(-{1 over 2}+x)cdot e^{x log n} cdot H^(1 over 2+x)_{n} = 0</annotation>
  </semantics>
</math>
</file>

<file path=Object 163/content.xml><?xml version="1.0" encoding="utf-8"?>
<math xmlns="http://www.w3.org/1998/Math/MathML" display="block">
  <semantics>
    <mrow>
      <msubsup>
        <mi>H</mi>
        <mi>n</mi>
        <mrow>
          <mo fence="true" stretchy="false">(</mo>
          <mrow>
            <mrow>
              <mfrac>
                <mn>1</mn>
                <mn>2</mn>
              </mfrac>
              <mo stretchy="false">+</mo>
              <mi>x</mi>
            </mrow>
          </mrow>
          <mo fence="true" stretchy="false">)</mo>
        </mrow>
      </msubsup>
      <mo stretchy="false">=</mo>
      <mrow>
        <munderover>
          <mo stretchy="false">∑</mo>
          <mrow>
            <mi>j</mi>
            <mo stretchy="false">=</mo>
            <mn>1</mn>
          </mrow>
          <mi>n</mi>
        </munderover>
        <msup>
          <mi>j</mi>
          <mrow>
            <mo stretchy="false">−</mo>
            <mrow>
              <mfrac>
                <mn>1</mn>
                <mn>2</mn>
              </mfrac>
              <mo stretchy="false">+</mo>
              <mi>x</mi>
            </mrow>
          </mrow>
        </msup>
      </mrow>
      <mo stretchy="false">=</mo>
      <mrow>
        <munderover>
          <mo stretchy="false">∑</mo>
          <mrow>
            <mi>j</mi>
            <mo stretchy="false">=</mo>
            <mn>1</mn>
          </mrow>
          <mi>n</mi>
        </munderover>
        <mrow>
          <mfrac>
            <mn>1</mn>
            <msqrt>
              <mi>j</mi>
            </msqrt>
          </mfrac>
          <msup>
            <mi>e</mi>
            <mrow>
              <mo stretchy="false">−</mo>
              <mrow>
                <mi>x</mi>
                <mi>log</mi>
                <mi>j</mi>
              </mrow>
            </mrow>
          </msup>
        </mrow>
      </mrow>
    </mrow>
    <annotation encoding="StarMath 5.0">H^(1 over 2 + x)_{n} = sum from j = 1 to n j^-{1 over 2 + x} = sum from j = 1 to n{ 1 over {sqrt j} e^-{x log j}}</annotation>
  </semantics>
</math>
</file>

<file path=Object 164/content.xml><?xml version="1.0" encoding="utf-8"?>
<math xmlns="http://www.w3.org/1998/Math/MathML" display="block">
  <semantics>
    <mrow>
      <mrow>
        <munder>
          <mi>lim</mi>
          <mrow>
            <mi>n</mi>
            <mo stretchy="false">→</mo>
            <mi mathvariant="normal">∞</mi>
          </mrow>
        </munder>
        <mrow/>
      </mrow>
      <mrow>
        <mrow>
          <munderover>
            <mo stretchy="false">∑</mo>
            <mrow>
              <mi>j</mi>
              <mo stretchy="false">=</mo>
              <mn>1</mn>
            </mrow>
            <mi>n</mi>
          </munderover>
          <mrow>
            <msup>
              <mi>j</mi>
              <mrow>
                <mrow>
                  <mo stretchy="false">−</mo>
                  <mfrac>
                    <mn>1</mn>
                    <mn>2</mn>
                  </mfrac>
                </mrow>
                <mo stretchy="false">+</mo>
                <mi>x</mi>
              </mrow>
            </msup>
            <msup>
              <mi>e</mi>
              <mrow>
                <mrow>
                  <mo stretchy="false">−</mo>
                  <mi>x</mi>
                </mrow>
                <mi>log</mi>
                <mi>n</mi>
              </mrow>
            </msup>
            <mrow>
              <mrow>
                <mo fence="true" stretchy="false">(</mo>
                <mrow>
                  <mrow>
                    <mfrac>
                      <mn>1</mn>
                      <mn>2</mn>
                    </mfrac>
                    <mo stretchy="false">+</mo>
                    <mi>x</mi>
                  </mrow>
                </mrow>
                <mo fence="true" stretchy="false">)</mo>
              </mrow>
              <mo stretchy="false">−</mo>
              <mrow>
                <msup>
                  <mi>j</mi>
                  <mrow>
                    <mrow>
                      <mo stretchy="false">−</mo>
                      <mfrac>
                        <mn>1</mn>
                        <mn>2</mn>
                      </mfrac>
                    </mrow>
                    <mo stretchy="false">−</mo>
                    <mi>x</mi>
                  </mrow>
                </msup>
                <msup>
                  <mi>e</mi>
                  <mrow>
                    <mi>x</mi>
                    <mi>log</mi>
                    <mi>n</mi>
                  </mrow>
                </msup>
                <mrow>
                  <mo fence="true" stretchy="false">(</mo>
                  <mrow>
                    <mrow>
                      <mfrac>
                        <mn>1</mn>
                        <mn>2</mn>
                      </mfrac>
                      <mo stretchy="false">−</mo>
                      <mi>x</mi>
                    </mrow>
                  </mrow>
                  <mo fence="true" stretchy="false">)</mo>
                </mrow>
              </mrow>
            </mrow>
          </mrow>
        </mrow>
        <mo stretchy="false">=</mo>
        <mn>0</mn>
      </mrow>
    </mrow>
    <annotation encoding="StarMath 5.0">lim from {n rightarrow infinity }{ }sum from j = 1 to n {{j^{-{1 over 2} + x} e^{-x log n}({1 over 2}+x)-{j^{-{1 over 2}-x} e^{x log n}({1 over 2}-x)}}}	

 = 0</annotation>
  </semantics>
</math>
</file>

<file path=Object 165/content.xml><?xml version="1.0" encoding="utf-8"?>
<math xmlns="http://www.w3.org/1998/Math/MathML" display="block">
  <semantics>
    <mrow>
      <mrow>
        <munder>
          <mi>lim</mi>
          <mrow>
            <mi>n</mi>
            <mo stretchy="false">→</mo>
            <mi mathvariant="normal">∞</mi>
          </mrow>
        </munder>
        <mrow/>
      </mrow>
      <mrow>
        <mrow>
          <mrow>
            <mo fence="true" stretchy="false">(</mo>
            <mrow>
              <mrow>
                <mrow>
                  <mo stretchy="false">−</mo>
                  <mfrac>
                    <mn>1</mn>
                    <mn>2</mn>
                  </mfrac>
                </mrow>
                <mo stretchy="false">−</mo>
                <mi>x</mi>
              </mrow>
            </mrow>
            <mo fence="true" stretchy="false">)</mo>
          </mrow>
          <mo stretchy="false">⋅</mo>
          <msup>
            <mi>n</mi>
            <mrow>
              <mo stretchy="false">−</mo>
              <mi>x</mi>
            </mrow>
          </msup>
          <mo stretchy="false">⋅</mo>
          <msubsup>
            <mi>H</mi>
            <mi>n</mi>
            <mrow>
              <mo fence="true" stretchy="false">(</mo>
              <mrow>
                <mrow>
                  <mfrac>
                    <mn>1</mn>
                    <mn>2</mn>
                  </mfrac>
                  <mo stretchy="false">−</mo>
                  <mi>x</mi>
                </mrow>
              </mrow>
              <mo fence="true" stretchy="false">)</mo>
            </mrow>
          </msubsup>
        </mrow>
        <mo stretchy="false">−</mo>
        <mrow>
          <mrow>
            <mo fence="true" stretchy="false">(</mo>
            <mrow>
              <mrow>
                <mrow>
                  <mo stretchy="false">−</mo>
                  <mfrac>
                    <mn>1</mn>
                    <mn>2</mn>
                  </mfrac>
                </mrow>
                <mo stretchy="false">+</mo>
                <mi>x</mi>
              </mrow>
            </mrow>
            <mo fence="true" stretchy="false">)</mo>
          </mrow>
          <mo stretchy="false">⋅</mo>
          <msup>
            <mi>n</mi>
            <mi>x</mi>
          </msup>
          <mo stretchy="false">⋅</mo>
          <msubsup>
            <mi>H</mi>
            <mi>n</mi>
            <mrow>
              <mo fence="true" stretchy="false">(</mo>
              <mrow>
                <mrow>
                  <mfrac>
                    <mn>1</mn>
                    <mn>2</mn>
                  </mfrac>
                  <mo stretchy="false">+</mo>
                  <mi>x</mi>
                </mrow>
              </mrow>
              <mo fence="true" stretchy="false">)</mo>
            </mrow>
          </msubsup>
        </mrow>
      </mrow>
    </mrow>
    <annotation encoding="StarMath 5.0">lim from {n rightarrow infinity }{ }(-{1 over 2}-x) cdot n^{-x} cdot H^(1 over 2-x)_{n}-(-{1 over 2}+x)cdot n^{x} cdot H^(1 over 2+x)_{n}</annotation>
  </semantics>
</math>
</file>

<file path=Object 166/content.xml><?xml version="1.0" encoding="utf-8"?>
<math xmlns="http://www.w3.org/1998/Math/MathML" display="block">
  <semantics>
    <mrow>
      <msubsup>
        <mi>H</mi>
        <mi>n</mi>
        <mrow>
          <mo fence="true" stretchy="false">(</mo>
          <mrow>
            <mrow>
              <mfrac>
                <mn>1</mn>
                <mn>2</mn>
              </mfrac>
              <mo stretchy="false">−</mo>
              <mi>x</mi>
            </mrow>
          </mrow>
          <mo fence="true" stretchy="false">)</mo>
        </mrow>
      </msubsup>
      <mo stretchy="false">=</mo>
      <mrow>
        <munderover>
          <mo stretchy="false">∑</mo>
          <mrow>
            <mi>j</mi>
            <mo stretchy="false">=</mo>
            <mn>1</mn>
          </mrow>
          <mi>n</mi>
        </munderover>
        <msup>
          <mi>j</mi>
          <mrow>
            <mo stretchy="false">−</mo>
            <mrow>
              <mfrac>
                <mn>1</mn>
                <mn>2</mn>
              </mfrac>
              <mo stretchy="false">−</mo>
              <mi>x</mi>
            </mrow>
          </mrow>
        </msup>
      </mrow>
      <mo stretchy="false">=</mo>
      <mrow>
        <munderover>
          <mo stretchy="false">∑</mo>
          <mrow>
            <mi>j</mi>
            <mo stretchy="false">=</mo>
            <mn>1</mn>
          </mrow>
          <mi>n</mi>
        </munderover>
        <mrow>
          <mfrac>
            <mn>1</mn>
            <msqrt>
              <mi>j</mi>
            </msqrt>
          </mfrac>
          <msup>
            <mi>e</mi>
            <mrow>
              <mi>x</mi>
              <mi>log</mi>
              <mi>j</mi>
            </mrow>
          </msup>
        </mrow>
      </mrow>
    </mrow>
    <annotation encoding="StarMath 5.0">H^(1 over 2 - x)_{n} = sum from j = 1 to n j^-{1 over 2 - x} = sum from j = 1 to n{ 1 over {sqrt j} e^{x log j}}</annotation>
  </semantics>
</math>
</file>

<file path=Object 167/content.xml><?xml version="1.0" encoding="utf-8"?>
<math xmlns="http://www.w3.org/1998/Math/MathML" display="block">
  <semantics>
    <mrow>
      <mrow>
        <mrow>
          <mo fence="true" stretchy="false">(</mo>
          <mrow>
            <mrow>
              <mrow>
                <mo stretchy="false">−</mo>
                <mfrac>
                  <mn>1</mn>
                  <mn>2</mn>
                </mfrac>
              </mrow>
              <mo stretchy="false">−</mo>
              <mi>x</mi>
            </mrow>
          </mrow>
          <mo fence="true" stretchy="false">)</mo>
        </mrow>
        <mo stretchy="false">⋅</mo>
        <msup>
          <mi>e</mi>
          <mrow>
            <mrow>
              <mo stretchy="false">−</mo>
              <mi>x</mi>
            </mrow>
            <mi>log</mi>
            <mi>n</mi>
          </mrow>
        </msup>
        <mo stretchy="false">⋅</mo>
        <msub>
          <mi>H</mi>
          <mrow>
            <mi>n</mi>
            <mi>,</mi>
            <mrow>
              <mfrac>
                <mn>1</mn>
                <mn>2</mn>
              </mfrac>
              <mo stretchy="false">−</mo>
              <mi>x</mi>
            </mrow>
          </mrow>
        </msub>
      </mrow>
      <mo stretchy="false">≈</mo>
      <msqrt>
        <mi>n</mi>
      </msqrt>
    </mrow>
    <annotation encoding="StarMath 5.0">(-{1 over 2}-x) cdot e^{-x log n} cdot H_{n,1 over 2-x} approx sqrt n</annotation>
  </semantics>
</math>
</file>

<file path=Object 168/content.xml><?xml version="1.0" encoding="utf-8"?>
<math xmlns="http://www.w3.org/1998/Math/MathML" display="block">
  <semantics>
    <mrow>
      <mrow>
        <mrow>
          <mo fence="true" stretchy="false">(</mo>
          <mrow>
            <mrow>
              <mrow>
                <mo stretchy="false">−</mo>
                <mfrac>
                  <mn>1</mn>
                  <mn>2</mn>
                </mfrac>
              </mrow>
              <mo stretchy="false">+</mo>
              <mi>x</mi>
            </mrow>
          </mrow>
          <mo fence="true" stretchy="false">)</mo>
        </mrow>
        <mo stretchy="false">⋅</mo>
        <msup>
          <mi>e</mi>
          <mrow>
            <mi>x</mi>
            <mi>log</mi>
            <mi>n</mi>
          </mrow>
        </msup>
        <mo stretchy="false">⋅</mo>
        <msubsup>
          <mi>H</mi>
          <mi>n</mi>
          <mrow>
            <mo fence="true" stretchy="false">(</mo>
            <mrow>
              <mrow>
                <mfrac>
                  <mn>1</mn>
                  <mn>2</mn>
                </mfrac>
                <mo stretchy="false">+</mo>
                <mi>x</mi>
              </mrow>
            </mrow>
            <mo fence="true" stretchy="false">)</mo>
          </mrow>
        </msubsup>
      </mrow>
      <mo stretchy="false">≈</mo>
      <msqrt>
        <mi>n</mi>
      </msqrt>
    </mrow>
    <annotation encoding="StarMath 5.0">(-{1 over 2}+x)cdot e^{x log n} cdot H^(1 over 2+x)_{n} approx sqrt n</annotation>
  </semantics>
</math>
</file>

<file path=Object 169/content.xml><?xml version="1.0" encoding="utf-8"?>
<math xmlns="http://www.w3.org/1998/Math/MathML" display="block">
  <semantics>
    <mrow>
      <mi>g</mi>
      <mrow>
        <mrow>
          <mo fence="true" stretchy="false">(</mo>
          <mrow>
            <mi>s</mi>
          </mrow>
          <mo fence="true" stretchy="false">)</mo>
        </mrow>
        <mo stretchy="false">=</mo>
        <mrow>
          <munder>
            <mi>lim</mi>
            <mrow>
              <mi>n</mi>
              <mo stretchy="false">→</mo>
              <mi mathvariant="normal">∞</mi>
            </mrow>
          </munder>
          <mrow/>
        </mrow>
      </mrow>
      <mfrac>
        <mrow>
          <mi>f</mi>
          <mrow>
            <mrow>
              <mrow>
                <mo fence="true" stretchy="false">(</mo>
                <mrow>
                  <mi>s</mi>
                </mrow>
                <mo fence="true" stretchy="false">)</mo>
              </mrow>
              <mo stretchy="false">⋅</mo>
              <msubsup>
                <mi>H</mi>
                <mi>n</mi>
                <mrow>
                  <mo fence="true" stretchy="false">(</mo>
                  <mrow>
                    <mi>s</mi>
                  </mrow>
                  <mo fence="true" stretchy="false">)</mo>
                </mrow>
              </msubsup>
            </mrow>
            <mo stretchy="false">−</mo>
            <mi>f</mi>
          </mrow>
          <mrow>
            <mo fence="true" stretchy="false">(</mo>
            <mrow>
              <mrow>
                <mn>1</mn>
                <mo stretchy="false">−</mo>
                <mi>s</mi>
              </mrow>
            </mrow>
            <mo fence="true" stretchy="false">)</mo>
          </mrow>
          <msubsup>
            <mi>H</mi>
            <mi>n</mi>
            <mrow>
              <mo fence="true" stretchy="false">(</mo>
              <mrow>
                <mrow>
                  <mn>1</mn>
                  <mo stretchy="false">−</mo>
                  <mi>s</mi>
                </mrow>
              </mrow>
              <mo fence="true" stretchy="false">)</mo>
            </mrow>
          </msubsup>
        </mrow>
        <mrow>
          <mi>f</mi>
          <mrow>
            <mrow>
              <mo fence="true" stretchy="false">(</mo>
              <mrow>
                <mi>s</mi>
              </mrow>
              <mo fence="true" stretchy="false">)</mo>
            </mrow>
            <mo stretchy="false">⋅</mo>
            <mi>a</mi>
          </mrow>
          <mrow>
            <mrow>
              <mo fence="true" stretchy="false">(</mo>
              <mrow>
                <mi>s</mi>
              </mrow>
              <mo fence="true" stretchy="false">)</mo>
            </mrow>
            <mo stretchy="false">−</mo>
            <mi>f</mi>
          </mrow>
          <mrow>
            <mrow>
              <mo fence="true" stretchy="false">(</mo>
              <mrow>
                <mrow>
                  <mn>1</mn>
                  <mo stretchy="false">−</mo>
                  <mi>s</mi>
                </mrow>
              </mrow>
              <mo fence="true" stretchy="false">)</mo>
            </mrow>
            <mo stretchy="false">⋅</mo>
            <mi>b</mi>
          </mrow>
          <mrow>
            <mo fence="true" stretchy="false">(</mo>
            <mrow>
              <mi>s</mi>
            </mrow>
            <mo fence="true" stretchy="false">)</mo>
          </mrow>
        </mrow>
      </mfrac>
    </mrow>
    <annotation encoding="StarMath 5.0">g( s ) = lim from {n rightarrow infinity}{} { {

f(s) cdot H^(s)_n - f(1-s) H^(1-s)_n}

over

{f(s) cdot a(s) -f( 1-s ) cdot b( s )


} }</annotation>
  </semantics>
</math>
</file>

<file path=Object 17/content.xml><?xml version="1.0" encoding="utf-8"?>
<math xmlns="http://www.w3.org/1998/Math/MathML" display="block">
  <semantics>
    <mrow>
      <mrow>
        <munder>
          <mi>lim</mi>
          <mrow>
            <mi>x</mi>
            <mo stretchy="false">→</mo>
            <mn>1</mn>
          </mrow>
        </munder>
        <mrow/>
      </mrow>
      <mfrac>
        <mo stretchy="false">∂</mo>
        <mrow>
          <mo stretchy="false">∂</mo>
          <mi>x</mi>
        </mrow>
      </mfrac>
      <msub>
        <mi mathvariant="normal">η</mi>
        <mi>x</mi>
      </msub>
      <mrow>
        <mrow>
          <mo fence="true" stretchy="false">(</mo>
          <mrow>
            <mi>s</mi>
          </mrow>
          <mo fence="true" stretchy="false">)</mo>
        </mrow>
        <mo stretchy="false">=</mo>
        <mrow>
          <munder>
            <mi>lim</mi>
            <mrow>
              <mi>n</mi>
              <mo stretchy="false">→</mo>
              <mi mathvariant="normal">∞</mi>
            </mrow>
          </munder>
          <mrow/>
        </mrow>
      </mrow>
      <mrow>
        <mrow>
          <mrow>
            <mo fence="true" stretchy="false">(</mo>
            <mrow>
              <mrow>
                <mn>1</mn>
                <mo stretchy="false">−</mo>
                <mi>s</mi>
              </mrow>
            </mrow>
            <mo fence="true" stretchy="false">)</mo>
          </mrow>
          <mo stretchy="false">⋅</mo>
          <mrow>
            <mo fence="true" stretchy="false">(</mo>
            <mrow>
              <mrow>
                <munderover>
                  <mo stretchy="false">∑</mo>
                  <mrow>
                    <mi>j</mi>
                    <mo stretchy="false">=</mo>
                    <mn>1</mn>
                  </mrow>
                  <mi>n</mi>
                </munderover>
                <mfrac>
                  <mn>1</mn>
                  <msup>
                    <mi>j</mi>
                    <mi>s</mi>
                  </msup>
                </mfrac>
              </mrow>
            </mrow>
            <mo fence="true" stretchy="false">)</mo>
          </mrow>
        </mrow>
        <mo stretchy="false">−</mo>
        <mrow>
          <mrow>
            <mo fence="true" stretchy="false">(</mo>
            <mrow>
              <mi>s</mi>
            </mrow>
            <mo fence="true" stretchy="false">)</mo>
          </mrow>
          <mo stretchy="false">⋅</mo>
          <mrow>
            <mo fence="true" stretchy="false">(</mo>
            <mrow>
              <mrow>
                <munderover>
                  <mo stretchy="false">∑</mo>
                  <mrow>
                    <mi>j</mi>
                    <mo stretchy="false">=</mo>
                    <mrow>
                      <mi>n</mi>
                      <mo stretchy="false">+</mo>
                      <mn>1</mn>
                    </mrow>
                  </mrow>
                  <mi mathvariant="normal">∞</mi>
                </munderover>
                <mfrac>
                  <mi>n</mi>
                  <msup>
                    <mi>j</mi>
                    <mrow>
                      <mi>s</mi>
                      <mo stretchy="false">+</mo>
                      <mn>1</mn>
                    </mrow>
                  </msup>
                </mfrac>
              </mrow>
            </mrow>
            <mo fence="true" stretchy="false">)</mo>
          </mrow>
        </mrow>
      </mrow>
    </mrow>
    <annotation encoding="StarMath 5.0">lim from {x rightarrow 1}{} {{partial}over{partial x}} %eta_x( s ) = 

lim from {n rightarrow infinity}{}

(1-s) cdot (sum from j = 1 to n{1 over j^s})

-

(s) cdot (sum from j=n+1 to infinity {n over j^{s+1}})</annotation>
  </semantics>
</math>
</file>

<file path=Object 170/content.xml><?xml version="1.0" encoding="utf-8"?>
<math xmlns="http://www.w3.org/1998/Math/MathML" display="block">
  <semantics>
    <mrow>
      <mrow>
        <mo fence="true" stretchy="false">(</mo>
        <mrow>
          <mrow>
            <mi>s</mi>
            <mo stretchy="false">+</mo>
            <mfrac>
              <mn>1</mn>
              <mn>2</mn>
            </mfrac>
          </mrow>
        </mrow>
        <mo fence="true" stretchy="false">)</mo>
      </mrow>
      <mrow>
        <msup>
          <mi>n</mi>
          <mrow>
            <mo stretchy="false">−</mo>
            <mi>s</mi>
          </mrow>
        </msup>
        <mo stretchy="false">+</mo>
        <mrow>
          <mo fence="true" stretchy="false">(</mo>
          <mrow>
            <mrow>
              <mi>s</mi>
              <mo stretchy="false">−</mo>
              <mfrac>
                <mn>1</mn>
                <mn>2</mn>
              </mfrac>
            </mrow>
          </mrow>
          <mo fence="true" stretchy="false">)</mo>
        </mrow>
      </mrow>
      <mrow>
        <msup>
          <mi>n</mi>
          <mi>s</mi>
        </msup>
        <mo stretchy="false">=</mo>
        <mn>2</mn>
      </mrow>
      <mi>s</mi>
      <mi>cosh</mi>
      <mrow>
        <mrow>
          <mo fence="true" stretchy="false">(</mo>
          <mrow>
            <mrow>
              <mrow>
                <mi>s</mi>
                <mo stretchy="false">⋅</mo>
                <mi>log</mi>
              </mrow>
              <mi>n</mi>
            </mrow>
          </mrow>
          <mo fence="true" stretchy="false">)</mo>
        </mrow>
        <mo stretchy="false">−</mo>
        <mi>sinh</mi>
      </mrow>
      <mrow>
        <mo fence="true" stretchy="false">(</mo>
        <mrow>
          <mrow>
            <mrow>
              <mi>s</mi>
              <mo stretchy="false">⋅</mo>
              <mi>log</mi>
            </mrow>
            <mi>n</mi>
          </mrow>
        </mrow>
        <mo fence="true" stretchy="false">)</mo>
      </mrow>
    </mrow>
    <annotation encoding="StarMath 5.0">(s+1 over 2)n^{- s} +(s-1 over 2) n^{ s }=
2 s cosh( s cdot log n)-sinh( s cdot log n ) </annotation>
  </semantics>
</math>
</file>

<file path=Object 171/content.xml><?xml version="1.0" encoding="utf-8"?>
<math xmlns="http://www.w3.org/1998/Math/MathML" display="block">
  <semantics>
    <mtable>
      <mtr>
        <mtd>
          <mrow>
            <mtext/>
            <mrow>
              <munder>
                <mi>lim</mi>
                <mrow>
                  <mi>n</mi>
                  <mo stretchy="false">→</mo>
                  <mi mathvariant="normal">∞</mi>
                </mrow>
              </munder>
              <mrow/>
            </mrow>
            <mrow>
              <mrow>
                <mrow>
                  <mo fence="true" stretchy="false">(</mo>
                  <mrow>
                    <mrow>
                      <mn>2</mn>
                      <mi>x</mi>
                      <mi>sin</mi>
                      <mrow>
                        <mrow>
                          <mo fence="true" stretchy="false">(</mo>
                          <mrow>
                            <mrow>
                              <mi>x</mi>
                              <mi>log</mi>
                              <mi>n</mi>
                            </mrow>
                          </mrow>
                          <mo fence="true" stretchy="false">)</mo>
                        </mrow>
                        <mo stretchy="false">+</mo>
                        <mi>cos</mi>
                      </mrow>
                      <mrow>
                        <mo fence="true" stretchy="false">(</mo>
                        <mrow>
                          <mrow>
                            <mi>x</mi>
                            <mi>log</mi>
                            <mi>n</mi>
                          </mrow>
                        </mrow>
                        <mo fence="true" stretchy="false">)</mo>
                      </mrow>
                    </mrow>
                  </mrow>
                  <mo fence="true" stretchy="false">)</mo>
                </mrow>
                <mo stretchy="false">⋅</mo>
                <mrow>
                  <mo fence="true" stretchy="false">(</mo>
                  <mrow>
                    <mrow>
                      <munderover>
                        <mo stretchy="false">∑</mo>
                        <mrow>
                          <mi>j</mi>
                          <mo stretchy="false">=</mo>
                          <mn>1</mn>
                        </mrow>
                        <mi>n</mi>
                      </munderover>
                      <mrow>
                        <mrow>
                          <mfrac>
                            <mn>1</mn>
                            <msqrt>
                              <mi>j</mi>
                            </msqrt>
                          </mfrac>
                          <mo stretchy="false">⋅</mo>
                          <mi>sin</mi>
                        </mrow>
                        <mrow>
                          <mo fence="true" stretchy="false">(</mo>
                          <mrow>
                            <mrow>
                              <mi>x</mi>
                              <mi>log</mi>
                              <mi>j</mi>
                            </mrow>
                          </mrow>
                          <mo fence="true" stretchy="false">)</mo>
                        </mrow>
                      </mrow>
                    </mrow>
                  </mrow>
                  <mo fence="true" stretchy="false">)</mo>
                </mrow>
              </mrow>
              <mo stretchy="false">+</mo>
              <mtext/>
            </mrow>
          </mrow>
        </mtd>
      </mtr>
      <mtr>
        <mtd>
          <mrow>
            <mtext>       </mtext>
            <mrow>
              <mrow>
                <mrow>
                  <mo fence="true" stretchy="false">(</mo>
                  <mrow>
                    <mrow>
                      <mn>2</mn>
                      <mi>x</mi>
                      <mi>cos</mi>
                      <mrow>
                        <mrow>
                          <mo fence="true" stretchy="false">(</mo>
                          <mrow>
                            <mrow>
                              <mi>x</mi>
                              <mi>log</mi>
                              <mi>n</mi>
                            </mrow>
                          </mrow>
                          <mo fence="true" stretchy="false">)</mo>
                        </mrow>
                        <mo stretchy="false">−</mo>
                        <mi>sin</mi>
                      </mrow>
                      <mrow>
                        <mo fence="true" stretchy="false">(</mo>
                        <mrow>
                          <mrow>
                            <mi>x</mi>
                            <mi>log</mi>
                            <mi>n</mi>
                          </mrow>
                        </mrow>
                        <mo fence="true" stretchy="false">)</mo>
                      </mrow>
                    </mrow>
                  </mrow>
                  <mo fence="true" stretchy="false">)</mo>
                </mrow>
                <mo stretchy="false">⋅</mo>
                <mrow>
                  <mo fence="true" stretchy="false">(</mo>
                  <mrow>
                    <mrow>
                      <munderover>
                        <mo stretchy="false">∑</mo>
                        <mrow>
                          <mi>j</mi>
                          <mo stretchy="false">=</mo>
                          <mn>1</mn>
                        </mrow>
                        <mi>n</mi>
                      </munderover>
                      <mrow>
                        <mrow>
                          <mfrac>
                            <mn>1</mn>
                            <msqrt>
                              <mi>j</mi>
                            </msqrt>
                          </mfrac>
                          <mo stretchy="false">⋅</mo>
                          <mi>cos</mi>
                        </mrow>
                        <mrow>
                          <mo fence="true" stretchy="false">(</mo>
                          <mrow>
                            <mrow>
                              <mi>x</mi>
                              <mi>log</mi>
                              <mi>j</mi>
                            </mrow>
                          </mrow>
                          <mo fence="true" stretchy="false">)</mo>
                        </mrow>
                      </mrow>
                    </mrow>
                  </mrow>
                  <mo fence="true" stretchy="false">)</mo>
                </mrow>
              </mrow>
              <mo stretchy="false">=</mo>
              <mn>0</mn>
            </mrow>
          </mrow>
        </mtd>
      </mtr>
    </mtable>
    <annotation encoding="StarMath 5.0">""lim from {n rightarrow infinity }{ }

( 2 x sin(x log n)+cos(x log n) )cdot (sum from j =  1 to n { 1 over sqrt j cdot sin(x log j)}) 

+ 

"" newline "       "

( 2 x cos(x log n)-sin(x log n) )cdot( sum from j =  1 to n { 1 over sqrt j cdot cos(x log j)}) = 0</annotation>
  </semantics>
</math>
</file>

<file path=Object 172/content.xml><?xml version="1.0" encoding="utf-8"?>
<math xmlns="http://www.w3.org/1998/Math/MathML" display="block">
  <semantics>
    <mrow>
      <mfrac>
        <mn>1</mn>
        <mn>2</mn>
      </mfrac>
      <mrow>
        <mrow>
          <mo fence="true" stretchy="false">(</mo>
          <mrow>
            <mrow>
              <msubsup>
                <mi>H</mi>
                <mi>n</mi>
                <mrow>
                  <mo fence="true" stretchy="false">(</mo>
                  <mrow>
                    <mrow>
                      <mfrac>
                        <mn>1</mn>
                        <mn>2</mn>
                      </mfrac>
                      <mo stretchy="false">+</mo>
                      <mi>x</mi>
                    </mrow>
                  </mrow>
                  <mo fence="true" stretchy="false">)</mo>
                </mrow>
              </msubsup>
              <mo stretchy="false">+</mo>
              <msubsup>
                <mi>H</mi>
                <mi>n</mi>
                <mrow>
                  <mo fence="true" stretchy="false">(</mo>
                  <mrow>
                    <mrow>
                      <mfrac>
                        <mn>1</mn>
                        <mn>2</mn>
                      </mfrac>
                      <mo stretchy="false">−</mo>
                      <mi>x</mi>
                    </mrow>
                  </mrow>
                  <mo fence="true" stretchy="false">)</mo>
                </mrow>
              </msubsup>
            </mrow>
          </mrow>
          <mo fence="true" stretchy="false">)</mo>
        </mrow>
        <mo stretchy="false">=</mo>
        <mfrac>
          <mn>1</mn>
          <mn>2</mn>
        </mfrac>
      </mrow>
      <mrow>
        <mrow>
          <munderover>
            <mo stretchy="false">∑</mo>
            <mrow>
              <mi>j</mi>
              <mo stretchy="false">=</mo>
              <mn>1</mn>
            </mrow>
            <mi>n</mi>
          </munderover>
          <mrow>
            <mfrac>
              <mn>1</mn>
              <msqrt>
                <mi>j</mi>
              </msqrt>
            </mfrac>
            <mrow>
              <mo fence="true" stretchy="false">(</mo>
              <mrow>
                <mrow>
                  <msup>
                    <mi>e</mi>
                    <mrow>
                      <mo stretchy="false">−</mo>
                      <mrow>
                        <mi>x</mi>
                        <mi>log</mi>
                        <mi>j</mi>
                      </mrow>
                    </mrow>
                  </msup>
                  <mo stretchy="false">+</mo>
                  <msup>
                    <mi>e</mi>
                    <mrow>
                      <mi>x</mi>
                      <mi>log</mi>
                      <mi>j</mi>
                    </mrow>
                  </msup>
                </mrow>
              </mrow>
              <mo fence="true" stretchy="false">)</mo>
            </mrow>
          </mrow>
        </mrow>
        <mo stretchy="false">=</mo>
        <mrow>
          <munderover>
            <mo stretchy="false">∑</mo>
            <mrow>
              <mi>j</mi>
              <mo stretchy="false">=</mo>
              <mn>1</mn>
            </mrow>
            <mi>n</mi>
          </munderover>
          <mrow>
            <mfrac>
              <mn>1</mn>
              <msqrt>
                <mi>j</mi>
              </msqrt>
            </mfrac>
            <mi>cosh</mi>
            <mrow>
              <mo fence="true" stretchy="false">(</mo>
              <mrow>
                <mrow>
                  <mi>x</mi>
                  <mi>log</mi>
                  <mi>j</mi>
                </mrow>
              </mrow>
              <mo fence="true" stretchy="false">)</mo>
            </mrow>
          </mrow>
        </mrow>
      </mrow>
    </mrow>
    <annotation encoding="StarMath 5.0">1 over 2 (H^(1 over 2 + x)_{n}+H^(1 over 2 - x)_{n}) = 1 over 2 sum from j = 1 to n{ 1 over {sqrt j}( e^-{x log j}+e^{x log j})} = sum from j = 1 to n{ 1 over {sqrt j}cosh( x log j)}</annotation>
  </semantics>
</math>
</file>

<file path=Object 173/content.xml><?xml version="1.0" encoding="utf-8"?>
<math xmlns="http://www.w3.org/1998/Math/MathML" display="block">
  <semantics>
    <mrow>
      <mfrac>
        <mn>1</mn>
        <mn>2</mn>
      </mfrac>
      <mrow>
        <mrow>
          <mo fence="true" stretchy="false">(</mo>
          <mrow>
            <mrow>
              <msubsup>
                <mi>H</mi>
                <mi>n</mi>
                <mrow>
                  <mo fence="true" stretchy="false">(</mo>
                  <mrow>
                    <mrow>
                      <mfrac>
                        <mn>1</mn>
                        <mn>2</mn>
                      </mfrac>
                      <mo stretchy="false">+</mo>
                      <mi>x</mi>
                    </mrow>
                  </mrow>
                  <mo fence="true" stretchy="false">)</mo>
                </mrow>
              </msubsup>
              <mo stretchy="false">−</mo>
              <msubsup>
                <mi>H</mi>
                <mi>n</mi>
                <mrow>
                  <mo fence="true" stretchy="false">(</mo>
                  <mrow>
                    <mrow>
                      <mfrac>
                        <mn>1</mn>
                        <mn>2</mn>
                      </mfrac>
                      <mo stretchy="false">−</mo>
                      <mi>x</mi>
                    </mrow>
                  </mrow>
                  <mo fence="true" stretchy="false">)</mo>
                </mrow>
              </msubsup>
            </mrow>
          </mrow>
          <mo fence="true" stretchy="false">)</mo>
        </mrow>
        <mo stretchy="false">=</mo>
        <mrow>
          <mo stretchy="false">−</mo>
          <mrow>
            <munderover>
              <mo stretchy="false">∑</mo>
              <mrow>
                <mi>j</mi>
                <mo stretchy="false">=</mo>
                <mn>1</mn>
              </mrow>
              <mi>n</mi>
            </munderover>
            <mrow>
              <mfrac>
                <mn>1</mn>
                <msqrt>
                  <mi>j</mi>
                </msqrt>
              </mfrac>
              <mi>sinh</mi>
              <mrow>
                <mo fence="true" stretchy="false">(</mo>
                <mrow>
                  <mrow>
                    <mi>x</mi>
                    <mi>log</mi>
                    <mi>j</mi>
                  </mrow>
                </mrow>
                <mo fence="true" stretchy="false">)</mo>
              </mrow>
            </mrow>
          </mrow>
        </mrow>
      </mrow>
    </mrow>
    <annotation encoding="StarMath 5.0">1 over 2 (H^(1 over 2 + x)_{n}-H^(1 over 2 - x)_{n}) = -sum from j = 1 to n{ 1 over {sqrt j}sinh( x log j)}</annotation>
  </semantics>
</math>
</file>

<file path=Object 174/content.xml><?xml version="1.0" encoding="utf-8"?>
<math xmlns="http://www.w3.org/1998/Math/MathML" display="block">
  <semantics>
    <mrow>
      <mrow>
        <mo fence="true" stretchy="false">(</mo>
        <mrow>
          <mrow>
            <mi>s</mi>
            <mo stretchy="false">−</mo>
            <mn>1</mn>
          </mrow>
        </mrow>
        <mo fence="true" stretchy="false">)</mo>
      </mrow>
      <msup>
        <mi>x</mi>
        <mrow>
          <mo stretchy="false">−</mo>
          <mi>s</mi>
        </mrow>
      </msup>
      <mi mathvariant="normal">ζ</mi>
      <mrow>
        <mrow>
          <mo fence="true" stretchy="false">(</mo>
          <mrow>
            <mi>s</mi>
          </mrow>
          <mo fence="true" stretchy="false">)</mo>
        </mrow>
        <mo stretchy="false">=</mo>
        <mrow>
          <munder>
            <mi>lim</mi>
            <mrow>
              <mi>n</mi>
              <mo stretchy="false">→</mo>
              <mi mathvariant="normal">∞</mi>
            </mrow>
          </munder>
          <mrow/>
        </mrow>
      </mrow>
      <mrow>
        <mo fence="true" stretchy="false">(</mo>
        <mrow>
          <mrow>
            <mfrac>
              <mo stretchy="false">∂</mo>
              <mrow>
                <mo stretchy="false">∂</mo>
                <mi>x</mi>
              </mrow>
            </mfrac>
            <mo stretchy="false">−</mo>
            <mrow>
              <munderover>
                <mo stretchy="false">∑</mo>
                <mrow>
                  <mi>j</mi>
                  <mo stretchy="false">=</mo>
                  <mn>1</mn>
                </mrow>
                <mi mathvariant="normal">∞</mi>
              </munderover>
              <mrow>
                <mo fence="true" stretchy="false">(</mo>
                <mrow>
                  <mfrac>
                    <msup>
                      <mi>x</mi>
                      <mrow>
                        <mn>1</mn>
                        <mo stretchy="false">−</mo>
                        <mi>s</mi>
                      </mrow>
                    </msup>
                    <msup>
                      <mi>j</mi>
                      <mi>s</mi>
                    </msup>
                  </mfrac>
                </mrow>
                <mo fence="true" stretchy="false">)</mo>
              </mrow>
            </mrow>
            <mo stretchy="false">−</mo>
            <mrow>
              <mo fence="true" stretchy="false">(</mo>
              <mrow>
                <mfrac>
                  <msup>
                    <mi>x</mi>
                    <mrow>
                      <mn>1</mn>
                      <mo stretchy="false">−</mo>
                      <mi>s</mi>
                    </mrow>
                  </msup>
                  <msup>
                    <mrow>
                      <mo fence="true" stretchy="false">(</mo>
                      <mrow>
                        <mrow>
                          <mi>j</mi>
                          <mo stretchy="false">+</mo>
                          <mrow>
                            <mi>n</mi>
                            <mo stretchy="false">/</mo>
                            <mi>x</mi>
                          </mrow>
                        </mrow>
                      </mrow>
                      <mo fence="true" stretchy="false">)</mo>
                    </mrow>
                    <mi>s</mi>
                  </msup>
                </mfrac>
              </mrow>
              <mo fence="true" stretchy="false">)</mo>
            </mrow>
          </mrow>
        </mrow>
        <mo fence="true" stretchy="false">)</mo>
      </mrow>
      <mi>,</mi>
      <mi mathvariant="normal">ℜ</mi>
      <mrow>
        <mrow>
          <mo fence="true" stretchy="false">(</mo>
          <mrow>
            <mi>s</mi>
          </mrow>
          <mo fence="true" stretchy="false">)</mo>
        </mrow>
        <mo stretchy="false">&gt;</mo>
        <mn>0</mn>
      </mrow>
    </mrow>
    <annotation encoding="StarMath 5.0">(s-1)x^{ -s }%zeta( s ) = 

lim from {n rightarrow infinity}{}

(partial over{ partial x}

- 

sum from j = 1 to infinity { (x^{1-s} over j^s) } - {(x^{1-s} over (j+n / x)^s)}), re( s )&gt;0</annotation>
  </semantics>
</math>
</file>

<file path=Object 175/content.xml><?xml version="1.0" encoding="utf-8"?>
<math xmlns="http://www.w3.org/1998/Math/MathML" display="block">
  <semantics>
    <mrow>
      <mrow>
        <mo fence="true" stretchy="false">(</mo>
        <mrow>
          <mrow>
            <mi>s</mi>
            <mo stretchy="false">−</mo>
            <mn>1</mn>
          </mrow>
        </mrow>
        <mo fence="true" stretchy="false">)</mo>
      </mrow>
      <msup>
        <mi>x</mi>
        <mrow>
          <mo stretchy="false">−</mo>
          <mi>s</mi>
        </mrow>
      </msup>
      <mi mathvariant="normal">ζ</mi>
      <mrow>
        <mrow>
          <mo fence="true" stretchy="false">(</mo>
          <mrow>
            <mi>s</mi>
          </mrow>
          <mo fence="true" stretchy="false">)</mo>
        </mrow>
        <mo stretchy="false">=</mo>
        <mrow>
          <mo fence="true" stretchy="false">(</mo>
          <mrow>
            <mrow>
              <mrow>
                <munder>
                  <mi>lim</mi>
                  <mrow>
                    <mi>n</mi>
                    <mo stretchy="false">→</mo>
                    <mi mathvariant="normal">∞</mi>
                  </mrow>
                </munder>
                <mrow/>
              </mrow>
              <mo stretchy="false">−</mo>
              <mrow>
                <munderover>
                  <mo stretchy="false">∑</mo>
                  <mrow>
                    <mi>j</mi>
                    <mo stretchy="false">=</mo>
                    <mn>1</mn>
                  </mrow>
                  <mi mathvariant="normal">∞</mi>
                </munderover>
                <mrow>
                  <mo fence="true" stretchy="false">(</mo>
                  <mrow>
                    <mfrac>
                      <mrow>
                        <mn>1</mn>
                        <mo stretchy="false">−</mo>
                        <mi>s</mi>
                      </mrow>
                      <msup>
                        <mrow>
                          <mi>j</mi>
                          <mi>x</mi>
                        </mrow>
                        <mi>s</mi>
                      </msup>
                    </mfrac>
                  </mrow>
                  <mo fence="true" stretchy="false">)</mo>
                </mrow>
              </mrow>
              <mo stretchy="false">−</mo>
              <mrow>
                <mo fence="true" stretchy="false">(</mo>
                <mrow>
                  <mrow>
                    <mfrac>
                      <mrow>
                        <mi>n</mi>
                        <mi>s</mi>
                      </mrow>
                      <msup>
                        <mrow>
                          <mo fence="true" stretchy="false">(</mo>
                          <mrow>
                            <mrow>
                              <mi>j</mi>
                              <mrow>
                                <mi>x</mi>
                                <mo stretchy="false">+</mo>
                                <mi>n</mi>
                              </mrow>
                            </mrow>
                          </mrow>
                          <mo fence="true" stretchy="false">)</mo>
                        </mrow>
                        <mrow>
                          <mi>s</mi>
                          <mo stretchy="false">+</mo>
                          <mn>1</mn>
                        </mrow>
                      </msup>
                    </mfrac>
                    <mo stretchy="false">+</mo>
                    <mfrac>
                      <mrow>
                        <mn>1</mn>
                        <mo stretchy="false">−</mo>
                        <mi>s</mi>
                      </mrow>
                      <msup>
                        <mrow>
                          <mo fence="true" stretchy="false">(</mo>
                          <mrow>
                            <mrow>
                              <mi>j</mi>
                              <mrow>
                                <mi>x</mi>
                                <mo stretchy="false">+</mo>
                                <mi>n</mi>
                              </mrow>
                            </mrow>
                          </mrow>
                          <mo fence="true" stretchy="false">)</mo>
                        </mrow>
                        <mi>s</mi>
                      </msup>
                    </mfrac>
                  </mrow>
                </mrow>
                <mo fence="true" stretchy="false">)</mo>
              </mrow>
            </mrow>
          </mrow>
          <mo fence="true" stretchy="false">)</mo>
        </mrow>
      </mrow>
      <mi>,</mi>
      <mi mathvariant="normal">ℜ</mi>
      <mrow>
        <mrow>
          <mo fence="true" stretchy="false">(</mo>
          <mrow>
            <mi>s</mi>
          </mrow>
          <mo fence="true" stretchy="false">)</mo>
        </mrow>
        <mo stretchy="false">&gt;</mo>
        <mn>0</mn>
      </mrow>
    </mrow>
    <annotation encoding="StarMath 5.0">(s-1)x^{ -s }%zeta( s ) = 

(lim from {n rightarrow infinity}{}

- 

sum from j = 1 to infinity { ({1-s} over {j x}^s) } - {({n s} over {(j x + n)^{s+1}} + {{1-s}over{(j x + n)^s}})}), re( s )&gt;0</annotation>
  </semantics>
</math>
</file>

<file path=Object 176/content.xml><?xml version="1.0" encoding="utf-8"?>
<math xmlns="http://www.w3.org/1998/Math/MathML" display="block">
  <semantics>
    <mrow>
      <mrow>
        <munder>
          <mi>lim</mi>
          <mrow>
            <mi>x</mi>
            <mo stretchy="false">→</mo>
            <mn>1</mn>
          </mrow>
        </munder>
        <mrow/>
      </mrow>
      <mrow>
        <mo fence="true" stretchy="false">(</mo>
        <mrow>
          <mrow>
            <mi>s</mi>
            <mo stretchy="false">−</mo>
            <mn>1</mn>
          </mrow>
        </mrow>
        <mo fence="true" stretchy="false">)</mo>
      </mrow>
      <msup>
        <mi>x</mi>
        <mrow>
          <mo stretchy="false">−</mo>
          <mi>s</mi>
        </mrow>
      </msup>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under>
                <mi>lim</mi>
                <mrow>
                  <mi>x</mi>
                  <mo stretchy="false">→</mo>
                  <mn>1</mn>
                </mrow>
              </munder>
              <mrow/>
            </mrow>
            <mo stretchy="false">−</mo>
            <mrow>
              <munderover>
                <mo stretchy="false">∑</mo>
                <mrow>
                  <mi>j</mi>
                  <mo stretchy="false">=</mo>
                  <mn>1</mn>
                </mrow>
                <mi mathvariant="normal">∞</mi>
              </munderover>
              <mrow>
                <mo fence="true" stretchy="false">(</mo>
                <mrow>
                  <mfrac>
                    <mrow>
                      <mn>1</mn>
                      <mo stretchy="false">−</mo>
                      <mi>s</mi>
                    </mrow>
                    <msup>
                      <mrow>
                        <mi>j</mi>
                        <mi>x</mi>
                      </mrow>
                      <mi>s</mi>
                    </msup>
                  </mfrac>
                </mrow>
                <mo fence="true" stretchy="false">)</mo>
              </mrow>
            </mrow>
            <mo stretchy="false">−</mo>
            <mrow>
              <mo fence="true" stretchy="false">(</mo>
              <mrow>
                <mrow>
                  <mfrac>
                    <mrow>
                      <mi>n</mi>
                      <mi>s</mi>
                    </mrow>
                    <msup>
                      <mrow>
                        <mo fence="true" stretchy="false">(</mo>
                        <mrow>
                          <mrow>
                            <mi>j</mi>
                            <mrow>
                              <mi>x</mi>
                              <mo stretchy="false">+</mo>
                              <mi>n</mi>
                            </mrow>
                          </mrow>
                        </mrow>
                        <mo fence="true" stretchy="false">)</mo>
                      </mrow>
                      <mrow>
                        <mi>s</mi>
                        <mo stretchy="false">+</mo>
                        <mn>1</mn>
                      </mrow>
                    </msup>
                  </mfrac>
                  <mo stretchy="false">+</mo>
                  <mfrac>
                    <mrow>
                      <mn>1</mn>
                      <mo stretchy="false">−</mo>
                      <mi>s</mi>
                    </mrow>
                    <msup>
                      <mrow>
                        <mo fence="true" stretchy="false">(</mo>
                        <mrow>
                          <mrow>
                            <mi>j</mi>
                            <mrow>
                              <mi>x</mi>
                              <mo stretchy="false">+</mo>
                              <mi>n</mi>
                            </mrow>
                          </mrow>
                        </mrow>
                        <mo fence="true" stretchy="false">)</mo>
                      </mrow>
                      <mi>s</mi>
                    </msup>
                  </mfrac>
                </mrow>
              </mrow>
              <mo fence="true" stretchy="false">)</mo>
            </mrow>
          </mrow>
        </mrow>
        <mo fence="true" stretchy="false">)</mo>
      </mrow>
      <mi>,</mi>
      <mi mathvariant="normal">ℜ</mi>
      <mrow>
        <mrow>
          <mo fence="true" stretchy="false">(</mo>
          <mrow>
            <mi>s</mi>
          </mrow>
          <mo fence="true" stretchy="false">)</mo>
        </mrow>
        <mo stretchy="false">&gt;</mo>
        <mn>0</mn>
      </mrow>
    </mrow>
    <annotation encoding="StarMath 5.0">lim from {x rightarrow 1}{}(s-1)x^{ -s }%zeta( s ) = 

lim from {n rightarrow infinity}{}

(lim from {x rightarrow 1}{}
- 

sum from j = 1 to infinity { ({1-s} over {j x}^s) } - {({n s} over {(j x + n)^{s+1}} + {{1-s}over{(j x + n)^s}})}), re( s )&gt;0</annotation>
  </semantics>
</math>
</file>

<file path=Object 177/content.xml><?xml version="1.0" encoding="utf-8"?>
<math xmlns="http://www.w3.org/1998/Math/MathML" display="block">
  <semantics>
    <mrow>
      <mrow>
        <mo fence="true" stretchy="false">(</mo>
        <mrow>
          <mrow>
            <mi>s</mi>
            <mo stretchy="false">−</mo>
            <mn>1</mn>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o stretchy="false">−</mo>
              <mrow>
                <munderover>
                  <mo stretchy="false">∑</mo>
                  <mrow>
                    <mi>j</mi>
                    <mo stretchy="false">=</mo>
                    <mn>1</mn>
                  </mrow>
                  <mi mathvariant="normal">∞</mi>
                </munderover>
                <mfrac>
                  <mrow>
                    <mn>1</mn>
                    <mo stretchy="false">−</mo>
                    <mi>s</mi>
                  </mrow>
                  <msup>
                    <mi>j</mi>
                    <mi>s</mi>
                  </msup>
                </mfrac>
              </mrow>
            </mrow>
            <mo stretchy="false">−</mo>
            <mfrac>
              <mrow>
                <mi>n</mi>
                <mi>s</mi>
              </mrow>
              <msup>
                <mrow>
                  <mo fence="true" stretchy="false">(</mo>
                  <mrow>
                    <mrow>
                      <mi>j</mi>
                      <mo stretchy="false">+</mo>
                      <mi>n</mi>
                    </mrow>
                  </mrow>
                  <mo fence="true" stretchy="false">)</mo>
                </mrow>
                <mrow>
                  <mi>s</mi>
                  <mo stretchy="false">+</mo>
                  <mn>1</mn>
                </mrow>
              </msup>
            </mfrac>
            <mo stretchy="false">−</mo>
            <mfrac>
              <mrow>
                <mn>1</mn>
                <mo stretchy="false">−</mo>
                <mi>s</mi>
              </mrow>
              <msup>
                <mrow>
                  <mo fence="true" stretchy="false">(</mo>
                  <mrow>
                    <mrow>
                      <mi>j</mi>
                      <mo stretchy="false">+</mo>
                      <mi>n</mi>
                    </mrow>
                  </mrow>
                  <mo fence="true" stretchy="false">)</mo>
                </mrow>
                <mi>s</mi>
              </msup>
            </mfrac>
          </mrow>
        </mrow>
        <mo fence="true" stretchy="false">)</mo>
      </mrow>
      <mi>,</mi>
      <mi mathvariant="normal">ℜ</mi>
      <mrow>
        <mrow>
          <mo fence="true" stretchy="false">(</mo>
          <mrow>
            <mi>s</mi>
          </mrow>
          <mo fence="true" stretchy="false">)</mo>
        </mrow>
        <mo stretchy="false">&gt;</mo>
        <mn>0</mn>
      </mrow>
    </mrow>
    <annotation encoding="StarMath 5.0">(s-1)%zeta( s ) = 

lim from {n rightarrow infinity}{}


(- 

sum from j = 1 to infinity { {1-s} over {j}^s } - {{n s} over {(j + n)^{s+1}} - {{1-s}over{(j + n)^s}}}), re( s )&gt;0</annotation>
  </semantics>
</math>
</file>

<file path=Object 178/content.xml><?xml version="1.0" encoding="utf-8"?>
<math xmlns="http://www.w3.org/1998/Math/MathML" display="block">
  <semantics>
    <mrow>
      <mrow>
        <mo fence="true" stretchy="false">(</mo>
        <mrow>
          <mrow>
            <mn>1</mn>
            <mo stretchy="false">−</mo>
            <mi>s</mi>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underover>
                <mo stretchy="false">∑</mo>
                <mrow>
                  <mi>j</mi>
                  <mo stretchy="false">=</mo>
                  <mn>1</mn>
                </mrow>
                <mi mathvariant="normal">∞</mi>
              </munderover>
              <mfrac>
                <mrow>
                  <mn>1</mn>
                  <mo stretchy="false">−</mo>
                  <mi>s</mi>
                </mrow>
                <msup>
                  <mi>j</mi>
                  <mi>s</mi>
                </msup>
              </mfrac>
            </mrow>
            <mo stretchy="false">−</mo>
            <mfrac>
              <mrow>
                <mn>1</mn>
                <mo stretchy="false">−</mo>
                <mi>s</mi>
              </mrow>
              <msup>
                <mrow>
                  <mo fence="true" stretchy="false">(</mo>
                  <mrow>
                    <mrow>
                      <mi>j</mi>
                      <mo stretchy="false">+</mo>
                      <mi>n</mi>
                    </mrow>
                  </mrow>
                  <mo fence="true" stretchy="false">)</mo>
                </mrow>
                <mi>s</mi>
              </msup>
            </mfrac>
            <mo stretchy="false">−</mo>
            <mfrac>
              <mrow>
                <mi>n</mi>
                <mi>s</mi>
              </mrow>
              <msup>
                <mrow>
                  <mo fence="true" stretchy="false">(</mo>
                  <mrow>
                    <mrow>
                      <mi>j</mi>
                      <mo stretchy="false">+</mo>
                      <mi>n</mi>
                    </mrow>
                  </mrow>
                  <mo fence="true" stretchy="false">)</mo>
                </mrow>
                <mrow>
                  <mi>s</mi>
                  <mo stretchy="false">+</mo>
                  <mn>1</mn>
                </mrow>
              </msup>
            </mfrac>
          </mrow>
        </mrow>
        <mo fence="true" stretchy="false">)</mo>
      </mrow>
      <mi>,</mi>
      <mi mathvariant="normal">ℜ</mi>
      <mrow>
        <mrow>
          <mo fence="true" stretchy="false">(</mo>
          <mrow>
            <mi>s</mi>
          </mrow>
          <mo fence="true" stretchy="false">)</mo>
        </mrow>
        <mo stretchy="false">&gt;</mo>
        <mn>0</mn>
      </mrow>
    </mrow>
    <annotation encoding="StarMath 5.0">(1-s)%zeta( s ) = 

lim from {n rightarrow infinity}{}


(sum from j = 1 to infinity { {1-s} over {j}^s }  - {{1-s}over{(j + n)^s}}- {{n s} over {(j + n)^{s+1}}}), re( s )&gt;0</annotation>
  </semantics>
</math>
</file>

<file path=Object 179/content.xml><?xml version="1.0" encoding="utf-8"?>
<math xmlns="http://www.w3.org/1998/Math/MathML" display="block">
  <semantics>
    <mrow>
      <mrow>
        <mo fence="true" stretchy="false">(</mo>
        <mrow>
          <mrow>
            <mn>1</mn>
            <mo stretchy="false">−</mo>
            <mi>s</mi>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o fence="true" stretchy="false">(</mo>
              <mrow>
                <mrow>
                  <mn>1</mn>
                  <mo stretchy="false">−</mo>
                  <mi>s</mi>
                </mrow>
              </mrow>
              <mo fence="true" stretchy="false">)</mo>
            </mrow>
            <mrow>
              <mrow>
                <munderover>
                  <mo stretchy="false">∑</mo>
                  <mrow>
                    <mi>j</mi>
                    <mo stretchy="false">=</mo>
                    <mn>1</mn>
                  </mrow>
                  <mi>n</mi>
                </munderover>
                <mfrac>
                  <mn>1</mn>
                  <msup>
                    <mi>j</mi>
                    <mi>s</mi>
                  </msup>
                </mfrac>
              </mrow>
              <mo stretchy="false">−</mo>
              <mi>s</mi>
            </mrow>
            <mrow>
              <munderover>
                <mo stretchy="false">∑</mo>
                <mrow>
                  <mi>j</mi>
                  <mo stretchy="false">=</mo>
                  <mn>1</mn>
                </mrow>
                <mi mathvariant="normal">∞</mi>
              </munderover>
              <mfrac>
                <mi>n</mi>
                <msup>
                  <mrow>
                    <mo fence="true" stretchy="false">(</mo>
                    <mrow>
                      <mrow>
                        <mi>j</mi>
                        <mo stretchy="false">+</mo>
                        <mi>n</mi>
                      </mrow>
                    </mrow>
                    <mo fence="true" stretchy="false">)</mo>
                  </mrow>
                  <mrow>
                    <mi>s</mi>
                    <mo stretchy="false">+</mo>
                    <mn>1</mn>
                  </mrow>
                </msup>
              </mfrac>
            </mrow>
          </mrow>
        </mrow>
        <mo fence="true" stretchy="false">)</mo>
      </mrow>
      <mi>,</mi>
      <mi mathvariant="normal">ℜ</mi>
      <mrow>
        <mrow>
          <mo fence="true" stretchy="false">(</mo>
          <mrow>
            <mi>s</mi>
          </mrow>
          <mo fence="true" stretchy="false">)</mo>
        </mrow>
        <mo stretchy="false">&gt;</mo>
        <mn>0</mn>
      </mrow>
    </mrow>
    <annotation encoding="StarMath 5.0">(1-s)%zeta( s ) = 

lim from {n rightarrow infinity}{}

(({1-s})sum from j = 1 to n { 1 over {j}^s }

- s sum from j = 1 to infinity {{n} over {(j + n)^{s+1}}}), re( s )&gt;0</annotation>
  </semantics>
</math>
</file>

<file path=Object 18/content.xml><?xml version="1.0" encoding="utf-8"?>
<math xmlns="http://www.w3.org/1998/Math/MathML" display="block">
  <semantics>
    <mrow>
      <mrow>
        <mn>0</mn>
        <mo stretchy="false">=</mo>
        <mrow>
          <munder>
            <mi>lim</mi>
            <mrow>
              <mi>n</mi>
              <mo stretchy="false">→</mo>
              <mi mathvariant="normal">∞</mi>
            </mrow>
          </munder>
          <mrow/>
        </mrow>
      </mrow>
      <mrow>
        <mrow>
          <mrow>
            <mo fence="true" stretchy="false">(</mo>
            <mrow>
              <mrow>
                <mn>1</mn>
                <mo stretchy="false">−</mo>
                <mi>s</mi>
              </mrow>
            </mrow>
            <mo fence="true" stretchy="false">)</mo>
          </mrow>
          <mo stretchy="false">⋅</mo>
          <mrow>
            <mo fence="true" stretchy="false">(</mo>
            <mrow>
              <mrow>
                <munderover>
                  <mo stretchy="false">∑</mo>
                  <mrow>
                    <mi>j</mi>
                    <mo stretchy="false">=</mo>
                    <mn>1</mn>
                  </mrow>
                  <mi>n</mi>
                </munderover>
                <mfrac>
                  <mn>1</mn>
                  <msup>
                    <mi>j</mi>
                    <mi>s</mi>
                  </msup>
                </mfrac>
              </mrow>
            </mrow>
            <mo fence="true" stretchy="false">)</mo>
          </mrow>
        </mrow>
        <mo stretchy="false">−</mo>
        <mrow>
          <mrow>
            <mo fence="true" stretchy="false">(</mo>
            <mrow>
              <mi>s</mi>
            </mrow>
            <mo fence="true" stretchy="false">)</mo>
          </mrow>
          <mo stretchy="false">⋅</mo>
          <mrow>
            <mo fence="true" stretchy="false">(</mo>
            <mrow>
              <mrow>
                <munderover>
                  <mo stretchy="false">∑</mo>
                  <mrow>
                    <mi>j</mi>
                    <mo stretchy="false">=</mo>
                    <mrow>
                      <mi>n</mi>
                      <mo stretchy="false">+</mo>
                      <mn>1</mn>
                    </mrow>
                  </mrow>
                  <mi mathvariant="normal">∞</mi>
                </munderover>
                <mfrac>
                  <mi>n</mi>
                  <msup>
                    <mi>j</mi>
                    <mrow>
                      <mi>s</mi>
                      <mo stretchy="false">+</mo>
                      <mn>1</mn>
                    </mrow>
                  </msup>
                </mfrac>
              </mrow>
            </mrow>
            <mo fence="true" stretchy="false">)</mo>
          </mrow>
        </mrow>
      </mrow>
    </mrow>
    <annotation encoding="StarMath 5.0">0 = 

lim from {n rightarrow infinity}{}

(1-s) cdot (sum from j = 1 to n{1 over j^s})

-

(s) cdot (sum from j=n+1 to infinity {n over j^{s+1}})</annotation>
  </semantics>
</math>
</file>

<file path=Object 180/content.xml><?xml version="1.0" encoding="utf-8"?>
<math xmlns="http://www.w3.org/1998/Math/MathML" display="block">
  <semantics>
    <mrow>
      <mrow>
        <mo fence="true" stretchy="false">(</mo>
        <mrow>
          <mrow>
            <mn>1</mn>
            <mo stretchy="false">−</mo>
            <mi>s</mi>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o fence="true" stretchy="false">(</mo>
              <mrow>
                <mrow>
                  <mn>1</mn>
                  <mo stretchy="false">−</mo>
                  <mi>s</mi>
                </mrow>
              </mrow>
              <mo fence="true" stretchy="false">)</mo>
            </mrow>
            <mrow>
              <mrow>
                <munderover>
                  <mo stretchy="false">∑</mo>
                  <mrow>
                    <mi>j</mi>
                    <mo stretchy="false">=</mo>
                    <mn>1</mn>
                  </mrow>
                  <mi>n</mi>
                </munderover>
                <mfrac>
                  <mn>1</mn>
                  <msup>
                    <mi>j</mi>
                    <mi>s</mi>
                  </msup>
                </mfrac>
              </mrow>
              <mo stretchy="false">−</mo>
              <mi>s</mi>
            </mrow>
            <mrow>
              <munderover>
                <mo stretchy="false">∑</mo>
                <mrow>
                  <mi>j</mi>
                  <mo stretchy="false">=</mo>
                  <mrow>
                    <mi>n</mi>
                    <mo stretchy="false">+</mo>
                    <mn>1</mn>
                  </mrow>
                </mrow>
                <mi mathvariant="normal">∞</mi>
              </munderover>
              <mfrac>
                <mi>n</mi>
                <msup>
                  <mi>j</mi>
                  <mrow>
                    <mi>s</mi>
                    <mo stretchy="false">+</mo>
                    <mn>1</mn>
                  </mrow>
                </msup>
              </mfrac>
            </mrow>
          </mrow>
        </mrow>
        <mo fence="true" stretchy="false">)</mo>
      </mrow>
      <mi>,</mi>
      <mi mathvariant="normal">ℜ</mi>
      <mrow>
        <mrow>
          <mo fence="true" stretchy="false">(</mo>
          <mrow>
            <mi>s</mi>
          </mrow>
          <mo fence="true" stretchy="false">)</mo>
        </mrow>
        <mo stretchy="false">&gt;</mo>
        <mn>0</mn>
      </mrow>
    </mrow>
    <annotation encoding="StarMath 5.0">(1-s)%zeta( s ) = 

lim from {n rightarrow infinity}{}

(({1-s})sum from j = 1 to n { 1 over {j}^s }

- s sum from j = n+1 to infinity {n over {j^{s+1}}}), re( s )&gt;0</annotation>
  </semantics>
</math>
</file>

<file path=Object 181/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row>
                <munderover>
                  <mo stretchy="false">∑</mo>
                  <mrow>
                    <mi>j</mi>
                    <mo stretchy="false">=</mo>
                    <mn>1</mn>
                  </mrow>
                  <mi>n</mi>
                </munderover>
                <mfrac>
                  <mn>1</mn>
                  <msup>
                    <mi>j</mi>
                    <mi>s</mi>
                  </msup>
                </mfrac>
              </mrow>
              <mo stretchy="false">−</mo>
              <mrow>
                <mfrac>
                  <mi>s</mi>
                  <mrow>
                    <mn>1</mn>
                    <mo stretchy="false">−</mo>
                    <mi>s</mi>
                  </mrow>
                </mfrac>
                <mo stretchy="false">⋅</mo>
                <mi>n</mi>
                <mo stretchy="false">⋅</mo>
                <mi mathvariant="normal">ζ</mi>
              </mrow>
            </mrow>
            <mrow>
              <mo fence="true" stretchy="false">(</mo>
              <mrow>
                <mrow>
                  <mrow>
                    <mn>1</mn>
                    <mo stretchy="false">+</mo>
                    <mi>s</mi>
                  </mrow>
                  <mi>,</mi>
                  <mrow>
                    <mi>n</mi>
                    <mo stretchy="false">+</mo>
                    <mn>1</mn>
                  </mrow>
                </mrow>
              </mrow>
              <mo fence="true" stretchy="false">)</mo>
            </mrow>
          </mrow>
        </mrow>
        <mo fence="true" stretchy="false">)</mo>
      </mrow>
      <mi>,</mi>
      <mi mathvariant="normal">ℜ</mi>
      <mrow>
        <mrow>
          <mo fence="true" stretchy="false">(</mo>
          <mrow>
            <mi>s</mi>
          </mrow>
          <mo fence="true" stretchy="false">)</mo>
        </mrow>
        <mo stretchy="false">&gt;</mo>
        <mn>0</mn>
      </mrow>
    </mrow>
    <annotation encoding="StarMath 5.0">%zeta( s ) = 

lim from {n rightarrow infinity}{}

(sum from j = 1 to n { 1 over {j}^s }

- s over{1-s} cdot n cdot %zeta(1+s,n+1)), re( s )&gt;0</annotation>
  </semantics>
</math>
</file>

<file path=Object 182/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underover>
                <mo stretchy="false">∑</mo>
                <mrow>
                  <mi>j</mi>
                  <mo stretchy="false">=</mo>
                  <mn>1</mn>
                </mrow>
                <mi>n</mi>
              </munderover>
              <mfrac>
                <mn>1</mn>
                <msup>
                  <mi>j</mi>
                  <mi>s</mi>
                </msup>
              </mfrac>
            </mrow>
            <mo stretchy="false">−</mo>
            <mrow>
              <mfrac>
                <mi>s</mi>
                <mrow>
                  <mn>1</mn>
                  <mo stretchy="false">−</mo>
                  <mi>s</mi>
                </mrow>
              </mfrac>
              <mo stretchy="false">⋅</mo>
              <mi>n</mi>
              <mo stretchy="false">⋅</mo>
              <mrow>
                <mo fence="true" stretchy="false">(</mo>
                <mrow>
                  <mrow>
                    <mi mathvariant="normal">ζ</mi>
                    <mrow>
                      <mrow>
                        <mo fence="true" stretchy="false">(</mo>
                        <mrow>
                          <mrow>
                            <mi>s</mi>
                            <mo stretchy="false">+</mo>
                            <mn>1</mn>
                          </mrow>
                        </mrow>
                        <mo fence="true" stretchy="false">)</mo>
                      </mrow>
                      <mo stretchy="false">−</mo>
                      <mrow>
                        <munderover>
                          <mo stretchy="false">∑</mo>
                          <mrow>
                            <mi>j</mi>
                            <mo stretchy="false">=</mo>
                            <mn>1</mn>
                          </mrow>
                          <mi>n</mi>
                        </munderover>
                        <mfrac>
                          <mn>1</mn>
                          <msup>
                            <mi>j</mi>
                            <mrow>
                              <mi>s</mi>
                              <mo stretchy="false">+</mo>
                              <mn>1</mn>
                            </mrow>
                          </msup>
                        </mfrac>
                      </mrow>
                    </mrow>
                  </mrow>
                </mrow>
                <mo fence="true" stretchy="false">)</mo>
              </mrow>
            </mrow>
          </mrow>
        </mrow>
        <mo fence="true" stretchy="false">)</mo>
      </mrow>
      <mi>,</mi>
      <mi mathvariant="normal">ℜ</mi>
      <mrow>
        <mrow>
          <mo fence="true" stretchy="false">(</mo>
          <mrow>
            <mi>s</mi>
          </mrow>
          <mo fence="true" stretchy="false">)</mo>
        </mrow>
        <mo stretchy="false">&gt;</mo>
        <mn>0</mn>
      </mrow>
    </mrow>
    <annotation encoding="StarMath 5.0">%zeta( s ) = 

lim from {n rightarrow infinity}{}

(sum from j = 1 to n { 1 over {j}^s }

- s over{1-s} cdot n cdot( %zeta(s+1)-sum from j = 1 to n {1 over j^{s+1}})), re( s )&gt;0</annotation>
  </semantics>
</math>
</file>

<file path=Object 183/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underover>
                <mo stretchy="false">∑</mo>
                <mrow>
                  <mi>j</mi>
                  <mo stretchy="false">=</mo>
                  <mn>1</mn>
                </mrow>
                <mi>n</mi>
              </munderover>
              <mfrac>
                <mn>1</mn>
                <msup>
                  <mi>j</mi>
                  <mi>s</mi>
                </msup>
              </mfrac>
            </mrow>
            <mo stretchy="false">−</mo>
            <mrow>
              <mrow>
                <munderover>
                  <mo stretchy="false">∑</mo>
                  <mrow>
                    <mi>k</mi>
                    <mo stretchy="false">=</mo>
                    <mn>1</mn>
                  </mrow>
                  <mi>t</mi>
                </munderover>
                <msup>
                  <mrow>
                    <mo fence="true" stretchy="false">(</mo>
                    <mrow>
                      <mrow>
                        <mo stretchy="false">−</mo>
                        <mn>1</mn>
                      </mrow>
                    </mrow>
                    <mo fence="true" stretchy="false">)</mo>
                  </mrow>
                  <mi>k</mi>
                </msup>
              </mrow>
              <mo stretchy="false">⋅</mo>
              <mrow>
                <mo fence="true" stretchy="false">(</mo>
                <mrow>
                  <mtable>
                    <mtr>
                      <mtd>
                        <mi>t</mi>
                      </mtd>
                    </mtr>
                    <mtr>
                      <mtd>
                        <mi>k</mi>
                      </mtd>
                    </mtr>
                  </mtable>
                </mrow>
                <mo fence="true" stretchy="false">)</mo>
              </mrow>
              <mo stretchy="false">⋅</mo>
              <mrow>
                <mo fence="true" stretchy="false">(</mo>
                <mrow>
                  <mrow>
                    <mn>1</mn>
                    <mo stretchy="false">+</mo>
                    <mfrac>
                      <mi>k</mi>
                      <mrow>
                        <mi>s</mi>
                        <mo stretchy="false">−</mo>
                        <mn>1</mn>
                      </mrow>
                    </mfrac>
                  </mrow>
                </mrow>
                <mo fence="true" stretchy="false">)</mo>
              </mrow>
              <mo stretchy="false">⋅</mo>
              <mrow>
                <msup>
                  <mi>n</mi>
                  <mi>k</mi>
                </msup>
                <mi mathvariant="normal">ζ</mi>
                <mrow>
                  <mo fence="true" stretchy="false">(</mo>
                  <mrow>
                    <mrow>
                      <mrow>
                        <mi>s</mi>
                        <mo stretchy="false">+</mo>
                        <mi>k</mi>
                      </mrow>
                      <mi>,</mi>
                      <mrow>
                        <mn>1</mn>
                        <mo stretchy="false">+</mo>
                        <mi>n</mi>
                      </mrow>
                    </mrow>
                  </mrow>
                  <mo fence="true" stretchy="false">)</mo>
                </mrow>
              </mrow>
            </mrow>
          </mrow>
        </mrow>
        <mo fence="true" stretchy="false">)</mo>
      </mrow>
    </mrow>
    <annotation encoding="StarMath 5.0">%zeta( s )

=

lim from {n rightarrow infinity}{}

(sum from j = 1 to n {1 over j^s}

-

sum from k = 1 to t (-1)^k cdot ( binom{t}{k} ) cdot { (1+{k}over{s-1}) cdot {n^k %zeta(s+k,1+n)}})</annotation>
  </semantics>
</math>
</file>

<file path=Object 184/content.xml><?xml version="1.0" encoding="utf-8"?>
<math xmlns="http://www.w3.org/1998/Math/MathML" display="block">
  <semantics>
    <mrow>
      <msubsup>
        <mi>H</mi>
        <mi>n</mi>
        <mrow>
          <mo fence="true" stretchy="false">(</mo>
          <mrow>
            <mi>s</mi>
          </mrow>
          <mo fence="true" stretchy="false">)</mo>
        </mrow>
      </msubsup>
      <mo stretchy="false">=</mo>
      <mrow>
        <munderover>
          <mo stretchy="false">∑</mo>
          <mrow>
            <mi>j</mi>
            <mo stretchy="false">=</mo>
            <mn>1</mn>
          </mrow>
          <mi>n</mi>
        </munderover>
        <msup>
          <mi>j</mi>
          <mrow>
            <mo stretchy="false">−</mo>
            <mi>s</mi>
          </mrow>
        </msup>
      </mrow>
      <mo stretchy="false">=</mo>
      <mrow>
        <munderover>
          <mo stretchy="false">∑</mo>
          <mrow>
            <mi>j</mi>
            <mo stretchy="false">=</mo>
            <mn>1</mn>
          </mrow>
          <mi>n</mi>
        </munderover>
        <msup>
          <mi>e</mi>
          <mrow>
            <mrow>
              <mo stretchy="false">−</mo>
              <mi>s</mi>
            </mrow>
            <mi>log</mi>
            <mi>j</mi>
          </mrow>
        </msup>
      </mrow>
    </mrow>
    <annotation encoding="StarMath 5.0">H^(s)_{n} = sum from j = 1 to n j^-s = sum from j = 1 to n e^{-s log j}</annotation>
  </semantics>
</math>
</file>

<file path=Object 185/content.xml><?xml version="1.0" encoding="utf-8"?>
<math xmlns="http://www.w3.org/1998/Math/MathML" display="block">
  <semantics>
    <mrow>
      <mrow>
        <munder>
          <mi>lim</mi>
          <mrow>
            <mi>n</mi>
            <mo stretchy="false">→</mo>
            <mi mathvariant="normal">∞</mi>
          </mrow>
        </munder>
        <mrow/>
      </mrow>
      <mrow>
        <mrow>
          <mrow>
            <mo fence="true" stretchy="false">(</mo>
            <mrow>
              <mrow>
                <mrow>
                  <mo stretchy="false">−</mo>
                  <mfrac>
                    <mn>1</mn>
                    <mn>2</mn>
                  </mfrac>
                </mrow>
                <mo stretchy="false">−</mo>
                <mi>x</mi>
              </mrow>
            </mrow>
            <mo fence="true" stretchy="false">)</mo>
          </mrow>
          <mo stretchy="false">⋅</mo>
          <msup>
            <mi>e</mi>
            <mrow>
              <mrow>
                <mo stretchy="false">−</mo>
                <mi>x</mi>
              </mrow>
              <mi>log</mi>
              <mi>n</mi>
            </mrow>
          </msup>
          <mo stretchy="false">⋅</mo>
          <mrow>
            <mo fence="true" stretchy="false">(</mo>
            <mrow>
              <mrow>
                <munderover>
                  <mo stretchy="false">∑</mo>
                  <mrow>
                    <mi>j</mi>
                    <mo stretchy="false">=</mo>
                    <mn>1</mn>
                  </mrow>
                  <mi>n</mi>
                </munderover>
                <msup>
                  <mi>e</mi>
                  <mrow>
                    <mrow>
                      <mo stretchy="false">−</mo>
                      <mrow>
                        <mo fence="true" stretchy="false">(</mo>
                        <mrow>
                          <mrow>
                            <mfrac>
                              <mn>1</mn>
                              <mn>2</mn>
                            </mfrac>
                            <mo stretchy="false">−</mo>
                            <mi>x</mi>
                          </mrow>
                        </mrow>
                        <mo fence="true" stretchy="false">)</mo>
                      </mrow>
                    </mrow>
                    <mi>log</mi>
                    <mi>j</mi>
                  </mrow>
                </msup>
              </mrow>
            </mrow>
            <mo fence="true" stretchy="false">)</mo>
          </mrow>
        </mrow>
        <mo stretchy="false">−</mo>
        <mrow>
          <mrow>
            <mo fence="true" stretchy="false">(</mo>
            <mrow>
              <mrow>
                <mrow>
                  <mo stretchy="false">−</mo>
                  <mfrac>
                    <mn>1</mn>
                    <mn>2</mn>
                  </mfrac>
                </mrow>
                <mo stretchy="false">+</mo>
                <mi>x</mi>
              </mrow>
            </mrow>
            <mo fence="true" stretchy="false">)</mo>
          </mrow>
          <mo stretchy="false">⋅</mo>
          <msup>
            <mi>e</mi>
            <mrow>
              <mi>x</mi>
              <mi>log</mi>
              <mi>n</mi>
            </mrow>
          </msup>
          <mo stretchy="false">⋅</mo>
          <mrow>
            <mo fence="true" stretchy="false">(</mo>
            <mrow>
              <mrow>
                <munderover>
                  <mo stretchy="false">∑</mo>
                  <mrow>
                    <mi>j</mi>
                    <mo stretchy="false">=</mo>
                    <mn>1</mn>
                  </mrow>
                  <mi>n</mi>
                </munderover>
                <msup>
                  <mi>e</mi>
                  <mrow>
                    <mrow>
                      <mo stretchy="false">−</mo>
                      <mrow>
                        <mo fence="true" stretchy="false">(</mo>
                        <mrow>
                          <mrow>
                            <mfrac>
                              <mn>1</mn>
                              <mn>2</mn>
                            </mfrac>
                            <mo stretchy="false">+</mo>
                            <mi>x</mi>
                          </mrow>
                        </mrow>
                        <mo fence="true" stretchy="false">)</mo>
                      </mrow>
                    </mrow>
                    <mi>log</mi>
                    <mi>j</mi>
                  </mrow>
                </msup>
              </mrow>
            </mrow>
            <mo fence="true" stretchy="false">)</mo>
          </mrow>
        </mrow>
      </mrow>
    </mrow>
    <annotation encoding="StarMath 5.0">lim from {n rightarrow infinity }{ }(-{1 over 2}-x) cdot e^{-x log n} cdot (sum from j = 1 to n e^{-(1 over 2 - x) log j})

-

(-{1 over 2}+x)cdot e^{x log n} cdot (sum from j = 1 to n e^{-(1 over 2 + x) log j})</annotation>
  </semantics>
</math>
</file>

<file path=Object 186/content.xml><?xml version="1.0" encoding="utf-8"?>
<math xmlns="http://www.w3.org/1998/Math/MathML" display="block">
  <semantics>
    <mrow>
      <mrow>
        <munder>
          <mi>lim</mi>
          <mrow>
            <mi>n</mi>
            <mo stretchy="false">→</mo>
            <mi mathvariant="normal">∞</mi>
          </mrow>
        </munder>
        <mrow/>
      </mrow>
      <mrow>
        <mrow>
          <mrow>
            <mo fence="true" stretchy="false">(</mo>
            <mrow>
              <mrow>
                <mrow>
                  <mo stretchy="false">−</mo>
                  <mfrac>
                    <mn>1</mn>
                    <mn>2</mn>
                  </mfrac>
                </mrow>
                <mo stretchy="false">−</mo>
                <mi>x</mi>
              </mrow>
            </mrow>
            <mo fence="true" stretchy="false">)</mo>
          </mrow>
          <mo stretchy="false">⋅</mo>
          <mrow>
            <mo fence="true" stretchy="false">(</mo>
            <mrow>
              <mrow>
                <mrow>
                  <munderover>
                    <mo stretchy="false">∑</mo>
                    <mrow>
                      <mi>j</mi>
                      <mo stretchy="false">=</mo>
                      <mn>1</mn>
                    </mrow>
                    <mi>n</mi>
                  </munderover>
                  <mfrac>
                    <mn>1</mn>
                    <msqrt>
                      <mi>j</mi>
                    </msqrt>
                  </mfrac>
                </mrow>
                <mo stretchy="false">⋅</mo>
                <msup>
                  <mi>e</mi>
                  <mrow>
                    <mi>x</mi>
                    <mrow>
                      <mo fence="true" stretchy="false">(</mo>
                      <mrow>
                        <mrow>
                          <mi>log</mi>
                          <mrow>
                            <mi>j</mi>
                            <mo stretchy="false">−</mo>
                            <mi>log</mi>
                          </mrow>
                          <mi>n</mi>
                        </mrow>
                      </mrow>
                      <mo fence="true" stretchy="false">)</mo>
                    </mrow>
                  </mrow>
                </msup>
              </mrow>
            </mrow>
            <mo fence="true" stretchy="false">)</mo>
          </mrow>
        </mrow>
        <mo stretchy="false">−</mo>
        <mrow>
          <mrow>
            <mo fence="true" stretchy="false">(</mo>
            <mrow>
              <mrow>
                <mrow>
                  <mo stretchy="false">−</mo>
                  <mfrac>
                    <mn>1</mn>
                    <mn>2</mn>
                  </mfrac>
                </mrow>
                <mo stretchy="false">+</mo>
                <mi>x</mi>
              </mrow>
            </mrow>
            <mo fence="true" stretchy="false">)</mo>
          </mrow>
          <mo stretchy="false">⋅</mo>
          <mrow>
            <mo fence="true" stretchy="false">(</mo>
            <mrow>
              <mrow>
                <mrow>
                  <munderover>
                    <mo stretchy="false">∑</mo>
                    <mrow>
                      <mi>j</mi>
                      <mo stretchy="false">=</mo>
                      <mn>1</mn>
                    </mrow>
                    <mi>n</mi>
                  </munderover>
                  <mfrac>
                    <mn>1</mn>
                    <msqrt>
                      <mi>j</mi>
                    </msqrt>
                  </mfrac>
                </mrow>
                <mo stretchy="false">⋅</mo>
                <msup>
                  <mi>e</mi>
                  <mrow>
                    <mi>x</mi>
                    <mrow>
                      <mo fence="true" stretchy="false">(</mo>
                      <mrow>
                        <mrow>
                          <mi>log</mi>
                          <mrow>
                            <mi>n</mi>
                            <mo stretchy="false">−</mo>
                            <mi>log</mi>
                          </mrow>
                          <mi>j</mi>
                        </mrow>
                      </mrow>
                      <mo fence="true" stretchy="false">)</mo>
                    </mrow>
                  </mrow>
                </msup>
              </mrow>
            </mrow>
            <mo fence="true" stretchy="false">)</mo>
          </mrow>
        </mrow>
      </mrow>
    </mrow>
    <annotation encoding="StarMath 5.0">lim from {n rightarrow infinity }{ }(-{1 over 2}-x) cdot (sum from j = 1 to n {1 over sqrt j} cdot e^{x( log j-log n)})

-

(-{1 over 2}+x)cdot (sum from j = 1 to n {1 over sqrt j} cdot e^{x( log n-log j)})</annotation>
  </semantics>
</math>
</file>

<file path=Object 187/content.xml><?xml version="1.0" encoding="utf-8"?>
<math xmlns="http://www.w3.org/1998/Math/MathML" display="block">
  <semantics>
    <mrow>
      <mrow>
        <munder>
          <mi>lim</mi>
          <mrow>
            <mi>n</mi>
            <mo stretchy="false">→</mo>
            <mi mathvariant="normal">∞</mi>
          </mrow>
        </munder>
        <mrow/>
      </mrow>
      <mrow>
        <mrow>
          <mrow>
            <mo fence="true" stretchy="false">(</mo>
            <mrow>
              <mrow>
                <mrow>
                  <mo stretchy="false">−</mo>
                  <mfrac>
                    <mn>1</mn>
                    <mn>2</mn>
                  </mfrac>
                </mrow>
                <mo stretchy="false">−</mo>
                <mi>x</mi>
              </mrow>
            </mrow>
            <mo fence="true" stretchy="false">)</mo>
          </mrow>
          <mo stretchy="false">⋅</mo>
          <mrow>
            <mo fence="true" stretchy="false">(</mo>
            <mrow>
              <mrow>
                <mrow>
                  <munderover>
                    <mo stretchy="false">∑</mo>
                    <mrow>
                      <mi>j</mi>
                      <mo stretchy="false">=</mo>
                      <mn>1</mn>
                    </mrow>
                    <mi>n</mi>
                  </munderover>
                  <mfrac>
                    <mn>1</mn>
                    <msqrt>
                      <mi>j</mi>
                    </msqrt>
                  </mfrac>
                </mrow>
                <mo stretchy="false">⋅</mo>
                <msup>
                  <mrow>
                    <mo fence="true" stretchy="false">(</mo>
                    <mrow>
                      <mfrac>
                        <mi>j</mi>
                        <mi>n</mi>
                      </mfrac>
                    </mrow>
                    <mo fence="true" stretchy="false">)</mo>
                  </mrow>
                  <mi>x</mi>
                </msup>
              </mrow>
            </mrow>
            <mo fence="true" stretchy="false">)</mo>
          </mrow>
        </mrow>
        <mo stretchy="false">−</mo>
        <mrow>
          <mrow>
            <mo fence="true" stretchy="false">(</mo>
            <mrow>
              <mrow>
                <mrow>
                  <mo stretchy="false">−</mo>
                  <mfrac>
                    <mn>1</mn>
                    <mn>2</mn>
                  </mfrac>
                </mrow>
                <mo stretchy="false">+</mo>
                <mi>x</mi>
              </mrow>
            </mrow>
            <mo fence="true" stretchy="false">)</mo>
          </mrow>
          <mo stretchy="false">⋅</mo>
          <mrow>
            <mo fence="true" stretchy="false">(</mo>
            <mrow>
              <mrow>
                <mrow>
                  <munderover>
                    <mo stretchy="false">∑</mo>
                    <mrow>
                      <mi>j</mi>
                      <mo stretchy="false">=</mo>
                      <mn>1</mn>
                    </mrow>
                    <mi>n</mi>
                  </munderover>
                  <mfrac>
                    <mn>1</mn>
                    <msqrt>
                      <mi>j</mi>
                    </msqrt>
                  </mfrac>
                </mrow>
                <mo stretchy="false">⋅</mo>
                <msup>
                  <mrow>
                    <mo fence="true" stretchy="false">(</mo>
                    <mrow>
                      <mfrac>
                        <mi>j</mi>
                        <mi>n</mi>
                      </mfrac>
                    </mrow>
                    <mo fence="true" stretchy="false">)</mo>
                  </mrow>
                  <mrow>
                    <mo stretchy="false">−</mo>
                    <mi>x</mi>
                  </mrow>
                </msup>
              </mrow>
            </mrow>
            <mo fence="true" stretchy="false">)</mo>
          </mrow>
        </mrow>
      </mrow>
    </mrow>
    <annotation encoding="StarMath 5.0">lim from {n rightarrow infinity }{ }(-{1 over 2}-x) cdot (sum from j = 1 to n {1 over sqrt j} cdot (j over n)^x)

-

(-{1 over 2}+x)cdot (sum from j = 1 to n {1 over sqrt j} cdot (j over n)^-x)</annotation>
  </semantics>
</math>
</file>

<file path=Object 188/content.xml><?xml version="1.0" encoding="utf-8"?>
<math xmlns="http://www.w3.org/1998/Math/MathML" display="block">
  <semantics>
    <mrow>
      <mrow>
        <munder>
          <mi>lim</mi>
          <mrow>
            <mi>n</mi>
            <mo stretchy="false">→</mo>
            <mi mathvariant="normal">∞</mi>
          </mrow>
        </munder>
        <mrow/>
      </mrow>
      <mrow>
        <mrow>
          <munderover>
            <mo stretchy="false">∑</mo>
            <mrow>
              <mi>j</mi>
              <mo stretchy="false">=</mo>
              <mn>1</mn>
            </mrow>
            <mi>n</mi>
          </munderover>
          <mfrac>
            <mn>1</mn>
            <msqrt>
              <mi>j</mi>
            </msqrt>
          </mfrac>
        </mrow>
        <mo stretchy="false">⋅</mo>
        <mrow>
          <mo fence="true" stretchy="false">(</mo>
          <mrow>
            <mrow>
              <mrow>
                <mrow>
                  <mo fence="true" stretchy="false">(</mo>
                  <mrow>
                    <mrow>
                      <mrow>
                        <mo stretchy="false">−</mo>
                        <mfrac>
                          <mn>1</mn>
                          <mn>2</mn>
                        </mfrac>
                      </mrow>
                      <mo stretchy="false">−</mo>
                      <mi>x</mi>
                    </mrow>
                  </mrow>
                  <mo fence="true" stretchy="false">)</mo>
                </mrow>
                <mo stretchy="false">⋅</mo>
                <msup>
                  <mrow>
                    <mo fence="true" stretchy="false">(</mo>
                    <mrow>
                      <mfrac>
                        <mi>j</mi>
                        <mi>n</mi>
                      </mfrac>
                    </mrow>
                    <mo fence="true" stretchy="false">)</mo>
                  </mrow>
                  <mi>x</mi>
                </msup>
              </mrow>
              <mo stretchy="false">−</mo>
              <mrow>
                <mrow>
                  <mo fence="true" stretchy="false">(</mo>
                  <mrow>
                    <mrow>
                      <mrow>
                        <mo stretchy="false">−</mo>
                        <mfrac>
                          <mn>1</mn>
                          <mn>2</mn>
                        </mfrac>
                      </mrow>
                      <mo stretchy="false">+</mo>
                      <mi>x</mi>
                    </mrow>
                  </mrow>
                  <mo fence="true" stretchy="false">)</mo>
                </mrow>
                <mo stretchy="false">⋅</mo>
                <msup>
                  <mrow>
                    <mo fence="true" stretchy="false">(</mo>
                    <mrow>
                      <mfrac>
                        <mi>j</mi>
                        <mi>n</mi>
                      </mfrac>
                    </mrow>
                    <mo fence="true" stretchy="false">)</mo>
                  </mrow>
                  <mrow>
                    <mo stretchy="false">−</mo>
                    <mi>x</mi>
                  </mrow>
                </msup>
              </mrow>
            </mrow>
          </mrow>
          <mo fence="true" stretchy="false">)</mo>
        </mrow>
      </mrow>
    </mrow>
    <annotation encoding="StarMath 5.0">lim from {n rightarrow infinity }{ }sum from j = 1 to n {1 over sqrt j} cdot ( (-{1 over 2}-x) cdot (j over n)^x

-

(-{1 over 2}+x)cdot (j over n)^-x)</annotation>
  </semantics>
</math>
</file>

<file path=Object 189/content.xml><?xml version="1.0" encoding="utf-8"?>
<math xmlns="http://www.w3.org/1998/Math/MathML" display="block">
  <semantics>
    <mrow>
      <mrow>
        <munder>
          <mi>lim</mi>
          <mrow>
            <mi>n</mi>
            <mo stretchy="false">→</mo>
            <mi mathvariant="normal">∞</mi>
          </mrow>
        </munder>
        <mrow/>
      </mrow>
      <mrow>
        <mrow>
          <munderover>
            <mo stretchy="false">∑</mo>
            <mrow>
              <mi>j</mi>
              <mo stretchy="false">=</mo>
              <mn>1</mn>
            </mrow>
            <mi>n</mi>
          </munderover>
          <mfrac>
            <mn>1</mn>
            <msqrt>
              <mi>j</mi>
            </msqrt>
          </mfrac>
        </mrow>
        <mo stretchy="false">⋅</mo>
        <mrow>
          <mo fence="true" stretchy="false">(</mo>
          <mrow>
            <mrow>
              <mrow>
                <mrow>
                  <mo fence="true" stretchy="false">(</mo>
                  <mrow>
                    <mrow>
                      <mi>x</mi>
                      <mo stretchy="false">+</mo>
                      <mfrac>
                        <mn>1</mn>
                        <mn>2</mn>
                      </mfrac>
                    </mrow>
                  </mrow>
                  <mo fence="true" stretchy="false">)</mo>
                </mrow>
                <mo stretchy="false">⋅</mo>
                <msup>
                  <mrow>
                    <mo fence="true" stretchy="false">(</mo>
                    <mrow>
                      <mfrac>
                        <mi>j</mi>
                        <mi>n</mi>
                      </mfrac>
                    </mrow>
                    <mo fence="true" stretchy="false">)</mo>
                  </mrow>
                  <mi>x</mi>
                </msup>
              </mrow>
              <mo stretchy="false">+</mo>
              <mrow>
                <mrow>
                  <mo fence="true" stretchy="false">(</mo>
                  <mrow>
                    <mrow>
                      <mi>x</mi>
                      <mo stretchy="false">−</mo>
                      <mfrac>
                        <mn>1</mn>
                        <mn>2</mn>
                      </mfrac>
                    </mrow>
                  </mrow>
                  <mo fence="true" stretchy="false">)</mo>
                </mrow>
                <mo stretchy="false">⋅</mo>
                <msup>
                  <mrow>
                    <mo fence="true" stretchy="false">(</mo>
                    <mrow>
                      <mfrac>
                        <mi>j</mi>
                        <mi>n</mi>
                      </mfrac>
                    </mrow>
                    <mo fence="true" stretchy="false">)</mo>
                  </mrow>
                  <mrow>
                    <mo stretchy="false">−</mo>
                    <mi>x</mi>
                  </mrow>
                </msup>
              </mrow>
            </mrow>
          </mrow>
          <mo fence="true" stretchy="false">)</mo>
        </mrow>
      </mrow>
    </mrow>
    <annotation encoding="StarMath 5.0">lim from {n rightarrow infinity }{ }sum from j = 1 to n {1 over sqrt j} cdot ( (x+{1 over 2}) cdot (j over n)^x

+

(x-{1 over 2})cdot (j over n)^-x)</annotation>
  </semantics>
</math>
</file>

<file path=Object 19/content.xml><?xml version="1.0" encoding="utf-8"?>
<math xmlns="http://www.w3.org/1998/Math/MathML" display="block">
  <semantics>
    <mrow>
      <mrow>
        <mn>0</mn>
        <mo stretchy="false">=</mo>
        <mrow>
          <munder>
            <mi>lim</mi>
            <mrow>
              <mi>n</mi>
              <mo stretchy="false">→</mo>
              <mi mathvariant="normal">∞</mi>
            </mrow>
          </munder>
          <mrow/>
        </mrow>
      </mrow>
      <mrow>
        <mo fence="true" stretchy="false">(</mo>
        <mrow>
          <mrow>
            <mrow>
              <mrow>
                <mo fence="true" stretchy="false">(</mo>
                <mrow>
                  <mi>s</mi>
                </mrow>
                <mo fence="true" stretchy="false">)</mo>
              </mrow>
              <mo stretchy="false">⋅</mo>
              <mi>n</mi>
            </mrow>
            <mrow>
              <mrow>
                <mo fence="true" stretchy="false">(</mo>
                <mrow>
                  <mrow>
                    <mi mathvariant="normal">ζ</mi>
                    <mrow>
                      <mrow>
                        <mo fence="true" stretchy="false">(</mo>
                        <mrow>
                          <mrow>
                            <mi>s</mi>
                            <mo stretchy="false">+</mo>
                            <mn>1</mn>
                          </mrow>
                        </mrow>
                        <mo fence="true" stretchy="false">)</mo>
                      </mrow>
                      <mo stretchy="false">−</mo>
                      <msubsup>
                        <mi>H</mi>
                        <mi>n</mi>
                        <mrow>
                          <mo fence="true" stretchy="false">(</mo>
                          <mrow>
                            <mrow>
                              <mi>s</mi>
                              <mo stretchy="false">+</mo>
                              <mn>1</mn>
                            </mrow>
                          </mrow>
                          <mo fence="true" stretchy="false">)</mo>
                        </mrow>
                      </msubsup>
                    </mrow>
                  </mrow>
                </mrow>
                <mo fence="true" stretchy="false">)</mo>
              </mrow>
              <mo stretchy="false">−</mo>
              <mrow>
                <mo fence="true" stretchy="false">(</mo>
                <mrow>
                  <mrow>
                    <mn>1</mn>
                    <mo stretchy="false">−</mo>
                    <mi>s</mi>
                  </mrow>
                </mrow>
                <mo fence="true" stretchy="false">)</mo>
              </mrow>
            </mrow>
            <mrow>
              <mo fence="true" stretchy="false">(</mo>
              <mrow>
                <msubsup>
                  <mi>H</mi>
                  <mi>n</mi>
                  <mrow>
                    <mo fence="true" stretchy="false">(</mo>
                    <mrow>
                      <mi>s</mi>
                    </mrow>
                    <mo fence="true" stretchy="false">)</mo>
                  </mrow>
                </msubsup>
              </mrow>
              <mo fence="true" stretchy="false">)</mo>
            </mrow>
          </mrow>
        </mrow>
        <mo fence="true" stretchy="false">)</mo>
      </mrow>
    </mrow>
    <annotation encoding="StarMath 5.0">0 = lim from {n rightarrow infinity}{} {((s) cdot n(%zeta(s+1)-H^(s+1)_{n})-(1-s)(H^(s)_{n}))}</annotation>
  </semantics>
</math>
</file>

<file path=Object 190/content.xml><?xml version="1.0" encoding="utf-8"?>
<math xmlns="http://www.w3.org/1998/Math/MathML" display="block">
  <semantics>
    <mrow>
      <mrow>
        <munder>
          <mi>lim</mi>
          <mrow>
            <mi>n</mi>
            <mo stretchy="false">→</mo>
            <mi mathvariant="normal">∞</mi>
          </mrow>
        </munder>
        <mrow/>
      </mrow>
      <mrow>
        <mrow>
          <munderover>
            <mo stretchy="false">∑</mo>
            <mrow>
              <mi>j</mi>
              <mo stretchy="false">=</mo>
              <mn>1</mn>
            </mrow>
            <mi>n</mi>
          </munderover>
          <mfrac>
            <mn>1</mn>
            <msqrt>
              <mi>j</mi>
            </msqrt>
          </mfrac>
        </mrow>
        <mo stretchy="false">⋅</mo>
        <mrow>
          <mo fence="true" stretchy="false">(</mo>
          <mrow>
            <mrow>
              <mi>x</mi>
              <mrow>
                <mrow>
                  <mo fence="true" stretchy="false">(</mo>
                  <mrow>
                    <mrow>
                      <msup>
                        <mrow>
                          <mo fence="true" stretchy="false">(</mo>
                          <mrow>
                            <mfrac>
                              <mi>j</mi>
                              <mi>n</mi>
                            </mfrac>
                          </mrow>
                          <mo fence="true" stretchy="false">)</mo>
                        </mrow>
                        <mi>x</mi>
                      </msup>
                      <mo stretchy="false">+</mo>
                      <msup>
                        <mrow>
                          <mo fence="true" stretchy="false">(</mo>
                          <mrow>
                            <mfrac>
                              <mi>j</mi>
                              <mi>n</mi>
                            </mfrac>
                          </mrow>
                          <mo fence="true" stretchy="false">)</mo>
                        </mrow>
                        <mrow>
                          <mo stretchy="false">−</mo>
                          <mi>x</mi>
                        </mrow>
                      </msup>
                    </mrow>
                  </mrow>
                  <mo fence="true" stretchy="false">)</mo>
                </mrow>
                <mo stretchy="false">+</mo>
                <mfrac>
                  <mn>1</mn>
                  <mn>2</mn>
                </mfrac>
              </mrow>
              <mrow>
                <mo fence="true" stretchy="false">(</mo>
                <mrow>
                  <mrow>
                    <msup>
                      <mrow>
                        <mo fence="true" stretchy="false">(</mo>
                        <mrow>
                          <mfrac>
                            <mi>j</mi>
                            <mi>n</mi>
                          </mfrac>
                        </mrow>
                        <mo fence="true" stretchy="false">)</mo>
                      </mrow>
                      <mi>x</mi>
                    </msup>
                    <mo stretchy="false">−</mo>
                    <msup>
                      <mrow>
                        <mo fence="true" stretchy="false">(</mo>
                        <mrow>
                          <mfrac>
                            <mi>j</mi>
                            <mi>n</mi>
                          </mfrac>
                        </mrow>
                        <mo fence="true" stretchy="false">)</mo>
                      </mrow>
                      <mrow>
                        <mo stretchy="false">−</mo>
                        <mi>x</mi>
                      </mrow>
                    </msup>
                  </mrow>
                </mrow>
                <mo fence="true" stretchy="false">)</mo>
              </mrow>
            </mrow>
          </mrow>
          <mo fence="true" stretchy="false">)</mo>
        </mrow>
      </mrow>
    </mrow>
    <annotation encoding="StarMath 5.0">lim from {n rightarrow infinity }{ }sum from j = 1 to n {1 over sqrt j} cdot 

( x( (j over n)^x+(j over n)^-x)

+

1 over 2( (j over n)^x-(j over n)^-x))</annotation>
  </semantics>
</math>
</file>

<file path=Object 191/content.xml><?xml version="1.0" encoding="utf-8"?>
<math xmlns="http://www.w3.org/1998/Math/MathML" display="block">
  <semantics>
    <mrow>
      <mrow>
        <munder>
          <mi>lim</mi>
          <mrow>
            <mi>n</mi>
            <mo stretchy="false">→</mo>
            <mi mathvariant="normal">∞</mi>
          </mrow>
        </munder>
        <mrow/>
      </mrow>
      <mrow>
        <munderover>
          <mo stretchy="false">∑</mo>
          <mrow>
            <mi>j</mi>
            <mo stretchy="false">=</mo>
            <mn>1</mn>
          </mrow>
          <mi>n</mi>
        </munderover>
        <msup>
          <mi>j</mi>
          <mrow>
            <mo stretchy="false">−</mo>
            <mfrac>
              <mn>1</mn>
              <mn>2</mn>
            </mfrac>
          </mrow>
        </msup>
      </mrow>
      <mrow>
        <mrow>
          <mo fence="true" stretchy="false">(</mo>
          <mrow>
            <mrow>
              <msup>
                <mrow>
                  <mo fence="true" stretchy="false">(</mo>
                  <mrow>
                    <mfrac>
                      <mi>j</mi>
                      <mi>n</mi>
                    </mfrac>
                  </mrow>
                  <mo fence="true" stretchy="false">)</mo>
                </mrow>
                <mi>x</mi>
              </msup>
              <mrow>
                <mrow>
                  <mo fence="true" stretchy="false">(</mo>
                  <mrow>
                    <mrow>
                      <mi>x</mi>
                      <mo stretchy="false">+</mo>
                      <mfrac>
                        <mn>1</mn>
                        <mn>2</mn>
                      </mfrac>
                    </mrow>
                  </mrow>
                  <mo fence="true" stretchy="false">)</mo>
                </mrow>
                <mo stretchy="false">+</mo>
                <mrow>
                  <msup>
                    <mrow>
                      <mo fence="true" stretchy="false">(</mo>
                      <mrow>
                        <mfrac>
                          <mi>j</mi>
                          <mi>x</mi>
                        </mfrac>
                      </mrow>
                      <mo fence="true" stretchy="false">)</mo>
                    </mrow>
                    <mrow>
                      <mo stretchy="false">−</mo>
                      <mi>x</mi>
                    </mrow>
                  </msup>
                  <mrow>
                    <mo fence="true" stretchy="false">(</mo>
                    <mrow>
                      <mrow>
                        <mi>x</mi>
                        <mo stretchy="false">−</mo>
                        <mfrac>
                          <mn>1</mn>
                          <mn>2</mn>
                        </mfrac>
                      </mrow>
                    </mrow>
                    <mo fence="true" stretchy="false">)</mo>
                  </mrow>
                </mrow>
              </mrow>
            </mrow>
          </mrow>
          <mo fence="true" stretchy="false">)</mo>
        </mrow>
        <mo stretchy="false">=</mo>
        <mn>0</mn>
      </mrow>
    </mrow>
    <annotation encoding="StarMath 5.0">lim from {n rightarrow infinity }{ }sum from j = 1 to n j^-{1 over 2}({{(j over n)^x (x+{1 over 2})+{(j over x)^{-x}(x-{1 over 2})}}}	)

 = 0</annotation>
  </semantics>
</math>
</file>

<file path=Object 192/content.xml><?xml version="1.0" encoding="utf-8"?>
<math xmlns="http://www.w3.org/1998/Math/MathML" display="block">
  <semantics>
    <mrow>
      <mrow>
        <munder>
          <mi>lim</mi>
          <mrow>
            <mi>n</mi>
            <mo stretchy="false">→</mo>
            <mi mathvariant="normal">∞</mi>
          </mrow>
        </munder>
        <mrow/>
      </mrow>
      <mrow>
        <munderover>
          <mo stretchy="false">∑</mo>
          <mrow>
            <mi>j</mi>
            <mo stretchy="false">=</mo>
            <mn>1</mn>
          </mrow>
          <mi>n</mi>
        </munderover>
        <msup>
          <mi>j</mi>
          <mrow>
            <mo stretchy="false">−</mo>
            <mfrac>
              <mn>1</mn>
              <mn>2</mn>
            </mfrac>
          </mrow>
        </msup>
      </mrow>
      <mrow>
        <mrow>
          <mo fence="true" stretchy="false">(</mo>
          <mrow>
            <mrow>
              <mi>x</mi>
              <mrow>
                <mrow>
                  <mo fence="true" stretchy="false">(</mo>
                  <mrow>
                    <mrow>
                      <msup>
                        <mrow>
                          <mo fence="true" stretchy="false">(</mo>
                          <mrow>
                            <mfrac>
                              <mi>j</mi>
                              <mi>n</mi>
                            </mfrac>
                          </mrow>
                          <mo fence="true" stretchy="false">)</mo>
                        </mrow>
                        <mi>x</mi>
                      </msup>
                      <mo stretchy="false">+</mo>
                      <msup>
                        <mrow>
                          <mo fence="true" stretchy="false">(</mo>
                          <mrow>
                            <mfrac>
                              <mi>j</mi>
                              <mi>n</mi>
                            </mfrac>
                          </mrow>
                          <mo fence="true" stretchy="false">)</mo>
                        </mrow>
                        <mrow>
                          <mo stretchy="false">−</mo>
                          <mi>x</mi>
                        </mrow>
                      </msup>
                    </mrow>
                  </mrow>
                  <mo fence="true" stretchy="false">)</mo>
                </mrow>
                <mo stretchy="false">+</mo>
                <mfrac>
                  <mn>1</mn>
                  <mn>2</mn>
                </mfrac>
              </mrow>
              <mrow>
                <mo fence="true" stretchy="false">(</mo>
                <mrow>
                  <mrow>
                    <msup>
                      <mrow>
                        <mo fence="true" stretchy="false">(</mo>
                        <mrow>
                          <mfrac>
                            <mi>j</mi>
                            <mi>n</mi>
                          </mfrac>
                        </mrow>
                        <mo fence="true" stretchy="false">)</mo>
                      </mrow>
                      <mi>x</mi>
                    </msup>
                    <mo stretchy="false">−</mo>
                    <msup>
                      <mrow>
                        <mo fence="true" stretchy="false">(</mo>
                        <mrow>
                          <mfrac>
                            <mi>j</mi>
                            <mi>n</mi>
                          </mfrac>
                        </mrow>
                        <mo fence="true" stretchy="false">)</mo>
                      </mrow>
                      <mrow>
                        <mo stretchy="false">−</mo>
                        <mi>x</mi>
                      </mrow>
                    </msup>
                  </mrow>
                </mrow>
                <mo fence="true" stretchy="false">)</mo>
              </mrow>
            </mrow>
          </mrow>
          <mo fence="true" stretchy="false">)</mo>
        </mrow>
        <mo stretchy="false">=</mo>
        <mn>0</mn>
      </mrow>
    </mrow>
    <annotation encoding="StarMath 5.0">lim from {n rightarrow infinity }{ }sum from j = 1 to n j^-{1 over 2}(


x( (j over n)^x + (j over n)^-x )

+

1 over 2 ( (j over n)^x - (j over n)^-x )

)

 = 0</annotation>
  </semantics>
</math>
</file>

<file path=Object 193/content.xml><?xml version="1.0" encoding="utf-8"?>
<math xmlns="http://www.w3.org/1998/Math/MathML" display="block">
  <semantics>
    <mrow>
      <mrow>
        <munder>
          <mi>lim</mi>
          <mrow>
            <mi>n</mi>
            <mo stretchy="false">→</mo>
            <mi mathvariant="normal">∞</mi>
          </mrow>
        </munder>
        <mrow/>
      </mrow>
      <mrow>
        <mrow>
          <munderover>
            <mo stretchy="false">∑</mo>
            <mrow>
              <mi>j</mi>
              <mo stretchy="false">=</mo>
              <mn>1</mn>
            </mrow>
            <mi>n</mi>
          </munderover>
          <mfrac>
            <mn>1</mn>
            <msqrt>
              <mi>j</mi>
            </msqrt>
          </mfrac>
        </mrow>
        <mo stretchy="false">⋅</mo>
        <mrow>
          <mo fence="true" stretchy="false">(</mo>
          <mrow>
            <mrow>
              <mi>x</mi>
              <mrow>
                <mrow>
                  <mo fence="true" stretchy="false">(</mo>
                  <mrow>
                    <mrow>
                      <msup>
                        <mi>e</mi>
                        <mrow>
                          <mrow>
                            <mi>x</mi>
                            <mo stretchy="false">⋅</mo>
                            <mi>log</mi>
                          </mrow>
                          <mrow>
                            <mi>j</mi>
                            <mo stretchy="false">/</mo>
                            <mi>n</mi>
                          </mrow>
                        </mrow>
                      </msup>
                      <mo stretchy="false">+</mo>
                      <msup>
                        <mi>e</mi>
                        <mrow>
                          <mrow>
                            <mrow>
                              <mo stretchy="false">−</mo>
                              <mi>x</mi>
                            </mrow>
                            <mo stretchy="false">⋅</mo>
                            <mi>log</mi>
                          </mrow>
                          <mrow>
                            <mi>j</mi>
                            <mo stretchy="false">/</mo>
                            <mi>n</mi>
                          </mrow>
                        </mrow>
                      </msup>
                    </mrow>
                  </mrow>
                  <mo fence="true" stretchy="false">)</mo>
                </mrow>
                <mo stretchy="false">+</mo>
                <mfrac>
                  <mn>1</mn>
                  <mn>2</mn>
                </mfrac>
              </mrow>
              <mrow>
                <mo fence="true" stretchy="false">(</mo>
                <mrow>
                  <mrow>
                    <msup>
                      <mi>e</mi>
                      <mrow>
                        <mrow>
                          <mi>x</mi>
                          <mo stretchy="false">⋅</mo>
                          <mi>log</mi>
                        </mrow>
                        <mrow>
                          <mi>j</mi>
                          <mo stretchy="false">/</mo>
                          <mi>n</mi>
                        </mrow>
                      </mrow>
                    </msup>
                    <mo stretchy="false">−</mo>
                    <msup>
                      <mi>e</mi>
                      <mrow>
                        <mrow>
                          <mrow>
                            <mo stretchy="false">−</mo>
                            <mi>x</mi>
                          </mrow>
                          <mo stretchy="false">⋅</mo>
                          <mi>log</mi>
                        </mrow>
                        <mrow>
                          <mi>j</mi>
                          <mo stretchy="false">/</mo>
                          <mi>n</mi>
                        </mrow>
                      </mrow>
                    </msup>
                  </mrow>
                </mrow>
                <mo fence="true" stretchy="false">)</mo>
              </mrow>
            </mrow>
          </mrow>
          <mo fence="true" stretchy="false">)</mo>
        </mrow>
      </mrow>
    </mrow>
    <annotation encoding="StarMath 5.0">lim from {n rightarrow infinity }{ }sum from j = 1 to n {1 over sqrt j} cdot 

( x( 

e^{x cdot log j/n}+e^{-x cdot log j/n}

)

+

1 over 2( 

e^{x cdot log j/n}-e^{-x cdot log j/n}

)

)</annotation>
  </semantics>
</math>
</file>

<file path=Object 194/content.xml><?xml version="1.0" encoding="utf-8"?>
<math xmlns="http://www.w3.org/1998/Math/MathML" display="block">
  <semantics>
    <mrow>
      <mrow>
        <munder>
          <mi>lim</mi>
          <mrow>
            <mi>n</mi>
            <mo stretchy="false">→</mo>
            <mi mathvariant="normal">∞</mi>
          </mrow>
        </munder>
        <mrow/>
      </mrow>
      <mrow>
        <mrow>
          <munderover>
            <mo stretchy="false">∑</mo>
            <mrow>
              <mi>j</mi>
              <mo stretchy="false">=</mo>
              <mn>1</mn>
            </mrow>
            <mi>n</mi>
          </munderover>
          <mfrac>
            <mn>1</mn>
            <msqrt>
              <mi>j</mi>
            </msqrt>
          </mfrac>
        </mrow>
        <mo stretchy="false">⋅</mo>
        <mrow>
          <mo fence="true" stretchy="false">(</mo>
          <mrow>
            <mrow>
              <mn>2</mn>
              <mi>x</mi>
              <mi>cosh</mi>
              <mrow>
                <mrow>
                  <mo fence="true" stretchy="false">(</mo>
                  <mrow>
                    <mrow>
                      <mrow>
                        <mi>x</mi>
                        <mo stretchy="false">⋅</mo>
                        <mi>log</mi>
                      </mrow>
                      <mfrac>
                        <mi>j</mi>
                        <mi>n</mi>
                      </mfrac>
                    </mrow>
                  </mrow>
                  <mo fence="true" stretchy="false">)</mo>
                </mrow>
                <mo stretchy="false">+</mo>
                <mi>sinh</mi>
              </mrow>
              <mrow>
                <mo fence="true" stretchy="false">(</mo>
                <mrow>
                  <mrow>
                    <mrow>
                      <mi>x</mi>
                      <mo stretchy="false">⋅</mo>
                      <mi>log</mi>
                    </mrow>
                    <mfrac>
                      <mi>j</mi>
                      <mi>n</mi>
                    </mfrac>
                  </mrow>
                </mrow>
                <mo fence="true" stretchy="false">)</mo>
              </mrow>
            </mrow>
          </mrow>
          <mo fence="true" stretchy="false">)</mo>
        </mrow>
      </mrow>
    </mrow>
    <annotation encoding="StarMath 5.0">lim from {n rightarrow infinity }{ }sum from j = 1 to n {1 over sqrt j} cdot 

( 2 x cosh( x cdot log j over n)



+

sinh( x cdot log j over n )

)</annotation>
  </semantics>
</math>
</file>

<file path=Object 195/content.xml><?xml version="1.0" encoding="utf-8"?>
<math xmlns="http://www.w3.org/1998/Math/MathML" display="block">
  <semantics>
    <mrow>
      <mrow>
        <munder>
          <mi>lim</mi>
          <mrow>
            <mi>n</mi>
            <mo stretchy="false">→</mo>
            <mi mathvariant="normal">∞</mi>
          </mrow>
        </munder>
        <mrow/>
      </mrow>
      <mrow>
        <mrow>
          <munderover>
            <mo stretchy="false">∑</mo>
            <mrow>
              <mi>j</mi>
              <mo stretchy="false">=</mo>
              <mn>1</mn>
            </mrow>
            <mi>n</mi>
          </munderover>
          <mfrac>
            <mn>1</mn>
            <msqrt>
              <mi>j</mi>
            </msqrt>
          </mfrac>
        </mrow>
        <mo stretchy="false">⋅</mo>
        <mrow>
          <mo fence="true" stretchy="false">(</mo>
          <mrow>
            <mrow>
              <mn>2</mn>
              <mi>x</mi>
              <mi>cos</mi>
              <mrow>
                <mrow>
                  <mo fence="true" stretchy="false">(</mo>
                  <mrow>
                    <mrow>
                      <mrow>
                        <mi>x</mi>
                        <mo stretchy="false">⋅</mo>
                        <mi>log</mi>
                      </mrow>
                      <mfrac>
                        <mi>j</mi>
                        <mi>n</mi>
                      </mfrac>
                    </mrow>
                  </mrow>
                  <mo fence="true" stretchy="false">)</mo>
                </mrow>
                <mo stretchy="false">+</mo>
                <mi>sin</mi>
              </mrow>
              <mrow>
                <mo fence="true" stretchy="false">(</mo>
                <mrow>
                  <mrow>
                    <mrow>
                      <mi>x</mi>
                      <mo stretchy="false">⋅</mo>
                      <mi>log</mi>
                    </mrow>
                    <mfrac>
                      <mi>j</mi>
                      <mi>n</mi>
                    </mfrac>
                  </mrow>
                </mrow>
                <mo fence="true" stretchy="false">)</mo>
              </mrow>
            </mrow>
          </mrow>
          <mo fence="true" stretchy="false">)</mo>
        </mrow>
      </mrow>
    </mrow>
    <annotation encoding="StarMath 5.0">lim from {n rightarrow infinity }{ }sum from j = 1 to n {1 over sqrt j} cdot 

( 2 x cos( x cdot log j over n)



+

sin( x cdot log j over n )

)</annotation>
  </semantics>
</math>
</file>

<file path=Object 196/content.xml><?xml version="1.0" encoding="utf-8"?>
<math xmlns="http://www.w3.org/1998/Math/MathML" display="block">
  <semantics>
    <mrow>
      <mrow>
        <mrow>
          <munderover>
            <mo stretchy="false">∑</mo>
            <mrow>
              <mi>j</mi>
              <mo stretchy="false">=</mo>
              <mn>1</mn>
            </mrow>
            <mi>k</mi>
          </munderover>
          <mfrac>
            <mn>1</mn>
            <msqrt>
              <mi>j</mi>
            </msqrt>
          </mfrac>
        </mrow>
        <mo stretchy="false">⋅</mo>
        <mi>sin</mi>
      </mrow>
      <mrow>
        <mo fence="true" stretchy="false">(</mo>
        <mrow>
          <mrow>
            <mi>x</mi>
            <mi>log</mi>
            <mfrac>
              <mi>j</mi>
              <mi>n</mi>
            </mfrac>
          </mrow>
        </mrow>
        <mo fence="true" stretchy="false">)</mo>
      </mrow>
    </mrow>
    <annotation encoding="StarMath 5.0">sum from j = 1 to k {1 over { sqrt j }} cdot sin( x log j over n )</annotation>
  </semantics>
</math>
</file>

<file path=Object 197/content.xml><?xml version="1.0" encoding="utf-8"?>
<math xmlns="http://www.w3.org/1998/Math/MathML" display="block">
  <semantics>
    <mrow>
      <mrow>
        <mrow>
          <munderover>
            <mo stretchy="false">∑</mo>
            <mrow>
              <mi>j</mi>
              <mo stretchy="false">=</mo>
              <mn>1</mn>
            </mrow>
            <mi>n</mi>
          </munderover>
          <mfrac>
            <mn>1</mn>
            <msqrt>
              <mi>j</mi>
            </msqrt>
          </mfrac>
        </mrow>
        <mo stretchy="false">⋅</mo>
        <mi>sin</mi>
      </mrow>
      <mrow>
        <mo fence="true" stretchy="false">(</mo>
        <mrow>
          <mrow>
            <mi>x</mi>
            <mi>log</mi>
            <mrow>
              <mo fence="true" stretchy="false">(</mo>
              <mrow>
                <mrow>
                  <mi>j</mi>
                  <mo stretchy="false">⋅</mo>
                  <mi>C</mi>
                </mrow>
              </mrow>
              <mo fence="true" stretchy="false">)</mo>
            </mrow>
          </mrow>
        </mrow>
        <mo fence="true" stretchy="false">)</mo>
      </mrow>
    </mrow>
    <annotation encoding="StarMath 5.0">sum from j = 1 to n {1 over { sqrt j }} cdot sin( x log (j cdot C) )</annotation>
  </semantics>
</math>
</file>

<file path=Object 198/content.xml><?xml version="1.0" encoding="utf-8"?>
<math xmlns="http://www.w3.org/1998/Math/MathML" display="block">
  <semantics>
    <mrow>
      <mrow>
        <mrow>
          <munderover>
            <mo stretchy="false">∑</mo>
            <mrow>
              <mi>j</mi>
              <mo stretchy="false">=</mo>
              <mn>1</mn>
            </mrow>
            <mi>n</mi>
          </munderover>
          <mfrac>
            <mn>1</mn>
            <msqrt>
              <mi>j</mi>
            </msqrt>
          </mfrac>
        </mrow>
        <mo stretchy="false">⋅</mo>
        <mi>sin</mi>
      </mrow>
      <mrow>
        <mo fence="true" stretchy="false">(</mo>
        <mrow>
          <mrow>
            <mi>x</mi>
            <mi>log</mi>
            <mi>j</mi>
          </mrow>
        </mrow>
        <mo fence="true" stretchy="false">)</mo>
      </mrow>
    </mrow>
    <annotation encoding="StarMath 5.0">sum from j = 1 to n {1 over { sqrt j }} cdot sin( x log j )</annotation>
  </semantics>
</math>
</file>

<file path=Object 199/content.xml><?xml version="1.0" encoding="utf-8"?>
<math xmlns="http://www.w3.org/1998/Math/MathML" display="block">
  <semantics>
    <mrow>
      <mrow>
        <mrow>
          <munderover>
            <mo stretchy="false">∑</mo>
            <mrow>
              <mi>j</mi>
              <mo stretchy="false">=</mo>
              <mn>1</mn>
            </mrow>
            <mi>n</mi>
          </munderover>
          <mfrac>
            <mn>1</mn>
            <msqrt>
              <mi>j</mi>
            </msqrt>
          </mfrac>
        </mrow>
        <mo stretchy="false">⋅</mo>
        <mi>cos</mi>
      </mrow>
      <mrow>
        <mo fence="true" stretchy="false">(</mo>
        <mrow>
          <mrow>
            <mi>x</mi>
            <mi>log</mi>
            <mi>j</mi>
          </mrow>
        </mrow>
        <mo fence="true" stretchy="false">)</mo>
      </mrow>
    </mrow>
    <annotation encoding="StarMath 5.0">sum from j = 1 to n {1 over { sqrt j }} cdot cos( x log j )</annotation>
  </semantics>
</math>
</file>

<file path=Object 2/content.xml><?xml version="1.0" encoding="utf-8"?>
<math xmlns="http://www.w3.org/1998/Math/MathML" display="block">
  <semantics>
    <mrow>
      <msub>
        <mi mathvariant="normal">η</mi>
        <mi>x</mi>
      </msub>
      <mrow>
        <mrow>
          <mo fence="true" stretchy="false">(</mo>
          <mrow>
            <mi>s</mi>
          </mrow>
          <mo fence="true" stretchy="false">)</mo>
        </mrow>
        <mo stretchy="false">=</mo>
        <mrow>
          <mrow>
            <munder>
              <mi>lim</mi>
              <mrow>
                <mi>n</mi>
                <mo stretchy="false">→</mo>
                <mi mathvariant="normal">∞</mi>
              </mrow>
            </munder>
            <mrow>
              <munder>
                <mo stretchy="false">∑</mo>
                <mrow>
                  <mn>1</mn>
                  <mo stretchy="false">≤</mo>
                  <mi>j</mi>
                  <mo stretchy="false">≤</mo>
                  <mi>n</mi>
                </mrow>
              </munder>
              <msup>
                <mi>j</mi>
                <mrow>
                  <mo stretchy="false">−</mo>
                  <mi>s</mi>
                </mrow>
              </msup>
            </mrow>
          </mrow>
          <mo stretchy="false">−</mo>
          <msup>
            <mi>x</mi>
            <mrow>
              <mn>1</mn>
              <mo stretchy="false">−</mo>
              <mi>s</mi>
            </mrow>
          </msup>
        </mrow>
      </mrow>
      <mrow>
        <munder>
          <mo stretchy="false">∑</mo>
          <mrow>
            <mn>1</mn>
            <mo stretchy="false">≤</mo>
            <mi>j</mi>
            <mo stretchy="false">≤</mo>
            <mfrac>
              <mi>n</mi>
              <mi>x</mi>
            </mfrac>
          </mrow>
        </munder>
        <msup>
          <mi>j</mi>
          <mrow>
            <mo stretchy="false">−</mo>
            <mi>s</mi>
          </mrow>
        </msup>
      </mrow>
    </mrow>
    <annotation encoding="StarMath 5.0">%eta_x( s ) = lim from {n rightarrow infinity} sum from 1 &lt;= j &lt;= n j^-s - x^{1-s}sum from 1 &lt;= j &lt;= n over x j^-s</annotation>
  </semantics>
</math>
</file>

<file path=Object 20/content.xml><?xml version="1.0" encoding="utf-8"?>
<math xmlns="http://www.w3.org/1998/Math/MathML" display="block">
  <semantics>
    <mrow>
      <mfrac>
        <mo stretchy="false">∂</mo>
        <mrow>
          <mo stretchy="false">∂</mo>
          <mi>x</mi>
        </mrow>
      </mfrac>
      <msub>
        <mi mathvariant="normal">η</mi>
        <mi>x</mi>
      </msub>
      <mrow>
        <mrow>
          <mo fence="true" stretchy="false">(</mo>
          <mrow>
            <mi>s</mi>
          </mrow>
          <mo fence="true" stretchy="false">)</mo>
        </mrow>
        <mo stretchy="false">=</mo>
        <mrow>
          <mrow>
            <mo fence="true" stretchy="false">(</mo>
            <mrow>
              <mrow>
                <mi>s</mi>
                <mo stretchy="false">−</mo>
                <mn>1</mn>
              </mrow>
            </mrow>
            <mo fence="true" stretchy="false">)</mo>
          </mrow>
          <mo stretchy="false">⋅</mo>
          <msup>
            <mi>x</mi>
            <mrow>
              <mo stretchy="false">−</mo>
              <mi>s</mi>
            </mrow>
          </msup>
          <mo stretchy="false">⋅</mo>
          <mi mathvariant="normal">ζ</mi>
        </mrow>
      </mrow>
      <mrow>
        <mrow>
          <mo fence="true" stretchy="false">(</mo>
          <mrow>
            <mi>s</mi>
          </mrow>
          <mo fence="true" stretchy="false">)</mo>
        </mrow>
        <mo stretchy="false">=</mo>
        <mrow>
          <munder>
            <mi>lim</mi>
            <mrow>
              <mi>n</mi>
              <mo stretchy="false">→</mo>
              <mi mathvariant="normal">∞</mi>
            </mrow>
          </munder>
          <mrow/>
        </mrow>
      </mrow>
      <mrow>
        <mrow>
          <mrow>
            <mo fence="true" stretchy="false">(</mo>
            <mrow>
              <mi>s</mi>
            </mrow>
            <mo fence="true" stretchy="false">)</mo>
          </mrow>
          <mo stretchy="false">⋅</mo>
          <mrow>
            <mo fence="true" stretchy="false">(</mo>
            <mrow>
              <mrow>
                <mi>n</mi>
                <mo stretchy="false">⋅</mo>
                <msup>
                  <mi>x</mi>
                  <mrow>
                    <mo stretchy="false">−</mo>
                    <mi>s</mi>
                  </mrow>
                </msup>
                <mo stretchy="false">⋅</mo>
                <mrow>
                  <mo fence="true" stretchy="false">(</mo>
                  <mrow>
                    <mrow>
                      <mi mathvariant="normal">ζ</mi>
                      <mrow>
                        <mrow>
                          <mo fence="true" stretchy="false">(</mo>
                          <mrow>
                            <mrow>
                              <mn>1</mn>
                              <mo stretchy="false">+</mo>
                              <mi>s</mi>
                            </mrow>
                          </mrow>
                          <mo fence="true" stretchy="false">)</mo>
                        </mrow>
                        <mo stretchy="false">−</mo>
                        <msubsup>
                          <mi>H</mi>
                          <mfrac>
                            <mi>n</mi>
                            <mi>x</mi>
                          </mfrac>
                          <mrow>
                            <mo fence="true" stretchy="false">(</mo>
                            <mrow>
                              <mrow>
                                <mi>s</mi>
                                <mo stretchy="false">+</mo>
                                <mn>1</mn>
                              </mrow>
                            </mrow>
                            <mo fence="true" stretchy="false">)</mo>
                          </mrow>
                        </msubsup>
                      </mrow>
                    </mrow>
                  </mrow>
                  <mo fence="true" stretchy="false">)</mo>
                </mrow>
              </mrow>
            </mrow>
            <mo fence="true" stretchy="false">)</mo>
          </mrow>
        </mrow>
        <mo stretchy="false">−</mo>
        <mrow>
          <mrow>
            <mo fence="true" stretchy="false">(</mo>
            <mrow>
              <mrow>
                <mn>1</mn>
                <mo stretchy="false">−</mo>
                <mi>s</mi>
              </mrow>
            </mrow>
            <mo fence="true" stretchy="false">)</mo>
          </mrow>
          <mo stretchy="false">⋅</mo>
          <mrow>
            <mo fence="true" stretchy="false">(</mo>
            <mrow>
              <mrow>
                <msup>
                  <mi>x</mi>
                  <mrow>
                    <mo stretchy="false">−</mo>
                    <mi>s</mi>
                  </mrow>
                </msup>
                <mo stretchy="false">⋅</mo>
                <msubsup>
                  <mi>H</mi>
                  <mfrac>
                    <mi>n</mi>
                    <mi>x</mi>
                  </mfrac>
                  <mrow>
                    <mo fence="true" stretchy="false">(</mo>
                    <mrow>
                      <mi>s</mi>
                    </mrow>
                    <mo fence="true" stretchy="false">)</mo>
                  </mrow>
                </msubsup>
              </mrow>
            </mrow>
            <mo fence="true" stretchy="false">)</mo>
          </mrow>
        </mrow>
      </mrow>
    </mrow>
    <annotation encoding="StarMath 5.0">{{partial}over{partial x}} %eta_x( s ) = 

( s-1 ) cdot x^-s cdot %zeta( s )

=

lim from {n rightarrow infinity}{}

(s) cdot (n cdot x^-s cdot (%zeta(1+s)-H^(s+1)_{n over x}) )

-

(1-s) cdot (x^-s cdot H^(s)_{n over x})</annotation>
  </semantics>
</math>
</file>

<file path=Object 200/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underover>
            <mo stretchy="false">∑</mo>
            <mrow>
              <mi>j</mi>
              <mo stretchy="false">=</mo>
              <mn>1</mn>
            </mrow>
            <mi>n</mi>
          </munderover>
          <mfrac>
            <mn>1</mn>
            <msup>
              <mi>j</mi>
              <mi>s</mi>
            </msup>
          </mfrac>
        </mrow>
        <mo stretchy="false">−</mo>
        <mfrac>
          <msup>
            <mi>n</mi>
            <mrow>
              <mn>1</mn>
              <mo stretchy="false">−</mo>
              <mi>s</mi>
            </mrow>
          </msup>
          <mrow>
            <mn>1</mn>
            <mo stretchy="false">−</mo>
            <mi>s</mi>
          </mrow>
        </mfrac>
      </mrow>
    </mrow>
    <annotation encoding="StarMath 5.0">%zeta( s ) = lim from {n rightarrow infinity }{ }sum from j = 1 to n {1 over j^{s}}-{n^{1-s}}over{1-s} </annotation>
  </semantics>
</math>
</file>

<file path=Object 201/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underover>
            <mo stretchy="false">∑</mo>
            <mrow>
              <mi>j</mi>
              <mo stretchy="false">=</mo>
              <mn>1</mn>
            </mrow>
            <mi>n</mi>
          </munderover>
          <mfrac>
            <mn>1</mn>
            <msup>
              <mi>j</mi>
              <mi>s</mi>
            </msup>
          </mfrac>
        </mrow>
        <mo stretchy="false">+</mo>
        <mrow>
          <mfrac>
            <msup>
              <mi>n</mi>
              <mrow>
                <mn>1</mn>
                <mo stretchy="false">−</mo>
                <mi>s</mi>
              </mrow>
            </msup>
            <mrow>
              <mi>s</mi>
              <mo stretchy="false">−</mo>
              <mn>1</mn>
            </mrow>
          </mfrac>
          <mo stretchy="false">⋅</mo>
          <mn>0</mn>
          <mo stretchy="false">⋅</mo>
          <mrow>
            <munderover>
              <mo stretchy="false">∑</mo>
              <mrow>
                <mi>j</mi>
                <mo stretchy="false">=</mo>
                <mrow>
                  <mi>n</mi>
                  <mo stretchy="false">+</mo>
                  <mn>1</mn>
                </mrow>
              </mrow>
              <mi mathvariant="normal">∞</mi>
            </munderover>
            <mfrac>
              <mn>1</mn>
              <mi>j</mi>
            </mfrac>
          </mrow>
        </mrow>
      </mrow>
    </mrow>
    <annotation encoding="StarMath 5.0">%zeta( s ) = lim from {n rightarrow infinity }{ }sum from j = 1 to n {1 over j^{s}}+{n^{1-s}}over{s-1} cdot 0 cdot sum from j = n+1 to infinity {1 over j}</annotation>
  </semantics>
</math>
</file>

<file path=Object 202/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underover>
            <mo stretchy="false">∑</mo>
            <mrow>
              <mi>j</mi>
              <mo stretchy="false">=</mo>
              <mn>1</mn>
            </mrow>
            <mi>n</mi>
          </munderover>
          <mfrac>
            <mn>1</mn>
            <msup>
              <mi>j</mi>
              <mi>s</mi>
            </msup>
          </mfrac>
        </mrow>
        <mo stretchy="false">+</mo>
        <mfrac>
          <mrow>
            <msup>
              <mi>n</mi>
              <mi>x</mi>
            </msup>
            <mrow>
              <mo fence="true" stretchy="false">(</mo>
              <mrow>
                <mrow>
                  <mi>s</mi>
                  <mo stretchy="false">−</mo>
                  <mn>1</mn>
                  <mo stretchy="false">+</mo>
                  <mi>x</mi>
                </mrow>
              </mrow>
              <mo fence="true" stretchy="false">)</mo>
            </mrow>
          </mrow>
          <mrow>
            <mi>s</mi>
            <mo stretchy="false">−</mo>
            <mn>1</mn>
          </mrow>
        </mfrac>
      </mrow>
      <mrow>
        <mo fence="true" stretchy="false">(</mo>
        <mrow>
          <mrow>
            <mi mathvariant="normal">ζ</mi>
            <mrow>
              <mrow>
                <mo fence="true" stretchy="false">(</mo>
                <mrow>
                  <mrow>
                    <mi>s</mi>
                    <mo stretchy="false">+</mo>
                    <mi>x</mi>
                  </mrow>
                </mrow>
                <mo fence="true" stretchy="false">)</mo>
              </mrow>
              <mo stretchy="false">−</mo>
              <mrow>
                <munderover>
                  <mo stretchy="false">∑</mo>
                  <mrow>
                    <mi>j</mi>
                    <mo stretchy="false">=</mo>
                    <mn>1</mn>
                  </mrow>
                  <mi>n</mi>
                </munderover>
                <mfrac>
                  <mn>1</mn>
                  <msup>
                    <mi>j</mi>
                    <mrow>
                      <mi>s</mi>
                      <mo stretchy="false">+</mo>
                      <mi>x</mi>
                    </mrow>
                  </msup>
                </mfrac>
              </mrow>
            </mrow>
          </mrow>
        </mrow>
        <mo fence="true" stretchy="false">)</mo>
      </mrow>
    </mrow>
    <annotation encoding="StarMath 5.0">%zeta( s ) = lim from {n rightarrow infinity }{ } sum from j = 1 to n {1 over j^{s}}

+
 
{n^x(s-1+x)}over{s-1}(%zeta( s+x )-sum from j = 1 to n {1 over j^{s+x}})</annotation>
  </semantics>
</math>
</file>

<file path=Object 203/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underover>
            <mo stretchy="false">∑</mo>
            <mrow>
              <mi>j</mi>
              <mo stretchy="false">=</mo>
              <mn>1</mn>
            </mrow>
            <mi>n</mi>
          </munderover>
          <mfrac>
            <mn>1</mn>
            <msup>
              <mi>j</mi>
              <mi>s</mi>
            </msup>
          </mfrac>
        </mrow>
        <mo stretchy="false">+</mo>
        <mfrac>
          <mrow>
            <msup>
              <mi>n</mi>
              <mi>x</mi>
            </msup>
            <mrow>
              <mo fence="true" stretchy="false">(</mo>
              <mrow>
                <mrow>
                  <mi>s</mi>
                  <mo stretchy="false">−</mo>
                  <mn>1</mn>
                  <mo stretchy="false">+</mo>
                  <mi>x</mi>
                </mrow>
              </mrow>
              <mo fence="true" stretchy="false">)</mo>
            </mrow>
          </mrow>
          <mrow>
            <mi>s</mi>
            <mo stretchy="false">−</mo>
            <mn>1</mn>
          </mrow>
        </mfrac>
      </mrow>
      <mrow>
        <mo fence="true" stretchy="false">(</mo>
        <mrow>
          <mrow>
            <mi mathvariant="normal">ζ</mi>
            <mrow>
              <mrow>
                <mo fence="true" stretchy="false">(</mo>
                <mrow>
                  <mrow>
                    <mi>s</mi>
                    <mo stretchy="false">+</mo>
                    <mi>x</mi>
                  </mrow>
                </mrow>
                <mo fence="true" stretchy="false">)</mo>
              </mrow>
              <mo stretchy="false">−</mo>
              <mrow>
                <munderover>
                  <mo stretchy="false">∑</mo>
                  <mrow>
                    <mi>j</mi>
                    <mo stretchy="false">=</mo>
                    <mn>1</mn>
                  </mrow>
                  <mi>n</mi>
                </munderover>
                <mfrac>
                  <mn>1</mn>
                  <msup>
                    <mi>j</mi>
                    <mrow>
                      <mi>s</mi>
                      <mo stretchy="false">+</mo>
                      <mi>x</mi>
                    </mrow>
                  </msup>
                </mfrac>
              </mrow>
            </mrow>
          </mrow>
        </mrow>
        <mo fence="true" stretchy="false">)</mo>
      </mrow>
    </mrow>
    <annotation encoding="StarMath 5.0">%zeta( s ) = lim from {n rightarrow infinity }{ } sum from j = 1 to n {1 over j^{s}}

+
 
{n^x(s-1+x)}over{s-1}(%zeta( s+x )-sum from j = 1 to n {1 over j^{s+x}})</annotation>
  </semantics>
</math>
</file>

<file path=Object 204/content.xml><?xml version="1.0" encoding="utf-8"?>
<math xmlns="http://www.w3.org/1998/Math/MathML" display="block">
  <semantics>
    <mrow>
      <mrow>
        <mo fence="true" stretchy="false">(</mo>
        <mrow>
          <mrow>
            <mi>s</mi>
            <mo stretchy="false">−</mo>
            <mn>1</mn>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i>s</mi>
            <mo stretchy="false">−</mo>
            <mn>1</mn>
          </mrow>
        </mrow>
        <mo fence="true" stretchy="false">)</mo>
      </mrow>
      <mrow>
        <mrow>
          <munderover>
            <mo stretchy="false">∑</mo>
            <mrow>
              <mi>j</mi>
              <mo stretchy="false">=</mo>
              <mn>1</mn>
            </mrow>
            <mi>n</mi>
          </munderover>
          <mfrac>
            <mn>1</mn>
            <msup>
              <mi>j</mi>
              <mi>s</mi>
            </msup>
          </mfrac>
        </mrow>
        <mo stretchy="false">−</mo>
        <mrow>
          <msup>
            <mi>n</mi>
            <mi>x</mi>
          </msup>
          <mrow>
            <mo fence="true" stretchy="false">(</mo>
            <mrow>
              <mrow>
                <mi>s</mi>
                <mo stretchy="false">−</mo>
                <mn>1</mn>
                <mo stretchy="false">+</mo>
                <mi>x</mi>
              </mrow>
            </mrow>
            <mo fence="true" stretchy="false">)</mo>
          </mrow>
        </mrow>
      </mrow>
      <mrow>
        <mo fence="true" stretchy="false">(</mo>
        <mrow>
          <mrow>
            <mi mathvariant="normal">ζ</mi>
            <mrow>
              <mrow>
                <mo fence="true" stretchy="false">(</mo>
                <mrow>
                  <mrow>
                    <mi>s</mi>
                    <mo stretchy="false">+</mo>
                    <mi>x</mi>
                  </mrow>
                </mrow>
                <mo fence="true" stretchy="false">)</mo>
              </mrow>
              <mo stretchy="false">−</mo>
              <mrow>
                <munderover>
                  <mo stretchy="false">∑</mo>
                  <mrow>
                    <mi>j</mi>
                    <mo stretchy="false">=</mo>
                    <mn>1</mn>
                  </mrow>
                  <mi>n</mi>
                </munderover>
                <mfrac>
                  <mn>1</mn>
                  <msup>
                    <mi>j</mi>
                    <mrow>
                      <mi>s</mi>
                      <mo stretchy="false">+</mo>
                      <mi>x</mi>
                    </mrow>
                  </msup>
                </mfrac>
              </mrow>
            </mrow>
          </mrow>
        </mrow>
        <mo fence="true" stretchy="false">)</mo>
      </mrow>
    </mrow>
    <annotation encoding="StarMath 5.0">(s-1)%zeta( s ) = lim from {n rightarrow infinity }{ } (s-1)sum from j = 1 to n {1 over j^{s}} -{n^x(s-1+x)}(%zeta( s+x )-sum from j = 1 to n {1 over j^{s+x}})</annotation>
  </semantics>
</math>
</file>

<file path=Object 205/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underover>
            <mo stretchy="false">∑</mo>
            <mrow>
              <mi>j</mi>
              <mo stretchy="false">=</mo>
              <mn>1</mn>
            </mrow>
            <mi>n</mi>
          </munderover>
          <mfrac>
            <mn>1</mn>
            <msup>
              <mi>j</mi>
              <mi>s</mi>
            </msup>
          </mfrac>
        </mrow>
        <mo stretchy="false">−</mo>
        <mfrac>
          <mrow>
            <msup>
              <mi>n</mi>
              <mi>x</mi>
            </msup>
            <mrow>
              <mo fence="true" stretchy="false">(</mo>
              <mrow>
                <mrow>
                  <mi>s</mi>
                  <mo stretchy="false">−</mo>
                  <mn>1</mn>
                  <mo stretchy="false">+</mo>
                  <mi>x</mi>
                </mrow>
              </mrow>
              <mo fence="true" stretchy="false">)</mo>
            </mrow>
          </mrow>
          <mrow>
            <mi>s</mi>
            <mo stretchy="false">−</mo>
            <mn>1</mn>
          </mrow>
        </mfrac>
      </mrow>
      <mrow>
        <mo fence="true" stretchy="false">(</mo>
        <mrow>
          <mrow>
            <mi mathvariant="normal">ζ</mi>
            <mrow>
              <mrow>
                <mo fence="true" stretchy="false">(</mo>
                <mrow>
                  <mrow>
                    <mi>s</mi>
                    <mo stretchy="false">+</mo>
                    <mi>x</mi>
                  </mrow>
                </mrow>
                <mo fence="true" stretchy="false">)</mo>
              </mrow>
              <mo stretchy="false">−</mo>
              <mrow>
                <munderover>
                  <mo stretchy="false">∑</mo>
                  <mrow>
                    <mi>j</mi>
                    <mo stretchy="false">=</mo>
                    <mn>1</mn>
                  </mrow>
                  <mi>n</mi>
                </munderover>
                <mfrac>
                  <mn>1</mn>
                  <msup>
                    <mi>j</mi>
                    <mrow>
                      <mi>s</mi>
                      <mo stretchy="false">+</mo>
                      <mi>x</mi>
                    </mrow>
                  </msup>
                </mfrac>
              </mrow>
            </mrow>
          </mrow>
        </mrow>
        <mo fence="true" stretchy="false">)</mo>
      </mrow>
    </mrow>
    <annotation encoding="StarMath 5.0">%zeta( s ) = lim from {n rightarrow infinity }{ } sum from j = 1 to n {1 over j^{s}} -{n^x(s-1+x)}over{s-1}(%zeta( s+x )-sum from j = 1 to n {1 over j^{s+x}})</annotation>
  </semantics>
</math>
</file>

<file path=Object 206/content.xml><?xml version="1.0" encoding="utf-8"?>
<math xmlns="http://www.w3.org/1998/Math/MathML" display="block">
  <semantics>
    <mrow>
      <mrow>
        <mo fence="true" stretchy="false">(</mo>
        <mrow>
          <mrow>
            <mi>s</mi>
            <mo stretchy="false">−</mo>
            <mn>1</mn>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i>s</mi>
            <mo stretchy="false">−</mo>
            <mn>1</mn>
          </mrow>
        </mrow>
        <mo fence="true" stretchy="false">)</mo>
      </mrow>
      <mrow>
        <mrow>
          <munderover>
            <mo stretchy="false">∑</mo>
            <mrow>
              <mi>j</mi>
              <mo stretchy="false">=</mo>
              <mn>1</mn>
            </mrow>
            <mi>n</mi>
          </munderover>
          <mfrac>
            <mn>1</mn>
            <msup>
              <mi>j</mi>
              <mi>s</mi>
            </msup>
          </mfrac>
        </mrow>
        <mo stretchy="false">−</mo>
        <mrow>
          <msup>
            <mi>n</mi>
            <mrow>
              <mi>x</mi>
              <mo stretchy="false">−</mo>
              <mn>1</mn>
            </mrow>
          </msup>
          <mo stretchy="false">⋅</mo>
          <mrow>
            <mo fence="true" stretchy="false">(</mo>
            <mrow>
              <mrow>
                <mi>x</mi>
                <mo stretchy="false">−</mo>
                <mn>1</mn>
              </mrow>
            </mrow>
            <mo fence="true" stretchy="false">)</mo>
          </mrow>
          <mo stretchy="false">⋅</mo>
          <mrow>
            <mo fence="true" stretchy="false">(</mo>
            <mrow>
              <mrow>
                <mo stretchy="false">−</mo>
                <mrow>
                  <munderover>
                    <mo stretchy="false">∑</mo>
                    <mrow>
                      <mi>j</mi>
                      <mo stretchy="false">=</mo>
                      <mn>1</mn>
                    </mrow>
                    <mi>n</mi>
                  </munderover>
                  <mfrac>
                    <mn>1</mn>
                    <msup>
                      <mi>j</mi>
                      <mi>x</mi>
                    </msup>
                  </mfrac>
                </mrow>
              </mrow>
            </mrow>
            <mo fence="true" stretchy="false">)</mo>
          </mrow>
        </mrow>
      </mrow>
    </mrow>
    <annotation encoding="StarMath 5.0">(s-1)%zeta( s ) = lim from {n rightarrow infinity }{ } (s-1)sum from j = 1 to n {1 over j^{s}} - n^{x-1} cdot (x-1) cdot (-sum from j = 1 to n {1 over j^{x}})</annotation>
  </semantics>
</math>
</file>

<file path=Object 207/content.xml><?xml version="1.0" encoding="utf-8"?>
<math xmlns="http://www.w3.org/1998/Math/MathML" display="block">
  <semantics>
    <mrow>
      <mrow>
        <mn>1</mn>
        <mo stretchy="false">=</mo>
        <mrow>
          <munder>
            <mi>lim</mi>
            <mrow>
              <mi>n</mi>
              <mo stretchy="false">→</mo>
              <mi mathvariant="normal">∞</mi>
            </mrow>
          </munder>
          <mrow/>
        </mrow>
      </mrow>
      <mrow>
        <msup>
          <mi>n</mi>
          <mrow>
            <mi>x</mi>
            <mo stretchy="false">−</mo>
            <mn>1</mn>
          </mrow>
        </msup>
        <mo stretchy="false">⋅</mo>
        <mrow>
          <mo fence="true" stretchy="false">(</mo>
          <mrow>
            <mrow>
              <mn>1</mn>
              <mo stretchy="false">−</mo>
              <mi>x</mi>
            </mrow>
          </mrow>
          <mo fence="true" stretchy="false">)</mo>
        </mrow>
        <mo stretchy="false">⋅</mo>
        <mrow>
          <munderover>
            <mo stretchy="false">∑</mo>
            <mrow>
              <mi>j</mi>
              <mo stretchy="false">=</mo>
              <mn>1</mn>
            </mrow>
            <mi>n</mi>
          </munderover>
          <mfrac>
            <mn>1</mn>
            <msup>
              <mi>j</mi>
              <mi>x</mi>
            </msup>
          </mfrac>
        </mrow>
      </mrow>
    </mrow>
    <annotation encoding="StarMath 5.0">1 = lim from {n rightarrow infinity }{ } n^{x-1} cdot (1-x) cdot sum from j = 1 to n {1 over j^{x}}</annotation>
  </semantics>
</math>
</file>

<file path=Object 208/content.xml><?xml version="1.0" encoding="utf-8"?>
<math xmlns="http://www.w3.org/1998/Math/MathML" display="block">
  <semantics>
    <mrow>
      <mrow>
        <munder>
          <mi>lim</mi>
          <mrow>
            <mi>n</mi>
            <mo stretchy="false">→</mo>
            <mi mathvariant="normal">∞</mi>
          </mrow>
        </munder>
        <mrow/>
      </mrow>
      <mrow>
        <mfrac>
          <msup>
            <mi>n</mi>
            <mrow>
              <mn>1</mn>
              <mo stretchy="false">−</mo>
              <mi>x</mi>
            </mrow>
          </msup>
          <mrow>
            <mn>1</mn>
            <mo stretchy="false">−</mo>
            <mi>x</mi>
          </mrow>
        </mfrac>
        <mo stretchy="false">=</mo>
        <mrow>
          <munderover>
            <mo stretchy="false">∑</mo>
            <mrow>
              <mi>j</mi>
              <mo stretchy="false">=</mo>
              <mn>1</mn>
            </mrow>
            <mi>n</mi>
          </munderover>
          <mfrac>
            <mn>1</mn>
            <msup>
              <mi>j</mi>
              <mi>x</mi>
            </msup>
          </mfrac>
        </mrow>
      </mrow>
    </mrow>
    <annotation encoding="StarMath 5.0">lim from {n rightarrow infinity }{ }  n^{1-x} over {1-x} = sum from j = 1 to n {1 over j^{x}}</annotation>
  </semantics>
</math>
</file>

<file path=Object 209/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underover>
                <mo stretchy="false">∑</mo>
                <mrow>
                  <mi>j</mi>
                  <mo stretchy="false">=</mo>
                  <mn>1</mn>
                </mrow>
                <mi>n</mi>
              </munderover>
              <mfrac>
                <mn>1</mn>
                <msup>
                  <mi>j</mi>
                  <mi>s</mi>
                </msup>
              </mfrac>
            </mrow>
            <mo stretchy="false">−</mo>
            <mrow>
              <mrow>
                <munderover>
                  <mo stretchy="false">∑</mo>
                  <mrow>
                    <mi>k</mi>
                    <mo stretchy="false">=</mo>
                    <mn>1</mn>
                  </mrow>
                  <mi>t</mi>
                </munderover>
                <msup>
                  <mrow>
                    <mo fence="true" stretchy="false">(</mo>
                    <mrow>
                      <mrow>
                        <mo stretchy="false">−</mo>
                        <mn>1</mn>
                      </mrow>
                    </mrow>
                    <mo fence="true" stretchy="false">)</mo>
                  </mrow>
                  <mi>k</mi>
                </msup>
              </mrow>
              <mo stretchy="false">⋅</mo>
              <mrow>
                <mo fence="true" stretchy="false">(</mo>
                <mrow>
                  <mtable>
                    <mtr>
                      <mtd>
                        <mi>t</mi>
                      </mtd>
                    </mtr>
                    <mtr>
                      <mtd>
                        <mi>k</mi>
                      </mtd>
                    </mtr>
                  </mtable>
                </mrow>
                <mo fence="true" stretchy="false">)</mo>
              </mrow>
              <mo stretchy="false">⋅</mo>
              <mrow>
                <mo fence="true" stretchy="false">(</mo>
                <mrow>
                  <mrow>
                    <mn>1</mn>
                    <mo stretchy="false">+</mo>
                    <mfrac>
                      <mi>k</mi>
                      <mrow>
                        <mi>s</mi>
                        <mo stretchy="false">−</mo>
                        <mn>1</mn>
                      </mrow>
                    </mfrac>
                  </mrow>
                </mrow>
                <mo fence="true" stretchy="false">)</mo>
              </mrow>
              <mo stretchy="false">⋅</mo>
              <mrow>
                <msup>
                  <mi>n</mi>
                  <mi>k</mi>
                </msup>
                <mrow>
                  <mo fence="true" stretchy="false">(</mo>
                  <mrow>
                    <mrow>
                      <mi mathvariant="normal">ζ</mi>
                      <mrow>
                        <mrow>
                          <mo fence="true" stretchy="false">(</mo>
                          <mrow>
                            <mrow>
                              <mi>s</mi>
                              <mo stretchy="false">+</mo>
                              <mi>k</mi>
                            </mrow>
                          </mrow>
                          <mo fence="true" stretchy="false">)</mo>
                        </mrow>
                        <mo stretchy="false">−</mo>
                        <mrow>
                          <munderover>
                            <mo stretchy="false">∑</mo>
                            <mrow>
                              <mi>j</mi>
                              <mo stretchy="false">=</mo>
                              <mn>1</mn>
                            </mrow>
                            <mi>n</mi>
                          </munderover>
                          <mfrac>
                            <mn>1</mn>
                            <msup>
                              <mi>j</mi>
                              <mrow>
                                <mi>s</mi>
                                <mo stretchy="false">+</mo>
                                <mi>k</mi>
                              </mrow>
                            </msup>
                          </mfrac>
                        </mrow>
                      </mrow>
                    </mrow>
                  </mrow>
                  <mo fence="true" stretchy="false">)</mo>
                </mrow>
              </mrow>
            </mrow>
          </mrow>
        </mrow>
        <mo fence="true" stretchy="false">)</mo>
      </mrow>
      <mi>,</mi>
      <mi mathvariant="normal">ℜ</mi>
      <mrow>
        <mrow>
          <mo fence="true" stretchy="false">(</mo>
          <mrow>
            <mi>s</mi>
          </mrow>
          <mo fence="true" stretchy="false">)</mo>
        </mrow>
        <mo stretchy="false">&gt;</mo>
        <mrow>
          <mrow>
            <mo stretchy="false">−</mo>
            <mi>t</mi>
          </mrow>
          <mo stretchy="false">+</mo>
          <mn>1</mn>
        </mrow>
      </mrow>
    </mrow>
    <annotation encoding="StarMath 5.0">%zeta( s )

=

lim from {n rightarrow infinity}{}

(sum from j = 1 to n {1 over j^s}

-

sum from k = 1 to t (-1)^k cdot ( binom{t}{k} ) cdot { (1+{k}over{s-1}) cdot {n^k 

(%zeta(s+k)-sum from j = 1 to n {1 over {j^{s+k}}})

}}), Re( s )&gt;-t+1</annotation>
  </semantics>
</math>
</file>

<file path=Object 21/content.xml><?xml version="1.0" encoding="utf-8"?>
<math xmlns="http://www.w3.org/1998/Math/MathML" display="block">
  <semantics>
    <mrow>
      <mrow>
        <munder>
          <mi>lim</mi>
          <mrow>
            <mi>x</mi>
            <mo stretchy="false">→</mo>
            <mn>1</mn>
          </mrow>
        </munder>
        <mrow/>
      </mrow>
      <mfrac>
        <mo stretchy="false">∂</mo>
        <mrow>
          <mo stretchy="false">∂</mo>
          <mi>x</mi>
        </mrow>
      </mfrac>
      <msub>
        <mi mathvariant="normal">η</mi>
        <mi>x</mi>
      </msub>
      <mrow>
        <mrow>
          <mo fence="true" stretchy="false">(</mo>
          <mrow>
            <mi>s</mi>
          </mrow>
          <mo fence="true" stretchy="false">)</mo>
        </mrow>
        <mo stretchy="false">=</mo>
        <mrow>
          <mrow>
            <mo fence="true" stretchy="false">(</mo>
            <mrow>
              <mrow>
                <mi>s</mi>
                <mo stretchy="false">−</mo>
                <mn>1</mn>
              </mrow>
            </mrow>
            <mo fence="true" stretchy="false">)</mo>
          </mrow>
          <mo stretchy="false">⋅</mo>
          <mi mathvariant="normal">ζ</mi>
        </mrow>
      </mrow>
      <mrow>
        <mrow>
          <mo fence="true" stretchy="false">(</mo>
          <mrow>
            <mi>s</mi>
          </mrow>
          <mo fence="true" stretchy="false">)</mo>
        </mrow>
        <mo stretchy="false">=</mo>
        <mrow>
          <munder>
            <mi>lim</mi>
            <mrow>
              <mi>n</mi>
              <mo stretchy="false">→</mo>
              <mi mathvariant="normal">∞</mi>
            </mrow>
          </munder>
          <mrow/>
        </mrow>
      </mrow>
      <mrow>
        <mrow>
          <mrow>
            <mo fence="true" stretchy="false">(</mo>
            <mrow>
              <mi>s</mi>
            </mrow>
            <mo fence="true" stretchy="false">)</mo>
          </mrow>
          <mo stretchy="false">⋅</mo>
          <mrow>
            <mo fence="true" stretchy="false">(</mo>
            <mrow>
              <mrow>
                <mi>n</mi>
                <mo stretchy="false">⋅</mo>
                <mrow>
                  <mo fence="true" stretchy="false">(</mo>
                  <mrow>
                    <mrow>
                      <mi mathvariant="normal">ζ</mi>
                      <mrow>
                        <mrow>
                          <mo fence="true" stretchy="false">(</mo>
                          <mrow>
                            <mrow>
                              <mn>1</mn>
                              <mo stretchy="false">+</mo>
                              <mi>s</mi>
                            </mrow>
                          </mrow>
                          <mo fence="true" stretchy="false">)</mo>
                        </mrow>
                        <mo stretchy="false">−</mo>
                        <msubsup>
                          <mi>H</mi>
                          <mi>n</mi>
                          <mrow>
                            <mo fence="true" stretchy="false">(</mo>
                            <mrow>
                              <mrow>
                                <mi>s</mi>
                                <mo stretchy="false">+</mo>
                                <mn>1</mn>
                              </mrow>
                            </mrow>
                            <mo fence="true" stretchy="false">)</mo>
                          </mrow>
                        </msubsup>
                      </mrow>
                    </mrow>
                  </mrow>
                  <mo fence="true" stretchy="false">)</mo>
                </mrow>
              </mrow>
            </mrow>
            <mo fence="true" stretchy="false">)</mo>
          </mrow>
        </mrow>
        <mo stretchy="false">−</mo>
        <mrow>
          <mrow>
            <mo fence="true" stretchy="false">(</mo>
            <mrow>
              <mrow>
                <mn>1</mn>
                <mo stretchy="false">−</mo>
                <mi>s</mi>
              </mrow>
            </mrow>
            <mo fence="true" stretchy="false">)</mo>
          </mrow>
          <mo stretchy="false">⋅</mo>
          <msubsup>
            <mi>H</mi>
            <mi>n</mi>
            <mrow>
              <mo fence="true" stretchy="false">(</mo>
              <mrow>
                <mi>s</mi>
              </mrow>
              <mo fence="true" stretchy="false">)</mo>
            </mrow>
          </msubsup>
        </mrow>
      </mrow>
    </mrow>
    <annotation encoding="StarMath 5.0">lim from {x rightarrow 1}{}{{partial}over{partial x}} %eta_x( s ) = 

( s-1 ) cdot %zeta( s )

=

lim from {n rightarrow infinity}{}

(s) cdot (n cdot (%zeta(1+s)-H^(s+1)_{n}) )

-

(1-s) cdot H^(s)_{n}</annotation>
  </semantics>
</math>
</file>

<file path=Object 210/content.xml><?xml version="1.0" encoding="utf-8"?>
<math xmlns="http://www.w3.org/1998/Math/MathML" display="block">
  <semantics>
    <mrow>
      <mrow>
        <mn>0</mn>
        <mo stretchy="false">=</mo>
        <mrow>
          <munder>
            <mi>lim</mi>
            <mrow>
              <mi>n</mi>
              <mo stretchy="false">→</mo>
              <mi mathvariant="normal">∞</mi>
            </mrow>
          </munder>
          <mrow/>
        </mrow>
      </mrow>
      <mrow>
        <mo fence="true" stretchy="false">(</mo>
        <mrow>
          <mrow>
            <mrow>
              <munderover>
                <mo stretchy="false">∑</mo>
                <mrow>
                  <mi>k</mi>
                  <mo stretchy="false">=</mo>
                  <mn>0</mn>
                </mrow>
                <mi>t</mi>
              </munderover>
              <msup>
                <mrow>
                  <mo fence="true" stretchy="false">(</mo>
                  <mrow>
                    <mrow>
                      <mo stretchy="false">−</mo>
                      <mn>1</mn>
                    </mrow>
                  </mrow>
                  <mo fence="true" stretchy="false">)</mo>
                </mrow>
                <mi>k</mi>
              </msup>
            </mrow>
            <mo stretchy="false">⋅</mo>
            <mrow>
              <mo fence="true" stretchy="false">(</mo>
              <mrow>
                <mtable>
                  <mtr>
                    <mtd>
                      <mi>t</mi>
                    </mtd>
                  </mtr>
                  <mtr>
                    <mtd>
                      <mi>k</mi>
                    </mtd>
                  </mtr>
                </mtable>
              </mrow>
              <mo fence="true" stretchy="false">)</mo>
            </mrow>
            <mo stretchy="false">⋅</mo>
            <mrow>
              <mo fence="true" stretchy="false">(</mo>
              <mrow>
                <mrow>
                  <mn>1</mn>
                  <mo stretchy="false">+</mo>
                  <mfrac>
                    <mi>k</mi>
                    <mrow>
                      <mi>s</mi>
                      <mo stretchy="false">−</mo>
                      <mn>1</mn>
                    </mrow>
                  </mfrac>
                </mrow>
              </mrow>
              <mo fence="true" stretchy="false">)</mo>
            </mrow>
            <mo stretchy="false">⋅</mo>
            <mrow>
              <msup>
                <mi>n</mi>
                <mi>k</mi>
              </msup>
              <mrow>
                <mo fence="true" stretchy="false">(</mo>
                <mrow>
                  <mrow>
                    <mi mathvariant="normal">ζ</mi>
                    <mrow>
                      <mrow>
                        <mo fence="true" stretchy="false">(</mo>
                        <mrow>
                          <mrow>
                            <mi>s</mi>
                            <mo stretchy="false">+</mo>
                            <mi>k</mi>
                          </mrow>
                        </mrow>
                        <mo fence="true" stretchy="false">)</mo>
                      </mrow>
                      <mo stretchy="false">−</mo>
                      <mrow>
                        <munderover>
                          <mo stretchy="false">∑</mo>
                          <mrow>
                            <mi>j</mi>
                            <mo stretchy="false">=</mo>
                            <mn>1</mn>
                          </mrow>
                          <mi>n</mi>
                        </munderover>
                        <mfrac>
                          <mn>1</mn>
                          <msup>
                            <mi>j</mi>
                            <mrow>
                              <mi>s</mi>
                              <mo stretchy="false">+</mo>
                              <mi>k</mi>
                            </mrow>
                          </msup>
                        </mfrac>
                      </mrow>
                    </mrow>
                  </mrow>
                </mrow>
                <mo fence="true" stretchy="false">)</mo>
              </mrow>
            </mrow>
          </mrow>
        </mrow>
        <mo fence="true" stretchy="false">)</mo>
      </mrow>
      <mi>,</mi>
      <mi mathvariant="normal">ℜ</mi>
      <mrow>
        <mrow>
          <mo fence="true" stretchy="false">(</mo>
          <mrow>
            <mi>s</mi>
          </mrow>
          <mo fence="true" stretchy="false">)</mo>
        </mrow>
        <mo stretchy="false">&gt;</mo>
        <mrow>
          <mrow>
            <mo stretchy="false">−</mo>
            <mi>t</mi>
          </mrow>
          <mo stretchy="false">+</mo>
          <mn>1</mn>
        </mrow>
      </mrow>
    </mrow>
    <annotation encoding="StarMath 5.0">0

=

lim from {n rightarrow infinity}{}
( 
sum from k = 0 to t (-1)^k cdot ( binom{t}{k} ) cdot { (1+{k}over{s-1}) cdot {n^k 

(%zeta(s+k)-sum from j = 1 to n {1 over {j^{s+k}}})

}}), Re( s )&gt;-t+1</annotation>
  </semantics>
</math>
</file>

<file path=Object 211/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row>
                <munderover>
                  <mo stretchy="false">∑</mo>
                  <mrow>
                    <mi>j</mi>
                    <mo stretchy="false">=</mo>
                    <mn>1</mn>
                  </mrow>
                  <mi>n</mi>
                </munderover>
                <msup>
                  <mi>j</mi>
                  <mrow>
                    <mo stretchy="false">−</mo>
                    <mi>s</mi>
                  </mrow>
                </msup>
              </mrow>
              <mo stretchy="false">−</mo>
              <mfrac>
                <mn>1</mn>
                <mrow>
                  <mn>1</mn>
                  <mo stretchy="false">−</mo>
                  <mi>s</mi>
                </mrow>
              </mfrac>
            </mrow>
            <mrow>
              <mrow>
                <munderover>
                  <mo stretchy="false">∑</mo>
                  <mrow>
                    <mi>k</mi>
                    <mo stretchy="false">=</mo>
                    <mn>0</mn>
                  </mrow>
                  <mrow>
                    <mo fence="true" stretchy="false">⌊</mo>
                    <mrow>
                      <mrow>
                        <mn>1</mn>
                        <mo stretchy="false">−</mo>
                        <mi>s</mi>
                      </mrow>
                    </mrow>
                    <mo fence="true" stretchy="false">⌋</mo>
                  </mrow>
                </munderover>
                <mrow>
                  <mo fence="true" stretchy="false">(</mo>
                  <mrow>
                    <mtable>
                      <mtr>
                        <mtd>
                          <mrow>
                            <mn>1</mn>
                            <mo stretchy="false">−</mo>
                            <mi>s</mi>
                          </mrow>
                        </mtd>
                      </mtr>
                      <mtr>
                        <mtd>
                          <mi>k</mi>
                        </mtd>
                      </mtr>
                    </mtable>
                  </mrow>
                  <mo fence="true" stretchy="false">)</mo>
                </mrow>
              </mrow>
              <mo stretchy="false">⋅</mo>
              <msub>
                <mi>B</mi>
                <mi>k</mi>
              </msub>
              <mo stretchy="false">⋅</mo>
              <msup>
                <mi>n</mi>
                <mrow>
                  <mi>s</mi>
                  <mo stretchy="false">−</mo>
                  <mi>k</mi>
                  <mo stretchy="false">+</mo>
                  <mn>1</mn>
                </mrow>
              </msup>
            </mrow>
          </mrow>
        </mrow>
        <mo fence="true" stretchy="false">)</mo>
      </mrow>
    </mrow>
    <annotation encoding="StarMath 5.0">%zeta( s ) = lim from {n rightarrow infinity}{} ( sum from j = 1 to n j^-s - 1 over {1-s} sum from k = 0 to lfloor 1-s rfloor ( binom{1-s}{k} ) cdot B_k cdot n^{ s-k+1 })</annotation>
  </semantics>
</math>
</file>

<file path=Object 212/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underover>
                <mo stretchy="false">∑</mo>
                <mrow>
                  <mi>j</mi>
                  <mo stretchy="false">=</mo>
                  <mn>1</mn>
                </mrow>
                <mi>n</mi>
              </munderover>
              <msup>
                <mi>j</mi>
                <mrow>
                  <mo stretchy="false">−</mo>
                  <mi>s</mi>
                </mrow>
              </msup>
            </mrow>
            <mo stretchy="false">−</mo>
            <mfrac>
              <msup>
                <mi>n</mi>
                <mrow>
                  <mn>1</mn>
                  <mo stretchy="false">−</mo>
                  <mi>s</mi>
                </mrow>
              </msup>
              <mrow>
                <mn>1</mn>
                <mo stretchy="false">−</mo>
                <mi>s</mi>
              </mrow>
            </mfrac>
            <mo stretchy="false">−</mo>
            <mfrac>
              <msup>
                <mi>n</mi>
                <mrow>
                  <mo stretchy="false">−</mo>
                  <mi>s</mi>
                </mrow>
              </msup>
              <mn>2</mn>
            </mfrac>
            <mo stretchy="false">+</mo>
            <mfrac>
              <mrow>
                <msup>
                  <mi>n</mi>
                  <mrow>
                    <mrow>
                      <mo stretchy="false">−</mo>
                      <mi>s</mi>
                    </mrow>
                    <mo stretchy="false">−</mo>
                    <mn>1</mn>
                  </mrow>
                </msup>
                <mo stretchy="false">⋅</mo>
                <mi>s</mi>
              </mrow>
              <mn>12</mn>
            </mfrac>
            <mo stretchy="false">−</mo>
            <mfrac>
              <mrow>
                <mrow>
                  <msup>
                    <mi>n</mi>
                    <mrow>
                      <mrow>
                        <mo stretchy="false">−</mo>
                        <mi>s</mi>
                      </mrow>
                      <mo stretchy="false">−</mo>
                      <mn>3</mn>
                    </mrow>
                  </msup>
                  <mo stretchy="false">⋅</mo>
                  <mi>s</mi>
                </mrow>
                <mrow>
                  <mo fence="true" stretchy="false">(</mo>
                  <mrow>
                    <mrow>
                      <mi>s</mi>
                      <mo stretchy="false">+</mo>
                      <mn>1</mn>
                    </mrow>
                  </mrow>
                  <mo fence="true" stretchy="false">)</mo>
                </mrow>
                <mrow>
                  <mo fence="true" stretchy="false">(</mo>
                  <mrow>
                    <mrow>
                      <mi>s</mi>
                      <mo stretchy="false">+</mo>
                      <mn>2</mn>
                    </mrow>
                  </mrow>
                  <mo fence="true" stretchy="false">)</mo>
                </mrow>
              </mrow>
              <mn>720</mn>
            </mfrac>
            <mo stretchy="false">+</mo>
            <mn>...</mn>
          </mrow>
        </mrow>
        <mo fence="true" stretchy="false">)</mo>
      </mrow>
    </mrow>
    <annotation encoding="StarMath 5.0">%zeta( s ) = lim from {n rightarrow infinity}{}( sum from j = 1 to n j^-s - { n^{1-s}}over{1-s}-{ {n^-s}over{2} }+{{n^{-s-1} cdot s} over 12}-{{n^{-s-3} cdot s(s+1)(s+2)} over 720}+...)</annotation>
  </semantics>
</math>
</file>

<file path=Object 213/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underover>
                <mo stretchy="false">∑</mo>
                <mrow>
                  <mi>j</mi>
                  <mo stretchy="false">=</mo>
                  <mn>1</mn>
                </mrow>
                <mi>n</mi>
              </munderover>
              <msup>
                <mi>j</mi>
                <mrow>
                  <mo stretchy="false">−</mo>
                  <mi>s</mi>
                </mrow>
              </msup>
            </mrow>
            <mo stretchy="false">−</mo>
            <mfrac>
              <msup>
                <mi>n</mi>
                <mrow>
                  <mn>1</mn>
                  <mo stretchy="false">−</mo>
                  <mi>s</mi>
                </mrow>
              </msup>
              <mrow>
                <mn>1</mn>
                <mo stretchy="false">−</mo>
                <mi>s</mi>
              </mrow>
            </mfrac>
          </mrow>
        </mrow>
        <mo fence="true" stretchy="false">)</mo>
      </mrow>
      <mi>,</mi>
      <mi mathvariant="normal">ℜ</mi>
      <mrow>
        <mrow>
          <mo fence="true" stretchy="false">(</mo>
          <mrow>
            <mi>s</mi>
          </mrow>
          <mo fence="true" stretchy="false">)</mo>
        </mrow>
        <mo stretchy="false">&gt;</mo>
        <mn>0</mn>
      </mrow>
    </mrow>
    <annotation encoding="StarMath 5.0">%zeta( s ) = lim from {n rightarrow infinity}{}( sum from j = 1 to n j^-s - { n^{1-s}}over{1-s}), Re( s )&gt;0</annotation>
  </semantics>
</math>
</file>

<file path=Object 214/content.xml><?xml version="1.0" encoding="utf-8"?>
<math xmlns="http://www.w3.org/1998/Math/MathML" display="block">
  <semantics>
    <mrow>
      <mrow>
        <msup>
          <mi>n</mi>
          <mrow>
            <mn>1</mn>
            <mo stretchy="false">−</mo>
            <mi>s</mi>
          </mrow>
        </msup>
        <mo stretchy="false">≈</mo>
        <mrow>
          <mi>s</mi>
          <mo stretchy="false">⋅</mo>
          <mi>n</mi>
          <mo stretchy="false">⋅</mo>
          <mi mathvariant="normal">ζ</mi>
        </mrow>
      </mrow>
      <mrow>
        <mo fence="true" stretchy="false">(</mo>
        <mrow>
          <mrow>
            <mrow>
              <mn>1</mn>
              <mo stretchy="false">+</mo>
              <mi>s</mi>
            </mrow>
            <mi>,</mi>
            <mrow>
              <mi>n</mi>
              <mo stretchy="false">+</mo>
              <mn>1</mn>
            </mrow>
          </mrow>
        </mrow>
        <mo fence="true" stretchy="false">)</mo>
      </mrow>
      <mi>,</mi>
      <mi mathvariant="normal">ℜ</mi>
      <mrow>
        <mrow>
          <mo fence="true" stretchy="false">(</mo>
          <mrow>
            <mi>s</mi>
          </mrow>
          <mo fence="true" stretchy="false">)</mo>
        </mrow>
        <mo stretchy="false">&gt;</mo>
        <mn>0</mn>
      </mrow>
    </mrow>
    <annotation encoding="StarMath 5.0">{ n^{1-s}} approx s cdot n cdot %zeta(1+s,n+1), Re( s )&gt;0</annotation>
  </semantics>
</math>
</file>

<file path=Object 215/content.xml><?xml version="1.0" encoding="utf-8"?>
<math xmlns="http://www.w3.org/1998/Math/MathML" display="block">
  <semantics>
    <mrow>
      <mrow>
        <mrow>
          <munderover>
            <mo stretchy="false">∑</mo>
            <mrow>
              <mi>j</mi>
              <mo stretchy="false">=</mo>
              <mn>1</mn>
            </mrow>
            <mi>n</mi>
          </munderover>
          <mfrac>
            <mn>1</mn>
            <msqrt>
              <mi>j</mi>
            </msqrt>
          </mfrac>
        </mrow>
        <mo stretchy="false">⋅</mo>
        <mi>sin</mi>
      </mrow>
      <mrow>
        <mo fence="true" stretchy="false">(</mo>
        <mrow>
          <mrow>
            <mi>x</mi>
            <mi>log</mi>
            <mrow>
              <mi>j</mi>
              <mo stretchy="false">+</mo>
              <mi>C</mi>
            </mrow>
          </mrow>
        </mrow>
        <mo fence="true" stretchy="false">)</mo>
      </mrow>
    </mrow>
    <annotation encoding="StarMath 5.0">sum from j = 1 to n {1 over { sqrt j }} cdot sin( x log j + C )</annotation>
  </semantics>
</math>
</file>

<file path=Object 216/content.xml><?xml version="1.0" encoding="utf-8"?>
<math xmlns="http://www.w3.org/1998/Math/MathML" display="block">
  <semantics>
    <mrow>
      <mrow>
        <mrow>
          <munderover>
            <mo stretchy="false">∑</mo>
            <mrow>
              <mi>j</mi>
              <mo stretchy="false">=</mo>
              <mn>1</mn>
            </mrow>
            <mi>k</mi>
          </munderover>
          <mfrac>
            <mn>1</mn>
            <msqrt>
              <mi>j</mi>
            </msqrt>
          </mfrac>
        </mrow>
        <mo stretchy="false">⋅</mo>
        <mi>sin</mi>
      </mrow>
      <mrow>
        <mo fence="true" stretchy="false">(</mo>
        <mrow>
          <mrow>
            <mi>x</mi>
            <mi>log</mi>
            <mrow>
              <mfrac>
                <mi>j</mi>
                <mi>n</mi>
              </mfrac>
              <mo stretchy="false">+</mo>
              <mi>C</mi>
            </mrow>
          </mrow>
        </mrow>
        <mo fence="true" stretchy="false">)</mo>
      </mrow>
    </mrow>
    <annotation encoding="StarMath 5.0">sum from j = 1 to k {1 over { sqrt j }} cdot sin( x log j over n + C )</annotation>
  </semantics>
</math>
</file>

<file path=Object 217/content.xml><?xml version="1.0" encoding="utf-8"?>
<math xmlns="http://www.w3.org/1998/Math/MathML" display="block">
  <semantics>
    <mtable>
      <mtr>
        <mtd>
          <mrow>
            <mtext/>
            <mrow>
              <munder>
                <mi>lim</mi>
                <mrow>
                  <mi>n</mi>
                  <mo stretchy="false">→</mo>
                  <mi mathvariant="normal">∞</mi>
                </mrow>
              </munder>
              <mrow/>
            </mrow>
            <mrow>
              <mrow>
                <mrow>
                  <mo fence="true" stretchy="false">(</mo>
                  <mrow>
                    <mrow>
                      <mn>2</mn>
                      <mi>x</mi>
                      <mi>sin</mi>
                      <mrow>
                        <mrow>
                          <mo fence="true" stretchy="false">(</mo>
                          <mrow>
                            <mrow>
                              <mi>x</mi>
                              <mi>log</mi>
                              <mrow>
                                <mi>n</mi>
                                <mo stretchy="false">+</mo>
                                <mi>c</mi>
                              </mrow>
                            </mrow>
                          </mrow>
                          <mo fence="true" stretchy="false">)</mo>
                        </mrow>
                        <mo stretchy="false">+</mo>
                        <mi>cos</mi>
                      </mrow>
                      <mrow>
                        <mo fence="true" stretchy="false">(</mo>
                        <mrow>
                          <mrow>
                            <mi>x</mi>
                            <mi>log</mi>
                            <mrow>
                              <mi>n</mi>
                              <mo stretchy="false">+</mo>
                              <mi>c</mi>
                            </mrow>
                          </mrow>
                        </mrow>
                        <mo fence="true" stretchy="false">)</mo>
                      </mrow>
                    </mrow>
                  </mrow>
                  <mo fence="true" stretchy="false">)</mo>
                </mrow>
                <mo stretchy="false">⋅</mo>
                <mrow>
                  <mo fence="true" stretchy="false">(</mo>
                  <mrow>
                    <mrow>
                      <munderover>
                        <mo stretchy="false">∑</mo>
                        <mrow>
                          <mi>j</mi>
                          <mo stretchy="false">=</mo>
                          <mn>1</mn>
                        </mrow>
                        <mi>n</mi>
                      </munderover>
                      <mrow>
                        <mrow>
                          <mfrac>
                            <mn>1</mn>
                            <msqrt>
                              <mi>j</mi>
                            </msqrt>
                          </mfrac>
                          <mo stretchy="false">⋅</mo>
                          <mi>sin</mi>
                        </mrow>
                        <mrow>
                          <mo fence="true" stretchy="false">(</mo>
                          <mrow>
                            <mrow>
                              <mi>x</mi>
                              <mi>log</mi>
                              <mrow>
                                <mi>j</mi>
                                <mo stretchy="false">+</mo>
                                <mi>c</mi>
                              </mrow>
                            </mrow>
                          </mrow>
                          <mo fence="true" stretchy="false">)</mo>
                        </mrow>
                      </mrow>
                    </mrow>
                  </mrow>
                  <mo fence="true" stretchy="false">)</mo>
                </mrow>
              </mrow>
              <mo stretchy="false">+</mo>
              <mtext/>
            </mrow>
          </mrow>
        </mtd>
      </mtr>
      <mtr>
        <mtd>
          <mrow>
            <mtext>       </mtext>
            <mrow>
              <mrow>
                <mrow>
                  <mo fence="true" stretchy="false">(</mo>
                  <mrow>
                    <mrow>
                      <mn>2</mn>
                      <mi>x</mi>
                      <mi>cos</mi>
                      <mrow>
                        <mrow>
                          <mo fence="true" stretchy="false">(</mo>
                          <mrow>
                            <mrow>
                              <mi>x</mi>
                              <mi>log</mi>
                              <mrow>
                                <mi>n</mi>
                                <mo stretchy="false">+</mo>
                                <mi>c</mi>
                              </mrow>
                            </mrow>
                          </mrow>
                          <mo fence="true" stretchy="false">)</mo>
                        </mrow>
                        <mo stretchy="false">−</mo>
                        <mi>sin</mi>
                      </mrow>
                      <mrow>
                        <mo fence="true" stretchy="false">(</mo>
                        <mrow>
                          <mrow>
                            <mi>x</mi>
                            <mi>log</mi>
                            <mrow>
                              <mi>n</mi>
                              <mo stretchy="false">+</mo>
                              <mi>c</mi>
                            </mrow>
                          </mrow>
                        </mrow>
                        <mo fence="true" stretchy="false">)</mo>
                      </mrow>
                    </mrow>
                  </mrow>
                  <mo fence="true" stretchy="false">)</mo>
                </mrow>
                <mo stretchy="false">⋅</mo>
                <mrow>
                  <mo fence="true" stretchy="false">(</mo>
                  <mrow>
                    <mrow>
                      <munderover>
                        <mo stretchy="false">∑</mo>
                        <mrow>
                          <mi>j</mi>
                          <mo stretchy="false">=</mo>
                          <mn>1</mn>
                        </mrow>
                        <mi>n</mi>
                      </munderover>
                      <mrow>
                        <mrow>
                          <mfrac>
                            <mn>1</mn>
                            <msqrt>
                              <mi>j</mi>
                            </msqrt>
                          </mfrac>
                          <mo stretchy="false">⋅</mo>
                          <mi>cos</mi>
                        </mrow>
                        <mrow>
                          <mo fence="true" stretchy="false">(</mo>
                          <mrow>
                            <mrow>
                              <mi>x</mi>
                              <mi>log</mi>
                              <mrow>
                                <mi>j</mi>
                                <mo stretchy="false">+</mo>
                                <mi>c</mi>
                              </mrow>
                            </mrow>
                          </mrow>
                          <mo fence="true" stretchy="false">)</mo>
                        </mrow>
                      </mrow>
                    </mrow>
                  </mrow>
                  <mo fence="true" stretchy="false">)</mo>
                </mrow>
              </mrow>
              <mo stretchy="false">=</mo>
              <mn>0</mn>
            </mrow>
          </mrow>
        </mtd>
      </mtr>
    </mtable>
    <annotation encoding="StarMath 5.0">""lim from {n rightarrow infinity }{ }

( 2 x sin(x log n+c)+cos(x log n+c) )cdot (sum from j =  1 to n { 1 over sqrt j cdot sin(x log j+c)}) 

+ 

"" newline "       "

( 2 x cos(x log n+c)-sin(x log n+c) )cdot( sum from j =  1 to n { 1 over sqrt j cdot cos(x log j+c)}) = 0</annotation>
  </semantics>
</math>
</file>

<file path=Object 218/content.xml><?xml version="1.0" encoding="utf-8"?>
<math xmlns="http://www.w3.org/1998/Math/MathML" display="block">
  <semantics>
    <mrow>
      <mrow>
        <munder>
          <mi>lim</mi>
          <mrow>
            <mi>n</mi>
            <mo stretchy="false">→</mo>
            <mi mathvariant="normal">∞</mi>
          </mrow>
        </munder>
        <mrow/>
      </mrow>
      <mrow>
        <mo fence="true" stretchy="false">(</mo>
        <mrow>
          <mrow>
            <mn>1</mn>
            <mo stretchy="false">−</mo>
            <mi>s</mi>
          </mrow>
        </mrow>
        <mo fence="true" stretchy="false">)</mo>
      </mrow>
      <mi mathvariant="normal">ζ</mi>
      <mrow>
        <mrow>
          <mo fence="true" stretchy="false">(</mo>
          <mrow>
            <mrow>
              <mi>s</mi>
              <mi>,</mi>
              <mi>n</mi>
            </mrow>
          </mrow>
          <mo fence="true" stretchy="false">)</mo>
        </mrow>
        <mo stretchy="false">+</mo>
        <mrow>
          <mo fence="true" stretchy="false">(</mo>
          <mrow>
            <mrow>
              <mi>s</mi>
              <mo stretchy="false">−</mo>
              <mn>1</mn>
              <mo stretchy="false">+</mo>
              <mi>x</mi>
            </mrow>
          </mrow>
          <mo fence="true" stretchy="false">)</mo>
        </mrow>
      </mrow>
      <mrow>
        <mo fence="true" stretchy="false">(</mo>
        <mrow>
          <msup>
            <mi>n</mi>
            <mi>x</mi>
          </msup>
        </mrow>
        <mo fence="true" stretchy="false">)</mo>
      </mrow>
      <mi mathvariant="normal">ζ</mi>
      <mrow>
        <mrow>
          <mo fence="true" stretchy="false">(</mo>
          <mrow>
            <mrow>
              <mrow>
                <mi>s</mi>
                <mo stretchy="false">+</mo>
                <mi>x</mi>
              </mrow>
              <mi>,</mi>
              <mi>n</mi>
            </mrow>
          </mrow>
          <mo fence="true" stretchy="false">)</mo>
        </mrow>
        <mo stretchy="false">=</mo>
        <mn>0</mn>
      </mrow>
    </mrow>
    <annotation encoding="StarMath 5.0">lim from {n rightarrow infinity }{ }(1-s)%zeta( s,n )  +  (s-1+x)(n^x)%zeta( s+x,n ) = 0</annotation>
  </semantics>
</math>
</file>

<file path=Object 219/content.xml><?xml version="1.0" encoding="utf-8"?>
<math xmlns="http://www.w3.org/1998/Math/MathML" display="block">
  <semantics>
    <mrow>
      <mfrac>
        <mo stretchy="false">∂</mo>
        <mrow>
          <mo stretchy="false">∂</mo>
          <mi>x</mi>
        </mrow>
      </mfrac>
      <mrow>
        <munder>
          <mi>lim</mi>
          <mrow>
            <mi>n</mi>
            <mo stretchy="false">→</mo>
            <mi mathvariant="normal">∞</mi>
          </mrow>
        </munder>
        <mrow/>
      </mrow>
      <mrow>
        <mo fence="true" stretchy="false">(</mo>
        <mrow>
          <mrow>
            <mn>1</mn>
            <mo stretchy="false">−</mo>
            <mi>s</mi>
          </mrow>
        </mrow>
        <mo fence="true" stretchy="false">)</mo>
      </mrow>
      <mi mathvariant="normal">ζ</mi>
      <mrow>
        <mrow>
          <mo fence="true" stretchy="false">(</mo>
          <mrow>
            <mrow>
              <mi>s</mi>
              <mi>,</mi>
              <mi>n</mi>
            </mrow>
          </mrow>
          <mo fence="true" stretchy="false">)</mo>
        </mrow>
        <mo stretchy="false">+</mo>
        <mrow>
          <msup>
            <mi>n</mi>
            <mi>x</mi>
          </msup>
          <mo stretchy="false">⋅</mo>
          <mrow>
            <mo fence="true" stretchy="false">(</mo>
            <mrow>
              <mrow>
                <mi>s</mi>
                <mo stretchy="false">−</mo>
                <mn>1</mn>
                <mo stretchy="false">+</mo>
                <mi>x</mi>
              </mrow>
            </mrow>
            <mo fence="true" stretchy="false">)</mo>
          </mrow>
        </mrow>
      </mrow>
      <mrow>
        <mrow>
          <mo fence="true" stretchy="false">(</mo>
          <mrow>
            <mrow>
              <mi mathvariant="normal">ζ</mi>
              <mrow>
                <mrow>
                  <mo fence="true" stretchy="false">(</mo>
                  <mrow>
                    <mrow>
                      <mi>s</mi>
                      <mo stretchy="false">+</mo>
                      <mi>x</mi>
                    </mrow>
                  </mrow>
                  <mo fence="true" stretchy="false">)</mo>
                </mrow>
                <mo stretchy="false">−</mo>
                <mrow>
                  <munderover>
                    <mo stretchy="false">∑</mo>
                    <mrow>
                      <mi>j</mi>
                      <mo stretchy="false">=</mo>
                      <mn>1</mn>
                    </mrow>
                    <mi>n</mi>
                  </munderover>
                  <msup>
                    <mi>j</mi>
                    <mrow>
                      <mrow>
                        <mo stretchy="false">−</mo>
                        <mi>s</mi>
                      </mrow>
                      <mo stretchy="false">−</mo>
                      <mi>x</mi>
                    </mrow>
                  </msup>
                </mrow>
              </mrow>
            </mrow>
          </mrow>
          <mo fence="true" stretchy="false">)</mo>
        </mrow>
        <mo stretchy="false">=</mo>
        <mn>0</mn>
      </mrow>
    </mrow>
    <annotation encoding="StarMath 5.0">partial over {partial x}lim from {n rightarrow infinity }{ }(1-s)%zeta( s,n )  +  n^x cdot (s-1+x) (%zeta (s+x)-sum from j = 1 to n j^{-s-x}) = 0</annotation>
  </semantics>
</math>
</file>

<file path=Object 22/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frac>
            <mi>s</mi>
            <mrow>
              <mi>s</mi>
              <mo stretchy="false">−</mo>
              <mn>1</mn>
            </mrow>
          </mfrac>
          <mo stretchy="false">⋅</mo>
          <mrow>
            <mo fence="true" stretchy="false">(</mo>
            <mrow>
              <mrow>
                <mi>n</mi>
                <mo stretchy="false">⋅</mo>
                <mrow>
                  <mo fence="true" stretchy="false">(</mo>
                  <mrow>
                    <mrow>
                      <mi mathvariant="normal">ζ</mi>
                      <mrow>
                        <mrow>
                          <mo fence="true" stretchy="false">(</mo>
                          <mrow>
                            <mrow>
                              <mn>1</mn>
                              <mo stretchy="false">+</mo>
                              <mi>s</mi>
                            </mrow>
                          </mrow>
                          <mo fence="true" stretchy="false">)</mo>
                        </mrow>
                        <mo stretchy="false">−</mo>
                        <msubsup>
                          <mi>H</mi>
                          <mi>n</mi>
                          <mrow>
                            <mo fence="true" stretchy="false">(</mo>
                            <mrow>
                              <mrow>
                                <mi>s</mi>
                                <mo stretchy="false">+</mo>
                                <mn>1</mn>
                              </mrow>
                            </mrow>
                            <mo fence="true" stretchy="false">)</mo>
                          </mrow>
                        </msubsup>
                      </mrow>
                    </mrow>
                  </mrow>
                  <mo fence="true" stretchy="false">)</mo>
                </mrow>
              </mrow>
            </mrow>
            <mo fence="true" stretchy="false">)</mo>
          </mrow>
        </mrow>
        <mo stretchy="false">+</mo>
        <msubsup>
          <mi>H</mi>
          <mi>n</mi>
          <mrow>
            <mo fence="true" stretchy="false">(</mo>
            <mrow>
              <mi>s</mi>
            </mrow>
            <mo fence="true" stretchy="false">)</mo>
          </mrow>
        </msubsup>
      </mrow>
    </mrow>
    <annotation encoding="StarMath 5.0">%zeta( s )

=

lim from {n rightarrow infinity}{}

s over {s-1} cdot (n cdot (%zeta(1+s)-H^(s+1)_{n}) )

+

H^(s)_{n}</annotation>
  </semantics>
</math>
</file>

<file path=Object 220/content.xml><?xml version="1.0" encoding="utf-8"?>
<math xmlns="http://www.w3.org/1998/Math/MathML" display="block">
  <semantics>
    <mrow>
      <mrow>
        <munder>
          <mi>lim</mi>
          <mrow>
            <mi>n</mi>
            <mo stretchy="false">→</mo>
            <mi mathvariant="normal">∞</mi>
          </mrow>
        </munder>
        <mrow/>
      </mrow>
      <mfrac>
        <mo stretchy="false">∂</mo>
        <mrow>
          <mo stretchy="false">∂</mo>
          <mi>x</mi>
        </mrow>
      </mfrac>
      <mrow>
        <mrow>
          <msup>
            <mi>n</mi>
            <mi>x</mi>
          </msup>
          <mo stretchy="false">⋅</mo>
          <mrow>
            <mo fence="true" stretchy="false">(</mo>
            <mrow>
              <mrow>
                <mi>s</mi>
                <mo stretchy="false">−</mo>
                <mn>1</mn>
                <mo stretchy="false">+</mo>
                <mi>x</mi>
              </mrow>
            </mrow>
            <mo fence="true" stretchy="false">)</mo>
          </mrow>
          <mo stretchy="false">⋅</mo>
          <mrow>
            <mo fence="true" stretchy="false">(</mo>
            <mrow>
              <mrow>
                <mi mathvariant="normal">ζ</mi>
                <mrow>
                  <mrow>
                    <mo fence="true" stretchy="false">(</mo>
                    <mrow>
                      <mrow>
                        <mi>s</mi>
                        <mo stretchy="false">+</mo>
                        <mi>x</mi>
                      </mrow>
                    </mrow>
                    <mo fence="true" stretchy="false">)</mo>
                  </mrow>
                  <mo stretchy="false">−</mo>
                  <mrow>
                    <munderover>
                      <mo stretchy="false">∑</mo>
                      <mrow>
                        <mi>j</mi>
                        <mo stretchy="false">=</mo>
                        <mn>1</mn>
                      </mrow>
                      <mi>n</mi>
                    </munderover>
                    <msup>
                      <mi>j</mi>
                      <mrow>
                        <mrow>
                          <mo stretchy="false">−</mo>
                          <mi>s</mi>
                        </mrow>
                        <mo stretchy="false">−</mo>
                        <mi>x</mi>
                      </mrow>
                    </msup>
                  </mrow>
                </mrow>
              </mrow>
            </mrow>
            <mo fence="true" stretchy="false">)</mo>
          </mrow>
        </mrow>
        <mo stretchy="false">=</mo>
        <mn>0</mn>
      </mrow>
    </mrow>
    <annotation encoding="StarMath 5.0">lim from {n rightarrow infinity }{ } partial over {partial x} n^x cdot (s-1+x)cdot( %zeta (s+x)-sum from j = 1 to n j^{-s-x} ) = 0</annotation>
  </semantics>
</math>
</file>

<file path=Object 221/content.xml><?xml version="1.0" encoding="utf-8"?>
<math xmlns="http://www.w3.org/1998/Math/MathML" display="block">
  <semantics>
    <mrow>
      <mrow>
        <munder>
          <mi>lim</mi>
          <mrow>
            <mi>n</mi>
            <mo stretchy="false">→</mo>
            <mi mathvariant="normal">∞</mi>
          </mrow>
        </munder>
        <mrow/>
      </mrow>
      <mrow>
        <mfrac>
          <mrow>
            <mi>f</mi>
            <mrow>
              <mrow>
                <mrow>
                  <mo fence="true" stretchy="false">(</mo>
                  <mrow>
                    <mi>s</mi>
                  </mrow>
                  <mo fence="true" stretchy="false">)</mo>
                </mrow>
                <mo stretchy="false">⋅</mo>
                <msubsup>
                  <mi>H</mi>
                  <mi>n</mi>
                  <mrow>
                    <mo fence="true" stretchy="false">(</mo>
                    <mrow>
                      <mi>s</mi>
                    </mrow>
                    <mo fence="true" stretchy="false">)</mo>
                  </mrow>
                </msubsup>
              </mrow>
              <mo stretchy="false">−</mo>
              <mi>f</mi>
            </mrow>
            <mrow>
              <mo fence="true" stretchy="false">(</mo>
              <mrow>
                <mrow>
                  <mn>1</mn>
                  <mo stretchy="false">−</mo>
                  <mi>s</mi>
                </mrow>
              </mrow>
              <mo fence="true" stretchy="false">)</mo>
            </mrow>
            <msubsup>
              <mi>H</mi>
              <mi>n</mi>
              <mrow>
                <mo fence="true" stretchy="false">(</mo>
                <mrow>
                  <mrow>
                    <mn>1</mn>
                    <mo stretchy="false">−</mo>
                    <mi>s</mi>
                  </mrow>
                </mrow>
                <mo fence="true" stretchy="false">)</mo>
              </mrow>
            </msubsup>
          </mrow>
          <mrow>
            <mi>a</mi>
            <mrow>
              <mo fence="true" stretchy="false">(</mo>
              <mrow>
                <mi>s</mi>
              </mrow>
              <mo fence="true" stretchy="false">)</mo>
            </mrow>
            <mi>f</mi>
            <mrow>
              <mrow>
                <mo fence="true" stretchy="false">(</mo>
                <mrow>
                  <mi>s</mi>
                </mrow>
                <mo fence="true" stretchy="false">)</mo>
              </mrow>
              <mo stretchy="false">−</mo>
              <mi>b</mi>
            </mrow>
            <mrow>
              <mo fence="true" stretchy="false">(</mo>
              <mrow>
                <mrow>
                  <mn>1</mn>
                  <mo stretchy="false">−</mo>
                  <mi>s</mi>
                </mrow>
              </mrow>
              <mo fence="true" stretchy="false">)</mo>
            </mrow>
            <mi>f</mi>
            <mrow>
              <mo fence="true" stretchy="false">(</mo>
              <mrow>
                <mrow>
                  <mn>1</mn>
                  <mo stretchy="false">−</mo>
                  <mi>s</mi>
                </mrow>
              </mrow>
              <mo fence="true" stretchy="false">)</mo>
            </mrow>
          </mrow>
        </mfrac>
        <mo stretchy="false">=</mo>
        <mrow>
          <mo fence="true" stretchy="true">{</mo>
          <mrow>
            <mtable>
              <mtr>
                <mtd>
                  <mrow>
                    <mfrac>
                      <mrow>
                        <mi mathvariant="normal">ζ</mi>
                        <mrow>
                          <mo fence="true" stretchy="false">(</mo>
                          <mrow>
                            <mi>s</mi>
                          </mrow>
                          <mo fence="true" stretchy="false">)</mo>
                        </mrow>
                      </mrow>
                      <mrow>
                        <mi>a</mi>
                        <mrow>
                          <mo fence="true" stretchy="false">(</mo>
                          <mrow>
                            <mi>s</mi>
                          </mrow>
                          <mo fence="true" stretchy="false">)</mo>
                        </mrow>
                      </mrow>
                    </mfrac>
                    <mtext>if</mtext>
                    <mrow>
                      <mo fence="true" stretchy="false">(</mo>
                      <mrow>
                        <mrow>
                          <mi mathvariant="normal">ℜ</mi>
                          <mrow>
                            <mrow>
                              <mo fence="true" stretchy="false">(</mo>
                              <mrow>
                                <mi>s</mi>
                              </mrow>
                              <mo fence="true" stretchy="false">)</mo>
                            </mrow>
                            <mo stretchy="false">&gt;</mo>
                            <mfrac>
                              <mn>1</mn>
                              <mn>2</mn>
                            </mfrac>
                          </mrow>
                        </mrow>
                      </mrow>
                      <mo fence="true" stretchy="false">)</mo>
                    </mrow>
                  </mrow>
                </mtd>
              </mtr>
              <mtr>
                <mtd>
                  <mrow>
                    <mfrac>
                      <mrow>
                        <mi mathvariant="normal">ζ</mi>
                        <mrow>
                          <mo fence="true" stretchy="false">(</mo>
                          <mrow>
                            <mrow>
                              <mn>1</mn>
                              <mo stretchy="false">−</mo>
                              <mi>s</mi>
                            </mrow>
                          </mrow>
                          <mo fence="true" stretchy="false">)</mo>
                        </mrow>
                      </mrow>
                      <mrow>
                        <mi>b</mi>
                        <mrow>
                          <mo fence="true" stretchy="false">(</mo>
                          <mrow>
                            <mrow>
                              <mn>1</mn>
                              <mo stretchy="false">−</mo>
                              <mi>s</mi>
                            </mrow>
                          </mrow>
                          <mo fence="true" stretchy="false">)</mo>
                        </mrow>
                      </mrow>
                    </mfrac>
                    <mtext>if</mtext>
                    <mrow>
                      <mo fence="true" stretchy="false">(</mo>
                      <mrow>
                        <mrow>
                          <mi mathvariant="normal">ℜ</mi>
                          <mrow>
                            <mrow>
                              <mo fence="true" stretchy="false">(</mo>
                              <mrow>
                                <mi>s</mi>
                              </mrow>
                              <mo fence="true" stretchy="false">)</mo>
                            </mrow>
                            <mo stretchy="false">&gt;</mo>
                            <mfrac>
                              <mn>1</mn>
                              <mn>2</mn>
                            </mfrac>
                          </mrow>
                        </mrow>
                      </mrow>
                      <mo fence="true" stretchy="false">)</mo>
                    </mrow>
                  </mrow>
                </mtd>
              </mtr>
              <mtr>
                <mtd>
                  <mrow>
                    <mtext>oscillating between these values if</mtext>
                    <mi mathvariant="normal">ℜ</mi>
                    <mrow>
                      <mrow>
                        <mo fence="true" stretchy="false">(</mo>
                        <mrow>
                          <mi>s</mi>
                        </mrow>
                        <mo fence="true" stretchy="false">)</mo>
                      </mrow>
                      <mo stretchy="false">=</mo>
                      <mfrac>
                        <mn>1</mn>
                        <mn>2</mn>
                      </mfrac>
                    </mrow>
                  </mrow>
                </mtd>
              </mtr>
            </mtable>
          </mrow>
        </mrow>
      </mrow>
    </mrow>
    <annotation encoding="StarMath 5.0">lim from {n rightarrow infinity}{} { {

f(s) cdot H^(s)_n - f(1-s)H^(1-s)_n}
over
{a(s)f(s) - b(1-s)f(1-s)   
} } = {left lbrace
  stack {
    {%zeta(s)} over {a(s)} "if" (re(s)&gt;1 over 2)#
    {{%zeta(1-s)} over {b(1-s)}}"if" (re(s)&gt;1 over 2)#
    "oscillating between these values if" re( s )=1 over 2
  }
right none}
</annotation>
  </semantics>
</math>
</file>

<file path=Object 222/content.xml><?xml version="1.0" encoding="utf-8"?>
<math xmlns="http://www.w3.org/1998/Math/MathML" display="block">
  <semantics>
    <mrow>
      <mi>g</mi>
      <mrow>
        <mrow>
          <mo fence="true" stretchy="false">(</mo>
          <mrow>
            <mi>s</mi>
          </mrow>
          <mo fence="true" stretchy="false">)</mo>
        </mrow>
        <mo stretchy="false">=</mo>
        <mrow>
          <munder>
            <mi>lim</mi>
            <mrow>
              <mi>n</mi>
              <mo stretchy="false">→</mo>
              <mi mathvariant="normal">∞</mi>
            </mrow>
          </munder>
          <mrow/>
        </mrow>
      </mrow>
      <mfrac>
        <mrow>
          <mi>f</mi>
          <mrow>
            <mrow>
              <mrow>
                <mo fence="true" stretchy="false">(</mo>
                <mrow>
                  <mi>s</mi>
                </mrow>
                <mo fence="true" stretchy="false">)</mo>
              </mrow>
              <mo stretchy="false">⋅</mo>
              <mrow>
                <mo fence="true" stretchy="false">(</mo>
                <mrow>
                  <mrow>
                    <mi mathvariant="normal">ζ</mi>
                    <mrow>
                      <mrow>
                        <mo fence="true" stretchy="false">(</mo>
                        <mrow>
                          <mi>s</mi>
                        </mrow>
                        <mo fence="true" stretchy="false">)</mo>
                      </mrow>
                      <mo stretchy="false">−</mo>
                      <mi mathvariant="normal">ζ</mi>
                    </mrow>
                    <mrow>
                      <mo fence="true" stretchy="false">(</mo>
                      <mrow>
                        <mrow>
                          <mi>s</mi>
                          <mi>,</mi>
                          <mrow>
                            <mi>n</mi>
                            <mo stretchy="false">+</mo>
                            <mn>1</mn>
                          </mrow>
                        </mrow>
                      </mrow>
                      <mo fence="true" stretchy="false">)</mo>
                    </mrow>
                  </mrow>
                </mrow>
                <mo fence="true" stretchy="false">)</mo>
              </mrow>
            </mrow>
            <mo stretchy="false">−</mo>
            <mi>f</mi>
          </mrow>
          <mrow>
            <mo fence="true" stretchy="false">(</mo>
            <mrow>
              <mrow>
                <mn>1</mn>
                <mo stretchy="false">−</mo>
                <mi>s</mi>
              </mrow>
            </mrow>
            <mo fence="true" stretchy="false">)</mo>
          </mrow>
          <mrow>
            <mo fence="true" stretchy="false">(</mo>
            <mrow>
              <mrow>
                <mi mathvariant="normal">ζ</mi>
                <mrow>
                  <mrow>
                    <mo fence="true" stretchy="false">(</mo>
                    <mrow>
                      <mrow>
                        <mn>1</mn>
                        <mo stretchy="false">−</mo>
                        <mi>s</mi>
                      </mrow>
                    </mrow>
                    <mo fence="true" stretchy="false">)</mo>
                  </mrow>
                  <mo stretchy="false">−</mo>
                  <mi mathvariant="normal">ζ</mi>
                </mrow>
                <mrow>
                  <mo fence="true" stretchy="false">(</mo>
                  <mrow>
                    <mrow>
                      <mrow>
                        <mn>1</mn>
                        <mo stretchy="false">−</mo>
                        <mi>s</mi>
                      </mrow>
                      <mi>,</mi>
                      <mrow>
                        <mi>n</mi>
                        <mo stretchy="false">+</mo>
                        <mn>1</mn>
                      </mrow>
                    </mrow>
                  </mrow>
                  <mo fence="true" stretchy="false">)</mo>
                </mrow>
              </mrow>
            </mrow>
            <mo fence="true" stretchy="false">)</mo>
          </mrow>
        </mrow>
        <mrow>
          <mi>f</mi>
          <mrow>
            <mrow>
              <mo fence="true" stretchy="false">(</mo>
              <mrow>
                <mi>s</mi>
              </mrow>
              <mo fence="true" stretchy="false">)</mo>
            </mrow>
            <mo stretchy="false">⋅</mo>
            <mi>a</mi>
          </mrow>
          <mrow>
            <mrow>
              <mo fence="true" stretchy="false">(</mo>
              <mrow>
                <mi>s</mi>
              </mrow>
              <mo fence="true" stretchy="false">)</mo>
            </mrow>
            <mo stretchy="false">−</mo>
            <mi>f</mi>
          </mrow>
          <mrow>
            <mrow>
              <mo fence="true" stretchy="false">(</mo>
              <mrow>
                <mrow>
                  <mn>1</mn>
                  <mo stretchy="false">−</mo>
                  <mi>s</mi>
                </mrow>
              </mrow>
              <mo fence="true" stretchy="false">)</mo>
            </mrow>
            <mo stretchy="false">⋅</mo>
            <mi>b</mi>
          </mrow>
          <mrow>
            <mo fence="true" stretchy="false">(</mo>
            <mrow>
              <mi>s</mi>
            </mrow>
            <mo fence="true" stretchy="false">)</mo>
          </mrow>
        </mrow>
      </mfrac>
    </mrow>
    <annotation encoding="StarMath 5.0">g( s ) = lim from {n rightarrow infinity}{} { {

f(s) cdot (%zeta(s)-%zeta(s,n+1)) - f(1-s) (%zeta(1-s)-%zeta(1-s,n+1))}

over

{f(s) cdot a(s) -f( 1-s ) cdot b( s )


} }</annotation>
  </semantics>
</math>
</file>

<file path=Object 223/content.xml><?xml version="1.0" encoding="utf-8"?>
<math xmlns="http://www.w3.org/1998/Math/MathML" display="block">
  <semantics>
    <mrow>
      <mi mathvariant="normal">ζ</mi>
      <mi>'</mi>
      <mrow>
        <mrow>
          <mo fence="true" stretchy="false">(</mo>
          <mrow>
            <mi>s</mi>
          </mrow>
          <mo fence="true" stretchy="false">)</mo>
        </mrow>
        <mo stretchy="false">=</mo>
        <mrow>
          <mrow>
            <munder>
              <mi>lim</mi>
              <mrow>
                <mi>n</mi>
                <mo stretchy="false">→</mo>
                <mi mathvariant="normal">∞</mi>
              </mrow>
            </munder>
            <mrow/>
          </mrow>
          <mo stretchy="false">−</mo>
          <mrow>
            <munderover>
              <mo stretchy="false">∑</mo>
              <mrow>
                <mi>j</mi>
                <mo stretchy="false">=</mo>
                <mn>1</mn>
              </mrow>
              <mi>n</mi>
            </munderover>
            <mfrac>
              <mrow>
                <mi>log</mi>
                <mi>j</mi>
              </mrow>
              <msup>
                <mi>j</mi>
                <mi>s</mi>
              </msup>
            </mfrac>
          </mrow>
          <mo stretchy="false">+</mo>
          <mrow>
            <mi>n</mi>
            <mo stretchy="false">⋅</mo>
            <mfrac>
              <mi>s</mi>
              <mrow>
                <mn>1</mn>
                <mo stretchy="false">−</mo>
                <mi>s</mi>
              </mrow>
            </mfrac>
            <mo stretchy="false">⋅</mo>
            <mrow>
              <munderover>
                <mo stretchy="false">∑</mo>
                <mrow>
                  <mi>j</mi>
                  <mo stretchy="false">=</mo>
                  <mrow>
                    <mi>n</mi>
                    <mo stretchy="false">+</mo>
                    <mn>1</mn>
                  </mrow>
                </mrow>
                <mi mathvariant="normal">∞</mi>
              </munderover>
              <mfrac>
                <mrow>
                  <mi>log</mi>
                  <mi>j</mi>
                </mrow>
                <msup>
                  <mi>j</mi>
                  <mrow>
                    <mi>s</mi>
                    <mo stretchy="false">+</mo>
                    <mn>1</mn>
                  </mrow>
                </msup>
              </mfrac>
            </mrow>
          </mrow>
          <mo stretchy="false">−</mo>
          <mrow>
            <mfrac>
              <mi>n</mi>
              <msup>
                <mrow>
                  <mo fence="true" stretchy="false">(</mo>
                  <mrow>
                    <mrow>
                      <mi>s</mi>
                      <mo stretchy="false">−</mo>
                      <mn>1</mn>
                    </mrow>
                  </mrow>
                  <mo fence="true" stretchy="false">)</mo>
                </mrow>
                <mn>2</mn>
              </msup>
            </mfrac>
            <mo stretchy="false">⋅</mo>
            <mrow>
              <munderover>
                <mo stretchy="false">∑</mo>
                <mrow>
                  <mi>j</mi>
                  <mo stretchy="false">=</mo>
                  <mrow>
                    <mi>n</mi>
                    <mo stretchy="false">+</mo>
                    <mn>1</mn>
                  </mrow>
                </mrow>
                <mi mathvariant="normal">∞</mi>
              </munderover>
              <mfrac>
                <mn>1</mn>
                <msup>
                  <mi>j</mi>
                  <mrow>
                    <mi>s</mi>
                    <mo stretchy="false">+</mo>
                    <mn>1</mn>
                  </mrow>
                </msup>
              </mfrac>
            </mrow>
          </mrow>
        </mrow>
      </mrow>
      <mi>,</mi>
      <mi mathvariant="normal">ℜ</mi>
      <mrow>
        <mrow>
          <mo fence="true" stretchy="false">(</mo>
          <mrow>
            <mi>s</mi>
          </mrow>
          <mo fence="true" stretchy="false">)</mo>
        </mrow>
        <mo stretchy="false">&gt;</mo>
        <mn>0</mn>
      </mrow>
    </mrow>
    <annotation encoding="StarMath 5.0">%zeta'( s ) = 

lim from {n rightarrow infinity}{}

-sum from j = 1 to n { {log j} over {j}^s }

+{n}cdot{s over {1-s}}cdot sum from j = n+1 to infinity {{log j}over{j^{s+1}}}

-n over { (s-1)^2 }cdot sum from j = n+1 to infinity {1 over { j^{s+1} }}
, re( s )&gt;0</annotation>
  </semantics>
</math>
</file>

<file path=Object 224/content.xml><?xml version="1.0" encoding="utf-8"?>
<math xmlns="http://www.w3.org/1998/Math/MathML" display="block">
  <semantics>
    <mrow>
      <mfrac>
        <mo stretchy="false">∂</mo>
        <mrow>
          <mo stretchy="false">∂</mo>
          <mi>s</mi>
        </mrow>
      </mfrac>
      <mrow>
        <mrow>
          <munderover>
            <mo stretchy="false">∑</mo>
            <mrow>
              <mi>j</mi>
              <mo stretchy="false">=</mo>
              <mn>1</mn>
            </mrow>
            <mi>n</mi>
          </munderover>
          <mfrac>
            <mn>1</mn>
            <msup>
              <mi>j</mi>
              <mi>s</mi>
            </msup>
          </mfrac>
        </mrow>
        <mo stretchy="false">=</mo>
        <mrow>
          <mo stretchy="false">−</mo>
          <mrow>
            <munder>
              <mo stretchy="false">∑</mo>
              <mrow>
                <mi>j</mi>
                <mo stretchy="false">=</mo>
                <mn>1</mn>
              </mrow>
            </munder>
            <mfrac>
              <mrow>
                <mi>log</mi>
                <mi>j</mi>
              </mrow>
              <msup>
                <mi>j</mi>
                <mi>s</mi>
              </msup>
            </mfrac>
          </mrow>
        </mrow>
      </mrow>
    </mrow>
    <annotation encoding="StarMath 5.0">partial over {partial s} sum from j = 1 to n { 1 over {j}^s } = - sum from j = 1 {{ log j } over { j^s }}
</annotation>
  </semantics>
</math>
</file>

<file path=Object 225/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underover>
                <mo stretchy="false">∑</mo>
                <mrow>
                  <mi>j</mi>
                  <mo stretchy="false">=</mo>
                  <mn>1</mn>
                </mrow>
                <mi>n</mi>
              </munderover>
              <mfrac>
                <mn>1</mn>
                <msup>
                  <mi>j</mi>
                  <mi>s</mi>
                </msup>
              </mfrac>
            </mrow>
            <mo stretchy="false">−</mo>
            <mrow>
              <mfrac>
                <mi>s</mi>
                <mrow>
                  <mn>1</mn>
                  <mo stretchy="false">−</mo>
                  <mi>s</mi>
                </mrow>
              </mfrac>
              <mo stretchy="false">⋅</mo>
              <mi>n</mi>
              <mo stretchy="false">⋅</mo>
              <mrow>
                <mo fence="true" stretchy="false">(</mo>
                <mrow>
                  <mrow>
                    <mi mathvariant="normal">ζ</mi>
                    <mrow>
                      <mrow>
                        <mo fence="true" stretchy="false">(</mo>
                        <mrow>
                          <mrow>
                            <mi>s</mi>
                            <mo stretchy="false">+</mo>
                            <mn>1</mn>
                          </mrow>
                        </mrow>
                        <mo fence="true" stretchy="false">)</mo>
                      </mrow>
                      <mo stretchy="false">−</mo>
                      <mrow>
                        <munderover>
                          <mo stretchy="false">∑</mo>
                          <mrow>
                            <mi>j</mi>
                            <mo stretchy="false">=</mo>
                            <mn>1</mn>
                          </mrow>
                          <mi>n</mi>
                        </munderover>
                        <mfrac>
                          <mn>1</mn>
                          <msup>
                            <mi>j</mi>
                            <mrow>
                              <mi>s</mi>
                              <mo stretchy="false">+</mo>
                              <mn>1</mn>
                            </mrow>
                          </msup>
                        </mfrac>
                      </mrow>
                    </mrow>
                  </mrow>
                </mrow>
                <mo fence="true" stretchy="false">)</mo>
              </mrow>
            </mrow>
          </mrow>
        </mrow>
        <mo fence="true" stretchy="false">)</mo>
      </mrow>
      <mi>,</mi>
      <mi mathvariant="normal">ℜ</mi>
      <mrow>
        <mrow>
          <mo fence="true" stretchy="false">(</mo>
          <mrow>
            <mi>s</mi>
          </mrow>
          <mo fence="true" stretchy="false">)</mo>
        </mrow>
        <mo stretchy="false">&gt;</mo>
        <mn>0</mn>
      </mrow>
    </mrow>
    <annotation encoding="StarMath 5.0">%zeta( s ) = 

lim from {n rightarrow infinity}{}

(sum from j = 1 to n { 1 over {j}^s }

- s over{1-s} cdot n cdot( %zeta(s+1)-sum from j = 1 to n {1 over j^{s+1}})), re( s )&gt;0</annotation>
  </semantics>
</math>
</file>

<file path=Object 226/content.xml><?xml version="1.0" encoding="utf-8"?>
<math xmlns="http://www.w3.org/1998/Math/MathML" display="block">
  <semantics>
    <mrow>
      <mi>g</mi>
      <mrow>
        <mrow>
          <mo fence="true" stretchy="false">(</mo>
          <mrow>
            <mi>s</mi>
          </mrow>
          <mo fence="true" stretchy="false">)</mo>
        </mrow>
        <mo stretchy="false">=</mo>
        <mrow>
          <munder>
            <mi>lim</mi>
            <mrow>
              <mi>n</mi>
              <mo stretchy="false">→</mo>
              <mi mathvariant="normal">∞</mi>
            </mrow>
          </munder>
          <mrow/>
        </mrow>
      </mrow>
      <mrow>
        <mfrac>
          <mrow>
            <mi>f</mi>
            <mrow>
              <mrow>
                <mo fence="true" stretchy="false">(</mo>
                <mrow>
                  <mi>s</mi>
                </mrow>
                <mo fence="true" stretchy="false">)</mo>
              </mrow>
              <mo stretchy="false">⋅</mo>
              <mi mathvariant="normal">ζ</mi>
            </mrow>
            <mrow>
              <mrow>
                <mo fence="true" stretchy="false">(</mo>
                <mrow>
                  <mi>s</mi>
                </mrow>
                <mo fence="true" stretchy="false">)</mo>
              </mrow>
              <mo stretchy="false">−</mo>
              <mi>f</mi>
            </mrow>
            <mrow>
              <mo fence="true" stretchy="false">(</mo>
              <mrow>
                <mrow>
                  <mn>1</mn>
                  <mo stretchy="false">−</mo>
                  <mi>s</mi>
                </mrow>
              </mrow>
              <mo fence="true" stretchy="false">)</mo>
            </mrow>
            <mi mathvariant="normal">ζ</mi>
            <mrow>
              <mo fence="true" stretchy="false">(</mo>
              <mrow>
                <mrow>
                  <mn>1</mn>
                  <mo stretchy="false">−</mo>
                  <mi>s</mi>
                </mrow>
              </mrow>
              <mo fence="true" stretchy="false">)</mo>
            </mrow>
          </mrow>
          <mrow>
            <mi>f</mi>
            <mrow>
              <mrow>
                <mo fence="true" stretchy="false">(</mo>
                <mrow>
                  <mi>s</mi>
                </mrow>
                <mo fence="true" stretchy="false">)</mo>
              </mrow>
              <mo stretchy="false">⋅</mo>
              <mi>a</mi>
            </mrow>
            <mrow>
              <mrow>
                <mo fence="true" stretchy="false">(</mo>
                <mrow>
                  <mi>s</mi>
                </mrow>
                <mo fence="true" stretchy="false">)</mo>
              </mrow>
              <mo stretchy="false">−</mo>
              <mi>f</mi>
            </mrow>
            <mrow>
              <mrow>
                <mo fence="true" stretchy="false">(</mo>
                <mrow>
                  <mrow>
                    <mn>1</mn>
                    <mo stretchy="false">−</mo>
                    <mi>s</mi>
                  </mrow>
                </mrow>
                <mo fence="true" stretchy="false">)</mo>
              </mrow>
              <mo stretchy="false">⋅</mo>
              <mi>b</mi>
            </mrow>
            <mrow>
              <mo fence="true" stretchy="false">(</mo>
              <mrow>
                <mi>s</mi>
              </mrow>
              <mo fence="true" stretchy="false">)</mo>
            </mrow>
          </mrow>
        </mfrac>
        <mo stretchy="false">−</mo>
        <mfrac>
          <mrow>
            <mi>f</mi>
            <mrow>
              <mrow>
                <mo fence="true" stretchy="false">(</mo>
                <mrow>
                  <mi>s</mi>
                </mrow>
                <mo fence="true" stretchy="false">)</mo>
              </mrow>
              <mo stretchy="false">⋅</mo>
              <mi mathvariant="normal">ζ</mi>
            </mrow>
            <mrow>
              <mrow>
                <mo fence="true" stretchy="false">(</mo>
                <mrow>
                  <mrow>
                    <mi>s</mi>
                    <mi>,</mi>
                    <mrow>
                      <mi>n</mi>
                      <mo stretchy="false">+</mo>
                      <mn>1</mn>
                    </mrow>
                  </mrow>
                </mrow>
                <mo fence="true" stretchy="false">)</mo>
              </mrow>
              <mo stretchy="false">−</mo>
              <mi>f</mi>
            </mrow>
            <mrow>
              <mo fence="true" stretchy="false">(</mo>
              <mrow>
                <mrow>
                  <mn>1</mn>
                  <mo stretchy="false">−</mo>
                  <mi>s</mi>
                </mrow>
              </mrow>
              <mo fence="true" stretchy="false">)</mo>
            </mrow>
            <mi mathvariant="normal">ζ</mi>
            <mrow>
              <mo fence="true" stretchy="false">(</mo>
              <mrow>
                <mrow>
                  <mrow>
                    <mn>1</mn>
                    <mo stretchy="false">−</mo>
                    <mi>s</mi>
                  </mrow>
                  <mi>,</mi>
                  <mrow>
                    <mi>n</mi>
                    <mo stretchy="false">+</mo>
                    <mn>1</mn>
                  </mrow>
                </mrow>
              </mrow>
              <mo fence="true" stretchy="false">)</mo>
            </mrow>
          </mrow>
          <mrow>
            <mi>f</mi>
            <mrow>
              <mrow>
                <mo fence="true" stretchy="false">(</mo>
                <mrow>
                  <mi>s</mi>
                </mrow>
                <mo fence="true" stretchy="false">)</mo>
              </mrow>
              <mo stretchy="false">⋅</mo>
              <mi>a</mi>
            </mrow>
            <mrow>
              <mrow>
                <mo fence="true" stretchy="false">(</mo>
                <mrow>
                  <mi>s</mi>
                </mrow>
                <mo fence="true" stretchy="false">)</mo>
              </mrow>
              <mo stretchy="false">−</mo>
              <mi>f</mi>
            </mrow>
            <mrow>
              <mrow>
                <mo fence="true" stretchy="false">(</mo>
                <mrow>
                  <mrow>
                    <mn>1</mn>
                    <mo stretchy="false">−</mo>
                    <mi>s</mi>
                  </mrow>
                </mrow>
                <mo fence="true" stretchy="false">)</mo>
              </mrow>
              <mo stretchy="false">⋅</mo>
              <mi>b</mi>
            </mrow>
            <mrow>
              <mo fence="true" stretchy="false">(</mo>
              <mrow>
                <mi>s</mi>
              </mrow>
              <mo fence="true" stretchy="false">)</mo>
            </mrow>
          </mrow>
        </mfrac>
      </mrow>
    </mrow>
    <annotation encoding="StarMath 5.0">g( s ) = lim from {n rightarrow infinity}{} 

{ {f(s) cdot %zeta(s) - f(1-s) %zeta(1-s)}
over
{f(s) cdot a(s) -f( 1-s ) cdot b( s )} }

-

{ {f(s) cdot %zeta(s,n+1) - f(1-s) %zeta(1-s,n+1)}
over
{f(s) cdot a(s) -f( 1-s ) cdot b( s )} }
</annotation>
  </semantics>
</math>
</file>

<file path=Object 227/content.xml><?xml version="1.0" encoding="utf-8"?>
<math xmlns="http://www.w3.org/1998/Math/MathML" display="block">
  <semantics>
    <mrow>
      <mi>g</mi>
      <mrow>
        <mrow>
          <mo fence="true" stretchy="false">(</mo>
          <mrow>
            <mi>s</mi>
          </mrow>
          <mo fence="true" stretchy="false">)</mo>
        </mrow>
        <mo stretchy="false">=</mo>
        <mrow>
          <munder>
            <mi>lim</mi>
            <mrow>
              <mi>n</mi>
              <mo stretchy="false">→</mo>
              <mi mathvariant="normal">∞</mi>
            </mrow>
          </munder>
          <mrow/>
        </mrow>
      </mrow>
      <mfrac>
        <mrow>
          <mi>f</mi>
          <mrow>
            <mrow>
              <mo fence="true" stretchy="false">(</mo>
              <mrow>
                <mi>s</mi>
              </mrow>
              <mo fence="true" stretchy="false">)</mo>
            </mrow>
            <mo stretchy="false">⋅</mo>
            <mi mathvariant="normal">ζ</mi>
          </mrow>
          <mrow>
            <mrow>
              <mo fence="true" stretchy="false">(</mo>
              <mrow>
                <mi>s</mi>
              </mrow>
              <mo fence="true" stretchy="false">)</mo>
            </mrow>
            <mo stretchy="false">−</mo>
            <mi>f</mi>
          </mrow>
          <mrow>
            <mo fence="true" stretchy="false">(</mo>
            <mrow>
              <mrow>
                <mn>1</mn>
                <mo stretchy="false">−</mo>
                <mi>s</mi>
              </mrow>
            </mrow>
            <mo fence="true" stretchy="false">)</mo>
          </mrow>
          <mi mathvariant="normal">ζ</mi>
          <mrow>
            <mo fence="true" stretchy="false">(</mo>
            <mrow>
              <mrow>
                <mn>1</mn>
                <mo stretchy="false">−</mo>
                <mi>s</mi>
              </mrow>
            </mrow>
            <mo fence="true" stretchy="false">)</mo>
          </mrow>
        </mrow>
        <mrow>
          <mi>f</mi>
          <mrow>
            <mrow>
              <mo fence="true" stretchy="false">(</mo>
              <mrow>
                <mi>s</mi>
              </mrow>
              <mo fence="true" stretchy="false">)</mo>
            </mrow>
            <mo stretchy="false">⋅</mo>
            <mi>a</mi>
          </mrow>
          <mrow>
            <mrow>
              <mo fence="true" stretchy="false">(</mo>
              <mrow>
                <mi>s</mi>
              </mrow>
              <mo fence="true" stretchy="false">)</mo>
            </mrow>
            <mo stretchy="false">−</mo>
            <mi>f</mi>
          </mrow>
          <mrow>
            <mrow>
              <mo fence="true" stretchy="false">(</mo>
              <mrow>
                <mrow>
                  <mn>1</mn>
                  <mo stretchy="false">−</mo>
                  <mi>s</mi>
                </mrow>
              </mrow>
              <mo fence="true" stretchy="false">)</mo>
            </mrow>
            <mo stretchy="false">⋅</mo>
            <mi>b</mi>
          </mrow>
          <mrow>
            <mo fence="true" stretchy="false">(</mo>
            <mrow>
              <mi>s</mi>
            </mrow>
            <mo fence="true" stretchy="false">)</mo>
          </mrow>
        </mrow>
      </mfrac>
    </mrow>
    <annotation encoding="StarMath 5.0">g( s ) = lim from {n rightarrow infinity}{} 

{ {f(s) cdot %zeta(s) - f(1-s) %zeta(1-s)}
over
{f(s) cdot a(s) -f( 1-s ) cdot b( s )} }
</annotation>
  </semantics>
</math>
</file>

<file path=Object 228/content.xml><?xml version="1.0" encoding="utf-8"?>
<math xmlns="http://www.w3.org/1998/Math/MathML" display="block">
  <semantics>
    <mrow>
      <mrow>
        <munder>
          <mi>lim</mi>
          <mrow>
            <mi>n</mi>
            <mo stretchy="false">→</mo>
            <mi mathvariant="normal">∞</mi>
          </mrow>
        </munder>
        <mrow/>
      </mrow>
      <mrow>
        <mrow>
          <mrow>
            <mrow>
              <mo fence="true" stretchy="false">(</mo>
              <mrow>
                <mrow>
                  <mrow>
                    <mo stretchy="false">−</mo>
                    <mfrac>
                      <mn>1</mn>
                      <mn>2</mn>
                    </mfrac>
                  </mrow>
                  <mo stretchy="false">−</mo>
                  <mi>x</mi>
                </mrow>
              </mrow>
              <mo fence="true" stretchy="false">)</mo>
            </mrow>
            <mo stretchy="false">⋅</mo>
            <msup>
              <mi>n</mi>
              <mrow>
                <mo stretchy="false">−</mo>
                <mi>x</mi>
              </mrow>
            </msup>
            <mo stretchy="false">⋅</mo>
            <msubsup>
              <mi>H</mi>
              <mi>n</mi>
              <mrow>
                <mo fence="true" stretchy="false">(</mo>
                <mrow>
                  <mrow>
                    <mfrac>
                      <mn>1</mn>
                      <mn>2</mn>
                    </mfrac>
                    <mo stretchy="false">−</mo>
                    <mi>x</mi>
                  </mrow>
                </mrow>
                <mo fence="true" stretchy="false">)</mo>
              </mrow>
            </msubsup>
          </mrow>
          <mo stretchy="false">−</mo>
          <mrow>
            <mrow>
              <mo fence="true" stretchy="false">(</mo>
              <mrow>
                <mrow>
                  <mrow>
                    <mo stretchy="false">−</mo>
                    <mfrac>
                      <mn>1</mn>
                      <mn>2</mn>
                    </mfrac>
                  </mrow>
                  <mo stretchy="false">+</mo>
                  <mi>x</mi>
                </mrow>
              </mrow>
              <mo fence="true" stretchy="false">)</mo>
            </mrow>
            <mo stretchy="false">⋅</mo>
            <msup>
              <mi>n</mi>
              <mi>x</mi>
            </msup>
            <mo stretchy="false">⋅</mo>
            <msubsup>
              <mi>H</mi>
              <mi>n</mi>
              <mrow>
                <mo fence="true" stretchy="false">(</mo>
                <mrow>
                  <mrow>
                    <mfrac>
                      <mn>1</mn>
                      <mn>2</mn>
                    </mfrac>
                    <mo stretchy="false">+</mo>
                    <mi>x</mi>
                  </mrow>
                </mrow>
                <mo fence="true" stretchy="false">)</mo>
              </mrow>
            </msubsup>
          </mrow>
        </mrow>
        <mo stretchy="false">=</mo>
        <mn>0</mn>
      </mrow>
    </mrow>
    <annotation encoding="StarMath 5.0">lim from {n rightarrow infinity }{ }(-{1 over 2}-x) cdot n^-x cdot H^(1 over 2-x)_{n}-(-{1 over 2}+x)cdot n^x cdot H^(1 over 2+x)_{n} = 0</annotation>
  </semantics>
</math>
</file>

<file path=Object 229/content.xml><?xml version="1.0" encoding="utf-8"?>
<math xmlns="http://www.w3.org/1998/Math/MathML" display="block">
  <semantics>
    <mtable>
      <mtr>
        <mtd>
          <mrow>
            <mtext/>
            <mi mathvariant="normal">ζ</mi>
            <mrow>
              <mrow>
                <mo fence="true" stretchy="false">(</mo>
                <mrow>
                  <mrow>
                    <mrow>
                      <mfrac>
                        <mn>1</mn>
                        <mn>2</mn>
                      </mfrac>
                      <mo stretchy="false">+</mo>
                      <mi>t</mi>
                    </mrow>
                    <mi>i</mi>
                  </mrow>
                </mrow>
                <mo fence="true" stretchy="false">)</mo>
              </mrow>
              <mo stretchy="false">=</mo>
              <mrow>
                <munder>
                  <mi>lim</mi>
                  <mrow>
                    <mi>n</mi>
                    <mo stretchy="false">→</mo>
                    <mi mathvariant="normal">∞</mi>
                  </mrow>
                </munder>
                <mrow/>
              </mrow>
            </mrow>
            <mrow>
              <mrow>
                <mfrac>
                  <mrow>
                    <mo fence="true" stretchy="false">(</mo>
                    <mrow>
                      <mrow>
                        <mn>2</mn>
                        <mi>t</mi>
                        <mi>sin</mi>
                        <mrow>
                          <mrow>
                            <mo fence="true" stretchy="false">(</mo>
                            <mrow>
                              <mrow>
                                <mi>t</mi>
                                <mi>log</mi>
                                <mi>n</mi>
                              </mrow>
                            </mrow>
                            <mo fence="true" stretchy="false">)</mo>
                          </mrow>
                          <mo stretchy="false">+</mo>
                          <mi>cos</mi>
                        </mrow>
                        <mrow>
                          <mo fence="true" stretchy="false">(</mo>
                          <mrow>
                            <mrow>
                              <mi>t</mi>
                              <mi>log</mi>
                              <mi>n</mi>
                            </mrow>
                          </mrow>
                          <mo fence="true" stretchy="false">)</mo>
                        </mrow>
                      </mrow>
                    </mrow>
                    <mo fence="true" stretchy="false">)</mo>
                  </mrow>
                  <mrow>
                    <mn>2</mn>
                    <mi>t</mi>
                    <mi>cos</mi>
                    <mrow>
                      <mrow>
                        <mo fence="true" stretchy="false">(</mo>
                        <mrow>
                          <mrow>
                            <mrow>
                              <mi>t</mi>
                              <mo stretchy="false">⋅</mo>
                              <mi>log</mi>
                            </mrow>
                            <mi>n</mi>
                          </mrow>
                        </mrow>
                        <mo fence="true" stretchy="false">)</mo>
                      </mrow>
                      <mo stretchy="false">−</mo>
                      <mi>sin</mi>
                    </mrow>
                    <mrow>
                      <mo fence="true" stretchy="false">(</mo>
                      <mrow>
                        <mrow>
                          <mrow>
                            <mi>t</mi>
                            <mo stretchy="false">⋅</mo>
                            <mi>log</mi>
                          </mrow>
                          <mi>n</mi>
                        </mrow>
                      </mrow>
                      <mo fence="true" stretchy="false">)</mo>
                    </mrow>
                  </mrow>
                </mfrac>
                <mo stretchy="false">⋅</mo>
                <mrow>
                  <mo fence="true" stretchy="false">(</mo>
                  <mrow>
                    <mrow>
                      <munderover>
                        <mo stretchy="false">∑</mo>
                        <mrow>
                          <mi>j</mi>
                          <mo stretchy="false">=</mo>
                          <mn>1</mn>
                        </mrow>
                        <mi>n</mi>
                      </munderover>
                      <mrow>
                        <mrow>
                          <mfrac>
                            <mn>1</mn>
                            <msqrt>
                              <mi>j</mi>
                            </msqrt>
                          </mfrac>
                          <mo stretchy="false">⋅</mo>
                          <mi>sin</mi>
                        </mrow>
                        <mrow>
                          <mo fence="true" stretchy="false">(</mo>
                          <mrow>
                            <mrow>
                              <mi>t</mi>
                              <mi>log</mi>
                              <mi>j</mi>
                            </mrow>
                          </mrow>
                          <mo fence="true" stretchy="false">)</mo>
                        </mrow>
                      </mrow>
                    </mrow>
                  </mrow>
                  <mo fence="true" stretchy="false">)</mo>
                </mrow>
              </mrow>
              <mo stretchy="false">+</mo>
              <mtext/>
            </mrow>
          </mrow>
        </mtd>
      </mtr>
      <mtr>
        <mtd>
          <mrow>
            <mtext>                      </mtext>
            <mrow>
              <mrow>
                <mfrac>
                  <mrow>
                    <mo fence="true" stretchy="false">(</mo>
                    <mrow>
                      <mrow>
                        <mn>2</mn>
                        <mi>t</mi>
                        <mi>cos</mi>
                        <mrow>
                          <mrow>
                            <mo fence="true" stretchy="false">(</mo>
                            <mrow>
                              <mrow>
                                <mi>t</mi>
                                <mi>log</mi>
                                <mi>n</mi>
                              </mrow>
                            </mrow>
                            <mo fence="true" stretchy="false">)</mo>
                          </mrow>
                          <mo stretchy="false">−</mo>
                          <mi>sin</mi>
                        </mrow>
                        <mrow>
                          <mo fence="true" stretchy="false">(</mo>
                          <mrow>
                            <mrow>
                              <mi>t</mi>
                              <mi>log</mi>
                              <mi>n</mi>
                            </mrow>
                          </mrow>
                          <mo fence="true" stretchy="false">)</mo>
                        </mrow>
                      </mrow>
                    </mrow>
                    <mo fence="true" stretchy="false">)</mo>
                  </mrow>
                  <mrow>
                    <mn>2</mn>
                    <mi>t</mi>
                    <mi>cos</mi>
                    <mrow>
                      <mrow>
                        <mo fence="true" stretchy="false">(</mo>
                        <mrow>
                          <mrow>
                            <mrow>
                              <mi>t</mi>
                              <mo stretchy="false">⋅</mo>
                              <mi>log</mi>
                            </mrow>
                            <mi>n</mi>
                          </mrow>
                        </mrow>
                        <mo fence="true" stretchy="false">)</mo>
                      </mrow>
                      <mo stretchy="false">−</mo>
                      <mi>sin</mi>
                    </mrow>
                    <mrow>
                      <mo fence="true" stretchy="false">(</mo>
                      <mrow>
                        <mrow>
                          <mrow>
                            <mi>t</mi>
                            <mo stretchy="false">⋅</mo>
                            <mi>log</mi>
                          </mrow>
                          <mi>n</mi>
                        </mrow>
                      </mrow>
                      <mo fence="true" stretchy="false">)</mo>
                    </mrow>
                  </mrow>
                </mfrac>
                <mo stretchy="false">⋅</mo>
                <mrow>
                  <mo fence="true" stretchy="false">(</mo>
                  <mrow>
                    <mrow>
                      <munderover>
                        <mo stretchy="false">∑</mo>
                        <mrow>
                          <mi>j</mi>
                          <mo stretchy="false">=</mo>
                          <mn>1</mn>
                        </mrow>
                        <mi>n</mi>
                      </munderover>
                      <mrow>
                        <mrow>
                          <mfrac>
                            <mn>1</mn>
                            <msqrt>
                              <mi>j</mi>
                            </msqrt>
                          </mfrac>
                          <mo stretchy="false">⋅</mo>
                          <mi>cos</mi>
                        </mrow>
                        <mrow>
                          <mo fence="true" stretchy="false">(</mo>
                          <mrow>
                            <mrow>
                              <mi>t</mi>
                              <mi>log</mi>
                              <mi>j</mi>
                            </mrow>
                          </mrow>
                          <mo fence="true" stretchy="false">)</mo>
                        </mrow>
                      </mrow>
                    </mrow>
                  </mrow>
                  <mo fence="true" stretchy="false">)</mo>
                </mrow>
              </mrow>
              <mo stretchy="false">=</mo>
              <mn>0</mn>
            </mrow>
          </mrow>
        </mtd>
      </mtr>
    </mtable>
    <annotation encoding="StarMath 5.0">""%zeta(1 over 2 + t i ) = lim from {n rightarrow infinity }{ }

( 2 t sin(t log n)+cos(t log n) )over { 2 t cos( t cdot log n)-sin( t cdot log n ) }cdot (sum from j =  1 to n { 1 over sqrt j cdot sin(t log j)}) 

+ 

"" newline "                      "

( 2 t cos(t log n)-sin(t log n) )over { 2 t cos( t cdot log n)-sin( t cdot log n ) }cdot( sum from j =  1 to n { 1 over sqrt j cdot cos(t log j)}) = 0</annotation>
  </semantics>
</math>
</file>

<file path=Object 23/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underover>
            <mo stretchy="false">∑</mo>
            <mrow>
              <mi>j</mi>
              <mo stretchy="false">=</mo>
              <mn>1</mn>
            </mrow>
            <mi>n</mi>
          </munderover>
          <mfrac>
            <mn>1</mn>
            <msup>
              <mi>j</mi>
              <mi>s</mi>
            </msup>
          </mfrac>
        </mrow>
        <mo stretchy="false">−</mo>
        <mrow>
          <mfrac>
            <mi>s</mi>
            <mrow>
              <mi>s</mi>
              <mo stretchy="false">−</mo>
              <mn>1</mn>
            </mrow>
          </mfrac>
          <mo stretchy="false">⋅</mo>
          <mi>n</mi>
          <mo stretchy="false">⋅</mo>
          <mi mathvariant="normal">ζ</mi>
        </mrow>
      </mrow>
      <mrow>
        <mo fence="true" stretchy="false">(</mo>
        <mrow>
          <mrow>
            <mrow>
              <mn>1</mn>
              <mo stretchy="false">+</mo>
              <mi>s</mi>
            </mrow>
            <mi>,</mi>
            <mrow>
              <mn>1</mn>
              <mo stretchy="false">+</mo>
              <mi>n</mi>
            </mrow>
          </mrow>
        </mrow>
        <mo fence="true" stretchy="false">)</mo>
      </mrow>
    </mrow>
    <annotation encoding="StarMath 5.0">%zeta( s )

=

lim from {n rightarrow infinity}{}

sum from j = 1 to n {1 over j^s}

-

s over {s-1} cdot n cdot %zeta(1+s,1+n) </annotation>
  </semantics>
</math>
</file>

<file path=Object 230/content.xml><?xml version="1.0" encoding="utf-8"?>
<math xmlns="http://www.w3.org/1998/Math/MathML" display="block">
  <semantics>
    <mrow>
      <mi mathvariant="normal">ζ</mi>
      <mrow>
        <mrow>
          <mo fence="true" stretchy="false">(</mo>
          <mrow>
            <mrow>
              <mrow>
                <mfrac>
                  <mn>1</mn>
                  <mn>2</mn>
                </mfrac>
                <mo stretchy="false">+</mo>
                <mi>t</mi>
              </mrow>
              <mi>i</mi>
            </mrow>
          </mrow>
          <mo fence="true" stretchy="false">)</mo>
        </mrow>
        <mo stretchy="false">=</mo>
        <mrow>
          <munder>
            <mi>lim</mi>
            <mrow>
              <mi>n</mi>
              <mo stretchy="false">→</mo>
              <mi mathvariant="normal">∞</mi>
            </mrow>
          </munder>
          <mrow/>
        </mrow>
      </mrow>
      <mrow>
        <mrow>
          <munderover>
            <mo stretchy="false">∑</mo>
            <mrow>
              <mi>j</mi>
              <mo stretchy="false">=</mo>
              <mn>1</mn>
            </mrow>
            <mi>n</mi>
          </munderover>
          <mfrac>
            <mn>1</mn>
            <msqrt>
              <mi>j</mi>
            </msqrt>
          </mfrac>
        </mrow>
        <mo stretchy="false">⋅</mo>
        <mfrac>
          <mrow>
            <mn>2</mn>
            <mi>t</mi>
            <mi>cos</mi>
            <mrow>
              <mrow>
                <mo fence="true" stretchy="false">(</mo>
                <mrow>
                  <mrow>
                    <mrow>
                      <mi>t</mi>
                      <mo stretchy="false">⋅</mo>
                      <mi>log</mi>
                    </mrow>
                    <mfrac>
                      <mi>n</mi>
                      <mi>j</mi>
                    </mfrac>
                  </mrow>
                </mrow>
                <mo fence="true" stretchy="false">)</mo>
              </mrow>
              <mo stretchy="false">−</mo>
              <mi>sin</mi>
            </mrow>
            <mrow>
              <mo fence="true" stretchy="false">(</mo>
              <mrow>
                <mrow>
                  <mrow>
                    <mi>t</mi>
                    <mo stretchy="false">⋅</mo>
                    <mi>log</mi>
                  </mrow>
                  <mfrac>
                    <mi>n</mi>
                    <mi>j</mi>
                  </mfrac>
                </mrow>
              </mrow>
              <mo fence="true" stretchy="false">)</mo>
            </mrow>
          </mrow>
          <mrow>
            <mn>2</mn>
            <mi>t</mi>
            <mi>cos</mi>
            <mrow>
              <mrow>
                <mo fence="true" stretchy="false">(</mo>
                <mrow>
                  <mrow>
                    <mrow>
                      <mi>t</mi>
                      <mo stretchy="false">⋅</mo>
                      <mi>log</mi>
                    </mrow>
                    <mi>n</mi>
                  </mrow>
                </mrow>
                <mo fence="true" stretchy="false">)</mo>
              </mrow>
              <mo stretchy="false">−</mo>
              <mi>sin</mi>
            </mrow>
            <mrow>
              <mo fence="true" stretchy="false">(</mo>
              <mrow>
                <mrow>
                  <mrow>
                    <mi>t</mi>
                    <mo stretchy="false">⋅</mo>
                    <mi>log</mi>
                  </mrow>
                  <mi>n</mi>
                </mrow>
              </mrow>
              <mo fence="true" stretchy="false">)</mo>
            </mrow>
          </mrow>
        </mfrac>
      </mrow>
    </mrow>
    <annotation encoding="StarMath 5.0">%zeta(1 over 2 + t i ) = lim from {n rightarrow infinity }{ }sum from j = 1 to n {1 over sqrt j} cdot 

{{ 2 t cos( t cdot log n over j)-sin( t cdot log n over j )} over { 2 t cos( t cdot log n)-sin( t cdot log n ) }}

</annotation>
  </semantics>
</math>
</file>

<file path=Object 231/content.xml><?xml version="1.0" encoding="utf-8"?>
<math xmlns="http://www.w3.org/1998/Math/MathML" display="block">
  <semantics>
    <mrow>
      <mrow>
        <munder>
          <mi>lim</mi>
          <mrow>
            <mi>n</mi>
            <mo stretchy="false">→</mo>
            <mi mathvariant="normal">∞</mi>
          </mrow>
        </munder>
        <mrow/>
      </mrow>
      <mrow>
        <mrow>
          <mrow>
            <mrow>
              <mo fence="true" stretchy="false">(</mo>
              <mrow>
                <mrow>
                  <mrow>
                    <mo stretchy="false">−</mo>
                    <mfrac>
                      <mn>1</mn>
                      <mn>2</mn>
                    </mfrac>
                  </mrow>
                  <mo stretchy="false">−</mo>
                  <mi>x</mi>
                </mrow>
              </mrow>
              <mo fence="true" stretchy="false">)</mo>
            </mrow>
            <mo stretchy="false">⋅</mo>
            <msup>
              <mi>n</mi>
              <mrow>
                <mo stretchy="false">−</mo>
                <mi>x</mi>
              </mrow>
            </msup>
            <mo stretchy="false">⋅</mo>
            <msubsup>
              <mi>H</mi>
              <mi>n</mi>
              <mrow>
                <mo fence="true" stretchy="false">(</mo>
                <mrow>
                  <mrow>
                    <mfrac>
                      <mn>1</mn>
                      <mn>2</mn>
                    </mfrac>
                    <mo stretchy="false">−</mo>
                    <mi>x</mi>
                  </mrow>
                </mrow>
                <mo fence="true" stretchy="false">)</mo>
              </mrow>
            </msubsup>
          </mrow>
          <mo stretchy="false">−</mo>
          <mrow>
            <mrow>
              <mo fence="true" stretchy="false">(</mo>
              <mrow>
                <mrow>
                  <mrow>
                    <mo stretchy="false">−</mo>
                    <mfrac>
                      <mn>1</mn>
                      <mn>2</mn>
                    </mfrac>
                  </mrow>
                  <mo stretchy="false">+</mo>
                  <mi>x</mi>
                </mrow>
              </mrow>
              <mo fence="true" stretchy="false">)</mo>
            </mrow>
            <mo stretchy="false">⋅</mo>
            <msup>
              <mi>n</mi>
              <mi>x</mi>
            </msup>
            <mo stretchy="false">⋅</mo>
            <msubsup>
              <mi>H</mi>
              <mi>n</mi>
              <mrow>
                <mo fence="true" stretchy="false">(</mo>
                <mrow>
                  <mrow>
                    <mfrac>
                      <mn>1</mn>
                      <mn>2</mn>
                    </mfrac>
                    <mo stretchy="false">+</mo>
                    <mi>x</mi>
                  </mrow>
                </mrow>
                <mo fence="true" stretchy="false">)</mo>
              </mrow>
            </msubsup>
          </mrow>
        </mrow>
        <mo stretchy="false">=</mo>
        <mn>0</mn>
      </mrow>
    </mrow>
    <annotation encoding="StarMath 5.0">lim from {n rightarrow infinity }{ }(-{1 over 2}-x) cdot n^-x cdot H^(1 over 2-x)_{n}-(-{1 over 2}+x)cdot n^x cdot H^(1 over 2+x)_{n} = 0</annotation>
  </semantics>
</math>
</file>

<file path=Object 232/content.xml><?xml version="1.0" encoding="utf-8"?>
<math xmlns="http://www.w3.org/1998/Math/MathML" display="block">
  <semantics>
    <mrow>
      <mrow>
        <munder>
          <mi>lim</mi>
          <mrow>
            <mi>n</mi>
            <mo stretchy="false">→</mo>
            <mi mathvariant="normal">∞</mi>
          </mrow>
        </munder>
        <mrow/>
      </mrow>
      <mrow>
        <mrow>
          <mrow>
            <mrow>
              <mo fence="true" stretchy="false">(</mo>
              <mrow>
                <mrow>
                  <mi>x</mi>
                  <mo stretchy="false">+</mo>
                  <mfrac>
                    <mn>1</mn>
                    <mn>2</mn>
                  </mfrac>
                </mrow>
              </mrow>
              <mo fence="true" stretchy="false">)</mo>
            </mrow>
            <mo stretchy="false">⋅</mo>
            <msup>
              <mi>n</mi>
              <mrow>
                <mo stretchy="false">−</mo>
                <mi>x</mi>
              </mrow>
            </msup>
            <mo stretchy="false">⋅</mo>
            <msubsup>
              <mi>H</mi>
              <mi>n</mi>
              <mrow>
                <mo fence="true" stretchy="false">(</mo>
                <mrow>
                  <mrow>
                    <mfrac>
                      <mn>1</mn>
                      <mn>2</mn>
                    </mfrac>
                    <mo stretchy="false">−</mo>
                    <mi>x</mi>
                  </mrow>
                </mrow>
                <mo fence="true" stretchy="false">)</mo>
              </mrow>
            </msubsup>
          </mrow>
          <mo stretchy="false">+</mo>
          <mrow>
            <mrow>
              <mo fence="true" stretchy="false">(</mo>
              <mrow>
                <mrow>
                  <mi>x</mi>
                  <mo stretchy="false">−</mo>
                  <mfrac>
                    <mn>1</mn>
                    <mn>2</mn>
                  </mfrac>
                </mrow>
              </mrow>
              <mo fence="true" stretchy="false">)</mo>
            </mrow>
            <mo stretchy="false">⋅</mo>
            <msup>
              <mi>n</mi>
              <mi>x</mi>
            </msup>
            <mo stretchy="false">⋅</mo>
            <msubsup>
              <mi>H</mi>
              <mi>n</mi>
              <mrow>
                <mo fence="true" stretchy="false">(</mo>
                <mrow>
                  <mrow>
                    <mfrac>
                      <mn>1</mn>
                      <mn>2</mn>
                    </mfrac>
                    <mo stretchy="false">+</mo>
                    <mi>x</mi>
                  </mrow>
                </mrow>
                <mo fence="true" stretchy="false">)</mo>
              </mrow>
            </msubsup>
          </mrow>
        </mrow>
        <mo stretchy="false">=</mo>
        <mn>0</mn>
      </mrow>
    </mrow>
    <annotation encoding="StarMath 5.0">lim from {n rightarrow infinity }{ }

(x+{1 over 2}) cdot n^-x cdot H^(1 over 2-x)_{n}

+

(x-{1 over 2})cdot n^x cdot H^(1 over 2+x)_{n} = 0</annotation>
  </semantics>
</math>
</file>

<file path=Object 233/content.xml><?xml version="1.0" encoding="utf-8"?>
<math xmlns="http://www.w3.org/1998/Math/MathML" display="block">
  <semantics>
    <mrow>
      <mrow>
        <munder>
          <mi>lim</mi>
          <mrow>
            <mi>n</mi>
            <mo stretchy="false">→</mo>
            <mi mathvariant="normal">∞</mi>
          </mrow>
        </munder>
        <mrow/>
      </mrow>
      <mrow>
        <mrow>
          <mrow>
            <mi>x</mi>
            <mo stretchy="false">⋅</mo>
            <mrow>
              <mo fence="true" stretchy="false">(</mo>
              <mrow>
                <mrow>
                  <mrow>
                    <msup>
                      <mi>n</mi>
                      <mrow>
                        <mo stretchy="false">−</mo>
                        <mi>x</mi>
                      </mrow>
                    </msup>
                    <mo stretchy="false">⋅</mo>
                    <msubsup>
                      <mi>H</mi>
                      <mi>n</mi>
                      <mrow>
                        <mo fence="true" stretchy="false">(</mo>
                        <mrow>
                          <mrow>
                            <mfrac>
                              <mn>1</mn>
                              <mn>2</mn>
                            </mfrac>
                            <mo stretchy="false">−</mo>
                            <mi>x</mi>
                          </mrow>
                        </mrow>
                        <mo fence="true" stretchy="false">)</mo>
                      </mrow>
                    </msubsup>
                  </mrow>
                  <mo stretchy="false">+</mo>
                  <mrow>
                    <msup>
                      <mi>n</mi>
                      <mi>x</mi>
                    </msup>
                    <mo stretchy="false">⋅</mo>
                    <msubsup>
                      <mi>H</mi>
                      <mi>n</mi>
                      <mrow>
                        <mo fence="true" stretchy="false">(</mo>
                        <mrow>
                          <mrow>
                            <mfrac>
                              <mn>1</mn>
                              <mn>2</mn>
                            </mfrac>
                            <mo stretchy="false">+</mo>
                            <mi>x</mi>
                          </mrow>
                        </mrow>
                        <mo fence="true" stretchy="false">)</mo>
                      </mrow>
                    </msubsup>
                  </mrow>
                </mrow>
              </mrow>
              <mo fence="true" stretchy="false">)</mo>
            </mrow>
          </mrow>
          <mo stretchy="false">+</mo>
          <mrow>
            <mfrac>
              <mn>1</mn>
              <mn>2</mn>
            </mfrac>
            <mo stretchy="false">⋅</mo>
            <mrow>
              <mo fence="true" stretchy="false">(</mo>
              <mrow>
                <mrow>
                  <mrow>
                    <msup>
                      <mi>n</mi>
                      <mrow>
                        <mo stretchy="false">−</mo>
                        <mi>x</mi>
                      </mrow>
                    </msup>
                    <mo stretchy="false">⋅</mo>
                    <msubsup>
                      <mi>H</mi>
                      <mi>n</mi>
                      <mrow>
                        <mo fence="true" stretchy="false">(</mo>
                        <mrow>
                          <mrow>
                            <mfrac>
                              <mn>1</mn>
                              <mn>2</mn>
                            </mfrac>
                            <mo stretchy="false">−</mo>
                            <mi>x</mi>
                          </mrow>
                        </mrow>
                        <mo fence="true" stretchy="false">)</mo>
                      </mrow>
                    </msubsup>
                  </mrow>
                  <mo stretchy="false">−</mo>
                  <mrow>
                    <msup>
                      <mi>n</mi>
                      <mi>x</mi>
                    </msup>
                    <mo stretchy="false">⋅</mo>
                    <msubsup>
                      <mi>H</mi>
                      <mi>n</mi>
                      <mrow>
                        <mo fence="true" stretchy="false">(</mo>
                        <mrow>
                          <mrow>
                            <mfrac>
                              <mn>1</mn>
                              <mn>2</mn>
                            </mfrac>
                            <mo stretchy="false">+</mo>
                            <mi>x</mi>
                          </mrow>
                        </mrow>
                        <mo fence="true" stretchy="false">)</mo>
                      </mrow>
                    </msubsup>
                  </mrow>
                </mrow>
              </mrow>
              <mo fence="true" stretchy="false">)</mo>
            </mrow>
          </mrow>
        </mrow>
        <mo stretchy="false">=</mo>
        <mn>0</mn>
      </mrow>
    </mrow>
    <annotation encoding="StarMath 5.0">lim from {n rightarrow infinity }{ }

x cdot (n^-x cdot H^(1 over 2-x)_n+n^x cdot H^(1 over 2+x)_n)

+

{1 over 2}cdot( n^-x cdot H^(1 over 2-x)_n-n^x cdot H^(1 over 2+x)_n) = 0</annotation>
  </semantics>
</math>
</file>

<file path=Object 234/content.xml><?xml version="1.0" encoding="utf-8"?>
<math xmlns="http://www.w3.org/1998/Math/MathML" display="block">
  <semantics>
    <mrow>
      <mi mathvariant="normal">ζ</mi>
      <mrow>
        <mrow>
          <mo fence="true" stretchy="false">(</mo>
          <mrow>
            <mi>s</mi>
          </mrow>
          <mo fence="true" stretchy="false">)</mo>
        </mrow>
        <mo stretchy="false">=</mo>
        <msup>
          <mrow>
            <mo fence="true" stretchy="false">(</mo>
            <mrow>
              <mrow>
                <mn>1</mn>
                <mo stretchy="false">−</mo>
                <msup>
                  <mn>2</mn>
                  <mrow>
                    <mn>1</mn>
                    <mo stretchy="false">−</mo>
                    <mi>s</mi>
                  </mrow>
                </msup>
              </mrow>
            </mrow>
            <mo fence="true" stretchy="false">)</mo>
          </mrow>
          <mrow>
            <mo stretchy="false">−</mo>
            <mn>1</mn>
          </mrow>
        </msup>
      </mrow>
      <mrow>
        <munderover>
          <mo stretchy="false">∑</mo>
          <mrow>
            <mi>j</mi>
            <mo stretchy="false">=</mo>
            <mn>1</mn>
          </mrow>
          <mi mathvariant="normal">∞</mi>
        </munderover>
        <mfrac>
          <msup>
            <mrow>
              <mo fence="true" stretchy="false">(</mo>
              <mrow>
                <mrow>
                  <mo stretchy="false">−</mo>
                  <mn>1</mn>
                </mrow>
              </mrow>
              <mo fence="true" stretchy="false">)</mo>
            </mrow>
            <mrow>
              <mi>j</mi>
              <mo stretchy="false">+</mo>
              <mn>1</mn>
            </mrow>
          </msup>
          <msup>
            <mi>j</mi>
            <mi>s</mi>
          </msup>
        </mfrac>
      </mrow>
    </mrow>
    <annotation encoding="StarMath 5.0">%zeta(s)=(1-2^{1-s})^-1sum from j = 1 to infinity { {(-1)^{j+1}}over{j^{s}} }</annotation>
  </semantics>
</math>
</file>

<file path=Object 235/content.xml><?xml version="1.0" encoding="utf-8"?>
<math xmlns="http://www.w3.org/1998/Math/MathML" display="block">
  <semantics>
    <mrow>
      <mrow>
        <mo fence="true" stretchy="false">(</mo>
        <mrow>
          <mrow>
            <mn>1</mn>
            <mo stretchy="false">−</mo>
            <msup>
              <mn>2</mn>
              <mrow>
                <mrow>
                  <mfrac>
                    <mn>1</mn>
                    <mn>2</mn>
                  </mfrac>
                  <mo stretchy="false">−</mo>
                  <mi>i</mi>
                </mrow>
                <mi>x</mi>
              </mrow>
            </msup>
          </mrow>
        </mrow>
        <mo fence="true" stretchy="false">)</mo>
      </mrow>
      <mi mathvariant="normal">ζ</mi>
      <mrow>
        <mrow>
          <mo fence="true" stretchy="false">(</mo>
          <mrow>
            <mrow>
              <mrow>
                <mfrac>
                  <mn>1</mn>
                  <mn>2</mn>
                </mfrac>
                <mo stretchy="false">+</mo>
                <mi>i</mi>
              </mrow>
              <mi>x</mi>
            </mrow>
          </mrow>
          <mo fence="true" stretchy="false">)</mo>
        </mrow>
        <mo stretchy="false">=</mo>
        <mrow>
          <munderover>
            <mo stretchy="false">∑</mo>
            <mrow>
              <mi>j</mi>
              <mo stretchy="false">=</mo>
              <mn>1</mn>
            </mrow>
            <mi mathvariant="normal">∞</mi>
          </munderover>
          <mfrac>
            <msup>
              <mrow>
                <mo fence="true" stretchy="false">(</mo>
                <mrow>
                  <mrow>
                    <mo stretchy="false">−</mo>
                    <mn>1</mn>
                  </mrow>
                </mrow>
                <mo fence="true" stretchy="false">)</mo>
              </mrow>
              <mrow>
                <mi>j</mi>
                <mo stretchy="false">+</mo>
                <mn>1</mn>
              </mrow>
            </msup>
            <msup>
              <mi>j</mi>
              <mrow>
                <mrow>
                  <mfrac>
                    <mn>1</mn>
                    <mn>2</mn>
                  </mfrac>
                  <mo stretchy="false">+</mo>
                  <mi>i</mi>
                </mrow>
                <mi>x</mi>
              </mrow>
            </msup>
          </mfrac>
        </mrow>
      </mrow>
    </mrow>
    <annotation encoding="StarMath 5.0">(1-2^{1 over 2 - i x})%zeta(1 over 2 + i x)=sum from j = 1 to infinity { {(-1)^{j+1}}over{j^{{1 over 2 + i x}}} }</annotation>
  </semantics>
</math>
</file>

<file path=Object 236/content.xml><?xml version="1.0" encoding="utf-8"?>
<math xmlns="http://www.w3.org/1998/Math/MathML" display="block">
  <semantics>
    <mrow>
      <mrow>
        <mrow>
          <mo fence="true" stretchy="false">(</mo>
          <mrow>
            <mrow>
              <mn>1</mn>
              <mo stretchy="false">−</mo>
              <msup>
                <mn>2</mn>
                <mrow>
                  <mrow>
                    <mfrac>
                      <mn>1</mn>
                      <mn>2</mn>
                    </mfrac>
                    <mo stretchy="false">−</mo>
                    <mi>i</mi>
                  </mrow>
                  <mi>x</mi>
                </mrow>
              </msup>
            </mrow>
          </mrow>
          <mo fence="true" stretchy="false">)</mo>
        </mrow>
        <mo stretchy="false">⋅</mo>
        <mi mathvariant="normal">ζ</mi>
      </mrow>
      <mrow>
        <mrow>
          <mo fence="true" stretchy="false">(</mo>
          <mrow>
            <mrow>
              <mrow>
                <mfrac>
                  <mn>1</mn>
                  <mn>2</mn>
                </mfrac>
                <mo stretchy="false">+</mo>
                <mi>i</mi>
              </mrow>
              <mi>x</mi>
            </mrow>
          </mrow>
          <mo fence="true" stretchy="false">)</mo>
        </mrow>
        <mo stretchy="false">=</mo>
        <mrow>
          <munderover>
            <mo stretchy="false">∑</mo>
            <mrow>
              <mi>j</mi>
              <mo stretchy="false">=</mo>
              <mn>1</mn>
            </mrow>
            <mi mathvariant="normal">∞</mi>
          </munderover>
          <mrow>
            <mfrac>
              <mn>1</mn>
              <msqrt>
                <mi>j</mi>
              </msqrt>
            </mfrac>
            <mfrac>
              <msup>
                <mrow>
                  <mo fence="true" stretchy="false">(</mo>
                  <mrow>
                    <mrow>
                      <mo stretchy="false">−</mo>
                      <mn>1</mn>
                    </mrow>
                  </mrow>
                  <mo fence="true" stretchy="false">)</mo>
                </mrow>
                <mrow>
                  <mi>j</mi>
                  <mo stretchy="false">+</mo>
                  <mn>1</mn>
                </mrow>
              </msup>
              <msup>
                <mi>j</mi>
                <mrow>
                  <mi>i</mi>
                  <mi>x</mi>
                </mrow>
              </msup>
            </mfrac>
          </mrow>
        </mrow>
      </mrow>
    </mrow>
    <annotation encoding="StarMath 5.0">(1-2^{{1 over 2 - i x}}) cdot %zeta(1 over 2 + i x)=sum from j = 1 to infinity {1 over {sqrt j} {(-1)^{j+1}}over j^{i x} }</annotation>
  </semantics>
</math>
</file>

<file path=Object 237/content.xml><?xml version="1.0" encoding="utf-8"?>
<math xmlns="http://www.w3.org/1998/Math/MathML" display="block">
  <semantics>
    <mrow>
      <mrow>
        <mrow>
          <mo fence="true" stretchy="false">(</mo>
          <mrow>
            <mrow>
              <mn>1</mn>
              <mo stretchy="false">−</mo>
              <msup>
                <mn>2</mn>
                <mrow>
                  <mrow>
                    <mfrac>
                      <mn>1</mn>
                      <mn>2</mn>
                    </mfrac>
                    <mo stretchy="false">+</mo>
                    <mi>i</mi>
                  </mrow>
                  <mi>x</mi>
                </mrow>
              </msup>
            </mrow>
          </mrow>
          <mo fence="true" stretchy="false">)</mo>
        </mrow>
        <mo stretchy="false">⋅</mo>
        <mi mathvariant="normal">ζ</mi>
      </mrow>
      <mrow>
        <mrow>
          <mo fence="true" stretchy="false">(</mo>
          <mrow>
            <mrow>
              <mrow>
                <mfrac>
                  <mn>1</mn>
                  <mn>2</mn>
                </mfrac>
                <mo stretchy="false">−</mo>
                <mi>i</mi>
              </mrow>
              <mi>x</mi>
            </mrow>
          </mrow>
          <mo fence="true" stretchy="false">)</mo>
        </mrow>
        <mo stretchy="false">=</mo>
        <mrow>
          <munderover>
            <mo stretchy="false">∑</mo>
            <mrow>
              <mi>j</mi>
              <mo stretchy="false">=</mo>
              <mn>1</mn>
            </mrow>
            <mi mathvariant="normal">∞</mi>
          </munderover>
          <mrow>
            <mfrac>
              <mn>1</mn>
              <msqrt>
                <mi>j</mi>
              </msqrt>
            </mfrac>
            <mfrac>
              <msup>
                <mrow>
                  <mo fence="true" stretchy="false">(</mo>
                  <mrow>
                    <mrow>
                      <mo stretchy="false">−</mo>
                      <mn>1</mn>
                    </mrow>
                  </mrow>
                  <mo fence="true" stretchy="false">)</mo>
                </mrow>
                <mrow>
                  <mi>j</mi>
                  <mo stretchy="false">+</mo>
                  <mn>1</mn>
                </mrow>
              </msup>
              <msup>
                <mi>j</mi>
                <mrow>
                  <mrow>
                    <mo stretchy="false">−</mo>
                    <mi>i</mi>
                  </mrow>
                  <mi>x</mi>
                </mrow>
              </msup>
            </mfrac>
          </mrow>
        </mrow>
      </mrow>
    </mrow>
    <annotation encoding="StarMath 5.0">(1-2^{{1 over 2 + i x}}) cdot %zeta(1 over 2 - i x)=sum from j = 1 to infinity {1 over {sqrt j} {(-1)^{j+1}}over j^{-i x} }</annotation>
  </semantics>
</math>
</file>

<file path=Object 238/content.xml><?xml version="1.0" encoding="utf-8"?>
<math xmlns="http://www.w3.org/1998/Math/MathML" display="block">
  <semantics>
    <mrow>
      <mrow>
        <mrow>
          <mo fence="true" stretchy="false">(</mo>
          <mrow>
            <mrow>
              <mn>1</mn>
              <mo stretchy="false">−</mo>
              <msup>
                <mn>2</mn>
                <mrow>
                  <mrow>
                    <mfrac>
                      <mn>1</mn>
                      <mn>2</mn>
                    </mfrac>
                    <mo stretchy="false">−</mo>
                    <mi>i</mi>
                  </mrow>
                  <mi>x</mi>
                </mrow>
              </msup>
            </mrow>
          </mrow>
          <mo fence="true" stretchy="false">)</mo>
        </mrow>
        <mo stretchy="false">⋅</mo>
        <mi mathvariant="normal">ζ</mi>
      </mrow>
      <mrow>
        <mrow>
          <mo fence="true" stretchy="false">(</mo>
          <mrow>
            <mrow>
              <mrow>
                <mfrac>
                  <mn>1</mn>
                  <mn>2</mn>
                </mfrac>
                <mo stretchy="false">+</mo>
                <mi>i</mi>
              </mrow>
              <mi>x</mi>
            </mrow>
          </mrow>
          <mo fence="true" stretchy="false">)</mo>
        </mrow>
        <mo stretchy="false">−</mo>
        <mrow>
          <mrow>
            <mo fence="true" stretchy="false">(</mo>
            <mrow>
              <mrow>
                <mn>1</mn>
                <mo stretchy="false">−</mo>
                <msup>
                  <mn>2</mn>
                  <mrow>
                    <mrow>
                      <mfrac>
                        <mn>1</mn>
                        <mn>2</mn>
                      </mfrac>
                      <mo stretchy="false">+</mo>
                      <mi>i</mi>
                    </mrow>
                    <mi>x</mi>
                  </mrow>
                </msup>
              </mrow>
            </mrow>
            <mo fence="true" stretchy="false">)</mo>
          </mrow>
          <mo stretchy="false">⋅</mo>
          <mi mathvariant="normal">ζ</mi>
        </mrow>
      </mrow>
      <mrow>
        <mrow>
          <mo fence="true" stretchy="false">(</mo>
          <mrow>
            <mrow>
              <mrow>
                <mfrac>
                  <mn>1</mn>
                  <mn>2</mn>
                </mfrac>
                <mo stretchy="false">−</mo>
                <mi>i</mi>
              </mrow>
              <mi>x</mi>
            </mrow>
          </mrow>
          <mo fence="true" stretchy="false">)</mo>
        </mrow>
        <mo stretchy="false">=</mo>
        <mrow>
          <munderover>
            <mo stretchy="false">∑</mo>
            <mrow>
              <mi>j</mi>
              <mo stretchy="false">=</mo>
              <mn>1</mn>
            </mrow>
            <mi mathvariant="normal">∞</mi>
          </munderover>
          <mrow>
            <mfrac>
              <mn>1</mn>
              <msqrt>
                <mi>j</mi>
              </msqrt>
            </mfrac>
            <mrow>
              <mo fence="true" stretchy="false">(</mo>
              <mrow>
                <mrow>
                  <mfrac>
                    <msup>
                      <mrow>
                        <mo fence="true" stretchy="false">(</mo>
                        <mrow>
                          <mrow>
                            <mo stretchy="false">−</mo>
                            <mn>1</mn>
                          </mrow>
                        </mrow>
                        <mo fence="true" stretchy="false">)</mo>
                      </mrow>
                      <mrow>
                        <mi>j</mi>
                        <mo stretchy="false">+</mo>
                        <mn>1</mn>
                      </mrow>
                    </msup>
                    <msup>
                      <mi>j</mi>
                      <mrow>
                        <mi>i</mi>
                        <mi>x</mi>
                      </mrow>
                    </msup>
                  </mfrac>
                  <mo stretchy="false">−</mo>
                  <mfrac>
                    <msup>
                      <mrow>
                        <mo fence="true" stretchy="false">(</mo>
                        <mrow>
                          <mrow>
                            <mo stretchy="false">−</mo>
                            <mn>1</mn>
                          </mrow>
                        </mrow>
                        <mo fence="true" stretchy="false">)</mo>
                      </mrow>
                      <mrow>
                        <mi>j</mi>
                        <mo stretchy="false">+</mo>
                        <mn>1</mn>
                      </mrow>
                    </msup>
                    <msup>
                      <mi>j</mi>
                      <mrow>
                        <mrow>
                          <mo stretchy="false">−</mo>
                          <mi>i</mi>
                        </mrow>
                        <mi>x</mi>
                      </mrow>
                    </msup>
                  </mfrac>
                </mrow>
              </mrow>
              <mo fence="true" stretchy="false">)</mo>
            </mrow>
          </mrow>
        </mrow>
      </mrow>
    </mrow>
    <annotation encoding="StarMath 5.0">(1-2^{{1 over 2 - i x}}) cdot %zeta(1 over 2 + i x)-(1-2^{{1 over 2 + i x}}) cdot %zeta(1 over 2 - i x)

=

sum from j = 1 to infinity {1 over {sqrt j}( {(-1)^{j+1}}over j^{i x} - {(-1)^{j+1}}over j^{-i x})}</annotation>
  </semantics>
</math>
</file>

<file path=Object 239/content.xml><?xml version="1.0" encoding="utf-8"?>
<math xmlns="http://www.w3.org/1998/Math/MathML" display="block">
  <semantics>
    <mrow>
      <mrow>
        <mrow>
          <mo fence="true" stretchy="false">(</mo>
          <mrow>
            <mrow>
              <mn>1</mn>
              <mo stretchy="false">−</mo>
              <msup>
                <mn>2</mn>
                <mrow>
                  <mrow>
                    <mfrac>
                      <mn>1</mn>
                      <mn>2</mn>
                    </mfrac>
                    <mo stretchy="false">−</mo>
                    <mi>i</mi>
                  </mrow>
                  <mi>x</mi>
                </mrow>
              </msup>
            </mrow>
          </mrow>
          <mo fence="true" stretchy="false">)</mo>
        </mrow>
        <mo stretchy="false">⋅</mo>
        <mi mathvariant="normal">ζ</mi>
      </mrow>
      <mrow>
        <mrow>
          <mo fence="true" stretchy="false">(</mo>
          <mrow>
            <mrow>
              <mrow>
                <mfrac>
                  <mn>1</mn>
                  <mn>2</mn>
                </mfrac>
                <mo stretchy="false">+</mo>
                <mi>i</mi>
              </mrow>
              <mi>x</mi>
            </mrow>
          </mrow>
          <mo fence="true" stretchy="false">)</mo>
        </mrow>
        <mo stretchy="false">−</mo>
        <mrow>
          <mrow>
            <mo fence="true" stretchy="false">(</mo>
            <mrow>
              <mrow>
                <mn>1</mn>
                <mo stretchy="false">−</mo>
                <msup>
                  <mn>2</mn>
                  <mrow>
                    <mrow>
                      <mfrac>
                        <mn>1</mn>
                        <mn>2</mn>
                      </mfrac>
                      <mo stretchy="false">+</mo>
                      <mi>i</mi>
                    </mrow>
                    <mi>x</mi>
                  </mrow>
                </msup>
              </mrow>
            </mrow>
            <mo fence="true" stretchy="false">)</mo>
          </mrow>
          <mo stretchy="false">⋅</mo>
          <mi mathvariant="normal">ζ</mi>
        </mrow>
      </mrow>
      <mrow>
        <mrow>
          <mo fence="true" stretchy="false">(</mo>
          <mrow>
            <mrow>
              <mrow>
                <mfrac>
                  <mn>1</mn>
                  <mn>2</mn>
                </mfrac>
                <mo stretchy="false">−</mo>
                <mi>i</mi>
              </mrow>
              <mi>x</mi>
            </mrow>
          </mrow>
          <mo fence="true" stretchy="false">)</mo>
        </mrow>
        <mo stretchy="false">=</mo>
        <mrow>
          <munderover>
            <mo stretchy="false">∑</mo>
            <mrow>
              <mi>j</mi>
              <mo stretchy="false">=</mo>
              <mn>1</mn>
            </mrow>
            <mi mathvariant="normal">∞</mi>
          </munderover>
          <mrow>
            <mfrac>
              <msup>
                <mrow>
                  <mo fence="true" stretchy="false">(</mo>
                  <mrow>
                    <mrow>
                      <mo stretchy="false">−</mo>
                      <mn>1</mn>
                    </mrow>
                  </mrow>
                  <mo fence="true" stretchy="false">)</mo>
                </mrow>
                <mrow>
                  <mi>j</mi>
                  <mo stretchy="false">+</mo>
                  <mn>1</mn>
                </mrow>
              </msup>
              <msqrt>
                <mi>j</mi>
              </msqrt>
            </mfrac>
            <mrow>
              <mo fence="true" stretchy="false">(</mo>
              <mrow>
                <mrow>
                  <msup>
                    <mi>j</mi>
                    <mrow>
                      <mrow>
                        <mo stretchy="false">−</mo>
                        <mi>i</mi>
                      </mrow>
                      <mi>x</mi>
                    </mrow>
                  </msup>
                  <mo stretchy="false">−</mo>
                  <msup>
                    <mi>j</mi>
                    <mrow>
                      <mi>i</mi>
                      <mi>x</mi>
                    </mrow>
                  </msup>
                </mrow>
              </mrow>
              <mo fence="true" stretchy="false">)</mo>
            </mrow>
          </mrow>
        </mrow>
      </mrow>
    </mrow>
    <annotation encoding="StarMath 5.0">(1-2^{{1 over 2 - i x}}) cdot %zeta(1 over 2 + i x)-(1-2^{{1 over 2 + i x}}) cdot %zeta(1 over 2 - i x)

=

sum from j = 1 to infinity {(-1)^{j+1} over {sqrt j} ( j^{-i x} - j^{i x})}</annotation>
  </semantics>
</math>
</file>

<file path=Object 24/content.xml><?xml version="1.0" encoding="utf-8"?>
<math xmlns="http://www.w3.org/1998/Math/MathML" display="block">
  <semantics>
    <mrow>
      <mrow>
        <munder>
          <mi>lim</mi>
          <mrow>
            <mi>x</mi>
            <mo stretchy="false">→</mo>
            <mn>1</mn>
          </mrow>
        </munder>
        <mrow/>
      </mrow>
      <mfrac>
        <mo stretchy="false">∂</mo>
        <mrow>
          <mo stretchy="false">∂</mo>
          <mi>x</mi>
        </mrow>
      </mfrac>
      <mrow>
        <mo fence="true" stretchy="false">(</mo>
        <mrow>
          <mrow>
            <mn>1</mn>
            <mo stretchy="false">−</mo>
            <msup>
              <mi>x</mi>
              <mrow>
                <mn>1</mn>
                <mo stretchy="false">−</mo>
                <mi>s</mi>
              </mrow>
            </msup>
          </mrow>
        </mrow>
        <mo fence="true" stretchy="false">)</mo>
      </mrow>
      <msub>
        <mi mathvariant="normal">ζ</mi>
        <mi>x</mi>
      </msub>
      <mrow>
        <mrow>
          <mo fence="true" stretchy="false">(</mo>
          <mrow>
            <mrow>
              <mi>s</mi>
              <mi>,</mi>
              <mi>y</mi>
            </mrow>
          </mrow>
          <mo fence="true" stretchy="false">)</mo>
        </mrow>
        <mo stretchy="false">=</mo>
        <mrow>
          <mo fence="true" stretchy="false">(</mo>
          <mrow>
            <mrow>
              <mi>s</mi>
              <mo stretchy="false">−</mo>
              <mn>1</mn>
            </mrow>
          </mrow>
          <mo fence="true" stretchy="false">)</mo>
        </mrow>
      </mrow>
      <mi mathvariant="normal">ζ</mi>
      <mrow>
        <mo fence="true" stretchy="false">(</mo>
        <mrow>
          <mrow>
            <mi>s</mi>
            <mi>,</mi>
            <mi>y</mi>
          </mrow>
        </mrow>
        <mo fence="true" stretchy="false">)</mo>
      </mrow>
    </mrow>
    <annotation encoding="StarMath 5.0">lim from {x rightarrow 1 }{ } { {partial}over{partial x} }(1-x^{1-s})%zeta_x( s,y ) = ( s-1 )%zeta( s,y )</annotation>
  </semantics>
</math>
</file>

<file path=Object 240/content.xml><?xml version="1.0" encoding="utf-8"?>
<math xmlns="http://www.w3.org/1998/Math/MathML" display="block">
  <semantics>
    <mrow>
      <mrow>
        <mrow>
          <mo fence="true" stretchy="false">(</mo>
          <mrow>
            <mrow>
              <mn>1</mn>
              <mo stretchy="false">−</mo>
              <msup>
                <mn>2</mn>
                <mrow>
                  <mrow>
                    <mfrac>
                      <mn>1</mn>
                      <mn>2</mn>
                    </mfrac>
                    <mo stretchy="false">−</mo>
                    <mi>i</mi>
                  </mrow>
                  <mi>x</mi>
                </mrow>
              </msup>
            </mrow>
          </mrow>
          <mo fence="true" stretchy="false">)</mo>
        </mrow>
        <mo stretchy="false">⋅</mo>
        <mi mathvariant="normal">ζ</mi>
      </mrow>
      <mrow>
        <mrow>
          <mo fence="true" stretchy="false">(</mo>
          <mrow>
            <mrow>
              <mrow>
                <mfrac>
                  <mn>1</mn>
                  <mn>2</mn>
                </mfrac>
                <mo stretchy="false">+</mo>
                <mi>i</mi>
              </mrow>
              <mi>x</mi>
            </mrow>
          </mrow>
          <mo fence="true" stretchy="false">)</mo>
        </mrow>
        <mo stretchy="false">−</mo>
        <mrow>
          <mrow>
            <mo fence="true" stretchy="false">(</mo>
            <mrow>
              <mrow>
                <mn>1</mn>
                <mo stretchy="false">−</mo>
                <msup>
                  <mn>2</mn>
                  <mrow>
                    <mrow>
                      <mfrac>
                        <mn>1</mn>
                        <mn>2</mn>
                      </mfrac>
                      <mo stretchy="false">+</mo>
                      <mi>i</mi>
                    </mrow>
                    <mi>x</mi>
                  </mrow>
                </msup>
              </mrow>
            </mrow>
            <mo fence="true" stretchy="false">)</mo>
          </mrow>
          <mo stretchy="false">⋅</mo>
          <mi mathvariant="normal">ζ</mi>
        </mrow>
      </mrow>
      <mrow>
        <mrow>
          <mo fence="true" stretchy="false">(</mo>
          <mrow>
            <mrow>
              <mrow>
                <mfrac>
                  <mn>1</mn>
                  <mn>2</mn>
                </mfrac>
                <mo stretchy="false">−</mo>
                <mi>i</mi>
              </mrow>
              <mi>x</mi>
            </mrow>
          </mrow>
          <mo fence="true" stretchy="false">)</mo>
        </mrow>
        <mo stretchy="false">=</mo>
        <mrow>
          <munderover>
            <mo stretchy="false">∑</mo>
            <mrow>
              <mi>j</mi>
              <mo stretchy="false">=</mo>
              <mn>1</mn>
            </mrow>
            <mi mathvariant="normal">∞</mi>
          </munderover>
          <mrow>
            <mfrac>
              <msup>
                <mrow>
                  <mo fence="true" stretchy="false">(</mo>
                  <mrow>
                    <mrow>
                      <mo stretchy="false">−</mo>
                      <mn>1</mn>
                    </mrow>
                  </mrow>
                  <mo fence="true" stretchy="false">)</mo>
                </mrow>
                <mrow>
                  <mi>j</mi>
                  <mo stretchy="false">+</mo>
                  <mn>1</mn>
                </mrow>
              </msup>
              <msqrt>
                <mi>j</mi>
              </msqrt>
            </mfrac>
            <mrow>
              <mo fence="true" stretchy="false">(</mo>
              <mrow>
                <mrow>
                  <msup>
                    <mi>e</mi>
                    <mrow>
                      <mrow>
                        <mo stretchy="false">−</mo>
                        <mi>i</mi>
                      </mrow>
                      <mi>x</mi>
                      <mi>log</mi>
                      <mi>j</mi>
                    </mrow>
                  </msup>
                  <mo stretchy="false">−</mo>
                  <msup>
                    <mi>e</mi>
                    <mrow>
                      <mi>i</mi>
                      <mi>x</mi>
                      <mi>log</mi>
                      <mi>j</mi>
                    </mrow>
                  </msup>
                </mrow>
              </mrow>
              <mo fence="true" stretchy="false">)</mo>
            </mrow>
          </mrow>
        </mrow>
      </mrow>
    </mrow>
    <annotation encoding="StarMath 5.0">(1-2^{{1 over 2 - i x}}) cdot %zeta(1 over 2 + i x)-(1-2^{{1 over 2 + i x}}) cdot %zeta(1 over 2 - i x)

=

sum from j = 1 to infinity {(-1)^{j+1} over {sqrt j} ( e^{-i x log j} - e^{i x log j})}</annotation>
  </semantics>
</math>
</file>

<file path=Object 241/content.xml><?xml version="1.0" encoding="utf-8"?>
<math xmlns="http://www.w3.org/1998/Math/MathML" display="block">
  <semantics>
    <mrow>
      <mrow>
        <mrow>
          <mo fence="true" stretchy="false">(</mo>
          <mrow>
            <mrow>
              <mn>1</mn>
              <mo stretchy="false">−</mo>
              <msup>
                <mn>2</mn>
                <mrow>
                  <mrow>
                    <mfrac>
                      <mn>1</mn>
                      <mn>2</mn>
                    </mfrac>
                    <mo stretchy="false">−</mo>
                    <mi>i</mi>
                  </mrow>
                  <mi>x</mi>
                </mrow>
              </msup>
            </mrow>
          </mrow>
          <mo fence="true" stretchy="false">)</mo>
        </mrow>
        <mo stretchy="false">⋅</mo>
        <mi mathvariant="normal">ζ</mi>
      </mrow>
      <mrow>
        <mrow>
          <mo fence="true" stretchy="false">(</mo>
          <mrow>
            <mrow>
              <mrow>
                <mfrac>
                  <mn>1</mn>
                  <mn>2</mn>
                </mfrac>
                <mo stretchy="false">+</mo>
                <mi>i</mi>
              </mrow>
              <mi>x</mi>
            </mrow>
          </mrow>
          <mo fence="true" stretchy="false">)</mo>
        </mrow>
        <mo stretchy="false">−</mo>
        <mrow>
          <mrow>
            <mo fence="true" stretchy="false">(</mo>
            <mrow>
              <mrow>
                <mn>1</mn>
                <mo stretchy="false">−</mo>
                <msup>
                  <mn>2</mn>
                  <mrow>
                    <mrow>
                      <mfrac>
                        <mn>1</mn>
                        <mn>2</mn>
                      </mfrac>
                      <mo stretchy="false">+</mo>
                      <mi>i</mi>
                    </mrow>
                    <mi>x</mi>
                  </mrow>
                </msup>
              </mrow>
            </mrow>
            <mo fence="true" stretchy="false">)</mo>
          </mrow>
          <mo stretchy="false">⋅</mo>
          <mi mathvariant="normal">ζ</mi>
        </mrow>
      </mrow>
      <mrow>
        <mrow>
          <mo fence="true" stretchy="false">(</mo>
          <mrow>
            <mrow>
              <mrow>
                <mfrac>
                  <mn>1</mn>
                  <mn>2</mn>
                </mfrac>
                <mo stretchy="false">−</mo>
                <mi>i</mi>
              </mrow>
              <mi>x</mi>
            </mrow>
          </mrow>
          <mo fence="true" stretchy="false">)</mo>
        </mrow>
        <mo stretchy="false">=</mo>
        <mrow>
          <mo stretchy="false">−</mo>
          <mn>2</mn>
        </mrow>
      </mrow>
      <mi>i</mi>
      <mrow>
        <munderover>
          <mo stretchy="false">∑</mo>
          <mrow>
            <mi>j</mi>
            <mo stretchy="false">=</mo>
            <mn>1</mn>
          </mrow>
          <mi mathvariant="normal">∞</mi>
        </munderover>
        <mrow>
          <mfrac>
            <msup>
              <mrow>
                <mo fence="true" stretchy="false">(</mo>
                <mrow>
                  <mrow>
                    <mo stretchy="false">−</mo>
                    <mn>1</mn>
                  </mrow>
                </mrow>
                <mo fence="true" stretchy="false">)</mo>
              </mrow>
              <mrow>
                <mi>j</mi>
                <mo stretchy="false">+</mo>
                <mn>1</mn>
              </mrow>
            </msup>
            <msqrt>
              <mi>j</mi>
            </msqrt>
          </mfrac>
          <mi>sin</mi>
          <mrow>
            <mo fence="true" stretchy="false">(</mo>
            <mrow>
              <mrow>
                <mi>x</mi>
                <mi>log</mi>
                <mi>j</mi>
              </mrow>
            </mrow>
            <mo fence="true" stretchy="false">)</mo>
          </mrow>
        </mrow>
      </mrow>
    </mrow>
    <annotation encoding="StarMath 5.0">(1-2^{{1 over 2 - i x}}) cdot %zeta(1 over 2 + i x)-(1-2^{{1 over 2 + i x}}) cdot %zeta(1 over 2 - i x)

=

-2 i sum from j = 1 to infinity {(-1)^{j+1} over {sqrt j} sin(x log j)}</annotation>
  </semantics>
</math>
</file>

<file path=Object 242/content.xml><?xml version="1.0" encoding="utf-8"?>
<math xmlns="http://www.w3.org/1998/Math/MathML" display="block">
  <semantics>
    <mrow>
      <mrow>
        <mrow>
          <mo fence="true" stretchy="false">(</mo>
          <mrow>
            <mrow>
              <mn>1</mn>
              <mo stretchy="false">−</mo>
              <msup>
                <mn>2</mn>
                <mrow>
                  <mrow>
                    <mfrac>
                      <mn>1</mn>
                      <mn>2</mn>
                    </mfrac>
                    <mo stretchy="false">−</mo>
                    <mi>i</mi>
                  </mrow>
                  <mi>x</mi>
                </mrow>
              </msup>
            </mrow>
          </mrow>
          <mo fence="true" stretchy="false">)</mo>
        </mrow>
        <mo stretchy="false">⋅</mo>
        <mi mathvariant="normal">ζ</mi>
      </mrow>
      <mrow>
        <mrow>
          <mo fence="true" stretchy="false">(</mo>
          <mrow>
            <mrow>
              <mrow>
                <mfrac>
                  <mn>1</mn>
                  <mn>2</mn>
                </mfrac>
                <mo stretchy="false">+</mo>
                <mi>i</mi>
              </mrow>
              <mi>x</mi>
            </mrow>
          </mrow>
          <mo fence="true" stretchy="false">)</mo>
        </mrow>
        <mo stretchy="false">+</mo>
        <mrow>
          <mrow>
            <mo fence="true" stretchy="false">(</mo>
            <mrow>
              <mrow>
                <mn>1</mn>
                <mo stretchy="false">−</mo>
                <msup>
                  <mn>2</mn>
                  <mrow>
                    <mrow>
                      <mfrac>
                        <mn>1</mn>
                        <mn>2</mn>
                      </mfrac>
                      <mo stretchy="false">+</mo>
                      <mi>i</mi>
                    </mrow>
                    <mi>x</mi>
                  </mrow>
                </msup>
              </mrow>
            </mrow>
            <mo fence="true" stretchy="false">)</mo>
          </mrow>
          <mo stretchy="false">⋅</mo>
          <mi mathvariant="normal">ζ</mi>
        </mrow>
      </mrow>
      <mrow>
        <mrow>
          <mo fence="true" stretchy="false">(</mo>
          <mrow>
            <mrow>
              <mrow>
                <mfrac>
                  <mn>1</mn>
                  <mn>2</mn>
                </mfrac>
                <mo stretchy="false">−</mo>
                <mi>i</mi>
              </mrow>
              <mi>x</mi>
            </mrow>
          </mrow>
          <mo fence="true" stretchy="false">)</mo>
        </mrow>
        <mo stretchy="false">=</mo>
        <mn>2</mn>
      </mrow>
      <mrow>
        <munderover>
          <mo stretchy="false">∑</mo>
          <mrow>
            <mi>j</mi>
            <mo stretchy="false">=</mo>
            <mn>1</mn>
          </mrow>
          <mi mathvariant="normal">∞</mi>
        </munderover>
        <mrow>
          <mfrac>
            <msup>
              <mrow>
                <mo fence="true" stretchy="false">(</mo>
                <mrow>
                  <mrow>
                    <mo stretchy="false">−</mo>
                    <mn>1</mn>
                  </mrow>
                </mrow>
                <mo fence="true" stretchy="false">)</mo>
              </mrow>
              <mrow>
                <mi>j</mi>
                <mo stretchy="false">+</mo>
                <mn>1</mn>
              </mrow>
            </msup>
            <msqrt>
              <mi>j</mi>
            </msqrt>
          </mfrac>
          <mi>cos</mi>
          <mrow>
            <mo fence="true" stretchy="false">(</mo>
            <mrow>
              <mrow>
                <mi>x</mi>
                <mi>log</mi>
                <mi>j</mi>
              </mrow>
            </mrow>
            <mo fence="true" stretchy="false">)</mo>
          </mrow>
        </mrow>
      </mrow>
    </mrow>
    <annotation encoding="StarMath 5.0">(1-2^{{1 over 2 - i x}}) cdot %zeta(1 over 2 + i x)+(1-2^{{1 over 2 + i x}}) cdot %zeta(1 over 2 - i x)

=

2 sum from j = 1 to infinity {(-1)^{j+1} over {sqrt j} cos(x log j)}</annotation>
  </semantics>
</math>
</file>

<file path=Object 243/content.xml><?xml version="1.0" encoding="utf-8"?>
<math xmlns="http://www.w3.org/1998/Math/MathML" display="block">
  <semantics>
    <mrow>
      <mrow>
        <mrow>
          <mo fence="true" stretchy="false">(</mo>
          <mrow>
            <mrow>
              <mn>1</mn>
              <mo stretchy="false">−</mo>
              <msup>
                <mn>2</mn>
                <mrow>
                  <mrow>
                    <mfrac>
                      <mn>1</mn>
                      <mn>2</mn>
                    </mfrac>
                    <mo stretchy="false">−</mo>
                    <mi>i</mi>
                  </mrow>
                  <mi>x</mi>
                </mrow>
              </msup>
            </mrow>
          </mrow>
          <mo fence="true" stretchy="false">)</mo>
        </mrow>
        <mo stretchy="false">⋅</mo>
        <mi mathvariant="normal">ζ</mi>
      </mrow>
      <mrow>
        <mrow>
          <mo fence="true" stretchy="false">(</mo>
          <mrow>
            <mrow>
              <mrow>
                <mfrac>
                  <mn>1</mn>
                  <mn>2</mn>
                </mfrac>
                <mo stretchy="false">+</mo>
                <mi>i</mi>
              </mrow>
              <mi>x</mi>
            </mrow>
          </mrow>
          <mo fence="true" stretchy="false">)</mo>
        </mrow>
        <mo stretchy="false">=</mo>
        <mrow>
          <mrow>
            <munderover>
              <mo stretchy="false">∑</mo>
              <mrow>
                <mi>j</mi>
                <mo stretchy="false">=</mo>
                <mn>1</mn>
              </mrow>
              <mi mathvariant="normal">∞</mi>
            </munderover>
            <mrow>
              <mfrac>
                <msup>
                  <mrow>
                    <mo fence="true" stretchy="false">(</mo>
                    <mrow>
                      <mrow>
                        <mo stretchy="false">−</mo>
                        <mn>1</mn>
                      </mrow>
                    </mrow>
                    <mo fence="true" stretchy="false">)</mo>
                  </mrow>
                  <mrow>
                    <mi>j</mi>
                    <mo stretchy="false">+</mo>
                    <mn>1</mn>
                  </mrow>
                </msup>
                <msqrt>
                  <mi>j</mi>
                </msqrt>
              </mfrac>
              <mi>cos</mi>
              <mrow>
                <mo fence="true" stretchy="false">(</mo>
                <mrow>
                  <mrow>
                    <mi>x</mi>
                    <mi>log</mi>
                    <mi>j</mi>
                  </mrow>
                </mrow>
                <mo fence="true" stretchy="false">)</mo>
              </mrow>
            </mrow>
          </mrow>
          <mo stretchy="false">−</mo>
          <mi>i</mi>
        </mrow>
      </mrow>
      <mrow>
        <munderover>
          <mo stretchy="false">∑</mo>
          <mrow>
            <mi>j</mi>
            <mo stretchy="false">=</mo>
            <mn>1</mn>
          </mrow>
          <mi mathvariant="normal">∞</mi>
        </munderover>
        <mrow>
          <mfrac>
            <msup>
              <mrow>
                <mo fence="true" stretchy="false">(</mo>
                <mrow>
                  <mrow>
                    <mo stretchy="false">−</mo>
                    <mn>1</mn>
                  </mrow>
                </mrow>
                <mo fence="true" stretchy="false">)</mo>
              </mrow>
              <mrow>
                <mi>j</mi>
                <mo stretchy="false">+</mo>
                <mn>1</mn>
              </mrow>
            </msup>
            <msqrt>
              <mi>j</mi>
            </msqrt>
          </mfrac>
          <mi>sin</mi>
          <mrow>
            <mo fence="true" stretchy="false">(</mo>
            <mrow>
              <mrow>
                <mi>x</mi>
                <mi>log</mi>
                <mi>j</mi>
              </mrow>
            </mrow>
            <mo fence="true" stretchy="false">)</mo>
          </mrow>
        </mrow>
      </mrow>
    </mrow>
    <annotation encoding="StarMath 5.0">(1-2^{{1 over 2 - i x}}) cdot %zeta(1 over 2 + i x)

=

sum from j = 1 to infinity {(-1)^{j+1} over {sqrt j} cos(x log j)}

-i sum from j = 1 to infinity {(-1)^{j+1} over {sqrt j} sin(x log j)}</annotation>
  </semantics>
</math>
</file>

<file path=Object 244/content.xml><?xml version="1.0" encoding="utf-8"?>
<math xmlns="http://www.w3.org/1998/Math/MathML" display="block">
  <semantics>
    <mrow>
      <mrow>
        <mrow>
          <mo fence="true" stretchy="false">(</mo>
          <mrow>
            <mrow>
              <mn>1</mn>
              <mo stretchy="false">−</mo>
              <msup>
                <mn>2</mn>
                <mrow>
                  <mrow>
                    <mfrac>
                      <mn>1</mn>
                      <mn>2</mn>
                    </mfrac>
                    <mo stretchy="false">−</mo>
                    <mi>i</mi>
                  </mrow>
                  <mi>x</mi>
                </mrow>
              </msup>
            </mrow>
          </mrow>
          <mo fence="true" stretchy="false">)</mo>
        </mrow>
        <mo stretchy="false">⋅</mo>
        <mi mathvariant="normal">ζ</mi>
      </mrow>
      <mrow>
        <mrow>
          <mo fence="true" stretchy="false">(</mo>
          <mrow>
            <mrow>
              <mrow>
                <mfrac>
                  <mn>1</mn>
                  <mn>2</mn>
                </mfrac>
                <mo stretchy="false">+</mo>
                <mi>i</mi>
              </mrow>
              <mi>x</mi>
            </mrow>
          </mrow>
          <mo fence="true" stretchy="false">)</mo>
        </mrow>
        <mo stretchy="false">=</mo>
        <mrow>
          <munderover>
            <mo stretchy="false">∑</mo>
            <mrow>
              <mi>j</mi>
              <mo stretchy="false">=</mo>
              <mn>1</mn>
            </mrow>
            <mi mathvariant="normal">∞</mi>
          </munderover>
          <mrow>
            <mfrac>
              <msup>
                <mrow>
                  <mo fence="true" stretchy="false">(</mo>
                  <mrow>
                    <mrow>
                      <mo stretchy="false">−</mo>
                      <mn>1</mn>
                    </mrow>
                  </mrow>
                  <mo fence="true" stretchy="false">)</mo>
                </mrow>
                <mrow>
                  <mi>j</mi>
                  <mo stretchy="false">+</mo>
                  <mn>1</mn>
                </mrow>
              </msup>
              <msqrt>
                <mi>j</mi>
              </msqrt>
            </mfrac>
            <mrow>
              <mo fence="true" stretchy="false">(</mo>
              <mrow>
                <mrow>
                  <mi>cos</mi>
                  <mrow>
                    <mrow>
                      <mo fence="true" stretchy="false">(</mo>
                      <mrow>
                        <mrow>
                          <mi>x</mi>
                          <mi>log</mi>
                          <mi>j</mi>
                        </mrow>
                      </mrow>
                      <mo fence="true" stretchy="false">)</mo>
                    </mrow>
                    <mo stretchy="false">−</mo>
                    <mi>i</mi>
                  </mrow>
                  <mi>sin</mi>
                  <mrow>
                    <mo fence="true" stretchy="false">(</mo>
                    <mrow>
                      <mrow>
                        <mi>x</mi>
                        <mi>log</mi>
                        <mi>j</mi>
                      </mrow>
                    </mrow>
                    <mo fence="true" stretchy="false">)</mo>
                  </mrow>
                </mrow>
              </mrow>
              <mo fence="true" stretchy="false">)</mo>
            </mrow>
          </mrow>
        </mrow>
      </mrow>
    </mrow>
    <annotation encoding="StarMath 5.0">(1-2^{{1 over 2 - i x}}) cdot %zeta(1 over 2 + i x)

=

sum from j = 1 to infinity {(-1)^{j+1} over {sqrt j}( cos(x log j) - i sin(x log j))}
</annotation>
  </semantics>
</math>
</file>

<file path=Object 245/content.xml><?xml version="1.0" encoding="utf-8"?>
<math xmlns="http://www.w3.org/1998/Math/MathML" display="block">
  <semantics>
    <mrow>
      <mi>g</mi>
      <mrow>
        <mrow>
          <mo fence="true" stretchy="false">(</mo>
          <mrow>
            <mrow>
              <mi>n</mi>
              <mi>,</mi>
              <mi>s</mi>
              <mi>,</mi>
              <mi>t</mi>
            </mrow>
          </mrow>
          <mo fence="true" stretchy="false">)</mo>
        </mrow>
        <mo stretchy="false">=</mo>
        <mrow>
          <munder>
            <mi>lim</mi>
            <mrow>
              <mi>n</mi>
              <mo stretchy="false">→</mo>
              <mi mathvariant="normal">∞</mi>
            </mrow>
          </munder>
          <mrow/>
        </mrow>
      </mrow>
      <mfrac>
        <mrow>
          <mi>f</mi>
          <mrow>
            <mrow>
              <mrow>
                <mo fence="true" stretchy="false">(</mo>
                <mrow>
                  <mi>s</mi>
                </mrow>
                <mo fence="true" stretchy="false">)</mo>
              </mrow>
              <mo stretchy="false">⋅</mo>
              <msubsup>
                <mi>H</mi>
                <mi>n</mi>
                <mrow>
                  <mo fence="true" stretchy="false">(</mo>
                  <mrow>
                    <mi>s</mi>
                  </mrow>
                  <mo fence="true" stretchy="false">)</mo>
                </mrow>
              </msubsup>
            </mrow>
            <mo stretchy="false">−</mo>
            <mi>f</mi>
          </mrow>
          <mrow>
            <mo fence="true" stretchy="false">(</mo>
            <mrow>
              <mi>t</mi>
            </mrow>
            <mo fence="true" stretchy="false">)</mo>
          </mrow>
          <msubsup>
            <mi>H</mi>
            <mi>n</mi>
            <mrow>
              <mo fence="true" stretchy="false">(</mo>
              <mrow>
                <mi>t</mi>
              </mrow>
              <mo fence="true" stretchy="false">)</mo>
            </mrow>
          </msubsup>
        </mrow>
        <mrow>
          <mi>f</mi>
          <mrow>
            <mrow>
              <mo fence="true" stretchy="false">(</mo>
              <mrow>
                <mi>s</mi>
              </mrow>
              <mo fence="true" stretchy="false">)</mo>
            </mrow>
            <mo stretchy="false">−</mo>
            <mi>f</mi>
          </mrow>
          <mrow>
            <mo fence="true" stretchy="false">(</mo>
            <mrow>
              <mi>t</mi>
            </mrow>
            <mo fence="true" stretchy="false">)</mo>
          </mrow>
        </mrow>
      </mfrac>
    </mrow>
    <annotation encoding="StarMath 5.0">g(n,s,t) = lim from {n rightarrow infinity}{} 

{ {f(s) cdot H^(s)_n - f(t)H^(t)_n}
over
{f(s) -f(t)} }</annotation>
  </semantics>
</math>
</file>

<file path=Object 246/content.xml><?xml version="1.0" encoding="utf-8"?>
<math xmlns="http://www.w3.org/1998/Math/MathML" display="block">
  <semantics>
    <mrow>
      <mi>g</mi>
      <mrow>
        <mrow>
          <mo fence="true" stretchy="false">(</mo>
          <mrow>
            <mrow>
              <mi>n</mi>
              <mi>,</mi>
              <mi>s</mi>
              <mi>,</mi>
              <mi>t</mi>
            </mrow>
          </mrow>
          <mo fence="true" stretchy="false">)</mo>
        </mrow>
        <mo stretchy="false">=</mo>
        <mrow>
          <munder>
            <mi>lim</mi>
            <mrow>
              <mi>n</mi>
              <mo stretchy="false">→</mo>
              <mi mathvariant="normal">∞</mi>
            </mrow>
          </munder>
          <mrow/>
        </mrow>
      </mrow>
      <mfrac>
        <mrow>
          <mrow>
            <mo fence="true" stretchy="false">(</mo>
            <mrow>
              <mrow>
                <mn>1</mn>
                <mo stretchy="false">−</mo>
                <mi>s</mi>
              </mrow>
            </mrow>
            <mo fence="true" stretchy="false">)</mo>
          </mrow>
          <mrow>
            <mrow>
              <msup>
                <mi>n</mi>
                <mi>s</mi>
              </msup>
              <mo stretchy="false">⋅</mo>
              <msubsup>
                <mi>H</mi>
                <mi>n</mi>
                <mrow>
                  <mo fence="true" stretchy="false">(</mo>
                  <mrow>
                    <mi>s</mi>
                  </mrow>
                  <mo fence="true" stretchy="false">)</mo>
                </mrow>
              </msubsup>
            </mrow>
            <mo stretchy="false">−</mo>
            <mrow>
              <mo fence="true" stretchy="false">(</mo>
              <mrow>
                <mrow>
                  <mn>1</mn>
                  <mo stretchy="false">−</mo>
                  <mi>t</mi>
                </mrow>
              </mrow>
              <mo fence="true" stretchy="false">)</mo>
            </mrow>
          </mrow>
          <msup>
            <mi>n</mi>
            <mi>t</mi>
          </msup>
          <msubsup>
            <mi>H</mi>
            <mi>n</mi>
            <mrow>
              <mo fence="true" stretchy="false">(</mo>
              <mrow>
                <mi>t</mi>
              </mrow>
              <mo fence="true" stretchy="false">)</mo>
            </mrow>
          </msubsup>
        </mrow>
        <mrow>
          <mrow>
            <mo fence="true" stretchy="false">(</mo>
            <mrow>
              <mrow>
                <mn>1</mn>
                <mo stretchy="false">−</mo>
                <mi>s</mi>
              </mrow>
            </mrow>
            <mo fence="true" stretchy="false">)</mo>
          </mrow>
          <mrow>
            <msup>
              <mi>n</mi>
              <mi>s</mi>
            </msup>
            <mo stretchy="false">−</mo>
            <mrow>
              <mo fence="true" stretchy="false">(</mo>
              <mrow>
                <mrow>
                  <mn>1</mn>
                  <mo stretchy="false">−</mo>
                  <mi>t</mi>
                </mrow>
              </mrow>
              <mo fence="true" stretchy="false">)</mo>
            </mrow>
          </mrow>
          <msup>
            <mi>n</mi>
            <mi>t</mi>
          </msup>
        </mrow>
      </mfrac>
    </mrow>
    <annotation encoding="StarMath 5.0">g(n,s,t) = lim from {n rightarrow infinity}{} 

{ {(1-s)n^s cdot H^(s)_n - (1-t)n^t H^(t)_n}
over
{(1-s)n^s - (1-t)n^t} }</annotation>
  </semantics>
</math>
</file>

<file path=Object 247/content.xml><?xml version="1.0" encoding="utf-8"?>
<math xmlns="http://www.w3.org/1998/Math/MathML" display="block">
  <semantics>
    <mrow>
      <mrow>
        <munder>
          <mi>lim</mi>
          <mrow>
            <mi>n</mi>
            <mo stretchy="false">→</mo>
            <mi mathvariant="normal">∞</mi>
          </mrow>
        </munder>
        <mrow/>
      </mrow>
      <mrow>
        <mrow>
          <munderover>
            <mo stretchy="false">∑</mo>
            <mrow>
              <mi>j</mi>
              <mo stretchy="false">=</mo>
              <mn>1</mn>
            </mrow>
            <mi>n</mi>
          </munderover>
          <mfrac>
            <mn>1</mn>
            <msqrt>
              <mi>j</mi>
            </msqrt>
          </mfrac>
        </mrow>
        <mo stretchy="false">⋅</mo>
        <mrow>
          <mo fence="true" stretchy="false">(</mo>
          <mrow>
            <mrow>
              <mn>2</mn>
              <mi>x</mi>
              <mi>cos</mi>
              <mrow>
                <mrow>
                  <mo fence="true" stretchy="false">(</mo>
                  <mrow>
                    <mrow>
                      <mrow>
                        <mi>x</mi>
                        <mo stretchy="false">⋅</mo>
                        <mi>log</mi>
                      </mrow>
                      <mfrac>
                        <mi>j</mi>
                        <mi>n</mi>
                      </mfrac>
                    </mrow>
                  </mrow>
                  <mo fence="true" stretchy="false">)</mo>
                </mrow>
                <mo stretchy="false">+</mo>
                <mi>sin</mi>
              </mrow>
              <mrow>
                <mo fence="true" stretchy="false">(</mo>
                <mrow>
                  <mrow>
                    <mrow>
                      <mi>x</mi>
                      <mo stretchy="false">⋅</mo>
                      <mi>log</mi>
                    </mrow>
                    <mfrac>
                      <mi>j</mi>
                      <mi>n</mi>
                    </mfrac>
                  </mrow>
                </mrow>
                <mo fence="true" stretchy="false">)</mo>
              </mrow>
            </mrow>
          </mrow>
          <mo fence="true" stretchy="false">)</mo>
        </mrow>
      </mrow>
    </mrow>
    <annotation encoding="StarMath 5.0">lim from {n rightarrow infinity }{ }sum from j = 1 to n {1 over sqrt j} cdot 

( 2 x cos( x cdot log j over n)



+

sin( x cdot log j over n )

)</annotation>
  </semantics>
</math>
</file>

<file path=Object 248/content.xml><?xml version="1.0" encoding="utf-8"?>
<math xmlns="http://www.w3.org/1998/Math/MathML" display="block">
  <semantics>
    <mtable>
      <mtr>
        <mtd>
          <mrow>
            <mtext/>
            <mrow>
              <munder>
                <mi>lim</mi>
                <mrow>
                  <mi>n</mi>
                  <mo stretchy="false">→</mo>
                  <mi mathvariant="normal">∞</mi>
                </mrow>
              </munder>
              <mrow/>
            </mrow>
            <mrow>
              <munderover>
                <mo stretchy="false">∑</mo>
                <mrow>
                  <mi>j</mi>
                  <mo stretchy="false">=</mo>
                  <mn>1</mn>
                </mrow>
                <mi>n</mi>
              </munderover>
              <mfrac>
                <mn>1</mn>
                <msqrt>
                  <mi>j</mi>
                </msqrt>
              </mfrac>
            </mrow>
            <mrow>
              <mo fence="true" stretchy="false">(</mo>
              <mrow>
                <mrow>
                  <mn>2</mn>
                  <mi>s</mi>
                  <mi>cos</mi>
                  <mrow>
                    <mo fence="true" stretchy="false">(</mo>
                    <mrow>
                      <mrow>
                        <mrow>
                          <mi>s</mi>
                          <mo stretchy="false">⋅</mo>
                          <mi>log</mi>
                        </mrow>
                        <mfrac>
                          <mi>j</mi>
                          <mi>n</mi>
                        </mfrac>
                      </mrow>
                    </mrow>
                    <mo fence="true" stretchy="false">)</mo>
                  </mrow>
                  <mi>cosh</mi>
                  <mrow>
                    <mrow>
                      <mo fence="true" stretchy="false">(</mo>
                      <mrow>
                        <mrow>
                          <mrow>
                            <mi>t</mi>
                            <mo stretchy="false">⋅</mo>
                            <mi>log</mi>
                          </mrow>
                          <mfrac>
                            <mi>j</mi>
                            <mi>n</mi>
                          </mfrac>
                        </mrow>
                      </mrow>
                      <mo fence="true" stretchy="false">)</mo>
                    </mrow>
                    <mo stretchy="false">+</mo>
                    <mn>2</mn>
                  </mrow>
                  <mi>t</mi>
                  <mi>sin</mi>
                  <mrow>
                    <mo fence="true" stretchy="false">(</mo>
                    <mrow>
                      <mrow>
                        <mrow>
                          <mi>s</mi>
                          <mo stretchy="false">⋅</mo>
                          <mi>log</mi>
                        </mrow>
                        <mfrac>
                          <mi>j</mi>
                          <mi>n</mi>
                        </mfrac>
                      </mrow>
                    </mrow>
                    <mo fence="true" stretchy="false">)</mo>
                  </mrow>
                  <mi>sinh</mi>
                  <mrow>
                    <mrow>
                      <mo fence="true" stretchy="false">(</mo>
                      <mrow>
                        <mrow>
                          <mi>t</mi>
                          <mi>log</mi>
                          <mfrac>
                            <mi>j</mi>
                            <mi>n</mi>
                          </mfrac>
                        </mrow>
                      </mrow>
                      <mo fence="true" stretchy="false">)</mo>
                    </mrow>
                    <mo stretchy="false">+</mo>
                    <mi>sin</mi>
                  </mrow>
                  <mrow>
                    <mo fence="true" stretchy="false">(</mo>
                    <mrow>
                      <mrow>
                        <mi>s</mi>
                        <mi>log</mi>
                        <mfrac>
                          <mi>j</mi>
                          <mi>n</mi>
                        </mfrac>
                      </mrow>
                    </mrow>
                    <mo fence="true" stretchy="false">)</mo>
                  </mrow>
                  <mi>cosh</mi>
                  <mrow>
                    <mo fence="true" stretchy="false">(</mo>
                    <mrow>
                      <mrow>
                        <mi>t</mi>
                        <mi>log</mi>
                        <mfrac>
                          <mi>j</mi>
                          <mi>n</mi>
                        </mfrac>
                      </mrow>
                    </mrow>
                    <mo fence="true" stretchy="false">)</mo>
                  </mrow>
                </mrow>
              </mrow>
              <mo fence="true" stretchy="false">)</mo>
            </mrow>
            <mtext/>
          </mrow>
        </mtd>
      </mtr>
      <mtr>
        <mtd>
          <mrow>
            <mrow>
              <mtext>   </mtext>
              <mo stretchy="false">+</mo>
              <mi>i</mi>
            </mrow>
            <mrow>
              <munderover>
                <mo stretchy="false">∑</mo>
                <mrow>
                  <mi>j</mi>
                  <mo stretchy="false">=</mo>
                  <mn>1</mn>
                </mrow>
                <mi>n</mi>
              </munderover>
              <mfrac>
                <mn>1</mn>
                <msqrt>
                  <mi>j</mi>
                </msqrt>
              </mfrac>
            </mrow>
            <mrow>
              <mo fence="true" stretchy="false">(</mo>
              <mrow>
                <mrow>
                  <mn>2</mn>
                  <mi>t</mi>
                  <mi>cos</mi>
                  <mrow>
                    <mo fence="true" stretchy="false">(</mo>
                    <mrow>
                      <mrow>
                        <mrow>
                          <mi>s</mi>
                          <mo stretchy="false">⋅</mo>
                          <mi>log</mi>
                        </mrow>
                        <mfrac>
                          <mi>j</mi>
                          <mi>n</mi>
                        </mfrac>
                      </mrow>
                    </mrow>
                    <mo fence="true" stretchy="false">)</mo>
                  </mrow>
                  <mi>cosh</mi>
                  <mrow>
                    <mrow>
                      <mo fence="true" stretchy="false">(</mo>
                      <mrow>
                        <mrow>
                          <mrow>
                            <mi>t</mi>
                            <mo stretchy="false">⋅</mo>
                            <mi>log</mi>
                          </mrow>
                          <mfrac>
                            <mi>j</mi>
                            <mi>n</mi>
                          </mfrac>
                        </mrow>
                      </mrow>
                      <mo fence="true" stretchy="false">)</mo>
                    </mrow>
                    <mo stretchy="false">−</mo>
                    <mn>2</mn>
                  </mrow>
                  <mi>s</mi>
                  <mi>sin</mi>
                  <mrow>
                    <mo fence="true" stretchy="false">(</mo>
                    <mrow>
                      <mrow>
                        <mrow>
                          <mi>s</mi>
                          <mo stretchy="false">⋅</mo>
                          <mi>log</mi>
                        </mrow>
                        <mfrac>
                          <mi>j</mi>
                          <mi>n</mi>
                        </mfrac>
                      </mrow>
                    </mrow>
                    <mo fence="true" stretchy="false">)</mo>
                  </mrow>
                  <mi>sinh</mi>
                  <mrow>
                    <mrow>
                      <mo fence="true" stretchy="false">(</mo>
                      <mrow>
                        <mrow>
                          <mi>t</mi>
                          <mi>log</mi>
                          <mfrac>
                            <mi>j</mi>
                            <mi>n</mi>
                          </mfrac>
                        </mrow>
                      </mrow>
                      <mo fence="true" stretchy="false">)</mo>
                    </mrow>
                    <mo stretchy="false">+</mo>
                    <mi>cos</mi>
                  </mrow>
                  <mrow>
                    <mo fence="true" stretchy="false">(</mo>
                    <mrow>
                      <mrow>
                        <mi>s</mi>
                        <mi>log</mi>
                        <mfrac>
                          <mi>j</mi>
                          <mi>n</mi>
                        </mfrac>
                      </mrow>
                    </mrow>
                    <mo fence="true" stretchy="false">)</mo>
                  </mrow>
                  <mi>sinh</mi>
                  <mrow>
                    <mo fence="true" stretchy="false">(</mo>
                    <mrow>
                      <mrow>
                        <mi>t</mi>
                        <mi>log</mi>
                        <mfrac>
                          <mi>j</mi>
                          <mi>n</mi>
                        </mfrac>
                      </mrow>
                    </mrow>
                    <mo fence="true" stretchy="false">)</mo>
                  </mrow>
                </mrow>
              </mrow>
              <mo fence="true" stretchy="false">)</mo>
            </mrow>
          </mrow>
        </mtd>
      </mtr>
    </mtable>
    <annotation encoding="StarMath 5.0">""lim from { n rightarrow infinity}{ } sum from j = 1 to n {1 over { sqrt j }}( 2 s cos(s cdot log j over n)cosh(t cdot log j over n ) + 2 t sin(s cdot log j over n )sinh( t log j over n )+sin(s log j over n)cosh(t log j over n))

"" newline "   "

+i sum from j = 1 to n {1 over { sqrt j }}( 2 t cos(s cdot log j over n)cosh(t cdot log j over n ) - 2 s sin(s cdot log j over n )sinh( t log j over n )+cos(s log j over n)sinh(t log j over n))</annotation>
  </semantics>
</math>
</file>

<file path=Object 249/content.xml><?xml version="1.0" encoding="utf-8"?>
<math xmlns="http://www.w3.org/1998/Math/MathML" display="block">
  <semantics>
    <mrow>
      <mrow>
        <mrow>
          <mo stretchy="false">−</mo>
          <mrow>
            <munder>
              <mo stretchy="false">∑</mo>
              <mi mathvariant="normal">ρ</mi>
            </munder>
            <mfrac>
              <msup>
                <mi>x</mi>
                <mi mathvariant="normal">ρ</mi>
              </msup>
              <mi mathvariant="normal">ρ</mi>
            </mfrac>
          </mrow>
        </mrow>
        <mo stretchy="false">=</mo>
        <mrow>
          <mo stretchy="false">−</mo>
          <mrow>
            <munder>
              <mo stretchy="false">∑</mo>
              <mi mathvariant="normal">ρ</mi>
            </munder>
            <mrow>
              <mfrac>
                <msup>
                  <mi>x</mi>
                  <mrow>
                    <mrow>
                      <mfrac>
                        <mn>1</mn>
                        <mn>2</mn>
                      </mfrac>
                      <mo stretchy="false">+</mo>
                      <mi>t</mi>
                    </mrow>
                    <mi>i</mi>
                  </mrow>
                </msup>
                <mrow>
                  <mrow>
                    <mfrac>
                      <mn>1</mn>
                      <mn>2</mn>
                    </mfrac>
                    <mo stretchy="false">+</mo>
                    <mi>t</mi>
                  </mrow>
                  <mi>i</mi>
                </mrow>
              </mfrac>
              <mo stretchy="false">+</mo>
              <mfrac>
                <msup>
                  <mi>x</mi>
                  <mrow>
                    <mrow>
                      <mfrac>
                        <mn>1</mn>
                        <mn>2</mn>
                      </mfrac>
                      <mo stretchy="false">−</mo>
                      <mi>t</mi>
                    </mrow>
                    <mi>i</mi>
                  </mrow>
                </msup>
                <mrow>
                  <mrow>
                    <mfrac>
                      <mn>1</mn>
                      <mn>2</mn>
                    </mfrac>
                    <mo stretchy="false">−</mo>
                    <mi>t</mi>
                  </mrow>
                  <mi>i</mi>
                </mrow>
              </mfrac>
            </mrow>
          </mrow>
        </mrow>
        <mo stretchy="false">=</mo>
        <mrow>
          <mo stretchy="false">−</mo>
          <mrow>
            <munder>
              <mo stretchy="false">∑</mo>
              <mi mathvariant="normal">ρ</mi>
            </munder>
            <mrow>
              <msup>
                <mi>x</mi>
                <mfrac>
                  <mn>1</mn>
                  <mn>2</mn>
                </mfrac>
              </msup>
              <mrow>
                <mo fence="true" stretchy="false">(</mo>
                <mrow>
                  <mrow>
                    <mfrac>
                      <msup>
                        <mi>x</mi>
                        <mrow>
                          <mi>t</mi>
                          <mi>i</mi>
                        </mrow>
                      </msup>
                      <mrow>
                        <mrow>
                          <mfrac>
                            <mn>1</mn>
                            <mn>2</mn>
                          </mfrac>
                          <mo stretchy="false">+</mo>
                          <mi>t</mi>
                        </mrow>
                        <mi>i</mi>
                      </mrow>
                    </mfrac>
                    <mo stretchy="false">+</mo>
                    <mfrac>
                      <msup>
                        <mi>x</mi>
                        <mrow>
                          <mrow>
                            <mo stretchy="false">−</mo>
                            <mi>t</mi>
                          </mrow>
                          <mi>i</mi>
                        </mrow>
                      </msup>
                      <mrow>
                        <mrow>
                          <mfrac>
                            <mn>1</mn>
                            <mn>2</mn>
                          </mfrac>
                          <mo stretchy="false">−</mo>
                          <mi>t</mi>
                        </mrow>
                        <mi>i</mi>
                      </mrow>
                    </mfrac>
                  </mrow>
                </mrow>
                <mo fence="true" stretchy="false">)</mo>
              </mrow>
            </mrow>
          </mrow>
        </mrow>
        <mo stretchy="false">=</mo>
        <mrow>
          <mo stretchy="false">−</mo>
          <msup>
            <mi>x</mi>
            <mfrac>
              <mn>1</mn>
              <mn>2</mn>
            </mfrac>
          </msup>
        </mrow>
      </mrow>
      <mrow>
        <munder>
          <mo stretchy="false">∑</mo>
          <mi mathvariant="normal">ρ</mi>
        </munder>
        <mrow>
          <mo fence="true" stretchy="false">(</mo>
          <mrow>
            <mrow>
              <mfrac>
                <msup>
                  <mi>x</mi>
                  <mrow>
                    <mi>t</mi>
                    <mi>i</mi>
                  </mrow>
                </msup>
                <mrow>
                  <mrow>
                    <mfrac>
                      <mn>1</mn>
                      <mn>2</mn>
                    </mfrac>
                    <mo stretchy="false">+</mo>
                    <mi>t</mi>
                  </mrow>
                  <mi>i</mi>
                </mrow>
              </mfrac>
              <mo stretchy="false">+</mo>
              <mfrac>
                <msup>
                  <mi>x</mi>
                  <mrow>
                    <mrow>
                      <mo stretchy="false">−</mo>
                      <mi>t</mi>
                    </mrow>
                    <mi>i</mi>
                  </mrow>
                </msup>
                <mrow>
                  <mrow>
                    <mfrac>
                      <mn>1</mn>
                      <mn>2</mn>
                    </mfrac>
                    <mo stretchy="false">−</mo>
                    <mi>t</mi>
                  </mrow>
                  <mi>i</mi>
                </mrow>
              </mfrac>
            </mrow>
          </mrow>
          <mo fence="true" stretchy="false">)</mo>
        </mrow>
      </mrow>
    </mrow>
    <annotation encoding="StarMath 5.0">- sum from %rho { x^{%rho} over %rho } = 
- sum from %rho { x^{1 over 2 + t i } over {1 over 2 + t i } + x^{1 over 2 - t i } over {1 over 2 - t i } }=
 - sum from %rho { x^{1 over 2} (x^{t i } over {1 over 2 + t i } + x^{- t i } over {1 over 2 - t i } )}=
 - x^{1 over 2} sum from {%rho} { (x^{t i } over {1 over 2 + t i } + x^{- t i } over {1 over 2 - t i } )}</annotation>
  </semantics>
</math>
</file>

<file path=Object 25/content.xml><?xml version="1.0" encoding="utf-8"?>
<math xmlns="http://www.w3.org/1998/Math/MathML" display="block">
  <semantics>
    <mrow>
      <mrow>
        <munder>
          <mi>lim</mi>
          <mrow>
            <mi>x</mi>
            <mo stretchy="false">→</mo>
            <mn>1</mn>
          </mrow>
        </munder>
        <mrow/>
      </mrow>
      <mfrac>
        <mo stretchy="false">∂</mo>
        <mrow>
          <mo stretchy="false">∂</mo>
          <mi>x</mi>
        </mrow>
      </mfrac>
      <mrow>
        <mrow>
          <mo fence="true" stretchy="false">(</mo>
          <mrow>
            <mrow>
              <mrow>
                <mrow>
                  <munder>
                    <mi>lim</mi>
                    <mrow>
                      <mi>n</mi>
                      <mo stretchy="false">→</mo>
                      <mi mathvariant="normal">∞</mi>
                    </mrow>
                  </munder>
                  <mrow>
                    <munder>
                      <mo stretchy="false">∑</mo>
                      <mrow>
                        <mn>1</mn>
                        <mo stretchy="false">≤</mo>
                        <mi>j</mi>
                        <mo stretchy="false">≤</mo>
                        <mi>n</mi>
                      </mrow>
                    </munder>
                    <msup>
                      <mrow>
                        <mo fence="true" stretchy="false">(</mo>
                        <mrow>
                          <mrow>
                            <mi>j</mi>
                            <mo stretchy="false">+</mo>
                            <mi>y</mi>
                          </mrow>
                        </mrow>
                        <mo fence="true" stretchy="false">)</mo>
                      </mrow>
                      <mrow>
                        <mo stretchy="false">−</mo>
                        <mi>s</mi>
                      </mrow>
                    </msup>
                  </mrow>
                </mrow>
                <mo stretchy="false">−</mo>
                <msup>
                  <mi>x</mi>
                  <mrow>
                    <mn>1</mn>
                    <mo stretchy="false">−</mo>
                    <mi>s</mi>
                  </mrow>
                </msup>
              </mrow>
              <mrow>
                <munder>
                  <mo stretchy="false">∑</mo>
                  <mrow>
                    <mn>1</mn>
                    <mo stretchy="false">≤</mo>
                    <mi>j</mi>
                    <mo stretchy="false">≤</mo>
                    <mfrac>
                      <mi>n</mi>
                      <mi>x</mi>
                    </mfrac>
                  </mrow>
                </munder>
                <msup>
                  <mrow>
                    <mo fence="true" stretchy="false">(</mo>
                    <mrow>
                      <mrow>
                        <mi>j</mi>
                        <mo stretchy="false">+</mo>
                        <mi>y</mi>
                      </mrow>
                    </mrow>
                    <mo fence="true" stretchy="false">)</mo>
                  </mrow>
                  <mrow>
                    <mo stretchy="false">−</mo>
                    <mi>s</mi>
                  </mrow>
                </msup>
              </mrow>
            </mrow>
          </mrow>
          <mo fence="true" stretchy="false">)</mo>
        </mrow>
        <mo stretchy="false">=</mo>
        <mrow>
          <munder>
            <mi>lim</mi>
            <mrow>
              <mi>n</mi>
              <mo stretchy="false">→</mo>
              <mi mathvariant="normal">∞</mi>
            </mrow>
          </munder>
          <mrow/>
        </mrow>
      </mrow>
      <mrow>
        <mi>s</mi>
        <mo stretchy="false">⋅</mo>
        <mi>n</mi>
        <mo stretchy="false">⋅</mo>
        <mi mathvariant="normal">ζ</mi>
      </mrow>
      <mrow>
        <mrow>
          <mo fence="true" stretchy="false">(</mo>
          <mrow>
            <mrow>
              <mrow>
                <mn>1</mn>
                <mo stretchy="false">+</mo>
                <mi>s</mi>
              </mrow>
              <mi>,</mi>
              <mrow>
                <mn>1</mn>
                <mo stretchy="false">+</mo>
                <mi>n</mi>
                <mo stretchy="false">+</mo>
                <mi>y</mi>
              </mrow>
            </mrow>
          </mrow>
          <mo fence="true" stretchy="false">)</mo>
        </mrow>
        <mo stretchy="false">−</mo>
        <mrow>
          <mo fence="true" stretchy="false">(</mo>
          <mrow>
            <mrow>
              <mn>1</mn>
              <mo stretchy="false">−</mo>
              <mi>s</mi>
            </mrow>
          </mrow>
          <mo fence="true" stretchy="false">)</mo>
        </mrow>
      </mrow>
      <mrow>
        <mo fence="true" stretchy="false">(</mo>
        <mrow>
          <mrow>
            <mi mathvariant="normal">ζ</mi>
            <mrow>
              <mrow>
                <mo fence="true" stretchy="false">(</mo>
                <mrow>
                  <mrow>
                    <mi>s</mi>
                    <mi>,</mi>
                    <mi>y</mi>
                  </mrow>
                </mrow>
                <mo fence="true" stretchy="false">)</mo>
              </mrow>
              <mo stretchy="false">−</mo>
              <mi mathvariant="normal">ζ</mi>
            </mrow>
            <mrow>
              <mo fence="true" stretchy="false">(</mo>
              <mrow>
                <mrow>
                  <mi>s</mi>
                  <mi>,</mi>
                  <mrow>
                    <mn>1</mn>
                    <mo stretchy="false">+</mo>
                    <mi>n</mi>
                    <mo stretchy="false">+</mo>
                    <mi>y</mi>
                  </mrow>
                </mrow>
              </mrow>
              <mo fence="true" stretchy="false">)</mo>
            </mrow>
          </mrow>
        </mrow>
        <mo fence="true" stretchy="false">)</mo>
      </mrow>
    </mrow>
    <annotation encoding="StarMath 5.0">lim from {x rightarrow 1}{}{{partial}over{partial x}}(lim from {n rightarrow infinity} sum from 1 &lt;= j &lt;= n (j+y)^-s - x^{1-s}sum from 1 &lt;= j &lt;= n over x (j+y)^-s) 

= 

lim from { n rightarrow infinity }{  } s cdot n cdot %zeta( 1+s, 1+n+y ) - ( 1-s )( %zeta(s,y)-%zeta(s,1+n+y) )</annotation>
  </semantics>
</math>
</file>

<file path=Object 250/content.xml><?xml version="1.0" encoding="utf-8"?>
<math xmlns="http://www.w3.org/1998/Math/MathML" display="block">
  <semantics>
    <mrow>
      <mtext/>
      <mo stretchy="false">=</mo>
      <mrow>
        <mo stretchy="false">−</mo>
        <mrow>
          <munder>
            <mo stretchy="false">∑</mo>
            <mi>t</mi>
          </munder>
          <mrow>
            <msup>
              <mrow>
                <mo fence="true" stretchy="false">(</mo>
                <mrow>
                  <mrow>
                    <msup>
                      <mi>t</mi>
                      <mn>2</mn>
                    </msup>
                    <mo stretchy="false">+</mo>
                    <mfrac>
                      <mn>1</mn>
                      <mn>4</mn>
                    </mfrac>
                  </mrow>
                </mrow>
                <mo fence="true" stretchy="false">)</mo>
              </mrow>
              <mrow>
                <mo stretchy="false">−</mo>
                <mn>1</mn>
              </mrow>
            </msup>
            <mo stretchy="false">⋅</mo>
            <msqrt>
              <mi>x</mi>
            </msqrt>
            <mo stretchy="false">⋅</mo>
            <mrow>
              <mo fence="true" stretchy="false">(</mo>
              <mrow>
                <mrow>
                  <mn>2</mn>
                  <mi>t</mi>
                  <mi>sin</mi>
                  <mrow>
                    <mrow>
                      <mo fence="true" stretchy="false">(</mo>
                      <mrow>
                        <mrow>
                          <mi>t</mi>
                          <mi>log</mi>
                          <mi>x</mi>
                        </mrow>
                      </mrow>
                      <mo fence="true" stretchy="false">)</mo>
                    </mrow>
                    <mo stretchy="false">+</mo>
                    <mi>cos</mi>
                  </mrow>
                  <mrow>
                    <mo fence="true" stretchy="false">(</mo>
                    <mrow>
                      <mrow>
                        <mi>t</mi>
                        <mi>log</mi>
                        <mi>x</mi>
                      </mrow>
                    </mrow>
                    <mo fence="true" stretchy="false">)</mo>
                  </mrow>
                </mrow>
              </mrow>
              <mo fence="true" stretchy="false">)</mo>
            </mrow>
          </mrow>
        </mrow>
      </mrow>
    </mrow>
    <annotation encoding="StarMath 5.0">""
=
- sum from {t}{ ( t^2 + 1 over 4 )^-1 cdot sqrt x  cdot ( {2 t sin( t log x )+ cos(t log x )})}</annotation>
  </semantics>
</math>
</file>

<file path=Object 251/content.xml><?xml version="1.0" encoding="utf-8"?>
<math xmlns="http://www.w3.org/1998/Math/MathML" display="block">
  <semantics>
    <mrow>
      <mrow>
        <munder>
          <mi>lim</mi>
          <mrow>
            <mi>n</mi>
            <mo stretchy="false">→</mo>
            <mi mathvariant="normal">∞</mi>
          </mrow>
        </munder>
        <mrow/>
      </mrow>
      <mrow>
        <mrow>
          <mrow>
            <munderover>
              <mo stretchy="false">∑</mo>
              <mrow>
                <mi>j</mi>
                <mo stretchy="false">=</mo>
                <mn>1</mn>
              </mrow>
              <mi>n</mi>
            </munderover>
            <mfrac>
              <mn>1</mn>
              <msqrt>
                <mi>j</mi>
              </msqrt>
            </mfrac>
          </mrow>
          <mo stretchy="false">⋅</mo>
          <mrow>
            <mo fence="true" stretchy="false">(</mo>
            <mrow>
              <mrow>
                <mn>2</mn>
                <mi>x</mi>
                <mi>cos</mi>
                <mrow>
                  <mrow>
                    <mo fence="true" stretchy="false">(</mo>
                    <mrow>
                      <mrow>
                        <mrow>
                          <mi>x</mi>
                          <mo stretchy="false">⋅</mo>
                          <mi>log</mi>
                        </mrow>
                        <mfrac>
                          <mi>j</mi>
                          <mi>n</mi>
                        </mfrac>
                      </mrow>
                    </mrow>
                    <mo fence="true" stretchy="false">)</mo>
                  </mrow>
                  <mo stretchy="false">+</mo>
                  <mi>sin</mi>
                </mrow>
                <mrow>
                  <mo fence="true" stretchy="false">(</mo>
                  <mrow>
                    <mrow>
                      <mrow>
                        <mi>x</mi>
                        <mo stretchy="false">⋅</mo>
                        <mi>log</mi>
                      </mrow>
                      <mfrac>
                        <mi>j</mi>
                        <mi>n</mi>
                      </mfrac>
                    </mrow>
                  </mrow>
                  <mo fence="true" stretchy="false">)</mo>
                </mrow>
              </mrow>
            </mrow>
            <mo fence="true" stretchy="false">)</mo>
          </mrow>
        </mrow>
        <mo stretchy="false">=</mo>
        <mn>0</mn>
      </mrow>
    </mrow>
    <annotation encoding="StarMath 5.0">lim from {n rightarrow infinity }{ }sum from j = 1 to n {1 over sqrt j} cdot 

( 2 x cos( x cdot log j over n)



+

sin( x cdot log j over n )

) = 0</annotation>
  </semantics>
</math>
</file>

<file path=Object 252/content.xml><?xml version="1.0" encoding="utf-8"?>
<math xmlns="http://www.w3.org/1998/Math/MathML" display="block">
  <semantics>
    <mrow>
      <mi mathvariant="normal">ζ</mi>
      <mrow>
        <mrow>
          <mo fence="true" stretchy="false">(</mo>
          <mrow>
            <mrow>
              <mfrac>
                <mn>1</mn>
                <mn>2</mn>
              </mfrac>
              <mo stretchy="false">−</mo>
              <mrow>
                <mi>t</mi>
                <mo stretchy="false">⋅</mo>
                <mi>i</mi>
              </mrow>
            </mrow>
          </mrow>
          <mo fence="true" stretchy="false">)</mo>
        </mrow>
        <mo stretchy="false">=</mo>
        <mrow>
          <munder>
            <mi>lim</mi>
            <mrow>
              <mi>n</mi>
              <mo stretchy="false">→</mo>
              <mi mathvariant="normal">∞</mi>
            </mrow>
          </munder>
          <mrow/>
        </mrow>
      </mrow>
      <mrow>
        <munderover>
          <mo stretchy="false">∑</mo>
          <mrow>
            <mi>j</mi>
            <mo stretchy="false">=</mo>
            <mn>1</mn>
          </mrow>
          <mi>n</mi>
        </munderover>
        <mrow>
          <mfrac>
            <mn>1</mn>
            <msqrt>
              <mi>j</mi>
            </msqrt>
          </mfrac>
          <mo stretchy="false">⋅</mo>
          <mrow>
            <mo fence="true" stretchy="false">(</mo>
            <mrow>
              <mrow>
                <mi>cos</mi>
                <mrow>
                  <mrow>
                    <mo fence="true" stretchy="false">(</mo>
                    <mrow>
                      <mrow>
                        <mi>t</mi>
                        <mi>log</mi>
                        <mi>j</mi>
                      </mrow>
                    </mrow>
                    <mo fence="true" stretchy="false">)</mo>
                  </mrow>
                  <mo stretchy="false">+</mo>
                  <mi>tan</mi>
                </mrow>
                <mrow>
                  <mrow>
                    <mo fence="true" stretchy="false">(</mo>
                    <mrow>
                      <mrow>
                        <mi>t</mi>
                        <mi>log</mi>
                        <mrow>
                          <mi>n</mi>
                          <mo stretchy="false">+</mo>
                          <mi>arctan</mi>
                        </mrow>
                        <mrow>
                          <mo fence="true" stretchy="false">(</mo>
                          <mrow>
                            <mfrac>
                              <mn>1</mn>
                              <mrow>
                                <mn>2</mn>
                                <mi>x</mi>
                              </mrow>
                            </mfrac>
                          </mrow>
                          <mo fence="true" stretchy="false">)</mo>
                        </mrow>
                      </mrow>
                    </mrow>
                    <mo fence="true" stretchy="false">)</mo>
                  </mrow>
                  <mo stretchy="false">⋅</mo>
                  <mi>sin</mi>
                </mrow>
                <mrow>
                  <mo fence="true" stretchy="false">(</mo>
                  <mrow>
                    <mrow>
                      <mi>t</mi>
                      <mi>log</mi>
                      <mi>j</mi>
                    </mrow>
                  </mrow>
                  <mo fence="true" stretchy="false">)</mo>
                </mrow>
              </mrow>
            </mrow>
            <mo fence="true" stretchy="false">)</mo>
          </mrow>
        </mrow>
      </mrow>
    </mrow>
    <annotation encoding="StarMath 5.0">%zeta(1 over 2 - t cdot i ) = lim from {n rightarrow infinity }{ }

sum from j =  1 to n { 1 over sqrt j cdot (cos(t log j)+tan(t log n + arctan (1 over {2 x}) )cdot sin(t log j))}</annotation>
  </semantics>
</math>
</file>

<file path=Object 253/content.xml><?xml version="1.0" encoding="utf-8"?>
<math xmlns="http://www.w3.org/1998/Math/MathML" display="block">
  <semantics>
    <mrow>
      <mrow>
        <mrow>
          <munderover>
            <mo stretchy="false">∑</mo>
            <mrow>
              <mi>j</mi>
              <mo stretchy="false">=</mo>
              <mn>1</mn>
            </mrow>
            <mi>n</mi>
          </munderover>
          <mfrac>
            <mn>1</mn>
            <msqrt>
              <mi>j</mi>
            </msqrt>
          </mfrac>
        </mrow>
        <mo stretchy="false">⋅</mo>
        <msup>
          <mrow>
            <mo fence="true" stretchy="false">(</mo>
            <mrow>
              <mrow>
                <mo stretchy="false">−</mo>
                <mn>1</mn>
              </mrow>
            </mrow>
            <mo fence="true" stretchy="false">)</mo>
          </mrow>
          <mi>j</mi>
        </msup>
      </mrow>
      <mi>sin</mi>
      <mrow>
        <mo fence="true" stretchy="false">(</mo>
        <mrow>
          <mrow>
            <mi>x</mi>
            <mi>log</mi>
            <mrow>
              <mi>j</mi>
              <mo stretchy="false">+</mo>
              <mi>C</mi>
            </mrow>
          </mrow>
        </mrow>
        <mo fence="true" stretchy="false">)</mo>
      </mrow>
    </mrow>
    <annotation encoding="StarMath 5.0">sum from j = 1 to n {1 over { sqrt j }} cdot(-1)^j sin( x log j + C )</annotation>
  </semantics>
</math>
</file>

<file path=Object 254/content.xml><?xml version="1.0" encoding="utf-8"?>
<math xmlns="http://www.w3.org/1998/Math/MathML" display="block">
  <semantics>
    <mrow>
      <mrow>
        <mrow>
          <munderover>
            <mo stretchy="false">∑</mo>
            <mrow>
              <mi>j</mi>
              <mo stretchy="false">=</mo>
              <mn>1</mn>
            </mrow>
            <mi>n</mi>
          </munderover>
          <mfrac>
            <mn>1</mn>
            <msqrt>
              <mi>j</mi>
            </msqrt>
          </mfrac>
        </mrow>
        <mo stretchy="false">⋅</mo>
        <msup>
          <mrow>
            <mo fence="true" stretchy="false">(</mo>
            <mrow>
              <mrow>
                <mo stretchy="false">−</mo>
                <mn>1</mn>
              </mrow>
            </mrow>
            <mo fence="true" stretchy="false">)</mo>
          </mrow>
          <mi>j</mi>
        </msup>
      </mrow>
      <mi>sin</mi>
      <mrow>
        <mo fence="true" stretchy="false">(</mo>
        <mrow>
          <mrow>
            <mi>x</mi>
            <mi>log</mi>
            <mrow>
              <mi>j</mi>
              <mo stretchy="false">+</mo>
              <mi>C</mi>
            </mrow>
          </mrow>
        </mrow>
        <mo fence="true" stretchy="false">)</mo>
      </mrow>
    </mrow>
    <annotation encoding="StarMath 5.0">sum from j = 1 to n {1 over { sqrt j }} cdot(-1)^j sin( x log j + C )</annotation>
  </semantics>
</math>
</file>

<file path=Object 255/content.xml><?xml version="1.0" encoding="utf-8"?>
<math xmlns="http://www.w3.org/1998/Math/MathML" display="block">
  <semantics>
    <mrow>
      <mi mathvariant="normal">ζ</mi>
      <mrow>
        <mrow>
          <mo fence="true" stretchy="false">(</mo>
          <mrow>
            <mrow>
              <mrow>
                <mfrac>
                  <mn>1</mn>
                  <mn>2</mn>
                </mfrac>
                <mo stretchy="false">+</mo>
                <mi>i</mi>
              </mrow>
              <mi>x</mi>
            </mrow>
          </mrow>
          <mo fence="true" stretchy="false">)</mo>
        </mrow>
        <mo stretchy="false">=</mo>
        <mrow>
          <msup>
            <mrow>
              <mo fence="true" stretchy="false">(</mo>
              <mrow>
                <mrow>
                  <mn>1</mn>
                  <mo stretchy="false">−</mo>
                  <msup>
                    <mn>2</mn>
                    <mrow>
                      <mrow>
                        <mfrac>
                          <mn>1</mn>
                          <mn>2</mn>
                        </mfrac>
                        <mo stretchy="false">−</mo>
                        <mi>i</mi>
                      </mrow>
                      <mi>x</mi>
                    </mrow>
                  </msup>
                </mrow>
              </mrow>
              <mo fence="true" stretchy="false">)</mo>
            </mrow>
            <mrow>
              <mo stretchy="false">−</mo>
              <mn>1</mn>
            </mrow>
          </msup>
          <mo stretchy="false">⋅</mo>
          <mrow>
            <munderover>
              <mo stretchy="false">∑</mo>
              <mrow>
                <mi>j</mi>
                <mo stretchy="false">=</mo>
                <mn>1</mn>
              </mrow>
              <mi mathvariant="normal">∞</mi>
            </munderover>
            <mrow>
              <mfrac>
                <msup>
                  <mrow>
                    <mo fence="true" stretchy="false">(</mo>
                    <mrow>
                      <mrow>
                        <mo stretchy="false">−</mo>
                        <mn>1</mn>
                      </mrow>
                    </mrow>
                    <mo fence="true" stretchy="false">)</mo>
                  </mrow>
                  <mrow>
                    <mi>j</mi>
                    <mo stretchy="false">+</mo>
                    <mn>1</mn>
                  </mrow>
                </msup>
                <msqrt>
                  <mi>j</mi>
                </msqrt>
              </mfrac>
              <mrow>
                <mo fence="true" stretchy="false">(</mo>
                <mrow>
                  <mrow>
                    <mi>cos</mi>
                    <mrow>
                      <mrow>
                        <mo fence="true" stretchy="false">(</mo>
                        <mrow>
                          <mrow>
                            <mi>x</mi>
                            <mi>log</mi>
                            <mi>j</mi>
                          </mrow>
                        </mrow>
                        <mo fence="true" stretchy="false">)</mo>
                      </mrow>
                      <mo stretchy="false">−</mo>
                      <mi>i</mi>
                    </mrow>
                    <mi>sin</mi>
                    <mrow>
                      <mo fence="true" stretchy="false">(</mo>
                      <mrow>
                        <mrow>
                          <mi>x</mi>
                          <mi>log</mi>
                          <mi>j</mi>
                        </mrow>
                      </mrow>
                      <mo fence="true" stretchy="false">)</mo>
                    </mrow>
                  </mrow>
                </mrow>
                <mo fence="true" stretchy="false">)</mo>
              </mrow>
            </mrow>
          </mrow>
        </mrow>
      </mrow>
    </mrow>
    <annotation encoding="StarMath 5.0">%zeta(1 over 2 + i x)

=

(1-2^{{1 over 2 - i x}})^-1 cdot sum from j = 1 to infinity {(-1)^{j+1} over {sqrt j}( cos(x log j)- i sin(x log j))}
</annotation>
  </semantics>
</math>
</file>

<file path=Object 256/content.xml><?xml version="1.0" encoding="utf-8"?>
<math xmlns="http://www.w3.org/1998/Math/MathML" display="block">
  <semantics>
    <mrow>
      <mrow>
        <munder>
          <mi>lim</mi>
          <mrow>
            <mi>n</mi>
            <mo stretchy="false">→</mo>
            <mi mathvariant="normal">∞</mi>
          </mrow>
        </munder>
        <mrow/>
      </mrow>
      <mrow>
        <mrow>
          <mrow>
            <mrow>
              <mo fence="true" stretchy="false">(</mo>
              <mrow>
                <mrow>
                  <mrow>
                    <mo stretchy="false">−</mo>
                    <mfrac>
                      <mn>1</mn>
                      <mn>2</mn>
                    </mfrac>
                  </mrow>
                  <mo stretchy="false">−</mo>
                  <mi>x</mi>
                </mrow>
              </mrow>
              <mo fence="true" stretchy="false">)</mo>
            </mrow>
            <mo stretchy="false">⋅</mo>
            <msup>
              <mi>n</mi>
              <mrow>
                <mo stretchy="false">−</mo>
                <mi>x</mi>
              </mrow>
            </msup>
            <mo stretchy="false">⋅</mo>
            <msubsup>
              <mi>H</mi>
              <mi>n</mi>
              <mrow>
                <mo fence="true" stretchy="false">(</mo>
                <mrow>
                  <mrow>
                    <mfrac>
                      <mn>1</mn>
                      <mn>2</mn>
                    </mfrac>
                    <mo stretchy="false">−</mo>
                    <mi>x</mi>
                  </mrow>
                </mrow>
                <mo fence="true" stretchy="false">)</mo>
              </mrow>
            </msubsup>
          </mrow>
          <mo stretchy="false">−</mo>
          <mrow>
            <mrow>
              <mo fence="true" stretchy="false">(</mo>
              <mrow>
                <mrow>
                  <mrow>
                    <mo stretchy="false">−</mo>
                    <mfrac>
                      <mn>1</mn>
                      <mn>2</mn>
                    </mfrac>
                  </mrow>
                  <mo stretchy="false">+</mo>
                  <mi>x</mi>
                </mrow>
              </mrow>
              <mo fence="true" stretchy="false">)</mo>
            </mrow>
            <mo stretchy="false">⋅</mo>
            <msup>
              <mi>n</mi>
              <mi>x</mi>
            </msup>
            <mo stretchy="false">⋅</mo>
            <msubsup>
              <mi>H</mi>
              <mi>n</mi>
              <mrow>
                <mo fence="true" stretchy="false">(</mo>
                <mrow>
                  <mrow>
                    <mfrac>
                      <mn>1</mn>
                      <mn>2</mn>
                    </mfrac>
                    <mo stretchy="false">+</mo>
                    <mi>x</mi>
                  </mrow>
                </mrow>
                <mo fence="true" stretchy="false">)</mo>
              </mrow>
            </msubsup>
          </mrow>
        </mrow>
        <mo stretchy="false">=</mo>
        <mn>0</mn>
      </mrow>
    </mrow>
    <annotation encoding="StarMath 5.0">lim from {n rightarrow infinity }{ }(-{1 over 2}-x) cdot n^-x cdot H^(1 over 2-x)_{n}-(-{1 over 2}+x)cdot n^x cdot H^(1 over 2+x)_{n} = 0</annotation>
  </semantics>
</math>
</file>

<file path=Object 257/content.xml><?xml version="1.0" encoding="utf-8"?>
<math xmlns="http://www.w3.org/1998/Math/MathML" display="block">
  <semantics>
    <mrow>
      <mrow>
        <munder>
          <mi>lim</mi>
          <mrow>
            <mi>n</mi>
            <mo stretchy="false">→</mo>
            <mi mathvariant="normal">∞</mi>
          </mrow>
        </munder>
        <mrow/>
      </mrow>
      <mrow>
        <mrow>
          <mrow>
            <mrow>
              <mo fence="true" stretchy="false">(</mo>
              <mrow>
                <mrow>
                  <mrow>
                    <mo stretchy="false">−</mo>
                    <mfrac>
                      <mn>1</mn>
                      <mn>2</mn>
                    </mfrac>
                  </mrow>
                  <mo stretchy="false">−</mo>
                  <mi>x</mi>
                </mrow>
              </mrow>
              <mo fence="true" stretchy="false">)</mo>
            </mrow>
            <mo stretchy="false">⋅</mo>
            <msup>
              <mi>n</mi>
              <mrow>
                <mo stretchy="false">−</mo>
                <mi>x</mi>
              </mrow>
            </msup>
            <mo stretchy="false">⋅</mo>
            <msubsup>
              <mi>H</mi>
              <mi>n</mi>
              <mrow>
                <mo fence="true" stretchy="false">(</mo>
                <mrow>
                  <mrow>
                    <mfrac>
                      <mn>1</mn>
                      <mn>2</mn>
                    </mfrac>
                    <mo stretchy="false">−</mo>
                    <mi>x</mi>
                  </mrow>
                </mrow>
                <mo fence="true" stretchy="false">)</mo>
              </mrow>
            </msubsup>
          </mrow>
          <mo stretchy="false">−</mo>
          <mrow>
            <mrow>
              <mo fence="true" stretchy="false">(</mo>
              <mrow>
                <mrow>
                  <mrow>
                    <mo stretchy="false">−</mo>
                    <mfrac>
                      <mn>1</mn>
                      <mn>2</mn>
                    </mfrac>
                  </mrow>
                  <mo stretchy="false">+</mo>
                  <mi>x</mi>
                </mrow>
              </mrow>
              <mo fence="true" stretchy="false">)</mo>
            </mrow>
            <mo stretchy="false">⋅</mo>
            <msup>
              <mi>n</mi>
              <mi>x</mi>
            </msup>
            <mo stretchy="false">⋅</mo>
            <msubsup>
              <mi>H</mi>
              <mi>n</mi>
              <mrow>
                <mo fence="true" stretchy="false">(</mo>
                <mrow>
                  <mrow>
                    <mfrac>
                      <mn>1</mn>
                      <mn>2</mn>
                    </mfrac>
                    <mo stretchy="false">+</mo>
                    <mi>x</mi>
                  </mrow>
                </mrow>
                <mo fence="true" stretchy="false">)</mo>
              </mrow>
            </msubsup>
          </mrow>
        </mrow>
        <mo stretchy="false">=</mo>
        <mn>0</mn>
      </mrow>
    </mrow>
    <annotation encoding="StarMath 5.0">lim from {n rightarrow infinity }{ }(-{1 over 2}-x) cdot n^-x cdot H^(1 over 2-x)_{n}-(-{1 over 2}+x)cdot n^x cdot H^(1 over 2+x)_{n} = 0</annotation>
  </semantics>
</math>
</file>

<file path=Object 258/content.xml><?xml version="1.0" encoding="utf-8"?>
<math xmlns="http://www.w3.org/1998/Math/MathML" display="block">
  <semantics>
    <mrow>
      <mrow>
        <munder>
          <mi>lim</mi>
          <mrow>
            <mi>n</mi>
            <mo stretchy="false">→</mo>
            <mi mathvariant="normal">∞</mi>
          </mrow>
        </munder>
        <mrow/>
      </mrow>
      <mrow>
        <mrow>
          <mrow>
            <mrow>
              <mo fence="true" stretchy="false">(</mo>
              <mrow>
                <mrow>
                  <mrow>
                    <mo stretchy="false">−</mo>
                    <mfrac>
                      <mn>1</mn>
                      <mn>2</mn>
                    </mfrac>
                  </mrow>
                  <mo stretchy="false">−</mo>
                  <mi>x</mi>
                </mrow>
              </mrow>
              <mo fence="true" stretchy="false">)</mo>
            </mrow>
            <mo stretchy="false">⋅</mo>
            <msup>
              <mi>n</mi>
              <mrow>
                <mo stretchy="false">−</mo>
                <mi>x</mi>
              </mrow>
            </msup>
            <mo stretchy="false">⋅</mo>
            <mrow>
              <mo fence="true" stretchy="false">(</mo>
              <mrow>
                <mrow>
                  <mrow>
                    <mi>s</mi>
                    <mo stretchy="false">+</mo>
                    <mi>t</mi>
                  </mrow>
                  <mi>i</mi>
                </mrow>
              </mrow>
              <mo fence="true" stretchy="false">)</mo>
            </mrow>
          </mrow>
          <mo stretchy="false">−</mo>
          <mrow>
            <mrow>
              <mo fence="true" stretchy="false">(</mo>
              <mrow>
                <mrow>
                  <mrow>
                    <mo stretchy="false">−</mo>
                    <mfrac>
                      <mn>1</mn>
                      <mn>2</mn>
                    </mfrac>
                  </mrow>
                  <mo stretchy="false">+</mo>
                  <mi>x</mi>
                </mrow>
              </mrow>
              <mo fence="true" stretchy="false">)</mo>
            </mrow>
            <mo stretchy="false">⋅</mo>
            <msup>
              <mi>n</mi>
              <mi>x</mi>
            </msup>
            <mo stretchy="false">⋅</mo>
            <mrow>
              <mo fence="true" stretchy="false">(</mo>
              <mrow>
                <mrow>
                  <mrow>
                    <mi>s</mi>
                    <mo stretchy="false">−</mo>
                    <mi>t</mi>
                  </mrow>
                  <mi>i</mi>
                </mrow>
              </mrow>
              <mo fence="true" stretchy="false">)</mo>
            </mrow>
          </mrow>
        </mrow>
        <mo stretchy="false">=</mo>
        <mn>0</mn>
      </mrow>
    </mrow>
    <annotation encoding="StarMath 5.0">lim from {n rightarrow infinity }{ }(-{1 over 2}-x) cdot n^-x cdot (s+t i)-(-{1 over 2}+x)cdot n^x cdot (s - t i ) = 0</annotation>
  </semantics>
</math>
</file>

<file path=Object 259/content.xml><?xml version="1.0" encoding="utf-8"?>
<math xmlns="http://www.w3.org/1998/Math/MathML" display="block">
  <semantics>
    <mrow>
      <mrow>
        <munder>
          <mi>lim</mi>
          <mrow>
            <mi>n</mi>
            <mo stretchy="false">→</mo>
            <mi mathvariant="normal">∞</mi>
          </mrow>
        </munder>
        <mrow/>
      </mrow>
      <mrow>
        <msup>
          <mi>n</mi>
          <mrow>
            <mo stretchy="false">−</mo>
            <mi>x</mi>
          </mrow>
        </msup>
        <mo stretchy="false">⋅</mo>
        <mrow>
          <mo fence="true" stretchy="false">(</mo>
          <mrow>
            <mrow>
              <mi>x</mi>
              <mo stretchy="false">+</mo>
              <mfrac>
                <mn>1</mn>
                <mn>2</mn>
              </mfrac>
            </mrow>
          </mrow>
          <mo fence="true" stretchy="false">)</mo>
        </mrow>
      </mrow>
      <mrow>
        <msubsup>
          <mi>H</mi>
          <mi>n</mi>
          <mrow>
            <mo fence="true" stretchy="false">(</mo>
            <mrow>
              <mrow>
                <mfrac>
                  <mn>1</mn>
                  <mn>2</mn>
                </mfrac>
                <mo stretchy="false">−</mo>
                <mi>x</mi>
              </mrow>
            </mrow>
            <mo fence="true" stretchy="false">)</mo>
          </mrow>
        </msubsup>
        <mo stretchy="false">+</mo>
        <mrow>
          <msup>
            <mi>n</mi>
            <mi>x</mi>
          </msup>
          <mo stretchy="false">⋅</mo>
          <mrow>
            <mo fence="true" stretchy="false">(</mo>
            <mrow>
              <mrow>
                <mi>x</mi>
                <mo stretchy="false">−</mo>
                <mfrac>
                  <mn>1</mn>
                  <mn>2</mn>
                </mfrac>
              </mrow>
            </mrow>
            <mo fence="true" stretchy="false">)</mo>
          </mrow>
        </mrow>
      </mrow>
      <mrow>
        <msubsup>
          <mi>H</mi>
          <mi>n</mi>
          <mrow>
            <mo fence="true" stretchy="false">(</mo>
            <mrow>
              <mrow>
                <mfrac>
                  <mn>1</mn>
                  <mn>2</mn>
                </mfrac>
                <mo stretchy="false">+</mo>
                <mi>x</mi>
              </mrow>
            </mrow>
            <mo fence="true" stretchy="false">)</mo>
          </mrow>
        </msubsup>
        <mo stretchy="false">=</mo>
        <mn>0</mn>
      </mrow>
    </mrow>
    <annotation encoding="StarMath 5.0">lim from {n rightarrow infinity }{ }n^-x cdot (x+{1 over 2})H^(1 over 2-x)_n

+

n^x cdot (x-{1 over 2})H^(1 over 2+x)_n = 0</annotation>
  </semantics>
</math>
</file>

<file path=Object 26/content.xml><?xml version="1.0" encoding="utf-8"?>
<math xmlns="http://www.w3.org/1998/Math/MathML" display="block">
  <semantics>
    <mrow>
      <mi mathvariant="normal">ζ</mi>
      <mrow>
        <mrow>
          <mo fence="true" stretchy="false">(</mo>
          <mrow>
            <mrow>
              <mi>s</mi>
              <mi>,</mi>
              <mi>y</mi>
            </mrow>
          </mrow>
          <mo fence="true" stretchy="false">)</mo>
        </mrow>
        <mo stretchy="false">=</mo>
        <mrow>
          <mrow>
            <munder>
              <mi>lim</mi>
              <mrow>
                <mi>n</mi>
                <mo stretchy="false">→</mo>
                <mi mathvariant="normal">∞</mi>
              </mrow>
            </munder>
            <mrow/>
          </mrow>
          <mo stretchy="false">−</mo>
          <mrow>
            <mfrac>
              <mrow>
                <mi>s</mi>
                <mo stretchy="false">⋅</mo>
                <mi>n</mi>
              </mrow>
              <mrow>
                <mn>1</mn>
                <mo stretchy="false">−</mo>
                <mi>s</mi>
              </mrow>
            </mfrac>
            <mo stretchy="false">⋅</mo>
            <mi mathvariant="normal">ζ</mi>
          </mrow>
        </mrow>
      </mrow>
      <mrow>
        <mrow>
          <mo fence="true" stretchy="false">(</mo>
          <mrow>
            <mrow>
              <mrow>
                <mn>1</mn>
                <mo stretchy="false">+</mo>
                <mi>s</mi>
              </mrow>
              <mi>,</mi>
              <mrow>
                <mi>y</mi>
                <mo stretchy="false">+</mo>
                <mi>n</mi>
                <mo stretchy="false">+</mo>
                <mn>1</mn>
              </mrow>
            </mrow>
          </mrow>
          <mo fence="true" stretchy="false">)</mo>
        </mrow>
        <mo stretchy="false">+</mo>
        <mrow>
          <mo fence="true" stretchy="false">(</mo>
          <mrow>
            <mrow>
              <mi mathvariant="normal">ζ</mi>
              <mrow>
                <mrow>
                  <mo fence="true" stretchy="false">(</mo>
                  <mrow>
                    <mrow>
                      <mi>s</mi>
                      <mi>,</mi>
                      <mi>y</mi>
                    </mrow>
                  </mrow>
                  <mo fence="true" stretchy="false">)</mo>
                </mrow>
                <mo stretchy="false">−</mo>
                <mi mathvariant="normal">ζ</mi>
              </mrow>
              <mrow>
                <mo fence="true" stretchy="false">(</mo>
                <mrow>
                  <mrow>
                    <mi>s</mi>
                    <mi>,</mi>
                    <mrow>
                      <mi>y</mi>
                      <mo stretchy="false">+</mo>
                      <mi>n</mi>
                      <mo stretchy="false">+</mo>
                      <mn>1</mn>
                    </mrow>
                  </mrow>
                </mrow>
                <mo fence="true" stretchy="false">)</mo>
              </mrow>
            </mrow>
          </mrow>
          <mo fence="true" stretchy="false">)</mo>
        </mrow>
      </mrow>
    </mrow>
    <annotation encoding="StarMath 5.0">%zeta( s,y )

= 

lim from { n rightarrow infinity }{  } -{s cdot n}over{1-s} cdot %zeta( 1+s, y+n+1 ) + ( %zeta(s,y)-%zeta(s,y+n+1) )</annotation>
  </semantics>
</math>
</file>

<file path=Object 260/content.xml><?xml version="1.0" encoding="utf-8"?>
<math xmlns="http://www.w3.org/1998/Math/MathML" display="block">
  <semantics>
    <mrow>
      <mrow>
        <munder>
          <mi>lim</mi>
          <mrow>
            <mi>n</mi>
            <mo stretchy="false">→</mo>
            <mi mathvariant="normal">∞</mi>
          </mrow>
        </munder>
        <mrow/>
      </mrow>
      <mrow>
        <msup>
          <mi>n</mi>
          <mrow>
            <mo stretchy="false">−</mo>
            <mrow>
              <mi>i</mi>
              <mi>x</mi>
            </mrow>
          </mrow>
        </msup>
        <mo stretchy="false">⋅</mo>
        <mrow>
          <mo fence="true" stretchy="false">(</mo>
          <mrow>
            <mrow>
              <mrow>
                <mfrac>
                  <mn>1</mn>
                  <mn>2</mn>
                </mfrac>
                <mo stretchy="false">+</mo>
                <mi>i</mi>
              </mrow>
              <mi>x</mi>
            </mrow>
          </mrow>
          <mo fence="true" stretchy="false">)</mo>
        </mrow>
      </mrow>
      <mrow>
        <msubsup>
          <mi>H</mi>
          <mi>n</mi>
          <mrow>
            <mo fence="true" stretchy="false">(</mo>
            <mrow>
              <mrow>
                <mrow>
                  <mfrac>
                    <mn>1</mn>
                    <mn>2</mn>
                  </mfrac>
                  <mo stretchy="false">−</mo>
                  <mi>i</mi>
                </mrow>
                <mi>x</mi>
              </mrow>
            </mrow>
            <mo fence="true" stretchy="false">)</mo>
          </mrow>
        </msubsup>
        <mo stretchy="false">−</mo>
        <mrow>
          <msup>
            <mi>n</mi>
            <mrow>
              <mi>i</mi>
              <mi>x</mi>
            </mrow>
          </msup>
          <mo stretchy="false">⋅</mo>
          <mrow>
            <mo fence="true" stretchy="false">(</mo>
            <mrow>
              <mrow>
                <mrow>
                  <mfrac>
                    <mn>1</mn>
                    <mn>2</mn>
                  </mfrac>
                  <mo stretchy="false">−</mo>
                  <mi>i</mi>
                </mrow>
                <mi>x</mi>
              </mrow>
            </mrow>
            <mo fence="true" stretchy="false">)</mo>
          </mrow>
        </mrow>
      </mrow>
      <mrow>
        <msubsup>
          <mi>H</mi>
          <mi>n</mi>
          <mrow>
            <mo fence="true" stretchy="false">(</mo>
            <mrow>
              <mrow>
                <mrow>
                  <mfrac>
                    <mn>1</mn>
                    <mn>2</mn>
                  </mfrac>
                  <mo stretchy="false">+</mo>
                  <mi>i</mi>
                </mrow>
                <mi>x</mi>
              </mrow>
            </mrow>
            <mo fence="true" stretchy="false">)</mo>
          </mrow>
        </msubsup>
        <mo stretchy="false">=</mo>
        <mn>0</mn>
      </mrow>
    </mrow>
    <annotation encoding="StarMath 5.0">lim from {n rightarrow infinity }{ }n^-{i x} cdot ({1 over 2}+i x)H^(1 over 2- i x)_n

-

n^{i x} cdot ({1 over 2}-i x)H^(1 over 2+i x)_n = 0</annotation>
  </semantics>
</math>
</file>

<file path=Object 261/content.xml><?xml version="1.0" encoding="utf-8"?>
<math xmlns="http://www.w3.org/1998/Math/MathML" display="block">
  <semantics>
    <mrow>
      <mrow>
        <munder>
          <mi>lim</mi>
          <mrow>
            <mi>n</mi>
            <mo stretchy="false">→</mo>
            <mi mathvariant="normal">∞</mi>
          </mrow>
        </munder>
        <mrow/>
      </mrow>
      <mi mathvariant="normal">ℑ</mi>
      <mrow>
        <mrow>
          <mo fence="true" stretchy="false">(</mo>
          <mrow>
            <mrow>
              <mrow>
                <msup>
                  <mi>n</mi>
                  <mrow>
                    <mo stretchy="false">−</mo>
                    <mrow>
                      <mi>i</mi>
                      <mi>x</mi>
                    </mrow>
                  </mrow>
                </msup>
                <mo stretchy="false">⋅</mo>
                <mrow>
                  <mo fence="true" stretchy="false">(</mo>
                  <mrow>
                    <mrow>
                      <mrow>
                        <mfrac>
                          <mn>1</mn>
                          <mn>2</mn>
                        </mfrac>
                        <mo stretchy="false">+</mo>
                        <mi>i</mi>
                      </mrow>
                      <mi>x</mi>
                    </mrow>
                  </mrow>
                  <mo fence="true" stretchy="false">)</mo>
                </mrow>
              </mrow>
              <msubsup>
                <mi>H</mi>
                <mi>n</mi>
                <mrow>
                  <mo fence="true" stretchy="false">(</mo>
                  <mrow>
                    <mrow>
                      <mrow>
                        <mfrac>
                          <mn>1</mn>
                          <mn>2</mn>
                        </mfrac>
                        <mo stretchy="false">−</mo>
                        <mi>i</mi>
                      </mrow>
                      <mi>x</mi>
                    </mrow>
                  </mrow>
                  <mo fence="true" stretchy="false">)</mo>
                </mrow>
              </msubsup>
            </mrow>
          </mrow>
          <mo fence="true" stretchy="false">)</mo>
        </mrow>
        <mo stretchy="false">=</mo>
        <mn>0</mn>
      </mrow>
    </mrow>
    <annotation encoding="StarMath 5.0">lim from {n rightarrow infinity }{ } Im(n^-{i x} cdot ({1 over 2}+i x)H^(1 over 2- i x)_n)

 = 0</annotation>
  </semantics>
</math>
</file>

<file path=Object 262/content.xml><?xml version="1.0" encoding="utf-8"?>
<math xmlns="http://www.w3.org/1998/Math/MathML" display="block">
  <semantics>
    <mrow>
      <mrow>
        <munder>
          <mi>lim</mi>
          <mrow>
            <mi>n</mi>
            <mo stretchy="false">→</mo>
            <mi mathvariant="normal">∞</mi>
          </mrow>
        </munder>
        <mrow/>
      </mrow>
      <mi mathvariant="normal">ℑ</mi>
      <mrow>
        <mrow>
          <mo fence="true" stretchy="false">(</mo>
          <mrow>
            <mrow>
              <munderover>
                <mo stretchy="false">∑</mo>
                <mrow>
                  <mi>j</mi>
                  <mo stretchy="false">=</mo>
                  <mn>1</mn>
                </mrow>
                <mi>n</mi>
              </munderover>
              <mrow>
                <mfrac>
                  <mn>1</mn>
                  <msqrt>
                    <mi>j</mi>
                  </msqrt>
                </mfrac>
                <mo stretchy="false">⋅</mo>
                <msup>
                  <mrow>
                    <mo fence="true" stretchy="false">(</mo>
                    <mrow>
                      <mfrac>
                        <mi>j</mi>
                        <mi>n</mi>
                      </mfrac>
                    </mrow>
                    <mo fence="true" stretchy="false">)</mo>
                  </mrow>
                  <mrow>
                    <mi>i</mi>
                    <mi>x</mi>
                  </mrow>
                </msup>
              </mrow>
            </mrow>
          </mrow>
          <mo fence="true" stretchy="false">)</mo>
        </mrow>
        <mo stretchy="false">+</mo>
        <mi mathvariant="normal">ℑ</mi>
      </mrow>
      <mrow>
        <mrow>
          <mo fence="true" stretchy="false">(</mo>
          <mrow>
            <mrow>
              <mn>2</mn>
              <mi>x</mi>
              <mi>i</mi>
              <mrow>
                <munderover>
                  <mo stretchy="false">∑</mo>
                  <mrow>
                    <mi>j</mi>
                    <mo stretchy="false">=</mo>
                    <mn>1</mn>
                  </mrow>
                  <mi>n</mi>
                </munderover>
                <mrow>
                  <mfrac>
                    <mn>1</mn>
                    <msqrt>
                      <mi>j</mi>
                    </msqrt>
                  </mfrac>
                  <mo stretchy="false">⋅</mo>
                  <msup>
                    <mrow>
                      <mo fence="true" stretchy="false">(</mo>
                      <mrow>
                        <mfrac>
                          <mi>j</mi>
                          <mi>n</mi>
                        </mfrac>
                      </mrow>
                      <mo fence="true" stretchy="false">)</mo>
                    </mrow>
                    <mrow>
                      <mi>i</mi>
                      <mi>x</mi>
                    </mrow>
                  </msup>
                </mrow>
              </mrow>
            </mrow>
          </mrow>
          <mo fence="true" stretchy="false">)</mo>
        </mrow>
        <mo stretchy="false">=</mo>
        <mn>0</mn>
      </mrow>
    </mrow>
    <annotation encoding="StarMath 5.0">lim from {n rightarrow infinity }{ } 

Im(sum from j = 1 to n { 1 over sqrt j cdot (j over n)^{i x} } )

+ Im(2 x i sum from j = 1 to n { 1 over sqrt j cdot (j over n)^{i x} }	)

 = 0</annotation>
  </semantics>
</math>
</file>

<file path=Object 263/content.xml><?xml version="1.0" encoding="utf-8"?>
<math xmlns="http://www.w3.org/1998/Math/MathML" display="block">
  <semantics>
    <mrow>
      <mrow>
        <munder>
          <mi>lim</mi>
          <mrow>
            <mi>n</mi>
            <mo stretchy="false">→</mo>
            <mi mathvariant="normal">∞</mi>
          </mrow>
        </munder>
        <mrow/>
      </mrow>
      <mrow>
        <mrow>
          <mrow>
            <mi>s</mi>
            <mo stretchy="false">⋅</mo>
            <msup>
              <mi>n</mi>
              <mrow>
                <mfrac>
                  <mn>1</mn>
                  <mn>2</mn>
                </mfrac>
                <mo stretchy="false">−</mo>
                <mi>s</mi>
              </mrow>
            </msup>
            <mo stretchy="false">⋅</mo>
            <msubsup>
              <mi>H</mi>
              <mi>n</mi>
              <mrow>
                <mo fence="true" stretchy="false">(</mo>
                <mrow>
                  <mrow>
                    <mn>1</mn>
                    <mo stretchy="false">−</mo>
                    <mi>s</mi>
                  </mrow>
                </mrow>
                <mo fence="true" stretchy="false">)</mo>
              </mrow>
            </msubsup>
          </mrow>
          <mo stretchy="false">−</mo>
          <mrow>
            <mrow>
              <mo fence="true" stretchy="false">(</mo>
              <mrow>
                <mrow>
                  <mn>1</mn>
                  <mo stretchy="false">−</mo>
                  <mi>s</mi>
                </mrow>
              </mrow>
              <mo fence="true" stretchy="false">)</mo>
            </mrow>
            <mo stretchy="false">⋅</mo>
            <msup>
              <mi>n</mi>
              <mrow>
                <mrow>
                  <mo stretchy="false">−</mo>
                  <mfrac>
                    <mn>1</mn>
                    <mn>2</mn>
                  </mfrac>
                </mrow>
                <mo stretchy="false">+</mo>
                <mi>s</mi>
              </mrow>
            </msup>
            <mo stretchy="false">⋅</mo>
            <msubsup>
              <mi>H</mi>
              <mi>n</mi>
              <mrow>
                <mo fence="true" stretchy="false">(</mo>
                <mrow>
                  <mi>s</mi>
                </mrow>
                <mo fence="true" stretchy="false">)</mo>
              </mrow>
            </msubsup>
          </mrow>
        </mrow>
        <mo stretchy="false">=</mo>
        <mn>0</mn>
      </mrow>
    </mrow>
    <annotation encoding="StarMath 5.0">lim from {n rightarrow infinity }{ } 

s cdot n^{ 1 over 2 -s } cdot H^( 1-s )_n

-

(1-s) cdot n^{ -{1 over 2}+s } cdot H^( s )_n

 = 0</annotation>
  </semantics>
</math>
</file>

<file path=Object 264/content.xml><?xml version="1.0" encoding="utf-8"?>
<math xmlns="http://www.w3.org/1998/Math/MathML" display="block">
  <semantics>
    <mrow>
      <mrow>
        <munder>
          <mi>lim</mi>
          <mrow>
            <mi>n</mi>
            <mo stretchy="false">→</mo>
            <mi mathvariant="normal">∞</mi>
          </mrow>
        </munder>
        <mrow/>
      </mrow>
      <mrow>
        <mrow>
          <mrow>
            <mi>s</mi>
            <mo stretchy="false">⋅</mo>
            <msup>
              <mi>n</mi>
              <mrow>
                <mfrac>
                  <mn>1</mn>
                  <mn>2</mn>
                </mfrac>
                <mo stretchy="false">−</mo>
                <mi>s</mi>
              </mrow>
            </msup>
            <mo stretchy="false">⋅</mo>
            <mrow>
              <munderover>
                <mo stretchy="false">∑</mo>
                <mrow>
                  <mi>j</mi>
                  <mo stretchy="false">=</mo>
                  <mn>1</mn>
                </mrow>
                <mi>n</mi>
              </munderover>
              <mfrac>
                <mn>1</mn>
                <msup>
                  <mi>j</mi>
                  <mrow>
                    <mn>1</mn>
                    <mo stretchy="false">−</mo>
                    <mi>s</mi>
                  </mrow>
                </msup>
              </mfrac>
            </mrow>
          </mrow>
          <mo stretchy="false">−</mo>
          <mrow>
            <mrow>
              <mo fence="true" stretchy="false">(</mo>
              <mrow>
                <mrow>
                  <mn>1</mn>
                  <mo stretchy="false">−</mo>
                  <mi>s</mi>
                </mrow>
              </mrow>
              <mo fence="true" stretchy="false">)</mo>
            </mrow>
            <mo stretchy="false">⋅</mo>
            <msup>
              <mi>n</mi>
              <mrow>
                <mrow>
                  <mo stretchy="false">−</mo>
                  <mfrac>
                    <mn>1</mn>
                    <mn>2</mn>
                  </mfrac>
                </mrow>
                <mo stretchy="false">+</mo>
                <mi>s</mi>
              </mrow>
            </msup>
            <mo stretchy="false">⋅</mo>
            <mrow>
              <munderover>
                <mo stretchy="false">∑</mo>
                <mrow>
                  <mi>j</mi>
                  <mo stretchy="false">=</mo>
                  <mn>1</mn>
                </mrow>
                <mi>n</mi>
              </munderover>
              <mfrac>
                <mn>1</mn>
                <msup>
                  <mi>j</mi>
                  <mi>s</mi>
                </msup>
              </mfrac>
            </mrow>
          </mrow>
        </mrow>
        <mo stretchy="false">=</mo>
        <mn>0</mn>
      </mrow>
    </mrow>
    <annotation encoding="StarMath 5.0">lim from {n rightarrow infinity }{ } 

s cdot n^{ 1 over 2 -s } cdot {sum from j = 1 to n {1 over {j^{1-s}}}}

-

(1-s) cdot n^{ -{1 over 2}+s } cdot {sum from j = 1 to n {1 over {j^{s}}}}

 = 0</annotation>
  </semantics>
</math>
</file>

<file path=Object 265/content.xml><?xml version="1.0" encoding="utf-8"?>
<math xmlns="http://www.w3.org/1998/Math/MathML" display="block">
  <semantics>
    <mrow>
      <mrow>
        <munder>
          <mi>lim</mi>
          <mrow>
            <mi>n</mi>
            <mo stretchy="false">→</mo>
            <mi mathvariant="normal">∞</mi>
          </mrow>
        </munder>
        <mrow/>
      </mrow>
      <mi mathvariant="normal">ℑ</mi>
      <mrow>
        <mrow>
          <mo fence="true" stretchy="false">(</mo>
          <mrow>
            <mrow>
              <mrow>
                <mo fence="true" stretchy="false">(</mo>
                <mrow>
                  <mrow>
                    <mn>1</mn>
                    <mo stretchy="false">−</mo>
                    <mi>s</mi>
                  </mrow>
                </mrow>
                <mo fence="true" stretchy="false">)</mo>
              </mrow>
              <mo stretchy="false">⋅</mo>
              <msup>
                <mi>n</mi>
                <mrow>
                  <mrow>
                    <mo stretchy="false">−</mo>
                    <mfrac>
                      <mn>1</mn>
                      <mn>2</mn>
                    </mfrac>
                  </mrow>
                  <mo stretchy="false">+</mo>
                  <mi>s</mi>
                </mrow>
              </msup>
              <mo stretchy="false">⋅</mo>
              <mrow>
                <munderover>
                  <mo stretchy="false">∑</mo>
                  <mrow>
                    <mi>j</mi>
                    <mo stretchy="false">=</mo>
                    <mn>1</mn>
                  </mrow>
                  <mi>n</mi>
                </munderover>
                <mfrac>
                  <mn>1</mn>
                  <msup>
                    <mi>j</mi>
                    <mi>s</mi>
                  </msup>
                </mfrac>
              </mrow>
            </mrow>
          </mrow>
          <mo fence="true" stretchy="false">)</mo>
        </mrow>
        <mo stretchy="false">=</mo>
        <mn>0</mn>
      </mrow>
    </mrow>
    <annotation encoding="StarMath 5.0">lim from {n rightarrow infinity }{ } 

Im((1-s) cdot n^{ -{1 over 2}+s } cdot {sum from j = 1 to n {1 over {j^{s}}}})

 = 0</annotation>
  </semantics>
</math>
</file>

<file path=Object 266/content.xml><?xml version="1.0" encoding="utf-8"?>
<math xmlns="http://www.w3.org/1998/Math/MathML" display="block">
  <semantics>
    <mrow>
      <munderover>
        <mo stretchy="false">∑</mo>
        <mrow>
          <mi>j</mi>
          <mo stretchy="false">=</mo>
          <mn>1</mn>
        </mrow>
        <mi>n</mi>
      </munderover>
      <mfrac>
        <mn>1</mn>
        <msup>
          <mi>j</mi>
          <mi>s</mi>
        </msup>
      </mfrac>
    </mrow>
    <annotation encoding="StarMath 5.0">{sum from j = 1 to n {1 over {j^{s}}}}
</annotation>
  </semantics>
</math>
</file>

<file path=Object 267/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frac>
        <mrow>
          <mrow>
            <mi>s</mi>
            <mo stretchy="false">⋅</mo>
            <msup>
              <mi>n</mi>
              <mrow>
                <mn>1</mn>
                <mo stretchy="false">−</mo>
                <mi>s</mi>
              </mrow>
            </msup>
          </mrow>
          <mrow>
            <msubsup>
              <mi>H</mi>
              <mi>n</mi>
              <mrow>
                <mo fence="true" stretchy="false">(</mo>
                <mrow>
                  <mrow>
                    <mn>1</mn>
                    <mo stretchy="false">−</mo>
                    <mi>s</mi>
                  </mrow>
                </mrow>
                <mo fence="true" stretchy="false">)</mo>
              </mrow>
            </msubsup>
            <mo stretchy="false">−</mo>
            <mrow>
              <mrow>
                <mo fence="true" stretchy="false">(</mo>
                <mrow>
                  <mrow>
                    <mn>1</mn>
                    <mo stretchy="false">−</mo>
                    <mi>s</mi>
                  </mrow>
                </mrow>
                <mo fence="true" stretchy="false">)</mo>
              </mrow>
              <mo stretchy="false">⋅</mo>
              <msup>
                <mi>n</mi>
                <mi>s</mi>
              </msup>
              <mo stretchy="false">⋅</mo>
              <msubsup>
                <mi>H</mi>
                <mi>n</mi>
                <mrow>
                  <mo fence="true" stretchy="false">(</mo>
                  <mrow>
                    <mi>s</mi>
                  </mrow>
                  <mo fence="true" stretchy="false">)</mo>
                </mrow>
              </msubsup>
            </mrow>
          </mrow>
        </mrow>
        <mrow>
          <mrow>
            <mi>s</mi>
            <mo stretchy="false">⋅</mo>
            <msup>
              <mi>n</mi>
              <mrow>
                <mn>1</mn>
                <mo stretchy="false">−</mo>
                <mi>s</mi>
              </mrow>
            </msup>
            <mo stretchy="false">⋅</mo>
            <msup>
              <mn>2</mn>
              <mrow>
                <mn>1</mn>
                <mo stretchy="false">−</mo>
                <mi>s</mi>
              </mrow>
            </msup>
            <mo stretchy="false">⋅</mo>
            <msup>
              <mi mathvariant="normal">π</mi>
              <mrow>
                <mo stretchy="false">−</mo>
                <mi>s</mi>
              </mrow>
            </msup>
          </mrow>
          <mi>cos</mi>
          <mrow>
            <mrow>
              <mo fence="true" stretchy="false">(</mo>
              <mrow>
                <mfrac>
                  <mrow>
                    <mi mathvariant="normal">π</mi>
                    <mi>s</mi>
                  </mrow>
                  <mn>2</mn>
                </mfrac>
              </mrow>
              <mo fence="true" stretchy="false">)</mo>
            </mrow>
            <mo stretchy="false">⋅</mo>
            <mi mathvariant="normal">Γ</mi>
          </mrow>
          <mrow>
            <mrow>
              <mo fence="true" stretchy="false">(</mo>
              <mrow>
                <mi>s</mi>
              </mrow>
              <mo fence="true" stretchy="false">)</mo>
            </mrow>
            <mo stretchy="false">−</mo>
            <mrow>
              <mrow>
                <mo fence="true" stretchy="false">(</mo>
                <mrow>
                  <mrow>
                    <mn>1</mn>
                    <mo stretchy="false">−</mo>
                    <mi>s</mi>
                  </mrow>
                </mrow>
                <mo fence="true" stretchy="false">)</mo>
              </mrow>
              <mo stretchy="false">⋅</mo>
              <msup>
                <mi>n</mi>
                <mi>s</mi>
              </msup>
            </mrow>
          </mrow>
        </mrow>
      </mfrac>
    </mrow>
    <annotation encoding="StarMath 5.0">%zeta( s ) = lim from {n rightarrow infinity}{} { {

s cdot n^{1-s}H^(1-s)_n-(1-s) cdot n^s cdot H^(s)_n}

over

{s cdot n^{1-s} cdot 2^{1-s} cdot %pi^-s cos( {%pi s}over{2}) cdot %GAMMA(s)

-(1-s) cdot n^s
} }</annotation>
  </semantics>
</math>
</file>

<file path=Object 268/content.xml><?xml version="1.0" encoding="utf-8"?>
<math xmlns="http://www.w3.org/1998/Math/MathML" display="block">
  <semantics>
    <mrow>
      <mrow>
        <munder>
          <mi>lim</mi>
          <mrow>
            <mi>n</mi>
            <mo stretchy="false">→</mo>
            <mi mathvariant="normal">∞</mi>
          </mrow>
        </munder>
        <mrow/>
      </mrow>
      <mrow>
        <mo fence="true" stretchy="false">(</mo>
        <mrow>
          <mrow>
            <mrow>
              <mo stretchy="false">−</mo>
              <mfrac>
                <mn>1</mn>
                <mn>2</mn>
              </mfrac>
            </mrow>
            <mo stretchy="false">−</mo>
            <mi>x</mi>
          </mrow>
        </mrow>
        <mo fence="true" stretchy="false">)</mo>
      </mrow>
      <mrow>
        <mo fence="true" stretchy="false">(</mo>
        <mrow>
          <msup>
            <mi>n</mi>
            <mrow>
              <mo stretchy="false">−</mo>
              <mi>x</mi>
            </mrow>
          </msup>
        </mrow>
        <mo fence="true" stretchy="false">)</mo>
      </mrow>
      <mrow>
        <mrow>
          <mo fence="true" stretchy="false">(</mo>
          <mrow>
            <mrow>
              <mi mathvariant="normal">ζ</mi>
              <mrow>
                <mrow>
                  <mo fence="true" stretchy="false">(</mo>
                  <mrow>
                    <mrow>
                      <mfrac>
                        <mn>1</mn>
                        <mn>2</mn>
                      </mfrac>
                      <mo stretchy="false">−</mo>
                      <mi>x</mi>
                    </mrow>
                  </mrow>
                  <mo fence="true" stretchy="false">)</mo>
                </mrow>
                <mo stretchy="false">−</mo>
                <msubsup>
                  <mi>H</mi>
                  <mi>n</mi>
                  <mrow>
                    <mo fence="true" stretchy="false">(</mo>
                    <mrow>
                      <mrow>
                        <mfrac>
                          <mn>1</mn>
                          <mn>2</mn>
                        </mfrac>
                        <mo stretchy="false">−</mo>
                        <mi>x</mi>
                      </mrow>
                    </mrow>
                    <mo fence="true" stretchy="false">)</mo>
                  </mrow>
                </msubsup>
              </mrow>
            </mrow>
          </mrow>
          <mo fence="true" stretchy="false">)</mo>
        </mrow>
        <mo stretchy="false">−</mo>
        <mrow>
          <mo fence="true" stretchy="false">(</mo>
          <mrow>
            <mrow>
              <mrow>
                <mo stretchy="false">−</mo>
                <mfrac>
                  <mn>1</mn>
                  <mn>2</mn>
                </mfrac>
              </mrow>
              <mo stretchy="false">+</mo>
              <mi>x</mi>
            </mrow>
          </mrow>
          <mo fence="true" stretchy="false">)</mo>
        </mrow>
      </mrow>
      <mrow>
        <mo fence="true" stretchy="false">(</mo>
        <mrow>
          <msup>
            <mi>n</mi>
            <mi>x</mi>
          </msup>
        </mrow>
        <mo fence="true" stretchy="false">)</mo>
      </mrow>
      <mrow>
        <mo fence="true" stretchy="false">(</mo>
        <mrow>
          <mrow>
            <mi mathvariant="normal">ζ</mi>
            <mrow>
              <mrow>
                <mo fence="true" stretchy="false">(</mo>
                <mrow>
                  <mrow>
                    <mfrac>
                      <mn>1</mn>
                      <mn>2</mn>
                    </mfrac>
                    <mo stretchy="false">+</mo>
                    <mi>x</mi>
                  </mrow>
                </mrow>
                <mo fence="true" stretchy="false">)</mo>
              </mrow>
              <mo stretchy="false">−</mo>
              <msubsup>
                <mi>H</mi>
                <mi>n</mi>
                <mrow>
                  <mo fence="true" stretchy="false">(</mo>
                  <mrow>
                    <mrow>
                      <mfrac>
                        <mn>1</mn>
                        <mn>2</mn>
                      </mfrac>
                      <mo stretchy="false">+</mo>
                      <mi>x</mi>
                    </mrow>
                  </mrow>
                  <mo fence="true" stretchy="false">)</mo>
                </mrow>
              </msubsup>
            </mrow>
          </mrow>
        </mrow>
        <mo fence="true" stretchy="false">)</mo>
      </mrow>
    </mrow>
    <annotation encoding="StarMath 5.0">lim from {n rightarrow infinity }{ }(-{1 over 2}-x)(n^-x)(%zeta( 1 over 2-x ) - H^(1 over 2-x)_{n})-(-{1 over 2}+x)( n^x)(%zeta( 1 over 2+x )-H^(1 over 2+x)_{n})</annotation>
  </semantics>
</math>
</file>

<file path=Object 269/content.xml><?xml version="1.0" encoding="utf-8"?>
<math xmlns="http://www.w3.org/1998/Math/MathML" display="block">
  <semantics>
    <mrow>
      <mrow>
        <munder>
          <mi>lim</mi>
          <mrow>
            <mi>n</mi>
            <mo stretchy="false">→</mo>
            <mi mathvariant="normal">∞</mi>
          </mrow>
        </munder>
        <mrow/>
      </mrow>
      <mrow>
        <mrow>
          <mo fence="true" stretchy="false">(</mo>
          <mrow>
            <mrow>
              <mi mathvariant="normal">ζ</mi>
              <mrow>
                <mrow>
                  <mo fence="true" stretchy="false">(</mo>
                  <mrow>
                    <mrow>
                      <mfrac>
                        <mn>1</mn>
                        <mn>2</mn>
                      </mfrac>
                      <mo stretchy="false">−</mo>
                      <mi>x</mi>
                    </mrow>
                  </mrow>
                  <mo fence="true" stretchy="false">)</mo>
                </mrow>
                <mo stretchy="false">−</mo>
                <msubsup>
                  <mi>H</mi>
                  <mi>n</mi>
                  <mrow>
                    <mo fence="true" stretchy="false">(</mo>
                    <mrow>
                      <mrow>
                        <mfrac>
                          <mn>1</mn>
                          <mn>2</mn>
                        </mfrac>
                        <mo stretchy="false">−</mo>
                        <mi>x</mi>
                      </mrow>
                    </mrow>
                    <mo fence="true" stretchy="false">)</mo>
                  </mrow>
                </msubsup>
              </mrow>
            </mrow>
          </mrow>
          <mo fence="true" stretchy="false">)</mo>
        </mrow>
        <mo stretchy="false">−</mo>
        <mfrac>
          <mrow>
            <mrow>
              <mo fence="true" stretchy="false">(</mo>
              <mrow>
                <mrow>
                  <mrow>
                    <mo stretchy="false">−</mo>
                    <mfrac>
                      <mn>1</mn>
                      <mn>2</mn>
                    </mfrac>
                  </mrow>
                  <mo stretchy="false">+</mo>
                  <mi>x</mi>
                </mrow>
              </mrow>
              <mo fence="true" stretchy="false">)</mo>
            </mrow>
            <mrow>
              <mo fence="true" stretchy="false">(</mo>
              <mrow>
                <msup>
                  <mi>n</mi>
                  <mi>x</mi>
                </msup>
              </mrow>
              <mo fence="true" stretchy="false">)</mo>
            </mrow>
          </mrow>
          <mrow>
            <mrow>
              <mo fence="true" stretchy="false">(</mo>
              <mrow>
                <mrow>
                  <mrow>
                    <mo stretchy="false">−</mo>
                    <mfrac>
                      <mn>1</mn>
                      <mn>2</mn>
                    </mfrac>
                  </mrow>
                  <mo stretchy="false">−</mo>
                  <mi>x</mi>
                </mrow>
              </mrow>
              <mo fence="true" stretchy="false">)</mo>
            </mrow>
            <mrow>
              <mo fence="true" stretchy="false">(</mo>
              <mrow>
                <msup>
                  <mi>n</mi>
                  <mrow>
                    <mo stretchy="false">−</mo>
                    <mi>x</mi>
                  </mrow>
                </msup>
              </mrow>
              <mo fence="true" stretchy="false">)</mo>
            </mrow>
          </mrow>
        </mfrac>
      </mrow>
      <mrow>
        <mo fence="true" stretchy="false">(</mo>
        <mrow>
          <mrow>
            <mi mathvariant="normal">ζ</mi>
            <mrow>
              <mrow>
                <mo fence="true" stretchy="false">(</mo>
                <mrow>
                  <mrow>
                    <mfrac>
                      <mn>1</mn>
                      <mn>2</mn>
                    </mfrac>
                    <mo stretchy="false">+</mo>
                    <mi>x</mi>
                  </mrow>
                </mrow>
                <mo fence="true" stretchy="false">)</mo>
              </mrow>
              <mo stretchy="false">−</mo>
              <msubsup>
                <mi>H</mi>
                <mi>n</mi>
                <mrow>
                  <mo fence="true" stretchy="false">(</mo>
                  <mrow>
                    <mrow>
                      <mfrac>
                        <mn>1</mn>
                        <mn>2</mn>
                      </mfrac>
                      <mo stretchy="false">+</mo>
                      <mi>x</mi>
                    </mrow>
                  </mrow>
                  <mo fence="true" stretchy="false">)</mo>
                </mrow>
              </msubsup>
            </mrow>
          </mrow>
        </mrow>
        <mo fence="true" stretchy="false">)</mo>
      </mrow>
    </mrow>
    <annotation encoding="StarMath 5.0">lim from {n rightarrow infinity }{ }(%zeta( 1 over 2-x ) - H^(1 over 2-x)_{n})-{(-{1 over 2}+x)( n^x)}over{(-{1 over 2}-x)(n^-x)}(%zeta( 1 over 2+x )-H^(1 over 2+x)_{n})</annotation>
  </semantics>
</math>
</file>

<file path=Object 27/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underover>
            <mo stretchy="false">∑</mo>
            <mrow>
              <mi>j</mi>
              <mo stretchy="false">=</mo>
              <mn>1</mn>
            </mrow>
            <mi>n</mi>
          </munderover>
          <mfrac>
            <mn>1</mn>
            <msup>
              <mi>j</mi>
              <mi>s</mi>
            </msup>
          </mfrac>
        </mrow>
        <mo stretchy="false">−</mo>
        <mrow>
          <mrow>
            <munderover>
              <mo stretchy="false">∑</mo>
              <mrow>
                <mi>k</mi>
                <mo stretchy="false">=</mo>
                <mn>1</mn>
              </mrow>
              <mi>t</mi>
            </munderover>
            <msup>
              <mrow>
                <mo fence="true" stretchy="false">(</mo>
                <mrow>
                  <mrow>
                    <mo stretchy="false">−</mo>
                    <mn>1</mn>
                  </mrow>
                </mrow>
                <mo fence="true" stretchy="false">)</mo>
              </mrow>
              <mi>k</mi>
            </msup>
          </mrow>
          <mo stretchy="false">⋅</mo>
          <mrow>
            <mo fence="true" stretchy="false">(</mo>
            <mrow>
              <mtable>
                <mtr>
                  <mtd>
                    <mi>t</mi>
                  </mtd>
                </mtr>
                <mtr>
                  <mtd>
                    <mi>k</mi>
                  </mtd>
                </mtr>
              </mtable>
            </mrow>
            <mo fence="true" stretchy="false">)</mo>
          </mrow>
          <mo stretchy="false">⋅</mo>
          <mfrac>
            <mrow>
              <mi>s</mi>
              <mo stretchy="false">−</mo>
              <mn>1</mn>
              <mo stretchy="false">+</mo>
              <mi>k</mi>
            </mrow>
            <mrow>
              <mi>s</mi>
              <mo stretchy="false">−</mo>
              <mn>1</mn>
            </mrow>
          </mfrac>
          <mo stretchy="false">⋅</mo>
          <mrow>
            <msup>
              <mi>n</mi>
              <mi>k</mi>
            </msup>
            <mi mathvariant="normal">ζ</mi>
            <mrow>
              <mo fence="true" stretchy="false">(</mo>
              <mrow>
                <mrow>
                  <mrow>
                    <mi>s</mi>
                    <mo stretchy="false">+</mo>
                    <mi>k</mi>
                  </mrow>
                  <mi>,</mi>
                  <mrow>
                    <mn>1</mn>
                    <mo stretchy="false">+</mo>
                    <mi>n</mi>
                  </mrow>
                </mrow>
              </mrow>
              <mo fence="true" stretchy="false">)</mo>
            </mrow>
          </mrow>
        </mrow>
      </mrow>
    </mrow>
    <annotation encoding="StarMath 5.0">%zeta( s )

=

lim from {n rightarrow infinity}{}

sum from j = 1 to n {1 over j^s}

-

sum from k = 1 to t (-1)^k cdot ( binom{t}{k} ) cdot { {s-1+k}over{s-1} cdot {n^k %zeta(s+k,1+n)}}</annotation>
  </semantics>
</math>
</file>

<file path=Object 270/content.xml><?xml version="1.0" encoding="utf-8"?>
<math xmlns="http://www.w3.org/1998/Math/MathML" display="block">
  <semantics>
    <mrow>
      <mrow>
        <munder>
          <mi>lim</mi>
          <mrow>
            <mi>n</mi>
            <mo stretchy="false">→</mo>
            <mi mathvariant="normal">∞</mi>
          </mrow>
        </munder>
        <mrow/>
      </mrow>
      <mi mathvariant="normal">ζ</mi>
      <mrow>
        <mrow>
          <mo fence="true" stretchy="false">(</mo>
          <mrow>
            <mrow>
              <mfrac>
                <mn>1</mn>
                <mn>2</mn>
              </mfrac>
              <mo stretchy="false">−</mo>
              <mi>x</mi>
            </mrow>
          </mrow>
          <mo fence="true" stretchy="false">)</mo>
        </mrow>
        <mo stretchy="false">−</mo>
        <msubsup>
          <mi>H</mi>
          <mi>n</mi>
          <mrow>
            <mo fence="true" stretchy="false">(</mo>
            <mrow>
              <mrow>
                <mfrac>
                  <mn>1</mn>
                  <mn>2</mn>
                </mfrac>
                <mo stretchy="false">−</mo>
                <mi>x</mi>
              </mrow>
            </mrow>
            <mo fence="true" stretchy="false">)</mo>
          </mrow>
        </msubsup>
        <mo stretchy="false">−</mo>
        <msup>
          <mi>n</mi>
          <mrow>
            <mn>2</mn>
            <mi>x</mi>
          </mrow>
        </msup>
      </mrow>
      <mrow>
        <mo fence="true" stretchy="false">(</mo>
        <mrow>
          <mrow>
            <mfrac>
              <mn>2</mn>
              <mrow>
                <mn>2</mn>
                <mrow>
                  <mi>x</mi>
                  <mo stretchy="false">+</mo>
                  <mn>1</mn>
                </mrow>
              </mrow>
            </mfrac>
            <mo stretchy="false">−</mo>
            <mn>1</mn>
          </mrow>
        </mrow>
        <mo fence="true" stretchy="false">)</mo>
      </mrow>
      <mrow>
        <mo fence="true" stretchy="false">(</mo>
        <mrow>
          <mrow>
            <mi mathvariant="normal">ζ</mi>
            <mrow>
              <mrow>
                <mo fence="true" stretchy="false">(</mo>
                <mrow>
                  <mrow>
                    <mfrac>
                      <mn>1</mn>
                      <mn>2</mn>
                    </mfrac>
                    <mo stretchy="false">+</mo>
                    <mi>x</mi>
                  </mrow>
                </mrow>
                <mo fence="true" stretchy="false">)</mo>
              </mrow>
              <mo stretchy="false">−</mo>
              <msubsup>
                <mi>H</mi>
                <mi>n</mi>
                <mrow>
                  <mo fence="true" stretchy="false">(</mo>
                  <mrow>
                    <mrow>
                      <mfrac>
                        <mn>1</mn>
                        <mn>2</mn>
                      </mfrac>
                      <mo stretchy="false">+</mo>
                      <mi>x</mi>
                    </mrow>
                  </mrow>
                  <mo fence="true" stretchy="false">)</mo>
                </mrow>
              </msubsup>
            </mrow>
          </mrow>
        </mrow>
        <mo fence="true" stretchy="false">)</mo>
      </mrow>
    </mrow>
    <annotation encoding="StarMath 5.0">lim from {n rightarrow infinity }{ }%zeta( 1 over 2-x ) - H^(1 over 2-x)_{n}

-

n^{2 x}(2 over {2 x +1} - 1)(%zeta( 1 over 2+x )-H^(1 over 2+x)_{n})</annotation>
  </semantics>
</math>
</file>

<file path=Object 271/content.xml><?xml version="1.0" encoding="utf-8"?>
<math xmlns="http://www.w3.org/1998/Math/MathML" display="block">
  <semantics>
    <mrow>
      <mi mathvariant="normal">ζ</mi>
      <mrow>
        <mrow>
          <mo fence="true" stretchy="false">(</mo>
          <mrow>
            <mi>s</mi>
          </mrow>
          <mo fence="true" stretchy="false">)</mo>
        </mrow>
        <mo stretchy="false">=</mo>
        <msup>
          <mn>2</mn>
          <mi>s</mi>
        </msup>
      </mrow>
      <msup>
        <mi mathvariant="normal">π</mi>
        <mrow>
          <mi>s</mi>
          <mo stretchy="false">−</mo>
          <mn>1</mn>
        </mrow>
      </msup>
      <mi>sin</mi>
      <mrow>
        <mo fence="true" stretchy="false">(</mo>
        <mrow>
          <mfrac>
            <mrow>
              <mi mathvariant="normal">π</mi>
              <mi>s</mi>
            </mrow>
            <mn>2</mn>
          </mfrac>
        </mrow>
        <mo fence="true" stretchy="false">)</mo>
      </mrow>
      <mi mathvariant="normal">Γ</mi>
      <mrow>
        <mo fence="true" stretchy="false">(</mo>
        <mrow>
          <mrow>
            <mn>1</mn>
            <mo stretchy="false">−</mo>
            <mi>s</mi>
          </mrow>
        </mrow>
        <mo fence="true" stretchy="false">)</mo>
      </mrow>
      <mi mathvariant="normal">ζ</mi>
      <mrow>
        <mo fence="true" stretchy="false">(</mo>
        <mrow>
          <mrow>
            <mn>1</mn>
            <mo stretchy="false">−</mo>
            <mi>s</mi>
          </mrow>
        </mrow>
        <mo fence="true" stretchy="false">)</mo>
      </mrow>
    </mrow>
    <annotation encoding="StarMath 5.0">%zeta( s ) = 2^s %pi^{ s-1 } sin(  {%pi s} over 2  )%GAMMA( 1-s )%zeta( 1-s )</annotation>
  </semantics>
</math>
</file>

<file path=Object 272/content.xml><?xml version="1.0" encoding="utf-8"?>
<math xmlns="http://www.w3.org/1998/Math/MathML" display="block">
  <semantics>
    <mrow>
      <mrow>
        <munder>
          <mi>lim</mi>
          <mrow>
            <mi>n</mi>
            <mo stretchy="false">→</mo>
            <mi mathvariant="normal">∞</mi>
          </mrow>
        </munder>
        <mrow/>
      </mrow>
      <mrow>
        <mo fence="true" stretchy="false">(</mo>
        <mrow>
          <mrow>
            <mn>1</mn>
            <mo stretchy="false">−</mo>
            <mi>s</mi>
          </mrow>
        </mrow>
        <mo fence="true" stretchy="false">)</mo>
      </mrow>
      <msup>
        <mi>n</mi>
        <mrow>
          <mi>s</mi>
          <mo stretchy="false">−</mo>
          <mfrac>
            <mn>1</mn>
            <mn>2</mn>
          </mfrac>
        </mrow>
      </msup>
      <mrow>
        <msubsup>
          <mi>H</mi>
          <mi>n</mi>
          <mrow>
            <mo fence="true" stretchy="false">(</mo>
            <mrow>
              <mi>s</mi>
            </mrow>
            <mo fence="true" stretchy="false">)</mo>
          </mrow>
        </msubsup>
        <mo stretchy="false">−</mo>
        <mrow>
          <mi>s</mi>
          <mo stretchy="false">⋅</mo>
          <msup>
            <mi>n</mi>
            <mrow>
              <mfrac>
                <mn>1</mn>
                <mn>2</mn>
              </mfrac>
              <mo stretchy="false">−</mo>
              <mi>s</mi>
            </mrow>
          </msup>
        </mrow>
      </mrow>
      <msubsup>
        <mi>H</mi>
        <mi>n</mi>
        <mrow>
          <mo fence="true" stretchy="false">(</mo>
          <mrow>
            <mrow>
              <mn>1</mn>
              <mo stretchy="false">−</mo>
              <mi>s</mi>
            </mrow>
          </mrow>
          <mo fence="true" stretchy="false">)</mo>
        </mrow>
      </msubsup>
    </mrow>
    <annotation encoding="StarMath 5.0">lim from {n rightarrow infinity }{ }( 1-s )n^{s-1 over 2} H^(s)_{ n }- s cdot n^{1 over 2 - s} H^(1-s)_{ n }
</annotation>
  </semantics>
</math>
</file>

<file path=Object 273/content.xml><?xml version="1.0" encoding="utf-8"?>
<math xmlns="http://www.w3.org/1998/Math/MathML" display="block">
  <semantics>
    <mrow>
      <mrow>
        <munder>
          <mi>lim</mi>
          <mrow>
            <mi>n</mi>
            <mo stretchy="false">→</mo>
            <mi mathvariant="normal">∞</mi>
          </mrow>
        </munder>
        <mrow/>
      </mrow>
      <mfrac>
        <mn>1</mn>
        <msqrt>
          <mi>n</mi>
        </msqrt>
      </mfrac>
      <mrow>
        <mo fence="true" stretchy="false">(</mo>
        <mrow>
          <mrow>
            <mrow>
              <mrow>
                <mo fence="true" stretchy="false">(</mo>
                <mrow>
                  <mrow>
                    <mn>1</mn>
                    <mo stretchy="false">−</mo>
                    <mi>s</mi>
                  </mrow>
                </mrow>
                <mo fence="true" stretchy="false">)</mo>
              </mrow>
              <mo stretchy="false">⋅</mo>
              <mrow>
                <munderover>
                  <mo stretchy="false">∑</mo>
                  <mrow>
                    <mi>j</mi>
                    <mo stretchy="false">=</mo>
                    <mn>1</mn>
                  </mrow>
                  <mi>n</mi>
                </munderover>
                <msup>
                  <mrow>
                    <mo fence="true" stretchy="false">(</mo>
                    <mrow>
                      <mfrac>
                        <mi>n</mi>
                        <mi>j</mi>
                      </mfrac>
                    </mrow>
                    <mo fence="true" stretchy="false">)</mo>
                  </mrow>
                  <mi>s</mi>
                </msup>
              </mrow>
            </mrow>
            <mo stretchy="false">−</mo>
            <mrow>
              <mi>s</mi>
              <mo stretchy="false">⋅</mo>
              <mrow>
                <munderover>
                  <mo stretchy="false">∑</mo>
                  <mrow>
                    <mi>j</mi>
                    <mo stretchy="false">=</mo>
                    <mn>1</mn>
                  </mrow>
                  <mi>n</mi>
                </munderover>
                <msup>
                  <mrow>
                    <mo fence="true" stretchy="false">(</mo>
                    <mrow>
                      <mfrac>
                        <mi>n</mi>
                        <mi>j</mi>
                      </mfrac>
                    </mrow>
                    <mo fence="true" stretchy="false">)</mo>
                  </mrow>
                  <mrow>
                    <mn>1</mn>
                    <mo stretchy="false">−</mo>
                    <mi>s</mi>
                  </mrow>
                </msup>
              </mrow>
            </mrow>
          </mrow>
        </mrow>
        <mo fence="true" stretchy="false">)</mo>
      </mrow>
    </mrow>
    <annotation encoding="StarMath 5.0">lim from {n rightarrow infinity }{ }1 over {sqrt n}( (1-s)cdot sum from j = 1 to n (n over j)^s- s cdot sum from j = 1 to n (n over j)^{ 1-s })
</annotation>
  </semantics>
</math>
</file>

<file path=Object 274/content.xml><?xml version="1.0" encoding="utf-8"?>
<math xmlns="http://www.w3.org/1998/Math/MathML" display="block">
  <semantics>
    <mrow>
      <mrow>
        <munder>
          <mi>lim</mi>
          <mrow>
            <mi>n</mi>
            <mo stretchy="false">→</mo>
            <mi mathvariant="normal">∞</mi>
          </mrow>
        </munder>
        <mrow/>
      </mrow>
      <mfrac>
        <mn>1</mn>
        <msqrt>
          <mi>n</mi>
        </msqrt>
      </mfrac>
      <mrow>
        <mrow>
          <mrow>
            <munderover>
              <mo stretchy="false">∑</mo>
              <mrow>
                <mi>j</mi>
                <mo stretchy="false">=</mo>
                <mn>1</mn>
              </mrow>
              <mi>n</mi>
            </munderover>
            <mrow>
              <mo fence="true" stretchy="false">(</mo>
              <mrow>
                <mrow>
                  <mn>1</mn>
                  <mo stretchy="false">−</mo>
                  <mi>s</mi>
                </mrow>
              </mrow>
              <mo fence="true" stretchy="false">)</mo>
            </mrow>
          </mrow>
          <mo stretchy="false">⋅</mo>
          <msup>
            <mrow>
              <mo fence="true" stretchy="false">(</mo>
              <mrow>
                <mfrac>
                  <mi>n</mi>
                  <mi>j</mi>
                </mfrac>
              </mrow>
              <mo fence="true" stretchy="false">)</mo>
            </mrow>
            <mi>s</mi>
          </msup>
        </mrow>
        <mo stretchy="false">−</mo>
        <mrow>
          <mi>s</mi>
          <mo stretchy="false">⋅</mo>
          <msup>
            <mrow>
              <mo fence="true" stretchy="false">(</mo>
              <mrow>
                <mfrac>
                  <mi>n</mi>
                  <mi>j</mi>
                </mfrac>
              </mrow>
              <mo fence="true" stretchy="false">)</mo>
            </mrow>
            <mrow>
              <mn>1</mn>
              <mo stretchy="false">−</mo>
              <mi>s</mi>
            </mrow>
          </msup>
        </mrow>
      </mrow>
    </mrow>
    <annotation encoding="StarMath 5.0">lim from {n rightarrow infinity }{ }1 over {sqrt n} sum from j = 1 to n (1-s)cdot (n over j)^s- s cdot (n over j)^{ 1-s }
</annotation>
  </semantics>
</math>
</file>

<file path=Object 275/content.xml><?xml version="1.0" encoding="utf-8"?>
<math xmlns="http://www.w3.org/1998/Math/MathML" display="block">
  <semantics>
    <mrow>
      <mrow>
        <munder>
          <mi>lim</mi>
          <mrow>
            <mi>n</mi>
            <mo stretchy="false">→</mo>
            <mi mathvariant="normal">∞</mi>
          </mrow>
        </munder>
        <mrow/>
      </mrow>
      <mrow>
        <mo fence="true" stretchy="false">(</mo>
        <mrow>
          <mrow>
            <mn>1</mn>
            <mo stretchy="false">−</mo>
            <mi>s</mi>
          </mrow>
        </mrow>
        <mo fence="true" stretchy="false">)</mo>
      </mrow>
      <msup>
        <mi>n</mi>
        <mrow>
          <mi>s</mi>
          <mo stretchy="false">−</mo>
          <mfrac>
            <mn>1</mn>
            <mn>2</mn>
          </mfrac>
        </mrow>
      </msup>
      <mrow>
        <msubsup>
          <mi>H</mi>
          <mi>n</mi>
          <mrow>
            <mo fence="true" stretchy="false">(</mo>
            <mrow>
              <mi>s</mi>
            </mrow>
            <mo fence="true" stretchy="false">)</mo>
          </mrow>
        </msubsup>
        <mo stretchy="false">−</mo>
        <mrow>
          <mi>s</mi>
          <mo stretchy="false">⋅</mo>
          <msup>
            <mi>n</mi>
            <mrow>
              <mfrac>
                <mn>1</mn>
                <mn>2</mn>
              </mfrac>
              <mo stretchy="false">−</mo>
              <mi>s</mi>
            </mrow>
          </msup>
        </mrow>
      </mrow>
      <msubsup>
        <mi>H</mi>
        <mi>n</mi>
        <mrow>
          <mo fence="true" stretchy="false">(</mo>
          <mrow>
            <mrow>
              <mn>1</mn>
              <mo stretchy="false">−</mo>
              <mi>s</mi>
            </mrow>
          </mrow>
          <mo fence="true" stretchy="false">)</mo>
        </mrow>
      </msubsup>
    </mrow>
    <annotation encoding="StarMath 5.0">lim from {n rightarrow infinity }{ }( 1-s )n^{s-1 over 2} H^(s)_{ n }- s cdot n^{1 over 2 - s} H^(1-s)_{ n }
</annotation>
  </semantics>
</math>
</file>

<file path=Object 276/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row>
            <mfrac>
              <mn>1</mn>
              <mrow>
                <mrow>
                  <mn>1</mn>
                  <mo stretchy="false">−</mo>
                  <mrow>
                    <msup>
                      <mn>2</mn>
                      <mrow>
                        <mn>1</mn>
                        <mo stretchy="false">−</mo>
                        <mi>s</mi>
                      </mrow>
                    </msup>
                    <mo stretchy="false">⋅</mo>
                    <msup>
                      <mi>n</mi>
                      <mrow>
                        <mrow>
                          <mn>1</mn>
                          <mo stretchy="false">−</mo>
                          <mn>2</mn>
                        </mrow>
                        <mi>s</mi>
                      </mrow>
                    </msup>
                    <mo stretchy="false">⋅</mo>
                    <mfrac>
                      <mi>s</mi>
                      <mrow>
                        <mn>1</mn>
                        <mo stretchy="false">−</mo>
                        <mi>s</mi>
                      </mrow>
                    </mfrac>
                    <mo stretchy="false">⋅</mo>
                    <msup>
                      <mi mathvariant="normal">π</mi>
                      <mrow>
                        <mo stretchy="false">−</mo>
                        <mi>s</mi>
                      </mrow>
                    </msup>
                  </mrow>
                </mrow>
                <mi>cos</mi>
                <mrow>
                  <mrow>
                    <mo fence="true" stretchy="false">(</mo>
                    <mrow>
                      <mfrac>
                        <mrow>
                          <mi mathvariant="normal">π</mi>
                          <mi>s</mi>
                        </mrow>
                        <mn>2</mn>
                      </mfrac>
                    </mrow>
                    <mo fence="true" stretchy="false">)</mo>
                  </mrow>
                  <mo stretchy="false">⋅</mo>
                  <mi mathvariant="normal">Γ</mi>
                </mrow>
                <mrow>
                  <mo fence="true" stretchy="false">(</mo>
                  <mrow>
                    <mi>s</mi>
                  </mrow>
                  <mo fence="true" stretchy="false">)</mo>
                </mrow>
              </mrow>
            </mfrac>
            <mo stretchy="false">⋅</mo>
            <msubsup>
              <mi>H</mi>
              <mi>n</mi>
              <mrow>
                <mo fence="true" stretchy="false">(</mo>
                <mrow>
                  <mi>s</mi>
                </mrow>
                <mo fence="true" stretchy="false">)</mo>
              </mrow>
            </msubsup>
          </mrow>
          <mo stretchy="false">−</mo>
          <mfrac>
            <mn>1</mn>
            <mrow>
              <mrow>
                <mrow>
                  <msup>
                    <mi>n</mi>
                    <mrow>
                      <mn>2</mn>
                      <mrow>
                        <mi>s</mi>
                        <mo stretchy="false">−</mo>
                        <mn>1</mn>
                      </mrow>
                    </mrow>
                  </msup>
                  <mo stretchy="false">⋅</mo>
                  <mfrac>
                    <mrow>
                      <mn>1</mn>
                      <mo stretchy="false">−</mo>
                      <mi>s</mi>
                    </mrow>
                    <mi>s</mi>
                  </mfrac>
                </mrow>
                <mo stretchy="false">−</mo>
                <mrow>
                  <msup>
                    <mn>2</mn>
                    <mrow>
                      <mn>1</mn>
                      <mo stretchy="false">−</mo>
                      <mi>s</mi>
                    </mrow>
                  </msup>
                  <mo stretchy="false">⋅</mo>
                  <msup>
                    <mi mathvariant="normal">π</mi>
                    <mrow>
                      <mo stretchy="false">−</mo>
                      <mi>s</mi>
                    </mrow>
                  </msup>
                </mrow>
              </mrow>
              <mi>cos</mi>
              <mrow>
                <mrow>
                  <mo fence="true" stretchy="false">(</mo>
                  <mrow>
                    <mfrac>
                      <mrow>
                        <mi mathvariant="normal">π</mi>
                        <mi>s</mi>
                      </mrow>
                      <mn>2</mn>
                    </mfrac>
                  </mrow>
                  <mo fence="true" stretchy="false">)</mo>
                </mrow>
                <mo stretchy="false">⋅</mo>
                <mi mathvariant="normal">Γ</mi>
              </mrow>
              <mrow>
                <mo fence="true" stretchy="false">(</mo>
                <mrow>
                  <mi>s</mi>
                </mrow>
                <mo fence="true" stretchy="false">)</mo>
              </mrow>
            </mrow>
          </mfrac>
        </mrow>
        <mo stretchy="false">⋅</mo>
        <msubsup>
          <mi>H</mi>
          <mi>n</mi>
          <mrow>
            <mo fence="true" stretchy="false">(</mo>
            <mrow>
              <mrow>
                <mn>1</mn>
                <mo stretchy="false">−</mo>
                <mi>s</mi>
              </mrow>
            </mrow>
            <mo fence="true" stretchy="false">)</mo>
          </mrow>
        </msubsup>
      </mrow>
    </mrow>
    <annotation encoding="StarMath 5.0">%zeta( s ) = lim from {n rightarrow infinity}{} { 


{ 1 over {1 - 2^{1-s} cdot n^{1-2s} cdot {s over {1-s}} cdot %pi^-s cos( {%pi s}over{2}) cdot %GAMMA(s) } cdot H^(s)_n 

-

1 over {n^{2 s - 1} cdot {{1-s} over s}-2^{1-s} cdot %pi^-s cos( {%pi s}over{2}) cdot %GAMMA(s)} } cdot H^(1-s)_n




}</annotation>
  </semantics>
</math>
</file>

<file path=Object 277/content.xml><?xml version="1.0" encoding="utf-8"?>
<math xmlns="http://www.w3.org/1998/Math/MathML" display="block">
  <semantics>
    <mrow>
      <mrow>
        <munder>
          <mi>lim</mi>
          <mrow>
            <mi>n</mi>
            <mo stretchy="false">→</mo>
            <mi mathvariant="normal">∞</mi>
          </mrow>
        </munder>
        <mrow/>
      </mrow>
      <mrow>
        <mrow>
          <munderover>
            <mo stretchy="false">∑</mo>
            <mrow>
              <mi>j</mi>
              <mo stretchy="false">=</mo>
              <mn>1</mn>
            </mrow>
            <mi>n</mi>
          </munderover>
          <mfrac>
            <mn>1</mn>
            <msqrt>
              <mi>j</mi>
            </msqrt>
          </mfrac>
        </mrow>
        <mo stretchy="false">⋅</mo>
        <mrow>
          <mo fence="true" stretchy="false">(</mo>
          <mrow>
            <mrow>
              <mrow>
                <mo fence="true" stretchy="false">(</mo>
                <mrow>
                  <mrow>
                    <mrow>
                      <mn>1</mn>
                      <mo stretchy="false">−</mo>
                      <mn>2</mn>
                    </mrow>
                    <mi>s</mi>
                  </mrow>
                </mrow>
                <mo fence="true" stretchy="false">)</mo>
              </mrow>
              <mi>cosh</mi>
              <mrow>
                <mrow>
                  <mo fence="true" stretchy="false">(</mo>
                  <mrow>
                    <mrow>
                      <mrow>
                        <mrow>
                          <mo fence="true" stretchy="false">(</mo>
                          <mrow>
                            <mrow>
                              <mfrac>
                                <mn>1</mn>
                                <mn>2</mn>
                              </mfrac>
                              <mo stretchy="false">−</mo>
                              <mi>s</mi>
                            </mrow>
                          </mrow>
                          <mo fence="true" stretchy="false">)</mo>
                        </mrow>
                        <mo stretchy="false">⋅</mo>
                        <mi>log</mi>
                      </mrow>
                      <mfrac>
                        <mi>j</mi>
                        <mi>n</mi>
                      </mfrac>
                    </mrow>
                  </mrow>
                  <mo fence="true" stretchy="false">)</mo>
                </mrow>
                <mo stretchy="false">+</mo>
                <mi>sinh</mi>
              </mrow>
              <mrow>
                <mo fence="true" stretchy="false">(</mo>
                <mrow>
                  <mrow>
                    <mrow>
                      <mrow>
                        <mo fence="true" stretchy="false">(</mo>
                        <mrow>
                          <mrow>
                            <mfrac>
                              <mn>1</mn>
                              <mn>2</mn>
                            </mfrac>
                            <mo stretchy="false">−</mo>
                            <mi>s</mi>
                          </mrow>
                        </mrow>
                        <mo fence="true" stretchy="false">)</mo>
                      </mrow>
                      <mo stretchy="false">⋅</mo>
                      <mi>log</mi>
                    </mrow>
                    <mfrac>
                      <mi>j</mi>
                      <mi>n</mi>
                    </mfrac>
                  </mrow>
                </mrow>
                <mo fence="true" stretchy="false">)</mo>
              </mrow>
            </mrow>
          </mrow>
          <mo fence="true" stretchy="false">)</mo>
        </mrow>
      </mrow>
    </mrow>
    <annotation encoding="StarMath 5.0">lim from {n rightarrow infinity }{ }sum from j = 1 to n {1 over sqrt j} cdot 

( (1-2 s) cosh( (1 over 2 - s) cdot log j over n)



+

sinh( (1 over 2 - s) cdot log j over n )

)</annotation>
  </semantics>
</math>
</file>

<file path=Object 278/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frac>
        <mrow>
          <mrow>
            <mi>s</mi>
            <mo stretchy="false">⋅</mo>
            <msup>
              <mi>n</mi>
              <mrow>
                <mn>1</mn>
                <mo stretchy="false">−</mo>
                <mi>s</mi>
              </mrow>
            </msup>
          </mrow>
          <mrow>
            <msubsup>
              <mi>H</mi>
              <mi>n</mi>
              <mrow>
                <mo fence="true" stretchy="false">(</mo>
                <mrow>
                  <mrow>
                    <mn>1</mn>
                    <mo stretchy="false">−</mo>
                    <mi>s</mi>
                  </mrow>
                </mrow>
                <mo fence="true" stretchy="false">)</mo>
              </mrow>
            </msubsup>
            <mo stretchy="false">−</mo>
            <mrow>
              <mrow>
                <mo fence="true" stretchy="false">(</mo>
                <mrow>
                  <mrow>
                    <mn>1</mn>
                    <mo stretchy="false">−</mo>
                    <mi>s</mi>
                  </mrow>
                </mrow>
                <mo fence="true" stretchy="false">)</mo>
              </mrow>
              <mo stretchy="false">⋅</mo>
              <msup>
                <mi>n</mi>
                <mi>s</mi>
              </msup>
              <mo stretchy="false">⋅</mo>
              <msubsup>
                <mi>H</mi>
                <mi>n</mi>
                <mrow>
                  <mo fence="true" stretchy="false">(</mo>
                  <mrow>
                    <mi>s</mi>
                  </mrow>
                  <mo fence="true" stretchy="false">)</mo>
                </mrow>
              </msubsup>
            </mrow>
          </mrow>
        </mrow>
        <mrow>
          <mrow>
            <mi>s</mi>
            <mo stretchy="false">⋅</mo>
            <msup>
              <mi>n</mi>
              <mrow>
                <mn>1</mn>
                <mo stretchy="false">−</mo>
                <mi>s</mi>
              </mrow>
            </msup>
            <mo stretchy="false">⋅</mo>
            <msup>
              <mn>2</mn>
              <mrow>
                <mn>1</mn>
                <mo stretchy="false">−</mo>
                <mi>s</mi>
              </mrow>
            </msup>
            <mo stretchy="false">⋅</mo>
            <msup>
              <mi mathvariant="normal">π</mi>
              <mrow>
                <mo stretchy="false">−</mo>
                <mi>s</mi>
              </mrow>
            </msup>
          </mrow>
          <mi>cos</mi>
          <mrow>
            <mrow>
              <mo fence="true" stretchy="false">(</mo>
              <mrow>
                <mfrac>
                  <mrow>
                    <mi mathvariant="normal">π</mi>
                    <mi>s</mi>
                  </mrow>
                  <mn>2</mn>
                </mfrac>
              </mrow>
              <mo fence="true" stretchy="false">)</mo>
            </mrow>
            <mo stretchy="false">⋅</mo>
            <mi mathvariant="normal">Γ</mi>
          </mrow>
          <mrow>
            <mrow>
              <mo fence="true" stretchy="false">(</mo>
              <mrow>
                <mi>s</mi>
              </mrow>
              <mo fence="true" stretchy="false">)</mo>
            </mrow>
            <mo stretchy="false">−</mo>
            <mrow>
              <mrow>
                <mo fence="true" stretchy="false">(</mo>
                <mrow>
                  <mrow>
                    <mn>1</mn>
                    <mo stretchy="false">−</mo>
                    <mi>s</mi>
                  </mrow>
                </mrow>
                <mo fence="true" stretchy="false">)</mo>
              </mrow>
              <mo stretchy="false">⋅</mo>
              <msup>
                <mi>n</mi>
                <mi>s</mi>
              </msup>
            </mrow>
          </mrow>
        </mrow>
      </mfrac>
    </mrow>
    <annotation encoding="StarMath 5.0">%zeta( s ) = lim from {n rightarrow infinity}{} { {

s cdot n^{1-s}H^(1-s)_n-(1-s) cdot n^s cdot H^(s)_n}

over

{s cdot n^{1-s} cdot 2^{1-s} cdot %pi^-s cos( {%pi s}over{2}) cdot %GAMMA(s)

-(1-s) cdot n^s
} }</annotation>
  </semantics>
</math>
</file>

<file path=Object 279/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frac>
        <mrow>
          <mrow>
            <mrow>
              <mrow>
                <mo fence="true" stretchy="false">(</mo>
                <mrow>
                  <mrow>
                    <mn>1</mn>
                    <mo stretchy="false">−</mo>
                    <mi>s</mi>
                  </mrow>
                </mrow>
                <mo fence="true" stretchy="false">)</mo>
              </mrow>
              <mo stretchy="false">⋅</mo>
              <msup>
                <mi>n</mi>
                <mrow>
                  <mi>s</mi>
                  <mo stretchy="false">−</mo>
                  <mn>1</mn>
                </mrow>
              </msup>
              <mo stretchy="false">⋅</mo>
              <msubsup>
                <mi>H</mi>
                <mi>n</mi>
                <mrow>
                  <mo fence="true" stretchy="false">(</mo>
                  <mrow>
                    <mi>s</mi>
                  </mrow>
                  <mo fence="true" stretchy="false">)</mo>
                </mrow>
              </msubsup>
            </mrow>
            <mo stretchy="false">−</mo>
            <mrow>
              <mi>s</mi>
              <mo stretchy="false">⋅</mo>
              <msup>
                <mi>n</mi>
                <mrow>
                  <mo stretchy="false">−</mo>
                  <mi>s</mi>
                </mrow>
              </msup>
            </mrow>
          </mrow>
          <msubsup>
            <mi>H</mi>
            <mi>n</mi>
            <mrow>
              <mo fence="true" stretchy="false">(</mo>
              <mrow>
                <mrow>
                  <mn>1</mn>
                  <mo stretchy="false">−</mo>
                  <mi>s</mi>
                </mrow>
              </mrow>
              <mo fence="true" stretchy="false">)</mo>
            </mrow>
          </msubsup>
        </mrow>
        <mrow>
          <mrow>
            <mrow>
              <mrow>
                <mo fence="true" stretchy="false">(</mo>
                <mrow>
                  <mrow>
                    <mn>1</mn>
                    <mo stretchy="false">−</mo>
                    <mi>s</mi>
                  </mrow>
                </mrow>
                <mo fence="true" stretchy="false">)</mo>
              </mrow>
              <mo stretchy="false">⋅</mo>
              <msup>
                <mi>n</mi>
                <mrow>
                  <mi>s</mi>
                  <mo stretchy="false">−</mo>
                  <mn>1</mn>
                </mrow>
              </msup>
            </mrow>
            <mo stretchy="false">−</mo>
            <mrow>
              <mi>s</mi>
              <mo stretchy="false">⋅</mo>
              <msup>
                <mi>n</mi>
                <mrow>
                  <mo stretchy="false">−</mo>
                  <mi>s</mi>
                </mrow>
              </msup>
              <mo stretchy="false">⋅</mo>
              <msup>
                <mn>2</mn>
                <mrow>
                  <mn>1</mn>
                  <mo stretchy="false">−</mo>
                  <mi>s</mi>
                </mrow>
              </msup>
              <mo stretchy="false">⋅</mo>
              <msup>
                <mi mathvariant="normal">π</mi>
                <mrow>
                  <mo stretchy="false">−</mo>
                  <mi>s</mi>
                </mrow>
              </msup>
            </mrow>
          </mrow>
          <mi>cos</mi>
          <mrow>
            <mrow>
              <mo fence="true" stretchy="false">(</mo>
              <mrow>
                <mfrac>
                  <mrow>
                    <mi mathvariant="normal">π</mi>
                    <mi>s</mi>
                  </mrow>
                  <mn>2</mn>
                </mfrac>
              </mrow>
              <mo fence="true" stretchy="false">)</mo>
            </mrow>
            <mo stretchy="false">⋅</mo>
            <mi mathvariant="normal">Γ</mi>
          </mrow>
          <mrow>
            <mo fence="true" stretchy="false">(</mo>
            <mrow>
              <mi>s</mi>
            </mrow>
            <mo fence="true" stretchy="false">)</mo>
          </mrow>
        </mrow>
      </mfrac>
    </mrow>
    <annotation encoding="StarMath 5.0">%zeta( s ) = lim from {n rightarrow infinity}{} { {

(1-s) cdot n^{s-1} cdot H^(s)_n-s cdot n^{-s}H^(1-s)_n}

over

{(1-s) cdot n^{s-1} - s cdot n^{-s} cdot 2^{1-s} cdot %pi^-s cos( {%pi s}over{2}) cdot %GAMMA(s)


} }</annotation>
  </semantics>
</math>
</file>

<file path=Object 28/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underover>
            <mo stretchy="false">∑</mo>
            <mrow>
              <mi>j</mi>
              <mo stretchy="false">=</mo>
              <mn>1</mn>
            </mrow>
            <mi>n</mi>
          </munderover>
          <mfrac>
            <mn>1</mn>
            <msup>
              <mi>j</mi>
              <mi>s</mi>
            </msup>
          </mfrac>
        </mrow>
        <mo stretchy="false">−</mo>
        <mrow>
          <mn>2</mn>
          <mo stretchy="false">⋅</mo>
          <mfrac>
            <mi>s</mi>
            <mrow>
              <mi>s</mi>
              <mo stretchy="false">−</mo>
              <mn>1</mn>
            </mrow>
          </mfrac>
          <mo stretchy="false">⋅</mo>
          <mi>n</mi>
          <mo stretchy="false">⋅</mo>
          <mi mathvariant="normal">ζ</mi>
        </mrow>
      </mrow>
      <mrow>
        <mrow>
          <mo fence="true" stretchy="false">(</mo>
          <mrow>
            <mrow>
              <mrow>
                <mn>1</mn>
                <mo stretchy="false">+</mo>
                <mi>s</mi>
              </mrow>
              <mi>,</mi>
              <mrow>
                <mn>1</mn>
                <mo stretchy="false">+</mo>
                <mi>n</mi>
              </mrow>
            </mrow>
          </mrow>
          <mo fence="true" stretchy="false">)</mo>
        </mrow>
        <mo stretchy="false">+</mo>
        <mrow>
          <mfrac>
            <mrow>
              <mi>s</mi>
              <mo stretchy="false">+</mo>
              <mn>1</mn>
            </mrow>
            <mrow>
              <mi>s</mi>
              <mo stretchy="false">−</mo>
              <mn>1</mn>
            </mrow>
          </mfrac>
          <mo stretchy="false">⋅</mo>
          <msup>
            <mi>n</mi>
            <mn>2</mn>
          </msup>
          <mo stretchy="false">⋅</mo>
          <mi mathvariant="normal">ζ</mi>
        </mrow>
      </mrow>
      <mrow>
        <mo fence="true" stretchy="false">(</mo>
        <mrow>
          <mrow>
            <mrow>
              <mn>2</mn>
              <mo stretchy="false">+</mo>
              <mi>s</mi>
            </mrow>
            <mi>,</mi>
            <mrow>
              <mn>1</mn>
              <mo stretchy="false">+</mo>
              <mi>n</mi>
            </mrow>
          </mrow>
        </mrow>
        <mo fence="true" stretchy="false">)</mo>
      </mrow>
    </mrow>
    <annotation encoding="StarMath 5.0">%zeta( s )

=

lim from {n rightarrow infinity}{}

sum from j = 1 to n {1 over j^s}

-

2 cdot {s over {s-1}} cdot n cdot %zeta(1+s,1+n) 

+

{{s+1} over {s-1}} cdot n^2 cdot %zeta(2+s,1+n) </annotation>
  </semantics>
</math>
</file>

<file path=Object 280/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row>
            <mfrac>
              <mn>1</mn>
              <mrow>
                <mrow>
                  <mn>1</mn>
                  <mo stretchy="false">−</mo>
                  <mrow>
                    <msup>
                      <mn>2</mn>
                      <mrow>
                        <mn>1</mn>
                        <mo stretchy="false">−</mo>
                        <mi>s</mi>
                      </mrow>
                    </msup>
                    <mo stretchy="false">⋅</mo>
                    <msup>
                      <mi>n</mi>
                      <mrow>
                        <mrow>
                          <mn>1</mn>
                          <mo stretchy="false">−</mo>
                          <mn>2</mn>
                        </mrow>
                        <mi>s</mi>
                      </mrow>
                    </msup>
                    <mo stretchy="false">⋅</mo>
                    <mfrac>
                      <mi>s</mi>
                      <mrow>
                        <mn>1</mn>
                        <mo stretchy="false">−</mo>
                        <mi>s</mi>
                      </mrow>
                    </mfrac>
                    <mo stretchy="false">⋅</mo>
                    <msup>
                      <mi mathvariant="normal">π</mi>
                      <mrow>
                        <mo stretchy="false">−</mo>
                        <mi>s</mi>
                      </mrow>
                    </msup>
                  </mrow>
                </mrow>
                <mi>cos</mi>
                <mrow>
                  <mrow>
                    <mo fence="true" stretchy="false">(</mo>
                    <mrow>
                      <mfrac>
                        <mrow>
                          <mi mathvariant="normal">π</mi>
                          <mi>s</mi>
                        </mrow>
                        <mn>2</mn>
                      </mfrac>
                    </mrow>
                    <mo fence="true" stretchy="false">)</mo>
                  </mrow>
                  <mo stretchy="false">⋅</mo>
                  <mi mathvariant="normal">Γ</mi>
                </mrow>
                <mrow>
                  <mo fence="true" stretchy="false">(</mo>
                  <mrow>
                    <mi>s</mi>
                  </mrow>
                  <mo fence="true" stretchy="false">)</mo>
                </mrow>
              </mrow>
            </mfrac>
            <mo stretchy="false">⋅</mo>
            <msubsup>
              <mi>H</mi>
              <mi>n</mi>
              <mrow>
                <mo fence="true" stretchy="false">(</mo>
                <mrow>
                  <mi>s</mi>
                </mrow>
                <mo fence="true" stretchy="false">)</mo>
              </mrow>
            </msubsup>
          </mrow>
          <mo stretchy="false">−</mo>
          <mfrac>
            <mn>1</mn>
            <mrow>
              <mrow>
                <mrow>
                  <msup>
                    <mi>n</mi>
                    <mrow>
                      <mn>2</mn>
                      <mrow>
                        <mi>s</mi>
                        <mo stretchy="false">−</mo>
                        <mn>1</mn>
                      </mrow>
                    </mrow>
                  </msup>
                  <mo stretchy="false">⋅</mo>
                  <mfrac>
                    <mrow>
                      <mn>1</mn>
                      <mo stretchy="false">−</mo>
                      <mi>s</mi>
                    </mrow>
                    <mi>s</mi>
                  </mfrac>
                </mrow>
                <mo stretchy="false">−</mo>
                <mrow>
                  <msup>
                    <mn>2</mn>
                    <mrow>
                      <mn>1</mn>
                      <mo stretchy="false">−</mo>
                      <mi>s</mi>
                    </mrow>
                  </msup>
                  <mo stretchy="false">⋅</mo>
                  <msup>
                    <mi mathvariant="normal">π</mi>
                    <mrow>
                      <mo stretchy="false">−</mo>
                      <mi>s</mi>
                    </mrow>
                  </msup>
                </mrow>
              </mrow>
              <mi>cos</mi>
              <mrow>
                <mrow>
                  <mo fence="true" stretchy="false">(</mo>
                  <mrow>
                    <mfrac>
                      <mrow>
                        <mi mathvariant="normal">π</mi>
                        <mi>s</mi>
                      </mrow>
                      <mn>2</mn>
                    </mfrac>
                  </mrow>
                  <mo fence="true" stretchy="false">)</mo>
                </mrow>
                <mo stretchy="false">⋅</mo>
                <mi mathvariant="normal">Γ</mi>
              </mrow>
              <mrow>
                <mo fence="true" stretchy="false">(</mo>
                <mrow>
                  <mi>s</mi>
                </mrow>
                <mo fence="true" stretchy="false">)</mo>
              </mrow>
            </mrow>
          </mfrac>
        </mrow>
        <mo stretchy="false">⋅</mo>
        <msubsup>
          <mi>H</mi>
          <mi>n</mi>
          <mrow>
            <mo fence="true" stretchy="false">(</mo>
            <mrow>
              <mrow>
                <mn>1</mn>
                <mo stretchy="false">−</mo>
                <mi>s</mi>
              </mrow>
            </mrow>
            <mo fence="true" stretchy="false">)</mo>
          </mrow>
        </msubsup>
      </mrow>
    </mrow>
    <annotation encoding="StarMath 5.0">%zeta( s ) = lim from {n rightarrow infinity}{} { 


{ 1 over {1 - 2^{1-s} cdot n^{1-2s} cdot {s over {1-s}} cdot %pi^-s cos( {%pi s}over{2}) cdot %GAMMA(s) } cdot H^(s)_n 

-

1 over {n^{2 s - 1} cdot {{1-s} over s}-2^{1-s} cdot %pi^-s cos( {%pi s}over{2}) cdot %GAMMA(s)} } cdot H^(1-s)_n




}</annotation>
  </semantics>
</math>
</file>

<file path=Object 281/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row>
            <mfrac>
              <mn>1</mn>
              <mrow>
                <mn>1</mn>
                <mo stretchy="false">−</mo>
                <mrow>
                  <msup>
                    <mi>n</mi>
                    <mrow>
                      <mrow>
                        <mn>1</mn>
                        <mo stretchy="false">−</mo>
                        <mn>2</mn>
                      </mrow>
                      <mi>s</mi>
                    </mrow>
                  </msup>
                  <mo stretchy="false">⋅</mo>
                  <mfrac>
                    <mi>s</mi>
                    <mrow>
                      <mn>1</mn>
                      <mo stretchy="false">−</mo>
                      <mi>s</mi>
                    </mrow>
                  </mfrac>
                  <mo stretchy="false">⋅</mo>
                  <mi>a</mi>
                </mrow>
              </mrow>
            </mfrac>
            <mo stretchy="false">⋅</mo>
            <msubsup>
              <mi>H</mi>
              <mi>n</mi>
              <mrow>
                <mo fence="true" stretchy="false">(</mo>
                <mrow>
                  <mi>s</mi>
                </mrow>
                <mo fence="true" stretchy="false">)</mo>
              </mrow>
            </msubsup>
          </mrow>
          <mo stretchy="false">−</mo>
          <mfrac>
            <mn>1</mn>
            <mrow>
              <mrow>
                <msup>
                  <mi>n</mi>
                  <mrow>
                    <mn>2</mn>
                    <mrow>
                      <mi>s</mi>
                      <mo stretchy="false">−</mo>
                      <mn>1</mn>
                    </mrow>
                  </mrow>
                </msup>
                <mo stretchy="false">⋅</mo>
                <mfrac>
                  <mrow>
                    <mn>1</mn>
                    <mo stretchy="false">−</mo>
                    <mi>s</mi>
                  </mrow>
                  <mi>s</mi>
                </mfrac>
              </mrow>
              <mo stretchy="false">−</mo>
              <mi>a</mi>
            </mrow>
          </mfrac>
        </mrow>
        <mo stretchy="false">⋅</mo>
        <msubsup>
          <mi>H</mi>
          <mi>n</mi>
          <mrow>
            <mo fence="true" stretchy="false">(</mo>
            <mrow>
              <mrow>
                <mn>1</mn>
                <mo stretchy="false">−</mo>
                <mi>s</mi>
              </mrow>
            </mrow>
            <mo fence="true" stretchy="false">)</mo>
          </mrow>
        </msubsup>
      </mrow>
    </mrow>
    <annotation encoding="StarMath 5.0">%zeta( s ) = lim from {n rightarrow infinity}{} { 


{ 1 over {1 - n^{1-2s} cdot {s over {1-s}} cdot a} cdot H^(s)_n 

-

1 over {n^{2 s - 1} cdot {{1-s} over s}-a} } cdot H^(1-s)_n




}</annotation>
  </semantics>
</math>
</file>

<file path=Object 282/content.xml><?xml version="1.0" encoding="utf-8"?>
<math xmlns="http://www.w3.org/1998/Math/MathML" display="block">
  <semantics>
    <mrow>
      <mrow>
        <mi>a</mi>
        <mo stretchy="false">=</mo>
        <mrow>
          <msup>
            <mn>2</mn>
            <mrow>
              <mn>1</mn>
              <mo stretchy="false">−</mo>
              <mi>s</mi>
            </mrow>
          </msup>
          <mo stretchy="false">⋅</mo>
          <msup>
            <mi mathvariant="normal">π</mi>
            <mrow>
              <mo stretchy="false">−</mo>
              <mi>s</mi>
            </mrow>
          </msup>
        </mrow>
      </mrow>
      <mi>cos</mi>
      <mrow>
        <mrow>
          <mo fence="true" stretchy="false">(</mo>
          <mrow>
            <mfrac>
              <mrow>
                <mi mathvariant="normal">π</mi>
                <mi>s</mi>
              </mrow>
              <mn>2</mn>
            </mfrac>
          </mrow>
          <mo fence="true" stretchy="false">)</mo>
        </mrow>
        <mo stretchy="false">⋅</mo>
        <mi mathvariant="normal">Γ</mi>
      </mrow>
      <mrow>
        <mo fence="true" stretchy="false">(</mo>
        <mrow>
          <mi>s</mi>
        </mrow>
        <mo fence="true" stretchy="false">)</mo>
      </mrow>
    </mrow>
    <annotation encoding="StarMath 5.0">a =2^{1-s} cdot %pi^-s cos( {%pi s}over{2}) cdot %GAMMA(s)
</annotation>
  </semantics>
</math>
</file>

<file path=Object 283/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frac>
            <mrow>
              <mrow>
                <mi>c</mi>
                <mo stretchy="false">+</mo>
                <mi>d</mi>
              </mrow>
              <mi>i</mi>
            </mrow>
            <mrow>
              <mn>1</mn>
              <mo stretchy="false">−</mo>
              <mfrac>
                <mi>a</mi>
                <mi>b</mi>
              </mfrac>
            </mrow>
          </mfrac>
          <mo stretchy="false">−</mo>
          <mfrac>
            <mrow>
              <mrow>
                <mi>c</mi>
                <mo stretchy="false">−</mo>
                <mi>d</mi>
              </mrow>
              <mi>i</mi>
            </mrow>
            <mrow>
              <mi>b</mi>
              <mo stretchy="false">−</mo>
              <mi>a</mi>
            </mrow>
          </mfrac>
        </mrow>
        <mo stretchy="false">=</mo>
        <mn>0</mn>
      </mrow>
    </mrow>
    <annotation encoding="StarMath 5.0">%zeta( s ) = lim from {n rightarrow infinity}{} { 


{ {c+d i} over {1 - a over b}

-

{c-d i} over {b-a} }

} = 0</annotation>
  </semantics>
</math>
</file>

<file path=Object 284/content.xml><?xml version="1.0" encoding="utf-8"?>
<math xmlns="http://www.w3.org/1998/Math/MathML" display="block">
  <semantics>
    <mrow>
      <mrow>
        <mi>b</mi>
        <mo stretchy="false">=</mo>
        <mfrac>
          <msup>
            <mi>n</mi>
            <mrow>
              <mn>2</mn>
              <mi>s</mi>
            </mrow>
          </msup>
          <mi>n</mi>
        </mfrac>
      </mrow>
      <mfrac>
        <mrow>
          <mn>1</mn>
          <mo stretchy="false">−</mo>
          <mi>s</mi>
        </mrow>
        <mi>s</mi>
      </mfrac>
    </mrow>
    <annotation encoding="StarMath 5.0">b = {{n^{2 s}} over n}{{1-s} over s}</annotation>
  </semantics>
</math>
</file>

<file path=Object 285/content.xml><?xml version="1.0" encoding="utf-8"?>
<math xmlns="http://www.w3.org/1998/Math/MathML" display="block">
  <semantics>
    <mrow>
      <mrow>
        <msubsup>
          <mi>H</mi>
          <mi>n</mi>
          <mrow>
            <mo fence="true" stretchy="false">(</mo>
            <mrow>
              <mi>s</mi>
            </mrow>
            <mo fence="true" stretchy="false">)</mo>
          </mrow>
        </msubsup>
        <mo stretchy="false">=</mo>
        <mrow>
          <mi>c</mi>
          <mo stretchy="false">+</mo>
          <mi>d</mi>
        </mrow>
      </mrow>
      <mi>i</mi>
    </mrow>
    <annotation encoding="StarMath 5.0">H^( s )_n = c+d i</annotation>
  </semantics>
</math>
</file>

<file path=Object 286/content.xml><?xml version="1.0" encoding="utf-8"?>
<math xmlns="http://www.w3.org/1998/Math/MathML" display="block">
  <semantics>
    <mrow>
      <mrow>
        <msubsup>
          <mi>H</mi>
          <mi>n</mi>
          <mrow>
            <mo fence="true" stretchy="false">(</mo>
            <mrow>
              <mrow>
                <mn>1</mn>
                <mo stretchy="false">−</mo>
                <mi>s</mi>
              </mrow>
            </mrow>
            <mo fence="true" stretchy="false">)</mo>
          </mrow>
        </msubsup>
        <mo stretchy="false">=</mo>
        <mrow>
          <mi>c</mi>
          <mo stretchy="false">−</mo>
          <mi>d</mi>
        </mrow>
      </mrow>
      <mi>i</mi>
    </mrow>
    <annotation encoding="StarMath 5.0">H^( 1-s )_n = c-d i</annotation>
  </semantics>
</math>
</file>

<file path=Object 287/content.xml><?xml version="1.0" encoding="utf-8"?>
<math xmlns="http://www.w3.org/1998/Math/MathML" display="block">
  <semantics>
    <mrow>
      <mrow>
        <munder>
          <mi>lim</mi>
          <mrow>
            <mi>n</mi>
            <mo stretchy="false">→</mo>
            <mi mathvariant="normal">∞</mi>
          </mrow>
        </munder>
        <mrow/>
      </mrow>
      <mi>s</mi>
      <msup>
        <mi>n</mi>
        <mrow>
          <mn>1</mn>
          <mo stretchy="false">−</mo>
          <mi>s</mi>
        </mrow>
      </msup>
      <mrow>
        <msubsup>
          <mi>H</mi>
          <mi>n</mi>
          <mrow>
            <mo fence="true" stretchy="false">(</mo>
            <mrow>
              <mrow>
                <mn>1</mn>
                <mo stretchy="false">−</mo>
                <mi>s</mi>
              </mrow>
            </mrow>
            <mo fence="true" stretchy="false">)</mo>
          </mrow>
        </msubsup>
        <mo stretchy="false">−</mo>
        <mrow>
          <mo fence="true" stretchy="false">(</mo>
          <mrow>
            <mrow>
              <mn>1</mn>
              <mo stretchy="false">−</mo>
              <mi>s</mi>
            </mrow>
          </mrow>
          <mo fence="true" stretchy="false">)</mo>
        </mrow>
      </mrow>
      <msup>
        <mi>n</mi>
        <mi>s</mi>
      </msup>
      <mrow>
        <msubsup>
          <mi>H</mi>
          <mi>n</mi>
          <mrow>
            <mo fence="true" stretchy="false">(</mo>
            <mrow>
              <mi>s</mi>
            </mrow>
            <mo fence="true" stretchy="false">)</mo>
          </mrow>
        </msubsup>
        <mo stretchy="false">=</mo>
        <mi mathvariant="normal">ℑ</mi>
      </mrow>
      <mrow>
        <mo fence="true" stretchy="false">(</mo>
        <mrow>
          <mi>s</mi>
        </mrow>
        <mo fence="true" stretchy="false">)</mo>
      </mrow>
    </mrow>
    <annotation encoding="StarMath 5.0">lim from {n rightarrow infinity}{}s n^{ 1-s } H^( 1-s )_n-( 1-s )n^s H^( s )_n = Im( s )</annotation>
  </semantics>
</math>
</file>

<file path=Object 288/content.xml><?xml version="1.0" encoding="utf-8"?>
<math xmlns="http://www.w3.org/1998/Math/MathML" display="block">
  <semantics>
    <mrow>
      <mrow>
        <munder>
          <mi>lim</mi>
          <mrow>
            <mi>n</mi>
            <mo stretchy="false">→</mo>
            <mi mathvariant="normal">∞</mi>
          </mrow>
        </munder>
        <mrow/>
      </mrow>
      <msup>
        <mi>n</mi>
        <mrow>
          <mrow>
            <mfrac>
              <mn>1</mn>
              <mn>2</mn>
            </mfrac>
            <mo stretchy="false">−</mo>
            <mi>i</mi>
          </mrow>
          <mi>x</mi>
        </mrow>
      </msup>
      <mrow>
        <mo fence="true" stretchy="false">(</mo>
        <mrow>
          <mrow>
            <mi>x</mi>
            <mo stretchy="false">−</mo>
            <mfrac>
              <mi>i</mi>
              <mn>2</mn>
            </mfrac>
          </mrow>
        </mrow>
        <mo fence="true" stretchy="false">)</mo>
      </mrow>
      <mrow>
        <msubsup>
          <mi>H</mi>
          <mi>n</mi>
          <mrow>
            <mo fence="true" stretchy="false">(</mo>
            <mrow>
              <mrow>
                <mrow>
                  <mfrac>
                    <mn>1</mn>
                    <mn>2</mn>
                  </mfrac>
                  <mo stretchy="false">−</mo>
                  <mi>i</mi>
                </mrow>
                <mi>x</mi>
              </mrow>
            </mrow>
            <mo fence="true" stretchy="false">)</mo>
          </mrow>
        </msubsup>
        <mo stretchy="false">+</mo>
        <msup>
          <mi>n</mi>
          <mrow>
            <mrow>
              <mfrac>
                <mn>1</mn>
                <mn>2</mn>
              </mfrac>
              <mo stretchy="false">+</mo>
              <mi>i</mi>
            </mrow>
            <mi>x</mi>
          </mrow>
        </msup>
      </mrow>
      <mrow>
        <mo fence="true" stretchy="false">(</mo>
        <mrow>
          <mrow>
            <mi>x</mi>
            <mo stretchy="false">+</mo>
            <mfrac>
              <mi>i</mi>
              <mn>2</mn>
            </mfrac>
          </mrow>
        </mrow>
        <mo fence="true" stretchy="false">)</mo>
      </mrow>
      <mrow>
        <msubsup>
          <mi>H</mi>
          <mi>n</mi>
          <mrow>
            <mo fence="true" stretchy="false">(</mo>
            <mrow>
              <mrow>
                <mrow>
                  <mfrac>
                    <mn>1</mn>
                    <mn>2</mn>
                  </mfrac>
                  <mo stretchy="false">+</mo>
                  <mi>i</mi>
                </mrow>
                <mi>x</mi>
              </mrow>
            </mrow>
            <mo fence="true" stretchy="false">)</mo>
          </mrow>
        </msubsup>
        <mo stretchy="false">=</mo>
        <mi>x</mi>
      </mrow>
    </mrow>
    <annotation encoding="StarMath 5.0">lim from {n rightarrow infinity }{ } 

n^{ 1 over 2 - i x }( x - i over 2 )H^( 1 over 2 - i x )_n 
+
n^{ 1 over 2 + i x }( x + i over 2 )H^( 1 over 2 + i x )_n

 = x</annotation>
  </semantics>
</math>
</file>

<file path=Object 289/content.xml><?xml version="1.0" encoding="utf-8"?>
<math xmlns="http://www.w3.org/1998/Math/MathML" display="block">
  <semantics>
    <mtable>
      <mtr>
        <mtd>
          <mrow>
            <mtext/>
            <mrow>
              <munder>
                <mi>lim</mi>
                <mrow>
                  <mi>n</mi>
                  <mo stretchy="false">→</mo>
                  <mi mathvariant="normal">∞</mi>
                </mrow>
              </munder>
              <mrow/>
            </mrow>
            <mrow>
              <mrow>
                <mrow>
                  <mo fence="true" stretchy="false">(</mo>
                  <mrow>
                    <mrow>
                      <mn>2</mn>
                      <mi>x</mi>
                      <mi>sin</mi>
                      <mrow>
                        <mrow>
                          <mo fence="true" stretchy="false">(</mo>
                          <mrow>
                            <mrow>
                              <mi>x</mi>
                              <mi>log</mi>
                              <mi>n</mi>
                            </mrow>
                          </mrow>
                          <mo fence="true" stretchy="false">)</mo>
                        </mrow>
                        <mo stretchy="false">+</mo>
                        <mi>cos</mi>
                      </mrow>
                      <mrow>
                        <mo fence="true" stretchy="false">(</mo>
                        <mrow>
                          <mrow>
                            <mi>x</mi>
                            <mi>log</mi>
                            <mi>n</mi>
                          </mrow>
                        </mrow>
                        <mo fence="true" stretchy="false">)</mo>
                      </mrow>
                    </mrow>
                  </mrow>
                  <mo fence="true" stretchy="false">)</mo>
                </mrow>
                <mo stretchy="false">⋅</mo>
                <mrow>
                  <mo fence="true" stretchy="false">(</mo>
                  <mrow>
                    <mrow>
                      <munderover>
                        <mo stretchy="false">∑</mo>
                        <mrow>
                          <mi>j</mi>
                          <mo stretchy="false">=</mo>
                          <mn>1</mn>
                        </mrow>
                        <mi>n</mi>
                      </munderover>
                      <mrow>
                        <mrow>
                          <mfrac>
                            <mn>1</mn>
                            <msqrt>
                              <mi>j</mi>
                            </msqrt>
                          </mfrac>
                          <mo stretchy="false">⋅</mo>
                          <mi>sin</mi>
                        </mrow>
                        <mrow>
                          <mo fence="true" stretchy="false">(</mo>
                          <mrow>
                            <mrow>
                              <mi>x</mi>
                              <mi>log</mi>
                              <mi>j</mi>
                            </mrow>
                          </mrow>
                          <mo fence="true" stretchy="false">)</mo>
                        </mrow>
                      </mrow>
                    </mrow>
                  </mrow>
                  <mo fence="true" stretchy="false">)</mo>
                </mrow>
              </mrow>
              <mo stretchy="false">+</mo>
              <mtext/>
            </mrow>
          </mrow>
        </mtd>
      </mtr>
      <mtr>
        <mtd>
          <mrow>
            <mtext>       </mtext>
            <mrow>
              <mrow>
                <mrow>
                  <mo fence="true" stretchy="false">(</mo>
                  <mrow>
                    <mrow>
                      <mn>2</mn>
                      <mi>x</mi>
                      <mi>cos</mi>
                      <mrow>
                        <mrow>
                          <mo fence="true" stretchy="false">(</mo>
                          <mrow>
                            <mrow>
                              <mi>x</mi>
                              <mi>log</mi>
                              <mi>n</mi>
                            </mrow>
                          </mrow>
                          <mo fence="true" stretchy="false">)</mo>
                        </mrow>
                        <mo stretchy="false">−</mo>
                        <mi>sin</mi>
                      </mrow>
                      <mrow>
                        <mo fence="true" stretchy="false">(</mo>
                        <mrow>
                          <mrow>
                            <mi>x</mi>
                            <mi>log</mi>
                            <mi>n</mi>
                          </mrow>
                        </mrow>
                        <mo fence="true" stretchy="false">)</mo>
                      </mrow>
                    </mrow>
                  </mrow>
                  <mo fence="true" stretchy="false">)</mo>
                </mrow>
                <mo stretchy="false">⋅</mo>
                <mrow>
                  <mo fence="true" stretchy="false">(</mo>
                  <mrow>
                    <mrow>
                      <munderover>
                        <mo stretchy="false">∑</mo>
                        <mrow>
                          <mi>j</mi>
                          <mo stretchy="false">=</mo>
                          <mn>1</mn>
                        </mrow>
                        <mi>n</mi>
                      </munderover>
                      <mrow>
                        <mrow>
                          <mfrac>
                            <mn>1</mn>
                            <msqrt>
                              <mi>j</mi>
                            </msqrt>
                          </mfrac>
                          <mo stretchy="false">⋅</mo>
                          <mi>cos</mi>
                        </mrow>
                        <mrow>
                          <mo fence="true" stretchy="false">(</mo>
                          <mrow>
                            <mrow>
                              <mi>x</mi>
                              <mi>log</mi>
                              <mi>j</mi>
                            </mrow>
                          </mrow>
                          <mo fence="true" stretchy="false">)</mo>
                        </mrow>
                      </mrow>
                    </mrow>
                  </mrow>
                  <mo fence="true" stretchy="false">)</mo>
                </mrow>
              </mrow>
              <mo stretchy="false">=</mo>
              <mn>0</mn>
            </mrow>
          </mrow>
        </mtd>
      </mtr>
    </mtable>
    <annotation encoding="StarMath 5.0">""lim from {n rightarrow infinity }{ }

( 2 x sin(x log n)+cos(x log n) )cdot (sum from j =  1 to n { 1 over sqrt j cdot sin(x log j)}) 

+ 

"" newline "       "

( 2 x cos(x log n)-sin(x log n) )cdot( sum from j =  1 to n { 1 over sqrt j cdot cos(x log j)}) = 0</annotation>
  </semantics>
</math>
</file>

<file path=Object 29/content.xml><?xml version="1.0" encoding="utf-8"?>
<math xmlns="http://www.w3.org/1998/Math/MathML" display="block">
  <semantics>
    <mrow>
      <mi mathvariant="normal">ζ</mi>
      <mrow>
        <mrow>
          <mo fence="true" stretchy="false">(</mo>
          <mrow>
            <mn>0</mn>
          </mrow>
          <mo fence="true" stretchy="false">)</mo>
        </mrow>
        <mo stretchy="false">=</mo>
        <mrow>
          <munder>
            <mi>lim</mi>
            <mrow>
              <mi>n</mi>
              <mo stretchy="false">→</mo>
              <mi mathvariant="normal">∞</mi>
            </mrow>
          </munder>
          <mrow/>
        </mrow>
      </mrow>
      <mrow>
        <mrow>
          <mi>n</mi>
          <mo stretchy="false">−</mo>
          <mrow>
            <munderover>
              <mo stretchy="false">∑</mo>
              <mrow>
                <mi>j</mi>
                <mo stretchy="false">=</mo>
                <mrow>
                  <mi>n</mi>
                  <mo stretchy="false">+</mo>
                  <mn>1</mn>
                </mrow>
              </mrow>
              <mi mathvariant="normal">∞</mi>
            </munderover>
            <mfrac>
              <msup>
                <mi>n</mi>
                <mn>2</mn>
              </msup>
              <msup>
                <mi>j</mi>
                <mn>2</mn>
              </msup>
            </mfrac>
          </mrow>
        </mrow>
        <mo stretchy="false">=</mo>
        <mrow>
          <munder>
            <mi>lim</mi>
            <mrow>
              <mi>n</mi>
              <mo stretchy="false">→</mo>
              <mi mathvariant="normal">∞</mi>
            </mrow>
          </munder>
          <mrow/>
        </mrow>
      </mrow>
      <mrow>
        <mi>n</mi>
        <mo stretchy="false">−</mo>
        <msup>
          <mi>n</mi>
          <mn>2</mn>
        </msup>
      </mrow>
      <mrow>
        <mrow>
          <mo fence="true" stretchy="false">(</mo>
          <mrow>
            <mrow>
              <mi mathvariant="normal">ζ</mi>
              <mrow>
                <mrow>
                  <mo fence="true" stretchy="false">(</mo>
                  <mrow>
                    <mn>2</mn>
                  </mrow>
                  <mo fence="true" stretchy="false">)</mo>
                </mrow>
                <mo stretchy="false">−</mo>
                <mrow>
                  <munderover>
                    <mo stretchy="false">∑</mo>
                    <mrow>
                      <mi>j</mi>
                      <mo stretchy="false">=</mo>
                      <mn>1</mn>
                    </mrow>
                    <mi>n</mi>
                  </munderover>
                  <mfrac>
                    <mn>1</mn>
                    <msup>
                      <mi>j</mi>
                      <mn>2</mn>
                    </msup>
                  </mfrac>
                </mrow>
              </mrow>
            </mrow>
          </mrow>
          <mo fence="true" stretchy="false">)</mo>
        </mrow>
        <mo stretchy="false">=</mo>
        <mfrac>
          <mn>1</mn>
          <mn>2</mn>
        </mfrac>
      </mrow>
    </mrow>
    <annotation encoding="StarMath 5.0">%zeta( 0 )
=

lim from {n rightarrow infinity}{} n - sum from j=n+1 to infinity {n^2 over j^2} 

=

lim from {n rightarrow infinity}{} n - n^2( %zeta(2) - sum from j=1 to n {1 over j^2} )

= 1 over 2</annotation>
  </semantics>
</math>
</file>

<file path=Object 290/content.xml><?xml version="1.0" encoding="utf-8"?>
<math xmlns="http://www.w3.org/1998/Math/MathML" display="block">
  <semantics>
    <mrow>
      <mrow>
        <mrow>
          <munderover>
            <mo stretchy="false">∑</mo>
            <mrow>
              <mi>j</mi>
              <mo stretchy="false">=</mo>
              <mn>1</mn>
            </mrow>
            <mi>n</mi>
          </munderover>
          <msup>
            <mi>j</mi>
            <mrow>
              <mo stretchy="false">−</mo>
              <mrow>
                <mo fence="true" stretchy="false">(</mo>
                <mrow>
                  <mrow>
                    <mrow>
                      <mi>s</mi>
                      <mo stretchy="false">+</mo>
                      <mi>t</mi>
                    </mrow>
                    <mi>i</mi>
                  </mrow>
                </mrow>
                <mo fence="true" stretchy="false">)</mo>
              </mrow>
            </mrow>
          </msup>
        </mrow>
        <mo stretchy="false">=</mo>
        <mrow>
          <mrow>
            <munderover>
              <mo stretchy="false">∑</mo>
              <mrow>
                <mi>j</mi>
                <mo stretchy="false">=</mo>
                <mn>1</mn>
              </mrow>
              <mi>n</mi>
            </munderover>
            <msup>
              <mi>j</mi>
              <mrow>
                <mo stretchy="false">−</mo>
                <mi>s</mi>
              </mrow>
            </msup>
          </mrow>
          <mo stretchy="false">⋅</mo>
          <msup>
            <mi>j</mi>
            <mrow>
              <mrow>
                <mo stretchy="false">−</mo>
                <mi>t</mi>
              </mrow>
              <mi>i</mi>
            </mrow>
          </msup>
        </mrow>
        <mo stretchy="false">=</mo>
        <mrow>
          <mrow>
            <munderover>
              <mo stretchy="false">∑</mo>
              <mrow>
                <mi>j</mi>
                <mo stretchy="false">=</mo>
                <mn>1</mn>
              </mrow>
              <mi>n</mi>
            </munderover>
            <msup>
              <mi>j</mi>
              <mrow>
                <mo stretchy="false">−</mo>
                <mi>s</mi>
              </mrow>
            </msup>
          </mrow>
          <mo stretchy="false">⋅</mo>
          <msup>
            <mi>e</mi>
            <mrow>
              <mrow>
                <mo stretchy="false">−</mo>
                <mi>i</mi>
              </mrow>
              <mi>t</mi>
              <mi>log</mi>
              <mi>j</mi>
            </mrow>
          </msup>
        </mrow>
        <mo stretchy="false">=</mo>
        <mrow>
          <mrow>
            <munderover>
              <mo stretchy="false">∑</mo>
              <mrow>
                <mi>j</mi>
                <mo stretchy="false">=</mo>
                <mn>1</mn>
              </mrow>
              <mi>n</mi>
            </munderover>
            <msup>
              <mi>j</mi>
              <mrow>
                <mo stretchy="false">−</mo>
                <mi>s</mi>
              </mrow>
            </msup>
          </mrow>
          <mo stretchy="false">⋅</mo>
          <mrow>
            <mo fence="true" stretchy="false">(</mo>
            <mrow>
              <mrow>
                <mi>cos</mi>
                <mrow>
                  <mrow>
                    <mo fence="true" stretchy="false">(</mo>
                    <mrow>
                      <mrow>
                        <mi>t</mi>
                        <mi>log</mi>
                        <mi>j</mi>
                      </mrow>
                    </mrow>
                    <mo fence="true" stretchy="false">)</mo>
                  </mrow>
                  <mo stretchy="false">−</mo>
                  <mi>i</mi>
                </mrow>
                <mi>sin</mi>
                <mrow>
                  <mo fence="true" stretchy="false">(</mo>
                  <mrow>
                    <mrow>
                      <mi>t</mi>
                      <mi>log</mi>
                      <mi>j</mi>
                    </mrow>
                  </mrow>
                  <mo fence="true" stretchy="false">)</mo>
                </mrow>
              </mrow>
            </mrow>
            <mo fence="true" stretchy="false">)</mo>
          </mrow>
        </mrow>
        <mo stretchy="false">=</mo>
        <mrow>
          <mrow>
            <munderover>
              <mo stretchy="false">∑</mo>
              <mrow>
                <mi>j</mi>
                <mo stretchy="false">=</mo>
                <mn>1</mn>
              </mrow>
              <mi>n</mi>
            </munderover>
            <mfrac>
              <mrow>
                <mi>cos</mi>
                <mrow>
                  <mo fence="true" stretchy="false">(</mo>
                  <mrow>
                    <mrow>
                      <mi>t</mi>
                      <mi>log</mi>
                      <mi>j</mi>
                    </mrow>
                  </mrow>
                  <mo fence="true" stretchy="false">)</mo>
                </mrow>
              </mrow>
              <msup>
                <mi>j</mi>
                <mi>s</mi>
              </msup>
            </mfrac>
          </mrow>
          <mo stretchy="false">−</mo>
          <mi>i</mi>
        </mrow>
      </mrow>
      <mrow>
        <munderover>
          <mo stretchy="false">∑</mo>
          <mrow>
            <mi>j</mi>
            <mo stretchy="false">=</mo>
            <mn>1</mn>
          </mrow>
          <mi>n</mi>
        </munderover>
        <mfrac>
          <mrow>
            <mi>sin</mi>
            <mrow>
              <mo fence="true" stretchy="false">(</mo>
              <mrow>
                <mrow>
                  <mi>t</mi>
                  <mi>log</mi>
                  <mi>j</mi>
                </mrow>
              </mrow>
              <mo fence="true" stretchy="false">)</mo>
            </mrow>
          </mrow>
          <msup>
            <mi>j</mi>
            <mi>s</mi>
          </msup>
        </mfrac>
      </mrow>
    </mrow>
    <annotation encoding="StarMath 5.0">sum from j = 1 to n j^-(s+t i) = 

sum from j = 1 to n j^-s cdot j^{ -t i }=

sum from j = 1 to n j^-s cdot e^{ -i t log j }=

sum from j = 1 to n j^-s cdot (cos(t log j )-i sin( t log j ))=

sum from j = 1 to n {{cos(t log j )} over j^s} - i sum from j = 1 to n {{sin( t log j )} over j^s}</annotation>
  </semantics>
</math>
</file>

<file path=Object 291/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frac>
            <mrow>
              <mi>b</mi>
              <mo stretchy="false">⋅</mo>
              <mrow>
                <mrow>
                  <mi>c</mi>
                  <mo stretchy="false">+</mo>
                  <mi>b</mi>
                </mrow>
                <mi>d</mi>
                <mi>i</mi>
              </mrow>
            </mrow>
            <mrow>
              <mi>b</mi>
              <mo stretchy="false">−</mo>
              <mi>a</mi>
            </mrow>
          </mfrac>
          <mo stretchy="false">−</mo>
          <mfrac>
            <mrow>
              <mrow>
                <mi>c</mi>
                <mo stretchy="false">−</mo>
                <mi>d</mi>
              </mrow>
              <mi>i</mi>
            </mrow>
            <mrow>
              <mi>b</mi>
              <mo stretchy="false">−</mo>
              <mi>a</mi>
            </mrow>
          </mfrac>
        </mrow>
        <mo stretchy="false">=</mo>
        <mn>0</mn>
      </mrow>
    </mrow>
    <annotation encoding="StarMath 5.0">%zeta( s ) = lim from {n rightarrow infinity}{} { 


{b cdot {c+ b d i} over {b - a}

-

{c-d i} over {b-a} }

} = 0</annotation>
  </semantics>
</math>
</file>

<file path=Object 292/content.xml><?xml version="1.0" encoding="utf-8"?>
<math xmlns="http://www.w3.org/1998/Math/MathML" display="block">
  <semantics>
    <mrow>
      <mrow>
        <munder>
          <mi>lim</mi>
          <mrow>
            <mi>n</mi>
            <mo stretchy="false">→</mo>
            <mi mathvariant="normal">∞</mi>
          </mrow>
        </munder>
        <mrow/>
      </mrow>
      <mrow>
        <mrow>
          <mrow>
            <munderover>
              <mo stretchy="false">∑</mo>
              <mrow>
                <mi>j</mi>
                <mo stretchy="false">=</mo>
                <mn>1</mn>
              </mrow>
              <mi>n</mi>
            </munderover>
            <msqrt>
              <mfrac>
                <mi>n</mi>
                <mi>j</mi>
              </mfrac>
            </msqrt>
          </mrow>
          <mo stretchy="false">⋅</mo>
          <mrow>
            <mo fence="true" stretchy="false">(</mo>
            <mrow>
              <mrow>
                <mn>2</mn>
                <mi>x</mi>
                <mi>cos</mi>
                <mrow>
                  <mrow>
                    <mo fence="true" stretchy="false">(</mo>
                    <mrow>
                      <mrow>
                        <mrow>
                          <mi>x</mi>
                          <mo stretchy="false">⋅</mo>
                          <mi>log</mi>
                        </mrow>
                        <mfrac>
                          <mi>n</mi>
                          <mi>j</mi>
                        </mfrac>
                      </mrow>
                    </mrow>
                    <mo fence="true" stretchy="false">)</mo>
                  </mrow>
                  <mo stretchy="false">−</mo>
                  <mi>sin</mi>
                </mrow>
                <mrow>
                  <mo fence="true" stretchy="false">(</mo>
                  <mrow>
                    <mrow>
                      <mrow>
                        <mi>x</mi>
                        <mo stretchy="false">⋅</mo>
                        <mi>log</mi>
                      </mrow>
                      <mfrac>
                        <mi>n</mi>
                        <mi>j</mi>
                      </mfrac>
                    </mrow>
                  </mrow>
                  <mo fence="true" stretchy="false">)</mo>
                </mrow>
              </mrow>
            </mrow>
            <mo fence="true" stretchy="false">)</mo>
          </mrow>
        </mrow>
        <mo stretchy="false">=</mo>
        <mi>x</mi>
      </mrow>
    </mrow>
    <annotation encoding="StarMath 5.0">lim from {n rightarrow infinity }{ } sum from j = 1 to n {sqrt {n over j}} cdot 

( 2 x cos( x cdot log n over j)



-

sin( x cdot log n over j )

) = x</annotation>
  </semantics>
</math>
</file>

<file path=Object 293/content.xml><?xml version="1.0" encoding="utf-8"?>
<math xmlns="http://www.w3.org/1998/Math/MathML" display="block">
  <semantics>
    <mtable>
      <mtr>
        <mtd>
          <mrow>
            <mtext/>
            <mrow>
              <munder>
                <mi>lim</mi>
                <mrow>
                  <mi>n</mi>
                  <mo stretchy="false">→</mo>
                  <mi mathvariant="normal">∞</mi>
                </mrow>
              </munder>
              <mrow/>
            </mrow>
            <msqrt>
              <mi>n</mi>
            </msqrt>
            <mrow>
              <mrow>
                <mrow>
                  <mo fence="true" stretchy="false">(</mo>
                  <mrow>
                    <mrow>
                      <mn>2</mn>
                      <mi>x</mi>
                      <mi>sin</mi>
                      <mrow>
                        <mrow>
                          <mo fence="true" stretchy="false">(</mo>
                          <mrow>
                            <mrow>
                              <mi>x</mi>
                              <mi>log</mi>
                              <mi>n</mi>
                            </mrow>
                          </mrow>
                          <mo fence="true" stretchy="false">)</mo>
                        </mrow>
                        <mo stretchy="false">+</mo>
                        <mi>cos</mi>
                      </mrow>
                      <mrow>
                        <mo fence="true" stretchy="false">(</mo>
                        <mrow>
                          <mrow>
                            <mi>x</mi>
                            <mi>log</mi>
                            <mi>n</mi>
                          </mrow>
                        </mrow>
                        <mo fence="true" stretchy="false">)</mo>
                      </mrow>
                    </mrow>
                  </mrow>
                  <mo fence="true" stretchy="false">)</mo>
                </mrow>
                <mo stretchy="false">⋅</mo>
                <mrow>
                  <mo fence="true" stretchy="false">(</mo>
                  <mrow>
                    <mrow>
                      <munderover>
                        <mo stretchy="false">∑</mo>
                        <mrow>
                          <mi>j</mi>
                          <mo stretchy="false">=</mo>
                          <mn>1</mn>
                        </mrow>
                        <mi>n</mi>
                      </munderover>
                      <mrow>
                        <mrow>
                          <mfrac>
                            <mn>1</mn>
                            <msqrt>
                              <mi>j</mi>
                            </msqrt>
                          </mfrac>
                          <mo stretchy="false">⋅</mo>
                          <mi>sin</mi>
                        </mrow>
                        <mrow>
                          <mo fence="true" stretchy="false">(</mo>
                          <mrow>
                            <mrow>
                              <mi>x</mi>
                              <mi>log</mi>
                              <mi>j</mi>
                            </mrow>
                          </mrow>
                          <mo fence="true" stretchy="false">)</mo>
                        </mrow>
                      </mrow>
                    </mrow>
                  </mrow>
                  <mo fence="true" stretchy="false">)</mo>
                </mrow>
              </mrow>
              <mo stretchy="false">+</mo>
              <mtext/>
            </mrow>
          </mrow>
        </mtd>
      </mtr>
      <mtr>
        <mtd>
          <mrow>
            <mtext>       </mtext>
            <msqrt>
              <mi>n</mi>
            </msqrt>
            <mrow>
              <mrow>
                <mrow>
                  <mo fence="true" stretchy="false">(</mo>
                  <mrow>
                    <mrow>
                      <mn>2</mn>
                      <mi>x</mi>
                      <mi>cos</mi>
                      <mrow>
                        <mrow>
                          <mo fence="true" stretchy="false">(</mo>
                          <mrow>
                            <mrow>
                              <mi>x</mi>
                              <mi>log</mi>
                              <mi>n</mi>
                            </mrow>
                          </mrow>
                          <mo fence="true" stretchy="false">)</mo>
                        </mrow>
                        <mo stretchy="false">−</mo>
                        <mi>sin</mi>
                      </mrow>
                      <mrow>
                        <mo fence="true" stretchy="false">(</mo>
                        <mrow>
                          <mrow>
                            <mi>x</mi>
                            <mi>log</mi>
                            <mi>n</mi>
                          </mrow>
                        </mrow>
                        <mo fence="true" stretchy="false">)</mo>
                      </mrow>
                    </mrow>
                  </mrow>
                  <mo fence="true" stretchy="false">)</mo>
                </mrow>
                <mo stretchy="false">⋅</mo>
                <mrow>
                  <mo fence="true" stretchy="false">(</mo>
                  <mrow>
                    <mrow>
                      <munderover>
                        <mo stretchy="false">∑</mo>
                        <mrow>
                          <mi>j</mi>
                          <mo stretchy="false">=</mo>
                          <mn>1</mn>
                        </mrow>
                        <mi>n</mi>
                      </munderover>
                      <mrow>
                        <mrow>
                          <mfrac>
                            <mn>1</mn>
                            <msqrt>
                              <mi>j</mi>
                            </msqrt>
                          </mfrac>
                          <mo stretchy="false">⋅</mo>
                          <mi>cos</mi>
                        </mrow>
                        <mrow>
                          <mo fence="true" stretchy="false">(</mo>
                          <mrow>
                            <mrow>
                              <mi>x</mi>
                              <mi>log</mi>
                              <mi>j</mi>
                            </mrow>
                          </mrow>
                          <mo fence="true" stretchy="false">)</mo>
                        </mrow>
                      </mrow>
                    </mrow>
                  </mrow>
                  <mo fence="true" stretchy="false">)</mo>
                </mrow>
              </mrow>
              <mo stretchy="false">=</mo>
              <mi>x</mi>
            </mrow>
          </mrow>
        </mtd>
      </mtr>
    </mtable>
    <annotation encoding="StarMath 5.0">""lim from {n rightarrow infinity }{ }

sqrt n ( 2 x sin(x log n)+cos(x log n) )cdot (sum from j =  1 to n { 1 over sqrt j cdot sin(x log j)}) 

+ 

"" newline "       "

sqrt n ( 2 x cos(x log n)-sin(x log n) )cdot( sum from j =  1 to n { 1 over sqrt j cdot cos(x log j)}) = x</annotation>
  </semantics>
</math>
</file>

<file path=Object 294/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frac>
          <mrow>
            <mi>b</mi>
            <mrow>
              <mi>c</mi>
              <mo stretchy="false">+</mo>
              <mi>b</mi>
            </mrow>
            <mi>d</mi>
            <mrow>
              <mi>i</mi>
              <mo stretchy="false">−</mo>
              <mi>c</mi>
              <mo stretchy="false">+</mo>
              <mi>d</mi>
            </mrow>
            <mi>i</mi>
          </mrow>
          <mrow>
            <mi>b</mi>
            <mo stretchy="false">−</mo>
            <mi>a</mi>
          </mrow>
        </mfrac>
        <mo stretchy="false">=</mo>
        <mn>0</mn>
      </mrow>
    </mrow>
    <annotation encoding="StarMath 5.0">%zeta( s ) = lim from {n rightarrow infinity}{} { 


{b c+ b d i - c + d i} over {b - a}

} = 0</annotation>
  </semantics>
</math>
</file>

<file path=Object 295/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frac>
          <mrow>
            <mrow>
              <mo fence="true" stretchy="false">(</mo>
              <mrow>
                <mrow>
                  <mi>b</mi>
                  <mo stretchy="false">−</mo>
                  <mn>1</mn>
                </mrow>
              </mrow>
              <mo fence="true" stretchy="false">)</mo>
            </mrow>
            <mrow>
              <mi>c</mi>
              <mo stretchy="false">+</mo>
              <mrow>
                <mo fence="true" stretchy="false">(</mo>
                <mrow>
                  <mrow>
                    <mi>b</mi>
                    <mo stretchy="false">+</mo>
                    <mn>1</mn>
                  </mrow>
                </mrow>
                <mo fence="true" stretchy="false">)</mo>
              </mrow>
            </mrow>
            <mi>d</mi>
            <mi>i</mi>
          </mrow>
          <mrow>
            <mi>b</mi>
            <mo stretchy="false">−</mo>
            <mi>a</mi>
          </mrow>
        </mfrac>
        <mo stretchy="false">=</mo>
        <mn>0</mn>
      </mrow>
    </mrow>
    <annotation encoding="StarMath 5.0">%zeta( s ) = lim from {n rightarrow infinity}{} { 


{(b-1) c+ (b+1) d i} over {b - a}

} = 0</annotation>
  </semantics>
</math>
</file>

<file path=Object 296/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frac>
        <mrow>
          <mrow>
            <mrow>
              <mrow>
                <mo fence="true" stretchy="false">(</mo>
                <mrow>
                  <mrow>
                    <mn>1</mn>
                    <mo stretchy="false">−</mo>
                    <mi>s</mi>
                  </mrow>
                </mrow>
                <mo fence="true" stretchy="false">)</mo>
              </mrow>
              <mo stretchy="false">⋅</mo>
              <msup>
                <mi>n</mi>
                <mi>s</mi>
              </msup>
              <mo stretchy="false">⋅</mo>
              <msubsup>
                <mi>H</mi>
                <mi>n</mi>
                <mrow>
                  <mo fence="true" stretchy="false">(</mo>
                  <mrow>
                    <mi>s</mi>
                  </mrow>
                  <mo fence="true" stretchy="false">)</mo>
                </mrow>
              </msubsup>
            </mrow>
            <mo stretchy="false">−</mo>
            <mrow>
              <mi>s</mi>
              <mo stretchy="false">⋅</mo>
              <msup>
                <mi>n</mi>
                <mrow>
                  <mn>1</mn>
                  <mo stretchy="false">−</mo>
                  <mi>s</mi>
                </mrow>
              </msup>
            </mrow>
          </mrow>
          <msubsup>
            <mi>H</mi>
            <mi>n</mi>
            <mrow>
              <mo fence="true" stretchy="false">(</mo>
              <mrow>
                <mrow>
                  <mn>1</mn>
                  <mo stretchy="false">−</mo>
                  <mi>s</mi>
                </mrow>
              </mrow>
              <mo fence="true" stretchy="false">)</mo>
            </mrow>
          </msubsup>
        </mrow>
        <mrow>
          <mrow>
            <mrow>
              <mrow>
                <mo fence="true" stretchy="false">(</mo>
                <mrow>
                  <mrow>
                    <mn>1</mn>
                    <mo stretchy="false">−</mo>
                    <mi>s</mi>
                  </mrow>
                </mrow>
                <mo fence="true" stretchy="false">)</mo>
              </mrow>
              <mo stretchy="false">⋅</mo>
              <msup>
                <mi>n</mi>
                <mi>s</mi>
              </msup>
            </mrow>
            <mo stretchy="false">−</mo>
            <mrow>
              <mi>s</mi>
              <mo stretchy="false">⋅</mo>
              <msup>
                <mi>n</mi>
                <mrow>
                  <mn>1</mn>
                  <mo stretchy="false">−</mo>
                  <mi>s</mi>
                </mrow>
              </msup>
              <mo stretchy="false">⋅</mo>
              <msup>
                <mn>2</mn>
                <mrow>
                  <mn>1</mn>
                  <mo stretchy="false">−</mo>
                  <mi>s</mi>
                </mrow>
              </msup>
              <mo stretchy="false">⋅</mo>
              <msup>
                <mi mathvariant="normal">π</mi>
                <mrow>
                  <mo stretchy="false">−</mo>
                  <mi>s</mi>
                </mrow>
              </msup>
            </mrow>
          </mrow>
          <mi>cos</mi>
          <mrow>
            <mrow>
              <mo fence="true" stretchy="false">(</mo>
              <mrow>
                <mfrac>
                  <mrow>
                    <mi mathvariant="normal">π</mi>
                    <mi>s</mi>
                  </mrow>
                  <mn>2</mn>
                </mfrac>
              </mrow>
              <mo fence="true" stretchy="false">)</mo>
            </mrow>
            <mo stretchy="false">⋅</mo>
            <mi mathvariant="normal">Γ</mi>
          </mrow>
          <mrow>
            <mo fence="true" stretchy="false">(</mo>
            <mrow>
              <mi>s</mi>
            </mrow>
            <mo fence="true" stretchy="false">)</mo>
          </mrow>
        </mrow>
      </mfrac>
    </mrow>
    <annotation encoding="StarMath 5.0">%zeta( s ) = lim from {n rightarrow infinity}{} { {

(1-s) cdot n^s cdot H^(s)_n-s cdot n^{1-s}H^(1-s)_n}

over

{(1-s) cdot n^s-s cdot n^{1-s} cdot 2^{1-s} cdot %pi^-s cos( {%pi s}over{2}) cdot %GAMMA(s)


} }</annotation>
  </semantics>
</math>
</file>

<file path=Object 297/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frac>
        <mrow>
          <mrow>
            <mi>s</mi>
            <mo stretchy="false">⋅</mo>
            <msup>
              <mi>n</mi>
              <mrow>
                <mn>1</mn>
                <mo stretchy="false">−</mo>
                <mi>s</mi>
              </mrow>
            </msup>
          </mrow>
          <mrow>
            <msubsup>
              <mi>H</mi>
              <mi>n</mi>
              <mrow>
                <mo fence="true" stretchy="false">(</mo>
                <mrow>
                  <mrow>
                    <mn>1</mn>
                    <mo stretchy="false">−</mo>
                    <mi>s</mi>
                  </mrow>
                </mrow>
                <mo fence="true" stretchy="false">)</mo>
              </mrow>
            </msubsup>
            <mo stretchy="false">−</mo>
            <mrow>
              <mrow>
                <mo fence="true" stretchy="false">(</mo>
                <mrow>
                  <mrow>
                    <mn>1</mn>
                    <mo stretchy="false">−</mo>
                    <mi>s</mi>
                  </mrow>
                </mrow>
                <mo fence="true" stretchy="false">)</mo>
              </mrow>
              <mo stretchy="false">⋅</mo>
              <msup>
                <mi>n</mi>
                <mi>s</mi>
              </msup>
              <mo stretchy="false">⋅</mo>
              <msubsup>
                <mi>H</mi>
                <mi>n</mi>
                <mrow>
                  <mo fence="true" stretchy="false">(</mo>
                  <mrow>
                    <mi>s</mi>
                  </mrow>
                  <mo fence="true" stretchy="false">)</mo>
                </mrow>
              </msubsup>
            </mrow>
          </mrow>
        </mrow>
        <mrow>
          <mrow>
            <mi>s</mi>
            <mo stretchy="false">⋅</mo>
            <msup>
              <mi>n</mi>
              <mrow>
                <mn>1</mn>
                <mo stretchy="false">−</mo>
                <mi>s</mi>
              </mrow>
            </msup>
            <mo stretchy="false">⋅</mo>
            <msup>
              <mn>2</mn>
              <mrow>
                <mn>1</mn>
                <mo stretchy="false">−</mo>
                <mi>s</mi>
              </mrow>
            </msup>
            <mo stretchy="false">⋅</mo>
            <msup>
              <mi mathvariant="normal">π</mi>
              <mrow>
                <mo stretchy="false">−</mo>
                <mi>s</mi>
              </mrow>
            </msup>
          </mrow>
          <mi>cos</mi>
          <mrow>
            <mrow>
              <mo fence="true" stretchy="false">(</mo>
              <mrow>
                <mfrac>
                  <mrow>
                    <mi mathvariant="normal">π</mi>
                    <mi>s</mi>
                  </mrow>
                  <mn>2</mn>
                </mfrac>
              </mrow>
              <mo fence="true" stretchy="false">)</mo>
            </mrow>
            <mo stretchy="false">⋅</mo>
            <mi mathvariant="normal">Γ</mi>
          </mrow>
          <mrow>
            <mrow>
              <mo fence="true" stretchy="false">(</mo>
              <mrow>
                <mi>s</mi>
              </mrow>
              <mo fence="true" stretchy="false">)</mo>
            </mrow>
            <mo stretchy="false">−</mo>
            <mrow>
              <mrow>
                <mo fence="true" stretchy="false">(</mo>
                <mrow>
                  <mrow>
                    <mn>1</mn>
                    <mo stretchy="false">−</mo>
                    <mi>s</mi>
                  </mrow>
                </mrow>
                <mo fence="true" stretchy="false">)</mo>
              </mrow>
              <mo stretchy="false">⋅</mo>
              <msup>
                <mi>n</mi>
                <mi>s</mi>
              </msup>
            </mrow>
          </mrow>
        </mrow>
      </mfrac>
    </mrow>
    <annotation encoding="StarMath 5.0">%zeta( s ) = lim from {n rightarrow infinity}{} { {

s cdot n^{1-s}H^(1-s)_n-(1-s) cdot n^s cdot H^(s)_n}

over

{s cdot n^{1-s} cdot 2^{1-s} cdot %pi^-s cos( {%pi s}over{2}) cdot %GAMMA(s)

-(1-s) cdot n^s
} }</annotation>
  </semantics>
</math>
</file>

<file path=Object 298/content.xml><?xml version="1.0" encoding="utf-8"?>
<math xmlns="http://www.w3.org/1998/Math/MathML" display="block">
  <semantics>
    <mrow>
      <mfrac>
        <mn>1</mn>
        <mn>2</mn>
      </mfrac>
      <msup>
        <mi mathvariant="normal">π</mi>
        <mrow>
          <mrow>
            <mo stretchy="false">−</mo>
            <mi>s</mi>
          </mrow>
          <mo stretchy="false">/</mo>
          <mn>2</mn>
        </mrow>
      </msup>
      <mi>s</mi>
      <mrow>
        <mo fence="true" stretchy="false">(</mo>
        <mrow>
          <mrow>
            <mi>s</mi>
            <mo stretchy="false">−</mo>
            <mn>1</mn>
          </mrow>
        </mrow>
        <mo fence="true" stretchy="false">)</mo>
      </mrow>
      <mi mathvariant="normal">Γ</mi>
      <mrow>
        <mo fence="true" stretchy="false">(</mo>
        <mrow>
          <mfrac>
            <mi>s</mi>
            <mn>2</mn>
          </mfrac>
        </mrow>
        <mo fence="true" stretchy="false">)</mo>
      </mrow>
      <mi mathvariant="normal">ζ</mi>
      <mrow>
        <mo fence="true" stretchy="false">(</mo>
        <mrow>
          <mi>s</mi>
        </mrow>
        <mo fence="true" stretchy="false">)</mo>
      </mrow>
    </mrow>
    <annotation encoding="StarMath 5.0">1 over 2 %pi^{-s/2} s (s-1) %GAMMA(s over 2 )%zeta( s )</annotation>
  </semantics>
</math>
</file>

<file path=Object 299/content.xml><?xml version="1.0" encoding="utf-8"?>
<math xmlns="http://www.w3.org/1998/Math/MathML" display="block">
  <semantics>
    <mrow>
      <mi mathvariant="normal">Γ</mi>
      <mrow>
        <mo fence="true" stretchy="false">(</mo>
        <mrow>
          <mi>s</mi>
        </mrow>
        <mo fence="true" stretchy="false">)</mo>
      </mrow>
      <mi mathvariant="normal">Γ</mi>
      <mrow>
        <mrow>
          <mo fence="true" stretchy="false">(</mo>
          <mrow>
            <mrow>
              <mi>s</mi>
              <mo stretchy="false">+</mo>
              <mfrac>
                <mn>1</mn>
                <mn>2</mn>
              </mfrac>
            </mrow>
          </mrow>
          <mo fence="true" stretchy="false">)</mo>
        </mrow>
        <mo stretchy="false">=</mo>
        <mrow>
          <msup>
            <mn>2</mn>
            <mrow>
              <mrow>
                <mn>1</mn>
                <mo stretchy="false">−</mo>
                <mn>2</mn>
              </mrow>
              <mi>s</mi>
            </mrow>
          </msup>
          <mo stretchy="false">⋅</mo>
          <msup>
            <mi mathvariant="normal">π</mi>
            <mfrac>
              <mn>1</mn>
              <mn>2</mn>
            </mfrac>
          </msup>
          <mo stretchy="false">⋅</mo>
          <mi mathvariant="normal">Γ</mi>
        </mrow>
      </mrow>
      <mrow>
        <mo fence="true" stretchy="false">(</mo>
        <mrow>
          <mrow>
            <mn>2</mn>
            <mi>s</mi>
          </mrow>
        </mrow>
        <mo fence="true" stretchy="false">)</mo>
      </mrow>
    </mrow>
    <annotation encoding="StarMath 5.0">%GAMMA(s )%GAMMA( s+1 over 2 ) = 2^{ 1-2s } cdot %pi^{ 1 over 2 } cdot %GAMMA( 2 s )</annotation>
  </semantics>
</math>
</file>

<file path=Object 3/content.xml><?xml version="1.0" encoding="utf-8"?>
<math xmlns="http://www.w3.org/1998/Math/MathML" display="block">
  <semantics>
    <msubsup>
      <mi>H</mi>
      <mi>n</mi>
      <mrow>
        <mo fence="true" stretchy="false">(</mo>
        <mrow>
          <mi>s</mi>
        </mrow>
        <mo fence="true" stretchy="false">)</mo>
      </mrow>
    </msubsup>
    <annotation encoding="StarMath 5.0">H^(s)_{ n }</annotation>
  </semantics>
</math>
</file>

<file path=Object 30/content.xml><?xml version="1.0" encoding="utf-8"?>
<math xmlns="http://www.w3.org/1998/Math/MathML" display="block">
  <semantics>
    <mrow>
      <mrow>
        <munder>
          <mi>lim</mi>
          <mrow>
            <mi>n</mi>
            <mo stretchy="false">→</mo>
            <mi mathvariant="normal">∞</mi>
          </mrow>
        </munder>
        <mrow/>
      </mrow>
      <mrow>
        <mi>n</mi>
        <mo stretchy="false">−</mo>
        <msup>
          <mi>n</mi>
          <mn>2</mn>
        </msup>
      </mrow>
      <mrow>
        <mrow>
          <mo fence="true" stretchy="false">(</mo>
          <mrow>
            <mrow>
              <mfrac>
                <msup>
                  <mi mathvariant="normal">π</mi>
                  <mn>2</mn>
                </msup>
                <mn>6</mn>
              </mfrac>
              <mo stretchy="false">−</mo>
              <mrow>
                <munderover>
                  <mo stretchy="false">∑</mo>
                  <mrow>
                    <mi>j</mi>
                    <mo stretchy="false">=</mo>
                    <mn>1</mn>
                  </mrow>
                  <mi>n</mi>
                </munderover>
                <mfrac>
                  <mn>1</mn>
                  <msup>
                    <mi>j</mi>
                    <mn>2</mn>
                  </msup>
                </mfrac>
              </mrow>
            </mrow>
          </mrow>
          <mo fence="true" stretchy="false">)</mo>
        </mrow>
        <mo stretchy="false">=</mo>
        <mfrac>
          <mn>1</mn>
          <mn>2</mn>
        </mfrac>
      </mrow>
    </mrow>
    <annotation encoding="StarMath 5.0">lim from {n rightarrow infinity}{} n - n^2( %pi^2 over 6 - sum from j=1 to n {1 over j^2} )

= 1 over 2</annotation>
  </semantics>
</math>
</file>

<file path=Object 300/content.xml><?xml version="1.0" encoding="utf-8"?>
<math xmlns="http://www.w3.org/1998/Math/MathML" display="block">
  <semantics>
    <mrow>
      <mi mathvariant="normal">Γ</mi>
      <mrow>
        <mo fence="true" stretchy="false">(</mo>
        <mrow>
          <mfrac>
            <mi>s</mi>
            <mn>2</mn>
          </mfrac>
        </mrow>
        <mo fence="true" stretchy="false">)</mo>
      </mrow>
      <mi mathvariant="normal">Γ</mi>
      <mrow>
        <mrow>
          <mo fence="true" stretchy="false">(</mo>
          <mrow>
            <mfrac>
              <mrow>
                <mi>s</mi>
                <mo stretchy="false">+</mo>
                <mn>1</mn>
              </mrow>
              <mn>2</mn>
            </mfrac>
          </mrow>
          <mo fence="true" stretchy="false">)</mo>
        </mrow>
        <mo stretchy="false">=</mo>
        <mrow>
          <msup>
            <mn>2</mn>
            <mrow>
              <mn>1</mn>
              <mo stretchy="false">−</mo>
              <mi>s</mi>
            </mrow>
          </msup>
          <mo stretchy="false">⋅</mo>
          <msup>
            <mi mathvariant="normal">π</mi>
            <mfrac>
              <mn>1</mn>
              <mn>2</mn>
            </mfrac>
          </msup>
          <mo stretchy="false">⋅</mo>
          <mi mathvariant="normal">Γ</mi>
        </mrow>
      </mrow>
      <mrow>
        <mo fence="true" stretchy="false">(</mo>
        <mrow>
          <mi>s</mi>
        </mrow>
        <mo fence="true" stretchy="false">)</mo>
      </mrow>
    </mrow>
    <annotation encoding="StarMath 5.0">%GAMMA( s over 2 )%GAMMA( {s+1} over 2 ) = 2^{ 1-s } cdot %pi^{ 1 over 2 } cdot %GAMMA( s )</annotation>
  </semantics>
</math>
</file>

<file path=Object 301/content.xml><?xml version="1.0" encoding="utf-8"?>
<math xmlns="http://www.w3.org/1998/Math/MathML" display="block">
  <semantics>
    <mrow>
      <mi mathvariant="normal">Γ</mi>
      <mrow>
        <mo fence="true" stretchy="false">(</mo>
        <mrow>
          <mfrac>
            <mi>s</mi>
            <mn>2</mn>
          </mfrac>
        </mrow>
        <mo fence="true" stretchy="false">)</mo>
      </mrow>
      <mi mathvariant="normal">Γ</mi>
      <mrow>
        <mrow>
          <mo fence="true" stretchy="false">(</mo>
          <mrow>
            <mfrac>
              <mrow>
                <mi>s</mi>
                <mo stretchy="false">+</mo>
                <mn>1</mn>
              </mrow>
              <mn>2</mn>
            </mfrac>
          </mrow>
          <mo fence="true" stretchy="false">)</mo>
        </mrow>
        <mo stretchy="false">=</mo>
        <mrow>
          <msup>
            <mn>2</mn>
            <mrow>
              <mn>1</mn>
              <mo stretchy="false">−</mo>
              <mi>s</mi>
            </mrow>
          </msup>
          <mo stretchy="false">⋅</mo>
          <msup>
            <mi mathvariant="normal">π</mi>
            <mfrac>
              <mn>1</mn>
              <mn>2</mn>
            </mfrac>
          </msup>
          <mo stretchy="false">⋅</mo>
          <mi mathvariant="normal">Γ</mi>
        </mrow>
      </mrow>
      <mrow>
        <mo fence="true" stretchy="false">(</mo>
        <mrow>
          <mi>s</mi>
        </mrow>
        <mo fence="true" stretchy="false">)</mo>
      </mrow>
    </mrow>
    <annotation encoding="StarMath 5.0">%GAMMA( s over 2 )%GAMMA( {s+1} over 2 ) = 2^{ 1-s } cdot %pi^{ 1 over 2 } cdot %GAMMA( s )</annotation>
  </semantics>
</math>
</file>

<file path=Object 302/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frac>
        <mrow>
          <mrow>
            <mi>s</mi>
            <mo stretchy="false">⋅</mo>
            <msup>
              <mi>n</mi>
              <mrow>
                <mn>1</mn>
                <mo stretchy="false">−</mo>
                <mi>s</mi>
              </mrow>
            </msup>
          </mrow>
          <mrow>
            <msubsup>
              <mi>H</mi>
              <mi>n</mi>
              <mrow>
                <mo fence="true" stretchy="false">(</mo>
                <mrow>
                  <mrow>
                    <mn>1</mn>
                    <mo stretchy="false">−</mo>
                    <mi>s</mi>
                  </mrow>
                </mrow>
                <mo fence="true" stretchy="false">)</mo>
              </mrow>
            </msubsup>
            <mo stretchy="false">−</mo>
            <mrow>
              <mrow>
                <mo fence="true" stretchy="false">(</mo>
                <mrow>
                  <mrow>
                    <mn>1</mn>
                    <mo stretchy="false">−</mo>
                    <mi>s</mi>
                  </mrow>
                </mrow>
                <mo fence="true" stretchy="false">)</mo>
              </mrow>
              <mo stretchy="false">⋅</mo>
              <msup>
                <mi>n</mi>
                <mi>s</mi>
              </msup>
              <mo stretchy="false">⋅</mo>
              <msubsup>
                <mi>H</mi>
                <mi>n</mi>
                <mrow>
                  <mo fence="true" stretchy="false">(</mo>
                  <mrow>
                    <mi>s</mi>
                  </mrow>
                  <mo fence="true" stretchy="false">)</mo>
                </mrow>
              </msubsup>
            </mrow>
          </mrow>
        </mrow>
        <mrow>
          <mrow>
            <mi>s</mi>
            <mo stretchy="false">⋅</mo>
            <msup>
              <mi>n</mi>
              <mrow>
                <mn>1</mn>
                <mo stretchy="false">−</mo>
                <mi>s</mi>
              </mrow>
            </msup>
            <mo stretchy="false">⋅</mo>
            <msup>
              <mn>2</mn>
              <mrow>
                <mn>1</mn>
                <mo stretchy="false">−</mo>
                <mi>s</mi>
              </mrow>
            </msup>
            <mo stretchy="false">⋅</mo>
            <msup>
              <mi mathvariant="normal">π</mi>
              <mrow>
                <mo stretchy="false">−</mo>
                <mi>s</mi>
              </mrow>
            </msup>
          </mrow>
          <mi>cos</mi>
          <mrow>
            <mrow>
              <mo fence="true" stretchy="false">(</mo>
              <mrow>
                <mfrac>
                  <mrow>
                    <mi mathvariant="normal">π</mi>
                    <mi>s</mi>
                  </mrow>
                  <mn>2</mn>
                </mfrac>
              </mrow>
              <mo fence="true" stretchy="false">)</mo>
            </mrow>
            <mo stretchy="false">⋅</mo>
            <mi mathvariant="normal">Γ</mi>
          </mrow>
          <mrow>
            <mrow>
              <mo fence="true" stretchy="false">(</mo>
              <mrow>
                <mi>s</mi>
              </mrow>
              <mo fence="true" stretchy="false">)</mo>
            </mrow>
            <mo stretchy="false">−</mo>
            <mrow>
              <mrow>
                <mo fence="true" stretchy="false">(</mo>
                <mrow>
                  <mrow>
                    <mn>1</mn>
                    <mo stretchy="false">−</mo>
                    <mi>s</mi>
                  </mrow>
                </mrow>
                <mo fence="true" stretchy="false">)</mo>
              </mrow>
              <mo stretchy="false">⋅</mo>
              <msup>
                <mi>n</mi>
                <mi>s</mi>
              </msup>
            </mrow>
          </mrow>
        </mrow>
      </mfrac>
    </mrow>
    <annotation encoding="StarMath 5.0">%zeta( s ) = lim from {n rightarrow infinity}{} { {

s cdot n^{1-s}H^(1-s)_n-(1-s) cdot n^s cdot H^(s)_n}

over

{s cdot n^{1-s} cdot 2^{1-s} cdot %pi^-s cos( {%pi s}over{2}) cdot %GAMMA(s)

-(1-s) cdot n^s
} }</annotation>
  </semantics>
</math>
</file>

<file path=Object 303/content.xml><?xml version="1.0" encoding="utf-8"?>
<math xmlns="http://www.w3.org/1998/Math/MathML" display="block">
  <semantics>
    <mrow>
      <mi mathvariant="normal">Γ</mi>
      <mrow>
        <mrow>
          <mo fence="true" stretchy="false">(</mo>
          <mrow>
            <mfrac>
              <mi>s</mi>
              <mn>2</mn>
            </mfrac>
          </mrow>
          <mo fence="true" stretchy="false">)</mo>
        </mrow>
        <mo stretchy="false">=</mo>
        <mfrac>
          <mrow>
            <msup>
              <mn>2</mn>
              <mrow>
                <mn>1</mn>
                <mo stretchy="false">−</mo>
                <mi>s</mi>
              </mrow>
            </msup>
            <mo stretchy="false">⋅</mo>
            <msup>
              <mi mathvariant="normal">π</mi>
              <mfrac>
                <mn>1</mn>
                <mn>2</mn>
              </mfrac>
            </msup>
            <mo stretchy="false">⋅</mo>
            <mrow>
              <mi mathvariant="normal">Γ</mi>
              <mrow>
                <mo fence="true" stretchy="false">(</mo>
                <mrow>
                  <mi>s</mi>
                </mrow>
                <mo fence="true" stretchy="false">)</mo>
              </mrow>
            </mrow>
          </mrow>
          <mrow>
            <mi mathvariant="normal">Γ</mi>
            <mrow>
              <mo fence="true" stretchy="false">(</mo>
              <mrow>
                <mrow>
                  <mfrac>
                    <mi>s</mi>
                    <mn>2</mn>
                  </mfrac>
                  <mo stretchy="false">+</mo>
                  <mfrac>
                    <mn>1</mn>
                    <mn>2</mn>
                  </mfrac>
                </mrow>
              </mrow>
              <mo fence="true" stretchy="false">)</mo>
            </mrow>
          </mrow>
        </mfrac>
      </mrow>
    </mrow>
    <annotation encoding="StarMath 5.0">%GAMMA( s over 2 ) = 2^{ 1-s } cdot %pi^{ 1 over 2 } cdot {%GAMMA( s )} over {%GAMMA( {s} over 2 + 1 over 2 )}</annotation>
  </semantics>
</math>
</file>

<file path=Object 304/content.xml><?xml version="1.0" encoding="utf-8"?>
<math xmlns="http://www.w3.org/1998/Math/MathML" display="block">
  <semantics>
    <mrow>
      <mfrac>
        <mrow>
          <mi mathvariant="normal">Γ</mi>
          <mrow>
            <mo fence="true" stretchy="false">(</mo>
            <mrow>
              <mrow>
                <mfrac>
                  <mi>s</mi>
                  <mn>2</mn>
                </mfrac>
                <mo stretchy="false">+</mo>
                <mfrac>
                  <mn>1</mn>
                  <mn>2</mn>
                </mfrac>
              </mrow>
            </mrow>
            <mo fence="true" stretchy="false">)</mo>
          </mrow>
        </mrow>
        <mrow>
          <msup>
            <mn>2</mn>
            <mrow>
              <mn>1</mn>
              <mo stretchy="false">−</mo>
              <mi>s</mi>
            </mrow>
          </msup>
          <mo stretchy="false">⋅</mo>
          <msup>
            <mi mathvariant="normal">π</mi>
            <mfrac>
              <mn>1</mn>
              <mn>2</mn>
            </mfrac>
          </msup>
          <mo stretchy="false">⋅</mo>
          <mrow>
            <mi mathvariant="normal">Γ</mi>
            <mrow>
              <mo fence="true" stretchy="false">(</mo>
              <mrow>
                <mi>s</mi>
              </mrow>
              <mo fence="true" stretchy="false">)</mo>
            </mrow>
          </mrow>
        </mrow>
      </mfrac>
      <mo stretchy="false">=</mo>
      <mfrac>
        <mn>1</mn>
        <mrow>
          <mi mathvariant="normal">Γ</mi>
          <mrow>
            <mo fence="true" stretchy="false">(</mo>
            <mrow>
              <mfrac>
                <mi>s</mi>
                <mn>2</mn>
              </mfrac>
            </mrow>
            <mo fence="true" stretchy="false">)</mo>
          </mrow>
        </mrow>
      </mfrac>
    </mrow>
    <annotation encoding="StarMath 5.0">{%GAMMA( {s} over 2 + 1 over 2 )} over {2^{ 1-s } cdot %pi^{ 1 over 2 } cdot {%GAMMA( s )}} = 1 over {%GAMMA( s over 2 )}</annotation>
  </semantics>
</math>
</file>

<file path=Object 305/content.xml><?xml version="1.0" encoding="utf-8"?>
<math xmlns="http://www.w3.org/1998/Math/MathML" display="block">
  <semantics>
    <mrow>
      <mi>s</mi>
      <msup>
        <mi>n</mi>
        <mrow>
          <mn>1</mn>
          <mo stretchy="false">−</mo>
          <mi>s</mi>
        </mrow>
      </msup>
      <mrow>
        <munderover>
          <mo stretchy="false">∫</mo>
          <mn>0</mn>
          <mi>n</mi>
        </munderover>
        <msup>
          <mi>x</mi>
          <mrow>
            <mi>s</mi>
            <mo stretchy="false">−</mo>
            <mn>1</mn>
          </mrow>
        </msup>
      </mrow>
      <mrow>
        <mi mathvariant="italic">dx</mi>
        <mo stretchy="false">−</mo>
        <mrow>
          <mo fence="true" stretchy="false">(</mo>
          <mrow>
            <mrow>
              <mn>1</mn>
              <mo stretchy="false">−</mo>
              <mi>s</mi>
            </mrow>
          </mrow>
          <mo fence="true" stretchy="false">)</mo>
        </mrow>
      </mrow>
      <msup>
        <mi>n</mi>
        <mi>s</mi>
      </msup>
      <mrow>
        <munderover>
          <mo stretchy="false">∫</mo>
          <mn>0</mn>
          <mi>n</mi>
        </munderover>
        <msup>
          <mi>x</mi>
          <mrow>
            <mo stretchy="false">−</mo>
            <mi>s</mi>
          </mrow>
        </msup>
      </mrow>
      <mrow>
        <mi mathvariant="italic">dx</mi>
        <mo stretchy="false">=</mo>
        <mn>0</mn>
      </mrow>
    </mrow>
    <annotation encoding="StarMath 5.0">s n^{ 1-s } int from 0 to n x^{s-1} dx-( 1-s )n^s int from 0 to n x^-s dx   = 0</annotation>
  </semantics>
</math>
</file>

<file path=Object 306/content.xml><?xml version="1.0" encoding="utf-8"?>
<math xmlns="http://www.w3.org/1998/Math/MathML" display="block">
  <semantics>
    <mrow>
      <mrow>
        <munder>
          <mi>lim</mi>
          <mrow>
            <mi>n</mi>
            <mo stretchy="false">→</mo>
            <mi mathvariant="normal">∞</mi>
          </mrow>
        </munder>
        <mrow/>
      </mrow>
      <mrow>
        <mo fence="true" stretchy="false">(</mo>
        <mrow>
          <mrow>
            <mn>1</mn>
            <mo stretchy="false">−</mo>
            <mi>s</mi>
          </mrow>
        </mrow>
        <mo fence="true" stretchy="false">)</mo>
      </mrow>
      <msup>
        <mi>n</mi>
        <mi>s</mi>
      </msup>
      <mrow>
        <msubsup>
          <mi>H</mi>
          <mi>n</mi>
          <mrow>
            <mo fence="true" stretchy="false">(</mo>
            <mrow>
              <mi>s</mi>
            </mrow>
            <mo fence="true" stretchy="false">)</mo>
          </mrow>
        </msubsup>
        <mo stretchy="false">=</mo>
        <mrow>
          <mi>n</mi>
          <mo stretchy="false">+</mo>
          <mrow>
            <mfrac>
              <mn>1</mn>
              <mn>2</mn>
            </mfrac>
            <mo stretchy="false">⋅</mo>
            <mrow>
              <mo fence="true" stretchy="false">(</mo>
              <mrow>
                <mrow>
                  <mn>1</mn>
                  <mo stretchy="false">−</mo>
                  <mi>s</mi>
                </mrow>
              </mrow>
              <mo fence="true" stretchy="false">)</mo>
            </mrow>
          </mrow>
        </mrow>
      </mrow>
    </mrow>
    <annotation encoding="StarMath 5.0">lim from {n rightarrow infinity}{}( 1-s )n^s H^( s )_n = n + 1 over 2 cdot (1-s)</annotation>
  </semantics>
</math>
</file>

<file path=Object 307/content.xml><?xml version="1.0" encoding="utf-8"?>
<math xmlns="http://www.w3.org/1998/Math/MathML" display="block">
  <semantics>
    <mrow>
      <mrow>
        <munder>
          <mi>lim</mi>
          <mrow>
            <mi>n</mi>
            <mo stretchy="false">→</mo>
            <mi mathvariant="normal">∞</mi>
          </mrow>
        </munder>
        <mrow/>
      </mrow>
      <mfrac>
        <msup>
          <mi>n</mi>
          <mi>s</mi>
        </msup>
        <mi>s</mi>
      </mfrac>
      <mrow>
        <msubsup>
          <mi>H</mi>
          <mi>n</mi>
          <mrow>
            <mo fence="true" stretchy="false">(</mo>
            <mrow>
              <mi>s</mi>
            </mrow>
            <mo fence="true" stretchy="false">)</mo>
          </mrow>
        </msubsup>
        <mo stretchy="false">=</mo>
        <mrow>
          <mfrac>
            <mi>n</mi>
            <mrow>
              <mi>s</mi>
              <mrow>
                <mo fence="true" stretchy="false">(</mo>
                <mrow>
                  <mrow>
                    <mn>1</mn>
                    <mo stretchy="false">−</mo>
                    <mi>s</mi>
                  </mrow>
                </mrow>
                <mo fence="true" stretchy="false">)</mo>
              </mrow>
            </mrow>
          </mfrac>
          <mo stretchy="false">+</mo>
          <mrow>
            <mfrac>
              <mn>1</mn>
              <mn>2</mn>
            </mfrac>
            <mo stretchy="false">⋅</mo>
            <mfrac>
              <mn>1</mn>
              <mi>s</mi>
            </mfrac>
          </mrow>
        </mrow>
      </mrow>
    </mrow>
    <annotation encoding="StarMath 5.0">lim from {n rightarrow infinity}{} n^s over s H^( s )_n = n over { s(1-s) }+ 1 over 2 cdot { 1 over s }</annotation>
  </semantics>
</math>
</file>

<file path=Object 308/content.xml><?xml version="1.0" encoding="utf-8"?>
<math xmlns="http://www.w3.org/1998/Math/MathML" display="block">
  <semantics>
    <mrow>
      <mrow>
        <munder>
          <mi>lim</mi>
          <mrow>
            <mi>n</mi>
            <mo stretchy="false">→</mo>
            <mi mathvariant="normal">∞</mi>
          </mrow>
        </munder>
        <mrow/>
      </mrow>
      <mrow>
        <mo fence="true" stretchy="false">(</mo>
        <mrow>
          <mrow>
            <mn>1</mn>
            <mo stretchy="false">−</mo>
            <mi>s</mi>
          </mrow>
        </mrow>
        <mo fence="true" stretchy="false">)</mo>
      </mrow>
      <mrow>
        <mrow>
          <mo fence="true" stretchy="false">(</mo>
          <mrow>
            <mrow>
              <mi mathvariant="normal">ζ</mi>
              <mrow>
                <mrow>
                  <mo fence="true" stretchy="false">(</mo>
                  <mrow>
                    <mi>s</mi>
                  </mrow>
                  <mo fence="true" stretchy="false">)</mo>
                </mrow>
                <mo stretchy="false">−</mo>
                <mrow>
                  <munderover>
                    <mo stretchy="false">∑</mo>
                    <mrow>
                      <mi>j</mi>
                      <mo stretchy="false">=</mo>
                      <mn>1</mn>
                    </mrow>
                    <mi>n</mi>
                  </munderover>
                  <mfrac>
                    <mn>1</mn>
                    <msup>
                      <mi>j</mi>
                      <mi>s</mi>
                    </msup>
                  </mfrac>
                </mrow>
              </mrow>
            </mrow>
          </mrow>
          <mo fence="true" stretchy="false">)</mo>
        </mrow>
        <mo stretchy="false">+</mo>
        <mrow>
          <mo fence="true" stretchy="false">(</mo>
          <mrow>
            <mrow>
              <mi>s</mi>
              <mo stretchy="false">−</mo>
              <mn>1</mn>
              <mo stretchy="false">+</mo>
              <mi>x</mi>
            </mrow>
          </mrow>
          <mo fence="true" stretchy="false">)</mo>
        </mrow>
      </mrow>
      <mrow>
        <mo fence="true" stretchy="false">(</mo>
        <mrow>
          <msup>
            <mi>n</mi>
            <mi>x</mi>
          </msup>
        </mrow>
        <mo fence="true" stretchy="false">)</mo>
      </mrow>
      <mrow>
        <mrow>
          <mo fence="true" stretchy="false">(</mo>
          <mrow>
            <mrow>
              <mi mathvariant="normal">ζ</mi>
              <mrow>
                <mrow>
                  <mo fence="true" stretchy="false">(</mo>
                  <mrow>
                    <mrow>
                      <mi>s</mi>
                      <mo stretchy="false">+</mo>
                      <mi>x</mi>
                    </mrow>
                  </mrow>
                  <mo fence="true" stretchy="false">)</mo>
                </mrow>
                <mo stretchy="false">−</mo>
                <mrow>
                  <munderover>
                    <mo stretchy="false">∑</mo>
                    <mrow>
                      <mi>j</mi>
                      <mo stretchy="false">=</mo>
                      <mn>1</mn>
                    </mrow>
                    <mi>n</mi>
                  </munderover>
                  <mfrac>
                    <mn>1</mn>
                    <msup>
                      <mi>j</mi>
                      <mrow>
                        <mi>s</mi>
                        <mo stretchy="false">+</mo>
                        <mi>x</mi>
                      </mrow>
                    </msup>
                  </mfrac>
                </mrow>
              </mrow>
            </mrow>
          </mrow>
          <mo fence="true" stretchy="false">)</mo>
        </mrow>
        <mo stretchy="false">=</mo>
        <mn>0</mn>
      </mrow>
    </mrow>
    <annotation encoding="StarMath 5.0">lim from {n rightarrow infinity }{ }(1-s)(%zeta( s )-sum from j = 1 to n {1 over j^s})+(s-1+x)( n^x)(%zeta( s+x )-sum from j = 1 to n {1 over j^{s+x}}) = 0</annotation>
  </semantics>
</math>
</file>

<file path=Object 309/content.xml><?xml version="1.0" encoding="utf-8"?>
<math xmlns="http://www.w3.org/1998/Math/MathML" display="block">
  <semantics>
    <mrow>
      <mi mathvariant="normal">ζ</mi>
      <mrow>
        <mrow>
          <mo fence="true" stretchy="false">(</mo>
          <mrow>
            <mi>s</mi>
          </mrow>
          <mo fence="true" stretchy="false">)</mo>
        </mrow>
        <mo stretchy="false">=</mo>
        <mrow>
          <mrow>
            <munderover>
              <mo stretchy="false">∑</mo>
              <mrow>
                <mi>j</mi>
                <mo stretchy="false">=</mo>
                <mn>1</mn>
              </mrow>
              <mi>n</mi>
            </munderover>
            <msup>
              <mi>j</mi>
              <mrow>
                <mo stretchy="false">−</mo>
                <mi>s</mi>
              </mrow>
            </msup>
          </mrow>
          <mo stretchy="false">+</mo>
          <mrow>
            <mrow>
              <mfrac>
                <msup>
                  <mi>n</mi>
                  <mrow>
                    <mn>1</mn>
                    <mo stretchy="false">−</mo>
                    <mi>s</mi>
                  </mrow>
                </msup>
                <mrow>
                  <mi>s</mi>
                  <mo stretchy="false">−</mo>
                  <mn>1</mn>
                </mrow>
              </mfrac>
              <mo stretchy="false">−</mo>
              <mi>s</mi>
            </mrow>
            <mrow>
              <munderover>
                <mo stretchy="false">∫</mo>
                <msup>
                  <mi>n</mi>
                  <mtext>+</mtext>
                </msup>
                <mi mathvariant="normal">∞</mi>
              </munderover>
              <mfrac>
                <mrow>
                  <mtext>{</mtext>
                  <mi>t</mi>
                  <mtext>}</mtext>
                </mrow>
                <msup>
                  <mi>t</mi>
                  <mrow>
                    <mi>s</mi>
                    <mo stretchy="false">+</mo>
                    <mn>1</mn>
                  </mrow>
                </msup>
              </mfrac>
            </mrow>
            <mi mathvariant="italic">dt</mi>
          </mrow>
        </mrow>
      </mrow>
    </mrow>
    <annotation encoding="StarMath 5.0">%zeta( s ) = sum from j = 1 to n j^-s + { {n^{1-s}}over{s-1}- s int from n^"+" to infinity {{"{"t"}"} over {t^{s+1}}}  dt }</annotation>
  </semantics>
</math>
</file>

<file path=Object 31/content.xml><?xml version="1.0" encoding="utf-8"?>
<math xmlns="http://www.w3.org/1998/Math/MathML" display="block">
  <semantics>
    <mrow>
      <mrow>
        <munder>
          <mi>lim</mi>
          <mrow>
            <mi>n</mi>
            <mo stretchy="false">→</mo>
            <mi mathvariant="normal">∞</mi>
          </mrow>
        </munder>
        <mrow/>
      </mrow>
      <mrow>
        <mrow>
          <mfrac>
            <mn>1</mn>
            <mi>n</mi>
          </mfrac>
          <mo stretchy="false">+</mo>
          <mrow>
            <munderover>
              <mo stretchy="false">∑</mo>
              <mrow>
                <mi>j</mi>
                <mo stretchy="false">=</mo>
                <mn>1</mn>
              </mrow>
              <mi>n</mi>
            </munderover>
            <mfrac>
              <mn>1</mn>
              <msup>
                <mi>j</mi>
                <mn>2</mn>
              </msup>
            </mfrac>
          </mrow>
          <mo stretchy="false">−</mo>
          <mfrac>
            <mn>1</mn>
            <mrow>
              <mn>2</mn>
              <msup>
                <mi>n</mi>
                <mn>2</mn>
              </msup>
            </mrow>
          </mfrac>
        </mrow>
        <mo stretchy="false">=</mo>
        <mfrac>
          <msup>
            <mi mathvariant="normal">π</mi>
            <mn>2</mn>
          </msup>
          <mn>6</mn>
        </mfrac>
      </mrow>
    </mrow>
    <annotation encoding="StarMath 5.0">lim from {n rightarrow infinity}{} 1 over n + sum from j=1 to n {1 over j^2}-1 over {2 n^2}

= %pi^2 over 6</annotation>
  </semantics>
</math>
</file>

<file path=Object 310/content.xml><?xml version="1.0" encoding="utf-8"?>
<math xmlns="http://www.w3.org/1998/Math/MathML" display="block">
  <semantics>
    <mrow>
      <mi mathvariant="normal">ζ</mi>
      <mrow>
        <mrow>
          <mrow>
            <mo fence="true" stretchy="false">(</mo>
            <mrow>
              <mi>s</mi>
            </mrow>
            <mo fence="true" stretchy="false">)</mo>
          </mrow>
          <mo stretchy="false">−</mo>
          <mrow>
            <munderover>
              <mo stretchy="false">∑</mo>
              <mrow>
                <mi>j</mi>
                <mo stretchy="false">=</mo>
                <mn>1</mn>
              </mrow>
              <mi>n</mi>
            </munderover>
            <msup>
              <mi>j</mi>
              <mrow>
                <mo stretchy="false">−</mo>
                <mi>s</mi>
              </mrow>
            </msup>
          </mrow>
        </mrow>
        <mo stretchy="false">=</mo>
        <mrow>
          <mrow>
            <mfrac>
              <msup>
                <mi>n</mi>
                <mrow>
                  <mn>1</mn>
                  <mo stretchy="false">−</mo>
                  <mi>s</mi>
                </mrow>
              </msup>
              <mrow>
                <mi>s</mi>
                <mo stretchy="false">−</mo>
                <mn>1</mn>
              </mrow>
            </mfrac>
            <mo stretchy="false">−</mo>
            <mi>s</mi>
          </mrow>
          <mrow>
            <munderover>
              <mo stretchy="false">∫</mo>
              <msup>
                <mi>n</mi>
                <mtext>+</mtext>
              </msup>
              <mi mathvariant="normal">∞</mi>
            </munderover>
            <mfrac>
              <mrow>
                <mtext>{</mtext>
                <mi>t</mi>
                <mtext>}</mtext>
              </mrow>
              <msup>
                <mi>t</mi>
                <mrow>
                  <mi>s</mi>
                  <mo stretchy="false">+</mo>
                  <mn>1</mn>
                </mrow>
              </msup>
            </mfrac>
          </mrow>
          <mi mathvariant="italic">dt</mi>
        </mrow>
      </mrow>
    </mrow>
    <annotation encoding="StarMath 5.0">%zeta( s ) - sum from j = 1 to n j^-s = { {n^{1-s}}over{s-1}- s int from n^"+" to infinity {{"{"t"}"} over {t^{s+1}}}  dt }</annotation>
  </semantics>
</math>
</file>

<file path=Object 311/content.xml><?xml version="1.0" encoding="utf-8"?>
<math xmlns="http://www.w3.org/1998/Math/MathML" display="block">
  <semantics>
    <mrow>
      <mrow>
        <munder>
          <mi>lim</mi>
          <mrow>
            <mi>n</mi>
            <mo stretchy="false">→</mo>
            <mi mathvariant="normal">∞</mi>
          </mrow>
        </munder>
        <mrow/>
      </mrow>
      <mrow>
        <mo fence="true" stretchy="false">(</mo>
        <mrow>
          <mrow>
            <mn>1</mn>
            <mo stretchy="false">−</mo>
            <mi>s</mi>
          </mrow>
        </mrow>
        <mo fence="true" stretchy="false">)</mo>
      </mrow>
      <mrow>
        <mrow>
          <mo fence="true" stretchy="false">(</mo>
          <mrow>
            <mrow>
              <mrow>
                <mfrac>
                  <msup>
                    <mi>n</mi>
                    <mrow>
                      <mn>1</mn>
                      <mo stretchy="false">−</mo>
                      <mi>s</mi>
                    </mrow>
                  </msup>
                  <mrow>
                    <mi>s</mi>
                    <mo stretchy="false">−</mo>
                    <mn>1</mn>
                  </mrow>
                </mfrac>
                <mo stretchy="false">−</mo>
                <mi>s</mi>
              </mrow>
              <mrow>
                <munderover>
                  <mo stretchy="false">∫</mo>
                  <msup>
                    <mi>n</mi>
                    <mtext>+</mtext>
                  </msup>
                  <mi mathvariant="normal">∞</mi>
                </munderover>
                <mfrac>
                  <mrow>
                    <mtext>{</mtext>
                    <mi>t</mi>
                    <mtext>}</mtext>
                  </mrow>
                  <msup>
                    <mi>t</mi>
                    <mrow>
                      <mi>s</mi>
                      <mo stretchy="false">+</mo>
                      <mn>1</mn>
                    </mrow>
                  </msup>
                </mfrac>
              </mrow>
              <mi mathvariant="italic">dt</mi>
            </mrow>
          </mrow>
          <mo fence="true" stretchy="false">)</mo>
        </mrow>
        <mo stretchy="false">+</mo>
        <mrow>
          <mo fence="true" stretchy="false">(</mo>
          <mrow>
            <mrow>
              <mi>s</mi>
              <mo stretchy="false">−</mo>
              <mn>1</mn>
              <mo stretchy="false">+</mo>
              <mi>x</mi>
            </mrow>
          </mrow>
          <mo fence="true" stretchy="false">)</mo>
        </mrow>
      </mrow>
      <mrow>
        <mo fence="true" stretchy="false">(</mo>
        <mrow>
          <msup>
            <mi>n</mi>
            <mi>x</mi>
          </msup>
        </mrow>
        <mo fence="true" stretchy="false">)</mo>
      </mrow>
      <mrow>
        <mrow>
          <mo fence="true" stretchy="false">(</mo>
          <mrow>
            <mrow>
              <mrow>
                <mfrac>
                  <msup>
                    <mi>n</mi>
                    <mrow>
                      <mn>1</mn>
                      <mo stretchy="false">−</mo>
                      <mi>s</mi>
                      <mo stretchy="false">−</mo>
                      <mi>x</mi>
                    </mrow>
                  </msup>
                  <mrow>
                    <mi>s</mi>
                    <mo stretchy="false">+</mo>
                    <mi>x</mi>
                    <mo stretchy="false">−</mo>
                    <mn>1</mn>
                  </mrow>
                </mfrac>
                <mo stretchy="false">−</mo>
                <mrow>
                  <mo fence="true" stretchy="false">(</mo>
                  <mrow>
                    <mrow>
                      <mi>s</mi>
                      <mo stretchy="false">+</mo>
                      <mi>x</mi>
                    </mrow>
                  </mrow>
                  <mo fence="true" stretchy="false">)</mo>
                </mrow>
              </mrow>
              <mrow>
                <munderover>
                  <mo stretchy="false">∫</mo>
                  <msup>
                    <mi>n</mi>
                    <mtext>+</mtext>
                  </msup>
                  <mi mathvariant="normal">∞</mi>
                </munderover>
                <mfrac>
                  <mrow>
                    <mtext>{</mtext>
                    <mi>t</mi>
                    <mtext>}</mtext>
                  </mrow>
                  <msup>
                    <mi>t</mi>
                    <mrow>
                      <mi>s</mi>
                      <mo stretchy="false">+</mo>
                      <mi>x</mi>
                      <mo stretchy="false">+</mo>
                      <mn>1</mn>
                    </mrow>
                  </msup>
                </mfrac>
              </mrow>
              <mi mathvariant="italic">dt</mi>
            </mrow>
          </mrow>
          <mo fence="true" stretchy="false">)</mo>
        </mrow>
        <mo stretchy="false">=</mo>
        <mn>0</mn>
      </mrow>
    </mrow>
    <annotation encoding="StarMath 5.0">lim from {n rightarrow infinity }{ }(1-s)({ {n^{1-s}}over{s-1}- s int from n^"+" to infinity {{"{"t"}"} over {t^{s+1}}}  dt })+(s-1+x)( n^x)({ {n^{1-s-x}}over{s+x-1}- (s+x) int from n^"+" to infinity {{"{"t"}"} over {t^{s+x+1}}}  dt }) = 0</annotation>
  </semantics>
</math>
</file>

<file path=Object 312/content.xml><?xml version="1.0" encoding="utf-8"?>
<math xmlns="http://www.w3.org/1998/Math/MathML" display="block">
  <semantics>
    <mrow>
      <mrow>
        <munder>
          <mi>lim</mi>
          <mrow>
            <mi>n</mi>
            <mo stretchy="false">→</mo>
            <mi mathvariant="normal">∞</mi>
          </mrow>
        </munder>
        <mrow/>
      </mrow>
      <mrow>
        <mrow>
          <mrow>
            <mrow>
              <mrow>
                <mo stretchy="false">−</mo>
                <msup>
                  <mi>n</mi>
                  <mrow>
                    <mn>1</mn>
                    <mo stretchy="false">−</mo>
                    <mi>s</mi>
                  </mrow>
                </msup>
              </mrow>
              <mo stretchy="false">−</mo>
              <mi>s</mi>
            </mrow>
            <mrow>
              <mo fence="true" stretchy="false">(</mo>
              <mrow>
                <mrow>
                  <mn>1</mn>
                  <mo stretchy="false">−</mo>
                  <mi>s</mi>
                </mrow>
              </mrow>
              <mo fence="true" stretchy="false">)</mo>
            </mrow>
            <mrow>
              <munderover>
                <mo stretchy="false">∫</mo>
                <msup>
                  <mi>n</mi>
                  <mtext>+</mtext>
                </msup>
                <mi mathvariant="normal">∞</mi>
              </munderover>
              <mfrac>
                <mrow>
                  <mtext>{</mtext>
                  <mi>t</mi>
                  <mtext>}</mtext>
                </mrow>
                <msup>
                  <mi>t</mi>
                  <mrow>
                    <mi>s</mi>
                    <mo stretchy="false">+</mo>
                    <mn>1</mn>
                  </mrow>
                </msup>
              </mfrac>
            </mrow>
            <mi mathvariant="italic">dt</mi>
          </mrow>
          <mo stretchy="false">+</mo>
          <mrow>
            <mrow>
              <msup>
                <mi>n</mi>
                <mrow>
                  <mn>1</mn>
                  <mo stretchy="false">−</mo>
                  <mi>s</mi>
                </mrow>
              </msup>
              <mo stretchy="false">−</mo>
              <mrow>
                <mo fence="true" stretchy="false">(</mo>
                <mrow>
                  <mrow>
                    <mi>s</mi>
                    <mo stretchy="false">−</mo>
                    <mn>1</mn>
                    <mo stretchy="false">+</mo>
                    <mi>x</mi>
                  </mrow>
                </mrow>
                <mo fence="true" stretchy="false">)</mo>
              </mrow>
            </mrow>
            <msup>
              <mi>n</mi>
              <mi>x</mi>
            </msup>
            <mrow>
              <mo fence="true" stretchy="false">(</mo>
              <mrow>
                <mrow>
                  <mi>s</mi>
                  <mo stretchy="false">+</mo>
                  <mi>x</mi>
                </mrow>
              </mrow>
              <mo fence="true" stretchy="false">)</mo>
            </mrow>
            <mrow>
              <munderover>
                <mo stretchy="false">∫</mo>
                <msup>
                  <mi>n</mi>
                  <mtext>+</mtext>
                </msup>
                <mi mathvariant="normal">∞</mi>
              </munderover>
              <mfrac>
                <mrow>
                  <mtext>{</mtext>
                  <mi>t</mi>
                  <mtext>}</mtext>
                </mrow>
                <msup>
                  <mi>t</mi>
                  <mrow>
                    <mi>s</mi>
                    <mo stretchy="false">+</mo>
                    <mi>x</mi>
                    <mo stretchy="false">+</mo>
                    <mn>1</mn>
                  </mrow>
                </msup>
              </mfrac>
            </mrow>
            <mi mathvariant="italic">dt</mi>
          </mrow>
        </mrow>
        <mo stretchy="false">=</mo>
        <mn>0</mn>
      </mrow>
    </mrow>
    <annotation encoding="StarMath 5.0">lim from {n rightarrow infinity }{ }{ {-n^{1-s}}- s(1-s) int from n^"+" to infinity {{"{"t"}"} over {t^{s+1}}}  dt }

+

{ {n^{1-s}}- (s-1+x)n^x(s+x) int from n^"+" to infinity {{"{"t"}"} over {t^{s+x+1}}}  dt } = 0</annotation>
  </semantics>
</math>
</file>

<file path=Object 313/content.xml><?xml version="1.0" encoding="utf-8"?>
<math xmlns="http://www.w3.org/1998/Math/MathML" display="block">
  <semantics>
    <mrow>
      <mrow>
        <munder>
          <mi>lim</mi>
          <mrow>
            <mi>n</mi>
            <mo stretchy="false">→</mo>
            <mi mathvariant="normal">∞</mi>
          </mrow>
        </munder>
        <mrow/>
      </mrow>
      <mrow>
        <mrow>
          <mrow>
            <mrow>
              <mo stretchy="false">−</mo>
              <mi>s</mi>
            </mrow>
            <mrow>
              <mo fence="true" stretchy="false">(</mo>
              <mrow>
                <mrow>
                  <mn>1</mn>
                  <mo stretchy="false">−</mo>
                  <mi>s</mi>
                </mrow>
              </mrow>
              <mo fence="true" stretchy="false">)</mo>
            </mrow>
            <mrow>
              <munderover>
                <mo stretchy="false">∫</mo>
                <msup>
                  <mi>n</mi>
                  <mtext>+</mtext>
                </msup>
                <mi mathvariant="normal">∞</mi>
              </munderover>
              <mfrac>
                <mrow>
                  <mtext>{</mtext>
                  <mi>t</mi>
                  <mtext>}</mtext>
                </mrow>
                <msup>
                  <mi>t</mi>
                  <mrow>
                    <mi>s</mi>
                    <mo stretchy="false">+</mo>
                    <mn>1</mn>
                  </mrow>
                </msup>
              </mfrac>
            </mrow>
            <mi mathvariant="italic">dt</mi>
          </mrow>
          <mo stretchy="false">+</mo>
          <mrow>
            <mrow>
              <mo stretchy="false">−</mo>
              <mrow>
                <mo fence="true" stretchy="false">(</mo>
                <mrow>
                  <mrow>
                    <mi>s</mi>
                    <mo stretchy="false">−</mo>
                    <mn>1</mn>
                    <mo stretchy="false">+</mo>
                    <mi>x</mi>
                  </mrow>
                </mrow>
                <mo fence="true" stretchy="false">)</mo>
              </mrow>
            </mrow>
            <msup>
              <mi>n</mi>
              <mi>x</mi>
            </msup>
            <mrow>
              <mo fence="true" stretchy="false">(</mo>
              <mrow>
                <mrow>
                  <mi>s</mi>
                  <mo stretchy="false">+</mo>
                  <mi>x</mi>
                </mrow>
              </mrow>
              <mo fence="true" stretchy="false">)</mo>
            </mrow>
            <mrow>
              <munderover>
                <mo stretchy="false">∫</mo>
                <msup>
                  <mi>n</mi>
                  <mtext>+</mtext>
                </msup>
                <mi mathvariant="normal">∞</mi>
              </munderover>
              <mfrac>
                <mrow>
                  <mtext>{</mtext>
                  <mi>t</mi>
                  <mtext>}</mtext>
                </mrow>
                <msup>
                  <mi>t</mi>
                  <mrow>
                    <mi>s</mi>
                    <mo stretchy="false">+</mo>
                    <mi>x</mi>
                    <mo stretchy="false">+</mo>
                    <mn>1</mn>
                  </mrow>
                </msup>
              </mfrac>
            </mrow>
            <mi mathvariant="italic">dt</mi>
          </mrow>
        </mrow>
        <mo stretchy="false">=</mo>
        <mn>0</mn>
      </mrow>
    </mrow>
    <annotation encoding="StarMath 5.0">lim from {n rightarrow infinity }{ }{ - s(1-s) int from n^"+" to infinity {{"{"t"}"} over {t^{s+1}}}  dt }

+

{ - (s-1+x)n^x(s+x) int from n^"+" to infinity {{"{"t"}"} over {t^{s+x+1}}}  dt } = 0</annotation>
  </semantics>
</math>
</file>

<file path=Object 314/content.xml><?xml version="1.0" encoding="utf-8"?>
<math xmlns="http://www.w3.org/1998/Math/MathML" display="block">
  <semantics>
    <mrow>
      <mrow>
        <munder>
          <mi>lim</mi>
          <mrow>
            <mi>n</mi>
            <mo stretchy="false">→</mo>
            <mi mathvariant="normal">∞</mi>
          </mrow>
        </munder>
        <mrow/>
      </mrow>
      <mrow>
        <mrow>
          <mi>s</mi>
          <mrow>
            <mo fence="true" stretchy="false">(</mo>
            <mrow>
              <mrow>
                <mn>1</mn>
                <mo stretchy="false">−</mo>
                <mi>s</mi>
              </mrow>
            </mrow>
            <mo fence="true" stretchy="false">)</mo>
          </mrow>
          <mrow>
            <munderover>
              <mo stretchy="false">∫</mo>
              <msup>
                <mi>n</mi>
                <mtext>+</mtext>
              </msup>
              <mi mathvariant="normal">∞</mi>
            </munderover>
            <mfrac>
              <mrow>
                <mrow>
                  <mo fence="true" stretchy="false">(</mo>
                  <mrow>
                    <mrow>
                      <mrow>
                        <mn>1</mn>
                        <mo stretchy="false">−</mo>
                        <mrow>
                          <mo fence="true" stretchy="false">(</mo>
                          <mrow>
                            <mrow>
                              <mn>1</mn>
                              <mo stretchy="false">+</mo>
                              <mfrac>
                                <mi>x</mi>
                                <mi>s</mi>
                              </mfrac>
                            </mrow>
                          </mrow>
                          <mo fence="true" stretchy="false">)</mo>
                        </mrow>
                      </mrow>
                      <mrow>
                        <mo fence="true" stretchy="false">(</mo>
                        <mrow>
                          <mrow>
                            <mn>1</mn>
                            <mo stretchy="false">+</mo>
                            <mfrac>
                              <mi>x</mi>
                              <mrow>
                                <mi>s</mi>
                                <mo stretchy="false">−</mo>
                                <mn>1</mn>
                              </mrow>
                            </mfrac>
                          </mrow>
                        </mrow>
                        <mo fence="true" stretchy="false">)</mo>
                      </mrow>
                      <msup>
                        <mrow>
                          <mo fence="true" stretchy="false">(</mo>
                          <mrow>
                            <mfrac>
                              <mi>n</mi>
                              <mi>t</mi>
                            </mfrac>
                          </mrow>
                          <mo fence="true" stretchy="false">)</mo>
                        </mrow>
                        <mi>x</mi>
                      </msup>
                    </mrow>
                  </mrow>
                  <mo fence="true" stretchy="false">)</mo>
                </mrow>
                <mtext>{</mtext>
                <mi>t</mi>
                <mtext>}</mtext>
              </mrow>
              <msup>
                <mi>t</mi>
                <mrow>
                  <mi>s</mi>
                  <mo stretchy="false">+</mo>
                  <mn>1</mn>
                </mrow>
              </msup>
            </mfrac>
          </mrow>
          <mi mathvariant="italic">dt</mi>
        </mrow>
        <mo stretchy="false">=</mo>
        <mn>0</mn>
      </mrow>
    </mrow>
    <annotation encoding="StarMath 5.0">lim from {n rightarrow infinity }{ }{ s(1-s) int from n^"+" to infinity {{(1-(1+x over s)(1 + x over {s-1})(n over t)^x)"{"t"}"} over {t^{s+1}}}  dt }
 = 0</annotation>
  </semantics>
</math>
</file>

<file path=Object 315/content.xml><?xml version="1.0" encoding="utf-8"?>
<math xmlns="http://www.w3.org/1998/Math/MathML" display="block">
  <semantics>
    <mrow>
      <mi>f</mi>
      <mrow>
        <mrow>
          <mo fence="true" stretchy="false">(</mo>
          <mrow>
            <mi>s</mi>
          </mrow>
          <mo fence="true" stretchy="false">)</mo>
        </mrow>
        <mo stretchy="false">=</mo>
        <mrow>
          <mfrac>
            <mfrac>
              <msup>
                <mi>n</mi>
                <mi>s</mi>
              </msup>
              <mi>s</mi>
            </mfrac>
            <mrow>
              <mfrac>
                <mrow>
                  <mrow>
                    <mi mathvariant="normal">α</mi>
                    <mrow>
                      <mo fence="true" stretchy="false">(</mo>
                      <mrow>
                        <mi>s</mi>
                      </mrow>
                      <mo fence="true" stretchy="false">)</mo>
                    </mrow>
                  </mrow>
                  <mo stretchy="false">⋅</mo>
                  <msup>
                    <mi>n</mi>
                    <mi>s</mi>
                  </msup>
                </mrow>
                <mi>s</mi>
              </mfrac>
              <mo stretchy="false">−</mo>
              <mfrac>
                <mrow>
                  <mi mathvariant="normal">α</mi>
                  <mrow>
                    <mrow>
                      <mo fence="true" stretchy="false">(</mo>
                      <mrow>
                        <mrow>
                          <mn>1</mn>
                          <mo stretchy="false">−</mo>
                          <mi>s</mi>
                        </mrow>
                      </mrow>
                      <mo fence="true" stretchy="false">)</mo>
                    </mrow>
                    <mo stretchy="false">⋅</mo>
                    <msup>
                      <mi>n</mi>
                      <mrow>
                        <mn>1</mn>
                        <mo stretchy="false">−</mo>
                        <mi>s</mi>
                      </mrow>
                    </msup>
                  </mrow>
                </mrow>
                <mrow>
                  <mn>1</mn>
                  <mo stretchy="false">−</mo>
                  <mi>s</mi>
                </mrow>
              </mfrac>
            </mrow>
          </mfrac>
          <mo stretchy="false">⋅</mo>
          <msubsup>
            <mi>H</mi>
            <mi>n</mi>
            <mrow>
              <mo fence="true" stretchy="false">(</mo>
              <mrow>
                <mi>s</mi>
              </mrow>
              <mo fence="true" stretchy="false">)</mo>
            </mrow>
          </msubsup>
        </mrow>
      </mrow>
    </mrow>
    <annotation encoding="StarMath 5.0">f( s ) = {n^s over s }

over 

{

{%alpha(s)} cdot n^s over s
-
{{%alpha(1-s) cdot n^{1-s}  } over {1-s}}

 

}

cdot H^( s )_n</annotation>
  </semantics>
</math>
</file>

<file path=Object 316/content.xml><?xml version="1.0" encoding="utf-8"?>
<math xmlns="http://www.w3.org/1998/Math/MathML" display="block">
  <semantics>
    <mrow>
      <mi>f</mi>
      <mrow>
        <mrow>
          <mo fence="true" stretchy="false">(</mo>
          <mrow>
            <mi>s</mi>
          </mrow>
          <mo fence="true" stretchy="false">)</mo>
        </mrow>
        <mo stretchy="false">=</mo>
        <mrow>
          <mfrac>
            <mrow>
              <mrow>
                <mo fence="true" stretchy="false">(</mo>
                <mrow>
                  <mrow>
                    <mn>1</mn>
                    <mo stretchy="false">−</mo>
                    <mi>s</mi>
                  </mrow>
                </mrow>
                <mo fence="true" stretchy="false">)</mo>
              </mrow>
              <msup>
                <mi>n</mi>
                <mi>s</mi>
              </msup>
            </mrow>
            <mrow>
              <mrow>
                <msup>
                  <mrow>
                    <mo fence="true" stretchy="false">(</mo>
                    <mrow>
                      <mrow>
                        <mfrac>
                          <mn>1</mn>
                          <mn>2</mn>
                        </mfrac>
                        <mrow>
                          <mo fence="true" stretchy="false">(</mo>
                          <mrow>
                            <mrow>
                              <mn>1</mn>
                              <mo stretchy="false">−</mo>
                              <mi>s</mi>
                            </mrow>
                          </mrow>
                          <mo fence="true" stretchy="false">)</mo>
                        </mrow>
                        <msup>
                          <mi mathvariant="normal">π</mi>
                          <mrow>
                            <mo stretchy="false">−</mo>
                            <mfrac>
                              <mrow>
                                <mn>1</mn>
                                <mo stretchy="false">−</mo>
                                <mi>s</mi>
                              </mrow>
                              <mn>2</mn>
                            </mfrac>
                          </mrow>
                        </msup>
                        <mi mathvariant="normal">Γ</mi>
                        <mrow>
                          <mo fence="true" stretchy="false">(</mo>
                          <mrow>
                            <mfrac>
                              <mrow>
                                <mn>1</mn>
                                <mo stretchy="false">−</mo>
                                <mi>s</mi>
                              </mrow>
                              <mn>2</mn>
                            </mfrac>
                          </mrow>
                          <mo fence="true" stretchy="false">)</mo>
                        </mrow>
                      </mrow>
                    </mrow>
                    <mo fence="true" stretchy="false">)</mo>
                  </mrow>
                  <mrow>
                    <mo stretchy="false">−</mo>
                    <mn>1</mn>
                  </mrow>
                </msup>
                <mo stretchy="false">⋅</mo>
                <msup>
                  <mi>n</mi>
                  <mrow>
                    <mn>1</mn>
                    <mo stretchy="false">−</mo>
                    <mi>s</mi>
                  </mrow>
                </msup>
              </mrow>
              <mo stretchy="false">−</mo>
              <mrow>
                <msup>
                  <mrow>
                    <mo fence="true" stretchy="false">(</mo>
                    <mrow>
                      <mrow>
                        <mfrac>
                          <mn>1</mn>
                          <mn>2</mn>
                        </mfrac>
                        <mrow>
                          <mi>s</mi>
                          <mo stretchy="false">⋅</mo>
                          <msup>
                            <mi mathvariant="normal">π</mi>
                            <mrow>
                              <mo stretchy="false">−</mo>
                              <mfrac>
                                <mi>s</mi>
                                <mn>2</mn>
                              </mfrac>
                            </mrow>
                          </msup>
                          <mo stretchy="false">⋅</mo>
                          <mi mathvariant="normal">Γ</mi>
                        </mrow>
                        <mrow>
                          <mo fence="true" stretchy="false">(</mo>
                          <mrow>
                            <mfrac>
                              <mi>s</mi>
                              <mn>2</mn>
                            </mfrac>
                          </mrow>
                          <mo fence="true" stretchy="false">)</mo>
                        </mrow>
                      </mrow>
                    </mrow>
                    <mo fence="true" stretchy="false">)</mo>
                  </mrow>
                  <mrow>
                    <mo stretchy="false">−</mo>
                    <mn>1</mn>
                  </mrow>
                </msup>
                <mo stretchy="false">⋅</mo>
                <msup>
                  <mi>n</mi>
                  <mi>s</mi>
                </msup>
              </mrow>
            </mrow>
          </mfrac>
          <mo stretchy="false">⋅</mo>
          <msubsup>
            <mi>H</mi>
            <mi>n</mi>
            <mrow>
              <mo fence="true" stretchy="false">(</mo>
              <mrow>
                <mi>s</mi>
              </mrow>
              <mo fence="true" stretchy="false">)</mo>
            </mrow>
          </msubsup>
        </mrow>
      </mrow>
    </mrow>
    <annotation encoding="StarMath 5.0">f( s ) = {( 1-s ) n^s }

over 

{({{1 over 2}(1-s) %pi^{-{{1-s} over 2}} %GAMMA({1-s} over 2) })^-1 cdot n^{1-s}  - ({{1 over 2} s cdot %pi^{-{s over 2}}cdot %GAMMA({s over 2})})^-1 cdot n^s}

cdot H^( s )_n</annotation>
  </semantics>
</math>
</file>

<file path=Object 317/content.xml><?xml version="1.0" encoding="utf-8"?>
<math xmlns="http://www.w3.org/1998/Math/MathML" display="block">
  <semantics>
    <mrow>
      <mi mathvariant="normal">Γ</mi>
      <mrow>
        <mo fence="true" stretchy="false">(</mo>
        <mrow>
          <mrow>
            <mo stretchy="false">−</mo>
            <mfrac>
              <mi>s</mi>
              <mn>2</mn>
            </mfrac>
          </mrow>
        </mrow>
        <mo fence="true" stretchy="false">)</mo>
      </mrow>
      <mi mathvariant="normal">Γ</mi>
      <mrow>
        <mrow>
          <mo fence="true" stretchy="false">(</mo>
          <mrow>
            <mrow>
              <mrow>
                <mo stretchy="false">−</mo>
                <mfrac>
                  <mi>s</mi>
                  <mn>2</mn>
                </mfrac>
              </mrow>
              <mo stretchy="false">+</mo>
              <mfrac>
                <mn>1</mn>
                <mn>2</mn>
              </mfrac>
            </mrow>
          </mrow>
          <mo fence="true" stretchy="false">)</mo>
        </mrow>
        <mo stretchy="false">=</mo>
        <mrow>
          <msup>
            <mn>2</mn>
            <mrow>
              <mn>1</mn>
              <mo stretchy="false">+</mo>
              <mi>s</mi>
            </mrow>
          </msup>
          <mo stretchy="false">⋅</mo>
          <msup>
            <mi mathvariant="normal">π</mi>
            <mfrac>
              <mn>1</mn>
              <mn>2</mn>
            </mfrac>
          </msup>
          <mo stretchy="false">⋅</mo>
          <mi mathvariant="normal">Γ</mi>
        </mrow>
      </mrow>
      <mrow>
        <mo fence="true" stretchy="false">(</mo>
        <mrow>
          <mrow>
            <mo stretchy="false">−</mo>
            <mi>s</mi>
          </mrow>
        </mrow>
        <mo fence="true" stretchy="false">)</mo>
      </mrow>
    </mrow>
    <annotation encoding="StarMath 5.0">%GAMMA(-{s over 2} )%GAMMA( -{s over 2}+1 over 2 ) = 2^{ 1+s } cdot %pi^{ 1 over 2 } cdot %GAMMA( -s )</annotation>
  </semantics>
</math>
</file>

<file path=Object 318/content.xml><?xml version="1.0" encoding="utf-8"?>
<math xmlns="http://www.w3.org/1998/Math/MathML" display="block">
  <semantics>
    <mrow>
      <mfrac>
        <mrow>
          <mi mathvariant="normal">Γ</mi>
          <mrow>
            <mo fence="true" stretchy="false">(</mo>
            <mrow>
              <mrow>
                <mo stretchy="false">−</mo>
                <mfrac>
                  <mi>s</mi>
                  <mn>2</mn>
                </mfrac>
              </mrow>
            </mrow>
            <mo fence="true" stretchy="false">)</mo>
          </mrow>
        </mrow>
        <mrow>
          <mrow>
            <msup>
              <mn>2</mn>
              <mrow>
                <mn>1</mn>
                <mo stretchy="false">+</mo>
                <mi>s</mi>
              </mrow>
            </msup>
            <mo stretchy="false">⋅</mo>
            <msup>
              <mi mathvariant="normal">π</mi>
              <mfrac>
                <mn>1</mn>
                <mn>2</mn>
              </mfrac>
            </msup>
          </mrow>
          <mi mathvariant="normal">Γ</mi>
          <mrow>
            <mo fence="true" stretchy="false">(</mo>
            <mrow>
              <mrow>
                <mo stretchy="false">−</mo>
                <mi>s</mi>
              </mrow>
            </mrow>
            <mo fence="true" stretchy="false">)</mo>
          </mrow>
        </mrow>
      </mfrac>
      <mo stretchy="false">=</mo>
      <mfrac>
        <mn>1</mn>
        <mrow>
          <mi mathvariant="normal">Γ</mi>
          <mrow>
            <mo fence="true" stretchy="false">(</mo>
            <mrow>
              <mrow>
                <mrow>
                  <mo stretchy="false">−</mo>
                  <mfrac>
                    <mi>s</mi>
                    <mn>2</mn>
                  </mfrac>
                </mrow>
                <mo stretchy="false">+</mo>
                <mfrac>
                  <mn>1</mn>
                  <mn>2</mn>
                </mfrac>
              </mrow>
            </mrow>
            <mo fence="true" stretchy="false">)</mo>
          </mrow>
        </mrow>
      </mfrac>
    </mrow>
    <annotation encoding="StarMath 5.0">{%GAMMA(-{s over 2} )} over {2^{ 1+s } cdot %pi^{ 1 over 2 }%GAMMA( -s )} =  { 1 over {%GAMMA( -{s over 2}+1 over 2 )} }</annotation>
  </semantics>
</math>
</file>

<file path=Object 319/content.xml><?xml version="1.0" encoding="utf-8"?>
<math xmlns="http://www.w3.org/1998/Math/MathML" display="block">
  <semantics>
    <mrow>
      <mrow>
        <munder>
          <mi>lim</mi>
          <mrow>
            <mi>n</mi>
            <mo stretchy="false">→</mo>
            <mi mathvariant="normal">∞</mi>
          </mrow>
        </munder>
        <mrow/>
      </mrow>
      <mrow>
        <mo fence="true" stretchy="false">(</mo>
        <mrow>
          <mrow>
            <mi>s</mi>
            <mo stretchy="false">−</mo>
            <mn>1</mn>
            <mo stretchy="false">+</mo>
            <mi>y</mi>
          </mrow>
        </mrow>
        <mo fence="true" stretchy="false">)</mo>
      </mrow>
      <mrow>
        <mo fence="true" stretchy="false">(</mo>
        <mrow>
          <msup>
            <mi>n</mi>
            <mi>y</mi>
          </msup>
        </mrow>
        <mo fence="true" stretchy="false">)</mo>
      </mrow>
      <mrow>
        <mrow>
          <mo fence="true" stretchy="false">(</mo>
          <mrow>
            <mrow>
              <mi mathvariant="normal">ζ</mi>
              <mrow>
                <mrow>
                  <mo fence="true" stretchy="false">(</mo>
                  <mrow>
                    <mrow>
                      <mi>s</mi>
                      <mo stretchy="false">+</mo>
                      <mi>y</mi>
                    </mrow>
                  </mrow>
                  <mo fence="true" stretchy="false">)</mo>
                </mrow>
                <mo stretchy="false">−</mo>
                <mrow>
                  <munderover>
                    <mo stretchy="false">∑</mo>
                    <mrow>
                      <mi>j</mi>
                      <mo stretchy="false">=</mo>
                      <mn>1</mn>
                    </mrow>
                    <mi>n</mi>
                  </munderover>
                  <mfrac>
                    <mn>1</mn>
                    <msup>
                      <mi>j</mi>
                      <mrow>
                        <mi>s</mi>
                        <mo stretchy="false">+</mo>
                        <mi>y</mi>
                      </mrow>
                    </msup>
                  </mfrac>
                </mrow>
              </mrow>
            </mrow>
          </mrow>
          <mo fence="true" stretchy="false">)</mo>
        </mrow>
        <mo stretchy="false">−</mo>
        <mrow>
          <mo fence="true" stretchy="false">(</mo>
          <mrow>
            <mrow>
              <mi>s</mi>
              <mo stretchy="false">−</mo>
              <mn>1</mn>
              <mo stretchy="false">+</mo>
              <mi>x</mi>
            </mrow>
          </mrow>
          <mo fence="true" stretchy="false">)</mo>
        </mrow>
      </mrow>
      <mrow>
        <mo fence="true" stretchy="false">(</mo>
        <mrow>
          <msup>
            <mi>n</mi>
            <mi>x</mi>
          </msup>
        </mrow>
        <mo fence="true" stretchy="false">)</mo>
      </mrow>
      <mrow>
        <mrow>
          <mo fence="true" stretchy="false">(</mo>
          <mrow>
            <mrow>
              <mi mathvariant="normal">ζ</mi>
              <mrow>
                <mrow>
                  <mo fence="true" stretchy="false">(</mo>
                  <mrow>
                    <mrow>
                      <mi>s</mi>
                      <mo stretchy="false">+</mo>
                      <mi>x</mi>
                    </mrow>
                  </mrow>
                  <mo fence="true" stretchy="false">)</mo>
                </mrow>
                <mo stretchy="false">−</mo>
                <mrow>
                  <munderover>
                    <mo stretchy="false">∑</mo>
                    <mrow>
                      <mi>j</mi>
                      <mo stretchy="false">=</mo>
                      <mn>1</mn>
                    </mrow>
                    <mi>n</mi>
                  </munderover>
                  <mfrac>
                    <mn>1</mn>
                    <msup>
                      <mi>j</mi>
                      <mrow>
                        <mi>s</mi>
                        <mo stretchy="false">+</mo>
                        <mi>x</mi>
                      </mrow>
                    </msup>
                  </mfrac>
                </mrow>
              </mrow>
            </mrow>
          </mrow>
          <mo fence="true" stretchy="false">)</mo>
        </mrow>
        <mo stretchy="false">=</mo>
        <mn>0</mn>
      </mrow>
    </mrow>
    <annotation encoding="StarMath 5.0">lim from {n rightarrow infinity }{ }(s-1+y)(n^y)(%zeta( s+y )-sum from j = 1 to n {1 over j^{s+y}})-(s-1+x)( n^x)(%zeta( s+x )-sum from j = 1 to n {1 over j^{s+x}}) = 0</annotation>
  </semantics>
</math>
</file>

<file path=Object 32/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underover>
            <mo stretchy="false">∑</mo>
            <mrow>
              <mi>j</mi>
              <mo stretchy="false">=</mo>
              <mn>1</mn>
            </mrow>
            <mi>n</mi>
          </munderover>
          <mfrac>
            <mn>1</mn>
            <msup>
              <mi>j</mi>
              <mi>s</mi>
            </msup>
          </mfrac>
        </mrow>
        <mo stretchy="false">−</mo>
        <mrow>
          <mn>3</mn>
          <mo stretchy="false">⋅</mo>
          <mfrac>
            <mi>s</mi>
            <mrow>
              <mi>s</mi>
              <mo stretchy="false">−</mo>
              <mn>1</mn>
            </mrow>
          </mfrac>
          <mo stretchy="false">⋅</mo>
          <mi>n</mi>
          <mo stretchy="false">⋅</mo>
          <mi mathvariant="normal">ζ</mi>
        </mrow>
      </mrow>
      <mrow>
        <mrow>
          <mo fence="true" stretchy="false">(</mo>
          <mrow>
            <mrow>
              <mrow>
                <mn>1</mn>
                <mo stretchy="false">+</mo>
                <mi>s</mi>
              </mrow>
              <mi>,</mi>
              <mrow>
                <mn>1</mn>
                <mo stretchy="false">+</mo>
                <mi>n</mi>
              </mrow>
            </mrow>
          </mrow>
          <mo fence="true" stretchy="false">)</mo>
        </mrow>
        <mo stretchy="false">+</mo>
        <mrow>
          <mn>3</mn>
          <mo stretchy="false">⋅</mo>
          <mfrac>
            <mrow>
              <mi>s</mi>
              <mo stretchy="false">+</mo>
              <mn>1</mn>
            </mrow>
            <mrow>
              <mi>s</mi>
              <mo stretchy="false">−</mo>
              <mn>1</mn>
            </mrow>
          </mfrac>
          <mo stretchy="false">⋅</mo>
          <msup>
            <mi>n</mi>
            <mn>2</mn>
          </msup>
          <mo stretchy="false">⋅</mo>
          <mi mathvariant="normal">ζ</mi>
        </mrow>
      </mrow>
      <mrow>
        <mrow>
          <mo fence="true" stretchy="false">(</mo>
          <mrow>
            <mrow>
              <mrow>
                <mn>2</mn>
                <mo stretchy="false">+</mo>
                <mi>s</mi>
              </mrow>
              <mi>,</mi>
              <mrow>
                <mn>1</mn>
                <mo stretchy="false">+</mo>
                <mi>n</mi>
              </mrow>
            </mrow>
          </mrow>
          <mo fence="true" stretchy="false">)</mo>
        </mrow>
        <mo stretchy="false">−</mo>
        <mrow>
          <mn>3</mn>
          <mo stretchy="false">⋅</mo>
          <mfrac>
            <mrow>
              <mi>s</mi>
              <mo stretchy="false">+</mo>
              <mn>2</mn>
            </mrow>
            <mrow>
              <mi>s</mi>
              <mo stretchy="false">−</mo>
              <mn>1</mn>
            </mrow>
          </mfrac>
          <mo stretchy="false">⋅</mo>
          <msup>
            <mi>n</mi>
            <mn>3</mn>
          </msup>
          <mo stretchy="false">⋅</mo>
          <mi mathvariant="normal">ζ</mi>
        </mrow>
      </mrow>
      <mrow>
        <mo fence="true" stretchy="false">(</mo>
        <mrow>
          <mrow>
            <mrow>
              <mn>3</mn>
              <mo stretchy="false">+</mo>
              <mi>s</mi>
            </mrow>
            <mi>,</mi>
            <mrow>
              <mn>1</mn>
              <mo stretchy="false">+</mo>
              <mi>n</mi>
            </mrow>
          </mrow>
        </mrow>
        <mo fence="true" stretchy="false">)</mo>
      </mrow>
    </mrow>
    <annotation encoding="StarMath 5.0">%zeta( s )

=

lim from {n rightarrow infinity}{}

sum from j = 1 to n {1 over j^s}

-

3 cdot {s over {s-1}} cdot n cdot %zeta(1+s,1+n) 

+

3 cdot {{s+1} over {s-1}} cdot n^2 cdot %zeta(2+s,1+n) 

-

3 cdot {{s+2} over {s-1}} cdot n^3 cdot %zeta(3+s,1+n) </annotation>
  </semantics>
</math>
</file>

<file path=Object 320/content.xml><?xml version="1.0" encoding="utf-8"?>
<math xmlns="http://www.w3.org/1998/Math/MathML" display="block">
  <semantics>
    <mrow>
      <mrow>
        <munder>
          <mi>lim</mi>
          <mrow>
            <mi>n</mi>
            <mo stretchy="false">→</mo>
            <mi mathvariant="normal">∞</mi>
          </mrow>
        </munder>
        <mrow/>
      </mrow>
      <mrow>
        <mo fence="true" stretchy="false">(</mo>
        <mrow>
          <mrow>
            <mi>s</mi>
            <mo stretchy="false">−</mo>
            <mn>1</mn>
          </mrow>
        </mrow>
        <mo fence="true" stretchy="false">)</mo>
      </mrow>
      <mrow>
        <mrow>
          <mo fence="true" stretchy="false">(</mo>
          <mrow>
            <mrow>
              <mi mathvariant="normal">ζ</mi>
              <mrow>
                <mrow>
                  <mo fence="true" stretchy="false">(</mo>
                  <mrow>
                    <mi>s</mi>
                  </mrow>
                  <mo fence="true" stretchy="false">)</mo>
                </mrow>
                <mo stretchy="false">−</mo>
                <mrow>
                  <munderover>
                    <mo stretchy="false">∑</mo>
                    <mrow>
                      <mi>j</mi>
                      <mo stretchy="false">=</mo>
                      <mn>1</mn>
                    </mrow>
                    <mi>n</mi>
                  </munderover>
                  <mfrac>
                    <mn>1</mn>
                    <msup>
                      <mi>j</mi>
                      <mi>s</mi>
                    </msup>
                  </mfrac>
                </mrow>
              </mrow>
            </mrow>
          </mrow>
          <mo fence="true" stretchy="false">)</mo>
        </mrow>
        <mo stretchy="false">−</mo>
        <msup>
          <mi>n</mi>
          <mi>x</mi>
        </msup>
      </mrow>
      <mrow>
        <mo fence="true" stretchy="false">(</mo>
        <mrow>
          <mrow>
            <mi>s</mi>
            <mo stretchy="false">−</mo>
            <mn>1</mn>
            <mo stretchy="false">+</mo>
            <mi>x</mi>
          </mrow>
        </mrow>
        <mo fence="true" stretchy="false">)</mo>
      </mrow>
      <mrow>
        <mrow>
          <mo fence="true" stretchy="false">(</mo>
          <mrow>
            <mrow>
              <mi mathvariant="normal">ζ</mi>
              <mrow>
                <mrow>
                  <mo fence="true" stretchy="false">(</mo>
                  <mrow>
                    <mrow>
                      <mi>s</mi>
                      <mo stretchy="false">+</mo>
                      <mi>x</mi>
                    </mrow>
                  </mrow>
                  <mo fence="true" stretchy="false">)</mo>
                </mrow>
                <mo stretchy="false">−</mo>
                <mrow>
                  <munderover>
                    <mo stretchy="false">∑</mo>
                    <mrow>
                      <mi>j</mi>
                      <mo stretchy="false">=</mo>
                      <mn>1</mn>
                    </mrow>
                    <mi>n</mi>
                  </munderover>
                  <mfrac>
                    <mn>1</mn>
                    <msup>
                      <mi>j</mi>
                      <mrow>
                        <mi>s</mi>
                        <mo stretchy="false">+</mo>
                        <mi>x</mi>
                      </mrow>
                    </msup>
                  </mfrac>
                </mrow>
              </mrow>
            </mrow>
          </mrow>
          <mo fence="true" stretchy="false">)</mo>
        </mrow>
        <mo stretchy="false">=</mo>
        <mn>0</mn>
      </mrow>
    </mrow>
    <annotation encoding="StarMath 5.0">lim from {n rightarrow infinity }{ }

(s-1)(%zeta( s )-sum from j = 1 to n {1 over j^s})

-

n^x(s-1+x)(%zeta( s+x )-sum from j = 1 to n {1 over j^{s+x}}) = 0</annotation>
  </semantics>
</math>
</file>

<file path=Object 321/content.xml><?xml version="1.0" encoding="utf-8"?>
<math xmlns="http://www.w3.org/1998/Math/MathML" display="block">
  <semantics>
    <mrow>
      <mrow>
        <munder>
          <mi>lim</mi>
          <mrow>
            <mi>n</mi>
            <mo stretchy="false">→</mo>
            <mi mathvariant="normal">∞</mi>
          </mrow>
        </munder>
        <mrow/>
      </mrow>
      <mrow>
        <mo fence="true" stretchy="false">(</mo>
        <mrow>
          <mrow>
            <mi>s</mi>
            <mo stretchy="false">−</mo>
            <mn>1</mn>
          </mrow>
        </mrow>
        <mo fence="true" stretchy="false">)</mo>
      </mrow>
      <mrow>
        <mrow>
          <mo fence="true" stretchy="false">(</mo>
          <mrow>
            <mrow>
              <mi mathvariant="normal">ζ</mi>
              <mrow>
                <mrow>
                  <mo fence="true" stretchy="false">(</mo>
                  <mrow>
                    <mi>s</mi>
                  </mrow>
                  <mo fence="true" stretchy="false">)</mo>
                </mrow>
                <mo stretchy="false">−</mo>
                <mrow>
                  <munderover>
                    <mo stretchy="false">∑</mo>
                    <mrow>
                      <mi>j</mi>
                      <mo stretchy="false">=</mo>
                      <mn>1</mn>
                    </mrow>
                    <mi>n</mi>
                  </munderover>
                  <mfrac>
                    <mn>1</mn>
                    <msup>
                      <mi>j</mi>
                      <mi>s</mi>
                    </msup>
                  </mfrac>
                </mrow>
              </mrow>
            </mrow>
          </mrow>
          <mo fence="true" stretchy="false">)</mo>
        </mrow>
        <mo stretchy="false">+</mo>
        <msup>
          <mi>n</mi>
          <mi>x</mi>
        </msup>
      </mrow>
      <mrow>
        <mo fence="true" stretchy="false">(</mo>
        <mrow>
          <mrow>
            <mi>s</mi>
            <mo stretchy="false">−</mo>
            <mn>1</mn>
            <mo stretchy="false">+</mo>
            <mi>x</mi>
          </mrow>
        </mrow>
        <mo fence="true" stretchy="false">)</mo>
      </mrow>
      <mrow>
        <mrow>
          <munderover>
            <mo stretchy="false">∑</mo>
            <mrow>
              <mi>j</mi>
              <mo stretchy="false">=</mo>
              <mn>1</mn>
            </mrow>
            <mi>n</mi>
          </munderover>
          <mfrac>
            <mn>1</mn>
            <msup>
              <mi>j</mi>
              <mrow>
                <mi>s</mi>
                <mo stretchy="false">+</mo>
                <mi>x</mi>
              </mrow>
            </msup>
          </mfrac>
        </mrow>
        <mo stretchy="false">−</mo>
        <msup>
          <mi>n</mi>
          <mi>x</mi>
        </msup>
      </mrow>
      <mrow>
        <mo fence="true" stretchy="false">(</mo>
        <mrow>
          <mrow>
            <mi>s</mi>
            <mo stretchy="false">−</mo>
            <mn>1</mn>
            <mo stretchy="false">+</mo>
            <mi>x</mi>
          </mrow>
        </mrow>
        <mo fence="true" stretchy="false">)</mo>
      </mrow>
      <mi mathvariant="normal">ζ</mi>
      <mrow>
        <mrow>
          <mo fence="true" stretchy="false">(</mo>
          <mrow>
            <mrow>
              <mi>s</mi>
              <mo stretchy="false">+</mo>
              <mi>x</mi>
            </mrow>
          </mrow>
          <mo fence="true" stretchy="false">)</mo>
        </mrow>
        <mo stretchy="false">=</mo>
        <mn>0</mn>
      </mrow>
    </mrow>
    <annotation encoding="StarMath 5.0">lim from {n rightarrow infinity }{ }

(s-1)(%zeta( s )-sum from j = 1 to n {1 over j^s})

+n^x(s-1+x)sum from j = 1 to n {1 over j^{s+x}}

-n^x(s-1+x)%zeta( s+x )

 = 0</annotation>
  </semantics>
</math>
</file>

<file path=Object 322/content.xml><?xml version="1.0" encoding="utf-8"?>
<math xmlns="http://www.w3.org/1998/Math/MathML" display="block">
  <semantics>
    <mrow>
      <mi mathvariant="normal">ζ</mi>
      <mrow>
        <mrow>
          <mo fence="true" stretchy="false">(</mo>
          <mrow>
            <mrow>
              <mi>s</mi>
              <mo stretchy="false">+</mo>
              <mi>x</mi>
            </mrow>
          </mrow>
          <mo fence="true" stretchy="false">)</mo>
        </mrow>
        <mo stretchy="false">=</mo>
        <mrow>
          <munder>
            <mi>lim</mi>
            <mrow>
              <mi>n</mi>
              <mo stretchy="false">→</mo>
              <mi mathvariant="normal">∞</mi>
            </mrow>
          </munder>
          <mrow/>
        </mrow>
      </mrow>
      <mfrac>
        <mn>1</mn>
        <mrow>
          <msup>
            <mi>n</mi>
            <mi>x</mi>
          </msup>
          <mrow>
            <mo fence="true" stretchy="false">(</mo>
            <mrow>
              <mrow>
                <mi>s</mi>
                <mo stretchy="false">−</mo>
                <mn>1</mn>
                <mo stretchy="false">+</mo>
                <mi>x</mi>
              </mrow>
            </mrow>
            <mo fence="true" stretchy="false">)</mo>
          </mrow>
        </mrow>
      </mfrac>
      <mrow>
        <mo fence="true" stretchy="false">(</mo>
        <mrow>
          <mrow>
            <mrow>
              <mo fence="true" stretchy="false">(</mo>
              <mrow>
                <mrow>
                  <mi>s</mi>
                  <mo stretchy="false">−</mo>
                  <mn>1</mn>
                </mrow>
              </mrow>
              <mo fence="true" stretchy="false">)</mo>
            </mrow>
            <mrow>
              <mrow>
                <mo fence="true" stretchy="false">(</mo>
                <mrow>
                  <mrow>
                    <mi mathvariant="normal">ζ</mi>
                    <mrow>
                      <mrow>
                        <mo fence="true" stretchy="false">(</mo>
                        <mrow>
                          <mi>s</mi>
                        </mrow>
                        <mo fence="true" stretchy="false">)</mo>
                      </mrow>
                      <mo stretchy="false">−</mo>
                      <mrow>
                        <munderover>
                          <mo stretchy="false">∑</mo>
                          <mrow>
                            <mi>j</mi>
                            <mo stretchy="false">=</mo>
                            <mn>1</mn>
                          </mrow>
                          <mi>n</mi>
                        </munderover>
                        <mfrac>
                          <mn>1</mn>
                          <msup>
                            <mi>j</mi>
                            <mi>s</mi>
                          </msup>
                        </mfrac>
                      </mrow>
                    </mrow>
                  </mrow>
                </mrow>
                <mo fence="true" stretchy="false">)</mo>
              </mrow>
              <mo stretchy="false">+</mo>
              <msup>
                <mi>n</mi>
                <mi>x</mi>
              </msup>
            </mrow>
            <mrow>
              <mo fence="true" stretchy="false">(</mo>
              <mrow>
                <mrow>
                  <mi>s</mi>
                  <mo stretchy="false">−</mo>
                  <mn>1</mn>
                  <mo stretchy="false">+</mo>
                  <mi>x</mi>
                </mrow>
              </mrow>
              <mo fence="true" stretchy="false">)</mo>
            </mrow>
            <mrow>
              <munderover>
                <mo stretchy="false">∑</mo>
                <mrow>
                  <mi>j</mi>
                  <mo stretchy="false">=</mo>
                  <mn>1</mn>
                </mrow>
                <mi>n</mi>
              </munderover>
              <mfrac>
                <mn>1</mn>
                <msup>
                  <mi>j</mi>
                  <mrow>
                    <mi>s</mi>
                    <mo stretchy="false">+</mo>
                    <mi>x</mi>
                  </mrow>
                </msup>
              </mfrac>
            </mrow>
          </mrow>
        </mrow>
        <mo fence="true" stretchy="false">)</mo>
      </mrow>
    </mrow>
    <annotation encoding="StarMath 5.0">%zeta( s+x ) = 

lim from {n rightarrow infinity }{ }

1 over{ n^x(s-1+x) }

{((s-1)(%zeta( s )-sum from j = 1 to n {1 over j^s})

+n^x(s-1+x)sum from j = 1 to n {1 over j^{s+x}})}
</annotation>
  </semantics>
</math>
</file>

<file path=Object 323/content.xml><?xml version="1.0" encoding="utf-8"?>
<math xmlns="http://www.w3.org/1998/Math/MathML" display="block">
  <semantics>
    <mrow>
      <mi mathvariant="normal">ζ</mi>
      <mrow>
        <mrow>
          <mo fence="true" stretchy="false">(</mo>
          <mrow>
            <mrow>
              <mi>s</mi>
              <mo stretchy="false">+</mo>
              <mi>x</mi>
            </mrow>
          </mrow>
          <mo fence="true" stretchy="false">)</mo>
        </mrow>
        <mo stretchy="false">=</mo>
        <mrow>
          <munder>
            <mi>lim</mi>
            <mrow>
              <mi>n</mi>
              <mo stretchy="false">→</mo>
              <mi mathvariant="normal">∞</mi>
            </mrow>
          </munder>
          <mrow/>
        </mrow>
      </mrow>
      <mfrac>
        <mn>1</mn>
        <mrow>
          <msup>
            <mi>n</mi>
            <mi>x</mi>
          </msup>
          <mrow>
            <mo fence="true" stretchy="false">(</mo>
            <mrow>
              <mrow>
                <mi>s</mi>
                <mo stretchy="false">−</mo>
                <mn>1</mn>
                <mo stretchy="false">+</mo>
                <mi>x</mi>
              </mrow>
            </mrow>
            <mo fence="true" stretchy="false">)</mo>
          </mrow>
        </mrow>
      </mfrac>
      <mrow>
        <mo fence="true" stretchy="false">(</mo>
        <mrow>
          <mrow>
            <mrow>
              <mn>1</mn>
              <mo stretchy="false">+</mo>
              <msup>
                <mi>n</mi>
                <mi>x</mi>
              </msup>
            </mrow>
            <mrow>
              <mo fence="true" stretchy="false">(</mo>
              <mrow>
                <mrow>
                  <mi>s</mi>
                  <mo stretchy="false">−</mo>
                  <mn>1</mn>
                  <mo stretchy="false">+</mo>
                  <mi>x</mi>
                </mrow>
              </mrow>
              <mo fence="true" stretchy="false">)</mo>
            </mrow>
            <mrow>
              <munderover>
                <mo stretchy="false">∑</mo>
                <mrow>
                  <mi>j</mi>
                  <mo stretchy="false">=</mo>
                  <mn>1</mn>
                </mrow>
                <mi>n</mi>
              </munderover>
              <mfrac>
                <mn>1</mn>
                <msup>
                  <mi>j</mi>
                  <mrow>
                    <mi>s</mi>
                    <mo stretchy="false">+</mo>
                    <mi>x</mi>
                  </mrow>
                </msup>
              </mfrac>
            </mrow>
          </mrow>
        </mrow>
        <mo fence="true" stretchy="false">)</mo>
      </mrow>
    </mrow>
    <annotation encoding="StarMath 5.0">%zeta( s+x ) = 

lim from {n rightarrow infinity }{ }

1 over{ n^x(s-1+x) }

{(1

+n^x(s-1+x)sum from j = 1 to n {1 over j^{s+x}})}
</annotation>
  </semantics>
</math>
</file>

<file path=Object 324/content.xml><?xml version="1.0" encoding="utf-8"?>
<math xmlns="http://www.w3.org/1998/Math/MathML" display="block">
  <semantics>
    <mrow>
      <mi mathvariant="normal">ζ</mi>
      <mrow>
        <mrow>
          <mo fence="true" stretchy="false">(</mo>
          <mrow>
            <mrow>
              <mn>1</mn>
              <mo stretchy="false">+</mo>
              <mi>x</mi>
            </mrow>
          </mrow>
          <mo fence="true" stretchy="false">)</mo>
        </mrow>
        <mo stretchy="false">=</mo>
        <mrow>
          <munder>
            <mi>lim</mi>
            <mrow>
              <mi>n</mi>
              <mo stretchy="false">→</mo>
              <mi mathvariant="normal">∞</mi>
            </mrow>
          </munder>
          <mrow/>
        </mrow>
      </mrow>
      <mfrac>
        <mn>1</mn>
        <mrow>
          <msup>
            <mi>n</mi>
            <mi>x</mi>
          </msup>
          <mo stretchy="false">⋅</mo>
          <mi>x</mi>
        </mrow>
      </mfrac>
      <mrow>
        <mo fence="true" stretchy="false">(</mo>
        <mrow>
          <mrow>
            <mn>1</mn>
            <mo stretchy="false">+</mo>
            <mrow>
              <msup>
                <mi>n</mi>
                <mi>x</mi>
              </msup>
              <mo stretchy="false">⋅</mo>
              <mi>x</mi>
              <mo stretchy="false">⋅</mo>
              <mrow>
                <munderover>
                  <mo stretchy="false">∑</mo>
                  <mrow>
                    <mi>j</mi>
                    <mo stretchy="false">=</mo>
                    <mn>1</mn>
                  </mrow>
                  <mi>n</mi>
                </munderover>
                <mfrac>
                  <mn>1</mn>
                  <msup>
                    <mi>j</mi>
                    <mrow>
                      <mn>1</mn>
                      <mo stretchy="false">+</mo>
                      <mi>x</mi>
                    </mrow>
                  </msup>
                </mfrac>
              </mrow>
            </mrow>
          </mrow>
        </mrow>
        <mo fence="true" stretchy="false">)</mo>
      </mrow>
    </mrow>
    <annotation encoding="StarMath 5.0">%zeta( 1+x ) = 

lim from {n rightarrow infinity }{ }

1 over{ n^x cdot x }

{(1

+n^x cdot x cdot  sum from j = 1 to n {1 over j^{1+x}})}
</annotation>
  </semantics>
</math>
</file>

<file path=Object 325/content.xml><?xml version="1.0" encoding="utf-8"?>
<math xmlns="http://www.w3.org/1998/Math/MathML" display="block">
  <semantics>
    <mrow>
      <mi mathvariant="normal">ζ</mi>
      <mrow>
        <mrow>
          <mo fence="true" stretchy="false">(</mo>
          <mrow>
            <mrow>
              <mn>1</mn>
              <mo stretchy="false">+</mo>
              <mrow>
                <mo fence="true" stretchy="false">(</mo>
                <mrow>
                  <mrow>
                    <mi>s</mi>
                    <mo stretchy="false">−</mo>
                    <mn>1</mn>
                  </mrow>
                </mrow>
                <mo fence="true" stretchy="false">)</mo>
              </mrow>
            </mrow>
          </mrow>
          <mo fence="true" stretchy="false">)</mo>
        </mrow>
        <mo stretchy="false">=</mo>
        <mrow>
          <munder>
            <mi>lim</mi>
            <mrow>
              <mi>n</mi>
              <mo stretchy="false">→</mo>
              <mi mathvariant="normal">∞</mi>
            </mrow>
          </munder>
          <mrow/>
        </mrow>
      </mrow>
      <mfrac>
        <mn>1</mn>
        <mrow>
          <msup>
            <mi>n</mi>
            <mrow>
              <mo fence="true" stretchy="false">(</mo>
              <mrow>
                <mrow>
                  <mi>s</mi>
                  <mo stretchy="false">−</mo>
                  <mn>1</mn>
                </mrow>
              </mrow>
              <mo fence="true" stretchy="false">)</mo>
            </mrow>
          </msup>
          <mo stretchy="false">⋅</mo>
          <mrow>
            <mo fence="true" stretchy="false">(</mo>
            <mrow>
              <mrow>
                <mi>s</mi>
                <mo stretchy="false">−</mo>
                <mn>1</mn>
              </mrow>
            </mrow>
            <mo fence="true" stretchy="false">)</mo>
          </mrow>
        </mrow>
      </mfrac>
      <mrow>
        <mo fence="true" stretchy="false">(</mo>
        <mrow>
          <mrow>
            <mn>1</mn>
            <mo stretchy="false">+</mo>
            <mrow>
              <msup>
                <mi>n</mi>
                <mrow>
                  <mo fence="true" stretchy="false">(</mo>
                  <mrow>
                    <mrow>
                      <mi>s</mi>
                      <mo stretchy="false">−</mo>
                      <mn>1</mn>
                    </mrow>
                  </mrow>
                  <mo fence="true" stretchy="false">)</mo>
                </mrow>
              </msup>
              <mo stretchy="false">⋅</mo>
              <mrow>
                <mo fence="true" stretchy="false">(</mo>
                <mrow>
                  <mrow>
                    <mi>s</mi>
                    <mo stretchy="false">−</mo>
                    <mn>1</mn>
                  </mrow>
                </mrow>
                <mo fence="true" stretchy="false">)</mo>
              </mrow>
              <mo stretchy="false">⋅</mo>
              <mrow>
                <munderover>
                  <mo stretchy="false">∑</mo>
                  <mrow>
                    <mi>j</mi>
                    <mo stretchy="false">=</mo>
                    <mn>1</mn>
                  </mrow>
                  <mi>n</mi>
                </munderover>
                <mfrac>
                  <mn>1</mn>
                  <msup>
                    <mi>j</mi>
                    <mrow>
                      <mn>1</mn>
                      <mo stretchy="false">+</mo>
                      <mrow>
                        <mo fence="true" stretchy="false">(</mo>
                        <mrow>
                          <mrow>
                            <mi>s</mi>
                            <mo stretchy="false">−</mo>
                            <mn>1</mn>
                          </mrow>
                        </mrow>
                        <mo fence="true" stretchy="false">)</mo>
                      </mrow>
                    </mrow>
                  </msup>
                </mfrac>
              </mrow>
            </mrow>
          </mrow>
        </mrow>
        <mo fence="true" stretchy="false">)</mo>
      </mrow>
    </mrow>
    <annotation encoding="StarMath 5.0">%zeta( 1+(s-1) ) = 

lim from {n rightarrow infinity }{ }

1 over{ n^(s-1) cdot (s-1) }

{(1

+n^(s-1) cdot (s-1) cdot  sum from j = 1 to n {1 over j^{1+(s-1)}})}
</annotation>
  </semantics>
</math>
</file>

<file path=Object 326/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frac>
        <msup>
          <mi>n</mi>
          <mrow>
            <mn>1</mn>
            <mo stretchy="false">−</mo>
            <mi>s</mi>
          </mrow>
        </msup>
        <mrow>
          <mi>s</mi>
          <mo stretchy="false">−</mo>
          <mn>1</mn>
        </mrow>
      </mfrac>
      <mrow>
        <mo fence="true" stretchy="false">(</mo>
        <mrow>
          <mrow>
            <mn>1</mn>
            <mo stretchy="false">+</mo>
            <mrow>
              <msup>
                <mi>n</mi>
                <mrow>
                  <mi>s</mi>
                  <mo stretchy="false">−</mo>
                  <mn>1</mn>
                </mrow>
              </msup>
              <mo stretchy="false">⋅</mo>
              <mrow>
                <mo fence="true" stretchy="false">(</mo>
                <mrow>
                  <mrow>
                    <mi>s</mi>
                    <mo stretchy="false">−</mo>
                    <mn>1</mn>
                  </mrow>
                </mrow>
                <mo fence="true" stretchy="false">)</mo>
              </mrow>
              <mo stretchy="false">⋅</mo>
              <mrow>
                <munderover>
                  <mo stretchy="false">∑</mo>
                  <mrow>
                    <mi>j</mi>
                    <mo stretchy="false">=</mo>
                    <mn>1</mn>
                  </mrow>
                  <mi>n</mi>
                </munderover>
                <mfrac>
                  <mn>1</mn>
                  <msup>
                    <mi>j</mi>
                    <mi>s</mi>
                  </msup>
                </mfrac>
              </mrow>
            </mrow>
          </mrow>
        </mrow>
        <mo fence="true" stretchy="false">)</mo>
      </mrow>
    </mrow>
    <annotation encoding="StarMath 5.0">%zeta( s ) = 

lim from {n rightarrow infinity }{ }

n^{1-s} over{ s-1 }

{(1

+n^{s-1} cdot (s-1) cdot  sum from j = 1 to n {1 over j^s})}
</annotation>
  </semantics>
</math>
</file>

<file path=Object 327/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underover>
            <mo stretchy="false">∑</mo>
            <mrow>
              <mi>j</mi>
              <mo stretchy="false">=</mo>
              <mn>1</mn>
            </mrow>
            <mi>n</mi>
          </munderover>
          <mfrac>
            <mn>1</mn>
            <msup>
              <mi>j</mi>
              <mi>s</mi>
            </msup>
          </mfrac>
        </mrow>
        <mo stretchy="false">−</mo>
        <mfrac>
          <msup>
            <mi>n</mi>
            <mrow>
              <mn>1</mn>
              <mo stretchy="false">−</mo>
              <mi>s</mi>
            </mrow>
          </msup>
          <mrow>
            <mn>1</mn>
            <mo stretchy="false">−</mo>
            <mi>s</mi>
          </mrow>
        </mfrac>
      </mrow>
    </mrow>
    <annotation encoding="StarMath 5.0">%zeta( s ) = 

lim from {n rightarrow infinity }{ }

sum from j = 1 to n {1 over j^s}

-

n^{1-s} over{ 1-s }
</annotation>
  </semantics>
</math>
</file>

<file path=Object 328/content.xml><?xml version="1.0" encoding="utf-8"?>
<math xmlns="http://www.w3.org/1998/Math/MathML" display="block">
  <semantics>
    <mrow>
      <mi mathvariant="normal">ζ</mi>
      <mrow>
        <mrow>
          <mo fence="true" stretchy="false">(</mo>
          <mrow>
            <mi>s</mi>
          </mrow>
          <mo fence="true" stretchy="false">)</mo>
        </mrow>
        <mo stretchy="false">=</mo>
        <mrow>
          <msup>
            <mrow>
              <mo fence="true" stretchy="false">(</mo>
              <mrow>
                <mrow>
                  <mrow>
                    <mfrac>
                      <mn>1</mn>
                      <mn>2</mn>
                    </mfrac>
                    <mo stretchy="false">⋅</mo>
                    <mi>s</mi>
                  </mrow>
                  <mrow>
                    <mo fence="true" stretchy="false">(</mo>
                    <mrow>
                      <mrow>
                        <mi>s</mi>
                        <mo stretchy="false">−</mo>
                        <mn>1</mn>
                      </mrow>
                    </mrow>
                    <mo fence="true" stretchy="false">)</mo>
                  </mrow>
                  <msup>
                    <mi mathvariant="normal">π</mi>
                    <mrow>
                      <mo stretchy="false">−</mo>
                      <mfrac>
                        <mi>s</mi>
                        <mn>2</mn>
                      </mfrac>
                    </mrow>
                  </msup>
                  <mi mathvariant="normal">Γ</mi>
                  <mrow>
                    <mo fence="true" stretchy="false">(</mo>
                    <mrow>
                      <mfrac>
                        <mi>s</mi>
                        <mn>2</mn>
                      </mfrac>
                    </mrow>
                    <mo fence="true" stretchy="false">)</mo>
                  </mrow>
                </mrow>
              </mrow>
              <mo fence="true" stretchy="false">)</mo>
            </mrow>
            <mrow>
              <mo stretchy="false">−</mo>
              <mn>1</mn>
            </mrow>
          </msup>
          <mo stretchy="false">⋅</mo>
          <mrow>
            <mo fence="true" stretchy="false">(</mo>
            <mrow>
              <mrow>
                <mi>f</mi>
                <mrow>
                  <mrow>
                    <mo fence="true" stretchy="false">(</mo>
                    <mrow>
                      <mi>s</mi>
                    </mrow>
                    <mo fence="true" stretchy="false">)</mo>
                  </mrow>
                  <mo stretchy="false">+</mo>
                  <mi>f</mi>
                </mrow>
                <mrow>
                  <mo fence="true" stretchy="false">(</mo>
                  <mrow>
                    <mrow>
                      <mn>1</mn>
                      <mo stretchy="false">−</mo>
                      <mi>s</mi>
                    </mrow>
                  </mrow>
                  <mo fence="true" stretchy="false">)</mo>
                </mrow>
              </mrow>
            </mrow>
            <mo fence="true" stretchy="false">)</mo>
          </mrow>
        </mrow>
      </mrow>
    </mrow>
    <annotation encoding="StarMath 5.0">%zeta( s ) = ({{1 over 2} cdot s(s-1)%pi^{-{s over 2}}%GAMMA(s over 2) })^-1 cdot ( f(s)+f(1-s) )</annotation>
  </semantics>
</math>
</file>

<file path=Object 329/content.xml><?xml version="1.0" encoding="utf-8"?>
<math xmlns="http://www.w3.org/1998/Math/MathML" display="block">
  <semantics>
    <mrow>
      <mi mathvariant="normal">ξ</mi>
      <mrow>
        <mrow>
          <mo fence="true" stretchy="false">(</mo>
          <mrow>
            <mi>s</mi>
          </mrow>
          <mo fence="true" stretchy="false">)</mo>
        </mrow>
        <mo stretchy="false">=</mo>
        <mrow>
          <mi>f</mi>
          <mrow>
            <mrow>
              <mo fence="true" stretchy="false">(</mo>
              <mrow>
                <mi>s</mi>
              </mrow>
              <mo fence="true" stretchy="false">)</mo>
            </mrow>
            <mo stretchy="false">+</mo>
            <mi>f</mi>
          </mrow>
          <mrow>
            <mo fence="true" stretchy="false">(</mo>
            <mrow>
              <mrow>
                <mn>1</mn>
                <mo stretchy="false">−</mo>
                <mi>s</mi>
              </mrow>
            </mrow>
            <mo fence="true" stretchy="false">)</mo>
          </mrow>
        </mrow>
      </mrow>
    </mrow>
    <annotation encoding="StarMath 5.0">%xi( s ) = {f(s)+f(1-s)}</annotation>
  </semantics>
</math>
</file>

<file path=Object 33/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frac>
            <mrow>
              <mi>n</mi>
              <mrow>
                <mo fence="true" stretchy="false">(</mo>
                <mrow>
                  <mrow>
                    <mi>n</mi>
                    <mo stretchy="false">+</mo>
                    <mn>1</mn>
                  </mrow>
                </mrow>
                <mo fence="true" stretchy="false">)</mo>
              </mrow>
            </mrow>
            <mn>2</mn>
          </mfrac>
          <mo stretchy="false">−</mo>
          <mrow>
            <mfrac>
              <mn>3</mn>
              <mn>2</mn>
            </mfrac>
            <mo stretchy="false">⋅</mo>
            <mrow>
              <munderover>
                <mo stretchy="false">∑</mo>
                <mrow>
                  <mi>j</mi>
                  <mo stretchy="false">=</mo>
                  <mrow>
                    <mi>n</mi>
                    <mo stretchy="false">+</mo>
                    <mn>1</mn>
                  </mrow>
                </mrow>
                <mi mathvariant="normal">∞</mi>
              </munderover>
              <mi>n</mi>
            </mrow>
          </mrow>
          <mo stretchy="false">+</mo>
          <mrow>
            <mfrac>
              <mn>3</mn>
              <mn>2</mn>
            </mfrac>
            <mo stretchy="false">⋅</mo>
            <mrow>
              <munderover>
                <mo stretchy="false">∑</mo>
                <mrow>
                  <mi>j</mi>
                  <mo stretchy="false">=</mo>
                  <mrow>
                    <mi>n</mi>
                    <mo stretchy="false">+</mo>
                    <mn>1</mn>
                  </mrow>
                </mrow>
                <mi mathvariant="normal">∞</mi>
              </munderover>
              <mfrac>
                <msup>
                  <mi>n</mi>
                  <mn>3</mn>
                </msup>
                <msup>
                  <mi>j</mi>
                  <mn>2</mn>
                </msup>
              </mfrac>
            </mrow>
          </mrow>
        </mrow>
        <mo stretchy="false">=</mo>
        <mrow>
          <mo stretchy="false">−</mo>
          <mfrac>
            <mn>1</mn>
            <mn>12</mn>
          </mfrac>
        </mrow>
      </mrow>
    </mrow>
    <annotation encoding="StarMath 5.0">%zeta( s )

=

lim from {n rightarrow infinity}{}

{n(n+1)}over{ 2 }

- {3 over 2} cdot sum from j=n+1 to infinity {n}

+

{3 over {2}} cdot sum from j=n+1 to infinity {n^3 over j^2} 

= -{ 1 over 12 }</annotation>
  </semantics>
</math>
</file>

<file path=Object 330/content.xml><?xml version="1.0" encoding="utf-8"?>
<math xmlns="http://www.w3.org/1998/Math/MathML" display="block">
  <semantics>
    <mrow>
      <mi mathvariant="normal">α</mi>
      <mrow>
        <mrow>
          <mo fence="true" stretchy="false">(</mo>
          <mrow>
            <mi>s</mi>
          </mrow>
          <mo fence="true" stretchy="false">)</mo>
        </mrow>
        <mo stretchy="false">=</mo>
        <msup>
          <mrow>
            <mo fence="true" stretchy="false">(</mo>
            <mrow>
              <mrow>
                <mrow>
                  <mo stretchy="false">−</mo>
                  <mrow>
                    <mfrac>
                      <mn>1</mn>
                      <mn>2</mn>
                    </mfrac>
                    <mo stretchy="false">⋅</mo>
                    <msup>
                      <mi mathvariant="normal">π</mi>
                      <mrow>
                        <mo stretchy="false">−</mo>
                        <mfrac>
                          <mi>s</mi>
                          <mn>2</mn>
                        </mfrac>
                      </mrow>
                    </msup>
                    <mo stretchy="false">⋅</mo>
                    <mrow>
                      <mi mathvariant="normal">Γ</mi>
                      <mrow>
                        <mo fence="true" stretchy="false">(</mo>
                        <mrow>
                          <mfrac>
                            <mi>s</mi>
                            <mn>2</mn>
                          </mfrac>
                        </mrow>
                        <mo fence="true" stretchy="false">)</mo>
                      </mrow>
                    </mrow>
                  </mrow>
                </mrow>
                <mo stretchy="false">⋅</mo>
                <mi>s</mi>
                <mo stretchy="false">⋅</mo>
                <mrow>
                  <mo fence="true" stretchy="false">(</mo>
                  <mrow>
                    <mrow>
                      <mn>1</mn>
                      <mo stretchy="false">−</mo>
                      <mi>s</mi>
                    </mrow>
                  </mrow>
                  <mo fence="true" stretchy="false">)</mo>
                </mrow>
              </mrow>
            </mrow>
            <mo fence="true" stretchy="false">)</mo>
          </mrow>
          <mrow>
            <mo stretchy="false">−</mo>
            <mn>1</mn>
          </mrow>
        </msup>
      </mrow>
    </mrow>
    <annotation encoding="StarMath 5.0">%alpha( s ) =({ -{1 over 2 cdot %pi^{-{s over 2}} cdot {%GAMMA(s over 2)} }} cdot s cdot ( 1-s ))^-1</annotation>
  </semantics>
</math>
</file>

<file path=Object 331/content.xml><?xml version="1.0" encoding="utf-8"?>
<math xmlns="http://www.w3.org/1998/Math/MathML" display="block">
  <semantics>
    <mrow>
      <mi mathvariant="normal">ζ</mi>
      <mrow>
        <mrow>
          <mo fence="true" stretchy="false">(</mo>
          <mrow>
            <mi>s</mi>
          </mrow>
          <mo fence="true" stretchy="false">)</mo>
        </mrow>
        <mo stretchy="false">=</mo>
        <mi mathvariant="normal">α</mi>
      </mrow>
      <mrow>
        <mrow>
          <mrow>
            <mo fence="true" stretchy="false">(</mo>
            <mrow>
              <mi>s</mi>
            </mrow>
            <mo fence="true" stretchy="false">)</mo>
          </mrow>
          <mo stretchy="false">⋅</mo>
          <mrow>
            <mo fence="true" stretchy="false">(</mo>
            <mrow>
              <mrow>
                <mi>f</mi>
                <mrow>
                  <mrow>
                    <mo fence="true" stretchy="false">(</mo>
                    <mrow>
                      <mi>s</mi>
                    </mrow>
                    <mo fence="true" stretchy="false">)</mo>
                  </mrow>
                  <mo stretchy="false">+</mo>
                  <mi>f</mi>
                </mrow>
                <mrow>
                  <mo fence="true" stretchy="false">(</mo>
                  <mrow>
                    <mrow>
                      <mn>1</mn>
                      <mo stretchy="false">−</mo>
                      <mi>s</mi>
                    </mrow>
                  </mrow>
                  <mo fence="true" stretchy="false">)</mo>
                </mrow>
              </mrow>
            </mrow>
            <mo fence="true" stretchy="false">)</mo>
          </mrow>
        </mrow>
        <mo stretchy="false">=</mo>
        <mi mathvariant="normal">α</mi>
      </mrow>
      <mrow>
        <mrow>
          <mo fence="true" stretchy="false">(</mo>
          <mrow>
            <mi>s</mi>
          </mrow>
          <mo fence="true" stretchy="false">)</mo>
        </mrow>
        <mo stretchy="false">⋅</mo>
        <mi mathvariant="normal">ξ</mi>
      </mrow>
      <mrow>
        <mo fence="true" stretchy="false">(</mo>
        <mrow>
          <mi>s</mi>
        </mrow>
        <mo fence="true" stretchy="false">)</mo>
      </mrow>
    </mrow>
    <annotation encoding="StarMath 5.0">%zeta( s ) = %alpha(s) cdot ( f(s)+f(1-s) ) = %alpha(s) cdot %xi( s )</annotation>
  </semantics>
</math>
</file>

<file path=Object 332/content.xml><?xml version="1.0" encoding="utf-8"?>
<math xmlns="http://www.w3.org/1998/Math/MathML" display="block">
  <semantics>
    <mrow>
      <mi mathvariant="normal">ξ</mi>
      <mrow>
        <mrow>
          <mo fence="true" stretchy="false">(</mo>
          <mrow>
            <mi>s</mi>
          </mrow>
          <mo fence="true" stretchy="false">)</mo>
        </mrow>
        <mo stretchy="false">=</mo>
        <mrow>
          <mi>f</mi>
          <mrow>
            <mrow>
              <mo fence="true" stretchy="false">(</mo>
              <mrow>
                <mi>s</mi>
              </mrow>
              <mo fence="true" stretchy="false">)</mo>
            </mrow>
            <mo stretchy="false">+</mo>
            <mi>f</mi>
          </mrow>
          <mrow>
            <mo fence="true" stretchy="false">(</mo>
            <mrow>
              <mrow>
                <mn>1</mn>
                <mo stretchy="false">−</mo>
                <mi>s</mi>
              </mrow>
            </mrow>
            <mo fence="true" stretchy="false">)</mo>
          </mrow>
        </mrow>
      </mrow>
    </mrow>
    <annotation encoding="StarMath 5.0">%xi( s ) = {f(s)+f(1-s)}</annotation>
  </semantics>
</math>
</file>

<file path=Object 333/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frac>
        <mrow>
          <mfrac>
            <mrow>
              <msup>
                <mi>n</mi>
                <mi>s</mi>
              </msup>
              <mo stretchy="false">⋅</mo>
              <msubsup>
                <mi>H</mi>
                <mi>n</mi>
                <mrow>
                  <mo fence="true" stretchy="false">(</mo>
                  <mrow>
                    <mi>s</mi>
                  </mrow>
                  <mo fence="true" stretchy="false">)</mo>
                </mrow>
              </msubsup>
            </mrow>
            <mi>s</mi>
          </mfrac>
          <mo stretchy="false">−</mo>
          <mfrac>
            <mrow>
              <msup>
                <mi>n</mi>
                <mrow>
                  <mn>1</mn>
                  <mo stretchy="false">−</mo>
                  <mi>s</mi>
                </mrow>
              </msup>
              <mo stretchy="false">⋅</mo>
              <msubsup>
                <mi>H</mi>
                <mi>n</mi>
                <mrow>
                  <mo fence="true" stretchy="false">(</mo>
                  <mrow>
                    <mrow>
                      <mn>1</mn>
                      <mo stretchy="false">−</mo>
                      <mi>s</mi>
                    </mrow>
                  </mrow>
                  <mo fence="true" stretchy="false">)</mo>
                </mrow>
              </msubsup>
            </mrow>
            <mrow>
              <mn>1</mn>
              <mo stretchy="false">−</mo>
              <mi>s</mi>
            </mrow>
          </mfrac>
        </mrow>
        <mrow>
          <mfrac>
            <msup>
              <mi>n</mi>
              <mi>s</mi>
            </msup>
            <mi>s</mi>
          </mfrac>
          <mo stretchy="false">−</mo>
          <mrow>
            <mfrac>
              <mrow>
                <mi mathvariant="normal">α</mi>
                <mrow>
                  <mo fence="true" stretchy="false">(</mo>
                  <mrow>
                    <mrow>
                      <mn>1</mn>
                      <mo stretchy="false">−</mo>
                      <mi>s</mi>
                    </mrow>
                  </mrow>
                  <mo fence="true" stretchy="false">)</mo>
                </mrow>
              </mrow>
              <mrow>
                <mi mathvariant="normal">α</mi>
                <mrow>
                  <mo fence="true" stretchy="false">(</mo>
                  <mrow>
                    <mi>s</mi>
                  </mrow>
                  <mo fence="true" stretchy="false">)</mo>
                </mrow>
              </mrow>
            </mfrac>
            <mo stretchy="false">⋅</mo>
            <mfrac>
              <msup>
                <mi>n</mi>
                <mrow>
                  <mn>1</mn>
                  <mo stretchy="false">−</mo>
                  <mi>s</mi>
                </mrow>
              </msup>
              <mrow>
                <mn>1</mn>
                <mo stretchy="false">−</mo>
                <mi>s</mi>
              </mrow>
            </mfrac>
          </mrow>
        </mrow>
      </mfrac>
    </mrow>
    <annotation encoding="StarMath 5.0">%zeta( s ) = lim from { n rightarrow infinity }{ }{{{{n^s cdot H^( s )_n}over s}-{{n^{1-s} cdot H^( 1-s )_n}over {1-s}} }

over 

{

{{n^s} over s}
-
{{%alpha(1-s)} over {{%alpha(s)}}} cdot {n^{1-s} over {1-s}  }

 
}
}
</annotation>
  </semantics>
</math>
</file>

<file path=Object 334/content.xml><?xml version="1.0" encoding="utf-8"?>
<math xmlns="http://www.w3.org/1998/Math/MathML" display="block">
  <semantics>
    <mrow>
      <mi mathvariant="normal">ξ</mi>
      <mrow>
        <mrow>
          <mo fence="true" stretchy="false">(</mo>
          <mrow>
            <mi>s</mi>
          </mrow>
          <mo fence="true" stretchy="false">)</mo>
        </mrow>
        <mo stretchy="false">=</mo>
        <mrow>
          <munder>
            <mi>lim</mi>
            <mrow>
              <mi>n</mi>
              <mo stretchy="false">→</mo>
              <mi mathvariant="normal">∞</mi>
            </mrow>
          </munder>
          <mrow/>
        </mrow>
      </mrow>
      <mfrac>
        <mrow>
          <mfrac>
            <mrow>
              <msup>
                <mi>n</mi>
                <mi>s</mi>
              </msup>
              <mo stretchy="false">⋅</mo>
              <msubsup>
                <mi>H</mi>
                <mi>n</mi>
                <mrow>
                  <mo fence="true" stretchy="false">(</mo>
                  <mrow>
                    <mi>s</mi>
                  </mrow>
                  <mo fence="true" stretchy="false">)</mo>
                </mrow>
              </msubsup>
            </mrow>
            <mi>s</mi>
          </mfrac>
          <mo stretchy="false">−</mo>
          <mfrac>
            <mrow>
              <msup>
                <mi>n</mi>
                <mrow>
                  <mn>1</mn>
                  <mo stretchy="false">−</mo>
                  <mi>s</mi>
                </mrow>
              </msup>
              <mo stretchy="false">⋅</mo>
              <msubsup>
                <mi>H</mi>
                <mi>n</mi>
                <mrow>
                  <mo fence="true" stretchy="false">(</mo>
                  <mrow>
                    <mrow>
                      <mn>1</mn>
                      <mo stretchy="false">−</mo>
                      <mi>s</mi>
                    </mrow>
                  </mrow>
                  <mo fence="true" stretchy="false">)</mo>
                </mrow>
              </msubsup>
            </mrow>
            <mrow>
              <mn>1</mn>
              <mo stretchy="false">−</mo>
              <mi>s</mi>
            </mrow>
          </mfrac>
        </mrow>
        <mrow>
          <mrow>
            <mrow>
              <mi mathvariant="normal">α</mi>
              <mrow>
                <mo fence="true" stretchy="false">(</mo>
                <mrow>
                  <mi>s</mi>
                </mrow>
                <mo fence="true" stretchy="false">)</mo>
              </mrow>
            </mrow>
            <mfrac>
              <msup>
                <mi>n</mi>
                <mi>s</mi>
              </msup>
              <mi>s</mi>
            </mfrac>
          </mrow>
          <mo stretchy="false">−</mo>
          <mrow>
            <mrow>
              <mi mathvariant="normal">α</mi>
              <mrow>
                <mo fence="true" stretchy="false">(</mo>
                <mrow>
                  <mrow>
                    <mn>1</mn>
                    <mo stretchy="false">−</mo>
                    <mi>s</mi>
                  </mrow>
                </mrow>
                <mo fence="true" stretchy="false">)</mo>
              </mrow>
            </mrow>
            <mo stretchy="false">⋅</mo>
            <mfrac>
              <msup>
                <mi>n</mi>
                <mrow>
                  <mn>1</mn>
                  <mo stretchy="false">−</mo>
                  <mi>s</mi>
                </mrow>
              </msup>
              <mrow>
                <mn>1</mn>
                <mo stretchy="false">−</mo>
                <mi>s</mi>
              </mrow>
            </mfrac>
          </mrow>
        </mrow>
      </mfrac>
    </mrow>
    <annotation encoding="StarMath 5.0">%xi( s ) =lim from { n rightarrow infinity }{ } {{{{n^s cdot H^( s )_n}over s}-{{n^{1-s} cdot H^( 1-s )_n}over {1-s}} }

over 

{

{{%alpha(s)}{n^s} over s}
-
{{%alpha(1-s)} } cdot {n^{1-s} over {1-s}  }

 
}
}
</annotation>
  </semantics>
</math>
</file>

<file path=Object 335/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frac>
        <mrow>
          <mrow>
            <mfrac>
              <msup>
                <mi>n</mi>
                <mi>s</mi>
              </msup>
              <mi>s</mi>
            </mfrac>
            <mo stretchy="false">⋅</mo>
            <msubsup>
              <mi>H</mi>
              <mi>n</mi>
              <mrow>
                <mo fence="true" stretchy="false">(</mo>
                <mrow>
                  <mi>s</mi>
                </mrow>
                <mo fence="true" stretchy="false">)</mo>
              </mrow>
            </msubsup>
          </mrow>
          <mo stretchy="false">−</mo>
          <mrow>
            <mfrac>
              <msup>
                <mi>n</mi>
                <mrow>
                  <mn>1</mn>
                  <mo stretchy="false">−</mo>
                  <mi>s</mi>
                </mrow>
              </msup>
              <mrow>
                <mn>1</mn>
                <mo stretchy="false">−</mo>
                <mi>s</mi>
              </mrow>
            </mfrac>
            <mo stretchy="false">⋅</mo>
            <msubsup>
              <mi>H</mi>
              <mi>n</mi>
              <mrow>
                <mo fence="true" stretchy="false">(</mo>
                <mrow>
                  <mrow>
                    <mn>1</mn>
                    <mo stretchy="false">−</mo>
                    <mi>s</mi>
                  </mrow>
                </mrow>
                <mo fence="true" stretchy="false">)</mo>
              </mrow>
            </msubsup>
          </mrow>
        </mrow>
        <mrow>
          <mrow>
            <mfrac>
              <msup>
                <mi>n</mi>
                <mi>s</mi>
              </msup>
              <mi>s</mi>
            </mfrac>
            <mo stretchy="false">−</mo>
            <msup>
              <mi mathvariant="normal">π</mi>
              <mrow>
                <mfrac>
                  <mn>1</mn>
                  <mn>2</mn>
                </mfrac>
                <mo stretchy="false">−</mo>
                <mi>s</mi>
              </mrow>
            </msup>
          </mrow>
          <mrow>
            <mfrac>
              <mrow>
                <mi mathvariant="normal">Γ</mi>
                <mrow>
                  <mo fence="true" stretchy="false">(</mo>
                  <mrow>
                    <mfrac>
                      <mi>s</mi>
                      <mn>2</mn>
                    </mfrac>
                  </mrow>
                  <mo fence="true" stretchy="false">)</mo>
                </mrow>
              </mrow>
              <mrow>
                <mi mathvariant="normal">Γ</mi>
                <mrow>
                  <mo fence="true" stretchy="false">(</mo>
                  <mrow>
                    <mfrac>
                      <mrow>
                        <mn>1</mn>
                        <mo stretchy="false">−</mo>
                        <mi>s</mi>
                      </mrow>
                      <mn>2</mn>
                    </mfrac>
                  </mrow>
                  <mo fence="true" stretchy="false">)</mo>
                </mrow>
              </mrow>
            </mfrac>
            <mo stretchy="false">⋅</mo>
            <mfrac>
              <msup>
                <mi>n</mi>
                <mrow>
                  <mn>1</mn>
                  <mo stretchy="false">−</mo>
                  <mi>s</mi>
                </mrow>
              </msup>
              <mrow>
                <mn>1</mn>
                <mo stretchy="false">−</mo>
                <mi>s</mi>
              </mrow>
            </mfrac>
          </mrow>
        </mrow>
      </mfrac>
    </mrow>
    <annotation encoding="StarMath 5.0">%zeta( s ) =lim from { n rightarrow infinity }{ } {{{{n^s }over s}cdot H^( s )_n-{{n^{1-s} }over {1-s}}cdot H^( 1-s )_n }

over 

{

{{n^s} over s}
-


%pi^{1 over 2 - s}{{{%GAMMA(s over 2) }} over {{%GAMMA({1-s} over 2) }}

} cdot {n^{1-s} over {1-s}  }

 
}
}
</annotation>
  </semantics>
</math>
</file>

<file path=Object 336/content.xml><?xml version="1.0" encoding="utf-8"?>
<math xmlns="http://www.w3.org/1998/Math/MathML" display="block">
  <semantics>
    <mrow>
      <mi mathvariant="normal">ζ</mi>
      <mrow>
        <mrow>
          <mo fence="true" stretchy="false">(</mo>
          <mrow>
            <mrow>
              <mn>1</mn>
              <mo stretchy="false">−</mo>
              <mi>s</mi>
            </mrow>
          </mrow>
          <mo fence="true" stretchy="false">)</mo>
        </mrow>
        <mo stretchy="false">=</mo>
        <mi mathvariant="normal">α</mi>
      </mrow>
      <mrow>
        <mrow>
          <mrow>
            <mo fence="true" stretchy="false">(</mo>
            <mrow>
              <mrow>
                <mn>1</mn>
                <mo stretchy="false">−</mo>
                <mi>s</mi>
              </mrow>
            </mrow>
            <mo fence="true" stretchy="false">)</mo>
          </mrow>
          <mo stretchy="false">⋅</mo>
          <mrow>
            <mo fence="true" stretchy="false">(</mo>
            <mrow>
              <mrow>
                <mi>f</mi>
                <mrow>
                  <mrow>
                    <mo fence="true" stretchy="false">(</mo>
                    <mrow>
                      <mi>s</mi>
                    </mrow>
                    <mo fence="true" stretchy="false">)</mo>
                  </mrow>
                  <mo stretchy="false">+</mo>
                  <mi>f</mi>
                </mrow>
                <mrow>
                  <mo fence="true" stretchy="false">(</mo>
                  <mrow>
                    <mrow>
                      <mn>1</mn>
                      <mo stretchy="false">−</mo>
                      <mi>s</mi>
                    </mrow>
                  </mrow>
                  <mo fence="true" stretchy="false">)</mo>
                </mrow>
              </mrow>
            </mrow>
            <mo fence="true" stretchy="false">)</mo>
          </mrow>
        </mrow>
        <mo stretchy="false">=</mo>
        <mi mathvariant="normal">α</mi>
      </mrow>
      <mrow>
        <mrow>
          <mo fence="true" stretchy="false">(</mo>
          <mrow>
            <mrow>
              <mn>1</mn>
              <mo stretchy="false">−</mo>
              <mi>s</mi>
            </mrow>
          </mrow>
          <mo fence="true" stretchy="false">)</mo>
        </mrow>
        <mo stretchy="false">⋅</mo>
        <mi mathvariant="normal">ξ</mi>
      </mrow>
      <mrow>
        <mo fence="true" stretchy="false">(</mo>
        <mrow>
          <mi>s</mi>
        </mrow>
        <mo fence="true" stretchy="false">)</mo>
      </mrow>
    </mrow>
    <annotation encoding="StarMath 5.0">%zeta( 1-s ) = %alpha(1-s) cdot ( f(s)+f(1-s) ) = %alpha( 1-s ) cdot %xi( s )</annotation>
  </semantics>
</math>
</file>

<file path=Object 337/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sup>
        <mrow>
          <mo fence="true" stretchy="false">(</mo>
          <mrow>
            <mrow>
              <mn>1</mn>
              <mo stretchy="false">−</mo>
              <mrow>
                <mfrac>
                  <mrow>
                    <mi mathvariant="normal">α</mi>
                    <mrow>
                      <mo fence="true" stretchy="false">(</mo>
                      <mrow>
                        <mrow>
                          <mn>1</mn>
                          <mo stretchy="false">−</mo>
                          <mi>s</mi>
                        </mrow>
                      </mrow>
                      <mo fence="true" stretchy="false">)</mo>
                    </mrow>
                  </mrow>
                  <mrow>
                    <mi mathvariant="normal">α</mi>
                    <mrow>
                      <mo fence="true" stretchy="false">(</mo>
                      <mrow>
                        <mi>s</mi>
                      </mrow>
                      <mo fence="true" stretchy="false">)</mo>
                    </mrow>
                  </mrow>
                </mfrac>
                <mo stretchy="false">⋅</mo>
                <msup>
                  <mi>n</mi>
                  <mrow>
                    <mrow>
                      <mn>1</mn>
                      <mo stretchy="false">−</mo>
                      <mn>2</mn>
                    </mrow>
                    <mi>s</mi>
                  </mrow>
                </msup>
                <mo stretchy="false">⋅</mo>
                <mfrac>
                  <mi>s</mi>
                  <mrow>
                    <mn>1</mn>
                    <mo stretchy="false">−</mo>
                    <mi>s</mi>
                  </mrow>
                </mfrac>
              </mrow>
            </mrow>
          </mrow>
          <mo fence="true" stretchy="false">)</mo>
        </mrow>
        <mrow>
          <mo stretchy="false">−</mo>
          <mn>1</mn>
        </mrow>
      </msup>
      <mrow>
        <msubsup>
          <mi>H</mi>
          <mi>n</mi>
          <mrow>
            <mo fence="true" stretchy="false">(</mo>
            <mrow>
              <mi>s</mi>
            </mrow>
            <mo fence="true" stretchy="false">)</mo>
          </mrow>
        </msubsup>
        <mo stretchy="false">−</mo>
        <mrow>
          <msup>
            <mrow>
              <mo fence="true" stretchy="false">(</mo>
              <mrow>
                <mrow>
                  <mrow>
                    <msup>
                      <mi>n</mi>
                      <mrow>
                        <mn>2</mn>
                        <mrow>
                          <mi>s</mi>
                          <mo stretchy="false">−</mo>
                          <mn>1</mn>
                        </mrow>
                      </mrow>
                    </msup>
                    <mo stretchy="false">⋅</mo>
                    <mfrac>
                      <mrow>
                        <mn>1</mn>
                        <mo stretchy="false">−</mo>
                        <mi>s</mi>
                      </mrow>
                      <mi>s</mi>
                    </mfrac>
                  </mrow>
                  <mo stretchy="false">−</mo>
                  <mfrac>
                    <mrow>
                      <mi mathvariant="normal">α</mi>
                      <mrow>
                        <mo fence="true" stretchy="false">(</mo>
                        <mrow>
                          <mrow>
                            <mn>1</mn>
                            <mo stretchy="false">−</mo>
                            <mi>s</mi>
                          </mrow>
                        </mrow>
                        <mo fence="true" stretchy="false">)</mo>
                      </mrow>
                    </mrow>
                    <mrow>
                      <mi mathvariant="normal">α</mi>
                      <mrow>
                        <mo fence="true" stretchy="false">(</mo>
                        <mrow>
                          <mi>s</mi>
                        </mrow>
                        <mo fence="true" stretchy="false">)</mo>
                      </mrow>
                    </mrow>
                  </mfrac>
                </mrow>
              </mrow>
              <mo fence="true" stretchy="false">)</mo>
            </mrow>
            <mrow>
              <mo stretchy="false">−</mo>
              <mn>1</mn>
            </mrow>
          </msup>
          <mo stretchy="false">⋅</mo>
          <msubsup>
            <mi>H</mi>
            <mi>n</mi>
            <mrow>
              <mo fence="true" stretchy="false">(</mo>
              <mrow>
                <mrow>
                  <mn>1</mn>
                  <mo stretchy="false">−</mo>
                  <mi>s</mi>
                </mrow>
              </mrow>
              <mo fence="true" stretchy="false">)</mo>
            </mrow>
          </msubsup>
        </mrow>
      </mrow>
    </mrow>
    <annotation encoding="StarMath 5.0">%zeta( s ) = lim from { n rightarrow infinity }{ }
(1-{{%alpha(1-s)} over {{%alpha(s)}}} cdot {n^{1-2 s} cdot {s over {1-s}}  })^-1H^( s )_n
-
({n^{2 s-1} cdot {{1-s} over s}}-{{%alpha(1-s)} over {%alpha(s)}})^-1cdot H^( 1-s )_n

</annotation>
  </semantics>
</math>
</file>

<file path=Object 338/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frac>
        <mrow>
          <mrow>
            <mfrac>
              <msup>
                <mi>n</mi>
                <mi>s</mi>
              </msup>
              <mi>s</mi>
            </mfrac>
            <mo stretchy="false">⋅</mo>
            <msubsup>
              <mi>H</mi>
              <mi>n</mi>
              <mrow>
                <mo fence="true" stretchy="false">(</mo>
                <mrow>
                  <mi>s</mi>
                </mrow>
                <mo fence="true" stretchy="false">)</mo>
              </mrow>
            </msubsup>
          </mrow>
          <mo stretchy="false">+</mo>
          <mrow>
            <mfrac>
              <msup>
                <mi>n</mi>
                <mrow>
                  <mn>1</mn>
                  <mo stretchy="false">−</mo>
                  <mi>s</mi>
                </mrow>
              </msup>
              <mrow>
                <mn>1</mn>
                <mo stretchy="false">−</mo>
                <mi>s</mi>
              </mrow>
            </mfrac>
            <mo stretchy="false">⋅</mo>
            <msubsup>
              <mi>H</mi>
              <mi>n</mi>
              <mrow>
                <mo fence="true" stretchy="false">(</mo>
                <mrow>
                  <mrow>
                    <mn>1</mn>
                    <mo stretchy="false">−</mo>
                    <mi>s</mi>
                  </mrow>
                </mrow>
                <mo fence="true" stretchy="false">)</mo>
              </mrow>
            </msubsup>
          </mrow>
        </mrow>
        <mrow>
          <mrow>
            <mfrac>
              <msup>
                <mi>n</mi>
                <mi>s</mi>
              </msup>
              <mi>s</mi>
            </mfrac>
            <mo stretchy="false">−</mo>
            <msup>
              <mi mathvariant="normal">π</mi>
              <mrow>
                <mfrac>
                  <mn>1</mn>
                  <mn>2</mn>
                </mfrac>
                <mo stretchy="false">−</mo>
                <mi>s</mi>
              </mrow>
            </msup>
          </mrow>
          <mrow>
            <mfrac>
              <mrow>
                <mfrac>
                  <mrow>
                    <mn>1</mn>
                    <mo stretchy="false">−</mo>
                    <mi>s</mi>
                  </mrow>
                  <mn>2</mn>
                </mfrac>
                <mrow>
                  <mo fence="true" stretchy="false">(</mo>
                  <mrow>
                    <mfrac>
                      <mi>s</mi>
                      <mn>2</mn>
                    </mfrac>
                  </mrow>
                  <mo fence="true" stretchy="false">)</mo>
                </mrow>
                <mi>!</mi>
              </mrow>
              <mrow>
                <mfrac>
                  <mi>s</mi>
                  <mn>2</mn>
                </mfrac>
                <mrow>
                  <mo fence="true" stretchy="false">(</mo>
                  <mrow>
                    <mfrac>
                      <mrow>
                        <mn>1</mn>
                        <mo stretchy="false">−</mo>
                        <mi>s</mi>
                      </mrow>
                      <mn>2</mn>
                    </mfrac>
                  </mrow>
                  <mo fence="true" stretchy="false">)</mo>
                </mrow>
                <mi>!</mi>
              </mrow>
            </mfrac>
            <mo stretchy="false">⋅</mo>
            <mfrac>
              <msup>
                <mi>n</mi>
                <mrow>
                  <mn>1</mn>
                  <mo stretchy="false">−</mo>
                  <mi>s</mi>
                </mrow>
              </msup>
              <mrow>
                <mn>1</mn>
                <mo stretchy="false">−</mo>
                <mi>s</mi>
              </mrow>
            </mfrac>
          </mrow>
        </mrow>
      </mfrac>
    </mrow>
    <annotation encoding="StarMath 5.0">%zeta( s ) =lim from { n rightarrow infinity }{ } {{{{n^s }over s}cdot H^( s )_n+{{n^{1-s} }over {1-s}}cdot H^( 1-s )_n }

over 

{

{{n^s} over s}
-


%pi^{1 over 2 - s}{{{{1-s} over 2}(s over 2)! } over {{{s over 2}({1-s} over 2)! }}

} cdot {n^{1-s} over {1-s}  }

 
}
}
</annotation>
  </semantics>
</math>
</file>

<file path=Object 339/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frac>
        <mrow>
          <mrow>
            <mfrac>
              <msup>
                <mi>n</mi>
                <mi>s</mi>
              </msup>
              <mi>s</mi>
            </mfrac>
            <mo stretchy="false">⋅</mo>
            <msubsup>
              <mi>H</mi>
              <mi>n</mi>
              <mrow>
                <mo fence="true" stretchy="false">(</mo>
                <mrow>
                  <mi>s</mi>
                </mrow>
                <mo fence="true" stretchy="false">)</mo>
              </mrow>
            </msubsup>
          </mrow>
          <mo stretchy="false">+</mo>
          <mrow>
            <mfrac>
              <msup>
                <mi>n</mi>
                <mrow>
                  <mn>1</mn>
                  <mo stretchy="false">−</mo>
                  <mi>s</mi>
                </mrow>
              </msup>
              <mrow>
                <mn>1</mn>
                <mo stretchy="false">−</mo>
                <mi>s</mi>
              </mrow>
            </mfrac>
            <mo stretchy="false">⋅</mo>
            <msubsup>
              <mi>H</mi>
              <mi>n</mi>
              <mrow>
                <mo fence="true" stretchy="false">(</mo>
                <mrow>
                  <mrow>
                    <mn>1</mn>
                    <mo stretchy="false">−</mo>
                    <mi>s</mi>
                  </mrow>
                </mrow>
                <mo fence="true" stretchy="false">)</mo>
              </mrow>
            </msubsup>
          </mrow>
        </mrow>
        <mrow>
          <mrow>
            <mfrac>
              <msup>
                <mi>n</mi>
                <mi>s</mi>
              </msup>
              <mi>s</mi>
            </mfrac>
            <mo stretchy="false">−</mo>
            <msup>
              <mi mathvariant="normal">π</mi>
              <mrow>
                <mfrac>
                  <mn>1</mn>
                  <mn>2</mn>
                </mfrac>
                <mo stretchy="false">−</mo>
                <mi>s</mi>
              </mrow>
            </msup>
          </mrow>
          <mrow>
            <mfrac>
              <mrow>
                <mrow>
                  <mo fence="true" stretchy="false">(</mo>
                  <mrow>
                    <mrow>
                      <mn>1</mn>
                      <mo stretchy="false">−</mo>
                      <mi>s</mi>
                    </mrow>
                  </mrow>
                  <mo fence="true" stretchy="false">)</mo>
                </mrow>
                <mrow>
                  <mo fence="true" stretchy="false">(</mo>
                  <mrow>
                    <mfrac>
                      <mi>s</mi>
                      <mn>2</mn>
                    </mfrac>
                  </mrow>
                  <mo fence="true" stretchy="false">)</mo>
                </mrow>
                <mi>!</mi>
              </mrow>
              <mrow>
                <mi>s</mi>
                <mrow>
                  <mo fence="true" stretchy="false">(</mo>
                  <mrow>
                    <mfrac>
                      <mrow>
                        <mn>1</mn>
                        <mo stretchy="false">−</mo>
                        <mi>s</mi>
                      </mrow>
                      <mn>2</mn>
                    </mfrac>
                  </mrow>
                  <mo fence="true" stretchy="false">)</mo>
                </mrow>
                <mi>!</mi>
              </mrow>
            </mfrac>
            <mo stretchy="false">⋅</mo>
            <mfrac>
              <msup>
                <mi>n</mi>
                <mrow>
                  <mn>1</mn>
                  <mo stretchy="false">−</mo>
                  <mi>s</mi>
                </mrow>
              </msup>
              <mrow>
                <mn>1</mn>
                <mo stretchy="false">−</mo>
                <mi>s</mi>
              </mrow>
            </mfrac>
          </mrow>
        </mrow>
      </mfrac>
    </mrow>
    <annotation encoding="StarMath 5.0">%zeta( s ) = lim from { n rightarrow infinity }{ }{{{{n^s }over s}cdot H^( s )_n+{{n^{1-s} }over {1-s}}cdot H^( 1-s )_n }

over 

{

{{n^s} over s}
-


%pi^{1 over 2 - s}{{(1-s)(s over 2)! } over {{{s}({1-s} over 2)! }}

} cdot {n^{1-s} over {1-s}  }

 
}
}
</annotation>
  </semantics>
</math>
</file>

<file path=Object 34/content.xml><?xml version="1.0" encoding="utf-8"?>
<math xmlns="http://www.w3.org/1998/Math/MathML" display="block">
  <semantics>
    <mrow>
      <mrow>
        <mn>0</mn>
        <mo stretchy="false">=</mo>
        <mrow>
          <munder>
            <mi>lim</mi>
            <mrow>
              <mi>n</mi>
              <mo stretchy="false">→</mo>
              <mi mathvariant="normal">∞</mi>
            </mrow>
          </munder>
          <mrow/>
        </mrow>
      </mrow>
      <mrow>
        <mrow>
          <mrow>
            <mo fence="true" stretchy="false">(</mo>
            <mrow>
              <mrow>
                <mn>1</mn>
                <mo stretchy="false">−</mo>
                <mi>s</mi>
              </mrow>
            </mrow>
            <mo fence="true" stretchy="false">)</mo>
          </mrow>
          <mo stretchy="false">⋅</mo>
          <mrow>
            <mo fence="true" stretchy="false">(</mo>
            <mrow>
              <mrow>
                <munderover>
                  <mo stretchy="false">∑</mo>
                  <mrow>
                    <mi>j</mi>
                    <mo stretchy="false">=</mo>
                    <mn>1</mn>
                  </mrow>
                  <mi>n</mi>
                </munderover>
                <mfrac>
                  <mn>1</mn>
                  <msup>
                    <mi>j</mi>
                    <mi>s</mi>
                  </msup>
                </mfrac>
              </mrow>
            </mrow>
            <mo fence="true" stretchy="false">)</mo>
          </mrow>
        </mrow>
        <mo stretchy="false">−</mo>
        <mrow>
          <mrow>
            <mo fence="true" stretchy="false">(</mo>
            <mrow>
              <mi>s</mi>
            </mrow>
            <mo fence="true" stretchy="false">)</mo>
          </mrow>
          <mo stretchy="false">⋅</mo>
          <mrow>
            <mo fence="true" stretchy="false">(</mo>
            <mrow>
              <mrow>
                <munderover>
                  <mo stretchy="false">∑</mo>
                  <mrow>
                    <mi>j</mi>
                    <mo stretchy="false">=</mo>
                    <mrow>
                      <mi>n</mi>
                      <mo stretchy="false">+</mo>
                      <mn>1</mn>
                    </mrow>
                  </mrow>
                  <mi mathvariant="normal">∞</mi>
                </munderover>
                <mfrac>
                  <mi>n</mi>
                  <msup>
                    <mi>j</mi>
                    <mrow>
                      <mi>s</mi>
                      <mo stretchy="false">+</mo>
                      <mn>1</mn>
                    </mrow>
                  </msup>
                </mfrac>
              </mrow>
            </mrow>
            <mo fence="true" stretchy="false">)</mo>
          </mrow>
        </mrow>
      </mrow>
    </mrow>
    <annotation encoding="StarMath 5.0">0 = 

lim from {n rightarrow infinity}{}

(1-s) cdot (sum from j = 1 to n{1 over j^s})

-

(s) cdot (sum from j=n+1 to infinity {n over j^{s+1}})</annotation>
  </semantics>
</math>
</file>

<file path=Object 340/content.xml><?xml version="1.0" encoding="utf-8"?>
<math xmlns="http://www.w3.org/1998/Math/MathML" display="block">
  <semantics>
    <mrow>
      <mi>t</mi>
      <mrow>
        <mrow>
          <mo fence="true" stretchy="false">(</mo>
          <mrow>
            <mi>s</mi>
          </mrow>
          <mo fence="true" stretchy="false">)</mo>
        </mrow>
        <mo stretchy="false">=</mo>
        <mrow>
          <msup>
            <mrow>
              <mo fence="true" stretchy="false">(</mo>
              <mrow>
                <mrow>
                  <mrow>
                    <mi mathvariant="normal">α</mi>
                    <mrow>
                      <mo fence="true" stretchy="false">(</mo>
                      <mrow>
                        <mi>s</mi>
                      </mrow>
                      <mo fence="true" stretchy="false">)</mo>
                    </mrow>
                  </mrow>
                  <mo stretchy="false">−</mo>
                  <mrow>
                    <mrow>
                      <mi mathvariant="normal">α</mi>
                      <mrow>
                        <mo fence="true" stretchy="false">(</mo>
                        <mrow>
                          <mrow>
                            <mn>1</mn>
                            <mo stretchy="false">−</mo>
                            <mi>s</mi>
                          </mrow>
                        </mrow>
                        <mo fence="true" stretchy="false">)</mo>
                      </mrow>
                    </mrow>
                    <mo stretchy="false">⋅</mo>
                    <mfrac>
                      <mrow>
                        <mi>f</mi>
                        <mrow>
                          <mo fence="true" stretchy="false">(</mo>
                          <mrow>
                            <mrow>
                              <mn>1</mn>
                              <mo stretchy="false">−</mo>
                              <mi>s</mi>
                            </mrow>
                          </mrow>
                          <mo fence="true" stretchy="false">)</mo>
                        </mrow>
                      </mrow>
                      <mrow>
                        <mi>f</mi>
                        <mrow>
                          <mo fence="true" stretchy="false">(</mo>
                          <mrow>
                            <mi>s</mi>
                          </mrow>
                          <mo fence="true" stretchy="false">)</mo>
                        </mrow>
                      </mrow>
                    </mfrac>
                  </mrow>
                </mrow>
              </mrow>
              <mo fence="true" stretchy="false">)</mo>
            </mrow>
            <mrow>
              <mo stretchy="false">−</mo>
              <mn>1</mn>
            </mrow>
          </msup>
          <mo stretchy="false">⋅</mo>
          <mrow>
            <munderover>
              <mo stretchy="false">∑</mo>
              <mrow>
                <mi>j</mi>
                <mo stretchy="false">=</mo>
                <mn>1</mn>
              </mrow>
              <mi>n</mi>
            </munderover>
            <msup>
              <mi>j</mi>
              <mrow>
                <mo stretchy="false">−</mo>
                <mi>s</mi>
              </mrow>
            </msup>
          </mrow>
        </mrow>
      </mrow>
    </mrow>
    <annotation encoding="StarMath 5.0">t( s ) = 

(
{%alpha(s)}
-
{%alpha(1-s)} cdot{{ {f(1-s)} over {f(s)}}}
)^-1
 



cdot sum from j = 1 to n j^-s</annotation>
  </semantics>
</math>
</file>

<file path=Object 341/content.xml><?xml version="1.0" encoding="utf-8"?>
<math xmlns="http://www.w3.org/1998/Math/MathML" display="block">
  <semantics>
    <mrow>
      <mi mathvariant="normal">α</mi>
      <mrow>
        <mrow>
          <mo fence="true" stretchy="false">(</mo>
          <mrow>
            <mi>s</mi>
          </mrow>
          <mo fence="true" stretchy="false">)</mo>
        </mrow>
        <mo stretchy="false">=</mo>
        <msup>
          <mrow>
            <mo fence="true" stretchy="false">(</mo>
            <mrow>
              <mrow>
                <mrow>
                  <mo stretchy="false">−</mo>
                  <mrow>
                    <mfrac>
                      <mn>1</mn>
                      <mn>2</mn>
                    </mfrac>
                    <mo stretchy="false">⋅</mo>
                    <msup>
                      <mi mathvariant="normal">π</mi>
                      <mrow>
                        <mo stretchy="false">−</mo>
                        <mfrac>
                          <mi>s</mi>
                          <mn>2</mn>
                        </mfrac>
                      </mrow>
                    </msup>
                    <mo stretchy="false">⋅</mo>
                    <mrow>
                      <mi mathvariant="normal">Γ</mi>
                      <mrow>
                        <mo fence="true" stretchy="false">(</mo>
                        <mrow>
                          <mfrac>
                            <mi>s</mi>
                            <mn>2</mn>
                          </mfrac>
                        </mrow>
                        <mo fence="true" stretchy="false">)</mo>
                      </mrow>
                    </mrow>
                  </mrow>
                </mrow>
                <mo stretchy="false">⋅</mo>
                <mi>s</mi>
                <mo stretchy="false">⋅</mo>
                <mrow>
                  <mo fence="true" stretchy="false">(</mo>
                  <mrow>
                    <mrow>
                      <mn>1</mn>
                      <mo stretchy="false">−</mo>
                      <mi>s</mi>
                    </mrow>
                  </mrow>
                  <mo fence="true" stretchy="false">)</mo>
                </mrow>
              </mrow>
            </mrow>
            <mo fence="true" stretchy="false">)</mo>
          </mrow>
          <mrow>
            <mo stretchy="false">−</mo>
            <mn>1</mn>
          </mrow>
        </msup>
      </mrow>
    </mrow>
    <annotation encoding="StarMath 5.0">%alpha( s ) =({ -{1 over 2 cdot %pi^{-{s over 2}} cdot {%GAMMA(s over 2)} }} cdot s cdot ( 1-s ))^-1</annotation>
  </semantics>
</math>
</file>

<file path=Object 342/content.xml><?xml version="1.0" encoding="utf-8"?>
<math xmlns="http://www.w3.org/1998/Math/MathML" display="block">
  <semantics>
    <mrow>
      <mi>f</mi>
      <mrow>
        <mrow>
          <mo fence="true" stretchy="false">(</mo>
          <mrow>
            <mi>s</mi>
          </mrow>
          <mo fence="true" stretchy="false">)</mo>
        </mrow>
        <mo stretchy="false">=</mo>
        <mfrac>
          <msup>
            <mi>n</mi>
            <mi>s</mi>
          </msup>
          <mi>s</mi>
        </mfrac>
      </mrow>
    </mrow>
    <annotation encoding="StarMath 5.0">f(s) = n^s over s
</annotation>
  </semantics>
</math>
</file>

<file path=Object 343/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frac>
        <mrow>
          <mrow>
            <msup>
              <mi>n</mi>
              <mi>s</mi>
            </msup>
            <mo stretchy="false">⋅</mo>
            <msubsup>
              <mi>H</mi>
              <mi>n</mi>
              <mrow>
                <mo fence="true" stretchy="false">(</mo>
                <mrow>
                  <mi>s</mi>
                </mrow>
                <mo fence="true" stretchy="false">)</mo>
              </mrow>
            </msubsup>
          </mrow>
          <mo stretchy="false">+</mo>
          <mrow>
            <msup>
              <mi>n</mi>
              <mrow>
                <mn>1</mn>
                <mo stretchy="false">−</mo>
                <mi>s</mi>
              </mrow>
            </msup>
            <mo stretchy="false">⋅</mo>
            <mfrac>
              <mi>s</mi>
              <mrow>
                <mn>1</mn>
                <mo stretchy="false">−</mo>
                <mi>s</mi>
              </mrow>
            </mfrac>
            <mo stretchy="false">⋅</mo>
            <msubsup>
              <mi>H</mi>
              <mi>n</mi>
              <mrow>
                <mo fence="true" stretchy="false">(</mo>
                <mrow>
                  <mrow>
                    <mn>1</mn>
                    <mo stretchy="false">−</mo>
                    <mi>s</mi>
                  </mrow>
                </mrow>
                <mo fence="true" stretchy="false">)</mo>
              </mrow>
            </msubsup>
          </mrow>
        </mrow>
        <mrow>
          <mrow>
            <msup>
              <mi>n</mi>
              <mi>s</mi>
            </msup>
            <mo stretchy="false">−</mo>
            <msup>
              <mi mathvariant="normal">π</mi>
              <mrow>
                <mfrac>
                  <mn>1</mn>
                  <mn>2</mn>
                </mfrac>
                <mo stretchy="false">−</mo>
                <mi>s</mi>
              </mrow>
            </msup>
          </mrow>
          <mrow>
            <mfrac>
              <mrow>
                <mrow>
                  <mo fence="true" stretchy="false">(</mo>
                  <mrow>
                    <mfrac>
                      <mi>s</mi>
                      <mn>2</mn>
                    </mfrac>
                  </mrow>
                  <mo fence="true" stretchy="false">)</mo>
                </mrow>
                <mi>!</mi>
              </mrow>
              <mrow>
                <mrow>
                  <mo fence="true" stretchy="false">(</mo>
                  <mrow>
                    <mfrac>
                      <mrow>
                        <mn>1</mn>
                        <mo stretchy="false">−</mo>
                        <mi>s</mi>
                      </mrow>
                      <mn>2</mn>
                    </mfrac>
                  </mrow>
                  <mo fence="true" stretchy="false">)</mo>
                </mrow>
                <mi>!</mi>
              </mrow>
            </mfrac>
            <mo stretchy="false">⋅</mo>
            <msup>
              <mi>n</mi>
              <mrow>
                <mn>1</mn>
                <mo stretchy="false">−</mo>
                <mi>s</mi>
              </mrow>
            </msup>
          </mrow>
        </mrow>
      </mfrac>
    </mrow>
    <annotation encoding="StarMath 5.0">%zeta( s ) = lim from { n rightarrow infinity }{ }{{{{n^s }}cdot H^( s )_n+{{n^{1-s} } cdot {s over {1-s}}}cdot H^( 1-s )_n }

over 

{

{{n^s}}
-


%pi^{1 over 2 - s}{{(s over 2)! } over {{({1-s} over 2)! }}

} cdot {n^{1-s}  }

 
}
}
</annotation>
  </semantics>
</math>
</file>

<file path=Object 344/content.xml><?xml version="1.0" encoding="utf-8"?>
<math xmlns="http://www.w3.org/1998/Math/MathML" display="block">
  <semantics>
    <mrow>
      <mi mathvariant="normal">ξ</mi>
      <mrow>
        <mrow>
          <mo fence="true" stretchy="false">(</mo>
          <mrow>
            <mi>s</mi>
          </mrow>
          <mo fence="true" stretchy="false">)</mo>
        </mrow>
        <mo stretchy="false">=</mo>
        <mrow>
          <munder>
            <mi>lim</mi>
            <mrow>
              <mi>n</mi>
              <mo stretchy="false">→</mo>
              <mi mathvariant="normal">∞</mi>
            </mrow>
          </munder>
          <mrow/>
        </mrow>
      </mrow>
      <mrow>
        <mi>t</mi>
        <mrow>
          <mrow>
            <mo fence="true" stretchy="false">(</mo>
            <mrow>
              <mi>s</mi>
            </mrow>
            <mo fence="true" stretchy="false">)</mo>
          </mrow>
          <mo stretchy="false">+</mo>
          <mi>t</mi>
        </mrow>
        <mrow>
          <mo fence="true" stretchy="false">(</mo>
          <mrow>
            <mrow>
              <mn>1</mn>
              <mo stretchy="false">−</mo>
              <mi>s</mi>
            </mrow>
          </mrow>
          <mo fence="true" stretchy="false">)</mo>
        </mrow>
      </mrow>
    </mrow>
    <annotation encoding="StarMath 5.0">%xi( s ) = lim from {n rightarrow infinity }{ }{t(s)+t(1-s)}</annotation>
  </semantics>
</math>
</file>

<file path=Object 345/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i mathvariant="normal">α</mi>
      <mrow>
        <mrow>
          <mo fence="true" stretchy="false">(</mo>
          <mrow>
            <mi>s</mi>
          </mrow>
          <mo fence="true" stretchy="false">)</mo>
        </mrow>
        <mo stretchy="false">⋅</mo>
        <mrow>
          <mo fence="true" stretchy="false">(</mo>
          <mrow>
            <mrow>
              <mi>t</mi>
              <mrow>
                <mrow>
                  <mo fence="true" stretchy="false">(</mo>
                  <mrow>
                    <mi>s</mi>
                  </mrow>
                  <mo fence="true" stretchy="false">)</mo>
                </mrow>
                <mo stretchy="false">+</mo>
                <mi>t</mi>
              </mrow>
              <mrow>
                <mo fence="true" stretchy="false">(</mo>
                <mrow>
                  <mrow>
                    <mn>1</mn>
                    <mo stretchy="false">−</mo>
                    <mi>s</mi>
                  </mrow>
                </mrow>
                <mo fence="true" stretchy="false">)</mo>
              </mrow>
            </mrow>
          </mrow>
          <mo fence="true" stretchy="false">)</mo>
        </mrow>
      </mrow>
    </mrow>
    <annotation encoding="StarMath 5.0">%zeta( s ) =lim from {n rightarrow infinity }{ } %alpha(s) cdot ( t(s)+t(1-s) )</annotation>
  </semantics>
</math>
</file>

<file path=Object 346/content.xml><?xml version="1.0" encoding="utf-8"?>
<math xmlns="http://www.w3.org/1998/Math/MathML" display="block">
  <semantics>
    <mrow>
      <mi mathvariant="normal">ξ</mi>
      <mrow>
        <mrow>
          <mo fence="true" stretchy="false">(</mo>
          <mrow>
            <mi>s</mi>
          </mrow>
          <mo fence="true" stretchy="false">)</mo>
        </mrow>
        <mo stretchy="false">=</mo>
        <mfrac>
          <mrow>
            <mrow>
              <mi>f</mi>
              <mrow>
                <mrow>
                  <mo fence="true" stretchy="false">(</mo>
                  <mrow>
                    <mi>s</mi>
                  </mrow>
                  <mo fence="true" stretchy="false">)</mo>
                </mrow>
                <mo stretchy="false">⋅</mo>
                <msubsup>
                  <mi>H</mi>
                  <mi>n</mi>
                  <mrow>
                    <mo fence="true" stretchy="false">(</mo>
                    <mrow>
                      <mi>s</mi>
                    </mrow>
                    <mo fence="true" stretchy="false">)</mo>
                  </mrow>
                </msubsup>
              </mrow>
            </mrow>
            <mo stretchy="false">−</mo>
            <mrow>
              <mi>f</mi>
              <mrow>
                <mrow>
                  <mo fence="true" stretchy="false">(</mo>
                  <mrow>
                    <mrow>
                      <mn>1</mn>
                      <mo stretchy="false">−</mo>
                      <mi>s</mi>
                    </mrow>
                  </mrow>
                  <mo fence="true" stretchy="false">)</mo>
                </mrow>
                <mo stretchy="false">⋅</mo>
                <msubsup>
                  <mi>H</mi>
                  <mi>n</mi>
                  <mrow>
                    <mo fence="true" stretchy="false">(</mo>
                    <mrow>
                      <mrow>
                        <mn>1</mn>
                        <mo stretchy="false">−</mo>
                        <mi>s</mi>
                      </mrow>
                    </mrow>
                    <mo fence="true" stretchy="false">)</mo>
                  </mrow>
                </msubsup>
              </mrow>
            </mrow>
          </mrow>
          <mrow>
            <mrow>
              <mrow>
                <mrow>
                  <mi mathvariant="normal">α</mi>
                  <mrow>
                    <mo fence="true" stretchy="false">(</mo>
                    <mrow>
                      <mi>s</mi>
                    </mrow>
                    <mo fence="true" stretchy="false">)</mo>
                  </mrow>
                </mrow>
                <mi>f</mi>
                <mrow>
                  <mo fence="true" stretchy="false">(</mo>
                  <mrow>
                    <mi>s</mi>
                  </mrow>
                  <mo fence="true" stretchy="false">)</mo>
                </mrow>
              </mrow>
              <mo stretchy="false">−</mo>
              <mrow>
                <mrow>
                  <mi mathvariant="normal">α</mi>
                  <mrow>
                    <mo fence="true" stretchy="false">(</mo>
                    <mrow>
                      <mrow>
                        <mn>1</mn>
                        <mo stretchy="false">−</mo>
                        <mi>s</mi>
                      </mrow>
                    </mrow>
                    <mo fence="true" stretchy="false">)</mo>
                  </mrow>
                </mrow>
                <mo stretchy="false">⋅</mo>
                <mi>f</mi>
              </mrow>
            </mrow>
            <mrow>
              <mo fence="true" stretchy="false">(</mo>
              <mrow>
                <mrow>
                  <mn>1</mn>
                  <mo stretchy="false">−</mo>
                  <mi>s</mi>
                </mrow>
              </mrow>
              <mo fence="true" stretchy="false">)</mo>
            </mrow>
          </mrow>
        </mfrac>
      </mrow>
    </mrow>
    <annotation encoding="StarMath 5.0">%xi( s ) = {{{{f(s) cdot H^( s )_n}}-{{f(1-s) cdot H^( 1-s )_n}} }

over 

{

{{%alpha(s)}f(s)}
-
{{%alpha(1-s)} } cdot f( 1-s )

 
}
}
</annotation>
  </semantics>
</math>
</file>

<file path=Object 347/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sup>
        <mrow>
          <mo fence="true" stretchy="false">(</mo>
          <mrow>
            <mrow>
              <mrow>
                <mn>1</mn>
                <mo stretchy="false">−</mo>
                <msup>
                  <mi mathvariant="normal">π</mi>
                  <mrow>
                    <mfrac>
                      <mn>1</mn>
                      <mn>2</mn>
                    </mfrac>
                    <mo stretchy="false">−</mo>
                    <mi>s</mi>
                  </mrow>
                </msup>
              </mrow>
              <mrow>
                <mfrac>
                  <mrow>
                    <mi mathvariant="normal">Γ</mi>
                    <mrow>
                      <mo fence="true" stretchy="false">(</mo>
                      <mrow>
                        <mfrac>
                          <mi>s</mi>
                          <mn>2</mn>
                        </mfrac>
                      </mrow>
                      <mo fence="true" stretchy="false">)</mo>
                    </mrow>
                  </mrow>
                  <mrow>
                    <mi mathvariant="normal">Γ</mi>
                    <mrow>
                      <mo fence="true" stretchy="false">(</mo>
                      <mrow>
                        <mfrac>
                          <mrow>
                            <mn>1</mn>
                            <mo stretchy="false">−</mo>
                            <mi>s</mi>
                          </mrow>
                          <mn>2</mn>
                        </mfrac>
                      </mrow>
                      <mo fence="true" stretchy="false">)</mo>
                    </mrow>
                  </mrow>
                </mfrac>
                <mo stretchy="false">⋅</mo>
                <msup>
                  <mi>n</mi>
                  <mrow>
                    <mrow>
                      <mn>1</mn>
                      <mo stretchy="false">−</mo>
                      <mn>2</mn>
                    </mrow>
                    <mi>s</mi>
                  </mrow>
                </msup>
                <mo stretchy="false">⋅</mo>
                <mfrac>
                  <mi>s</mi>
                  <mrow>
                    <mn>1</mn>
                    <mo stretchy="false">−</mo>
                    <mi>s</mi>
                  </mrow>
                </mfrac>
              </mrow>
            </mrow>
          </mrow>
          <mo fence="true" stretchy="false">)</mo>
        </mrow>
        <mrow>
          <mo stretchy="false">−</mo>
          <mn>1</mn>
        </mrow>
      </msup>
      <mrow>
        <msubsup>
          <mi>H</mi>
          <mi>n</mi>
          <mrow>
            <mo fence="true" stretchy="false">(</mo>
            <mrow>
              <mi>s</mi>
            </mrow>
            <mo fence="true" stretchy="false">)</mo>
          </mrow>
        </msubsup>
        <mo stretchy="false">−</mo>
        <mrow>
          <msup>
            <mrow>
              <mo fence="true" stretchy="false">(</mo>
              <mrow>
                <mrow>
                  <mrow>
                    <mrow>
                      <msup>
                        <mi>n</mi>
                        <mrow>
                          <mn>2</mn>
                          <mrow>
                            <mi>s</mi>
                            <mo stretchy="false">−</mo>
                            <mn>1</mn>
                          </mrow>
                        </mrow>
                      </msup>
                      <mo stretchy="false">⋅</mo>
                      <mfrac>
                        <mrow>
                          <mn>1</mn>
                          <mo stretchy="false">−</mo>
                          <mi>s</mi>
                        </mrow>
                        <mi>s</mi>
                      </mfrac>
                    </mrow>
                    <mo stretchy="false">−</mo>
                    <msup>
                      <mi mathvariant="normal">π</mi>
                      <mrow>
                        <mrow>
                          <mi>s</mi>
                          <mo stretchy="false">−</mo>
                          <mfrac>
                            <mn>1</mn>
                            <mn>2</mn>
                          </mfrac>
                        </mrow>
                        <mi>s</mi>
                      </mrow>
                    </msup>
                  </mrow>
                  <mfrac>
                    <mrow>
                      <mi mathvariant="normal">Γ</mi>
                      <mrow>
                        <mo fence="true" stretchy="false">(</mo>
                        <mrow>
                          <mfrac>
                            <mrow>
                              <mn>1</mn>
                              <mo stretchy="false">−</mo>
                              <mi>s</mi>
                            </mrow>
                            <mn>2</mn>
                          </mfrac>
                        </mrow>
                        <mo fence="true" stretchy="false">)</mo>
                      </mrow>
                    </mrow>
                    <mrow>
                      <mi mathvariant="normal">Γ</mi>
                      <mrow>
                        <mo fence="true" stretchy="false">(</mo>
                        <mrow>
                          <mfrac>
                            <mi>s</mi>
                            <mn>2</mn>
                          </mfrac>
                        </mrow>
                        <mo fence="true" stretchy="false">)</mo>
                      </mrow>
                    </mrow>
                  </mfrac>
                </mrow>
              </mrow>
              <mo fence="true" stretchy="false">)</mo>
            </mrow>
            <mrow>
              <mo stretchy="false">−</mo>
              <mn>1</mn>
            </mrow>
          </msup>
          <mo stretchy="false">⋅</mo>
          <msubsup>
            <mi>H</mi>
            <mi>n</mi>
            <mrow>
              <mo fence="true" stretchy="false">(</mo>
              <mrow>
                <mrow>
                  <mn>1</mn>
                  <mo stretchy="false">−</mo>
                  <mi>s</mi>
                </mrow>
              </mrow>
              <mo fence="true" stretchy="false">)</mo>
            </mrow>
          </msubsup>
        </mrow>
      </mrow>
    </mrow>
    <annotation encoding="StarMath 5.0">%zeta( s ) = lim from { n rightarrow infinity }{ }
(1-%pi^{1 over 2 - s}{{{%GAMMA(s over 2) }} over {{%GAMMA({1-s} over 2) }}

} cdot {n^{1-2 s} cdot {s over {1-s}}  })^-1H^( s )_n
-
({n^{2 s-1} cdot {{1-s} over s}}-%pi^{s-1 over 2 s}{{{%GAMMA({1-s} over 2) }} over {{%GAMMA({s} over 2) }}

})^-1cdot H^( 1-s )_n

</annotation>
  </semantics>
</math>
</file>

<file path=Object 348/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underover>
          <mo stretchy="false">∑</mo>
          <mrow>
            <mi>j</mi>
            <mo stretchy="false">=</mo>
            <mn>1</mn>
          </mrow>
          <mi>n</mi>
        </munderover>
        <mrow>
          <mfrac>
            <mn>1</mn>
            <mrow>
              <mrow>
                <mo fence="true" stretchy="false">(</mo>
                <mrow>
                  <mrow>
                    <mrow>
                      <mn>1</mn>
                      <mo stretchy="false">−</mo>
                      <msup>
                        <mi mathvariant="normal">π</mi>
                        <mrow>
                          <mfrac>
                            <mn>1</mn>
                            <mn>2</mn>
                          </mfrac>
                          <mo stretchy="false">−</mo>
                          <mi>s</mi>
                        </mrow>
                      </msup>
                    </mrow>
                    <mrow>
                      <mfrac>
                        <mrow>
                          <mi mathvariant="normal">Γ</mi>
                          <mrow>
                            <mo fence="true" stretchy="false">(</mo>
                            <mrow>
                              <mfrac>
                                <mi>s</mi>
                                <mn>2</mn>
                              </mfrac>
                            </mrow>
                            <mo fence="true" stretchy="false">)</mo>
                          </mrow>
                        </mrow>
                        <mrow>
                          <mi mathvariant="normal">Γ</mi>
                          <mrow>
                            <mo fence="true" stretchy="false">(</mo>
                            <mrow>
                              <mfrac>
                                <mrow>
                                  <mn>1</mn>
                                  <mo stretchy="false">−</mo>
                                  <mi>s</mi>
                                </mrow>
                                <mn>2</mn>
                              </mfrac>
                            </mrow>
                            <mo fence="true" stretchy="false">)</mo>
                          </mrow>
                        </mrow>
                      </mfrac>
                      <mo stretchy="false">⋅</mo>
                      <msup>
                        <mi>n</mi>
                        <mrow>
                          <mrow>
                            <mn>1</mn>
                            <mo stretchy="false">−</mo>
                            <mn>2</mn>
                          </mrow>
                          <mi>s</mi>
                        </mrow>
                      </msup>
                      <mo stretchy="false">⋅</mo>
                      <mfrac>
                        <mi>s</mi>
                        <mrow>
                          <mn>1</mn>
                          <mo stretchy="false">−</mo>
                          <mi>s</mi>
                        </mrow>
                      </mfrac>
                    </mrow>
                  </mrow>
                </mrow>
                <mo fence="true" stretchy="false">)</mo>
              </mrow>
              <mo stretchy="false">⋅</mo>
              <msup>
                <mi>j</mi>
                <mi>s</mi>
              </msup>
            </mrow>
          </mfrac>
          <mo stretchy="false">−</mo>
          <mfrac>
            <mn>1</mn>
            <mrow>
              <mrow>
                <mo fence="true" stretchy="false">(</mo>
                <mrow>
                  <mrow>
                    <mrow>
                      <mrow>
                        <msup>
                          <mi>n</mi>
                          <mrow>
                            <mn>2</mn>
                            <mrow>
                              <mi>s</mi>
                              <mo stretchy="false">−</mo>
                              <mn>1</mn>
                            </mrow>
                          </mrow>
                        </msup>
                        <mo stretchy="false">⋅</mo>
                        <mfrac>
                          <mrow>
                            <mn>1</mn>
                            <mo stretchy="false">−</mo>
                            <mi>s</mi>
                          </mrow>
                          <mi>s</mi>
                        </mfrac>
                      </mrow>
                      <mo stretchy="false">−</mo>
                      <msup>
                        <mi mathvariant="normal">π</mi>
                        <mrow>
                          <mrow>
                            <mi>s</mi>
                            <mo stretchy="false">−</mo>
                            <mfrac>
                              <mn>1</mn>
                              <mn>2</mn>
                            </mfrac>
                          </mrow>
                          <mi>s</mi>
                        </mrow>
                      </msup>
                    </mrow>
                    <mfrac>
                      <mrow>
                        <mi mathvariant="normal">Γ</mi>
                        <mrow>
                          <mo fence="true" stretchy="false">(</mo>
                          <mrow>
                            <mfrac>
                              <mrow>
                                <mn>1</mn>
                                <mo stretchy="false">−</mo>
                                <mi>s</mi>
                              </mrow>
                              <mn>2</mn>
                            </mfrac>
                          </mrow>
                          <mo fence="true" stretchy="false">)</mo>
                        </mrow>
                      </mrow>
                      <mrow>
                        <mi mathvariant="normal">Γ</mi>
                        <mrow>
                          <mo fence="true" stretchy="false">(</mo>
                          <mrow>
                            <mfrac>
                              <mi>s</mi>
                              <mn>2</mn>
                            </mfrac>
                          </mrow>
                          <mo fence="true" stretchy="false">)</mo>
                        </mrow>
                      </mrow>
                    </mfrac>
                  </mrow>
                </mrow>
                <mo fence="true" stretchy="false">)</mo>
              </mrow>
              <msup>
                <mi>j</mi>
                <mrow>
                  <mn>1</mn>
                  <mo stretchy="false">−</mo>
                  <mi>s</mi>
                </mrow>
              </msup>
            </mrow>
          </mfrac>
        </mrow>
      </mrow>
    </mrow>
    <annotation encoding="StarMath 5.0">%zeta( s ) = lim from { n rightarrow infinity }{ } sum from j = 1 to n{
1 over {(1-%pi^{1 over 2 - s}{{{%GAMMA(s over 2) }} over {{%GAMMA({1-s} over 2) }}

} cdot {n^{1-2 s} cdot {s over {1-s}}  }) cdot j^s}

-

1 over {({n^{2 s-1} cdot {{1-s} over s}}-%pi^{s-1 over 2 s}{{{%GAMMA({1-s} over 2) }} over {{%GAMMA({s} over 2) }}

})j^{1-s}}

}</annotation>
  </semantics>
</math>
</file>

<file path=Object 349/content.xml><?xml version="1.0" encoding="utf-8"?>
<math xmlns="http://www.w3.org/1998/Math/MathML" display="block">
  <semantics>
    <mrow>
      <mrow>
        <munder>
          <mi>lim</mi>
          <mrow>
            <mi>n</mi>
            <mo stretchy="false">→</mo>
            <mi mathvariant="normal">∞</mi>
          </mrow>
        </munder>
        <mrow/>
      </mrow>
      <mi mathvariant="normal">ζ</mi>
      <mrow>
        <mrow>
          <mrow>
            <mo fence="true" stretchy="false">(</mo>
            <mrow>
              <mrow>
                <mi>s</mi>
                <mi>,</mi>
                <mrow>
                  <mi>n</mi>
                  <mo stretchy="false">+</mo>
                  <mn>1</mn>
                </mrow>
              </mrow>
            </mrow>
            <mo fence="true" stretchy="false">)</mo>
          </mrow>
          <mo stretchy="false">⋅</mo>
          <msup>
            <mrow>
              <mo fence="true" stretchy="false">(</mo>
              <mrow>
                <mfrac>
                  <msup>
                    <mi>n</mi>
                    <mrow>
                      <mn>1</mn>
                      <mo stretchy="false">−</mo>
                      <mi>s</mi>
                    </mrow>
                  </msup>
                  <mrow>
                    <mi>s</mi>
                    <mo stretchy="false">−</mo>
                    <mn>1</mn>
                  </mrow>
                </mfrac>
              </mrow>
              <mo fence="true" stretchy="false">)</mo>
            </mrow>
            <mrow>
              <mo stretchy="false">−</mo>
              <mn>1</mn>
            </mrow>
          </msup>
        </mrow>
        <mo stretchy="false">=</mo>
        <mi mathvariant="normal">ζ</mi>
      </mrow>
      <mrow>
        <mrow>
          <mrow>
            <mo fence="true" stretchy="false">(</mo>
            <mrow>
              <mrow>
                <mi>s</mi>
                <mi>,</mi>
                <mrow>
                  <mi>n</mi>
                  <mo stretchy="false">+</mo>
                  <mn>1</mn>
                </mrow>
              </mrow>
            </mrow>
            <mo fence="true" stretchy="false">)</mo>
          </mrow>
          <mo stretchy="false">⋅</mo>
          <mrow>
            <mo fence="true" stretchy="false">(</mo>
            <mrow>
              <mrow>
                <mn>1</mn>
                <mo stretchy="false">−</mo>
                <mi>s</mi>
              </mrow>
            </mrow>
            <mo fence="true" stretchy="false">)</mo>
          </mrow>
          <mo stretchy="false">⋅</mo>
          <msup>
            <mi>n</mi>
            <mrow>
              <mi>s</mi>
              <mo stretchy="false">−</mo>
              <mn>1</mn>
            </mrow>
          </msup>
        </mrow>
        <mo stretchy="false">=</mo>
        <mn>1</mn>
      </mrow>
    </mrow>
    <annotation encoding="StarMath 5.0">lim from {n rightarrow infinity }{ }%zeta(s,n+1) cdot (n^{1-s} over {s-1})^-1 = %zeta(s,n+1) cdot (1-s) cdot n^{s-1} = 1</annotation>
  </semantics>
</math>
</file>

<file path=Object 35/content.xml><?xml version="1.0" encoding="utf-8"?>
<math xmlns="http://www.w3.org/1998/Math/MathML" display="block">
  <semantics>
    <mrow>
      <mrow>
        <mn>0</mn>
        <mo stretchy="false">=</mo>
        <mrow>
          <munder>
            <mi>lim</mi>
            <mrow>
              <mi>n</mi>
              <mo stretchy="false">→</mo>
              <mi mathvariant="normal">∞</mi>
            </mrow>
          </munder>
          <mrow/>
        </mrow>
      </mrow>
      <mrow>
        <mrow>
          <mrow>
            <mo fence="true" stretchy="false">(</mo>
            <mrow>
              <mrow>
                <mn>1</mn>
                <mo stretchy="false">−</mo>
                <mi>s</mi>
              </mrow>
            </mrow>
            <mo fence="true" stretchy="false">)</mo>
          </mrow>
          <mo stretchy="false">⋅</mo>
          <mrow>
            <mo fence="true" stretchy="false">(</mo>
            <mrow>
              <mrow>
                <munderover>
                  <mo stretchy="false">∑</mo>
                  <mrow>
                    <mi>j</mi>
                    <mo stretchy="false">=</mo>
                    <mn>1</mn>
                  </mrow>
                  <mi>n</mi>
                </munderover>
                <mfrac>
                  <mn>1</mn>
                  <msup>
                    <mi>j</mi>
                    <mi>s</mi>
                  </msup>
                </mfrac>
              </mrow>
            </mrow>
            <mo fence="true" stretchy="false">)</mo>
          </mrow>
        </mrow>
        <mo stretchy="false">−</mo>
        <mrow>
          <mrow>
            <mo fence="true" stretchy="false">(</mo>
            <mrow>
              <mi>s</mi>
            </mrow>
            <mo fence="true" stretchy="false">)</mo>
          </mrow>
          <mo stretchy="false">⋅</mo>
          <mrow>
            <mo fence="true" stretchy="false">(</mo>
            <mrow>
              <mrow>
                <mi>n</mi>
                <mo stretchy="false">⋅</mo>
                <mrow>
                  <mo fence="true" stretchy="false">(</mo>
                  <mrow>
                    <mrow>
                      <mi mathvariant="normal">ζ</mi>
                      <mrow>
                        <mrow>
                          <mo fence="true" stretchy="false">(</mo>
                          <mrow>
                            <mrow>
                              <mi>s</mi>
                              <mo stretchy="false">+</mo>
                              <mn>1</mn>
                            </mrow>
                          </mrow>
                          <mo fence="true" stretchy="false">)</mo>
                        </mrow>
                        <mo stretchy="false">−</mo>
                        <mrow>
                          <munderover>
                            <mo stretchy="false">∑</mo>
                            <mrow>
                              <mi>j</mi>
                              <mo stretchy="false">=</mo>
                              <mn>1</mn>
                            </mrow>
                            <mi>n</mi>
                          </munderover>
                          <mfrac>
                            <mn>1</mn>
                            <msup>
                              <mi>j</mi>
                              <mrow>
                                <mi>s</mi>
                                <mo stretchy="false">+</mo>
                                <mn>1</mn>
                              </mrow>
                            </msup>
                          </mfrac>
                        </mrow>
                      </mrow>
                    </mrow>
                  </mrow>
                  <mo fence="true" stretchy="false">)</mo>
                </mrow>
              </mrow>
            </mrow>
            <mo fence="true" stretchy="false">)</mo>
          </mrow>
        </mrow>
      </mrow>
    </mrow>
    <annotation encoding="StarMath 5.0">0 = 

lim from {n rightarrow infinity}{}

(1-s) cdot (sum from j = 1 to n{1 over j^s})

-

(s) cdot (n cdot(%zeta(s+1)-sum from j=1 to n {1 over j^{s+1}}))</annotation>
  </semantics>
</math>
</file>

<file path=Object 350/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i mathvariant="normal">α</mi>
      <mrow>
        <mrow>
          <mo fence="true" stretchy="false">(</mo>
          <mrow>
            <mi>s</mi>
          </mrow>
          <mo fence="true" stretchy="false">)</mo>
        </mrow>
        <mo stretchy="false">⋅</mo>
        <mrow>
          <mo fence="true" stretchy="false">(</mo>
          <mrow>
            <mrow>
              <mi>t</mi>
              <mrow>
                <mrow>
                  <mo fence="true" stretchy="false">(</mo>
                  <mrow>
                    <mi>s</mi>
                  </mrow>
                  <mo fence="true" stretchy="false">)</mo>
                </mrow>
                <mo stretchy="false">+</mo>
                <mi>t</mi>
              </mrow>
              <mrow>
                <mo fence="true" stretchy="false">(</mo>
                <mrow>
                  <mrow>
                    <mn>1</mn>
                    <mo stretchy="false">−</mo>
                    <mi>s</mi>
                  </mrow>
                </mrow>
                <mo fence="true" stretchy="false">)</mo>
              </mrow>
            </mrow>
          </mrow>
          <mo fence="true" stretchy="false">)</mo>
        </mrow>
      </mrow>
    </mrow>
    <annotation encoding="StarMath 5.0">%zeta( s ) =lim from {n rightarrow infinity }{ } %alpha(s) cdot ( t(s)+t(1-s) )</annotation>
  </semantics>
</math>
</file>

<file path=Object 351/content.xml><?xml version="1.0" encoding="utf-8"?>
<math xmlns="http://www.w3.org/1998/Math/MathML" display="block">
  <semantics>
    <mrow>
      <mrow>
        <munder>
          <mi>lim</mi>
          <mrow>
            <mi>n</mi>
            <mo stretchy="false">→</mo>
            <mi mathvariant="normal">∞</mi>
          </mrow>
        </munder>
        <mrow/>
      </mrow>
      <mfrac>
        <msup>
          <mi>n</mi>
          <mrow>
            <mn>1</mn>
            <mo stretchy="false">−</mo>
            <mi>s</mi>
          </mrow>
        </msup>
        <mrow>
          <mn>1</mn>
          <mo stretchy="false">−</mo>
          <mi>s</mi>
        </mrow>
      </mfrac>
      <mrow>
        <msubsup>
          <mi>H</mi>
          <mi>n</mi>
          <mrow>
            <mo fence="true" stretchy="false">(</mo>
            <mrow>
              <mrow>
                <mn>1</mn>
                <mo stretchy="false">−</mo>
                <mi>s</mi>
              </mrow>
            </mrow>
            <mo fence="true" stretchy="false">)</mo>
          </mrow>
        </msubsup>
        <mo stretchy="false">−</mo>
        <mfrac>
          <msup>
            <mi>n</mi>
            <mi>s</mi>
          </msup>
          <mi>s</mi>
        </mfrac>
      </mrow>
      <mrow>
        <msubsup>
          <mi>H</mi>
          <mi>n</mi>
          <mrow>
            <mo fence="true" stretchy="false">(</mo>
            <mrow>
              <mi>s</mi>
            </mrow>
            <mo fence="true" stretchy="false">)</mo>
          </mrow>
        </msubsup>
        <mo stretchy="false">=</mo>
        <mi mathvariant="normal">ℑ</mi>
      </mrow>
      <mrow>
        <mo fence="true" stretchy="false">(</mo>
        <mrow>
          <mfrac>
            <mn>1</mn>
            <mi>s</mi>
          </mfrac>
        </mrow>
        <mo fence="true" stretchy="false">)</mo>
      </mrow>
    </mrow>
    <annotation encoding="StarMath 5.0">lim from {n rightarrow infinity}{}{n^{ 1-s }}over{1-s} H^( 1-s )_n - n^s over s H^( s )_n = Im( 1 over s )</annotation>
  </semantics>
</math>
</file>

<file path=Object 352/content.xml><?xml version="1.0" encoding="utf-8"?>
<math xmlns="http://www.w3.org/1998/Math/MathML" display="block">
  <semantics>
    <mrow>
      <mi mathvariant="normal">ζ</mi>
      <mrow>
        <mrow>
          <mo fence="true" stretchy="false">(</mo>
          <mrow>
            <mi>s</mi>
          </mrow>
          <mo fence="true" stretchy="false">)</mo>
        </mrow>
        <mo stretchy="false">=</mo>
        <mfrac>
          <mrow>
            <mrow>
              <mi>f</mi>
              <mrow>
                <mrow>
                  <mo fence="true" stretchy="false">(</mo>
                  <mrow>
                    <mi>s</mi>
                  </mrow>
                  <mo fence="true" stretchy="false">)</mo>
                </mrow>
                <mo stretchy="false">⋅</mo>
                <msubsup>
                  <mi>H</mi>
                  <mi>n</mi>
                  <mrow>
                    <mo fence="true" stretchy="false">(</mo>
                    <mrow>
                      <mi>s</mi>
                    </mrow>
                    <mo fence="true" stretchy="false">)</mo>
                  </mrow>
                </msubsup>
              </mrow>
            </mrow>
            <mo stretchy="false">−</mo>
            <mrow>
              <mi>f</mi>
              <mrow>
                <mrow>
                  <mo fence="true" stretchy="false">(</mo>
                  <mrow>
                    <mrow>
                      <mn>1</mn>
                      <mo stretchy="false">−</mo>
                      <mi>s</mi>
                    </mrow>
                  </mrow>
                  <mo fence="true" stretchy="false">)</mo>
                </mrow>
                <mo stretchy="false">⋅</mo>
                <msubsup>
                  <mi>H</mi>
                  <mi>n</mi>
                  <mrow>
                    <mo fence="true" stretchy="false">(</mo>
                    <mrow>
                      <mrow>
                        <mn>1</mn>
                        <mo stretchy="false">−</mo>
                        <mi>s</mi>
                      </mrow>
                    </mrow>
                    <mo fence="true" stretchy="false">)</mo>
                  </mrow>
                </msubsup>
              </mrow>
            </mrow>
          </mrow>
          <mrow>
            <mrow>
              <mrow>
                <mi>f</mi>
                <mrow>
                  <mo fence="true" stretchy="false">(</mo>
                  <mrow>
                    <mi>s</mi>
                  </mrow>
                  <mo fence="true" stretchy="false">)</mo>
                </mrow>
              </mrow>
              <mo stretchy="false">−</mo>
              <mrow>
                <mfrac>
                  <mrow>
                    <mi mathvariant="normal">α</mi>
                    <mrow>
                      <mo fence="true" stretchy="false">(</mo>
                      <mrow>
                        <mrow>
                          <mn>1</mn>
                          <mo stretchy="false">−</mo>
                          <mi>s</mi>
                        </mrow>
                      </mrow>
                      <mo fence="true" stretchy="false">)</mo>
                    </mrow>
                  </mrow>
                  <mrow>
                    <mi mathvariant="normal">α</mi>
                    <mrow>
                      <mo fence="true" stretchy="false">(</mo>
                      <mrow>
                        <mi>s</mi>
                      </mrow>
                      <mo fence="true" stretchy="false">)</mo>
                    </mrow>
                  </mrow>
                </mfrac>
                <mo stretchy="false">⋅</mo>
                <mi>f</mi>
              </mrow>
            </mrow>
            <mrow>
              <mo fence="true" stretchy="false">(</mo>
              <mrow>
                <mrow>
                  <mn>1</mn>
                  <mo stretchy="false">−</mo>
                  <mi>s</mi>
                </mrow>
              </mrow>
              <mo fence="true" stretchy="false">)</mo>
            </mrow>
          </mrow>
        </mfrac>
      </mrow>
    </mrow>
    <annotation encoding="StarMath 5.0">%zeta( s ) = {{{{f(s) cdot H^( s )_n}}-{{f(1-s) cdot H^( 1-s )_n}} }

over 

{

{f(s)}
-
{{%alpha(1-s)}over{%alpha(s)} } cdot f( 1-s )

 
}
}
</annotation>
  </semantics>
</math>
</file>

<file path=Object 353/content.xml><?xml version="1.0" encoding="utf-8"?>
<math xmlns="http://www.w3.org/1998/Math/MathML" display="block">
  <semantics>
    <mrow>
      <mi mathvariant="normal">α</mi>
      <mrow>
        <mrow>
          <mo fence="true" stretchy="false">(</mo>
          <mrow>
            <mi>s</mi>
          </mrow>
          <mo fence="true" stretchy="false">)</mo>
        </mrow>
        <mo stretchy="false">=</mo>
        <msup>
          <mrow>
            <mo fence="true" stretchy="false">(</mo>
            <mrow>
              <mrow>
                <mrow>
                  <mo stretchy="false">−</mo>
                  <mrow>
                    <mfrac>
                      <mn>1</mn>
                      <mn>2</mn>
                    </mfrac>
                    <mo stretchy="false">⋅</mo>
                    <msup>
                      <mi mathvariant="normal">π</mi>
                      <mrow>
                        <mo stretchy="false">−</mo>
                        <mfrac>
                          <mi>s</mi>
                          <mn>2</mn>
                        </mfrac>
                      </mrow>
                    </msup>
                    <mo stretchy="false">⋅</mo>
                    <mrow>
                      <mi mathvariant="normal">Γ</mi>
                      <mrow>
                        <mo fence="true" stretchy="false">(</mo>
                        <mrow>
                          <mfrac>
                            <mi>s</mi>
                            <mn>2</mn>
                          </mfrac>
                        </mrow>
                        <mo fence="true" stretchy="false">)</mo>
                      </mrow>
                    </mrow>
                  </mrow>
                </mrow>
                <mo stretchy="false">⋅</mo>
                <mi>s</mi>
                <mo stretchy="false">⋅</mo>
                <mrow>
                  <mo fence="true" stretchy="false">(</mo>
                  <mrow>
                    <mrow>
                      <mn>1</mn>
                      <mo stretchy="false">−</mo>
                      <mi>s</mi>
                    </mrow>
                  </mrow>
                  <mo fence="true" stretchy="false">)</mo>
                </mrow>
              </mrow>
            </mrow>
            <mo fence="true" stretchy="false">)</mo>
          </mrow>
          <mrow>
            <mo stretchy="false">−</mo>
            <mn>1</mn>
          </mrow>
        </msup>
      </mrow>
    </mrow>
    <annotation encoding="StarMath 5.0">%alpha( s ) =({ -{1 over 2 cdot %pi^{-{s over 2}} cdot {%GAMMA(s over 2)} }} cdot s cdot ( 1-s ))^-1</annotation>
  </semantics>
</math>
</file>

<file path=Object 354/content.xml><?xml version="1.0" encoding="utf-8"?>
<math xmlns="http://www.w3.org/1998/Math/MathML" display="block">
  <semantics>
    <mrow>
      <mi>f</mi>
      <mrow>
        <mrow>
          <mo fence="true" stretchy="false">(</mo>
          <mrow>
            <mi>s</mi>
          </mrow>
          <mo fence="true" stretchy="false">)</mo>
        </mrow>
        <mo stretchy="false">=</mo>
        <mfrac>
          <msup>
            <mi>n</mi>
            <mi>s</mi>
          </msup>
          <mi>s</mi>
        </mfrac>
      </mrow>
    </mrow>
    <annotation encoding="StarMath 5.0">f(s) = n^s over s
</annotation>
  </semantics>
</math>
</file>

<file path=Object 355/content.xml><?xml version="1.0" encoding="utf-8"?>
<math xmlns="http://www.w3.org/1998/Math/MathML" display="block">
  <semantics>
    <mrow>
      <mi>t</mi>
      <mrow>
        <mrow>
          <mo fence="true" stretchy="false">(</mo>
          <mrow>
            <mi>s</mi>
          </mrow>
          <mo fence="true" stretchy="false">)</mo>
        </mrow>
        <mo stretchy="false">=</mo>
        <mrow>
          <msup>
            <mrow>
              <mo fence="true" stretchy="false">(</mo>
              <mrow>
                <mrow>
                  <mrow>
                    <mi mathvariant="normal">α</mi>
                    <mrow>
                      <mo fence="true" stretchy="false">(</mo>
                      <mrow>
                        <mi>s</mi>
                      </mrow>
                      <mo fence="true" stretchy="false">)</mo>
                    </mrow>
                  </mrow>
                  <mo stretchy="false">−</mo>
                  <mrow>
                    <mrow>
                      <mi mathvariant="normal">α</mi>
                      <mrow>
                        <mo fence="true" stretchy="false">(</mo>
                        <mrow>
                          <mrow>
                            <mn>1</mn>
                            <mo stretchy="false">−</mo>
                            <mi>s</mi>
                          </mrow>
                        </mrow>
                        <mo fence="true" stretchy="false">)</mo>
                      </mrow>
                    </mrow>
                    <mo stretchy="false">⋅</mo>
                    <mfrac>
                      <mrow>
                        <mi>f</mi>
                        <mrow>
                          <mo fence="true" stretchy="false">(</mo>
                          <mrow>
                            <mrow>
                              <mn>1</mn>
                              <mo stretchy="false">−</mo>
                              <mi>s</mi>
                            </mrow>
                          </mrow>
                          <mo fence="true" stretchy="false">)</mo>
                        </mrow>
                      </mrow>
                      <mrow>
                        <mi>f</mi>
                        <mrow>
                          <mo fence="true" stretchy="false">(</mo>
                          <mrow>
                            <mi>s</mi>
                          </mrow>
                          <mo fence="true" stretchy="false">)</mo>
                        </mrow>
                      </mrow>
                    </mfrac>
                  </mrow>
                </mrow>
              </mrow>
              <mo fence="true" stretchy="false">)</mo>
            </mrow>
            <mrow>
              <mo stretchy="false">−</mo>
              <mn>1</mn>
            </mrow>
          </msup>
          <mo stretchy="false">⋅</mo>
          <msubsup>
            <mi>H</mi>
            <mi>n</mi>
            <mrow>
              <mo fence="true" stretchy="false">(</mo>
              <mrow>
                <mi>s</mi>
              </mrow>
              <mo fence="true" stretchy="false">)</mo>
            </mrow>
          </msubsup>
        </mrow>
      </mrow>
    </mrow>
    <annotation encoding="StarMath 5.0">t( s ) = 

(
{%alpha(s)}
-
{%alpha(1-s)} cdot{{ {f(1-s)} over {f(s)}}}
)^-1
 



cdot H^( s )_n</annotation>
  </semantics>
</math>
</file>

<file path=Object 356/content.xml><?xml version="1.0" encoding="utf-8"?>
<math xmlns="http://www.w3.org/1998/Math/MathML" display="block">
  <semantics>
    <mrow>
      <mi mathvariant="normal">ξ</mi>
      <mrow>
        <mrow>
          <mo fence="true" stretchy="false">(</mo>
          <mrow>
            <mi>s</mi>
          </mrow>
          <mo fence="true" stretchy="false">)</mo>
        </mrow>
        <mo stretchy="false">=</mo>
        <mrow>
          <munder>
            <mi>lim</mi>
            <mrow>
              <mi>n</mi>
              <mo stretchy="false">→</mo>
              <mi mathvariant="normal">∞</mi>
            </mrow>
          </munder>
          <mrow/>
        </mrow>
      </mrow>
      <mrow>
        <mi>t</mi>
        <mrow>
          <mrow>
            <mo fence="true" stretchy="false">(</mo>
            <mrow>
              <mi>s</mi>
            </mrow>
            <mo fence="true" stretchy="false">)</mo>
          </mrow>
          <mo stretchy="false">+</mo>
          <mi>t</mi>
        </mrow>
        <mrow>
          <mo fence="true" stretchy="false">(</mo>
          <mrow>
            <mrow>
              <mn>1</mn>
              <mo stretchy="false">−</mo>
              <mi>s</mi>
            </mrow>
          </mrow>
          <mo fence="true" stretchy="false">)</mo>
        </mrow>
      </mrow>
    </mrow>
    <annotation encoding="StarMath 5.0">%xi( s ) = lim from {n rightarrow infinity }{ }{t(s)+t(1-s)}</annotation>
  </semantics>
</math>
</file>

<file path=Object 357/content.xml><?xml version="1.0" encoding="utf-8"?>
<math xmlns="http://www.w3.org/1998/Math/MathML" display="block">
  <semantics>
    <mrow>
      <mrow>
        <munder>
          <mi>lim</mi>
          <mrow>
            <mi>n</mi>
            <mo stretchy="false">→</mo>
            <mi mathvariant="normal">∞</mi>
          </mrow>
        </munder>
        <mrow/>
      </mrow>
      <mrow>
        <mfrac>
          <msqrt>
            <mi>s</mi>
          </msqrt>
          <msqrt>
            <mrow>
              <mn>1</mn>
              <mo stretchy="false">−</mo>
              <mi>s</mi>
            </mrow>
          </msqrt>
        </mfrac>
        <mo stretchy="false">⋅</mo>
        <msup>
          <mi>n</mi>
          <mrow>
            <mn>1</mn>
            <mo stretchy="false">−</mo>
            <mi>s</mi>
          </mrow>
        </msup>
      </mrow>
      <mrow>
        <msubsup>
          <mi>H</mi>
          <mi>n</mi>
          <mrow>
            <mo fence="true" stretchy="false">(</mo>
            <mrow>
              <mrow>
                <mn>1</mn>
                <mo stretchy="false">−</mo>
                <mi>s</mi>
              </mrow>
            </mrow>
            <mo fence="true" stretchy="false">)</mo>
          </mrow>
        </msubsup>
        <mo stretchy="false">−</mo>
        <mrow>
          <mfrac>
            <msqrt>
              <mrow>
                <mn>1</mn>
                <mo stretchy="false">−</mo>
                <mi>s</mi>
              </mrow>
            </msqrt>
            <msqrt>
              <mi>s</mi>
            </msqrt>
          </mfrac>
          <mo stretchy="false">⋅</mo>
          <msup>
            <mi>n</mi>
            <mi>s</mi>
          </msup>
        </mrow>
      </mrow>
      <mrow>
        <msubsup>
          <mi>H</mi>
          <mi>n</mi>
          <mrow>
            <mo fence="true" stretchy="false">(</mo>
            <mrow>
              <mi>s</mi>
            </mrow>
            <mo fence="true" stretchy="false">)</mo>
          </mrow>
        </msubsup>
        <mo stretchy="false">≈</mo>
        <mi>i</mi>
      </mrow>
    </mrow>
    <annotation encoding="StarMath 5.0">lim from {n rightarrow infinity}{}{sqrt s over sqrt{1-s} cdot  n^{ 1-s }} H^( 1-s )_n - sqrt {1-s} over sqrt s cdot n^s  H^( s )_n approx i</annotation>
  </semantics>
</math>
</file>

<file path=Object 358/content.xml><?xml version="1.0" encoding="utf-8"?>
<math xmlns="http://www.w3.org/1998/Math/MathML" display="block">
  <semantics>
    <mrow>
      <mrow>
        <munder>
          <mi>lim</mi>
          <mrow>
            <mi>n</mi>
            <mo stretchy="false">→</mo>
            <mi mathvariant="normal">∞</mi>
          </mrow>
        </munder>
        <mrow/>
      </mrow>
      <msqrt>
        <mfrac>
          <mrow>
            <mn>1</mn>
            <mo stretchy="false">−</mo>
            <mi>s</mi>
          </mrow>
          <mi>s</mi>
        </mfrac>
      </msqrt>
      <msup>
        <mi>n</mi>
        <mi>s</mi>
      </msup>
      <mrow>
        <msubsup>
          <mi>H</mi>
          <mi>n</mi>
          <mrow>
            <mo fence="true" stretchy="false">(</mo>
            <mrow>
              <mi>s</mi>
            </mrow>
            <mo fence="true" stretchy="false">)</mo>
          </mrow>
        </msubsup>
        <mo stretchy="false">=</mo>
        <msup>
          <mrow>
            <mo fence="true" stretchy="false">(</mo>
            <mrow>
              <mrow>
                <mi>s</mi>
                <mrow>
                  <mo fence="true" stretchy="false">(</mo>
                  <mrow>
                    <mrow>
                      <mn>1</mn>
                      <mo stretchy="false">−</mo>
                      <mi>s</mi>
                    </mrow>
                  </mrow>
                  <mo fence="true" stretchy="false">)</mo>
                </mrow>
              </mrow>
            </mrow>
            <mo fence="true" stretchy="false">)</mo>
          </mrow>
          <mrow>
            <mo stretchy="false">−</mo>
            <mfrac>
              <mn>1</mn>
              <mn>2</mn>
            </mfrac>
          </mrow>
        </msup>
      </mrow>
      <mrow>
        <mrow>
          <mo fence="true" stretchy="false">(</mo>
          <mrow>
            <mrow>
              <mi>n</mi>
              <mo stretchy="false">+</mo>
              <mfrac>
                <mrow>
                  <mn>1</mn>
                  <mo stretchy="false">−</mo>
                  <mi>s</mi>
                </mrow>
                <mn>2</mn>
              </mfrac>
            </mrow>
          </mrow>
          <mo fence="true" stretchy="false">)</mo>
        </mrow>
        <mo stretchy="false">=</mo>
        <mrow>
          <mfrac>
            <mi>n</mi>
            <msqrt>
              <mrow>
                <mi>s</mi>
                <mrow>
                  <mo fence="true" stretchy="false">(</mo>
                  <mrow>
                    <mrow>
                      <mn>1</mn>
                      <mo stretchy="false">−</mo>
                      <mi>s</mi>
                    </mrow>
                  </mrow>
                  <mo fence="true" stretchy="false">)</mo>
                </mrow>
              </mrow>
            </msqrt>
          </mfrac>
          <mo stretchy="false">+</mo>
          <mfrac>
            <mn>1</mn>
            <mn>2</mn>
          </mfrac>
        </mrow>
      </mrow>
      <msqrt>
        <mfrac>
          <mi>s</mi>
          <mrow>
            <mn>1</mn>
            <mo stretchy="false">−</mo>
            <mi>s</mi>
          </mrow>
        </mfrac>
      </msqrt>
    </mrow>
    <annotation encoding="StarMath 5.0">lim from {n rightarrow infinity}{}{ sqrt{{1-s} over s} } n^s H^( s )_n = 

(s(1-s))^{-{1 over 2}}( n + {1-s} over  2 ) = 

n over  sqrt{s(1-s)}   + 1 over 2 sqrt{s over {1-s}}</annotation>
  </semantics>
</math>
</file>

<file path=Object 359/content.xml><?xml version="1.0" encoding="utf-8"?>
<math xmlns="http://www.w3.org/1998/Math/MathML" display="block">
  <semantics>
    <mrow>
      <mrow>
        <munder>
          <mi>lim</mi>
          <mrow>
            <mi>n</mi>
            <mo stretchy="false">→</mo>
            <mi mathvariant="normal">∞</mi>
          </mrow>
        </munder>
        <mrow/>
      </mrow>
      <mrow>
        <msubsup>
          <mi>H</mi>
          <mi>n</mi>
          <mrow>
            <mo fence="true" stretchy="false">(</mo>
            <mrow>
              <mi>s</mi>
            </mrow>
            <mo fence="true" stretchy="false">)</mo>
          </mrow>
        </msubsup>
        <mo stretchy="false">=</mo>
        <mrow>
          <mfrac>
            <msup>
              <mi>n</mi>
              <mrow>
                <mn>1</mn>
                <mo stretchy="false">−</mo>
                <mi>s</mi>
              </mrow>
            </msup>
            <mrow>
              <mn>1</mn>
              <mo stretchy="false">−</mo>
              <mi>s</mi>
            </mrow>
          </mfrac>
          <mo stretchy="false">+</mo>
          <mfrac>
            <msup>
              <mi>n</mi>
              <mrow>
                <mo stretchy="false">−</mo>
                <mi>s</mi>
              </mrow>
            </msup>
            <mn>2</mn>
          </mfrac>
        </mrow>
      </mrow>
    </mrow>
    <annotation encoding="StarMath 5.0">lim from {n rightarrow infinity}{}H^( s )_n = n^{1-s} over {1-s} + n^-s over 2</annotation>
  </semantics>
</math>
</file>

<file path=Object 36/content.xml><?xml version="1.0" encoding="utf-8"?>
<math xmlns="http://www.w3.org/1998/Math/MathML" display="block">
  <semantics>
    <mrow>
      <mi mathvariant="normal">ζ</mi>
      <mrow>
        <mrow>
          <mo fence="true" stretchy="false">(</mo>
          <mrow>
            <mi>s</mi>
          </mrow>
          <mo fence="true" stretchy="false">)</mo>
        </mrow>
        <mo stretchy="false">=</mo>
        <mn>0</mn>
      </mrow>
    </mrow>
    <annotation encoding="StarMath 5.0">%zeta( s )=0
</annotation>
  </semantics>
</math>
</file>

<file path=Object 360/content.xml><?xml version="1.0" encoding="utf-8"?>
<math xmlns="http://www.w3.org/1998/Math/MathML" display="block">
  <semantics>
    <mrow>
      <mi mathvariant="normal">ζ</mi>
      <mrow>
        <mrow>
          <mo fence="true" stretchy="false">(</mo>
          <mrow>
            <mi>s</mi>
          </mrow>
          <mo fence="true" stretchy="false">)</mo>
        </mrow>
        <mo stretchy="false">=</mo>
        <mfrac>
          <mrow>
            <mrow>
              <mi>f</mi>
              <mrow>
                <mrow>
                  <mo fence="true" stretchy="false">(</mo>
                  <mrow>
                    <mi>s</mi>
                  </mrow>
                  <mo fence="true" stretchy="false">)</mo>
                </mrow>
                <mo stretchy="false">⋅</mo>
                <msubsup>
                  <mi>H</mi>
                  <mi>n</mi>
                  <mrow>
                    <mo fence="true" stretchy="false">(</mo>
                    <mrow>
                      <mi>s</mi>
                    </mrow>
                    <mo fence="true" stretchy="false">)</mo>
                  </mrow>
                </msubsup>
              </mrow>
            </mrow>
            <mo stretchy="false">−</mo>
            <mrow>
              <mi>f</mi>
              <mrow>
                <mrow>
                  <mo fence="true" stretchy="false">(</mo>
                  <mrow>
                    <mrow>
                      <mn>1</mn>
                      <mo stretchy="false">−</mo>
                      <mi>s</mi>
                    </mrow>
                  </mrow>
                  <mo fence="true" stretchy="false">)</mo>
                </mrow>
                <mo stretchy="false">⋅</mo>
                <msubsup>
                  <mi>H</mi>
                  <mi>n</mi>
                  <mrow>
                    <mo fence="true" stretchy="false">(</mo>
                    <mrow>
                      <mrow>
                        <mn>1</mn>
                        <mo stretchy="false">−</mo>
                        <mi>s</mi>
                      </mrow>
                    </mrow>
                    <mo fence="true" stretchy="false">)</mo>
                  </mrow>
                </msubsup>
              </mrow>
            </mrow>
          </mrow>
          <mrow>
            <mrow>
              <mrow>
                <mi>f</mi>
                <mrow>
                  <mo fence="true" stretchy="false">(</mo>
                  <mrow>
                    <mi>s</mi>
                  </mrow>
                  <mo fence="true" stretchy="false">)</mo>
                </mrow>
              </mrow>
              <mo stretchy="false">−</mo>
              <mrow>
                <mfrac>
                  <mrow>
                    <mi mathvariant="normal">α</mi>
                    <mrow>
                      <mo fence="true" stretchy="false">(</mo>
                      <mrow>
                        <mrow>
                          <mn>1</mn>
                          <mo stretchy="false">−</mo>
                          <mi>s</mi>
                        </mrow>
                      </mrow>
                      <mo fence="true" stretchy="false">)</mo>
                    </mrow>
                  </mrow>
                  <mrow>
                    <mi mathvariant="normal">α</mi>
                    <mrow>
                      <mo fence="true" stretchy="false">(</mo>
                      <mrow>
                        <mi>s</mi>
                      </mrow>
                      <mo fence="true" stretchy="false">)</mo>
                    </mrow>
                  </mrow>
                </mfrac>
                <mo stretchy="false">⋅</mo>
                <mi>f</mi>
              </mrow>
            </mrow>
            <mrow>
              <mo fence="true" stretchy="false">(</mo>
              <mrow>
                <mrow>
                  <mn>1</mn>
                  <mo stretchy="false">−</mo>
                  <mi>s</mi>
                </mrow>
              </mrow>
              <mo fence="true" stretchy="false">)</mo>
            </mrow>
          </mrow>
        </mfrac>
      </mrow>
    </mrow>
    <annotation encoding="StarMath 5.0">%zeta( s ) = {{{{f(s) cdot H^( s )_n}}-{{f(1-s) cdot H^( 1-s )_n}} }

over 

{

{f(s)}
-
{{%alpha(1-s)}over{%alpha(s)} } cdot f( 1-s )

 
}
}
</annotation>
  </semantics>
</math>
</file>

<file path=Object 361/content.xml><?xml version="1.0" encoding="utf-8"?>
<math xmlns="http://www.w3.org/1998/Math/MathML" display="block">
  <semantics>
    <mrow>
      <mrow>
        <mrow>
          <munderover>
            <mo stretchy="false">∑</mo>
            <mrow>
              <mi>j</mi>
              <mo stretchy="false">=</mo>
              <mn>1</mn>
            </mrow>
            <mi>n</mi>
          </munderover>
          <msup>
            <mi>j</mi>
            <mrow>
              <mo stretchy="false">−</mo>
              <mi>s</mi>
            </mrow>
          </msup>
        </mrow>
        <mo stretchy="false">=</mo>
        <mi mathvariant="normal">ζ</mi>
      </mrow>
      <mrow>
        <mrow>
          <mo fence="true" stretchy="false">(</mo>
          <mrow>
            <mi>s</mi>
          </mrow>
          <mo fence="true" stretchy="false">)</mo>
        </mrow>
        <mo stretchy="false">+</mo>
        <mfrac>
          <mn>1</mn>
          <mrow>
            <mn>1</mn>
            <mo stretchy="false">−</mo>
            <mi>s</mi>
          </mrow>
        </mfrac>
      </mrow>
      <mrow>
        <mrow>
          <munderover>
            <mo stretchy="false">∑</mo>
            <mrow>
              <mi>k</mi>
              <mo stretchy="false">=</mo>
              <mn>0</mn>
            </mrow>
            <mi mathvariant="normal">∞</mi>
          </munderover>
          <mrow>
            <mo fence="true" stretchy="false">(</mo>
            <mrow>
              <mtable>
                <mtr>
                  <mtd>
                    <mrow>
                      <mn>1</mn>
                      <mo stretchy="false">−</mo>
                      <mi>s</mi>
                    </mrow>
                  </mtd>
                </mtr>
                <mtr>
                  <mtd>
                    <mi>k</mi>
                  </mtd>
                </mtr>
              </mtable>
            </mrow>
            <mo fence="true" stretchy="false">)</mo>
          </mrow>
        </mrow>
        <mo stretchy="false">⋅</mo>
        <msub>
          <mi>B</mi>
          <mi>k</mi>
        </msub>
        <mo stretchy="false">⋅</mo>
        <msup>
          <mi>n</mi>
          <mrow>
            <mn>1</mn>
            <mo stretchy="false">−</mo>
            <mi>s</mi>
            <mo stretchy="false">−</mo>
            <mi>k</mi>
          </mrow>
        </msup>
      </mrow>
    </mrow>
    <annotation encoding="StarMath 5.0">sum from j = 1 to n j^-s = %zeta( s ) + 1 over {1-s} sum from k = 0 to infinity ( binom{1-s}{k} ) cdot B_k cdot n^{ 1-s-k }</annotation>
  </semantics>
</math>
</file>

<file path=Object 362/content.xml><?xml version="1.0" encoding="utf-8"?>
<math xmlns="http://www.w3.org/1998/Math/MathML" display="block">
  <semantics>
    <mrow>
      <mi mathvariant="normal">α</mi>
      <mrow>
        <mrow>
          <mo fence="true" stretchy="false">(</mo>
          <mrow>
            <mi>s</mi>
          </mrow>
          <mo fence="true" stretchy="false">)</mo>
        </mrow>
        <mo stretchy="false">=</mo>
        <msup>
          <mrow>
            <mo fence="true" stretchy="false">(</mo>
            <mrow>
              <mrow>
                <mrow>
                  <mo stretchy="false">−</mo>
                  <mrow>
                    <mfrac>
                      <mn>1</mn>
                      <mn>2</mn>
                    </mfrac>
                    <mo stretchy="false">⋅</mo>
                    <msup>
                      <mi mathvariant="normal">π</mi>
                      <mrow>
                        <mo stretchy="false">−</mo>
                        <mfrac>
                          <mi>s</mi>
                          <mn>2</mn>
                        </mfrac>
                      </mrow>
                    </msup>
                    <mo stretchy="false">⋅</mo>
                    <mrow>
                      <mi mathvariant="normal">Γ</mi>
                      <mrow>
                        <mo fence="true" stretchy="false">(</mo>
                        <mrow>
                          <mfrac>
                            <mi>s</mi>
                            <mn>2</mn>
                          </mfrac>
                        </mrow>
                        <mo fence="true" stretchy="false">)</mo>
                      </mrow>
                    </mrow>
                  </mrow>
                </mrow>
                <mo stretchy="false">⋅</mo>
                <mi>s</mi>
                <mo stretchy="false">⋅</mo>
                <mrow>
                  <mo fence="true" stretchy="false">(</mo>
                  <mrow>
                    <mrow>
                      <mn>1</mn>
                      <mo stretchy="false">−</mo>
                      <mi>s</mi>
                    </mrow>
                  </mrow>
                  <mo fence="true" stretchy="false">)</mo>
                </mrow>
              </mrow>
            </mrow>
            <mo fence="true" stretchy="false">)</mo>
          </mrow>
          <mrow>
            <mo stretchy="false">−</mo>
            <mn>1</mn>
          </mrow>
        </msup>
      </mrow>
    </mrow>
    <annotation encoding="StarMath 5.0">%alpha( s ) =({ -{1 over 2 cdot %pi^{-{s over 2}} cdot {%GAMMA(s over 2)} }} cdot s cdot ( 1-s ))^-1</annotation>
  </semantics>
</math>
</file>

<file path=Object 363/content.xml><?xml version="1.0" encoding="utf-8"?>
<math xmlns="http://www.w3.org/1998/Math/MathML" display="block">
  <semantics>
    <mrow>
      <mrow>
        <mrow>
          <munderover>
            <mo stretchy="false">∑</mo>
            <mrow>
              <mi>j</mi>
              <mo stretchy="false">=</mo>
              <mn>1</mn>
            </mrow>
            <mi>n</mi>
          </munderover>
          <msup>
            <mi>j</mi>
            <mrow>
              <mo stretchy="false">−</mo>
              <mi>s</mi>
            </mrow>
          </msup>
        </mrow>
        <mo stretchy="false">=</mo>
        <mrow>
          <munder>
            <mi>lim</mi>
            <mrow>
              <mi>n</mi>
              <mo stretchy="false">→</mo>
              <mi mathvariant="normal">∞</mi>
            </mrow>
          </munder>
          <mrow/>
        </mrow>
      </mrow>
      <mi mathvariant="normal">ζ</mi>
      <mrow>
        <mrow>
          <mo fence="true" stretchy="false">(</mo>
          <mrow>
            <mi>s</mi>
          </mrow>
          <mo fence="true" stretchy="false">)</mo>
        </mrow>
        <mo stretchy="false">+</mo>
        <mfrac>
          <msup>
            <mi>n</mi>
            <mrow>
              <mn>1</mn>
              <mo stretchy="false">−</mo>
              <mi>s</mi>
            </mrow>
          </msup>
          <mrow>
            <mn>1</mn>
            <mo stretchy="false">−</mo>
            <mi>s</mi>
          </mrow>
        </mfrac>
        <mo stretchy="false">+</mo>
        <mfrac>
          <msup>
            <mi>n</mi>
            <mrow>
              <mo stretchy="false">−</mo>
              <mi>s</mi>
            </mrow>
          </msup>
          <mn>2</mn>
        </mfrac>
        <mo stretchy="false">−</mo>
        <mfrac>
          <mrow>
            <msup>
              <mi>n</mi>
              <mrow>
                <mrow>
                  <mo stretchy="false">−</mo>
                  <mi>s</mi>
                </mrow>
                <mo stretchy="false">−</mo>
                <mn>1</mn>
              </mrow>
            </msup>
            <mo stretchy="false">⋅</mo>
            <mi>s</mi>
          </mrow>
          <mn>12</mn>
        </mfrac>
        <mo stretchy="false">+</mo>
        <mfrac>
          <mrow>
            <mrow>
              <msup>
                <mi>n</mi>
                <mrow>
                  <mrow>
                    <mo stretchy="false">−</mo>
                    <mi>s</mi>
                  </mrow>
                  <mo stretchy="false">−</mo>
                  <mn>3</mn>
                </mrow>
              </msup>
              <mo stretchy="false">⋅</mo>
              <mi>s</mi>
            </mrow>
            <mrow>
              <mo fence="true" stretchy="false">(</mo>
              <mrow>
                <mrow>
                  <mi>s</mi>
                  <mo stretchy="false">+</mo>
                  <mn>1</mn>
                </mrow>
              </mrow>
              <mo fence="true" stretchy="false">)</mo>
            </mrow>
            <mrow>
              <mo fence="true" stretchy="false">(</mo>
              <mrow>
                <mrow>
                  <mi>s</mi>
                  <mo stretchy="false">+</mo>
                  <mn>2</mn>
                </mrow>
              </mrow>
              <mo fence="true" stretchy="false">)</mo>
            </mrow>
          </mrow>
          <mn>720</mn>
        </mfrac>
        <mo stretchy="false">+</mo>
        <mn>..</mn>
      </mrow>
      <mi>.</mi>
    </mrow>
    <annotation encoding="StarMath 5.0">sum from j = 1 to n j^-s 

= 
lim from {n rightarrow infinity}{} 

%zeta( s ) 

+ { n^{1-s}}over{1-s}+{ {n^-s}over{2} }-{{n^{-s-1} cdot s} over 12}+{{n^{-s-3} cdot s(s+1)(s+2)} over 720}+...</annotation>
  </semantics>
</math>
</file>

<file path=Object 364/content.xml><?xml version="1.0" encoding="utf-8"?>
<math xmlns="http://www.w3.org/1998/Math/MathML" display="block">
  <semantics>
    <mrow>
      <mi>f</mi>
      <mrow>
        <mrow>
          <mo fence="true" stretchy="false">(</mo>
          <mrow>
            <mi>s</mi>
          </mrow>
          <mo fence="true" stretchy="false">)</mo>
        </mrow>
        <mo stretchy="false">=</mo>
        <mfrac>
          <msup>
            <mi>n</mi>
            <mi>s</mi>
          </msup>
          <mi>s</mi>
        </mfrac>
      </mrow>
    </mrow>
    <annotation encoding="StarMath 5.0">f(s) = n^s over s
</annotation>
  </semantics>
</math>
</file>

<file path=Object 365/content.xml><?xml version="1.0" encoding="utf-8"?>
<math xmlns="http://www.w3.org/1998/Math/MathML" display="block">
  <semantics>
    <mrow>
      <mi>t</mi>
      <mrow>
        <mrow>
          <mo fence="true" stretchy="false">(</mo>
          <mrow>
            <mi>s</mi>
          </mrow>
          <mo fence="true" stretchy="false">)</mo>
        </mrow>
        <mo stretchy="false">=</mo>
        <mrow>
          <msup>
            <mrow>
              <mo fence="true" stretchy="false">(</mo>
              <mrow>
                <mrow>
                  <mrow>
                    <mi mathvariant="normal">α</mi>
                    <mrow>
                      <mo fence="true" stretchy="false">(</mo>
                      <mrow>
                        <mi>s</mi>
                      </mrow>
                      <mo fence="true" stretchy="false">)</mo>
                    </mrow>
                  </mrow>
                  <mo stretchy="false">−</mo>
                  <mrow>
                    <mrow>
                      <mi mathvariant="normal">α</mi>
                      <mrow>
                        <mo fence="true" stretchy="false">(</mo>
                        <mrow>
                          <mrow>
                            <mn>1</mn>
                            <mo stretchy="false">−</mo>
                            <mi>s</mi>
                          </mrow>
                        </mrow>
                        <mo fence="true" stretchy="false">)</mo>
                      </mrow>
                    </mrow>
                    <mo stretchy="false">⋅</mo>
                    <mfrac>
                      <mrow>
                        <mi>f</mi>
                        <mrow>
                          <mo fence="true" stretchy="false">(</mo>
                          <mrow>
                            <mrow>
                              <mn>1</mn>
                              <mo stretchy="false">−</mo>
                              <mi>s</mi>
                            </mrow>
                          </mrow>
                          <mo fence="true" stretchy="false">)</mo>
                        </mrow>
                      </mrow>
                      <mrow>
                        <mi>f</mi>
                        <mrow>
                          <mo fence="true" stretchy="false">(</mo>
                          <mrow>
                            <mi>s</mi>
                          </mrow>
                          <mo fence="true" stretchy="false">)</mo>
                        </mrow>
                      </mrow>
                    </mfrac>
                  </mrow>
                </mrow>
              </mrow>
              <mo fence="true" stretchy="false">)</mo>
            </mrow>
            <mrow>
              <mo stretchy="false">−</mo>
              <mn>1</mn>
            </mrow>
          </msup>
          <mo stretchy="false">⋅</mo>
          <mrow>
            <munderover>
              <mo stretchy="false">∑</mo>
              <mrow>
                <mi>j</mi>
                <mo stretchy="false">=</mo>
                <mn>1</mn>
              </mrow>
              <mi>n</mi>
            </munderover>
            <msup>
              <mi>j</mi>
              <mrow>
                <mo stretchy="false">−</mo>
                <mi>s</mi>
              </mrow>
            </msup>
          </mrow>
        </mrow>
      </mrow>
    </mrow>
    <annotation encoding="StarMath 5.0">t( s ) = 

(
{%alpha(s)}
-
{%alpha(1-s)} cdot{{ {f(1-s)} over {f(s)}}}
)^-1
 



cdot sum from j = 1 to n j^-s</annotation>
  </semantics>
</math>
</file>

<file path=Object 366/content.xml><?xml version="1.0" encoding="utf-8"?>
<math xmlns="http://www.w3.org/1998/Math/MathML" display="block">
  <semantics>
    <mrow>
      <mi mathvariant="normal">ξ</mi>
      <mrow>
        <mrow>
          <mo fence="true" stretchy="false">(</mo>
          <mrow>
            <mi>s</mi>
          </mrow>
          <mo fence="true" stretchy="false">)</mo>
        </mrow>
        <mo stretchy="false">=</mo>
        <mrow>
          <munder>
            <mi>lim</mi>
            <mrow>
              <mi>n</mi>
              <mo stretchy="false">→</mo>
              <mi mathvariant="normal">∞</mi>
            </mrow>
          </munder>
          <mrow/>
        </mrow>
      </mrow>
      <mrow>
        <mi>t</mi>
        <mrow>
          <mrow>
            <mo fence="true" stretchy="false">(</mo>
            <mrow>
              <mi>s</mi>
            </mrow>
            <mo fence="true" stretchy="false">)</mo>
          </mrow>
          <mo stretchy="false">+</mo>
          <mi>t</mi>
        </mrow>
        <mrow>
          <mo fence="true" stretchy="false">(</mo>
          <mrow>
            <mrow>
              <mn>1</mn>
              <mo stretchy="false">−</mo>
              <mi>s</mi>
            </mrow>
          </mrow>
          <mo fence="true" stretchy="false">)</mo>
        </mrow>
      </mrow>
    </mrow>
    <annotation encoding="StarMath 5.0">%xi( s ) = lim from {n rightarrow infinity }{ }{t(s)+t(1-s)}</annotation>
  </semantics>
</math>
</file>

<file path=Object 367/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i mathvariant="normal">α</mi>
      <mrow>
        <mrow>
          <mo fence="true" stretchy="false">(</mo>
          <mrow>
            <mi>s</mi>
          </mrow>
          <mo fence="true" stretchy="false">)</mo>
        </mrow>
        <mo stretchy="false">⋅</mo>
        <mrow>
          <mo fence="true" stretchy="false">(</mo>
          <mrow>
            <mrow>
              <mi>t</mi>
              <mrow>
                <mrow>
                  <mo fence="true" stretchy="false">(</mo>
                  <mrow>
                    <mi>s</mi>
                  </mrow>
                  <mo fence="true" stretchy="false">)</mo>
                </mrow>
                <mo stretchy="false">+</mo>
                <mi>t</mi>
              </mrow>
              <mrow>
                <mo fence="true" stretchy="false">(</mo>
                <mrow>
                  <mrow>
                    <mn>1</mn>
                    <mo stretchy="false">−</mo>
                    <mi>s</mi>
                  </mrow>
                </mrow>
                <mo fence="true" stretchy="false">)</mo>
              </mrow>
            </mrow>
          </mrow>
          <mo fence="true" stretchy="false">)</mo>
        </mrow>
      </mrow>
    </mrow>
    <annotation encoding="StarMath 5.0">%zeta( s ) =lim from {n rightarrow infinity }{ } %alpha(s) cdot ( t(s)+t(1-s) )</annotation>
  </semantics>
</math>
</file>

<file path=Object 368/content.xml><?xml version="1.0" encoding="utf-8"?>
<math xmlns="http://www.w3.org/1998/Math/MathML" display="block">
  <semantics>
    <mrow>
      <mi mathvariant="normal">ξ</mi>
      <mrow>
        <mrow>
          <mo fence="true" stretchy="false">(</mo>
          <mrow>
            <mi>s</mi>
          </mrow>
          <mo fence="true" stretchy="false">)</mo>
        </mrow>
        <mo stretchy="false">=</mo>
        <mfrac>
          <mrow>
            <mrow>
              <mi>f</mi>
              <mrow>
                <mrow>
                  <mo fence="true" stretchy="false">(</mo>
                  <mrow>
                    <mi>s</mi>
                  </mrow>
                  <mo fence="true" stretchy="false">)</mo>
                </mrow>
                <mo stretchy="false">⋅</mo>
                <msubsup>
                  <mi>H</mi>
                  <mi>n</mi>
                  <mrow>
                    <mo fence="true" stretchy="false">(</mo>
                    <mrow>
                      <mi>s</mi>
                    </mrow>
                    <mo fence="true" stretchy="false">)</mo>
                  </mrow>
                </msubsup>
              </mrow>
            </mrow>
            <mo stretchy="false">−</mo>
            <mrow>
              <mi>f</mi>
              <mrow>
                <mrow>
                  <mo fence="true" stretchy="false">(</mo>
                  <mrow>
                    <mrow>
                      <mn>1</mn>
                      <mo stretchy="false">−</mo>
                      <mi>s</mi>
                    </mrow>
                  </mrow>
                  <mo fence="true" stretchy="false">)</mo>
                </mrow>
                <mo stretchy="false">⋅</mo>
                <msubsup>
                  <mi>H</mi>
                  <mi>n</mi>
                  <mrow>
                    <mo fence="true" stretchy="false">(</mo>
                    <mrow>
                      <mrow>
                        <mn>1</mn>
                        <mo stretchy="false">−</mo>
                        <mi>s</mi>
                      </mrow>
                    </mrow>
                    <mo fence="true" stretchy="false">)</mo>
                  </mrow>
                </msubsup>
              </mrow>
            </mrow>
          </mrow>
          <mrow>
            <mrow>
              <mrow>
                <mrow>
                  <mi mathvariant="normal">α</mi>
                  <mrow>
                    <mo fence="true" stretchy="false">(</mo>
                    <mrow>
                      <mi>s</mi>
                    </mrow>
                    <mo fence="true" stretchy="false">)</mo>
                  </mrow>
                </mrow>
                <mi>f</mi>
                <mrow>
                  <mo fence="true" stretchy="false">(</mo>
                  <mrow>
                    <mi>s</mi>
                  </mrow>
                  <mo fence="true" stretchy="false">)</mo>
                </mrow>
              </mrow>
              <mo stretchy="false">−</mo>
              <mrow>
                <mrow>
                  <mi mathvariant="normal">α</mi>
                  <mrow>
                    <mo fence="true" stretchy="false">(</mo>
                    <mrow>
                      <mrow>
                        <mn>1</mn>
                        <mo stretchy="false">−</mo>
                        <mi>s</mi>
                      </mrow>
                    </mrow>
                    <mo fence="true" stretchy="false">)</mo>
                  </mrow>
                </mrow>
                <mo stretchy="false">⋅</mo>
                <mi>f</mi>
              </mrow>
            </mrow>
            <mrow>
              <mo fence="true" stretchy="false">(</mo>
              <mrow>
                <mrow>
                  <mn>1</mn>
                  <mo stretchy="false">−</mo>
                  <mi>s</mi>
                </mrow>
              </mrow>
              <mo fence="true" stretchy="false">)</mo>
            </mrow>
          </mrow>
        </mfrac>
      </mrow>
    </mrow>
    <annotation encoding="StarMath 5.0">%xi( s ) = {{{{f(s) cdot H^( s )_n}}-{{f(1-s) cdot H^( 1-s )_n}} }

over 

{

{{%alpha(s)}f(s)}
-
{{%alpha(1-s)} } cdot f( 1-s )

 
}
}
</annotation>
  </semantics>
</math>
</file>

<file path=Object 369/content.xml><?xml version="1.0" encoding="utf-8"?>
<math xmlns="http://www.w3.org/1998/Math/MathML" display="block">
  <semantics>
    <mrow>
      <mrow>
        <munder>
          <mi>lim</mi>
          <mrow>
            <mi>n</mi>
            <mo stretchy="false">→</mo>
            <mi mathvariant="normal">∞</mi>
          </mrow>
        </munder>
        <mrow/>
      </mrow>
      <mrow>
        <msubsup>
          <mi>H</mi>
          <mi>n</mi>
          <mrow>
            <mo fence="true" stretchy="false">(</mo>
            <mrow>
              <mi>s</mi>
            </mrow>
            <mo fence="true" stretchy="false">)</mo>
          </mrow>
        </msubsup>
        <mo stretchy="false">=</mo>
        <mrow>
          <mfrac>
            <msup>
              <mi>n</mi>
              <mrow>
                <mn>1</mn>
                <mo stretchy="false">−</mo>
                <mi>s</mi>
              </mrow>
            </msup>
            <mrow>
              <mn>1</mn>
              <mo stretchy="false">−</mo>
              <mi>s</mi>
            </mrow>
          </mfrac>
          <mo stretchy="false">+</mo>
          <mfrac>
            <msup>
              <mi>n</mi>
              <mrow>
                <mo stretchy="false">−</mo>
                <mi>s</mi>
              </mrow>
            </msup>
            <mn>2</mn>
          </mfrac>
          <mo stretchy="false">−</mo>
          <mfrac>
            <mrow>
              <msup>
                <mi>n</mi>
                <mrow>
                  <mrow>
                    <mo stretchy="false">−</mo>
                    <mi>s</mi>
                  </mrow>
                  <mo stretchy="false">−</mo>
                  <mn>1</mn>
                </mrow>
              </msup>
              <mo stretchy="false">⋅</mo>
              <mi>s</mi>
            </mrow>
            <mn>12</mn>
          </mfrac>
          <mo stretchy="false">+</mo>
          <mfrac>
            <mrow>
              <mrow>
                <msup>
                  <mi>n</mi>
                  <mrow>
                    <mrow>
                      <mo stretchy="false">−</mo>
                      <mi>s</mi>
                    </mrow>
                    <mo stretchy="false">−</mo>
                    <mn>3</mn>
                  </mrow>
                </msup>
                <mo stretchy="false">⋅</mo>
                <mi>s</mi>
              </mrow>
              <mrow>
                <mo fence="true" stretchy="false">(</mo>
                <mrow>
                  <mrow>
                    <mi>s</mi>
                    <mo stretchy="false">+</mo>
                    <mn>1</mn>
                  </mrow>
                </mrow>
                <mo fence="true" stretchy="false">)</mo>
              </mrow>
              <mrow>
                <mo fence="true" stretchy="false">(</mo>
                <mrow>
                  <mrow>
                    <mi>s</mi>
                    <mo stretchy="false">+</mo>
                    <mn>2</mn>
                  </mrow>
                </mrow>
                <mo fence="true" stretchy="false">)</mo>
              </mrow>
            </mrow>
            <mn>720</mn>
          </mfrac>
          <mo stretchy="false">+</mo>
          <mn>..</mn>
        </mrow>
      </mrow>
      <mi>.</mi>
    </mrow>
    <annotation encoding="StarMath 5.0">lim from {n rightarrow infinity}{} 

H^( s )_n

= 

{ n^{1-s}}over{1-s}+{ {n^-s}over{2} }-{{n^{-s-1} cdot s} over 12}+{{n^{-s-3} cdot s(s+1)(s+2)} over 720}+...</annotation>
  </semantics>
</math>
</file>

<file path=Object 37/content.xml><?xml version="1.0" encoding="utf-8"?>
<math xmlns="http://www.w3.org/1998/Math/MathML" display="block">
  <semantics>
    <mrow>
      <mi mathvariant="normal">ζ</mi>
      <mrow>
        <mrow>
          <mo fence="true" stretchy="false">(</mo>
          <mrow>
            <mrow>
              <mn>1</mn>
              <mo stretchy="false">−</mo>
              <mi>s</mi>
            </mrow>
          </mrow>
          <mo fence="true" stretchy="false">)</mo>
        </mrow>
        <mo stretchy="false">=</mo>
        <mn>0</mn>
      </mrow>
    </mrow>
    <annotation encoding="StarMath 5.0">%zeta( 1-s )=0
</annotation>
  </semantics>
</math>
</file>

<file path=Object 370/content.xml><?xml version="1.0" encoding="utf-8"?>
<math xmlns="http://www.w3.org/1998/Math/MathML" display="block">
  <semantics>
    <mrow>
      <mrow>
        <munder>
          <mi>lim</mi>
          <mrow>
            <mi>n</mi>
            <mo stretchy="false">→</mo>
            <mi mathvariant="normal">∞</mi>
          </mrow>
        </munder>
        <mrow/>
      </mrow>
      <mrow>
        <mo fence="true" stretchy="false">(</mo>
        <mrow>
          <mrow>
            <mn>1</mn>
            <mo stretchy="false">−</mo>
            <mi>s</mi>
          </mrow>
        </mrow>
        <mo fence="true" stretchy="false">)</mo>
      </mrow>
      <msup>
        <mi>n</mi>
        <mi>s</mi>
      </msup>
      <mrow>
        <msubsup>
          <mi>H</mi>
          <mi>n</mi>
          <mrow>
            <mo fence="true" stretchy="false">(</mo>
            <mrow>
              <mi>s</mi>
            </mrow>
            <mo fence="true" stretchy="false">)</mo>
          </mrow>
        </msubsup>
        <mo stretchy="false">=</mo>
        <mrow>
          <mi>n</mi>
          <mo stretchy="false">+</mo>
          <mrow>
            <mfrac>
              <mn>1</mn>
              <mn>2</mn>
            </mfrac>
            <mo stretchy="false">⋅</mo>
            <mrow>
              <mo fence="true" stretchy="false">(</mo>
              <mrow>
                <mrow>
                  <mn>1</mn>
                  <mo stretchy="false">−</mo>
                  <mi>s</mi>
                </mrow>
              </mrow>
              <mo fence="true" stretchy="false">)</mo>
            </mrow>
          </mrow>
        </mrow>
      </mrow>
    </mrow>
    <annotation encoding="StarMath 5.0">lim from {n rightarrow infinity}{}( 1-s )n^s H^( s )_n = n + 1 over 2 cdot (1-s)</annotation>
  </semantics>
</math>
</file>

<file path=Object 371/content.xml><?xml version="1.0" encoding="utf-8"?>
<math xmlns="http://www.w3.org/1998/Math/MathML" display="block">
  <semantics>
    <mrow>
      <mrow>
        <munder>
          <mi>lim</mi>
          <mrow>
            <mi>n</mi>
            <mo stretchy="false">→</mo>
            <mi mathvariant="normal">∞</mi>
          </mrow>
        </munder>
        <mrow/>
      </mrow>
      <mrow>
        <msubsup>
          <mi>H</mi>
          <mi>n</mi>
          <mrow>
            <mo fence="true" stretchy="false">(</mo>
            <mrow>
              <mi>s</mi>
            </mrow>
            <mo fence="true" stretchy="false">)</mo>
          </mrow>
        </msubsup>
        <mo stretchy="false">=</mo>
        <mrow>
          <mfrac>
            <msup>
              <mi>n</mi>
              <mrow>
                <mn>1</mn>
                <mo stretchy="false">−</mo>
                <mi>s</mi>
              </mrow>
            </msup>
            <mrow>
              <mn>1</mn>
              <mo stretchy="false">−</mo>
              <mi>s</mi>
            </mrow>
          </mfrac>
          <mo stretchy="false">+</mo>
          <mfrac>
            <msup>
              <mi>n</mi>
              <mrow>
                <mo stretchy="false">−</mo>
                <mi>s</mi>
              </mrow>
            </msup>
            <mn>2</mn>
          </mfrac>
          <mo stretchy="false">−</mo>
          <mfrac>
            <mrow>
              <msup>
                <mi>n</mi>
                <mrow>
                  <mrow>
                    <mo stretchy="false">−</mo>
                    <mi>s</mi>
                  </mrow>
                  <mo stretchy="false">−</mo>
                  <mn>1</mn>
                </mrow>
              </msup>
              <mo stretchy="false">⋅</mo>
              <mi>s</mi>
            </mrow>
            <mn>12</mn>
          </mfrac>
          <mo stretchy="false">+</mo>
          <mfrac>
            <mrow>
              <mrow>
                <msup>
                  <mi>n</mi>
                  <mrow>
                    <mrow>
                      <mo stretchy="false">−</mo>
                      <mi>s</mi>
                    </mrow>
                    <mo stretchy="false">−</mo>
                    <mn>3</mn>
                  </mrow>
                </msup>
                <mo stretchy="false">⋅</mo>
                <mi>s</mi>
              </mrow>
              <mrow>
                <mo fence="true" stretchy="false">(</mo>
                <mrow>
                  <mrow>
                    <mi>s</mi>
                    <mo stretchy="false">+</mo>
                    <mn>1</mn>
                  </mrow>
                </mrow>
                <mo fence="true" stretchy="false">)</mo>
              </mrow>
              <mrow>
                <mo fence="true" stretchy="false">(</mo>
                <mrow>
                  <mrow>
                    <mi>s</mi>
                    <mo stretchy="false">+</mo>
                    <mn>2</mn>
                  </mrow>
                </mrow>
                <mo fence="true" stretchy="false">)</mo>
              </mrow>
            </mrow>
            <mn>720</mn>
          </mfrac>
          <mo stretchy="false">+</mo>
          <mn>..</mn>
        </mrow>
      </mrow>
      <mi>.</mi>
    </mrow>
    <annotation encoding="StarMath 5.0">lim from {n rightarrow infinity}{} 

H^( s )_n

= 

{ n^{1-s}}over{1-s}+{ {n^-s}over{2} }-{{n^{-s-1} cdot s} over 12}+{{n^{-s-3} cdot s(s+1)(s+2)} over 720}+...</annotation>
  </semantics>
</math>
</file>

<file path=Object 372/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frac>
        <mrow>
          <mrow>
            <mfrac>
              <msup>
                <mi>n</mi>
                <mi>s</mi>
              </msup>
              <mi>s</mi>
            </mfrac>
            <mo stretchy="false">⋅</mo>
            <msubsup>
              <mi>H</mi>
              <mi>n</mi>
              <mrow>
                <mo fence="true" stretchy="false">(</mo>
                <mrow>
                  <mi>s</mi>
                </mrow>
                <mo fence="true" stretchy="false">)</mo>
              </mrow>
            </msubsup>
          </mrow>
          <mo stretchy="false">−</mo>
          <mrow>
            <mfrac>
              <msup>
                <mi>n</mi>
                <mrow>
                  <mn>1</mn>
                  <mo stretchy="false">−</mo>
                  <mi>s</mi>
                </mrow>
              </msup>
              <mrow>
                <mn>1</mn>
                <mo stretchy="false">−</mo>
                <mi>s</mi>
              </mrow>
            </mfrac>
            <mo stretchy="false">⋅</mo>
            <msubsup>
              <mi>H</mi>
              <mi>n</mi>
              <mrow>
                <mo fence="true" stretchy="false">(</mo>
                <mrow>
                  <mrow>
                    <mn>1</mn>
                    <mo stretchy="false">−</mo>
                    <mi>s</mi>
                  </mrow>
                </mrow>
                <mo fence="true" stretchy="false">)</mo>
              </mrow>
            </msubsup>
          </mrow>
        </mrow>
        <mrow>
          <mrow>
            <mfrac>
              <msup>
                <mi>n</mi>
                <mi>s</mi>
              </msup>
              <mi>s</mi>
            </mfrac>
            <mo stretchy="false">−</mo>
            <msup>
              <mi mathvariant="normal">π</mi>
              <mrow>
                <mfrac>
                  <mn>1</mn>
                  <mn>2</mn>
                </mfrac>
                <mo stretchy="false">−</mo>
                <mi>s</mi>
              </mrow>
            </msup>
          </mrow>
          <mrow>
            <mfrac>
              <mrow>
                <mi mathvariant="normal">Γ</mi>
                <mrow>
                  <mo fence="true" stretchy="false">(</mo>
                  <mrow>
                    <mfrac>
                      <mi>s</mi>
                      <mn>2</mn>
                    </mfrac>
                  </mrow>
                  <mo fence="true" stretchy="false">)</mo>
                </mrow>
              </mrow>
              <mrow>
                <mi mathvariant="normal">Γ</mi>
                <mrow>
                  <mo fence="true" stretchy="false">(</mo>
                  <mrow>
                    <mfrac>
                      <mrow>
                        <mn>1</mn>
                        <mo stretchy="false">−</mo>
                        <mi>s</mi>
                      </mrow>
                      <mn>2</mn>
                    </mfrac>
                  </mrow>
                  <mo fence="true" stretchy="false">)</mo>
                </mrow>
              </mrow>
            </mfrac>
            <mo stretchy="false">⋅</mo>
            <mfrac>
              <msup>
                <mi>n</mi>
                <mrow>
                  <mn>1</mn>
                  <mo stretchy="false">−</mo>
                  <mi>s</mi>
                </mrow>
              </msup>
              <mrow>
                <mn>1</mn>
                <mo stretchy="false">−</mo>
                <mi>s</mi>
              </mrow>
            </mfrac>
          </mrow>
        </mrow>
      </mfrac>
    </mrow>
    <annotation encoding="StarMath 5.0">%zeta( s ) =lim from { n rightarrow infinity }{ } 

{n^s over s cdot H^( s )_n
-
n^{1-s} over {1-s} cdot H^( 1-s )_n }

over 

{n^s over s
-
%pi^{1 over 2 - s}{{%GAMMA(s over 2) } over {%GAMMA({1-s} over 2) }
} cdot {n^{1-s} over {1-s}  }}
</annotation>
  </semantics>
</math>
</file>

<file path=Object 373/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frac>
        <mrow>
          <mi>f</mi>
          <mrow>
            <mo fence="true" stretchy="false">(</mo>
            <mrow>
              <mi>s</mi>
            </mrow>
            <mo fence="true" stretchy="false">)</mo>
          </mrow>
          <mrow>
            <msubsup>
              <mi>H</mi>
              <mi>n</mi>
              <mrow>
                <mo fence="true" stretchy="false">(</mo>
                <mrow>
                  <mi>s</mi>
                </mrow>
                <mo fence="true" stretchy="false">)</mo>
              </mrow>
            </msubsup>
            <mo stretchy="false">−</mo>
            <mi>f</mi>
          </mrow>
          <mrow>
            <mrow>
              <mo fence="true" stretchy="false">(</mo>
              <mrow>
                <mrow>
                  <mn>1</mn>
                  <mo stretchy="false">−</mo>
                  <mi>s</mi>
                </mrow>
              </mrow>
              <mo fence="true" stretchy="false">)</mo>
            </mrow>
            <mo stretchy="false">⋅</mo>
            <msubsup>
              <mi>H</mi>
              <mi>n</mi>
              <mrow>
                <mo fence="true" stretchy="false">(</mo>
                <mrow>
                  <mrow>
                    <mn>1</mn>
                    <mo stretchy="false">−</mo>
                    <mi>s</mi>
                  </mrow>
                </mrow>
                <mo fence="true" stretchy="false">)</mo>
              </mrow>
            </msubsup>
          </mrow>
        </mrow>
        <mrow>
          <mi>f</mi>
          <mrow>
            <mrow>
              <mo fence="true" stretchy="false">(</mo>
              <mrow>
                <mi>s</mi>
              </mrow>
              <mo fence="true" stretchy="false">)</mo>
            </mrow>
            <mo stretchy="false">−</mo>
            <msup>
              <mi mathvariant="normal">π</mi>
              <mrow>
                <mfrac>
                  <mn>1</mn>
                  <mn>2</mn>
                </mfrac>
                <mo stretchy="false">−</mo>
                <mi>s</mi>
              </mrow>
            </msup>
          </mrow>
          <mrow>
            <mfrac>
              <mrow>
                <mi mathvariant="normal">Γ</mi>
                <mrow>
                  <mo fence="true" stretchy="false">(</mo>
                  <mrow>
                    <mfrac>
                      <mi>s</mi>
                      <mn>2</mn>
                    </mfrac>
                  </mrow>
                  <mo fence="true" stretchy="false">)</mo>
                </mrow>
              </mrow>
              <mrow>
                <mi mathvariant="normal">Γ</mi>
                <mrow>
                  <mo fence="true" stretchy="false">(</mo>
                  <mrow>
                    <mfrac>
                      <mrow>
                        <mn>1</mn>
                        <mo stretchy="false">−</mo>
                        <mi>s</mi>
                      </mrow>
                      <mn>2</mn>
                    </mfrac>
                  </mrow>
                  <mo fence="true" stretchy="false">)</mo>
                </mrow>
              </mrow>
            </mfrac>
            <mo stretchy="false">⋅</mo>
            <mi>f</mi>
          </mrow>
          <mrow>
            <mo fence="true" stretchy="false">(</mo>
            <mrow>
              <mrow>
                <mn>1</mn>
                <mo stretchy="false">−</mo>
                <mi>s</mi>
              </mrow>
            </mrow>
            <mo fence="true" stretchy="false">)</mo>
          </mrow>
        </mrow>
      </mfrac>
    </mrow>
    <annotation encoding="StarMath 5.0">%zeta( s ) =lim from { n rightarrow infinity }{ } 

{f(s) H^( s )_n
-
f(1-s) cdot H^( 1-s )_n }

over 

{f( s )
-
%pi^{1 over 2 - s}{{%GAMMA(s over 2) } over {%GAMMA({1-s} over 2) }
} cdot f(1-s)}
</annotation>
  </semantics>
</math>
</file>

<file path=Object 374/content.xml><?xml version="1.0" encoding="utf-8"?>
<math xmlns="http://www.w3.org/1998/Math/MathML" display="block">
  <semantics>
    <mrow>
      <mrow>
        <mrow>
          <munderover>
            <mo stretchy="false">∑</mo>
            <mrow>
              <mi>j</mi>
              <mo stretchy="false">=</mo>
              <mn>1</mn>
            </mrow>
            <mi>n</mi>
          </munderover>
          <msup>
            <mi>j</mi>
            <mrow>
              <mo stretchy="false">−</mo>
              <mi>s</mi>
            </mrow>
          </msup>
        </mrow>
        <mo stretchy="false">=</mo>
        <mi mathvariant="normal">ζ</mi>
      </mrow>
      <mrow>
        <mrow>
          <mo fence="true" stretchy="false">(</mo>
          <mrow>
            <mi>s</mi>
          </mrow>
          <mo fence="true" stretchy="false">)</mo>
        </mrow>
        <mo stretchy="false">+</mo>
        <mfrac>
          <mn>1</mn>
          <mrow>
            <mn>1</mn>
            <mo stretchy="false">−</mo>
            <mi>s</mi>
          </mrow>
        </mfrac>
      </mrow>
      <mrow>
        <mrow>
          <munderover>
            <mo stretchy="false">∑</mo>
            <mrow>
              <mi>k</mi>
              <mo stretchy="false">=</mo>
              <mn>0</mn>
            </mrow>
            <mi mathvariant="normal">∞</mi>
          </munderover>
          <mrow>
            <mo fence="true" stretchy="false">(</mo>
            <mrow>
              <mtable>
                <mtr>
                  <mtd>
                    <mrow>
                      <mn>1</mn>
                      <mo stretchy="false">−</mo>
                      <mi>s</mi>
                    </mrow>
                  </mtd>
                </mtr>
                <mtr>
                  <mtd>
                    <mi>k</mi>
                  </mtd>
                </mtr>
              </mtable>
            </mrow>
            <mo fence="true" stretchy="false">)</mo>
          </mrow>
        </mrow>
        <mo stretchy="false">⋅</mo>
        <msub>
          <mi>B</mi>
          <mi>k</mi>
        </msub>
        <mo stretchy="false">⋅</mo>
        <msup>
          <mi>n</mi>
          <mrow>
            <mn>1</mn>
            <mo stretchy="false">−</mo>
            <mi>s</mi>
            <mo stretchy="false">−</mo>
            <mi>k</mi>
          </mrow>
        </msup>
      </mrow>
    </mrow>
    <annotation encoding="StarMath 5.0">sum from j = 1 to n j^-s = %zeta( s ) + 1 over {1-s} sum from k = 0 to infinity ( binom{1-s}{k} ) cdot B_k cdot n^{ 1-s-k }</annotation>
  </semantics>
</math>
</file>

<file path=Object 375/content.xml><?xml version="1.0" encoding="utf-8"?>
<math xmlns="http://www.w3.org/1998/Math/MathML" display="block">
  <semantics>
    <mrow>
      <mi>f</mi>
      <mrow>
        <mrow>
          <mo fence="true" stretchy="false">(</mo>
          <mrow>
            <mi>s</mi>
          </mrow>
          <mo fence="true" stretchy="false">)</mo>
        </mrow>
        <mo stretchy="false">=</mo>
        <msup>
          <mrow>
            <mo fence="true" stretchy="false">(</mo>
            <mrow>
              <mrow>
                <mfrac>
                  <mn>1</mn>
                  <mrow>
                    <mn>1</mn>
                    <mo stretchy="false">−</mo>
                    <mi>s</mi>
                  </mrow>
                </mfrac>
                <mrow>
                  <mrow>
                    <munderover>
                      <mo stretchy="false">∑</mo>
                      <mrow>
                        <mi>k</mi>
                        <mo stretchy="false">=</mo>
                        <mn>0</mn>
                      </mrow>
                      <mi mathvariant="normal">∞</mi>
                    </munderover>
                    <mrow>
                      <mo fence="true" stretchy="false">(</mo>
                      <mrow>
                        <mtable>
                          <mtr>
                            <mtd>
                              <mrow>
                                <mn>1</mn>
                                <mo stretchy="false">−</mo>
                                <mi>s</mi>
                              </mrow>
                            </mtd>
                          </mtr>
                          <mtr>
                            <mtd>
                              <mi>k</mi>
                            </mtd>
                          </mtr>
                        </mtable>
                      </mrow>
                      <mo fence="true" stretchy="false">)</mo>
                    </mrow>
                  </mrow>
                  <mo stretchy="false">⋅</mo>
                  <msub>
                    <mi>B</mi>
                    <mi>k</mi>
                  </msub>
                  <mo stretchy="false">⋅</mo>
                  <msup>
                    <mi>n</mi>
                    <mrow>
                      <mn>1</mn>
                      <mo stretchy="false">−</mo>
                      <mi>s</mi>
                      <mo stretchy="false">−</mo>
                      <mi>k</mi>
                    </mrow>
                  </msup>
                </mrow>
              </mrow>
            </mrow>
            <mo fence="true" stretchy="false">)</mo>
          </mrow>
          <mrow>
            <mo stretchy="false">−</mo>
            <mn>1</mn>
          </mrow>
        </msup>
      </mrow>
    </mrow>
    <annotation encoding="StarMath 5.0">f(s) = (1 over {1-s} sum from k = 0 to infinity ( binom{1-s}{k} ) cdot B_k cdot n^{ 1-s-k })^-1</annotation>
  </semantics>
</math>
</file>

<file path=Object 376/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sup>
        <mrow>
          <mo fence="true" stretchy="false">(</mo>
          <mrow>
            <mrow>
              <mrow>
                <mn>1</mn>
                <mo stretchy="false">−</mo>
                <msup>
                  <mi mathvariant="normal">π</mi>
                  <mrow>
                    <mfrac>
                      <mn>1</mn>
                      <mn>2</mn>
                    </mfrac>
                    <mo stretchy="false">−</mo>
                    <mi>s</mi>
                  </mrow>
                </msup>
              </mrow>
              <mrow>
                <mfrac>
                  <mrow>
                    <mi mathvariant="normal">Γ</mi>
                    <mrow>
                      <mo fence="true" stretchy="false">(</mo>
                      <mrow>
                        <mfrac>
                          <mi>s</mi>
                          <mn>2</mn>
                        </mfrac>
                      </mrow>
                      <mo fence="true" stretchy="false">)</mo>
                    </mrow>
                  </mrow>
                  <mrow>
                    <mi mathvariant="normal">Γ</mi>
                    <mrow>
                      <mo fence="true" stretchy="false">(</mo>
                      <mrow>
                        <mfrac>
                          <mrow>
                            <mn>1</mn>
                            <mo stretchy="false">−</mo>
                            <mi>s</mi>
                          </mrow>
                          <mn>2</mn>
                        </mfrac>
                      </mrow>
                      <mo fence="true" stretchy="false">)</mo>
                    </mrow>
                  </mrow>
                </mfrac>
                <mo stretchy="false">⋅</mo>
                <mfrac>
                  <mrow>
                    <mi>f</mi>
                    <mrow>
                      <mo fence="true" stretchy="false">(</mo>
                      <mrow>
                        <mrow>
                          <mn>1</mn>
                          <mo stretchy="false">−</mo>
                          <mi>s</mi>
                        </mrow>
                      </mrow>
                      <mo fence="true" stretchy="false">)</mo>
                    </mrow>
                  </mrow>
                  <mrow>
                    <mi>f</mi>
                    <mrow>
                      <mo fence="true" stretchy="false">(</mo>
                      <mrow>
                        <mi>s</mi>
                      </mrow>
                      <mo fence="true" stretchy="false">)</mo>
                    </mrow>
                  </mrow>
                </mfrac>
              </mrow>
            </mrow>
          </mrow>
          <mo fence="true" stretchy="false">)</mo>
        </mrow>
        <mrow>
          <mo stretchy="false">−</mo>
          <mn>1</mn>
        </mrow>
      </msup>
      <mrow>
        <msubsup>
          <mi>H</mi>
          <mi>n</mi>
          <mrow>
            <mo fence="true" stretchy="false">(</mo>
            <mrow>
              <mi>s</mi>
            </mrow>
            <mo fence="true" stretchy="false">)</mo>
          </mrow>
        </msubsup>
        <mo stretchy="false">−</mo>
        <msup>
          <mrow>
            <mo fence="true" stretchy="false">(</mo>
            <mrow>
              <mrow>
                <mrow>
                  <mfrac>
                    <mrow>
                      <mi>f</mi>
                      <mrow>
                        <mo fence="true" stretchy="false">(</mo>
                        <mrow>
                          <mi>s</mi>
                        </mrow>
                        <mo fence="true" stretchy="false">)</mo>
                      </mrow>
                    </mrow>
                    <mrow>
                      <mi>f</mi>
                      <mrow>
                        <mo fence="true" stretchy="false">(</mo>
                        <mrow>
                          <mrow>
                            <mn>1</mn>
                            <mo stretchy="false">−</mo>
                            <mi>s</mi>
                          </mrow>
                        </mrow>
                        <mo fence="true" stretchy="false">)</mo>
                      </mrow>
                    </mrow>
                  </mfrac>
                  <mo stretchy="false">−</mo>
                  <msup>
                    <mi mathvariant="normal">π</mi>
                    <mrow>
                      <mfrac>
                        <mn>1</mn>
                        <mn>2</mn>
                      </mfrac>
                      <mo stretchy="false">−</mo>
                      <mi>s</mi>
                    </mrow>
                  </msup>
                </mrow>
                <mfrac>
                  <mrow>
                    <mi mathvariant="normal">Γ</mi>
                    <mrow>
                      <mo fence="true" stretchy="false">(</mo>
                      <mrow>
                        <mfrac>
                          <mi>s</mi>
                          <mn>2</mn>
                        </mfrac>
                      </mrow>
                      <mo fence="true" stretchy="false">)</mo>
                    </mrow>
                  </mrow>
                  <mrow>
                    <mi mathvariant="normal">Γ</mi>
                    <mrow>
                      <mo fence="true" stretchy="false">(</mo>
                      <mrow>
                        <mfrac>
                          <mrow>
                            <mn>1</mn>
                            <mo stretchy="false">−</mo>
                            <mi>s</mi>
                          </mrow>
                          <mn>2</mn>
                        </mfrac>
                      </mrow>
                      <mo fence="true" stretchy="false">)</mo>
                    </mrow>
                  </mrow>
                </mfrac>
              </mrow>
            </mrow>
            <mo fence="true" stretchy="false">)</mo>
          </mrow>
          <mrow>
            <mo stretchy="false">−</mo>
            <mn>1</mn>
          </mrow>
        </msup>
      </mrow>
      <msubsup>
        <mi>H</mi>
        <mi>n</mi>
        <mrow>
          <mo fence="true" stretchy="false">(</mo>
          <mrow>
            <mrow>
              <mn>1</mn>
              <mo stretchy="false">−</mo>
              <mi>s</mi>
            </mrow>
          </mrow>
          <mo fence="true" stretchy="false">)</mo>
        </mrow>
      </msubsup>
    </mrow>
    <annotation encoding="StarMath 5.0">%zeta( s ) =lim from { n rightarrow infinity }{ } 

(1-%pi^{1 over 2 - s}{{%GAMMA(s over 2) } over {%GAMMA({1-s} over 2) }} cdot {{f(1-s)} over {f(s)}})^-1H^( s )_n

-

({f( s )}over{ f(1-s) }
-
%pi^{1 over 2 - s}{{%GAMMA(s over 2) } over {%GAMMA({1-s} over 2) }
})^-1
H^( 1-s )_n</annotation>
  </semantics>
</math>
</file>

<file path=Object 377/content.xml><?xml version="1.0" encoding="utf-8"?>
<math xmlns="http://www.w3.org/1998/Math/MathML" display="block">
  <semantics>
    <mrow>
      <mi>f</mi>
      <mrow>
        <mrow>
          <mo fence="true" stretchy="false">(</mo>
          <mrow>
            <mi>s</mi>
          </mrow>
          <mo fence="true" stretchy="false">)</mo>
        </mrow>
        <mo stretchy="false">=</mo>
        <mfrac>
          <mn>1</mn>
          <mrow>
            <mfrac>
              <mn>1</mn>
              <mrow>
                <mn>1</mn>
                <mo stretchy="false">−</mo>
                <mi>s</mi>
              </mrow>
            </mfrac>
            <mrow>
              <mrow>
                <munderover>
                  <mo stretchy="false">∑</mo>
                  <mrow>
                    <mi>k</mi>
                    <mo stretchy="false">=</mo>
                    <mn>0</mn>
                  </mrow>
                  <mi mathvariant="normal">∞</mi>
                </munderover>
                <mrow>
                  <mo fence="true" stretchy="false">(</mo>
                  <mrow>
                    <mtable>
                      <mtr>
                        <mtd>
                          <mrow>
                            <mn>1</mn>
                            <mo stretchy="false">−</mo>
                            <mi>s</mi>
                          </mrow>
                        </mtd>
                      </mtr>
                      <mtr>
                        <mtd>
                          <mi>k</mi>
                        </mtd>
                      </mtr>
                    </mtable>
                  </mrow>
                  <mo fence="true" stretchy="false">)</mo>
                </mrow>
              </mrow>
              <mo stretchy="false">⋅</mo>
              <msub>
                <mi>B</mi>
                <mi>k</mi>
              </msub>
              <mo stretchy="false">⋅</mo>
              <msup>
                <mi>n</mi>
                <mrow>
                  <mn>1</mn>
                  <mo stretchy="false">−</mo>
                  <mi>s</mi>
                  <mo stretchy="false">−</mo>
                  <mi>k</mi>
                </mrow>
              </msup>
            </mrow>
          </mrow>
        </mfrac>
      </mrow>
    </mrow>
    <annotation encoding="StarMath 5.0">f(s) = 1 over {1 over {1-s} sum from k = 0 to infinity ( binom{1-s}{k} ) cdot B_k cdot n^{ 1-s-k }}</annotation>
  </semantics>
</math>
</file>

<file path=Object 378/content.xml><?xml version="1.0" encoding="utf-8"?>
<math xmlns="http://www.w3.org/1998/Math/MathML" display="block">
  <semantics>
    <mrow>
      <mi>g</mi>
      <mrow>
        <mrow>
          <mo fence="true" stretchy="false">(</mo>
          <mrow>
            <mi>s</mi>
          </mrow>
          <mo fence="true" stretchy="false">)</mo>
        </mrow>
        <mo stretchy="false">=</mo>
        <mfrac>
          <mrow>
            <mi>f</mi>
            <mrow>
              <mo fence="true" stretchy="false">(</mo>
              <mrow>
                <mi>s</mi>
              </mrow>
              <mo fence="true" stretchy="false">)</mo>
            </mrow>
          </mrow>
          <mrow>
            <mi>f</mi>
            <mrow>
              <mo fence="true" stretchy="false">(</mo>
              <mrow>
                <mrow>
                  <mn>1</mn>
                  <mo stretchy="false">−</mo>
                  <mi>s</mi>
                </mrow>
              </mrow>
              <mo fence="true" stretchy="false">)</mo>
            </mrow>
          </mrow>
        </mfrac>
        <mo stretchy="false">=</mo>
        <mfrac>
          <mrow>
            <mfrac>
              <mn>1</mn>
              <mi>s</mi>
            </mfrac>
            <mrow>
              <mrow>
                <munderover>
                  <mo stretchy="false">∑</mo>
                  <mrow>
                    <mi>k</mi>
                    <mo stretchy="false">=</mo>
                    <mn>0</mn>
                  </mrow>
                  <mi mathvariant="normal">∞</mi>
                </munderover>
                <mrow>
                  <mo fence="true" stretchy="false">(</mo>
                  <mrow>
                    <mtable>
                      <mtr>
                        <mtd>
                          <mi>s</mi>
                        </mtd>
                      </mtr>
                      <mtr>
                        <mtd>
                          <mi>k</mi>
                        </mtd>
                      </mtr>
                    </mtable>
                  </mrow>
                  <mo fence="true" stretchy="false">)</mo>
                </mrow>
              </mrow>
              <mo stretchy="false">⋅</mo>
              <msub>
                <mi>B</mi>
                <mi>k</mi>
              </msub>
              <mo stretchy="false">⋅</mo>
              <msup>
                <mi>n</mi>
                <mrow>
                  <mi>s</mi>
                  <mo stretchy="false">−</mo>
                  <mi>k</mi>
                </mrow>
              </msup>
            </mrow>
          </mrow>
          <mrow>
            <mfrac>
              <mn>1</mn>
              <mrow>
                <mn>1</mn>
                <mo stretchy="false">−</mo>
                <mi>s</mi>
              </mrow>
            </mfrac>
            <mrow>
              <mrow>
                <munderover>
                  <mo stretchy="false">∑</mo>
                  <mrow>
                    <mi>k</mi>
                    <mo stretchy="false">=</mo>
                    <mn>0</mn>
                  </mrow>
                  <mi mathvariant="normal">∞</mi>
                </munderover>
                <mrow>
                  <mo fence="true" stretchy="false">(</mo>
                  <mrow>
                    <mtable>
                      <mtr>
                        <mtd>
                          <mrow>
                            <mn>1</mn>
                            <mo stretchy="false">−</mo>
                            <mi>s</mi>
                          </mrow>
                        </mtd>
                      </mtr>
                      <mtr>
                        <mtd>
                          <mi>k</mi>
                        </mtd>
                      </mtr>
                    </mtable>
                  </mrow>
                  <mo fence="true" stretchy="false">)</mo>
                </mrow>
              </mrow>
              <mo stretchy="false">⋅</mo>
              <msub>
                <mi>B</mi>
                <mi>k</mi>
              </msub>
              <mo stretchy="false">⋅</mo>
              <msup>
                <mi>n</mi>
                <mrow>
                  <mn>1</mn>
                  <mo stretchy="false">−</mo>
                  <mi>s</mi>
                  <mo stretchy="false">−</mo>
                  <mi>k</mi>
                </mrow>
              </msup>
            </mrow>
          </mrow>
        </mfrac>
      </mrow>
    </mrow>
    <annotation encoding="StarMath 5.0">g(s) = {f(s)} over {f(1-s)} = {1 over s sum from k = 0 to infinity ( binom{s}{k} ) cdot B_k cdot n^{ s-k }} over {1 over {1-s} sum from k = 0 to infinity ( binom{1-s}{k} ) cdot B_k cdot n^{ 1-s-k }}</annotation>
  </semantics>
</math>
</file>

<file path=Object 379/content.xml><?xml version="1.0" encoding="utf-8"?>
<math xmlns="http://www.w3.org/1998/Math/MathML" display="block">
  <semantics>
    <mrow>
      <mi>g</mi>
      <mrow>
        <mrow>
          <mo fence="true" stretchy="false">(</mo>
          <mrow>
            <mi>s</mi>
          </mrow>
          <mo fence="true" stretchy="false">)</mo>
        </mrow>
        <mo stretchy="false">=</mo>
        <mrow>
          <mfrac>
            <mrow>
              <mn>1</mn>
              <mo stretchy="false">−</mo>
              <mi>s</mi>
            </mrow>
            <mi>s</mi>
          </mfrac>
          <mo stretchy="false">⋅</mo>
          <mfrac>
            <mrow>
              <mrow>
                <munderover>
                  <mo stretchy="false">∑</mo>
                  <mrow>
                    <mi>k</mi>
                    <mo stretchy="false">=</mo>
                    <mn>0</mn>
                  </mrow>
                  <mi mathvariant="normal">∞</mi>
                </munderover>
                <mrow>
                  <mo fence="true" stretchy="false">(</mo>
                  <mrow>
                    <mtable>
                      <mtr>
                        <mtd>
                          <mi>s</mi>
                        </mtd>
                      </mtr>
                      <mtr>
                        <mtd>
                          <mi>k</mi>
                        </mtd>
                      </mtr>
                    </mtable>
                  </mrow>
                  <mo fence="true" stretchy="false">)</mo>
                </mrow>
              </mrow>
              <mo stretchy="false">⋅</mo>
              <msub>
                <mi>B</mi>
                <mi>k</mi>
              </msub>
              <mo stretchy="false">⋅</mo>
              <msup>
                <mi>n</mi>
                <mrow>
                  <mi>s</mi>
                  <mo stretchy="false">−</mo>
                  <mi>k</mi>
                </mrow>
              </msup>
            </mrow>
            <mrow>
              <mrow>
                <munderover>
                  <mo stretchy="false">∑</mo>
                  <mrow>
                    <mi>k</mi>
                    <mo stretchy="false">=</mo>
                    <mn>0</mn>
                  </mrow>
                  <mi mathvariant="normal">∞</mi>
                </munderover>
                <mrow>
                  <mo fence="true" stretchy="false">(</mo>
                  <mrow>
                    <mtable>
                      <mtr>
                        <mtd>
                          <mrow>
                            <mn>1</mn>
                            <mo stretchy="false">−</mo>
                            <mi>s</mi>
                          </mrow>
                        </mtd>
                      </mtr>
                      <mtr>
                        <mtd>
                          <mi>k</mi>
                        </mtd>
                      </mtr>
                    </mtable>
                  </mrow>
                  <mo fence="true" stretchy="false">)</mo>
                </mrow>
              </mrow>
              <mo stretchy="false">⋅</mo>
              <msub>
                <mi>B</mi>
                <mi>k</mi>
              </msub>
              <mo stretchy="false">⋅</mo>
              <msup>
                <mi>n</mi>
                <mrow>
                  <mn>1</mn>
                  <mo stretchy="false">−</mo>
                  <mi>s</mi>
                  <mo stretchy="false">−</mo>
                  <mi>k</mi>
                </mrow>
              </msup>
            </mrow>
          </mfrac>
        </mrow>
      </mrow>
    </mrow>
    <annotation encoding="StarMath 5.0">g(s)  = {1-s} over s cdot {{sum from k = 0 to infinity ( binom{s}{k} ) cdot B_k cdot n^{ s-k }} over {sum from k = 0 to infinity ( binom{1-s}{k} ) cdot B_k cdot n^{ 1-s-k }}}</annotation>
  </semantics>
</math>
</file>

<file path=Object 38/content.xml><?xml version="1.0" encoding="utf-8"?>
<math xmlns="http://www.w3.org/1998/Math/MathML" display="block">
  <semantics>
    <mrow>
      <mrow>
        <mn>0</mn>
        <mo stretchy="false">=</mo>
        <mi mathvariant="normal">ζ</mi>
      </mrow>
      <mrow>
        <mrow>
          <mo fence="true" stretchy="false">(</mo>
          <mrow>
            <mrow>
              <mrow>
                <mi>s</mi>
                <mo stretchy="false">+</mo>
                <mi>t</mi>
              </mrow>
              <mi>i</mi>
            </mrow>
          </mrow>
          <mo fence="true" stretchy="false">)</mo>
        </mrow>
        <mo stretchy="false">−</mo>
        <mi mathvariant="normal">ζ</mi>
      </mrow>
      <mrow>
        <mo fence="true" stretchy="false">(</mo>
        <mrow>
          <mrow>
            <mrow>
              <mn>1</mn>
              <mo stretchy="false">−</mo>
              <mi>s</mi>
              <mo stretchy="false">+</mo>
              <mi>t</mi>
            </mrow>
            <mi>i</mi>
          </mrow>
        </mrow>
        <mo fence="true" stretchy="false">)</mo>
      </mrow>
    </mrow>
    <annotation encoding="StarMath 5.0">0 = 

%zeta( s + t i ) - %zeta( 1 - s + t i )</annotation>
  </semantics>
</math>
</file>

<file path=Object 380/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sup>
        <mrow>
          <mo fence="true" stretchy="false">(</mo>
          <mrow>
            <mrow>
              <mrow>
                <mn>1</mn>
                <mo stretchy="false">−</mo>
                <msup>
                  <mi mathvariant="normal">π</mi>
                  <mrow>
                    <mfrac>
                      <mn>1</mn>
                      <mn>2</mn>
                    </mfrac>
                    <mo stretchy="false">−</mo>
                    <mi>s</mi>
                  </mrow>
                </msup>
              </mrow>
              <mrow>
                <mfrac>
                  <mrow>
                    <mi mathvariant="normal">Γ</mi>
                    <mrow>
                      <mo fence="true" stretchy="false">(</mo>
                      <mrow>
                        <mfrac>
                          <mi>s</mi>
                          <mn>2</mn>
                        </mfrac>
                      </mrow>
                      <mo fence="true" stretchy="false">)</mo>
                    </mrow>
                  </mrow>
                  <mrow>
                    <mi mathvariant="normal">Γ</mi>
                    <mrow>
                      <mo fence="true" stretchy="false">(</mo>
                      <mrow>
                        <mfrac>
                          <mrow>
                            <mn>1</mn>
                            <mo stretchy="false">−</mo>
                            <mi>s</mi>
                          </mrow>
                          <mn>2</mn>
                        </mfrac>
                      </mrow>
                      <mo fence="true" stretchy="false">)</mo>
                    </mrow>
                  </mrow>
                </mfrac>
                <mo stretchy="false">⋅</mo>
                <mrow>
                  <mi>g</mi>
                  <mrow>
                    <mo fence="true" stretchy="false">(</mo>
                    <mrow>
                      <mrow>
                        <mn>1</mn>
                        <mo stretchy="false">−</mo>
                        <mi>s</mi>
                      </mrow>
                    </mrow>
                    <mo fence="true" stretchy="false">)</mo>
                  </mrow>
                </mrow>
              </mrow>
            </mrow>
          </mrow>
          <mo fence="true" stretchy="false">)</mo>
        </mrow>
        <mrow>
          <mo stretchy="false">−</mo>
          <mn>1</mn>
        </mrow>
      </msup>
      <mrow>
        <msubsup>
          <mi>H</mi>
          <mi>n</mi>
          <mrow>
            <mo fence="true" stretchy="false">(</mo>
            <mrow>
              <mi>s</mi>
            </mrow>
            <mo fence="true" stretchy="false">)</mo>
          </mrow>
        </msubsup>
        <mo stretchy="false">−</mo>
        <msup>
          <mrow>
            <mo fence="true" stretchy="false">(</mo>
            <mrow>
              <mrow>
                <mrow>
                  <mrow>
                    <mi>g</mi>
                    <mrow>
                      <mo fence="true" stretchy="false">(</mo>
                      <mrow>
                        <mi>s</mi>
                      </mrow>
                      <mo fence="true" stretchy="false">)</mo>
                    </mrow>
                  </mrow>
                  <mo stretchy="false">−</mo>
                  <msup>
                    <mi mathvariant="normal">π</mi>
                    <mrow>
                      <mfrac>
                        <mn>1</mn>
                        <mn>2</mn>
                      </mfrac>
                      <mo stretchy="false">−</mo>
                      <mi>s</mi>
                    </mrow>
                  </msup>
                </mrow>
                <mfrac>
                  <mrow>
                    <mi mathvariant="normal">Γ</mi>
                    <mrow>
                      <mo fence="true" stretchy="false">(</mo>
                      <mrow>
                        <mfrac>
                          <mi>s</mi>
                          <mn>2</mn>
                        </mfrac>
                      </mrow>
                      <mo fence="true" stretchy="false">)</mo>
                    </mrow>
                  </mrow>
                  <mrow>
                    <mi mathvariant="normal">Γ</mi>
                    <mrow>
                      <mo fence="true" stretchy="false">(</mo>
                      <mrow>
                        <mfrac>
                          <mrow>
                            <mn>1</mn>
                            <mo stretchy="false">−</mo>
                            <mi>s</mi>
                          </mrow>
                          <mn>2</mn>
                        </mfrac>
                      </mrow>
                      <mo fence="true" stretchy="false">)</mo>
                    </mrow>
                  </mrow>
                </mfrac>
              </mrow>
            </mrow>
            <mo fence="true" stretchy="false">)</mo>
          </mrow>
          <mrow>
            <mo stretchy="false">−</mo>
            <mn>1</mn>
          </mrow>
        </msup>
      </mrow>
      <msubsup>
        <mi>H</mi>
        <mi>n</mi>
        <mrow>
          <mo fence="true" stretchy="false">(</mo>
          <mrow>
            <mrow>
              <mn>1</mn>
              <mo stretchy="false">−</mo>
              <mi>s</mi>
            </mrow>
          </mrow>
          <mo fence="true" stretchy="false">)</mo>
        </mrow>
      </msubsup>
    </mrow>
    <annotation encoding="StarMath 5.0">%zeta( s ) =lim from { n rightarrow infinity }{ } 

(1-%pi^{1 over 2 - s}{{%GAMMA(s over 2) } over {%GAMMA({1-s} over 2) }} cdot {g(1-s)})^-1 H^( s )_n

-

({g( s )}
-
%pi^{1 over 2 - s}{{%GAMMA(s over 2) } over {%GAMMA({1-s} over 2) }
})^-1
H^( 1-s )_n</annotation>
  </semantics>
</math>
</file>

<file path=Object 381/content.xml><?xml version="1.0" encoding="utf-8"?>
<math xmlns="http://www.w3.org/1998/Math/MathML" display="block">
  <semantics>
    <mrow>
      <mi mathvariant="normal">ζ</mi>
      <mrow>
        <mrow>
          <mo fence="true" stretchy="false">(</mo>
          <mrow>
            <mi>s</mi>
          </mrow>
          <mo fence="true" stretchy="false">)</mo>
        </mrow>
        <mo stretchy="false">=</mo>
        <msup>
          <mrow>
            <mo fence="true" stretchy="false">(</mo>
            <mrow>
              <mrow>
                <mrow>
                  <mn>1</mn>
                  <mo stretchy="false">−</mo>
                  <msup>
                    <mi mathvariant="normal">π</mi>
                    <mrow>
                      <mfrac>
                        <mn>1</mn>
                        <mn>2</mn>
                      </mfrac>
                      <mo stretchy="false">−</mo>
                      <mi>s</mi>
                    </mrow>
                  </msup>
                </mrow>
                <mrow>
                  <mfrac>
                    <mrow>
                      <mi mathvariant="normal">Γ</mi>
                      <mrow>
                        <mo fence="true" stretchy="false">(</mo>
                        <mrow>
                          <mfrac>
                            <mi>s</mi>
                            <mn>2</mn>
                          </mfrac>
                        </mrow>
                        <mo fence="true" stretchy="false">)</mo>
                      </mrow>
                    </mrow>
                    <mrow>
                      <mi mathvariant="normal">Γ</mi>
                      <mrow>
                        <mo fence="true" stretchy="false">(</mo>
                        <mrow>
                          <mfrac>
                            <mrow>
                              <mn>1</mn>
                              <mo stretchy="false">−</mo>
                              <mi>s</mi>
                            </mrow>
                            <mn>2</mn>
                          </mfrac>
                        </mrow>
                        <mo fence="true" stretchy="false">)</mo>
                      </mrow>
                    </mrow>
                  </mfrac>
                  <mo stretchy="false">⋅</mo>
                  <mrow>
                    <mi>g</mi>
                    <mrow>
                      <mo fence="true" stretchy="false">(</mo>
                      <mrow>
                        <mrow>
                          <mn>1</mn>
                          <mo stretchy="false">−</mo>
                          <mi>s</mi>
                        </mrow>
                      </mrow>
                      <mo fence="true" stretchy="false">)</mo>
                    </mrow>
                  </mrow>
                </mrow>
              </mrow>
            </mrow>
            <mo fence="true" stretchy="false">)</mo>
          </mrow>
          <mrow>
            <mo stretchy="false">−</mo>
            <mn>1</mn>
          </mrow>
        </msup>
      </mrow>
      <mi mathvariant="normal">ζ</mi>
      <mrow>
        <mrow>
          <mo fence="true" stretchy="false">(</mo>
          <mrow>
            <mi>s</mi>
          </mrow>
          <mo fence="true" stretchy="false">)</mo>
        </mrow>
        <mo stretchy="false">−</mo>
        <msup>
          <mrow>
            <mo fence="true" stretchy="false">(</mo>
            <mrow>
              <mrow>
                <mrow>
                  <mrow>
                    <mi>g</mi>
                    <mrow>
                      <mo fence="true" stretchy="false">(</mo>
                      <mrow>
                        <mi>s</mi>
                      </mrow>
                      <mo fence="true" stretchy="false">)</mo>
                    </mrow>
                  </mrow>
                  <mo stretchy="false">−</mo>
                  <msup>
                    <mi mathvariant="normal">π</mi>
                    <mrow>
                      <mfrac>
                        <mn>1</mn>
                        <mn>2</mn>
                      </mfrac>
                      <mo stretchy="false">−</mo>
                      <mi>s</mi>
                    </mrow>
                  </msup>
                </mrow>
                <mfrac>
                  <mrow>
                    <mi mathvariant="normal">Γ</mi>
                    <mrow>
                      <mo fence="true" stretchy="false">(</mo>
                      <mrow>
                        <mfrac>
                          <mi>s</mi>
                          <mn>2</mn>
                        </mfrac>
                      </mrow>
                      <mo fence="true" stretchy="false">)</mo>
                    </mrow>
                  </mrow>
                  <mrow>
                    <mi mathvariant="normal">Γ</mi>
                    <mrow>
                      <mo fence="true" stretchy="false">(</mo>
                      <mrow>
                        <mfrac>
                          <mrow>
                            <mn>1</mn>
                            <mo stretchy="false">−</mo>
                            <mi>s</mi>
                          </mrow>
                          <mn>2</mn>
                        </mfrac>
                      </mrow>
                      <mo fence="true" stretchy="false">)</mo>
                    </mrow>
                  </mrow>
                </mfrac>
              </mrow>
            </mrow>
            <mo fence="true" stretchy="false">)</mo>
          </mrow>
          <mrow>
            <mo stretchy="false">−</mo>
            <mn>1</mn>
          </mrow>
        </msup>
      </mrow>
      <mi mathvariant="normal">ζ</mi>
      <mrow>
        <mo fence="true" stretchy="false">(</mo>
        <mrow>
          <mrow>
            <mn>1</mn>
            <mo stretchy="false">−</mo>
            <mi>s</mi>
          </mrow>
        </mrow>
        <mo fence="true" stretchy="false">)</mo>
      </mrow>
    </mrow>
    <annotation encoding="StarMath 5.0">%zeta( s ) =

(1-%pi^{1 over 2 - s}{{%GAMMA(s over 2) } over {%GAMMA({1-s} over 2) }} cdot {g(1-s)})^-1 %zeta( s )

-

({g( s )}
-
%pi^{1 over 2 - s}{{%GAMMA(s over 2) } over {%GAMMA({1-s} over 2) }
})^-1
%zeta( 1-s )</annotation>
  </semantics>
</math>
</file>

<file path=Object 382/content.xml><?xml version="1.0" encoding="utf-8"?>
<math xmlns="http://www.w3.org/1998/Math/MathML" display="block">
  <semantics>
    <mrow>
      <mi>g</mi>
      <mrow>
        <mrow>
          <mo fence="true" stretchy="false">(</mo>
          <mrow>
            <mi>s</mi>
          </mrow>
          <mo fence="true" stretchy="false">)</mo>
        </mrow>
        <mo stretchy="false">=</mo>
        <mrow>
          <mfrac>
            <mrow>
              <mn>1</mn>
              <mo stretchy="false">−</mo>
              <mi>s</mi>
            </mrow>
            <mi>s</mi>
          </mfrac>
          <mo stretchy="false">⋅</mo>
          <mfrac>
            <mrow>
              <mrow>
                <munderover>
                  <mo stretchy="false">∑</mo>
                  <mrow>
                    <mi>k</mi>
                    <mo stretchy="false">=</mo>
                    <mn>0</mn>
                  </mrow>
                  <mi mathvariant="normal">∞</mi>
                </munderover>
                <mrow>
                  <mo fence="true" stretchy="false">(</mo>
                  <mrow>
                    <mtable>
                      <mtr>
                        <mtd>
                          <mi>s</mi>
                        </mtd>
                      </mtr>
                      <mtr>
                        <mtd>
                          <mi>k</mi>
                        </mtd>
                      </mtr>
                    </mtable>
                  </mrow>
                  <mo fence="true" stretchy="false">)</mo>
                </mrow>
              </mrow>
              <mo stretchy="false">⋅</mo>
              <msub>
                <mi>B</mi>
                <mi>k</mi>
              </msub>
              <mo stretchy="false">⋅</mo>
              <msup>
                <mi>n</mi>
                <mrow>
                  <mi>s</mi>
                  <mo stretchy="false">−</mo>
                  <mi>k</mi>
                </mrow>
              </msup>
            </mrow>
            <mrow>
              <mrow>
                <munderover>
                  <mo stretchy="false">∑</mo>
                  <mrow>
                    <mi>k</mi>
                    <mo stretchy="false">=</mo>
                    <mn>0</mn>
                  </mrow>
                  <mi mathvariant="normal">∞</mi>
                </munderover>
                <mrow>
                  <mo fence="true" stretchy="false">(</mo>
                  <mrow>
                    <mtable>
                      <mtr>
                        <mtd>
                          <mrow>
                            <mn>1</mn>
                            <mo stretchy="false">−</mo>
                            <mi>s</mi>
                          </mrow>
                        </mtd>
                      </mtr>
                      <mtr>
                        <mtd>
                          <mi>k</mi>
                        </mtd>
                      </mtr>
                    </mtable>
                  </mrow>
                  <mo fence="true" stretchy="false">)</mo>
                </mrow>
              </mrow>
              <mo stretchy="false">⋅</mo>
              <msub>
                <mi>B</mi>
                <mi>k</mi>
              </msub>
              <mo stretchy="false">⋅</mo>
              <msup>
                <mi>n</mi>
                <mrow>
                  <mn>1</mn>
                  <mo stretchy="false">−</mo>
                  <mi>s</mi>
                  <mo stretchy="false">−</mo>
                  <mi>k</mi>
                </mrow>
              </msup>
            </mrow>
          </mfrac>
        </mrow>
      </mrow>
    </mrow>
    <annotation encoding="StarMath 5.0">g(s)  = {1-s} over s cdot {{sum from k = 0 to infinity ( binom{s}{k} ) cdot B_k cdot n^{ s-k }} over {sum from k = 0 to infinity ( binom{1-s}{k} ) cdot B_k cdot n^{ 1-s-k }}}</annotation>
  </semantics>
</math>
</file>

<file path=Object 383/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sup>
        <mrow>
          <mo fence="true" stretchy="false">(</mo>
          <mrow>
            <mrow>
              <mrow>
                <mn>1</mn>
                <mo stretchy="false">−</mo>
                <msup>
                  <mi mathvariant="normal">π</mi>
                  <mrow>
                    <mfrac>
                      <mn>1</mn>
                      <mn>2</mn>
                    </mfrac>
                    <mo stretchy="false">−</mo>
                    <mi>s</mi>
                  </mrow>
                </msup>
              </mrow>
              <mrow>
                <mfrac>
                  <mrow>
                    <mi mathvariant="normal">Γ</mi>
                    <mrow>
                      <mo fence="true" stretchy="false">(</mo>
                      <mrow>
                        <mfrac>
                          <mi>s</mi>
                          <mn>2</mn>
                        </mfrac>
                      </mrow>
                      <mo fence="true" stretchy="false">)</mo>
                    </mrow>
                  </mrow>
                  <mrow>
                    <mi mathvariant="normal">Γ</mi>
                    <mrow>
                      <mo fence="true" stretchy="false">(</mo>
                      <mrow>
                        <mfrac>
                          <mrow>
                            <mn>1</mn>
                            <mo stretchy="false">−</mo>
                            <mi>s</mi>
                          </mrow>
                          <mn>2</mn>
                        </mfrac>
                      </mrow>
                      <mo fence="true" stretchy="false">)</mo>
                    </mrow>
                  </mrow>
                </mfrac>
                <mo stretchy="false">⋅</mo>
                <mfrac>
                  <mrow>
                    <mi>f</mi>
                    <mrow>
                      <mo fence="true" stretchy="false">(</mo>
                      <mrow>
                        <mrow>
                          <mn>1</mn>
                          <mo stretchy="false">−</mo>
                          <mi>s</mi>
                        </mrow>
                      </mrow>
                      <mo fence="true" stretchy="false">)</mo>
                    </mrow>
                  </mrow>
                  <mrow>
                    <mi>f</mi>
                    <mrow>
                      <mo fence="true" stretchy="false">(</mo>
                      <mrow>
                        <mi>s</mi>
                      </mrow>
                      <mo fence="true" stretchy="false">)</mo>
                    </mrow>
                  </mrow>
                </mfrac>
              </mrow>
            </mrow>
          </mrow>
          <mo fence="true" stretchy="false">)</mo>
        </mrow>
        <mrow>
          <mo stretchy="false">−</mo>
          <mn>1</mn>
        </mrow>
      </msup>
      <mi mathvariant="normal">ζ</mi>
      <mrow>
        <mrow>
          <mo fence="true" stretchy="false">(</mo>
          <mrow>
            <mi>s</mi>
          </mrow>
          <mo fence="true" stretchy="false">)</mo>
        </mrow>
        <mo stretchy="false">−</mo>
        <msup>
          <mrow>
            <mo fence="true" stretchy="false">(</mo>
            <mrow>
              <mrow>
                <mrow>
                  <mfrac>
                    <mrow>
                      <mi>f</mi>
                      <mrow>
                        <mo fence="true" stretchy="false">(</mo>
                        <mrow>
                          <mi>s</mi>
                        </mrow>
                        <mo fence="true" stretchy="false">)</mo>
                      </mrow>
                    </mrow>
                    <mrow>
                      <mi>f</mi>
                      <mrow>
                        <mo fence="true" stretchy="false">(</mo>
                        <mrow>
                          <mrow>
                            <mn>1</mn>
                            <mo stretchy="false">−</mo>
                            <mi>s</mi>
                          </mrow>
                        </mrow>
                        <mo fence="true" stretchy="false">)</mo>
                      </mrow>
                    </mrow>
                  </mfrac>
                  <mo stretchy="false">−</mo>
                  <msup>
                    <mi mathvariant="normal">π</mi>
                    <mrow>
                      <mfrac>
                        <mn>1</mn>
                        <mn>2</mn>
                      </mfrac>
                      <mo stretchy="false">−</mo>
                      <mi>s</mi>
                    </mrow>
                  </msup>
                </mrow>
                <mfrac>
                  <mrow>
                    <mi mathvariant="normal">Γ</mi>
                    <mrow>
                      <mo fence="true" stretchy="false">(</mo>
                      <mrow>
                        <mfrac>
                          <mi>s</mi>
                          <mn>2</mn>
                        </mfrac>
                      </mrow>
                      <mo fence="true" stretchy="false">)</mo>
                    </mrow>
                  </mrow>
                  <mrow>
                    <mi mathvariant="normal">Γ</mi>
                    <mrow>
                      <mo fence="true" stretchy="false">(</mo>
                      <mrow>
                        <mfrac>
                          <mrow>
                            <mn>1</mn>
                            <mo stretchy="false">−</mo>
                            <mi>s</mi>
                          </mrow>
                          <mn>2</mn>
                        </mfrac>
                      </mrow>
                      <mo fence="true" stretchy="false">)</mo>
                    </mrow>
                  </mrow>
                </mfrac>
              </mrow>
            </mrow>
            <mo fence="true" stretchy="false">)</mo>
          </mrow>
          <mrow>
            <mo stretchy="false">−</mo>
            <mn>1</mn>
          </mrow>
        </msup>
      </mrow>
      <mi mathvariant="normal">ζ</mi>
      <mrow>
        <mo fence="true" stretchy="false">(</mo>
        <mrow>
          <mrow>
            <mn>1</mn>
            <mo stretchy="false">−</mo>
            <mi>s</mi>
          </mrow>
        </mrow>
        <mo fence="true" stretchy="false">)</mo>
      </mrow>
    </mrow>
    <annotation encoding="StarMath 5.0">%zeta( s ) =lim from { n rightarrow infinity }{ } 

(1-%pi^{1 over 2 - s}{{%GAMMA(s over 2) } over {%GAMMA({1-s} over 2) }} cdot {{f(1-s)} over {f(s)}})^-1  %zeta( s )

-

({f( s )}over{ f(1-s) }
-
%pi^{1 over 2 - s}{{%GAMMA(s over 2) } over {%GAMMA({1-s} over 2) }
})^-1
%zeta( 1-s )</annotation>
  </semantics>
</math>
</file>

<file path=Object 384/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sup>
        <mrow>
          <mo fence="true" stretchy="false">(</mo>
          <mrow>
            <mrow>
              <mn>1</mn>
              <mo stretchy="false">−</mo>
              <mfrac>
                <mrow>
                  <mi>b</mi>
                  <mrow>
                    <mo fence="true" stretchy="false">(</mo>
                    <mrow>
                      <mi>s</mi>
                    </mrow>
                    <mo fence="true" stretchy="false">)</mo>
                  </mrow>
                </mrow>
                <mrow>
                  <mi>a</mi>
                  <mrow>
                    <mo fence="true" stretchy="false">(</mo>
                    <mrow>
                      <mi>s</mi>
                    </mrow>
                    <mo fence="true" stretchy="false">)</mo>
                  </mrow>
                </mrow>
              </mfrac>
            </mrow>
          </mrow>
          <mo fence="true" stretchy="false">)</mo>
        </mrow>
        <mrow>
          <mo stretchy="false">−</mo>
          <mn>1</mn>
        </mrow>
      </msup>
      <mi mathvariant="normal">ζ</mi>
      <mrow>
        <mrow>
          <mo fence="true" stretchy="false">(</mo>
          <mrow>
            <mi>s</mi>
          </mrow>
          <mo fence="true" stretchy="false">)</mo>
        </mrow>
        <mo stretchy="false">−</mo>
        <msup>
          <mrow>
            <mo fence="true" stretchy="false">(</mo>
            <mrow>
              <mrow>
                <mi>a</mi>
                <mrow>
                  <mrow>
                    <mo fence="true" stretchy="false">(</mo>
                    <mrow>
                      <mi>s</mi>
                    </mrow>
                    <mo fence="true" stretchy="false">)</mo>
                  </mrow>
                  <mo stretchy="false">−</mo>
                  <mi>b</mi>
                </mrow>
                <mrow>
                  <mo fence="true" stretchy="false">(</mo>
                  <mrow>
                    <mi>s</mi>
                  </mrow>
                  <mo fence="true" stretchy="false">)</mo>
                </mrow>
              </mrow>
            </mrow>
            <mo fence="true" stretchy="false">)</mo>
          </mrow>
          <mrow>
            <mo stretchy="false">−</mo>
            <mn>1</mn>
          </mrow>
        </msup>
      </mrow>
      <mi mathvariant="normal">ζ</mi>
      <mrow>
        <mo fence="true" stretchy="false">(</mo>
        <mrow>
          <mrow>
            <mn>1</mn>
            <mo stretchy="false">−</mo>
            <mi>s</mi>
          </mrow>
        </mrow>
        <mo fence="true" stretchy="false">)</mo>
      </mrow>
    </mrow>
    <annotation encoding="StarMath 5.0">%zeta( s ) =lim from { n rightarrow infinity }{ } 

(1-{b(s)} over {a(s)})^-1  %zeta( s )

-

(a( s )
-
b(s))^-1
%zeta( 1-s )</annotation>
  </semantics>
</math>
</file>

<file path=Object 385/content.xml><?xml version="1.0" encoding="utf-8"?>
<math xmlns="http://www.w3.org/1998/Math/MathML" display="block">
  <semantics>
    <mrow>
      <msup>
        <mrow>
          <mo fence="true" stretchy="false">(</mo>
          <mrow>
            <mrow>
              <mi>a</mi>
              <mrow>
                <mrow>
                  <mo fence="true" stretchy="false">(</mo>
                  <mrow>
                    <mi>s</mi>
                  </mrow>
                  <mo fence="true" stretchy="false">)</mo>
                </mrow>
                <mo stretchy="false">−</mo>
                <mi>b</mi>
              </mrow>
              <mrow>
                <mo fence="true" stretchy="false">(</mo>
                <mrow>
                  <mi>s</mi>
                </mrow>
                <mo fence="true" stretchy="false">)</mo>
              </mrow>
            </mrow>
          </mrow>
          <mo fence="true" stretchy="false">)</mo>
        </mrow>
        <mrow>
          <mo stretchy="false">−</mo>
          <mn>1</mn>
        </mrow>
      </msup>
      <mi mathvariant="normal">ζ</mi>
      <mrow>
        <mrow>
          <mo fence="true" stretchy="false">(</mo>
          <mrow>
            <mrow>
              <mn>1</mn>
              <mo stretchy="false">−</mo>
              <mi>s</mi>
            </mrow>
          </mrow>
          <mo fence="true" stretchy="false">)</mo>
        </mrow>
        <mo stretchy="false">=</mo>
        <mrow>
          <munder>
            <mi>lim</mi>
            <mrow>
              <mi>n</mi>
              <mo stretchy="false">→</mo>
              <mi mathvariant="normal">∞</mi>
            </mrow>
          </munder>
          <mrow/>
        </mrow>
      </mrow>
      <msup>
        <mrow>
          <mo fence="true" stretchy="false">(</mo>
          <mrow>
            <mrow>
              <mn>1</mn>
              <mo stretchy="false">−</mo>
              <mfrac>
                <mrow>
                  <mi>b</mi>
                  <mrow>
                    <mo fence="true" stretchy="false">(</mo>
                    <mrow>
                      <mi>s</mi>
                    </mrow>
                    <mo fence="true" stretchy="false">)</mo>
                  </mrow>
                </mrow>
                <mrow>
                  <mi>a</mi>
                  <mrow>
                    <mo fence="true" stretchy="false">(</mo>
                    <mrow>
                      <mi>s</mi>
                    </mrow>
                    <mo fence="true" stretchy="false">)</mo>
                  </mrow>
                </mrow>
              </mfrac>
            </mrow>
          </mrow>
          <mo fence="true" stretchy="false">)</mo>
        </mrow>
        <mrow>
          <mo stretchy="false">−</mo>
          <mn>1</mn>
        </mrow>
      </msup>
      <mi mathvariant="normal">ζ</mi>
      <mrow>
        <mrow>
          <mo fence="true" stretchy="false">(</mo>
          <mrow>
            <mi>s</mi>
          </mrow>
          <mo fence="true" stretchy="false">)</mo>
        </mrow>
        <mo stretchy="false">−</mo>
        <mi mathvariant="normal">ζ</mi>
      </mrow>
      <mrow>
        <mo fence="true" stretchy="false">(</mo>
        <mrow>
          <mi>s</mi>
        </mrow>
        <mo fence="true" stretchy="false">)</mo>
      </mrow>
    </mrow>
    <annotation encoding="StarMath 5.0">(a( s )-b(s))^-1 %zeta( 1-s ) 

=
lim from { n rightarrow infinity }{ } 

(1-{b(s)} over {a(s)})^-1  %zeta( s ) - %zeta( s )</annotation>
  </semantics>
</math>
</file>

<file path=Object 386/content.xml><?xml version="1.0" encoding="utf-8"?>
<math xmlns="http://www.w3.org/1998/Math/MathML" display="block">
  <semantics>
    <mrow>
      <msup>
        <mrow>
          <mo fence="true" stretchy="false">(</mo>
          <mrow>
            <mrow>
              <mi>a</mi>
              <mrow>
                <mrow>
                  <mo fence="true" stretchy="false">(</mo>
                  <mrow>
                    <mi>s</mi>
                  </mrow>
                  <mo fence="true" stretchy="false">)</mo>
                </mrow>
                <mo stretchy="false">−</mo>
                <mi>b</mi>
              </mrow>
              <mrow>
                <mo fence="true" stretchy="false">(</mo>
                <mrow>
                  <mi>s</mi>
                </mrow>
                <mo fence="true" stretchy="false">)</mo>
              </mrow>
            </mrow>
          </mrow>
          <mo fence="true" stretchy="false">)</mo>
        </mrow>
        <mrow>
          <mo stretchy="false">−</mo>
          <mn>1</mn>
        </mrow>
      </msup>
      <mi mathvariant="normal">ζ</mi>
      <mrow>
        <mrow>
          <mo fence="true" stretchy="false">(</mo>
          <mrow>
            <mrow>
              <mn>1</mn>
              <mo stretchy="false">−</mo>
              <mi>s</mi>
            </mrow>
          </mrow>
          <mo fence="true" stretchy="false">)</mo>
        </mrow>
        <mo stretchy="false">=</mo>
        <mrow>
          <munder>
            <mi>lim</mi>
            <mrow>
              <mi>n</mi>
              <mo stretchy="false">→</mo>
              <mi mathvariant="normal">∞</mi>
            </mrow>
          </munder>
          <mrow/>
        </mrow>
      </mrow>
      <mrow>
        <mo fence="true" stretchy="false">(</mo>
        <mrow>
          <mrow>
            <msup>
              <mrow>
                <mo fence="true" stretchy="false">(</mo>
                <mrow>
                  <mrow>
                    <mn>1</mn>
                    <mo stretchy="false">−</mo>
                    <mfrac>
                      <mrow>
                        <mi>b</mi>
                        <mrow>
                          <mo fence="true" stretchy="false">(</mo>
                          <mrow>
                            <mi>s</mi>
                          </mrow>
                          <mo fence="true" stretchy="false">)</mo>
                        </mrow>
                      </mrow>
                      <mrow>
                        <mi>a</mi>
                        <mrow>
                          <mo fence="true" stretchy="false">(</mo>
                          <mrow>
                            <mi>s</mi>
                          </mrow>
                          <mo fence="true" stretchy="false">)</mo>
                        </mrow>
                      </mrow>
                    </mfrac>
                  </mrow>
                </mrow>
                <mo fence="true" stretchy="false">)</mo>
              </mrow>
              <mrow>
                <mo stretchy="false">−</mo>
                <mn>1</mn>
              </mrow>
            </msup>
            <mo stretchy="false">−</mo>
            <mn>1</mn>
          </mrow>
        </mrow>
        <mo fence="true" stretchy="false">)</mo>
      </mrow>
      <mi mathvariant="normal">ζ</mi>
      <mrow>
        <mo fence="true" stretchy="false">(</mo>
        <mrow>
          <mi>s</mi>
        </mrow>
        <mo fence="true" stretchy="false">)</mo>
      </mrow>
    </mrow>
    <annotation encoding="StarMath 5.0">(a( s )-b(s))^-1 %zeta( 1-s ) 

=
lim from { n rightarrow infinity }{ } 

((1-{b(s)} over {a(s)})^-1-1) %zeta( s )</annotation>
  </semantics>
</math>
</file>

<file path=Object 387/content.xml><?xml version="1.0" encoding="utf-8"?>
<math xmlns="http://www.w3.org/1998/Math/MathML" display="block">
  <semantics>
    <mrow>
      <mfrac>
        <msup>
          <mrow>
            <mo fence="true" stretchy="false">(</mo>
            <mrow>
              <mrow>
                <mi>a</mi>
                <mrow>
                  <mrow>
                    <mo fence="true" stretchy="false">(</mo>
                    <mrow>
                      <mi>s</mi>
                    </mrow>
                    <mo fence="true" stretchy="false">)</mo>
                  </mrow>
                  <mo stretchy="false">−</mo>
                  <mi>b</mi>
                </mrow>
                <mrow>
                  <mo fence="true" stretchy="false">(</mo>
                  <mrow>
                    <mi>s</mi>
                  </mrow>
                  <mo fence="true" stretchy="false">)</mo>
                </mrow>
              </mrow>
            </mrow>
            <mo fence="true" stretchy="false">)</mo>
          </mrow>
          <mrow>
            <mo stretchy="false">−</mo>
            <mn>1</mn>
          </mrow>
        </msup>
        <mrow>
          <mo fence="true" stretchy="false">(</mo>
          <mrow>
            <mrow>
              <msup>
                <mrow>
                  <mo fence="true" stretchy="false">(</mo>
                  <mrow>
                    <mrow>
                      <mn>1</mn>
                      <mo stretchy="false">−</mo>
                      <mfrac>
                        <mrow>
                          <mi>b</mi>
                          <mrow>
                            <mo fence="true" stretchy="false">(</mo>
                            <mrow>
                              <mi>s</mi>
                            </mrow>
                            <mo fence="true" stretchy="false">)</mo>
                          </mrow>
                        </mrow>
                        <mrow>
                          <mi>a</mi>
                          <mrow>
                            <mo fence="true" stretchy="false">(</mo>
                            <mrow>
                              <mi>s</mi>
                            </mrow>
                            <mo fence="true" stretchy="false">)</mo>
                          </mrow>
                        </mrow>
                      </mfrac>
                    </mrow>
                  </mrow>
                  <mo fence="true" stretchy="false">)</mo>
                </mrow>
                <mrow>
                  <mo stretchy="false">−</mo>
                  <mn>1</mn>
                </mrow>
              </msup>
              <mo stretchy="false">−</mo>
              <mn>1</mn>
            </mrow>
          </mrow>
          <mo fence="true" stretchy="false">)</mo>
        </mrow>
      </mfrac>
      <mi mathvariant="normal">ζ</mi>
      <mrow>
        <mrow>
          <mo fence="true" stretchy="false">(</mo>
          <mrow>
            <mrow>
              <mn>1</mn>
              <mo stretchy="false">−</mo>
              <mi>s</mi>
            </mrow>
          </mrow>
          <mo fence="true" stretchy="false">)</mo>
        </mrow>
        <mo stretchy="false">=</mo>
        <mrow>
          <munder>
            <mi>lim</mi>
            <mrow>
              <mi>n</mi>
              <mo stretchy="false">→</mo>
              <mi mathvariant="normal">∞</mi>
            </mrow>
          </munder>
          <mrow/>
        </mrow>
      </mrow>
      <mi mathvariant="normal">ζ</mi>
      <mrow>
        <mo fence="true" stretchy="false">(</mo>
        <mrow>
          <mi>s</mi>
        </mrow>
        <mo fence="true" stretchy="false">)</mo>
      </mrow>
    </mrow>
    <annotation encoding="StarMath 5.0">(a( s )-b(s))^-1 over {((1-{b(s)} over {a(s)})^-1-1)}   %zeta( 1-s ) 

=
lim from { n rightarrow infinity }{ } 

 %zeta( s )</annotation>
  </semantics>
</math>
</file>

<file path=Object 388/content.xml><?xml version="1.0" encoding="utf-8"?>
<math xmlns="http://www.w3.org/1998/Math/MathML" display="block">
  <semantics>
    <mrow>
      <mrow>
        <mn>0</mn>
        <mo stretchy="false">=</mo>
        <msup>
          <mrow>
            <mo fence="true" stretchy="false">(</mo>
            <mrow>
              <mrow>
                <mrow>
                  <mn>1</mn>
                  <mo stretchy="false">−</mo>
                  <msup>
                    <mi mathvariant="normal">π</mi>
                    <mrow>
                      <mfrac>
                        <mn>1</mn>
                        <mn>2</mn>
                      </mfrac>
                      <mo stretchy="false">−</mo>
                      <mi>s</mi>
                    </mrow>
                  </msup>
                </mrow>
                <mrow>
                  <mfrac>
                    <mrow>
                      <mi mathvariant="normal">Γ</mi>
                      <mrow>
                        <mo fence="true" stretchy="false">(</mo>
                        <mrow>
                          <mfrac>
                            <mi>s</mi>
                            <mn>2</mn>
                          </mfrac>
                        </mrow>
                        <mo fence="true" stretchy="false">)</mo>
                      </mrow>
                    </mrow>
                    <mrow>
                      <mi mathvariant="normal">Γ</mi>
                      <mrow>
                        <mo fence="true" stretchy="false">(</mo>
                        <mrow>
                          <mfrac>
                            <mrow>
                              <mn>1</mn>
                              <mo stretchy="false">−</mo>
                              <mi>s</mi>
                            </mrow>
                            <mn>2</mn>
                          </mfrac>
                        </mrow>
                        <mo fence="true" stretchy="false">)</mo>
                      </mrow>
                    </mrow>
                  </mfrac>
                  <mo stretchy="false">⋅</mo>
                  <mrow>
                    <mi>g</mi>
                    <mrow>
                      <mo fence="true" stretchy="false">(</mo>
                      <mrow>
                        <mrow>
                          <mn>1</mn>
                          <mo stretchy="false">−</mo>
                          <mi>s</mi>
                        </mrow>
                      </mrow>
                      <mo fence="true" stretchy="false">)</mo>
                    </mrow>
                  </mrow>
                </mrow>
              </mrow>
            </mrow>
            <mo fence="true" stretchy="false">)</mo>
          </mrow>
          <mrow>
            <mo stretchy="false">−</mo>
            <mn>1</mn>
          </mrow>
        </msup>
      </mrow>
      <mi mathvariant="normal">ζ</mi>
      <mrow>
        <mrow>
          <mo fence="true" stretchy="false">(</mo>
          <mrow>
            <mrow>
              <mi>s</mi>
              <mi>,</mi>
              <mi>n</mi>
            </mrow>
          </mrow>
          <mo fence="true" stretchy="false">)</mo>
        </mrow>
        <mo stretchy="false">−</mo>
        <msup>
          <mrow>
            <mo fence="true" stretchy="false">(</mo>
            <mrow>
              <mrow>
                <mrow>
                  <mrow>
                    <mi>g</mi>
                    <mrow>
                      <mo fence="true" stretchy="false">(</mo>
                      <mrow>
                        <mi>s</mi>
                      </mrow>
                      <mo fence="true" stretchy="false">)</mo>
                    </mrow>
                  </mrow>
                  <mo stretchy="false">−</mo>
                  <msup>
                    <mi mathvariant="normal">π</mi>
                    <mrow>
                      <mfrac>
                        <mn>1</mn>
                        <mn>2</mn>
                      </mfrac>
                      <mo stretchy="false">−</mo>
                      <mi>s</mi>
                    </mrow>
                  </msup>
                </mrow>
                <mfrac>
                  <mrow>
                    <mi mathvariant="normal">Γ</mi>
                    <mrow>
                      <mo fence="true" stretchy="false">(</mo>
                      <mrow>
                        <mfrac>
                          <mi>s</mi>
                          <mn>2</mn>
                        </mfrac>
                      </mrow>
                      <mo fence="true" stretchy="false">)</mo>
                    </mrow>
                  </mrow>
                  <mrow>
                    <mi mathvariant="normal">Γ</mi>
                    <mrow>
                      <mo fence="true" stretchy="false">(</mo>
                      <mrow>
                        <mfrac>
                          <mrow>
                            <mn>1</mn>
                            <mo stretchy="false">−</mo>
                            <mi>s</mi>
                          </mrow>
                          <mn>2</mn>
                        </mfrac>
                      </mrow>
                      <mo fence="true" stretchy="false">)</mo>
                    </mrow>
                  </mrow>
                </mfrac>
              </mrow>
            </mrow>
            <mo fence="true" stretchy="false">)</mo>
          </mrow>
          <mrow>
            <mo stretchy="false">−</mo>
            <mn>1</mn>
          </mrow>
        </msup>
      </mrow>
      <mi mathvariant="normal">ζ</mi>
      <mrow>
        <mo fence="true" stretchy="false">(</mo>
        <mrow>
          <mrow>
            <mrow>
              <mn>1</mn>
              <mo stretchy="false">−</mo>
              <mi>s</mi>
            </mrow>
            <mi>,</mi>
            <mi>n</mi>
          </mrow>
        </mrow>
        <mo fence="true" stretchy="false">)</mo>
      </mrow>
    </mrow>
    <annotation encoding="StarMath 5.0">0 =

(1-%pi^{1 over 2 - s}{{%GAMMA(s over 2) } over {%GAMMA({1-s} over 2) }} cdot {g(1-s)})^-1 %zeta( s,n )

-

({g( s )}
-
%pi^{1 over 2 - s}{{%GAMMA(s over 2) } over {%GAMMA({1-s} over 2) }
})^-1
%zeta( 1-s,n )</annotation>
  </semantics>
</math>
</file>

<file path=Object 389/content.xml><?xml version="1.0" encoding="utf-8"?>
<math xmlns="http://www.w3.org/1998/Math/MathML" display="block">
  <semantics>
    <mrow>
      <mrow>
        <mn>0</mn>
        <mo stretchy="false">=</mo>
        <msup>
          <mrow>
            <mo fence="true" stretchy="false">(</mo>
            <mrow>
              <mrow>
                <mn>1</mn>
                <mo stretchy="false">−</mo>
                <mfrac>
                  <mrow>
                    <mi>b</mi>
                    <mrow>
                      <mo fence="true" stretchy="false">(</mo>
                      <mrow>
                        <mi>s</mi>
                      </mrow>
                      <mo fence="true" stretchy="false">)</mo>
                    </mrow>
                  </mrow>
                  <mrow>
                    <mi>a</mi>
                    <mrow>
                      <mo fence="true" stretchy="false">(</mo>
                      <mrow>
                        <mi>s</mi>
                      </mrow>
                      <mo fence="true" stretchy="false">)</mo>
                    </mrow>
                  </mrow>
                </mfrac>
              </mrow>
            </mrow>
            <mo fence="true" stretchy="false">)</mo>
          </mrow>
          <mrow>
            <mo stretchy="false">−</mo>
            <mn>1</mn>
          </mrow>
        </msup>
      </mrow>
      <mi mathvariant="normal">ζ</mi>
      <mrow>
        <mrow>
          <mo fence="true" stretchy="false">(</mo>
          <mrow>
            <mrow>
              <mi>s</mi>
              <mi>,</mi>
              <mi>n</mi>
            </mrow>
          </mrow>
          <mo fence="true" stretchy="false">)</mo>
        </mrow>
        <mo stretchy="false">−</mo>
        <msup>
          <mrow>
            <mo fence="true" stretchy="false">(</mo>
            <mrow>
              <mrow>
                <mi>a</mi>
                <mrow>
                  <mrow>
                    <mo fence="true" stretchy="false">(</mo>
                    <mrow>
                      <mi>s</mi>
                    </mrow>
                    <mo fence="true" stretchy="false">)</mo>
                  </mrow>
                  <mo stretchy="false">−</mo>
                  <mi>b</mi>
                </mrow>
                <mrow>
                  <mo fence="true" stretchy="false">(</mo>
                  <mrow>
                    <mi>s</mi>
                  </mrow>
                  <mo fence="true" stretchy="false">)</mo>
                </mrow>
              </mrow>
            </mrow>
            <mo fence="true" stretchy="false">)</mo>
          </mrow>
          <mrow>
            <mo stretchy="false">−</mo>
            <mn>1</mn>
          </mrow>
        </msup>
      </mrow>
      <mi mathvariant="normal">ζ</mi>
      <mrow>
        <mo fence="true" stretchy="false">(</mo>
        <mrow>
          <mrow>
            <mrow>
              <mn>1</mn>
              <mo stretchy="false">−</mo>
              <mi>s</mi>
            </mrow>
            <mi>,</mi>
            <mi>n</mi>
          </mrow>
        </mrow>
        <mo fence="true" stretchy="false">)</mo>
      </mrow>
    </mrow>
    <annotation encoding="StarMath 5.0">0 =

(1-{b(s)} over {a(s)})^-1  %zeta( s,n )

-

(a( s )
-
b(s))^-1
%zeta( 1-s,n )</annotation>
  </semantics>
</math>
</file>

<file path=Object 39/content.xml><?xml version="1.0" encoding="utf-8"?>
<math xmlns="http://www.w3.org/1998/Math/MathML" display="block">
  <semantics>
    <mrow>
      <mi mathvariant="normal">ζ</mi>
      <mrow>
        <mrow>
          <mo fence="true" stretchy="false">(</mo>
          <mrow>
            <mi>s</mi>
          </mrow>
          <mo fence="true" stretchy="false">)</mo>
        </mrow>
        <mo stretchy="false">=</mo>
        <msup>
          <mn>2</mn>
          <mi>s</mi>
        </msup>
      </mrow>
      <msup>
        <mi mathvariant="normal">π</mi>
        <mrow>
          <mi>s</mi>
          <mo stretchy="false">−</mo>
          <mn>1</mn>
        </mrow>
      </msup>
      <mi>sin</mi>
      <mrow>
        <mo fence="true" stretchy="false">(</mo>
        <mrow>
          <mfrac>
            <mrow>
              <mi mathvariant="normal">π</mi>
              <mi>s</mi>
            </mrow>
            <mn>2</mn>
          </mfrac>
        </mrow>
        <mo fence="true" stretchy="false">)</mo>
      </mrow>
      <mi mathvariant="normal">Γ</mi>
      <mrow>
        <mo fence="true" stretchy="false">(</mo>
        <mrow>
          <mrow>
            <mn>1</mn>
            <mo stretchy="false">−</mo>
            <mi>s</mi>
          </mrow>
        </mrow>
        <mo fence="true" stretchy="false">)</mo>
      </mrow>
      <mi mathvariant="normal">ζ</mi>
      <mrow>
        <mo fence="true" stretchy="false">(</mo>
        <mrow>
          <mrow>
            <mn>1</mn>
            <mo stretchy="false">−</mo>
            <mi>s</mi>
          </mrow>
        </mrow>
        <mo fence="true" stretchy="false">)</mo>
      </mrow>
    </mrow>
    <annotation encoding="StarMath 5.0">%zeta( s ) = 2^s %pi^{ s-1 }sin( {%pi s}over{2} )%GAMMA( 1-s )%zeta( 1-s )</annotation>
  </semantics>
</math>
</file>

<file path=Object 390/content.xml><?xml version="1.0" encoding="utf-8"?>
<math xmlns="http://www.w3.org/1998/Math/MathML" display="block">
  <semantics>
    <mrow>
      <mi mathvariant="normal">ξ</mi>
      <mrow>
        <mrow>
          <mo fence="true" stretchy="false">(</mo>
          <mrow>
            <mi>s</mi>
          </mrow>
          <mo fence="true" stretchy="false">)</mo>
        </mrow>
        <mo stretchy="false">=</mo>
        <mrow>
          <munder>
            <mi>lim</mi>
            <mrow>
              <mi>n</mi>
              <mo stretchy="false">→</mo>
              <mi mathvariant="normal">∞</mi>
            </mrow>
          </munder>
          <mrow/>
        </mrow>
      </mrow>
      <mfrac>
        <mrow>
          <mrow>
            <mi>f</mi>
            <mrow>
              <mrow>
                <mo fence="true" stretchy="false">(</mo>
                <mrow>
                  <mi>s</mi>
                </mrow>
                <mo fence="true" stretchy="false">)</mo>
              </mrow>
              <mo stretchy="false">⋅</mo>
              <msubsup>
                <mi>H</mi>
                <mi>n</mi>
                <mrow>
                  <mo fence="true" stretchy="false">(</mo>
                  <mrow>
                    <mi>s</mi>
                  </mrow>
                  <mo fence="true" stretchy="false">)</mo>
                </mrow>
              </msubsup>
            </mrow>
          </mrow>
          <mo stretchy="false">−</mo>
          <mrow>
            <mi>f</mi>
            <mrow>
              <mrow>
                <mo fence="true" stretchy="false">(</mo>
                <mrow>
                  <mrow>
                    <mn>1</mn>
                    <mo stretchy="false">−</mo>
                    <mi>s</mi>
                  </mrow>
                </mrow>
                <mo fence="true" stretchy="false">)</mo>
              </mrow>
              <mo stretchy="false">⋅</mo>
              <msubsup>
                <mi>H</mi>
                <mi>n</mi>
                <mrow>
                  <mo fence="true" stretchy="false">(</mo>
                  <mrow>
                    <mrow>
                      <mn>1</mn>
                      <mo stretchy="false">−</mo>
                      <mi>s</mi>
                    </mrow>
                  </mrow>
                  <mo fence="true" stretchy="false">)</mo>
                </mrow>
              </msubsup>
            </mrow>
          </mrow>
        </mrow>
        <mrow>
          <mrow>
            <mrow>
              <mrow>
                <mi mathvariant="normal">α</mi>
                <mrow>
                  <mo fence="true" stretchy="false">(</mo>
                  <mrow>
                    <mi>s</mi>
                  </mrow>
                  <mo fence="true" stretchy="false">)</mo>
                </mrow>
              </mrow>
              <mi>f</mi>
              <mrow>
                <mo fence="true" stretchy="false">(</mo>
                <mrow>
                  <mi>s</mi>
                </mrow>
                <mo fence="true" stretchy="false">)</mo>
              </mrow>
            </mrow>
            <mo stretchy="false">−</mo>
            <mrow>
              <mrow>
                <mi mathvariant="normal">α</mi>
                <mrow>
                  <mo fence="true" stretchy="false">(</mo>
                  <mrow>
                    <mrow>
                      <mn>1</mn>
                      <mo stretchy="false">−</mo>
                      <mi>s</mi>
                    </mrow>
                  </mrow>
                  <mo fence="true" stretchy="false">)</mo>
                </mrow>
              </mrow>
              <mo stretchy="false">⋅</mo>
              <mi>f</mi>
            </mrow>
          </mrow>
          <mrow>
            <mo fence="true" stretchy="false">(</mo>
            <mrow>
              <mrow>
                <mn>1</mn>
                <mo stretchy="false">−</mo>
                <mi>s</mi>
              </mrow>
            </mrow>
            <mo fence="true" stretchy="false">)</mo>
          </mrow>
        </mrow>
      </mfrac>
    </mrow>
    <annotation encoding="StarMath 5.0">%xi( s ) = lim from {n rightarrow infinity}{} {{{{f(s) cdot H^( s )_n}}-{{f(1-s) cdot H^( 1-s )_n}} }

over 

{

{{%alpha(s)}f(s)}
-
{{%alpha(1-s)} } cdot f( 1-s )

 
}
}
</annotation>
  </semantics>
</math>
</file>

<file path=Object 391/content.xml><?xml version="1.0" encoding="utf-8"?>
<math xmlns="http://www.w3.org/1998/Math/MathML" display="block">
  <semantics>
    <mrow>
      <mi mathvariant="normal">α</mi>
      <mrow>
        <mrow>
          <mo fence="true" stretchy="false">(</mo>
          <mrow>
            <mi>s</mi>
          </mrow>
          <mo fence="true" stretchy="false">)</mo>
        </mrow>
        <mo stretchy="false">=</mo>
        <mrow>
          <mo stretchy="false">−</mo>
          <mfrac>
            <mrow>
              <mn>2</mn>
              <mo stretchy="false">⋅</mo>
              <msup>
                <mi mathvariant="normal">π</mi>
                <mfrac>
                  <mi>s</mi>
                  <mn>2</mn>
                </mfrac>
              </msup>
            </mrow>
            <mrow>
              <mi mathvariant="normal">Γ</mi>
              <mrow>
                <mo fence="true" stretchy="false">(</mo>
                <mrow>
                  <mfrac>
                    <mi>s</mi>
                    <mn>2</mn>
                  </mfrac>
                </mrow>
                <mo fence="true" stretchy="false">)</mo>
              </mrow>
            </mrow>
          </mfrac>
        </mrow>
      </mrow>
    </mrow>
    <annotation encoding="StarMath 5.0">%alpha( s ) =-{ {2 cdot %pi^{s over 2} over {%GAMMA(s over 2)} }}</annotation>
  </semantics>
</math>
</file>

<file path=Object 392/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frac>
        <mrow>
          <mrow>
            <mrow>
              <mrow>
                <mo fence="true" stretchy="false">(</mo>
                <mrow>
                  <mrow>
                    <mn>1</mn>
                    <mo stretchy="false">−</mo>
                    <mi>s</mi>
                  </mrow>
                </mrow>
                <mo fence="true" stretchy="false">)</mo>
              </mrow>
              <mo stretchy="false">⋅</mo>
              <msup>
                <mi>n</mi>
                <mrow>
                  <mi>s</mi>
                  <mo stretchy="false">−</mo>
                  <mfrac>
                    <mn>1</mn>
                    <mn>2</mn>
                  </mfrac>
                </mrow>
              </msup>
              <mo stretchy="false">⋅</mo>
              <msubsup>
                <mi>H</mi>
                <mi>n</mi>
                <mrow>
                  <mo fence="true" stretchy="false">(</mo>
                  <mrow>
                    <mi>s</mi>
                  </mrow>
                  <mo fence="true" stretchy="false">)</mo>
                </mrow>
              </msubsup>
            </mrow>
            <mo stretchy="false">−</mo>
            <mrow>
              <mi>s</mi>
              <mo stretchy="false">⋅</mo>
              <msup>
                <mi>n</mi>
                <mrow>
                  <mfrac>
                    <mn>1</mn>
                    <mn>2</mn>
                  </mfrac>
                  <mo stretchy="false">−</mo>
                  <mi>s</mi>
                </mrow>
              </msup>
            </mrow>
          </mrow>
          <msubsup>
            <mi>H</mi>
            <mi>n</mi>
            <mrow>
              <mo fence="true" stretchy="false">(</mo>
              <mrow>
                <mrow>
                  <mn>1</mn>
                  <mo stretchy="false">−</mo>
                  <mi>s</mi>
                </mrow>
              </mrow>
              <mo fence="true" stretchy="false">)</mo>
            </mrow>
          </msubsup>
        </mrow>
        <mrow>
          <mrow>
            <mrow>
              <mo fence="true" stretchy="false">(</mo>
              <mrow>
                <mrow>
                  <mn>1</mn>
                  <mo stretchy="false">−</mo>
                  <mi>s</mi>
                </mrow>
              </mrow>
              <mo fence="true" stretchy="false">)</mo>
            </mrow>
            <mo stretchy="false">⋅</mo>
            <msup>
              <mi>n</mi>
              <mrow>
                <mi>s</mi>
                <mo stretchy="false">−</mo>
                <mfrac>
                  <mn>1</mn>
                  <mn>2</mn>
                </mfrac>
              </mrow>
            </msup>
          </mrow>
          <mo stretchy="false">−</mo>
          <mrow>
            <mi>s</mi>
            <mo stretchy="false">⋅</mo>
            <msup>
              <mi>n</mi>
              <mrow>
                <mfrac>
                  <mn>1</mn>
                  <mn>2</mn>
                </mfrac>
                <mo stretchy="false">−</mo>
                <mi>s</mi>
              </mrow>
            </msup>
            <mo stretchy="false">⋅</mo>
            <mrow>
              <mo fence="true" stretchy="false">(</mo>
              <mrow>
                <mrow>
                  <mrow>
                    <msup>
                      <mn>2</mn>
                      <mrow>
                        <mn>1</mn>
                        <mo stretchy="false">−</mo>
                        <mi>s</mi>
                      </mrow>
                    </msup>
                    <mo stretchy="false">⋅</mo>
                    <msup>
                      <mi mathvariant="normal">π</mi>
                      <mrow>
                        <mo stretchy="false">−</mo>
                        <mi>s</mi>
                      </mrow>
                    </msup>
                  </mrow>
                  <mi>cos</mi>
                  <mrow>
                    <mrow>
                      <mo fence="true" stretchy="false">(</mo>
                      <mrow>
                        <mfrac>
                          <mrow>
                            <mi mathvariant="normal">π</mi>
                            <mi>s</mi>
                          </mrow>
                          <mn>2</mn>
                        </mfrac>
                      </mrow>
                      <mo fence="true" stretchy="false">)</mo>
                    </mrow>
                    <mo stretchy="false">⋅</mo>
                    <mi mathvariant="normal">Γ</mi>
                  </mrow>
                  <mrow>
                    <mo fence="true" stretchy="false">(</mo>
                    <mrow>
                      <mi>s</mi>
                    </mrow>
                    <mo fence="true" stretchy="false">)</mo>
                  </mrow>
                </mrow>
              </mrow>
              <mo fence="true" stretchy="false">)</mo>
            </mrow>
          </mrow>
        </mrow>
      </mfrac>
    </mrow>
    <annotation encoding="StarMath 5.0">%zeta( s ) = lim from {n rightarrow infinity}{} { {

(1-s) cdot n^{s- 1 over 2} cdot H^(s)_n - s cdot n^{1 over 2-s}H^(1-s)_n}

over

{(1-s) cdot n^{s-1 over 2} - s cdot n^{1 over 2-s} cdot( 2^{1-s} cdot %pi^-s cos( {%pi s}over{2}) cdot %GAMMA(s))


} }</annotation>
  </semantics>
</math>
</file>

<file path=Object 393/content.xml><?xml version="1.0" encoding="utf-8"?>
<math xmlns="http://www.w3.org/1998/Math/MathML" display="block">
  <semantics>
    <mrow>
      <mi mathvariant="normal">ξ</mi>
      <mrow>
        <mrow>
          <mo fence="true" stretchy="false">(</mo>
          <mrow>
            <mi>s</mi>
          </mrow>
          <mo fence="true" stretchy="false">)</mo>
        </mrow>
        <mo stretchy="false">=</mo>
        <mrow>
          <munder>
            <mi>lim</mi>
            <mrow>
              <mi>n</mi>
              <mo stretchy="false">→</mo>
              <mi mathvariant="normal">∞</mi>
            </mrow>
          </munder>
          <mrow/>
        </mrow>
      </mrow>
      <mrow>
        <mi>s</mi>
        <mo stretchy="false">⋅</mo>
        <mrow>
          <mo fence="true" stretchy="false">(</mo>
          <mrow>
            <mrow>
              <mn>1</mn>
              <mo stretchy="false">−</mo>
              <mi>s</mi>
            </mrow>
          </mrow>
          <mo fence="true" stretchy="false">)</mo>
        </mrow>
        <mo stretchy="false">⋅</mo>
        <mrow>
          <mo fence="true" stretchy="false">(</mo>
          <mrow>
            <mrow>
              <msup>
                <mrow>
                  <mo fence="true" stretchy="false">(</mo>
                  <mrow>
                    <mrow>
                      <mfrac>
                        <mrow>
                          <mn>2</mn>
                          <msup>
                            <mi mathvariant="normal">π</mi>
                            <mfrac>
                              <mi>s</mi>
                              <mn>2</mn>
                            </mfrac>
                          </msup>
                        </mrow>
                        <mrow>
                          <mi mathvariant="normal">Γ</mi>
                          <mrow>
                            <mo fence="true" stretchy="false">(</mo>
                            <mrow>
                              <mfrac>
                                <mi>s</mi>
                                <mn>2</mn>
                              </mfrac>
                            </mrow>
                            <mo fence="true" stretchy="false">)</mo>
                          </mrow>
                        </mrow>
                      </mfrac>
                      <mo stretchy="false">−</mo>
                      <mrow>
                        <mfrac>
                          <mrow>
                            <mn>2</mn>
                            <msup>
                              <mi mathvariant="normal">π</mi>
                              <mfrac>
                                <mrow>
                                  <mn>1</mn>
                                  <mo stretchy="false">−</mo>
                                  <mi>s</mi>
                                </mrow>
                                <mn>2</mn>
                              </mfrac>
                            </msup>
                          </mrow>
                          <mrow>
                            <mi mathvariant="normal">Γ</mi>
                            <mrow>
                              <mo fence="true" stretchy="false">(</mo>
                              <mrow>
                                <mfrac>
                                  <mrow>
                                    <mn>1</mn>
                                    <mo stretchy="false">−</mo>
                                    <mi>s</mi>
                                  </mrow>
                                  <mn>2</mn>
                                </mfrac>
                              </mrow>
                              <mo fence="true" stretchy="false">)</mo>
                            </mrow>
                          </mrow>
                        </mfrac>
                        <mo stretchy="false">⋅</mo>
                        <mrow>
                          <mi>g</mi>
                          <mrow>
                            <mo fence="true" stretchy="false">(</mo>
                            <mrow>
                              <mrow>
                                <mn>1</mn>
                                <mo stretchy="false">−</mo>
                                <mi>s</mi>
                              </mrow>
                            </mrow>
                            <mo fence="true" stretchy="false">)</mo>
                          </mrow>
                        </mrow>
                      </mrow>
                    </mrow>
                  </mrow>
                  <mo fence="true" stretchy="false">)</mo>
                </mrow>
                <mrow>
                  <mo stretchy="false">−</mo>
                  <mn>1</mn>
                </mrow>
              </msup>
              <mrow>
                <msubsup>
                  <mi>H</mi>
                  <mi>n</mi>
                  <mrow>
                    <mo fence="true" stretchy="false">(</mo>
                    <mrow>
                      <mi>s</mi>
                    </mrow>
                    <mo fence="true" stretchy="false">)</mo>
                  </mrow>
                </msubsup>
                <mo stretchy="false">−</mo>
                <msup>
                  <mrow>
                    <mo fence="true" stretchy="false">(</mo>
                    <mrow>
                      <mrow>
                        <mfrac>
                          <mrow>
                            <mn>2</mn>
                            <msup>
                              <mi mathvariant="normal">π</mi>
                              <mfrac>
                                <mi>s</mi>
                                <mn>2</mn>
                              </mfrac>
                            </msup>
                          </mrow>
                          <mrow>
                            <mi mathvariant="normal">Γ</mi>
                            <mrow>
                              <mo fence="true" stretchy="false">(</mo>
                              <mrow>
                                <mfrac>
                                  <mi>s</mi>
                                  <mn>2</mn>
                                </mfrac>
                              </mrow>
                              <mo fence="true" stretchy="false">)</mo>
                            </mrow>
                          </mrow>
                        </mfrac>
                        <mrow>
                          <mrow>
                            <mi>g</mi>
                            <mrow>
                              <mo fence="true" stretchy="false">(</mo>
                              <mrow>
                                <mi>s</mi>
                              </mrow>
                              <mo fence="true" stretchy="false">)</mo>
                            </mrow>
                          </mrow>
                          <mo stretchy="false">−</mo>
                          <mfrac>
                            <mrow>
                              <mn>2</mn>
                              <msup>
                                <mi mathvariant="normal">π</mi>
                                <mfrac>
                                  <mrow>
                                    <mn>1</mn>
                                    <mo stretchy="false">−</mo>
                                    <mi>s</mi>
                                  </mrow>
                                  <mn>2</mn>
                                </mfrac>
                              </msup>
                            </mrow>
                            <mrow>
                              <mi mathvariant="normal">Γ</mi>
                              <mrow>
                                <mo fence="true" stretchy="false">(</mo>
                                <mrow>
                                  <mfrac>
                                    <mrow>
                                      <mn>1</mn>
                                      <mo stretchy="false">−</mo>
                                      <mi>s</mi>
                                    </mrow>
                                    <mn>2</mn>
                                  </mfrac>
                                </mrow>
                                <mo fence="true" stretchy="false">)</mo>
                              </mrow>
                            </mrow>
                          </mfrac>
                        </mrow>
                      </mrow>
                    </mrow>
                    <mo fence="true" stretchy="false">)</mo>
                  </mrow>
                  <mrow>
                    <mo stretchy="false">−</mo>
                    <mn>1</mn>
                  </mrow>
                </msup>
              </mrow>
              <msubsup>
                <mi>H</mi>
                <mi>n</mi>
                <mrow>
                  <mo fence="true" stretchy="false">(</mo>
                  <mrow>
                    <mrow>
                      <mn>1</mn>
                      <mo stretchy="false">−</mo>
                      <mi>s</mi>
                    </mrow>
                  </mrow>
                  <mo fence="true" stretchy="false">)</mo>
                </mrow>
              </msubsup>
            </mrow>
          </mrow>
          <mo fence="true" stretchy="false">)</mo>
        </mrow>
      </mrow>
    </mrow>
    <annotation encoding="StarMath 5.0">%xi( s ) =lim from { n rightarrow infinity }{ } 

s cdot (1-s) cdot 
(({2 %pi^{s over 2}} over {%GAMMA(s over 2)}-{{2 %pi^{{{1-s} over 2}} } over {%GAMMA({1-s} over 2) }} cdot {g(1-s)})^-1 H^( s )_n

-

({2 %pi^{s over 2}} over {%GAMMA(s over 2)}{g( s )}
-
{{2 %pi^{{{1-s} over 2}} } over {%GAMMA({1-s} over 2) }})^-1
H^( 1-s )_n)</annotation>
  </semantics>
</math>
</file>

<file path=Object 394/content.xml><?xml version="1.0" encoding="utf-8"?>
<math xmlns="http://www.w3.org/1998/Math/MathML" display="block">
  <semantics>
    <mrow>
      <mi mathvariant="normal">ξ</mi>
      <mrow>
        <mrow>
          <mo fence="true" stretchy="false">(</mo>
          <mrow>
            <mi>s</mi>
          </mrow>
          <mo fence="true" stretchy="false">)</mo>
        </mrow>
        <mo stretchy="false">=</mo>
        <mrow>
          <munder>
            <mi>lim</mi>
            <mrow>
              <mi>n</mi>
              <mo stretchy="false">→</mo>
              <mi mathvariant="normal">∞</mi>
            </mrow>
          </munder>
          <mrow/>
        </mrow>
      </mrow>
      <mfrac>
        <mrow>
          <mrow>
            <mrow>
              <mo fence="true" stretchy="false">(</mo>
              <mrow>
                <mrow>
                  <mn>1</mn>
                  <mo stretchy="false">−</mo>
                  <mi>s</mi>
                </mrow>
              </mrow>
              <mo fence="true" stretchy="false">)</mo>
            </mrow>
            <mrow>
              <msup>
                <mi>n</mi>
                <mrow>
                  <mi>s</mi>
                  <mo stretchy="false">−</mo>
                  <mfrac>
                    <mn>1</mn>
                    <mn>2</mn>
                  </mfrac>
                </mrow>
              </msup>
              <mo stretchy="false">⋅</mo>
              <msubsup>
                <mi>H</mi>
                <mi>n</mi>
                <mrow>
                  <mo fence="true" stretchy="false">(</mo>
                  <mrow>
                    <mi>s</mi>
                  </mrow>
                  <mo fence="true" stretchy="false">)</mo>
                </mrow>
              </msubsup>
            </mrow>
          </mrow>
          <mo stretchy="false">−</mo>
          <mrow>
            <mi>s</mi>
            <mrow>
              <msup>
                <mi>n</mi>
                <mrow>
                  <mfrac>
                    <mn>1</mn>
                    <mn>2</mn>
                  </mfrac>
                  <mo stretchy="false">−</mo>
                  <mi>s</mi>
                </mrow>
              </msup>
              <mo stretchy="false">⋅</mo>
              <msubsup>
                <mi>H</mi>
                <mi>n</mi>
                <mrow>
                  <mo fence="true" stretchy="false">(</mo>
                  <mrow>
                    <mrow>
                      <mn>1</mn>
                      <mo stretchy="false">−</mo>
                      <mi>s</mi>
                    </mrow>
                  </mrow>
                  <mo fence="true" stretchy="false">)</mo>
                </mrow>
              </msubsup>
            </mrow>
          </mrow>
        </mrow>
        <mrow>
          <mrow>
            <mrow>
              <mo fence="true" stretchy="false">(</mo>
              <mrow>
                <mrow>
                  <mn>1</mn>
                  <mo stretchy="false">−</mo>
                  <mi>s</mi>
                </mrow>
              </mrow>
              <mo fence="true" stretchy="false">)</mo>
            </mrow>
            <msup>
              <mi>n</mi>
              <mrow>
                <mi>s</mi>
                <mo stretchy="false">−</mo>
                <mfrac>
                  <mn>1</mn>
                  <mn>2</mn>
                </mfrac>
              </mrow>
            </msup>
            <mrow>
              <mi mathvariant="normal">α</mi>
              <mrow>
                <mo fence="true" stretchy="false">(</mo>
                <mrow>
                  <mi>s</mi>
                </mrow>
                <mo fence="true" stretchy="false">)</mo>
              </mrow>
            </mrow>
          </mrow>
          <mo stretchy="false">−</mo>
          <mrow>
            <mi>s</mi>
            <mrow>
              <msup>
                <mi>n</mi>
                <mrow>
                  <mfrac>
                    <mn>1</mn>
                    <mn>2</mn>
                  </mfrac>
                  <mo stretchy="false">−</mo>
                  <mi>s</mi>
                </mrow>
              </msup>
              <mo stretchy="false">⋅</mo>
              <mrow>
                <mi mathvariant="normal">α</mi>
                <mrow>
                  <mo fence="true" stretchy="false">(</mo>
                  <mrow>
                    <mrow>
                      <mn>1</mn>
                      <mo stretchy="false">−</mo>
                      <mi>s</mi>
                    </mrow>
                  </mrow>
                  <mo fence="true" stretchy="false">)</mo>
                </mrow>
              </mrow>
            </mrow>
          </mrow>
        </mrow>
      </mfrac>
    </mrow>
    <annotation encoding="StarMath 5.0">%xi( s ) =lim from { n rightarrow infinity }{ } 
{{{{(1-s)n^{s- 1 over 2} cdot H^( s )_n}}-{s{n^{1 over 2-s} cdot H^( 1-s )_n}} }

over 

{

{(1-s){n^{s-1 over 2}}{%alpha(s)}}
-
 {s n^{1 over 2-s}cdot{%alpha(1-s)}  }

 
}
}
</annotation>
  </semantics>
</math>
</file>

<file path=Object 395/content.xml><?xml version="1.0" encoding="utf-8"?>
<math xmlns="http://www.w3.org/1998/Math/MathML" display="block">
  <semantics>
    <mrow>
      <mi mathvariant="normal">α</mi>
      <mrow>
        <mrow>
          <mo fence="true" stretchy="false">(</mo>
          <mrow>
            <mi>s</mi>
          </mrow>
          <mo fence="true" stretchy="false">)</mo>
        </mrow>
        <mo stretchy="false">=</mo>
        <msup>
          <mrow>
            <mo fence="true" stretchy="false">(</mo>
            <mrow>
              <mrow>
                <mrow>
                  <mo stretchy="false">−</mo>
                  <mrow>
                    <mfrac>
                      <mn>1</mn>
                      <mn>2</mn>
                    </mfrac>
                    <mo stretchy="false">⋅</mo>
                    <msup>
                      <mi mathvariant="normal">π</mi>
                      <mrow>
                        <mo stretchy="false">−</mo>
                        <mfrac>
                          <mi>s</mi>
                          <mn>2</mn>
                        </mfrac>
                      </mrow>
                    </msup>
                    <mo stretchy="false">⋅</mo>
                    <mrow>
                      <mi mathvariant="normal">Γ</mi>
                      <mrow>
                        <mo fence="true" stretchy="false">(</mo>
                        <mrow>
                          <mfrac>
                            <mi>s</mi>
                            <mn>2</mn>
                          </mfrac>
                        </mrow>
                        <mo fence="true" stretchy="false">)</mo>
                      </mrow>
                    </mrow>
                  </mrow>
                </mrow>
                <mo stretchy="false">⋅</mo>
                <mi>s</mi>
                <mo stretchy="false">⋅</mo>
                <mrow>
                  <mo fence="true" stretchy="false">(</mo>
                  <mrow>
                    <mrow>
                      <mn>1</mn>
                      <mo stretchy="false">−</mo>
                      <mi>s</mi>
                    </mrow>
                  </mrow>
                  <mo fence="true" stretchy="false">)</mo>
                </mrow>
              </mrow>
            </mrow>
            <mo fence="true" stretchy="false">)</mo>
          </mrow>
          <mrow>
            <mo stretchy="false">−</mo>
            <mn>1</mn>
          </mrow>
        </msup>
      </mrow>
    </mrow>
    <annotation encoding="StarMath 5.0">%alpha( s ) =({ -{1 over 2 cdot %pi^{-{s over 2}} cdot {%GAMMA(s over 2)} }} cdot s cdot ( 1-s ))^-1</annotation>
  </semantics>
</math>
</file>

<file path=Object 396/content.xml><?xml version="1.0" encoding="utf-8"?>
<math xmlns="http://www.w3.org/1998/Math/MathML" display="block">
  <semantics>
    <mrow>
      <mi>f</mi>
      <mrow>
        <mrow>
          <mo fence="true" stretchy="false">(</mo>
          <mrow>
            <mi>s</mi>
          </mrow>
          <mo fence="true" stretchy="false">)</mo>
        </mrow>
        <mo stretchy="false">=</mo>
        <mfrac>
          <msup>
            <mi>n</mi>
            <mfrac>
              <mn>1</mn>
              <mn>2</mn>
            </mfrac>
          </msup>
          <mrow>
            <mfrac>
              <mn>1</mn>
              <mrow>
                <mn>1</mn>
                <mo stretchy="false">−</mo>
                <mi>s</mi>
              </mrow>
            </mfrac>
            <mrow>
              <mrow>
                <munderover>
                  <mo stretchy="false">∑</mo>
                  <mrow>
                    <mi>k</mi>
                    <mo stretchy="false">=</mo>
                    <mn>0</mn>
                  </mrow>
                  <mi mathvariant="normal">∞</mi>
                </munderover>
                <mrow>
                  <mo fence="true" stretchy="false">(</mo>
                  <mrow>
                    <mtable>
                      <mtr>
                        <mtd>
                          <mrow>
                            <mn>1</mn>
                            <mo stretchy="false">−</mo>
                            <mi>s</mi>
                          </mrow>
                        </mtd>
                      </mtr>
                      <mtr>
                        <mtd>
                          <mi>k</mi>
                        </mtd>
                      </mtr>
                    </mtable>
                  </mrow>
                  <mo fence="true" stretchy="false">)</mo>
                </mrow>
              </mrow>
              <mo stretchy="false">⋅</mo>
              <msub>
                <mi>B</mi>
                <mi>k</mi>
              </msub>
              <mo stretchy="false">⋅</mo>
              <msup>
                <mi>n</mi>
                <mrow>
                  <mn>1</mn>
                  <mo stretchy="false">−</mo>
                  <mi>s</mi>
                  <mo stretchy="false">−</mo>
                  <mi>k</mi>
                </mrow>
              </msup>
            </mrow>
          </mrow>
        </mfrac>
      </mrow>
    </mrow>
    <annotation encoding="StarMath 5.0">f(s) = {n^{1 over 2}} over {1 over {1-s} sum from k = 0 to infinity ( binom{1-s}{k} ) cdot B_k cdot n^{ 1-s-k }}</annotation>
  </semantics>
</math>
</file>

<file path=Object 397/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frac>
        <mrow>
          <mi>f</mi>
          <mrow>
            <mrow>
              <mrow>
                <mo fence="true" stretchy="false">(</mo>
                <mrow>
                  <mi>s</mi>
                </mrow>
                <mo fence="true" stretchy="false">)</mo>
              </mrow>
              <mo stretchy="false">⋅</mo>
              <msubsup>
                <mi>H</mi>
                <mi>n</mi>
                <mrow>
                  <mo fence="true" stretchy="false">(</mo>
                  <mrow>
                    <mi>s</mi>
                  </mrow>
                  <mo fence="true" stretchy="false">)</mo>
                </mrow>
              </msubsup>
            </mrow>
            <mo stretchy="false">−</mo>
            <mi>f</mi>
          </mrow>
          <mrow>
            <mo fence="true" stretchy="false">(</mo>
            <mrow>
              <mrow>
                <mn>1</mn>
                <mo stretchy="false">−</mo>
                <mi>s</mi>
              </mrow>
            </mrow>
            <mo fence="true" stretchy="false">)</mo>
          </mrow>
          <msubsup>
            <mi>H</mi>
            <mi>n</mi>
            <mrow>
              <mo fence="true" stretchy="false">(</mo>
              <mrow>
                <mrow>
                  <mn>1</mn>
                  <mo stretchy="false">−</mo>
                  <mi>s</mi>
                </mrow>
              </mrow>
              <mo fence="true" stretchy="false">)</mo>
            </mrow>
          </msubsup>
        </mrow>
        <mrow>
          <mi>f</mi>
          <mrow>
            <mrow>
              <mo fence="true" stretchy="false">(</mo>
              <mrow>
                <mi>s</mi>
              </mrow>
              <mo fence="true" stretchy="false">)</mo>
            </mrow>
            <mo stretchy="false">−</mo>
            <mi>f</mi>
          </mrow>
          <mrow>
            <mrow>
              <mo fence="true" stretchy="false">(</mo>
              <mrow>
                <mrow>
                  <mn>1</mn>
                  <mo stretchy="false">−</mo>
                  <mi>s</mi>
                </mrow>
              </mrow>
              <mo fence="true" stretchy="false">)</mo>
            </mrow>
            <mo stretchy="false">⋅</mo>
            <mrow>
              <mo fence="true" stretchy="false">(</mo>
              <mrow>
                <mrow>
                  <mrow>
                    <msup>
                      <mn>2</mn>
                      <mrow>
                        <mn>1</mn>
                        <mo stretchy="false">−</mo>
                        <mi>s</mi>
                      </mrow>
                    </msup>
                    <mo stretchy="false">⋅</mo>
                    <msup>
                      <mi mathvariant="normal">π</mi>
                      <mrow>
                        <mo stretchy="false">−</mo>
                        <mi>s</mi>
                      </mrow>
                    </msup>
                  </mrow>
                  <mi>cos</mi>
                  <mrow>
                    <mrow>
                      <mo fence="true" stretchy="false">(</mo>
                      <mrow>
                        <mfrac>
                          <mrow>
                            <mi mathvariant="normal">π</mi>
                            <mi>s</mi>
                          </mrow>
                          <mn>2</mn>
                        </mfrac>
                      </mrow>
                      <mo fence="true" stretchy="false">)</mo>
                    </mrow>
                    <mo stretchy="false">⋅</mo>
                    <mi mathvariant="normal">Γ</mi>
                  </mrow>
                  <mrow>
                    <mo fence="true" stretchy="false">(</mo>
                    <mrow>
                      <mi>s</mi>
                    </mrow>
                    <mo fence="true" stretchy="false">)</mo>
                  </mrow>
                </mrow>
              </mrow>
              <mo fence="true" stretchy="false">)</mo>
            </mrow>
          </mrow>
        </mrow>
      </mfrac>
    </mrow>
    <annotation encoding="StarMath 5.0">%zeta( s ) = lim from {n rightarrow infinity}{} { {

f(s) cdot H^(s)_n - f(1-s)H^(1-s)_n}

over

{f(s) - f(1-s) cdot( 2^{1-s} cdot %pi^-s cos( {%pi s}over{2}) cdot %GAMMA(s))


} }</annotation>
  </semantics>
</math>
</file>

<file path=Object 398/content.xml><?xml version="1.0" encoding="utf-8"?>
<math xmlns="http://www.w3.org/1998/Math/MathML" display="block">
  <semantics>
    <mrow>
      <mi>f</mi>
      <mrow>
        <mrow>
          <mo fence="true" stretchy="false">(</mo>
          <mrow>
            <mi>s</mi>
          </mrow>
          <mo fence="true" stretchy="false">)</mo>
        </mrow>
        <mo stretchy="false">⋅</mo>
        <msubsup>
          <mi>H</mi>
          <mi>n</mi>
          <mrow>
            <mo fence="true" stretchy="false">(</mo>
            <mrow>
              <mi>s</mi>
            </mrow>
            <mo fence="true" stretchy="false">)</mo>
          </mrow>
        </msubsup>
      </mrow>
    </mrow>
    <annotation encoding="StarMath 5.0">f(s) cdot H^(s)_n</annotation>
  </semantics>
</math>
</file>

<file path=Object 399/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frac>
        <mrow>
          <mi>f</mi>
          <mrow>
            <mrow>
              <mrow>
                <mo fence="true" stretchy="false">(</mo>
                <mrow>
                  <mi>s</mi>
                </mrow>
                <mo fence="true" stretchy="false">)</mo>
              </mrow>
              <mo stretchy="false">⋅</mo>
              <msubsup>
                <mi>H</mi>
                <mi>n</mi>
                <mrow>
                  <mo fence="true" stretchy="false">(</mo>
                  <mrow>
                    <mi>s</mi>
                  </mrow>
                  <mo fence="true" stretchy="false">)</mo>
                </mrow>
              </msubsup>
            </mrow>
            <mo stretchy="false">−</mo>
            <mi>f</mi>
          </mrow>
          <mrow>
            <mo fence="true" stretchy="false">(</mo>
            <mrow>
              <mrow>
                <mn>1</mn>
                <mo stretchy="false">−</mo>
                <mi>s</mi>
              </mrow>
            </mrow>
            <mo fence="true" stretchy="false">)</mo>
          </mrow>
          <msubsup>
            <mi>H</mi>
            <mi>n</mi>
            <mrow>
              <mo fence="true" stretchy="false">(</mo>
              <mrow>
                <mrow>
                  <mn>1</mn>
                  <mo stretchy="false">−</mo>
                  <mi>s</mi>
                </mrow>
              </mrow>
              <mo fence="true" stretchy="false">)</mo>
            </mrow>
          </msubsup>
        </mrow>
        <mrow>
          <mi>f</mi>
          <mrow>
            <mrow>
              <mo fence="true" stretchy="false">(</mo>
              <mrow>
                <mi>s</mi>
              </mrow>
              <mo fence="true" stretchy="false">)</mo>
            </mrow>
            <mo stretchy="false">−</mo>
            <mi>f</mi>
          </mrow>
          <mrow>
            <mrow>
              <mo fence="true" stretchy="false">(</mo>
              <mrow>
                <mrow>
                  <mn>1</mn>
                  <mo stretchy="false">−</mo>
                  <mi>s</mi>
                </mrow>
              </mrow>
              <mo fence="true" stretchy="false">)</mo>
            </mrow>
            <mo stretchy="false">⋅</mo>
            <mrow>
              <mo fence="true" stretchy="false">(</mo>
              <mrow>
                <mrow>
                  <mrow>
                    <msup>
                      <mn>2</mn>
                      <mrow>
                        <mn>1</mn>
                        <mo stretchy="false">−</mo>
                        <mi>s</mi>
                      </mrow>
                    </msup>
                    <mo stretchy="false">⋅</mo>
                    <msup>
                      <mi mathvariant="normal">π</mi>
                      <mrow>
                        <mo stretchy="false">−</mo>
                        <mi>s</mi>
                      </mrow>
                    </msup>
                  </mrow>
                  <mi>cos</mi>
                  <mrow>
                    <mrow>
                      <mo fence="true" stretchy="false">(</mo>
                      <mrow>
                        <mfrac>
                          <mrow>
                            <mi mathvariant="normal">π</mi>
                            <mi>s</mi>
                          </mrow>
                          <mn>2</mn>
                        </mfrac>
                      </mrow>
                      <mo fence="true" stretchy="false">)</mo>
                    </mrow>
                    <mo stretchy="false">⋅</mo>
                    <mi mathvariant="normal">Γ</mi>
                  </mrow>
                  <mrow>
                    <mo fence="true" stretchy="false">(</mo>
                    <mrow>
                      <mi>s</mi>
                    </mrow>
                    <mo fence="true" stretchy="false">)</mo>
                  </mrow>
                </mrow>
              </mrow>
              <mo fence="true" stretchy="false">)</mo>
            </mrow>
          </mrow>
        </mrow>
      </mfrac>
    </mrow>
    <annotation encoding="StarMath 5.0">%zeta( s ) = lim from {n rightarrow infinity}{} { {

f(s) cdot H^(s)_n - f(1-s)H^(1-s)_n}

over

{f(s) - f(1-s) cdot( 2^{1-s} cdot %pi^-s cos( {%pi s}over{2}) cdot %GAMMA(s))


} }</annotation>
  </semantics>
</math>
</file>

<file path=Object 4/content.xml><?xml version="1.0" encoding="utf-8"?>
<math xmlns="http://www.w3.org/1998/Math/MathML" display="block">
  <semantics>
    <mrow>
      <msub>
        <mi mathvariant="normal">η</mi>
        <mi>x</mi>
      </msub>
      <mrow>
        <mrow>
          <mo fence="true" stretchy="false">(</mo>
          <mrow>
            <mi>s</mi>
          </mrow>
          <mo fence="true" stretchy="false">)</mo>
        </mrow>
        <mo stretchy="false">=</mo>
        <mrow>
          <mrow>
            <munder>
              <mi>lim</mi>
              <mrow>
                <mi>n</mi>
                <mo stretchy="false">→</mo>
                <mi mathvariant="normal">∞</mi>
              </mrow>
            </munder>
            <msubsup>
              <mi>H</mi>
              <mi>n</mi>
              <mrow>
                <mo fence="true" stretchy="false">(</mo>
                <mrow>
                  <mi>s</mi>
                </mrow>
                <mo fence="true" stretchy="false">)</mo>
              </mrow>
            </msubsup>
          </mrow>
          <mo stretchy="false">−</mo>
          <msup>
            <mi>x</mi>
            <mrow>
              <mn>1</mn>
              <mo stretchy="false">−</mo>
              <mi>s</mi>
            </mrow>
          </msup>
        </mrow>
      </mrow>
      <msubsup>
        <mi>H</mi>
        <mfrac>
          <mi>n</mi>
          <mi>x</mi>
        </mfrac>
        <mrow>
          <mo fence="true" stretchy="false">(</mo>
          <mrow>
            <mi>s</mi>
          </mrow>
          <mo fence="true" stretchy="false">)</mo>
        </mrow>
      </msubsup>
    </mrow>
    <annotation encoding="StarMath 5.0">%eta_x( s ) = lim from {n rightarrow infinity} H^(s)_{ n }-x^{ 1-s }H^(s)_{ n over x }</annotation>
  </semantics>
</math>
</file>

<file path=Object 40/content.xml><?xml version="1.0" encoding="utf-8"?>
<math xmlns="http://www.w3.org/1998/Math/MathML" display="block">
  <semantics>
    <mrow>
      <mi mathvariant="normal">ζ</mi>
      <mrow>
        <mrow>
          <mo fence="true" stretchy="false">(</mo>
          <mrow>
            <mrow>
              <mi>s</mi>
              <mi>,</mi>
              <mi>y</mi>
            </mrow>
          </mrow>
          <mo fence="true" stretchy="false">)</mo>
        </mrow>
        <mo stretchy="false">=</mo>
        <mrow>
          <munder>
            <mi>lim</mi>
            <mrow>
              <mi>n</mi>
              <mo stretchy="false">→</mo>
              <mi mathvariant="normal">∞</mi>
            </mrow>
          </munder>
          <mrow/>
        </mrow>
      </mrow>
      <mrow>
        <mrow>
          <munderover>
            <mo stretchy="false">∑</mo>
            <mrow>
              <mi>j</mi>
              <mo stretchy="false">=</mo>
              <mn>0</mn>
            </mrow>
            <mi>n</mi>
          </munderover>
          <mfrac>
            <mn>1</mn>
            <msup>
              <mrow>
                <mo fence="true" stretchy="false">(</mo>
                <mrow>
                  <mrow>
                    <mi>j</mi>
                    <mo stretchy="false">+</mo>
                    <mi>y</mi>
                  </mrow>
                </mrow>
                <mo fence="true" stretchy="false">)</mo>
              </mrow>
              <mi>s</mi>
            </msup>
          </mfrac>
        </mrow>
        <mo stretchy="false">−</mo>
        <mrow>
          <mfrac>
            <mi>s</mi>
            <mrow>
              <mn>1</mn>
              <mo stretchy="false">−</mo>
              <mi>s</mi>
            </mrow>
          </mfrac>
          <mo stretchy="false">⋅</mo>
          <mi>n</mi>
          <mo stretchy="false">⋅</mo>
          <mrow>
            <mo fence="true" stretchy="false">(</mo>
            <mrow>
              <mrow>
                <mrow>
                  <munderover>
                    <mo stretchy="false">∑</mo>
                    <mrow>
                      <mi>j</mi>
                      <mo stretchy="false">=</mo>
                      <mn>0</mn>
                    </mrow>
                    <mi mathvariant="normal">∞</mi>
                  </munderover>
                  <mfrac>
                    <mn>1</mn>
                    <msup>
                      <mrow>
                        <mo fence="true" stretchy="false">(</mo>
                        <mrow>
                          <mrow>
                            <mi>j</mi>
                            <mo stretchy="false">+</mo>
                            <mi>y</mi>
                          </mrow>
                        </mrow>
                        <mo fence="true" stretchy="false">)</mo>
                      </mrow>
                      <mrow>
                        <mi>s</mi>
                        <mo stretchy="false">+</mo>
                        <mn>1</mn>
                      </mrow>
                    </msup>
                  </mfrac>
                </mrow>
                <mo stretchy="false">−</mo>
                <mrow>
                  <munderover>
                    <mo stretchy="false">∑</mo>
                    <mrow>
                      <mi>j</mi>
                      <mo stretchy="false">=</mo>
                      <mn>0</mn>
                    </mrow>
                    <mi>n</mi>
                  </munderover>
                  <mfrac>
                    <mn>1</mn>
                    <msup>
                      <mrow>
                        <mo fence="true" stretchy="false">(</mo>
                        <mrow>
                          <mrow>
                            <mi>j</mi>
                            <mo stretchy="false">+</mo>
                            <mi>y</mi>
                          </mrow>
                        </mrow>
                        <mo fence="true" stretchy="false">)</mo>
                      </mrow>
                      <mrow>
                        <mi>s</mi>
                        <mo stretchy="false">+</mo>
                        <mn>1</mn>
                      </mrow>
                    </msup>
                  </mfrac>
                </mrow>
              </mrow>
            </mrow>
            <mo fence="true" stretchy="false">)</mo>
          </mrow>
        </mrow>
      </mrow>
    </mrow>
    <annotation encoding="StarMath 5.0">%zeta(s,y) = 

lim from {n rightarrow infinity}{}

sum from j = 0 to n{1 over (j+y)^s}

-

s over {1-s} cdot n cdot (sum from j=0 to infinity {1 over (j+y)^{s+1}}-sum from j=0 to n {1 over (j+y)^{s+1}})</annotation>
  </semantics>
</math>
</file>

<file path=Object 400/content.xml><?xml version="1.0" encoding="utf-8"?>
<math xmlns="http://www.w3.org/1998/Math/MathML" display="block">
  <semantics>
    <mrow>
      <mi>f</mi>
      <mrow>
        <mrow>
          <mo fence="true" stretchy="false">(</mo>
          <mrow>
            <mi>s</mi>
          </mrow>
          <mo fence="true" stretchy="false">)</mo>
        </mrow>
        <mo stretchy="false">=</mo>
        <mrow>
          <mfrac>
            <msup>
              <mrow>
                <mo fence="true" stretchy="false">(</mo>
                <mrow>
                  <mrow>
                    <mn>1</mn>
                    <mo stretchy="false">−</mo>
                    <mi>s</mi>
                  </mrow>
                </mrow>
                <mo fence="true" stretchy="false">)</mo>
              </mrow>
              <mi>a</mi>
            </msup>
            <msup>
              <mi>s</mi>
              <mi>b</mi>
            </msup>
          </mfrac>
          <mo stretchy="false">⋅</mo>
          <msup>
            <mrow>
              <mo fence="true" stretchy="false">(</mo>
              <mrow>
                <mrow>
                  <mrow>
                    <munderover>
                      <mo stretchy="false">∑</mo>
                      <mrow>
                        <mi>k</mi>
                        <mo stretchy="false">=</mo>
                        <mn>0</mn>
                      </mrow>
                      <mi>d</mi>
                    </munderover>
                    <mrow>
                      <mo fence="true" stretchy="false">(</mo>
                      <mrow>
                        <mtable>
                          <mtr>
                            <mtd>
                              <mrow>
                                <mn>1</mn>
                                <mo stretchy="false">−</mo>
                                <mi>s</mi>
                              </mrow>
                            </mtd>
                          </mtr>
                          <mtr>
                            <mtd>
                              <mi>k</mi>
                            </mtd>
                          </mtr>
                        </mtable>
                      </mrow>
                      <mo fence="true" stretchy="false">)</mo>
                    </mrow>
                  </mrow>
                  <mo stretchy="false">⋅</mo>
                  <msub>
                    <mi>B</mi>
                    <mi>k</mi>
                  </msub>
                  <mo stretchy="false">⋅</mo>
                  <msup>
                    <mi>n</mi>
                    <mrow>
                      <mi>c</mi>
                      <mo stretchy="false">−</mo>
                      <mi>s</mi>
                      <mo stretchy="false">−</mo>
                      <mi>k</mi>
                    </mrow>
                  </msup>
                </mrow>
              </mrow>
              <mo fence="true" stretchy="false">)</mo>
            </mrow>
            <mrow>
              <mo stretchy="false">−</mo>
              <mn>1</mn>
            </mrow>
          </msup>
        </mrow>
      </mrow>
    </mrow>
    <annotation encoding="StarMath 5.0">f(s) = {(1-s)^a over s^b} cdot ({{sum from k = 0 to d ( binom{1-s}{k} ) cdot B_k cdot n^{ c-s-k }}})^-1</annotation>
  </semantics>
</math>
</file>

<file path=Object 401/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frac>
        <mrow>
          <mi>f</mi>
          <mrow>
            <mrow>
              <mrow>
                <mo fence="true" stretchy="false">(</mo>
                <mrow>
                  <mi>s</mi>
                </mrow>
                <mo fence="true" stretchy="false">)</mo>
              </mrow>
              <mo stretchy="false">⋅</mo>
              <msubsup>
                <mi>H</mi>
                <mi>n</mi>
                <mrow>
                  <mo fence="true" stretchy="false">(</mo>
                  <mrow>
                    <mi>s</mi>
                  </mrow>
                  <mo fence="true" stretchy="false">)</mo>
                </mrow>
              </msubsup>
            </mrow>
            <mo stretchy="false">−</mo>
            <mi>f</mi>
          </mrow>
          <mrow>
            <mo fence="true" stretchy="false">(</mo>
            <mrow>
              <mrow>
                <mn>1</mn>
                <mo stretchy="false">−</mo>
                <mi>s</mi>
              </mrow>
            </mrow>
            <mo fence="true" stretchy="false">)</mo>
          </mrow>
          <msubsup>
            <mi>H</mi>
            <mi>n</mi>
            <mrow>
              <mo fence="true" stretchy="false">(</mo>
              <mrow>
                <mrow>
                  <mn>1</mn>
                  <mo stretchy="false">−</mo>
                  <mi>s</mi>
                </mrow>
              </mrow>
              <mo fence="true" stretchy="false">)</mo>
            </mrow>
          </msubsup>
        </mrow>
        <mrow>
          <mi>f</mi>
          <mrow>
            <mrow>
              <mo fence="true" stretchy="false">(</mo>
              <mrow>
                <mi>s</mi>
              </mrow>
              <mo fence="true" stretchy="false">)</mo>
            </mrow>
            <mo stretchy="false">−</mo>
            <mi>f</mi>
          </mrow>
          <mrow>
            <mo fence="true" stretchy="false">(</mo>
            <mrow>
              <mrow>
                <mn>1</mn>
                <mo stretchy="false">−</mo>
                <mi>s</mi>
              </mrow>
            </mrow>
            <mo fence="true" stretchy="false">)</mo>
          </mrow>
          <mfrac>
            <mrow>
              <mi mathvariant="normal">α</mi>
              <mrow>
                <mo fence="true" stretchy="false">(</mo>
                <mrow>
                  <mrow>
                    <mn>1</mn>
                    <mo stretchy="false">−</mo>
                    <mi>s</mi>
                  </mrow>
                </mrow>
                <mo fence="true" stretchy="false">)</mo>
              </mrow>
            </mrow>
            <mrow>
              <mi mathvariant="normal">α</mi>
              <mrow>
                <mo fence="true" stretchy="false">(</mo>
                <mrow>
                  <mi>s</mi>
                </mrow>
                <mo fence="true" stretchy="false">)</mo>
              </mrow>
            </mrow>
          </mfrac>
        </mrow>
      </mfrac>
    </mrow>
    <annotation encoding="StarMath 5.0">%zeta( s ) = lim from {n rightarrow infinity}{} { {

f(s) cdot H^(s)_n - f(1-s)H^(1-s)_n}

over

{f(s) -f(1-s) {{%alpha(1-s)} over {%alpha(s)}}  


} }</annotation>
  </semantics>
</math>
</file>

<file path=Object 402/content.xml><?xml version="1.0" encoding="utf-8"?>
<math xmlns="http://www.w3.org/1998/Math/MathML" display="block">
  <semantics>
    <mrow>
      <mi mathvariant="normal">α</mi>
      <mrow>
        <mrow>
          <mo fence="true" stretchy="false">(</mo>
          <mrow>
            <mi>s</mi>
          </mrow>
          <mo fence="true" stretchy="false">)</mo>
        </mrow>
        <mo stretchy="false">=</mo>
        <msup>
          <mrow>
            <mo fence="true" stretchy="false">(</mo>
            <mrow>
              <mrow>
                <mrow>
                  <mo stretchy="false">−</mo>
                  <mrow>
                    <mfrac>
                      <mn>1</mn>
                      <mn>2</mn>
                    </mfrac>
                    <mo stretchy="false">⋅</mo>
                    <msup>
                      <mi mathvariant="normal">π</mi>
                      <mrow>
                        <mo stretchy="false">−</mo>
                        <mfrac>
                          <mi>s</mi>
                          <mn>2</mn>
                        </mfrac>
                      </mrow>
                    </msup>
                    <mo stretchy="false">⋅</mo>
                    <mrow>
                      <mi mathvariant="normal">Γ</mi>
                      <mrow>
                        <mo fence="true" stretchy="false">(</mo>
                        <mrow>
                          <mfrac>
                            <mi>s</mi>
                            <mn>2</mn>
                          </mfrac>
                        </mrow>
                        <mo fence="true" stretchy="false">)</mo>
                      </mrow>
                    </mrow>
                  </mrow>
                </mrow>
                <mo stretchy="false">⋅</mo>
                <mi>s</mi>
                <mo stretchy="false">⋅</mo>
                <mrow>
                  <mo fence="true" stretchy="false">(</mo>
                  <mrow>
                    <mrow>
                      <mn>1</mn>
                      <mo stretchy="false">−</mo>
                      <mi>s</mi>
                    </mrow>
                  </mrow>
                  <mo fence="true" stretchy="false">)</mo>
                </mrow>
              </mrow>
            </mrow>
            <mo fence="true" stretchy="false">)</mo>
          </mrow>
          <mrow>
            <mo stretchy="false">−</mo>
            <mn>1</mn>
          </mrow>
        </msup>
      </mrow>
    </mrow>
    <annotation encoding="StarMath 5.0">%alpha( s ) =({ -{1 over 2 cdot %pi^{-{s over 2}} cdot {%GAMMA(s over 2)} }} cdot s cdot ( 1-s ))^-1</annotation>
  </semantics>
</math>
</file>

<file path=Object 403/content.xml><?xml version="1.0" encoding="utf-8"?>
<math xmlns="http://www.w3.org/1998/Math/MathML" display="block">
  <semantics>
    <mrow>
      <mi mathvariant="normal">ξ</mi>
      <mrow>
        <mrow>
          <mo fence="true" stretchy="false">(</mo>
          <mrow>
            <mi>s</mi>
          </mrow>
          <mo fence="true" stretchy="false">)</mo>
        </mrow>
        <mo stretchy="false">=</mo>
        <mrow>
          <munder>
            <mi>lim</mi>
            <mrow>
              <mi>n</mi>
              <mo stretchy="false">→</mo>
              <mi mathvariant="normal">∞</mi>
            </mrow>
          </munder>
          <mrow/>
        </mrow>
      </mrow>
      <mfrac>
        <mrow>
          <mi>f</mi>
          <mrow>
            <mrow>
              <mrow>
                <mo fence="true" stretchy="false">(</mo>
                <mrow>
                  <mi>s</mi>
                </mrow>
                <mo fence="true" stretchy="false">)</mo>
              </mrow>
              <mo stretchy="false">⋅</mo>
              <msubsup>
                <mi>H</mi>
                <mi>n</mi>
                <mrow>
                  <mo fence="true" stretchy="false">(</mo>
                  <mrow>
                    <mi>s</mi>
                  </mrow>
                  <mo fence="true" stretchy="false">)</mo>
                </mrow>
              </msubsup>
            </mrow>
            <mo stretchy="false">−</mo>
            <mi>f</mi>
          </mrow>
          <mrow>
            <mo fence="true" stretchy="false">(</mo>
            <mrow>
              <mrow>
                <mn>1</mn>
                <mo stretchy="false">−</mo>
                <mi>s</mi>
              </mrow>
            </mrow>
            <mo fence="true" stretchy="false">)</mo>
          </mrow>
          <msubsup>
            <mi>H</mi>
            <mi>n</mi>
            <mrow>
              <mo fence="true" stretchy="false">(</mo>
              <mrow>
                <mrow>
                  <mn>1</mn>
                  <mo stretchy="false">−</mo>
                  <mi>s</mi>
                </mrow>
              </mrow>
              <mo fence="true" stretchy="false">)</mo>
            </mrow>
          </msubsup>
        </mrow>
        <mrow>
          <mi>f</mi>
          <mrow>
            <mo fence="true" stretchy="false">(</mo>
            <mrow>
              <mi>s</mi>
            </mrow>
            <mo fence="true" stretchy="false">)</mo>
          </mrow>
          <mi mathvariant="normal">α</mi>
          <mrow>
            <mrow>
              <mo fence="true" stretchy="false">(</mo>
              <mrow>
                <mi>s</mi>
              </mrow>
              <mo fence="true" stretchy="false">)</mo>
            </mrow>
            <mo stretchy="false">−</mo>
            <mi>f</mi>
          </mrow>
          <mrow>
            <mo fence="true" stretchy="false">(</mo>
            <mrow>
              <mrow>
                <mn>1</mn>
                <mo stretchy="false">−</mo>
                <mi>s</mi>
              </mrow>
            </mrow>
            <mo fence="true" stretchy="false">)</mo>
          </mrow>
          <mi mathvariant="normal">α</mi>
          <mrow>
            <mo fence="true" stretchy="false">(</mo>
            <mrow>
              <mrow>
                <mn>1</mn>
                <mo stretchy="false">−</mo>
                <mi>s</mi>
              </mrow>
            </mrow>
            <mo fence="true" stretchy="false">)</mo>
          </mrow>
        </mrow>
      </mfrac>
    </mrow>
    <annotation encoding="StarMath 5.0">%xi( s ) = lim from {n rightarrow infinity}{} { {

f(s) cdot H^(s)_n - f(1-s)H^(1-s)_n}

over

{f(s) %alpha(s) - f(1-s) %alpha(1-s)  


} }</annotation>
  </semantics>
</math>
</file>

<file path=Object 404/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sup>
            <mrow>
              <mo fence="true" stretchy="false">(</mo>
              <mrow>
                <mrow>
                  <mn>1</mn>
                  <mo stretchy="false">−</mo>
                  <mrow>
                    <mfrac>
                      <mrow>
                        <mi mathvariant="normal">α</mi>
                        <mrow>
                          <mo fence="true" stretchy="false">(</mo>
                          <mrow>
                            <mrow>
                              <mn>1</mn>
                              <mo stretchy="false">−</mo>
                              <mi>s</mi>
                            </mrow>
                          </mrow>
                          <mo fence="true" stretchy="false">)</mo>
                        </mrow>
                      </mrow>
                      <mrow>
                        <mi mathvariant="normal">α</mi>
                        <mrow>
                          <mo fence="true" stretchy="false">(</mo>
                          <mrow>
                            <mi>s</mi>
                          </mrow>
                          <mo fence="true" stretchy="false">)</mo>
                        </mrow>
                      </mrow>
                    </mfrac>
                    <mo stretchy="false">⋅</mo>
                    <mfrac>
                      <mrow>
                        <mi>f</mi>
                        <mrow>
                          <mo fence="true" stretchy="false">(</mo>
                          <mrow>
                            <mrow>
                              <mn>1</mn>
                              <mo stretchy="false">−</mo>
                              <mi>s</mi>
                            </mrow>
                          </mrow>
                          <mo fence="true" stretchy="false">)</mo>
                        </mrow>
                      </mrow>
                      <mrow>
                        <mi>f</mi>
                        <mrow>
                          <mo fence="true" stretchy="false">(</mo>
                          <mrow>
                            <mi>s</mi>
                          </mrow>
                          <mo fence="true" stretchy="false">)</mo>
                        </mrow>
                      </mrow>
                    </mfrac>
                  </mrow>
                </mrow>
              </mrow>
              <mo fence="true" stretchy="false">)</mo>
            </mrow>
            <mrow>
              <mo stretchy="false">−</mo>
              <mn>1</mn>
            </mrow>
          </msup>
          <mo stretchy="false">⋅</mo>
          <mrow>
            <munderover>
              <mo stretchy="false">∑</mo>
              <mrow>
                <mi>j</mi>
                <mo stretchy="false">=</mo>
                <mn>1</mn>
              </mrow>
              <mi>n</mi>
            </munderover>
            <mfrac>
              <mn>1</mn>
              <msup>
                <mi>j</mi>
                <mi>s</mi>
              </msup>
            </mfrac>
          </mrow>
        </mrow>
        <mo stretchy="false">−</mo>
        <mrow>
          <msup>
            <mrow>
              <mo fence="true" stretchy="false">(</mo>
              <mrow>
                <mrow>
                  <mfrac>
                    <mrow>
                      <mi>f</mi>
                      <mrow>
                        <mo fence="true" stretchy="false">(</mo>
                        <mrow>
                          <mi>s</mi>
                        </mrow>
                        <mo fence="true" stretchy="false">)</mo>
                      </mrow>
                    </mrow>
                    <mrow>
                      <mi>f</mi>
                      <mrow>
                        <mo fence="true" stretchy="false">(</mo>
                        <mrow>
                          <mrow>
                            <mn>1</mn>
                            <mo stretchy="false">−</mo>
                            <mi>s</mi>
                          </mrow>
                        </mrow>
                        <mo fence="true" stretchy="false">)</mo>
                      </mrow>
                    </mrow>
                  </mfrac>
                  <mo stretchy="false">−</mo>
                  <mfrac>
                    <mrow>
                      <mi mathvariant="normal">α</mi>
                      <mrow>
                        <mo fence="true" stretchy="false">(</mo>
                        <mrow>
                          <mrow>
                            <mn>1</mn>
                            <mo stretchy="false">−</mo>
                            <mi>s</mi>
                          </mrow>
                        </mrow>
                        <mo fence="true" stretchy="false">)</mo>
                      </mrow>
                    </mrow>
                    <mrow>
                      <mi mathvariant="normal">α</mi>
                      <mrow>
                        <mo fence="true" stretchy="false">(</mo>
                        <mrow>
                          <mi>s</mi>
                        </mrow>
                        <mo fence="true" stretchy="false">)</mo>
                      </mrow>
                    </mrow>
                  </mfrac>
                </mrow>
              </mrow>
              <mo fence="true" stretchy="false">)</mo>
            </mrow>
            <mrow>
              <mo stretchy="false">−</mo>
              <mn>1</mn>
            </mrow>
          </msup>
          <mo stretchy="false">⋅</mo>
          <mrow>
            <munderover>
              <mo stretchy="false">∑</mo>
              <mrow>
                <mi>j</mi>
                <mo stretchy="false">=</mo>
                <mn>1</mn>
              </mrow>
              <mi>n</mi>
            </munderover>
            <mfrac>
              <mn>1</mn>
              <msup>
                <mi>j</mi>
                <mrow>
                  <mn>1</mn>
                  <mo stretchy="false">−</mo>
                  <mi>s</mi>
                </mrow>
              </msup>
            </mfrac>
          </mrow>
        </mrow>
      </mrow>
    </mrow>
    <annotation encoding="StarMath 5.0">%zeta( s ) =lim from { n rightarrow infinity }{ } 

(1-{%alpha(1-s)}over{%alpha(s)} cdot {{f(1-s)}over{f(s)}})^-1 cdot sum from j = 1 to n {1 over j^s}

-

({{f(s)}over{f(1-s)}}
-
{%alpha(1-s)}over{%alpha(s)})^-1
cdot sum from j = 1 to n {1 over j^{1-s}}</annotation>
  </semantics>
</math>
</file>

<file path=Object 405/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frac>
            <mn>1</mn>
            <mrow>
              <mn>1</mn>
              <mo stretchy="false">−</mo>
              <mfrac>
                <mrow>
                  <mi mathvariant="normal">α</mi>
                  <mrow>
                    <mo fence="true" stretchy="false">(</mo>
                    <mrow>
                      <mi>s</mi>
                    </mrow>
                    <mo fence="true" stretchy="false">)</mo>
                  </mrow>
                </mrow>
                <mrow>
                  <mi>f</mi>
                  <mrow>
                    <mo fence="true" stretchy="false">(</mo>
                    <mrow>
                      <mi>s</mi>
                    </mrow>
                    <mo fence="true" stretchy="false">)</mo>
                  </mrow>
                </mrow>
              </mfrac>
            </mrow>
          </mfrac>
          <mo stretchy="false">⋅</mo>
          <mrow>
            <munderover>
              <mo stretchy="false">∑</mo>
              <mrow>
                <mi>j</mi>
                <mo stretchy="false">=</mo>
                <mn>1</mn>
              </mrow>
              <mi>n</mi>
            </munderover>
            <mfrac>
              <mn>1</mn>
              <msup>
                <mi>j</mi>
                <mi>s</mi>
              </msup>
            </mfrac>
          </mrow>
        </mrow>
        <mo stretchy="false">−</mo>
        <mrow>
          <mfrac>
            <mn>1</mn>
            <mrow>
              <mrow>
                <mi>f</mi>
                <mrow>
                  <mo fence="true" stretchy="false">(</mo>
                  <mrow>
                    <mi>s</mi>
                  </mrow>
                  <mo fence="true" stretchy="false">)</mo>
                </mrow>
              </mrow>
              <mo stretchy="false">−</mo>
              <mrow>
                <mi mathvariant="normal">α</mi>
                <mrow>
                  <mo fence="true" stretchy="false">(</mo>
                  <mrow>
                    <mi>s</mi>
                  </mrow>
                  <mo fence="true" stretchy="false">)</mo>
                </mrow>
              </mrow>
            </mrow>
          </mfrac>
          <mo stretchy="false">⋅</mo>
          <mrow>
            <munderover>
              <mo stretchy="false">∑</mo>
              <mrow>
                <mi>j</mi>
                <mo stretchy="false">=</mo>
                <mn>1</mn>
              </mrow>
              <mi>n</mi>
            </munderover>
            <mfrac>
              <mn>1</mn>
              <msup>
                <mi>j</mi>
                <mrow>
                  <mn>1</mn>
                  <mo stretchy="false">−</mo>
                  <mi>s</mi>
                </mrow>
              </msup>
            </mfrac>
          </mrow>
        </mrow>
      </mrow>
    </mrow>
    <annotation encoding="StarMath 5.0">%zeta( s ) =lim from { n rightarrow infinity }{ } 

1 over {1-{%alpha(s)} over {f(s)}} cdot sum from j = 1 to n {1 over j^s}

-

1 over {{{f(s)}}
-
{%alpha(s)}}
cdot sum from j = 1 to n {1 over j^{1-s}}</annotation>
  </semantics>
</math>
</file>

<file path=Object 406/content.xml><?xml version="1.0" encoding="utf-8"?>
<math xmlns="http://www.w3.org/1998/Math/MathML" display="block">
  <semantics>
    <mrow>
      <mi>f</mi>
      <mrow>
        <mrow>
          <mo fence="true" stretchy="false">(</mo>
          <mrow>
            <mi>s</mi>
          </mrow>
          <mo fence="true" stretchy="false">)</mo>
        </mrow>
        <mo stretchy="false">=</mo>
        <mrow>
          <mfrac>
            <msup>
              <mrow>
                <mo fence="true" stretchy="false">(</mo>
                <mrow>
                  <mrow>
                    <mn>1</mn>
                    <mo stretchy="false">−</mo>
                    <mi>s</mi>
                  </mrow>
                </mrow>
                <mo fence="true" stretchy="false">)</mo>
              </mrow>
              <mi>a</mi>
            </msup>
            <msup>
              <mi>s</mi>
              <mi>b</mi>
            </msup>
          </mfrac>
          <mo stretchy="false">⋅</mo>
          <mfrac>
            <mrow>
              <mrow>
                <munderover>
                  <mo stretchy="false">∑</mo>
                  <mrow>
                    <mi>k</mi>
                    <mo stretchy="false">=</mo>
                    <mn>0</mn>
                  </mrow>
                  <mi>d</mi>
                </munderover>
                <mrow>
                  <mo fence="true" stretchy="false">(</mo>
                  <mrow>
                    <mtable>
                      <mtr>
                        <mtd>
                          <mi>s</mi>
                        </mtd>
                      </mtr>
                      <mtr>
                        <mtd>
                          <mi>k</mi>
                        </mtd>
                      </mtr>
                    </mtable>
                  </mrow>
                  <mo fence="true" stretchy="false">)</mo>
                </mrow>
              </mrow>
              <mo stretchy="false">⋅</mo>
              <msub>
                <mi>B</mi>
                <mi>k</mi>
              </msub>
              <mo stretchy="false">⋅</mo>
              <msup>
                <mi>n</mi>
                <mrow>
                  <mi>c</mi>
                  <mo stretchy="false">+</mo>
                  <mi>s</mi>
                  <mo stretchy="false">−</mo>
                  <mi>k</mi>
                </mrow>
              </msup>
            </mrow>
            <mrow>
              <mrow>
                <munderover>
                  <mo stretchy="false">∑</mo>
                  <mrow>
                    <mi>k</mi>
                    <mo stretchy="false">=</mo>
                    <mn>0</mn>
                  </mrow>
                  <mi>d</mi>
                </munderover>
                <mrow>
                  <mo fence="true" stretchy="false">(</mo>
                  <mrow>
                    <mtable>
                      <mtr>
                        <mtd>
                          <mrow>
                            <mn>1</mn>
                            <mo stretchy="false">−</mo>
                            <mi>s</mi>
                          </mrow>
                        </mtd>
                      </mtr>
                      <mtr>
                        <mtd>
                          <mi>k</mi>
                        </mtd>
                      </mtr>
                    </mtable>
                  </mrow>
                  <mo fence="true" stretchy="false">)</mo>
                </mrow>
              </mrow>
              <mo stretchy="false">⋅</mo>
              <msub>
                <mi>B</mi>
                <mi>k</mi>
              </msub>
              <mo stretchy="false">⋅</mo>
              <msup>
                <mi>n</mi>
                <mrow>
                  <mi>c</mi>
                  <mo stretchy="false">+</mo>
                  <mn>1</mn>
                  <mo stretchy="false">−</mo>
                  <mi>s</mi>
                  <mo stretchy="false">−</mo>
                  <mi>k</mi>
                </mrow>
              </msup>
            </mrow>
          </mfrac>
        </mrow>
      </mrow>
    </mrow>
    <annotation encoding="StarMath 5.0">f(s)  = (1-s)^a over s^b cdot {{sum from k = 0 to d ( binom{s}{k} ) cdot B_k cdot n^{ c+s-k }} 

over 

{sum from k = 0 to d ( binom{1-s}{k} ) cdot B_k cdot n^{ c+1-s-k }}}</annotation>
  </semantics>
</math>
</file>

<file path=Object 407/content.xml><?xml version="1.0" encoding="utf-8"?>
<math xmlns="http://www.w3.org/1998/Math/MathML" display="block">
  <semantics>
    <mrow>
      <mi mathvariant="normal">α</mi>
      <mrow>
        <mrow>
          <mo fence="true" stretchy="false">(</mo>
          <mrow>
            <mi>s</mi>
          </mrow>
          <mo fence="true" stretchy="false">)</mo>
        </mrow>
        <mo stretchy="false">=</mo>
        <mrow>
          <msup>
            <mn>2</mn>
            <mrow>
              <mn>1</mn>
              <mo stretchy="false">−</mo>
              <mi>s</mi>
            </mrow>
          </msup>
          <mo stretchy="false">⋅</mo>
          <msup>
            <mi mathvariant="normal">π</mi>
            <mrow>
              <mo stretchy="false">−</mo>
              <mi>s</mi>
            </mrow>
          </msup>
        </mrow>
      </mrow>
      <mi>cos</mi>
      <mrow>
        <mrow>
          <mo fence="true" stretchy="false">(</mo>
          <mrow>
            <mfrac>
              <mrow>
                <mi mathvariant="normal">π</mi>
                <mi>s</mi>
              </mrow>
              <mn>2</mn>
            </mfrac>
          </mrow>
          <mo fence="true" stretchy="false">)</mo>
        </mrow>
        <mo stretchy="false">⋅</mo>
        <mi mathvariant="normal">Γ</mi>
      </mrow>
      <mrow>
        <mo fence="true" stretchy="false">(</mo>
        <mrow>
          <mi>s</mi>
        </mrow>
        <mo fence="true" stretchy="false">)</mo>
      </mrow>
    </mrow>
    <annotation encoding="StarMath 5.0">%alpha(s) = 2^{1-s} cdot %pi^-s cos( {%pi s}over{2}) cdot %GAMMA(s)</annotation>
  </semantics>
</math>
</file>

<file path=Object 408/content.xml><?xml version="1.0" encoding="utf-8"?>
<math xmlns="http://www.w3.org/1998/Math/MathML" display="block">
  <semantics>
    <mrow>
      <mi mathvariant="normal">ζ</mi>
      <mrow>
        <mrow>
          <mo fence="true" stretchy="false">(</mo>
          <mrow>
            <mrow>
              <mn>1</mn>
              <mo stretchy="false">−</mo>
              <mi>s</mi>
            </mrow>
          </mrow>
          <mo fence="true" stretchy="false">)</mo>
        </mrow>
        <mo stretchy="false">=</mo>
        <mrow>
          <mfrac>
            <mrow>
              <mi mathvariant="normal">α</mi>
              <mrow>
                <mo fence="true" stretchy="false">(</mo>
                <mrow>
                  <mrow>
                    <mn>1</mn>
                    <mo stretchy="false">−</mo>
                    <mi>s</mi>
                  </mrow>
                </mrow>
                <mo fence="true" stretchy="false">)</mo>
              </mrow>
            </mrow>
            <mrow>
              <mi mathvariant="normal">α</mi>
              <mrow>
                <mo fence="true" stretchy="false">(</mo>
                <mrow>
                  <mi>s</mi>
                </mrow>
                <mo fence="true" stretchy="false">)</mo>
              </mrow>
            </mrow>
          </mfrac>
          <mo stretchy="false">⋅</mo>
          <mi mathvariant="normal">ζ</mi>
        </mrow>
      </mrow>
      <mrow>
        <mo fence="true" stretchy="false">(</mo>
        <mrow>
          <mi>s</mi>
        </mrow>
        <mo fence="true" stretchy="false">)</mo>
      </mrow>
    </mrow>
    <annotation encoding="StarMath 5.0">%zeta( 1-s ) = {%alpha(1-s)} over {%alpha(s)} cdot %zeta( s )</annotation>
  </semantics>
</math>
</file>

<file path=Object 409/content.xml><?xml version="1.0" encoding="utf-8"?>
<math xmlns="http://www.w3.org/1998/Math/MathML" display="block">
  <semantics>
    <mrow>
      <mi>f</mi>
      <mrow>
        <mrow>
          <mo fence="true" stretchy="false">(</mo>
          <mrow>
            <mi>s</mi>
          </mrow>
          <mo fence="true" stretchy="false">)</mo>
        </mrow>
        <mo stretchy="false">=</mo>
        <mrow>
          <mfrac>
            <mrow>
              <mn>1</mn>
              <mo stretchy="false">−</mo>
              <mi>s</mi>
            </mrow>
            <mi>s</mi>
          </mfrac>
          <mo stretchy="false">⋅</mo>
          <msup>
            <mi>n</mi>
            <mrow>
              <mrow>
                <mn>1</mn>
                <mo stretchy="false">−</mo>
                <mn>2</mn>
              </mrow>
              <mi>s</mi>
            </mrow>
          </msup>
        </mrow>
      </mrow>
    </mrow>
    <annotation encoding="StarMath 5.0">f(s)  = {1-s} over s cdot n^{ 1-2 s }</annotation>
  </semantics>
</math>
</file>

<file path=Object 41/content.xml><?xml version="1.0" encoding="utf-8"?>
<math xmlns="http://www.w3.org/1998/Math/MathML" display="block">
  <semantics>
    <mrow>
      <mi mathvariant="normal">ζ</mi>
      <mrow>
        <mrow>
          <mo fence="true" stretchy="false">(</mo>
          <mrow>
            <mrow>
              <mi>s</mi>
              <mi>,</mi>
              <mi>y</mi>
            </mrow>
          </mrow>
          <mo fence="true" stretchy="false">)</mo>
        </mrow>
        <mo stretchy="false">=</mo>
        <mrow>
          <munder>
            <mi>lim</mi>
            <mrow>
              <mi>n</mi>
              <mo stretchy="false">→</mo>
              <mi mathvariant="normal">∞</mi>
            </mrow>
          </munder>
          <mrow/>
        </mrow>
      </mrow>
      <mrow>
        <mrow>
          <munderover>
            <mo stretchy="false">∑</mo>
            <mrow>
              <mi>j</mi>
              <mo stretchy="false">=</mo>
              <mn>0</mn>
            </mrow>
            <mi>n</mi>
          </munderover>
          <mfrac>
            <mn>1</mn>
            <msup>
              <mrow>
                <mo fence="true" stretchy="false">(</mo>
                <mrow>
                  <mrow>
                    <mi>j</mi>
                    <mo stretchy="false">+</mo>
                    <mi>y</mi>
                  </mrow>
                </mrow>
                <mo fence="true" stretchy="false">)</mo>
              </mrow>
              <mi>s</mi>
            </msup>
          </mfrac>
        </mrow>
        <mo stretchy="false">−</mo>
        <mrow>
          <mfrac>
            <mi>s</mi>
            <mrow>
              <mn>1</mn>
              <mo stretchy="false">−</mo>
              <mi>s</mi>
            </mrow>
          </mfrac>
          <mo stretchy="false">⋅</mo>
          <mrow>
            <mo fence="true" stretchy="false">(</mo>
            <mrow>
              <mrow>
                <munderover>
                  <mo stretchy="false">∑</mo>
                  <mrow>
                    <mi>j</mi>
                    <mo stretchy="false">=</mo>
                    <mi>n</mi>
                  </mrow>
                  <mi mathvariant="normal">∞</mi>
                </munderover>
                <mfrac>
                  <mi>n</mi>
                  <msup>
                    <mrow>
                      <mo fence="true" stretchy="false">(</mo>
                      <mrow>
                        <mrow>
                          <mi>j</mi>
                          <mo stretchy="false">+</mo>
                          <mi>y</mi>
                        </mrow>
                      </mrow>
                      <mo fence="true" stretchy="false">)</mo>
                    </mrow>
                    <mrow>
                      <mi>s</mi>
                      <mo stretchy="false">+</mo>
                      <mn>1</mn>
                    </mrow>
                  </msup>
                </mfrac>
              </mrow>
            </mrow>
            <mo fence="true" stretchy="false">)</mo>
          </mrow>
        </mrow>
      </mrow>
    </mrow>
    <annotation encoding="StarMath 5.0">%zeta(s,y) = 

lim from {n rightarrow infinity}{}

sum from j = 0 to n{1 over (j+y)^s}

-

s over {1-s} cdot (sum from j=n to infinity {n over (j+y)^{s+1}})</annotation>
  </semantics>
</math>
</file>

<file path=Object 410/content.xml><?xml version="1.0" encoding="utf-8"?>
<math xmlns="http://www.w3.org/1998/Math/MathML" display="block">
  <semantics>
    <mrow>
      <mrow>
        <munder>
          <mi>lim</mi>
          <mrow>
            <mi>n</mi>
            <mo stretchy="false">→</mo>
            <mi mathvariant="normal">∞</mi>
          </mrow>
        </munder>
        <mrow/>
      </mrow>
      <mrow>
        <mi>t</mi>
        <mrow>
          <mrow>
            <mo fence="true" stretchy="false">(</mo>
            <mrow>
              <mi>s</mi>
            </mrow>
            <mo fence="true" stretchy="false">)</mo>
          </mrow>
          <mo stretchy="false">=</mo>
          <mrow>
            <mo stretchy="false">−</mo>
            <mi>t</mi>
          </mrow>
        </mrow>
        <mrow>
          <mo fence="true" stretchy="false">(</mo>
          <mrow>
            <mrow>
              <mn>1</mn>
              <mo stretchy="false">−</mo>
              <mi>s</mi>
            </mrow>
          </mrow>
          <mo fence="true" stretchy="false">)</mo>
        </mrow>
      </mrow>
    </mrow>
    <annotation encoding="StarMath 5.0">lim from {n rightarrow infinity }{ }{t(s) = -t(1-s)}</annotation>
  </semantics>
</math>
</file>

<file path=Object 411/content.xml><?xml version="1.0" encoding="utf-8"?>
<math xmlns="http://www.w3.org/1998/Math/MathML" display="block">
  <semantics>
    <mrow>
      <mrow>
        <munder>
          <mi>lim</mi>
          <mrow>
            <mi>n</mi>
            <mo stretchy="false">→</mo>
            <mi mathvariant="normal">∞</mi>
          </mrow>
        </munder>
        <mrow/>
      </mrow>
      <mrow>
        <mrow>
          <mi>t</mi>
          <mrow>
            <mrow>
              <mo fence="true" stretchy="false">(</mo>
              <mrow>
                <mi>s</mi>
              </mrow>
              <mo fence="true" stretchy="false">)</mo>
            </mrow>
            <mo stretchy="false">+</mo>
            <mi>t</mi>
          </mrow>
          <mrow>
            <mo fence="true" stretchy="false">(</mo>
            <mrow>
              <mrow>
                <mn>1</mn>
                <mo stretchy="false">−</mo>
                <mi>s</mi>
              </mrow>
            </mrow>
            <mo fence="true" stretchy="false">)</mo>
          </mrow>
        </mrow>
        <mo stretchy="false">=</mo>
        <mn>0</mn>
      </mrow>
    </mrow>
    <annotation encoding="StarMath 5.0">lim from {n rightarrow infinity }{ }{t(s)+t(1-s)} = 0</annotation>
  </semantics>
</math>
</file>

<file path=Object 412/content.xml><?xml version="1.0" encoding="utf-8"?>
<math xmlns="http://www.w3.org/1998/Math/MathML" display="block">
  <semantics>
    <mrow>
      <mrow>
        <munder>
          <mi>lim</mi>
          <mrow>
            <mi>n</mi>
            <mo stretchy="false">→</mo>
            <mi mathvariant="normal">∞</mi>
          </mrow>
        </munder>
        <mrow/>
      </mrow>
      <mrow>
        <mrow>
          <msup>
            <mrow>
              <mo fence="true" stretchy="false">(</mo>
              <mrow>
                <mrow>
                  <mrow>
                    <mi mathvariant="normal">α</mi>
                    <mrow>
                      <mo fence="true" stretchy="false">(</mo>
                      <mrow>
                        <mi>s</mi>
                      </mrow>
                      <mo fence="true" stretchy="false">)</mo>
                    </mrow>
                  </mrow>
                  <mo stretchy="false">−</mo>
                  <mrow>
                    <mrow>
                      <mi mathvariant="normal">α</mi>
                      <mrow>
                        <mo fence="true" stretchy="false">(</mo>
                        <mrow>
                          <mrow>
                            <mn>1</mn>
                            <mo stretchy="false">−</mo>
                            <mi>s</mi>
                          </mrow>
                        </mrow>
                        <mo fence="true" stretchy="false">)</mo>
                      </mrow>
                    </mrow>
                    <mo stretchy="false">⋅</mo>
                    <mfrac>
                      <mrow>
                        <mi>f</mi>
                        <mrow>
                          <mo fence="true" stretchy="false">(</mo>
                          <mrow>
                            <mrow>
                              <mn>1</mn>
                              <mo stretchy="false">−</mo>
                              <mi>s</mi>
                            </mrow>
                          </mrow>
                          <mo fence="true" stretchy="false">)</mo>
                        </mrow>
                      </mrow>
                      <mrow>
                        <mi>f</mi>
                        <mrow>
                          <mo fence="true" stretchy="false">(</mo>
                          <mrow>
                            <mi>s</mi>
                          </mrow>
                          <mo fence="true" stretchy="false">)</mo>
                        </mrow>
                      </mrow>
                    </mfrac>
                  </mrow>
                </mrow>
              </mrow>
              <mo fence="true" stretchy="false">)</mo>
            </mrow>
            <mrow>
              <mo stretchy="false">−</mo>
              <mn>1</mn>
            </mrow>
          </msup>
          <mo stretchy="false">⋅</mo>
          <msubsup>
            <mi>H</mi>
            <mi>n</mi>
            <mrow>
              <mo fence="true" stretchy="false">(</mo>
              <mrow>
                <mi>s</mi>
              </mrow>
              <mo fence="true" stretchy="false">)</mo>
            </mrow>
          </msubsup>
        </mrow>
        <mo stretchy="false">=</mo>
        <mrow>
          <mrow>
            <mo stretchy="false">−</mo>
            <msup>
              <mrow>
                <mo fence="true" stretchy="false">(</mo>
                <mrow>
                  <mrow>
                    <mrow>
                      <mi mathvariant="normal">α</mi>
                      <mrow>
                        <mo fence="true" stretchy="false">(</mo>
                        <mrow>
                          <mrow>
                            <mn>1</mn>
                            <mo stretchy="false">−</mo>
                            <mi>s</mi>
                          </mrow>
                        </mrow>
                        <mo fence="true" stretchy="false">)</mo>
                      </mrow>
                    </mrow>
                    <mo stretchy="false">−</mo>
                    <mrow>
                      <mrow>
                        <mi mathvariant="normal">α</mi>
                        <mrow>
                          <mo fence="true" stretchy="false">(</mo>
                          <mrow>
                            <mi>s</mi>
                          </mrow>
                          <mo fence="true" stretchy="false">)</mo>
                        </mrow>
                      </mrow>
                      <mo stretchy="false">⋅</mo>
                      <mfrac>
                        <mrow>
                          <mi>f</mi>
                          <mrow>
                            <mo fence="true" stretchy="false">(</mo>
                            <mrow>
                              <mi>s</mi>
                            </mrow>
                            <mo fence="true" stretchy="false">)</mo>
                          </mrow>
                        </mrow>
                        <mrow>
                          <mi>f</mi>
                          <mrow>
                            <mo fence="true" stretchy="false">(</mo>
                            <mrow>
                              <mrow>
                                <mn>1</mn>
                                <mo stretchy="false">−</mo>
                                <mi>s</mi>
                              </mrow>
                            </mrow>
                            <mo fence="true" stretchy="false">)</mo>
                          </mrow>
                        </mrow>
                      </mfrac>
                    </mrow>
                  </mrow>
                </mrow>
                <mo fence="true" stretchy="false">)</mo>
              </mrow>
              <mrow>
                <mo stretchy="false">−</mo>
                <mn>1</mn>
              </mrow>
            </msup>
          </mrow>
          <mo stretchy="false">⋅</mo>
          <msubsup>
            <mi>H</mi>
            <mi>n</mi>
            <mrow>
              <mo fence="true" stretchy="false">(</mo>
              <mrow>
                <mrow>
                  <mn>1</mn>
                  <mo stretchy="false">−</mo>
                  <mi>s</mi>
                </mrow>
              </mrow>
              <mo fence="true" stretchy="false">)</mo>
            </mrow>
          </msubsup>
        </mrow>
      </mrow>
    </mrow>
    <annotation encoding="StarMath 5.0">lim from {n rightarrow infinity }{ }{ ( {%alpha(s)} - {%alpha(1-s)} cdot{{ {f(1-s)} over {f(s)}}} )^-1 cdot H^( s )_n 

= 

-( {%alpha(1-s)} - {%alpha(s)} cdot{{ {f(s)} over {f(1-s)}}} )^-1 cdot H^( 1-s )_n

}</annotation>
  </semantics>
</math>
</file>

<file path=Object 413/content.xml><?xml version="1.0" encoding="utf-8"?>
<math xmlns="http://www.w3.org/1998/Math/MathML" display="block">
  <semantics>
    <mrow>
      <mrow>
        <munder>
          <mi>lim</mi>
          <mrow>
            <mi>n</mi>
            <mo stretchy="false">→</mo>
            <mi mathvariant="normal">∞</mi>
          </mrow>
        </munder>
        <mrow/>
      </mrow>
      <mrow>
        <mrow>
          <mfrac>
            <mn>1</mn>
            <mrow>
              <mrow>
                <mi mathvariant="normal">α</mi>
                <mrow>
                  <mo fence="true" stretchy="false">(</mo>
                  <mrow>
                    <mi>s</mi>
                  </mrow>
                  <mo fence="true" stretchy="false">)</mo>
                </mrow>
              </mrow>
              <mo stretchy="false">−</mo>
              <mrow>
                <mrow>
                  <mi mathvariant="normal">α</mi>
                  <mrow>
                    <mo fence="true" stretchy="false">(</mo>
                    <mrow>
                      <mrow>
                        <mn>1</mn>
                        <mo stretchy="false">−</mo>
                        <mi>s</mi>
                      </mrow>
                    </mrow>
                    <mo fence="true" stretchy="false">)</mo>
                  </mrow>
                </mrow>
                <mo stretchy="false">⋅</mo>
                <mfrac>
                  <mrow>
                    <mi>f</mi>
                    <mrow>
                      <mo fence="true" stretchy="false">(</mo>
                      <mrow>
                        <mrow>
                          <mn>1</mn>
                          <mo stretchy="false">−</mo>
                          <mi>s</mi>
                        </mrow>
                      </mrow>
                      <mo fence="true" stretchy="false">)</mo>
                    </mrow>
                  </mrow>
                  <mrow>
                    <mi>f</mi>
                    <mrow>
                      <mo fence="true" stretchy="false">(</mo>
                      <mrow>
                        <mi>s</mi>
                      </mrow>
                      <mo fence="true" stretchy="false">)</mo>
                    </mrow>
                  </mrow>
                </mfrac>
              </mrow>
            </mrow>
          </mfrac>
          <mo stretchy="false">⋅</mo>
          <msubsup>
            <mi>H</mi>
            <mi>n</mi>
            <mrow>
              <mo fence="true" stretchy="false">(</mo>
              <mrow>
                <mi>s</mi>
              </mrow>
              <mo fence="true" stretchy="false">)</mo>
            </mrow>
          </msubsup>
        </mrow>
        <mo stretchy="false">=</mo>
        <mrow>
          <mo stretchy="false">−</mo>
          <mrow>
            <mfrac>
              <mn>1</mn>
              <mrow>
                <mrow>
                  <mi mathvariant="normal">α</mi>
                  <mrow>
                    <mo fence="true" stretchy="false">(</mo>
                    <mrow>
                      <mrow>
                        <mn>1</mn>
                        <mo stretchy="false">−</mo>
                        <mi>s</mi>
                      </mrow>
                    </mrow>
                    <mo fence="true" stretchy="false">)</mo>
                  </mrow>
                </mrow>
                <mo stretchy="false">−</mo>
                <mrow>
                  <mrow>
                    <mi mathvariant="normal">α</mi>
                    <mrow>
                      <mo fence="true" stretchy="false">(</mo>
                      <mrow>
                        <mi>s</mi>
                      </mrow>
                      <mo fence="true" stretchy="false">)</mo>
                    </mrow>
                  </mrow>
                  <mo stretchy="false">⋅</mo>
                  <mfrac>
                    <mrow>
                      <mi>f</mi>
                      <mrow>
                        <mo fence="true" stretchy="false">(</mo>
                        <mrow>
                          <mi>s</mi>
                        </mrow>
                        <mo fence="true" stretchy="false">)</mo>
                      </mrow>
                    </mrow>
                    <mrow>
                      <mi>f</mi>
                      <mrow>
                        <mo fence="true" stretchy="false">(</mo>
                        <mrow>
                          <mrow>
                            <mn>1</mn>
                            <mo stretchy="false">−</mo>
                            <mi>s</mi>
                          </mrow>
                        </mrow>
                        <mo fence="true" stretchy="false">)</mo>
                      </mrow>
                    </mrow>
                  </mfrac>
                </mrow>
              </mrow>
            </mfrac>
            <mo stretchy="false">⋅</mo>
            <msubsup>
              <mi>H</mi>
              <mi>n</mi>
              <mrow>
                <mo fence="true" stretchy="false">(</mo>
                <mrow>
                  <mrow>
                    <mn>1</mn>
                    <mo stretchy="false">−</mo>
                    <mi>s</mi>
                  </mrow>
                </mrow>
                <mo fence="true" stretchy="false">)</mo>
              </mrow>
            </msubsup>
          </mrow>
        </mrow>
      </mrow>
    </mrow>
    <annotation encoding="StarMath 5.0">lim from {n rightarrow infinity }{ }


{ 1 over { {%alpha(s)} - {%alpha(1-s)} cdot{{ {f(1-s)} over {f(s)}}} } cdot H^( s )_n 

= 

-{ 1 over { {%alpha(1-s)} - {%alpha(s)} cdot{{ {f(s)} over {f(1-s)}}} } cdot H^( 1-s )_n}

}</annotation>
  </semantics>
</math>
</file>

<file path=Object 414/content.xml><?xml version="1.0" encoding="utf-8"?>
<math xmlns="http://www.w3.org/1998/Math/MathML" display="block">
  <semantics>
    <mrow>
      <mrow>
        <munder>
          <mi>lim</mi>
          <mrow>
            <mi>n</mi>
            <mo stretchy="false">→</mo>
            <mi mathvariant="normal">∞</mi>
          </mrow>
        </munder>
        <mrow/>
      </mrow>
      <mo stretchy="false">−</mo>
      <mrow>
        <mrow>
          <mfrac>
            <mrow>
              <mrow>
                <mi mathvariant="normal">α</mi>
                <mrow>
                  <mo fence="true" stretchy="false">(</mo>
                  <mrow>
                    <mrow>
                      <mn>1</mn>
                      <mo stretchy="false">−</mo>
                      <mi>s</mi>
                    </mrow>
                  </mrow>
                  <mo fence="true" stretchy="false">)</mo>
                </mrow>
              </mrow>
              <mo stretchy="false">−</mo>
              <mrow>
                <mrow>
                  <mi mathvariant="normal">α</mi>
                  <mrow>
                    <mo fence="true" stretchy="false">(</mo>
                    <mrow>
                      <mi>s</mi>
                    </mrow>
                    <mo fence="true" stretchy="false">)</mo>
                  </mrow>
                </mrow>
                <mo stretchy="false">⋅</mo>
                <mfrac>
                  <mrow>
                    <mi>f</mi>
                    <mrow>
                      <mo fence="true" stretchy="false">(</mo>
                      <mrow>
                        <mi>s</mi>
                      </mrow>
                      <mo fence="true" stretchy="false">)</mo>
                    </mrow>
                  </mrow>
                  <mrow>
                    <mi>f</mi>
                    <mrow>
                      <mo fence="true" stretchy="false">(</mo>
                      <mrow>
                        <mrow>
                          <mn>1</mn>
                          <mo stretchy="false">−</mo>
                          <mi>s</mi>
                        </mrow>
                      </mrow>
                      <mo fence="true" stretchy="false">)</mo>
                    </mrow>
                  </mrow>
                </mfrac>
              </mrow>
            </mrow>
            <mrow>
              <mrow>
                <mi mathvariant="normal">α</mi>
                <mrow>
                  <mo fence="true" stretchy="false">(</mo>
                  <mrow>
                    <mi>s</mi>
                  </mrow>
                  <mo fence="true" stretchy="false">)</mo>
                </mrow>
              </mrow>
              <mo stretchy="false">−</mo>
              <mrow>
                <mrow>
                  <mi mathvariant="normal">α</mi>
                  <mrow>
                    <mo fence="true" stretchy="false">(</mo>
                    <mrow>
                      <mrow>
                        <mn>1</mn>
                        <mo stretchy="false">−</mo>
                        <mi>s</mi>
                      </mrow>
                    </mrow>
                    <mo fence="true" stretchy="false">)</mo>
                  </mrow>
                </mrow>
                <mo stretchy="false">⋅</mo>
                <mfrac>
                  <mrow>
                    <mi>f</mi>
                    <mrow>
                      <mo fence="true" stretchy="false">(</mo>
                      <mrow>
                        <mrow>
                          <mn>1</mn>
                          <mo stretchy="false">−</mo>
                          <mi>s</mi>
                        </mrow>
                      </mrow>
                      <mo fence="true" stretchy="false">)</mo>
                    </mrow>
                  </mrow>
                  <mrow>
                    <mi>f</mi>
                    <mrow>
                      <mo fence="true" stretchy="false">(</mo>
                      <mrow>
                        <mi>s</mi>
                      </mrow>
                      <mo fence="true" stretchy="false">)</mo>
                    </mrow>
                  </mrow>
                </mfrac>
              </mrow>
            </mrow>
          </mfrac>
          <mo stretchy="false">⋅</mo>
          <msubsup>
            <mi>H</mi>
            <mi>n</mi>
            <mrow>
              <mo fence="true" stretchy="false">(</mo>
              <mrow>
                <mi>s</mi>
              </mrow>
              <mo fence="true" stretchy="false">)</mo>
            </mrow>
          </msubsup>
        </mrow>
        <mo stretchy="false">=</mo>
        <msubsup>
          <mi>H</mi>
          <mi>n</mi>
          <mrow>
            <mo fence="true" stretchy="false">(</mo>
            <mrow>
              <mrow>
                <mn>1</mn>
                <mo stretchy="false">−</mo>
                <mi>s</mi>
              </mrow>
            </mrow>
            <mo fence="true" stretchy="false">)</mo>
          </mrow>
        </msubsup>
      </mrow>
    </mrow>
    <annotation encoding="StarMath 5.0">lim from {n rightarrow infinity }{ }


-{{{%alpha(1-s)} - {%alpha(s)} cdot{{ {f(s)} over {f(1-s)}}} } over { {%alpha(s)} - {%alpha(1-s)} cdot{{ {f(1-s)} over {f(s)}}} } cdot H^( s )_n 

= 

{ H^( 1-s )_n}

}</annotation>
  </semantics>
</math>
</file>

<file path=Object 415/content.xml><?xml version="1.0" encoding="utf-8"?>
<math xmlns="http://www.w3.org/1998/Math/MathML" display="block">
  <semantics>
    <mrow>
      <mrow>
        <munder>
          <mi>lim</mi>
          <mrow>
            <mi>n</mi>
            <mo stretchy="false">→</mo>
            <mi mathvariant="normal">∞</mi>
          </mrow>
        </munder>
        <mrow/>
      </mrow>
      <mo stretchy="false">−</mo>
      <mrow>
        <mrow>
          <mfrac>
            <mrow>
              <mfrac>
                <mrow>
                  <mi mathvariant="normal">α</mi>
                  <mrow>
                    <mrow>
                      <mo fence="true" stretchy="false">(</mo>
                      <mrow>
                        <mrow>
                          <mn>1</mn>
                          <mo stretchy="false">−</mo>
                          <mi>s</mi>
                        </mrow>
                      </mrow>
                      <mo fence="true" stretchy="false">)</mo>
                    </mrow>
                    <mo stretchy="false">⋅</mo>
                    <mi>f</mi>
                  </mrow>
                  <mrow>
                    <mo fence="true" stretchy="false">(</mo>
                    <mrow>
                      <mrow>
                        <mn>1</mn>
                        <mo stretchy="false">−</mo>
                        <mi>s</mi>
                      </mrow>
                    </mrow>
                    <mo fence="true" stretchy="false">)</mo>
                  </mrow>
                </mrow>
                <mrow>
                  <mi>f</mi>
                  <mrow>
                    <mo fence="true" stretchy="false">(</mo>
                    <mrow>
                      <mrow>
                        <mn>1</mn>
                        <mo stretchy="false">−</mo>
                        <mi>s</mi>
                      </mrow>
                    </mrow>
                    <mo fence="true" stretchy="false">)</mo>
                  </mrow>
                </mrow>
              </mfrac>
              <mo stretchy="false">−</mo>
              <mfrac>
                <mrow>
                  <mrow>
                    <mrow>
                      <mi mathvariant="normal">α</mi>
                      <mrow>
                        <mo fence="true" stretchy="false">(</mo>
                        <mrow>
                          <mi>s</mi>
                        </mrow>
                        <mo fence="true" stretchy="false">)</mo>
                      </mrow>
                    </mrow>
                    <mo stretchy="false">⋅</mo>
                    <mi>f</mi>
                  </mrow>
                  <mrow>
                    <mo fence="true" stretchy="false">(</mo>
                    <mrow>
                      <mi>s</mi>
                    </mrow>
                    <mo fence="true" stretchy="false">)</mo>
                  </mrow>
                </mrow>
                <mrow>
                  <mi>f</mi>
                  <mrow>
                    <mo fence="true" stretchy="false">(</mo>
                    <mrow>
                      <mrow>
                        <mn>1</mn>
                        <mo stretchy="false">−</mo>
                        <mi>s</mi>
                      </mrow>
                    </mrow>
                    <mo fence="true" stretchy="false">)</mo>
                  </mrow>
                </mrow>
              </mfrac>
            </mrow>
            <mrow>
              <mfrac>
                <mrow>
                  <mi mathvariant="normal">α</mi>
                  <mrow>
                    <mrow>
                      <mo fence="true" stretchy="false">(</mo>
                      <mrow>
                        <mi>s</mi>
                      </mrow>
                      <mo fence="true" stretchy="false">)</mo>
                    </mrow>
                    <mo stretchy="false">⋅</mo>
                    <mi>f</mi>
                  </mrow>
                  <mrow>
                    <mo fence="true" stretchy="false">(</mo>
                    <mrow>
                      <mi>s</mi>
                    </mrow>
                    <mo fence="true" stretchy="false">)</mo>
                  </mrow>
                </mrow>
                <mrow>
                  <mi>f</mi>
                  <mrow>
                    <mo fence="true" stretchy="false">(</mo>
                    <mrow>
                      <mi>s</mi>
                    </mrow>
                    <mo fence="true" stretchy="false">)</mo>
                  </mrow>
                </mrow>
              </mfrac>
              <mo stretchy="false">−</mo>
              <mfrac>
                <mrow>
                  <mrow>
                    <mi mathvariant="normal">α</mi>
                    <mrow>
                      <mo fence="true" stretchy="false">(</mo>
                      <mrow>
                        <mrow>
                          <mn>1</mn>
                          <mo stretchy="false">−</mo>
                          <mi>s</mi>
                        </mrow>
                      </mrow>
                      <mo fence="true" stretchy="false">)</mo>
                    </mrow>
                  </mrow>
                  <mo stretchy="false">⋅</mo>
                  <mrow>
                    <mi>f</mi>
                    <mrow>
                      <mo fence="true" stretchy="false">(</mo>
                      <mrow>
                        <mrow>
                          <mn>1</mn>
                          <mo stretchy="false">−</mo>
                          <mi>s</mi>
                        </mrow>
                      </mrow>
                      <mo fence="true" stretchy="false">)</mo>
                    </mrow>
                  </mrow>
                </mrow>
                <mrow>
                  <mi>f</mi>
                  <mrow>
                    <mo fence="true" stretchy="false">(</mo>
                    <mrow>
                      <mi>s</mi>
                    </mrow>
                    <mo fence="true" stretchy="false">)</mo>
                  </mrow>
                </mrow>
              </mfrac>
            </mrow>
          </mfrac>
          <mo stretchy="false">⋅</mo>
          <msubsup>
            <mi>H</mi>
            <mi>n</mi>
            <mrow>
              <mo fence="true" stretchy="false">(</mo>
              <mrow>
                <mi>s</mi>
              </mrow>
              <mo fence="true" stretchy="false">)</mo>
            </mrow>
          </msubsup>
        </mrow>
        <mo stretchy="false">=</mo>
        <msubsup>
          <mi>H</mi>
          <mi>n</mi>
          <mrow>
            <mo fence="true" stretchy="false">(</mo>
            <mrow>
              <mrow>
                <mn>1</mn>
                <mo stretchy="false">−</mo>
                <mi>s</mi>
              </mrow>
            </mrow>
            <mo fence="true" stretchy="false">)</mo>
          </mrow>
        </msubsup>
      </mrow>
    </mrow>
    <annotation encoding="StarMath 5.0">lim from {n rightarrow infinity }{ }


-{{{%alpha(1-s) cdot f(1-s)} over { f(1-s) }
-
{{ {{%alpha(s)} cdot f(s)} over {f(1-s)}}} } 


over { {%alpha(s) cdot f(s)} over { f(s) } 
- 
{{{%alpha(1-s)} cdot  {f(1-s)} over {f(s)}}} } cdot H^( s )_n 

= 

{ H^( 1-s )_n}

}</annotation>
  </semantics>
</math>
</file>

<file path=Object 416/content.xml><?xml version="1.0" encoding="utf-8"?>
<math xmlns="http://www.w3.org/1998/Math/MathML" display="block">
  <semantics>
    <mrow>
      <msup>
        <mi mathvariant="normal">ζ</mi>
        <mtext>*</mtext>
      </msup>
      <mrow>
        <mrow>
          <mo fence="true" stretchy="false">(</mo>
          <mrow>
            <mi>s</mi>
          </mrow>
          <mo fence="true" stretchy="false">)</mo>
        </mrow>
        <mo stretchy="false">=</mo>
        <mrow>
          <munder>
            <mi>lim</mi>
            <mrow>
              <mi>n</mi>
              <mo stretchy="false">→</mo>
              <mi mathvariant="normal">∞</mi>
            </mrow>
          </munder>
          <mrow/>
        </mrow>
      </mrow>
      <mfrac>
        <mrow>
          <mi>f</mi>
          <mrow>
            <mrow>
              <mrow>
                <mo fence="true" stretchy="false">(</mo>
                <mrow>
                  <mi>s</mi>
                </mrow>
                <mo fence="true" stretchy="false">)</mo>
              </mrow>
              <mo stretchy="false">⋅</mo>
              <msubsup>
                <mi>H</mi>
                <mi>n</mi>
                <mrow>
                  <mo fence="true" stretchy="false">(</mo>
                  <mrow>
                    <mi>s</mi>
                  </mrow>
                  <mo fence="true" stretchy="false">)</mo>
                </mrow>
              </msubsup>
            </mrow>
            <mo stretchy="false">−</mo>
            <mi>f</mi>
          </mrow>
          <mrow>
            <mo fence="true" stretchy="false">(</mo>
            <mrow>
              <mrow>
                <mn>1</mn>
                <mo stretchy="false">−</mo>
                <mi>s</mi>
              </mrow>
            </mrow>
            <mo fence="true" stretchy="false">)</mo>
          </mrow>
          <msubsup>
            <mi>H</mi>
            <mi>n</mi>
            <mrow>
              <mo fence="true" stretchy="false">(</mo>
              <mrow>
                <mrow>
                  <mn>1</mn>
                  <mo stretchy="false">−</mo>
                  <mi>s</mi>
                </mrow>
              </mrow>
              <mo fence="true" stretchy="false">)</mo>
            </mrow>
          </msubsup>
        </mrow>
        <mrow>
          <mi>f</mi>
          <mrow>
            <mrow>
              <mo fence="true" stretchy="false">(</mo>
              <mrow>
                <mi>s</mi>
              </mrow>
              <mo fence="true" stretchy="false">)</mo>
            </mrow>
            <mo stretchy="false">−</mo>
            <mi>f</mi>
          </mrow>
          <mrow>
            <mo fence="true" stretchy="false">(</mo>
            <mrow>
              <mrow>
                <mn>1</mn>
                <mo stretchy="false">−</mo>
                <mi>s</mi>
              </mrow>
            </mrow>
            <mo fence="true" stretchy="false">)</mo>
          </mrow>
        </mrow>
      </mfrac>
    </mrow>
    <annotation encoding="StarMath 5.0">%zeta^{"*"}( s ) = lim from {n rightarrow infinity}{} { {

f(s) cdot H^(s)_n - f(1-s)H^(1-s)_n}

over

{f(s) -f(1-s)   


} }</annotation>
  </semantics>
</math>
</file>

<file path=Object 417/content.xml><?xml version="1.0" encoding="utf-8"?>
<math xmlns="http://www.w3.org/1998/Math/MathML" display="block">
  <semantics>
    <mrow>
      <mrow>
        <munder>
          <mi>lim</mi>
          <mrow>
            <mi>n</mi>
            <mo stretchy="false">→</mo>
            <mi mathvariant="normal">∞</mi>
          </mrow>
        </munder>
        <mrow/>
      </mrow>
      <mo stretchy="false">−</mo>
      <mrow>
        <mfrac>
          <mrow>
            <mi>f</mi>
            <mrow>
              <mo fence="true" stretchy="false">(</mo>
              <mrow>
                <mi>s</mi>
              </mrow>
              <mo fence="true" stretchy="false">)</mo>
            </mrow>
          </mrow>
          <mrow>
            <mi>f</mi>
            <mrow>
              <mo fence="true" stretchy="false">(</mo>
              <mrow>
                <mrow>
                  <mn>1</mn>
                  <mo stretchy="false">−</mo>
                  <mi>s</mi>
                </mrow>
              </mrow>
              <mo fence="true" stretchy="false">)</mo>
            </mrow>
          </mrow>
        </mfrac>
        <mo stretchy="false">⋅</mo>
        <mrow>
          <mrow>
            <mfrac>
              <mrow>
                <mi mathvariant="normal">α</mi>
                <mrow>
                  <mrow>
                    <mo fence="true" stretchy="false">(</mo>
                    <mrow>
                      <mrow>
                        <mn>1</mn>
                        <mo stretchy="false">−</mo>
                        <mi>s</mi>
                      </mrow>
                    </mrow>
                    <mo fence="true" stretchy="false">)</mo>
                  </mrow>
                  <mo stretchy="false">⋅</mo>
                  <mi>f</mi>
                </mrow>
                <mrow>
                  <mrow>
                    <mo fence="true" stretchy="false">(</mo>
                    <mrow>
                      <mrow>
                        <mn>1</mn>
                        <mo stretchy="false">−</mo>
                        <mi>s</mi>
                      </mrow>
                    </mrow>
                    <mo fence="true" stretchy="false">)</mo>
                  </mrow>
                  <mo stretchy="false">−</mo>
                  <mrow>
                    <mi mathvariant="normal">α</mi>
                    <mrow>
                      <mo fence="true" stretchy="false">(</mo>
                      <mrow>
                        <mi>s</mi>
                      </mrow>
                      <mo fence="true" stretchy="false">)</mo>
                    </mrow>
                  </mrow>
                </mrow>
                <mi>f</mi>
                <mrow>
                  <mo fence="true" stretchy="false">(</mo>
                  <mrow>
                    <mi>s</mi>
                  </mrow>
                  <mo fence="true" stretchy="false">)</mo>
                </mrow>
              </mrow>
              <mrow>
                <mi mathvariant="normal">α</mi>
                <mrow>
                  <mrow>
                    <mo fence="true" stretchy="false">(</mo>
                    <mrow>
                      <mi>s</mi>
                    </mrow>
                    <mo fence="true" stretchy="false">)</mo>
                  </mrow>
                  <mo stretchy="false">⋅</mo>
                  <mi>f</mi>
                </mrow>
                <mrow>
                  <mrow>
                    <mo fence="true" stretchy="false">(</mo>
                    <mrow>
                      <mi>s</mi>
                    </mrow>
                    <mo fence="true" stretchy="false">)</mo>
                  </mrow>
                  <mo stretchy="false">−</mo>
                  <mrow>
                    <mi mathvariant="normal">α</mi>
                    <mrow>
                      <mrow>
                        <mo fence="true" stretchy="false">(</mo>
                        <mrow>
                          <mrow>
                            <mn>1</mn>
                            <mo stretchy="false">−</mo>
                            <mi>s</mi>
                          </mrow>
                        </mrow>
                        <mo fence="true" stretchy="false">)</mo>
                      </mrow>
                      <mo stretchy="false">⋅</mo>
                      <mi>f</mi>
                    </mrow>
                    <mrow>
                      <mo fence="true" stretchy="false">(</mo>
                      <mrow>
                        <mrow>
                          <mn>1</mn>
                          <mo stretchy="false">−</mo>
                          <mi>s</mi>
                        </mrow>
                      </mrow>
                      <mo fence="true" stretchy="false">)</mo>
                    </mrow>
                  </mrow>
                </mrow>
              </mrow>
            </mfrac>
            <mo stretchy="false">⋅</mo>
            <msubsup>
              <mi>H</mi>
              <mi>n</mi>
              <mrow>
                <mo fence="true" stretchy="false">(</mo>
                <mrow>
                  <mi>s</mi>
                </mrow>
                <mo fence="true" stretchy="false">)</mo>
              </mrow>
            </msubsup>
          </mrow>
          <mo stretchy="false">=</mo>
          <msubsup>
            <mi>H</mi>
            <mi>n</mi>
            <mrow>
              <mo fence="true" stretchy="false">(</mo>
              <mrow>
                <mrow>
                  <mn>1</mn>
                  <mo stretchy="false">−</mo>
                  <mi>s</mi>
                </mrow>
              </mrow>
              <mo fence="true" stretchy="false">)</mo>
            </mrow>
          </msubsup>
        </mrow>
      </mrow>
    </mrow>
    <annotation encoding="StarMath 5.0">lim from {n rightarrow infinity }{ }

-{{f( s )} over {f( 1-s )}}

cdot{{{%alpha(1-s) cdot f(1-s) - {%alpha(s)}f(s)}
} 


over { {%alpha(s) cdot f(s) - {%alpha(1-s) cdot f(1-s)}} 
} cdot H^( s )_n 

= 

{ H^( 1-s )_n}

}</annotation>
  </semantics>
</math>
</file>

<file path=Object 418/content.xml><?xml version="1.0" encoding="utf-8"?>
<math xmlns="http://www.w3.org/1998/Math/MathML" display="block">
  <semantics>
    <mrow>
      <mrow>
        <munder>
          <mi>lim</mi>
          <mrow>
            <mi>n</mi>
            <mo stretchy="false">→</mo>
            <mi mathvariant="normal">∞</mi>
          </mrow>
        </munder>
        <mrow/>
      </mrow>
      <mrow>
        <mfrac>
          <mrow>
            <mi>f</mi>
            <mrow>
              <mo fence="true" stretchy="false">(</mo>
              <mrow>
                <mi>s</mi>
              </mrow>
              <mo fence="true" stretchy="false">)</mo>
            </mrow>
          </mrow>
          <mrow>
            <mi>f</mi>
            <mrow>
              <mo fence="true" stretchy="false">(</mo>
              <mrow>
                <mrow>
                  <mn>1</mn>
                  <mo stretchy="false">−</mo>
                  <mi>s</mi>
                </mrow>
              </mrow>
              <mo fence="true" stretchy="false">)</mo>
            </mrow>
          </mrow>
        </mfrac>
        <mo stretchy="false">⋅</mo>
        <mrow>
          <mrow>
            <mfrac>
              <mrow>
                <mi mathvariant="normal">α</mi>
                <mrow>
                  <mrow>
                    <mo fence="true" stretchy="false">(</mo>
                    <mrow>
                      <mi>s</mi>
                    </mrow>
                    <mo fence="true" stretchy="false">)</mo>
                  </mrow>
                  <mo stretchy="false">⋅</mo>
                  <mi>f</mi>
                </mrow>
                <mrow>
                  <mrow>
                    <mo fence="true" stretchy="false">(</mo>
                    <mrow>
                      <mi>s</mi>
                    </mrow>
                    <mo fence="true" stretchy="false">)</mo>
                  </mrow>
                  <mo stretchy="false">−</mo>
                  <mrow>
                    <mi mathvariant="normal">α</mi>
                    <mrow>
                      <mo fence="true" stretchy="false">(</mo>
                      <mrow>
                        <mrow>
                          <mn>1</mn>
                          <mo stretchy="false">−</mo>
                          <mi>s</mi>
                        </mrow>
                      </mrow>
                      <mo fence="true" stretchy="false">)</mo>
                    </mrow>
                  </mrow>
                </mrow>
                <mi>f</mi>
                <mrow>
                  <mo fence="true" stretchy="false">(</mo>
                  <mrow>
                    <mrow>
                      <mn>1</mn>
                      <mo stretchy="false">−</mo>
                      <mi>s</mi>
                    </mrow>
                  </mrow>
                  <mo fence="true" stretchy="false">)</mo>
                </mrow>
              </mrow>
              <mrow>
                <mi mathvariant="normal">α</mi>
                <mrow>
                  <mrow>
                    <mo fence="true" stretchy="false">(</mo>
                    <mrow>
                      <mi>s</mi>
                    </mrow>
                    <mo fence="true" stretchy="false">)</mo>
                  </mrow>
                  <mo stretchy="false">⋅</mo>
                  <mi>f</mi>
                </mrow>
                <mrow>
                  <mrow>
                    <mo fence="true" stretchy="false">(</mo>
                    <mrow>
                      <mi>s</mi>
                    </mrow>
                    <mo fence="true" stretchy="false">)</mo>
                  </mrow>
                  <mo stretchy="false">−</mo>
                  <mrow>
                    <mi mathvariant="normal">α</mi>
                    <mrow>
                      <mrow>
                        <mo fence="true" stretchy="false">(</mo>
                        <mrow>
                          <mrow>
                            <mn>1</mn>
                            <mo stretchy="false">−</mo>
                            <mi>s</mi>
                          </mrow>
                        </mrow>
                        <mo fence="true" stretchy="false">)</mo>
                      </mrow>
                      <mo stretchy="false">⋅</mo>
                      <mi>f</mi>
                    </mrow>
                    <mrow>
                      <mo fence="true" stretchy="false">(</mo>
                      <mrow>
                        <mrow>
                          <mn>1</mn>
                          <mo stretchy="false">−</mo>
                          <mi>s</mi>
                        </mrow>
                      </mrow>
                      <mo fence="true" stretchy="false">)</mo>
                    </mrow>
                  </mrow>
                </mrow>
              </mrow>
            </mfrac>
            <mo stretchy="false">⋅</mo>
            <msubsup>
              <mi>H</mi>
              <mi>n</mi>
              <mrow>
                <mo fence="true" stretchy="false">(</mo>
                <mrow>
                  <mi>s</mi>
                </mrow>
                <mo fence="true" stretchy="false">)</mo>
              </mrow>
            </msubsup>
          </mrow>
          <mo stretchy="false">=</mo>
          <msubsup>
            <mi>H</mi>
            <mi>n</mi>
            <mrow>
              <mo fence="true" stretchy="false">(</mo>
              <mrow>
                <mrow>
                  <mn>1</mn>
                  <mo stretchy="false">−</mo>
                  <mi>s</mi>
                </mrow>
              </mrow>
              <mo fence="true" stretchy="false">)</mo>
            </mrow>
          </msubsup>
        </mrow>
      </mrow>
    </mrow>
    <annotation encoding="StarMath 5.0">lim from {n rightarrow infinity }{ }

{{f( s )} over {f( 1-s )}}

cdot{{{%alpha(s) cdot f(s) - {%alpha(1-s)}f(1-s)}
} 


over { {%alpha(s) cdot f(s) - {%alpha(1-s) cdot f(1-s)}} 
} cdot H^( s )_n 

= 

{ H^( 1-s )_n}

}</annotation>
  </semantics>
</math>
</file>

<file path=Object 419/content.xml><?xml version="1.0" encoding="utf-8"?>
<math xmlns="http://www.w3.org/1998/Math/MathML" display="block">
  <semantics>
    <mrow>
      <mrow>
        <munder>
          <mi>lim</mi>
          <mrow>
            <mi>n</mi>
            <mo stretchy="false">→</mo>
            <mi mathvariant="normal">∞</mi>
          </mrow>
        </munder>
        <mrow/>
      </mrow>
      <mrow>
        <mrow>
          <mfrac>
            <mrow>
              <mi>f</mi>
              <mrow>
                <mo fence="true" stretchy="false">(</mo>
                <mrow>
                  <mi>s</mi>
                </mrow>
                <mo fence="true" stretchy="false">)</mo>
              </mrow>
            </mrow>
            <mrow>
              <mi>f</mi>
              <mrow>
                <mo fence="true" stretchy="false">(</mo>
                <mrow>
                  <mrow>
                    <mn>1</mn>
                    <mo stretchy="false">−</mo>
                    <mi>s</mi>
                  </mrow>
                </mrow>
                <mo fence="true" stretchy="false">)</mo>
              </mrow>
            </mrow>
          </mfrac>
          <mo stretchy="false">⋅</mo>
          <msubsup>
            <mi>H</mi>
            <mi>n</mi>
            <mrow>
              <mo fence="true" stretchy="false">(</mo>
              <mrow>
                <mi>s</mi>
              </mrow>
              <mo fence="true" stretchy="false">)</mo>
            </mrow>
          </msubsup>
        </mrow>
        <mo stretchy="false">=</mo>
        <msubsup>
          <mi>H</mi>
          <mi>n</mi>
          <mrow>
            <mo fence="true" stretchy="false">(</mo>
            <mrow>
              <mrow>
                <mn>1</mn>
                <mo stretchy="false">−</mo>
                <mi>s</mi>
              </mrow>
            </mrow>
            <mo fence="true" stretchy="false">)</mo>
          </mrow>
        </msubsup>
      </mrow>
    </mrow>
    <annotation encoding="StarMath 5.0">lim from {n rightarrow infinity }{ }

{{f( s )} over {f( 1-s )}}

cdot H^( s )_n 

= 

{ H^( 1-s )_n}

</annotation>
  </semantics>
</math>
</file>

<file path=Object 42/content.xml><?xml version="1.0" encoding="utf-8"?>
<math xmlns="http://www.w3.org/1998/Math/MathML" display="block">
  <semantics>
    <mrow>
      <mi mathvariant="normal">ζ</mi>
      <mrow>
        <mrow>
          <mo fence="true" stretchy="false">(</mo>
          <mrow>
            <mrow>
              <mi>s</mi>
              <mi>,</mi>
              <mi>y</mi>
            </mrow>
          </mrow>
          <mo fence="true" stretchy="false">)</mo>
        </mrow>
        <mo stretchy="false">=</mo>
        <mrow>
          <munder>
            <mi>lim</mi>
            <mrow>
              <mi>n</mi>
              <mo stretchy="false">→</mo>
              <mi mathvariant="normal">∞</mi>
            </mrow>
          </munder>
          <mrow/>
        </mrow>
      </mrow>
      <mrow>
        <mrow>
          <munderover>
            <mo stretchy="false">∑</mo>
            <mrow>
              <mi>j</mi>
              <mo stretchy="false">=</mo>
              <mi>y</mi>
            </mrow>
            <mi>n</mi>
          </munderover>
          <mfrac>
            <mn>1</mn>
            <msup>
              <mi>j</mi>
              <mi>s</mi>
            </msup>
          </mfrac>
        </mrow>
        <mo stretchy="false">−</mo>
        <mrow>
          <mfrac>
            <mi>s</mi>
            <mrow>
              <mn>1</mn>
              <mo stretchy="false">−</mo>
              <mi>s</mi>
            </mrow>
          </mfrac>
          <mo stretchy="false">⋅</mo>
          <mi>n</mi>
          <mo stretchy="false">⋅</mo>
          <mrow>
            <mo fence="true" stretchy="false">(</mo>
            <mrow>
              <mrow>
                <mrow>
                  <munderover>
                    <mo stretchy="false">∑</mo>
                    <mrow>
                      <mi>j</mi>
                      <mo stretchy="false">=</mo>
                      <mi>y</mi>
                    </mrow>
                    <mi mathvariant="normal">∞</mi>
                  </munderover>
                  <mfrac>
                    <mn>1</mn>
                    <msup>
                      <mi>j</mi>
                      <mrow>
                        <mi>s</mi>
                        <mo stretchy="false">+</mo>
                        <mn>1</mn>
                      </mrow>
                    </msup>
                  </mfrac>
                </mrow>
                <mo stretchy="false">−</mo>
                <mrow>
                  <munderover>
                    <mo stretchy="false">∑</mo>
                    <mrow>
                      <mi>j</mi>
                      <mo stretchy="false">=</mo>
                      <mi>y</mi>
                    </mrow>
                    <mi>n</mi>
                  </munderover>
                  <mfrac>
                    <mn>1</mn>
                    <msup>
                      <mi>j</mi>
                      <mrow>
                        <mi>s</mi>
                        <mo stretchy="false">+</mo>
                        <mn>1</mn>
                      </mrow>
                    </msup>
                  </mfrac>
                </mrow>
              </mrow>
            </mrow>
            <mo fence="true" stretchy="false">)</mo>
          </mrow>
        </mrow>
      </mrow>
    </mrow>
    <annotation encoding="StarMath 5.0">%zeta(s,y) = 

lim from {n rightarrow infinity}{}

sum from j = y to n{1 over j^s}

-

s over {1-s} cdot n cdot (sum from j=y to infinity {1 over j^{s+1}}-sum from j=y to n {1 over j^{s+1}})</annotation>
  </semantics>
</math>
</file>

<file path=Object 420/content.xml><?xml version="1.0" encoding="utf-8"?>
<math xmlns="http://www.w3.org/1998/Math/MathML" display="block">
  <semantics>
    <mrow>
      <mi>t</mi>
      <mrow>
        <mrow>
          <mo fence="true" stretchy="false">(</mo>
          <mrow>
            <mi>s</mi>
          </mrow>
          <mo fence="true" stretchy="false">)</mo>
        </mrow>
        <mo stretchy="false">=</mo>
        <mfrac>
          <mrow>
            <mi>f</mi>
            <mrow>
              <mo fence="true" stretchy="false">(</mo>
              <mrow>
                <mi>s</mi>
              </mrow>
              <mo fence="true" stretchy="false">)</mo>
            </mrow>
            <msubsup>
              <mi>H</mi>
              <mi>n</mi>
              <mrow>
                <mo fence="true" stretchy="false">(</mo>
                <mrow>
                  <mi>s</mi>
                </mrow>
                <mo fence="true" stretchy="false">)</mo>
              </mrow>
            </msubsup>
          </mrow>
          <mrow>
            <mrow>
              <mi>f</mi>
              <mrow>
                <mo fence="true" stretchy="false">(</mo>
                <mrow>
                  <mi>s</mi>
                </mrow>
                <mo fence="true" stretchy="false">)</mo>
              </mrow>
              <mi mathvariant="normal">α</mi>
              <mrow>
                <mo fence="true" stretchy="false">(</mo>
                <mrow>
                  <mi>s</mi>
                </mrow>
                <mo fence="true" stretchy="false">)</mo>
              </mrow>
            </mrow>
            <mo stretchy="false">−</mo>
            <mrow>
              <mrow>
                <mi mathvariant="normal">α</mi>
                <mrow>
                  <mo fence="true" stretchy="false">(</mo>
                  <mrow>
                    <mrow>
                      <mn>1</mn>
                      <mo stretchy="false">−</mo>
                      <mi>s</mi>
                    </mrow>
                  </mrow>
                  <mo fence="true" stretchy="false">)</mo>
                </mrow>
              </mrow>
              <mo stretchy="false">⋅</mo>
              <mrow>
                <mi>f</mi>
                <mrow>
                  <mo fence="true" stretchy="false">(</mo>
                  <mrow>
                    <mrow>
                      <mn>1</mn>
                      <mo stretchy="false">−</mo>
                      <mi>s</mi>
                    </mrow>
                  </mrow>
                  <mo fence="true" stretchy="false">)</mo>
                </mrow>
              </mrow>
            </mrow>
          </mrow>
        </mfrac>
      </mrow>
    </mrow>
    <annotation encoding="StarMath 5.0">t( s ) = 

{ f(s)H^( s )_n } over
{ 
{f(s)%alpha(s)}
-
{%alpha(1-s)} cdot{{ {f(1-s)}}}
}
 </annotation>
  </semantics>
</math>
</file>

<file path=Object 421/content.xml><?xml version="1.0" encoding="utf-8"?>
<math xmlns="http://www.w3.org/1998/Math/MathML" display="block">
  <semantics>
    <mrow>
      <mi mathvariant="normal">ξ</mi>
      <mrow>
        <mrow>
          <mo fence="true" stretchy="false">(</mo>
          <mrow>
            <mi>s</mi>
          </mrow>
          <mo fence="true" stretchy="false">)</mo>
        </mrow>
        <mo stretchy="false">=</mo>
        <mrow>
          <munder>
            <mi>lim</mi>
            <mrow>
              <mi>n</mi>
              <mo stretchy="false">→</mo>
              <mi mathvariant="normal">∞</mi>
            </mrow>
          </munder>
          <mrow/>
        </mrow>
      </mrow>
      <mfrac>
        <mrow>
          <mi>f</mi>
          <mrow>
            <mo fence="true" stretchy="false">(</mo>
            <mrow>
              <mi>s</mi>
            </mrow>
            <mo fence="true" stretchy="false">)</mo>
          </mrow>
          <mrow>
            <msubsup>
              <mi>H</mi>
              <mi>n</mi>
              <mrow>
                <mo fence="true" stretchy="false">(</mo>
                <mrow>
                  <mi>s</mi>
                </mrow>
                <mo fence="true" stretchy="false">)</mo>
              </mrow>
            </msubsup>
            <mo stretchy="false">−</mo>
            <mi>f</mi>
          </mrow>
          <mrow>
            <mo fence="true" stretchy="false">(</mo>
            <mrow>
              <mrow>
                <mn>1</mn>
                <mo stretchy="false">−</mo>
                <mi>s</mi>
              </mrow>
            </mrow>
            <mo fence="true" stretchy="false">)</mo>
          </mrow>
          <msubsup>
            <mi>H</mi>
            <mi>n</mi>
            <mrow>
              <mo fence="true" stretchy="false">(</mo>
              <mrow>
                <mrow>
                  <mn>1</mn>
                  <mo stretchy="false">−</mo>
                  <mi>s</mi>
                </mrow>
              </mrow>
              <mo fence="true" stretchy="false">)</mo>
            </mrow>
          </msubsup>
        </mrow>
        <mrow>
          <mrow>
            <mi>f</mi>
            <mrow>
              <mo fence="true" stretchy="false">(</mo>
              <mrow>
                <mi>s</mi>
              </mrow>
              <mo fence="true" stretchy="false">)</mo>
            </mrow>
            <mi mathvariant="normal">α</mi>
            <mrow>
              <mo fence="true" stretchy="false">(</mo>
              <mrow>
                <mi>s</mi>
              </mrow>
              <mo fence="true" stretchy="false">)</mo>
            </mrow>
          </mrow>
          <mo stretchy="false">−</mo>
          <mrow>
            <mrow>
              <mi mathvariant="normal">α</mi>
              <mrow>
                <mo fence="true" stretchy="false">(</mo>
                <mrow>
                  <mrow>
                    <mn>1</mn>
                    <mo stretchy="false">−</mo>
                    <mi>s</mi>
                  </mrow>
                </mrow>
                <mo fence="true" stretchy="false">)</mo>
              </mrow>
            </mrow>
            <mo stretchy="false">⋅</mo>
            <mrow>
              <mi>f</mi>
              <mrow>
                <mo fence="true" stretchy="false">(</mo>
                <mrow>
                  <mrow>
                    <mn>1</mn>
                    <mo stretchy="false">−</mo>
                    <mi>s</mi>
                  </mrow>
                </mrow>
                <mo fence="true" stretchy="false">)</mo>
              </mrow>
            </mrow>
          </mrow>
        </mrow>
      </mfrac>
    </mrow>
    <annotation encoding="StarMath 5.0">%xi( s ) = lim from { n rightarrow infinity }{  }

{ f(s)H^( s )_n - f(1-s)H^(1-s)_n} over
{ 
{f(s)%alpha(s)}
-
{%alpha(1-s)} cdot{{ {f(1-s)}}}
}
 </annotation>
  </semantics>
</math>
</file>

<file path=Object 422/content.xml><?xml version="1.0" encoding="utf-8"?>
<math xmlns="http://www.w3.org/1998/Math/MathML" display="block">
  <semantics>
    <mrow>
      <mi mathvariant="normal">ξ</mi>
      <mrow>
        <mrow>
          <mo fence="true" stretchy="false">(</mo>
          <mrow>
            <mi>s</mi>
          </mrow>
          <mo fence="true" stretchy="false">)</mo>
        </mrow>
        <mo stretchy="false">=</mo>
        <mrow>
          <munder>
            <mi>lim</mi>
            <mrow>
              <mi>n</mi>
              <mo stretchy="false">→</mo>
              <mi mathvariant="normal">∞</mi>
            </mrow>
          </munder>
          <mrow/>
        </mrow>
      </mrow>
      <mrow>
        <munderover>
          <mo stretchy="false">∑</mo>
          <mrow>
            <mi>j</mi>
            <mo stretchy="false">=</mo>
            <mn>1</mn>
          </mrow>
          <mi>n</mi>
        </munderover>
        <mfrac>
          <mrow>
            <mi>f</mi>
            <mrow>
              <mo fence="true" stretchy="false">(</mo>
              <mrow>
                <mi>s</mi>
              </mrow>
              <mo fence="true" stretchy="false">)</mo>
            </mrow>
            <mrow>
              <msup>
                <mi>j</mi>
                <mrow>
                  <mo stretchy="false">−</mo>
                  <mi>s</mi>
                </mrow>
              </msup>
              <mo stretchy="false">−</mo>
              <mi>f</mi>
            </mrow>
            <mrow>
              <mo fence="true" stretchy="false">(</mo>
              <mrow>
                <mrow>
                  <mn>1</mn>
                  <mo stretchy="false">−</mo>
                  <mi>s</mi>
                </mrow>
              </mrow>
              <mo fence="true" stretchy="false">)</mo>
            </mrow>
            <msup>
              <mi>j</mi>
              <mrow>
                <mi>s</mi>
                <mo stretchy="false">−</mo>
                <mn>1</mn>
              </mrow>
            </msup>
          </mrow>
          <mrow>
            <mrow>
              <mi>f</mi>
              <mrow>
                <mo fence="true" stretchy="false">(</mo>
                <mrow>
                  <mi>s</mi>
                </mrow>
                <mo fence="true" stretchy="false">)</mo>
              </mrow>
              <mi mathvariant="normal">α</mi>
              <mrow>
                <mo fence="true" stretchy="false">(</mo>
                <mrow>
                  <mi>s</mi>
                </mrow>
                <mo fence="true" stretchy="false">)</mo>
              </mrow>
            </mrow>
            <mo stretchy="false">−</mo>
            <mrow>
              <mrow>
                <mi mathvariant="normal">α</mi>
                <mrow>
                  <mo fence="true" stretchy="false">(</mo>
                  <mrow>
                    <mrow>
                      <mn>1</mn>
                      <mo stretchy="false">−</mo>
                      <mi>s</mi>
                    </mrow>
                  </mrow>
                  <mo fence="true" stretchy="false">)</mo>
                </mrow>
              </mrow>
              <mo stretchy="false">⋅</mo>
              <mrow>
                <mi>f</mi>
                <mrow>
                  <mo fence="true" stretchy="false">(</mo>
                  <mrow>
                    <mrow>
                      <mn>1</mn>
                      <mo stretchy="false">−</mo>
                      <mi>s</mi>
                    </mrow>
                  </mrow>
                  <mo fence="true" stretchy="false">)</mo>
                </mrow>
              </mrow>
            </mrow>
          </mrow>
        </mfrac>
      </mrow>
    </mrow>
    <annotation encoding="StarMath 5.0">%xi( s ) = lim from { n rightarrow infinity }{  }

sum from j = 1 to n {{ f(s)j^-s - f(1-s)j^{s-1}} over
{ 
{f(s)%alpha(s)}
-
{%alpha(1-s)} cdot{{ {f(1-s)}}}
}}
 </annotation>
  </semantics>
</math>
</file>

<file path=Object 423/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frac>
        <mrow>
          <mi>f</mi>
          <mrow>
            <mrow>
              <mrow>
                <mo fence="true" stretchy="false">(</mo>
                <mrow>
                  <mi>s</mi>
                </mrow>
                <mo fence="true" stretchy="false">)</mo>
              </mrow>
              <mo stretchy="false">⋅</mo>
              <msubsup>
                <mi>H</mi>
                <mi>n</mi>
                <mrow>
                  <mo fence="true" stretchy="false">(</mo>
                  <mrow>
                    <mi>s</mi>
                  </mrow>
                  <mo fence="true" stretchy="false">)</mo>
                </mrow>
              </msubsup>
            </mrow>
            <mo stretchy="false">−</mo>
            <mi>f</mi>
          </mrow>
          <mrow>
            <mo fence="true" stretchy="false">(</mo>
            <mrow>
              <mrow>
                <mn>1</mn>
                <mo stretchy="false">−</mo>
                <mi>s</mi>
              </mrow>
            </mrow>
            <mo fence="true" stretchy="false">)</mo>
          </mrow>
          <msubsup>
            <mi>H</mi>
            <mi>n</mi>
            <mrow>
              <mo fence="true" stretchy="false">(</mo>
              <mrow>
                <mrow>
                  <mn>1</mn>
                  <mo stretchy="false">−</mo>
                  <mi>s</mi>
                </mrow>
              </mrow>
              <mo fence="true" stretchy="false">)</mo>
            </mrow>
          </msubsup>
        </mrow>
        <mrow>
          <mi>f</mi>
          <mrow>
            <mrow>
              <mo fence="true" stretchy="false">(</mo>
              <mrow>
                <mi>s</mi>
              </mrow>
              <mo fence="true" stretchy="false">)</mo>
            </mrow>
            <mo stretchy="false">−</mo>
            <mi>f</mi>
          </mrow>
          <mrow>
            <mo fence="true" stretchy="false">(</mo>
            <mrow>
              <mrow>
                <mn>1</mn>
                <mo stretchy="false">−</mo>
                <mi>s</mi>
              </mrow>
            </mrow>
            <mo fence="true" stretchy="false">)</mo>
          </mrow>
          <mfrac>
            <mrow>
              <mi mathvariant="normal">α</mi>
              <mrow>
                <mo fence="true" stretchy="false">(</mo>
                <mrow>
                  <mrow>
                    <mn>1</mn>
                    <mo stretchy="false">−</mo>
                    <mi>s</mi>
                  </mrow>
                </mrow>
                <mo fence="true" stretchy="false">)</mo>
              </mrow>
            </mrow>
            <mrow>
              <mi mathvariant="normal">α</mi>
              <mrow>
                <mo fence="true" stretchy="false">(</mo>
                <mrow>
                  <mi>s</mi>
                </mrow>
                <mo fence="true" stretchy="false">)</mo>
              </mrow>
            </mrow>
          </mfrac>
        </mrow>
      </mfrac>
    </mrow>
    <annotation encoding="StarMath 5.0">%zeta( s ) = lim from {n rightarrow infinity}{} { {

f(s) cdot H^(s)_n - f(1-s)H^(1-s)_n}

over

{f(s) -f(1-s) {{%alpha(1-s)} over {%alpha(s)}}  


} }</annotation>
  </semantics>
</math>
</file>

<file path=Object 424/content.xml><?xml version="1.0" encoding="utf-8"?>
<math xmlns="http://www.w3.org/1998/Math/MathML" display="block">
  <semantics>
    <mrow>
      <mi mathvariant="normal">ζ</mi>
      <mrow>
        <mrow>
          <mo fence="true" stretchy="false">(</mo>
          <mrow>
            <mrow>
              <mfrac>
                <mn>1</mn>
                <mn>2</mn>
              </mfrac>
              <mo stretchy="false">+</mo>
              <mrow>
                <mi>t</mi>
                <mo stretchy="false">⋅</mo>
                <mi>i</mi>
              </mrow>
            </mrow>
          </mrow>
          <mo fence="true" stretchy="false">)</mo>
        </mrow>
        <mo stretchy="false">=</mo>
        <mrow>
          <munder>
            <mi>lim</mi>
            <mrow>
              <mi>n</mi>
              <mo stretchy="false">→</mo>
              <mi mathvariant="normal">∞</mi>
            </mrow>
          </munder>
          <mrow/>
        </mrow>
      </mrow>
      <mrow>
        <mrow>
          <munderover>
            <mo stretchy="false">∑</mo>
            <mrow>
              <mi>j</mi>
              <mo stretchy="false">=</mo>
              <mn>1</mn>
            </mrow>
            <mi>n</mi>
          </munderover>
          <mrow>
            <mrow>
              <mfrac>
                <mn>1</mn>
                <msqrt>
                  <mi>j</mi>
                </msqrt>
              </mfrac>
              <mo stretchy="false">⋅</mo>
              <mi>cos</mi>
            </mrow>
            <mrow>
              <mo fence="true" stretchy="false">(</mo>
              <mrow>
                <mrow>
                  <mi>t</mi>
                  <mi>log</mi>
                  <mi>j</mi>
                </mrow>
              </mrow>
              <mo fence="true" stretchy="false">)</mo>
            </mrow>
          </mrow>
        </mrow>
        <mo stretchy="false">+</mo>
        <mrow>
          <mfrac>
            <mrow>
              <mi>t</mi>
              <mi>sin</mi>
              <mrow>
                <mrow>
                  <mo fence="true" stretchy="false">(</mo>
                  <mrow>
                    <mrow>
                      <mi>t</mi>
                      <mi>log</mi>
                      <mi>n</mi>
                    </mrow>
                  </mrow>
                  <mo fence="true" stretchy="false">)</mo>
                </mrow>
                <mo stretchy="false">+</mo>
                <mfrac>
                  <mn>1</mn>
                  <mn>2</mn>
                </mfrac>
              </mrow>
              <mi>cos</mi>
              <mrow>
                <mo fence="true" stretchy="false">(</mo>
                <mrow>
                  <mrow>
                    <mi>t</mi>
                    <mi>log</mi>
                    <mi>n</mi>
                  </mrow>
                </mrow>
                <mo fence="true" stretchy="false">)</mo>
              </mrow>
            </mrow>
            <mrow>
              <mi>t</mi>
              <mi>cos</mi>
              <mrow>
                <mrow>
                  <mo fence="true" stretchy="false">(</mo>
                  <mrow>
                    <mrow>
                      <mrow>
                        <mi>t</mi>
                        <mo stretchy="false">⋅</mo>
                        <mi>log</mi>
                      </mrow>
                      <mi>n</mi>
                    </mrow>
                  </mrow>
                  <mo fence="true" stretchy="false">)</mo>
                </mrow>
                <mo stretchy="false">−</mo>
                <mfrac>
                  <mn>1</mn>
                  <mn>2</mn>
                </mfrac>
              </mrow>
              <mi>sin</mi>
              <mrow>
                <mo fence="true" stretchy="false">(</mo>
                <mrow>
                  <mrow>
                    <mrow>
                      <mi>t</mi>
                      <mo stretchy="false">⋅</mo>
                      <mi>log</mi>
                    </mrow>
                    <mi>n</mi>
                  </mrow>
                </mrow>
                <mo fence="true" stretchy="false">)</mo>
              </mrow>
            </mrow>
          </mfrac>
          <mo stretchy="false">⋅</mo>
          <mrow>
            <munderover>
              <mo stretchy="false">∑</mo>
              <mrow>
                <mi>j</mi>
                <mo stretchy="false">=</mo>
                <mn>1</mn>
              </mrow>
              <mi>n</mi>
            </munderover>
            <mrow>
              <mrow>
                <mfrac>
                  <mn>1</mn>
                  <msqrt>
                    <mi>j</mi>
                  </msqrt>
                </mfrac>
                <mo stretchy="false">⋅</mo>
                <mi>sin</mi>
              </mrow>
              <mrow>
                <mo fence="true" stretchy="false">(</mo>
                <mrow>
                  <mrow>
                    <mi>t</mi>
                    <mi>log</mi>
                    <mi>j</mi>
                  </mrow>
                </mrow>
                <mo fence="true" stretchy="false">)</mo>
              </mrow>
            </mrow>
          </mrow>
        </mrow>
      </mrow>
    </mrow>
    <annotation encoding="StarMath 5.0">%zeta(1 over 2 + t cdot i ) = lim from {n rightarrow infinity }{ }

sum from j =  1 to n { 1 over sqrt j cdot cos(t log j)}+

{ t sin(t log n)+1 over 2 cos(t log n) }over { t cos( t cdot log n)-1 over 2 sin( t cdot log n ) }cdot sum from j =  1 to n { 1 over sqrt j cdot sin(t log j)}
</annotation>
  </semantics>
</math>
</file>

<file path=Object 425/content.xml><?xml version="1.0" encoding="utf-8"?>
<math xmlns="http://www.w3.org/1998/Math/MathML" display="block">
  <semantics>
    <mrow>
      <mi>g</mi>
      <mrow>
        <mrow>
          <mo fence="true" stretchy="false">(</mo>
          <mrow>
            <mrow>
              <mi>n</mi>
              <mi>,</mi>
              <mi>s</mi>
              <mi>,</mi>
              <mi>t</mi>
            </mrow>
          </mrow>
          <mo fence="true" stretchy="false">)</mo>
        </mrow>
        <mo stretchy="false">=</mo>
        <mrow>
          <munder>
            <mi>lim</mi>
            <mrow>
              <mi>n</mi>
              <mo stretchy="false">→</mo>
              <mi mathvariant="normal">∞</mi>
            </mrow>
          </munder>
          <mrow/>
        </mrow>
      </mrow>
      <mrow>
        <mfrac>
          <mrow>
            <mrow>
              <mo fence="true" stretchy="false">(</mo>
              <mrow>
                <mrow>
                  <mn>1</mn>
                  <mo stretchy="false">−</mo>
                  <mi>s</mi>
                </mrow>
              </mrow>
              <mo fence="true" stretchy="false">)</mo>
            </mrow>
            <mrow>
              <msup>
                <mi>n</mi>
                <mi>s</mi>
              </msup>
              <mo stretchy="false">⋅</mo>
              <msubsup>
                <mi>H</mi>
                <mi>n</mi>
                <mrow>
                  <mo fence="true" stretchy="false">(</mo>
                  <mrow>
                    <mi>s</mi>
                  </mrow>
                  <mo fence="true" stretchy="false">)</mo>
                </mrow>
              </msubsup>
            </mrow>
          </mrow>
          <mrow>
            <mrow>
              <mo fence="true" stretchy="false">(</mo>
              <mrow>
                <mrow>
                  <mn>1</mn>
                  <mo stretchy="false">−</mo>
                  <mi>s</mi>
                </mrow>
              </mrow>
              <mo fence="true" stretchy="false">)</mo>
            </mrow>
            <mrow>
              <msup>
                <mi>n</mi>
                <mi>s</mi>
              </msup>
              <mo stretchy="false">−</mo>
              <mrow>
                <mo fence="true" stretchy="false">(</mo>
                <mrow>
                  <mrow>
                    <mn>1</mn>
                    <mo stretchy="false">−</mo>
                    <mi>t</mi>
                  </mrow>
                </mrow>
                <mo fence="true" stretchy="false">)</mo>
              </mrow>
            </mrow>
            <msup>
              <mi>n</mi>
              <mi>t</mi>
            </msup>
          </mrow>
        </mfrac>
        <mo stretchy="false">−</mo>
        <mfrac>
          <mrow>
            <mrow>
              <mo fence="true" stretchy="false">(</mo>
              <mrow>
                <mrow>
                  <mn>1</mn>
                  <mo stretchy="false">−</mo>
                  <mi>t</mi>
                </mrow>
              </mrow>
              <mo fence="true" stretchy="false">)</mo>
            </mrow>
            <msup>
              <mi>n</mi>
              <mi>t</mi>
            </msup>
            <msubsup>
              <mi>H</mi>
              <mi>n</mi>
              <mrow>
                <mo fence="true" stretchy="false">(</mo>
                <mrow>
                  <mi>t</mi>
                </mrow>
                <mo fence="true" stretchy="false">)</mo>
              </mrow>
            </msubsup>
          </mrow>
          <mrow>
            <mrow>
              <mo fence="true" stretchy="false">(</mo>
              <mrow>
                <mrow>
                  <mn>1</mn>
                  <mo stretchy="false">−</mo>
                  <mi>s</mi>
                </mrow>
              </mrow>
              <mo fence="true" stretchy="false">)</mo>
            </mrow>
            <mrow>
              <msup>
                <mi>n</mi>
                <mi>s</mi>
              </msup>
              <mo stretchy="false">−</mo>
              <mrow>
                <mo fence="true" stretchy="false">(</mo>
                <mrow>
                  <mrow>
                    <mn>1</mn>
                    <mo stretchy="false">−</mo>
                    <mi>t</mi>
                  </mrow>
                </mrow>
                <mo fence="true" stretchy="false">)</mo>
              </mrow>
            </mrow>
            <msup>
              <mi>n</mi>
              <mi>t</mi>
            </msup>
          </mrow>
        </mfrac>
      </mrow>
    </mrow>
    <annotation encoding="StarMath 5.0">g(n,s,t) = lim from {n rightarrow infinity}{} 

{ {(1-s)n^s cdot H^(s)_n}
over
{(1-s)n^s - (1-t)n^t} }

-

{ {(1-t)n^t H^(t)_n}
over
{(1-s)n^s - (1-t)n^t} }</annotation>
  </semantics>
</math>
</file>

<file path=Object 426/content.xml><?xml version="1.0" encoding="utf-8"?>
<math xmlns="http://www.w3.org/1998/Math/MathML" display="block">
  <semantics>
    <mrow>
      <mi>g</mi>
      <mrow>
        <mrow>
          <mo fence="true" stretchy="false">(</mo>
          <mrow>
            <mrow>
              <mi>n</mi>
              <mi>,</mi>
              <mi>s</mi>
              <mi>,</mi>
              <mi>t</mi>
            </mrow>
          </mrow>
          <mo fence="true" stretchy="false">)</mo>
        </mrow>
        <mo stretchy="false">=</mo>
        <mrow>
          <munder>
            <mi>lim</mi>
            <mrow>
              <mi>n</mi>
              <mo stretchy="false">→</mo>
              <mi mathvariant="normal">∞</mi>
            </mrow>
          </munder>
          <mrow/>
        </mrow>
      </mrow>
      <mfrac>
        <mn>1</mn>
        <mrow>
          <mrow>
            <mn>1</mn>
            <mo stretchy="false">−</mo>
            <mfrac>
              <mrow>
                <mn>1</mn>
                <mo stretchy="false">−</mo>
                <mi>t</mi>
              </mrow>
              <mrow>
                <mn>1</mn>
                <mo stretchy="false">−</mo>
                <mi>s</mi>
              </mrow>
            </mfrac>
          </mrow>
          <msup>
            <mi>n</mi>
            <mrow>
              <mi>t</mi>
              <mo stretchy="false">−</mo>
              <mi>s</mi>
            </mrow>
          </msup>
        </mrow>
      </mfrac>
      <mrow>
        <msubsup>
          <mi>H</mi>
          <mi>n</mi>
          <mrow>
            <mo fence="true" stretchy="false">(</mo>
            <mrow>
              <mi>s</mi>
            </mrow>
            <mo fence="true" stretchy="false">)</mo>
          </mrow>
        </msubsup>
        <mo stretchy="false">−</mo>
        <mfrac>
          <mn>1</mn>
          <mrow>
            <mfrac>
              <mrow>
                <mn>1</mn>
                <mo stretchy="false">−</mo>
                <mi>s</mi>
              </mrow>
              <mrow>
                <mn>1</mn>
                <mo stretchy="false">−</mo>
                <mi>t</mi>
              </mrow>
            </mfrac>
            <mrow>
              <msup>
                <mi>n</mi>
                <mrow>
                  <mi>s</mi>
                  <mo stretchy="false">−</mo>
                  <mi>t</mi>
                </mrow>
              </msup>
              <mo stretchy="false">−</mo>
              <mn>1</mn>
            </mrow>
          </mrow>
        </mfrac>
      </mrow>
      <msubsup>
        <mi>H</mi>
        <mi>n</mi>
        <mrow>
          <mo fence="true" stretchy="false">(</mo>
          <mrow>
            <mi>t</mi>
          </mrow>
          <mo fence="true" stretchy="false">)</mo>
        </mrow>
      </msubsup>
    </mrow>
    <annotation encoding="StarMath 5.0">g(n,s,t) = lim from {n rightarrow infinity}{} 

{ 1 over {1 - {{1-t}over{1-s}}n^{t - s}} }H^( s )_n
-
{ 1 over {{{1 - s}over{1 - t}}n^{s - t} - 1} }H^(t)_n</annotation>
  </semantics>
</math>
</file>

<file path=Object 427/content.xml><?xml version="1.0" encoding="utf-8"?>
<math xmlns="http://www.w3.org/1998/Math/MathML" display="block">
  <semantics>
    <mrow>
      <msup>
        <mi mathvariant="normal">ζ</mi>
        <mtext>*</mtext>
      </msup>
      <mrow>
        <mrow>
          <mo fence="true" stretchy="false">(</mo>
          <mrow>
            <mi>s</mi>
          </mrow>
          <mo fence="true" stretchy="false">)</mo>
        </mrow>
        <mo stretchy="false">=</mo>
        <mrow>
          <munder>
            <mi>lim</mi>
            <mrow>
              <mi>n</mi>
              <mo stretchy="false">→</mo>
              <mi mathvariant="normal">∞</mi>
            </mrow>
          </munder>
          <mrow/>
        </mrow>
      </mrow>
      <mfrac>
        <mrow>
          <mi>f</mi>
          <mrow>
            <mrow>
              <mrow>
                <mo fence="true" stretchy="false">(</mo>
                <mrow>
                  <mi>s</mi>
                </mrow>
                <mo fence="true" stretchy="false">)</mo>
              </mrow>
              <mo stretchy="false">⋅</mo>
              <msubsup>
                <mi>H</mi>
                <mi>n</mi>
                <mrow>
                  <mo fence="true" stretchy="false">(</mo>
                  <mrow>
                    <mi>s</mi>
                  </mrow>
                  <mo fence="true" stretchy="false">)</mo>
                </mrow>
              </msubsup>
            </mrow>
            <mo stretchy="false">−</mo>
            <mi>f</mi>
          </mrow>
          <mrow>
            <mo fence="true" stretchy="false">(</mo>
            <mrow>
              <mrow>
                <mn>1</mn>
                <mo stretchy="false">−</mo>
                <mi>s</mi>
              </mrow>
            </mrow>
            <mo fence="true" stretchy="false">)</mo>
          </mrow>
          <msubsup>
            <mi>H</mi>
            <mi>n</mi>
            <mrow>
              <mo fence="true" stretchy="false">(</mo>
              <mrow>
                <mrow>
                  <mn>1</mn>
                  <mo stretchy="false">−</mo>
                  <mi>s</mi>
                </mrow>
              </mrow>
              <mo fence="true" stretchy="false">)</mo>
            </mrow>
          </msubsup>
        </mrow>
        <mrow>
          <mi>f</mi>
          <mrow>
            <mrow>
              <mo fence="true" stretchy="false">(</mo>
              <mrow>
                <mi>s</mi>
              </mrow>
              <mo fence="true" stretchy="false">)</mo>
            </mrow>
            <mo stretchy="false">−</mo>
            <mi>f</mi>
          </mrow>
          <mrow>
            <mo fence="true" stretchy="false">(</mo>
            <mrow>
              <mrow>
                <mn>1</mn>
                <mo stretchy="false">−</mo>
                <mi>s</mi>
              </mrow>
            </mrow>
            <mo fence="true" stretchy="false">)</mo>
          </mrow>
        </mrow>
      </mfrac>
    </mrow>
    <annotation encoding="StarMath 5.0">%zeta^{"*"}( s ) = lim from {n rightarrow infinity}{} { {

f(s) cdot H^(s)_n - f(1-s)H^(1-s)_n}

over

{f(s) -f(1-s)   


} }</annotation>
  </semantics>
</math>
</file>

<file path=Object 428/content.xml><?xml version="1.0" encoding="utf-8"?>
<math xmlns="http://www.w3.org/1998/Math/MathML" display="block">
  <semantics>
    <mrow>
      <msup>
        <mi mathvariant="normal">ζ</mi>
        <mrow>
          <mo stretchy="false">−</mo>
          <mtext>*</mtext>
        </mrow>
      </msup>
      <mrow>
        <mrow>
          <mo fence="true" stretchy="false">(</mo>
          <mrow>
            <mi>s</mi>
          </mrow>
          <mo fence="true" stretchy="false">)</mo>
        </mrow>
        <mo stretchy="false">=</mo>
        <mrow>
          <munder>
            <mi>lim</mi>
            <mrow>
              <mi>n</mi>
              <mo stretchy="false">→</mo>
              <mi mathvariant="normal">∞</mi>
            </mrow>
          </munder>
          <mrow/>
        </mrow>
      </mrow>
      <mfrac>
        <mrow>
          <mi>f</mi>
          <mrow>
            <mrow>
              <mrow>
                <mo fence="true" stretchy="false">(</mo>
                <mrow>
                  <mi>s</mi>
                </mrow>
                <mo fence="true" stretchy="false">)</mo>
              </mrow>
              <mo stretchy="false">⋅</mo>
              <msubsup>
                <mi>H</mi>
                <mi>n</mi>
                <mrow>
                  <mo fence="true" stretchy="false">(</mo>
                  <mrow>
                    <mi>s</mi>
                  </mrow>
                  <mo fence="true" stretchy="false">)</mo>
                </mrow>
              </msubsup>
            </mrow>
            <mo stretchy="false">−</mo>
            <mi>f</mi>
          </mrow>
          <mrow>
            <mo fence="true" stretchy="false">(</mo>
            <mrow>
              <mrow>
                <mn>1</mn>
                <mo stretchy="false">−</mo>
                <mi>s</mi>
              </mrow>
            </mrow>
            <mo fence="true" stretchy="false">)</mo>
          </mrow>
          <msubsup>
            <mi>H</mi>
            <mi>n</mi>
            <mrow>
              <mo fence="true" stretchy="false">(</mo>
              <mrow>
                <mrow>
                  <mn>1</mn>
                  <mo stretchy="false">−</mo>
                  <mi>s</mi>
                </mrow>
              </mrow>
              <mo fence="true" stretchy="false">)</mo>
            </mrow>
          </msubsup>
        </mrow>
        <mrow>
          <mi>f</mi>
          <mrow>
            <mo fence="true" stretchy="false">(</mo>
            <mrow>
              <mi>s</mi>
            </mrow>
            <mo fence="true" stretchy="false">)</mo>
          </mrow>
          <mrow>
            <mfrac>
              <mrow>
                <mi mathvariant="normal">α</mi>
                <mrow>
                  <mo fence="true" stretchy="false">(</mo>
                  <mrow>
                    <mi>s</mi>
                  </mrow>
                  <mo fence="true" stretchy="false">)</mo>
                </mrow>
              </mrow>
              <mrow>
                <mi mathvariant="normal">α</mi>
                <mrow>
                  <mo fence="true" stretchy="false">(</mo>
                  <mrow>
                    <mrow>
                      <mi>s</mi>
                      <mo stretchy="false">−</mo>
                      <mn>1</mn>
                    </mrow>
                  </mrow>
                  <mo fence="true" stretchy="false">)</mo>
                </mrow>
              </mrow>
            </mfrac>
            <mo stretchy="false">−</mo>
            <mi>f</mi>
          </mrow>
          <mrow>
            <mo fence="true" stretchy="false">(</mo>
            <mrow>
              <mrow>
                <mn>1</mn>
                <mo stretchy="false">−</mo>
                <mi>s</mi>
              </mrow>
            </mrow>
            <mo fence="true" stretchy="false">)</mo>
          </mrow>
          <mfrac>
            <mrow>
              <mi mathvariant="normal">α</mi>
              <mrow>
                <mo fence="true" stretchy="false">(</mo>
                <mrow>
                  <mrow>
                    <mn>1</mn>
                    <mo stretchy="false">−</mo>
                    <mi>s</mi>
                  </mrow>
                </mrow>
                <mo fence="true" stretchy="false">)</mo>
              </mrow>
            </mrow>
            <mrow>
              <mi mathvariant="normal">α</mi>
              <mrow>
                <mo fence="true" stretchy="false">(</mo>
                <mrow>
                  <mi>s</mi>
                </mrow>
                <mo fence="true" stretchy="false">)</mo>
              </mrow>
            </mrow>
          </mfrac>
        </mrow>
      </mfrac>
    </mrow>
    <annotation encoding="StarMath 5.0">%zeta^{-"*"}( s ) = lim from {n rightarrow infinity}{} { {

f(s) cdot H^(s)_n - f(1-s)H^(1-s)_n}

over

{f(s){{%alpha(s)} over {%alpha(s-1)}}   -f(1-s) {{%alpha(1-s)} over {%alpha(s)}}    


} }</annotation>
  </semantics>
</math>
</file>

<file path=Object 429/content.xml><?xml version="1.0" encoding="utf-8"?>
<math xmlns="http://www.w3.org/1998/Math/MathML" display="block">
  <semantics>
    <mrow>
      <mi mathvariant="normal">ζ</mi>
      <mrow>
        <mrow>
          <mo fence="true" stretchy="false">(</mo>
          <mrow>
            <mrow>
              <mn>1</mn>
              <mo stretchy="false">−</mo>
              <mi>s</mi>
            </mrow>
          </mrow>
          <mo fence="true" stretchy="false">)</mo>
        </mrow>
        <mo stretchy="false">=</mo>
        <mrow>
          <mfrac>
            <mrow>
              <mi mathvariant="normal">α</mi>
              <mrow>
                <mo fence="true" stretchy="false">(</mo>
                <mrow>
                  <mrow>
                    <mn>1</mn>
                    <mo stretchy="false">−</mo>
                    <mi>s</mi>
                  </mrow>
                </mrow>
                <mo fence="true" stretchy="false">)</mo>
              </mrow>
            </mrow>
            <mrow>
              <mi mathvariant="normal">α</mi>
              <mrow>
                <mo fence="true" stretchy="false">(</mo>
                <mrow>
                  <mi>s</mi>
                </mrow>
                <mo fence="true" stretchy="false">)</mo>
              </mrow>
            </mrow>
          </mfrac>
          <mo stretchy="false">⋅</mo>
          <mi mathvariant="normal">ζ</mi>
        </mrow>
      </mrow>
      <mrow>
        <mo fence="true" stretchy="false">(</mo>
        <mrow>
          <mi>s</mi>
        </mrow>
        <mo fence="true" stretchy="false">)</mo>
      </mrow>
    </mrow>
    <annotation encoding="StarMath 5.0">%zeta( 1-s ) = {%alpha(1-s)} over {%alpha(s)} cdot %zeta( s )</annotation>
  </semantics>
</math>
</file>

<file path=Object 43/content.xml><?xml version="1.0" encoding="utf-8"?>
<math xmlns="http://www.w3.org/1998/Math/MathML" display="block">
  <semantics>
    <mrow>
      <mi mathvariant="normal">ζ</mi>
      <mrow>
        <mrow>
          <mo fence="true" stretchy="false">(</mo>
          <mrow>
            <mrow>
              <mi>s</mi>
              <mi>,</mi>
              <mi>y</mi>
            </mrow>
          </mrow>
          <mo fence="true" stretchy="false">)</mo>
        </mrow>
        <mo stretchy="false">=</mo>
        <mrow>
          <munder>
            <mi>lim</mi>
            <mrow>
              <mi>n</mi>
              <mo stretchy="false">→</mo>
              <mi mathvariant="normal">∞</mi>
            </mrow>
          </munder>
          <mrow/>
        </mrow>
      </mrow>
      <mrow>
        <mrow>
          <munderover>
            <mo stretchy="false">∑</mo>
            <mrow>
              <mi>j</mi>
              <mo stretchy="false">=</mo>
              <mi>y</mi>
            </mrow>
            <mi>n</mi>
          </munderover>
          <mfrac>
            <mn>1</mn>
            <msup>
              <mi>j</mi>
              <mi>s</mi>
            </msup>
          </mfrac>
        </mrow>
        <mo stretchy="false">−</mo>
        <mrow>
          <mfrac>
            <mi>s</mi>
            <mrow>
              <mi>s</mi>
              <mo stretchy="false">−</mo>
              <mn>1</mn>
            </mrow>
          </mfrac>
          <mo stretchy="false">⋅</mo>
          <mrow>
            <mo fence="true" stretchy="false">(</mo>
            <mrow>
              <mrow>
                <munderover>
                  <mo stretchy="false">∑</mo>
                  <mrow>
                    <mi>j</mi>
                    <mo stretchy="false">=</mo>
                    <mrow>
                      <mi>y</mi>
                      <mo stretchy="false">+</mo>
                      <mi>n</mi>
                    </mrow>
                  </mrow>
                  <mi mathvariant="normal">∞</mi>
                </munderover>
                <mfrac>
                  <mi>n</mi>
                  <msup>
                    <mi>j</mi>
                    <mrow>
                      <mi>s</mi>
                      <mo stretchy="false">+</mo>
                      <mn>1</mn>
                    </mrow>
                  </msup>
                </mfrac>
              </mrow>
            </mrow>
            <mo fence="true" stretchy="false">)</mo>
          </mrow>
        </mrow>
      </mrow>
    </mrow>
    <annotation encoding="StarMath 5.0">%zeta(s,y) = 

lim from {n rightarrow infinity}{}

sum from j = y to n{1 over j^s}

-

s over {s-1} cdot (sum from j=y+n to infinity {n over j^{s+1}})</annotation>
  </semantics>
</math>
</file>

<file path=Object 430/content.xml><?xml version="1.0" encoding="utf-8"?>
<math xmlns="http://www.w3.org/1998/Math/MathML" display="block">
  <semantics>
    <mrow>
      <msup>
        <mi mathvariant="normal">ζ</mi>
        <mtext>*</mtext>
      </msup>
      <mrow>
        <mrow>
          <mo fence="true" stretchy="false">(</mo>
          <mrow>
            <mi>s</mi>
          </mrow>
          <mo fence="true" stretchy="false">)</mo>
        </mrow>
        <mo stretchy="false">=</mo>
        <mrow>
          <munder>
            <mi>lim</mi>
            <mrow>
              <mi>n</mi>
              <mo stretchy="false">→</mo>
              <mi mathvariant="normal">∞</mi>
            </mrow>
          </munder>
          <mrow/>
        </mrow>
      </mrow>
      <mfrac>
        <mrow>
          <mrow>
            <mo fence="true" stretchy="false">(</mo>
            <mrow>
              <mrow>
                <mn>1</mn>
                <mo stretchy="false">−</mo>
                <mi>s</mi>
              </mrow>
            </mrow>
            <mo fence="true" stretchy="false">)</mo>
          </mrow>
          <mrow>
            <mrow>
              <msup>
                <mi>n</mi>
                <mi>s</mi>
              </msup>
              <mo stretchy="false">⋅</mo>
              <msubsup>
                <mi>H</mi>
                <mi>n</mi>
                <mrow>
                  <mo fence="true" stretchy="false">(</mo>
                  <mrow>
                    <mi>s</mi>
                  </mrow>
                  <mo fence="true" stretchy="false">)</mo>
                </mrow>
              </msubsup>
            </mrow>
            <mo stretchy="false">−</mo>
            <mi>s</mi>
          </mrow>
          <msup>
            <mi>n</mi>
            <mrow>
              <mn>1</mn>
              <mo stretchy="false">−</mo>
              <mi>s</mi>
            </mrow>
          </msup>
          <msubsup>
            <mi>H</mi>
            <mi>n</mi>
            <mrow>
              <mo fence="true" stretchy="false">(</mo>
              <mrow>
                <mrow>
                  <mn>1</mn>
                  <mo stretchy="false">−</mo>
                  <mi>s</mi>
                </mrow>
              </mrow>
              <mo fence="true" stretchy="false">)</mo>
            </mrow>
          </msubsup>
        </mrow>
        <mrow>
          <mrow>
            <mo fence="true" stretchy="false">(</mo>
            <mrow>
              <mrow>
                <mn>1</mn>
                <mo stretchy="false">−</mo>
                <mi>s</mi>
              </mrow>
            </mrow>
            <mo fence="true" stretchy="false">)</mo>
          </mrow>
          <mrow>
            <msup>
              <mi>n</mi>
              <mi>s</mi>
            </msup>
            <mo stretchy="false">−</mo>
            <mi>s</mi>
          </mrow>
          <msup>
            <mi>n</mi>
            <mrow>
              <mn>1</mn>
              <mo stretchy="false">−</mo>
              <mi>s</mi>
            </mrow>
          </msup>
        </mrow>
      </mfrac>
    </mrow>
    <annotation encoding="StarMath 5.0">%zeta^{"*"}( s ) = lim from {n rightarrow infinity}{} { {

(1-s)n^s cdot H^(s)_n - s n^{1-s} H^(1-s)_n}

over

{(1-s)n^s -s n^{ 1-s }


} }</annotation>
  </semantics>
</math>
</file>

<file path=Object 431/content.xml><?xml version="1.0" encoding="utf-8"?>
<math xmlns="http://www.w3.org/1998/Math/MathML" display="block">
  <semantics>
    <mrow>
      <msup>
        <mi mathvariant="normal">ζ</mi>
        <mtext>*</mtext>
      </msup>
      <mrow>
        <mrow>
          <mo fence="true" stretchy="false">(</mo>
          <mrow>
            <mrow>
              <mfrac>
                <mn>1</mn>
                <mn>2</mn>
              </mfrac>
              <mo stretchy="false">−</mo>
              <mi>s</mi>
            </mrow>
          </mrow>
          <mo fence="true" stretchy="false">)</mo>
        </mrow>
        <mo stretchy="false">=</mo>
        <mrow>
          <munder>
            <mi>lim</mi>
            <mrow>
              <mi>n</mi>
              <mo stretchy="false">→</mo>
              <mi mathvariant="normal">∞</mi>
            </mrow>
          </munder>
          <mrow/>
        </mrow>
      </mrow>
      <mfrac>
        <mrow>
          <mrow>
            <mo fence="true" stretchy="false">(</mo>
            <mrow>
              <mrow>
                <mi>s</mi>
                <mo stretchy="false">+</mo>
                <mfrac>
                  <mn>1</mn>
                  <mn>2</mn>
                </mfrac>
              </mrow>
            </mrow>
            <mo fence="true" stretchy="false">)</mo>
          </mrow>
          <mrow>
            <mrow>
              <msup>
                <mi>n</mi>
                <mrow>
                  <mfrac>
                    <mn>1</mn>
                    <mn>2</mn>
                  </mfrac>
                  <mo stretchy="false">−</mo>
                  <mi>s</mi>
                </mrow>
              </msup>
              <mo stretchy="false">⋅</mo>
              <msubsup>
                <mi>H</mi>
                <mi>n</mi>
                <mrow>
                  <mo fence="true" stretchy="false">(</mo>
                  <mrow>
                    <mrow>
                      <mfrac>
                        <mn>1</mn>
                        <mn>2</mn>
                      </mfrac>
                      <mo stretchy="false">−</mo>
                      <mi>s</mi>
                    </mrow>
                  </mrow>
                  <mo fence="true" stretchy="false">)</mo>
                </mrow>
              </msubsup>
            </mrow>
            <mo stretchy="false">+</mo>
            <mrow>
              <mo fence="true" stretchy="false">(</mo>
              <mrow>
                <mrow>
                  <mi>s</mi>
                  <mo stretchy="false">−</mo>
                  <mfrac>
                    <mn>1</mn>
                    <mn>2</mn>
                  </mfrac>
                </mrow>
              </mrow>
              <mo fence="true" stretchy="false">)</mo>
            </mrow>
          </mrow>
          <msup>
            <mi>n</mi>
            <mrow>
              <mfrac>
                <mn>1</mn>
                <mn>2</mn>
              </mfrac>
              <mo stretchy="false">+</mo>
              <mi>s</mi>
            </mrow>
          </msup>
          <msubsup>
            <mi>H</mi>
            <mi>n</mi>
            <mrow>
              <mo fence="true" stretchy="false">(</mo>
              <mrow>
                <mrow>
                  <mn>1</mn>
                  <mo stretchy="false">−</mo>
                  <mrow>
                    <mo fence="true" stretchy="false">(</mo>
                    <mrow>
                      <mrow>
                        <mfrac>
                          <mn>1</mn>
                          <mn>2</mn>
                        </mfrac>
                        <mo stretchy="false">−</mo>
                        <mi>s</mi>
                      </mrow>
                    </mrow>
                    <mo fence="true" stretchy="false">)</mo>
                  </mrow>
                </mrow>
              </mrow>
              <mo fence="true" stretchy="false">)</mo>
            </mrow>
          </msubsup>
        </mrow>
        <mrow>
          <mrow>
            <mo fence="true" stretchy="false">(</mo>
            <mrow>
              <mrow>
                <mi>s</mi>
                <mo stretchy="false">+</mo>
                <mfrac>
                  <mn>1</mn>
                  <mn>2</mn>
                </mfrac>
              </mrow>
            </mrow>
            <mo fence="true" stretchy="false">)</mo>
          </mrow>
          <mrow>
            <msup>
              <mi>n</mi>
              <mrow>
                <mfrac>
                  <mn>1</mn>
                  <mn>2</mn>
                </mfrac>
                <mo stretchy="false">−</mo>
                <mi>s</mi>
              </mrow>
            </msup>
            <mo stretchy="false">+</mo>
            <mrow>
              <mo fence="true" stretchy="false">(</mo>
              <mrow>
                <mrow>
                  <mi>s</mi>
                  <mo stretchy="false">−</mo>
                  <mfrac>
                    <mn>1</mn>
                    <mn>2</mn>
                  </mfrac>
                </mrow>
              </mrow>
              <mo fence="true" stretchy="false">)</mo>
            </mrow>
          </mrow>
          <msup>
            <mi>n</mi>
            <mrow>
              <mfrac>
                <mn>1</mn>
                <mn>2</mn>
              </mfrac>
              <mo stretchy="false">+</mo>
              <mi>s</mi>
            </mrow>
          </msup>
        </mrow>
      </mfrac>
    </mrow>
    <annotation encoding="StarMath 5.0">%zeta^{"*"}( 1 over 2 - s ) = lim from {n rightarrow infinity}{} { {

(s+1 over 2)n^{1 over 2 - s} cdot H^(1 over 2 - s)_n + (s-1 over 2) n^{1 over 2 + s} H^(1-(1 over 2 - s))_n}

over

{(s+1 over 2)n^{1 over 2 - s} +(s-1 over 2) n^{ 1 over 2 + s }


} }</annotation>
  </semantics>
</math>
</file>

<file path=Object 432/content.xml><?xml version="1.0" encoding="utf-8"?>
<math xmlns="http://www.w3.org/1998/Math/MathML" display="block">
  <semantics>
    <mrow>
      <msup>
        <mi mathvariant="normal">ζ</mi>
        <mtext>*</mtext>
      </msup>
      <mrow>
        <mrow>
          <mo fence="true" stretchy="false">(</mo>
          <mrow>
            <mrow>
              <mfrac>
                <mn>1</mn>
                <mn>2</mn>
              </mfrac>
              <mo stretchy="false">−</mo>
              <mi>s</mi>
            </mrow>
          </mrow>
          <mo fence="true" stretchy="false">)</mo>
        </mrow>
        <mo stretchy="false">=</mo>
        <mrow>
          <munder>
            <mi>lim</mi>
            <mrow>
              <mi>n</mi>
              <mo stretchy="false">→</mo>
              <mi mathvariant="normal">∞</mi>
            </mrow>
          </munder>
          <mrow/>
        </mrow>
      </mrow>
      <mrow>
        <munderover>
          <mo stretchy="false">∑</mo>
          <mrow>
            <mi>j</mi>
            <mo stretchy="false">=</mo>
            <mn>1</mn>
          </mrow>
          <mi>n</mi>
        </munderover>
        <mrow/>
      </mrow>
      <mfrac>
        <mrow>
          <mrow>
            <mo fence="true" stretchy="false">(</mo>
            <mrow>
              <mrow>
                <mi>s</mi>
                <mo stretchy="false">+</mo>
                <mfrac>
                  <mn>1</mn>
                  <mn>2</mn>
                </mfrac>
              </mrow>
            </mrow>
            <mo fence="true" stretchy="false">)</mo>
          </mrow>
          <mrow>
            <mrow>
              <msup>
                <mi>n</mi>
                <mrow>
                  <mfrac>
                    <mn>1</mn>
                    <mn>2</mn>
                  </mfrac>
                  <mo stretchy="false">−</mo>
                  <mi>s</mi>
                </mrow>
              </msup>
              <mo stretchy="false">⋅</mo>
              <msup>
                <mi>j</mi>
                <mrow>
                  <mi>s</mi>
                  <mo stretchy="false">−</mo>
                  <mfrac>
                    <mn>1</mn>
                    <mn>2</mn>
                  </mfrac>
                </mrow>
              </msup>
            </mrow>
            <mo stretchy="false">+</mo>
            <mrow>
              <mo fence="true" stretchy="false">(</mo>
              <mrow>
                <mrow>
                  <mi>s</mi>
                  <mo stretchy="false">−</mo>
                  <mfrac>
                    <mn>1</mn>
                    <mn>2</mn>
                  </mfrac>
                </mrow>
              </mrow>
              <mo fence="true" stretchy="false">)</mo>
            </mrow>
          </mrow>
          <msup>
            <mi>n</mi>
            <mrow>
              <mfrac>
                <mn>1</mn>
                <mn>2</mn>
              </mfrac>
              <mo stretchy="false">+</mo>
              <mi>s</mi>
            </mrow>
          </msup>
          <msup>
            <mi>j</mi>
            <mrow>
              <mrow>
                <mo stretchy="false">−</mo>
                <mi>s</mi>
              </mrow>
              <mo stretchy="false">−</mo>
              <mfrac>
                <mn>1</mn>
                <mn>2</mn>
              </mfrac>
            </mrow>
          </msup>
        </mrow>
        <mrow>
          <mrow>
            <mo fence="true" stretchy="false">(</mo>
            <mrow>
              <mrow>
                <mi>s</mi>
                <mo stretchy="false">+</mo>
                <mfrac>
                  <mn>1</mn>
                  <mn>2</mn>
                </mfrac>
              </mrow>
            </mrow>
            <mo fence="true" stretchy="false">)</mo>
          </mrow>
          <mrow>
            <msup>
              <mi>n</mi>
              <mrow>
                <mfrac>
                  <mn>1</mn>
                  <mn>2</mn>
                </mfrac>
                <mo stretchy="false">−</mo>
                <mi>s</mi>
              </mrow>
            </msup>
            <mo stretchy="false">+</mo>
            <mrow>
              <mo fence="true" stretchy="false">(</mo>
              <mrow>
                <mrow>
                  <mi>s</mi>
                  <mo stretchy="false">−</mo>
                  <mfrac>
                    <mn>1</mn>
                    <mn>2</mn>
                  </mfrac>
                </mrow>
              </mrow>
              <mo fence="true" stretchy="false">)</mo>
            </mrow>
          </mrow>
          <msup>
            <mi>n</mi>
            <mrow>
              <mfrac>
                <mn>1</mn>
                <mn>2</mn>
              </mfrac>
              <mo stretchy="false">+</mo>
              <mi>s</mi>
            </mrow>
          </msup>
        </mrow>
      </mfrac>
    </mrow>
    <annotation encoding="StarMath 5.0">%zeta^{"*"}( 1 over 2 - s ) = lim from {n rightarrow infinity}{} 

sum from j = 1 to n{  }
{ {
(s+1 over 2)n^{1 over 2 - s} cdot j^{s-1 over 2} + (s-1 over 2) n^{1 over 2 + s} j^{-s-1 over 2}}
over
{(s+1 over 2)n^{1 over 2 - s} +(s-1 over 2) n^{ 1 over 2 + s }
} }</annotation>
  </semantics>
</math>
</file>

<file path=Object 433/content.xml><?xml version="1.0" encoding="utf-8"?>
<math xmlns="http://www.w3.org/1998/Math/MathML" display="block">
  <semantics>
    <mrow>
      <msup>
        <mi mathvariant="normal">ζ</mi>
        <mtext>*</mtext>
      </msup>
      <mrow>
        <mrow>
          <mo fence="true" stretchy="false">(</mo>
          <mrow>
            <mrow>
              <mfrac>
                <mn>1</mn>
                <mn>2</mn>
              </mfrac>
              <mo stretchy="false">−</mo>
              <mi>s</mi>
            </mrow>
          </mrow>
          <mo fence="true" stretchy="false">)</mo>
        </mrow>
        <mo stretchy="false">=</mo>
        <mrow>
          <munder>
            <mi>lim</mi>
            <mrow>
              <mi>n</mi>
              <mo stretchy="false">→</mo>
              <mi mathvariant="normal">∞</mi>
            </mrow>
          </munder>
          <mrow/>
        </mrow>
      </mrow>
      <mrow>
        <munderover>
          <mo stretchy="false">∑</mo>
          <mrow>
            <mi>j</mi>
            <mo stretchy="false">=</mo>
            <mn>1</mn>
          </mrow>
          <mi>n</mi>
        </munderover>
        <mfrac>
          <mn>1</mn>
          <msqrt>
            <mi>j</mi>
          </msqrt>
        </mfrac>
      </mrow>
      <mfrac>
        <mrow>
          <mrow>
            <mo fence="true" stretchy="false">(</mo>
            <mrow>
              <mrow>
                <mi>s</mi>
                <mo stretchy="false">+</mo>
                <mfrac>
                  <mn>1</mn>
                  <mn>2</mn>
                </mfrac>
              </mrow>
            </mrow>
            <mo fence="true" stretchy="false">)</mo>
          </mrow>
          <mrow>
            <msup>
              <mrow>
                <mo fence="true" stretchy="false">(</mo>
                <mrow>
                  <mfrac>
                    <mi>n</mi>
                    <mi>j</mi>
                  </mfrac>
                </mrow>
                <mo fence="true" stretchy="false">)</mo>
              </mrow>
              <mrow>
                <mo stretchy="false">−</mo>
                <mi>s</mi>
              </mrow>
            </msup>
            <mo stretchy="false">+</mo>
            <mrow>
              <mo fence="true" stretchy="false">(</mo>
              <mrow>
                <mrow>
                  <mi>s</mi>
                  <mo stretchy="false">−</mo>
                  <mfrac>
                    <mn>1</mn>
                    <mn>2</mn>
                  </mfrac>
                </mrow>
              </mrow>
              <mo fence="true" stretchy="false">)</mo>
            </mrow>
          </mrow>
          <msup>
            <mrow>
              <mo fence="true" stretchy="false">(</mo>
              <mrow>
                <mfrac>
                  <mi>n</mi>
                  <mi>j</mi>
                </mfrac>
              </mrow>
              <mo fence="true" stretchy="false">)</mo>
            </mrow>
            <mi>s</mi>
          </msup>
        </mrow>
        <mrow>
          <mrow>
            <mo fence="true" stretchy="false">(</mo>
            <mrow>
              <mrow>
                <mi>s</mi>
                <mo stretchy="false">+</mo>
                <mfrac>
                  <mn>1</mn>
                  <mn>2</mn>
                </mfrac>
              </mrow>
            </mrow>
            <mo fence="true" stretchy="false">)</mo>
          </mrow>
          <mrow>
            <msup>
              <mi>n</mi>
              <mrow>
                <mo stretchy="false">−</mo>
                <mi>s</mi>
              </mrow>
            </msup>
            <mo stretchy="false">+</mo>
            <mrow>
              <mo fence="true" stretchy="false">(</mo>
              <mrow>
                <mrow>
                  <mi>s</mi>
                  <mo stretchy="false">−</mo>
                  <mfrac>
                    <mn>1</mn>
                    <mn>2</mn>
                  </mfrac>
                </mrow>
              </mrow>
              <mo fence="true" stretchy="false">)</mo>
            </mrow>
          </mrow>
          <msup>
            <mi>n</mi>
            <mi>s</mi>
          </msup>
        </mrow>
      </mfrac>
    </mrow>
    <annotation encoding="StarMath 5.0">%zeta^{"*"}( 1 over 2 - s ) = lim from {n rightarrow infinity}{} 

sum from j = 1 to n { 1 over {sqrt j}}
{ {
(s+1 over 2)(n over j)^{-s} + (s-1 over 2) (n over j)^{s}}
over
{(s+1 over 2)n^{- s} +(s-1 over 2) n^{ s }
} }</annotation>
  </semantics>
</math>
</file>

<file path=Object 434/content.xml><?xml version="1.0" encoding="utf-8"?>
<math xmlns="http://www.w3.org/1998/Math/MathML" display="block">
  <semantics>
    <mrow>
      <mi mathvariant="normal">ζ</mi>
      <mrow>
        <mrow>
          <mo fence="true" stretchy="false">(</mo>
          <mrow>
            <mrow>
              <mfrac>
                <mn>1</mn>
                <mn>2</mn>
              </mfrac>
              <mo stretchy="false">+</mo>
              <mi>s</mi>
            </mrow>
          </mrow>
          <mo fence="true" stretchy="false">)</mo>
        </mrow>
        <mo stretchy="false">=</mo>
        <mrow>
          <munder>
            <mi>lim</mi>
            <mrow>
              <mi>n</mi>
              <mo stretchy="false">→</mo>
              <mi mathvariant="normal">∞</mi>
            </mrow>
          </munder>
          <mrow/>
        </mrow>
      </mrow>
      <mrow>
        <mrow>
          <munderover>
            <mo stretchy="false">∑</mo>
            <mrow>
              <mi>j</mi>
              <mo stretchy="false">=</mo>
              <mn>1</mn>
            </mrow>
            <mi>n</mi>
          </munderover>
          <mfrac>
            <mn>1</mn>
            <msqrt>
              <mi>j</mi>
            </msqrt>
          </mfrac>
        </mrow>
        <mo stretchy="false">⋅</mo>
        <mfrac>
          <mrow>
            <mn>2</mn>
            <mi>s</mi>
            <mi>cosh</mi>
            <mrow>
              <mrow>
                <mo fence="true" stretchy="false">(</mo>
                <mrow>
                  <mrow>
                    <mrow>
                      <mi>s</mi>
                      <mo stretchy="false">⋅</mo>
                      <mi>log</mi>
                    </mrow>
                    <mfrac>
                      <mi>n</mi>
                      <mi>j</mi>
                    </mfrac>
                  </mrow>
                </mrow>
                <mo fence="true" stretchy="false">)</mo>
              </mrow>
              <mo stretchy="false">−</mo>
              <mi>sinh</mi>
            </mrow>
            <mrow>
              <mo fence="true" stretchy="false">(</mo>
              <mrow>
                <mrow>
                  <mrow>
                    <mi>s</mi>
                    <mo stretchy="false">⋅</mo>
                    <mi>log</mi>
                  </mrow>
                  <mfrac>
                    <mi>n</mi>
                    <mi>j</mi>
                  </mfrac>
                </mrow>
              </mrow>
              <mo fence="true" stretchy="false">)</mo>
            </mrow>
          </mrow>
          <mrow>
            <mn>2</mn>
            <mi>s</mi>
            <mi>cosh</mi>
            <mrow>
              <mrow>
                <mo fence="true" stretchy="false">(</mo>
                <mrow>
                  <mrow>
                    <mrow>
                      <mi>s</mi>
                      <mo stretchy="false">⋅</mo>
                      <mi>log</mi>
                    </mrow>
                    <mi>n</mi>
                  </mrow>
                </mrow>
                <mo fence="true" stretchy="false">)</mo>
              </mrow>
              <mo stretchy="false">−</mo>
              <mi>sinh</mi>
            </mrow>
            <mrow>
              <mo fence="true" stretchy="false">(</mo>
              <mrow>
                <mrow>
                  <mrow>
                    <mi>s</mi>
                    <mo stretchy="false">⋅</mo>
                    <mi>log</mi>
                  </mrow>
                  <mi>n</mi>
                </mrow>
              </mrow>
              <mo fence="true" stretchy="false">)</mo>
            </mrow>
          </mrow>
        </mfrac>
      </mrow>
    </mrow>
    <annotation encoding="StarMath 5.0">%zeta(1 over 2 + s ) = lim from {n rightarrow infinity }{ }sum from j = 1 to n {1 over sqrt j} cdot 

{{ 2 s cosh( s cdot log n over j)-sinh( s cdot log n over j )} over { 2 s cosh( s cdot log n)-sinh( s cdot log n ) }}

</annotation>
  </semantics>
</math>
</file>

<file path=Object 435/content.xml><?xml version="1.0" encoding="utf-8"?>
<math xmlns="http://www.w3.org/1998/Math/MathML" display="block">
  <semantics>
    <mrow>
      <mi mathvariant="normal">ζ</mi>
      <mrow>
        <mrow>
          <mo fence="true" stretchy="false">(</mo>
          <mrow>
            <mrow>
              <mrow>
                <mfrac>
                  <mn>1</mn>
                  <mn>2</mn>
                </mfrac>
                <mo stretchy="false">+</mo>
                <mi>t</mi>
              </mrow>
              <mi>i</mi>
            </mrow>
          </mrow>
          <mo fence="true" stretchy="false">)</mo>
        </mrow>
        <mo stretchy="false">=</mo>
        <mrow>
          <munder>
            <mi>lim</mi>
            <mrow>
              <mi>n</mi>
              <mo stretchy="false">→</mo>
              <mi mathvariant="normal">∞</mi>
            </mrow>
          </munder>
          <mrow/>
        </mrow>
      </mrow>
      <mrow>
        <mrow>
          <mrow>
            <mfrac>
              <mrow>
                <mo fence="true" stretchy="false">(</mo>
                <mrow>
                  <mrow>
                    <mn>2</mn>
                    <mi>t</mi>
                    <mi>sin</mi>
                    <mrow>
                      <mrow>
                        <mo fence="true" stretchy="false">(</mo>
                        <mrow>
                          <mrow>
                            <mi>t</mi>
                            <mi>log</mi>
                            <mi>n</mi>
                          </mrow>
                        </mrow>
                        <mo fence="true" stretchy="false">)</mo>
                      </mrow>
                      <mo stretchy="false">+</mo>
                      <mi>cos</mi>
                    </mrow>
                    <mrow>
                      <mo fence="true" stretchy="false">(</mo>
                      <mrow>
                        <mrow>
                          <mi>t</mi>
                          <mi>log</mi>
                          <mi>n</mi>
                        </mrow>
                      </mrow>
                      <mo fence="true" stretchy="false">)</mo>
                    </mrow>
                  </mrow>
                </mrow>
                <mo fence="true" stretchy="false">)</mo>
              </mrow>
              <mrow>
                <mn>2</mn>
                <mi>t</mi>
                <mi>cos</mi>
                <mrow>
                  <mrow>
                    <mo fence="true" stretchy="false">(</mo>
                    <mrow>
                      <mrow>
                        <mrow>
                          <mi>t</mi>
                          <mo stretchy="false">⋅</mo>
                          <mi>log</mi>
                        </mrow>
                        <mi>n</mi>
                      </mrow>
                    </mrow>
                    <mo fence="true" stretchy="false">)</mo>
                  </mrow>
                  <mo stretchy="false">−</mo>
                  <mi>sin</mi>
                </mrow>
                <mrow>
                  <mo fence="true" stretchy="false">(</mo>
                  <mrow>
                    <mrow>
                      <mrow>
                        <mi>t</mi>
                        <mo stretchy="false">⋅</mo>
                        <mi>log</mi>
                      </mrow>
                      <mi>n</mi>
                    </mrow>
                  </mrow>
                  <mo fence="true" stretchy="false">)</mo>
                </mrow>
              </mrow>
            </mfrac>
            <mo stretchy="false">⋅</mo>
            <mrow>
              <mo fence="true" stretchy="false">(</mo>
              <mrow>
                <mrow>
                  <munderover>
                    <mo stretchy="false">∑</mo>
                    <mrow>
                      <mi>j</mi>
                      <mo stretchy="false">=</mo>
                      <mn>1</mn>
                    </mrow>
                    <mi>n</mi>
                  </munderover>
                  <mrow>
                    <mrow>
                      <mfrac>
                        <mn>1</mn>
                        <msqrt>
                          <mi>j</mi>
                        </msqrt>
                      </mfrac>
                      <mo stretchy="false">⋅</mo>
                      <mi>sin</mi>
                    </mrow>
                    <mrow>
                      <mo fence="true" stretchy="false">(</mo>
                      <mrow>
                        <mrow>
                          <mi>t</mi>
                          <mi>log</mi>
                          <mi>j</mi>
                        </mrow>
                      </mrow>
                      <mo fence="true" stretchy="false">)</mo>
                    </mrow>
                  </mrow>
                </mrow>
              </mrow>
              <mo fence="true" stretchy="false">)</mo>
            </mrow>
          </mrow>
          <mo stretchy="false">+</mo>
          <mrow>
            <munderover>
              <mo stretchy="false">∑</mo>
              <mrow>
                <mi>j</mi>
                <mo stretchy="false">=</mo>
                <mn>1</mn>
              </mrow>
              <mi>n</mi>
            </munderover>
            <mrow>
              <mrow>
                <mfrac>
                  <mn>1</mn>
                  <msqrt>
                    <mi>j</mi>
                  </msqrt>
                </mfrac>
                <mo stretchy="false">⋅</mo>
                <mi>cos</mi>
              </mrow>
              <mrow>
                <mo fence="true" stretchy="false">(</mo>
                <mrow>
                  <mrow>
                    <mi>t</mi>
                    <mi>log</mi>
                    <mi>j</mi>
                  </mrow>
                </mrow>
                <mo fence="true" stretchy="false">)</mo>
              </mrow>
            </mrow>
          </mrow>
        </mrow>
        <mo stretchy="false">=</mo>
        <mn>0</mn>
      </mrow>
    </mrow>
    <annotation encoding="StarMath 5.0">%zeta(1 over 2 + t i ) = lim from {n rightarrow infinity }{ }
( 2 t sin(t log n)+cos(t log n) )over { 2 t cos( t cdot log n)-sin( t cdot log n ) }cdot (sum from j =  1 to n { 1 over sqrt j cdot sin(t log j)}) 
+ 
sum from j =  1 to n { 1 over sqrt j cdot cos(t log j)} = 0</annotation>
  </semantics>
</math>
</file>

<file path=Object 436/content.xml><?xml version="1.0" encoding="utf-8"?>
<math xmlns="http://www.w3.org/1998/Math/MathML" display="block">
  <semantics>
    <mrow>
      <mi mathvariant="normal">ζ</mi>
      <mrow>
        <mrow>
          <mo fence="true" stretchy="false">(</mo>
          <mrow>
            <mrow>
              <mi>s</mi>
              <mo stretchy="false">+</mo>
              <mfrac>
                <mn>1</mn>
                <mn>2</mn>
              </mfrac>
            </mrow>
          </mrow>
          <mo fence="true" stretchy="false">)</mo>
        </mrow>
        <mo stretchy="false">=</mo>
        <mrow>
          <munder>
            <mi>lim</mi>
            <mrow>
              <mi>n</mi>
              <mo stretchy="false">→</mo>
              <mi mathvariant="normal">∞</mi>
            </mrow>
          </munder>
          <mrow/>
        </mrow>
      </mrow>
      <mrow>
        <mrow>
          <munderover>
            <mo stretchy="false">∑</mo>
            <mrow>
              <mi>j</mi>
              <mo stretchy="false">=</mo>
              <mn>1</mn>
            </mrow>
            <mi>n</mi>
          </munderover>
          <mfrac>
            <mn>1</mn>
            <msqrt>
              <mi>j</mi>
            </msqrt>
          </mfrac>
        </mrow>
        <mo stretchy="false">⋅</mo>
        <mfrac>
          <mrow>
            <mi>s</mi>
            <mi>cosh</mi>
            <mrow>
              <mrow>
                <mo fence="true" stretchy="false">(</mo>
                <mrow>
                  <mrow>
                    <mrow>
                      <mi>s</mi>
                      <mo stretchy="false">⋅</mo>
                      <mi>log</mi>
                    </mrow>
                    <mfrac>
                      <mi>n</mi>
                      <mi>j</mi>
                    </mfrac>
                  </mrow>
                </mrow>
                <mo fence="true" stretchy="false">)</mo>
              </mrow>
              <mo stretchy="false">−</mo>
              <mfrac>
                <mn>1</mn>
                <mn>2</mn>
              </mfrac>
            </mrow>
            <mi>sinh</mi>
            <mrow>
              <mo fence="true" stretchy="false">(</mo>
              <mrow>
                <mrow>
                  <mrow>
                    <mi>s</mi>
                    <mo stretchy="false">⋅</mo>
                    <mi>log</mi>
                  </mrow>
                  <mfrac>
                    <mi>n</mi>
                    <mi>j</mi>
                  </mfrac>
                </mrow>
              </mrow>
              <mo fence="true" stretchy="false">)</mo>
            </mrow>
          </mrow>
          <mrow>
            <mi>s</mi>
            <mi>cosh</mi>
            <mrow>
              <mrow>
                <mo fence="true" stretchy="false">(</mo>
                <mrow>
                  <mrow>
                    <mrow>
                      <mi>s</mi>
                      <mo stretchy="false">⋅</mo>
                      <mi>log</mi>
                    </mrow>
                    <mrow>
                      <mi>n</mi>
                      <mo stretchy="false">+</mo>
                      <mi>s</mi>
                    </mrow>
                    <mi>log</mi>
                    <mrow>
                      <mi mathvariant="normal">π</mi>
                      <mo stretchy="false">+</mo>
                      <mi>log</mi>
                    </mrow>
                    <mi mathvariant="normal">Γ</mi>
                    <mrow>
                      <mrow>
                        <mo fence="true" stretchy="false">(</mo>
                        <mrow>
                          <mrow>
                            <mfrac>
                              <mn>1</mn>
                              <mn>4</mn>
                            </mfrac>
                            <mo stretchy="false">−</mo>
                            <mfrac>
                              <mi>s</mi>
                              <mn>2</mn>
                            </mfrac>
                          </mrow>
                        </mrow>
                        <mo fence="true" stretchy="false">)</mo>
                      </mrow>
                      <mo stretchy="false">−</mo>
                      <mi>log</mi>
                    </mrow>
                    <mi mathvariant="normal">Γ</mi>
                    <mrow>
                      <mo fence="true" stretchy="false">(</mo>
                      <mrow>
                        <mrow>
                          <mfrac>
                            <mn>1</mn>
                            <mn>4</mn>
                          </mfrac>
                          <mo stretchy="false">+</mo>
                          <mfrac>
                            <mi>s</mi>
                            <mn>2</mn>
                          </mfrac>
                        </mrow>
                      </mrow>
                      <mo fence="true" stretchy="false">)</mo>
                    </mrow>
                  </mrow>
                </mrow>
                <mo fence="true" stretchy="false">)</mo>
              </mrow>
              <mo stretchy="false">−</mo>
              <mfrac>
                <mn>1</mn>
                <mn>2</mn>
              </mfrac>
            </mrow>
            <mi>sinh</mi>
            <mrow>
              <mo fence="true" stretchy="false">(</mo>
              <mrow>
                <mrow>
                  <mrow>
                    <mi>s</mi>
                    <mo stretchy="false">⋅</mo>
                    <mi>log</mi>
                  </mrow>
                  <mrow>
                    <mi>n</mi>
                    <mo stretchy="false">+</mo>
                    <mi>s</mi>
                  </mrow>
                  <mi>log</mi>
                  <mrow>
                    <mi mathvariant="normal">π</mi>
                    <mo stretchy="false">+</mo>
                    <mi>log</mi>
                  </mrow>
                  <mi mathvariant="normal">Γ</mi>
                  <mrow>
                    <mrow>
                      <mo fence="true" stretchy="false">(</mo>
                      <mrow>
                        <mrow>
                          <mfrac>
                            <mn>1</mn>
                            <mn>4</mn>
                          </mfrac>
                          <mo stretchy="false">−</mo>
                          <mfrac>
                            <mi>s</mi>
                            <mn>2</mn>
                          </mfrac>
                        </mrow>
                      </mrow>
                      <mo fence="true" stretchy="false">)</mo>
                    </mrow>
                    <mo stretchy="false">−</mo>
                    <mi>log</mi>
                  </mrow>
                  <mi mathvariant="normal">Γ</mi>
                  <mrow>
                    <mo fence="true" stretchy="false">(</mo>
                    <mrow>
                      <mrow>
                        <mfrac>
                          <mn>1</mn>
                          <mn>4</mn>
                        </mfrac>
                        <mo stretchy="false">+</mo>
                        <mfrac>
                          <mi>s</mi>
                          <mn>2</mn>
                        </mfrac>
                      </mrow>
                    </mrow>
                    <mo fence="true" stretchy="false">)</mo>
                  </mrow>
                </mrow>
              </mrow>
              <mo fence="true" stretchy="false">)</mo>
            </mrow>
          </mrow>
        </mfrac>
      </mrow>
    </mrow>
    <annotation encoding="StarMath 5.0">%zeta(s+1 over 2 ) = lim from {n rightarrow infinity }{ }sum from j = 1 to n {1 over sqrt j} cdot 

{{ s cosh( s cdot log n over j)- 1 over 2 sinh( s cdot log n over j )} over { s cosh( s cdot log n + s log %pi +log %GAMMA(1 over 4 - s over 2)-log %GAMMA(1 over 4 + s over 2))-1 over 2sinh( s cdot log n + s log %pi +log %GAMMA(1 over 4 - s over 2)-log %GAMMA(1 over 4 + s over 2) ) }}

</annotation>
  </semantics>
</math>
</file>

<file path=Object 437/content.xml><?xml version="1.0" encoding="utf-8"?>
<math xmlns="http://www.w3.org/1998/Math/MathML" display="block">
  <semantics>
    <mrow>
      <mi mathvariant="normal">ζ</mi>
      <mrow>
        <mrow>
          <mo fence="true" stretchy="false">(</mo>
          <mrow>
            <mrow>
              <mi>s</mi>
              <mo stretchy="false">+</mo>
              <mfrac>
                <mn>1</mn>
                <mn>2</mn>
              </mfrac>
            </mrow>
          </mrow>
          <mo fence="true" stretchy="false">)</mo>
        </mrow>
        <mo stretchy="false">=</mo>
        <mrow>
          <munder>
            <mi>lim</mi>
            <mrow>
              <mi>n</mi>
              <mo stretchy="false">→</mo>
              <mi mathvariant="normal">∞</mi>
            </mrow>
          </munder>
          <mrow/>
        </mrow>
      </mrow>
      <mrow>
        <mrow>
          <munderover>
            <mo stretchy="false">∑</mo>
            <mrow>
              <mi>j</mi>
              <mo stretchy="false">=</mo>
              <mn>1</mn>
            </mrow>
            <mi>n</mi>
          </munderover>
          <mfrac>
            <mn>1</mn>
            <msqrt>
              <mi>j</mi>
            </msqrt>
          </mfrac>
        </mrow>
        <mo stretchy="false">⋅</mo>
        <mfrac>
          <mrow>
            <mi>s</mi>
            <mi>cosh</mi>
            <mrow>
              <mrow>
                <mo fence="true" stretchy="false">(</mo>
                <mrow>
                  <mrow>
                    <mrow>
                      <mi>s</mi>
                      <mo stretchy="false">⋅</mo>
                      <mi>log</mi>
                    </mrow>
                    <mfrac>
                      <mi>n</mi>
                      <mi>j</mi>
                    </mfrac>
                  </mrow>
                </mrow>
                <mo fence="true" stretchy="false">)</mo>
              </mrow>
              <mo stretchy="false">−</mo>
              <mfrac>
                <mn>1</mn>
                <mn>2</mn>
              </mfrac>
            </mrow>
            <mi>sinh</mi>
            <mrow>
              <mo fence="true" stretchy="false">(</mo>
              <mrow>
                <mrow>
                  <mrow>
                    <mi>s</mi>
                    <mo stretchy="false">⋅</mo>
                    <mi>log</mi>
                  </mrow>
                  <mfrac>
                    <mi>n</mi>
                    <mi>j</mi>
                  </mfrac>
                </mrow>
              </mrow>
              <mo fence="true" stretchy="false">)</mo>
            </mrow>
          </mrow>
          <mrow>
            <mi>s</mi>
            <mi>cosh</mi>
            <mrow>
              <mrow>
                <mo fence="true" stretchy="false">(</mo>
                <mrow>
                  <mrow>
                    <mrow>
                      <mi>s</mi>
                      <mo stretchy="false">⋅</mo>
                      <mi>log</mi>
                    </mrow>
                    <mi>n</mi>
                  </mrow>
                </mrow>
                <mo fence="true" stretchy="false">)</mo>
              </mrow>
              <mo stretchy="false">−</mo>
              <mfrac>
                <mn>1</mn>
                <mn>2</mn>
              </mfrac>
            </mrow>
            <mi>sinh</mi>
            <mrow>
              <mo fence="true" stretchy="false">(</mo>
              <mrow>
                <mrow>
                  <mrow>
                    <mi>s</mi>
                    <mo stretchy="false">⋅</mo>
                    <mi>log</mi>
                  </mrow>
                  <mi>n</mi>
                </mrow>
              </mrow>
              <mo fence="true" stretchy="false">)</mo>
            </mrow>
          </mrow>
        </mfrac>
      </mrow>
    </mrow>
    <annotation encoding="StarMath 5.0">%zeta(s+1 over 2 ) = lim from {n rightarrow infinity }{ }sum from j = 1 to n {1 over sqrt j} cdot 

{{ s cosh( s cdot log n over j)-1 over 2 sinh( s cdot log n over j )} over { s cosh( s cdot log n)-1 over 2 sinh( s cdot log n ) }}

</annotation>
  </semantics>
</math>
</file>

<file path=Object 438/content.xml><?xml version="1.0" encoding="utf-8"?>
<math xmlns="http://www.w3.org/1998/Math/MathML" display="block">
  <semantics>
    <mrow>
      <mi>g</mi>
      <mrow>
        <mrow>
          <mo fence="true" stretchy="false">(</mo>
          <mrow>
            <mrow>
              <mi>n</mi>
              <mi>,</mi>
              <mi>s</mi>
              <mi>,</mi>
              <mi>t</mi>
            </mrow>
          </mrow>
          <mo fence="true" stretchy="false">)</mo>
        </mrow>
        <mo stretchy="false">=</mo>
        <mrow>
          <mo fence="true" stretchy="true">{</mo>
          <mrow>
            <mtable>
              <mtr>
                <mtd>
                  <mrow>
                    <mfrac>
                      <mrow>
                        <mi mathvariant="normal">ζ</mi>
                        <mrow>
                          <mo fence="true" stretchy="false">(</mo>
                          <mrow>
                            <mi>s</mi>
                          </mrow>
                          <mo fence="true" stretchy="false">)</mo>
                        </mrow>
                      </mrow>
                      <mrow>
                        <mi>a</mi>
                        <mrow>
                          <mo fence="true" stretchy="false">(</mo>
                          <mrow>
                            <mi>s</mi>
                          </mrow>
                          <mo fence="true" stretchy="false">)</mo>
                        </mrow>
                      </mrow>
                    </mfrac>
                    <mtext>if</mtext>
                    <mi mathvariant="normal">ℜ</mi>
                    <mrow>
                      <mrow>
                        <mo fence="true" stretchy="false">(</mo>
                        <mrow>
                          <mi>s</mi>
                        </mrow>
                        <mo fence="true" stretchy="false">)</mo>
                      </mrow>
                      <mo stretchy="false">&gt;</mo>
                      <mi mathvariant="normal">ℜ</mi>
                    </mrow>
                    <mrow>
                      <mo fence="true" stretchy="false">(</mo>
                      <mrow>
                        <mi>t</mi>
                      </mrow>
                      <mo fence="true" stretchy="false">)</mo>
                    </mrow>
                  </mrow>
                </mtd>
              </mtr>
              <mtr>
                <mtd>
                  <mrow>
                    <mfrac>
                      <mrow>
                        <mi mathvariant="normal">ζ</mi>
                        <mrow>
                          <mo fence="true" stretchy="false">(</mo>
                          <mrow>
                            <mi>t</mi>
                          </mrow>
                          <mo fence="true" stretchy="false">)</mo>
                        </mrow>
                      </mrow>
                      <mrow>
                        <mi>b</mi>
                        <mrow>
                          <mo fence="true" stretchy="false">(</mo>
                          <mrow>
                            <mi>t</mi>
                          </mrow>
                          <mo fence="true" stretchy="false">)</mo>
                        </mrow>
                      </mrow>
                    </mfrac>
                    <mtext>if</mtext>
                    <mi mathvariant="normal">ℜ</mi>
                    <mrow>
                      <mrow>
                        <mo fence="true" stretchy="false">(</mo>
                        <mrow>
                          <mi>t</mi>
                        </mrow>
                        <mo fence="true" stretchy="false">)</mo>
                      </mrow>
                      <mo stretchy="false">&gt;</mo>
                      <mi mathvariant="normal">ℜ</mi>
                    </mrow>
                    <mrow>
                      <mo fence="true" stretchy="false">(</mo>
                      <mrow>
                        <mi>s</mi>
                      </mrow>
                      <mo fence="true" stretchy="false">)</mo>
                    </mrow>
                  </mrow>
                </mtd>
              </mtr>
              <mtr>
                <mtd>
                  <mrow>
                    <mtext>oscillating between these values if</mtext>
                    <mi mathvariant="normal">ℜ</mi>
                    <mrow>
                      <mrow>
                        <mo fence="true" stretchy="false">(</mo>
                        <mrow>
                          <mi>s</mi>
                        </mrow>
                        <mo fence="true" stretchy="false">)</mo>
                      </mrow>
                      <mo stretchy="false">=</mo>
                      <mi mathvariant="normal">ℜ</mi>
                    </mrow>
                    <mrow>
                      <mo fence="true" stretchy="false">(</mo>
                      <mrow>
                        <mi>t</mi>
                      </mrow>
                      <mo fence="true" stretchy="false">)</mo>
                    </mrow>
                  </mrow>
                </mtd>
              </mtr>
            </mtable>
          </mrow>
        </mrow>
      </mrow>
    </mrow>
    <annotation encoding="StarMath 5.0">g(n,s,t)

= {left lbrace
  stack {
    {%zeta(s)} over {a(s)} "if" re(s)&gt;re(t)#
    {{%zeta(t)} over {b(t)}}"if" re(t)&gt;re(s)#
    "oscillating between these values if" re( s )=re( t )
  }
right none}
</annotation>
  </semantics>
</math>
</file>

<file path=Object 439/content.xml><?xml version="1.0" encoding="utf-8"?>
<math xmlns="http://www.w3.org/1998/Math/MathML" display="block">
  <semantics>
    <mrow>
      <mi>g</mi>
      <mrow>
        <mrow>
          <mo fence="true" stretchy="false">(</mo>
          <mrow>
            <mrow>
              <mi>n</mi>
              <mi>,</mi>
              <mi>s</mi>
              <mi>,</mi>
              <mi>t</mi>
            </mrow>
          </mrow>
          <mo fence="true" stretchy="false">)</mo>
        </mrow>
        <mo stretchy="false">=</mo>
        <mrow>
          <munder>
            <mi>lim</mi>
            <mrow>
              <mi>n</mi>
              <mo stretchy="false">→</mo>
              <mi mathvariant="normal">∞</mi>
            </mrow>
          </munder>
          <mrow/>
        </mrow>
      </mrow>
      <mrow>
        <msubsup>
          <mi>H</mi>
          <mi>n</mi>
          <mrow>
            <mo fence="true" stretchy="false">(</mo>
            <mrow>
              <mi>s</mi>
            </mrow>
            <mo fence="true" stretchy="false">)</mo>
          </mrow>
        </msubsup>
        <mo stretchy="false">−</mo>
        <mfrac>
          <mrow>
            <mi>f</mi>
            <mrow>
              <mo fence="true" stretchy="false">(</mo>
              <mrow>
                <mi>t</mi>
              </mrow>
              <mo fence="true" stretchy="false">)</mo>
            </mrow>
          </mrow>
          <mrow>
            <mi>f</mi>
            <mrow>
              <mo fence="true" stretchy="false">(</mo>
              <mrow>
                <mi>s</mi>
              </mrow>
              <mo fence="true" stretchy="false">)</mo>
            </mrow>
          </mrow>
        </mfrac>
      </mrow>
      <msubsup>
        <mi>H</mi>
        <mi>n</mi>
        <mrow>
          <mo fence="true" stretchy="false">(</mo>
          <mrow>
            <mi>t</mi>
          </mrow>
          <mo fence="true" stretchy="false">)</mo>
        </mrow>
      </msubsup>
    </mrow>
    <annotation encoding="StarMath 5.0">g(n,s,t) = lim from {n rightarrow infinity}{} 

H^(s)_n - {f(t)} over {f(s)}H^(t)_n</annotation>
  </semantics>
</math>
</file>

<file path=Object 44/content.xml><?xml version="1.0" encoding="utf-8"?>
<math xmlns="http://www.w3.org/1998/Math/MathML" display="block">
  <semantics>
    <mrow>
      <mi mathvariant="normal">ζ</mi>
      <mrow>
        <mrow>
          <mo fence="true" stretchy="false">(</mo>
          <mrow>
            <mrow>
              <mi>s</mi>
              <mi>,</mi>
              <mi>y</mi>
            </mrow>
          </mrow>
          <mo fence="true" stretchy="false">)</mo>
        </mrow>
        <mo stretchy="false">=</mo>
        <mi mathvariant="normal">ζ</mi>
      </mrow>
      <mrow>
        <mrow>
          <mo fence="true" stretchy="false">(</mo>
          <mrow>
            <mrow>
              <mi>s</mi>
              <mi>,</mi>
              <mi>y</mi>
            </mrow>
          </mrow>
          <mo fence="true" stretchy="false">)</mo>
        </mrow>
        <mo stretchy="false">+</mo>
        <mrow>
          <munder>
            <mi>lim</mi>
            <mrow>
              <mi>n</mi>
              <mo stretchy="false">→</mo>
              <mi mathvariant="normal">∞</mi>
            </mrow>
          </munder>
          <mrow/>
        </mrow>
      </mrow>
      <mrow>
        <mrow>
          <munderover>
            <mo stretchy="false">∑</mo>
            <mrow>
              <mi>j</mi>
              <mo stretchy="false">=</mo>
              <mn>0</mn>
            </mrow>
            <mi>k</mi>
          </munderover>
          <msup>
            <mrow>
              <mo fence="true" stretchy="false">(</mo>
              <mrow>
                <mrow>
                  <mo stretchy="false">−</mo>
                  <mn>1</mn>
                </mrow>
              </mrow>
              <mo fence="true" stretchy="false">)</mo>
            </mrow>
            <mi>j</mi>
          </msup>
        </mrow>
        <mo stretchy="false">⋅</mo>
        <mrow>
          <mo fence="true" stretchy="false">(</mo>
          <mrow>
            <mtable>
              <mtr>
                <mtd>
                  <mi>k</mi>
                </mtd>
              </mtr>
              <mtr>
                <mtd>
                  <mi>j</mi>
                </mtd>
              </mtr>
            </mtable>
          </mrow>
          <mo fence="true" stretchy="false">)</mo>
        </mrow>
      </mrow>
      <mrow>
        <mfrac>
          <mrow>
            <mo fence="true" stretchy="false">(</mo>
            <mrow>
              <mrow>
                <mi>s</mi>
                <mo stretchy="false">−</mo>
                <mn>1</mn>
                <mo stretchy="false">+</mo>
                <mi>j</mi>
              </mrow>
            </mrow>
            <mo fence="true" stretchy="false">)</mo>
          </mrow>
          <mrow>
            <mi>s</mi>
            <mo stretchy="false">−</mo>
            <mn>1</mn>
          </mrow>
        </mfrac>
        <mo stretchy="false">⋅</mo>
        <msup>
          <mi>n</mi>
          <mi>j</mi>
        </msup>
        <mo stretchy="false">⋅</mo>
        <mi mathvariant="normal">ζ</mi>
      </mrow>
      <mrow>
        <mo fence="true" stretchy="false">(</mo>
        <mrow>
          <mrow>
            <mrow>
              <mi>s</mi>
              <mo stretchy="false">+</mo>
              <mi>j</mi>
            </mrow>
            <mi>,</mi>
            <mrow>
              <mi>y</mi>
              <mo stretchy="false">+</mo>
              <mi>n</mi>
              <mo stretchy="false">+</mo>
              <mn>1</mn>
            </mrow>
          </mrow>
        </mrow>
        <mo fence="true" stretchy="false">)</mo>
      </mrow>
    </mrow>
    <annotation encoding="StarMath 5.0">%zeta( s,y )

=

%zeta( s,y ) + lim from {n rightarrow infinity }{ } sum from j = 0 to k ( -1 )^j cdot ( binom{k}{j} )( s-1+j ) over { s-1 } cdot n^{ j } cdot %zeta( s+j, y+n+1 )</annotation>
  </semantics>
</math>
</file>

<file path=Object 440/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frac>
        <mrow>
          <mi>f</mi>
          <mrow>
            <mrow>
              <mrow>
                <mo fence="true" stretchy="false">(</mo>
                <mrow>
                  <mi>s</mi>
                </mrow>
                <mo fence="true" stretchy="false">)</mo>
              </mrow>
              <mo stretchy="false">⋅</mo>
              <msubsup>
                <mi>H</mi>
                <mi>n</mi>
                <mrow>
                  <mo fence="true" stretchy="false">(</mo>
                  <mrow>
                    <mi>s</mi>
                  </mrow>
                  <mo fence="true" stretchy="false">)</mo>
                </mrow>
              </msubsup>
            </mrow>
            <mo stretchy="false">−</mo>
            <mi>f</mi>
          </mrow>
          <mrow>
            <mo fence="true" stretchy="false">(</mo>
            <mrow>
              <mrow>
                <mn>1</mn>
                <mo stretchy="false">−</mo>
                <mi>s</mi>
              </mrow>
            </mrow>
            <mo fence="true" stretchy="false">)</mo>
          </mrow>
          <msubsup>
            <mi>H</mi>
            <mi>n</mi>
            <mrow>
              <mo fence="true" stretchy="false">(</mo>
              <mrow>
                <mrow>
                  <mn>1</mn>
                  <mo stretchy="false">−</mo>
                  <mi>s</mi>
                </mrow>
              </mrow>
              <mo fence="true" stretchy="false">)</mo>
            </mrow>
          </msubsup>
        </mrow>
        <mrow>
          <mrow>
            <mo fence="true" stretchy="false">(</mo>
            <mrow>
              <mrow>
                <mn>1</mn>
                <mo stretchy="false">−</mo>
                <mi>s</mi>
              </mrow>
            </mrow>
            <mo fence="true" stretchy="false">)</mo>
          </mrow>
          <msup>
            <mi>n</mi>
            <mrow>
              <mfrac>
                <mn>1</mn>
                <mn>2</mn>
              </mfrac>
              <mo stretchy="false">+</mo>
              <mi>s</mi>
            </mrow>
          </msup>
        </mrow>
      </mfrac>
    </mrow>
    <annotation encoding="StarMath 5.0">%zeta(s) = lim from {n rightarrow infinity}{} 

{ {f(s) cdot H^(s)_n - f(1-s)H^(1-s)_n}
over
{(1-s)n^{1 over 2 +s}} }</annotation>
  </semantics>
</math>
</file>

<file path=Object 441/content.xml><?xml version="1.0" encoding="utf-8"?>
<math xmlns="http://www.w3.org/1998/Math/MathML" display="block">
  <semantics>
    <mrow>
      <msup>
        <mi mathvariant="normal">ζ</mi>
        <mtext>*</mtext>
      </msup>
      <mrow>
        <mrow>
          <mo fence="true" stretchy="false">(</mo>
          <mrow>
            <mi>s</mi>
          </mrow>
          <mo fence="true" stretchy="false">)</mo>
        </mrow>
        <mo stretchy="false">=</mo>
        <mrow>
          <munder>
            <mi>lim</mi>
            <mrow>
              <mi>n</mi>
              <mo stretchy="false">→</mo>
              <mi mathvariant="normal">∞</mi>
            </mrow>
          </munder>
          <mrow/>
        </mrow>
      </mrow>
      <mfrac>
        <mrow>
          <mrow>
            <mo fence="true" stretchy="false">(</mo>
            <mrow>
              <mrow>
                <mn>1</mn>
                <mo stretchy="false">−</mo>
                <mi>s</mi>
              </mrow>
            </mrow>
            <mo fence="true" stretchy="false">)</mo>
          </mrow>
          <mrow>
            <mrow>
              <msup>
                <mi>n</mi>
                <mi>s</mi>
              </msup>
              <mo stretchy="false">⋅</mo>
              <msubsup>
                <mi>H</mi>
                <mi>n</mi>
                <mrow>
                  <mo fence="true" stretchy="false">(</mo>
                  <mrow>
                    <mi>s</mi>
                  </mrow>
                  <mo fence="true" stretchy="false">)</mo>
                </mrow>
              </msubsup>
            </mrow>
            <mo stretchy="false">−</mo>
            <mi>s</mi>
          </mrow>
          <msup>
            <mi>n</mi>
            <mrow>
              <mn>1</mn>
              <mo stretchy="false">−</mo>
              <mi>s</mi>
            </mrow>
          </msup>
          <msubsup>
            <mi>H</mi>
            <mi>n</mi>
            <mrow>
              <mo fence="true" stretchy="false">(</mo>
              <mrow>
                <mrow>
                  <mn>1</mn>
                  <mo stretchy="false">−</mo>
                  <mi>s</mi>
                </mrow>
              </mrow>
              <mo fence="true" stretchy="false">)</mo>
            </mrow>
          </msubsup>
        </mrow>
        <mrow>
          <mrow>
            <mo fence="true" stretchy="false">(</mo>
            <mrow>
              <mrow>
                <mn>1</mn>
                <mo stretchy="false">−</mo>
                <mi>s</mi>
              </mrow>
            </mrow>
            <mo fence="true" stretchy="false">)</mo>
          </mrow>
          <mrow>
            <msup>
              <mi>n</mi>
              <mi>s</mi>
            </msup>
            <mo stretchy="false">−</mo>
            <mi>s</mi>
          </mrow>
          <msup>
            <mi>n</mi>
            <mrow>
              <mn>1</mn>
              <mo stretchy="false">−</mo>
              <mi>s</mi>
            </mrow>
          </msup>
        </mrow>
      </mfrac>
    </mrow>
    <annotation encoding="StarMath 5.0">%zeta^{"*"}( s ) = lim from {n rightarrow infinity}{} { {

(1-s)n^s cdot H^(s)_n - s n^{1-s} H^(1-s)_n}

over

{(1-s)n^s -s n^{ 1-s }


} }</annotation>
  </semantics>
</math>
</file>

<file path=Object 442/content.xml><?xml version="1.0" encoding="utf-8"?>
<math xmlns="http://www.w3.org/1998/Math/MathML" display="block">
  <semantics>
    <mrow>
      <msup>
        <mi mathvariant="normal">ζ</mi>
        <mtext>*</mtext>
      </msup>
      <mrow>
        <mrow>
          <mo fence="true" stretchy="false">(</mo>
          <mrow>
            <mi>s</mi>
          </mrow>
          <mo fence="true" stretchy="false">)</mo>
        </mrow>
        <mo stretchy="false">=</mo>
        <mrow>
          <munder>
            <mi>lim</mi>
            <mrow>
              <mi>n</mi>
              <mo stretchy="false">→</mo>
              <mi mathvariant="normal">∞</mi>
            </mrow>
          </munder>
          <mrow/>
        </mrow>
      </mrow>
      <mrow>
        <mrow>
          <mfrac>
            <mn>1</mn>
            <mrow>
              <mrow>
                <mn>1</mn>
                <mo stretchy="false">−</mo>
                <mfrac>
                  <mi>s</mi>
                  <mrow>
                    <mn>1</mn>
                    <mo stretchy="false">−</mo>
                    <mi>s</mi>
                  </mrow>
                </mfrac>
              </mrow>
              <msup>
                <mi>n</mi>
                <mrow>
                  <mrow>
                    <mn>1</mn>
                    <mo stretchy="false">−</mo>
                    <mn>2</mn>
                  </mrow>
                  <mi>s</mi>
                </mrow>
              </msup>
            </mrow>
          </mfrac>
          <mo stretchy="false">⋅</mo>
          <msubsup>
            <mi>H</mi>
            <mi>n</mi>
            <mrow>
              <mo fence="true" stretchy="false">(</mo>
              <mrow>
                <mi>s</mi>
              </mrow>
              <mo fence="true" stretchy="false">)</mo>
            </mrow>
          </msubsup>
        </mrow>
        <mo stretchy="false">−</mo>
        <mfrac>
          <mn>1</mn>
          <mrow>
            <mfrac>
              <mrow>
                <mn>1</mn>
                <mo stretchy="false">−</mo>
                <mi>s</mi>
              </mrow>
              <mi>s</mi>
            </mfrac>
            <mrow>
              <msup>
                <mi>n</mi>
                <mrow>
                  <mn>2</mn>
                  <mrow>
                    <mi>s</mi>
                    <mo stretchy="false">−</mo>
                    <mn>1</mn>
                  </mrow>
                </mrow>
              </msup>
              <mo stretchy="false">−</mo>
              <mn>1</mn>
            </mrow>
          </mrow>
        </mfrac>
      </mrow>
      <msubsup>
        <mi>H</mi>
        <mi>n</mi>
        <mrow>
          <mo fence="true" stretchy="false">(</mo>
          <mrow>
            <mrow>
              <mn>1</mn>
              <mo stretchy="false">−</mo>
              <mi>s</mi>
            </mrow>
          </mrow>
          <mo fence="true" stretchy="false">)</mo>
        </mrow>
      </msubsup>
    </mrow>
    <annotation encoding="StarMath 5.0">%zeta^{"*"}( s ) = lim from {n rightarrow infinity}{} 

{{1 }
over
{1 -s over {1-s} n^{ 1-2s }} }cdot H^(s)_n
-
{{1 }
over
{{1-s} over s n^{2 s - 1} - 1} }H^(1-s)_n</annotation>
  </semantics>
</math>
</file>

<file path=Object 443/content.xml><?xml version="1.0" encoding="utf-8"?>
<math xmlns="http://www.w3.org/1998/Math/MathML" display="block">
  <semantics>
    <mrow>
      <msup>
        <mi mathvariant="normal">ζ</mi>
        <mtext>*</mtext>
      </msup>
      <mrow>
        <mrow>
          <mo fence="true" stretchy="false">(</mo>
          <mrow>
            <mi>s</mi>
          </mrow>
          <mo fence="true" stretchy="false">)</mo>
        </mrow>
        <mo stretchy="false">=</mo>
        <mrow>
          <munder>
            <mi>lim</mi>
            <mrow>
              <mi>n</mi>
              <mo stretchy="false">→</mo>
              <mi mathvariant="normal">∞</mi>
            </mrow>
          </munder>
          <mrow/>
        </mrow>
      </mrow>
      <mfrac>
        <mrow>
          <mrow>
            <mo fence="true" stretchy="false">(</mo>
            <mrow>
              <mrow>
                <mn>1</mn>
                <mo stretchy="false">−</mo>
                <mi>s</mi>
              </mrow>
            </mrow>
            <mo fence="true" stretchy="false">)</mo>
          </mrow>
          <mrow>
            <mrow>
              <msup>
                <mi>n</mi>
                <mi>s</mi>
              </msup>
              <mo stretchy="false">⋅</mo>
              <msubsup>
                <mi>H</mi>
                <mi>n</mi>
                <mrow>
                  <mo fence="true" stretchy="false">(</mo>
                  <mrow>
                    <mi>s</mi>
                  </mrow>
                  <mo fence="true" stretchy="false">)</mo>
                </mrow>
              </msubsup>
            </mrow>
            <mo stretchy="false">−</mo>
            <mi>s</mi>
          </mrow>
          <msup>
            <mi>n</mi>
            <mrow>
              <mn>1</mn>
              <mo stretchy="false">−</mo>
              <mi>s</mi>
            </mrow>
          </msup>
          <msubsup>
            <mi>H</mi>
            <mi>n</mi>
            <mrow>
              <mo fence="true" stretchy="false">(</mo>
              <mrow>
                <mrow>
                  <mn>1</mn>
                  <mo stretchy="false">−</mo>
                  <mi>s</mi>
                </mrow>
              </mrow>
              <mo fence="true" stretchy="false">)</mo>
            </mrow>
          </msubsup>
        </mrow>
        <mrow>
          <mrow>
            <mo fence="true" stretchy="false">(</mo>
            <mrow>
              <mrow>
                <mn>1</mn>
                <mo stretchy="false">−</mo>
                <mi>s</mi>
              </mrow>
            </mrow>
            <mo fence="true" stretchy="false">)</mo>
          </mrow>
          <mrow>
            <msup>
              <mi>n</mi>
              <mi>s</mi>
            </msup>
            <mo stretchy="false">−</mo>
            <mi>s</mi>
          </mrow>
          <msup>
            <mi>n</mi>
            <mrow>
              <mn>1</mn>
              <mo stretchy="false">−</mo>
              <mi>s</mi>
            </mrow>
          </msup>
        </mrow>
      </mfrac>
    </mrow>
    <annotation encoding="StarMath 5.0">%zeta^{"*"}( s ) = lim from {n rightarrow infinity}{} { {

(1-s)n^s cdot H^(s)_n - s n^{1-s} H^(1-s)_n}

over

{(1-s)n^s -s n^{ 1-s }


} }</annotation>
  </semantics>
</math>
</file>

<file path=Object 444/content.xml><?xml version="1.0" encoding="utf-8"?>
<math xmlns="http://www.w3.org/1998/Math/MathML" display="block">
  <semantics>
    <mrow>
      <msup>
        <mi mathvariant="normal">ζ</mi>
        <mtext>*</mtext>
      </msup>
      <mrow>
        <mrow>
          <mo fence="true" stretchy="false">(</mo>
          <mrow>
            <mi>s</mi>
          </mrow>
          <mo fence="true" stretchy="false">)</mo>
        </mrow>
        <mo stretchy="false">=</mo>
        <mrow>
          <munder>
            <mi>lim</mi>
            <mrow>
              <mi>n</mi>
              <mo stretchy="false">→</mo>
              <mi mathvariant="normal">∞</mi>
            </mrow>
          </munder>
          <mrow/>
        </mrow>
      </mrow>
      <mrow>
        <mrow>
          <mrow>
            <munderover>
              <mo stretchy="false">∑</mo>
              <mrow>
                <mi>j</mi>
                <mo stretchy="false">=</mo>
                <mn>1</mn>
              </mrow>
              <mi>n</mi>
            </munderover>
            <mfrac>
              <mn>1</mn>
              <mrow>
                <mrow>
                  <mn>1</mn>
                  <mo stretchy="false">−</mo>
                  <mfrac>
                    <mi>s</mi>
                    <mrow>
                      <mn>1</mn>
                      <mo stretchy="false">−</mo>
                      <mi>s</mi>
                    </mrow>
                  </mfrac>
                </mrow>
                <msup>
                  <mi>n</mi>
                  <mrow>
                    <mrow>
                      <mn>1</mn>
                      <mo stretchy="false">−</mo>
                      <mn>2</mn>
                    </mrow>
                    <mi>s</mi>
                  </mrow>
                </msup>
              </mrow>
            </mfrac>
          </mrow>
          <mo stretchy="false">⋅</mo>
          <msup>
            <mi>j</mi>
            <mrow>
              <mo stretchy="false">−</mo>
              <mi>s</mi>
            </mrow>
          </msup>
        </mrow>
        <mo stretchy="false">−</mo>
        <mfrac>
          <mn>1</mn>
          <mrow>
            <mfrac>
              <mrow>
                <mn>1</mn>
                <mo stretchy="false">−</mo>
                <mi>s</mi>
              </mrow>
              <mi>s</mi>
            </mfrac>
            <mrow>
              <msup>
                <mi>n</mi>
                <mrow>
                  <mn>2</mn>
                  <mrow>
                    <mi>s</mi>
                    <mo stretchy="false">−</mo>
                    <mn>1</mn>
                  </mrow>
                </mrow>
              </msup>
              <mo stretchy="false">−</mo>
              <mn>1</mn>
            </mrow>
          </mrow>
        </mfrac>
      </mrow>
      <msup>
        <mi>j</mi>
        <mrow>
          <mi>s</mi>
          <mo stretchy="false">−</mo>
          <mn>1</mn>
        </mrow>
      </msup>
    </mrow>
    <annotation encoding="StarMath 5.0">%zeta^{"*"}( s ) = lim from {n rightarrow infinity}{} 

sum from j = 1 to n

{{1 }
over
{1 -s over {1-s} n^{ 1-2s }} }cdot j^-s
-
{{1 }
over
{{1-s} over s n^{2 s - 1} - 1} } j^{ s-1 }</annotation>
  </semantics>
</math>
</file>

<file path=Object 445/content.xml><?xml version="1.0" encoding="utf-8"?>
<math xmlns="http://www.w3.org/1998/Math/MathML" display="block">
  <semantics>
    <mrow>
      <mi mathvariant="normal">ζ</mi>
      <mrow>
        <mrow>
          <mo fence="true" stretchy="false">(</mo>
          <mrow>
            <mrow>
              <mrow>
                <mfrac>
                  <mn>1</mn>
                  <mn>2</mn>
                </mfrac>
                <mo stretchy="false">+</mo>
                <mi>t</mi>
              </mrow>
              <mi>i</mi>
            </mrow>
          </mrow>
          <mo fence="true" stretchy="false">)</mo>
        </mrow>
        <mo stretchy="false">=</mo>
        <mrow>
          <munder>
            <mi>lim</mi>
            <mrow>
              <mi>n</mi>
              <mo stretchy="false">→</mo>
              <mi mathvariant="normal">∞</mi>
            </mrow>
          </munder>
          <mrow/>
        </mrow>
      </mrow>
      <mrow>
        <mrow>
          <mrow>
            <mfrac>
              <mrow>
                <mo fence="true" stretchy="false">(</mo>
                <mrow>
                  <mrow>
                    <mn>2</mn>
                    <mi>t</mi>
                    <mi>sin</mi>
                    <mrow>
                      <mrow>
                        <mo fence="true" stretchy="false">(</mo>
                        <mrow>
                          <mrow>
                            <mi>t</mi>
                            <mi>log</mi>
                            <mi>n</mi>
                          </mrow>
                        </mrow>
                        <mo fence="true" stretchy="false">)</mo>
                      </mrow>
                      <mo stretchy="false">+</mo>
                      <mi>cos</mi>
                    </mrow>
                    <mrow>
                      <mo fence="true" stretchy="false">(</mo>
                      <mrow>
                        <mrow>
                          <mi>t</mi>
                          <mi>log</mi>
                          <mi>n</mi>
                        </mrow>
                      </mrow>
                      <mo fence="true" stretchy="false">)</mo>
                    </mrow>
                  </mrow>
                </mrow>
                <mo fence="true" stretchy="false">)</mo>
              </mrow>
              <mrow>
                <mn>2</mn>
                <mi>t</mi>
                <mi>cos</mi>
                <mrow>
                  <mrow>
                    <mo fence="true" stretchy="false">(</mo>
                    <mrow>
                      <mrow>
                        <mrow>
                          <mi>t</mi>
                          <mo stretchy="false">⋅</mo>
                          <mi>log</mi>
                        </mrow>
                        <mi>n</mi>
                      </mrow>
                    </mrow>
                    <mo fence="true" stretchy="false">)</mo>
                  </mrow>
                  <mo stretchy="false">−</mo>
                  <mi>sin</mi>
                </mrow>
                <mrow>
                  <mo fence="true" stretchy="false">(</mo>
                  <mrow>
                    <mrow>
                      <mrow>
                        <mi>t</mi>
                        <mo stretchy="false">⋅</mo>
                        <mi>log</mi>
                      </mrow>
                      <mi>n</mi>
                    </mrow>
                  </mrow>
                  <mo fence="true" stretchy="false">)</mo>
                </mrow>
              </mrow>
            </mfrac>
            <mo stretchy="false">⋅</mo>
            <mrow>
              <mo fence="true" stretchy="false">(</mo>
              <mrow>
                <mrow>
                  <munderover>
                    <mo stretchy="false">∑</mo>
                    <mrow>
                      <mi>j</mi>
                      <mo stretchy="false">=</mo>
                      <mn>1</mn>
                    </mrow>
                    <mi>n</mi>
                  </munderover>
                  <mrow>
                    <mrow>
                      <mfrac>
                        <mn>1</mn>
                        <msqrt>
                          <mi>j</mi>
                        </msqrt>
                      </mfrac>
                      <mo stretchy="false">⋅</mo>
                      <mi>sin</mi>
                    </mrow>
                    <mrow>
                      <mo fence="true" stretchy="false">(</mo>
                      <mrow>
                        <mrow>
                          <mi>t</mi>
                          <mi>log</mi>
                          <mi>j</mi>
                        </mrow>
                      </mrow>
                      <mo fence="true" stretchy="false">)</mo>
                    </mrow>
                  </mrow>
                </mrow>
              </mrow>
              <mo fence="true" stretchy="false">)</mo>
            </mrow>
          </mrow>
          <mo stretchy="false">+</mo>
          <mrow>
            <munderover>
              <mo stretchy="false">∑</mo>
              <mrow>
                <mi>j</mi>
                <mo stretchy="false">=</mo>
                <mn>1</mn>
              </mrow>
              <mi>n</mi>
            </munderover>
            <mrow>
              <mrow>
                <mfrac>
                  <mn>1</mn>
                  <msqrt>
                    <mi>j</mi>
                  </msqrt>
                </mfrac>
                <mo stretchy="false">⋅</mo>
                <mi>cos</mi>
              </mrow>
              <mrow>
                <mo fence="true" stretchy="false">(</mo>
                <mrow>
                  <mrow>
                    <mi>t</mi>
                    <mi>log</mi>
                    <mi>j</mi>
                  </mrow>
                </mrow>
                <mo fence="true" stretchy="false">)</mo>
              </mrow>
            </mrow>
          </mrow>
        </mrow>
        <mo stretchy="false">=</mo>
        <mn>0</mn>
      </mrow>
    </mrow>
    <annotation encoding="StarMath 5.0">%zeta(1 over 2 + t i ) = lim from {n rightarrow infinity }{ }
( 2 t sin(t log n)+cos(t log n) )over { 2 t cos( t cdot log n)-sin( t cdot log n ) }cdot (sum from j =  1 to n { 1 over sqrt j cdot sin(t log j)}) 
+ 
sum from j =  1 to n { 1 over sqrt j cdot cos(t log j)} = 0</annotation>
  </semantics>
</math>
</file>

<file path=Object 446/content.xml><?xml version="1.0" encoding="utf-8"?>
<math xmlns="http://www.w3.org/1998/Math/MathML" display="block">
  <semantics>
    <mtable>
      <mtr>
        <mtd>
          <mrow>
            <mtext/>
            <mrow>
              <munder>
                <mi>lim</mi>
                <mrow>
                  <mi>n</mi>
                  <mo stretchy="false">→</mo>
                  <mi mathvariant="normal">∞</mi>
                </mrow>
              </munder>
              <mrow/>
            </mrow>
            <mrow>
              <mo fence="true" stretchy="false">(</mo>
              <mrow>
                <mrow>
                  <mn>2</mn>
                  <mi>t</mi>
                  <mi>cos</mi>
                  <mrow>
                    <mrow>
                      <mo fence="true" stretchy="false">(</mo>
                      <mrow>
                        <mrow>
                          <mrow>
                            <mi>t</mi>
                            <mo stretchy="false">⋅</mo>
                            <mi>log</mi>
                          </mrow>
                          <mi>n</mi>
                        </mrow>
                      </mrow>
                      <mo fence="true" stretchy="false">)</mo>
                    </mrow>
                    <mo stretchy="false">−</mo>
                    <mi>sin</mi>
                  </mrow>
                  <mrow>
                    <mo fence="true" stretchy="false">(</mo>
                    <mrow>
                      <mrow>
                        <mrow>
                          <mi>t</mi>
                          <mo stretchy="false">⋅</mo>
                          <mi>log</mi>
                        </mrow>
                        <mi>n</mi>
                      </mrow>
                    </mrow>
                    <mo fence="true" stretchy="false">)</mo>
                  </mrow>
                </mrow>
              </mrow>
              <mo fence="true" stretchy="false">)</mo>
            </mrow>
            <mi mathvariant="normal">ζ</mi>
            <mrow>
              <mrow>
                <mo fence="true" stretchy="false">(</mo>
                <mrow>
                  <mrow>
                    <mrow>
                      <mfrac>
                        <mn>1</mn>
                        <mn>2</mn>
                      </mfrac>
                      <mo stretchy="false">+</mo>
                      <mi>t</mi>
                    </mrow>
                    <mi>i</mi>
                  </mrow>
                </mrow>
                <mo fence="true" stretchy="false">)</mo>
              </mrow>
              <mo stretchy="false">=</mo>
              <mtext/>
            </mrow>
          </mrow>
        </mtd>
      </mtr>
      <mtr>
        <mtd>
          <mrow>
            <mtext>                </mtext>
            <mrow>
              <mrow>
                <mrow>
                  <mo fence="true" stretchy="false">(</mo>
                  <mrow>
                    <mrow>
                      <mn>2</mn>
                      <mi>t</mi>
                      <mi>sin</mi>
                      <mrow>
                        <mrow>
                          <mo fence="true" stretchy="false">(</mo>
                          <mrow>
                            <mrow>
                              <mi>t</mi>
                              <mi>log</mi>
                              <mi>n</mi>
                            </mrow>
                          </mrow>
                          <mo fence="true" stretchy="false">)</mo>
                        </mrow>
                        <mo stretchy="false">+</mo>
                        <mi>cos</mi>
                      </mrow>
                      <mrow>
                        <mo fence="true" stretchy="false">(</mo>
                        <mrow>
                          <mrow>
                            <mi>t</mi>
                            <mi>log</mi>
                            <mi>n</mi>
                          </mrow>
                        </mrow>
                        <mo fence="true" stretchy="false">)</mo>
                      </mrow>
                    </mrow>
                  </mrow>
                  <mo fence="true" stretchy="false">)</mo>
                </mrow>
                <mo stretchy="false">⋅</mo>
                <mrow>
                  <mo fence="true" stretchy="false">(</mo>
                  <mrow>
                    <mrow>
                      <munderover>
                        <mo stretchy="false">∑</mo>
                        <mrow>
                          <mi>j</mi>
                          <mo stretchy="false">=</mo>
                          <mn>1</mn>
                        </mrow>
                        <mi>n</mi>
                      </munderover>
                      <mrow>
                        <mrow>
                          <mfrac>
                            <mn>1</mn>
                            <msqrt>
                              <mi>j</mi>
                            </msqrt>
                          </mfrac>
                          <mo stretchy="false">⋅</mo>
                          <mi>sin</mi>
                        </mrow>
                        <mrow>
                          <mo fence="true" stretchy="false">(</mo>
                          <mrow>
                            <mrow>
                              <mi>t</mi>
                              <mi>log</mi>
                              <mi>j</mi>
                            </mrow>
                          </mrow>
                          <mo fence="true" stretchy="false">)</mo>
                        </mrow>
                      </mrow>
                    </mrow>
                  </mrow>
                  <mo fence="true" stretchy="false">)</mo>
                </mrow>
              </mrow>
              <mo stretchy="false">+</mo>
              <mtext/>
            </mrow>
          </mrow>
        </mtd>
      </mtr>
      <mtr>
        <mtd>
          <mrow>
            <mtext>                </mtext>
            <mrow>
              <mrow>
                <mrow>
                  <mo fence="true" stretchy="false">(</mo>
                  <mrow>
                    <mrow>
                      <mn>2</mn>
                      <mi>t</mi>
                      <mi>cos</mi>
                      <mrow>
                        <mrow>
                          <mo fence="true" stretchy="false">(</mo>
                          <mrow>
                            <mrow>
                              <mrow>
                                <mi>t</mi>
                                <mo stretchy="false">⋅</mo>
                                <mi>log</mi>
                              </mrow>
                              <mi>n</mi>
                            </mrow>
                          </mrow>
                          <mo fence="true" stretchy="false">)</mo>
                        </mrow>
                        <mo stretchy="false">−</mo>
                        <mi>sin</mi>
                      </mrow>
                      <mrow>
                        <mo fence="true" stretchy="false">(</mo>
                        <mrow>
                          <mrow>
                            <mrow>
                              <mi>t</mi>
                              <mo stretchy="false">⋅</mo>
                              <mi>log</mi>
                            </mrow>
                            <mi>n</mi>
                          </mrow>
                        </mrow>
                        <mo fence="true" stretchy="false">)</mo>
                      </mrow>
                    </mrow>
                  </mrow>
                  <mo fence="true" stretchy="false">)</mo>
                </mrow>
                <mo stretchy="false">⋅</mo>
                <mrow>
                  <munderover>
                    <mo stretchy="false">∑</mo>
                    <mrow>
                      <mi>j</mi>
                      <mo stretchy="false">=</mo>
                      <mn>1</mn>
                    </mrow>
                    <mi>n</mi>
                  </munderover>
                  <mrow>
                    <mrow>
                      <mfrac>
                        <mn>1</mn>
                        <msqrt>
                          <mi>j</mi>
                        </msqrt>
                      </mfrac>
                      <mo stretchy="false">⋅</mo>
                      <mi>cos</mi>
                    </mrow>
                    <mrow>
                      <mo fence="true" stretchy="false">(</mo>
                      <mrow>
                        <mrow>
                          <mi>t</mi>
                          <mi>log</mi>
                          <mi>j</mi>
                        </mrow>
                      </mrow>
                      <mo fence="true" stretchy="false">)</mo>
                    </mrow>
                  </mrow>
                </mrow>
              </mrow>
              <mo stretchy="false">=</mo>
              <mn>0</mn>
            </mrow>
          </mrow>
        </mtd>
      </mtr>
    </mtable>
    <annotation encoding="StarMath 5.0">""lim from {n rightarrow infinity }{ }

( 2 t cos( t cdot log n)-sin( t cdot log n ) )%zeta(1 over 2 + t i ) 

= 

"" newline "                "


( 2 t sin(t log n)+cos(t log n) )cdot (sum from j =  1 to n { 1 over sqrt j cdot sin(t log j)}) 
+ 

"" newline "                "

( 2 t cos( t cdot log n)-sin( t cdot log n ) ) cdot sum from j =  1 to n { 1 over sqrt j cdot cos(t log j)} = 0</annotation>
  </semantics>
</math>
</file>

<file path=Object 447/content.xml><?xml version="1.0" encoding="utf-8"?>
<math xmlns="http://www.w3.org/1998/Math/MathML" display="block">
  <semantics>
    <mrow>
      <mi mathvariant="normal">ζ</mi>
      <mrow>
        <mrow>
          <mo fence="true" stretchy="false">(</mo>
          <mrow>
            <mrow>
              <mfrac>
                <mn>1</mn>
                <mn>2</mn>
              </mfrac>
              <mo stretchy="false">+</mo>
              <mi>s</mi>
            </mrow>
          </mrow>
          <mo fence="true" stretchy="false">)</mo>
        </mrow>
        <mo stretchy="false">=</mo>
        <mrow>
          <munder>
            <mi>lim</mi>
            <mrow>
              <mi>n</mi>
              <mo stretchy="false">→</mo>
              <mi mathvariant="normal">∞</mi>
            </mrow>
          </munder>
          <mrow/>
        </mrow>
      </mrow>
      <mrow>
        <mrow>
          <munderover>
            <mo stretchy="false">∑</mo>
            <mrow>
              <mi>j</mi>
              <mo stretchy="false">=</mo>
              <mn>1</mn>
            </mrow>
            <mi>n</mi>
          </munderover>
          <mrow>
            <mrow>
              <mfrac>
                <mn>1</mn>
                <msqrt>
                  <mi>j</mi>
                </msqrt>
              </mfrac>
              <mo stretchy="false">⋅</mo>
              <mi>cosh</mi>
            </mrow>
            <mrow>
              <mo fence="true" stretchy="false">(</mo>
              <mrow>
                <mrow>
                  <mi>s</mi>
                  <mi>log</mi>
                  <mi>j</mi>
                </mrow>
              </mrow>
              <mo fence="true" stretchy="false">)</mo>
            </mrow>
          </mrow>
        </mrow>
        <mo stretchy="false">+</mo>
        <mrow>
          <mfrac>
            <mrow>
              <mo fence="true" stretchy="false">(</mo>
              <mrow>
                <mrow>
                  <mrow>
                    <mo stretchy="false">−</mo>
                    <mi>s</mi>
                  </mrow>
                  <mi>sinh</mi>
                  <mrow>
                    <mrow>
                      <mo fence="true" stretchy="false">(</mo>
                      <mrow>
                        <mrow>
                          <mi>s</mi>
                          <mi>log</mi>
                          <mi>n</mi>
                        </mrow>
                      </mrow>
                      <mo fence="true" stretchy="false">)</mo>
                    </mrow>
                    <mo stretchy="false">+</mo>
                    <mfrac>
                      <mn>1</mn>
                      <mn>2</mn>
                    </mfrac>
                  </mrow>
                  <mi>cosh</mi>
                  <mrow>
                    <mo fence="true" stretchy="false">(</mo>
                    <mrow>
                      <mrow>
                        <mi>s</mi>
                        <mi>log</mi>
                        <mi>n</mi>
                      </mrow>
                    </mrow>
                    <mo fence="true" stretchy="false">)</mo>
                  </mrow>
                </mrow>
              </mrow>
              <mo fence="true" stretchy="false">)</mo>
            </mrow>
            <mrow>
              <mi>s</mi>
              <mi>cosh</mi>
              <mrow>
                <mrow>
                  <mo fence="true" stretchy="false">(</mo>
                  <mrow>
                    <mrow>
                      <mrow>
                        <mi>s</mi>
                        <mo stretchy="false">⋅</mo>
                        <mi>log</mi>
                      </mrow>
                      <mi>n</mi>
                    </mrow>
                  </mrow>
                  <mo fence="true" stretchy="false">)</mo>
                </mrow>
                <mo stretchy="false">−</mo>
                <mfrac>
                  <mn>1</mn>
                  <mn>2</mn>
                </mfrac>
              </mrow>
              <mi>sinh</mi>
              <mrow>
                <mo fence="true" stretchy="false">(</mo>
                <mrow>
                  <mrow>
                    <mrow>
                      <mi>s</mi>
                      <mo stretchy="false">⋅</mo>
                      <mi>log</mi>
                    </mrow>
                    <mi>n</mi>
                  </mrow>
                </mrow>
                <mo fence="true" stretchy="false">)</mo>
              </mrow>
            </mrow>
          </mfrac>
          <mo stretchy="false">⋅</mo>
          <mrow>
            <mo fence="true" stretchy="false">(</mo>
            <mrow>
              <mrow>
                <munderover>
                  <mo stretchy="false">∑</mo>
                  <mrow>
                    <mi>j</mi>
                    <mo stretchy="false">=</mo>
                    <mn>1</mn>
                  </mrow>
                  <mi>n</mi>
                </munderover>
                <mrow>
                  <mrow>
                    <mfrac>
                      <mn>1</mn>
                      <msqrt>
                        <mi>j</mi>
                      </msqrt>
                    </mfrac>
                    <mo stretchy="false">⋅</mo>
                    <mi>sinh</mi>
                  </mrow>
                  <mrow>
                    <mo fence="true" stretchy="false">(</mo>
                    <mrow>
                      <mrow>
                        <mi>s</mi>
                        <mi>log</mi>
                        <mi>j</mi>
                      </mrow>
                    </mrow>
                    <mo fence="true" stretchy="false">)</mo>
                  </mrow>
                </mrow>
              </mrow>
            </mrow>
            <mo fence="true" stretchy="false">)</mo>
          </mrow>
        </mrow>
      </mrow>
    </mrow>
    <annotation encoding="StarMath 5.0">%zeta(1 over 2 + s ) = lim from {n rightarrow infinity }{ }

sum from j =  1 to n { 1 over sqrt j cdot cosh(s log j)}+

( - s sinh(s log n)+1 over 2 cosh(s log n) )over { s cosh( s cdot log n)-1 over 2 sinh( s cdot log n ) }cdot (sum from j =  1 to n { 1 over sqrt j cdot sinh(s log j)}) 
</annotation>
  </semantics>
</math>
</file>

<file path=Object 448/content.xml><?xml version="1.0" encoding="utf-8"?>
<math xmlns="http://www.w3.org/1998/Math/MathML" display="block">
  <semantics>
    <mrow>
      <mi>g</mi>
      <mrow>
        <mrow>
          <mo fence="true" stretchy="false">(</mo>
          <mrow>
            <mrow>
              <mi>n</mi>
              <mi>,</mi>
              <mi>s</mi>
              <mi>,</mi>
              <mi>t</mi>
            </mrow>
          </mrow>
          <mo fence="true" stretchy="false">)</mo>
        </mrow>
        <mo stretchy="false">=</mo>
        <mrow>
          <munder>
            <mi>lim</mi>
            <mrow>
              <mi>n</mi>
              <mo stretchy="false">→</mo>
              <mi mathvariant="normal">∞</mi>
            </mrow>
          </munder>
          <mrow/>
        </mrow>
      </mrow>
      <mfrac>
        <mrow>
          <mi>f</mi>
          <mrow>
            <mrow>
              <mrow>
                <mo fence="true" stretchy="false">(</mo>
                <mrow>
                  <mi>s</mi>
                </mrow>
                <mo fence="true" stretchy="false">)</mo>
              </mrow>
              <mo stretchy="false">⋅</mo>
              <msubsup>
                <mi>H</mi>
                <mi>n</mi>
                <mrow>
                  <mo fence="true" stretchy="false">(</mo>
                  <mrow>
                    <mi>s</mi>
                  </mrow>
                  <mo fence="true" stretchy="false">)</mo>
                </mrow>
              </msubsup>
            </mrow>
            <mo stretchy="false">−</mo>
            <mi>f</mi>
          </mrow>
          <mrow>
            <mo fence="true" stretchy="false">(</mo>
            <mrow>
              <mi>t</mi>
            </mrow>
            <mo fence="true" stretchy="false">)</mo>
          </mrow>
          <msubsup>
            <mi>H</mi>
            <mi>n</mi>
            <mrow>
              <mo fence="true" stretchy="false">(</mo>
              <mrow>
                <mi>t</mi>
              </mrow>
              <mo fence="true" stretchy="false">)</mo>
            </mrow>
          </msubsup>
        </mrow>
        <mrow>
          <mi>f</mi>
          <mrow>
            <mo fence="true" stretchy="false">(</mo>
            <mrow>
              <mi>s</mi>
            </mrow>
            <mo fence="true" stretchy="false">)</mo>
          </mrow>
        </mrow>
      </mfrac>
    </mrow>
    <annotation encoding="StarMath 5.0">g(n,s,t) = lim from {n rightarrow infinity}{} 

{ {f(s) cdot H^(s)_n - f(t)H^(t)_n}
over
{f(s)} }</annotation>
  </semantics>
</math>
</file>

<file path=Object 449/content.xml><?xml version="1.0" encoding="utf-8"?>
<math xmlns="http://www.w3.org/1998/Math/MathML" display="block">
  <semantics>
    <mrow>
      <mi mathvariant="normal">ζ</mi>
      <mrow>
        <mrow>
          <mo fence="true" stretchy="false">(</mo>
          <mrow>
            <mrow>
              <mfrac>
                <mn>1</mn>
                <mn>2</mn>
              </mfrac>
              <mo stretchy="false">+</mo>
              <mi>s</mi>
            </mrow>
          </mrow>
          <mo fence="true" stretchy="false">)</mo>
        </mrow>
        <mo stretchy="false">=</mo>
        <mrow>
          <munder>
            <mi>lim</mi>
            <mrow>
              <mi>n</mi>
              <mo stretchy="false">→</mo>
              <mi mathvariant="normal">∞</mi>
            </mrow>
          </munder>
          <mrow/>
        </mrow>
      </mrow>
      <mrow>
        <mfrac>
          <msup>
            <mi>n</mi>
            <mrow>
              <mo stretchy="false">−</mo>
              <mi>s</mi>
            </mrow>
          </msup>
          <mrow>
            <mi>s</mi>
            <mo stretchy="false">−</mo>
            <mfrac>
              <mn>1</mn>
              <mn>2</mn>
            </mfrac>
          </mrow>
        </mfrac>
        <mo stretchy="false">⋅</mo>
        <mrow>
          <munderover>
            <mo stretchy="false">∑</mo>
            <mrow>
              <mi>j</mi>
              <mo stretchy="false">=</mo>
              <mn>1</mn>
            </mrow>
            <mi>n</mi>
          </munderover>
          <mfrac>
            <mn>1</mn>
            <msqrt>
              <mi>j</mi>
            </msqrt>
          </mfrac>
        </mrow>
        <mo stretchy="false">⋅</mo>
        <mrow>
          <mo fence="true" stretchy="false">(</mo>
          <mrow>
            <mrow>
              <mn>2</mn>
              <mi>s</mi>
              <mi>cosh</mi>
              <mrow>
                <mrow>
                  <mo fence="true" stretchy="false">(</mo>
                  <mrow>
                    <mrow>
                      <mrow>
                        <mi>s</mi>
                        <mo stretchy="false">⋅</mo>
                        <mi>log</mi>
                      </mrow>
                      <mfrac>
                        <mi>n</mi>
                        <mi>j</mi>
                      </mfrac>
                    </mrow>
                  </mrow>
                  <mo fence="true" stretchy="false">)</mo>
                </mrow>
                <mo stretchy="false">−</mo>
                <mi>sinh</mi>
              </mrow>
              <mrow>
                <mo fence="true" stretchy="false">(</mo>
                <mrow>
                  <mrow>
                    <mrow>
                      <mi>s</mi>
                      <mo stretchy="false">⋅</mo>
                      <mi>log</mi>
                    </mrow>
                    <mfrac>
                      <mi>n</mi>
                      <mi>j</mi>
                    </mfrac>
                  </mrow>
                </mrow>
                <mo fence="true" stretchy="false">)</mo>
              </mrow>
            </mrow>
          </mrow>
          <mo fence="true" stretchy="false">)</mo>
        </mrow>
      </mrow>
    </mrow>
    <annotation encoding="StarMath 5.0">%zeta(1 over 2 + s ) = lim from {n rightarrow infinity }{ } n^-s over {s-1 over 2} cdot sum from j = 1 to n {1 over sqrt j} cdot 

({{ 2 s cosh( s cdot log n over j)-sinh( s cdot log n over j )}})

</annotation>
  </semantics>
</math>
</file>

<file path=Object 45/content.xml><?xml version="1.0" encoding="utf-8"?>
<math xmlns="http://www.w3.org/1998/Math/MathML" display="block">
  <semantics>
    <mrow>
      <mi mathvariant="normal">ζ</mi>
      <mrow>
        <mrow>
          <mo fence="true" stretchy="false">(</mo>
          <mrow>
            <mrow>
              <mi>s</mi>
              <mi>,</mi>
              <mi>y</mi>
            </mrow>
          </mrow>
          <mo fence="true" stretchy="false">)</mo>
        </mrow>
        <mo stretchy="false">=</mo>
        <mrow>
          <munder>
            <mi>lim</mi>
            <mrow>
              <mi>n</mi>
              <mo stretchy="false">→</mo>
              <mi mathvariant="normal">∞</mi>
            </mrow>
          </munder>
          <mrow/>
        </mrow>
      </mrow>
      <mrow>
        <mrow>
          <munderover>
            <mo stretchy="false">∑</mo>
            <mrow>
              <mi>j</mi>
              <mo stretchy="false">=</mo>
              <mi>y</mi>
            </mrow>
            <mrow>
              <mi>n</mi>
              <mo stretchy="false">+</mo>
              <mi>y</mi>
              <mo stretchy="false">−</mo>
              <mn>1</mn>
            </mrow>
          </munderover>
          <msup>
            <mi>j</mi>
            <mrow>
              <mo stretchy="false">−</mo>
              <mi>s</mi>
            </mrow>
          </msup>
        </mrow>
        <mo stretchy="false">−</mo>
        <mrow>
          <mrow>
            <munderover>
              <mo stretchy="false">∑</mo>
              <mrow>
                <mi>j</mi>
                <mo stretchy="false">=</mo>
                <mn>0</mn>
              </mrow>
              <mi>k</mi>
            </munderover>
            <msup>
              <mrow>
                <mo fence="true" stretchy="false">(</mo>
                <mrow>
                  <mrow>
                    <mo stretchy="false">−</mo>
                    <mn>1</mn>
                  </mrow>
                </mrow>
                <mo fence="true" stretchy="false">)</mo>
              </mrow>
              <mi>j</mi>
            </msup>
          </mrow>
          <mo stretchy="false">⋅</mo>
          <mrow>
            <mo fence="true" stretchy="false">(</mo>
            <mrow>
              <mtable>
                <mtr>
                  <mtd>
                    <mi>k</mi>
                  </mtd>
                </mtr>
                <mtr>
                  <mtd>
                    <mi>j</mi>
                  </mtd>
                </mtr>
              </mtable>
            </mrow>
            <mo fence="true" stretchy="false">)</mo>
          </mrow>
        </mrow>
      </mrow>
      <mrow>
        <mfrac>
          <mrow>
            <mo fence="true" stretchy="false">(</mo>
            <mrow>
              <mrow>
                <mi>s</mi>
                <mo stretchy="false">−</mo>
                <mn>1</mn>
                <mo stretchy="false">+</mo>
                <mi>j</mi>
              </mrow>
            </mrow>
            <mo fence="true" stretchy="false">)</mo>
          </mrow>
          <mrow>
            <mi>s</mi>
            <mo stretchy="false">−</mo>
            <mn>1</mn>
          </mrow>
        </mfrac>
        <mo stretchy="false">⋅</mo>
        <msup>
          <mi>n</mi>
          <mi>j</mi>
        </msup>
        <mo stretchy="false">⋅</mo>
        <mi mathvariant="normal">ζ</mi>
      </mrow>
      <mrow>
        <mo fence="true" stretchy="false">(</mo>
        <mrow>
          <mrow>
            <mrow>
              <mi>s</mi>
              <mo stretchy="false">+</mo>
              <mi>j</mi>
            </mrow>
            <mi>,</mi>
            <mrow>
              <mi>y</mi>
              <mo stretchy="false">+</mo>
              <mi>n</mi>
            </mrow>
          </mrow>
        </mrow>
        <mo fence="true" stretchy="false">)</mo>
      </mrow>
    </mrow>
    <annotation encoding="StarMath 5.0">%zeta( s,y )

=

lim from {n rightarrow infinity }{ } sum from j = y to n+y-1 j^-s  - sum from j = 0 to k ( -1 )^j cdot ( binom{k}{j} )( s-1+j ) over { s-1 } cdot n^{ j } cdot %zeta( s+j, y+n )</annotation>
  </semantics>
</math>
</file>

<file path=Object 450/content.xml><?xml version="1.0" encoding="utf-8"?>
<math xmlns="http://www.w3.org/1998/Math/MathML" display="block">
  <semantics>
    <mrow>
      <mi mathvariant="normal">ζ</mi>
      <mrow>
        <mrow>
          <mo fence="true" stretchy="false">(</mo>
          <mrow>
            <mrow>
              <mfrac>
                <mn>1</mn>
                <mn>2</mn>
              </mfrac>
              <mo stretchy="false">+</mo>
              <mrow>
                <mi>t</mi>
                <mo stretchy="false">⋅</mo>
                <mi>i</mi>
              </mrow>
            </mrow>
          </mrow>
          <mo fence="true" stretchy="false">)</mo>
        </mrow>
        <mo stretchy="false">=</mo>
        <mrow>
          <munder>
            <mi>lim</mi>
            <mrow>
              <mi>n</mi>
              <mo stretchy="false">→</mo>
              <mi mathvariant="normal">∞</mi>
            </mrow>
          </munder>
          <mrow/>
        </mrow>
      </mrow>
      <mrow>
        <munderover>
          <mo stretchy="false">∑</mo>
          <mrow>
            <mi>j</mi>
            <mo stretchy="false">=</mo>
            <mn>1</mn>
          </mrow>
          <mi>n</mi>
        </munderover>
        <mrow>
          <mfrac>
            <mn>1</mn>
            <msqrt>
              <mi>j</mi>
            </msqrt>
          </mfrac>
          <mo stretchy="false">⋅</mo>
          <mrow>
            <mo fence="true" stretchy="false">(</mo>
            <mrow>
              <mrow>
                <mi>cos</mi>
                <mrow>
                  <mrow>
                    <mo fence="true" stretchy="false">(</mo>
                    <mrow>
                      <mrow>
                        <mi>t</mi>
                        <mi>log</mi>
                        <mi>j</mi>
                      </mrow>
                    </mrow>
                    <mo fence="true" stretchy="false">)</mo>
                  </mrow>
                  <mo stretchy="false">+</mo>
                  <mrow>
                    <mfrac>
                      <mrow>
                        <mi>t</mi>
                        <mi>sin</mi>
                        <mrow>
                          <mrow>
                            <mo fence="true" stretchy="false">(</mo>
                            <mrow>
                              <mrow>
                                <mi>t</mi>
                                <mi>log</mi>
                                <mi>n</mi>
                              </mrow>
                            </mrow>
                            <mo fence="true" stretchy="false">)</mo>
                          </mrow>
                          <mo stretchy="false">+</mo>
                          <mfrac>
                            <mn>1</mn>
                            <mn>2</mn>
                          </mfrac>
                        </mrow>
                        <mi>cos</mi>
                        <mrow>
                          <mo fence="true" stretchy="false">(</mo>
                          <mrow>
                            <mrow>
                              <mi>t</mi>
                              <mi>log</mi>
                              <mi>n</mi>
                            </mrow>
                          </mrow>
                          <mo fence="true" stretchy="false">)</mo>
                        </mrow>
                      </mrow>
                      <mrow>
                        <mi>t</mi>
                        <mi>cos</mi>
                        <mrow>
                          <mrow>
                            <mo fence="true" stretchy="false">(</mo>
                            <mrow>
                              <mrow>
                                <mrow>
                                  <mi>t</mi>
                                  <mo stretchy="false">⋅</mo>
                                  <mi>log</mi>
                                </mrow>
                                <mi>n</mi>
                              </mrow>
                            </mrow>
                            <mo fence="true" stretchy="false">)</mo>
                          </mrow>
                          <mo stretchy="false">−</mo>
                          <mfrac>
                            <mn>1</mn>
                            <mn>2</mn>
                          </mfrac>
                        </mrow>
                        <mi>sin</mi>
                        <mrow>
                          <mo fence="true" stretchy="false">(</mo>
                          <mrow>
                            <mrow>
                              <mrow>
                                <mi>t</mi>
                                <mo stretchy="false">⋅</mo>
                                <mi>log</mi>
                              </mrow>
                              <mi>n</mi>
                            </mrow>
                          </mrow>
                          <mo fence="true" stretchy="false">)</mo>
                        </mrow>
                      </mrow>
                    </mfrac>
                    <mo stretchy="false">⋅</mo>
                    <mi>sin</mi>
                  </mrow>
                </mrow>
                <mrow>
                  <mo fence="true" stretchy="false">(</mo>
                  <mrow>
                    <mrow>
                      <mi>t</mi>
                      <mi>log</mi>
                      <mi>j</mi>
                    </mrow>
                  </mrow>
                  <mo fence="true" stretchy="false">)</mo>
                </mrow>
              </mrow>
            </mrow>
            <mo fence="true" stretchy="false">)</mo>
          </mrow>
        </mrow>
      </mrow>
    </mrow>
    <annotation encoding="StarMath 5.0">%zeta(1 over 2 + t cdot i ) = lim from {n rightarrow infinity }{ }

sum from j =  1 to n { 1 over sqrt j cdot (cos(t log j)+{ t sin(t log n)+1 over 2 cos(t log n) }over { t cos( t cdot log n)-1 over 2 sin( t cdot log n ) }cdot sin(t log j))}</annotation>
  </semantics>
</math>
</file>

<file path=Object 451/content.xml><?xml version="1.0" encoding="utf-8"?>
<math xmlns="http://www.w3.org/1998/Math/MathML" display="block">
  <semantics>
    <mrow>
      <mrow>
        <munder>
          <mi>lim</mi>
          <mrow>
            <mi>n</mi>
            <mo stretchy="false">→</mo>
            <mi mathvariant="normal">∞</mi>
          </mrow>
        </munder>
        <mrow/>
      </mrow>
      <mrow>
        <mrow>
          <mrow>
            <munderover>
              <mo stretchy="false">∑</mo>
              <mrow>
                <mi>j</mi>
                <mo stretchy="false">=</mo>
                <mn>1</mn>
              </mrow>
              <mi>n</mi>
            </munderover>
            <mrow>
              <mo fence="true" stretchy="false">(</mo>
              <mrow>
                <mrow>
                  <mfrac>
                    <mn>1</mn>
                    <mn>2</mn>
                  </mfrac>
                  <mrow>
                    <mi>i</mi>
                    <mo stretchy="false">+</mo>
                    <mi>x</mi>
                  </mrow>
                </mrow>
              </mrow>
              <mo fence="true" stretchy="false">)</mo>
            </mrow>
          </mrow>
          <mo stretchy="false">⋅</mo>
          <msup>
            <mrow>
              <mo fence="true" stretchy="false">(</mo>
              <mrow>
                <mfrac>
                  <mi>n</mi>
                  <mi>j</mi>
                </mfrac>
              </mrow>
              <mo fence="true" stretchy="false">)</mo>
            </mrow>
            <mrow>
              <mrow>
                <mfrac>
                  <mn>1</mn>
                  <mn>2</mn>
                </mfrac>
                <mo stretchy="false">+</mo>
                <mi>x</mi>
              </mrow>
              <mi>i</mi>
            </mrow>
          </msup>
        </mrow>
        <mo stretchy="false">−</mo>
        <mrow>
          <mrow>
            <mo fence="true" stretchy="false">(</mo>
            <mrow>
              <mrow>
                <mfrac>
                  <mn>1</mn>
                  <mn>2</mn>
                </mfrac>
                <mrow>
                  <mi>i</mi>
                  <mo stretchy="false">−</mo>
                  <mi>x</mi>
                </mrow>
              </mrow>
            </mrow>
            <mo fence="true" stretchy="false">)</mo>
          </mrow>
          <mo stretchy="false">⋅</mo>
          <msup>
            <mrow>
              <mo fence="true" stretchy="false">(</mo>
              <mrow>
                <mfrac>
                  <mi>n</mi>
                  <mi>j</mi>
                </mfrac>
              </mrow>
              <mo fence="true" stretchy="false">)</mo>
            </mrow>
            <mrow>
              <mrow>
                <mfrac>
                  <mn>1</mn>
                  <mn>2</mn>
                </mfrac>
                <mo stretchy="false">−</mo>
                <mi>x</mi>
              </mrow>
              <mi>i</mi>
            </mrow>
          </msup>
        </mrow>
      </mrow>
    </mrow>
    <annotation encoding="StarMath 5.0">lim from {n rightarrow infinity}{}  sum from j = 1 to n (1 over 2 i + x) cdot (n over j)^{1 over 2 + x i }-(1 over 2 i - x)cdot (n over j)^{1 over 2 - x i}
</annotation>
  </semantics>
</math>
</file>

<file path=Object 452/content.xml><?xml version="1.0" encoding="utf-8"?>
<math xmlns="http://www.w3.org/1998/Math/MathML" display="block">
  <semantics>
    <mtable>
      <mtr>
        <mtd>
          <mrow>
            <mtext/>
            <mrow>
              <munder>
                <mi>lim</mi>
                <mrow>
                  <mi>n</mi>
                  <mo stretchy="false">→</mo>
                  <mi mathvariant="normal">∞</mi>
                </mrow>
              </munder>
              <mrow/>
            </mrow>
            <msqrt>
              <mi>n</mi>
            </msqrt>
            <mrow>
              <mrow>
                <mrow>
                  <mo fence="true" stretchy="false">(</mo>
                  <mrow>
                    <mrow>
                      <mn>2</mn>
                      <mi>x</mi>
                      <mi>sin</mi>
                      <mrow>
                        <mrow>
                          <mo fence="true" stretchy="false">(</mo>
                          <mrow>
                            <mrow>
                              <mi>x</mi>
                              <mi>log</mi>
                              <mi>n</mi>
                            </mrow>
                          </mrow>
                          <mo fence="true" stretchy="false">)</mo>
                        </mrow>
                        <mo stretchy="false">+</mo>
                        <mi>cos</mi>
                      </mrow>
                      <mrow>
                        <mo fence="true" stretchy="false">(</mo>
                        <mrow>
                          <mrow>
                            <mi>x</mi>
                            <mi>log</mi>
                            <mi>n</mi>
                          </mrow>
                        </mrow>
                        <mo fence="true" stretchy="false">)</mo>
                      </mrow>
                    </mrow>
                  </mrow>
                  <mo fence="true" stretchy="false">)</mo>
                </mrow>
                <mo stretchy="false">⋅</mo>
                <mrow>
                  <mo fence="true" stretchy="false">(</mo>
                  <mrow>
                    <mrow>
                      <munderover>
                        <mo stretchy="false">∑</mo>
                        <mrow>
                          <mi>j</mi>
                          <mo stretchy="false">=</mo>
                          <mn>1</mn>
                        </mrow>
                        <mi>n</mi>
                      </munderover>
                      <mrow>
                        <mrow>
                          <mfrac>
                            <mn>1</mn>
                            <msqrt>
                              <mi>j</mi>
                            </msqrt>
                          </mfrac>
                          <mo stretchy="false">⋅</mo>
                          <mi>sin</mi>
                        </mrow>
                        <mrow>
                          <mo fence="true" stretchy="false">(</mo>
                          <mrow>
                            <mrow>
                              <mi>x</mi>
                              <mi>log</mi>
                              <mi>j</mi>
                            </mrow>
                          </mrow>
                          <mo fence="true" stretchy="false">)</mo>
                        </mrow>
                      </mrow>
                    </mrow>
                  </mrow>
                  <mo fence="true" stretchy="false">)</mo>
                </mrow>
              </mrow>
              <mo stretchy="false">+</mo>
              <mtext/>
            </mrow>
          </mrow>
        </mtd>
      </mtr>
      <mtr>
        <mtd>
          <mrow>
            <mtext>       </mtext>
            <msqrt>
              <mi>n</mi>
            </msqrt>
            <mrow>
              <mrow>
                <mo fence="true" stretchy="false">(</mo>
                <mrow>
                  <mrow>
                    <mn>2</mn>
                    <mi>x</mi>
                    <mi>cos</mi>
                    <mrow>
                      <mrow>
                        <mo fence="true" stretchy="false">(</mo>
                        <mrow>
                          <mrow>
                            <mi>x</mi>
                            <mi>log</mi>
                            <mi>n</mi>
                          </mrow>
                        </mrow>
                        <mo fence="true" stretchy="false">)</mo>
                      </mrow>
                      <mo stretchy="false">−</mo>
                      <mi>sin</mi>
                    </mrow>
                    <mrow>
                      <mo fence="true" stretchy="false">(</mo>
                      <mrow>
                        <mrow>
                          <mi>x</mi>
                          <mi>log</mi>
                          <mi>n</mi>
                        </mrow>
                      </mrow>
                      <mo fence="true" stretchy="false">)</mo>
                    </mrow>
                  </mrow>
                </mrow>
                <mo fence="true" stretchy="false">)</mo>
              </mrow>
              <mo stretchy="false">⋅</mo>
              <mrow>
                <mo fence="true" stretchy="false">(</mo>
                <mrow>
                  <mrow>
                    <munderover>
                      <mo stretchy="false">∑</mo>
                      <mrow>
                        <mi>j</mi>
                        <mo stretchy="false">=</mo>
                        <mn>1</mn>
                      </mrow>
                      <mi>n</mi>
                    </munderover>
                    <mrow>
                      <mrow>
                        <mfrac>
                          <mn>1</mn>
                          <msqrt>
                            <mi>j</mi>
                          </msqrt>
                        </mfrac>
                        <mo stretchy="false">⋅</mo>
                        <mi>cos</mi>
                      </mrow>
                      <mrow>
                        <mo fence="true" stretchy="false">(</mo>
                        <mrow>
                          <mrow>
                            <mi>x</mi>
                            <mi>log</mi>
                            <mi>j</mi>
                          </mrow>
                        </mrow>
                        <mo fence="true" stretchy="false">)</mo>
                      </mrow>
                    </mrow>
                  </mrow>
                </mrow>
                <mo fence="true" stretchy="false">)</mo>
              </mrow>
            </mrow>
          </mrow>
        </mtd>
      </mtr>
    </mtable>
    <annotation encoding="StarMath 5.0">""lim from {n rightarrow infinity }{ }

sqrt n ( 2 x sin(x log n)+cos(x log n) )cdot (sum from j =  1 to n { 1 over sqrt j cdot sin(x log j)}) 

+ 

"" newline "       "

sqrt n ( 2 x cos(x log n)-sin(x log n) )cdot( sum from j =  1 to n { 1 over sqrt j cdot cos(x log j)})</annotation>
  </semantics>
</math>
</file>

<file path=Object 453/content.xml><?xml version="1.0" encoding="utf-8"?>
<math xmlns="http://www.w3.org/1998/Math/MathML" display="block">
  <semantics>
    <mrow>
      <mrow>
        <munder>
          <mi>lim</mi>
          <mrow>
            <mi>n</mi>
            <mo stretchy="false">→</mo>
            <mi mathvariant="normal">∞</mi>
          </mrow>
        </munder>
        <mrow/>
      </mrow>
      <mrow>
        <mrow>
          <mrow>
            <mo fence="true" stretchy="false">(</mo>
            <mrow>
              <mrow>
                <mfrac>
                  <mn>1</mn>
                  <mn>2</mn>
                </mfrac>
                <mrow>
                  <mi>i</mi>
                  <mo stretchy="false">+</mo>
                  <mi>x</mi>
                </mrow>
              </mrow>
            </mrow>
            <mo fence="true" stretchy="false">)</mo>
          </mrow>
          <mo stretchy="false">⋅</mo>
          <msup>
            <mi>n</mi>
            <mrow>
              <mrow>
                <mfrac>
                  <mn>1</mn>
                  <mn>2</mn>
                </mfrac>
                <mo stretchy="false">+</mo>
                <mi>i</mi>
              </mrow>
              <mi>x</mi>
            </mrow>
          </msup>
          <mo stretchy="false">⋅</mo>
          <msubsup>
            <mi>H</mi>
            <mi>n</mi>
            <mrow>
              <mo fence="true" stretchy="false">(</mo>
              <mrow>
                <mrow>
                  <mrow>
                    <mfrac>
                      <mn>1</mn>
                      <mn>2</mn>
                    </mfrac>
                    <mo stretchy="false">+</mo>
                    <mi>i</mi>
                  </mrow>
                  <mi>x</mi>
                </mrow>
              </mrow>
              <mo fence="true" stretchy="false">)</mo>
            </mrow>
          </msubsup>
        </mrow>
        <mo stretchy="false">−</mo>
        <mrow>
          <mrow>
            <mo fence="true" stretchy="false">(</mo>
            <mrow>
              <mrow>
                <mfrac>
                  <mn>1</mn>
                  <mn>2</mn>
                </mfrac>
                <mrow>
                  <mi>i</mi>
                  <mo stretchy="false">−</mo>
                  <mi>x</mi>
                </mrow>
              </mrow>
            </mrow>
            <mo fence="true" stretchy="false">)</mo>
          </mrow>
          <mo stretchy="false">⋅</mo>
          <msup>
            <mi>n</mi>
            <mrow>
              <mrow>
                <mfrac>
                  <mn>1</mn>
                  <mn>2</mn>
                </mfrac>
                <mo stretchy="false">−</mo>
                <mi>i</mi>
              </mrow>
              <mi>x</mi>
            </mrow>
          </msup>
          <mo stretchy="false">⋅</mo>
          <msubsup>
            <mi>H</mi>
            <mi>n</mi>
            <mrow>
              <mo fence="true" stretchy="false">(</mo>
              <mrow>
                <mrow>
                  <mrow>
                    <mfrac>
                      <mn>1</mn>
                      <mn>2</mn>
                    </mfrac>
                    <mo stretchy="false">−</mo>
                    <mi>i</mi>
                  </mrow>
                  <mi>x</mi>
                </mrow>
              </mrow>
              <mo fence="true" stretchy="false">)</mo>
            </mrow>
          </msubsup>
        </mrow>
      </mrow>
    </mrow>
    <annotation encoding="StarMath 5.0">lim from {n rightarrow infinity }{ } 


( 1 over 2 i + x ) cdot n^{ 1 over 2 + i x } cdot H^( 1 over 2 + i x )_n
-
( 1 over 2 i - x ) cdot n^{ 1 over 2 - i x } cdot H^( 1 over 2 - i x )_n 
</annotation>
  </semantics>
</math>
</file>

<file path=Object 454/content.xml><?xml version="1.0" encoding="utf-8"?>
<math xmlns="http://www.w3.org/1998/Math/MathML" display="block">
  <semantics>
    <mrow>
      <mrow>
        <munder>
          <mi>lim</mi>
          <mrow>
            <mi>n</mi>
            <mo stretchy="false">→</mo>
            <mi mathvariant="normal">∞</mi>
          </mrow>
        </munder>
        <mrow/>
      </mrow>
      <mrow>
        <mrow>
          <mrow>
            <munderover>
              <mo stretchy="false">∑</mo>
              <mrow>
                <mi>j</mi>
                <mo stretchy="false">=</mo>
                <mn>1</mn>
              </mrow>
              <mi>n</mi>
            </munderover>
            <msqrt>
              <mfrac>
                <mi>n</mi>
                <mi>j</mi>
              </mfrac>
            </msqrt>
          </mrow>
          <mo stretchy="false">⋅</mo>
          <mrow>
            <mo fence="true" stretchy="false">(</mo>
            <mrow>
              <mrow>
                <mn>2</mn>
                <mi>x</mi>
                <mi>cos</mi>
                <mrow>
                  <mrow>
                    <mo fence="true" stretchy="false">(</mo>
                    <mrow>
                      <mrow>
                        <mrow>
                          <mi>x</mi>
                          <mo stretchy="false">⋅</mo>
                          <mi>log</mi>
                        </mrow>
                        <mfrac>
                          <mi>n</mi>
                          <mi>j</mi>
                        </mfrac>
                      </mrow>
                    </mrow>
                    <mo fence="true" stretchy="false">)</mo>
                  </mrow>
                  <mo stretchy="false">−</mo>
                  <mi>sin</mi>
                </mrow>
                <mrow>
                  <mo fence="true" stretchy="false">(</mo>
                  <mrow>
                    <mrow>
                      <mrow>
                        <mi>x</mi>
                        <mo stretchy="false">⋅</mo>
                        <mi>log</mi>
                      </mrow>
                      <mfrac>
                        <mi>n</mi>
                        <mi>j</mi>
                      </mfrac>
                    </mrow>
                  </mrow>
                  <mo fence="true" stretchy="false">)</mo>
                </mrow>
              </mrow>
            </mrow>
            <mo fence="true" stretchy="false">)</mo>
          </mrow>
        </mrow>
        <mo stretchy="false">=</mo>
        <mi>x</mi>
      </mrow>
    </mrow>
    <annotation encoding="StarMath 5.0">lim from {n rightarrow infinity }{ } sum from j = 1 to n {sqrt {n over j}} cdot 

( 2 x cos( x cdot log n over j)



-

sin( x cdot log n over j )

) = x</annotation>
  </semantics>
</math>
</file>

<file path=Object 455/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frac>
        <mrow>
          <mrow>
            <mrow>
              <mrow>
                <mo fence="true" stretchy="false">(</mo>
                <mrow>
                  <mrow>
                    <mn>1</mn>
                    <mo stretchy="false">−</mo>
                    <mi>s</mi>
                  </mrow>
                </mrow>
                <mo fence="true" stretchy="false">)</mo>
              </mrow>
              <mo stretchy="false">⋅</mo>
              <msup>
                <mi>n</mi>
                <mi>s</mi>
              </msup>
              <mo stretchy="false">⋅</mo>
              <msubsup>
                <mi>H</mi>
                <mi>n</mi>
                <mrow>
                  <mo fence="true" stretchy="false">(</mo>
                  <mrow>
                    <mi>s</mi>
                  </mrow>
                  <mo fence="true" stretchy="false">)</mo>
                </mrow>
              </msubsup>
            </mrow>
            <mo stretchy="false">−</mo>
            <mrow>
              <mi>s</mi>
              <mo stretchy="false">⋅</mo>
              <msup>
                <mi>n</mi>
                <mrow>
                  <mn>1</mn>
                  <mo stretchy="false">−</mo>
                  <mi>s</mi>
                </mrow>
              </msup>
            </mrow>
          </mrow>
          <msubsup>
            <mi>H</mi>
            <mi>n</mi>
            <mrow>
              <mo fence="true" stretchy="false">(</mo>
              <mrow>
                <mrow>
                  <mn>1</mn>
                  <mo stretchy="false">−</mo>
                  <mi>s</mi>
                </mrow>
              </mrow>
              <mo fence="true" stretchy="false">)</mo>
            </mrow>
          </msubsup>
        </mrow>
        <mrow>
          <mrow>
            <mrow>
              <mrow>
                <mo fence="true" stretchy="false">(</mo>
                <mrow>
                  <mrow>
                    <mn>1</mn>
                    <mo stretchy="false">−</mo>
                    <mi>s</mi>
                  </mrow>
                </mrow>
                <mo fence="true" stretchy="false">)</mo>
              </mrow>
              <mo stretchy="false">⋅</mo>
              <msup>
                <mi>n</mi>
                <mi>s</mi>
              </msup>
            </mrow>
            <mo stretchy="false">−</mo>
            <mrow>
              <mi>s</mi>
              <mo stretchy="false">⋅</mo>
              <msup>
                <mi>n</mi>
                <mrow>
                  <mn>1</mn>
                  <mo stretchy="false">−</mo>
                  <mi>s</mi>
                </mrow>
              </msup>
              <mo stretchy="false">⋅</mo>
              <msup>
                <mn>2</mn>
                <mrow>
                  <mn>1</mn>
                  <mo stretchy="false">−</mo>
                  <mi>s</mi>
                </mrow>
              </msup>
              <mo stretchy="false">⋅</mo>
              <msup>
                <mi mathvariant="normal">π</mi>
                <mrow>
                  <mo stretchy="false">−</mo>
                  <mi>s</mi>
                </mrow>
              </msup>
            </mrow>
          </mrow>
          <mi>cos</mi>
          <mrow>
            <mrow>
              <mo fence="true" stretchy="false">(</mo>
              <mrow>
                <mfrac>
                  <mrow>
                    <mi mathvariant="normal">π</mi>
                    <mi>s</mi>
                  </mrow>
                  <mn>2</mn>
                </mfrac>
              </mrow>
              <mo fence="true" stretchy="false">)</mo>
            </mrow>
            <mo stretchy="false">⋅</mo>
            <mi mathvariant="normal">Γ</mi>
          </mrow>
          <mrow>
            <mo fence="true" stretchy="false">(</mo>
            <mrow>
              <mi>s</mi>
            </mrow>
            <mo fence="true" stretchy="false">)</mo>
          </mrow>
        </mrow>
      </mfrac>
    </mrow>
    <annotation encoding="StarMath 5.0">%zeta( s ) = lim from {n rightarrow infinity}{} { {

(1-s) cdot n^s cdot H^(s)_n-s cdot n^{1-s}H^(1-s)_n}

over

{(1-s) cdot n^s-s cdot n^{1-s} cdot 2^{1-s} cdot %pi^-s cos( {%pi s}over{2}) cdot %GAMMA(s)


} }</annotation>
  </semantics>
</math>
</file>

<file path=Object 456/content.xml><?xml version="1.0" encoding="utf-8"?>
<math xmlns="http://www.w3.org/1998/Math/MathML" display="block">
  <semantics>
    <mrow>
      <mi mathvariant="normal">ζ</mi>
      <mrow>
        <mrow>
          <mo fence="true" stretchy="false">(</mo>
          <mrow>
            <mrow>
              <mrow>
                <mfrac>
                  <mn>1</mn>
                  <mn>2</mn>
                </mfrac>
                <mo stretchy="false">+</mo>
                <mi>x</mi>
              </mrow>
              <mi>i</mi>
            </mrow>
          </mrow>
          <mo fence="true" stretchy="false">)</mo>
        </mrow>
        <mo stretchy="false">=</mo>
        <mrow>
          <munder>
            <mi>lim</mi>
            <mrow>
              <mi>n</mi>
              <mo stretchy="false">→</mo>
              <mi mathvariant="normal">∞</mi>
            </mrow>
          </munder>
          <mrow/>
        </mrow>
      </mrow>
      <mfrac>
        <mrow>
          <mrow>
            <mrow>
              <mrow>
                <mo fence="true" stretchy="false">(</mo>
                <mrow>
                  <mrow>
                    <mn>1</mn>
                    <mo stretchy="false">−</mo>
                    <mrow>
                      <mo fence="true" stretchy="false">(</mo>
                      <mrow>
                        <mrow>
                          <mrow>
                            <mfrac>
                              <mn>1</mn>
                              <mn>2</mn>
                            </mfrac>
                            <mo stretchy="false">+</mo>
                            <mi>x</mi>
                          </mrow>
                          <mi>i</mi>
                        </mrow>
                      </mrow>
                      <mo fence="true" stretchy="false">)</mo>
                    </mrow>
                  </mrow>
                </mrow>
                <mo fence="true" stretchy="false">)</mo>
              </mrow>
              <mo stretchy="false">⋅</mo>
              <msup>
                <mi>n</mi>
                <mrow>
                  <mo fence="true" stretchy="false">(</mo>
                  <mrow>
                    <mrow>
                      <mrow>
                        <mfrac>
                          <mn>1</mn>
                          <mn>2</mn>
                        </mfrac>
                        <mo stretchy="false">+</mo>
                        <mi>x</mi>
                      </mrow>
                      <mi>i</mi>
                    </mrow>
                  </mrow>
                  <mo fence="true" stretchy="false">)</mo>
                </mrow>
              </msup>
              <mo stretchy="false">⋅</mo>
              <msubsup>
                <mi>H</mi>
                <mi>n</mi>
                <mrow>
                  <mo fence="true" stretchy="false">(</mo>
                  <mrow>
                    <mrow>
                      <mo fence="true" stretchy="false">(</mo>
                      <mrow>
                        <mrow>
                          <mrow>
                            <mfrac>
                              <mn>1</mn>
                              <mn>2</mn>
                            </mfrac>
                            <mo stretchy="false">+</mo>
                            <mi>x</mi>
                          </mrow>
                          <mi>i</mi>
                        </mrow>
                      </mrow>
                      <mo fence="true" stretchy="false">)</mo>
                    </mrow>
                  </mrow>
                  <mo fence="true" stretchy="false">)</mo>
                </mrow>
              </msubsup>
            </mrow>
            <mo stretchy="false">−</mo>
            <mrow>
              <mrow>
                <mo fence="true" stretchy="false">(</mo>
                <mrow>
                  <mrow>
                    <mrow>
                      <mfrac>
                        <mn>1</mn>
                        <mn>2</mn>
                      </mfrac>
                      <mo stretchy="false">+</mo>
                      <mi>x</mi>
                    </mrow>
                    <mi>i</mi>
                  </mrow>
                </mrow>
                <mo fence="true" stretchy="false">)</mo>
              </mrow>
              <mo stretchy="false">⋅</mo>
              <msup>
                <mi>n</mi>
                <mrow>
                  <mn>1</mn>
                  <mo stretchy="false">−</mo>
                  <mrow>
                    <mo fence="true" stretchy="false">(</mo>
                    <mrow>
                      <mrow>
                        <mrow>
                          <mfrac>
                            <mn>1</mn>
                            <mn>2</mn>
                          </mfrac>
                          <mo stretchy="false">+</mo>
                          <mi>x</mi>
                        </mrow>
                        <mi>i</mi>
                      </mrow>
                    </mrow>
                    <mo fence="true" stretchy="false">)</mo>
                  </mrow>
                </mrow>
              </msup>
            </mrow>
          </mrow>
          <msubsup>
            <mi>H</mi>
            <mi>n</mi>
            <mrow>
              <mo fence="true" stretchy="false">(</mo>
              <mrow>
                <mrow>
                  <mn>1</mn>
                  <mo stretchy="false">−</mo>
                  <mrow>
                    <mo fence="true" stretchy="false">(</mo>
                    <mrow>
                      <mrow>
                        <mrow>
                          <mfrac>
                            <mn>1</mn>
                            <mn>2</mn>
                          </mfrac>
                          <mo stretchy="false">+</mo>
                          <mi>x</mi>
                        </mrow>
                        <mi>i</mi>
                      </mrow>
                    </mrow>
                    <mo fence="true" stretchy="false">)</mo>
                  </mrow>
                </mrow>
              </mrow>
              <mo fence="true" stretchy="false">)</mo>
            </mrow>
          </msubsup>
        </mrow>
        <mrow>
          <mrow>
            <mrow>
              <mrow>
                <mo fence="true" stretchy="false">(</mo>
                <mrow>
                  <mrow>
                    <mn>1</mn>
                    <mo stretchy="false">−</mo>
                    <mrow>
                      <mo fence="true" stretchy="false">(</mo>
                      <mrow>
                        <mrow>
                          <mrow>
                            <mfrac>
                              <mn>1</mn>
                              <mn>2</mn>
                            </mfrac>
                            <mo stretchy="false">+</mo>
                            <mi>x</mi>
                          </mrow>
                          <mi>i</mi>
                        </mrow>
                      </mrow>
                      <mo fence="true" stretchy="false">)</mo>
                    </mrow>
                  </mrow>
                </mrow>
                <mo fence="true" stretchy="false">)</mo>
              </mrow>
              <mo stretchy="false">⋅</mo>
              <msup>
                <mi>n</mi>
                <mrow>
                  <mo fence="true" stretchy="false">(</mo>
                  <mrow>
                    <mrow>
                      <mrow>
                        <mfrac>
                          <mn>1</mn>
                          <mn>2</mn>
                        </mfrac>
                        <mo stretchy="false">+</mo>
                        <mi>x</mi>
                      </mrow>
                      <mi>i</mi>
                    </mrow>
                  </mrow>
                  <mo fence="true" stretchy="false">)</mo>
                </mrow>
              </msup>
            </mrow>
            <mo stretchy="false">−</mo>
            <mrow>
              <mrow>
                <mo fence="true" stretchy="false">(</mo>
                <mrow>
                  <mrow>
                    <mrow>
                      <mfrac>
                        <mn>1</mn>
                        <mn>2</mn>
                      </mfrac>
                      <mo stretchy="false">+</mo>
                      <mi>x</mi>
                    </mrow>
                    <mi>i</mi>
                  </mrow>
                </mrow>
                <mo fence="true" stretchy="false">)</mo>
              </mrow>
              <mo stretchy="false">⋅</mo>
              <msup>
                <mi>n</mi>
                <mrow>
                  <mn>1</mn>
                  <mo stretchy="false">−</mo>
                  <mrow>
                    <mo fence="true" stretchy="false">(</mo>
                    <mrow>
                      <mrow>
                        <mrow>
                          <mfrac>
                            <mn>1</mn>
                            <mn>2</mn>
                          </mfrac>
                          <mo stretchy="false">+</mo>
                          <mi>x</mi>
                        </mrow>
                        <mi>i</mi>
                      </mrow>
                    </mrow>
                    <mo fence="true" stretchy="false">)</mo>
                  </mrow>
                </mrow>
              </msup>
              <mo stretchy="false">⋅</mo>
              <msup>
                <mn>2</mn>
                <mrow>
                  <mn>1</mn>
                  <mo stretchy="false">−</mo>
                  <mrow>
                    <mo fence="true" stretchy="false">(</mo>
                    <mrow>
                      <mrow>
                        <mrow>
                          <mfrac>
                            <mn>1</mn>
                            <mn>2</mn>
                          </mfrac>
                          <mo stretchy="false">+</mo>
                          <mi>x</mi>
                        </mrow>
                        <mi>i</mi>
                      </mrow>
                    </mrow>
                    <mo fence="true" stretchy="false">)</mo>
                  </mrow>
                </mrow>
              </msup>
              <mo stretchy="false">⋅</mo>
              <msup>
                <mi mathvariant="normal">π</mi>
                <mrow>
                  <mo stretchy="false">−</mo>
                  <mrow>
                    <mo fence="true" stretchy="false">(</mo>
                    <mrow>
                      <mrow>
                        <mrow>
                          <mfrac>
                            <mn>1</mn>
                            <mn>2</mn>
                          </mfrac>
                          <mo stretchy="false">+</mo>
                          <mi>x</mi>
                        </mrow>
                        <mi>i</mi>
                      </mrow>
                    </mrow>
                    <mo fence="true" stretchy="false">)</mo>
                  </mrow>
                </mrow>
              </msup>
            </mrow>
          </mrow>
          <mi>cos</mi>
          <mrow>
            <mrow>
              <mo fence="true" stretchy="false">(</mo>
              <mrow>
                <mfrac>
                  <mrow>
                    <mi mathvariant="normal">π</mi>
                    <mrow>
                      <mo fence="true" stretchy="false">(</mo>
                      <mrow>
                        <mrow>
                          <mrow>
                            <mfrac>
                              <mn>1</mn>
                              <mn>2</mn>
                            </mfrac>
                            <mo stretchy="false">+</mo>
                            <mi>x</mi>
                          </mrow>
                          <mi>i</mi>
                        </mrow>
                      </mrow>
                      <mo fence="true" stretchy="false">)</mo>
                    </mrow>
                  </mrow>
                  <mn>2</mn>
                </mfrac>
              </mrow>
              <mo fence="true" stretchy="false">)</mo>
            </mrow>
            <mo stretchy="false">⋅</mo>
            <mi mathvariant="normal">Γ</mi>
          </mrow>
          <mrow>
            <mo fence="true" stretchy="false">(</mo>
            <mrow>
              <mrow>
                <mo fence="true" stretchy="false">(</mo>
                <mrow>
                  <mrow>
                    <mrow>
                      <mfrac>
                        <mn>1</mn>
                        <mn>2</mn>
                      </mfrac>
                      <mo stretchy="false">+</mo>
                      <mi>x</mi>
                    </mrow>
                    <mi>i</mi>
                  </mrow>
                </mrow>
                <mo fence="true" stretchy="false">)</mo>
              </mrow>
            </mrow>
            <mo fence="true" stretchy="false">)</mo>
          </mrow>
        </mrow>
      </mfrac>
    </mrow>
    <annotation encoding="StarMath 5.0">%zeta( 1 over 2 + x i ) = lim from {n rightarrow infinity}{} { {

(1-(1 over 2 + x i)) cdot n^(1 over 2 + x i) cdot H^((1 over 2 + x i))_n-(1 over 2 + x i) cdot n^{1-(1 over 2 + x i)}H^(1-(1 over 2 + x i))_n}

over

{(1-(1 over 2 + x i)) cdot n^(1 over 2 + x i)-(1 over 2 + x i) cdot n^{1-(1 over 2 + x i)} cdot 2^{1-(1 over 2 + x i)} cdot %pi^-(1 over 2 + x i) cos( {%pi (1 over 2 + x i)}over{2}) cdot %GAMMA((1 over 2 + x i))


} }</annotation>
  </semantics>
</math>
</file>

<file path=Object 457/content.xml><?xml version="1.0" encoding="utf-8"?>
<math xmlns="http://www.w3.org/1998/Math/MathML" display="block">
  <semantics>
    <mrow>
      <mi mathvariant="normal">ζ</mi>
      <mrow>
        <mrow>
          <mo fence="true" stretchy="false">(</mo>
          <mrow>
            <mrow>
              <mrow>
                <mfrac>
                  <mn>1</mn>
                  <mn>2</mn>
                </mfrac>
                <mo stretchy="false">+</mo>
                <mi>x</mi>
              </mrow>
              <mi>i</mi>
            </mrow>
          </mrow>
          <mo fence="true" stretchy="false">)</mo>
        </mrow>
        <mo stretchy="false">=</mo>
        <mrow>
          <munder>
            <mi>lim</mi>
            <mrow>
              <mi>n</mi>
              <mo stretchy="false">→</mo>
              <mi mathvariant="normal">∞</mi>
            </mrow>
          </munder>
          <mrow/>
        </mrow>
      </mrow>
      <mfrac>
        <mrow>
          <mrow>
            <mrow>
              <mrow>
                <mo fence="true" stretchy="false">(</mo>
                <mrow>
                  <mrow>
                    <mrow>
                      <mfrac>
                        <mn>1</mn>
                        <mn>2</mn>
                      </mfrac>
                      <mo stretchy="false">−</mo>
                      <mi>x</mi>
                    </mrow>
                    <mi>i</mi>
                  </mrow>
                </mrow>
                <mo fence="true" stretchy="false">)</mo>
              </mrow>
              <mo stretchy="false">⋅</mo>
              <msup>
                <mi>n</mi>
                <mrow>
                  <mo fence="true" stretchy="false">(</mo>
                  <mrow>
                    <mrow>
                      <mrow>
                        <mfrac>
                          <mn>1</mn>
                          <mn>2</mn>
                        </mfrac>
                        <mo stretchy="false">+</mo>
                        <mi>x</mi>
                      </mrow>
                      <mi>i</mi>
                    </mrow>
                  </mrow>
                  <mo fence="true" stretchy="false">)</mo>
                </mrow>
              </msup>
              <mo stretchy="false">⋅</mo>
              <msubsup>
                <mi>H</mi>
                <mi>n</mi>
                <mrow>
                  <mo fence="true" stretchy="false">(</mo>
                  <mrow>
                    <mrow>
                      <mrow>
                        <mfrac>
                          <mn>1</mn>
                          <mn>2</mn>
                        </mfrac>
                        <mo stretchy="false">+</mo>
                        <mi>x</mi>
                      </mrow>
                      <mi>i</mi>
                    </mrow>
                  </mrow>
                  <mo fence="true" stretchy="false">)</mo>
                </mrow>
              </msubsup>
            </mrow>
            <mo stretchy="false">−</mo>
            <mrow>
              <mrow>
                <mo fence="true" stretchy="false">(</mo>
                <mrow>
                  <mrow>
                    <mrow>
                      <mfrac>
                        <mn>1</mn>
                        <mn>2</mn>
                      </mfrac>
                      <mo stretchy="false">+</mo>
                      <mi>x</mi>
                    </mrow>
                    <mi>i</mi>
                  </mrow>
                </mrow>
                <mo fence="true" stretchy="false">)</mo>
              </mrow>
              <mo stretchy="false">⋅</mo>
              <msup>
                <mi>n</mi>
                <mrow>
                  <mrow>
                    <mfrac>
                      <mn>1</mn>
                      <mn>2</mn>
                    </mfrac>
                    <mo stretchy="false">−</mo>
                    <mi>x</mi>
                  </mrow>
                  <mi>i</mi>
                </mrow>
              </msup>
            </mrow>
          </mrow>
          <msubsup>
            <mi>H</mi>
            <mi>n</mi>
            <mrow>
              <mo fence="true" stretchy="false">(</mo>
              <mrow>
                <mrow>
                  <mrow>
                    <mfrac>
                      <mn>1</mn>
                      <mn>2</mn>
                    </mfrac>
                    <mo stretchy="false">−</mo>
                    <mi>x</mi>
                  </mrow>
                  <mi>i</mi>
                </mrow>
              </mrow>
              <mo fence="true" stretchy="false">)</mo>
            </mrow>
          </msubsup>
        </mrow>
        <mrow>
          <mrow>
            <mrow>
              <mrow>
                <mo fence="true" stretchy="false">(</mo>
                <mrow>
                  <mrow>
                    <mrow>
                      <mfrac>
                        <mn>1</mn>
                        <mn>2</mn>
                      </mfrac>
                      <mo stretchy="false">−</mo>
                      <mi>x</mi>
                    </mrow>
                    <mi>i</mi>
                  </mrow>
                </mrow>
                <mo fence="true" stretchy="false">)</mo>
              </mrow>
              <mo stretchy="false">⋅</mo>
              <msup>
                <mi>n</mi>
                <mrow>
                  <mo fence="true" stretchy="false">(</mo>
                  <mrow>
                    <mrow>
                      <mrow>
                        <mfrac>
                          <mn>1</mn>
                          <mn>2</mn>
                        </mfrac>
                        <mo stretchy="false">+</mo>
                        <mi>x</mi>
                      </mrow>
                      <mi>i</mi>
                    </mrow>
                  </mrow>
                  <mo fence="true" stretchy="false">)</mo>
                </mrow>
              </msup>
            </mrow>
            <mo stretchy="false">−</mo>
            <mrow>
              <mrow>
                <mo fence="true" stretchy="false">(</mo>
                <mrow>
                  <mrow>
                    <mrow>
                      <mfrac>
                        <mn>1</mn>
                        <mn>2</mn>
                      </mfrac>
                      <mo stretchy="false">+</mo>
                      <mi>x</mi>
                    </mrow>
                    <mi>i</mi>
                  </mrow>
                </mrow>
                <mo fence="true" stretchy="false">)</mo>
              </mrow>
              <mo stretchy="false">⋅</mo>
              <msup>
                <mi>n</mi>
                <mrow>
                  <mrow>
                    <mfrac>
                      <mn>1</mn>
                      <mn>2</mn>
                    </mfrac>
                    <mo stretchy="false">−</mo>
                    <mi>x</mi>
                  </mrow>
                  <mi>i</mi>
                </mrow>
              </msup>
              <mo stretchy="false">⋅</mo>
              <msup>
                <mn>2</mn>
                <mrow>
                  <mrow>
                    <mfrac>
                      <mn>1</mn>
                      <mn>2</mn>
                    </mfrac>
                    <mo stretchy="false">−</mo>
                    <mi>x</mi>
                  </mrow>
                  <mi>i</mi>
                </mrow>
              </msup>
              <mo stretchy="false">⋅</mo>
              <msup>
                <mi mathvariant="normal">π</mi>
                <mrow>
                  <mrow>
                    <mrow>
                      <mo stretchy="false">−</mo>
                      <mfrac>
                        <mn>1</mn>
                        <mn>2</mn>
                      </mfrac>
                    </mrow>
                    <mo stretchy="false">−</mo>
                    <mi>x</mi>
                  </mrow>
                  <mi>i</mi>
                </mrow>
              </msup>
            </mrow>
          </mrow>
          <mi>cos</mi>
          <mrow>
            <mrow>
              <mo fence="true" stretchy="false">(</mo>
              <mrow>
                <mrow>
                  <mfrac>
                    <mi mathvariant="normal">π</mi>
                    <mn>4</mn>
                  </mfrac>
                  <mo stretchy="false">+</mo>
                  <mfrac>
                    <mrow>
                      <mi mathvariant="normal">π</mi>
                      <mi>x</mi>
                      <mi>i</mi>
                    </mrow>
                    <mn>2</mn>
                  </mfrac>
                </mrow>
              </mrow>
              <mo fence="true" stretchy="false">)</mo>
            </mrow>
            <mo stretchy="false">⋅</mo>
            <mi mathvariant="normal">Γ</mi>
          </mrow>
          <mrow>
            <mo fence="true" stretchy="false">(</mo>
            <mrow>
              <mrow>
                <mrow>
                  <mfrac>
                    <mn>1</mn>
                    <mn>2</mn>
                  </mfrac>
                  <mo stretchy="false">+</mo>
                  <mi>x</mi>
                </mrow>
                <mi>i</mi>
              </mrow>
            </mrow>
            <mo fence="true" stretchy="false">)</mo>
          </mrow>
        </mrow>
      </mfrac>
    </mrow>
    <annotation encoding="StarMath 5.0">%zeta( 1 over 2 + x i ) = lim from {n rightarrow infinity}{} { {

(1 over 2 -x i) cdot n^(1 over 2 + x i) cdot H^(1 over 2 + x i)_n-(1 over 2 + x i) cdot n^{1 over 2 - x i}H^(1 over 2 - x i)_n}

over

{(1 over 2 - x i) cdot n^(1 over 2 + x i)-(1 over 2 + x i) cdot n^{1 over 2 - x i} cdot 2^{1 over 2 - x i} cdot %pi^{-{1 over 2} - x i} cos( %pi over 4 + {%pi x i}over{2}) cdot %GAMMA(1 over 2 + x i)


} }</annotation>
  </semantics>
</math>
</file>

<file path=Object 458/content.xml><?xml version="1.0" encoding="utf-8"?>
<math xmlns="http://www.w3.org/1998/Math/MathML" display="block">
  <semantics>
    <mtable>
      <mtr>
        <mtd>
          <mrow>
            <mtext/>
            <mrow>
              <munder>
                <mi>lim</mi>
                <mrow>
                  <mi>n</mi>
                  <mo stretchy="false">→</mo>
                  <mi mathvariant="normal">∞</mi>
                </mrow>
              </munder>
              <mrow/>
            </mrow>
            <mrow>
              <mrow>
                <mrow>
                  <mo fence="true" stretchy="false">(</mo>
                  <mrow>
                    <mrow>
                      <mn>2</mn>
                      <mi>x</mi>
                      <mi>sin</mi>
                      <mrow>
                        <mrow>
                          <mo fence="true" stretchy="false">(</mo>
                          <mrow>
                            <mrow>
                              <mi>x</mi>
                              <mi>log</mi>
                              <mrow>
                                <mi>n</mi>
                                <mo stretchy="false">+</mo>
                                <mi>c</mi>
                              </mrow>
                            </mrow>
                          </mrow>
                          <mo fence="true" stretchy="false">)</mo>
                        </mrow>
                        <mo stretchy="false">+</mo>
                        <mi>cos</mi>
                      </mrow>
                      <mrow>
                        <mo fence="true" stretchy="false">(</mo>
                        <mrow>
                          <mrow>
                            <mi>x</mi>
                            <mi>log</mi>
                            <mrow>
                              <mi>n</mi>
                              <mo stretchy="false">+</mo>
                              <mi>c</mi>
                            </mrow>
                          </mrow>
                        </mrow>
                        <mo fence="true" stretchy="false">)</mo>
                      </mrow>
                    </mrow>
                  </mrow>
                  <mo fence="true" stretchy="false">)</mo>
                </mrow>
                <mo stretchy="false">⋅</mo>
                <mrow>
                  <mo fence="true" stretchy="false">(</mo>
                  <mrow>
                    <mrow>
                      <munderover>
                        <mo stretchy="false">∑</mo>
                        <mrow>
                          <mi>j</mi>
                          <mo stretchy="false">=</mo>
                          <mn>1</mn>
                        </mrow>
                        <mi>n</mi>
                      </munderover>
                      <mrow>
                        <mrow>
                          <mfrac>
                            <mn>1</mn>
                            <msqrt>
                              <mi>j</mi>
                            </msqrt>
                          </mfrac>
                          <mo stretchy="false">⋅</mo>
                          <mi>sin</mi>
                        </mrow>
                        <mrow>
                          <mo fence="true" stretchy="false">(</mo>
                          <mrow>
                            <mrow>
                              <mi>x</mi>
                              <mi>log</mi>
                              <mrow>
                                <mi>j</mi>
                                <mo stretchy="false">+</mo>
                                <mi>c</mi>
                              </mrow>
                            </mrow>
                          </mrow>
                          <mo fence="true" stretchy="false">)</mo>
                        </mrow>
                      </mrow>
                    </mrow>
                  </mrow>
                  <mo fence="true" stretchy="false">)</mo>
                </mrow>
              </mrow>
              <mo stretchy="false">+</mo>
              <mtext/>
            </mrow>
          </mrow>
        </mtd>
      </mtr>
      <mtr>
        <mtd>
          <mrow>
            <mtext>       </mtext>
            <mrow>
              <mrow>
                <mrow>
                  <mo fence="true" stretchy="false">(</mo>
                  <mrow>
                    <mrow>
                      <mn>2</mn>
                      <mi>x</mi>
                      <mi>cos</mi>
                      <mrow>
                        <mrow>
                          <mo fence="true" stretchy="false">(</mo>
                          <mrow>
                            <mrow>
                              <mi>x</mi>
                              <mi>log</mi>
                              <mrow>
                                <mi>n</mi>
                                <mo stretchy="false">+</mo>
                                <mi>c</mi>
                              </mrow>
                            </mrow>
                          </mrow>
                          <mo fence="true" stretchy="false">)</mo>
                        </mrow>
                        <mo stretchy="false">−</mo>
                        <mi>sin</mi>
                      </mrow>
                      <mrow>
                        <mo fence="true" stretchy="false">(</mo>
                        <mrow>
                          <mrow>
                            <mi>x</mi>
                            <mi>log</mi>
                            <mrow>
                              <mi>n</mi>
                              <mo stretchy="false">+</mo>
                              <mi>c</mi>
                            </mrow>
                          </mrow>
                        </mrow>
                        <mo fence="true" stretchy="false">)</mo>
                      </mrow>
                    </mrow>
                  </mrow>
                  <mo fence="true" stretchy="false">)</mo>
                </mrow>
                <mo stretchy="false">⋅</mo>
                <mrow>
                  <mo fence="true" stretchy="false">(</mo>
                  <mrow>
                    <mrow>
                      <munderover>
                        <mo stretchy="false">∑</mo>
                        <mrow>
                          <mi>j</mi>
                          <mo stretchy="false">=</mo>
                          <mn>1</mn>
                        </mrow>
                        <mi>n</mi>
                      </munderover>
                      <mrow>
                        <mrow>
                          <mfrac>
                            <mn>1</mn>
                            <msqrt>
                              <mi>j</mi>
                            </msqrt>
                          </mfrac>
                          <mo stretchy="false">⋅</mo>
                          <mi>cos</mi>
                        </mrow>
                        <mrow>
                          <mo fence="true" stretchy="false">(</mo>
                          <mrow>
                            <mrow>
                              <mi>x</mi>
                              <mi>log</mi>
                              <mrow>
                                <mi>j</mi>
                                <mo stretchy="false">+</mo>
                                <mi>c</mi>
                              </mrow>
                            </mrow>
                          </mrow>
                          <mo fence="true" stretchy="false">)</mo>
                        </mrow>
                      </mrow>
                    </mrow>
                  </mrow>
                  <mo fence="true" stretchy="false">)</mo>
                </mrow>
              </mrow>
              <mo stretchy="false">=</mo>
              <mn>0</mn>
            </mrow>
          </mrow>
        </mtd>
      </mtr>
    </mtable>
    <annotation encoding="StarMath 5.0">""lim from {n rightarrow infinity }{ }

( 2 x sin(x log n+c)+cos(x log n+c) )cdot (sum from j =  1 to n { 1 over sqrt j cdot sin(x log j+c)}) 

+ 

"" newline "       "

( 2 x cos(x log n+c)-sin(x log n+c) )cdot( sum from j =  1 to n { 1 over sqrt j cdot cos(x log j+c)}) = 0</annotation>
  </semantics>
</math>
</file>

<file path=Object 459/content.xml><?xml version="1.0" encoding="utf-8"?>
<math xmlns="http://www.w3.org/1998/Math/MathML" display="block">
  <semantics>
    <mrow>
      <mtext/>
      <mrow>
        <munder>
          <mi>lim</mi>
          <mrow>
            <mi>n</mi>
            <mo stretchy="false">→</mo>
            <mi mathvariant="normal">∞</mi>
          </mrow>
        </munder>
        <mrow/>
      </mrow>
      <mrow>
        <mrow>
          <mfrac>
            <mrow>
              <mo fence="true" stretchy="false">(</mo>
              <mrow>
                <mrow>
                  <mn>2</mn>
                  <mi>x</mi>
                  <mi>sin</mi>
                  <mrow>
                    <mrow>
                      <mo fence="true" stretchy="false">(</mo>
                      <mrow>
                        <mrow>
                          <mi>x</mi>
                          <mi>log</mi>
                          <mrow>
                            <mi>n</mi>
                            <mo stretchy="false">+</mo>
                            <mi>c</mi>
                          </mrow>
                        </mrow>
                      </mrow>
                      <mo fence="true" stretchy="false">)</mo>
                    </mrow>
                    <mo stretchy="false">+</mo>
                    <mi>cos</mi>
                  </mrow>
                  <mrow>
                    <mo fence="true" stretchy="false">(</mo>
                    <mrow>
                      <mrow>
                        <mi>x</mi>
                        <mi>log</mi>
                        <mrow>
                          <mi>n</mi>
                          <mo stretchy="false">+</mo>
                          <mi>c</mi>
                        </mrow>
                      </mrow>
                    </mrow>
                    <mo fence="true" stretchy="false">)</mo>
                  </mrow>
                </mrow>
              </mrow>
              <mo fence="true" stretchy="false">)</mo>
            </mrow>
            <mrow>
              <mo fence="true" stretchy="false">(</mo>
              <mrow>
                <mrow>
                  <mn>2</mn>
                  <mi>x</mi>
                  <mi>cos</mi>
                  <mrow>
                    <mrow>
                      <mo fence="true" stretchy="false">(</mo>
                      <mrow>
                        <mrow>
                          <mi>x</mi>
                          <mi>log</mi>
                          <mrow>
                            <mi>n</mi>
                            <mo stretchy="false">+</mo>
                            <mi>c</mi>
                          </mrow>
                        </mrow>
                      </mrow>
                      <mo fence="true" stretchy="false">)</mo>
                    </mrow>
                    <mo stretchy="false">−</mo>
                    <mi>sin</mi>
                  </mrow>
                  <mrow>
                    <mo fence="true" stretchy="false">(</mo>
                    <mrow>
                      <mrow>
                        <mi>x</mi>
                        <mi>log</mi>
                        <mrow>
                          <mi>n</mi>
                          <mo stretchy="false">+</mo>
                          <mi>c</mi>
                        </mrow>
                      </mrow>
                    </mrow>
                    <mo fence="true" stretchy="false">)</mo>
                  </mrow>
                </mrow>
              </mrow>
              <mo fence="true" stretchy="false">)</mo>
            </mrow>
          </mfrac>
          <mo stretchy="false">⋅</mo>
          <mrow>
            <mo fence="true" stretchy="false">(</mo>
            <mrow>
              <mrow>
                <munderover>
                  <mo stretchy="false">∑</mo>
                  <mrow>
                    <mi>j</mi>
                    <mo stretchy="false">=</mo>
                    <mn>1</mn>
                  </mrow>
                  <mi>n</mi>
                </munderover>
                <mrow>
                  <mrow>
                    <mfrac>
                      <mn>1</mn>
                      <msqrt>
                        <mi>j</mi>
                      </msqrt>
                    </mfrac>
                    <mo stretchy="false">⋅</mo>
                    <mi>sin</mi>
                  </mrow>
                  <mrow>
                    <mo fence="true" stretchy="false">(</mo>
                    <mrow>
                      <mrow>
                        <mi>x</mi>
                        <mi>log</mi>
                        <mrow>
                          <mi>j</mi>
                          <mo stretchy="false">+</mo>
                          <mi>c</mi>
                        </mrow>
                      </mrow>
                    </mrow>
                    <mo fence="true" stretchy="false">)</mo>
                  </mrow>
                </mrow>
              </mrow>
            </mrow>
            <mo fence="true" stretchy="false">)</mo>
          </mrow>
        </mrow>
        <mo stretchy="false">+</mo>
        <mrow>
          <munderover>
            <mo stretchy="false">∑</mo>
            <mrow>
              <mi>j</mi>
              <mo stretchy="false">=</mo>
              <mn>1</mn>
            </mrow>
            <mi>n</mi>
          </munderover>
          <mrow>
            <mrow>
              <mfrac>
                <mn>1</mn>
                <msqrt>
                  <mi>j</mi>
                </msqrt>
              </mfrac>
              <mo stretchy="false">⋅</mo>
              <mi>cos</mi>
            </mrow>
            <mrow>
              <mo fence="true" stretchy="false">(</mo>
              <mrow>
                <mrow>
                  <mi>x</mi>
                  <mi>log</mi>
                  <mrow>
                    <mi>j</mi>
                    <mo stretchy="false">+</mo>
                    <mi>c</mi>
                  </mrow>
                </mrow>
              </mrow>
              <mo fence="true" stretchy="false">)</mo>
            </mrow>
          </mrow>
        </mrow>
      </mrow>
    </mrow>
    <annotation encoding="StarMath 5.0">""lim from {n rightarrow infinity }{ }

( 2 x sin(x log n+c)+cos(x log n+c) ) over ( 2 x cos(x log n+c)-sin(x log n+c) )cdot (sum from j =  1 to n { 1 over sqrt j cdot sin(x log j+c)}) 

+ 
 sum from j =  1 to n { 1 over sqrt j cdot cos(x log j+c)}</annotation>
  </semantics>
</math>
</file>

<file path=Object 46/content.xml><?xml version="1.0" encoding="utf-8"?>
<math xmlns="http://www.w3.org/1998/Math/MathML" display="block">
  <semantics>
    <mrow>
      <mrow>
        <mn>0</mn>
        <mo stretchy="false">=</mo>
        <mrow>
          <munder>
            <mi>lim</mi>
            <mrow>
              <mi>n</mi>
              <mo stretchy="false">→</mo>
              <mi mathvariant="normal">∞</mi>
            </mrow>
          </munder>
          <mrow/>
        </mrow>
      </mrow>
      <mrow>
        <mrow>
          <munderover>
            <mo stretchy="false">∑</mo>
            <mrow>
              <mi>j</mi>
              <mo stretchy="false">=</mo>
              <mn>0</mn>
            </mrow>
            <mi>k</mi>
          </munderover>
          <msup>
            <mrow>
              <mo fence="true" stretchy="false">(</mo>
              <mrow>
                <mrow>
                  <mo stretchy="false">−</mo>
                  <mn>1</mn>
                </mrow>
              </mrow>
              <mo fence="true" stretchy="false">)</mo>
            </mrow>
            <mi>j</mi>
          </msup>
        </mrow>
        <mo stretchy="false">⋅</mo>
        <mrow>
          <mo fence="true" stretchy="false">(</mo>
          <mrow>
            <mtable>
              <mtr>
                <mtd>
                  <mi>k</mi>
                </mtd>
              </mtr>
              <mtr>
                <mtd>
                  <mi>j</mi>
                </mtd>
              </mtr>
            </mtable>
          </mrow>
          <mo fence="true" stretchy="false">)</mo>
        </mrow>
      </mrow>
      <mrow>
        <mfrac>
          <mrow>
            <mo fence="true" stretchy="false">(</mo>
            <mrow>
              <mrow>
                <mi>s</mi>
                <mo stretchy="false">−</mo>
                <mn>1</mn>
                <mo stretchy="false">+</mo>
                <mi>j</mi>
              </mrow>
            </mrow>
            <mo fence="true" stretchy="false">)</mo>
          </mrow>
          <mrow>
            <mi>s</mi>
            <mo stretchy="false">−</mo>
            <mn>1</mn>
          </mrow>
        </mfrac>
        <mo stretchy="false">⋅</mo>
        <msup>
          <mi>n</mi>
          <mi>j</mi>
        </msup>
        <mo stretchy="false">⋅</mo>
        <mi mathvariant="normal">ζ</mi>
      </mrow>
      <mrow>
        <mo fence="true" stretchy="false">(</mo>
        <mrow>
          <mrow>
            <mrow>
              <mi>s</mi>
              <mo stretchy="false">+</mo>
              <mi>j</mi>
            </mrow>
            <mi>,</mi>
            <mrow>
              <mi>y</mi>
              <mo stretchy="false">+</mo>
              <mi>n</mi>
            </mrow>
          </mrow>
        </mrow>
        <mo fence="true" stretchy="false">)</mo>
      </mrow>
    </mrow>
    <annotation encoding="StarMath 5.0">0

=

lim from {n rightarrow infinity }{ } sum from j = 0 to k ( -1 )^j cdot ( binom{k}{j} )( s-1+j ) over { s-1 } cdot n^{ j } cdot %zeta( s+j, y+n )</annotation>
  </semantics>
</math>
</file>

<file path=Object 460/content.xml><?xml version="1.0" encoding="utf-8"?>
<math xmlns="http://www.w3.org/1998/Math/MathML" display="block">
  <semantics>
    <mrow>
      <mi mathvariant="normal">ζ</mi>
      <mrow>
        <mrow>
          <mo fence="true" stretchy="false">(</mo>
          <mrow>
            <mrow>
              <mfrac>
                <mn>1</mn>
                <mn>2</mn>
              </mfrac>
              <mo stretchy="false">+</mo>
              <mrow>
                <mi>t</mi>
                <mo stretchy="false">⋅</mo>
                <mi>i</mi>
              </mrow>
            </mrow>
          </mrow>
          <mo fence="true" stretchy="false">)</mo>
        </mrow>
        <mo stretchy="false">=</mo>
        <mrow>
          <munder>
            <mi>lim</mi>
            <mrow>
              <mi>n</mi>
              <mo stretchy="false">→</mo>
              <mi mathvariant="normal">∞</mi>
            </mrow>
          </munder>
          <mrow/>
        </mrow>
      </mrow>
      <mrow>
        <munderover>
          <mo stretchy="false">∑</mo>
          <mrow>
            <mi>j</mi>
            <mo stretchy="false">=</mo>
            <mn>1</mn>
          </mrow>
          <mi>n</mi>
        </munderover>
        <mrow>
          <mfrac>
            <mn>1</mn>
            <msqrt>
              <mi>j</mi>
            </msqrt>
          </mfrac>
          <mo stretchy="false">⋅</mo>
          <mrow>
            <mo fence="true" stretchy="false">(</mo>
            <mrow>
              <mrow>
                <mi>cos</mi>
                <mrow>
                  <mrow>
                    <mo fence="true" stretchy="false">(</mo>
                    <mrow>
                      <mrow>
                        <mi>t</mi>
                        <mi>log</mi>
                        <mi>j</mi>
                      </mrow>
                    </mrow>
                    <mo fence="true" stretchy="false">)</mo>
                  </mrow>
                  <mo stretchy="false">+</mo>
                  <mi>tan</mi>
                </mrow>
                <mrow>
                  <mrow>
                    <mo fence="true" stretchy="false">(</mo>
                    <mrow>
                      <mrow>
                        <mi>t</mi>
                        <mi>log</mi>
                        <mrow>
                          <mi>n</mi>
                          <mo stretchy="false">+</mo>
                          <msup>
                            <mi>cot</mi>
                            <mrow>
                              <mo stretchy="false">−</mo>
                              <mn>1</mn>
                            </mrow>
                          </msup>
                        </mrow>
                        <mrow>
                          <mo fence="true" stretchy="false">(</mo>
                          <mrow>
                            <mrow>
                              <mn>2</mn>
                              <mi>t</mi>
                            </mrow>
                          </mrow>
                          <mo fence="true" stretchy="false">)</mo>
                        </mrow>
                      </mrow>
                    </mrow>
                    <mo fence="true" stretchy="false">)</mo>
                  </mrow>
                  <mo stretchy="false">⋅</mo>
                  <mi>sin</mi>
                </mrow>
                <mrow>
                  <mo fence="true" stretchy="false">(</mo>
                  <mrow>
                    <mrow>
                      <mi>t</mi>
                      <mi>log</mi>
                      <mi>j</mi>
                    </mrow>
                  </mrow>
                  <mo fence="true" stretchy="false">)</mo>
                </mrow>
              </mrow>
            </mrow>
            <mo fence="true" stretchy="false">)</mo>
          </mrow>
        </mrow>
      </mrow>
    </mrow>
    <annotation encoding="StarMath 5.0">%zeta(1 over 2 + t cdot i ) = lim from {n rightarrow infinity }{ }

sum from j =  1 to n { 1 over sqrt j cdot (cos(t log j)+tan(t log n + cot^-1 (2 t) )cdot sin(t log j))}</annotation>
  </semantics>
</math>
</file>

<file path=Object 461/content.xml><?xml version="1.0" encoding="utf-8"?>
<math xmlns="http://www.w3.org/1998/Math/MathML" display="block">
  <semantics>
    <mrow>
      <mrow>
        <munder>
          <mi>lim</mi>
          <mrow>
            <mi>n</mi>
            <mo stretchy="false">→</mo>
            <mi mathvariant="normal">∞</mi>
          </mrow>
        </munder>
        <mrow/>
      </mrow>
      <mrow>
        <munderover>
          <mo stretchy="false">∑</mo>
          <mrow>
            <mi>j</mi>
            <mo stretchy="false">=</mo>
            <mn>1</mn>
          </mrow>
          <mi>n</mi>
        </munderover>
        <mrow>
          <mrow>
            <mo fence="true" stretchy="false">(</mo>
            <mrow>
              <mrow>
                <mn>1</mn>
                <mo stretchy="false">−</mo>
                <mi>s</mi>
              </mrow>
            </mrow>
            <mo fence="true" stretchy="false">)</mo>
          </mrow>
          <mrow>
            <mrow>
              <msup>
                <mi>n</mi>
                <mi>s</mi>
              </msup>
              <mo stretchy="false">⋅</mo>
              <msup>
                <mi>j</mi>
                <mrow>
                  <mo stretchy="false">−</mo>
                  <mi>s</mi>
                </mrow>
              </msup>
            </mrow>
            <mo stretchy="false">−</mo>
            <mi>s</mi>
          </mrow>
          <msup>
            <mi>n</mi>
            <mrow>
              <mn>1</mn>
              <mo stretchy="false">−</mo>
              <mi>s</mi>
            </mrow>
          </msup>
          <msup>
            <mi>j</mi>
            <mrow>
              <mi>s</mi>
              <mo stretchy="false">−</mo>
              <mn>1</mn>
            </mrow>
          </msup>
        </mrow>
      </mrow>
    </mrow>
    <annotation encoding="StarMath 5.0">lim from {n rightarrow infinity}{} sum from j = 1 to n{ {

(1-s)n^s cdot j^-s - s n^{1-s} j^{s-1}} }</annotation>
  </semantics>
</math>
</file>

<file path=Object 462/content.xml><?xml version="1.0" encoding="utf-8"?>
<math xmlns="http://www.w3.org/1998/Math/MathML" display="block">
  <semantics>
    <mrow>
      <mrow>
        <munder>
          <mi>lim</mi>
          <mrow>
            <mi>n</mi>
            <mo stretchy="false">→</mo>
            <mi mathvariant="normal">∞</mi>
          </mrow>
        </munder>
        <mrow/>
      </mrow>
      <mrow>
        <munderover>
          <mo stretchy="false">∑</mo>
          <mrow>
            <mi>j</mi>
            <mo stretchy="false">=</mo>
            <mn>1</mn>
          </mrow>
          <mi>n</mi>
        </munderover>
        <mrow>
          <mrow>
            <mo fence="true" stretchy="false">(</mo>
            <mrow>
              <mrow>
                <mn>1</mn>
                <mo stretchy="false">−</mo>
                <mi>s</mi>
              </mrow>
            </mrow>
            <mo fence="true" stretchy="false">)</mo>
          </mrow>
          <mrow>
            <msup>
              <mrow>
                <mo fence="true" stretchy="false">(</mo>
                <mrow>
                  <mfrac>
                    <mi>n</mi>
                    <mi>j</mi>
                  </mfrac>
                </mrow>
                <mo fence="true" stretchy="false">)</mo>
              </mrow>
              <mi>s</mi>
            </msup>
            <mo stretchy="false">−</mo>
            <mi>s</mi>
          </mrow>
          <msup>
            <mrow>
              <mo fence="true" stretchy="false">(</mo>
              <mrow>
                <mfrac>
                  <mi>n</mi>
                  <mi>j</mi>
                </mfrac>
              </mrow>
              <mo fence="true" stretchy="false">)</mo>
            </mrow>
            <mrow>
              <mn>1</mn>
              <mo stretchy="false">−</mo>
              <mi>s</mi>
            </mrow>
          </msup>
        </mrow>
      </mrow>
    </mrow>
    <annotation encoding="StarMath 5.0">lim from {n rightarrow infinity}{} sum from j = 1 to n{ {

(1-s) (n over j)^s - s (n over j)^{1-s}} }</annotation>
  </semantics>
</math>
</file>

<file path=Object 463/content.xml><?xml version="1.0" encoding="utf-8"?>
<math xmlns="http://www.w3.org/1998/Math/MathML" display="block">
  <semantics>
    <mrow>
      <mrow>
        <munder>
          <mi>lim</mi>
          <mrow>
            <mi>n</mi>
            <mo stretchy="false">→</mo>
            <mi mathvariant="normal">∞</mi>
          </mrow>
        </munder>
        <mrow/>
      </mrow>
      <mrow>
        <munderover>
          <mo stretchy="false">∑</mo>
          <mrow>
            <mi>j</mi>
            <mo stretchy="false">=</mo>
            <mn>1</mn>
          </mrow>
          <mi>n</mi>
        </munderover>
        <mrow>
          <mrow>
            <mo fence="true" stretchy="false">(</mo>
            <mrow>
              <mrow>
                <mn>1</mn>
                <mo stretchy="false">−</mo>
                <mi>s</mi>
              </mrow>
            </mrow>
            <mo fence="true" stretchy="false">)</mo>
          </mrow>
          <mrow>
            <mrow>
              <msup>
                <mi>n</mi>
                <mi>s</mi>
              </msup>
              <mo stretchy="false">⋅</mo>
              <msup>
                <mrow>
                  <mo fence="true" stretchy="false">(</mo>
                  <mrow>
                    <mfrac>
                      <mi>n</mi>
                      <mi>j</mi>
                    </mfrac>
                  </mrow>
                  <mo fence="true" stretchy="false">)</mo>
                </mrow>
                <mi>s</mi>
              </msup>
            </mrow>
            <mo stretchy="false">−</mo>
            <mi>s</mi>
          </mrow>
          <msup>
            <mrow>
              <mo fence="true" stretchy="false">(</mo>
              <mrow>
                <mfrac>
                  <mi>n</mi>
                  <mi>h</mi>
                </mfrac>
              </mrow>
              <mo fence="true" stretchy="false">)</mo>
            </mrow>
            <mrow>
              <mn>1</mn>
              <mo stretchy="false">−</mo>
              <mi>s</mi>
            </mrow>
          </msup>
        </mrow>
      </mrow>
    </mrow>
    <annotation encoding="StarMath 5.0">lim from {n rightarrow infinity}{} sum from j = 1 to n{ {

(1-s)n^s cdot (n over j)^s - s (n over h)^{1-s}} }</annotation>
  </semantics>
</math>
</file>

<file path=Object 464/content.xml><?xml version="1.0" encoding="utf-8"?>
<math xmlns="http://www.w3.org/1998/Math/MathML" display="block">
  <semantics>
    <mrow>
      <mrow>
        <munder>
          <mi>lim</mi>
          <mrow>
            <mi>n</mi>
            <mo stretchy="false">→</mo>
            <mi mathvariant="normal">∞</mi>
          </mrow>
        </munder>
        <mrow/>
      </mrow>
      <mrow>
        <munderover>
          <mo stretchy="false">∑</mo>
          <mrow>
            <mi>j</mi>
            <mo stretchy="false">=</mo>
            <mn>1</mn>
          </mrow>
          <mi>n</mi>
        </munderover>
        <mrow>
          <mrow>
            <mo fence="true" stretchy="false">(</mo>
            <mrow>
              <mrow>
                <mfrac>
                  <mn>1</mn>
                  <mn>2</mn>
                </mfrac>
                <mo stretchy="false">−</mo>
                <mi>s</mi>
              </mrow>
            </mrow>
            <mo fence="true" stretchy="false">)</mo>
          </mrow>
          <mrow>
            <mrow>
              <msup>
                <mi>n</mi>
                <mrow>
                  <mo fence="true" stretchy="false">(</mo>
                  <mrow>
                    <mrow>
                      <mi>s</mi>
                      <mo stretchy="false">−</mo>
                      <mfrac>
                        <mn>1</mn>
                        <mn>2</mn>
                      </mfrac>
                    </mrow>
                  </mrow>
                  <mo fence="true" stretchy="false">)</mo>
                </mrow>
              </msup>
              <mo stretchy="false">⋅</mo>
              <msup>
                <mrow>
                  <mo fence="true" stretchy="false">(</mo>
                  <mrow>
                    <mfrac>
                      <mi>n</mi>
                      <mi>j</mi>
                    </mfrac>
                  </mrow>
                  <mo fence="true" stretchy="false">)</mo>
                </mrow>
                <mrow>
                  <mi>s</mi>
                  <mo stretchy="false">−</mo>
                  <mfrac>
                    <mn>1</mn>
                    <mn>2</mn>
                  </mfrac>
                </mrow>
              </msup>
            </mrow>
            <mo stretchy="false">−</mo>
            <mrow>
              <mo fence="true" stretchy="false">(</mo>
              <mrow>
                <mrow>
                  <mi>s</mi>
                  <mo stretchy="false">−</mo>
                  <mfrac>
                    <mn>1</mn>
                    <mn>2</mn>
                  </mfrac>
                </mrow>
              </mrow>
              <mo fence="true" stretchy="false">)</mo>
            </mrow>
          </mrow>
          <msup>
            <mrow>
              <mo fence="true" stretchy="false">(</mo>
              <mrow>
                <mfrac>
                  <mi>n</mi>
                  <mi>j</mi>
                </mfrac>
              </mrow>
              <mo fence="true" stretchy="false">)</mo>
            </mrow>
            <mrow>
              <mfrac>
                <mn>1</mn>
                <mn>2</mn>
              </mfrac>
              <mo stretchy="false">−</mo>
              <mi>s</mi>
            </mrow>
          </msup>
        </mrow>
      </mrow>
    </mrow>
    <annotation encoding="StarMath 5.0">lim from {n rightarrow infinity}{} sum from j = 1 to n{ {

(1 over 2 -s)n^(s-1 over 2) cdot (n over j)^{s-1 over 2} - (s-1 over 2) (n over j)^{1 over 2 -s}} }</annotation>
  </semantics>
</math>
</file>

<file path=Object 465/content.xml><?xml version="1.0" encoding="utf-8"?>
<math xmlns="http://www.w3.org/1998/Math/MathML" display="block">
  <semantics>
    <mrow>
      <mrow>
        <munder>
          <mi>lim</mi>
          <mrow>
            <mi>n</mi>
            <mo stretchy="false">→</mo>
            <mi mathvariant="normal">∞</mi>
          </mrow>
        </munder>
        <mrow/>
      </mrow>
      <mrow>
        <munderover>
          <mo stretchy="false">∑</mo>
          <mrow>
            <mi>j</mi>
            <mo stretchy="false">=</mo>
            <mn>1</mn>
          </mrow>
          <mi>n</mi>
        </munderover>
        <mrow>
          <msup>
            <mrow>
              <mo fence="true" stretchy="false">(</mo>
              <mrow>
                <mfrac>
                  <mrow>
                    <mfrac>
                      <mn>1</mn>
                      <mn>2</mn>
                    </mfrac>
                    <mo stretchy="false">−</mo>
                    <mi>s</mi>
                  </mrow>
                  <mrow>
                    <mfrac>
                      <mn>1</mn>
                      <mn>2</mn>
                    </mfrac>
                    <mo stretchy="false">+</mo>
                    <mi>s</mi>
                  </mrow>
                </mfrac>
              </mrow>
              <mo fence="true" stretchy="false">)</mo>
            </mrow>
            <mfrac>
              <mn>1</mn>
              <mn>2</mn>
            </mfrac>
          </msup>
          <mrow>
            <msup>
              <mrow>
                <mo fence="true" stretchy="false">(</mo>
                <mrow>
                  <mfrac>
                    <mi>n</mi>
                    <mi>j</mi>
                  </mfrac>
                </mrow>
                <mo fence="true" stretchy="false">)</mo>
              </mrow>
              <mrow>
                <mfrac>
                  <mn>1</mn>
                  <mn>2</mn>
                </mfrac>
                <mo stretchy="false">+</mo>
                <mi>s</mi>
              </mrow>
            </msup>
            <mo stretchy="false">−</mo>
            <msup>
              <mrow>
                <mo fence="true" stretchy="false">(</mo>
                <mrow>
                  <mfrac>
                    <mrow>
                      <mfrac>
                        <mn>1</mn>
                        <mn>2</mn>
                      </mfrac>
                      <mo stretchy="false">−</mo>
                      <mi>s</mi>
                    </mrow>
                    <mrow>
                      <mfrac>
                        <mn>1</mn>
                        <mn>2</mn>
                      </mfrac>
                      <mo stretchy="false">+</mo>
                      <mi>s</mi>
                    </mrow>
                  </mfrac>
                </mrow>
                <mo fence="true" stretchy="false">)</mo>
              </mrow>
              <mrow>
                <mo stretchy="false">−</mo>
                <mfrac>
                  <mn>1</mn>
                  <mn>2</mn>
                </mfrac>
              </mrow>
            </msup>
          </mrow>
          <msup>
            <mrow>
              <mo fence="true" stretchy="false">(</mo>
              <mrow>
                <mfrac>
                  <mi>n</mi>
                  <mi>j</mi>
                </mfrac>
              </mrow>
              <mo fence="true" stretchy="false">)</mo>
            </mrow>
            <mrow>
              <mfrac>
                <mn>1</mn>
                <mn>2</mn>
              </mfrac>
              <mo stretchy="false">−</mo>
              <mi>s</mi>
            </mrow>
          </msup>
        </mrow>
      </mrow>
    </mrow>
    <annotation encoding="StarMath 5.0">lim from {n rightarrow infinity}{} sum from j = 1 to n{ {

({1 over 2 -s} over {1 over 2+s})^{1 over 2}(n over j)^{1 over 2+s} - ({1 over 2 -s} over {1 over 2+s})^{-{1 over 2}} (n over j)^{1 over 2 -s}} }</annotation>
  </semantics>
</math>
</file>

<file path=Object 466/content.xml><?xml version="1.0" encoding="utf-8"?>
<math xmlns="http://www.w3.org/1998/Math/MathML" display="block">
  <semantics>
    <mrow>
      <mrow>
        <munder>
          <mi>lim</mi>
          <mrow>
            <mi>n</mi>
            <mo stretchy="false">→</mo>
            <mi mathvariant="normal">∞</mi>
          </mrow>
        </munder>
        <mrow/>
      </mrow>
      <mrow>
        <munderover>
          <mo stretchy="false">∑</mo>
          <mrow>
            <mi>j</mi>
            <mo stretchy="false">=</mo>
            <mn>1</mn>
          </mrow>
          <mi>n</mi>
        </munderover>
        <msup>
          <mrow>
            <mo fence="true" stretchy="false">(</mo>
            <mrow>
              <mfrac>
                <mi>n</mi>
                <mi>j</mi>
              </mfrac>
            </mrow>
            <mo fence="true" stretchy="false">)</mo>
          </mrow>
          <mfrac>
            <mn>1</mn>
            <mn>2</mn>
          </mfrac>
        </msup>
      </mrow>
      <mrow>
        <mo fence="true" stretchy="false">(</mo>
        <mrow>
          <mrow>
            <msup>
              <mrow>
                <mo fence="true" stretchy="false">(</mo>
                <mrow>
                  <mfrac>
                    <mrow>
                      <mfrac>
                        <mn>1</mn>
                        <mn>2</mn>
                      </mfrac>
                      <mo stretchy="false">−</mo>
                      <mi>s</mi>
                    </mrow>
                    <mrow>
                      <mfrac>
                        <mn>1</mn>
                        <mn>2</mn>
                      </mfrac>
                      <mo stretchy="false">+</mo>
                      <mi>s</mi>
                    </mrow>
                  </mfrac>
                </mrow>
                <mo fence="true" stretchy="false">)</mo>
              </mrow>
              <mfrac>
                <mn>1</mn>
                <mn>2</mn>
              </mfrac>
            </msup>
            <mrow>
              <msup>
                <mrow>
                  <mo fence="true" stretchy="false">(</mo>
                  <mrow>
                    <mfrac>
                      <mi>n</mi>
                      <mi>j</mi>
                    </mfrac>
                  </mrow>
                  <mo fence="true" stretchy="false">)</mo>
                </mrow>
                <mi>s</mi>
              </msup>
              <mo stretchy="false">−</mo>
              <msup>
                <mrow>
                  <mo fence="true" stretchy="false">(</mo>
                  <mrow>
                    <mfrac>
                      <mrow>
                        <mfrac>
                          <mn>1</mn>
                          <mn>2</mn>
                        </mfrac>
                        <mo stretchy="false">−</mo>
                        <mi>s</mi>
                      </mrow>
                      <mrow>
                        <mfrac>
                          <mn>1</mn>
                          <mn>2</mn>
                        </mfrac>
                        <mo stretchy="false">+</mo>
                        <mi>s</mi>
                      </mrow>
                    </mfrac>
                  </mrow>
                  <mo fence="true" stretchy="false">)</mo>
                </mrow>
                <mrow>
                  <mo stretchy="false">−</mo>
                  <mfrac>
                    <mn>1</mn>
                    <mn>2</mn>
                  </mfrac>
                </mrow>
              </msup>
            </mrow>
            <msup>
              <mrow>
                <mo fence="true" stretchy="false">(</mo>
                <mrow>
                  <mfrac>
                    <mi>n</mi>
                    <mi>j</mi>
                  </mfrac>
                </mrow>
                <mo fence="true" stretchy="false">)</mo>
              </mrow>
              <mrow>
                <mo stretchy="false">−</mo>
                <mi>s</mi>
              </mrow>
            </msup>
          </mrow>
        </mrow>
        <mo fence="true" stretchy="false">)</mo>
      </mrow>
    </mrow>
    <annotation encoding="StarMath 5.0">lim from {n rightarrow infinity}{} sum from j = 1 to n (n over j)^{1 over 2}({ {



({1 over 2 -s} over {1 over 2+s})^{1 over 2}(n over j)^{s} - ({1 over 2 -s} over {1 over 2+s})^{-{1 over 2}} (n over j)^{-s}} })</annotation>
  </semantics>
</math>
</file>

<file path=Object 467/content.xml><?xml version="1.0" encoding="utf-8"?>
<math xmlns="http://www.w3.org/1998/Math/MathML" display="block">
  <semantics>
    <mrow>
      <mrow>
        <munder>
          <mi>lim</mi>
          <mrow>
            <mi>n</mi>
            <mo stretchy="false">→</mo>
            <mi mathvariant="normal">∞</mi>
          </mrow>
        </munder>
        <mrow/>
      </mrow>
      <mrow>
        <munderover>
          <mo stretchy="false">∑</mo>
          <mrow>
            <mi>j</mi>
            <mo stretchy="false">=</mo>
            <mn>1</mn>
          </mrow>
          <mi>n</mi>
        </munderover>
        <msup>
          <mrow>
            <mo fence="true" stretchy="false">(</mo>
            <mrow>
              <mfrac>
                <mi>n</mi>
                <mi>j</mi>
              </mfrac>
            </mrow>
            <mo fence="true" stretchy="false">)</mo>
          </mrow>
          <mfrac>
            <mn>1</mn>
            <mn>2</mn>
          </mfrac>
        </msup>
      </mrow>
      <mrow>
        <mo fence="true" stretchy="false">(</mo>
        <mrow>
          <mrow>
            <msup>
              <mrow>
                <mo fence="true" stretchy="false">(</mo>
                <mrow>
                  <mfrac>
                    <mrow>
                      <mfrac>
                        <mn>1</mn>
                        <mn>2</mn>
                      </mfrac>
                      <mo stretchy="false">−</mo>
                      <mi>s</mi>
                    </mrow>
                    <mrow>
                      <mfrac>
                        <mn>1</mn>
                        <mn>2</mn>
                      </mfrac>
                      <mo stretchy="false">+</mo>
                      <mi>s</mi>
                    </mrow>
                  </mfrac>
                </mrow>
                <mo fence="true" stretchy="false">)</mo>
              </mrow>
              <mfrac>
                <mn>1</mn>
                <mn>2</mn>
              </mfrac>
            </msup>
            <mrow>
              <msup>
                <mrow>
                  <mo fence="true" stretchy="false">(</mo>
                  <mrow>
                    <mfrac>
                      <mi>n</mi>
                      <mi>j</mi>
                    </mfrac>
                  </mrow>
                  <mo fence="true" stretchy="false">)</mo>
                </mrow>
                <mi>s</mi>
              </msup>
              <mo stretchy="false">−</mo>
              <msup>
                <mrow>
                  <mo fence="true" stretchy="false">(</mo>
                  <mrow>
                    <mrow>
                      <msup>
                        <mrow>
                          <mo fence="true" stretchy="false">(</mo>
                          <mrow>
                            <mfrac>
                              <mrow>
                                <mfrac>
                                  <mn>1</mn>
                                  <mn>2</mn>
                                </mfrac>
                                <mo stretchy="false">−</mo>
                                <mi>s</mi>
                              </mrow>
                              <mrow>
                                <mfrac>
                                  <mn>1</mn>
                                  <mn>2</mn>
                                </mfrac>
                                <mo stretchy="false">+</mo>
                                <mi>s</mi>
                              </mrow>
                            </mfrac>
                          </mrow>
                          <mo fence="true" stretchy="false">)</mo>
                        </mrow>
                        <mfrac>
                          <mn>1</mn>
                          <mn>2</mn>
                        </mfrac>
                      </msup>
                      <msup>
                        <mrow>
                          <mo fence="true" stretchy="false">(</mo>
                          <mrow>
                            <mfrac>
                              <mi>n</mi>
                              <mi>j</mi>
                            </mfrac>
                          </mrow>
                          <mo fence="true" stretchy="false">)</mo>
                        </mrow>
                        <mi>s</mi>
                      </msup>
                    </mrow>
                  </mrow>
                  <mo fence="true" stretchy="false">)</mo>
                </mrow>
                <mrow>
                  <mo stretchy="false">−</mo>
                  <mn>1</mn>
                </mrow>
              </msup>
            </mrow>
          </mrow>
        </mrow>
        <mo fence="true" stretchy="false">)</mo>
      </mrow>
    </mrow>
    <annotation encoding="StarMath 5.0">lim from {n rightarrow infinity}{} sum from j = 1 to n (n over j)^{1 over 2}({ {



({1 over 2 -s} over {1 over 2+s})^{1 over 2}(n over j)^{s} - (({1 over 2 -s} over {1 over 2+s})^{{1 over 2}} (n over j)^{s})^-1} })</annotation>
  </semantics>
</math>
</file>

<file path=Object 468/content.xml><?xml version="1.0" encoding="utf-8"?>
<math xmlns="http://www.w3.org/1998/Math/MathML" display="block">
  <semantics>
    <mrow>
      <mrow>
        <munder>
          <mi>lim</mi>
          <mrow>
            <mi>n</mi>
            <mo stretchy="false">→</mo>
            <mi mathvariant="normal">∞</mi>
          </mrow>
        </munder>
        <mrow/>
      </mrow>
      <mrow>
        <munderover>
          <mo stretchy="false">∑</mo>
          <mrow>
            <mi>j</mi>
            <mo stretchy="false">=</mo>
            <mn>1</mn>
          </mrow>
          <mi>n</mi>
        </munderover>
        <msup>
          <mrow>
            <mo fence="true" stretchy="false">(</mo>
            <mrow>
              <mfrac>
                <mi>n</mi>
                <mi>j</mi>
              </mfrac>
            </mrow>
            <mo fence="true" stretchy="false">)</mo>
          </mrow>
          <mfrac>
            <mn>1</mn>
            <mn>2</mn>
          </mfrac>
        </msup>
      </mrow>
      <mrow>
        <mo fence="true" stretchy="false">(</mo>
        <mrow>
          <mrow>
            <msup>
              <mrow>
                <mo fence="true" stretchy="false">(</mo>
                <mrow>
                  <mfrac>
                    <mrow>
                      <mrow>
                        <mfrac>
                          <mn>1</mn>
                          <mn>2</mn>
                        </mfrac>
                        <mo stretchy="false">−</mo>
                        <mi>s</mi>
                        <mo stretchy="false">−</mo>
                        <mi>t</mi>
                      </mrow>
                      <mi>i</mi>
                    </mrow>
                    <mrow>
                      <mrow>
                        <mfrac>
                          <mn>1</mn>
                          <mn>2</mn>
                        </mfrac>
                        <mo stretchy="false">+</mo>
                        <mi>s</mi>
                        <mo stretchy="false">+</mo>
                        <mi>t</mi>
                      </mrow>
                      <mi>i</mi>
                    </mrow>
                  </mfrac>
                </mrow>
                <mo fence="true" stretchy="false">)</mo>
              </mrow>
              <mfrac>
                <mn>1</mn>
                <mn>2</mn>
              </mfrac>
            </msup>
            <mrow>
              <msup>
                <mrow>
                  <mo fence="true" stretchy="false">(</mo>
                  <mrow>
                    <mfrac>
                      <mi>n</mi>
                      <mi>j</mi>
                    </mfrac>
                  </mrow>
                  <mo fence="true" stretchy="false">)</mo>
                </mrow>
                <mrow>
                  <mrow>
                    <mi>s</mi>
                    <mo stretchy="false">+</mo>
                    <mi>t</mi>
                  </mrow>
                  <mi>i</mi>
                </mrow>
              </msup>
              <mo stretchy="false">−</mo>
              <msup>
                <mrow>
                  <mo fence="true" stretchy="false">(</mo>
                  <mrow>
                    <mrow>
                      <msup>
                        <mrow>
                          <mo fence="true" stretchy="false">(</mo>
                          <mrow>
                            <mfrac>
                              <mrow>
                                <mrow>
                                  <mfrac>
                                    <mn>1</mn>
                                    <mn>2</mn>
                                  </mfrac>
                                  <mo stretchy="false">−</mo>
                                  <mi>s</mi>
                                  <mo stretchy="false">−</mo>
                                  <mi>t</mi>
                                </mrow>
                                <mi>i</mi>
                              </mrow>
                              <mrow>
                                <mrow>
                                  <mfrac>
                                    <mn>1</mn>
                                    <mn>2</mn>
                                  </mfrac>
                                  <mo stretchy="false">+</mo>
                                  <mi>s</mi>
                                  <mo stretchy="false">+</mo>
                                  <mi>t</mi>
                                </mrow>
                                <mi>i</mi>
                              </mrow>
                            </mfrac>
                          </mrow>
                          <mo fence="true" stretchy="false">)</mo>
                        </mrow>
                        <mfrac>
                          <mn>1</mn>
                          <mn>2</mn>
                        </mfrac>
                      </msup>
                      <msup>
                        <mrow>
                          <mo fence="true" stretchy="false">(</mo>
                          <mrow>
                            <mfrac>
                              <mi>n</mi>
                              <mi>j</mi>
                            </mfrac>
                          </mrow>
                          <mo fence="true" stretchy="false">)</mo>
                        </mrow>
                        <mrow>
                          <mrow>
                            <mi>s</mi>
                            <mo stretchy="false">+</mo>
                            <mi>t</mi>
                          </mrow>
                          <mi>i</mi>
                        </mrow>
                      </msup>
                    </mrow>
                  </mrow>
                  <mo fence="true" stretchy="false">)</mo>
                </mrow>
                <mrow>
                  <mo stretchy="false">−</mo>
                  <mn>1</mn>
                </mrow>
              </msup>
            </mrow>
          </mrow>
        </mrow>
        <mo fence="true" stretchy="false">)</mo>
      </mrow>
    </mrow>
    <annotation encoding="StarMath 5.0">lim from {n rightarrow infinity}{} sum from j = 1 to n (n over j)^{1 over 2}({ {



({1 over 2 -s-t i} over {1 over 2+s+ t i})^{1 over 2}(n over j)^{s+t i} - (({1 over 2 -s-t i} over {1 over 2+s+ t i})^{{1 over 2}} (n over j)^{s+ t i})^-1} })</annotation>
  </semantics>
</math>
</file>

<file path=Object 469/content.xml><?xml version="1.0" encoding="utf-8"?>
<math xmlns="http://www.w3.org/1998/Math/MathML" display="block">
  <semantics>
    <mrow>
      <msup>
        <mrow>
          <mo fence="true" stretchy="false">(</mo>
          <mrow>
            <mfrac>
              <mrow>
                <mrow>
                  <mfrac>
                    <mn>1</mn>
                    <mn>2</mn>
                  </mfrac>
                  <mo stretchy="false">−</mo>
                  <mi>s</mi>
                  <mo stretchy="false">−</mo>
                  <mi>t</mi>
                </mrow>
                <mi>i</mi>
              </mrow>
              <mrow>
                <mrow>
                  <mfrac>
                    <mn>1</mn>
                    <mn>2</mn>
                  </mfrac>
                  <mo stretchy="false">+</mo>
                  <mi>s</mi>
                  <mo stretchy="false">+</mo>
                  <mi>t</mi>
                </mrow>
                <mi>i</mi>
              </mrow>
            </mfrac>
          </mrow>
          <mo fence="true" stretchy="false">)</mo>
        </mrow>
        <mfrac>
          <mn>1</mn>
          <mn>2</mn>
        </mfrac>
      </msup>
      <mrow>
        <msup>
          <mrow>
            <mo fence="true" stretchy="false">(</mo>
            <mrow>
              <mfrac>
                <mi>n</mi>
                <mi>j</mi>
              </mfrac>
            </mrow>
            <mo fence="true" stretchy="false">)</mo>
          </mrow>
          <mrow>
            <mrow>
              <mi>s</mi>
              <mo stretchy="false">+</mo>
              <mi>t</mi>
            </mrow>
            <mi>i</mi>
          </mrow>
        </msup>
        <mo stretchy="false">=</mo>
        <msup>
          <mrow>
            <mo fence="true" stretchy="false">(</mo>
            <mrow>
              <mfrac>
                <mrow>
                  <mrow>
                    <mfrac>
                      <mn>1</mn>
                      <mn>2</mn>
                    </mfrac>
                    <mo stretchy="false">−</mo>
                    <mi>s</mi>
                    <mo stretchy="false">−</mo>
                    <mi>t</mi>
                  </mrow>
                  <mi>i</mi>
                </mrow>
                <mrow>
                  <mrow>
                    <mfrac>
                      <mn>1</mn>
                      <mn>2</mn>
                    </mfrac>
                    <mo stretchy="false">+</mo>
                    <mi>s</mi>
                    <mo stretchy="false">+</mo>
                    <mi>t</mi>
                  </mrow>
                  <mi>i</mi>
                </mrow>
              </mfrac>
            </mrow>
            <mo fence="true" stretchy="false">)</mo>
          </mrow>
          <mfrac>
            <mn>1</mn>
            <mn>2</mn>
          </mfrac>
        </msup>
      </mrow>
      <mrow>
        <mrow>
          <msup>
            <mrow>
              <mo fence="true" stretchy="false">(</mo>
              <mrow>
                <mfrac>
                  <mi>n</mi>
                  <mi>j</mi>
                </mfrac>
              </mrow>
              <mo fence="true" stretchy="false">)</mo>
            </mrow>
            <mi>s</mi>
          </msup>
          <mo stretchy="false">⋅</mo>
          <msup>
            <mrow>
              <mo fence="true" stretchy="false">(</mo>
              <mrow>
                <mfrac>
                  <mi>n</mi>
                  <mi>j</mi>
                </mfrac>
              </mrow>
              <mo fence="true" stretchy="false">)</mo>
            </mrow>
            <mrow>
              <mi>t</mi>
              <mi>i</mi>
            </mrow>
          </msup>
        </mrow>
        <mo stretchy="false">=</mo>
        <msup>
          <mrow>
            <mo fence="true" stretchy="false">(</mo>
            <mrow>
              <mfrac>
                <mrow>
                  <mrow>
                    <mfrac>
                      <mn>1</mn>
                      <mn>2</mn>
                    </mfrac>
                    <mo stretchy="false">−</mo>
                    <mi>s</mi>
                    <mo stretchy="false">−</mo>
                    <mi>t</mi>
                  </mrow>
                  <mi>i</mi>
                </mrow>
                <mrow>
                  <mrow>
                    <mfrac>
                      <mn>1</mn>
                      <mn>2</mn>
                    </mfrac>
                    <mo stretchy="false">+</mo>
                    <mi>s</mi>
                    <mo stretchy="false">+</mo>
                    <mi>t</mi>
                  </mrow>
                  <mi>i</mi>
                </mrow>
              </mfrac>
            </mrow>
            <mo fence="true" stretchy="false">)</mo>
          </mrow>
          <mfrac>
            <mn>1</mn>
            <mn>2</mn>
          </mfrac>
        </msup>
      </mrow>
      <mrow>
        <msup>
          <mrow>
            <mo fence="true" stretchy="false">(</mo>
            <mrow>
              <mfrac>
                <mi>n</mi>
                <mi>j</mi>
              </mfrac>
            </mrow>
            <mo fence="true" stretchy="false">)</mo>
          </mrow>
          <mi>s</mi>
        </msup>
        <mo stretchy="false">⋅</mo>
        <mrow>
          <mo fence="true" stretchy="false">(</mo>
          <mrow>
            <mrow>
              <mi>cos</mi>
              <mrow>
                <mrow>
                  <mo fence="true" stretchy="false">(</mo>
                  <mrow>
                    <mrow>
                      <mi>t</mi>
                      <mi>log</mi>
                      <mfrac>
                        <mi>n</mi>
                        <mi>j</mi>
                      </mfrac>
                    </mrow>
                  </mrow>
                  <mo fence="true" stretchy="false">)</mo>
                </mrow>
                <mo stretchy="false">+</mo>
                <mi>i</mi>
              </mrow>
              <mi>sin</mi>
              <mrow>
                <mo fence="true" stretchy="false">(</mo>
                <mrow>
                  <mrow>
                    <mi>t</mi>
                    <mi>log</mi>
                    <mfrac>
                      <mi>n</mi>
                      <mi>j</mi>
                    </mfrac>
                  </mrow>
                </mrow>
                <mo fence="true" stretchy="false">)</mo>
              </mrow>
            </mrow>
          </mrow>
          <mo fence="true" stretchy="false">)</mo>
        </mrow>
      </mrow>
    </mrow>
    <annotation encoding="StarMath 5.0">({1 over 2 -s-t i} over {1 over 2+s+ t i})^{1 over 2}(n over j)^{s+t i}

=

({1 over 2 -s-t i} over {1 over 2+s+ t i})^{1 over 2}(n over j)^{s}cdot (n over j)^{t i}

=

({1 over 2 -s-t i} over {1 over 2+s+ t i})^{1 over 2}(n over j)^{s}cdot (cos( t log n over j)+ i sin (t log n over j ))</annotation>
  </semantics>
</math>
</file>

<file path=Object 47/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underover>
            <mo stretchy="false">∑</mo>
            <mrow>
              <mi>j</mi>
              <mo stretchy="false">=</mo>
              <mn>1</mn>
            </mrow>
            <mi>n</mi>
          </munderover>
          <mfrac>
            <mn>1</mn>
            <msup>
              <mi>j</mi>
              <mi>s</mi>
            </msup>
          </mfrac>
        </mrow>
        <mo stretchy="false">−</mo>
        <mrow>
          <mn>2</mn>
          <mo stretchy="false">⋅</mo>
          <mfrac>
            <mi>s</mi>
            <mrow>
              <mi>s</mi>
              <mo stretchy="false">−</mo>
              <mn>1</mn>
            </mrow>
          </mfrac>
          <mo stretchy="false">⋅</mo>
          <mi>n</mi>
          <mo stretchy="false">⋅</mo>
          <mi mathvariant="normal">ζ</mi>
        </mrow>
      </mrow>
      <mrow>
        <mrow>
          <mo fence="true" stretchy="false">(</mo>
          <mrow>
            <mrow>
              <mrow>
                <mn>1</mn>
                <mo stretchy="false">+</mo>
                <mi>s</mi>
              </mrow>
              <mi>,</mi>
              <mrow>
                <mn>1</mn>
                <mo stretchy="false">+</mo>
                <mi>n</mi>
              </mrow>
            </mrow>
          </mrow>
          <mo fence="true" stretchy="false">)</mo>
        </mrow>
        <mo stretchy="false">+</mo>
        <mrow>
          <mfrac>
            <mrow>
              <mi>s</mi>
              <mo stretchy="false">+</mo>
              <mn>1</mn>
            </mrow>
            <mrow>
              <mi>s</mi>
              <mo stretchy="false">−</mo>
              <mn>1</mn>
            </mrow>
          </mfrac>
          <mo stretchy="false">⋅</mo>
          <msup>
            <mi>n</mi>
            <mn>2</mn>
          </msup>
          <mo stretchy="false">⋅</mo>
          <mi mathvariant="normal">ζ</mi>
        </mrow>
      </mrow>
      <mrow>
        <mo fence="true" stretchy="false">(</mo>
        <mrow>
          <mrow>
            <mrow>
              <mn>2</mn>
              <mo stretchy="false">+</mo>
              <mi>s</mi>
            </mrow>
            <mi>,</mi>
            <mrow>
              <mn>1</mn>
              <mo stretchy="false">+</mo>
              <mi>n</mi>
            </mrow>
          </mrow>
        </mrow>
        <mo fence="true" stretchy="false">)</mo>
      </mrow>
    </mrow>
    <annotation encoding="StarMath 5.0">%zeta( s )

=

lim from {n rightarrow infinity}{}

sum from j = 1 to n {1 over j^s}

-

2 cdot {s over {s-1}} cdot n cdot %zeta(1+s,1+n) 

+

{{s+1} over {s-1}} cdot n^2 cdot %zeta(2+s,1+n) </annotation>
  </semantics>
</math>
</file>

<file path=Object 470/content.xml><?xml version="1.0" encoding="utf-8"?>
<math xmlns="http://www.w3.org/1998/Math/MathML" display="block">
  <semantics>
    <mrow>
      <mrow>
        <munder>
          <mi>lim</mi>
          <mrow>
            <mi>n</mi>
            <mo stretchy="false">→</mo>
            <mi mathvariant="normal">∞</mi>
          </mrow>
        </munder>
        <mrow/>
      </mrow>
      <mrow>
        <munderover>
          <mo stretchy="false">∑</mo>
          <mrow>
            <mi>j</mi>
            <mo stretchy="false">=</mo>
            <mn>1</mn>
          </mrow>
          <mi>n</mi>
        </munderover>
        <msup>
          <mrow>
            <mo fence="true" stretchy="false">(</mo>
            <mrow>
              <mfrac>
                <mi>n</mi>
                <mi>j</mi>
              </mfrac>
            </mrow>
            <mo fence="true" stretchy="false">)</mo>
          </mrow>
          <mfrac>
            <mn>1</mn>
            <mn>2</mn>
          </mfrac>
        </msup>
      </mrow>
      <mrow>
        <mo fence="true" stretchy="false">(</mo>
        <mrow>
          <mrow>
            <msup>
              <mrow>
                <mo fence="true" stretchy="false">(</mo>
                <mrow>
                  <mfrac>
                    <mrow>
                      <mrow>
                        <mfrac>
                          <mn>1</mn>
                          <mn>2</mn>
                        </mfrac>
                        <mo stretchy="false">−</mo>
                        <mi>s</mi>
                        <mo stretchy="false">−</mo>
                        <mi>t</mi>
                      </mrow>
                      <mi>i</mi>
                    </mrow>
                    <mrow>
                      <mrow>
                        <mfrac>
                          <mn>1</mn>
                          <mn>2</mn>
                        </mfrac>
                        <mo stretchy="false">+</mo>
                        <mi>s</mi>
                        <mo stretchy="false">+</mo>
                        <mi>t</mi>
                      </mrow>
                      <mi>i</mi>
                    </mrow>
                  </mfrac>
                </mrow>
                <mo fence="true" stretchy="false">)</mo>
              </mrow>
              <mfrac>
                <mn>1</mn>
                <mn>2</mn>
              </mfrac>
            </msup>
            <mrow>
              <msup>
                <mrow>
                  <mo fence="true" stretchy="false">(</mo>
                  <mrow>
                    <mfrac>
                      <mi>n</mi>
                      <mi>j</mi>
                    </mfrac>
                  </mrow>
                  <mo fence="true" stretchy="false">)</mo>
                </mrow>
                <mrow>
                  <mrow>
                    <mi>s</mi>
                    <mo stretchy="false">+</mo>
                    <mi>t</mi>
                  </mrow>
                  <mi>i</mi>
                </mrow>
              </msup>
              <mo stretchy="false">−</mo>
              <msup>
                <mrow>
                  <mo fence="true" stretchy="false">(</mo>
                  <mrow>
                    <mfrac>
                      <mrow>
                        <mrow>
                          <mfrac>
                            <mn>1</mn>
                            <mn>2</mn>
                          </mfrac>
                          <mo stretchy="false">−</mo>
                          <mi>s</mi>
                          <mo stretchy="false">−</mo>
                          <mi>t</mi>
                        </mrow>
                        <mi>i</mi>
                      </mrow>
                      <mrow>
                        <mrow>
                          <mfrac>
                            <mn>1</mn>
                            <mn>2</mn>
                          </mfrac>
                          <mo stretchy="false">+</mo>
                          <mi>s</mi>
                          <mo stretchy="false">+</mo>
                          <mi>t</mi>
                        </mrow>
                        <mi>i</mi>
                      </mrow>
                    </mfrac>
                  </mrow>
                  <mo fence="true" stretchy="false">)</mo>
                </mrow>
                <mrow>
                  <mo stretchy="false">−</mo>
                  <mfrac>
                    <mn>1</mn>
                    <mn>2</mn>
                  </mfrac>
                </mrow>
              </msup>
            </mrow>
            <msup>
              <mrow>
                <mo fence="true" stretchy="false">(</mo>
                <mrow>
                  <mfrac>
                    <mi>n</mi>
                    <mi>j</mi>
                  </mfrac>
                </mrow>
                <mo fence="true" stretchy="false">)</mo>
              </mrow>
              <mrow>
                <mrow>
                  <mrow>
                    <mo stretchy="false">−</mo>
                    <mi>s</mi>
                  </mrow>
                  <mo stretchy="false">−</mo>
                  <mi>t</mi>
                </mrow>
                <mi>i</mi>
              </mrow>
            </msup>
          </mrow>
        </mrow>
        <mo fence="true" stretchy="false">)</mo>
      </mrow>
    </mrow>
    <annotation encoding="StarMath 5.0">lim from {n rightarrow infinity}{} sum from j = 1 to n (n over j)^{1 over 2}({ {



({1 over 2 -s-t i} over {1 over 2+s+ t i})^{1 over 2}(n over j)^{s+t i} 
- 
({1 over 2 -s-t i} over {1 over 2+s+ t i})^{-{1 over 2}} (n over j)^{-s- t i}} })</annotation>
  </semantics>
</math>
</file>

<file path=Object 471/content.xml><?xml version="1.0" encoding="utf-8"?>
<math xmlns="http://www.w3.org/1998/Math/MathML" display="block">
  <semantics>
    <mrow>
      <mrow>
        <munder>
          <mi>lim</mi>
          <mrow>
            <mi>n</mi>
            <mo stretchy="false">→</mo>
            <mi mathvariant="normal">∞</mi>
          </mrow>
        </munder>
        <mrow/>
      </mrow>
      <mrow>
        <munderover>
          <mo stretchy="false">∑</mo>
          <mrow>
            <mi>j</mi>
            <mo stretchy="false">=</mo>
            <mn>1</mn>
          </mrow>
          <mi>n</mi>
        </munderover>
        <msup>
          <mrow>
            <mo fence="true" stretchy="false">(</mo>
            <mrow>
              <mfrac>
                <mi>n</mi>
                <mi>j</mi>
              </mfrac>
            </mrow>
            <mo fence="true" stretchy="false">)</mo>
          </mrow>
          <mfrac>
            <mn>1</mn>
            <mn>2</mn>
          </mfrac>
        </msup>
      </mrow>
      <mrow>
        <mo fence="true" stretchy="false">(</mo>
        <mrow>
          <mrow>
            <msup>
              <mrow>
                <mo fence="true" stretchy="false">(</mo>
                <mrow>
                  <mfrac>
                    <mrow>
                      <mrow>
                        <mfrac>
                          <mn>1</mn>
                          <mn>2</mn>
                        </mfrac>
                        <mo stretchy="false">−</mo>
                        <mi>s</mi>
                        <mo stretchy="false">−</mo>
                        <mi>t</mi>
                      </mrow>
                      <mi>i</mi>
                    </mrow>
                    <mrow>
                      <mrow>
                        <mfrac>
                          <mn>1</mn>
                          <mn>2</mn>
                        </mfrac>
                        <mo stretchy="false">+</mo>
                        <mi>s</mi>
                        <mo stretchy="false">+</mo>
                        <mi>t</mi>
                      </mrow>
                      <mi>i</mi>
                    </mrow>
                  </mfrac>
                </mrow>
                <mo fence="true" stretchy="false">)</mo>
              </mrow>
              <mfrac>
                <mn>1</mn>
                <mn>2</mn>
              </mfrac>
            </msup>
            <msup>
              <mrow>
                <mo fence="true" stretchy="false">(</mo>
                <mrow>
                  <mfrac>
                    <mi>n</mi>
                    <mi>j</mi>
                  </mfrac>
                </mrow>
                <mo fence="true" stretchy="false">)</mo>
              </mrow>
              <mi>s</mi>
            </msup>
            <mrow>
              <mrow>
                <mo fence="true" stretchy="false">(</mo>
                <mrow>
                  <mrow>
                    <mi>cos</mi>
                    <mrow>
                      <mrow>
                        <mo fence="true" stretchy="false">(</mo>
                        <mrow>
                          <mrow>
                            <mi>t</mi>
                            <mi>log</mi>
                            <mfrac>
                              <mi>n</mi>
                              <mi>j</mi>
                            </mfrac>
                          </mrow>
                        </mrow>
                        <mo fence="true" stretchy="false">)</mo>
                      </mrow>
                      <mo stretchy="false">+</mo>
                      <mi>i</mi>
                    </mrow>
                    <mi>sin</mi>
                    <mrow>
                      <mo fence="true" stretchy="false">(</mo>
                      <mrow>
                        <mrow>
                          <mi>t</mi>
                          <mi>log</mi>
                          <mfrac>
                            <mi>n</mi>
                            <mi>j</mi>
                          </mfrac>
                        </mrow>
                      </mrow>
                      <mo fence="true" stretchy="false">)</mo>
                    </mrow>
                  </mrow>
                </mrow>
                <mo fence="true" stretchy="false">)</mo>
              </mrow>
              <mo stretchy="false">−</mo>
              <msup>
                <mrow>
                  <mo fence="true" stretchy="false">(</mo>
                  <mrow>
                    <mfrac>
                      <mrow>
                        <mrow>
                          <mfrac>
                            <mn>1</mn>
                            <mn>2</mn>
                          </mfrac>
                          <mo stretchy="false">−</mo>
                          <mi>s</mi>
                          <mo stretchy="false">−</mo>
                          <mi>t</mi>
                        </mrow>
                        <mi>i</mi>
                      </mrow>
                      <mrow>
                        <mrow>
                          <mfrac>
                            <mn>1</mn>
                            <mn>2</mn>
                          </mfrac>
                          <mo stretchy="false">+</mo>
                          <mi>s</mi>
                          <mo stretchy="false">+</mo>
                          <mi>t</mi>
                        </mrow>
                        <mi>i</mi>
                      </mrow>
                    </mfrac>
                  </mrow>
                  <mo fence="true" stretchy="false">)</mo>
                </mrow>
                <mrow>
                  <mo stretchy="false">−</mo>
                  <mfrac>
                    <mn>1</mn>
                    <mn>2</mn>
                  </mfrac>
                </mrow>
              </msup>
            </mrow>
            <msup>
              <mrow>
                <mo fence="true" stretchy="false">(</mo>
                <mrow>
                  <mfrac>
                    <mi>n</mi>
                    <mi>j</mi>
                  </mfrac>
                </mrow>
                <mo fence="true" stretchy="false">)</mo>
              </mrow>
              <mrow>
                <mo stretchy="false">−</mo>
                <mi>s</mi>
              </mrow>
            </msup>
            <mrow>
              <mo fence="true" stretchy="false">(</mo>
              <mrow>
                <mrow>
                  <mi>cos</mi>
                  <mrow>
                    <mrow>
                      <mo fence="true" stretchy="false">(</mo>
                      <mrow>
                        <mrow>
                          <mi>t</mi>
                          <mi>log</mi>
                          <mfrac>
                            <mi>n</mi>
                            <mi>j</mi>
                          </mfrac>
                        </mrow>
                      </mrow>
                      <mo fence="true" stretchy="false">)</mo>
                    </mrow>
                    <mo stretchy="false">−</mo>
                    <mi>i</mi>
                  </mrow>
                  <mi>sin</mi>
                  <mrow>
                    <mo fence="true" stretchy="false">(</mo>
                    <mrow>
                      <mrow>
                        <mi>t</mi>
                        <mi>log</mi>
                        <mfrac>
                          <mi>n</mi>
                          <mi>j</mi>
                        </mfrac>
                      </mrow>
                    </mrow>
                    <mo fence="true" stretchy="false">)</mo>
                  </mrow>
                </mrow>
              </mrow>
              <mo fence="true" stretchy="false">)</mo>
            </mrow>
          </mrow>
        </mrow>
        <mo fence="true" stretchy="false">)</mo>
      </mrow>
    </mrow>
    <annotation encoding="StarMath 5.0">lim from {n rightarrow infinity}{} sum from j = 1 to n (n over j)^{1 over 2}({ {



({1 over 2 -s-t i} over {1 over 2+s+ t i})^{1 over 2}(n over j)^s (cos( t log n over j)+ i sin (t log n over j )) 
- 
({1 over 2 -s-t i} over {1 over 2+s+ t i})^{-{1 over 2}} (n over j)^{-s}(cos( t log n over j)- i sin (t log n over j ))} })</annotation>
  </semantics>
</math>
</file>

<file path=Object 472/content.xml><?xml version="1.0" encoding="utf-8"?>
<math xmlns="http://www.w3.org/1998/Math/MathML" display="block">
  <semantics>
    <mtable>
      <mtr>
        <mtd>
          <mrow>
            <mtext/>
            <mrow>
              <munder>
                <mi>lim</mi>
                <mrow>
                  <mi>n</mi>
                  <mo stretchy="false">→</mo>
                  <mi mathvariant="normal">∞</mi>
                </mrow>
              </munder>
              <mrow/>
            </mrow>
            <mrow>
              <munderover>
                <mo stretchy="false">∑</mo>
                <mrow>
                  <mi>j</mi>
                  <mo stretchy="false">=</mo>
                  <mn>1</mn>
                </mrow>
                <mi>n</mi>
              </munderover>
              <msup>
                <mrow>
                  <mo fence="true" stretchy="false">(</mo>
                  <mrow>
                    <mfrac>
                      <mi>n</mi>
                      <mi>j</mi>
                    </mfrac>
                  </mrow>
                  <mo fence="true" stretchy="false">)</mo>
                </mrow>
                <mfrac>
                  <mn>1</mn>
                  <mn>2</mn>
                </mfrac>
              </msup>
            </mrow>
            <mrow>
              <mo fence="true" stretchy="false">(</mo>
              <mrow>
                <mrow>
                  <msup>
                    <mrow>
                      <mo fence="true" stretchy="false">(</mo>
                      <mrow>
                        <mfrac>
                          <mrow>
                            <mrow>
                              <mfrac>
                                <mn>1</mn>
                                <mn>2</mn>
                              </mfrac>
                              <mo stretchy="false">−</mo>
                              <mi>s</mi>
                              <mo stretchy="false">−</mo>
                              <mi>t</mi>
                            </mrow>
                            <mi>i</mi>
                          </mrow>
                          <mrow>
                            <mrow>
                              <mfrac>
                                <mn>1</mn>
                                <mn>2</mn>
                              </mfrac>
                              <mo stretchy="false">+</mo>
                              <mi>s</mi>
                              <mo stretchy="false">+</mo>
                              <mi>t</mi>
                            </mrow>
                            <mi>i</mi>
                          </mrow>
                        </mfrac>
                      </mrow>
                      <mo fence="true" stretchy="false">)</mo>
                    </mrow>
                    <mfrac>
                      <mn>1</mn>
                      <mn>2</mn>
                    </mfrac>
                  </msup>
                  <msup>
                    <mrow>
                      <mo fence="true" stretchy="false">(</mo>
                      <mrow>
                        <mfrac>
                          <mi>n</mi>
                          <mi>j</mi>
                        </mfrac>
                      </mrow>
                      <mo fence="true" stretchy="false">)</mo>
                    </mrow>
                    <mi>s</mi>
                  </msup>
                  <mrow>
                    <mrow>
                      <mo fence="true" stretchy="false">(</mo>
                      <mrow>
                        <mrow>
                          <mi>cos</mi>
                          <mrow>
                            <mo fence="true" stretchy="false">(</mo>
                            <mrow>
                              <mrow>
                                <mi>t</mi>
                                <mi>log</mi>
                                <mfrac>
                                  <mi>n</mi>
                                  <mi>j</mi>
                                </mfrac>
                              </mrow>
                            </mrow>
                            <mo fence="true" stretchy="false">)</mo>
                          </mrow>
                        </mrow>
                      </mrow>
                      <mo fence="true" stretchy="false">)</mo>
                    </mrow>
                    <mo stretchy="false">−</mo>
                    <msup>
                      <mrow>
                        <mo fence="true" stretchy="false">(</mo>
                        <mrow>
                          <mfrac>
                            <mrow>
                              <mrow>
                                <mfrac>
                                  <mn>1</mn>
                                  <mn>2</mn>
                                </mfrac>
                                <mo stretchy="false">−</mo>
                                <mi>s</mi>
                                <mo stretchy="false">−</mo>
                                <mi>t</mi>
                              </mrow>
                              <mi>i</mi>
                            </mrow>
                            <mrow>
                              <mrow>
                                <mfrac>
                                  <mn>1</mn>
                                  <mn>2</mn>
                                </mfrac>
                                <mo stretchy="false">+</mo>
                                <mi>s</mi>
                                <mo stretchy="false">+</mo>
                                <mi>t</mi>
                              </mrow>
                              <mi>i</mi>
                            </mrow>
                          </mfrac>
                        </mrow>
                        <mo fence="true" stretchy="false">)</mo>
                      </mrow>
                      <mrow>
                        <mo stretchy="false">−</mo>
                        <mfrac>
                          <mn>1</mn>
                          <mn>2</mn>
                        </mfrac>
                      </mrow>
                    </msup>
                  </mrow>
                  <msup>
                    <mrow>
                      <mo fence="true" stretchy="false">(</mo>
                      <mrow>
                        <mfrac>
                          <mi>n</mi>
                          <mi>j</mi>
                        </mfrac>
                      </mrow>
                      <mo fence="true" stretchy="false">)</mo>
                    </mrow>
                    <mrow>
                      <mo stretchy="false">−</mo>
                      <mi>s</mi>
                    </mrow>
                  </msup>
                  <mrow>
                    <mo fence="true" stretchy="false">(</mo>
                    <mrow>
                      <mrow>
                        <mi>cos</mi>
                        <mrow>
                          <mo fence="true" stretchy="false">(</mo>
                          <mrow>
                            <mrow>
                              <mi>t</mi>
                              <mi>log</mi>
                              <mfrac>
                                <mi>n</mi>
                                <mi>j</mi>
                              </mfrac>
                            </mrow>
                          </mrow>
                          <mo fence="true" stretchy="false">)</mo>
                        </mrow>
                      </mrow>
                    </mrow>
                    <mo fence="true" stretchy="false">)</mo>
                  </mrow>
                </mrow>
              </mrow>
              <mo fence="true" stretchy="false">)</mo>
            </mrow>
            <mtext/>
          </mrow>
        </mtd>
      </mtr>
      <mtr>
        <mtd>
          <mrow>
            <mrow>
              <mtext>       </mtext>
              <mo stretchy="false">+</mo>
              <mrow>
                <munderover>
                  <mo stretchy="false">∑</mo>
                  <mrow>
                    <mi>j</mi>
                    <mo stretchy="false">=</mo>
                    <mn>1</mn>
                  </mrow>
                  <mi>n</mi>
                </munderover>
                <msup>
                  <mrow>
                    <mo fence="true" stretchy="false">(</mo>
                    <mrow>
                      <mfrac>
                        <mi>n</mi>
                        <mi>j</mi>
                      </mfrac>
                    </mrow>
                    <mo fence="true" stretchy="false">)</mo>
                  </mrow>
                  <mfrac>
                    <mn>1</mn>
                    <mn>2</mn>
                  </mfrac>
                </msup>
              </mrow>
            </mrow>
            <mrow>
              <mo fence="true" stretchy="false">(</mo>
              <mrow>
                <mrow>
                  <msup>
                    <mrow>
                      <mo fence="true" stretchy="false">(</mo>
                      <mrow>
                        <mfrac>
                          <mrow>
                            <mrow>
                              <mfrac>
                                <mn>1</mn>
                                <mn>2</mn>
                              </mfrac>
                              <mo stretchy="false">−</mo>
                              <mi>s</mi>
                              <mo stretchy="false">−</mo>
                              <mi>t</mi>
                            </mrow>
                            <mi>i</mi>
                          </mrow>
                          <mrow>
                            <mrow>
                              <mfrac>
                                <mn>1</mn>
                                <mn>2</mn>
                              </mfrac>
                              <mo stretchy="false">+</mo>
                              <mi>s</mi>
                              <mo stretchy="false">+</mo>
                              <mi>t</mi>
                            </mrow>
                            <mi>i</mi>
                          </mrow>
                        </mfrac>
                      </mrow>
                      <mo fence="true" stretchy="false">)</mo>
                    </mrow>
                    <mfrac>
                      <mn>1</mn>
                      <mn>2</mn>
                    </mfrac>
                  </msup>
                  <msup>
                    <mrow>
                      <mo fence="true" stretchy="false">(</mo>
                      <mrow>
                        <mfrac>
                          <mi>n</mi>
                          <mi>j</mi>
                        </mfrac>
                      </mrow>
                      <mo fence="true" stretchy="false">)</mo>
                    </mrow>
                    <mi>s</mi>
                  </msup>
                  <mrow>
                    <mrow>
                      <mo fence="true" stretchy="false">(</mo>
                      <mrow>
                        <mrow>
                          <mi>i</mi>
                          <mi>sin</mi>
                          <mrow>
                            <mo fence="true" stretchy="false">(</mo>
                            <mrow>
                              <mrow>
                                <mi>t</mi>
                                <mi>log</mi>
                                <mfrac>
                                  <mi>n</mi>
                                  <mi>j</mi>
                                </mfrac>
                              </mrow>
                            </mrow>
                            <mo fence="true" stretchy="false">)</mo>
                          </mrow>
                        </mrow>
                      </mrow>
                      <mo fence="true" stretchy="false">)</mo>
                    </mrow>
                    <mo stretchy="false">−</mo>
                    <msup>
                      <mrow>
                        <mo fence="true" stretchy="false">(</mo>
                        <mrow>
                          <mfrac>
                            <mrow>
                              <mrow>
                                <mfrac>
                                  <mn>1</mn>
                                  <mn>2</mn>
                                </mfrac>
                                <mo stretchy="false">−</mo>
                                <mi>s</mi>
                                <mo stretchy="false">−</mo>
                                <mi>t</mi>
                              </mrow>
                              <mi>i</mi>
                            </mrow>
                            <mrow>
                              <mrow>
                                <mfrac>
                                  <mn>1</mn>
                                  <mn>2</mn>
                                </mfrac>
                                <mo stretchy="false">+</mo>
                                <mi>s</mi>
                                <mo stretchy="false">+</mo>
                                <mi>t</mi>
                              </mrow>
                              <mi>i</mi>
                            </mrow>
                          </mfrac>
                        </mrow>
                        <mo fence="true" stretchy="false">)</mo>
                      </mrow>
                      <mrow>
                        <mo stretchy="false">−</mo>
                        <mfrac>
                          <mn>1</mn>
                          <mn>2</mn>
                        </mfrac>
                      </mrow>
                    </msup>
                  </mrow>
                  <msup>
                    <mrow>
                      <mo fence="true" stretchy="false">(</mo>
                      <mrow>
                        <mfrac>
                          <mi>n</mi>
                          <mi>j</mi>
                        </mfrac>
                      </mrow>
                      <mo fence="true" stretchy="false">)</mo>
                    </mrow>
                    <mrow>
                      <mo stretchy="false">−</mo>
                      <mi>s</mi>
                    </mrow>
                  </msup>
                  <mrow>
                    <mo fence="true" stretchy="false">(</mo>
                    <mrow>
                      <mrow>
                        <mrow>
                          <mo stretchy="false">−</mo>
                          <mi>i</mi>
                        </mrow>
                        <mi>sin</mi>
                        <mrow>
                          <mo fence="true" stretchy="false">(</mo>
                          <mrow>
                            <mrow>
                              <mi>t</mi>
                              <mi>log</mi>
                              <mfrac>
                                <mi>n</mi>
                                <mi>j</mi>
                              </mfrac>
                            </mrow>
                          </mrow>
                          <mo fence="true" stretchy="false">)</mo>
                        </mrow>
                      </mrow>
                    </mrow>
                    <mo fence="true" stretchy="false">)</mo>
                  </mrow>
                </mrow>
              </mrow>
              <mo fence="true" stretchy="false">)</mo>
            </mrow>
          </mrow>
        </mtd>
      </mtr>
    </mtable>
    <annotation encoding="StarMath 5.0">""lim from {n rightarrow infinity}{} 


sum from j = 1 to n (n over j)^{1 over 2}({ {
({1 over 2 -s-t i} over {1 over 2+s+ t i})^{1 over 2}(n over j)^s (cos( t log n over j)) 
- 
({1 over 2 -s-t i} over {1 over 2+s+ t i})^{-{1 over 2}} (n over j)^{-s}(cos( t log n over j))} })

"" newline "       " +

sum from j = 1 to n (n over j)^{1 over 2}({ {
({1 over 2 -s-t i} over {1 over 2+s+ t i})^{1 over 2}(n over j)^s ( i sin (t log n over j )) 
- 
({1 over 2 -s-t i} over {1 over 2+s+ t i})^{-{1 over 2}} (n over j)^{-s}(- i sin (t log n over j ))} })
</annotation>
  </semantics>
</math>
</file>

<file path=Object 473/content.xml><?xml version="1.0" encoding="utf-8"?>
<math xmlns="http://www.w3.org/1998/Math/MathML" display="block">
  <semantics>
    <mtable>
      <mtr>
        <mtd>
          <mrow>
            <mtext/>
            <mrow>
              <munder>
                <mi>lim</mi>
                <mrow>
                  <mi>n</mi>
                  <mo stretchy="false">→</mo>
                  <mi mathvariant="normal">∞</mi>
                </mrow>
              </munder>
              <mrow/>
            </mrow>
            <mrow>
              <munderover>
                <mo stretchy="false">∑</mo>
                <mrow>
                  <mi>j</mi>
                  <mo stretchy="false">=</mo>
                  <mn>1</mn>
                </mrow>
                <mi>n</mi>
              </munderover>
              <msup>
                <mrow>
                  <mo fence="true" stretchy="false">(</mo>
                  <mrow>
                    <mfrac>
                      <mi>n</mi>
                      <mi>j</mi>
                    </mfrac>
                  </mrow>
                  <mo fence="true" stretchy="false">)</mo>
                </mrow>
                <mfrac>
                  <mn>1</mn>
                  <mn>2</mn>
                </mfrac>
              </msup>
            </mrow>
            <mrow>
              <mo fence="true" stretchy="false">(</mo>
              <mrow>
                <mrow>
                  <mrow>
                    <mo fence="true" stretchy="false">(</mo>
                    <mrow>
                      <mrow>
                        <msup>
                          <mrow>
                            <mo fence="true" stretchy="false">(</mo>
                            <mrow>
                              <mfrac>
                                <mrow>
                                  <mrow>
                                    <mfrac>
                                      <mn>1</mn>
                                      <mn>2</mn>
                                    </mfrac>
                                    <mo stretchy="false">−</mo>
                                    <mi>s</mi>
                                    <mo stretchy="false">−</mo>
                                    <mi>t</mi>
                                  </mrow>
                                  <mi>i</mi>
                                </mrow>
                                <mrow>
                                  <mrow>
                                    <mfrac>
                                      <mn>1</mn>
                                      <mn>2</mn>
                                    </mfrac>
                                    <mo stretchy="false">+</mo>
                                    <mi>s</mi>
                                    <mo stretchy="false">+</mo>
                                    <mi>t</mi>
                                  </mrow>
                                  <mi>i</mi>
                                </mrow>
                              </mfrac>
                            </mrow>
                            <mo fence="true" stretchy="false">)</mo>
                          </mrow>
                          <mfrac>
                            <mn>1</mn>
                            <mn>2</mn>
                          </mfrac>
                        </msup>
                        <mrow>
                          <msup>
                            <mrow>
                              <mo fence="true" stretchy="false">(</mo>
                              <mrow>
                                <mfrac>
                                  <mi>n</mi>
                                  <mi>j</mi>
                                </mfrac>
                              </mrow>
                              <mo fence="true" stretchy="false">)</mo>
                            </mrow>
                            <mi>s</mi>
                          </msup>
                          <mo stretchy="false">−</mo>
                          <msup>
                            <mrow>
                              <mo fence="true" stretchy="false">(</mo>
                              <mrow>
                                <mfrac>
                                  <mrow>
                                    <mrow>
                                      <mfrac>
                                        <mn>1</mn>
                                        <mn>2</mn>
                                      </mfrac>
                                      <mo stretchy="false">−</mo>
                                      <mi>s</mi>
                                      <mo stretchy="false">−</mo>
                                      <mi>t</mi>
                                    </mrow>
                                    <mi>i</mi>
                                  </mrow>
                                  <mrow>
                                    <mrow>
                                      <mfrac>
                                        <mn>1</mn>
                                        <mn>2</mn>
                                      </mfrac>
                                      <mo stretchy="false">+</mo>
                                      <mi>s</mi>
                                      <mo stretchy="false">+</mo>
                                      <mi>t</mi>
                                    </mrow>
                                    <mi>i</mi>
                                  </mrow>
                                </mfrac>
                              </mrow>
                              <mo fence="true" stretchy="false">)</mo>
                            </mrow>
                            <mrow>
                              <mo stretchy="false">−</mo>
                              <mfrac>
                                <mn>1</mn>
                                <mn>2</mn>
                              </mfrac>
                            </mrow>
                          </msup>
                        </mrow>
                        <msup>
                          <mrow>
                            <mo fence="true" stretchy="false">(</mo>
                            <mrow>
                              <mfrac>
                                <mi>n</mi>
                                <mi>j</mi>
                              </mfrac>
                            </mrow>
                            <mo fence="true" stretchy="false">)</mo>
                          </mrow>
                          <mrow>
                            <mo stretchy="false">−</mo>
                            <mi>s</mi>
                          </mrow>
                        </msup>
                      </mrow>
                    </mrow>
                    <mo fence="true" stretchy="false">)</mo>
                  </mrow>
                  <mi>cos</mi>
                  <mrow>
                    <mo fence="true" stretchy="false">(</mo>
                    <mrow>
                      <mrow>
                        <mi>t</mi>
                        <mi>log</mi>
                        <mfrac>
                          <mi>n</mi>
                          <mi>j</mi>
                        </mfrac>
                      </mrow>
                    </mrow>
                    <mo fence="true" stretchy="false">)</mo>
                  </mrow>
                </mrow>
              </mrow>
              <mo fence="true" stretchy="false">)</mo>
            </mrow>
            <mtext/>
          </mrow>
        </mtd>
      </mtr>
      <mtr>
        <mtd>
          <mrow>
            <mrow>
              <mtext>       </mtext>
              <mo stretchy="false">+</mo>
              <mi>i</mi>
            </mrow>
            <mrow>
              <munderover>
                <mo stretchy="false">∑</mo>
                <mrow>
                  <mi>j</mi>
                  <mo stretchy="false">=</mo>
                  <mn>1</mn>
                </mrow>
                <mi>n</mi>
              </munderover>
              <msup>
                <mrow>
                  <mo fence="true" stretchy="false">(</mo>
                  <mrow>
                    <mfrac>
                      <mi>n</mi>
                      <mi>j</mi>
                    </mfrac>
                  </mrow>
                  <mo fence="true" stretchy="false">)</mo>
                </mrow>
                <mfrac>
                  <mn>1</mn>
                  <mn>2</mn>
                </mfrac>
              </msup>
            </mrow>
            <mrow>
              <mo fence="true" stretchy="false">(</mo>
              <mrow>
                <mrow>
                  <mrow>
                    <mo fence="true" stretchy="false">(</mo>
                    <mrow>
                      <mrow>
                        <msup>
                          <mrow>
                            <mo fence="true" stretchy="false">(</mo>
                            <mrow>
                              <mfrac>
                                <mrow>
                                  <mrow>
                                    <mfrac>
                                      <mn>1</mn>
                                      <mn>2</mn>
                                    </mfrac>
                                    <mo stretchy="false">−</mo>
                                    <mi>s</mi>
                                    <mo stretchy="false">−</mo>
                                    <mi>t</mi>
                                  </mrow>
                                  <mi>i</mi>
                                </mrow>
                                <mrow>
                                  <mrow>
                                    <mfrac>
                                      <mn>1</mn>
                                      <mn>2</mn>
                                    </mfrac>
                                    <mo stretchy="false">+</mo>
                                    <mi>s</mi>
                                    <mo stretchy="false">+</mo>
                                    <mi>t</mi>
                                  </mrow>
                                  <mi>i</mi>
                                </mrow>
                              </mfrac>
                            </mrow>
                            <mo fence="true" stretchy="false">)</mo>
                          </mrow>
                          <mfrac>
                            <mn>1</mn>
                            <mn>2</mn>
                          </mfrac>
                        </msup>
                        <mrow>
                          <msup>
                            <mrow>
                              <mo fence="true" stretchy="false">(</mo>
                              <mrow>
                                <mfrac>
                                  <mi>n</mi>
                                  <mi>j</mi>
                                </mfrac>
                              </mrow>
                              <mo fence="true" stretchy="false">)</mo>
                            </mrow>
                            <mi>s</mi>
                          </msup>
                          <mo stretchy="false">+</mo>
                          <msup>
                            <mrow>
                              <mo fence="true" stretchy="false">(</mo>
                              <mrow>
                                <mfrac>
                                  <mrow>
                                    <mrow>
                                      <mfrac>
                                        <mn>1</mn>
                                        <mn>2</mn>
                                      </mfrac>
                                      <mo stretchy="false">−</mo>
                                      <mi>s</mi>
                                      <mo stretchy="false">−</mo>
                                      <mi>t</mi>
                                    </mrow>
                                    <mi>i</mi>
                                  </mrow>
                                  <mrow>
                                    <mrow>
                                      <mfrac>
                                        <mn>1</mn>
                                        <mn>2</mn>
                                      </mfrac>
                                      <mo stretchy="false">+</mo>
                                      <mi>s</mi>
                                      <mo stretchy="false">+</mo>
                                      <mi>t</mi>
                                    </mrow>
                                    <mi>i</mi>
                                  </mrow>
                                </mfrac>
                              </mrow>
                              <mo fence="true" stretchy="false">)</mo>
                            </mrow>
                            <mrow>
                              <mo stretchy="false">−</mo>
                              <mfrac>
                                <mn>1</mn>
                                <mn>2</mn>
                              </mfrac>
                            </mrow>
                          </msup>
                        </mrow>
                        <msup>
                          <mrow>
                            <mo fence="true" stretchy="false">(</mo>
                            <mrow>
                              <mfrac>
                                <mi>n</mi>
                                <mi>j</mi>
                              </mfrac>
                            </mrow>
                            <mo fence="true" stretchy="false">)</mo>
                          </mrow>
                          <mrow>
                            <mo stretchy="false">−</mo>
                            <mi>s</mi>
                          </mrow>
                        </msup>
                      </mrow>
                    </mrow>
                    <mo fence="true" stretchy="false">)</mo>
                  </mrow>
                  <mrow>
                    <mo fence="true" stretchy="false">(</mo>
                    <mrow>
                      <mrow>
                        <mi>sin</mi>
                        <mrow>
                          <mo fence="true" stretchy="false">(</mo>
                          <mrow>
                            <mrow>
                              <mi>t</mi>
                              <mi>log</mi>
                              <mfrac>
                                <mi>n</mi>
                                <mi>j</mi>
                              </mfrac>
                            </mrow>
                          </mrow>
                          <mo fence="true" stretchy="false">)</mo>
                        </mrow>
                      </mrow>
                    </mrow>
                    <mo fence="true" stretchy="false">)</mo>
                  </mrow>
                </mrow>
              </mrow>
              <mo fence="true" stretchy="false">)</mo>
            </mrow>
          </mrow>
        </mtd>
      </mtr>
    </mtable>
    <annotation encoding="StarMath 5.0">""lim from {n rightarrow infinity}{} 


sum from j = 1 to n (n over j)^{1 over 2}({ {
(({1 over 2 -s-t i} over {1 over 2+s+ t i})^{1 over 2}(n over j)^s - 
({1 over 2 -s-t i} over {1 over 2+s+ t i})^{-{1 over 2}} (n over j)^{-s})cos( t log n over j)} })

"" newline "       " +

i sum from j = 1 to n (n over j)^{1 over 2}({ {
(({1 over 2 -s-t i} over {1 over 2+s+ t i})^{1 over 2}(n over j)^s 
+
({1 over 2 -s-t i} over {1 over 2+s+ t i})^{-{1 over 2}} (n over j)^{-s})(sin (t log n over j ))} })
</annotation>
  </semantics>
</math>
</file>

<file path=Object 474/content.xml><?xml version="1.0" encoding="utf-8"?>
<math xmlns="http://www.w3.org/1998/Math/MathML" display="block">
  <semantics>
    <mtable>
      <mtr>
        <mtd>
          <mrow>
            <mtext/>
            <mrow>
              <munder>
                <mi>lim</mi>
                <mrow>
                  <mi>n</mi>
                  <mo stretchy="false">→</mo>
                  <mi mathvariant="normal">∞</mi>
                </mrow>
              </munder>
              <mrow/>
            </mrow>
            <mrow>
              <munderover>
                <mo stretchy="false">∑</mo>
                <mrow>
                  <mi>j</mi>
                  <mo stretchy="false">=</mo>
                  <mn>1</mn>
                </mrow>
                <mi>n</mi>
              </munderover>
              <msup>
                <mrow>
                  <mo fence="true" stretchy="false">(</mo>
                  <mrow>
                    <mfrac>
                      <mi>n</mi>
                      <mi>j</mi>
                    </mfrac>
                  </mrow>
                  <mo fence="true" stretchy="false">)</mo>
                </mrow>
                <mfrac>
                  <mn>1</mn>
                  <mn>2</mn>
                </mfrac>
              </msup>
            </mrow>
            <mrow>
              <mo fence="true" stretchy="false">(</mo>
              <mrow>
                <mrow>
                  <mrow>
                    <mo fence="true" stretchy="false">(</mo>
                    <mrow>
                      <mrow>
                        <msup>
                          <mrow>
                            <mo fence="true" stretchy="false">(</mo>
                            <mrow>
                              <mfrac>
                                <mrow>
                                  <mrow>
                                    <mfrac>
                                      <mn>1</mn>
                                      <mn>2</mn>
                                    </mfrac>
                                    <mo stretchy="false">−</mo>
                                    <mi>t</mi>
                                  </mrow>
                                  <mi>i</mi>
                                </mrow>
                                <mrow>
                                  <mrow>
                                    <mfrac>
                                      <mn>1</mn>
                                      <mn>2</mn>
                                    </mfrac>
                                    <mo stretchy="false">+</mo>
                                    <mi>t</mi>
                                  </mrow>
                                  <mi>i</mi>
                                </mrow>
                              </mfrac>
                            </mrow>
                            <mo fence="true" stretchy="false">)</mo>
                          </mrow>
                          <mfrac>
                            <mn>1</mn>
                            <mn>2</mn>
                          </mfrac>
                        </msup>
                        <mo stretchy="false">−</mo>
                        <msup>
                          <mrow>
                            <mo fence="true" stretchy="false">(</mo>
                            <mrow>
                              <mfrac>
                                <mrow>
                                  <mrow>
                                    <mfrac>
                                      <mn>1</mn>
                                      <mn>2</mn>
                                    </mfrac>
                                    <mo stretchy="false">−</mo>
                                    <mi>t</mi>
                                  </mrow>
                                  <mi>i</mi>
                                </mrow>
                                <mrow>
                                  <mrow>
                                    <mfrac>
                                      <mn>1</mn>
                                      <mn>2</mn>
                                    </mfrac>
                                    <mo stretchy="false">+</mo>
                                    <mi>t</mi>
                                  </mrow>
                                  <mi>i</mi>
                                </mrow>
                              </mfrac>
                            </mrow>
                            <mo fence="true" stretchy="false">)</mo>
                          </mrow>
                          <mrow>
                            <mo stretchy="false">−</mo>
                            <mfrac>
                              <mn>1</mn>
                              <mn>2</mn>
                            </mfrac>
                          </mrow>
                        </msup>
                      </mrow>
                    </mrow>
                    <mo fence="true" stretchy="false">)</mo>
                  </mrow>
                  <mi>cos</mi>
                  <mrow>
                    <mo fence="true" stretchy="false">(</mo>
                    <mrow>
                      <mrow>
                        <mi>t</mi>
                        <mi>log</mi>
                        <mfrac>
                          <mi>n</mi>
                          <mi>j</mi>
                        </mfrac>
                      </mrow>
                    </mrow>
                    <mo fence="true" stretchy="false">)</mo>
                  </mrow>
                </mrow>
              </mrow>
              <mo fence="true" stretchy="false">)</mo>
            </mrow>
            <mtext/>
          </mrow>
        </mtd>
      </mtr>
      <mtr>
        <mtd>
          <mrow>
            <mrow>
              <mtext>       </mtext>
              <mo stretchy="false">+</mo>
              <mi>i</mi>
            </mrow>
            <mrow>
              <munderover>
                <mo stretchy="false">∑</mo>
                <mrow>
                  <mi>j</mi>
                  <mo stretchy="false">=</mo>
                  <mn>1</mn>
                </mrow>
                <mi>n</mi>
              </munderover>
              <msup>
                <mrow>
                  <mo fence="true" stretchy="false">(</mo>
                  <mrow>
                    <mfrac>
                      <mi>n</mi>
                      <mi>j</mi>
                    </mfrac>
                  </mrow>
                  <mo fence="true" stretchy="false">)</mo>
                </mrow>
                <mfrac>
                  <mn>1</mn>
                  <mn>2</mn>
                </mfrac>
              </msup>
            </mrow>
            <mrow>
              <mo fence="true" stretchy="false">(</mo>
              <mrow>
                <mrow>
                  <mrow>
                    <mo fence="true" stretchy="false">(</mo>
                    <mrow>
                      <mrow>
                        <msup>
                          <mrow>
                            <mo fence="true" stretchy="false">(</mo>
                            <mrow>
                              <mfrac>
                                <mrow>
                                  <mrow>
                                    <mfrac>
                                      <mn>1</mn>
                                      <mn>2</mn>
                                    </mfrac>
                                    <mo stretchy="false">−</mo>
                                    <mi>t</mi>
                                  </mrow>
                                  <mi>i</mi>
                                </mrow>
                                <mrow>
                                  <mrow>
                                    <mfrac>
                                      <mn>1</mn>
                                      <mn>2</mn>
                                    </mfrac>
                                    <mo stretchy="false">+</mo>
                                    <mi>t</mi>
                                  </mrow>
                                  <mi>i</mi>
                                </mrow>
                              </mfrac>
                            </mrow>
                            <mo fence="true" stretchy="false">)</mo>
                          </mrow>
                          <mfrac>
                            <mn>1</mn>
                            <mn>2</mn>
                          </mfrac>
                        </msup>
                        <mo stretchy="false">+</mo>
                        <msup>
                          <mrow>
                            <mo fence="true" stretchy="false">(</mo>
                            <mrow>
                              <mfrac>
                                <mrow>
                                  <mrow>
                                    <mfrac>
                                      <mn>1</mn>
                                      <mn>2</mn>
                                    </mfrac>
                                    <mo stretchy="false">−</mo>
                                    <mi>t</mi>
                                  </mrow>
                                  <mi>i</mi>
                                </mrow>
                                <mrow>
                                  <mrow>
                                    <mfrac>
                                      <mn>1</mn>
                                      <mn>2</mn>
                                    </mfrac>
                                    <mo stretchy="false">+</mo>
                                    <mi>t</mi>
                                  </mrow>
                                  <mi>i</mi>
                                </mrow>
                              </mfrac>
                            </mrow>
                            <mo fence="true" stretchy="false">)</mo>
                          </mrow>
                          <mrow>
                            <mo stretchy="false">−</mo>
                            <mfrac>
                              <mn>1</mn>
                              <mn>2</mn>
                            </mfrac>
                          </mrow>
                        </msup>
                      </mrow>
                    </mrow>
                    <mo fence="true" stretchy="false">)</mo>
                  </mrow>
                  <mrow>
                    <mo fence="true" stretchy="false">(</mo>
                    <mrow>
                      <mrow>
                        <mi>sin</mi>
                        <mrow>
                          <mo fence="true" stretchy="false">(</mo>
                          <mrow>
                            <mrow>
                              <mi>t</mi>
                              <mi>log</mi>
                              <mfrac>
                                <mi>n</mi>
                                <mi>j</mi>
                              </mfrac>
                            </mrow>
                          </mrow>
                          <mo fence="true" stretchy="false">)</mo>
                        </mrow>
                      </mrow>
                    </mrow>
                    <mo fence="true" stretchy="false">)</mo>
                  </mrow>
                </mrow>
              </mrow>
              <mo fence="true" stretchy="false">)</mo>
            </mrow>
          </mrow>
        </mtd>
      </mtr>
    </mtable>
    <annotation encoding="StarMath 5.0">""lim from {n rightarrow infinity}{} 


sum from j = 1 to n (n over j)^{1 over 2}({ {
(({1 over 2 -t i} over {1 over 2+ t i})^{1 over 2} - 
({1 over 2 -t i} over {1 over 2+ t i})^{-{1 over 2}} )cos( t log n over j)} })

"" newline "       " +

i sum from j = 1 to n (n over j)^{1 over 2}({ {
(({1 over 2-t i} over {1 over 2+ t i})^{1 over 2} 
+
({1 over 2-t i} over {1 over 2+ t i})^{-{1 over 2}} )(sin (t log n over j ))} })
</annotation>
  </semantics>
</math>
</file>

<file path=Object 475/content.xml><?xml version="1.0" encoding="utf-8"?>
<math xmlns="http://www.w3.org/1998/Math/MathML" display="block">
  <semantics>
    <mrow>
      <mtext/>
      <mrow>
        <munder>
          <mi>lim</mi>
          <mrow>
            <mi>n</mi>
            <mo stretchy="false">→</mo>
            <mi mathvariant="normal">∞</mi>
          </mrow>
        </munder>
        <mrow/>
      </mrow>
      <mrow>
        <munderover>
          <mo stretchy="false">∑</mo>
          <mrow>
            <mi>j</mi>
            <mo stretchy="false">=</mo>
            <mn>1</mn>
          </mrow>
          <mi>n</mi>
        </munderover>
        <mfrac>
          <mn>1</mn>
          <msqrt>
            <mi>j</mi>
          </msqrt>
        </mfrac>
      </mrow>
      <mrow>
        <mo fence="true" stretchy="false">(</mo>
        <mrow>
          <mrow>
            <mrow>
              <mrow>
                <mrow>
                  <mo fence="true" stretchy="false">(</mo>
                  <mrow>
                    <mrow>
                      <mi>a</mi>
                      <mrow>
                        <mrow>
                          <mo fence="true" stretchy="false">(</mo>
                          <mrow>
                            <mi>j</mi>
                          </mrow>
                          <mo fence="true" stretchy="false">)</mo>
                        </mrow>
                        <mo stretchy="false">−</mo>
                        <mfrac>
                          <mn>1</mn>
                          <mrow>
                            <mi>a</mi>
                            <mrow>
                              <mo fence="true" stretchy="false">(</mo>
                              <mrow>
                                <mi>j</mi>
                              </mrow>
                              <mo fence="true" stretchy="false">)</mo>
                            </mrow>
                          </mrow>
                        </mfrac>
                      </mrow>
                    </mrow>
                  </mrow>
                  <mo fence="true" stretchy="false">)</mo>
                </mrow>
                <mi>cos</mi>
                <mrow>
                  <mo fence="true" stretchy="false">(</mo>
                  <mrow>
                    <mrow>
                      <mi>t</mi>
                      <mi>log</mi>
                      <mfrac>
                        <mi>n</mi>
                        <mi>j</mi>
                      </mfrac>
                    </mrow>
                  </mrow>
                  <mo fence="true" stretchy="false">)</mo>
                </mrow>
              </mrow>
              <mo stretchy="false">+</mo>
              <mi>i</mi>
            </mrow>
            <mrow>
              <mrow>
                <mo fence="true" stretchy="false">(</mo>
                <mrow>
                  <mrow>
                    <mi>a</mi>
                    <mrow>
                      <mrow>
                        <mo fence="true" stretchy="false">(</mo>
                        <mrow>
                          <mi>j</mi>
                        </mrow>
                        <mo fence="true" stretchy="false">)</mo>
                      </mrow>
                      <mo stretchy="false">+</mo>
                      <mfrac>
                        <mn>1</mn>
                        <mrow>
                          <mi>a</mi>
                          <mrow>
                            <mo fence="true" stretchy="false">(</mo>
                            <mrow>
                              <mi>j</mi>
                            </mrow>
                            <mo fence="true" stretchy="false">)</mo>
                          </mrow>
                        </mrow>
                      </mfrac>
                    </mrow>
                  </mrow>
                </mrow>
                <mo fence="true" stretchy="false">)</mo>
              </mrow>
              <mi>sin</mi>
              <mrow>
                <mo fence="true" stretchy="false">(</mo>
                <mrow>
                  <mrow>
                    <mi>t</mi>
                    <mi>log</mi>
                    <mfrac>
                      <mi>n</mi>
                      <mi>j</mi>
                    </mfrac>
                  </mrow>
                </mrow>
                <mo fence="true" stretchy="false">)</mo>
              </mrow>
            </mrow>
          </mrow>
        </mrow>
        <mo fence="true" stretchy="false">)</mo>
      </mrow>
    </mrow>
    <annotation encoding="StarMath 5.0">""lim from {n rightarrow infinity}{} 


sum from j = 1 to n {1 over {sqrt j}}({ {
(a(j)-1 over {a(j)})cos( t log n over j)} }+i { {
(a(j)+1 over {a(j)})sin (t log n over j )} })
</annotation>
  </semantics>
</math>
</file>

<file path=Object 476/content.xml><?xml version="1.0" encoding="utf-8"?>
<math xmlns="http://www.w3.org/1998/Math/MathML" display="block">
  <semantics>
    <mrow>
      <mi>a</mi>
      <mrow>
        <mrow>
          <mo fence="true" stretchy="false">(</mo>
          <mrow>
            <mi>j</mi>
          </mrow>
          <mo fence="true" stretchy="false">)</mo>
        </mrow>
        <mo stretchy="false">=</mo>
        <msup>
          <mrow>
            <mo fence="true" stretchy="false">(</mo>
            <mrow>
              <mfrac>
                <mrow>
                  <mrow>
                    <mfrac>
                      <mn>1</mn>
                      <mn>2</mn>
                    </mfrac>
                    <mo stretchy="false">−</mo>
                    <mi>s</mi>
                    <mo stretchy="false">−</mo>
                    <mi>t</mi>
                  </mrow>
                  <mi>i</mi>
                </mrow>
                <mrow>
                  <mrow>
                    <mfrac>
                      <mn>1</mn>
                      <mn>2</mn>
                    </mfrac>
                    <mo stretchy="false">+</mo>
                    <mi>s</mi>
                    <mo stretchy="false">+</mo>
                    <mi>t</mi>
                  </mrow>
                  <mi>i</mi>
                </mrow>
              </mfrac>
            </mrow>
            <mo fence="true" stretchy="false">)</mo>
          </mrow>
          <mfrac>
            <mn>1</mn>
            <mn>2</mn>
          </mfrac>
        </msup>
      </mrow>
      <msup>
        <mrow>
          <mo fence="true" stretchy="false">(</mo>
          <mrow>
            <mfrac>
              <mi>n</mi>
              <mi>j</mi>
            </mfrac>
          </mrow>
          <mo fence="true" stretchy="false">)</mo>
        </mrow>
        <mi>s</mi>
      </msup>
    </mrow>
    <annotation encoding="StarMath 5.0">a(j) = ({1 over 2 -s-t i} over {1 over 2+s+ t i})^{1 over 2}(n over j)^s</annotation>
  </semantics>
</math>
</file>

<file path=Object 477/content.xml><?xml version="1.0" encoding="utf-8"?>
<math xmlns="http://www.w3.org/1998/Math/MathML" display="block">
  <semantics>
    <mrow>
      <mtext/>
      <mrow>
        <munder>
          <mi>lim</mi>
          <mrow>
            <mi>n</mi>
            <mo stretchy="false">→</mo>
            <mi mathvariant="normal">∞</mi>
          </mrow>
        </munder>
        <mrow/>
      </mrow>
      <mrow>
        <mo fence="true" stretchy="false">(</mo>
        <mrow>
          <mrow>
            <mi>a</mi>
            <mrow>
              <mrow>
                <mo fence="true" stretchy="false">(</mo>
                <mrow>
                  <mi>j</mi>
                </mrow>
                <mo fence="true" stretchy="false">)</mo>
              </mrow>
              <mo stretchy="false">−</mo>
              <mfrac>
                <mn>1</mn>
                <mrow>
                  <mi>a</mi>
                  <mrow>
                    <mo fence="true" stretchy="false">(</mo>
                    <mrow>
                      <mi>j</mi>
                    </mrow>
                    <mo fence="true" stretchy="false">)</mo>
                  </mrow>
                </mrow>
              </mfrac>
            </mrow>
          </mrow>
        </mrow>
        <mo fence="true" stretchy="false">)</mo>
      </mrow>
      <mrow>
        <munderover>
          <mo stretchy="false">∑</mo>
          <mrow>
            <mi>j</mi>
            <mo stretchy="false">=</mo>
            <mn>1</mn>
          </mrow>
          <mi>n</mi>
        </munderover>
        <mfrac>
          <mn>1</mn>
          <msqrt>
            <mi>j</mi>
          </msqrt>
        </mfrac>
      </mrow>
      <mi>cos</mi>
      <mrow>
        <mrow>
          <mo fence="true" stretchy="false">(</mo>
          <mrow>
            <mrow>
              <mi>t</mi>
              <mi>log</mi>
              <mfrac>
                <mi>n</mi>
                <mi>j</mi>
              </mfrac>
            </mrow>
          </mrow>
          <mo fence="true" stretchy="false">)</mo>
        </mrow>
        <mo stretchy="false">+</mo>
        <mi>i</mi>
      </mrow>
      <mrow>
        <mo fence="true" stretchy="false">(</mo>
        <mrow>
          <mrow>
            <mi>a</mi>
            <mrow>
              <mrow>
                <mo fence="true" stretchy="false">(</mo>
                <mrow>
                  <mi>j</mi>
                </mrow>
                <mo fence="true" stretchy="false">)</mo>
              </mrow>
              <mo stretchy="false">+</mo>
              <mfrac>
                <mn>1</mn>
                <mrow>
                  <mi>a</mi>
                  <mrow>
                    <mo fence="true" stretchy="false">(</mo>
                    <mrow>
                      <mi>j</mi>
                    </mrow>
                    <mo fence="true" stretchy="false">)</mo>
                  </mrow>
                </mrow>
              </mfrac>
            </mrow>
          </mrow>
        </mrow>
        <mo fence="true" stretchy="false">)</mo>
      </mrow>
      <mrow>
        <munderover>
          <mo stretchy="false">∑</mo>
          <mrow>
            <mi>j</mi>
            <mo stretchy="false">=</mo>
            <mn>1</mn>
          </mrow>
          <mi>n</mi>
        </munderover>
        <mfrac>
          <mn>1</mn>
          <msqrt>
            <mi>j</mi>
          </msqrt>
        </mfrac>
      </mrow>
      <mi>sin</mi>
      <mrow>
        <mo fence="true" stretchy="false">(</mo>
        <mrow>
          <mrow>
            <mi>t</mi>
            <mi>log</mi>
            <mfrac>
              <mi>n</mi>
              <mi>j</mi>
            </mfrac>
          </mrow>
        </mrow>
        <mo fence="true" stretchy="false">)</mo>
      </mrow>
    </mrow>
    <annotation encoding="StarMath 5.0">""lim from {n rightarrow infinity}{} 


(a(j)-1 over {a(j)})sum from j = 1 to n {1 over {sqrt j}}
cos( t log n over j)

+

i (a(j)+1 over {a(j)}) sum from j = 1 to n {1 over {sqrt j}} 
sin (t log n over j )
</annotation>
  </semantics>
</math>
</file>

<file path=Object 478/content.xml><?xml version="1.0" encoding="utf-8"?>
<math xmlns="http://www.w3.org/1998/Math/MathML" display="block">
  <semantics>
    <mrow>
      <mrow>
        <munder>
          <mi>lim</mi>
          <mrow>
            <mi>n</mi>
            <mo stretchy="false">→</mo>
            <mi mathvariant="normal">∞</mi>
          </mrow>
        </munder>
        <mrow/>
      </mrow>
      <mrow>
        <mrow>
          <munderover>
            <mo stretchy="false">∑</mo>
            <mrow>
              <mi>j</mi>
              <mo stretchy="false">=</mo>
              <mn>1</mn>
            </mrow>
            <mi>n</mi>
          </munderover>
          <mrow>
            <mfrac>
              <mn>1</mn>
              <msqrt>
                <mi>j</mi>
              </msqrt>
            </mfrac>
            <mo stretchy="false">⋅</mo>
            <mrow>
              <mo fence="true" stretchy="false">(</mo>
              <mrow>
                <mrow>
                  <mi>cos</mi>
                  <mrow>
                    <mo fence="true" stretchy="false">(</mo>
                    <mrow>
                      <mrow>
                        <mi>t</mi>
                        <mi>log</mi>
                        <mrow>
                          <mi>n</mi>
                          <mo stretchy="false">+</mo>
                          <msup>
                            <mi>cot</mi>
                            <mrow>
                              <mo stretchy="false">−</mo>
                              <mn>1</mn>
                            </mrow>
                          </msup>
                        </mrow>
                        <mrow>
                          <mo fence="true" stretchy="false">(</mo>
                          <mrow>
                            <mrow>
                              <mn>2</mn>
                              <mi>t</mi>
                            </mrow>
                          </mrow>
                          <mo fence="true" stretchy="false">)</mo>
                        </mrow>
                      </mrow>
                    </mrow>
                    <mo fence="true" stretchy="false">)</mo>
                  </mrow>
                  <mi>cos</mi>
                  <mrow>
                    <mrow>
                      <mo fence="true" stretchy="false">(</mo>
                      <mrow>
                        <mrow>
                          <mi>t</mi>
                          <mi>log</mi>
                          <mi>j</mi>
                        </mrow>
                      </mrow>
                      <mo fence="true" stretchy="false">)</mo>
                    </mrow>
                    <mo stretchy="false">+</mo>
                    <mi>sin</mi>
                  </mrow>
                  <mrow>
                    <mrow>
                      <mo fence="true" stretchy="false">(</mo>
                      <mrow>
                        <mrow>
                          <mi>t</mi>
                          <mi>log</mi>
                          <mrow>
                            <mi>n</mi>
                            <mo stretchy="false">+</mo>
                            <msup>
                              <mi>cot</mi>
                              <mrow>
                                <mo stretchy="false">−</mo>
                                <mn>1</mn>
                              </mrow>
                            </msup>
                          </mrow>
                          <mrow>
                            <mo fence="true" stretchy="false">(</mo>
                            <mrow>
                              <mrow>
                                <mn>2</mn>
                                <mi>t</mi>
                              </mrow>
                            </mrow>
                            <mo fence="true" stretchy="false">)</mo>
                          </mrow>
                        </mrow>
                      </mrow>
                      <mo fence="true" stretchy="false">)</mo>
                    </mrow>
                    <mo stretchy="false">⋅</mo>
                    <mi>sin</mi>
                  </mrow>
                  <mrow>
                    <mo fence="true" stretchy="false">(</mo>
                    <mrow>
                      <mrow>
                        <mi>t</mi>
                        <mi>log</mi>
                        <mi>j</mi>
                      </mrow>
                    </mrow>
                    <mo fence="true" stretchy="false">)</mo>
                  </mrow>
                </mrow>
              </mrow>
              <mo fence="true" stretchy="false">)</mo>
            </mrow>
          </mrow>
        </mrow>
        <mo stretchy="false">=</mo>
        <mn>0</mn>
      </mrow>
    </mrow>
    <annotation encoding="StarMath 5.0">lim from {n rightarrow infinity }{ }

sum from j =  1 to n { 1 over sqrt j cdot (cos(t log n + cot^-1 (2 t) )cos(t log j)+sin(t log n + cot^-1 (2 t) )cdot sin(t log j))} = 0</annotation>
  </semantics>
</math>
</file>

<file path=Object 479/content.xml><?xml version="1.0" encoding="utf-8"?>
<math xmlns="http://www.w3.org/1998/Math/MathML" display="block">
  <semantics>
    <mrow>
      <mrow>
        <munder>
          <mi>lim</mi>
          <mrow>
            <mi>n</mi>
            <mo stretchy="false">→</mo>
            <mi mathvariant="normal">∞</mi>
          </mrow>
        </munder>
        <mrow/>
      </mrow>
      <mi>cos</mi>
      <mrow>
        <mrow>
          <mrow>
            <mo fence="true" stretchy="false">(</mo>
            <mrow>
              <mrow>
                <mi>t</mi>
                <mi>log</mi>
                <mrow>
                  <mi>n</mi>
                  <mo stretchy="false">+</mo>
                  <msup>
                    <mi>cot</mi>
                    <mrow>
                      <mo stretchy="false">−</mo>
                      <mn>1</mn>
                    </mrow>
                  </msup>
                </mrow>
                <mrow>
                  <mo fence="true" stretchy="false">(</mo>
                  <mrow>
                    <mrow>
                      <mn>2</mn>
                      <mi>t</mi>
                    </mrow>
                  </mrow>
                  <mo fence="true" stretchy="false">)</mo>
                </mrow>
              </mrow>
            </mrow>
            <mo fence="true" stretchy="false">)</mo>
          </mrow>
          <mo stretchy="false">⋅</mo>
          <mrow>
            <munderover>
              <mo stretchy="false">∑</mo>
              <mrow>
                <mi>j</mi>
                <mo stretchy="false">=</mo>
                <mn>1</mn>
              </mrow>
              <mi>n</mi>
            </munderover>
            <mfrac>
              <mrow>
                <mi>cos</mi>
                <mrow>
                  <mo fence="true" stretchy="false">(</mo>
                  <mrow>
                    <mrow>
                      <mi>t</mi>
                      <mi>log</mi>
                      <mi>j</mi>
                    </mrow>
                  </mrow>
                  <mo fence="true" stretchy="false">)</mo>
                </mrow>
              </mrow>
              <msqrt>
                <mi>j</mi>
              </msqrt>
            </mfrac>
          </mrow>
        </mrow>
        <mo stretchy="false">+</mo>
        <mi>sin</mi>
      </mrow>
      <mrow>
        <mrow>
          <mrow>
            <mo fence="true" stretchy="false">(</mo>
            <mrow>
              <mrow>
                <mi>t</mi>
                <mi>log</mi>
                <mrow>
                  <mi>n</mi>
                  <mo stretchy="false">+</mo>
                  <msup>
                    <mi>cot</mi>
                    <mrow>
                      <mo stretchy="false">−</mo>
                      <mn>1</mn>
                    </mrow>
                  </msup>
                </mrow>
                <mrow>
                  <mo fence="true" stretchy="false">(</mo>
                  <mrow>
                    <mrow>
                      <mn>2</mn>
                      <mi>t</mi>
                    </mrow>
                  </mrow>
                  <mo fence="true" stretchy="false">)</mo>
                </mrow>
              </mrow>
            </mrow>
            <mo fence="true" stretchy="false">)</mo>
          </mrow>
          <mo stretchy="false">⋅</mo>
          <mrow>
            <munderover>
              <mo stretchy="false">∑</mo>
              <mrow>
                <mi>j</mi>
                <mo stretchy="false">=</mo>
                <mn>1</mn>
              </mrow>
              <mi>n</mi>
            </munderover>
            <mfrac>
              <mrow>
                <mi>sin</mi>
                <mrow>
                  <mo fence="true" stretchy="false">(</mo>
                  <mrow>
                    <mrow>
                      <mi>t</mi>
                      <mi>log</mi>
                      <mi>j</mi>
                    </mrow>
                  </mrow>
                  <mo fence="true" stretchy="false">)</mo>
                </mrow>
              </mrow>
              <msqrt>
                <mi>j</mi>
              </msqrt>
            </mfrac>
          </mrow>
        </mrow>
        <mo stretchy="false">=</mo>
        <mn>0</mn>
      </mrow>
    </mrow>
    <annotation encoding="StarMath 5.0">lim from {n rightarrow infinity }{ }

cos(t log n + cot^-1 (2 t) ) cdot sum from j =  1 to n { {cos(t log j)} over sqrt j} 

+

sin(t log n + cot^-1 (2 t) ) cdot sum from j =  1 to n { {sin(t log j)} over sqrt j} 


= 0</annotation>
  </semantics>
</math>
</file>

<file path=Object 48/content.xml><?xml version="1.0" encoding="utf-8"?>
<math xmlns="http://www.w3.org/1998/Math/MathML" display="block">
  <semantics>
    <mrow>
      <mrow>
        <munder>
          <mi>lim</mi>
          <mrow>
            <mi>n</mi>
            <mo stretchy="false">→</mo>
            <mi mathvariant="normal">∞</mi>
          </mrow>
        </munder>
        <mrow/>
      </mrow>
      <mrow>
        <mo fence="true" stretchy="false">(</mo>
        <mrow>
          <mrow>
            <mn>1</mn>
            <mo stretchy="false">−</mo>
            <mi>s</mi>
          </mrow>
        </mrow>
        <mo fence="true" stretchy="false">)</mo>
      </mrow>
      <mi mathvariant="normal">ζ</mi>
      <mrow>
        <mrow>
          <mo fence="true" stretchy="false">(</mo>
          <mrow>
            <mrow>
              <mi>s</mi>
              <mi>,</mi>
              <mi>n</mi>
            </mrow>
          </mrow>
          <mo fence="true" stretchy="false">)</mo>
        </mrow>
        <mo stretchy="false">+</mo>
        <mrow>
          <mo fence="true" stretchy="false">(</mo>
          <mrow>
            <mrow>
              <mi>s</mi>
              <mo stretchy="false">−</mo>
              <mn>1</mn>
              <mo stretchy="false">+</mo>
              <mi>x</mi>
            </mrow>
          </mrow>
          <mo fence="true" stretchy="false">)</mo>
        </mrow>
      </mrow>
      <mrow>
        <mo fence="true" stretchy="false">(</mo>
        <mrow>
          <msup>
            <mi>n</mi>
            <mi>x</mi>
          </msup>
        </mrow>
        <mo fence="true" stretchy="false">)</mo>
      </mrow>
      <mi mathvariant="normal">ζ</mi>
      <mrow>
        <mrow>
          <mo fence="true" stretchy="false">(</mo>
          <mrow>
            <mrow>
              <mrow>
                <mi>s</mi>
                <mo stretchy="false">+</mo>
                <mi>x</mi>
              </mrow>
              <mi>,</mi>
              <mi>n</mi>
            </mrow>
          </mrow>
          <mo fence="true" stretchy="false">)</mo>
        </mrow>
        <mo stretchy="false">=</mo>
        <mn>0</mn>
      </mrow>
    </mrow>
    <annotation encoding="StarMath 5.0">lim from {n rightarrow infinity }{ }(1-s)%zeta( s,n )  +  (s-1+x)(n^x)%zeta( s+x,n ) = 0</annotation>
  </semantics>
</math>
</file>

<file path=Object 480/content.xml><?xml version="1.0" encoding="utf-8"?>
<math xmlns="http://www.w3.org/1998/Math/MathML" display="block">
  <semantics>
    <mrow>
      <mrow>
        <munder>
          <mi>lim</mi>
          <mrow>
            <mi>n</mi>
            <mo stretchy="false">→</mo>
            <mi mathvariant="normal">∞</mi>
          </mrow>
        </munder>
        <mrow/>
      </mrow>
      <mrow>
        <mrow>
          <munderover>
            <mo stretchy="false">∑</mo>
            <mrow>
              <mi>j</mi>
              <mo stretchy="false">=</mo>
              <mn>1</mn>
            </mrow>
            <mi>n</mi>
          </munderover>
          <mrow>
            <mfrac>
              <mn>1</mn>
              <msqrt>
                <mi>j</mi>
              </msqrt>
            </mfrac>
            <mo stretchy="false">⋅</mo>
            <mrow>
              <mo fence="true" stretchy="false">(</mo>
              <mrow>
                <mrow>
                  <mi>cos</mi>
                  <mrow>
                    <mo fence="true" stretchy="false">(</mo>
                    <mrow>
                      <mrow>
                        <mi>t</mi>
                        <mi>log</mi>
                        <mrow>
                          <mi>n</mi>
                          <mo stretchy="false">+</mo>
                          <msup>
                            <mi>cot</mi>
                            <mrow>
                              <mo stretchy="false">−</mo>
                              <mn>1</mn>
                            </mrow>
                          </msup>
                        </mrow>
                        <mrow>
                          <mo fence="true" stretchy="false">(</mo>
                          <mrow>
                            <mrow>
                              <mn>2</mn>
                              <mi>t</mi>
                            </mrow>
                          </mrow>
                          <mo fence="true" stretchy="false">)</mo>
                        </mrow>
                      </mrow>
                    </mrow>
                    <mo fence="true" stretchy="false">)</mo>
                  </mrow>
                  <mi>cos</mi>
                  <mrow>
                    <mrow>
                      <mo fence="true" stretchy="false">(</mo>
                      <mrow>
                        <mrow>
                          <mi>t</mi>
                          <mi>log</mi>
                          <mi>j</mi>
                        </mrow>
                      </mrow>
                      <mo fence="true" stretchy="false">)</mo>
                    </mrow>
                    <mo stretchy="false">+</mo>
                    <mi>sin</mi>
                  </mrow>
                  <mrow>
                    <mrow>
                      <mo fence="true" stretchy="false">(</mo>
                      <mrow>
                        <mrow>
                          <mi>t</mi>
                          <mi>log</mi>
                          <mrow>
                            <mi>n</mi>
                            <mo stretchy="false">+</mo>
                            <msup>
                              <mi>cot</mi>
                              <mrow>
                                <mo stretchy="false">−</mo>
                                <mn>1</mn>
                              </mrow>
                            </msup>
                          </mrow>
                          <mrow>
                            <mo fence="true" stretchy="false">(</mo>
                            <mrow>
                              <mrow>
                                <mn>2</mn>
                                <mi>t</mi>
                              </mrow>
                            </mrow>
                            <mo fence="true" stretchy="false">)</mo>
                          </mrow>
                        </mrow>
                      </mrow>
                      <mo fence="true" stretchy="false">)</mo>
                    </mrow>
                    <mo stretchy="false">⋅</mo>
                    <mi>sin</mi>
                  </mrow>
                  <mrow>
                    <mo fence="true" stretchy="false">(</mo>
                    <mrow>
                      <mrow>
                        <mi>t</mi>
                        <mi>log</mi>
                        <mi>j</mi>
                      </mrow>
                    </mrow>
                    <mo fence="true" stretchy="false">)</mo>
                  </mrow>
                </mrow>
              </mrow>
              <mo fence="true" stretchy="false">)</mo>
            </mrow>
          </mrow>
        </mrow>
        <mo stretchy="false">=</mo>
        <mn>0</mn>
      </mrow>
    </mrow>
    <annotation encoding="StarMath 5.0">lim from {n rightarrow infinity }{ }

sum from j =  1 to n { 1 over sqrt j cdot (cos(t log n + cot^-1 (2 t) )cos(t log j)+sin(t log n + cot^-1 (2 t) )cdot sin(t log j))} = 0</annotation>
  </semantics>
</math>
</file>

<file path=Object 481/content.xml><?xml version="1.0" encoding="utf-8"?>
<math xmlns="http://www.w3.org/1998/Math/MathML" display="block">
  <semantics>
    <mrow>
      <mrow>
        <munder>
          <mi>lim</mi>
          <mrow>
            <mi>n</mi>
            <mo stretchy="false">→</mo>
            <mi mathvariant="normal">∞</mi>
          </mrow>
        </munder>
        <mrow/>
      </mrow>
      <mrow>
        <mrow>
          <munderover>
            <mo stretchy="false">∑</mo>
            <mrow>
              <mi>j</mi>
              <mo stretchy="false">=</mo>
              <mn>1</mn>
            </mrow>
            <mi>n</mi>
          </munderover>
          <mfrac>
            <mrow>
              <mi>cos</mi>
              <mrow>
                <mo fence="true" stretchy="false">(</mo>
                <mrow>
                  <mrow>
                    <mi>t</mi>
                    <mi>log</mi>
                    <mrow>
                      <mfrac>
                        <mi>n</mi>
                        <mi>j</mi>
                      </mfrac>
                      <mo stretchy="false">+</mo>
                      <msup>
                        <mi>cot</mi>
                        <mrow>
                          <mo stretchy="false">−</mo>
                          <mn>1</mn>
                        </mrow>
                      </msup>
                    </mrow>
                    <mrow>
                      <mo fence="true" stretchy="false">(</mo>
                      <mrow>
                        <mrow>
                          <mn>2</mn>
                          <mi>t</mi>
                        </mrow>
                      </mrow>
                      <mo fence="true" stretchy="false">)</mo>
                    </mrow>
                  </mrow>
                </mrow>
                <mo fence="true" stretchy="false">)</mo>
              </mrow>
            </mrow>
            <msqrt>
              <mi>j</mi>
            </msqrt>
          </mfrac>
        </mrow>
        <mo stretchy="false">=</mo>
        <mn>0</mn>
      </mrow>
    </mrow>
    <annotation encoding="StarMath 5.0">lim from {n rightarrow infinity }{ }

sum from j =  1 to n { {cos(t log {n over j} + cot^-1 (2 t) )} over sqrt j} = 0</annotation>
  </semantics>
</math>
</file>

<file path=Object 482/content.xml><?xml version="1.0" encoding="utf-8"?>
<math xmlns="http://www.w3.org/1998/Math/MathML" display="block">
  <semantics>
    <mrow>
      <mi mathvariant="normal">ζ</mi>
      <mrow>
        <mrow>
          <mo fence="true" stretchy="false">(</mo>
          <mrow>
            <mrow>
              <mfrac>
                <mn>1</mn>
                <mn>2</mn>
              </mfrac>
              <mo stretchy="false">+</mo>
              <mrow>
                <mi>t</mi>
                <mo stretchy="false">⋅</mo>
                <mi>i</mi>
              </mrow>
            </mrow>
          </mrow>
          <mo fence="true" stretchy="false">)</mo>
        </mrow>
        <mo stretchy="false">=</mo>
        <mrow>
          <munder>
            <mi>lim</mi>
            <mrow>
              <mi>n</mi>
              <mo stretchy="false">→</mo>
              <mi mathvariant="normal">∞</mi>
            </mrow>
          </munder>
          <mrow/>
        </mrow>
      </mrow>
      <mrow>
        <mrow>
          <munderover>
            <mo stretchy="false">∑</mo>
            <mrow>
              <mi>j</mi>
              <mo stretchy="false">=</mo>
              <mn>1</mn>
            </mrow>
            <mi>n</mi>
          </munderover>
          <mfrac>
            <mn>1</mn>
            <msqrt>
              <mi>j</mi>
            </msqrt>
          </mfrac>
        </mrow>
        <mo stretchy="false">⋅</mo>
        <mfrac>
          <mrow>
            <mi>cos</mi>
            <mrow>
              <mo fence="true" stretchy="false">(</mo>
              <mrow>
                <mrow>
                  <mi>t</mi>
                  <mi>log</mi>
                  <mrow>
                    <mfrac>
                      <mi>n</mi>
                      <mi>j</mi>
                    </mfrac>
                    <mo stretchy="false">+</mo>
                    <msup>
                      <mi>cot</mi>
                      <mrow>
                        <mo stretchy="false">−</mo>
                        <mn>1</mn>
                      </mrow>
                    </msup>
                  </mrow>
                  <mrow>
                    <mo fence="true" stretchy="false">(</mo>
                    <mrow>
                      <mrow>
                        <mn>2</mn>
                        <mi>t</mi>
                      </mrow>
                    </mrow>
                    <mo fence="true" stretchy="false">)</mo>
                  </mrow>
                </mrow>
              </mrow>
              <mo fence="true" stretchy="false">)</mo>
            </mrow>
          </mrow>
          <mrow>
            <mi>cos</mi>
            <mrow>
              <mo fence="true" stretchy="false">(</mo>
              <mrow>
                <mrow>
                  <mi>t</mi>
                  <mi>log</mi>
                  <mrow>
                    <mi>n</mi>
                    <mo stretchy="false">+</mo>
                    <msup>
                      <mi>cot</mi>
                      <mrow>
                        <mo stretchy="false">−</mo>
                        <mn>1</mn>
                      </mrow>
                    </msup>
                  </mrow>
                  <mrow>
                    <mo fence="true" stretchy="false">(</mo>
                    <mrow>
                      <mrow>
                        <mn>2</mn>
                        <mi>t</mi>
                      </mrow>
                    </mrow>
                    <mo fence="true" stretchy="false">)</mo>
                  </mrow>
                </mrow>
              </mrow>
              <mo fence="true" stretchy="false">)</mo>
            </mrow>
          </mrow>
        </mfrac>
      </mrow>
    </mrow>
    <annotation encoding="StarMath 5.0">%zeta(1 over 2 + t cdot i ) = lim from {n rightarrow infinity }{ }

sum from j =  1 to n {1 over sqrt j}cdot{ {cos(t log {n over j} + cot^-1 (2 t) )} over {cos(t log {n} + cot^-1 (2 t) )} }</annotation>
  </semantics>
</math>
</file>

<file path=Object 483/content.xml><?xml version="1.0" encoding="utf-8"?>
<math xmlns="http://www.w3.org/1998/Math/MathML" display="block">
  <semantics>
    <mrow>
      <mrow>
        <munder>
          <mi>lim</mi>
          <mrow>
            <mi>n</mi>
            <mo stretchy="false">→</mo>
            <mi mathvariant="normal">∞</mi>
          </mrow>
        </munder>
        <mrow/>
      </mrow>
      <mrow>
        <mrow>
          <munderover>
            <mo stretchy="false">∑</mo>
            <mrow>
              <mi>j</mi>
              <mo stretchy="false">=</mo>
              <mn>1</mn>
            </mrow>
            <mi>n</mi>
          </munderover>
          <mfrac>
            <mrow>
              <mi>cos</mi>
              <mrow>
                <mo fence="true" stretchy="false">(</mo>
                <mrow>
                  <mrow>
                    <mi>t</mi>
                    <mi>log</mi>
                    <mrow>
                      <mfrac>
                        <mi>n</mi>
                        <mi>j</mi>
                      </mfrac>
                      <mo stretchy="false">+</mo>
                      <msup>
                        <mi>cot</mi>
                        <mrow>
                          <mo stretchy="false">−</mo>
                          <mn>1</mn>
                        </mrow>
                      </msup>
                    </mrow>
                    <mrow>
                      <mo fence="true" stretchy="false">(</mo>
                      <mrow>
                        <mrow>
                          <mn>2</mn>
                          <mi>t</mi>
                        </mrow>
                      </mrow>
                      <mo fence="true" stretchy="false">)</mo>
                    </mrow>
                  </mrow>
                </mrow>
                <mo fence="true" stretchy="false">)</mo>
              </mrow>
            </mrow>
            <msqrt>
              <mi>j</mi>
            </msqrt>
          </mfrac>
        </mrow>
        <mo stretchy="false">=</mo>
        <mn>0</mn>
      </mrow>
    </mrow>
    <annotation encoding="StarMath 5.0">lim from {n rightarrow infinity }{ }

sum from j =  1 to n { {cos(t log {n over j} + cot^-1 (2 t) )} over sqrt j} = 0</annotation>
  </semantics>
</math>
</file>

<file path=Object 484/content.xml><?xml version="1.0" encoding="utf-8"?>
<math xmlns="http://www.w3.org/1998/Math/MathML" display="block">
  <semantics>
    <mrow>
      <mrow>
        <munder>
          <mi>lim</mi>
          <mrow>
            <mi>n</mi>
            <mo stretchy="false">→</mo>
            <mi mathvariant="normal">∞</mi>
          </mrow>
        </munder>
        <mrow/>
      </mrow>
      <mrow>
        <mrow>
          <mrow>
            <munderover>
              <mo stretchy="false">∑</mo>
              <mrow>
                <mi>j</mi>
                <mo stretchy="false">=</mo>
                <mn>1</mn>
              </mrow>
              <mi>n</mi>
            </munderover>
            <mfrac>
              <mn>1</mn>
              <msqrt>
                <mi>j</mi>
              </msqrt>
            </mfrac>
          </mrow>
          <mo stretchy="false">⋅</mo>
          <mrow>
            <mi>cos</mi>
            <mrow>
              <mo fence="true" stretchy="false">(</mo>
              <mrow>
                <mrow>
                  <mi>t</mi>
                  <mi>log</mi>
                  <mrow>
                    <mfrac>
                      <mi>n</mi>
                      <mi>j</mi>
                    </mfrac>
                    <mo stretchy="false">+</mo>
                    <msup>
                      <mi>cot</mi>
                      <mrow>
                        <mo stretchy="false">−</mo>
                        <mn>1</mn>
                      </mrow>
                    </msup>
                  </mrow>
                  <mrow>
                    <mo fence="true" stretchy="false">(</mo>
                    <mrow>
                      <mrow>
                        <mn>2</mn>
                        <mi>t</mi>
                      </mrow>
                    </mrow>
                    <mo fence="true" stretchy="false">)</mo>
                  </mrow>
                </mrow>
              </mrow>
              <mo fence="true" stretchy="false">)</mo>
            </mrow>
          </mrow>
        </mrow>
        <mo stretchy="false">=</mo>
        <mn>0</mn>
      </mrow>
    </mrow>
    <annotation encoding="StarMath 5.0">lim from {n rightarrow infinity }{ }

sum from j =  1 to n {1 over sqrt j } cdot { {cos(t log {n over j} + cot^-1 (2 t) )}} = 0</annotation>
  </semantics>
</math>
</file>

<file path=Object 485/content.xml><?xml version="1.0" encoding="utf-8"?>
<math xmlns="http://www.w3.org/1998/Math/MathML" display="block">
  <semantics>
    <mrow>
      <mrow>
        <munder>
          <mi>lim</mi>
          <mrow>
            <mi>n</mi>
            <mo stretchy="false">→</mo>
            <mi mathvariant="normal">∞</mi>
          </mrow>
        </munder>
        <mrow/>
      </mrow>
      <mrow>
        <mrow>
          <mrow>
            <munderover>
              <mo stretchy="false">∑</mo>
              <mrow>
                <mi>j</mi>
                <mo stretchy="false">=</mo>
                <mn>1</mn>
              </mrow>
              <mi>n</mi>
            </munderover>
            <msup>
              <mrow>
                <mo fence="true" stretchy="false">(</mo>
                <mrow>
                  <mfrac>
                    <mi>n</mi>
                    <mi>j</mi>
                  </mfrac>
                </mrow>
                <mo fence="true" stretchy="false">)</mo>
              </mrow>
              <mfrac>
                <mn>1</mn>
                <mn>2</mn>
              </mfrac>
            </msup>
          </mrow>
          <mo stretchy="false">⋅</mo>
          <mrow>
            <mi>cos</mi>
            <mrow>
              <mo fence="true" stretchy="false">(</mo>
              <mrow>
                <mrow>
                  <mi>t</mi>
                  <mi>log</mi>
                  <mrow>
                    <mfrac>
                      <mi>n</mi>
                      <mi>j</mi>
                    </mfrac>
                    <mo stretchy="false">+</mo>
                    <msup>
                      <mi>cot</mi>
                      <mrow>
                        <mo stretchy="false">−</mo>
                        <mn>1</mn>
                      </mrow>
                    </msup>
                  </mrow>
                  <mrow>
                    <mo fence="true" stretchy="false">(</mo>
                    <mrow>
                      <mrow>
                        <mn>2</mn>
                        <mi>t</mi>
                      </mrow>
                    </mrow>
                    <mo fence="true" stretchy="false">)</mo>
                  </mrow>
                </mrow>
              </mrow>
              <mo fence="true" stretchy="false">)</mo>
            </mrow>
          </mrow>
        </mrow>
        <mo stretchy="false">≈</mo>
        <mfrac>
          <mn>1</mn>
          <mn>2</mn>
        </mfrac>
      </mrow>
    </mrow>
    <annotation encoding="StarMath 5.0">lim from {n rightarrow infinity }{ }

sum from j =  1 to n (n over j)^{1 over 2} cdot { {cos(t log {n over j} + cot^-1 (2 t) )}} approx 1 over 2</annotation>
  </semantics>
</math>
</file>

<file path=Object 486/content.xml><?xml version="1.0" encoding="utf-8"?>
<math xmlns="http://www.w3.org/1998/Math/MathML" display="block">
  <semantics>
    <mrow>
      <mrow>
        <munder>
          <mi>lim</mi>
          <mrow>
            <mi>n</mi>
            <mo stretchy="false">→</mo>
            <mi mathvariant="normal">∞</mi>
          </mrow>
        </munder>
        <mrow/>
      </mrow>
      <mrow>
        <mrow>
          <munderover>
            <mo stretchy="false">∑</mo>
            <mrow>
              <mi>j</mi>
              <mo stretchy="false">=</mo>
              <mn>1</mn>
            </mrow>
            <mi>n</mi>
          </munderover>
          <msup>
            <mrow>
              <mo fence="true" stretchy="false">(</mo>
              <mrow>
                <mfrac>
                  <mi>n</mi>
                  <mi>j</mi>
                </mfrac>
              </mrow>
              <mo fence="true" stretchy="false">)</mo>
            </mrow>
            <mfrac>
              <mn>1</mn>
              <mn>2</mn>
            </mfrac>
          </msup>
        </mrow>
        <mo stretchy="false">⋅</mo>
        <mfrac>
          <mn>1</mn>
          <mn>2</mn>
        </mfrac>
      </mrow>
      <mrow>
        <mrow>
          <mo fence="true" stretchy="false">(</mo>
          <mrow>
            <mrow>
              <msup>
                <mi>e</mi>
                <mrow>
                  <mi>i</mi>
                  <mrow>
                    <mo fence="true" stretchy="false">(</mo>
                    <mrow>
                      <mrow>
                        <mi>t</mi>
                        <mi>log</mi>
                        <mrow>
                          <mfrac>
                            <mi>n</mi>
                            <mi>j</mi>
                          </mfrac>
                          <mo stretchy="false">+</mo>
                          <msup>
                            <mi>cot</mi>
                            <mrow>
                              <mo stretchy="false">−</mo>
                              <mn>1</mn>
                            </mrow>
                          </msup>
                        </mrow>
                        <mrow>
                          <mo fence="true" stretchy="false">(</mo>
                          <mrow>
                            <mrow>
                              <mn>2</mn>
                              <mi>t</mi>
                            </mrow>
                          </mrow>
                          <mo fence="true" stretchy="false">)</mo>
                        </mrow>
                      </mrow>
                    </mrow>
                    <mo fence="true" stretchy="false">)</mo>
                  </mrow>
                </mrow>
              </msup>
              <mo stretchy="false">+</mo>
              <msup>
                <mi>e</mi>
                <mrow>
                  <mrow>
                    <mo stretchy="false">−</mo>
                    <mi>i</mi>
                  </mrow>
                  <mrow>
                    <mo fence="true" stretchy="false">(</mo>
                    <mrow>
                      <mrow>
                        <mi>t</mi>
                        <mi>log</mi>
                        <mrow>
                          <mfrac>
                            <mi>n</mi>
                            <mi>j</mi>
                          </mfrac>
                          <mo stretchy="false">+</mo>
                          <msup>
                            <mi>cot</mi>
                            <mrow>
                              <mo stretchy="false">−</mo>
                              <mn>1</mn>
                            </mrow>
                          </msup>
                        </mrow>
                        <mrow>
                          <mo fence="true" stretchy="false">(</mo>
                          <mrow>
                            <mrow>
                              <mn>2</mn>
                              <mi>t</mi>
                            </mrow>
                          </mrow>
                          <mo fence="true" stretchy="false">)</mo>
                        </mrow>
                      </mrow>
                    </mrow>
                    <mo fence="true" stretchy="false">)</mo>
                  </mrow>
                </mrow>
              </msup>
            </mrow>
          </mrow>
          <mo fence="true" stretchy="false">)</mo>
        </mrow>
        <mo stretchy="false">≈</mo>
        <mfrac>
          <mn>1</mn>
          <mn>2</mn>
        </mfrac>
      </mrow>
    </mrow>
    <annotation encoding="StarMath 5.0">lim from {n rightarrow infinity }{ }

sum from j =  1 to n (n over j)^{1 over 2} cdot {1 over 2}(e^{i(t log {n over j} + cot^-1 (2 t))}+e^{-i(t log {n over j} + cot^-1 (2 t))}) approx 1 over 2</annotation>
  </semantics>
</math>
</file>

<file path=Object 487/content.xml><?xml version="1.0" encoding="utf-8"?>
<math xmlns="http://www.w3.org/1998/Math/MathML" display="block">
  <semantics>
    <mrow>
      <mrow>
        <munder>
          <mi>lim</mi>
          <mrow>
            <mi>n</mi>
            <mo stretchy="false">→</mo>
            <mi mathvariant="normal">∞</mi>
          </mrow>
        </munder>
        <mrow/>
      </mrow>
      <mrow>
        <mrow>
          <munderover>
            <mo stretchy="false">∑</mo>
            <mrow>
              <mi>j</mi>
              <mo stretchy="false">=</mo>
              <mn>1</mn>
            </mrow>
            <mi>n</mi>
          </munderover>
          <msup>
            <mrow>
              <mo fence="true" stretchy="false">(</mo>
              <mrow>
                <mfrac>
                  <mi>n</mi>
                  <mi>j</mi>
                </mfrac>
              </mrow>
              <mo fence="true" stretchy="false">)</mo>
            </mrow>
            <mfrac>
              <mn>1</mn>
              <mn>2</mn>
            </mfrac>
          </msup>
        </mrow>
        <mo stretchy="false">⋅</mo>
        <mfrac>
          <mn>1</mn>
          <mn>2</mn>
        </mfrac>
      </mrow>
      <mrow>
        <mrow>
          <mo fence="true" stretchy="false">(</mo>
          <mrow>
            <mrow>
              <msup>
                <mi>e</mi>
                <mrow>
                  <mi>i</mi>
                  <mrow>
                    <mo fence="true" stretchy="false">(</mo>
                    <mrow>
                      <mrow>
                        <mi>t</mi>
                        <mi>log</mi>
                        <mfrac>
                          <mi>n</mi>
                          <mi>j</mi>
                        </mfrac>
                      </mrow>
                    </mrow>
                    <mo fence="true" stretchy="false">)</mo>
                  </mrow>
                </mrow>
              </msup>
              <mrow>
                <msup>
                  <mi>e</mi>
                  <mrow>
                    <mo fence="true" stretchy="false">(</mo>
                    <mrow>
                      <mrow>
                        <mi>i</mi>
                        <msup>
                          <mi>cot</mi>
                          <mrow>
                            <mo stretchy="false">−</mo>
                            <mn>1</mn>
                          </mrow>
                        </msup>
                        <mrow>
                          <mo fence="true" stretchy="false">(</mo>
                          <mrow>
                            <mrow>
                              <mn>2</mn>
                              <mi>t</mi>
                            </mrow>
                          </mrow>
                          <mo fence="true" stretchy="false">)</mo>
                        </mrow>
                      </mrow>
                    </mrow>
                    <mo fence="true" stretchy="false">)</mo>
                  </mrow>
                </msup>
                <mo stretchy="false">+</mo>
                <msup>
                  <mi>e</mi>
                  <mrow>
                    <mrow>
                      <mo stretchy="false">−</mo>
                      <mi>i</mi>
                    </mrow>
                    <mrow>
                      <mo fence="true" stretchy="false">(</mo>
                      <mrow>
                        <mrow>
                          <mi>t</mi>
                          <mi>log</mi>
                          <mfrac>
                            <mi>n</mi>
                            <mi>j</mi>
                          </mfrac>
                        </mrow>
                      </mrow>
                      <mo fence="true" stretchy="false">)</mo>
                    </mrow>
                  </mrow>
                </msup>
              </mrow>
              <msup>
                <mi>e</mi>
                <mrow>
                  <mo fence="true" stretchy="false">(</mo>
                  <mrow>
                    <mrow>
                      <mrow>
                        <mo stretchy="false">−</mo>
                        <mi>i</mi>
                      </mrow>
                      <msup>
                        <mi>cot</mi>
                        <mrow>
                          <mo stretchy="false">−</mo>
                          <mn>1</mn>
                        </mrow>
                      </msup>
                      <mrow>
                        <mo fence="true" stretchy="false">(</mo>
                        <mrow>
                          <mrow>
                            <mn>2</mn>
                            <mi>t</mi>
                          </mrow>
                        </mrow>
                        <mo fence="true" stretchy="false">)</mo>
                      </mrow>
                    </mrow>
                  </mrow>
                  <mo fence="true" stretchy="false">)</mo>
                </mrow>
              </msup>
            </mrow>
          </mrow>
          <mo fence="true" stretchy="false">)</mo>
        </mrow>
        <mo stretchy="false">≈</mo>
        <mfrac>
          <mn>1</mn>
          <mn>2</mn>
        </mfrac>
      </mrow>
    </mrow>
    <annotation encoding="StarMath 5.0">lim from {n rightarrow infinity }{ }

sum from j =  1 to n (n over j)^{1 over 2} cdot {1 over 2}(e^{i(t log {n over j})}e^{( i  cot^-1 (2 t))}+e^{-i(t log {n over j})}e^{(-i cot^-1 (2 t))}) approx 1 over 2</annotation>
  </semantics>
</math>
</file>

<file path=Object 488/content.xml><?xml version="1.0" encoding="utf-8"?>
<math xmlns="http://www.w3.org/1998/Math/MathML" display="block">
  <semantics>
    <mrow>
      <mrow>
        <munder>
          <mi>lim</mi>
          <mrow>
            <mi>n</mi>
            <mo stretchy="false">→</mo>
            <mi mathvariant="normal">∞</mi>
          </mrow>
        </munder>
        <mrow/>
      </mrow>
      <mrow>
        <mrow>
          <munderover>
            <mo stretchy="false">∑</mo>
            <mrow>
              <mi>j</mi>
              <mo stretchy="false">=</mo>
              <mn>1</mn>
            </mrow>
            <mi>n</mi>
          </munderover>
          <msup>
            <mrow>
              <mo fence="true" stretchy="false">(</mo>
              <mrow>
                <mfrac>
                  <mi>n</mi>
                  <mi>j</mi>
                </mfrac>
              </mrow>
              <mo fence="true" stretchy="false">)</mo>
            </mrow>
            <mfrac>
              <mn>1</mn>
              <mn>2</mn>
            </mfrac>
          </msup>
        </mrow>
        <mo stretchy="false">⋅</mo>
        <mfrac>
          <mn>1</mn>
          <mn>2</mn>
        </mfrac>
      </mrow>
      <mrow>
        <mrow>
          <mo fence="true" stretchy="false">(</mo>
          <mrow>
            <mrow>
              <msup>
                <mrow>
                  <mo fence="true" stretchy="false">(</mo>
                  <mrow>
                    <mfrac>
                      <mi>n</mi>
                      <mi>j</mi>
                    </mfrac>
                  </mrow>
                  <mo fence="true" stretchy="false">)</mo>
                </mrow>
                <mrow>
                  <mi>i</mi>
                  <mi>t</mi>
                </mrow>
              </msup>
              <mrow>
                <msup>
                  <mi>e</mi>
                  <mrow>
                    <mo fence="true" stretchy="false">(</mo>
                    <mrow>
                      <mrow>
                        <mi>i</mi>
                        <msup>
                          <mi>cot</mi>
                          <mrow>
                            <mo stretchy="false">−</mo>
                            <mn>1</mn>
                          </mrow>
                        </msup>
                        <mrow>
                          <mo fence="true" stretchy="false">(</mo>
                          <mrow>
                            <mrow>
                              <mn>2</mn>
                              <mi>t</mi>
                            </mrow>
                          </mrow>
                          <mo fence="true" stretchy="false">)</mo>
                        </mrow>
                      </mrow>
                    </mrow>
                    <mo fence="true" stretchy="false">)</mo>
                  </mrow>
                </msup>
                <mo stretchy="false">+</mo>
                <msup>
                  <mrow>
                    <mo fence="true" stretchy="false">(</mo>
                    <mrow>
                      <mfrac>
                        <mi>n</mi>
                        <mi>j</mi>
                      </mfrac>
                    </mrow>
                    <mo fence="true" stretchy="false">)</mo>
                  </mrow>
                  <mrow>
                    <mrow>
                      <mo stretchy="false">−</mo>
                      <mi>i</mi>
                    </mrow>
                    <mi>t</mi>
                  </mrow>
                </msup>
              </mrow>
              <msup>
                <mi>e</mi>
                <mrow>
                  <mo fence="true" stretchy="false">(</mo>
                  <mrow>
                    <mrow>
                      <mrow>
                        <mo stretchy="false">−</mo>
                        <mi>i</mi>
                      </mrow>
                      <msup>
                        <mi>cot</mi>
                        <mrow>
                          <mo stretchy="false">−</mo>
                          <mn>1</mn>
                        </mrow>
                      </msup>
                      <mrow>
                        <mo fence="true" stretchy="false">(</mo>
                        <mrow>
                          <mrow>
                            <mn>2</mn>
                            <mi>t</mi>
                          </mrow>
                        </mrow>
                        <mo fence="true" stretchy="false">)</mo>
                      </mrow>
                    </mrow>
                  </mrow>
                  <mo fence="true" stretchy="false">)</mo>
                </mrow>
              </msup>
            </mrow>
          </mrow>
          <mo fence="true" stretchy="false">)</mo>
        </mrow>
        <mo stretchy="false">≈</mo>
        <mfrac>
          <mn>1</mn>
          <mn>2</mn>
        </mfrac>
      </mrow>
    </mrow>
    <annotation encoding="StarMath 5.0">lim from {n rightarrow infinity }{ }

sum from j =  1 to n (n over j)^{1 over 2} cdot {1 over 2}((n over j)^{i t}e^{( i  cot^-1 (2 t))}+(n over j)^{-i t}e^{(-i cot^-1 (2 t))}) approx 1 over 2</annotation>
  </semantics>
</math>
</file>

<file path=Object 489/content.xml><?xml version="1.0" encoding="utf-8"?>
<math xmlns="http://www.w3.org/1998/Math/MathML" display="block">
  <semantics>
    <mrow>
      <mrow>
        <munder>
          <mi>lim</mi>
          <mrow>
            <mi>n</mi>
            <mo stretchy="false">→</mo>
            <mi mathvariant="normal">∞</mi>
          </mrow>
        </munder>
        <mrow/>
      </mrow>
      <mrow>
        <mrow>
          <munderover>
            <mo stretchy="false">∑</mo>
            <mrow>
              <mi>j</mi>
              <mo stretchy="false">=</mo>
              <mn>1</mn>
            </mrow>
            <mi>n</mi>
          </munderover>
          <msup>
            <mrow>
              <mo fence="true" stretchy="false">(</mo>
              <mrow>
                <mfrac>
                  <mi>n</mi>
                  <mi>j</mi>
                </mfrac>
              </mrow>
              <mo fence="true" stretchy="false">)</mo>
            </mrow>
            <mfrac>
              <mn>1</mn>
              <mn>2</mn>
            </mfrac>
          </msup>
        </mrow>
        <mo stretchy="false">⋅</mo>
        <mfrac>
          <mn>1</mn>
          <mn>2</mn>
        </mfrac>
      </mrow>
      <mrow>
        <mrow>
          <mo fence="true" stretchy="false">(</mo>
          <mrow>
            <mrow>
              <msup>
                <mrow>
                  <mo fence="true" stretchy="false">(</mo>
                  <mrow>
                    <mfrac>
                      <mi>n</mi>
                      <mi>j</mi>
                    </mfrac>
                  </mrow>
                  <mo fence="true" stretchy="false">)</mo>
                </mrow>
                <mrow>
                  <mi>i</mi>
                  <mi>t</mi>
                </mrow>
              </msup>
              <msup>
                <mi>e</mi>
                <mrow>
                  <mo fence="true" stretchy="false">(</mo>
                  <mrow>
                    <mrow>
                      <mi>i</mi>
                      <msup>
                        <mi>cot</mi>
                        <mrow>
                          <mo stretchy="false">−</mo>
                          <mn>1</mn>
                        </mrow>
                      </msup>
                      <mrow>
                        <mo fence="true" stretchy="false">(</mo>
                        <mrow>
                          <mrow>
                            <mn>2</mn>
                            <mi>t</mi>
                          </mrow>
                        </mrow>
                        <mo fence="true" stretchy="false">)</mo>
                      </mrow>
                    </mrow>
                  </mrow>
                  <mo fence="true" stretchy="false">)</mo>
                </mrow>
              </msup>
            </mrow>
          </mrow>
          <mo fence="true" stretchy="false">)</mo>
        </mrow>
        <mo stretchy="false">+</mo>
        <mrow>
          <mrow>
            <munderover>
              <mo stretchy="false">∑</mo>
              <mrow>
                <mi>j</mi>
                <mo stretchy="false">=</mo>
                <mn>1</mn>
              </mrow>
              <mi>n</mi>
            </munderover>
            <msup>
              <mrow>
                <mo fence="true" stretchy="false">(</mo>
                <mrow>
                  <mfrac>
                    <mi>n</mi>
                    <mi>j</mi>
                  </mfrac>
                </mrow>
                <mo fence="true" stretchy="false">)</mo>
              </mrow>
              <mfrac>
                <mn>1</mn>
                <mn>2</mn>
              </mfrac>
            </msup>
          </mrow>
          <mo stretchy="false">⋅</mo>
          <mfrac>
            <mn>1</mn>
            <mn>2</mn>
          </mfrac>
        </mrow>
      </mrow>
      <mrow>
        <mrow>
          <mo fence="true" stretchy="false">(</mo>
          <mrow>
            <mrow>
              <msup>
                <mrow>
                  <mo fence="true" stretchy="false">(</mo>
                  <mrow>
                    <mfrac>
                      <mi>n</mi>
                      <mi>j</mi>
                    </mfrac>
                  </mrow>
                  <mo fence="true" stretchy="false">)</mo>
                </mrow>
                <mrow>
                  <mrow>
                    <mo stretchy="false">−</mo>
                    <mi>i</mi>
                  </mrow>
                  <mi>t</mi>
                </mrow>
              </msup>
              <msup>
                <mi>e</mi>
                <mrow>
                  <mo fence="true" stretchy="false">(</mo>
                  <mrow>
                    <mrow>
                      <mrow>
                        <mo stretchy="false">−</mo>
                        <mi>i</mi>
                      </mrow>
                      <msup>
                        <mi>cot</mi>
                        <mrow>
                          <mo stretchy="false">−</mo>
                          <mn>1</mn>
                        </mrow>
                      </msup>
                      <mrow>
                        <mo fence="true" stretchy="false">(</mo>
                        <mrow>
                          <mrow>
                            <mn>2</mn>
                            <mi>t</mi>
                          </mrow>
                        </mrow>
                        <mo fence="true" stretchy="false">)</mo>
                      </mrow>
                    </mrow>
                  </mrow>
                  <mo fence="true" stretchy="false">)</mo>
                </mrow>
              </msup>
            </mrow>
          </mrow>
          <mo fence="true" stretchy="false">)</mo>
        </mrow>
        <mo stretchy="false">≈</mo>
        <mfrac>
          <mn>1</mn>
          <mn>2</mn>
        </mfrac>
      </mrow>
    </mrow>
    <annotation encoding="StarMath 5.0">lim from {n rightarrow infinity }{ }

sum from j =  1 to n (n over j)^{1 over 2} cdot {1 over 2}((n over j)^{i t}e^{( i  cot^-1 (2 t))})

+

sum from j =  1 to n (n over j)^{1 over 2} cdot {1 over 2}((n over j)^{-i t}e^{(-i cot^-1 (2 t))}) approx 1 over 2</annotation>
  </semantics>
</math>
</file>

<file path=Object 49/content.xml><?xml version="1.0" encoding="utf-8"?>
<math xmlns="http://www.w3.org/1998/Math/MathML" display="block">
  <semantics>
    <mrow>
      <mrow>
        <munder>
          <mi>lim</mi>
          <mrow>
            <mi>n</mi>
            <mo stretchy="false">→</mo>
            <mi mathvariant="normal">∞</mi>
          </mrow>
        </munder>
        <mrow/>
      </mrow>
      <mrow>
        <mo fence="true" stretchy="false">(</mo>
        <mrow>
          <mrow>
            <mn>1</mn>
            <mo stretchy="false">−</mo>
            <mi>s</mi>
          </mrow>
        </mrow>
        <mo fence="true" stretchy="false">)</mo>
      </mrow>
      <mrow>
        <mrow>
          <mo fence="true" stretchy="false">(</mo>
          <mrow>
            <mrow>
              <mi mathvariant="normal">ζ</mi>
              <mrow>
                <mrow>
                  <mo fence="true" stretchy="false">(</mo>
                  <mrow>
                    <mi>s</mi>
                  </mrow>
                  <mo fence="true" stretchy="false">)</mo>
                </mrow>
                <mo stretchy="false">−</mo>
                <mrow>
                  <munderover>
                    <mo stretchy="false">∑</mo>
                    <mrow>
                      <mi>j</mi>
                      <mo stretchy="false">=</mo>
                      <mn>1</mn>
                    </mrow>
                    <mi>n</mi>
                  </munderover>
                  <mfrac>
                    <mn>1</mn>
                    <msup>
                      <mi>j</mi>
                      <mi>s</mi>
                    </msup>
                  </mfrac>
                </mrow>
              </mrow>
            </mrow>
          </mrow>
          <mo fence="true" stretchy="false">)</mo>
        </mrow>
        <mo stretchy="false">+</mo>
        <mrow>
          <mo fence="true" stretchy="false">(</mo>
          <mrow>
            <mrow>
              <mi>s</mi>
              <mo stretchy="false">−</mo>
              <mn>1</mn>
              <mo stretchy="false">+</mo>
              <mi>x</mi>
            </mrow>
          </mrow>
          <mo fence="true" stretchy="false">)</mo>
        </mrow>
      </mrow>
      <mrow>
        <mo fence="true" stretchy="false">(</mo>
        <mrow>
          <msup>
            <mi>n</mi>
            <mi>x</mi>
          </msup>
        </mrow>
        <mo fence="true" stretchy="false">)</mo>
      </mrow>
      <mrow>
        <mrow>
          <mo fence="true" stretchy="false">(</mo>
          <mrow>
            <mrow>
              <mi mathvariant="normal">ζ</mi>
              <mrow>
                <mrow>
                  <mo fence="true" stretchy="false">(</mo>
                  <mrow>
                    <mrow>
                      <mi>s</mi>
                      <mo stretchy="false">+</mo>
                      <mi>x</mi>
                    </mrow>
                  </mrow>
                  <mo fence="true" stretchy="false">)</mo>
                </mrow>
                <mo stretchy="false">−</mo>
                <mrow>
                  <munderover>
                    <mo stretchy="false">∑</mo>
                    <mrow>
                      <mi>j</mi>
                      <mo stretchy="false">=</mo>
                      <mn>1</mn>
                    </mrow>
                    <mi>n</mi>
                  </munderover>
                  <mfrac>
                    <mn>1</mn>
                    <msup>
                      <mi>j</mi>
                      <mrow>
                        <mi>s</mi>
                        <mo stretchy="false">+</mo>
                        <mi>x</mi>
                      </mrow>
                    </msup>
                  </mfrac>
                </mrow>
              </mrow>
            </mrow>
          </mrow>
          <mo fence="true" stretchy="false">)</mo>
        </mrow>
        <mo stretchy="false">=</mo>
        <mn>0</mn>
      </mrow>
    </mrow>
    <annotation encoding="StarMath 5.0">lim from {n rightarrow infinity }{ }(1-s)(%zeta( s )-sum from j = 1 to n {1 over j^s})+(s-1+x)( n^x)(%zeta( s+x )-sum from j = 1 to n {1 over j^{s+x}}) = 0</annotation>
  </semantics>
</math>
</file>

<file path=Object 490/content.xml><?xml version="1.0" encoding="utf-8"?>
<math xmlns="http://www.w3.org/1998/Math/MathML" display="block">
  <semantics>
    <mrow>
      <mrow>
        <munder>
          <mi>lim</mi>
          <mrow>
            <mi>n</mi>
            <mo stretchy="false">→</mo>
            <mi mathvariant="normal">∞</mi>
          </mrow>
        </munder>
        <mrow/>
      </mrow>
      <mfrac>
        <msup>
          <mi>e</mi>
          <mrow>
            <mi>i</mi>
            <msup>
              <mi>cot</mi>
              <mrow>
                <mo stretchy="false">−</mo>
                <mn>1</mn>
              </mrow>
            </msup>
            <mrow>
              <mo fence="true" stretchy="false">(</mo>
              <mrow>
                <mrow>
                  <mn>2</mn>
                  <mi>t</mi>
                </mrow>
              </mrow>
              <mo fence="true" stretchy="false">)</mo>
            </mrow>
          </mrow>
        </msup>
        <mn>2</mn>
      </mfrac>
      <msup>
        <mi>n</mi>
        <mrow>
          <mrow>
            <mfrac>
              <mn>1</mn>
              <mn>2</mn>
            </mfrac>
            <mo stretchy="false">+</mo>
            <mi>i</mi>
          </mrow>
          <mi>t</mi>
        </mrow>
      </msup>
      <mrow>
        <mrow>
          <munderover>
            <mo stretchy="false">∑</mo>
            <mrow>
              <mi>j</mi>
              <mo stretchy="false">=</mo>
              <mn>1</mn>
            </mrow>
            <mi>n</mi>
          </munderover>
          <msup>
            <mi>j</mi>
            <mrow>
              <mrow>
                <mo stretchy="false">−</mo>
                <mfrac>
                  <mn>1</mn>
                  <mn>2</mn>
                </mfrac>
              </mrow>
              <mo stretchy="false">−</mo>
              <mrow>
                <mi>i</mi>
                <mi>t</mi>
              </mrow>
            </mrow>
          </msup>
        </mrow>
        <mo stretchy="false">+</mo>
        <mfrac>
          <msup>
            <mi>e</mi>
            <mrow>
              <mo fence="true" stretchy="false">(</mo>
              <mrow>
                <mrow>
                  <mrow>
                    <mo stretchy="false">−</mo>
                    <mi>i</mi>
                  </mrow>
                  <msup>
                    <mi>cot</mi>
                    <mrow>
                      <mo stretchy="false">−</mo>
                      <mn>1</mn>
                    </mrow>
                  </msup>
                  <mrow>
                    <mo fence="true" stretchy="false">(</mo>
                    <mrow>
                      <mrow>
                        <mn>2</mn>
                        <mi>t</mi>
                      </mrow>
                    </mrow>
                    <mo fence="true" stretchy="false">)</mo>
                  </mrow>
                </mrow>
              </mrow>
              <mo fence="true" stretchy="false">)</mo>
            </mrow>
          </msup>
          <mn>2</mn>
        </mfrac>
      </mrow>
      <msup>
        <mi>n</mi>
        <mrow>
          <mrow>
            <mfrac>
              <mn>1</mn>
              <mn>2</mn>
            </mfrac>
            <mo stretchy="false">−</mo>
            <mi>i</mi>
          </mrow>
          <mi>t</mi>
        </mrow>
      </msup>
      <mrow>
        <mrow>
          <munderover>
            <mo stretchy="false">∑</mo>
            <mrow>
              <mi>j</mi>
              <mo stretchy="false">=</mo>
              <mn>1</mn>
            </mrow>
            <mi>n</mi>
          </munderover>
          <msup>
            <mi>j</mi>
            <mrow>
              <mrow>
                <mrow>
                  <mo stretchy="false">−</mo>
                  <mfrac>
                    <mn>1</mn>
                    <mn>2</mn>
                  </mfrac>
                </mrow>
                <mo stretchy="false">+</mo>
                <mi>i</mi>
              </mrow>
              <mi>t</mi>
            </mrow>
          </msup>
        </mrow>
        <mo stretchy="false">≈</mo>
        <mfrac>
          <mn>1</mn>
          <mn>2</mn>
        </mfrac>
      </mrow>
    </mrow>
    <annotation encoding="StarMath 5.0">lim from {n rightarrow infinity }{ }

{e^{ i  cot^-1 (2 t)} over 2} n^{1 over 2+i t} sum from j =  1 to n  j^{-{1 over 2} -{i t}}

+

e^{(-i cot^-1 (2 t))}over 2 n^{1 over 2 - i t} sum from j =  1 to n {j^{- {1 over 2 }+i t}} 


approx 1 over 2</annotation>
  </semantics>
</math>
</file>

<file path=Object 491/content.xml><?xml version="1.0" encoding="utf-8"?>
<math xmlns="http://www.w3.org/1998/Math/MathML" display="block">
  <semantics>
    <mrow>
      <mrow>
        <munder>
          <mi>lim</mi>
          <mrow>
            <mi>n</mi>
            <mo stretchy="false">→</mo>
            <mi mathvariant="normal">∞</mi>
          </mrow>
        </munder>
        <mrow/>
      </mrow>
      <mfrac>
        <msup>
          <mi>e</mi>
          <mrow>
            <mi>i</mi>
            <msup>
              <mi>cot</mi>
              <mrow>
                <mo stretchy="false">−</mo>
                <mn>1</mn>
              </mrow>
            </msup>
            <mrow>
              <mo fence="true" stretchy="false">(</mo>
              <mrow>
                <mrow>
                  <mn>2</mn>
                  <mi>t</mi>
                </mrow>
              </mrow>
              <mo fence="true" stretchy="false">)</mo>
            </mrow>
          </mrow>
        </msup>
        <mn>2</mn>
      </mfrac>
      <msup>
        <mi>n</mi>
        <mrow>
          <mrow>
            <mfrac>
              <mn>1</mn>
              <mn>2</mn>
            </mfrac>
            <mo stretchy="false">+</mo>
            <mi>i</mi>
          </mrow>
          <mi>t</mi>
        </mrow>
      </msup>
      <mrow>
        <msubsup>
          <mi>H</mi>
          <mi>n</mi>
          <mrow>
            <mo fence="true" stretchy="false">(</mo>
            <mrow>
              <mrow>
                <mrow>
                  <mfrac>
                    <mn>1</mn>
                    <mn>2</mn>
                  </mfrac>
                  <mo stretchy="false">+</mo>
                  <mi>i</mi>
                </mrow>
                <mi>t</mi>
              </mrow>
            </mrow>
            <mo fence="true" stretchy="false">)</mo>
          </mrow>
        </msubsup>
        <mo stretchy="false">+</mo>
        <mfrac>
          <msup>
            <mi>e</mi>
            <mrow>
              <mo fence="true" stretchy="false">(</mo>
              <mrow>
                <mrow>
                  <mrow>
                    <mo stretchy="false">−</mo>
                    <mi>i</mi>
                  </mrow>
                  <msup>
                    <mi>cot</mi>
                    <mrow>
                      <mo stretchy="false">−</mo>
                      <mn>1</mn>
                    </mrow>
                  </msup>
                  <mrow>
                    <mo fence="true" stretchy="false">(</mo>
                    <mrow>
                      <mrow>
                        <mn>2</mn>
                        <mi>t</mi>
                      </mrow>
                    </mrow>
                    <mo fence="true" stretchy="false">)</mo>
                  </mrow>
                </mrow>
              </mrow>
              <mo fence="true" stretchy="false">)</mo>
            </mrow>
          </msup>
          <mn>2</mn>
        </mfrac>
      </mrow>
      <msup>
        <mi>n</mi>
        <mrow>
          <mrow>
            <mfrac>
              <mn>1</mn>
              <mn>2</mn>
            </mfrac>
            <mo stretchy="false">−</mo>
            <mi>i</mi>
          </mrow>
          <mi>t</mi>
        </mrow>
      </msup>
      <mrow>
        <msubsup>
          <mi>H</mi>
          <mi>n</mi>
          <mrow>
            <mo fence="true" stretchy="false">(</mo>
            <mrow>
              <mrow>
                <mrow>
                  <mfrac>
                    <mn>1</mn>
                    <mn>2</mn>
                  </mfrac>
                  <mo stretchy="false">−</mo>
                  <mi>i</mi>
                </mrow>
                <mi>t</mi>
              </mrow>
            </mrow>
            <mo fence="true" stretchy="false">)</mo>
          </mrow>
        </msubsup>
        <mo stretchy="false">≈</mo>
        <mfrac>
          <mn>1</mn>
          <mn>2</mn>
        </mfrac>
      </mrow>
    </mrow>
    <annotation encoding="StarMath 5.0">lim from {n rightarrow infinity }{ }

{e^{ i  cot^-1 (2 t)} over 2} n^{1 over 2+i t} H^(1 over 2+i t)_n

+

e^{(-i cot^-1 (2 t))}over 2 n^{1 over 2 - i t} H^(1 over 2 - i t)_n


approx 1 over 2</annotation>
  </semantics>
</math>
</file>

<file path=Object 492/content.xml><?xml version="1.0" encoding="utf-8"?>
<math xmlns="http://www.w3.org/1998/Math/MathML" display="block">
  <semantics>
    <mrow>
      <mrow>
        <munder>
          <mi>lim</mi>
          <mrow>
            <mi>n</mi>
            <mo stretchy="false">→</mo>
            <mi mathvariant="normal">∞</mi>
          </mrow>
        </munder>
        <mrow/>
      </mrow>
      <mfrac>
        <msup>
          <mi>e</mi>
          <mrow>
            <mi>i</mi>
            <msup>
              <mi>cot</mi>
              <mrow>
                <mo stretchy="false">−</mo>
                <mn>1</mn>
              </mrow>
            </msup>
            <mrow>
              <mo fence="true" stretchy="false">(</mo>
              <mrow>
                <mrow>
                  <mn>2</mn>
                  <mi>t</mi>
                </mrow>
              </mrow>
              <mo fence="true" stretchy="false">)</mo>
            </mrow>
          </mrow>
        </msup>
        <mn>2</mn>
      </mfrac>
      <msup>
        <mi>n</mi>
        <mrow>
          <mrow>
            <mfrac>
              <mn>1</mn>
              <mn>2</mn>
            </mfrac>
            <mo stretchy="false">+</mo>
            <mi>i</mi>
          </mrow>
          <mi>t</mi>
        </mrow>
      </msup>
      <mrow>
        <msubsup>
          <mi>H</mi>
          <mi>n</mi>
          <mrow>
            <mo fence="true" stretchy="false">(</mo>
            <mrow>
              <mrow>
                <mrow>
                  <mfrac>
                    <mn>1</mn>
                    <mn>2</mn>
                  </mfrac>
                  <mo stretchy="false">+</mo>
                  <mi>i</mi>
                </mrow>
                <mi>t</mi>
              </mrow>
            </mrow>
            <mo fence="true" stretchy="false">)</mo>
          </mrow>
        </msubsup>
        <mo stretchy="false">+</mo>
        <mfrac>
          <msup>
            <mi>e</mi>
            <mrow>
              <mo fence="true" stretchy="false">(</mo>
              <mrow>
                <mrow>
                  <mrow>
                    <mo stretchy="false">−</mo>
                    <mi>i</mi>
                  </mrow>
                  <msup>
                    <mi>cot</mi>
                    <mrow>
                      <mo stretchy="false">−</mo>
                      <mn>1</mn>
                    </mrow>
                  </msup>
                  <mrow>
                    <mo fence="true" stretchy="false">(</mo>
                    <mrow>
                      <mrow>
                        <mn>2</mn>
                        <mi>t</mi>
                      </mrow>
                    </mrow>
                    <mo fence="true" stretchy="false">)</mo>
                  </mrow>
                </mrow>
              </mrow>
              <mo fence="true" stretchy="false">)</mo>
            </mrow>
          </msup>
          <mn>2</mn>
        </mfrac>
      </mrow>
      <msup>
        <mi>n</mi>
        <mrow>
          <mrow>
            <mfrac>
              <mn>1</mn>
              <mn>2</mn>
            </mfrac>
            <mo stretchy="false">−</mo>
            <mi>i</mi>
          </mrow>
          <mi>t</mi>
        </mrow>
      </msup>
      <mrow>
        <msubsup>
          <mi>H</mi>
          <mi>n</mi>
          <mrow>
            <mo fence="true" stretchy="false">(</mo>
            <mrow>
              <mrow>
                <mrow>
                  <mfrac>
                    <mn>1</mn>
                    <mn>2</mn>
                  </mfrac>
                  <mo stretchy="false">−</mo>
                  <mi>i</mi>
                </mrow>
                <mi>t</mi>
              </mrow>
            </mrow>
            <mo fence="true" stretchy="false">)</mo>
          </mrow>
        </msubsup>
        <mo stretchy="false">≈</mo>
        <mfrac>
          <mn>1</mn>
          <mn>2</mn>
        </mfrac>
      </mrow>
    </mrow>
    <annotation encoding="StarMath 5.0">lim from {n rightarrow infinity }{ }

{e^{ i  cot^-1 (2 t)} over 2} n^{1 over 2+i t} H^(1 over 2+i t)_n

+

e^{(-i cot^-1 (2 t))}over 2 n^{1 over 2 - i t} H^(1 over 2 - i t)_n


approx 1 over 2</annotation>
  </semantics>
</math>
</file>

<file path=Object 493/content.xml><?xml version="1.0" encoding="utf-8"?>
<math xmlns="http://www.w3.org/1998/Math/MathML" display="block">
  <semantics>
    <mrow>
      <mrow>
        <munder>
          <mi>lim</mi>
          <mrow>
            <mi>n</mi>
            <mo stretchy="false">→</mo>
            <mi mathvariant="normal">∞</mi>
          </mrow>
        </munder>
        <mrow/>
      </mrow>
      <mrow>
        <mrow>
          <munderover>
            <mo stretchy="false">∑</mo>
            <mrow>
              <mi>j</mi>
              <mo stretchy="false">=</mo>
              <mn>1</mn>
            </mrow>
            <mi>n</mi>
          </munderover>
          <mfrac>
            <mrow>
              <mi>cos</mi>
              <mrow>
                <mo fence="true" stretchy="false">(</mo>
                <mrow>
                  <mrow>
                    <mi>t</mi>
                    <mi>log</mi>
                    <mrow>
                      <mfrac>
                        <mi>n</mi>
                        <mi>j</mi>
                      </mfrac>
                      <mo stretchy="false">−</mo>
                      <msup>
                        <mi>cot</mi>
                        <mrow>
                          <mo stretchy="false">−</mo>
                          <mn>1</mn>
                        </mrow>
                      </msup>
                    </mrow>
                    <mrow>
                      <mo fence="true" stretchy="false">(</mo>
                      <mrow>
                        <mrow>
                          <mn>2</mn>
                          <mi>t</mi>
                        </mrow>
                      </mrow>
                      <mo fence="true" stretchy="false">)</mo>
                    </mrow>
                  </mrow>
                </mrow>
                <mo fence="true" stretchy="false">)</mo>
              </mrow>
            </mrow>
            <msqrt>
              <mi>j</mi>
            </msqrt>
          </mfrac>
        </mrow>
        <mo stretchy="false">=</mo>
        <mn>0</mn>
      </mrow>
    </mrow>
    <annotation encoding="StarMath 5.0">lim from {n rightarrow infinity }{ }

sum from j =  1 to n { {cos(t log {n over j} - cot^-1 (2 t) )} over sqrt j} = 0</annotation>
  </semantics>
</math>
</file>

<file path=Object 494/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frac>
        <mrow>
          <mrow>
            <mi>s</mi>
            <mo stretchy="false">⋅</mo>
            <msup>
              <mi>n</mi>
              <mrow>
                <mfrac>
                  <mn>1</mn>
                  <mn>2</mn>
                </mfrac>
                <mo stretchy="false">−</mo>
                <mi>s</mi>
              </mrow>
            </msup>
          </mrow>
          <mrow>
            <msubsup>
              <mi>H</mi>
              <mi>n</mi>
              <mrow>
                <mo fence="true" stretchy="false">(</mo>
                <mrow>
                  <mrow>
                    <mfrac>
                      <mn>1</mn>
                      <mn>2</mn>
                    </mfrac>
                    <mo stretchy="false">−</mo>
                    <mi>s</mi>
                  </mrow>
                </mrow>
                <mo fence="true" stretchy="false">)</mo>
              </mrow>
            </msubsup>
            <mo stretchy="false">−</mo>
            <mrow>
              <mrow>
                <mo fence="true" stretchy="false">(</mo>
                <mrow>
                  <mrow>
                    <mn>1</mn>
                    <mo stretchy="false">−</mo>
                    <mi>s</mi>
                  </mrow>
                </mrow>
                <mo fence="true" stretchy="false">)</mo>
              </mrow>
              <mo stretchy="false">⋅</mo>
              <msup>
                <mi>n</mi>
                <mrow>
                  <mi>s</mi>
                  <mo stretchy="false">−</mo>
                  <mfrac>
                    <mn>1</mn>
                    <mn>2</mn>
                  </mfrac>
                </mrow>
              </msup>
              <mo stretchy="false">⋅</mo>
              <msubsup>
                <mi>H</mi>
                <mi>n</mi>
                <mrow>
                  <mo fence="true" stretchy="false">(</mo>
                  <mrow>
                    <mrow>
                      <mi>s</mi>
                      <mo stretchy="false">−</mo>
                      <mfrac>
                        <mn>1</mn>
                        <mn>2</mn>
                      </mfrac>
                    </mrow>
                  </mrow>
                  <mo fence="true" stretchy="false">)</mo>
                </mrow>
              </msubsup>
            </mrow>
          </mrow>
        </mrow>
        <mrow>
          <mrow>
            <mi>s</mi>
            <mo stretchy="false">⋅</mo>
            <msup>
              <mi>n</mi>
              <mrow>
                <mfrac>
                  <mn>1</mn>
                  <mn>2</mn>
                </mfrac>
                <mo stretchy="false">−</mo>
                <mi>s</mi>
              </mrow>
            </msup>
            <mo stretchy="false">⋅</mo>
            <msup>
              <mn>2</mn>
              <mrow>
                <mn>1</mn>
                <mo stretchy="false">−</mo>
                <mi>s</mi>
              </mrow>
            </msup>
            <mo stretchy="false">⋅</mo>
            <msup>
              <mi mathvariant="normal">π</mi>
              <mrow>
                <mo stretchy="false">−</mo>
                <mi>s</mi>
              </mrow>
            </msup>
          </mrow>
          <mi>cos</mi>
          <mrow>
            <mrow>
              <mo fence="true" stretchy="false">(</mo>
              <mrow>
                <mfrac>
                  <mrow>
                    <mi mathvariant="normal">π</mi>
                    <mi>s</mi>
                  </mrow>
                  <mn>2</mn>
                </mfrac>
              </mrow>
              <mo fence="true" stretchy="false">)</mo>
            </mrow>
            <mo stretchy="false">⋅</mo>
            <mi mathvariant="normal">Γ</mi>
          </mrow>
          <mrow>
            <mrow>
              <mo fence="true" stretchy="false">(</mo>
              <mrow>
                <mi>s</mi>
              </mrow>
              <mo fence="true" stretchy="false">)</mo>
            </mrow>
            <mo stretchy="false">−</mo>
            <mrow>
              <mrow>
                <mo fence="true" stretchy="false">(</mo>
                <mrow>
                  <mrow>
                    <mn>1</mn>
                    <mo stretchy="false">−</mo>
                    <mi>s</mi>
                  </mrow>
                </mrow>
                <mo fence="true" stretchy="false">)</mo>
              </mrow>
              <mo stretchy="false">⋅</mo>
              <msup>
                <mi>n</mi>
                <mrow>
                  <mi>s</mi>
                  <mo stretchy="false">−</mo>
                  <mfrac>
                    <mn>1</mn>
                    <mn>2</mn>
                  </mfrac>
                </mrow>
              </msup>
            </mrow>
          </mrow>
        </mrow>
      </mfrac>
    </mrow>
    <annotation encoding="StarMath 5.0">%zeta( s ) = lim from {n rightarrow infinity}{} { {

s cdot n^{1 over 2 -s}H^(1 over 2 -s)_n-(1-s) cdot n^{s - 1 over 2 } cdot H^(s - 1 over 2)_n}

over

{s cdot n^{1 over 2-s} cdot 2^{1-s} cdot %pi^-s cos( {%pi s}over{2}) cdot %GAMMA(s)

-(1-s) cdot n^{s- 1 over 2}
} }</annotation>
  </semantics>
</math>
</file>

<file path=Object 495/content.xml><?xml version="1.0" encoding="utf-8"?>
<math xmlns="http://www.w3.org/1998/Math/MathML" display="block">
  <semantics>
    <mrow>
      <mrow>
        <munder>
          <mi>lim</mi>
          <mrow>
            <mi>n</mi>
            <mo stretchy="false">→</mo>
            <mi mathvariant="normal">∞</mi>
          </mrow>
        </munder>
        <mrow/>
      </mrow>
      <mrow>
        <mrow>
          <munderover>
            <mo stretchy="false">∑</mo>
            <mrow>
              <mi>j</mi>
              <mo stretchy="false">=</mo>
              <mn>1</mn>
            </mrow>
            <mi>n</mi>
          </munderover>
          <mfrac>
            <mrow>
              <mi>sin</mi>
              <mrow>
                <mo fence="true" stretchy="false">(</mo>
                <mrow>
                  <mrow>
                    <mi>t</mi>
                    <mi>log</mi>
                    <mrow>
                      <mfrac>
                        <mi>n</mi>
                        <mi>j</mi>
                      </mfrac>
                      <mo stretchy="false">+</mo>
                      <msup>
                        <mi>tan</mi>
                        <mrow>
                          <mo stretchy="false">−</mo>
                          <mn>1</mn>
                        </mrow>
                      </msup>
                    </mrow>
                    <mrow>
                      <mo fence="true" stretchy="false">(</mo>
                      <mrow>
                        <mrow>
                          <mn>2</mn>
                          <mi>t</mi>
                        </mrow>
                      </mrow>
                      <mo fence="true" stretchy="false">)</mo>
                    </mrow>
                  </mrow>
                </mrow>
                <mo fence="true" stretchy="false">)</mo>
              </mrow>
            </mrow>
            <msqrt>
              <mi>j</mi>
            </msqrt>
          </mfrac>
        </mrow>
        <mo stretchy="false">=</mo>
        <mn>0</mn>
      </mrow>
    </mrow>
    <annotation encoding="StarMath 5.0">lim from {n rightarrow infinity }{ }

sum from j =  1 to n { {sin(t log {n over j} + tan^-1 (2 t) )} over sqrt j} = 0</annotation>
  </semantics>
</math>
</file>

<file path=Object 496/content.xml><?xml version="1.0" encoding="utf-8"?>
<math xmlns="http://www.w3.org/1998/Math/MathML" display="block">
  <semantics>
    <mrow>
      <mi mathvariant="normal">ζ</mi>
      <mrow>
        <mrow>
          <mo fence="true" stretchy="false">(</mo>
          <mrow>
            <mrow>
              <mfrac>
                <mn>1</mn>
                <mn>2</mn>
              </mfrac>
              <mo stretchy="false">+</mo>
              <mrow>
                <mi>t</mi>
                <mo stretchy="false">⋅</mo>
                <mi>i</mi>
              </mrow>
            </mrow>
          </mrow>
          <mo fence="true" stretchy="false">)</mo>
        </mrow>
        <mo stretchy="false">=</mo>
        <mrow>
          <munder>
            <mi>lim</mi>
            <mrow>
              <mi>n</mi>
              <mo stretchy="false">→</mo>
              <mi mathvariant="normal">∞</mi>
            </mrow>
          </munder>
          <mrow/>
        </mrow>
      </mrow>
      <mrow>
        <munderover>
          <mo stretchy="false">∑</mo>
          <mrow>
            <mi>j</mi>
            <mo stretchy="false">=</mo>
            <mn>1</mn>
          </mrow>
          <mi>n</mi>
        </munderover>
        <mrow>
          <mfrac>
            <mn>1</mn>
            <msqrt>
              <mi>j</mi>
            </msqrt>
          </mfrac>
          <mo stretchy="false">⋅</mo>
          <mrow>
            <mo fence="true" stretchy="false">(</mo>
            <mrow>
              <mrow>
                <mi>cos</mi>
                <mrow>
                  <mrow>
                    <mo fence="true" stretchy="false">(</mo>
                    <mrow>
                      <mrow>
                        <mi>t</mi>
                        <mi>log</mi>
                        <mi>j</mi>
                      </mrow>
                    </mrow>
                    <mo fence="true" stretchy="false">)</mo>
                  </mrow>
                  <mo stretchy="false">+</mo>
                  <mi>tan</mi>
                </mrow>
                <mrow>
                  <mrow>
                    <mo fence="true" stretchy="false">(</mo>
                    <mrow>
                      <mrow>
                        <mi>t</mi>
                        <mi>log</mi>
                        <mrow>
                          <mi>n</mi>
                          <mo stretchy="false">+</mo>
                          <msup>
                            <mi>cot</mi>
                            <mrow>
                              <mo stretchy="false">−</mo>
                              <mn>1</mn>
                            </mrow>
                          </msup>
                        </mrow>
                        <mrow>
                          <mo fence="true" stretchy="false">(</mo>
                          <mrow>
                            <mrow>
                              <mn>2</mn>
                              <mi>t</mi>
                            </mrow>
                          </mrow>
                          <mo fence="true" stretchy="false">)</mo>
                        </mrow>
                      </mrow>
                    </mrow>
                    <mo fence="true" stretchy="false">)</mo>
                  </mrow>
                  <mo stretchy="false">⋅</mo>
                  <mi>sin</mi>
                </mrow>
                <mrow>
                  <mo fence="true" stretchy="false">(</mo>
                  <mrow>
                    <mrow>
                      <mi>t</mi>
                      <mi>log</mi>
                      <mi>j</mi>
                    </mrow>
                  </mrow>
                  <mo fence="true" stretchy="false">)</mo>
                </mrow>
              </mrow>
            </mrow>
            <mo fence="true" stretchy="false">)</mo>
          </mrow>
        </mrow>
      </mrow>
    </mrow>
    <annotation encoding="StarMath 5.0">%zeta(1 over 2 + t cdot i ) = lim from {n rightarrow infinity }{ }

sum from j =  1 to n { 1 over sqrt j cdot (cos(t log j)+tan(t log n + cot^-1 (2 t) )cdot sin(t log j))}</annotation>
  </semantics>
</math>
</file>

<file path=Object 497/content.xml><?xml version="1.0" encoding="utf-8"?>
<math xmlns="http://www.w3.org/1998/Math/MathML" display="block">
  <semantics>
    <mrow>
      <mi mathvariant="normal">ζ</mi>
      <mrow>
        <mrow>
          <mo fence="true" stretchy="false">(</mo>
          <mrow>
            <mrow>
              <mfrac>
                <mn>1</mn>
                <mn>2</mn>
              </mfrac>
              <mo stretchy="false">+</mo>
              <mrow>
                <mi>t</mi>
                <mo stretchy="false">⋅</mo>
                <mi>i</mi>
              </mrow>
            </mrow>
          </mrow>
          <mo fence="true" stretchy="false">)</mo>
        </mrow>
        <mo stretchy="false">=</mo>
        <mrow>
          <munder>
            <mi>lim</mi>
            <mrow>
              <mi>n</mi>
              <mo stretchy="false">→</mo>
              <mi mathvariant="normal">∞</mi>
            </mrow>
          </munder>
          <mrow/>
        </mrow>
      </mrow>
      <mrow>
        <mrow>
          <munderover>
            <mo stretchy="false">∑</mo>
            <mrow>
              <mi>j</mi>
              <mo stretchy="false">=</mo>
              <mn>1</mn>
            </mrow>
            <mi>n</mi>
          </munderover>
          <mfrac>
            <mn>1</mn>
            <msqrt>
              <mi>j</mi>
            </msqrt>
          </mfrac>
        </mrow>
        <mo stretchy="false">⋅</mo>
        <mfrac>
          <mrow>
            <mi>cos</mi>
            <mrow>
              <mo fence="true" stretchy="false">(</mo>
              <mrow>
                <mrow>
                  <mi>t</mi>
                  <mi>log</mi>
                  <mrow>
                    <mfrac>
                      <mi>n</mi>
                      <mi>j</mi>
                    </mfrac>
                    <mo stretchy="false">+</mo>
                    <msup>
                      <mi>cot</mi>
                      <mrow>
                        <mo stretchy="false">−</mo>
                        <mn>1</mn>
                      </mrow>
                    </msup>
                  </mrow>
                  <mrow>
                    <mo fence="true" stretchy="false">(</mo>
                    <mrow>
                      <mrow>
                        <mn>2</mn>
                        <mi>t</mi>
                      </mrow>
                    </mrow>
                    <mo fence="true" stretchy="false">)</mo>
                  </mrow>
                </mrow>
              </mrow>
              <mo fence="true" stretchy="false">)</mo>
            </mrow>
          </mrow>
          <mrow>
            <mi>cos</mi>
            <mrow>
              <mrow>
                <mo fence="true" stretchy="false">(</mo>
                <mrow>
                  <mrow>
                    <mi>t</mi>
                    <mi>log</mi>
                    <mrow>
                      <mi>n</mi>
                      <mo stretchy="false">+</mo>
                      <msup>
                        <mi>cot</mi>
                        <mrow>
                          <mo stretchy="false">−</mo>
                          <mn>1</mn>
                        </mrow>
                      </msup>
                    </mrow>
                    <mrow>
                      <mo fence="true" stretchy="false">(</mo>
                      <mrow>
                        <mrow>
                          <mn>2</mn>
                          <mi>t</mi>
                        </mrow>
                      </mrow>
                      <mo fence="true" stretchy="false">)</mo>
                    </mrow>
                  </mrow>
                </mrow>
                <mo fence="true" stretchy="false">)</mo>
              </mrow>
              <mo stretchy="false">+</mo>
              <mi>i</mi>
            </mrow>
            <mi>log</mi>
            <mrow>
              <mo fence="true" stretchy="false">(</mo>
              <mrow>
                <mrow>
                  <msup>
                    <mi mathvariant="normal">π</mi>
                    <mrow>
                      <mi>i</mi>
                      <mi>s</mi>
                    </mrow>
                  </msup>
                  <mo stretchy="false">⋅</mo>
                  <mfrac>
                    <mrow>
                      <mi mathvariant="normal">Γ</mi>
                      <mrow>
                        <mo fence="true" stretchy="false">(</mo>
                        <mrow>
                          <mrow>
                            <mfrac>
                              <mn>1</mn>
                              <mn>4</mn>
                            </mfrac>
                            <mo stretchy="false">−</mo>
                            <mfrac>
                              <mrow>
                                <mi>i</mi>
                                <mi>s</mi>
                              </mrow>
                              <mn>2</mn>
                            </mfrac>
                          </mrow>
                        </mrow>
                        <mo fence="true" stretchy="false">)</mo>
                      </mrow>
                    </mrow>
                    <mrow>
                      <mi mathvariant="normal">Γ</mi>
                      <mrow>
                        <mo fence="true" stretchy="false">(</mo>
                        <mrow>
                          <mrow>
                            <mfrac>
                              <mn>1</mn>
                              <mn>4</mn>
                            </mfrac>
                            <mo stretchy="false">+</mo>
                            <mfrac>
                              <mrow>
                                <mi>i</mi>
                                <mi>s</mi>
                              </mrow>
                              <mn>2</mn>
                            </mfrac>
                          </mrow>
                        </mrow>
                        <mo fence="true" stretchy="false">)</mo>
                      </mrow>
                    </mrow>
                  </mfrac>
                </mrow>
              </mrow>
              <mo fence="true" stretchy="false">)</mo>
            </mrow>
          </mrow>
        </mfrac>
      </mrow>
    </mrow>
    <annotation encoding="StarMath 5.0">%zeta(1 over 2 + t cdot i ) = lim from {n rightarrow infinity }{ }

sum from j =  1 to n {1 over sqrt j}cdot{ {cos(t log {n over j} + cot^-1 (2 t) )} over {cos(t log {n} + cot^-1 (2 t) )+i log(%pi^{i s} cdot{{ %GAMMA(1 over 4 - {i s} over 2)}over{%GAMMA(1 over 4 + {i s} over 2)}})} }</annotation>
  </semantics>
</math>
</file>

<file path=Object 498/content.xml><?xml version="1.0" encoding="utf-8"?>
<math xmlns="http://www.w3.org/1998/Math/MathML" display="block">
  <semantics>
    <mrow>
      <mi mathvariant="normal">ℜ</mi>
      <mrow>
        <mrow>
          <mo fence="true" stretchy="false">(</mo>
          <mrow>
            <mrow>
              <mrow>
                <munder>
                  <mi>lim</mi>
                  <mrow>
                    <mi>n</mi>
                    <mo stretchy="false">→</mo>
                    <mi mathvariant="normal">∞</mi>
                  </mrow>
                </munder>
                <mrow/>
              </mrow>
              <mrow>
                <msubsup>
                  <mi>H</mi>
                  <mi>n</mi>
                  <mrow>
                    <mo fence="true" stretchy="false">(</mo>
                    <mrow>
                      <mrow>
                        <mfrac>
                          <mn>1</mn>
                          <mn>2</mn>
                        </mfrac>
                        <mo stretchy="false">+</mo>
                        <mi>s</mi>
                      </mrow>
                    </mrow>
                    <mo fence="true" stretchy="false">)</mo>
                  </mrow>
                </msubsup>
                <mo stretchy="false">⋅</mo>
                <mrow>
                  <mo fence="true" stretchy="false">(</mo>
                  <mrow>
                    <mrow>
                      <mrow>
                        <mn>1</mn>
                        <mo stretchy="false">−</mo>
                        <mi>tanh</mi>
                      </mrow>
                      <mrow>
                        <mo fence="true" stretchy="false">(</mo>
                        <mrow>
                          <mrow>
                            <mtext>Arctanh</mtext>
                            <mrow>
                              <mrow>
                                <mo fence="true" stretchy="false">(</mo>
                                <mrow>
                                  <mfrac>
                                    <mn>1</mn>
                                    <mrow>
                                      <mn>2</mn>
                                      <mi>s</mi>
                                    </mrow>
                                  </mfrac>
                                </mrow>
                                <mo fence="true" stretchy="false">)</mo>
                              </mrow>
                              <mo stretchy="false">−</mo>
                              <mi>s</mi>
                            </mrow>
                            <mi>log</mi>
                            <mi>n</mi>
                          </mrow>
                        </mrow>
                        <mo fence="true" stretchy="false">)</mo>
                      </mrow>
                    </mrow>
                  </mrow>
                  <mo fence="true" stretchy="false">)</mo>
                </mrow>
              </mrow>
            </mrow>
          </mrow>
          <mo fence="true" stretchy="false">)</mo>
        </mrow>
        <mo stretchy="false">=</mo>
        <mn>0</mn>
      </mrow>
    </mrow>
    <annotation encoding="StarMath 5.0">Re( lim from {n rightarrow infinity}{} H^(1 over 2+s)_n cdot (1-tanh("Arctanh"(1 over {2s})-s log n))) = 0</annotation>
  </semantics>
</math>
</file>

<file path=Object 499/content.xml><?xml version="1.0" encoding="utf-8"?>
<math xmlns="http://www.w3.org/1998/Math/MathML" display="block">
  <semantics>
    <mrow>
      <mi mathvariant="normal">ζ</mi>
      <mrow>
        <mrow>
          <mo fence="true" stretchy="false">(</mo>
          <mrow>
            <mrow>
              <mfrac>
                <mn>1</mn>
                <mn>2</mn>
              </mfrac>
              <mo stretchy="false">+</mo>
              <mi>t</mi>
            </mrow>
          </mrow>
          <mo fence="true" stretchy="false">)</mo>
        </mrow>
        <mo stretchy="false">=</mo>
        <mrow>
          <munder>
            <mi>lim</mi>
            <mrow>
              <mi>n</mi>
              <mo stretchy="false">→</mo>
              <mi mathvariant="normal">∞</mi>
            </mrow>
          </munder>
          <mrow/>
        </mrow>
      </mrow>
      <mfrac>
        <mn>1</mn>
        <mn>2</mn>
      </mfrac>
      <mrow>
        <mrow>
          <msubsup>
            <mi>H</mi>
            <mi>n</mi>
            <mrow>
              <mo fence="true" stretchy="false">(</mo>
              <mrow>
                <mrow>
                  <mfrac>
                    <mn>1</mn>
                    <mn>2</mn>
                  </mfrac>
                  <mo stretchy="false">+</mo>
                  <mi>s</mi>
                </mrow>
              </mrow>
              <mo fence="true" stretchy="false">)</mo>
            </mrow>
          </msubsup>
          <mo stretchy="false">⋅</mo>
          <mrow>
            <mo fence="true" stretchy="false">(</mo>
            <mrow>
              <mrow>
                <mrow>
                  <mn>1</mn>
                  <mo stretchy="false">−</mo>
                  <mi>tanh</mi>
                </mrow>
                <mrow>
                  <mo fence="true" stretchy="false">(</mo>
                  <mrow>
                    <mrow>
                      <mtext>Arctanh</mtext>
                      <mrow>
                        <mrow>
                          <mo fence="true" stretchy="false">(</mo>
                          <mrow>
                            <mfrac>
                              <mn>1</mn>
                              <mrow>
                                <mn>2</mn>
                                <mi>s</mi>
                              </mrow>
                            </mfrac>
                          </mrow>
                          <mo fence="true" stretchy="false">)</mo>
                        </mrow>
                        <mo stretchy="false">−</mo>
                        <mi>s</mi>
                      </mrow>
                      <mi>log</mi>
                      <mi>n</mi>
                    </mrow>
                  </mrow>
                  <mo fence="true" stretchy="false">)</mo>
                </mrow>
              </mrow>
            </mrow>
            <mo fence="true" stretchy="false">)</mo>
          </mrow>
        </mrow>
        <mo stretchy="false">+</mo>
        <mfrac>
          <mn>1</mn>
          <mn>2</mn>
        </mfrac>
      </mrow>
      <mrow>
        <msubsup>
          <mi>H</mi>
          <mi>n</mi>
          <mrow>
            <mo fence="true" stretchy="false">(</mo>
            <mrow>
              <mrow>
                <mfrac>
                  <mn>1</mn>
                  <mn>2</mn>
                </mfrac>
                <mo stretchy="false">−</mo>
                <mi>s</mi>
              </mrow>
            </mrow>
            <mo fence="true" stretchy="false">)</mo>
          </mrow>
        </msubsup>
        <mo stretchy="false">⋅</mo>
        <mrow>
          <mo fence="true" stretchy="false">(</mo>
          <mrow>
            <mrow>
              <mrow>
                <mn>1</mn>
                <mo stretchy="false">+</mo>
                <mi>tanh</mi>
              </mrow>
              <mrow>
                <mo fence="true" stretchy="false">(</mo>
                <mrow>
                  <mrow>
                    <mtext>Arctanh</mtext>
                    <mrow>
                      <mrow>
                        <mo fence="true" stretchy="false">(</mo>
                        <mrow>
                          <mfrac>
                            <mn>1</mn>
                            <mrow>
                              <mn>2</mn>
                              <mi>s</mi>
                            </mrow>
                          </mfrac>
                        </mrow>
                        <mo fence="true" stretchy="false">)</mo>
                      </mrow>
                      <mo stretchy="false">−</mo>
                      <mi>s</mi>
                    </mrow>
                    <mi>log</mi>
                    <mi>n</mi>
                  </mrow>
                </mrow>
                <mo fence="true" stretchy="false">)</mo>
              </mrow>
            </mrow>
          </mrow>
          <mo fence="true" stretchy="false">)</mo>
        </mrow>
      </mrow>
    </mrow>
    <annotation encoding="StarMath 5.0">%zeta(1 over 2 + t ) = lim from {n rightarrow infinity }{ }

{1 over 2}H^(1 over 2 + s)_n cdot (1-tanh("Arctanh"(1 over {2s})-s log n))

+

{1 over 2}H^(1 over 2 - s)_n cdot (1+tanh("Arctanh"(1 over {2s})-s log n))</annotation>
  </semantics>
</math>
</file>

<file path=Object 5/content.xml><?xml version="1.0" encoding="utf-8"?>
<math xmlns="http://www.w3.org/1998/Math/MathML" display="block">
  <semantics>
    <mrow>
      <mrow>
        <msub>
          <mi>H</mi>
          <mrow>
            <mi>n</mi>
            <mi>,</mi>
            <mi>s</mi>
          </mrow>
        </msub>
        <mo stretchy="false">=</mo>
        <mi mathvariant="normal">ζ</mi>
      </mrow>
      <mrow>
        <mrow>
          <mo fence="true" stretchy="false">(</mo>
          <mrow>
            <mi>s</mi>
          </mrow>
          <mo fence="true" stretchy="false">)</mo>
        </mrow>
        <mo stretchy="false">−</mo>
        <mi mathvariant="normal">ζ</mi>
      </mrow>
      <mrow>
        <mo fence="true" stretchy="false">(</mo>
        <mrow>
          <mrow>
            <mi>s</mi>
            <mi>,</mi>
            <mrow>
              <mi>n</mi>
              <mo stretchy="false">+</mo>
              <mn>1</mn>
            </mrow>
          </mrow>
        </mrow>
        <mo fence="true" stretchy="false">)</mo>
      </mrow>
    </mrow>
    <annotation encoding="StarMath 5.0">H_{ n,s } = %zeta(s)-%zeta( s,n+1 )</annotation>
  </semantics>
</math>
</file>

<file path=Object 50/content.xml><?xml version="1.0" encoding="utf-8"?>
<math xmlns="http://www.w3.org/1998/Math/MathML" display="block">
  <semantics>
    <mrow>
      <mrow>
        <munder>
          <mi>lim</mi>
          <mrow>
            <mi>n</mi>
            <mo stretchy="false">→</mo>
            <mi mathvariant="normal">∞</mi>
          </mrow>
        </munder>
        <mrow/>
      </mrow>
      <mrow>
        <mo fence="true" stretchy="false">(</mo>
        <mrow>
          <mrow>
            <mn>1</mn>
            <mo stretchy="false">−</mo>
            <mi>s</mi>
          </mrow>
        </mrow>
        <mo fence="true" stretchy="false">)</mo>
      </mrow>
      <mrow>
        <mrow>
          <mrow>
            <mo fence="true" stretchy="false">(</mo>
            <mrow>
              <mrow>
                <munderover>
                  <mo stretchy="false">∑</mo>
                  <mrow>
                    <mi>j</mi>
                    <mo stretchy="false">=</mo>
                    <mn>1</mn>
                  </mrow>
                  <mi>n</mi>
                </munderover>
                <mfrac>
                  <mn>1</mn>
                  <msup>
                    <mi>j</mi>
                    <mi>s</mi>
                  </msup>
                </mfrac>
              </mrow>
            </mrow>
            <mo fence="true" stretchy="false">)</mo>
          </mrow>
          <mo stretchy="false">+</mo>
          <mrow>
            <mi>s</mi>
            <mo stretchy="false">⋅</mo>
            <msup>
              <mi>n</mi>
              <mrow>
                <mrow>
                  <mn>1</mn>
                  <mo stretchy="false">−</mo>
                  <mn>2</mn>
                </mrow>
                <mi>s</mi>
              </mrow>
            </msup>
            <mo stretchy="false">⋅</mo>
            <mrow>
              <mo fence="true" stretchy="false">(</mo>
              <mrow>
                <mrow>
                  <munderover>
                    <mo stretchy="false">∑</mo>
                    <mrow>
                      <mi>j</mi>
                      <mo stretchy="false">=</mo>
                      <mn>1</mn>
                    </mrow>
                    <mi>n</mi>
                  </munderover>
                  <mfrac>
                    <mn>1</mn>
                    <msup>
                      <mi>j</mi>
                      <mrow>
                        <mn>1</mn>
                        <mo stretchy="false">−</mo>
                        <mi>s</mi>
                      </mrow>
                    </msup>
                  </mfrac>
                </mrow>
              </mrow>
              <mo fence="true" stretchy="false">)</mo>
            </mrow>
          </mrow>
        </mrow>
        <mo stretchy="false">=</mo>
        <mn>0</mn>
      </mrow>
    </mrow>
    <annotation encoding="StarMath 5.0">lim from {n rightarrow infinity }{ }(1-s)(sum from j = 1 to n {1 over j^s})+s cdot n^{1-2s}cdot (sum from j = 1 to n {1 over {j^{1-s}}}) = 0</annotation>
  </semantics>
</math>
</file>

<file path=Object 500/content.xml><?xml version="1.0" encoding="utf-8"?>
<math xmlns="http://www.w3.org/1998/Math/MathML" display="block">
  <semantics>
    <mrow>
      <mi mathvariant="normal">ℑ</mi>
      <mrow>
        <mrow>
          <mo fence="true" stretchy="false">(</mo>
          <mrow>
            <mrow>
              <mrow>
                <munder>
                  <mi>lim</mi>
                  <mrow>
                    <mi>n</mi>
                    <mo stretchy="false">→</mo>
                    <mi mathvariant="normal">∞</mi>
                  </mrow>
                </munder>
                <mrow/>
              </mrow>
              <msup>
                <mi>n</mi>
                <mi>s</mi>
              </msup>
              <msup>
                <mrow>
                  <mo fence="true" stretchy="false">(</mo>
                  <mrow>
                    <mfrac>
                      <mrow>
                        <mfrac>
                          <mn>1</mn>
                          <mn>2</mn>
                        </mfrac>
                        <mo stretchy="false">−</mo>
                        <mi>s</mi>
                      </mrow>
                      <mrow>
                        <mfrac>
                          <mn>1</mn>
                          <mn>2</mn>
                        </mfrac>
                        <mo stretchy="false">+</mo>
                        <mi>s</mi>
                      </mrow>
                    </mfrac>
                  </mrow>
                  <mo fence="true" stretchy="false">)</mo>
                </mrow>
                <mfrac>
                  <mn>1</mn>
                  <mn>2</mn>
                </mfrac>
              </msup>
              <msubsup>
                <mi>H</mi>
                <mi>n</mi>
                <mrow>
                  <mo fence="true" stretchy="false">(</mo>
                  <mrow>
                    <mrow>
                      <mfrac>
                        <mn>1</mn>
                        <mn>2</mn>
                      </mfrac>
                      <mo stretchy="false">+</mo>
                      <mi>s</mi>
                    </mrow>
                  </mrow>
                  <mo fence="true" stretchy="false">)</mo>
                </mrow>
              </msubsup>
            </mrow>
          </mrow>
          <mo fence="true" stretchy="false">)</mo>
        </mrow>
        <mo stretchy="false">=</mo>
        <mn>0</mn>
      </mrow>
    </mrow>
    <annotation encoding="StarMath 5.0">Im( lim from {n rightarrow infinity}{} n^s ({1 over 2 - s}over{1 over 2 + s})^{1 over 2}H^(1 over 2 + s)_n) = 0</annotation>
  </semantics>
</math>
</file>

<file path=Object 501/content.xml><?xml version="1.0" encoding="utf-8"?>
<math xmlns="http://www.w3.org/1998/Math/MathML" display="block">
  <semantics>
    <mrow>
      <mi mathvariant="normal">ℜ</mi>
      <mrow>
        <mrow>
          <mo fence="true" stretchy="false">(</mo>
          <mrow>
            <mrow>
              <mrow>
                <munder>
                  <mi>lim</mi>
                  <mrow>
                    <mi>n</mi>
                    <mo stretchy="false">→</mo>
                    <mi mathvariant="normal">∞</mi>
                  </mrow>
                </munder>
                <mrow/>
              </mrow>
              <mrow>
                <mfrac>
                  <mn>1</mn>
                  <mrow>
                    <mrow>
                      <mn>1</mn>
                      <mo stretchy="false">−</mo>
                      <mfrac>
                        <mrow>
                          <mfrac>
                            <mn>1</mn>
                            <mn>2</mn>
                          </mfrac>
                          <mo stretchy="false">+</mo>
                          <mi>s</mi>
                        </mrow>
                        <mrow>
                          <mfrac>
                            <mn>1</mn>
                            <mn>2</mn>
                          </mfrac>
                          <mo stretchy="false">−</mo>
                          <mi>s</mi>
                        </mrow>
                      </mfrac>
                    </mrow>
                    <msup>
                      <mi>n</mi>
                      <mrow>
                        <mrow>
                          <mo stretchy="false">−</mo>
                          <mn>2</mn>
                        </mrow>
                        <mi>s</mi>
                      </mrow>
                    </msup>
                  </mrow>
                </mfrac>
                <mo stretchy="false">⋅</mo>
                <msubsup>
                  <mi>H</mi>
                  <mi>n</mi>
                  <mrow>
                    <mo fence="true" stretchy="false">(</mo>
                    <mrow>
                      <mrow>
                        <mfrac>
                          <mn>1</mn>
                          <mn>2</mn>
                        </mfrac>
                        <mo stretchy="false">+</mo>
                        <mi>s</mi>
                      </mrow>
                    </mrow>
                    <mo fence="true" stretchy="false">)</mo>
                  </mrow>
                </msubsup>
              </mrow>
            </mrow>
          </mrow>
          <mo fence="true" stretchy="false">)</mo>
        </mrow>
        <mo stretchy="false">=</mo>
        <mn>0</mn>
      </mrow>
    </mrow>
    <annotation encoding="StarMath 5.0">Re( lim from {n rightarrow infinity}{} {1 over {1-{{1 over 2 + s}over{1 over 2 - s}}n^{-2 s}}} cdot H^(1 over 2+s)_n ) = 0</annotation>
  </semantics>
</math>
</file>

<file path=Object 502/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frac>
                <mn>1</mn>
                <mn>2</mn>
              </mfrac>
              <mo stretchy="false">−</mo>
              <mfrac>
                <mn>1</mn>
                <mn>2</mn>
              </mfrac>
            </mrow>
            <mi>tanh</mi>
            <mrow>
              <mo fence="true" stretchy="false">(</mo>
              <mrow>
                <mrow>
                  <mtext>Arccoth</mtext>
                  <mrow>
                    <mrow>
                      <mo fence="true" stretchy="false">(</mo>
                      <mrow>
                        <mrow>
                          <mn>2</mn>
                          <mrow>
                            <mi>s</mi>
                            <mo stretchy="false">−</mo>
                            <mn>1</mn>
                          </mrow>
                        </mrow>
                      </mrow>
                      <mo fence="true" stretchy="false">)</mo>
                    </mrow>
                    <mo stretchy="false">+</mo>
                    <mrow>
                      <mo fence="true" stretchy="false">(</mo>
                      <mrow>
                        <mrow>
                          <mfrac>
                            <mn>1</mn>
                            <mn>2</mn>
                          </mfrac>
                          <mo stretchy="false">−</mo>
                          <mi>s</mi>
                        </mrow>
                      </mrow>
                      <mo fence="true" stretchy="false">)</mo>
                    </mrow>
                  </mrow>
                  <mi>log</mi>
                  <mi>n</mi>
                </mrow>
              </mrow>
              <mo fence="true" stretchy="false">)</mo>
            </mrow>
          </mrow>
        </mrow>
        <mo fence="true" stretchy="false">)</mo>
      </mrow>
      <mrow>
        <msubsup>
          <mi>H</mi>
          <mi>n</mi>
          <mrow>
            <mo fence="true" stretchy="false">(</mo>
            <mrow>
              <mi>s</mi>
            </mrow>
            <mo fence="true" stretchy="false">)</mo>
          </mrow>
        </msubsup>
        <mo stretchy="false">+</mo>
        <mrow>
          <mo fence="true" stretchy="false">(</mo>
          <mrow>
            <mrow>
              <mrow>
                <mfrac>
                  <mn>1</mn>
                  <mn>2</mn>
                </mfrac>
                <mo stretchy="false">+</mo>
                <mfrac>
                  <mn>1</mn>
                  <mn>2</mn>
                </mfrac>
              </mrow>
              <mi>tanh</mi>
              <mrow>
                <mo fence="true" stretchy="false">(</mo>
                <mrow>
                  <mrow>
                    <mtext>Arccoth</mtext>
                    <mrow>
                      <mrow>
                        <mo fence="true" stretchy="false">(</mo>
                        <mrow>
                          <mrow>
                            <mn>2</mn>
                            <mrow>
                              <mi>s</mi>
                              <mo stretchy="false">−</mo>
                              <mn>1</mn>
                            </mrow>
                          </mrow>
                        </mrow>
                        <mo fence="true" stretchy="false">)</mo>
                      </mrow>
                      <mo stretchy="false">+</mo>
                      <mrow>
                        <mo fence="true" stretchy="false">(</mo>
                        <mrow>
                          <mrow>
                            <mfrac>
                              <mn>1</mn>
                              <mn>2</mn>
                            </mfrac>
                            <mo stretchy="false">−</mo>
                            <mi>s</mi>
                          </mrow>
                        </mrow>
                        <mo fence="true" stretchy="false">)</mo>
                      </mrow>
                    </mrow>
                    <mi>log</mi>
                    <mi>n</mi>
                  </mrow>
                </mrow>
                <mo fence="true" stretchy="false">)</mo>
              </mrow>
            </mrow>
          </mrow>
          <mo fence="true" stretchy="false">)</mo>
        </mrow>
      </mrow>
      <msubsup>
        <mi>H</mi>
        <mi>n</mi>
        <mrow>
          <mo fence="true" stretchy="false">(</mo>
          <mrow>
            <mrow>
              <mn>1</mn>
              <mo stretchy="false">−</mo>
              <mi>s</mi>
            </mrow>
          </mrow>
          <mo fence="true" stretchy="false">)</mo>
        </mrow>
      </msubsup>
    </mrow>
    <annotation encoding="StarMath 5.0">%zeta(s ) = lim from {n rightarrow infinity }{ }

(1 over 2 - 1 over 2 tanh("Arccoth"(2s-1)+(1 over 2 - s) log n))H^(s)_n

+

(1 over 2 + 1 over 2 tanh("Arccoth"(2s-1)+(1 over 2 - s) log n))H^(1 - s)_n</annotation>
  </semantics>
</math>
</file>

<file path=Object 503/content.xml><?xml version="1.0" encoding="utf-8"?>
<math xmlns="http://www.w3.org/1998/Math/MathML" display="block">
  <semantics>
    <mrow>
      <mi mathvariant="normal">ℑ</mi>
      <mrow>
        <mrow>
          <mo fence="true" stretchy="false">(</mo>
          <mrow>
            <mrow>
              <mrow>
                <munder>
                  <mi>lim</mi>
                  <mrow>
                    <mi>n</mi>
                    <mo stretchy="false">→</mo>
                    <mi mathvariant="normal">∞</mi>
                  </mrow>
                </munder>
                <mrow/>
              </mrow>
              <msup>
                <mi>n</mi>
                <mi>s</mi>
              </msup>
              <msup>
                <mrow>
                  <mo fence="true" stretchy="false">(</mo>
                  <mrow>
                    <mfrac>
                      <mrow>
                        <mfrac>
                          <mn>1</mn>
                          <mn>2</mn>
                        </mfrac>
                        <mo stretchy="false">−</mo>
                        <mi>s</mi>
                      </mrow>
                      <mrow>
                        <mfrac>
                          <mn>1</mn>
                          <mn>2</mn>
                        </mfrac>
                        <mo stretchy="false">+</mo>
                        <mi>s</mi>
                      </mrow>
                    </mfrac>
                  </mrow>
                  <mo fence="true" stretchy="false">)</mo>
                </mrow>
                <mfrac>
                  <mn>1</mn>
                  <mn>2</mn>
                </mfrac>
              </msup>
              <msubsup>
                <mi>H</mi>
                <mi>n</mi>
                <mrow>
                  <mo fence="true" stretchy="false">(</mo>
                  <mrow>
                    <mrow>
                      <mfrac>
                        <mn>1</mn>
                        <mn>2</mn>
                      </mfrac>
                      <mo stretchy="false">+</mo>
                      <mi>s</mi>
                    </mrow>
                  </mrow>
                  <mo fence="true" stretchy="false">)</mo>
                </mrow>
              </msubsup>
            </mrow>
          </mrow>
          <mo fence="true" stretchy="false">)</mo>
        </mrow>
        <mo stretchy="false">=</mo>
        <mn>0</mn>
      </mrow>
    </mrow>
    <annotation encoding="StarMath 5.0">Im( lim from {n rightarrow infinity}{} n^s ({1 over 2 - s}over{1 over 2 + s})^{1 over 2}H^(1 over 2 + s)_n) = 0</annotation>
  </semantics>
</math>
</file>

<file path=Object 504/content.xml><?xml version="1.0" encoding="utf-8"?>
<math xmlns="http://www.w3.org/1998/Math/MathML" display="block">
  <semantics>
    <mrow>
      <mi mathvariant="normal">ℜ</mi>
      <mrow>
        <mrow>
          <mo fence="true" stretchy="false">(</mo>
          <mrow>
            <mrow>
              <mrow>
                <munder>
                  <mi>lim</mi>
                  <mrow>
                    <mi>n</mi>
                    <mo stretchy="false">→</mo>
                    <mi mathvariant="normal">∞</mi>
                  </mrow>
                </munder>
                <mrow/>
              </mrow>
              <mfrac>
                <mrow>
                  <msup>
                    <mi>n</mi>
                    <mi>s</mi>
                  </msup>
                  <msup>
                    <mrow>
                      <mo fence="true" stretchy="false">(</mo>
                      <mrow>
                        <mfrac>
                          <mrow>
                            <mfrac>
                              <mn>1</mn>
                              <mn>2</mn>
                            </mfrac>
                            <mo stretchy="false">−</mo>
                            <mi>s</mi>
                          </mrow>
                          <mrow>
                            <mfrac>
                              <mn>1</mn>
                              <mn>2</mn>
                            </mfrac>
                            <mo stretchy="false">+</mo>
                            <mi>s</mi>
                          </mrow>
                        </mfrac>
                      </mrow>
                      <mo fence="true" stretchy="false">)</mo>
                    </mrow>
                    <mfrac>
                      <mn>1</mn>
                      <mn>2</mn>
                    </mfrac>
                  </msup>
                </mrow>
                <mrow>
                  <msup>
                    <mi>n</mi>
                    <mi>s</mi>
                  </msup>
                  <mrow>
                    <msup>
                      <mrow>
                        <mo fence="true" stretchy="false">(</mo>
                        <mrow>
                          <mfrac>
                            <mrow>
                              <mfrac>
                                <mn>1</mn>
                                <mn>2</mn>
                              </mfrac>
                              <mo stretchy="false">−</mo>
                              <mi>s</mi>
                            </mrow>
                            <mrow>
                              <mfrac>
                                <mn>1</mn>
                                <mn>2</mn>
                              </mfrac>
                              <mo stretchy="false">+</mo>
                              <mi>s</mi>
                            </mrow>
                          </mfrac>
                        </mrow>
                        <mo fence="true" stretchy="false">)</mo>
                      </mrow>
                      <mfrac>
                        <mn>1</mn>
                        <mn>2</mn>
                      </mfrac>
                    </msup>
                    <mo stretchy="false">−</mo>
                    <msup>
                      <mi>n</mi>
                      <mrow>
                        <mo stretchy="false">−</mo>
                        <mi>s</mi>
                      </mrow>
                    </msup>
                  </mrow>
                  <msup>
                    <mrow>
                      <mo fence="true" stretchy="false">(</mo>
                      <mrow>
                        <mfrac>
                          <mrow>
                            <mfrac>
                              <mn>1</mn>
                              <mn>2</mn>
                            </mfrac>
                            <mo stretchy="false">−</mo>
                            <mi>s</mi>
                          </mrow>
                          <mrow>
                            <mfrac>
                              <mn>1</mn>
                              <mn>2</mn>
                            </mfrac>
                            <mo stretchy="false">+</mo>
                            <mi>s</mi>
                          </mrow>
                        </mfrac>
                      </mrow>
                      <mo fence="true" stretchy="false">)</mo>
                    </mrow>
                    <mrow>
                      <mo stretchy="false">−</mo>
                      <mfrac>
                        <mn>1</mn>
                        <mn>2</mn>
                      </mfrac>
                    </mrow>
                  </msup>
                </mrow>
              </mfrac>
              <msubsup>
                <mi>H</mi>
                <mi>n</mi>
                <mrow>
                  <mo fence="true" stretchy="false">(</mo>
                  <mrow>
                    <mrow>
                      <mfrac>
                        <mn>1</mn>
                        <mn>2</mn>
                      </mfrac>
                      <mo stretchy="false">+</mo>
                      <mi>s</mi>
                    </mrow>
                  </mrow>
                  <mo fence="true" stretchy="false">)</mo>
                </mrow>
              </msubsup>
            </mrow>
          </mrow>
          <mo fence="true" stretchy="false">)</mo>
        </mrow>
        <mo stretchy="false">=</mo>
        <mn>0</mn>
      </mrow>
    </mrow>
    <annotation encoding="StarMath 5.0">Re( lim from {n rightarrow infinity}{} {n^s ({1 over 2 - s}over{1 over 2 + s})^{1 over 2}} over {n^s ({1 over 2 - s}over{1 over 2 + s})^{1 over 2}-n^-s ({1 over 2 - s}over{1 over 2 + s})^{-{1 over 2}}}H^(1 over 2 + s)_n) = 0</annotation>
  </semantics>
</math>
</file>

<file path=Object 505/content.xml><?xml version="1.0" encoding="utf-8"?>
<math xmlns="http://www.w3.org/1998/Math/MathML" display="block">
  <semantics>
    <mrow>
      <mi mathvariant="normal">ℜ</mi>
      <mrow>
        <mrow>
          <mo fence="true" stretchy="false">(</mo>
          <mrow>
            <mrow>
              <mrow>
                <munder>
                  <mi>lim</mi>
                  <mrow>
                    <mi>n</mi>
                    <mo stretchy="false">→</mo>
                    <mi mathvariant="normal">∞</mi>
                  </mrow>
                </munder>
                <mrow/>
              </mrow>
              <mrow>
                <mfrac>
                  <mn>1</mn>
                  <mrow>
                    <mrow>
                      <mn>1</mn>
                      <mo stretchy="false">−</mo>
                      <mfrac>
                        <mrow>
                          <mfrac>
                            <mn>1</mn>
                            <mn>2</mn>
                          </mfrac>
                          <mo stretchy="false">+</mo>
                          <mi>s</mi>
                        </mrow>
                        <mrow>
                          <mfrac>
                            <mn>1</mn>
                            <mn>2</mn>
                          </mfrac>
                          <mo stretchy="false">−</mo>
                          <mi>s</mi>
                        </mrow>
                      </mfrac>
                    </mrow>
                    <msup>
                      <mi>n</mi>
                      <mrow>
                        <mrow>
                          <mo stretchy="false">−</mo>
                          <mn>2</mn>
                        </mrow>
                        <mi>s</mi>
                      </mrow>
                    </msup>
                  </mrow>
                </mfrac>
                <mo stretchy="false">⋅</mo>
                <msubsup>
                  <mi>H</mi>
                  <mi>n</mi>
                  <mrow>
                    <mo fence="true" stretchy="false">(</mo>
                    <mrow>
                      <mrow>
                        <mfrac>
                          <mn>1</mn>
                          <mn>2</mn>
                        </mfrac>
                        <mo stretchy="false">+</mo>
                        <mi>s</mi>
                      </mrow>
                    </mrow>
                    <mo fence="true" stretchy="false">)</mo>
                  </mrow>
                </msubsup>
              </mrow>
            </mrow>
          </mrow>
          <mo fence="true" stretchy="false">)</mo>
        </mrow>
        <mo stretchy="false">=</mo>
        <mn>0</mn>
      </mrow>
    </mrow>
    <annotation encoding="StarMath 5.0">Re( lim from {n rightarrow infinity}{} {1 over {1-{{1 over 2 + s}over{1 over 2 - s}}n^{-2 s}}} cdot H^(1 over 2+s)_n ) = 0</annotation>
  </semantics>
</math>
</file>

<file path=Object 506/content.xml><?xml version="1.0" encoding="utf-8"?>
<math xmlns="http://www.w3.org/1998/Math/MathML" display="block">
  <semantics>
    <mrow>
      <mi mathvariant="normal">ℑ</mi>
      <mrow>
        <mrow>
          <mo fence="true" stretchy="false">(</mo>
          <mrow>
            <mrow>
              <mrow>
                <munder>
                  <mi>lim</mi>
                  <mrow>
                    <mi>n</mi>
                    <mo stretchy="false">→</mo>
                    <mi mathvariant="normal">∞</mi>
                  </mrow>
                </munder>
                <mrow/>
              </mrow>
              <msup>
                <mi>n</mi>
                <mi>s</mi>
              </msup>
              <msup>
                <mrow>
                  <mo fence="true" stretchy="false">(</mo>
                  <mrow>
                    <mfrac>
                      <mrow>
                        <mfrac>
                          <mn>1</mn>
                          <mn>2</mn>
                        </mfrac>
                        <mo stretchy="false">−</mo>
                        <mi>s</mi>
                      </mrow>
                      <mrow>
                        <mfrac>
                          <mn>1</mn>
                          <mn>2</mn>
                        </mfrac>
                        <mo stretchy="false">+</mo>
                        <mi>s</mi>
                      </mrow>
                    </mfrac>
                  </mrow>
                  <mo fence="true" stretchy="false">)</mo>
                </mrow>
                <mfrac>
                  <mn>1</mn>
                  <mn>2</mn>
                </mfrac>
              </msup>
              <msubsup>
                <mi>H</mi>
                <mi>n</mi>
                <mrow>
                  <mo fence="true" stretchy="false">(</mo>
                  <mrow>
                    <mrow>
                      <mfrac>
                        <mn>1</mn>
                        <mn>2</mn>
                      </mfrac>
                      <mo stretchy="false">+</mo>
                      <mi>s</mi>
                    </mrow>
                  </mrow>
                  <mo fence="true" stretchy="false">)</mo>
                </mrow>
              </msubsup>
            </mrow>
          </mrow>
          <mo fence="true" stretchy="false">)</mo>
        </mrow>
        <mo stretchy="false">=</mo>
        <mn>0</mn>
      </mrow>
    </mrow>
    <annotation encoding="StarMath 5.0">Im( lim from {n rightarrow infinity}{} n^s ({1 over 2 - s}over{1 over 2 + s})^{1 over 2}H^(1 over 2 + s)_n) = 0</annotation>
  </semantics>
</math>
</file>

<file path=Object 507/content.xml><?xml version="1.0" encoding="utf-8"?>
<math xmlns="http://www.w3.org/1998/Math/MathML" display="block">
  <semantics>
    <mrow>
      <mtext/>
      <mo stretchy="false">=</mo>
      <mrow>
        <mo stretchy="false">−</mo>
        <mrow>
          <munder>
            <mo stretchy="false">∑</mo>
            <mi>t</mi>
          </munder>
          <mrow>
            <msqrt>
              <mi>x</mi>
            </msqrt>
            <mo stretchy="false">⋅</mo>
            <mrow>
              <mo fence="true" stretchy="false">(</mo>
              <mrow>
                <mrow>
                  <mi>cos</mi>
                  <mrow>
                    <mrow>
                      <mo fence="true" stretchy="false">(</mo>
                      <mrow>
                        <mrow>
                          <mi>t</mi>
                          <mi>log</mi>
                          <mi>x</mi>
                        </mrow>
                      </mrow>
                      <mo fence="true" stretchy="false">)</mo>
                    </mrow>
                    <mo stretchy="false">+</mo>
                    <mi>cos</mi>
                  </mrow>
                  <mrow>
                    <mo fence="true" stretchy="false">(</mo>
                    <mrow>
                      <mrow>
                        <mi>t</mi>
                        <mi>log</mi>
                        <mrow>
                          <mi>x</mi>
                          <mo stretchy="false">−</mo>
                          <mn>2</mn>
                        </mrow>
                        <mi>arctan</mi>
                        <mrow>
                          <mo fence="true" stretchy="false">(</mo>
                          <mrow>
                            <mrow>
                              <mn>2</mn>
                              <mi>x</mi>
                            </mrow>
                          </mrow>
                          <mo fence="true" stretchy="false">)</mo>
                        </mrow>
                      </mrow>
                    </mrow>
                    <mo fence="true" stretchy="false">)</mo>
                  </mrow>
                </mrow>
              </mrow>
              <mo fence="true" stretchy="false">)</mo>
            </mrow>
          </mrow>
        </mrow>
      </mrow>
    </mrow>
    <annotation encoding="StarMath 5.0">""
=
- sum from {t}{ sqrt x  cdot ( cos( t log x )+ cos(t log x - 2 arctan(2 x) ))}</annotation>
  </semantics>
</math>
</file>

<file path=Object 508/content.xml><?xml version="1.0" encoding="utf-8"?>
<math xmlns="http://www.w3.org/1998/Math/MathML" display="block">
  <semantics>
    <mrow>
      <mi>g</mi>
      <mrow>
        <mrow>
          <mo fence="true" stretchy="false">(</mo>
          <mrow>
            <mi>s</mi>
          </mrow>
          <mo fence="true" stretchy="false">)</mo>
        </mrow>
        <mo stretchy="false">=</mo>
        <mrow>
          <munder>
            <mi>lim</mi>
            <mrow>
              <mi>n</mi>
              <mo stretchy="false">→</mo>
              <mi mathvariant="normal">∞</mi>
            </mrow>
          </munder>
          <mrow/>
        </mrow>
      </mrow>
      <mfrac>
        <mrow>
          <mi>f</mi>
          <mrow>
            <mrow>
              <mrow>
                <mo fence="true" stretchy="false">(</mo>
                <mrow>
                  <mi>s</mi>
                </mrow>
                <mo fence="true" stretchy="false">)</mo>
              </mrow>
              <mo stretchy="false">⋅</mo>
              <msubsup>
                <mi>H</mi>
                <mi>n</mi>
                <mrow>
                  <mo fence="true" stretchy="false">(</mo>
                  <mrow>
                    <mi>s</mi>
                  </mrow>
                  <mo fence="true" stretchy="false">)</mo>
                </mrow>
              </msubsup>
            </mrow>
            <mo stretchy="false">−</mo>
            <mi>f</mi>
          </mrow>
          <mrow>
            <mo fence="true" stretchy="false">(</mo>
            <mrow>
              <mrow>
                <mn>1</mn>
                <mo stretchy="false">−</mo>
                <mi>s</mi>
              </mrow>
            </mrow>
            <mo fence="true" stretchy="false">)</mo>
          </mrow>
          <msubsup>
            <mi>H</mi>
            <mi>n</mi>
            <mrow>
              <mo fence="true" stretchy="false">(</mo>
              <mrow>
                <mrow>
                  <mn>1</mn>
                  <mo stretchy="false">−</mo>
                  <mi>s</mi>
                </mrow>
              </mrow>
              <mo fence="true" stretchy="false">)</mo>
            </mrow>
          </msubsup>
        </mrow>
        <mrow>
          <mi>f</mi>
          <mrow>
            <mrow>
              <mo fence="true" stretchy="false">(</mo>
              <mrow>
                <mi>s</mi>
              </mrow>
              <mo fence="true" stretchy="false">)</mo>
            </mrow>
            <mo stretchy="false">⋅</mo>
            <mi>a</mi>
          </mrow>
          <mrow>
            <mrow>
              <mo fence="true" stretchy="false">(</mo>
              <mrow>
                <mi>s</mi>
              </mrow>
              <mo fence="true" stretchy="false">)</mo>
            </mrow>
            <mo stretchy="false">−</mo>
            <mi>f</mi>
          </mrow>
          <mrow>
            <mrow>
              <mo fence="true" stretchy="false">(</mo>
              <mrow>
                <mrow>
                  <mn>1</mn>
                  <mo stretchy="false">−</mo>
                  <mi>s</mi>
                </mrow>
              </mrow>
              <mo fence="true" stretchy="false">)</mo>
            </mrow>
            <mo stretchy="false">⋅</mo>
            <mi>b</mi>
          </mrow>
          <mrow>
            <mo fence="true" stretchy="false">(</mo>
            <mrow>
              <mi>s</mi>
            </mrow>
            <mo fence="true" stretchy="false">)</mo>
          </mrow>
        </mrow>
      </mfrac>
    </mrow>
    <annotation encoding="StarMath 5.0">g( s ) = lim from {n rightarrow infinity}{} { {

f(s) cdot H^(s)_n - f(1-s) H^(1-s)_n}

over

{f(s) cdot a(s) -f( 1-s ) cdot b( s )


} }</annotation>
  </semantics>
</math>
</file>

<file path=Object 509/content.xml><?xml version="1.0" encoding="utf-8"?>
<math xmlns="http://www.w3.org/1998/Math/MathML" display="block">
  <semantics>
    <mrow>
      <mi>g</mi>
      <mrow>
        <mrow>
          <mo fence="true" stretchy="false">(</mo>
          <mrow>
            <mi>s</mi>
          </mrow>
          <mo fence="true" stretchy="false">)</mo>
        </mrow>
        <mo stretchy="false">=</mo>
        <mrow>
          <munder>
            <mi>lim</mi>
            <mrow>
              <mi>n</mi>
              <mo stretchy="false">→</mo>
              <mi mathvariant="normal">∞</mi>
            </mrow>
          </munder>
          <mrow/>
        </mrow>
      </mrow>
      <mfrac>
        <mrow>
          <msup>
            <mi>n</mi>
            <mi>s</mi>
          </msup>
          <mrow>
            <mrow>
              <mrow>
                <mo fence="true" stretchy="false">(</mo>
                <mrow>
                  <mrow>
                    <mn>1</mn>
                    <mo stretchy="false">−</mo>
                    <mi>s</mi>
                  </mrow>
                </mrow>
                <mo fence="true" stretchy="false">)</mo>
              </mrow>
              <mo stretchy="false">⋅</mo>
              <msubsup>
                <mi>H</mi>
                <mi>n</mi>
                <mrow>
                  <mo fence="true" stretchy="false">(</mo>
                  <mrow>
                    <mi>s</mi>
                  </mrow>
                  <mo fence="true" stretchy="false">)</mo>
                </mrow>
              </msubsup>
            </mrow>
            <mo stretchy="false">−</mo>
            <msup>
              <mi>n</mi>
              <mrow>
                <mo fence="true" stretchy="false">(</mo>
                <mrow>
                  <mrow>
                    <mn>1</mn>
                    <mo stretchy="false">−</mo>
                    <mi>s</mi>
                  </mrow>
                </mrow>
                <mo fence="true" stretchy="false">)</mo>
              </mrow>
            </msup>
          </mrow>
          <mi>s</mi>
          <msubsup>
            <mi>H</mi>
            <mi>n</mi>
            <mrow>
              <mo fence="true" stretchy="false">(</mo>
              <mrow>
                <mrow>
                  <mn>1</mn>
                  <mo stretchy="false">−</mo>
                  <mi>s</mi>
                </mrow>
              </mrow>
              <mo fence="true" stretchy="false">)</mo>
            </mrow>
          </msubsup>
        </mrow>
        <mrow>
          <msup>
            <mi>n</mi>
            <mi>s</mi>
          </msup>
          <mrow>
            <mrow>
              <mo fence="true" stretchy="false">(</mo>
              <mrow>
                <mrow>
                  <mn>1</mn>
                  <mo stretchy="false">−</mo>
                  <mi>s</mi>
                </mrow>
              </mrow>
              <mo fence="true" stretchy="false">)</mo>
            </mrow>
            <mo stretchy="false">⋅</mo>
            <mi>a</mi>
          </mrow>
          <mrow>
            <mrow>
              <mo fence="true" stretchy="false">(</mo>
              <mrow>
                <mi>s</mi>
              </mrow>
              <mo fence="true" stretchy="false">)</mo>
            </mrow>
            <mo stretchy="false">−</mo>
            <msup>
              <mi>n</mi>
              <mrow>
                <mo fence="true" stretchy="false">(</mo>
                <mrow>
                  <mrow>
                    <mn>1</mn>
                    <mo stretchy="false">−</mo>
                    <mi>s</mi>
                  </mrow>
                </mrow>
                <mo fence="true" stretchy="false">)</mo>
              </mrow>
            </msup>
          </mrow>
          <mrow>
            <mi>s</mi>
            <mo stretchy="false">⋅</mo>
            <mi>b</mi>
          </mrow>
          <mrow>
            <mo fence="true" stretchy="false">(</mo>
            <mrow>
              <mi>s</mi>
            </mrow>
            <mo fence="true" stretchy="false">)</mo>
          </mrow>
        </mrow>
      </mfrac>
    </mrow>
    <annotation encoding="StarMath 5.0">g( s ) = lim from {n rightarrow infinity}{} { {

n^s (1-s)cdot H^(s)_n - n^(1-s) s H^(1-s)_n}

over

{n^s(1-s) cdot a(s) -n^(1-s) s cdot b( s )


} }</annotation>
  </semantics>
</math>
</file>

<file path=Object 51/content.xml><?xml version="1.0" encoding="utf-8"?>
<math xmlns="http://www.w3.org/1998/Math/MathML" display="block">
  <semantics>
    <mrow>
      <mrow>
        <munder>
          <mi>lim</mi>
          <mrow>
            <mi>n</mi>
            <mo stretchy="false">→</mo>
            <mi mathvariant="normal">∞</mi>
          </mrow>
        </munder>
        <mrow/>
      </mrow>
      <mrow>
        <mo fence="true" stretchy="false">(</mo>
        <mrow>
          <mrow>
            <mn>1</mn>
            <mo stretchy="false">−</mo>
            <mi>s</mi>
          </mrow>
        </mrow>
        <mo fence="true" stretchy="false">)</mo>
      </mrow>
      <mrow>
        <mrow>
          <mo fence="true" stretchy="false">(</mo>
          <mrow>
            <mrow>
              <mi mathvariant="normal">ζ</mi>
              <mrow>
                <mrow>
                  <mo fence="true" stretchy="false">(</mo>
                  <mrow>
                    <mi>s</mi>
                  </mrow>
                  <mo fence="true" stretchy="false">)</mo>
                </mrow>
                <mo stretchy="false">−</mo>
                <mrow>
                  <munderover>
                    <mo stretchy="false">∑</mo>
                    <mrow>
                      <mi>j</mi>
                      <mo stretchy="false">=</mo>
                      <mn>1</mn>
                    </mrow>
                    <mi>n</mi>
                  </munderover>
                  <mfrac>
                    <mn>1</mn>
                    <msup>
                      <mi>j</mi>
                      <mi>s</mi>
                    </msup>
                  </mfrac>
                </mrow>
              </mrow>
            </mrow>
          </mrow>
          <mo fence="true" stretchy="false">)</mo>
        </mrow>
        <mo stretchy="false">+</mo>
        <mrow>
          <mo fence="true" stretchy="false">(</mo>
          <mrow>
            <mi>s</mi>
          </mrow>
          <mo fence="true" stretchy="false">)</mo>
        </mrow>
      </mrow>
      <mrow>
        <mo fence="true" stretchy="false">(</mo>
        <mrow>
          <mi>n</mi>
        </mrow>
        <mo fence="true" stretchy="false">)</mo>
      </mrow>
      <mrow>
        <mrow>
          <mo fence="true" stretchy="false">(</mo>
          <mrow>
            <mrow>
              <mi mathvariant="normal">ζ</mi>
              <mrow>
                <mrow>
                  <mo fence="true" stretchy="false">(</mo>
                  <mrow>
                    <mrow>
                      <mi>s</mi>
                      <mo stretchy="false">+</mo>
                      <mn>1</mn>
                    </mrow>
                  </mrow>
                  <mo fence="true" stretchy="false">)</mo>
                </mrow>
                <mo stretchy="false">−</mo>
                <mrow>
                  <munderover>
                    <mo stretchy="false">∑</mo>
                    <mrow>
                      <mi>j</mi>
                      <mo stretchy="false">=</mo>
                      <mn>1</mn>
                    </mrow>
                    <mi>n</mi>
                  </munderover>
                  <mfrac>
                    <mn>1</mn>
                    <msup>
                      <mi>j</mi>
                      <mrow>
                        <mi>s</mi>
                        <mo stretchy="false">+</mo>
                        <mn>1</mn>
                      </mrow>
                    </msup>
                  </mfrac>
                </mrow>
              </mrow>
            </mrow>
          </mrow>
          <mo fence="true" stretchy="false">)</mo>
        </mrow>
        <mo stretchy="false">=</mo>
        <mn>0</mn>
      </mrow>
    </mrow>
    <annotation encoding="StarMath 5.0">lim from {n rightarrow infinity }{ }(1-s)(%zeta( s )-sum from j = 1 to n {1 over j^s})+(s)( n )(%zeta( s+1 )-sum from j = 1 to n {1 over {j^{s+1}}}) = 0</annotation>
  </semantics>
</math>
</file>

<file path=Object 510/content.xml><?xml version="1.0" encoding="utf-8"?>
<math xmlns="http://www.w3.org/1998/Math/MathML" display="block">
  <semantics>
    <mrow>
      <mi>g</mi>
      <mrow>
        <mrow>
          <mo fence="true" stretchy="false">(</mo>
          <mrow>
            <mi>s</mi>
          </mrow>
          <mo fence="true" stretchy="false">)</mo>
        </mrow>
        <mo stretchy="false">=</mo>
        <mrow>
          <munder>
            <mi>lim</mi>
            <mrow>
              <mi>n</mi>
              <mo stretchy="false">→</mo>
              <mi mathvariant="normal">∞</mi>
            </mrow>
          </munder>
          <mrow/>
        </mrow>
      </mrow>
      <mfrac>
        <mrow>
          <msup>
            <mi>n</mi>
            <mrow>
              <mfrac>
                <mn>1</mn>
                <mn>2</mn>
              </mfrac>
              <mo stretchy="false">+</mo>
              <mi>s</mi>
            </mrow>
          </msup>
          <mrow>
            <mrow>
              <mrow>
                <mo fence="true" stretchy="false">(</mo>
                <mrow>
                  <mrow>
                    <mfrac>
                      <mn>1</mn>
                      <mn>2</mn>
                    </mfrac>
                    <mo stretchy="false">−</mo>
                    <mi>s</mi>
                  </mrow>
                </mrow>
                <mo fence="true" stretchy="false">)</mo>
              </mrow>
              <mo stretchy="false">⋅</mo>
              <msubsup>
                <mi>H</mi>
                <mi>n</mi>
                <mrow>
                  <mo fence="true" stretchy="false">(</mo>
                  <mrow>
                    <mrow>
                      <mfrac>
                        <mn>1</mn>
                        <mn>2</mn>
                      </mfrac>
                      <mo stretchy="false">+</mo>
                      <mi>s</mi>
                    </mrow>
                  </mrow>
                  <mo fence="true" stretchy="false">)</mo>
                </mrow>
              </msubsup>
            </mrow>
            <mo stretchy="false">−</mo>
            <msup>
              <mi>n</mi>
              <mrow>
                <mo fence="true" stretchy="false">(</mo>
                <mrow>
                  <mrow>
                    <mfrac>
                      <mn>1</mn>
                      <mn>2</mn>
                    </mfrac>
                    <mo stretchy="false">−</mo>
                    <mi>s</mi>
                  </mrow>
                </mrow>
                <mo fence="true" stretchy="false">)</mo>
              </mrow>
            </msup>
          </mrow>
          <mrow>
            <mo fence="true" stretchy="false">(</mo>
            <mrow>
              <mrow>
                <mfrac>
                  <mn>1</mn>
                  <mn>2</mn>
                </mfrac>
                <mo stretchy="false">+</mo>
                <mi>s</mi>
              </mrow>
            </mrow>
            <mo fence="true" stretchy="false">)</mo>
          </mrow>
          <msubsup>
            <mi>H</mi>
            <mi>n</mi>
            <mrow>
              <mo fence="true" stretchy="false">(</mo>
              <mrow>
                <mrow>
                  <mfrac>
                    <mn>1</mn>
                    <mn>2</mn>
                  </mfrac>
                  <mo stretchy="false">−</mo>
                  <mi>s</mi>
                </mrow>
              </mrow>
              <mo fence="true" stretchy="false">)</mo>
            </mrow>
          </msubsup>
        </mrow>
        <mrow>
          <msup>
            <mi>n</mi>
            <mrow>
              <mfrac>
                <mn>1</mn>
                <mn>2</mn>
              </mfrac>
              <mo stretchy="false">+</mo>
              <mi>s</mi>
            </mrow>
          </msup>
          <mrow>
            <mrow>
              <mo fence="true" stretchy="false">(</mo>
              <mrow>
                <mrow>
                  <mfrac>
                    <mn>1</mn>
                    <mn>2</mn>
                  </mfrac>
                  <mo stretchy="false">−</mo>
                  <mi>s</mi>
                </mrow>
              </mrow>
              <mo fence="true" stretchy="false">)</mo>
            </mrow>
            <mo stretchy="false">−</mo>
            <msup>
              <mi>n</mi>
              <mrow>
                <mo fence="true" stretchy="false">(</mo>
                <mrow>
                  <mrow>
                    <mfrac>
                      <mn>1</mn>
                      <mn>2</mn>
                    </mfrac>
                    <mo stretchy="false">−</mo>
                    <mi>s</mi>
                  </mrow>
                </mrow>
                <mo fence="true" stretchy="false">)</mo>
              </mrow>
            </msup>
          </mrow>
          <mrow>
            <mo fence="true" stretchy="false">(</mo>
            <mrow>
              <mrow>
                <mfrac>
                  <mn>1</mn>
                  <mn>2</mn>
                </mfrac>
                <mo stretchy="false">+</mo>
                <mi>s</mi>
              </mrow>
            </mrow>
            <mo fence="true" stretchy="false">)</mo>
          </mrow>
        </mrow>
      </mfrac>
    </mrow>
    <annotation encoding="StarMath 5.0">g( s ) = lim from {n rightarrow infinity}{} { {

n^{1 over 2 + s} (1 over 2 -s)cdot H^(1 over 2 + s)_n - n^(1 over 2 -s) (1 over 2 + s) H^(1 over 2 -s)_n}

over

{n^{1 over 2 + s}(1 over 2 -s) -n^(1 over 2 -s) ( 1 over 2 + s )


} }</annotation>
  </semantics>
</math>
</file>

<file path=Object 511/content.xml><?xml version="1.0" encoding="utf-8"?>
<math xmlns="http://www.w3.org/1998/Math/MathML" display="block">
  <semantics>
    <mrow>
      <mi>g</mi>
      <mrow>
        <mrow>
          <mo fence="true" stretchy="false">(</mo>
          <mrow>
            <mi>s</mi>
          </mrow>
          <mo fence="true" stretchy="false">)</mo>
        </mrow>
        <mo stretchy="false">=</mo>
        <mrow>
          <munder>
            <mi>lim</mi>
            <mrow>
              <mi>n</mi>
              <mo stretchy="false">→</mo>
              <mi mathvariant="normal">∞</mi>
            </mrow>
          </munder>
          <mrow/>
        </mrow>
      </mrow>
      <mrow>
        <munderover>
          <mo stretchy="false">∑</mo>
          <mrow>
            <mi>j</mi>
            <mo stretchy="false">=</mo>
            <mn>1</mn>
          </mrow>
          <mi>n</mi>
        </munderover>
        <mfrac>
          <mrow>
            <msup>
              <mi>n</mi>
              <mrow>
                <mfrac>
                  <mn>1</mn>
                  <mn>2</mn>
                </mfrac>
                <mo stretchy="false">+</mo>
                <mi>s</mi>
              </mrow>
            </msup>
            <mrow>
              <mrow>
                <mrow>
                  <mo fence="true" stretchy="false">(</mo>
                  <mrow>
                    <mrow>
                      <mfrac>
                        <mn>1</mn>
                        <mn>2</mn>
                      </mfrac>
                      <mo stretchy="false">−</mo>
                      <mi>s</mi>
                    </mrow>
                  </mrow>
                  <mo fence="true" stretchy="false">)</mo>
                </mrow>
                <mo stretchy="false">⋅</mo>
                <msup>
                  <mi>j</mi>
                  <mrow>
                    <mo stretchy="false">−</mo>
                    <mrow>
                      <mo fence="true" stretchy="false">(</mo>
                      <mrow>
                        <mrow>
                          <mfrac>
                            <mn>1</mn>
                            <mn>2</mn>
                          </mfrac>
                          <mo stretchy="false">+</mo>
                          <mi>s</mi>
                        </mrow>
                      </mrow>
                      <mo fence="true" stretchy="false">)</mo>
                    </mrow>
                  </mrow>
                </msup>
              </mrow>
              <mo stretchy="false">−</mo>
              <msup>
                <mi>n</mi>
                <mrow>
                  <mo fence="true" stretchy="false">(</mo>
                  <mrow>
                    <mrow>
                      <mfrac>
                        <mn>1</mn>
                        <mn>2</mn>
                      </mfrac>
                      <mo stretchy="false">−</mo>
                      <mi>s</mi>
                    </mrow>
                  </mrow>
                  <mo fence="true" stretchy="false">)</mo>
                </mrow>
              </msup>
            </mrow>
            <mrow>
              <mo fence="true" stretchy="false">(</mo>
              <mrow>
                <mrow>
                  <mfrac>
                    <mn>1</mn>
                    <mn>2</mn>
                  </mfrac>
                  <mo stretchy="false">+</mo>
                  <mi>s</mi>
                </mrow>
              </mrow>
              <mo fence="true" stretchy="false">)</mo>
            </mrow>
            <msup>
              <mi>j</mi>
              <mrow>
                <mo stretchy="false">−</mo>
                <mrow>
                  <mo fence="true" stretchy="false">(</mo>
                  <mrow>
                    <mrow>
                      <mfrac>
                        <mn>1</mn>
                        <mn>2</mn>
                      </mfrac>
                      <mo stretchy="false">−</mo>
                      <mi>s</mi>
                    </mrow>
                  </mrow>
                  <mo fence="true" stretchy="false">)</mo>
                </mrow>
              </mrow>
            </msup>
          </mrow>
          <mrow>
            <msup>
              <mi>n</mi>
              <mrow>
                <mfrac>
                  <mn>1</mn>
                  <mn>2</mn>
                </mfrac>
                <mo stretchy="false">+</mo>
                <mi>s</mi>
              </mrow>
            </msup>
            <mrow>
              <mrow>
                <mo fence="true" stretchy="false">(</mo>
                <mrow>
                  <mrow>
                    <mfrac>
                      <mn>1</mn>
                      <mn>2</mn>
                    </mfrac>
                    <mo stretchy="false">−</mo>
                    <mi>s</mi>
                  </mrow>
                </mrow>
                <mo fence="true" stretchy="false">)</mo>
              </mrow>
              <mo stretchy="false">−</mo>
              <msup>
                <mi>n</mi>
                <mrow>
                  <mo fence="true" stretchy="false">(</mo>
                  <mrow>
                    <mrow>
                      <mfrac>
                        <mn>1</mn>
                        <mn>2</mn>
                      </mfrac>
                      <mo stretchy="false">−</mo>
                      <mi>s</mi>
                    </mrow>
                  </mrow>
                  <mo fence="true" stretchy="false">)</mo>
                </mrow>
              </msup>
            </mrow>
            <mrow>
              <mo fence="true" stretchy="false">(</mo>
              <mrow>
                <mrow>
                  <mfrac>
                    <mn>1</mn>
                    <mn>2</mn>
                  </mfrac>
                  <mo stretchy="false">+</mo>
                  <mi>s</mi>
                </mrow>
              </mrow>
              <mo fence="true" stretchy="false">)</mo>
            </mrow>
          </mrow>
        </mfrac>
      </mrow>
    </mrow>
    <annotation encoding="StarMath 5.0">g( s ) = lim from {n rightarrow infinity}{} sum from j = 1 to n  { {

n^{1 over 2 + s} (1 over 2 -s)cdot j^-({1 over 2} + s) - n^(1 over 2 -s) (1 over 2 + s) j^-(1 over 2 -s)}

over

{n^{1 over 2 + s}(1 over 2 -s) -n^(1 over 2 -s) ( 1 over 2 + s )


} }</annotation>
  </semantics>
</math>
</file>

<file path=Object 512/content.xml><?xml version="1.0" encoding="utf-8"?>
<math xmlns="http://www.w3.org/1998/Math/MathML" display="block">
  <semantics>
    <mrow>
      <mi>g</mi>
      <mrow>
        <mrow>
          <mo fence="true" stretchy="false">(</mo>
          <mrow>
            <mi>s</mi>
          </mrow>
          <mo fence="true" stretchy="false">)</mo>
        </mrow>
        <mo stretchy="false">=</mo>
        <mrow>
          <munder>
            <mi>lim</mi>
            <mrow>
              <mi>n</mi>
              <mo stretchy="false">→</mo>
              <mi mathvariant="normal">∞</mi>
            </mrow>
          </munder>
          <mrow/>
        </mrow>
      </mrow>
      <mrow>
        <munderover>
          <mo stretchy="false">∑</mo>
          <mrow>
            <mi>j</mi>
            <mo stretchy="false">=</mo>
            <mn>1</mn>
          </mrow>
          <mi>n</mi>
        </munderover>
        <mfrac>
          <mrow>
            <msup>
              <mrow>
                <mo fence="true" stretchy="false">(</mo>
                <mrow>
                  <mfrac>
                    <mi>n</mi>
                    <mi>j</mi>
                  </mfrac>
                </mrow>
                <mo fence="true" stretchy="false">)</mo>
              </mrow>
              <mrow>
                <mfrac>
                  <mn>1</mn>
                  <mn>2</mn>
                </mfrac>
                <mo stretchy="false">+</mo>
                <mi>s</mi>
              </mrow>
            </msup>
            <mrow>
              <mrow>
                <mo fence="true" stretchy="false">(</mo>
                <mrow>
                  <mrow>
                    <mfrac>
                      <mn>1</mn>
                      <mn>2</mn>
                    </mfrac>
                    <mo stretchy="false">−</mo>
                    <mi>s</mi>
                  </mrow>
                </mrow>
                <mo fence="true" stretchy="false">)</mo>
              </mrow>
              <mo stretchy="false">−</mo>
              <msup>
                <mrow>
                  <mo fence="true" stretchy="false">(</mo>
                  <mrow>
                    <mfrac>
                      <mi>n</mi>
                      <mi>j</mi>
                    </mfrac>
                  </mrow>
                  <mo fence="true" stretchy="false">)</mo>
                </mrow>
                <mrow>
                  <mo fence="true" stretchy="false">(</mo>
                  <mrow>
                    <mrow>
                      <mfrac>
                        <mn>1</mn>
                        <mn>2</mn>
                      </mfrac>
                      <mo stretchy="false">−</mo>
                      <mi>s</mi>
                    </mrow>
                  </mrow>
                  <mo fence="true" stretchy="false">)</mo>
                </mrow>
              </msup>
            </mrow>
            <mrow>
              <mo fence="true" stretchy="false">(</mo>
              <mrow>
                <mrow>
                  <mfrac>
                    <mn>1</mn>
                    <mn>2</mn>
                  </mfrac>
                  <mo stretchy="false">+</mo>
                  <mi>s</mi>
                </mrow>
              </mrow>
              <mo fence="true" stretchy="false">)</mo>
            </mrow>
          </mrow>
          <mrow>
            <msup>
              <mi>n</mi>
              <mrow>
                <mfrac>
                  <mn>1</mn>
                  <mn>2</mn>
                </mfrac>
                <mo stretchy="false">+</mo>
                <mi>s</mi>
              </mrow>
            </msup>
            <mrow>
              <mrow>
                <mo fence="true" stretchy="false">(</mo>
                <mrow>
                  <mrow>
                    <mfrac>
                      <mn>1</mn>
                      <mn>2</mn>
                    </mfrac>
                    <mo stretchy="false">−</mo>
                    <mi>s</mi>
                  </mrow>
                </mrow>
                <mo fence="true" stretchy="false">)</mo>
              </mrow>
              <mo stretchy="false">−</mo>
              <msup>
                <mi>n</mi>
                <mrow>
                  <mo fence="true" stretchy="false">(</mo>
                  <mrow>
                    <mrow>
                      <mfrac>
                        <mn>1</mn>
                        <mn>2</mn>
                      </mfrac>
                      <mo stretchy="false">−</mo>
                      <mi>s</mi>
                    </mrow>
                  </mrow>
                  <mo fence="true" stretchy="false">)</mo>
                </mrow>
              </msup>
            </mrow>
            <mrow>
              <mo fence="true" stretchy="false">(</mo>
              <mrow>
                <mrow>
                  <mfrac>
                    <mn>1</mn>
                    <mn>2</mn>
                  </mfrac>
                  <mo stretchy="false">+</mo>
                  <mi>s</mi>
                </mrow>
              </mrow>
              <mo fence="true" stretchy="false">)</mo>
            </mrow>
          </mrow>
        </mfrac>
      </mrow>
    </mrow>
    <annotation encoding="StarMath 5.0">g( s ) = lim from {n rightarrow infinity}{} sum from j = 1 to n  { {

(n over j)^{1 over 2 + s} (1 over 2 -s) - (n over j)^(1 over 2 -s) (1 over 2 + s)}

over

{n^{1 over 2 + s}(1 over 2 -s) -n^(1 over 2 -s) ( 1 over 2 + s )


} }</annotation>
  </semantics>
</math>
</file>

<file path=Object 513/content.xml><?xml version="1.0" encoding="utf-8"?>
<math xmlns="http://www.w3.org/1998/Math/MathML" display="block">
  <semantics>
    <mrow>
      <mi>g</mi>
      <mrow>
        <mrow>
          <mo fence="true" stretchy="false">(</mo>
          <mrow>
            <mi>s</mi>
          </mrow>
          <mo fence="true" stretchy="false">)</mo>
        </mrow>
        <mo stretchy="false">=</mo>
        <mrow>
          <munder>
            <mi>lim</mi>
            <mrow>
              <mi>n</mi>
              <mo stretchy="false">→</mo>
              <mi mathvariant="normal">∞</mi>
            </mrow>
          </munder>
          <mrow/>
        </mrow>
      </mrow>
      <mrow>
        <munderover>
          <mo stretchy="false">∑</mo>
          <mrow>
            <mi>j</mi>
            <mo stretchy="false">=</mo>
            <mn>1</mn>
          </mrow>
          <mi>n</mi>
        </munderover>
        <mrow>
          <mfrac>
            <mn>1</mn>
            <msqrt>
              <mi>j</mi>
            </msqrt>
          </mfrac>
          <mfrac>
            <mrow>
              <msup>
                <mrow>
                  <mo fence="true" stretchy="false">(</mo>
                  <mrow>
                    <mfrac>
                      <mi>n</mi>
                      <mi>j</mi>
                    </mfrac>
                  </mrow>
                  <mo fence="true" stretchy="false">)</mo>
                </mrow>
                <mi>s</mi>
              </msup>
              <mrow>
                <mrow>
                  <mo fence="true" stretchy="false">(</mo>
                  <mrow>
                    <mrow>
                      <mfrac>
                        <mn>1</mn>
                        <mn>2</mn>
                      </mfrac>
                      <mo stretchy="false">−</mo>
                      <mi>s</mi>
                    </mrow>
                  </mrow>
                  <mo fence="true" stretchy="false">)</mo>
                </mrow>
                <mo stretchy="false">−</mo>
                <msup>
                  <mrow>
                    <mo fence="true" stretchy="false">(</mo>
                    <mrow>
                      <mfrac>
                        <mi>n</mi>
                        <mi>j</mi>
                      </mfrac>
                    </mrow>
                    <mo fence="true" stretchy="false">)</mo>
                  </mrow>
                  <mrow>
                    <mo stretchy="false">−</mo>
                    <mi>s</mi>
                  </mrow>
                </msup>
              </mrow>
              <mrow>
                <mo fence="true" stretchy="false">(</mo>
                <mrow>
                  <mrow>
                    <mfrac>
                      <mn>1</mn>
                      <mn>2</mn>
                    </mfrac>
                    <mo stretchy="false">+</mo>
                    <mi>s</mi>
                  </mrow>
                </mrow>
                <mo fence="true" stretchy="false">)</mo>
              </mrow>
            </mrow>
            <mrow>
              <msup>
                <mi>n</mi>
                <mi>s</mi>
              </msup>
              <mrow>
                <mrow>
                  <mo fence="true" stretchy="false">(</mo>
                  <mrow>
                    <mrow>
                      <mfrac>
                        <mn>1</mn>
                        <mn>2</mn>
                      </mfrac>
                      <mo stretchy="false">−</mo>
                      <mi>s</mi>
                    </mrow>
                  </mrow>
                  <mo fence="true" stretchy="false">)</mo>
                </mrow>
                <mo stretchy="false">−</mo>
                <msup>
                  <mi>n</mi>
                  <mrow>
                    <mo stretchy="false">−</mo>
                    <mi>s</mi>
                  </mrow>
                </msup>
              </mrow>
              <mrow>
                <mo fence="true" stretchy="false">(</mo>
                <mrow>
                  <mrow>
                    <mfrac>
                      <mn>1</mn>
                      <mn>2</mn>
                    </mfrac>
                    <mo stretchy="false">+</mo>
                    <mi>s</mi>
                  </mrow>
                </mrow>
                <mo fence="true" stretchy="false">)</mo>
              </mrow>
            </mrow>
          </mfrac>
        </mrow>
      </mrow>
    </mrow>
    <annotation encoding="StarMath 5.0">g( s ) = lim from {n rightarrow infinity}{} sum from j = 1 to n  {1 over sqrt j {

(n over j)^s (1 over 2 -s) - (n over j)^-s (1 over 2 + s)}

over

{n^s(1 over 2 -s) -n^-s ( 1 over 2 + s )

} }</annotation>
  </semantics>
</math>
</file>

<file path=Object 514/content.xml><?xml version="1.0" encoding="utf-8"?>
<math xmlns="http://www.w3.org/1998/Math/MathML" display="block">
  <semantics>
    <mrow>
      <mi>g</mi>
      <mrow>
        <mrow>
          <mo fence="true" stretchy="false">(</mo>
          <mrow>
            <mi>s</mi>
          </mrow>
          <mo fence="true" stretchy="false">)</mo>
        </mrow>
        <mo stretchy="false">=</mo>
        <mrow>
          <munder>
            <mi>lim</mi>
            <mrow>
              <mi>n</mi>
              <mo stretchy="false">→</mo>
              <mi mathvariant="normal">∞</mi>
            </mrow>
          </munder>
          <mrow/>
        </mrow>
      </mrow>
      <mrow>
        <munderover>
          <mo stretchy="false">∑</mo>
          <mrow>
            <mi>j</mi>
            <mo stretchy="false">=</mo>
            <mn>1</mn>
          </mrow>
          <mi>n</mi>
        </munderover>
        <mrow>
          <mfrac>
            <mn>1</mn>
            <msqrt>
              <mi>j</mi>
            </msqrt>
          </mfrac>
          <mfrac>
            <mrow>
              <msup>
                <mrow>
                  <mo fence="true" stretchy="false">(</mo>
                  <mrow>
                    <mfrac>
                      <mi>n</mi>
                      <mi>j</mi>
                    </mfrac>
                  </mrow>
                  <mo fence="true" stretchy="false">)</mo>
                </mrow>
                <mi>s</mi>
              </msup>
              <mi>a</mi>
              <mrow>
                <mrow>
                  <mo fence="true" stretchy="false">(</mo>
                  <mrow>
                    <mi>s</mi>
                  </mrow>
                  <mo fence="true" stretchy="false">)</mo>
                </mrow>
                <mo stretchy="false">−</mo>
                <msup>
                  <mrow>
                    <mo fence="true" stretchy="false">(</mo>
                    <mrow>
                      <mfrac>
                        <mi>n</mi>
                        <mi>j</mi>
                      </mfrac>
                    </mrow>
                    <mo fence="true" stretchy="false">)</mo>
                  </mrow>
                  <mrow>
                    <mo stretchy="false">−</mo>
                    <mi>s</mi>
                  </mrow>
                </msup>
              </mrow>
              <mi>a</mi>
              <msup>
                <mrow>
                  <mo fence="true" stretchy="false">(</mo>
                  <mrow>
                    <mi>s</mi>
                  </mrow>
                  <mo fence="true" stretchy="false">)</mo>
                </mrow>
                <mrow>
                  <mo stretchy="false">−</mo>
                  <mn>1</mn>
                </mrow>
              </msup>
            </mrow>
            <mrow>
              <msup>
                <mi>n</mi>
                <mi>s</mi>
              </msup>
              <mi>a</mi>
              <mrow>
                <mrow>
                  <mo fence="true" stretchy="false">(</mo>
                  <mrow>
                    <mi>s</mi>
                  </mrow>
                  <mo fence="true" stretchy="false">)</mo>
                </mrow>
                <mo stretchy="false">−</mo>
                <msup>
                  <mi>n</mi>
                  <mrow>
                    <mo stretchy="false">−</mo>
                    <mi>s</mi>
                  </mrow>
                </msup>
              </mrow>
              <mi>a</mi>
              <msup>
                <mrow>
                  <mo fence="true" stretchy="false">(</mo>
                  <mrow>
                    <mi>s</mi>
                  </mrow>
                  <mo fence="true" stretchy="false">)</mo>
                </mrow>
                <mrow>
                  <mo stretchy="false">−</mo>
                  <mn>1</mn>
                </mrow>
              </msup>
            </mrow>
          </mfrac>
        </mrow>
      </mrow>
    </mrow>
    <annotation encoding="StarMath 5.0">g( s ) = lim from {n rightarrow infinity}{} sum from j = 1 to n  {1 over sqrt j {

(n over j)^s a(s) - (n over j)^-s a(s)^-1}

over

{n^s a(s) -n^-s a( s )^-1

} }</annotation>
  </semantics>
</math>
</file>

<file path=Object 515/content.xml><?xml version="1.0" encoding="utf-8"?>
<math xmlns="http://www.w3.org/1998/Math/MathML" display="block">
  <semantics>
    <mrow>
      <mi>a</mi>
      <mrow>
        <mrow>
          <mo fence="true" stretchy="false">(</mo>
          <mrow>
            <mi>s</mi>
          </mrow>
          <mo fence="true" stretchy="false">)</mo>
        </mrow>
        <mo stretchy="false">=</mo>
        <msup>
          <mrow>
            <mo fence="true" stretchy="false">(</mo>
            <mrow>
              <mfrac>
                <mrow>
                  <mfrac>
                    <mn>1</mn>
                    <mn>2</mn>
                  </mfrac>
                  <mo stretchy="false">−</mo>
                  <mi>s</mi>
                </mrow>
                <mrow>
                  <mfrac>
                    <mn>1</mn>
                    <mn>2</mn>
                  </mfrac>
                  <mo stretchy="false">+</mo>
                  <mi>s</mi>
                </mrow>
              </mfrac>
            </mrow>
            <mo fence="true" stretchy="false">)</mo>
          </mrow>
          <mrow>
            <mn>1</mn>
            <mo stretchy="false">/</mo>
            <mn>2</mn>
          </mrow>
        </msup>
      </mrow>
    </mrow>
    <annotation encoding="StarMath 5.0">a(s)=({1 over 2 - s} over {1 over 2 + s})^{ 1/2 }</annotation>
  </semantics>
</math>
</file>

<file path=Object 516/content.xml><?xml version="1.0" encoding="utf-8"?>
<math xmlns="http://www.w3.org/1998/Math/MathML" display="block">
  <semantics>
    <mrow>
      <mi>log</mi>
      <mi>a</mi>
      <mrow>
        <mrow>
          <mo fence="true" stretchy="false">(</mo>
          <mrow>
            <mi>s</mi>
          </mrow>
          <mo fence="true" stretchy="false">)</mo>
        </mrow>
        <mo stretchy="false">=</mo>
        <mrow>
          <mo stretchy="false">−</mo>
          <mtext>arctanh</mtext>
        </mrow>
      </mrow>
      <mrow>
        <mo fence="true" stretchy="false">(</mo>
        <mrow>
          <mi>s</mi>
        </mrow>
        <mo fence="true" stretchy="false">)</mo>
      </mrow>
    </mrow>
    <annotation encoding="StarMath 5.0">log a(s)= -"arctanh"( s )</annotation>
  </semantics>
</math>
</file>

<file path=Object 517/content.xml><?xml version="1.0" encoding="utf-8"?>
<math xmlns="http://www.w3.org/1998/Math/MathML" display="block">
  <semantics>
    <mrow>
      <mi mathvariant="normal">ζ</mi>
      <mrow>
        <mrow>
          <mo fence="true" stretchy="false">(</mo>
          <mrow>
            <mrow>
              <mi>s</mi>
              <mo stretchy="false">−</mo>
              <mfrac>
                <mn>1</mn>
                <mn>2</mn>
              </mfrac>
            </mrow>
          </mrow>
          <mo fence="true" stretchy="false">)</mo>
        </mrow>
        <mo stretchy="false">=</mo>
        <mrow>
          <munder>
            <mi>lim</mi>
            <mrow>
              <mi>n</mi>
              <mo stretchy="false">→</mo>
              <mi mathvariant="normal">∞</mi>
            </mrow>
          </munder>
          <mrow/>
        </mrow>
      </mrow>
      <mrow>
        <munderover>
          <mo stretchy="false">∑</mo>
          <mrow>
            <mi>j</mi>
            <mo stretchy="false">=</mo>
            <mn>1</mn>
          </mrow>
          <mi>n</mi>
        </munderover>
        <mrow>
          <mfrac>
            <mn>1</mn>
            <msqrt>
              <mi>j</mi>
            </msqrt>
          </mfrac>
          <mfrac>
            <mrow>
              <mi>sinh</mi>
              <mrow>
                <mo fence="true" stretchy="false">(</mo>
                <mrow>
                  <mrow>
                    <mi>s</mi>
                    <mi>log</mi>
                    <mrow>
                      <mfrac>
                        <mi>n</mi>
                        <mi>j</mi>
                      </mfrac>
                      <mo stretchy="false">−</mo>
                      <mtext>arctanh</mtext>
                    </mrow>
                    <mrow>
                      <mo fence="true" stretchy="false">(</mo>
                      <mrow>
                        <mrow>
                          <mn>2</mn>
                          <mi>s</mi>
                        </mrow>
                      </mrow>
                      <mo fence="true" stretchy="false">)</mo>
                    </mrow>
                  </mrow>
                </mrow>
                <mo fence="true" stretchy="false">)</mo>
              </mrow>
            </mrow>
            <mrow>
              <mi>sinh</mi>
              <mrow>
                <mo fence="true" stretchy="false">(</mo>
                <mrow>
                  <mrow>
                    <mi>s</mi>
                    <mi>log</mi>
                    <mrow>
                      <mi>n</mi>
                      <mo stretchy="false">−</mo>
                      <mtext>arctanh</mtext>
                    </mrow>
                    <mrow>
                      <mo fence="true" stretchy="false">(</mo>
                      <mrow>
                        <mrow>
                          <mn>2</mn>
                          <mi>s</mi>
                        </mrow>
                      </mrow>
                      <mo fence="true" stretchy="false">)</mo>
                    </mrow>
                  </mrow>
                </mrow>
                <mo fence="true" stretchy="false">)</mo>
              </mrow>
            </mrow>
          </mfrac>
        </mrow>
      </mrow>
    </mrow>
    <annotation encoding="StarMath 5.0">%zeta( s - 1 over 2 ) = lim from {n rightarrow infinity}{} sum from j = 1 to n  {1 over sqrt j {

sinh( s log n over j - "arctanh"(2 s) )
}

over

{sinh( s log n - "arctanh"(2 s) )

} }</annotation>
  </semantics>
</math>
</file>

<file path=Object 518/content.xml><?xml version="1.0" encoding="utf-8"?>
<math xmlns="http://www.w3.org/1998/Math/MathML" display="block">
  <semantics>
    <mrow>
      <mi mathvariant="normal">ζ</mi>
      <mrow>
        <mrow>
          <mo fence="true" stretchy="false">(</mo>
          <mrow>
            <mrow>
              <mi>s</mi>
              <mo stretchy="false">−</mo>
              <mfrac>
                <mn>1</mn>
                <mn>2</mn>
              </mfrac>
            </mrow>
          </mrow>
          <mo fence="true" stretchy="false">)</mo>
        </mrow>
        <mo stretchy="false">=</mo>
        <mrow>
          <munder>
            <mi>lim</mi>
            <mrow>
              <mi>n</mi>
              <mo stretchy="false">→</mo>
              <mi mathvariant="normal">∞</mi>
            </mrow>
          </munder>
          <mrow/>
        </mrow>
      </mrow>
      <mrow>
        <munderover>
          <mo stretchy="false">∑</mo>
          <mrow>
            <mi>j</mi>
            <mo stretchy="false">=</mo>
            <mn>1</mn>
          </mrow>
          <mi>n</mi>
        </munderover>
        <mrow>
          <mfrac>
            <mn>1</mn>
            <msqrt>
              <mi>j</mi>
            </msqrt>
          </mfrac>
          <mfrac>
            <mrow>
              <mi>sinh</mi>
              <mrow>
                <mo fence="true" stretchy="false">(</mo>
                <mrow>
                  <mrow>
                    <mi>s</mi>
                    <mi>log</mi>
                    <mrow>
                      <mi>n</mi>
                      <mo stretchy="false">−</mo>
                      <mtext>arctanh</mtext>
                    </mrow>
                    <mrow>
                      <mo fence="true" stretchy="false">(</mo>
                      <mrow>
                        <mrow>
                          <mn>2</mn>
                          <mi>s</mi>
                        </mrow>
                      </mrow>
                      <mo fence="true" stretchy="false">)</mo>
                    </mrow>
                  </mrow>
                </mrow>
                <mo fence="true" stretchy="false">)</mo>
              </mrow>
              <mi>cosh</mi>
              <mrow>
                <mrow>
                  <mo fence="true" stretchy="false">(</mo>
                  <mrow>
                    <mrow>
                      <mi>s</mi>
                      <mi>log</mi>
                      <mi>j</mi>
                    </mrow>
                  </mrow>
                  <mo fence="true" stretchy="false">)</mo>
                </mrow>
                <mo stretchy="false">−</mo>
                <mi>cosh</mi>
              </mrow>
              <mrow>
                <mo fence="true" stretchy="false">(</mo>
                <mrow>
                  <mrow>
                    <mi>s</mi>
                    <mi>log</mi>
                    <mrow>
                      <mi>n</mi>
                      <mo stretchy="false">−</mo>
                      <mtext>arctanh</mtext>
                    </mrow>
                    <mrow>
                      <mo fence="true" stretchy="false">(</mo>
                      <mrow>
                        <mrow>
                          <mn>2</mn>
                          <mi>s</mi>
                        </mrow>
                      </mrow>
                      <mo fence="true" stretchy="false">)</mo>
                    </mrow>
                  </mrow>
                </mrow>
                <mo fence="true" stretchy="false">)</mo>
              </mrow>
              <mi>sinh</mi>
              <mrow>
                <mo fence="true" stretchy="false">(</mo>
                <mrow>
                  <mrow>
                    <mi>s</mi>
                    <mi>log</mi>
                    <mi>j</mi>
                  </mrow>
                </mrow>
                <mo fence="true" stretchy="false">)</mo>
              </mrow>
            </mrow>
            <mrow>
              <mi>sinh</mi>
              <mrow>
                <mo fence="true" stretchy="false">(</mo>
                <mrow>
                  <mrow>
                    <mi>s</mi>
                    <mi>log</mi>
                    <mrow>
                      <mi>n</mi>
                      <mo stretchy="false">−</mo>
                      <mtext>arctanh</mtext>
                    </mrow>
                    <mrow>
                      <mo fence="true" stretchy="false">(</mo>
                      <mrow>
                        <mrow>
                          <mn>2</mn>
                          <mi>s</mi>
                        </mrow>
                      </mrow>
                      <mo fence="true" stretchy="false">)</mo>
                    </mrow>
                  </mrow>
                </mrow>
                <mo fence="true" stretchy="false">)</mo>
              </mrow>
            </mrow>
          </mfrac>
        </mrow>
      </mrow>
    </mrow>
    <annotation encoding="StarMath 5.0">%zeta( s - 1 over 2 ) = lim from {n rightarrow infinity}{} sum from j = 1 to n  {1 over sqrt j {

{sinh( s log n  - "arctanh"(2 s))cosh(s log j)-cosh( s log n  - "arctanh"(2 s))sinh(s log j)}
}

over

{sinh( s log n - "arctanh"(2 s) )

} }</annotation>
  </semantics>
</math>
</file>

<file path=Object 519/content.xml><?xml version="1.0" encoding="utf-8"?>
<math xmlns="http://www.w3.org/1998/Math/MathML" display="block">
  <semantics>
    <mrow>
      <mi mathvariant="normal">ζ</mi>
      <mrow>
        <mrow>
          <mo fence="true" stretchy="false">(</mo>
          <mrow>
            <mrow>
              <mi>s</mi>
              <mo stretchy="false">−</mo>
              <mfrac>
                <mn>1</mn>
                <mn>2</mn>
              </mfrac>
            </mrow>
          </mrow>
          <mo fence="true" stretchy="false">)</mo>
        </mrow>
        <mo stretchy="false">=</mo>
        <mrow>
          <munder>
            <mi>lim</mi>
            <mrow>
              <mi>n</mi>
              <mo stretchy="false">→</mo>
              <mi mathvariant="normal">∞</mi>
            </mrow>
          </munder>
          <mrow/>
        </mrow>
      </mrow>
      <mrow>
        <munderover>
          <mo stretchy="false">∑</mo>
          <mrow>
            <mi>j</mi>
            <mo stretchy="false">=</mo>
            <mn>1</mn>
          </mrow>
          <mi>n</mi>
        </munderover>
        <mrow>
          <mfrac>
            <mn>1</mn>
            <msqrt>
              <mi>j</mi>
            </msqrt>
          </mfrac>
          <mrow>
            <mo fence="true" stretchy="false">(</mo>
            <mrow>
              <mrow>
                <mi>cosh</mi>
                <mrow>
                  <mrow>
                    <mo fence="true" stretchy="false">(</mo>
                    <mrow>
                      <mrow>
                        <mi>s</mi>
                        <mi>log</mi>
                        <mi>j</mi>
                      </mrow>
                    </mrow>
                    <mo fence="true" stretchy="false">)</mo>
                  </mrow>
                  <mo stretchy="false">−</mo>
                  <mfrac>
                    <mrow>
                      <mi>cosh</mi>
                      <mrow>
                        <mo fence="true" stretchy="false">(</mo>
                        <mrow>
                          <mrow>
                            <mi>s</mi>
                            <mi>log</mi>
                            <mrow>
                              <mi>n</mi>
                              <mo stretchy="false">−</mo>
                              <mtext>arctanh</mtext>
                            </mrow>
                            <mrow>
                              <mo fence="true" stretchy="false">(</mo>
                              <mrow>
                                <mrow>
                                  <mn>2</mn>
                                  <mi>s</mi>
                                </mrow>
                              </mrow>
                              <mo fence="true" stretchy="false">)</mo>
                            </mrow>
                          </mrow>
                        </mrow>
                        <mo fence="true" stretchy="false">)</mo>
                      </mrow>
                    </mrow>
                    <mrow>
                      <mi>sinh</mi>
                      <mrow>
                        <mo fence="true" stretchy="false">(</mo>
                        <mrow>
                          <mrow>
                            <mi>s</mi>
                            <mi>log</mi>
                            <mrow>
                              <mi>n</mi>
                              <mo stretchy="false">−</mo>
                              <mtext>arctanh</mtext>
                            </mrow>
                            <mrow>
                              <mo fence="true" stretchy="false">(</mo>
                              <mrow>
                                <mrow>
                                  <mn>2</mn>
                                  <mi>s</mi>
                                </mrow>
                              </mrow>
                              <mo fence="true" stretchy="false">)</mo>
                            </mrow>
                          </mrow>
                        </mrow>
                        <mo fence="true" stretchy="false">)</mo>
                      </mrow>
                    </mrow>
                  </mfrac>
                </mrow>
                <mi>sinh</mi>
                <mrow>
                  <mo fence="true" stretchy="false">(</mo>
                  <mrow>
                    <mrow>
                      <mi>s</mi>
                      <mi>log</mi>
                      <mi>j</mi>
                    </mrow>
                  </mrow>
                  <mo fence="true" stretchy="false">)</mo>
                </mrow>
              </mrow>
            </mrow>
            <mo fence="true" stretchy="false">)</mo>
          </mrow>
        </mrow>
      </mrow>
    </mrow>
    <annotation encoding="StarMath 5.0">%zeta( s - 1 over 2 ) = lim from {n rightarrow infinity}{} sum from j = 1 to n  {1 over sqrt j( cosh(s log j)-{

{cosh( s log n  - "arctanh"(2 s))}
}

over

{sinh( s log n - "arctanh"(2 s) )



}sinh(s log j) )}</annotation>
  </semantics>
</math>
</file>

<file path=Object 52/content.xml><?xml version="1.0" encoding="utf-8"?>
<math xmlns="http://www.w3.org/1998/Math/MathML" display="block">
  <semantics>
    <mrow>
      <mrow>
        <munder>
          <mi>lim</mi>
          <mrow>
            <mi>n</mi>
            <mo stretchy="false">→</mo>
            <mi mathvariant="normal">∞</mi>
          </mrow>
        </munder>
        <mrow/>
      </mrow>
      <mrow>
        <mo fence="true" stretchy="false">(</mo>
        <mrow>
          <mrow>
            <mn>1</mn>
            <mo stretchy="false">−</mo>
            <mi>s</mi>
          </mrow>
        </mrow>
        <mo fence="true" stretchy="false">)</mo>
      </mrow>
      <mrow>
        <mrow>
          <mo fence="true" stretchy="false">(</mo>
          <mrow>
            <mrow>
              <mi mathvariant="normal">ζ</mi>
              <mrow>
                <mrow>
                  <mo fence="true" stretchy="false">(</mo>
                  <mrow>
                    <mi>s</mi>
                  </mrow>
                  <mo fence="true" stretchy="false">)</mo>
                </mrow>
                <mo stretchy="false">−</mo>
                <mrow>
                  <munderover>
                    <mo stretchy="false">∑</mo>
                    <mrow>
                      <mi>j</mi>
                      <mo stretchy="false">=</mo>
                      <mn>1</mn>
                    </mrow>
                    <mi>n</mi>
                  </munderover>
                  <mfrac>
                    <mn>1</mn>
                    <msup>
                      <mi>j</mi>
                      <mi>s</mi>
                    </msup>
                  </mfrac>
                </mrow>
              </mrow>
            </mrow>
          </mrow>
          <mo fence="true" stretchy="false">)</mo>
        </mrow>
        <mo stretchy="false">+</mo>
        <mrow>
          <mi>s</mi>
          <mo stretchy="false">⋅</mo>
          <mrow>
            <mo fence="true" stretchy="false">(</mo>
            <mrow>
              <msup>
                <mi>n</mi>
                <mrow>
                  <mrow>
                    <mn>1</mn>
                    <mo stretchy="false">−</mo>
                    <mn>2</mn>
                  </mrow>
                  <mi>s</mi>
                </mrow>
              </msup>
            </mrow>
            <mo fence="true" stretchy="false">)</mo>
          </mrow>
        </mrow>
      </mrow>
      <mrow>
        <mrow>
          <mo fence="true" stretchy="false">(</mo>
          <mrow>
            <mrow>
              <mi mathvariant="normal">ζ</mi>
              <mrow>
                <mrow>
                  <mo fence="true" stretchy="false">(</mo>
                  <mrow>
                    <mrow>
                      <mn>1</mn>
                      <mo stretchy="false">−</mo>
                      <mi>s</mi>
                    </mrow>
                  </mrow>
                  <mo fence="true" stretchy="false">)</mo>
                </mrow>
                <mo stretchy="false">−</mo>
                <mrow>
                  <munderover>
                    <mo stretchy="false">∑</mo>
                    <mrow>
                      <mi>j</mi>
                      <mo stretchy="false">=</mo>
                      <mn>1</mn>
                    </mrow>
                    <mi>n</mi>
                  </munderover>
                  <mfrac>
                    <mn>1</mn>
                    <msup>
                      <mi>j</mi>
                      <mrow>
                        <mn>1</mn>
                        <mo stretchy="false">−</mo>
                        <mi>s</mi>
                      </mrow>
                    </msup>
                  </mfrac>
                </mrow>
              </mrow>
            </mrow>
          </mrow>
          <mo fence="true" stretchy="false">)</mo>
        </mrow>
        <mo stretchy="false">=</mo>
        <mn>0</mn>
      </mrow>
    </mrow>
    <annotation encoding="StarMath 5.0">lim from {n rightarrow infinity }{ }(1-s)(%zeta( s )-sum from j = 1 to n {1 over j^s})+s cdot ( n^{1-2s} )(%zeta( 1-s )-sum from j = 1 to n {1 over {j^{1-s}}}) = 0</annotation>
  </semantics>
</math>
</file>

<file path=Object 520/content.xml><?xml version="1.0" encoding="utf-8"?>
<math xmlns="http://www.w3.org/1998/Math/MathML" display="block">
  <semantics>
    <mrow>
      <mi mathvariant="normal">ζ</mi>
      <mrow>
        <mrow>
          <mo fence="true" stretchy="false">(</mo>
          <mrow>
            <mrow>
              <mi>s</mi>
              <mo stretchy="false">−</mo>
              <mfrac>
                <mn>1</mn>
                <mn>2</mn>
              </mfrac>
            </mrow>
          </mrow>
          <mo fence="true" stretchy="false">)</mo>
        </mrow>
        <mo stretchy="false">=</mo>
        <mrow>
          <munder>
            <mi>lim</mi>
            <mrow>
              <mi>n</mi>
              <mo stretchy="false">→</mo>
              <mi mathvariant="normal">∞</mi>
            </mrow>
          </munder>
          <mrow/>
        </mrow>
      </mrow>
      <mrow>
        <munderover>
          <mo stretchy="false">∑</mo>
          <mrow>
            <mi>j</mi>
            <mo stretchy="false">=</mo>
            <mn>1</mn>
          </mrow>
          <mi>n</mi>
        </munderover>
        <mrow>
          <mrow>
            <mfrac>
              <mrow>
                <mi>cosh</mi>
                <mrow>
                  <mo fence="true" stretchy="false">(</mo>
                  <mrow>
                    <mrow>
                      <mi>s</mi>
                      <mi>log</mi>
                      <mi>j</mi>
                    </mrow>
                  </mrow>
                  <mo fence="true" stretchy="false">)</mo>
                </mrow>
              </mrow>
              <msqrt>
                <mi>j</mi>
              </msqrt>
            </mfrac>
            <mo stretchy="false">−</mo>
            <mi>tanh</mi>
          </mrow>
          <mrow>
            <mrow>
              <mo fence="true" stretchy="false">(</mo>
              <mrow>
                <mrow>
                  <mi>s</mi>
                  <mi>log</mi>
                  <mrow>
                    <mi>n</mi>
                    <mo stretchy="false">−</mo>
                    <mtext>arctanh</mtext>
                  </mrow>
                  <mrow>
                    <mo fence="true" stretchy="false">(</mo>
                    <mrow>
                      <mfrac>
                        <mn>1</mn>
                        <mrow>
                          <mn>2</mn>
                          <mi>s</mi>
                        </mrow>
                      </mfrac>
                    </mrow>
                    <mo fence="true" stretchy="false">)</mo>
                  </mrow>
                </mrow>
              </mrow>
              <mo fence="true" stretchy="false">)</mo>
            </mrow>
            <mo stretchy="false">⋅</mo>
            <mrow>
              <munderover>
                <mo stretchy="false">∑</mo>
                <mrow>
                  <mi>j</mi>
                  <mo stretchy="false">=</mo>
                  <mn>1</mn>
                </mrow>
                <mi>n</mi>
              </munderover>
              <mfrac>
                <mrow>
                  <mi>sinh</mi>
                  <mrow>
                    <mo fence="true" stretchy="false">(</mo>
                    <mrow>
                      <mrow>
                        <mi>s</mi>
                        <mi>log</mi>
                        <mi>j</mi>
                      </mrow>
                    </mrow>
                    <mo fence="true" stretchy="false">)</mo>
                  </mrow>
                </mrow>
                <msqrt>
                  <mi>j</mi>
                </msqrt>
              </mfrac>
            </mrow>
          </mrow>
        </mrow>
      </mrow>
    </mrow>
    <annotation encoding="StarMath 5.0">%zeta( s - 1 over 2 ) = lim from {n rightarrow infinity}{} sum from j = 1 to n  {{cosh(s log j)} over sqrt j  -
tanh(s log n  - "arctanh"(1 over {2 s})) cdot
sum from j = 1 to n {{sinh(s log j)} over sqrt j} }</annotation>
  </semantics>
</math>
</file>

<file path=Object 521/content.xml><?xml version="1.0" encoding="utf-8"?>
<math xmlns="http://www.w3.org/1998/Math/MathML" display="block">
  <semantics>
    <mrow>
      <mi>g</mi>
      <mrow>
        <mrow>
          <mo fence="true" stretchy="false">(</mo>
          <mrow>
            <mrow>
              <mi>n</mi>
              <mi>,</mi>
              <mi>s</mi>
              <mi>,</mi>
              <mi>t</mi>
            </mrow>
          </mrow>
          <mo fence="true" stretchy="false">)</mo>
        </mrow>
        <mo stretchy="false">=</mo>
        <mrow>
          <munder>
            <mi>lim</mi>
            <mrow>
              <mi>n</mi>
              <mo stretchy="false">→</mo>
              <mi mathvariant="normal">∞</mi>
            </mrow>
          </munder>
          <mrow/>
        </mrow>
      </mrow>
      <mfrac>
        <mrow>
          <mi>f</mi>
          <mrow>
            <mrow>
              <mrow>
                <mo fence="true" stretchy="false">(</mo>
                <mrow>
                  <mi>s</mi>
                </mrow>
                <mo fence="true" stretchy="false">)</mo>
              </mrow>
              <mo stretchy="false">⋅</mo>
              <msubsup>
                <mi>H</mi>
                <mi>n</mi>
                <mrow>
                  <mo fence="true" stretchy="false">(</mo>
                  <mrow>
                    <mi>s</mi>
                  </mrow>
                  <mo fence="true" stretchy="false">)</mo>
                </mrow>
              </msubsup>
            </mrow>
            <mo stretchy="false">−</mo>
            <mi>f</mi>
          </mrow>
          <mrow>
            <mo fence="true" stretchy="false">(</mo>
            <mrow>
              <mi>t</mi>
            </mrow>
            <mo fence="true" stretchy="false">)</mo>
          </mrow>
          <msubsup>
            <mi>H</mi>
            <mi>n</mi>
            <mrow>
              <mo fence="true" stretchy="false">(</mo>
              <mrow>
                <mi>t</mi>
              </mrow>
              <mo fence="true" stretchy="false">)</mo>
            </mrow>
          </msubsup>
        </mrow>
        <mrow>
          <mi>f</mi>
          <mrow>
            <mo fence="true" stretchy="false">(</mo>
            <mrow>
              <mi>s</mi>
            </mrow>
            <mo fence="true" stretchy="false">)</mo>
          </mrow>
        </mrow>
      </mfrac>
    </mrow>
    <annotation encoding="StarMath 5.0">g(n,s,t) = lim from {n rightarrow infinity}{} 

{ {f(s) cdot H^(s)_n - f(t)H^(t)_n}
over
{f(s)} }</annotation>
  </semantics>
</math>
</file>

<file path=Object 522/content.xml><?xml version="1.0" encoding="utf-8"?>
<math xmlns="http://www.w3.org/1998/Math/MathML" display="block">
  <semantics>
    <mrow>
      <mi>g</mi>
      <mrow>
        <mrow>
          <mo fence="true" stretchy="false">(</mo>
          <mrow>
            <mrow>
              <mi>n</mi>
              <mi>,</mi>
              <mi>s</mi>
              <mi>,</mi>
              <mi>t</mi>
            </mrow>
          </mrow>
          <mo fence="true" stretchy="false">)</mo>
        </mrow>
        <mo stretchy="false">=</mo>
        <mrow>
          <munder>
            <mi>lim</mi>
            <mrow>
              <mi>n</mi>
              <mo stretchy="false">→</mo>
              <mi mathvariant="normal">∞</mi>
            </mrow>
          </munder>
          <mrow/>
        </mrow>
      </mrow>
      <mfrac>
        <mrow>
          <mrow>
            <mrow>
              <mfrac>
                <msup>
                  <mi>n</mi>
                  <mi>s</mi>
                </msup>
                <mi>s</mi>
              </mfrac>
              <mo stretchy="false">⋅</mo>
              <msubsup>
                <mi>H</mi>
                <mi>n</mi>
                <mrow>
                  <mo fence="true" stretchy="false">(</mo>
                  <mrow>
                    <mi>s</mi>
                  </mrow>
                  <mo fence="true" stretchy="false">)</mo>
                </mrow>
              </msubsup>
            </mrow>
            <mo stretchy="false">−</mo>
            <mfrac>
              <msup>
                <mi>n</mi>
                <mi>t</mi>
              </msup>
              <mi>t</mi>
            </mfrac>
          </mrow>
          <msubsup>
            <mi>H</mi>
            <mi>n</mi>
            <mrow>
              <mo fence="true" stretchy="false">(</mo>
              <mrow>
                <mi>t</mi>
              </mrow>
              <mo fence="true" stretchy="false">)</mo>
            </mrow>
          </msubsup>
        </mrow>
        <mrow>
          <mfrac>
            <msup>
              <mi>n</mi>
              <mi>s</mi>
            </msup>
            <mi>s</mi>
          </mfrac>
          <mo stretchy="false">−</mo>
          <mfrac>
            <msup>
              <mi>n</mi>
              <mi>t</mi>
            </msup>
            <mi>t</mi>
          </mfrac>
        </mrow>
      </mfrac>
    </mrow>
    <annotation encoding="StarMath 5.0">g(n,s,t) = lim from {n rightarrow infinity}{} 

{ {n^s over s cdot H^(s)_n - n^t over t H^(t)_n}
over
{n^s over s - n^t over t} }</annotation>
  </semantics>
</math>
</file>

<file path=Object 523/content.xml><?xml version="1.0" encoding="utf-8"?>
<math xmlns="http://www.w3.org/1998/Math/MathML" display="block">
  <semantics>
    <mrow>
      <mi mathvariant="normal">ℜ</mi>
      <mrow>
        <mrow>
          <mrow>
            <mo fence="true" stretchy="false">(</mo>
            <mrow>
              <mrow>
                <mrow>
                  <munder>
                    <mi>lim</mi>
                    <mrow>
                      <mi>n</mi>
                      <mo stretchy="false">→</mo>
                      <mi mathvariant="normal">∞</mi>
                    </mrow>
                  </munder>
                  <mrow/>
                </mrow>
                <mrow>
                  <mo fence="true" stretchy="false">(</mo>
                  <mrow>
                    <mrow>
                      <mrow>
                        <mn>1</mn>
                        <mo stretchy="false">−</mo>
                        <mi>tanh</mi>
                      </mrow>
                      <mrow>
                        <mo fence="true" stretchy="false">(</mo>
                        <mrow>
                          <mrow>
                            <mtext>Arctanh</mtext>
                            <mrow>
                              <mrow>
                                <mo fence="true" stretchy="false">(</mo>
                                <mrow>
                                  <mfrac>
                                    <mn>1</mn>
                                    <mrow>
                                      <mn>2</mn>
                                      <mrow>
                                        <mi>s</mi>
                                        <mo stretchy="false">−</mo>
                                        <mn>1</mn>
                                      </mrow>
                                    </mrow>
                                  </mfrac>
                                </mrow>
                                <mo fence="true" stretchy="false">)</mo>
                              </mrow>
                              <mo stretchy="false">−</mo>
                              <mrow>
                                <mo fence="true" stretchy="false">(</mo>
                                <mrow>
                                  <mrow>
                                    <mi>s</mi>
                                    <mo stretchy="false">−</mo>
                                    <mfrac>
                                      <mn>1</mn>
                                      <mn>2</mn>
                                    </mfrac>
                                  </mrow>
                                </mrow>
                                <mo fence="true" stretchy="false">)</mo>
                              </mrow>
                            </mrow>
                            <mi>log</mi>
                            <mi>n</mi>
                          </mrow>
                        </mrow>
                        <mo fence="true" stretchy="false">)</mo>
                      </mrow>
                    </mrow>
                  </mrow>
                  <mo fence="true" stretchy="false">)</mo>
                </mrow>
              </mrow>
            </mrow>
            <mo fence="true" stretchy="false">)</mo>
          </mrow>
          <mo stretchy="false">⋅</mo>
          <msubsup>
            <mi>H</mi>
            <mi>n</mi>
            <mrow>
              <mo fence="true" stretchy="false">(</mo>
              <mrow>
                <mi>s</mi>
              </mrow>
              <mo fence="true" stretchy="false">)</mo>
            </mrow>
          </msubsup>
        </mrow>
        <mo stretchy="false">=</mo>
        <mn>0</mn>
      </mrow>
    </mrow>
    <annotation encoding="StarMath 5.0">Re( lim from {n rightarrow infinity}{} (1-tanh("Arctanh"(1 over {2 s-1})-(s-1 over 2) log n)))cdot H^(s)_n = 0</annotation>
  </semantics>
</math>
</file>

<file path=Object 524/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sup>
          <mrow>
            <mo fence="true" stretchy="false">(</mo>
            <mrow>
              <mrow>
                <mrow>
                  <mo fence="true" stretchy="false">(</mo>
                  <mrow>
                    <mrow>
                      <mn>1</mn>
                      <mo stretchy="false">−</mo>
                      <mi>s</mi>
                    </mrow>
                  </mrow>
                  <mo fence="true" stretchy="false">)</mo>
                </mrow>
                <mrow>
                  <msup>
                    <mi>n</mi>
                    <mi>s</mi>
                  </msup>
                  <mo stretchy="false">−</mo>
                  <mn>1</mn>
                </mrow>
              </mrow>
            </mrow>
            <mo fence="true" stretchy="false">)</mo>
          </mrow>
          <mrow>
            <mo stretchy="false">−</mo>
            <mn>1</mn>
          </mrow>
        </msup>
        <mo stretchy="false">⋅</mo>
        <mrow>
          <munderover>
            <mo stretchy="false">∑</mo>
            <mrow>
              <mi>j</mi>
              <mo stretchy="false">=</mo>
              <mn>1</mn>
            </mrow>
            <mi>n</mi>
          </munderover>
          <mrow>
            <mo fence="true" stretchy="false">(</mo>
            <mrow>
              <mrow>
                <mn>1</mn>
                <mo stretchy="false">−</mo>
                <mi>s</mi>
              </mrow>
            </mrow>
            <mo fence="true" stretchy="false">)</mo>
          </mrow>
        </mrow>
      </mrow>
      <mrow>
        <msup>
          <mrow>
            <mo fence="true" stretchy="false">(</mo>
            <mrow>
              <mfrac>
                <mi>n</mi>
                <mi>j</mi>
              </mfrac>
            </mrow>
            <mo fence="true" stretchy="false">)</mo>
          </mrow>
          <mi>s</mi>
        </msup>
        <mo stretchy="false">−</mo>
        <mn>1</mn>
      </mrow>
    </mrow>
    <annotation encoding="StarMath 5.0">%zeta( s ) = lim from {n rightarrow infinity}{} ((1-s)n^s-1)^-1 cdot sum from j = 1 to n  ( 1-s )( n over j )^s-1</annotation>
  </semantics>
</math>
</file>

<file path=Object 525/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frac>
        <mrow>
          <mrow>
            <msup>
              <mi>n</mi>
              <mi>s</mi>
            </msup>
            <mo stretchy="false">⋅</mo>
            <mrow>
              <mo fence="true" stretchy="false">(</mo>
              <mrow>
                <mrow>
                  <mn>1</mn>
                  <mo stretchy="false">−</mo>
                  <mi>s</mi>
                </mrow>
              </mrow>
              <mo fence="true" stretchy="false">)</mo>
            </mrow>
          </mrow>
          <mrow>
            <mrow>
              <mo fence="true" stretchy="false">(</mo>
              <mrow>
                <mrow>
                  <munderover>
                    <mo stretchy="false">∑</mo>
                    <mrow>
                      <mi>j</mi>
                      <mo stretchy="false">=</mo>
                      <mn>1</mn>
                    </mrow>
                    <mi>n</mi>
                  </munderover>
                  <msup>
                    <mi>j</mi>
                    <mrow>
                      <mo stretchy="false">−</mo>
                      <mi>s</mi>
                    </mrow>
                  </msup>
                </mrow>
              </mrow>
              <mo fence="true" stretchy="false">)</mo>
            </mrow>
            <mo stretchy="false">−</mo>
            <mi>n</mi>
          </mrow>
        </mrow>
        <mrow>
          <mrow>
            <msup>
              <mi>n</mi>
              <mi>s</mi>
            </msup>
            <mo stretchy="false">⋅</mo>
            <mrow>
              <mo fence="true" stretchy="false">(</mo>
              <mrow>
                <mrow>
                  <mn>1</mn>
                  <mo stretchy="false">−</mo>
                  <mi>s</mi>
                </mrow>
              </mrow>
              <mo fence="true" stretchy="false">)</mo>
            </mrow>
          </mrow>
          <mo stretchy="false">−</mo>
          <mn>1</mn>
        </mrow>
      </mfrac>
    </mrow>
    <annotation encoding="StarMath 5.0">%zeta( s ) = lim from {n rightarrow infinity}{} {n^s cdot ( 1-s )(sum from j = 1 to n  j^-s)-n} over { n^s cdot (1-s)-1 }</annotation>
  </semantics>
</math>
</file>

<file path=Object 526/content.xml><?xml version="1.0" encoding="utf-8"?>
<math xmlns="http://www.w3.org/1998/Math/MathML" display="block">
  <semantics>
    <mrow>
      <mi>f</mi>
      <mrow>
        <mrow>
          <mo fence="true" stretchy="false">(</mo>
          <mrow>
            <mrow>
              <mi>n</mi>
              <mi>,</mi>
              <mi>s</mi>
            </mrow>
          </mrow>
          <mo fence="true" stretchy="false">)</mo>
        </mrow>
        <mo stretchy="false">=</mo>
        <mrow>
          <mn>2</mn>
          <mo stretchy="false">⋅</mo>
          <mrow>
            <mrow>
              <msup>
                <mi>n</mi>
                <mi>s</mi>
              </msup>
              <mo stretchy="false">⋅</mo>
              <mrow>
                <mo fence="true" stretchy="false">(</mo>
                <mrow>
                  <mrow>
                    <mn>1</mn>
                    <mo stretchy="false">−</mo>
                    <mi>s</mi>
                  </mrow>
                </mrow>
                <mo fence="true" stretchy="false">)</mo>
              </mrow>
            </mrow>
            <mrow>
              <mrow>
                <mo fence="true" stretchy="false">(</mo>
                <mrow>
                  <mrow>
                    <munderover>
                      <mo stretchy="false">∑</mo>
                      <mrow>
                        <mi>j</mi>
                        <mo stretchy="false">=</mo>
                        <mn>1</mn>
                      </mrow>
                      <mi>n</mi>
                    </munderover>
                    <msup>
                      <mi>j</mi>
                      <mrow>
                        <mo stretchy="false">−</mo>
                        <mi>s</mi>
                      </mrow>
                    </msup>
                  </mrow>
                </mrow>
                <mo fence="true" stretchy="false">)</mo>
              </mrow>
              <mo stretchy="false">−</mo>
              <mi>n</mi>
            </mrow>
          </mrow>
        </mrow>
      </mrow>
    </mrow>
    <annotation encoding="StarMath 5.0">f(n,s) = 2 cdot {n^s cdot ( 1-s )(sum from j = 1 to n  j^-s)-n}</annotation>
  </semantics>
</math>
</file>

<file path=Object 527/content.xml><?xml version="1.0" encoding="utf-8"?>
<math xmlns="http://www.w3.org/1998/Math/MathML" display="block">
  <semantics>
    <mrow>
      <mi>f</mi>
      <mrow>
        <mrow>
          <mo fence="true" stretchy="false">(</mo>
          <mrow>
            <mrow>
              <mi>n</mi>
              <mi>,</mi>
              <mi>s</mi>
            </mrow>
          </mrow>
          <mo fence="true" stretchy="false">)</mo>
        </mrow>
        <mo stretchy="false">=</mo>
        <mn>2</mn>
      </mrow>
      <mrow>
        <mi>n</mi>
        <mo stretchy="false">⋅</mo>
        <mrow>
          <mo fence="true" stretchy="false">(</mo>
          <mrow>
            <mrow>
              <mfrac>
                <mrow>
                  <munderover>
                    <mo stretchy="false">∑</mo>
                    <mrow>
                      <mi>j</mi>
                      <mo stretchy="false">=</mo>
                      <mn>1</mn>
                    </mrow>
                    <mi>n</mi>
                  </munderover>
                  <msup>
                    <mi>j</mi>
                    <mrow>
                      <mo stretchy="false">−</mo>
                      <mi>s</mi>
                    </mrow>
                  </msup>
                </mrow>
                <mrow>
                  <mrow>
                    <munderover>
                      <mo stretchy="false">∫</mo>
                      <mn>0</mn>
                      <mi>n</mi>
                    </munderover>
                    <msup>
                      <mi>j</mi>
                      <mrow>
                        <mo stretchy="false">−</mo>
                        <mi>s</mi>
                      </mrow>
                    </msup>
                  </mrow>
                  <mi mathvariant="italic">dj</mi>
                </mrow>
              </mfrac>
              <mo stretchy="false">−</mo>
              <mn>1</mn>
            </mrow>
          </mrow>
          <mo fence="true" stretchy="false">)</mo>
        </mrow>
      </mrow>
    </mrow>
    <annotation encoding="StarMath 5.0">f(n,s) = 2 n cdot ({{sum from j = 1 to n  j^-s} over {int from 0 to n  j^-s dj}-1})</annotation>
  </semantics>
</math>
</file>

<file path=Object 528/content.xml><?xml version="1.0" encoding="utf-8"?>
<math xmlns="http://www.w3.org/1998/Math/MathML" display="block">
  <semantics>
    <mrow>
      <mrow>
        <munder>
          <mi>lim</mi>
          <mrow>
            <mi>n</mi>
            <mo stretchy="false">→</mo>
            <mi mathvariant="normal">∞</mi>
          </mrow>
        </munder>
        <mrow/>
      </mrow>
      <mi>f</mi>
      <mrow>
        <mrow>
          <mo fence="true" stretchy="false">(</mo>
          <mrow>
            <mrow>
              <mi>n</mi>
              <mi>,</mi>
              <mi>s</mi>
            </mrow>
          </mrow>
          <mo fence="true" stretchy="false">)</mo>
        </mrow>
        <mo stretchy="false">=</mo>
        <mrow>
          <mo stretchy="false">−</mo>
          <mi>s</mi>
        </mrow>
      </mrow>
    </mrow>
    <annotation encoding="StarMath 5.0">lim from {n rightarrow infinity}{} f(n,s) = -s</annotation>
  </semantics>
</math>
</file>

<file path=Object 529/content.xml><?xml version="1.0" encoding="utf-8"?>
<math xmlns="http://www.w3.org/1998/Math/MathML" display="block">
  <semantics>
    <mrow>
      <mrow>
        <munderover>
          <mo stretchy="false">∑</mo>
          <mrow>
            <mi>j</mi>
            <mo stretchy="false">=</mo>
            <mn>1</mn>
          </mrow>
          <mi>n</mi>
        </munderover>
        <msup>
          <mi>j</mi>
          <mrow>
            <mo stretchy="false">−</mo>
            <mi>s</mi>
          </mrow>
        </msup>
      </mrow>
      <mo stretchy="false">−</mo>
      <mrow>
        <mrow>
          <munderover>
            <mo stretchy="false">∫</mo>
            <mn>0</mn>
            <mi>n</mi>
          </munderover>
          <msup>
            <mi>j</mi>
            <mrow>
              <mo stretchy="false">−</mo>
              <mi>s</mi>
            </mrow>
          </msup>
        </mrow>
        <mi mathvariant="italic">dj</mi>
      </mrow>
    </mrow>
    <annotation encoding="StarMath 5.0">{{sum from j = 1 to n  j^-s} - {int from 0 to n  j^-s dj}}</annotation>
  </semantics>
</math>
</file>

<file path=Object 53/content.xml><?xml version="1.0" encoding="utf-8"?>
<math xmlns="http://www.w3.org/1998/Math/MathML" display="block">
  <semantics>
    <mrow>
      <mrow>
        <munder>
          <mi>lim</mi>
          <mrow>
            <mi>n</mi>
            <mo stretchy="false">→</mo>
            <mi mathvariant="normal">∞</mi>
          </mrow>
        </munder>
        <mrow/>
      </mrow>
      <mrow>
        <mo fence="true" stretchy="false">(</mo>
        <mrow>
          <mrow>
            <mn>1</mn>
            <mo stretchy="false">−</mo>
            <mi>s</mi>
          </mrow>
        </mrow>
        <mo fence="true" stretchy="false">)</mo>
      </mrow>
      <mrow>
        <mrow>
          <mo fence="true" stretchy="false">(</mo>
          <mrow>
            <mrow>
              <mi mathvariant="normal">ζ</mi>
              <mrow>
                <mrow>
                  <mo fence="true" stretchy="false">(</mo>
                  <mrow>
                    <mi>s</mi>
                  </mrow>
                  <mo fence="true" stretchy="false">)</mo>
                </mrow>
                <mo stretchy="false">−</mo>
                <mrow>
                  <munderover>
                    <mo stretchy="false">∑</mo>
                    <mrow>
                      <mi>j</mi>
                      <mo stretchy="false">=</mo>
                      <mn>1</mn>
                    </mrow>
                    <mi>n</mi>
                  </munderover>
                  <mfrac>
                    <mn>1</mn>
                    <msup>
                      <mi>j</mi>
                      <mi>s</mi>
                    </msup>
                  </mfrac>
                </mrow>
              </mrow>
            </mrow>
          </mrow>
          <mo fence="true" stretchy="false">)</mo>
        </mrow>
        <mo stretchy="false">+</mo>
        <mrow>
          <mi>s</mi>
          <mo stretchy="false">⋅</mo>
          <mrow>
            <mo fence="true" stretchy="false">(</mo>
            <mrow>
              <msup>
                <mi>n</mi>
                <mrow>
                  <mrow>
                    <mn>1</mn>
                    <mo stretchy="false">−</mo>
                    <mn>2</mn>
                  </mrow>
                  <mi>s</mi>
                </mrow>
              </msup>
            </mrow>
            <mo fence="true" stretchy="false">)</mo>
          </mrow>
        </mrow>
      </mrow>
      <mrow>
        <mrow>
          <mo fence="true" stretchy="false">(</mo>
          <mrow>
            <mrow>
              <mi mathvariant="normal">ζ</mi>
              <mrow>
                <mrow>
                  <mo fence="true" stretchy="false">(</mo>
                  <mrow>
                    <mrow>
                      <mn>1</mn>
                      <mo stretchy="false">−</mo>
                      <mi>s</mi>
                    </mrow>
                  </mrow>
                  <mo fence="true" stretchy="false">)</mo>
                </mrow>
                <mo stretchy="false">−</mo>
                <mrow>
                  <munderover>
                    <mo stretchy="false">∑</mo>
                    <mrow>
                      <mi>j</mi>
                      <mo stretchy="false">=</mo>
                      <mn>1</mn>
                    </mrow>
                    <mi>n</mi>
                  </munderover>
                  <mfrac>
                    <mn>1</mn>
                    <msup>
                      <mi>j</mi>
                      <mrow>
                        <mn>1</mn>
                        <mo stretchy="false">−</mo>
                        <mi>s</mi>
                      </mrow>
                    </msup>
                  </mfrac>
                </mrow>
              </mrow>
            </mrow>
          </mrow>
          <mo fence="true" stretchy="false">)</mo>
        </mrow>
        <mo stretchy="false">=</mo>
        <mn>0</mn>
      </mrow>
    </mrow>
    <annotation encoding="StarMath 5.0">lim from {n rightarrow infinity }{ }(1-s)(%zeta( s )-sum from j = 1 to n {1 over j^s})+s cdot ( n^{1-2s} )(%zeta( 1-s )-sum from j = 1 to n {1 over {j^{1-s}}}) = 0</annotation>
  </semantics>
</math>
</file>

<file path=Object 530/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underover>
                <mo stretchy="false">∑</mo>
                <mrow>
                  <mi>j</mi>
                  <mo stretchy="false">=</mo>
                  <mn>1</mn>
                </mrow>
                <mi>n</mi>
              </munderover>
              <msup>
                <mi>j</mi>
                <mrow>
                  <mo stretchy="false">−</mo>
                  <mi>s</mi>
                </mrow>
              </msup>
            </mrow>
            <mo stretchy="false">−</mo>
            <mfrac>
              <msup>
                <mi>n</mi>
                <mrow>
                  <mn>1</mn>
                  <mo stretchy="false">−</mo>
                  <mi>s</mi>
                </mrow>
              </msup>
              <mrow>
                <mn>1</mn>
                <mo stretchy="false">−</mo>
                <mi>s</mi>
              </mrow>
            </mfrac>
            <mo stretchy="false">−</mo>
            <mfrac>
              <msup>
                <mi>n</mi>
                <mrow>
                  <mo stretchy="false">−</mo>
                  <mi>s</mi>
                </mrow>
              </msup>
              <mn>2</mn>
            </mfrac>
            <mo stretchy="false">+</mo>
            <mfrac>
              <mrow>
                <msup>
                  <mi>n</mi>
                  <mrow>
                    <mrow>
                      <mo stretchy="false">−</mo>
                      <mi>s</mi>
                    </mrow>
                    <mo stretchy="false">−</mo>
                    <mn>1</mn>
                  </mrow>
                </msup>
                <mo stretchy="false">⋅</mo>
                <mi>s</mi>
              </mrow>
              <mn>12</mn>
            </mfrac>
            <mo stretchy="false">−</mo>
            <mfrac>
              <mrow>
                <mrow>
                  <msup>
                    <mi>n</mi>
                    <mrow>
                      <mrow>
                        <mo stretchy="false">−</mo>
                        <mi>s</mi>
                      </mrow>
                      <mo stretchy="false">−</mo>
                      <mn>3</mn>
                    </mrow>
                  </msup>
                  <mo stretchy="false">⋅</mo>
                  <mi>s</mi>
                </mrow>
                <mrow>
                  <mo fence="true" stretchy="false">(</mo>
                  <mrow>
                    <mrow>
                      <mi>s</mi>
                      <mo stretchy="false">+</mo>
                      <mn>1</mn>
                    </mrow>
                  </mrow>
                  <mo fence="true" stretchy="false">)</mo>
                </mrow>
                <mrow>
                  <mo fence="true" stretchy="false">(</mo>
                  <mrow>
                    <mrow>
                      <mi>s</mi>
                      <mo stretchy="false">+</mo>
                      <mn>2</mn>
                    </mrow>
                  </mrow>
                  <mo fence="true" stretchy="false">)</mo>
                </mrow>
              </mrow>
              <mn>720</mn>
            </mfrac>
            <mo stretchy="false">+</mo>
            <mn>...</mn>
          </mrow>
        </mrow>
        <mo fence="true" stretchy="false">)</mo>
      </mrow>
    </mrow>
    <annotation encoding="StarMath 5.0">%zeta( s ) = lim from {n rightarrow infinity}{}( sum from j = 1 to n j^-s - { n^{1-s}}over{1-s}-{ {n^-s}over{2} }+{{n^{-s-1} cdot s} over 12}-{{n^{-s-3} cdot s(s+1)(s+2)} over 720}+...)</annotation>
  </semantics>
</math>
</file>

<file path=Object 54/content.xml><?xml version="1.0" encoding="utf-8"?>
<math xmlns="http://www.w3.org/1998/Math/MathML" display="block">
  <semantics>
    <mrow>
      <mrow>
        <munder>
          <mi>lim</mi>
          <mrow>
            <mi>n</mi>
            <mo stretchy="false">→</mo>
            <mi mathvariant="normal">∞</mi>
          </mrow>
        </munder>
        <mrow/>
      </mrow>
      <mrow>
        <mo fence="true" stretchy="false">(</mo>
        <mrow>
          <mrow>
            <mn>1</mn>
            <mo stretchy="false">−</mo>
            <mi>s</mi>
          </mrow>
        </mrow>
        <mo fence="true" stretchy="false">)</mo>
      </mrow>
      <mrow>
        <mrow>
          <mrow>
            <mo fence="true" stretchy="false">(</mo>
            <mrow>
              <mrow>
                <munderover>
                  <mo stretchy="false">∑</mo>
                  <mrow>
                    <mi>j</mi>
                    <mo stretchy="false">=</mo>
                    <mn>1</mn>
                  </mrow>
                  <mi>n</mi>
                </munderover>
                <mfrac>
                  <mn>1</mn>
                  <msup>
                    <mi>j</mi>
                    <mi>s</mi>
                  </msup>
                </mfrac>
              </mrow>
            </mrow>
            <mo fence="true" stretchy="false">)</mo>
          </mrow>
          <mo stretchy="false">+</mo>
          <mrow>
            <mi>s</mi>
            <mo stretchy="false">⋅</mo>
            <msup>
              <mi>n</mi>
              <mrow>
                <mrow>
                  <mn>1</mn>
                  <mo stretchy="false">−</mo>
                  <mn>2</mn>
                </mrow>
                <mi>s</mi>
              </mrow>
            </msup>
            <mo stretchy="false">⋅</mo>
            <mrow>
              <mo fence="true" stretchy="false">(</mo>
              <mrow>
                <mrow>
                  <munderover>
                    <mo stretchy="false">∑</mo>
                    <mrow>
                      <mi>j</mi>
                      <mo stretchy="false">=</mo>
                      <mn>1</mn>
                    </mrow>
                    <mi>n</mi>
                  </munderover>
                  <mfrac>
                    <mn>1</mn>
                    <msup>
                      <mi>j</mi>
                      <mrow>
                        <mn>1</mn>
                        <mo stretchy="false">−</mo>
                        <mi>s</mi>
                      </mrow>
                    </msup>
                  </mfrac>
                </mrow>
              </mrow>
              <mo fence="true" stretchy="false">)</mo>
            </mrow>
          </mrow>
        </mrow>
        <mo stretchy="false">=</mo>
        <mn>0</mn>
      </mrow>
    </mrow>
    <annotation encoding="StarMath 5.0">lim from {n rightarrow infinity }{ }(1-s)(sum from j = 1 to n {1 over j^s})+s cdot n^{1-2s}cdot (sum from j = 1 to n {1 over {j^{1-s}}}) = 0</annotation>
  </semantics>
</math>
</file>

<file path=Object 55/content.xml><?xml version="1.0" encoding="utf-8"?>
<math xmlns="http://www.w3.org/1998/Math/MathML" display="block">
  <semantics>
    <mrow>
      <mrow>
        <munder>
          <mi>lim</mi>
          <mrow>
            <mi>n</mi>
            <mo stretchy="false">→</mo>
            <mi mathvariant="normal">∞</mi>
          </mrow>
        </munder>
        <mrow/>
      </mrow>
      <mrow>
        <mrow>
          <munderover>
            <mo stretchy="false">∑</mo>
            <mrow>
              <mi>j</mi>
              <mo stretchy="false">=</mo>
              <mn>1</mn>
            </mrow>
            <mi>n</mi>
          </munderover>
          <mrow>
            <msup>
              <mi>j</mi>
              <mrow>
                <mrow>
                  <mo stretchy="false">−</mo>
                  <mfrac>
                    <mn>1</mn>
                    <mn>2</mn>
                  </mfrac>
                </mrow>
                <mo stretchy="false">+</mo>
                <mi>x</mi>
              </mrow>
            </msup>
            <msup>
              <mi>n</mi>
              <mrow>
                <mo stretchy="false">−</mo>
                <mi>x</mi>
              </mrow>
            </msup>
            <mrow>
              <mrow>
                <mo fence="true" stretchy="false">(</mo>
                <mrow>
                  <mrow>
                    <mfrac>
                      <mn>1</mn>
                      <mn>2</mn>
                    </mfrac>
                    <mo stretchy="false">+</mo>
                    <mi>x</mi>
                  </mrow>
                </mrow>
                <mo fence="true" stretchy="false">)</mo>
              </mrow>
              <mo stretchy="false">−</mo>
              <mrow>
                <msup>
                  <mi>j</mi>
                  <mrow>
                    <mrow>
                      <mo stretchy="false">−</mo>
                      <mfrac>
                        <mn>1</mn>
                        <mn>2</mn>
                      </mfrac>
                    </mrow>
                    <mo stretchy="false">−</mo>
                    <mi>x</mi>
                  </mrow>
                </msup>
                <msup>
                  <mi>n</mi>
                  <mi>x</mi>
                </msup>
                <mrow>
                  <mo fence="true" stretchy="false">(</mo>
                  <mrow>
                    <mrow>
                      <mfrac>
                        <mn>1</mn>
                        <mn>2</mn>
                      </mfrac>
                      <mo stretchy="false">−</mo>
                      <mi>x</mi>
                    </mrow>
                  </mrow>
                  <mo fence="true" stretchy="false">)</mo>
                </mrow>
              </mrow>
            </mrow>
          </mrow>
        </mrow>
        <mo stretchy="false">=</mo>
        <mn>0</mn>
      </mrow>
    </mrow>
    <annotation encoding="StarMath 5.0">lim from {n rightarrow infinity }{ }sum from j = 1 to n {{j^{-{1 over 2} + x} n^-x({1 over 2}+x)-{j^{-{1 over 2}-x} n^x({1 over 2}-x)}}}	

 = 0</annotation>
  </semantics>
</math>
</file>

<file path=Object 56/content.xml><?xml version="1.0" encoding="utf-8"?>
<math xmlns="http://www.w3.org/1998/Math/MathML" display="block">
  <semantics>
    <mrow>
      <mrow>
        <munder>
          <mi>lim</mi>
          <mrow>
            <mi>n</mi>
            <mo stretchy="false">→</mo>
            <mi mathvariant="normal">∞</mi>
          </mrow>
        </munder>
        <mrow/>
      </mrow>
      <mrow>
        <mfrac>
          <mrow>
            <mi mathvariant="normal">ζ</mi>
            <mrow>
              <mo fence="true" stretchy="false">(</mo>
              <mrow>
                <mrow>
                  <mi>s</mi>
                  <mi>,</mi>
                  <mi>n</mi>
                </mrow>
              </mrow>
              <mo fence="true" stretchy="false">)</mo>
            </mrow>
          </mrow>
          <mrow>
            <mrow>
              <msup>
                <mi>n</mi>
                <mi>x</mi>
              </msup>
              <mo stretchy="false">⋅</mo>
              <mi mathvariant="normal">ζ</mi>
            </mrow>
            <mrow>
              <mo fence="true" stretchy="false">(</mo>
              <mrow>
                <mrow>
                  <mrow>
                    <mi>s</mi>
                    <mo stretchy="false">+</mo>
                    <mi>x</mi>
                  </mrow>
                  <mi>,</mi>
                  <mi>n</mi>
                </mrow>
              </mrow>
              <mo fence="true" stretchy="false">)</mo>
            </mrow>
          </mrow>
        </mfrac>
        <mo stretchy="false">=</mo>
        <mrow>
          <mn>1</mn>
          <mo stretchy="false">+</mo>
          <mfrac>
            <mi>x</mi>
            <mrow>
              <mi>s</mi>
              <mo stretchy="false">−</mo>
              <mn>1</mn>
            </mrow>
          </mfrac>
        </mrow>
      </mrow>
    </mrow>
    <annotation encoding="StarMath 5.0">lim from {n rightarrow infinity }{ }{%zeta( s,n )} over {n^x cdot %zeta( s+x,n )} = 1+{{ x} over {s-1}}</annotation>
  </semantics>
</math>
</file>

<file path=Object 57/content.xml><?xml version="1.0" encoding="utf-8"?>
<math xmlns="http://www.w3.org/1998/Math/MathML" display="block">
  <semantics>
    <mrow>
      <mrow>
        <munder>
          <mi>lim</mi>
          <mrow>
            <mi>n</mi>
            <mo stretchy="false">→</mo>
            <mi mathvariant="normal">∞</mi>
          </mrow>
        </munder>
        <mrow/>
      </mrow>
      <mrow>
        <mo fence="true" stretchy="false">(</mo>
        <mrow>
          <mrow>
            <mi>s</mi>
            <mo stretchy="false">−</mo>
            <mn>1</mn>
            <mo stretchy="false">+</mo>
            <mi>y</mi>
          </mrow>
        </mrow>
        <mo fence="true" stretchy="false">)</mo>
      </mrow>
      <mrow>
        <mo fence="true" stretchy="false">(</mo>
        <mrow>
          <msup>
            <mi>n</mi>
            <mi>y</mi>
          </msup>
        </mrow>
        <mo fence="true" stretchy="false">)</mo>
      </mrow>
      <mrow>
        <mrow>
          <mo fence="true" stretchy="false">(</mo>
          <mrow>
            <mrow>
              <mi mathvariant="normal">ζ</mi>
              <mrow>
                <mrow>
                  <mo fence="true" stretchy="false">(</mo>
                  <mrow>
                    <mrow>
                      <mi>s</mi>
                      <mo stretchy="false">+</mo>
                      <mi>y</mi>
                    </mrow>
                  </mrow>
                  <mo fence="true" stretchy="false">)</mo>
                </mrow>
                <mo stretchy="false">−</mo>
                <mrow>
                  <munderover>
                    <mo stretchy="false">∑</mo>
                    <mrow>
                      <mi>j</mi>
                      <mo stretchy="false">=</mo>
                      <mn>1</mn>
                    </mrow>
                    <mi>n</mi>
                  </munderover>
                  <mfrac>
                    <mn>1</mn>
                    <msup>
                      <mi>j</mi>
                      <mrow>
                        <mi>s</mi>
                        <mo stretchy="false">+</mo>
                        <mi>y</mi>
                      </mrow>
                    </msup>
                  </mfrac>
                </mrow>
              </mrow>
            </mrow>
          </mrow>
          <mo fence="true" stretchy="false">)</mo>
        </mrow>
        <mo stretchy="false">−</mo>
        <mrow>
          <mo fence="true" stretchy="false">(</mo>
          <mrow>
            <mrow>
              <mi>s</mi>
              <mo stretchy="false">−</mo>
              <mn>1</mn>
              <mo stretchy="false">+</mo>
              <mi>x</mi>
            </mrow>
          </mrow>
          <mo fence="true" stretchy="false">)</mo>
        </mrow>
      </mrow>
      <mrow>
        <mo fence="true" stretchy="false">(</mo>
        <mrow>
          <msup>
            <mi>n</mi>
            <mi>x</mi>
          </msup>
        </mrow>
        <mo fence="true" stretchy="false">)</mo>
      </mrow>
      <mrow>
        <mrow>
          <mo fence="true" stretchy="false">(</mo>
          <mrow>
            <mrow>
              <mi mathvariant="normal">ζ</mi>
              <mrow>
                <mrow>
                  <mo fence="true" stretchy="false">(</mo>
                  <mrow>
                    <mrow>
                      <mi>s</mi>
                      <mo stretchy="false">+</mo>
                      <mi>x</mi>
                    </mrow>
                  </mrow>
                  <mo fence="true" stretchy="false">)</mo>
                </mrow>
                <mo stretchy="false">−</mo>
                <mrow>
                  <munderover>
                    <mo stretchy="false">∑</mo>
                    <mrow>
                      <mi>j</mi>
                      <mo stretchy="false">=</mo>
                      <mn>1</mn>
                    </mrow>
                    <mi>n</mi>
                  </munderover>
                  <mfrac>
                    <mn>1</mn>
                    <msup>
                      <mi>j</mi>
                      <mrow>
                        <mi>s</mi>
                        <mo stretchy="false">+</mo>
                        <mi>x</mi>
                      </mrow>
                    </msup>
                  </mfrac>
                </mrow>
              </mrow>
            </mrow>
          </mrow>
          <mo fence="true" stretchy="false">)</mo>
        </mrow>
        <mo stretchy="false">=</mo>
        <mn>0</mn>
      </mrow>
    </mrow>
    <annotation encoding="StarMath 5.0">lim from {n rightarrow infinity }{ }(s-1+y)(n^y)(%zeta( s+y )-sum from j = 1 to n {1 over j^{s+y}})-(s-1+x)( n^x)(%zeta( s+x )-sum from j = 1 to n {1 over j^{s+x}}) = 0</annotation>
  </semantics>
</math>
</file>

<file path=Object 58/content.xml><?xml version="1.0" encoding="utf-8"?>
<math xmlns="http://www.w3.org/1998/Math/MathML" display="block">
  <semantics>
    <mrow>
      <mi mathvariant="normal">ζ</mi>
      <mrow>
        <mrow>
          <mo fence="true" stretchy="false">(</mo>
          <mrow>
            <mrow>
              <mi>s</mi>
              <mo stretchy="false">+</mo>
              <mi>y</mi>
            </mrow>
          </mrow>
          <mo fence="true" stretchy="false">)</mo>
        </mrow>
        <mo stretchy="false">=</mo>
        <mrow>
          <munder>
            <mi>lim</mi>
            <mrow>
              <mi>n</mi>
              <mo stretchy="false">→</mo>
              <mi mathvariant="normal">∞</mi>
            </mrow>
          </munder>
          <mrow/>
        </mrow>
      </mrow>
      <mrow>
        <mrow>
          <munderover>
            <mo stretchy="false">∑</mo>
            <mrow>
              <mi>j</mi>
              <mo stretchy="false">=</mo>
              <mn>1</mn>
            </mrow>
            <mi>n</mi>
          </munderover>
          <mfrac>
            <mn>1</mn>
            <msup>
              <mi>j</mi>
              <mrow>
                <mi>s</mi>
                <mo stretchy="false">+</mo>
                <mi>y</mi>
              </mrow>
            </msup>
          </mfrac>
        </mrow>
        <mo stretchy="false">−</mo>
        <mfrac>
          <mrow>
            <mrow>
              <mo fence="true" stretchy="false">(</mo>
              <mrow>
                <mrow>
                  <mi>s</mi>
                  <mo stretchy="false">−</mo>
                  <mn>1</mn>
                  <mo stretchy="false">+</mo>
                  <mi>x</mi>
                </mrow>
              </mrow>
              <mo fence="true" stretchy="false">)</mo>
            </mrow>
            <mrow>
              <mo fence="true" stretchy="false">(</mo>
              <mrow>
                <msup>
                  <mi>n</mi>
                  <mi>x</mi>
                </msup>
              </mrow>
              <mo fence="true" stretchy="false">)</mo>
            </mrow>
          </mrow>
          <mrow>
            <mrow>
              <mo fence="true" stretchy="false">(</mo>
              <mrow>
                <mrow>
                  <mi>s</mi>
                  <mo stretchy="false">−</mo>
                  <mn>1</mn>
                  <mo stretchy="false">+</mo>
                  <mi>y</mi>
                </mrow>
              </mrow>
              <mo fence="true" stretchy="false">)</mo>
            </mrow>
            <mrow>
              <mo fence="true" stretchy="false">(</mo>
              <mrow>
                <msup>
                  <mi>n</mi>
                  <mi>y</mi>
                </msup>
              </mrow>
              <mo fence="true" stretchy="false">)</mo>
            </mrow>
          </mrow>
        </mfrac>
      </mrow>
      <mrow>
        <mo fence="true" stretchy="false">(</mo>
        <mrow>
          <mrow>
            <mi mathvariant="normal">ζ</mi>
            <mrow>
              <mrow>
                <mo fence="true" stretchy="false">(</mo>
                <mrow>
                  <mrow>
                    <mi>s</mi>
                    <mo stretchy="false">+</mo>
                    <mi>x</mi>
                  </mrow>
                </mrow>
                <mo fence="true" stretchy="false">)</mo>
              </mrow>
              <mo stretchy="false">−</mo>
              <mrow>
                <munderover>
                  <mo stretchy="false">∑</mo>
                  <mrow>
                    <mi>j</mi>
                    <mo stretchy="false">=</mo>
                    <mn>1</mn>
                  </mrow>
                  <mi>n</mi>
                </munderover>
                <mfrac>
                  <mn>1</mn>
                  <msup>
                    <mi>j</mi>
                    <mrow>
                      <mi>s</mi>
                      <mo stretchy="false">+</mo>
                      <mi>x</mi>
                    </mrow>
                  </msup>
                </mfrac>
              </mrow>
            </mrow>
          </mrow>
        </mrow>
        <mo fence="true" stretchy="false">)</mo>
      </mrow>
    </mrow>
    <annotation encoding="StarMath 5.0">%zeta( s+y ) = lim from {n rightarrow infinity }{ }sum from j = 1 to n {1 over j^{s+y}}-{(s-1+x)( n^x)}over{(s-1+y)(n^y)}(%zeta( s+x )-sum from j = 1 to n {1 over j^{s+x}})</annotation>
  </semantics>
</math>
</file>

<file path=Object 59/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underover>
            <mo stretchy="false">∑</mo>
            <mrow>
              <mi>j</mi>
              <mo stretchy="false">=</mo>
              <mn>1</mn>
            </mrow>
            <mi>n</mi>
          </munderover>
          <mfrac>
            <mn>1</mn>
            <msup>
              <mi>j</mi>
              <mi>s</mi>
            </msup>
          </mfrac>
        </mrow>
        <mo stretchy="false">−</mo>
        <mfrac>
          <mrow>
            <msup>
              <mi>n</mi>
              <mi>x</mi>
            </msup>
            <mrow>
              <mo fence="true" stretchy="false">(</mo>
              <mrow>
                <mrow>
                  <mi>s</mi>
                  <mo stretchy="false">−</mo>
                  <mn>1</mn>
                  <mo stretchy="false">+</mo>
                  <mi>x</mi>
                </mrow>
              </mrow>
              <mo fence="true" stretchy="false">)</mo>
            </mrow>
          </mrow>
          <mrow>
            <mi>s</mi>
            <mo stretchy="false">−</mo>
            <mn>1</mn>
          </mrow>
        </mfrac>
      </mrow>
      <mrow>
        <mo fence="true" stretchy="false">(</mo>
        <mrow>
          <mrow>
            <mi mathvariant="normal">ζ</mi>
            <mrow>
              <mrow>
                <mo fence="true" stretchy="false">(</mo>
                <mrow>
                  <mrow>
                    <mi>s</mi>
                    <mo stretchy="false">+</mo>
                    <mi>x</mi>
                  </mrow>
                </mrow>
                <mo fence="true" stretchy="false">)</mo>
              </mrow>
              <mo stretchy="false">−</mo>
              <mrow>
                <munderover>
                  <mo stretchy="false">∑</mo>
                  <mrow>
                    <mi>j</mi>
                    <mo stretchy="false">=</mo>
                    <mn>1</mn>
                  </mrow>
                  <mi>n</mi>
                </munderover>
                <mfrac>
                  <mn>1</mn>
                  <msup>
                    <mi>j</mi>
                    <mrow>
                      <mi>s</mi>
                      <mo stretchy="false">+</mo>
                      <mi>x</mi>
                    </mrow>
                  </msup>
                </mfrac>
              </mrow>
            </mrow>
          </mrow>
        </mrow>
        <mo fence="true" stretchy="false">)</mo>
      </mrow>
    </mrow>
    <annotation encoding="StarMath 5.0">%zeta( s ) = lim from {n rightarrow infinity }{ } sum from j = 1 to n {1 over j^{s}} -{n^x(s-1+x)}over{s-1}(%zeta( s+x )-sum from j = 1 to n {1 over j^{s+x}})</annotation>
  </semantics>
</math>
</file>

<file path=Object 6/content.xml><?xml version="1.0" encoding="utf-8"?>
<math xmlns="http://www.w3.org/1998/Math/MathML" display="block">
  <semantics>
    <mrow>
      <mfrac>
        <mo stretchy="false">∂</mo>
        <mrow>
          <mo stretchy="false">∂</mo>
          <mi>x</mi>
        </mrow>
      </mfrac>
      <msub>
        <mi mathvariant="normal">η</mi>
        <mi>x</mi>
      </msub>
      <mrow>
        <mrow>
          <mo fence="true" stretchy="false">(</mo>
          <mrow>
            <mi>s</mi>
          </mrow>
          <mo fence="true" stretchy="false">)</mo>
        </mrow>
        <mo stretchy="false">=</mo>
        <mn>0</mn>
      </mrow>
    </mrow>
    <annotation encoding="StarMath 5.0">{{partial}over{partial x}} %eta_x( s ) = 0</annotation>
  </semantics>
</math>
</file>

<file path=Object 60/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underover>
            <mo stretchy="false">∑</mo>
            <mrow>
              <mi>j</mi>
              <mo stretchy="false">=</mo>
              <mn>1</mn>
            </mrow>
            <mi>n</mi>
          </munderover>
          <mfrac>
            <mn>1</mn>
            <msup>
              <mi>j</mi>
              <mi>s</mi>
            </msup>
          </mfrac>
        </mrow>
        <mo stretchy="false">−</mo>
        <mfrac>
          <msup>
            <mi>n</mi>
            <mrow>
              <mn>1</mn>
              <mo stretchy="false">−</mo>
              <mi>s</mi>
            </mrow>
          </msup>
          <mrow>
            <mi>s</mi>
            <mo stretchy="false">−</mo>
            <mn>1</mn>
          </mrow>
        </mfrac>
      </mrow>
      <mrow>
        <mo fence="true" stretchy="false">(</mo>
        <mrow>
          <mrow>
            <mi mathvariant="normal">ζ</mi>
            <mrow>
              <mrow>
                <mo fence="true" stretchy="false">(</mo>
                <mrow>
                  <mn>1</mn>
                </mrow>
                <mo fence="true" stretchy="false">)</mo>
              </mrow>
              <mo stretchy="false">−</mo>
              <mrow>
                <munderover>
                  <mo stretchy="false">∑</mo>
                  <mrow>
                    <mi>j</mi>
                    <mo stretchy="false">=</mo>
                    <mn>1</mn>
                  </mrow>
                  <mi>n</mi>
                </munderover>
                <mfrac>
                  <mn>1</mn>
                  <mi>j</mi>
                </mfrac>
              </mrow>
            </mrow>
          </mrow>
        </mrow>
        <mo fence="true" stretchy="false">)</mo>
      </mrow>
    </mrow>
    <annotation encoding="StarMath 5.0">%zeta( s ) = lim from {n rightarrow infinity }{ }sum from j = 1 to n {1 over j^{s}}-{n^{1-s}}over{s-1}(%zeta( 1 )-sum from j = 1 to n {1 over j})</annotation>
  </semantics>
</math>
</file>

<file path=Object 61/content.xml><?xml version="1.0" encoding="utf-8"?>
<math xmlns="http://www.w3.org/1998/Math/MathML" display="block">
  <semantics>
    <mrow>
      <mi mathvariant="normal">ζ</mi>
      <mrow>
        <mrow>
          <mo fence="true" stretchy="false">(</mo>
          <mrow>
            <mrow>
              <mi>s</mi>
              <mo stretchy="false">+</mo>
              <mi>y</mi>
            </mrow>
          </mrow>
          <mo fence="true" stretchy="false">)</mo>
        </mrow>
        <mo stretchy="false">=</mo>
        <mrow>
          <munder>
            <mi>lim</mi>
            <mrow>
              <mi>n</mi>
              <mo stretchy="false">→</mo>
              <mi mathvariant="normal">∞</mi>
            </mrow>
          </munder>
          <mrow/>
        </mrow>
      </mrow>
      <mrow>
        <mrow>
          <munderover>
            <mo stretchy="false">∑</mo>
            <mrow>
              <mi>j</mi>
              <mo stretchy="false">=</mo>
              <mn>1</mn>
            </mrow>
            <mi>n</mi>
          </munderover>
          <mfrac>
            <mn>1</mn>
            <msup>
              <mi>j</mi>
              <mrow>
                <mi>s</mi>
                <mo stretchy="false">+</mo>
                <mi>y</mi>
              </mrow>
            </msup>
          </mfrac>
        </mrow>
        <mo stretchy="false">−</mo>
        <mfrac>
          <mrow>
            <mo fence="true" stretchy="false">(</mo>
            <mrow>
              <mrow>
                <mi>s</mi>
                <mo stretchy="false">−</mo>
                <mn>1</mn>
              </mrow>
            </mrow>
            <mo fence="true" stretchy="false">)</mo>
          </mrow>
          <mrow>
            <mrow>
              <mo fence="true" stretchy="false">(</mo>
              <mrow>
                <mrow>
                  <mi>s</mi>
                  <mo stretchy="false">−</mo>
                  <mn>1</mn>
                  <mo stretchy="false">+</mo>
                  <mi>y</mi>
                </mrow>
              </mrow>
              <mo fence="true" stretchy="false">)</mo>
            </mrow>
            <mrow>
              <mo fence="true" stretchy="false">(</mo>
              <mrow>
                <msup>
                  <mi>n</mi>
                  <mi>y</mi>
                </msup>
              </mrow>
              <mo fence="true" stretchy="false">)</mo>
            </mrow>
          </mrow>
        </mfrac>
      </mrow>
      <mrow>
        <mo fence="true" stretchy="false">(</mo>
        <mrow>
          <mrow>
            <mi mathvariant="normal">ζ</mi>
            <mrow>
              <mrow>
                <mo fence="true" stretchy="false">(</mo>
                <mrow>
                  <mi>s</mi>
                </mrow>
                <mo fence="true" stretchy="false">)</mo>
              </mrow>
              <mo stretchy="false">−</mo>
              <mrow>
                <munderover>
                  <mo stretchy="false">∑</mo>
                  <mrow>
                    <mi>j</mi>
                    <mo stretchy="false">=</mo>
                    <mn>1</mn>
                  </mrow>
                  <mi>n</mi>
                </munderover>
                <mfrac>
                  <mn>1</mn>
                  <msup>
                    <mi>j</mi>
                    <mi>s</mi>
                  </msup>
                </mfrac>
              </mrow>
            </mrow>
          </mrow>
        </mrow>
        <mo fence="true" stretchy="false">)</mo>
      </mrow>
    </mrow>
    <annotation encoding="StarMath 5.0">%zeta( s+y ) = lim from {n rightarrow infinity }{ }sum from j = 1 to n {1 over j^{s+y}}-{(s-1)}over{(s-1+y)(n^y)}(%zeta( s )-sum from j = 1 to n {1 over j^{s}})</annotation>
  </semantics>
</math>
</file>

<file path=Object 62/content.xml><?xml version="1.0" encoding="utf-8"?>
<math xmlns="http://www.w3.org/1998/Math/MathML" display="block">
  <semantics>
    <mrow>
      <mrow>
        <munder>
          <mi>lim</mi>
          <mrow>
            <mi>n</mi>
            <mo stretchy="false">→</mo>
            <mi mathvariant="normal">∞</mi>
          </mrow>
        </munder>
        <mrow/>
      </mrow>
      <mrow>
        <mrow>
          <msup>
            <mi>n</mi>
            <mrow>
              <mi>y</mi>
              <mo stretchy="false">−</mo>
              <mi>x</mi>
            </mrow>
          </msup>
          <mo stretchy="false">⋅</mo>
          <mfrac>
            <mrow>
              <mi mathvariant="normal">ζ</mi>
              <mrow>
                <mo fence="true" stretchy="false">(</mo>
                <mrow>
                  <mrow>
                    <mrow>
                      <mi>s</mi>
                      <mo stretchy="false">+</mo>
                      <mi>y</mi>
                    </mrow>
                    <mi>,</mi>
                    <mi>n</mi>
                  </mrow>
                </mrow>
                <mo fence="true" stretchy="false">)</mo>
              </mrow>
            </mrow>
            <mrow>
              <mi mathvariant="normal">ζ</mi>
              <mrow>
                <mo fence="true" stretchy="false">(</mo>
                <mrow>
                  <mrow>
                    <mrow>
                      <mi>s</mi>
                      <mo stretchy="false">+</mo>
                      <mi>x</mi>
                    </mrow>
                    <mi>,</mi>
                    <mi>n</mi>
                  </mrow>
                </mrow>
                <mo fence="true" stretchy="false">)</mo>
              </mrow>
            </mrow>
          </mfrac>
        </mrow>
        <mo stretchy="false">=</mo>
        <mfrac>
          <mrow>
            <mi>s</mi>
            <mo stretchy="false">−</mo>
            <mn>1</mn>
            <mo stretchy="false">+</mo>
            <mi>x</mi>
          </mrow>
          <mrow>
            <mi>s</mi>
            <mo stretchy="false">−</mo>
            <mn>1</mn>
            <mo stretchy="false">+</mo>
            <mi>y</mi>
          </mrow>
        </mfrac>
      </mrow>
    </mrow>
    <annotation encoding="StarMath 5.0">lim from {n rightarrow infinity }{ }n^{y-x} cdot {{%zeta( s+y,n )} over {%zeta( s+x,n )}} = {s-1+x} over { s-1+y }</annotation>
  </semantics>
</math>
</file>

<file path=Object 63/content.xml><?xml version="1.0" encoding="utf-8"?>
<math xmlns="http://www.w3.org/1998/Math/MathML" display="block">
  <semantics>
    <mrow>
      <mrow>
        <munder>
          <mi>lim</mi>
          <mrow>
            <mi>n</mi>
            <mo stretchy="false">→</mo>
            <mi mathvariant="normal">∞</mi>
          </mrow>
        </munder>
        <mrow/>
      </mrow>
      <mrow>
        <mo fence="true" stretchy="false">(</mo>
        <mrow>
          <mrow>
            <mrow>
              <mo stretchy="false">−</mo>
              <mfrac>
                <mn>1</mn>
                <mn>2</mn>
              </mfrac>
            </mrow>
            <mo stretchy="false">−</mo>
            <mi>x</mi>
          </mrow>
        </mrow>
        <mo fence="true" stretchy="false">)</mo>
      </mrow>
      <mrow>
        <mo fence="true" stretchy="false">(</mo>
        <mrow>
          <msup>
            <mi>n</mi>
            <mrow>
              <mo stretchy="false">−</mo>
              <mi>x</mi>
            </mrow>
          </msup>
        </mrow>
        <mo fence="true" stretchy="false">)</mo>
      </mrow>
      <mrow>
        <mrow>
          <mo fence="true" stretchy="false">(</mo>
          <mrow>
            <mrow>
              <mi mathvariant="normal">ζ</mi>
              <mrow>
                <mrow>
                  <mo fence="true" stretchy="false">(</mo>
                  <mrow>
                    <mrow>
                      <mfrac>
                        <mn>1</mn>
                        <mn>2</mn>
                      </mfrac>
                      <mo stretchy="false">−</mo>
                      <mi>x</mi>
                    </mrow>
                  </mrow>
                  <mo fence="true" stretchy="false">)</mo>
                </mrow>
                <mo stretchy="false">−</mo>
                <mrow>
                  <munderover>
                    <mo stretchy="false">∑</mo>
                    <mrow>
                      <mi>j</mi>
                      <mo stretchy="false">=</mo>
                      <mn>1</mn>
                    </mrow>
                    <mi>n</mi>
                  </munderover>
                  <mfrac>
                    <mn>1</mn>
                    <msup>
                      <mi>j</mi>
                      <mrow>
                        <mfrac>
                          <mn>1</mn>
                          <mn>2</mn>
                        </mfrac>
                        <mo stretchy="false">−</mo>
                        <mi>x</mi>
                      </mrow>
                    </msup>
                  </mfrac>
                </mrow>
              </mrow>
            </mrow>
          </mrow>
          <mo fence="true" stretchy="false">)</mo>
        </mrow>
        <mo stretchy="false">−</mo>
        <mrow>
          <mo fence="true" stretchy="false">(</mo>
          <mrow>
            <mrow>
              <mrow>
                <mo stretchy="false">−</mo>
                <mfrac>
                  <mn>1</mn>
                  <mn>2</mn>
                </mfrac>
              </mrow>
              <mo stretchy="false">+</mo>
              <mi>x</mi>
            </mrow>
          </mrow>
          <mo fence="true" stretchy="false">)</mo>
        </mrow>
      </mrow>
      <mrow>
        <mo fence="true" stretchy="false">(</mo>
        <mrow>
          <msup>
            <mi>n</mi>
            <mi>x</mi>
          </msup>
        </mrow>
        <mo fence="true" stretchy="false">)</mo>
      </mrow>
      <mrow>
        <mrow>
          <mo fence="true" stretchy="false">(</mo>
          <mrow>
            <mrow>
              <mi mathvariant="normal">ζ</mi>
              <mrow>
                <mrow>
                  <mo fence="true" stretchy="false">(</mo>
                  <mrow>
                    <mrow>
                      <mfrac>
                        <mn>1</mn>
                        <mn>2</mn>
                      </mfrac>
                      <mo stretchy="false">+</mo>
                      <mi>x</mi>
                    </mrow>
                  </mrow>
                  <mo fence="true" stretchy="false">)</mo>
                </mrow>
                <mo stretchy="false">−</mo>
                <mrow>
                  <munderover>
                    <mo stretchy="false">∑</mo>
                    <mrow>
                      <mi>j</mi>
                      <mo stretchy="false">=</mo>
                      <mn>1</mn>
                    </mrow>
                    <mi>n</mi>
                  </munderover>
                  <mfrac>
                    <mn>1</mn>
                    <msup>
                      <mi>j</mi>
                      <mrow>
                        <mfrac>
                          <mn>1</mn>
                          <mn>2</mn>
                        </mfrac>
                        <mo stretchy="false">+</mo>
                        <mi>x</mi>
                      </mrow>
                    </msup>
                  </mfrac>
                </mrow>
              </mrow>
            </mrow>
          </mrow>
          <mo fence="true" stretchy="false">)</mo>
        </mrow>
        <mo stretchy="false">=</mo>
        <mn>0</mn>
      </mrow>
    </mrow>
    <annotation encoding="StarMath 5.0">lim from {n rightarrow infinity }{ }(-{1 over 2}-x)(n^-x)(%zeta( {1 over 2}-x )-sum from j = 1 to n {1 over j^{{1 over 2}-x}})-(-{1 over 2}+x)( n^x)(%zeta( {1 over 2}+x )-sum from j = 1 to n {1 over j^{{1 over 2}+x}}) = 0</annotation>
  </semantics>
</math>
</file>

<file path=Object 64/content.xml><?xml version="1.0" encoding="utf-8"?>
<math xmlns="http://www.w3.org/1998/Math/MathML" display="block">
  <semantics>
    <mrow>
      <mrow>
        <munder>
          <mi>lim</mi>
          <mrow>
            <mi>n</mi>
            <mo stretchy="false">→</mo>
            <mi mathvariant="normal">∞</mi>
          </mrow>
        </munder>
        <mrow/>
      </mrow>
      <mrow>
        <mo fence="true" stretchy="false">(</mo>
        <mrow>
          <mrow>
            <mrow>
              <mo stretchy="false">−</mo>
              <mfrac>
                <mn>1</mn>
                <mn>2</mn>
              </mfrac>
            </mrow>
            <mo stretchy="false">−</mo>
            <mi>x</mi>
          </mrow>
        </mrow>
        <mo fence="true" stretchy="false">)</mo>
      </mrow>
      <mrow>
        <mo fence="true" stretchy="false">(</mo>
        <mrow>
          <msup>
            <mi>n</mi>
            <mrow>
              <mo stretchy="false">−</mo>
              <mi>x</mi>
            </mrow>
          </msup>
        </mrow>
        <mo fence="true" stretchy="false">)</mo>
      </mrow>
      <mrow>
        <mrow>
          <mo fence="true" stretchy="false">(</mo>
          <mrow>
            <mrow>
              <mo stretchy="false">−</mo>
              <mrow>
                <munderover>
                  <mo stretchy="false">∑</mo>
                  <mrow>
                    <mi>j</mi>
                    <mo stretchy="false">=</mo>
                    <mn>1</mn>
                  </mrow>
                  <mi>n</mi>
                </munderover>
                <mfrac>
                  <mn>1</mn>
                  <msup>
                    <mi>j</mi>
                    <mrow>
                      <mfrac>
                        <mn>1</mn>
                        <mn>2</mn>
                      </mfrac>
                      <mo stretchy="false">−</mo>
                      <mi>x</mi>
                    </mrow>
                  </msup>
                </mfrac>
              </mrow>
            </mrow>
          </mrow>
          <mo fence="true" stretchy="false">)</mo>
        </mrow>
        <mo stretchy="false">−</mo>
        <mrow>
          <mo fence="true" stretchy="false">(</mo>
          <mrow>
            <mrow>
              <mrow>
                <mo stretchy="false">−</mo>
                <mfrac>
                  <mn>1</mn>
                  <mn>2</mn>
                </mfrac>
              </mrow>
              <mo stretchy="false">+</mo>
              <mi>x</mi>
            </mrow>
          </mrow>
          <mo fence="true" stretchy="false">)</mo>
        </mrow>
      </mrow>
      <mrow>
        <mo fence="true" stretchy="false">(</mo>
        <mrow>
          <msup>
            <mi>n</mi>
            <mi>x</mi>
          </msup>
        </mrow>
        <mo fence="true" stretchy="false">)</mo>
      </mrow>
      <mrow>
        <mrow>
          <mo fence="true" stretchy="false">(</mo>
          <mrow>
            <mrow>
              <mo stretchy="false">−</mo>
              <mrow>
                <munderover>
                  <mo stretchy="false">∑</mo>
                  <mrow>
                    <mi>j</mi>
                    <mo stretchy="false">=</mo>
                    <mn>1</mn>
                  </mrow>
                  <mi>n</mi>
                </munderover>
                <mfrac>
                  <mn>1</mn>
                  <msup>
                    <mi>j</mi>
                    <mrow>
                      <mfrac>
                        <mn>1</mn>
                        <mn>2</mn>
                      </mfrac>
                      <mo stretchy="false">+</mo>
                      <mi>x</mi>
                    </mrow>
                  </msup>
                </mfrac>
              </mrow>
            </mrow>
          </mrow>
          <mo fence="true" stretchy="false">)</mo>
        </mrow>
        <mo stretchy="false">=</mo>
        <mn>0</mn>
      </mrow>
    </mrow>
    <annotation encoding="StarMath 5.0">lim from {n rightarrow infinity }{ }(-{1 over 2}-x)(n^-x)(-sum from j = 1 to n {1 over j^{{1 over 2}-x}})-(-{1 over 2}+x)( n^x)(-sum from j = 1 to n {1 over j^{{1 over 2}+x}}) = 0</annotation>
  </semantics>
</math>
</file>

<file path=Object 65/content.xml><?xml version="1.0" encoding="utf-8"?>
<math xmlns="http://www.w3.org/1998/Math/MathML" display="block">
  <semantics>
    <mrow>
      <mrow>
        <munder>
          <mi>lim</mi>
          <mrow>
            <mi>n</mi>
            <mo stretchy="false">→</mo>
            <mi mathvariant="normal">∞</mi>
          </mrow>
        </munder>
        <mrow/>
      </mrow>
      <mrow>
        <mrow>
          <mrow>
            <mo fence="true" stretchy="false">(</mo>
            <mrow>
              <mrow>
                <munderover>
                  <mo stretchy="false">∑</mo>
                  <mrow>
                    <mi>j</mi>
                    <mo stretchy="false">=</mo>
                    <mn>1</mn>
                  </mrow>
                  <mi>n</mi>
                </munderover>
                <mfrac>
                  <mrow>
                    <msup>
                      <mi>n</mi>
                      <mrow>
                        <mo stretchy="false">−</mo>
                        <mi>x</mi>
                      </mrow>
                    </msup>
                    <mrow>
                      <mo fence="true" stretchy="false">(</mo>
                      <mrow>
                        <mrow>
                          <mfrac>
                            <mn>1</mn>
                            <mn>2</mn>
                          </mfrac>
                          <mo stretchy="false">+</mo>
                          <mi>x</mi>
                        </mrow>
                      </mrow>
                      <mo fence="true" stretchy="false">)</mo>
                    </mrow>
                  </mrow>
                  <msup>
                    <mi>j</mi>
                    <mrow>
                      <mfrac>
                        <mn>1</mn>
                        <mn>2</mn>
                      </mfrac>
                      <mo stretchy="false">−</mo>
                      <mi>x</mi>
                    </mrow>
                  </msup>
                </mfrac>
              </mrow>
            </mrow>
            <mo fence="true" stretchy="false">)</mo>
          </mrow>
          <mo stretchy="false">−</mo>
          <mrow>
            <mo fence="true" stretchy="false">(</mo>
            <mrow>
              <mrow>
                <munderover>
                  <mo stretchy="false">∑</mo>
                  <mrow>
                    <mi>j</mi>
                    <mo stretchy="false">=</mo>
                    <mn>1</mn>
                  </mrow>
                  <mi>n</mi>
                </munderover>
                <mfrac>
                  <mrow>
                    <mrow>
                      <mo fence="true" stretchy="false">(</mo>
                      <mrow>
                        <mrow>
                          <mfrac>
                            <mn>1</mn>
                            <mn>2</mn>
                          </mfrac>
                          <mo stretchy="false">−</mo>
                          <mi>x</mi>
                        </mrow>
                      </mrow>
                      <mo fence="true" stretchy="false">)</mo>
                    </mrow>
                    <msup>
                      <mi>n</mi>
                      <mi>x</mi>
                    </msup>
                  </mrow>
                  <msup>
                    <mi>j</mi>
                    <mrow>
                      <mfrac>
                        <mn>1</mn>
                        <mn>2</mn>
                      </mfrac>
                      <mo stretchy="false">+</mo>
                      <mi>x</mi>
                    </mrow>
                  </msup>
                </mfrac>
              </mrow>
            </mrow>
            <mo fence="true" stretchy="false">)</mo>
          </mrow>
        </mrow>
        <mo stretchy="false">=</mo>
        <mn>0</mn>
      </mrow>
    </mrow>
    <annotation encoding="StarMath 5.0">lim from {n rightarrow infinity }{ }(sum from j = 1 to n {{n^-x({1 over 2}+x)} over j^{{1 over 2}-x}})-(sum from j = 1 to n {{({1 over 2}-x)n^x} over j^{{1 over 2}+x}}) = 0</annotation>
  </semantics>
</math>
</file>

<file path=Object 66/content.xml><?xml version="1.0" encoding="utf-8"?>
<math xmlns="http://www.w3.org/1998/Math/MathML" display="block">
  <semantics>
    <mrow>
      <mrow>
        <munder>
          <mi>lim</mi>
          <mrow>
            <mi>n</mi>
            <mo stretchy="false">→</mo>
            <mi mathvariant="normal">∞</mi>
          </mrow>
        </munder>
        <mrow/>
      </mrow>
      <mrow>
        <mrow>
          <mo fence="true" stretchy="false">(</mo>
          <mrow>
            <mrow>
              <mrow>
                <munderover>
                  <mo stretchy="false">∑</mo>
                  <mrow>
                    <mi>j</mi>
                    <mo stretchy="false">=</mo>
                    <mn>1</mn>
                  </mrow>
                  <mi>n</mi>
                </munderover>
                <mfrac>
                  <mrow>
                    <msup>
                      <mi>n</mi>
                      <mrow>
                        <mo stretchy="false">−</mo>
                        <mi>x</mi>
                      </mrow>
                    </msup>
                    <mrow>
                      <mo fence="true" stretchy="false">(</mo>
                      <mrow>
                        <mrow>
                          <mfrac>
                            <mn>1</mn>
                            <mn>2</mn>
                          </mfrac>
                          <mo stretchy="false">+</mo>
                          <mi>x</mi>
                        </mrow>
                      </mrow>
                      <mo fence="true" stretchy="false">)</mo>
                    </mrow>
                  </mrow>
                  <msup>
                    <mi>j</mi>
                    <mrow>
                      <mfrac>
                        <mn>1</mn>
                        <mn>2</mn>
                      </mfrac>
                      <mo stretchy="false">−</mo>
                      <mi>x</mi>
                    </mrow>
                  </msup>
                </mfrac>
              </mrow>
              <mo stretchy="false">−</mo>
              <mfrac>
                <mrow>
                  <mrow>
                    <mo fence="true" stretchy="false">(</mo>
                    <mrow>
                      <mrow>
                        <mfrac>
                          <mn>1</mn>
                          <mn>2</mn>
                        </mfrac>
                        <mo stretchy="false">−</mo>
                        <mi>x</mi>
                      </mrow>
                    </mrow>
                    <mo fence="true" stretchy="false">)</mo>
                  </mrow>
                  <msup>
                    <mi>n</mi>
                    <mi>x</mi>
                  </msup>
                </mrow>
                <msup>
                  <mi>j</mi>
                  <mrow>
                    <mfrac>
                      <mn>1</mn>
                      <mn>2</mn>
                    </mfrac>
                    <mo stretchy="false">+</mo>
                    <mi>x</mi>
                  </mrow>
                </msup>
              </mfrac>
            </mrow>
          </mrow>
          <mo fence="true" stretchy="false">)</mo>
        </mrow>
        <mo stretchy="false">=</mo>
        <mn>0</mn>
      </mrow>
    </mrow>
    <annotation encoding="StarMath 5.0">lim from {n rightarrow infinity }{ }(sum from j = 1 to n {{n^-x({1 over 2}+x)} over j^{{1 over 2}-x}}	

-

{{({1 over 2}-x)n^x} over j^{{1 over 2}+x}}) = 0</annotation>
  </semantics>
</math>
</file>

<file path=Object 67/content.xml><?xml version="1.0" encoding="utf-8"?>
<math xmlns="http://www.w3.org/1998/Math/MathML" display="block">
  <semantics>
    <mrow>
      <mrow>
        <munder>
          <mi>lim</mi>
          <mrow>
            <mi>n</mi>
            <mo stretchy="false">→</mo>
            <mi mathvariant="normal">∞</mi>
          </mrow>
        </munder>
        <mrow/>
      </mrow>
      <mrow>
        <mrow>
          <mo fence="true" stretchy="false">(</mo>
          <mrow>
            <mrow>
              <mrow>
                <munderover>
                  <mo stretchy="false">∑</mo>
                  <mrow>
                    <mi>j</mi>
                    <mo stretchy="false">=</mo>
                    <mn>1</mn>
                  </mrow>
                  <mi>n</mi>
                </munderover>
                <mfrac>
                  <mrow>
                    <msup>
                      <mi>j</mi>
                      <mi>x</mi>
                    </msup>
                    <msup>
                      <mi>n</mi>
                      <mrow>
                        <mo stretchy="false">−</mo>
                        <mi>x</mi>
                      </mrow>
                    </msup>
                    <mrow>
                      <mo fence="true" stretchy="false">(</mo>
                      <mrow>
                        <mrow>
                          <mfrac>
                            <mn>1</mn>
                            <mn>2</mn>
                          </mfrac>
                          <mo stretchy="false">+</mo>
                          <mi>x</mi>
                        </mrow>
                      </mrow>
                      <mo fence="true" stretchy="false">)</mo>
                    </mrow>
                  </mrow>
                  <msup>
                    <mi>j</mi>
                    <mfrac>
                      <mn>1</mn>
                      <mn>2</mn>
                    </mfrac>
                  </msup>
                </mfrac>
              </mrow>
              <mo stretchy="false">−</mo>
              <mfrac>
                <mrow>
                  <msup>
                    <mi>j</mi>
                    <mrow>
                      <mo stretchy="false">−</mo>
                      <mi>x</mi>
                    </mrow>
                  </msup>
                  <msup>
                    <mi>n</mi>
                    <mi>x</mi>
                  </msup>
                  <mrow>
                    <mo fence="true" stretchy="false">(</mo>
                    <mrow>
                      <mrow>
                        <mfrac>
                          <mn>1</mn>
                          <mn>2</mn>
                        </mfrac>
                        <mo stretchy="false">−</mo>
                        <mi>x</mi>
                      </mrow>
                    </mrow>
                    <mo fence="true" stretchy="false">)</mo>
                  </mrow>
                </mrow>
                <msup>
                  <mi>j</mi>
                  <mfrac>
                    <mn>1</mn>
                    <mn>2</mn>
                  </mfrac>
                </msup>
              </mfrac>
            </mrow>
          </mrow>
          <mo fence="true" stretchy="false">)</mo>
        </mrow>
        <mo stretchy="false">=</mo>
        <mn>0</mn>
      </mrow>
    </mrow>
    <annotation encoding="StarMath 5.0">lim from {n rightarrow infinity }{ }(sum from j = 1 to n {{j^x n^-x({1 over 2}+x)} over j^{{1 over 2}}}	

-

{{j^-x n^x({1 over 2}-x)} over j^{{1 over 2}}}) = 0</annotation>
  </semantics>
</math>
</file>

<file path=Object 68/content.xml><?xml version="1.0" encoding="utf-8"?>
<math xmlns="http://www.w3.org/1998/Math/MathML" display="block">
  <semantics>
    <mrow>
      <mrow>
        <munder>
          <mi>lim</mi>
          <mrow>
            <mi>n</mi>
            <mo stretchy="false">→</mo>
            <mi mathvariant="normal">∞</mi>
          </mrow>
        </munder>
        <mrow/>
      </mrow>
      <mrow>
        <mrow>
          <munderover>
            <mo stretchy="false">∑</mo>
            <mrow>
              <mi>j</mi>
              <mo stretchy="false">=</mo>
              <mn>1</mn>
            </mrow>
            <mi>n</mi>
          </munderover>
          <mrow>
            <msup>
              <mi>j</mi>
              <mrow>
                <mrow>
                  <mo stretchy="false">−</mo>
                  <mfrac>
                    <mn>1</mn>
                    <mn>2</mn>
                  </mfrac>
                </mrow>
                <mo stretchy="false">+</mo>
                <mi>x</mi>
              </mrow>
            </msup>
            <msup>
              <mi>n</mi>
              <mrow>
                <mo stretchy="false">−</mo>
                <mi>x</mi>
              </mrow>
            </msup>
            <mrow>
              <mrow>
                <mo fence="true" stretchy="false">(</mo>
                <mrow>
                  <mrow>
                    <mfrac>
                      <mn>1</mn>
                      <mn>2</mn>
                    </mfrac>
                    <mo stretchy="false">+</mo>
                    <mi>x</mi>
                  </mrow>
                </mrow>
                <mo fence="true" stretchy="false">)</mo>
              </mrow>
              <mo stretchy="false">−</mo>
              <mrow>
                <msup>
                  <mi>j</mi>
                  <mrow>
                    <mrow>
                      <mo stretchy="false">−</mo>
                      <mfrac>
                        <mn>1</mn>
                        <mn>2</mn>
                      </mfrac>
                    </mrow>
                    <mo stretchy="false">−</mo>
                    <mi>x</mi>
                  </mrow>
                </msup>
                <msup>
                  <mi>n</mi>
                  <mi>x</mi>
                </msup>
                <mrow>
                  <mo fence="true" stretchy="false">(</mo>
                  <mrow>
                    <mrow>
                      <mfrac>
                        <mn>1</mn>
                        <mn>2</mn>
                      </mfrac>
                      <mo stretchy="false">−</mo>
                      <mi>x</mi>
                    </mrow>
                  </mrow>
                  <mo fence="true" stretchy="false">)</mo>
                </mrow>
              </mrow>
            </mrow>
          </mrow>
        </mrow>
        <mo stretchy="false">=</mo>
        <mn>0</mn>
      </mrow>
    </mrow>
    <annotation encoding="StarMath 5.0">lim from {n rightarrow infinity }{ }sum from j = 1 to n {{j^{-{1 over 2} + x} n^-x({1 over 2}+x)-{j^{-{1 over 2}-x} n^x({1 over 2}-x)}}}	

 = 0</annotation>
  </semantics>
</math>
</file>

<file path=Object 69/content.xml><?xml version="1.0" encoding="utf-8"?>
<math xmlns="http://www.w3.org/1998/Math/MathML" display="block">
  <semantics>
    <mrow>
      <mrow>
        <munder>
          <mi>lim</mi>
          <mrow>
            <mi>n</mi>
            <mo stretchy="false">→</mo>
            <mi mathvariant="normal">∞</mi>
          </mrow>
        </munder>
        <mrow/>
      </mrow>
      <mrow>
        <mrow>
          <mrow>
            <munderover>
              <mo stretchy="false">∑</mo>
              <mrow>
                <mi>j</mi>
                <mo stretchy="false">=</mo>
                <mn>1</mn>
              </mrow>
              <mi>n</mi>
            </munderover>
            <mrow>
              <mo stretchy="false">−</mo>
              <msup>
                <mn>1</mn>
                <mrow>
                  <mi>j</mi>
                  <mo stretchy="false">+</mo>
                  <mn>1</mn>
                </mrow>
              </msup>
            </mrow>
          </mrow>
          <mo stretchy="false">⋅</mo>
          <mrow>
            <mo fence="true" stretchy="false">(</mo>
            <mrow>
              <mrow>
                <mfrac>
                  <mn>1</mn>
                  <msup>
                    <mi>j</mi>
                    <mi>s</mi>
                  </msup>
                </mfrac>
                <mo stretchy="false">−</mo>
                <mfrac>
                  <mn>1</mn>
                  <msup>
                    <mi>j</mi>
                    <mrow>
                      <mn>1</mn>
                      <mo stretchy="false">−</mo>
                      <mi>s</mi>
                    </mrow>
                  </msup>
                </mfrac>
              </mrow>
            </mrow>
            <mo fence="true" stretchy="false">)</mo>
          </mrow>
        </mrow>
        <mo stretchy="false">=</mo>
        <mn>0</mn>
      </mrow>
    </mrow>
    <annotation encoding="StarMath 5.0">lim from {n rightarrow infinity }{ }sum from j = 1 to n  {-1^{j+1}} cdot ({1 over { j^s }}-{ 1 over {j^{1-s}} }) = 0
</annotation>
  </semantics>
</math>
</file>

<file path=Object 7/content.xml><?xml version="1.0" encoding="utf-8"?>
<math xmlns="http://www.w3.org/1998/Math/MathML" display="block">
  <semantics>
    <mrow>
      <mfrac>
        <mo stretchy="false">∂</mo>
        <mrow>
          <mo stretchy="false">∂</mo>
          <mi>x</mi>
        </mrow>
      </mfrac>
      <msub>
        <mi mathvariant="normal">η</mi>
        <mi>x</mi>
      </msub>
      <mrow>
        <mrow>
          <mo fence="true" stretchy="false">(</mo>
          <mrow>
            <mi>s</mi>
          </mrow>
          <mo fence="true" stretchy="false">)</mo>
        </mrow>
        <mo stretchy="false">=</mo>
        <mfrac>
          <mo stretchy="false">∂</mo>
          <mrow>
            <mo stretchy="false">∂</mo>
            <mi>x</mi>
          </mrow>
        </mfrac>
      </mrow>
      <mrow>
        <mo fence="true" stretchy="false">(</mo>
        <mrow>
          <mrow>
            <mrow>
              <mrow>
                <munder>
                  <mi>lim</mi>
                  <mrow>
                    <mi>n</mi>
                    <mo stretchy="false">→</mo>
                    <mi mathvariant="normal">∞</mi>
                  </mrow>
                </munder>
                <mrow>
                  <munder>
                    <mo stretchy="false">∑</mo>
                    <mrow>
                      <mn>1</mn>
                      <mo stretchy="false">≤</mo>
                      <mi>j</mi>
                      <mo stretchy="false">≤</mo>
                      <mi>n</mi>
                    </mrow>
                  </munder>
                  <msup>
                    <mi>j</mi>
                    <mrow>
                      <mo stretchy="false">−</mo>
                      <mi>s</mi>
                    </mrow>
                  </msup>
                </mrow>
              </mrow>
              <mo stretchy="false">−</mo>
              <msup>
                <mi>x</mi>
                <mrow>
                  <mn>1</mn>
                  <mo stretchy="false">−</mo>
                  <mi>s</mi>
                </mrow>
              </msup>
            </mrow>
            <mrow>
              <munder>
                <mo stretchy="false">∑</mo>
                <mrow>
                  <mn>1</mn>
                  <mo stretchy="false">≤</mo>
                  <mi>j</mi>
                  <mo stretchy="false">≤</mo>
                  <mfrac>
                    <mi>n</mi>
                    <mi>x</mi>
                  </mfrac>
                </mrow>
              </munder>
              <msup>
                <mi>j</mi>
                <mrow>
                  <mo stretchy="false">−</mo>
                  <mi>s</mi>
                </mrow>
              </msup>
            </mrow>
          </mrow>
        </mrow>
        <mo fence="true" stretchy="false">)</mo>
      </mrow>
    </mrow>
    <annotation encoding="StarMath 5.0">{{partial}over{partial x}} %eta_x( s ) = {{partial}over{partial x}}(lim from {n rightarrow infinity} sum from 1 &lt;= j &lt;= n j^-s - x^{1-s}sum from 1 &lt;= j &lt;= n over x j^-s)</annotation>
  </semantics>
</math>
</file>

<file path=Object 70/content.xml><?xml version="1.0" encoding="utf-8"?>
<math xmlns="http://www.w3.org/1998/Math/MathML" display="block">
  <semantics>
    <mrow>
      <mrow>
        <munder>
          <mi>lim</mi>
          <mrow>
            <mi>n</mi>
            <mo stretchy="false">→</mo>
            <mi mathvariant="normal">∞</mi>
          </mrow>
        </munder>
        <mrow/>
      </mrow>
      <mrow>
        <mo fence="true" stretchy="false">(</mo>
        <mrow>
          <mrow>
            <mn>1</mn>
            <mo stretchy="false">−</mo>
            <mi>s</mi>
          </mrow>
        </mrow>
        <mo fence="true" stretchy="false">)</mo>
      </mrow>
      <msup>
        <mi>n</mi>
        <mrow>
          <mrow>
            <mo stretchy="false">−</mo>
            <mfrac>
              <mn>1</mn>
              <mn>2</mn>
            </mfrac>
          </mrow>
          <mo stretchy="false">+</mo>
          <mi>s</mi>
        </mrow>
      </msup>
      <mrow>
        <mrow>
          <mrow>
            <mo fence="true" stretchy="false">(</mo>
            <mrow>
              <mrow>
                <munderover>
                  <mo stretchy="false">∑</mo>
                  <mrow>
                    <mi>j</mi>
                    <mo stretchy="false">=</mo>
                    <mn>1</mn>
                  </mrow>
                  <mi>n</mi>
                </munderover>
                <mfrac>
                  <mn>1</mn>
                  <msup>
                    <mi>j</mi>
                    <mi>s</mi>
                  </msup>
                </mfrac>
              </mrow>
            </mrow>
            <mo fence="true" stretchy="false">)</mo>
          </mrow>
          <mo stretchy="false">+</mo>
          <mrow>
            <mi>s</mi>
            <mo stretchy="false">⋅</mo>
            <msup>
              <mi>n</mi>
              <mrow>
                <mfrac>
                  <mn>1</mn>
                  <mn>2</mn>
                </mfrac>
                <mo stretchy="false">−</mo>
                <mi>s</mi>
              </mrow>
            </msup>
            <mo stretchy="false">⋅</mo>
            <mrow>
              <mo fence="true" stretchy="false">(</mo>
              <mrow>
                <mrow>
                  <munderover>
                    <mo stretchy="false">∑</mo>
                    <mrow>
                      <mi>j</mi>
                      <mo stretchy="false">=</mo>
                      <mn>1</mn>
                    </mrow>
                    <mi>n</mi>
                  </munderover>
                  <mfrac>
                    <mn>1</mn>
                    <msup>
                      <mi>j</mi>
                      <mrow>
                        <mn>1</mn>
                        <mo stretchy="false">−</mo>
                        <mi>s</mi>
                      </mrow>
                    </msup>
                  </mfrac>
                </mrow>
              </mrow>
              <mo fence="true" stretchy="false">)</mo>
            </mrow>
          </mrow>
        </mrow>
        <mo stretchy="false">=</mo>
        <mn>0</mn>
      </mrow>
    </mrow>
    <annotation encoding="StarMath 5.0">lim from {n rightarrow infinity }{ }(1-s)n^{- {1 over 2}+s}(sum from j = 1 to n {1 over j^s})+s cdot n^{1 over 2-s}cdot (sum from j = 1 to n {1 over {j^{1-s}}}) = 0</annotation>
  </semantics>
</math>
</file>

<file path=Object 71/content.xml><?xml version="1.0" encoding="utf-8"?>
<math xmlns="http://www.w3.org/1998/Math/MathML" display="block">
  <semantics>
    <mrow>
      <mrow>
        <munder>
          <mi>lim</mi>
          <mrow>
            <mi>n</mi>
            <mo stretchy="false">→</mo>
            <mi mathvariant="normal">∞</mi>
          </mrow>
        </munder>
        <mrow/>
      </mrow>
      <mrow>
        <mo fence="true" stretchy="false">(</mo>
        <mrow>
          <mrow>
            <mi>s</mi>
            <mo stretchy="false">−</mo>
            <mn>1</mn>
            <mo stretchy="false">+</mo>
            <mi>y</mi>
          </mrow>
        </mrow>
        <mo fence="true" stretchy="false">)</mo>
      </mrow>
      <mrow>
        <mo fence="true" stretchy="false">(</mo>
        <mrow>
          <msup>
            <mi>n</mi>
            <mi>y</mi>
          </msup>
        </mrow>
        <mo fence="true" stretchy="false">)</mo>
      </mrow>
      <mrow>
        <mrow>
          <mo fence="true" stretchy="false">(</mo>
          <mrow>
            <mrow>
              <mi mathvariant="normal">ζ</mi>
              <mrow>
                <mrow>
                  <mo fence="true" stretchy="false">(</mo>
                  <mrow>
                    <mrow>
                      <mi>s</mi>
                      <mo stretchy="false">+</mo>
                      <mi>y</mi>
                    </mrow>
                  </mrow>
                  <mo fence="true" stretchy="false">)</mo>
                </mrow>
                <mo stretchy="false">−</mo>
                <mrow>
                  <munderover>
                    <mo stretchy="false">∑</mo>
                    <mrow>
                      <mi>j</mi>
                      <mo stretchy="false">=</mo>
                      <mn>1</mn>
                    </mrow>
                    <mi>n</mi>
                  </munderover>
                  <mfrac>
                    <mn>1</mn>
                    <msup>
                      <mi>j</mi>
                      <mrow>
                        <mi>s</mi>
                        <mo stretchy="false">+</mo>
                        <mi>y</mi>
                      </mrow>
                    </msup>
                  </mfrac>
                </mrow>
              </mrow>
            </mrow>
          </mrow>
          <mo fence="true" stretchy="false">)</mo>
        </mrow>
        <mo stretchy="false">−</mo>
        <mrow>
          <mo fence="true" stretchy="false">(</mo>
          <mrow>
            <mrow>
              <mi>s</mi>
              <mo stretchy="false">−</mo>
              <mn>1</mn>
              <mo stretchy="false">+</mo>
              <mi>x</mi>
            </mrow>
          </mrow>
          <mo fence="true" stretchy="false">)</mo>
        </mrow>
      </mrow>
      <mrow>
        <mo fence="true" stretchy="false">(</mo>
        <mrow>
          <msup>
            <mi>n</mi>
            <mi>x</mi>
          </msup>
        </mrow>
        <mo fence="true" stretchy="false">)</mo>
      </mrow>
      <mrow>
        <mrow>
          <mo fence="true" stretchy="false">(</mo>
          <mrow>
            <mrow>
              <mi mathvariant="normal">ζ</mi>
              <mrow>
                <mrow>
                  <mo fence="true" stretchy="false">(</mo>
                  <mrow>
                    <mrow>
                      <mi>s</mi>
                      <mo stretchy="false">+</mo>
                      <mi>x</mi>
                    </mrow>
                  </mrow>
                  <mo fence="true" stretchy="false">)</mo>
                </mrow>
                <mo stretchy="false">−</mo>
                <mrow>
                  <munderover>
                    <mo stretchy="false">∑</mo>
                    <mrow>
                      <mi>j</mi>
                      <mo stretchy="false">=</mo>
                      <mn>1</mn>
                    </mrow>
                    <mi>n</mi>
                  </munderover>
                  <mfrac>
                    <mn>1</mn>
                    <msup>
                      <mi>j</mi>
                      <mrow>
                        <mi>s</mi>
                        <mo stretchy="false">+</mo>
                        <mi>x</mi>
                      </mrow>
                    </msup>
                  </mfrac>
                </mrow>
              </mrow>
            </mrow>
          </mrow>
          <mo fence="true" stretchy="false">)</mo>
        </mrow>
        <mo stretchy="false">=</mo>
        <mn>0</mn>
      </mrow>
    </mrow>
    <annotation encoding="StarMath 5.0">lim from {n rightarrow infinity }{ }(s-1+y)(n^y)(%zeta( s+y )-sum from j = 1 to n {1 over j^{s+y}})-(s-1+x)( n^x)(%zeta( s+x )-sum from j = 1 to n {1 over j^{s+x}}) = 0</annotation>
  </semantics>
</math>
</file>

<file path=Object 72/content.xml><?xml version="1.0" encoding="utf-8"?>
<math xmlns="http://www.w3.org/1998/Math/MathML" display="block">
  <semantics>
    <mrow>
      <mrow>
        <munder>
          <mi>lim</mi>
          <mrow>
            <mi>n</mi>
            <mo stretchy="false">→</mo>
            <mi mathvariant="normal">∞</mi>
          </mrow>
        </munder>
        <mrow/>
      </mrow>
      <mrow>
        <mrow>
          <munderover>
            <mo stretchy="false">∑</mo>
            <mrow>
              <mi>j</mi>
              <mo stretchy="false">=</mo>
              <mn>1</mn>
            </mrow>
            <mi>n</mi>
          </munderover>
          <mrow>
            <msup>
              <mi>j</mi>
              <mrow>
                <mrow>
                  <mo stretchy="false">−</mo>
                  <mfrac>
                    <mn>1</mn>
                    <mn>2</mn>
                  </mfrac>
                </mrow>
                <mo stretchy="false">+</mo>
                <mi>x</mi>
              </mrow>
            </msup>
            <msup>
              <mi>n</mi>
              <mrow>
                <mo stretchy="false">−</mo>
                <mi>x</mi>
              </mrow>
            </msup>
            <mrow>
              <mrow>
                <mo fence="true" stretchy="false">(</mo>
                <mrow>
                  <mrow>
                    <mfrac>
                      <mn>1</mn>
                      <mn>2</mn>
                    </mfrac>
                    <mo stretchy="false">+</mo>
                    <mi>x</mi>
                  </mrow>
                </mrow>
                <mo fence="true" stretchy="false">)</mo>
              </mrow>
              <mo stretchy="false">−</mo>
              <mrow>
                <msup>
                  <mi>j</mi>
                  <mrow>
                    <mrow>
                      <mo stretchy="false">−</mo>
                      <mfrac>
                        <mn>1</mn>
                        <mn>2</mn>
                      </mfrac>
                    </mrow>
                    <mo stretchy="false">−</mo>
                    <mi>x</mi>
                  </mrow>
                </msup>
                <msup>
                  <mi>n</mi>
                  <mi>x</mi>
                </msup>
                <mrow>
                  <mo fence="true" stretchy="false">(</mo>
                  <mrow>
                    <mrow>
                      <mfrac>
                        <mn>1</mn>
                        <mn>2</mn>
                      </mfrac>
                      <mo stretchy="false">−</mo>
                      <mi>x</mi>
                    </mrow>
                  </mrow>
                  <mo fence="true" stretchy="false">)</mo>
                </mrow>
              </mrow>
            </mrow>
          </mrow>
        </mrow>
        <mo stretchy="false">=</mo>
        <mn>0</mn>
      </mrow>
    </mrow>
    <annotation encoding="StarMath 5.0">lim from {n rightarrow infinity }{ }sum from j = 1 to n {{j^{-{1 over 2} + x} n^-x({1 over 2}+x)-{j^{-{1 over 2}-x} n^x({1 over 2}-x)}}}	

 = 0</annotation>
  </semantics>
</math>
</file>

<file path=Object 73/content.xml><?xml version="1.0" encoding="utf-8"?>
<math xmlns="http://www.w3.org/1998/Math/MathML" display="block">
  <semantics>
    <mrow>
      <mrow>
        <mo fence="true" stretchy="false">(</mo>
        <mrow>
          <mrow>
            <mi>s</mi>
            <mo stretchy="false">−</mo>
            <mn>1</mn>
          </mrow>
        </mrow>
        <mo fence="true" stretchy="false">)</mo>
      </mrow>
      <mrow>
        <mrow>
          <mo fence="true" stretchy="false">(</mo>
          <mrow>
            <mrow>
              <mrow>
                <msup>
                  <mi>n</mi>
                  <mi>s</mi>
                </msup>
                <mo stretchy="false">⋅</mo>
                <mi mathvariant="normal">ζ</mi>
              </mrow>
              <mrow>
                <mrow>
                  <mo fence="true" stretchy="false">(</mo>
                  <mrow>
                    <mi>s</mi>
                  </mrow>
                  <mo fence="true" stretchy="false">)</mo>
                </mrow>
                <mo stretchy="false">−</mo>
                <mrow>
                  <munderover>
                    <mo stretchy="false">∑</mo>
                    <mrow>
                      <mi>j</mi>
                      <mo stretchy="false">=</mo>
                      <mn>1</mn>
                    </mrow>
                    <mi>n</mi>
                  </munderover>
                  <msup>
                    <mrow>
                      <mo fence="true" stretchy="false">(</mo>
                      <mrow>
                        <mfrac>
                          <mi>n</mi>
                          <mi>j</mi>
                        </mfrac>
                      </mrow>
                      <mo fence="true" stretchy="false">)</mo>
                    </mrow>
                    <mi>s</mi>
                  </msup>
                </mrow>
              </mrow>
            </mrow>
          </mrow>
          <mo fence="true" stretchy="false">)</mo>
        </mrow>
        <mo stretchy="false">≈</mo>
        <mrow>
          <mi>n</mi>
          <mo stretchy="false">−</mo>
          <mfrac>
            <mrow>
              <mn>1</mn>
              <mo stretchy="false">−</mo>
              <mi>s</mi>
            </mrow>
            <mn>2</mn>
          </mfrac>
        </mrow>
      </mrow>
    </mrow>
    <annotation encoding="StarMath 5.0">(s-1)(n^s cdot %zeta( s )-sum from j = 1 to n {(n over j)^s}) approx n - { 1-s } over 2
</annotation>
  </semantics>
</math>
</file>

<file path=Object 74/content.xml><?xml version="1.0" encoding="utf-8"?>
<math xmlns="http://www.w3.org/1998/Math/MathML" display="block">
  <semantics>
    <mrow>
      <mrow>
        <mo fence="true" stretchy="false">(</mo>
        <mrow>
          <mrow>
            <mi>s</mi>
            <mo stretchy="false">−</mo>
            <mn>1</mn>
          </mrow>
        </mrow>
        <mo fence="true" stretchy="false">)</mo>
      </mrow>
      <mrow>
        <mrow>
          <mo fence="true" stretchy="false">(</mo>
          <mrow>
            <mrow>
              <mrow>
                <msup>
                  <mi>n</mi>
                  <mi>s</mi>
                </msup>
                <mo stretchy="false">⋅</mo>
                <mi mathvariant="normal">ζ</mi>
              </mrow>
              <mrow>
                <mo fence="true" stretchy="false">(</mo>
                <mrow>
                  <mrow>
                    <mi>s</mi>
                    <mi>,</mi>
                    <mrow>
                      <mi>n</mi>
                      <mo stretchy="false">+</mo>
                      <mn>1</mn>
                    </mrow>
                  </mrow>
                </mrow>
                <mo fence="true" stretchy="false">)</mo>
              </mrow>
            </mrow>
          </mrow>
          <mo fence="true" stretchy="false">)</mo>
        </mrow>
        <mo stretchy="false">≈</mo>
        <mrow>
          <mi>n</mi>
          <mo stretchy="false">−</mo>
          <mfrac>
            <mrow>
              <mn>1</mn>
              <mo stretchy="false">−</mo>
              <mi>s</mi>
            </mrow>
            <mn>2</mn>
          </mfrac>
        </mrow>
      </mrow>
    </mrow>
    <annotation encoding="StarMath 5.0">(s-1)(n^s cdot %zeta( s,n+1 )) approx n - { 1-s } over 2
</annotation>
  </semantics>
</math>
</file>

<file path=Object 75/content.xml><?xml version="1.0" encoding="utf-8"?>
<math xmlns="http://www.w3.org/1998/Math/MathML" display="block">
  <semantics>
    <mrow>
      <mrow>
        <mrow>
          <munderover>
            <mo stretchy="false">∑</mo>
            <mrow>
              <mi>j</mi>
              <mo stretchy="false">=</mo>
              <mn>1</mn>
            </mrow>
            <mi>n</mi>
          </munderover>
          <mfrac>
            <mn>1</mn>
            <msup>
              <mi>j</mi>
              <mi>s</mi>
            </msup>
          </mfrac>
        </mrow>
        <mo stretchy="false">≈</mo>
        <mi mathvariant="normal">ζ</mi>
      </mrow>
      <mrow>
        <mrow>
          <mo fence="true" stretchy="false">(</mo>
          <mrow>
            <mi>s</mi>
          </mrow>
          <mo fence="true" stretchy="false">)</mo>
        </mrow>
        <mo stretchy="false">−</mo>
        <mfrac>
          <mrow>
            <mi>n</mi>
            <mo stretchy="false">−</mo>
            <mrow>
              <mrow>
                <mo fence="true" stretchy="false">(</mo>
                <mrow>
                  <mrow>
                    <mn>1</mn>
                    <mo stretchy="false">−</mo>
                    <mi>s</mi>
                  </mrow>
                </mrow>
                <mo fence="true" stretchy="false">)</mo>
              </mrow>
              <mo stretchy="false">/</mo>
              <mn>2</mn>
            </mrow>
          </mrow>
          <mrow>
            <mrow>
              <mo fence="true" stretchy="false">(</mo>
              <mrow>
                <mrow>
                  <mi>s</mi>
                  <mo stretchy="false">−</mo>
                  <mn>1</mn>
                </mrow>
              </mrow>
              <mo fence="true" stretchy="false">)</mo>
            </mrow>
            <msup>
              <mi>n</mi>
              <mi>s</mi>
            </msup>
          </mrow>
        </mfrac>
      </mrow>
    </mrow>
    <annotation encoding="StarMath 5.0">sum from j = 1 to n {1 over j^s} approx %zeta( s )-{n - ( 1-s ) / 2} over { (s-1)n^s } 
</annotation>
  </semantics>
</math>
</file>

<file path=Object 76/content.xml><?xml version="1.0" encoding="utf-8"?>
<math xmlns="http://www.w3.org/1998/Math/MathML" display="block">
  <semantics>
    <mrow>
      <msub>
        <mi>H</mi>
        <mi>x</mi>
      </msub>
      <mo stretchy="false">=</mo>
      <mrow>
        <munder>
          <mo stretchy="false">∑</mo>
          <mrow>
            <mi>k</mi>
            <mo stretchy="false">=</mo>
            <mn>1</mn>
          </mrow>
        </munder>
        <mfrac>
          <mi>x</mi>
          <mrow>
            <mi>k</mi>
            <mrow>
              <mo fence="true" stretchy="false">(</mo>
              <mrow>
                <mrow>
                  <mi>x</mi>
                  <mo stretchy="false">+</mo>
                  <mi>k</mi>
                </mrow>
              </mrow>
              <mo fence="true" stretchy="false">)</mo>
            </mrow>
          </mrow>
        </mfrac>
      </mrow>
    </mrow>
    <annotation encoding="StarMath 5.0">H_x = sum from { k=1 }{{x }over{k(x+k) }}</annotation>
  </semantics>
</math>
</file>

<file path=Object 77/content.xml><?xml version="1.0" encoding="utf-8"?>
<math xmlns="http://www.w3.org/1998/Math/MathML" display="block">
  <semantics>
    <mrow>
      <mrow>
        <mo fence="true" stretchy="false">(</mo>
        <mrow>
          <mrow>
            <mn>1</mn>
            <mo stretchy="false">−</mo>
            <msup>
              <mn>2</mn>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underover>
                <mo stretchy="false">∑</mo>
                <mrow>
                  <mi>j</mi>
                  <mo stretchy="false">=</mo>
                  <mn>1</mn>
                </mrow>
                <mi mathvariant="normal">∞</mi>
              </munderover>
              <mrow>
                <mo fence="true" stretchy="false">(</mo>
                <mrow>
                  <mrow>
                    <mfrac>
                      <mn>1</mn>
                      <msup>
                        <mi>j</mi>
                        <mi>s</mi>
                      </msup>
                    </mfrac>
                    <mo stretchy="false">−</mo>
                    <mfrac>
                      <mn>1</mn>
                      <msup>
                        <mrow>
                          <mo fence="true" stretchy="false">(</mo>
                          <mrow>
                            <mrow>
                              <mrow>
                                <mi>j</mi>
                                <mo stretchy="false">+</mo>
                                <mn>2</mn>
                              </mrow>
                              <mi>n</mi>
                            </mrow>
                          </mrow>
                          <mo fence="true" stretchy="false">)</mo>
                        </mrow>
                        <mi>s</mi>
                      </msup>
                    </mfrac>
                  </mrow>
                </mrow>
                <mo fence="true" stretchy="false">)</mo>
              </mrow>
            </mrow>
            <mo stretchy="false">−</mo>
            <mrow>
              <msup>
                <mn>2</mn>
                <mrow>
                  <mn>1</mn>
                  <mo stretchy="false">−</mo>
                  <mi>s</mi>
                </mrow>
              </msup>
              <mo stretchy="false">⋅</mo>
              <mrow>
                <munder>
                  <mo stretchy="false">∑</mo>
                  <mrow>
                    <mn>1</mn>
                    <mo stretchy="false">≤</mo>
                    <mi>j</mi>
                    <mo stretchy="false">≤</mo>
                    <mi>n</mi>
                  </mrow>
                </munder>
                <mfrac>
                  <mn>1</mn>
                  <msup>
                    <mi>j</mi>
                    <mi>s</mi>
                  </msup>
                </mfrac>
              </mrow>
            </mrow>
          </mrow>
        </mrow>
        <mo fence="true" stretchy="false">)</mo>
      </mrow>
      <mi>,</mi>
      <mi mathvariant="normal">ℜ</mi>
      <mrow>
        <mrow>
          <mo fence="true" stretchy="false">(</mo>
          <mrow>
            <mi>s</mi>
          </mrow>
          <mo fence="true" stretchy="false">)</mo>
        </mrow>
        <mo stretchy="false">&gt;</mo>
        <mn>0</mn>
      </mrow>
    </mrow>
    <annotation encoding="StarMath 5.0">(1-2^{ 1-s })%zeta( s ) = 

lim from {n rightarrow infinity}{}
(  
sum from j = 1 to infinity ({1 over j^s} - {1 over ( j+2 n )^s})

- 

2^{1-s} cdot sum from {1 &lt;= j &lt;= n} { 1 over j^s }), re( s )&gt;0</annotation>
  </semantics>
</math>
</file>

<file path=Object 78/content.xml><?xml version="1.0" encoding="utf-8"?>
<math xmlns="http://www.w3.org/1998/Math/MathML" display="block">
  <semantics>
    <mrow>
      <mrow>
        <mo fence="true" stretchy="false">(</mo>
        <mrow>
          <mrow>
            <mn>1</mn>
            <mo stretchy="false">−</mo>
            <msup>
              <mn>2</mn>
              <mrow>
                <mn>1</mn>
                <mo stretchy="false">−</mo>
                <mi>s</mi>
              </mrow>
            </msup>
          </mrow>
        </mrow>
        <mo fence="true" stretchy="false">)</mo>
      </mrow>
      <mi mathvariant="normal">ζ</mi>
      <mrow>
        <mrow>
          <mo fence="true" stretchy="false">(</mo>
          <mrow>
            <mi>s</mi>
          </mrow>
          <mo fence="true" stretchy="false">)</mo>
        </mrow>
        <mo stretchy="false">=</mo>
        <mrow>
          <munderover>
            <mo stretchy="false">∑</mo>
            <mrow>
              <mi>j</mi>
              <mo stretchy="false">=</mo>
              <mn>1</mn>
            </mrow>
            <mi mathvariant="normal">∞</mi>
          </munderover>
          <mfrac>
            <msup>
              <mrow>
                <mo fence="true" stretchy="false">(</mo>
                <mrow>
                  <mrow>
                    <mo stretchy="false">−</mo>
                    <mn>1</mn>
                  </mrow>
                </mrow>
                <mo fence="true" stretchy="false">)</mo>
              </mrow>
              <mrow>
                <mi>j</mi>
                <mo stretchy="false">+</mo>
                <mn>1</mn>
              </mrow>
            </msup>
            <msup>
              <mi>j</mi>
              <mi>s</mi>
            </msup>
          </mfrac>
        </mrow>
      </mrow>
    </mrow>
    <annotation encoding="StarMath 5.0">(1-2^{ 1-s })%zeta( s ) = sum from j = 1 to infinity {(-1)^{ j+1 } over j^s}</annotation>
  </semantics>
</math>
</file>

<file path=Object 79/content.xml><?xml version="1.0" encoding="utf-8"?>
<math xmlns="http://www.w3.org/1998/Math/MathML" display="block">
  <semantics>
    <mrow>
      <mrow>
        <mo fence="true" stretchy="false">(</mo>
        <mrow>
          <mrow>
            <mn>1</mn>
            <mo stretchy="false">−</mo>
            <msup>
              <mn>2</mn>
              <mrow>
                <mn>1</mn>
                <mo stretchy="false">−</mo>
                <mi>s</mi>
              </mrow>
            </msup>
          </mrow>
        </mrow>
        <mo fence="true" stretchy="false">)</mo>
      </mrow>
      <mi mathvariant="normal">ζ</mi>
      <mrow>
        <mrow>
          <mo fence="true" stretchy="false">(</mo>
          <mrow>
            <mi>s</mi>
          </mrow>
          <mo fence="true" stretchy="false">)</mo>
        </mrow>
        <mo stretchy="false">=</mo>
        <mrow>
          <munderover>
            <mo stretchy="false">∑</mo>
            <mrow>
              <mi>j</mi>
              <mo stretchy="false">=</mo>
              <mn>1</mn>
            </mrow>
            <mi mathvariant="normal">∞</mi>
          </munderover>
          <mrow>
            <mfrac>
              <mn>1</mn>
              <msup>
                <mrow>
                  <mo fence="true" stretchy="false">(</mo>
                  <mrow>
                    <mrow>
                      <mn>2</mn>
                      <mrow>
                        <mi>j</mi>
                        <mo stretchy="false">−</mo>
                        <mn>1</mn>
                      </mrow>
                    </mrow>
                  </mrow>
                  <mo fence="true" stretchy="false">)</mo>
                </mrow>
                <mi>s</mi>
              </msup>
            </mfrac>
            <mo stretchy="false">−</mo>
            <mfrac>
              <mn>1</mn>
              <msup>
                <mrow>
                  <mo fence="true" stretchy="false">(</mo>
                  <mrow>
                    <mrow>
                      <mn>2</mn>
                      <mi>j</mi>
                    </mrow>
                  </mrow>
                  <mo fence="true" stretchy="false">)</mo>
                </mrow>
                <mi>s</mi>
              </msup>
            </mfrac>
          </mrow>
        </mrow>
      </mrow>
      <mi>,</mi>
      <mi mathvariant="normal">ℜ</mi>
      <mrow>
        <mrow>
          <mo fence="true" stretchy="false">(</mo>
          <mrow>
            <mi>s</mi>
          </mrow>
          <mo fence="true" stretchy="false">)</mo>
        </mrow>
        <mo stretchy="false">&gt;</mo>
        <mn>0</mn>
      </mrow>
    </mrow>
    <annotation encoding="StarMath 5.0">(1-2^{ 1-s })%zeta( s ) = sum from j = 1 to infinity { 1 over (2j-1)^s-1 over (2j)^s }, re( s )&gt;0</annotation>
  </semantics>
</math>
</file>

<file path=Object 8/content.xml><?xml version="1.0" encoding="utf-8"?>
<math xmlns="http://www.w3.org/1998/Math/MathML" display="block">
  <semantics>
    <mrow>
      <mfrac>
        <mo stretchy="false">∂</mo>
        <mrow>
          <mo stretchy="false">∂</mo>
          <mi>x</mi>
        </mrow>
      </mfrac>
      <msub>
        <mi mathvariant="normal">η</mi>
        <mi>x</mi>
      </msub>
      <mrow>
        <mrow>
          <mo fence="true" stretchy="false">(</mo>
          <mrow>
            <mi>s</mi>
          </mrow>
          <mo fence="true" stretchy="false">)</mo>
        </mrow>
        <mo stretchy="false">=</mo>
        <mfrac>
          <mo stretchy="false">∂</mo>
          <mrow>
            <mo stretchy="false">∂</mo>
            <mi>x</mi>
          </mrow>
        </mfrac>
      </mrow>
      <mrow>
        <mo fence="true" stretchy="false">(</mo>
        <mrow>
          <mrow>
            <mrow>
              <mrow>
                <munder>
                  <mi>lim</mi>
                  <mrow>
                    <mi>n</mi>
                    <mo stretchy="false">→</mo>
                    <mi mathvariant="normal">∞</mi>
                  </mrow>
                </munder>
                <mrow/>
              </mrow>
              <mo stretchy="false">−</mo>
              <msup>
                <mi>x</mi>
                <mrow>
                  <mn>1</mn>
                  <mo stretchy="false">−</mo>
                  <mi>s</mi>
                </mrow>
              </msup>
            </mrow>
            <mrow>
              <munder>
                <mo stretchy="false">∑</mo>
                <mrow>
                  <mn>1</mn>
                  <mo stretchy="false">≤</mo>
                  <mi>j</mi>
                  <mo stretchy="false">≤</mo>
                  <mfrac>
                    <mi>n</mi>
                    <mi>x</mi>
                  </mfrac>
                </mrow>
              </munder>
              <msup>
                <mi>j</mi>
                <mrow>
                  <mo stretchy="false">−</mo>
                  <mi>s</mi>
                </mrow>
              </msup>
            </mrow>
          </mrow>
        </mrow>
        <mo fence="true" stretchy="false">)</mo>
      </mrow>
    </mrow>
    <annotation encoding="StarMath 5.0">{{partial}over{partial x}} %eta_x( s ) = {{partial}over{partial x}}(lim from {n rightarrow infinity}{} - x^{1-s}sum from 1 &lt;= j &lt;= n over x j^-s)</annotation>
  </semantics>
</math>
</file>

<file path=Object 80/content.xml><?xml version="1.0" encoding="utf-8"?>
<math xmlns="http://www.w3.org/1998/Math/MathML" display="block">
  <semantics>
    <mrow>
      <mrow>
        <mo fence="true" stretchy="false">(</mo>
        <mrow>
          <mrow>
            <mn>1</mn>
            <mo stretchy="false">−</mo>
            <msup>
              <mn>2</mn>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under>
          <mo stretchy="false">∑</mo>
          <mrow>
            <mn>1</mn>
            <mo stretchy="false">≤</mo>
            <mi>j</mi>
            <mo stretchy="false">≤</mo>
            <mi>n</mi>
          </mrow>
        </munder>
        <mrow>
          <mfrac>
            <mn>1</mn>
            <msup>
              <mrow>
                <mo fence="true" stretchy="false">(</mo>
                <mrow>
                  <mrow>
                    <mn>2</mn>
                    <mrow>
                      <mi>j</mi>
                      <mo stretchy="false">−</mo>
                      <mn>1</mn>
                    </mrow>
                  </mrow>
                </mrow>
                <mo fence="true" stretchy="false">)</mo>
              </mrow>
              <mi>s</mi>
            </msup>
          </mfrac>
          <mo stretchy="false">−</mo>
          <mfrac>
            <mn>1</mn>
            <msup>
              <mrow>
                <mo fence="true" stretchy="false">(</mo>
                <mrow>
                  <mrow>
                    <mn>2</mn>
                    <mi>j</mi>
                  </mrow>
                </mrow>
                <mo fence="true" stretchy="false">)</mo>
              </mrow>
              <mi>s</mi>
            </msup>
          </mfrac>
        </mrow>
      </mrow>
      <mi>,</mi>
      <mi mathvariant="normal">ℜ</mi>
      <mrow>
        <mrow>
          <mo fence="true" stretchy="false">(</mo>
          <mrow>
            <mi>s</mi>
          </mrow>
          <mo fence="true" stretchy="false">)</mo>
        </mrow>
        <mo stretchy="false">&gt;</mo>
        <mn>0</mn>
      </mrow>
    </mrow>
    <annotation encoding="StarMath 5.0">(1-2^{ 1-s })%zeta( s ) = lim from {n rightarrow infinity}{}sum from {1 &lt;= j &lt;= n} { 1 over (2j-1)^s-1 over (2j)^s }, re( s )&gt;0</annotation>
  </semantics>
</math>
</file>

<file path=Object 81/content.xml><?xml version="1.0" encoding="utf-8"?>
<math xmlns="http://www.w3.org/1998/Math/MathML" display="block">
  <semantics>
    <mrow>
      <mrow>
        <mo stretchy="false">−</mo>
        <mfrac>
          <mn>1</mn>
          <msup>
            <mrow>
              <mo fence="true" stretchy="false">(</mo>
              <mrow>
                <mrow>
                  <mn>2</mn>
                  <mi>j</mi>
                </mrow>
              </mrow>
              <mo fence="true" stretchy="false">)</mo>
            </mrow>
            <mi>s</mi>
          </msup>
        </mfrac>
      </mrow>
      <mo stretchy="false">=</mo>
      <mrow>
        <mfrac>
          <mn>1</mn>
          <msup>
            <mrow>
              <mo fence="true" stretchy="false">(</mo>
              <mrow>
                <mrow>
                  <mn>2</mn>
                  <mi>j</mi>
                </mrow>
              </mrow>
              <mo fence="true" stretchy="false">)</mo>
            </mrow>
            <mi>s</mi>
          </msup>
        </mfrac>
        <mo stretchy="false">−</mo>
        <mfrac>
          <mn>2</mn>
          <msup>
            <mrow>
              <mo fence="true" stretchy="false">(</mo>
              <mrow>
                <mrow>
                  <mn>2</mn>
                  <mi>j</mi>
                </mrow>
              </mrow>
              <mo fence="true" stretchy="false">)</mo>
            </mrow>
            <mi>s</mi>
          </msup>
        </mfrac>
      </mrow>
    </mrow>
    <annotation encoding="StarMath 5.0">-{1 over (2j)^s} = 1 over (2j)^s - 2 over (2j)^s</annotation>
  </semantics>
</math>
</file>

<file path=Object 82/content.xml><?xml version="1.0" encoding="utf-8"?>
<math xmlns="http://www.w3.org/1998/Math/MathML" display="block">
  <semantics>
    <mrow>
      <mrow>
        <mo fence="true" stretchy="false">(</mo>
        <mrow>
          <mrow>
            <mn>1</mn>
            <mo stretchy="false">−</mo>
            <msup>
              <mn>2</mn>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under>
          <mo stretchy="false">∑</mo>
          <mrow>
            <mn>1</mn>
            <mo stretchy="false">≤</mo>
            <mi>j</mi>
            <mo stretchy="false">≤</mo>
            <mi>n</mi>
          </mrow>
        </munder>
        <mrow>
          <mfrac>
            <mn>1</mn>
            <msup>
              <mrow>
                <mo fence="true" stretchy="false">(</mo>
                <mrow>
                  <mrow>
                    <mn>2</mn>
                    <mrow>
                      <mi>j</mi>
                      <mo stretchy="false">−</mo>
                      <mn>1</mn>
                    </mrow>
                  </mrow>
                </mrow>
                <mo fence="true" stretchy="false">)</mo>
              </mrow>
              <mi>s</mi>
            </msup>
          </mfrac>
          <mo stretchy="false">+</mo>
          <mfrac>
            <mn>1</mn>
            <msup>
              <mrow>
                <mo fence="true" stretchy="false">(</mo>
                <mrow>
                  <mrow>
                    <mn>2</mn>
                    <mi>j</mi>
                  </mrow>
                </mrow>
                <mo fence="true" stretchy="false">)</mo>
              </mrow>
              <mi>s</mi>
            </msup>
          </mfrac>
          <mo stretchy="false">−</mo>
          <mfrac>
            <mn>2</mn>
            <msup>
              <mrow>
                <mo fence="true" stretchy="false">(</mo>
                <mrow>
                  <mrow>
                    <mn>2</mn>
                    <mi>j</mi>
                  </mrow>
                </mrow>
                <mo fence="true" stretchy="false">)</mo>
              </mrow>
              <mi>s</mi>
            </msup>
          </mfrac>
        </mrow>
      </mrow>
      <mi>,</mi>
      <mi mathvariant="normal">ℜ</mi>
      <mrow>
        <mrow>
          <mo fence="true" stretchy="false">(</mo>
          <mrow>
            <mi>s</mi>
          </mrow>
          <mo fence="true" stretchy="false">)</mo>
        </mrow>
        <mo stretchy="false">&gt;</mo>
        <mn>0</mn>
      </mrow>
    </mrow>
    <annotation encoding="StarMath 5.0">(1-2^{ 1-s })%zeta( s ) = lim from {n rightarrow infinity}{}sum from {1 &lt;= j &lt;= n} { 1 over (2j-1)^s + 1 over (2j)^s - 2 over (2j)^s }, re( s )&gt;0</annotation>
  </semantics>
</math>
</file>

<file path=Object 83/content.xml><?xml version="1.0" encoding="utf-8"?>
<math xmlns="http://www.w3.org/1998/Math/MathML" display="block">
  <semantics>
    <mrow>
      <munder>
        <mo stretchy="false">∑</mo>
        <mrow>
          <mn>1</mn>
          <mo stretchy="false">≤</mo>
          <mi>j</mi>
          <mo stretchy="false">≤</mo>
          <mi>n</mi>
        </mrow>
      </munder>
      <mrow>
        <mfrac>
          <mn>1</mn>
          <msup>
            <mrow>
              <mo fence="true" stretchy="false">(</mo>
              <mrow>
                <mrow>
                  <mn>2</mn>
                  <mrow>
                    <mi>j</mi>
                    <mo stretchy="false">−</mo>
                    <mn>1</mn>
                  </mrow>
                </mrow>
              </mrow>
              <mo fence="true" stretchy="false">)</mo>
            </mrow>
            <mi>s</mi>
          </msup>
        </mfrac>
        <mo stretchy="false">+</mo>
        <mfrac>
          <mn>1</mn>
          <msup>
            <mrow>
              <mo fence="true" stretchy="false">(</mo>
              <mrow>
                <mrow>
                  <mn>2</mn>
                  <mi>j</mi>
                </mrow>
              </mrow>
              <mo fence="true" stretchy="false">)</mo>
            </mrow>
            <mi>s</mi>
          </msup>
        </mfrac>
      </mrow>
    </mrow>
    <annotation encoding="StarMath 5.0">sum from {1 &lt;= j &lt;= n} { 1 over (2j-1)^s + 1 over (2j)^s}</annotation>
  </semantics>
</math>
</file>

<file path=Object 84/content.xml><?xml version="1.0" encoding="utf-8"?>
<math xmlns="http://www.w3.org/1998/Math/MathML" display="block">
  <semantics>
    <mrow>
      <munder>
        <mo stretchy="false">∑</mo>
        <mrow>
          <mrow>
            <mn>1</mn>
            <mo stretchy="false">≤</mo>
            <mi>j</mi>
            <mo stretchy="false">≤</mo>
            <mn>2</mn>
          </mrow>
          <mi>n</mi>
        </mrow>
      </munder>
      <mfrac>
        <mn>1</mn>
        <msup>
          <mi>j</mi>
          <mi>s</mi>
        </msup>
      </mfrac>
    </mrow>
    <annotation encoding="StarMath 5.0">sum from {1 &lt;= j &lt;= 2 n} { 1 over j^s}</annotation>
  </semantics>
</math>
</file>

<file path=Object 85/content.xml><?xml version="1.0" encoding="utf-8"?>
<math xmlns="http://www.w3.org/1998/Math/MathML" display="block">
  <semantics>
    <mrow>
      <mrow>
        <mo fence="true" stretchy="false">(</mo>
        <mrow>
          <mrow>
            <mn>1</mn>
            <mo stretchy="false">−</mo>
            <msup>
              <mn>2</mn>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under>
                <mo stretchy="false">∑</mo>
                <mrow>
                  <mrow>
                    <mn>1</mn>
                    <mo stretchy="false">≤</mo>
                    <mi>j</mi>
                    <mo stretchy="false">≤</mo>
                    <mn>2</mn>
                  </mrow>
                  <mi>n</mi>
                </mrow>
              </munder>
              <mfrac>
                <mn>1</mn>
                <msup>
                  <mi>j</mi>
                  <mi>s</mi>
                </msup>
              </mfrac>
            </mrow>
            <mo stretchy="false">−</mo>
            <mrow>
              <munder>
                <mo stretchy="false">∑</mo>
                <mrow>
                  <mn>1</mn>
                  <mo stretchy="false">≤</mo>
                  <mi>j</mi>
                  <mo stretchy="false">≤</mo>
                  <mi>n</mi>
                </mrow>
              </munder>
              <mfrac>
                <mn>2</mn>
                <msup>
                  <mrow>
                    <mo fence="true" stretchy="false">(</mo>
                    <mrow>
                      <mrow>
                        <mn>2</mn>
                        <mi>j</mi>
                      </mrow>
                    </mrow>
                    <mo fence="true" stretchy="false">)</mo>
                  </mrow>
                  <mi>s</mi>
                </msup>
              </mfrac>
            </mrow>
          </mrow>
        </mrow>
        <mo fence="true" stretchy="false">)</mo>
      </mrow>
      <mi>,</mi>
      <mi mathvariant="normal">ℜ</mi>
      <mrow>
        <mrow>
          <mo fence="true" stretchy="false">(</mo>
          <mrow>
            <mi>s</mi>
          </mrow>
          <mo fence="true" stretchy="false">)</mo>
        </mrow>
        <mo stretchy="false">&gt;</mo>
        <mn>0</mn>
      </mrow>
    </mrow>
    <annotation encoding="StarMath 5.0">(1-2^{ 1-s })%zeta( s ) =  lim from {n rightarrow infinity}{}( sum from {1 &lt;= j &lt;= 2n} { 1 over j^s } - sum from {1 &lt;= j &lt;= n} { 2 over (2j)^s }), re( s )&gt;0</annotation>
  </semantics>
</math>
</file>

<file path=Object 86/content.xml><?xml version="1.0" encoding="utf-8"?>
<math xmlns="http://www.w3.org/1998/Math/MathML" display="block">
  <semantics>
    <msup>
      <mn>2</mn>
      <mrow>
        <mn>1</mn>
        <mo stretchy="false">−</mo>
        <mi>s</mi>
      </mrow>
    </msup>
    <annotation encoding="StarMath 5.0">2^{1-s}</annotation>
  </semantics>
</math>
</file>

<file path=Object 87/content.xml><?xml version="1.0" encoding="utf-8"?>
<math xmlns="http://www.w3.org/1998/Math/MathML" display="block">
  <semantics>
    <mrow>
      <mrow>
        <mo fence="true" stretchy="false">(</mo>
        <mrow>
          <mrow>
            <mn>1</mn>
            <mo stretchy="false">−</mo>
            <msup>
              <mn>2</mn>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row>
                <munder>
                  <mo stretchy="false">∑</mo>
                  <mrow>
                    <mrow>
                      <mn>1</mn>
                      <mo stretchy="false">≤</mo>
                      <mi>j</mi>
                      <mo stretchy="false">≤</mo>
                      <mn>2</mn>
                    </mrow>
                    <mi>n</mi>
                  </mrow>
                </munder>
                <mfrac>
                  <mn>1</mn>
                  <msup>
                    <mi>j</mi>
                    <mi>s</mi>
                  </msup>
                </mfrac>
              </mrow>
              <mo stretchy="false">−</mo>
              <msup>
                <mn>2</mn>
                <mrow>
                  <mn>1</mn>
                  <mo stretchy="false">−</mo>
                  <mi>s</mi>
                </mrow>
              </msup>
            </mrow>
            <mrow>
              <munder>
                <mo stretchy="false">∑</mo>
                <mrow>
                  <mn>1</mn>
                  <mo stretchy="false">≤</mo>
                  <mi>j</mi>
                  <mo stretchy="false">≤</mo>
                  <mi>n</mi>
                </mrow>
              </munder>
              <mfrac>
                <mn>1</mn>
                <msup>
                  <mi>j</mi>
                  <mi>s</mi>
                </msup>
              </mfrac>
            </mrow>
          </mrow>
        </mrow>
        <mo fence="true" stretchy="false">)</mo>
      </mrow>
      <mi>,</mi>
      <mi mathvariant="normal">ℜ</mi>
      <mrow>
        <mrow>
          <mo fence="true" stretchy="false">(</mo>
          <mrow>
            <mi>s</mi>
          </mrow>
          <mo fence="true" stretchy="false">)</mo>
        </mrow>
        <mo stretchy="false">&gt;</mo>
        <mn>0</mn>
      </mrow>
    </mrow>
    <annotation encoding="StarMath 5.0">(1-2^{ 1-s })%zeta( s ) = 

lim from {n rightarrow infinity}{}

(sum from {1 &lt;= j &lt;= 2n} { 1 over j^s } 

- 

2^{1-s}sum from {1 &lt;= j &lt;= n} { 1 over j^s }), re( s )&gt;0</annotation>
  </semantics>
</math>
</file>

<file path=Object 88/content.xml><?xml version="1.0" encoding="utf-8"?>
<math xmlns="http://www.w3.org/1998/Math/MathML" display="block">
  <semantics>
    <mrow>
      <mrow>
        <munderover>
          <mo stretchy="false">∑</mo>
          <mrow>
            <mi>j</mi>
            <mo stretchy="false">=</mo>
            <mn>1</mn>
          </mrow>
          <mi>n</mi>
        </munderover>
        <mfrac>
          <mn>1</mn>
          <msup>
            <mi>j</mi>
            <mi>s</mi>
          </msup>
        </mfrac>
      </mrow>
      <mo stretchy="false">=</mo>
      <mrow>
        <mrow>
          <munderover>
            <mo stretchy="false">∑</mo>
            <mrow>
              <mi>j</mi>
              <mo stretchy="false">=</mo>
              <mn>1</mn>
            </mrow>
            <mi mathvariant="normal">∞</mi>
          </munderover>
          <mfrac>
            <mn>1</mn>
            <msup>
              <mi>j</mi>
              <mi>s</mi>
            </msup>
          </mfrac>
        </mrow>
        <mo stretchy="false">−</mo>
        <mfrac>
          <mn>1</mn>
          <msup>
            <mrow>
              <mo fence="true" stretchy="false">(</mo>
              <mrow>
                <mrow>
                  <mi>j</mi>
                  <mo stretchy="false">+</mo>
                  <mi>n</mi>
                </mrow>
              </mrow>
              <mo fence="true" stretchy="false">)</mo>
            </mrow>
            <mi>s</mi>
          </msup>
        </mfrac>
      </mrow>
    </mrow>
    <annotation encoding="StarMath 5.0">sum from j = 1 to n {1 over j^s} = sum from j = 1 to infinity {1 over j^s} - {1 over (j+n)^s}
</annotation>
  </semantics>
</math>
</file>

<file path=Object 89/content.xml><?xml version="1.0" encoding="utf-8"?>
<math xmlns="http://www.w3.org/1998/Math/MathML" display="block">
  <semantics>
    <mrow>
      <mrow>
        <mo fence="true" stretchy="false">(</mo>
        <mrow>
          <mrow>
            <mn>1</mn>
            <mo stretchy="false">−</mo>
            <msup>
              <mn>2</mn>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underover>
                <mo stretchy="false">∑</mo>
                <mrow>
                  <mi>j</mi>
                  <mo stretchy="false">=</mo>
                  <mn>1</mn>
                </mrow>
                <mi mathvariant="normal">∞</mi>
              </munderover>
              <mrow>
                <mo fence="true" stretchy="false">(</mo>
                <mrow>
                  <mrow>
                    <mfrac>
                      <mn>1</mn>
                      <msup>
                        <mi>j</mi>
                        <mi>s</mi>
                      </msup>
                    </mfrac>
                    <mo stretchy="false">−</mo>
                    <mfrac>
                      <mn>1</mn>
                      <msup>
                        <mrow>
                          <mo fence="true" stretchy="false">(</mo>
                          <mrow>
                            <mrow>
                              <mrow>
                                <mi>j</mi>
                                <mo stretchy="false">+</mo>
                                <mn>2</mn>
                              </mrow>
                              <mi>n</mi>
                            </mrow>
                          </mrow>
                          <mo fence="true" stretchy="false">)</mo>
                        </mrow>
                        <mi>s</mi>
                      </msup>
                    </mfrac>
                  </mrow>
                </mrow>
                <mo fence="true" stretchy="false">)</mo>
              </mrow>
            </mrow>
            <mo stretchy="false">−</mo>
            <mrow>
              <msup>
                <mn>2</mn>
                <mrow>
                  <mn>1</mn>
                  <mo stretchy="false">−</mo>
                  <mi>s</mi>
                </mrow>
              </msup>
              <mo stretchy="false">⋅</mo>
              <mrow>
                <munder>
                  <mo stretchy="false">∑</mo>
                  <mrow>
                    <mn>1</mn>
                    <mo stretchy="false">≤</mo>
                    <mi>j</mi>
                    <mo stretchy="false">≤</mo>
                    <mi>n</mi>
                  </mrow>
                </munder>
                <mfrac>
                  <mn>1</mn>
                  <msup>
                    <mi>j</mi>
                    <mi>s</mi>
                  </msup>
                </mfrac>
              </mrow>
            </mrow>
          </mrow>
        </mrow>
        <mo fence="true" stretchy="false">)</mo>
      </mrow>
      <mi>,</mi>
      <mi mathvariant="normal">ℜ</mi>
      <mrow>
        <mrow>
          <mo fence="true" stretchy="false">(</mo>
          <mrow>
            <mi>s</mi>
          </mrow>
          <mo fence="true" stretchy="false">)</mo>
        </mrow>
        <mo stretchy="false">&gt;</mo>
        <mn>0</mn>
      </mrow>
    </mrow>
    <annotation encoding="StarMath 5.0">(1-2^{ 1-s })%zeta( s ) = 

lim from {n rightarrow infinity}{}
(  
sum from j = 1 to infinity ({1 over j^s} - {1 over ( j+2 n )^s})

- 

2^{1-s} cdot sum from {1 &lt;= j &lt;= n} { 1 over j^s }), re( s )&gt;0</annotation>
  </semantics>
</math>
</file>

<file path=Object 9/content.xml><?xml version="1.0" encoding="utf-8"?>
<math xmlns="http://www.w3.org/1998/Math/MathML" display="block">
  <semantics>
    <mrow>
      <mfrac>
        <mo stretchy="false">∂</mo>
        <mrow>
          <mo stretchy="false">∂</mo>
          <mi>x</mi>
        </mrow>
      </mfrac>
      <msub>
        <mi mathvariant="normal">η</mi>
        <mi>x</mi>
      </msub>
      <mrow>
        <mrow>
          <mo fence="true" stretchy="false">(</mo>
          <mrow>
            <mi>s</mi>
          </mrow>
          <mo fence="true" stretchy="false">)</mo>
        </mrow>
        <mo stretchy="false">=</mo>
        <mrow>
          <munder>
            <mi>lim</mi>
            <mrow>
              <mi>n</mi>
              <mo stretchy="false">→</mo>
              <mi mathvariant="normal">∞</mi>
            </mrow>
          </munder>
          <mrow/>
        </mrow>
      </mrow>
      <msup>
        <mi>x</mi>
        <mrow>
          <mrow>
            <mo stretchy="false">−</mo>
            <mi>s</mi>
          </mrow>
          <mo stretchy="false">−</mo>
          <mn>1</mn>
        </mrow>
      </msup>
      <mrow>
        <mo fence="true" stretchy="false">(</mo>
        <mrow>
          <mrow>
            <mrow>
              <mo fence="true" stretchy="false">(</mo>
              <mrow>
                <mrow>
                  <mi>s</mi>
                  <mo stretchy="false">−</mo>
                  <mn>1</mn>
                </mrow>
              </mrow>
              <mo fence="true" stretchy="false">)</mo>
            </mrow>
            <mrow>
              <mrow>
                <mi>x</mi>
                <mo stretchy="false">⋅</mo>
                <msubsup>
                  <mi>H</mi>
                  <mfrac>
                    <mi>n</mi>
                    <mi>x</mi>
                  </mfrac>
                  <mrow>
                    <mo fence="true" stretchy="false">(</mo>
                    <mrow>
                      <mi>s</mi>
                    </mrow>
                    <mo fence="true" stretchy="false">)</mo>
                  </mrow>
                </msubsup>
              </mrow>
              <mo stretchy="false">+</mo>
              <mrow>
                <mi>n</mi>
                <mo stretchy="false">⋅</mo>
                <mi>s</mi>
                <mo stretchy="false">⋅</mo>
                <mrow>
                  <mi mathvariant="normal">ζ</mi>
                  <mrow>
                    <mo fence="true" stretchy="false">(</mo>
                    <mrow>
                      <mrow>
                        <mrow>
                          <mi>s</mi>
                          <mo stretchy="false">+</mo>
                          <mn>1,</mn>
                        </mrow>
                        <mfrac>
                          <mrow>
                            <mi>n</mi>
                            <mo stretchy="false">+</mo>
                            <mi>x</mi>
                          </mrow>
                          <mi>x</mi>
                        </mfrac>
                      </mrow>
                    </mrow>
                    <mo fence="true" stretchy="false">)</mo>
                  </mrow>
                </mrow>
              </mrow>
            </mrow>
          </mrow>
        </mrow>
        <mo fence="true" stretchy="false">)</mo>
      </mrow>
    </mrow>
    <annotation encoding="StarMath 5.0">{{partial}over{partial x}} %eta_x( s ) = lim from {n rightarrow infinity}{} x^{-s-1}{((s-1)x cdot H^(s)_{n over x}+n cdot s cdot {%zeta(s+1,{n+x} over x )})}</annotation>
  </semantics>
</math>
</file>

<file path=Object 90/content.xml><?xml version="1.0" encoding="utf-8"?>
<math xmlns="http://www.w3.org/1998/Math/MathML" display="block">
  <semantics>
    <mrow>
      <mrow>
        <mo fence="true" stretchy="false">(</mo>
        <mrow>
          <mrow>
            <mn>1</mn>
            <mo stretchy="false">−</mo>
            <msup>
              <mn>3</mn>
              <mrow>
                <mn>1</mn>
                <mo stretchy="false">−</mo>
                <mi>s</mi>
              </mrow>
            </msup>
          </mrow>
        </mrow>
        <mo fence="true" stretchy="false">)</mo>
      </mrow>
      <mi mathvariant="normal">ζ</mi>
      <mrow>
        <mrow>
          <mo fence="true" stretchy="false">(</mo>
          <mrow>
            <mi>s</mi>
          </mrow>
          <mo fence="true" stretchy="false">)</mo>
        </mrow>
        <mo stretchy="false">=</mo>
        <mrow>
          <munderover>
            <mo stretchy="false">∑</mo>
            <mrow>
              <mi>j</mi>
              <mo stretchy="false">=</mo>
              <mn>1</mn>
            </mrow>
            <mi mathvariant="normal">∞</mi>
          </munderover>
          <mrow>
            <mfrac>
              <mn>1</mn>
              <msup>
                <mrow>
                  <mo fence="true" stretchy="false">(</mo>
                  <mrow>
                    <mrow>
                      <mn>3</mn>
                      <mrow>
                        <mi>j</mi>
                        <mo stretchy="false">−</mo>
                        <mn>2</mn>
                      </mrow>
                    </mrow>
                  </mrow>
                  <mo fence="true" stretchy="false">)</mo>
                </mrow>
                <mi>s</mi>
              </msup>
            </mfrac>
            <mo stretchy="false">+</mo>
            <mfrac>
              <mn>1</mn>
              <msup>
                <mrow>
                  <mo fence="true" stretchy="false">(</mo>
                  <mrow>
                    <mrow>
                      <mn>3</mn>
                      <mrow>
                        <mi>j</mi>
                        <mo stretchy="false">−</mo>
                        <mn>1</mn>
                      </mrow>
                    </mrow>
                  </mrow>
                  <mo fence="true" stretchy="false">)</mo>
                </mrow>
                <mi>s</mi>
              </msup>
            </mfrac>
            <mo stretchy="false">−</mo>
            <mfrac>
              <mn>2</mn>
              <msup>
                <mrow>
                  <mo fence="true" stretchy="false">(</mo>
                  <mrow>
                    <mrow>
                      <mn>3</mn>
                      <mi>j</mi>
                    </mrow>
                  </mrow>
                  <mo fence="true" stretchy="false">)</mo>
                </mrow>
                <mi>s</mi>
              </msup>
            </mfrac>
          </mrow>
        </mrow>
      </mrow>
      <mi>,</mi>
      <mi mathvariant="normal">ℜ</mi>
      <mrow>
        <mrow>
          <mo fence="true" stretchy="false">(</mo>
          <mrow>
            <mi>s</mi>
          </mrow>
          <mo fence="true" stretchy="false">)</mo>
        </mrow>
        <mo stretchy="false">&gt;</mo>
        <mn>0</mn>
      </mrow>
    </mrow>
    <annotation encoding="StarMath 5.0">(1-3^{ 1-s })%zeta( s ) = sum from j = 1 to infinity { 1 over (3j-2)^s + 1 over (3j-1)^s - 2 over (3j)^s }, re( s )&gt;0</annotation>
  </semantics>
</math>
</file>

<file path=Object 91/content.xml><?xml version="1.0" encoding="utf-8"?>
<math xmlns="http://www.w3.org/1998/Math/MathML" display="block">
  <semantics>
    <mrow>
      <mrow>
        <mo fence="true" stretchy="false">(</mo>
        <mrow>
          <mrow>
            <mn>1</mn>
            <mo stretchy="false">−</mo>
            <msup>
              <mn>3</mn>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row>
                <munder>
                  <mo stretchy="false">∑</mo>
                  <mrow>
                    <mrow>
                      <mn>1</mn>
                      <mo stretchy="false">≤</mo>
                      <mi>j</mi>
                      <mo stretchy="false">≤</mo>
                      <mn>3</mn>
                    </mrow>
                    <mi>n</mi>
                  </mrow>
                </munder>
                <mfrac>
                  <mn>1</mn>
                  <msup>
                    <mi>j</mi>
                    <mi>s</mi>
                  </msup>
                </mfrac>
              </mrow>
              <mo stretchy="false">−</mo>
              <msup>
                <mn>3</mn>
                <mrow>
                  <mn>1</mn>
                  <mo stretchy="false">−</mo>
                  <mi>s</mi>
                </mrow>
              </msup>
            </mrow>
            <mrow>
              <munder>
                <mo stretchy="false">∑</mo>
                <mrow>
                  <mn>1</mn>
                  <mo stretchy="false">≤</mo>
                  <mi>j</mi>
                  <mo stretchy="false">≤</mo>
                  <mi>n</mi>
                </mrow>
              </munder>
              <mfrac>
                <mn>1</mn>
                <msup>
                  <mi>j</mi>
                  <mi>s</mi>
                </msup>
              </mfrac>
            </mrow>
          </mrow>
        </mrow>
        <mo fence="true" stretchy="false">)</mo>
      </mrow>
      <mi>,</mi>
      <mi mathvariant="normal">ℜ</mi>
      <mrow>
        <mrow>
          <mo fence="true" stretchy="false">(</mo>
          <mrow>
            <mi>s</mi>
          </mrow>
          <mo fence="true" stretchy="false">)</mo>
        </mrow>
        <mo stretchy="false">&gt;</mo>
        <mn>0</mn>
      </mrow>
    </mrow>
    <annotation encoding="StarMath 5.0">(1-3^{ 1-s })%zeta( s ) = 

lim from {n rightarrow infinity}{}

(sum from {1 &lt;= j &lt;= 3n} { 1 over j^s } 

- 

3^{1-s}sum from {1 &lt;= j &lt;= n} { 1 over j^s }), re( s )&gt;0</annotation>
  </semantics>
</math>
</file>

<file path=Object 92/content.xml><?xml version="1.0" encoding="utf-8"?>
<math xmlns="http://www.w3.org/1998/Math/MathML" display="block">
  <semantics>
    <mrow>
      <mrow>
        <mo fence="true" stretchy="false">(</mo>
        <mrow>
          <mrow>
            <mi>s</mi>
            <mo stretchy="false">−</mo>
            <mn>1</mn>
          </mrow>
        </mrow>
        <mo fence="true" stretchy="false">)</mo>
      </mrow>
      <mrow>
        <msup>
          <mi>n</mi>
          <mi>s</mi>
        </msup>
        <mo stretchy="false">⋅</mo>
        <mi mathvariant="normal">ζ</mi>
      </mrow>
      <mrow>
        <mo fence="true" stretchy="false">(</mo>
        <mrow>
          <mrow>
            <mi>s</mi>
            <mi>,</mi>
            <mrow>
              <mi>n</mi>
              <mo stretchy="false">+</mo>
              <mn>1</mn>
            </mrow>
          </mrow>
        </mrow>
        <mo fence="true" stretchy="false">)</mo>
      </mrow>
    </mrow>
    <annotation encoding="StarMath 5.0">(s-1)n^s cdot %zeta( s,n+1 )</annotation>
  </semantics>
</math>
</file>

<file path=Object 93/content.xml><?xml version="1.0" encoding="utf-8"?>
<math xmlns="http://www.w3.org/1998/Math/MathML" display="block">
  <semantics>
    <mrow>
      <mrow>
        <mo fence="true" stretchy="false">(</mo>
        <mrow>
          <mrow>
            <mi>s</mi>
            <mo stretchy="false">−</mo>
            <mn>1</mn>
          </mrow>
        </mrow>
        <mo fence="true" stretchy="false">)</mo>
      </mrow>
      <mrow>
        <munderover>
          <mo stretchy="false">∑</mo>
          <mrow>
            <mi>j</mi>
            <mo stretchy="false">=</mo>
            <mn>1</mn>
          </mrow>
          <mi mathvariant="normal">∞</mi>
        </munderover>
        <msup>
          <mrow>
            <mo fence="true" stretchy="false">(</mo>
            <mrow>
              <mfrac>
                <mi>n</mi>
                <mrow>
                  <mi>j</mi>
                  <mo stretchy="false">+</mo>
                  <mi>n</mi>
                </mrow>
              </mfrac>
            </mrow>
            <mo fence="true" stretchy="false">)</mo>
          </mrow>
          <mi>s</mi>
        </msup>
      </mrow>
    </mrow>
    <annotation encoding="StarMath 5.0">(s-1)sum from j = 1 to infinity (n over {j+n})^s</annotation>
  </semantics>
</math>
</file>

<file path=Object 94/content.xml><?xml version="1.0" encoding="utf-8"?>
<math xmlns="http://www.w3.org/1998/Math/MathML" display="block">
  <semantics>
    <mrow>
      <mrow>
        <mo fence="true" stretchy="false">(</mo>
        <mrow>
          <mrow>
            <mi>s</mi>
            <mo stretchy="false">−</mo>
            <mn>1</mn>
          </mrow>
        </mrow>
        <mo fence="true" stretchy="false">)</mo>
      </mrow>
      <mrow>
        <mo fence="true" stretchy="false">(</mo>
        <mrow>
          <mrow>
            <msup>
              <mi>n</mi>
              <mi>s</mi>
            </msup>
            <mi mathvariant="normal">ζ</mi>
            <mrow>
              <mrow>
                <mo fence="true" stretchy="false">(</mo>
                <mrow>
                  <mi>s</mi>
                </mrow>
                <mo fence="true" stretchy="false">)</mo>
              </mrow>
              <mo stretchy="false">−</mo>
              <mrow>
                <munderover>
                  <mo stretchy="false">∑</mo>
                  <mrow>
                    <mi>j</mi>
                    <mo stretchy="false">=</mo>
                    <mn>1</mn>
                  </mrow>
                  <mi>n</mi>
                </munderover>
                <msup>
                  <mrow>
                    <mo fence="true" stretchy="false">(</mo>
                    <mrow>
                      <mfrac>
                        <mi>n</mi>
                        <mi>j</mi>
                      </mfrac>
                    </mrow>
                    <mo fence="true" stretchy="false">)</mo>
                  </mrow>
                  <mi>s</mi>
                </msup>
              </mrow>
            </mrow>
          </mrow>
        </mrow>
        <mo fence="true" stretchy="false">)</mo>
      </mrow>
    </mrow>
    <annotation encoding="StarMath 5.0">(s-1)(n^s %zeta(s)-sum from j = 1 to n (n over {j})^s)</annotation>
  </semantics>
</math>
</file>

<file path=Object 95/content.xml><?xml version="1.0" encoding="utf-8"?>
<math xmlns="http://www.w3.org/1998/Math/MathML" display="block">
  <semantics>
    <mrow>
      <mrow>
        <munderover>
          <mo stretchy="false">∑</mo>
          <mrow>
            <mi>j</mi>
            <mo stretchy="false">=</mo>
            <mn>1</mn>
          </mrow>
          <mi>n</mi>
        </munderover>
        <msup>
          <mrow>
            <mo fence="true" stretchy="false">(</mo>
            <mrow>
              <mfrac>
                <mi>n</mi>
                <mi>j</mi>
              </mfrac>
            </mrow>
            <mo fence="true" stretchy="false">)</mo>
          </mrow>
          <mrow>
            <mo stretchy="false">−</mo>
            <mn>1</mn>
          </mrow>
        </msup>
      </mrow>
      <mo stretchy="false">=</mo>
      <mfrac>
        <mrow>
          <mi>n</mi>
          <mo stretchy="false">+</mo>
          <mn>1</mn>
        </mrow>
        <mn>2</mn>
      </mfrac>
    </mrow>
    <annotation encoding="StarMath 5.0">sum from j = 1 to n (n over {j})^-1 = { n+1 }over2</annotation>
  </semantics>
</math>
</file>

<file path=Object 96/content.xml><?xml version="1.0" encoding="utf-8"?>
<math xmlns="http://www.w3.org/1998/Math/MathML" display="block">
  <semantics>
    <mrow>
      <mrow>
        <munderover>
          <mo stretchy="false">∑</mo>
          <mrow>
            <mi>j</mi>
            <mo stretchy="false">=</mo>
            <mn>1</mn>
          </mrow>
          <mi>n</mi>
        </munderover>
        <msup>
          <mrow>
            <mo fence="true" stretchy="false">(</mo>
            <mrow>
              <mfrac>
                <mi>n</mi>
                <mi>j</mi>
              </mfrac>
            </mrow>
            <mo fence="true" stretchy="false">)</mo>
          </mrow>
          <mrow>
            <mo stretchy="false">−</mo>
            <mn>2</mn>
          </mrow>
        </msup>
      </mrow>
      <mo stretchy="false">=</mo>
      <mfrac>
        <mrow>
          <mrow>
            <mo fence="true" stretchy="false">(</mo>
            <mrow>
              <mrow>
                <mn>1</mn>
                <mo stretchy="false">+</mo>
                <mi>n</mi>
              </mrow>
            </mrow>
            <mo fence="true" stretchy="false">)</mo>
          </mrow>
          <mrow>
            <mo fence="true" stretchy="false">(</mo>
            <mrow>
              <mrow>
                <mrow>
                  <mn>1</mn>
                  <mo stretchy="false">+</mo>
                  <mn>2</mn>
                </mrow>
                <mi>n</mi>
              </mrow>
            </mrow>
            <mo fence="true" stretchy="false">)</mo>
          </mrow>
        </mrow>
        <mrow>
          <mn>6</mn>
          <mi>n</mi>
        </mrow>
      </mfrac>
    </mrow>
    <annotation encoding="StarMath 5.0">sum from j = 1 to n (n over {j})^-2 = {(1+n)(1+2n)}over {6 n}</annotation>
  </semantics>
</math>
</file>

<file path=Object 97/content.xml><?xml version="1.0" encoding="utf-8"?>
<math xmlns="http://www.w3.org/1998/Math/MathML" display="block">
  <semantics>
    <mrow>
      <mrow>
        <munderover>
          <mo stretchy="false">∑</mo>
          <mrow>
            <mi>j</mi>
            <mo stretchy="false">=</mo>
            <mn>1</mn>
          </mrow>
          <mi>n</mi>
        </munderover>
        <msup>
          <mrow>
            <mo fence="true" stretchy="false">(</mo>
            <mrow>
              <mfrac>
                <mi>n</mi>
                <mi>j</mi>
              </mfrac>
            </mrow>
            <mo fence="true" stretchy="false">)</mo>
          </mrow>
          <mrow>
            <mo stretchy="false">−</mo>
            <mn>3</mn>
          </mrow>
        </msup>
      </mrow>
      <mo stretchy="false">=</mo>
      <mfrac>
        <msup>
          <mrow>
            <mo fence="true" stretchy="false">(</mo>
            <mrow>
              <mrow>
                <mi>n</mi>
                <mo stretchy="false">+</mo>
                <mn>1</mn>
              </mrow>
            </mrow>
            <mo fence="true" stretchy="false">)</mo>
          </mrow>
          <mn>2</mn>
        </msup>
        <mrow>
          <mn>4</mn>
          <mi>n</mi>
        </mrow>
      </mfrac>
    </mrow>
    <annotation encoding="StarMath 5.0">sum from j = 1 to n (n over {j})^-3 = { (n+1)^2 over {4 n} }</annotation>
  </semantics>
</math>
</file>

<file path=Object 98/content.xml><?xml version="1.0" encoding="utf-8"?>
<math xmlns="http://www.w3.org/1998/Math/MathML" display="block">
  <semantics>
    <mrow>
      <mrow>
        <munder>
          <mi>lim</mi>
          <mrow>
            <mi>n</mi>
            <mo stretchy="false">→</mo>
            <mi mathvariant="normal">∞</mi>
          </mrow>
        </munder>
        <mrow/>
      </mrow>
      <mrow>
        <mo fence="true" stretchy="false">(</mo>
        <mrow>
          <mrow>
            <mi>s</mi>
            <mo stretchy="false">−</mo>
            <mn>1</mn>
          </mrow>
        </mrow>
        <mo fence="true" stretchy="false">)</mo>
      </mrow>
      <mrow>
        <msup>
          <mi>n</mi>
          <mrow>
            <mi>s</mi>
            <mo stretchy="false">−</mo>
            <mn>1</mn>
          </mrow>
        </msup>
        <mo stretchy="false">⋅</mo>
        <mi mathvariant="normal">ζ</mi>
      </mrow>
      <mrow>
        <mrow>
          <mo fence="true" stretchy="false">(</mo>
          <mrow>
            <mrow>
              <mi>s</mi>
              <mi>,</mi>
              <mrow>
                <mi>n</mi>
                <mo stretchy="false">+</mo>
                <mn>1</mn>
              </mrow>
            </mrow>
          </mrow>
          <mo fence="true" stretchy="false">)</mo>
        </mrow>
        <mo stretchy="false">=</mo>
        <mn>1</mn>
      </mrow>
    </mrow>
    <annotation encoding="StarMath 5.0">lim from {n rightarrow infinity}{}(s-1)n^{s-1} cdot %zeta( s,n+1 ) = 1</annotation>
  </semantics>
</math>
</file>

<file path=Object 99/content.xml><?xml version="1.0" encoding="utf-8"?>
<math xmlns="http://www.w3.org/1998/Math/MathML" display="block">
  <semantics>
    <mrow>
      <mrow>
        <munder>
          <mi>lim</mi>
          <mrow>
            <mi>n</mi>
            <mo stretchy="false">→</mo>
            <mi mathvariant="normal">∞</mi>
          </mrow>
        </munder>
        <mrow/>
      </mrow>
      <mrow>
        <mo fence="true" stretchy="false">(</mo>
        <mrow>
          <mrow>
            <mi>s</mi>
            <mo stretchy="false">−</mo>
            <mn>1</mn>
          </mrow>
        </mrow>
        <mo fence="true" stretchy="false">)</mo>
      </mrow>
      <mrow>
        <mrow>
          <msup>
            <mi>n</mi>
            <mrow>
              <mi>s</mi>
              <mo stretchy="false">−</mo>
              <mn>1</mn>
            </mrow>
          </msup>
          <mo stretchy="false">⋅</mo>
          <mrow>
            <mo fence="true" stretchy="false">(</mo>
            <mrow>
              <mrow>
                <mi mathvariant="normal">ζ</mi>
                <mrow>
                  <mrow>
                    <mo fence="true" stretchy="false">(</mo>
                    <mrow>
                      <mi>s</mi>
                    </mrow>
                    <mo fence="true" stretchy="false">)</mo>
                  </mrow>
                  <mo stretchy="false">−</mo>
                  <mrow>
                    <munderover>
                      <mo stretchy="false">∑</mo>
                      <mrow>
                        <mi>j</mi>
                        <mo stretchy="false">=</mo>
                        <mn>1</mn>
                      </mrow>
                      <mi>n</mi>
                    </munderover>
                    <msup>
                      <mi>j</mi>
                      <mrow>
                        <mo stretchy="false">−</mo>
                        <mi>s</mi>
                      </mrow>
                    </msup>
                  </mrow>
                </mrow>
              </mrow>
            </mrow>
            <mo fence="true" stretchy="false">)</mo>
          </mrow>
        </mrow>
        <mo stretchy="false">=</mo>
        <mn>1</mn>
      </mrow>
    </mrow>
    <annotation encoding="StarMath 5.0">lim from {n rightarrow infinity}{}(s-1)n^{s-1} cdot( %zeta( s ) - sum from j = 1 to n j^-s) = 1</annotation>
  </semantics>
</math>
</file>